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order="thin solid #000000" fo:background-color="#CCFFFF"/>
    </style:style>
    <style:style style:name="ce4" style:family="table-cell" style:parent-style-name="Default" style:data-style-name="N0">
      <style:table-cell-properties fo:border="thin solid #000000" fo:background-color="#CC99FF"/>
    </style:style>
    <style:style style:name="ce5" style:family="table-cell" style:parent-style-name="Default" style:data-style-name="N0">
      <style:table-cell-properties fo:border="thin solid #000000" fo:background-color="#FFFFFF"/>
    </style:style>
    <style:style style:name="ce6" style:family="table-cell" style:parent-style-name="Default" style:data-style-name="N0">
      <style:table-cell-properties fo:border="thin solid #000000" fo:background-color="#FF99CC"/>
    </style:style>
    <style:style style:name="ce7" style:family="table-cell" style:parent-style-name="Default" style:data-style-name="N0">
      <style:table-cell-properties fo:border="thin solid #000000" fo:background-color="#FFFFFF"/>
    </style:style>
    <style:style style:name="ce8" style:family="table-cell" style:parent-style-name="Default" style:data-style-name="N3"/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1">
      <style:table-cell-properties style:vertical-align="automatic" style:repeat-content="false"/>
      <style:paragraph-properties fo:text-align="start" fo:margin-left="0cm"/>
    </style:style>
    <style:style style:name="ce12" style:family="table-cell" style:parent-style-name="Percent" style:data-style-name="N36"/>
    <style:style style:name="ce13" style:family="table-cell" style:parent-style-name="Percent" style:data-style-name="N14">
      <style:table-cell-properties fo:background-color="transparent"/>
    </style:style>
    <style:style style:name="ce14" style:family="table-cell" style:parent-style-name="Percent" style:data-style-name="N3">
      <style:table-cell-properties fo:background-color="transparent"/>
    </style:style>
    <style:style style:name="ce15" style:family="table-cell" style:parent-style-name="Default" style:data-style-name="N3">
      <style:table-cell-properties fo:background-color="transparent"/>
    </style:style>
    <style:style style:name="ce16" style:family="table-cell" style:parent-style-name="Default" style:data-style-name="N3">
      <style:table-cell-properties fo:background-color="transparent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Percent" style:data-style-name="N3"/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21" style:family="table-cell" style:parent-style-name="Default" style:data-style-name="N3">
      <style:table-cell-properties style:vertical-align="automatic" fo:wrap-option="wrap" style:repeat-content="false"/>
      <style:paragraph-properties fo:text-align="center"/>
    </style:style>
    <style:style style:name="ce22" style:family="table-cell" style:parent-style-name="Default" style:data-style-name="N0"/>
    <style:style style:name="ce23" style:family="table-cell" style:parent-style-name="Default" style:data-style-name="N3"/>
    <style:style style:name="ce24" style:family="table-cell" style:parent-style-name="Percent" style:data-style-name="N13"/>
    <style:style style:name="ce25" style:family="table-cell" style:parent-style-name="Default" style:data-style-name="N3">
      <style:table-cell-properties fo:background-color="#FFFF99"/>
    </style:style>
    <style:style style:name="ce26" style:family="table-cell" style:parent-style-name="Default" style:data-style-name="N0">
      <style:table-cell-properties fo:background-color="#FFFF99"/>
    </style:style>
    <style:style style:name="ce27" style:family="table-cell" style:parent-style-name="Percent" style:data-style-name="N14">
      <style:table-cell-properties fo:background-color="#FFFF99"/>
    </style:style>
    <style:style style:name="ce28" style:family="table-cell" style:parent-style-name="Percent" style:data-style-name="N3">
      <style:table-cell-properties fo:background-color="#FFFF99"/>
    </style:style>
    <style:style style:name="ce29" style:family="table-cell" style:parent-style-name="Percent" style:data-style-name="N14"/>
    <style:style style:name="ce30" style:family="table-cell" style:parent-style-name="Default" style:data-style-name="N3">
      <style:text-properties fo:font-weight="bold" style:font-weight-asian="bold" style:font-weight-complex="bold" style:font-family-generic="swiss"/>
    </style:style>
    <style:style style:name="ce31" style:family="table-cell" style:parent-style-name="Default" style:data-style-name="N3">
      <style:text-properties fo:font-weight="bold" style:font-weight-asian="bold" style:font-weight-complex="bold" style:font-family-generic="swiss"/>
    </style:style>
    <style:style style:name="ce32" style:family="table-cell" style:parent-style-name="Default" style:data-style-name="N4"/>
    <style:style style:name="ce33" style:family="table-cell" style:parent-style-name="Default" style:data-style-name="N42"/>
    <style:style style:name="ce34" style:family="table-cell" style:parent-style-name="Percent" style:data-style-name="N1">
      <style:table-cell-properties fo:background-color="transparent"/>
    </style:style>
    <style:style style:name="ce35" style:family="table-cell" style:parent-style-name="Percent" style:data-style-name="N1"/>
    <style:style style:name="ce36" style:family="table-cell" style:parent-style-name="Default" style:data-style-name="N4"/>
    <style:style style:name="ce37" style:family="table-cell" style:parent-style-name="Percent" style:data-style-name="N44">
      <style:table-cell-properties style:vertical-align="automatic" fo:wrap-option="wrap" style:repeat-content="false"/>
      <style:paragraph-properties fo:text-align="center"/>
    </style:style>
    <style:style style:name="ce38" style:family="table-cell" style:parent-style-name="Percent" style:data-style-name="N44">
      <style:table-cell-properties fo:background-color="transparent"/>
    </style:style>
    <style:style style:name="ce39" style:family="table-cell" style:parent-style-name="Percent" style:data-style-name="N44">
      <style:table-cell-properties fo:background-color="#FFFF99"/>
    </style:style>
    <style:style style:name="ce40" style:family="table-cell" style:parent-style-name="Percent" style:data-style-name="N44"/>
    <style:style style:name="ce41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ackground-color="transparent"/>
    </style:style>
    <style:style style:name="ce43" style:family="table-cell" style:parent-style-name="Default" style:data-style-name="N1"/>
    <style:style style:name="ce44" style:family="table-cell" style:parent-style-name="Default" style:data-style-name="N21"/>
    <style:style style:name="ce45" style:family="table-cell" style:parent-style-name="Default" style:data-style-name="N0">
      <style:table-cell-properties fo:border="thin solid #000000" fo:background-color="#CCFFCC"/>
    </style:style>
    <style:style style:name="co1" style:family="table-column">
      <style:table-column-properties fo:break-before="auto" style:column-width="0.582083333333333cm"/>
    </style:style>
    <style:style style:name="co2" style:family="table-column">
      <style:table-column-properties fo:break-before="auto" style:column-width="1.93145833333333cm" style:use-optimal-column-width="true"/>
    </style:style>
    <style:style style:name="co3" style:family="table-column">
      <style:table-column-properties fo:break-before="auto" style:column-width="1.32291666666667cm" style:use-optimal-column-width="true"/>
    </style:style>
    <style:style style:name="co4" style:family="table-column">
      <style:table-column-properties fo:break-before="auto" style:column-width="1.37583333333333cm" style:use-optimal-column-width="true"/>
    </style:style>
    <style:style style:name="co5" style:family="table-column">
      <style:table-column-properties fo:break-before="auto" style:column-width="0.846666666666667cm" style:use-optimal-column-width="true"/>
    </style:style>
    <style:style style:name="co6" style:family="table-column">
      <style:table-column-properties fo:break-before="auto" style:column-width="3.83645833333333cm" style:use-optimal-column-width="true"/>
    </style:style>
    <style:style style:name="co7" style:family="table-column">
      <style:table-column-properties fo:break-before="auto" style:column-width="8.78416666666667cm" style:use-optimal-column-width="true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.031875cm" style:use-optimal-column-width="true"/>
    </style:style>
    <style:style style:name="co10" style:family="table-column">
      <style:table-column-properties fo:break-before="auto" style:column-width="0.767291666666667cm"/>
    </style:style>
    <style:style style:name="co11" style:family="table-column">
      <style:table-column-properties fo:break-before="auto" style:column-width="1.42875cm" style:use-optimal-column-width="true"/>
    </style:style>
    <style:style style:name="co12" style:family="table-column">
      <style:table-column-properties fo:break-before="auto" style:column-width="2.54cm" style:use-optimal-column-width="true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1.27cm" style:use-optimal-column-width="true"/>
    </style:style>
    <style:style style:name="co15" style:family="table-column">
      <style:table-column-properties fo:break-before="auto" style:column-width="1.56104166666667cm" style:use-optimal-column-width="true"/>
    </style:style>
    <style:style style:name="co16" style:family="table-column">
      <style:table-column-properties fo:break-before="auto" style:column-width="1.905cm" style:use-optimal-column-width="true"/>
    </style:style>
    <style:style style:name="co17" style:family="table-column">
      <style:table-column-properties fo:break-before="auto" style:column-width="1.24354166666667cm" style:use-optimal-column-width="true"/>
    </style:style>
    <style:style style:name="co18" style:family="table-column">
      <style:table-column-properties fo:break-before="auto" style:column-width="2.03729166666667cm" style:use-optimal-column-width="true"/>
    </style:style>
    <style:style style:name="co19" style:family="table-column">
      <style:table-column-properties fo:break-before="auto" style:column-width="0.3175cm"/>
    </style:style>
    <style:style style:name="co20" style:family="table-column">
      <style:table-column-properties fo:break-before="auto" style:column-width="0.9525cm"/>
    </style:style>
    <style:style style:name="co21" style:family="table-column">
      <style:table-column-properties fo:break-before="auto" style:column-width="1.13770833333333cm" style:use-optimal-column-width="true"/>
    </style:style>
    <style:style style:name="co22" style:family="table-column">
      <style:table-column-properties fo:break-before="auto" style:column-width="1.666875cm" style:use-optimal-column-width="true"/>
    </style:style>
    <style:style style:name="co23" style:family="table-column">
      <style:table-column-properties fo:break-before="auto" style:column-width="1.71979166666667cm" style:use-optimal-column-width="true"/>
    </style:style>
    <style:style style:name="co24" style:family="table-column">
      <style:table-column-properties fo:break-before="auto" style:column-width="1.508125cm" style:use-optimal-column-width="true"/>
    </style:style>
    <style:style style:name="co25" style:family="table-column">
      <style:table-column-properties fo:break-before="auto" style:column-width="1.29645833333333cm" style:use-optimal-column-width="true"/>
    </style:style>
    <style:style style:name="co26" style:family="table-column">
      <style:table-column-properties fo:break-before="auto" style:column-width="1.825625cm" style:use-optimal-column-width="true"/>
    </style:style>
    <style:style style:name="co27" style:family="table-column">
      <style:table-column-properties fo:break-before="auto" style:column-width="0.899583333333333cm" style:use-optimal-column-width="true"/>
    </style:style>
    <style:style style:name="co28" style:family="table-column">
      <style:table-column-properties fo:break-before="auto" style:column-width="1.79916666666667cm" style:use-optimal-column-width="true"/>
    </style:style>
    <style:style style:name="co29" style:family="table-column">
      <style:table-column-properties fo:break-before="auto" style:column-width="0.529166666666667cm"/>
    </style:style>
    <style:style style:name="co30" style:family="table-column">
      <style:table-column-properties fo:break-before="auto" style:column-width="0.767291666666667cm" style:use-optimal-column-width="true"/>
    </style:style>
    <style:style style:name="co31" style:family="table-column">
      <style:table-column-properties fo:break-before="auto" style:column-width="1.61395833333333cm" style:use-optimal-column-width="true"/>
    </style:style>
    <style:style style:name="co32" style:family="table-column">
      <style:table-column-properties fo:break-before="auto" style:column-width="0.978958333333333cm"/>
    </style:style>
    <style:style style:name="co33" style:family="table-column">
      <style:table-column-properties fo:break-before="auto" style:column-width="1.058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6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Mastery_Skil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table:style-name="ce1"/>
          <table:table-cell office:value-type="string" table:style-name="ce1">
            <text:p>Mastery</text:p>
          </table:table-cell>
          <table:table-cell office:value-type="string" table:style-name="ce1">
            <text:p>Current</text:p>
          </table:table-cell>
          <table:table-cell office:value-type="string" table:style-name="ce1">
            <text:p>%</text:p>
          </table:table-cell>
          <table:table-cell office:value-type="string" table:style-name="ce9">
            <text:p>Max</text:p>
          </table:table-cell>
          <table:table-cell office:value-type="string" table:style-name="ce1">
            <text:p>Dmg - AC type</text:p>
          </table:table-cell>
          <table:table-cell table:style-name="ce1"/>
          <table:table-cell office:value-type="string" table:style-name="ce1">
            <text:p>Dmg Emotes</text:p>
          </table:table-cell>
          <table:table-cell table:number-columns-repeated="4" table:style-name="ce1"/>
          <table:table-cell office:value-type="string" table:style-name="ce1">
            <text:p>Mud Equivalent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Fire</text:p>
          </table:table-cell>
          <table:table-cell office:value-type="float" office:value="10" table:style-name="ce1">
            <text:p>10</text:p>
          </table:table-cell>
          <table:table-cell office:value-type="percentage" office:value="0.16666666666666666" table:formula="msoxl:=C2/E2" table:style-name="ce12">
            <text:p>16.7%</text:p>
          </table:table-cell>
          <table:table-cell office:value-type="float" office:value="60" table:style-name="ce9">
            <text:p>60</text:p>
          </table:table-cell>
          <table:table-cell office:value-type="string" table:style-name="ce1">
            <text:p>Fire - Fire</text:p>
          </table:table-cell>
          <table:table-cell table:style-name="ce1"/>
          <table:table-cell office:value-type="string" table:style-name="ce1">
            <text:p>Light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Steel</text:p>
          </table:table-cell>
          <table:table-cell office:value-type="float" office:value="13" table:style-name="ce1">
            <text:p>13</text:p>
          </table:table-cell>
          <table:table-cell office:value-type="percentage" office:value="0.21666666666666667" table:formula="msoxl:=C3/E3" table:style-name="ce12">
            <text:p>21.7%</text:p>
          </table:table-cell>
          <table:table-cell office:value-type="float" office:value="60" table:style-name="ce9">
            <text:p>60</text:p>
          </table:table-cell>
          <table:table-cell office:value-type="string" table:style-name="ce1">
            <text:p>Edged - Edged/Blunt</text:p>
          </table:table-cell>
          <table:table-cell table:style-name="ce1"/>
          <table:table-cell office:value-type="string" table:style-name="ce1">
            <text:p>Light dances harmlessly around &lt;mob&gt;</text:p>
          </table:table-cell>
          <table:table-cell table:number-columns-repeated="4" table:style-name="ce1"/>
          <table:table-cell office:value-type="string" table:style-name="ce1">
            <text:p>Struck but did no dmg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Light</text:p>
          </table:table-cell>
          <table:table-cell office:value-type="float" office:value="15" table:style-name="ce1">
            <text:p>15</text:p>
          </table:table-cell>
          <table:table-cell office:value-type="percentage" office:value="0.25" table:formula="msoxl:=C4/E4" table:style-name="ce12">
            <text:p>25.0%</text:p>
          </table:table-cell>
          <table:table-cell office:value-type="float" office:value="60" table:style-name="ce9">
            <text:p>60</text:p>
          </table:table-cell>
          <table:table-cell office:value-type="string" table:style-name="ce1">
            <text:p>Energy - Radiation</text:p>
          </table:table-cell>
          <table:table-cell table:style-name="ce1"/>
          <table:table-cell office:value-type="string" table:style-name="ce1">
            <text:p>&lt;mob&gt; stumbles as Virtues passes through it</text:p>
          </table:table-cell>
          <table:table-cell table:number-columns-repeated="4" table:style-name="ce1"/>
          <table:table-cell office:value-type="string" table:style-name="ce1">
            <text:p>Hit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Ice</text:p>
          </table:table-cell>
          <table:table-cell office:value-type="float" office:value="0" table:style-name="ce1">
            <text:p>0</text:p>
          </table:table-cell>
          <table:table-cell office:value-type="percentage" office:value="0" table:formula="msoxl:=C5/E5" table:style-name="ce12">
            <text:p>0.0%</text:p>
          </table:table-cell>
          <table:table-cell office:value-type="float" office:value="60" table:style-name="ce9">
            <text:p>60</text:p>
          </table:table-cell>
          <table:table-cell office:value-type="string" table:style-name="ce1">
            <text:p>Ice - Ice</text:p>
          </table:table-cell>
          <table:table-cell table:style-name="ce1"/>
          <table:table-cell office:value-type="string" table:style-name="ce1">
            <text:p>&lt;mob&gt; shudders as Justice surrounds them</text:p>
          </table:table-cell>
          <table:table-cell table:number-columns-repeated="4" table:style-name="ce1"/>
          <table:table-cell office:value-type="string" table:style-name="ce1">
            <text:p>Hit hard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Overall</text:p>
          </table:table-cell>
          <table:table-cell office:value-type="float" office:value="38" table:formula="msoxl:=SUM(C2:C5)" table:style-name="ce1">
            <text:p>38</text:p>
          </table:table-cell>
          <table:table-cell office:value-type="percentage" office:value="0.15833333333333333" table:formula="msoxl:=C6/E6" table:style-name="ce12">
            <text:p>15.8%</text:p>
          </table:table-cell>
          <table:table-cell office:value-type="float" office:value="240" table:formula="msoxl:=SUM(E2:E5)" table:style-name="ce9">
            <text:p>240</text:p>
          </table:table-cell>
          <table:table-cell table:number-columns-repeated="2" table:style-name="ce1"/>
          <table:table-cell office:value-type="string" table:style-name="ce1">
            <text:p>Honor touches &lt;mob&gt;</text:p>
          </table:table-cell>
          <table:table-cell table:number-columns-repeated="4" table:style-name="ce1"/>
          <table:table-cell office:value-type="string" table:style-name="ce1">
            <text:p>Hit very hard</text:p>
          </table:table-cell>
          <table:table-cell table:number-columns-repeated="16371"/>
        </table:table-row>
        <table:table-row table:style-name="ro1">
          <table:table-cell table:number-columns-repeated="12" table:style-name="ce1"/>
          <table:table-cell office:value-type="string" table:style-name="ce1">
            <text:p>Struck mighty blow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Skills</text:p>
          </table:table-cell>
          <table:table-cell office:value-type="string" table:style-name="ce1">
            <text:p>Current</text:p>
          </table:table-cell>
          <table:table-cell office:value-type="string" table:style-name="ce1">
            <text:p>%</text:p>
          </table:table-cell>
          <table:table-cell office:value-type="string" table:style-name="ce1">
            <text:p>Max</text:p>
          </table:table-cell>
          <table:table-cell table:number-columns-repeated="1637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Eliquo</text:p>
          </table:table-cell>
          <table:table-cell office:value-type="float" office:value="0" table:style-name="ce1">
            <text:p>0</text:p>
          </table:table-cell>
          <table:table-cell office:value-type="percentage" office:value="0" table:formula="msoxl:=C9/E9" table:style-name="ce12">
            <text:p>0.0%</text:p>
          </table:table-cell>
          <table:table-cell office:value-type="float" office:value="60" table:style-name="ce10">
            <text:p>60</text:p>
          </table:table-cell>
          <table:table-cell office:value-type="string" table:style-name="ce1">
            <text:p><text:s/>Flowing Energy</text:p>
          </table:table-cell>
          <table:table-cell office:value-type="string" table:style-name="ce1">
            <text:p>Effects the efficacy of your calls for harm</text:p>
          </table:table-cell>
          <table:table-cell table:number-columns-repeated="1637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4">
            <text:p>Lacertosus</text:p>
          </table:table-cell>
          <table:table-cell office:value-type="float" office:value="0" table:style-name="ce1">
            <text:p>0</text:p>
          </table:table-cell>
          <table:table-cell office:value-type="percentage" office:value="0" table:formula="msoxl:=C10/E10" table:style-name="ce12">
            <text:p>0.0%</text:p>
          </table:table-cell>
          <table:table-cell office:value-type="float" office:value="30" table:style-name="ce11">
            <text:p>30</text:p>
          </table:table-cell>
          <table:table-cell office:value-type="string" table:style-name="ce1">
            <text:p><text:s/>Strength of Body</text:p>
          </table:table-cell>
          <table:table-cell office:value-type="string" table:style-name="ce1">
            <text:p>Effects your offensive transfigurations</text:p>
          </table:table-cell>
          <table:table-cell table:number-columns-repeated="1637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5">
            <text:p>Celeritas</text:p>
          </table:table-cell>
          <table:table-cell office:value-type="float" office:value="0" table:style-name="ce1">
            <text:p>0</text:p>
          </table:table-cell>
          <table:table-cell office:value-type="percentage" office:value="0" table:formula="msoxl:=C11/E11" table:style-name="ce12">
            <text:p>0.0%</text:p>
          </table:table-cell>
          <table:table-cell office:value-type="float" office:value="60" table:style-name="ce11">
            <text:p>60</text:p>
          </table:table-cell>
          <table:table-cell office:value-type="string" table:style-name="ce1">
            <text:p><text:s/>Speed</text:p>
          </table:table-cell>
          <table:table-cell office:value-type="string" table:style-name="ce1">
            <text:p>Effects your defensive transfigurations</text:p>
          </table:table-cell>
          <table:table-cell table:number-columns-repeated="1637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3">
            <text:p>Praemunio</text:p>
          </table:table-cell>
          <table:table-cell office:value-type="float" office:value="0" table:style-name="ce1">
            <text:p>0</text:p>
          </table:table-cell>
          <table:table-cell office:value-type="percentage" office:value="0" table:formula="msoxl:=C12/E12" table:style-name="ce12">
            <text:p>0.0%</text:p>
          </table:table-cell>
          <table:table-cell office:value-type="float" office:value="60" table:style-name="ce11">
            <text:p>60</text:p>
          </table:table-cell>
          <table:table-cell office:value-type="string" table:style-name="ce1">
            <text:p><text:s/>Fortress of Self</text:p>
          </table:table-cell>
          <table:table-cell office:value-type="string" table:style-name="ce1">
            <text:p>Effects the efficacy of your calls for protection</text:p>
          </table:table-cell>
          <table:table-cell table:number-columns-repeated="1637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3">
            <text:p>Aegisio</text:p>
          </table:table-cell>
          <table:table-cell office:value-type="float" office:value="0" table:style-name="ce1">
            <text:p>0</text:p>
          </table:table-cell>
          <table:table-cell office:value-type="percentage" office:value="0" table:formula="msoxl:=C13/E13" table:style-name="ce12">
            <text:p>0.0%</text:p>
          </table:table-cell>
          <table:table-cell office:value-type="float" office:value="60" table:style-name="ce11">
            <text:p>60</text:p>
          </table:table-cell>
          <table:table-cell office:value-type="string" table:style-name="ce1">
            <text:p><text:s/>Armoured Faith</text:p>
          </table:table-cell>
          <table:table-cell office:value-type="string" table:style-name="ce1">
            <text:p>How effectively you enhance armours</text:p>
          </table:table-cell>
          <table:table-cell table:number-columns-repeated="1637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3">
            <text:p>Duro</text:p>
          </table:table-cell>
          <table:table-cell office:value-type="float" office:value="0" table:style-name="ce1">
            <text:p>0</text:p>
          </table:table-cell>
          <table:table-cell office:value-type="percentage" office:value="0" table:formula="msoxl:=C14/E14" table:style-name="ce12">
            <text:p>0.0%</text:p>
          </table:table-cell>
          <table:table-cell office:value-type="float" office:value="60" table:style-name="ce11">
            <text:p>60</text:p>
          </table:table-cell>
          <table:table-cell office:value-type="string" table:style-name="ce1">
            <text:p><text:s/>Repelling the Opposite</text:p>
          </table:table-cell>
          <table:table-cell office:value-type="string" table:style-name="ce1">
            <text:p>How effectively your aegis repels your foes</text:p>
          </table:table-cell>
          <table:table-cell table:number-columns-repeated="1637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6">
            <text:p>Messis</text:p>
          </table:table-cell>
          <table:table-cell office:value-type="float" office:value="0" table:style-name="ce1">
            <text:p>0</text:p>
          </table:table-cell>
          <table:table-cell office:value-type="percentage" office:value="0" table:formula="msoxl:=C15/E15" table:style-name="ce12">
            <text:p>0.0%</text:p>
          </table:table-cell>
          <table:table-cell office:value-type="float" office:value="60" table:style-name="ce11">
            <text:p>60</text:p>
          </table:table-cell>
          <table:table-cell office:value-type="string" table:style-name="ce1">
            <text:p><text:s/>Shackled Spirits</text:p>
          </table:table-cell>
          <table:table-cell office:value-type="string" table:style-name="ce1">
            <text:p>Allows more effective harnessing of captured souls</text:p>
          </table:table-cell>
          <table:table-cell table:number-columns-repeated="16377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7">
            <text:p>Fero</text:p>
          </table:table-cell>
          <table:table-cell office:value-type="float" office:value="0" table:style-name="ce1">
            <text:p>0</text:p>
          </table:table-cell>
          <table:table-cell office:value-type="percentage" office:value="0" table:formula="msoxl:=C16/E16" table:style-name="ce12">
            <text:p>0.0%</text:p>
          </table:table-cell>
          <table:table-cell office:value-type="float" office:value="30" table:style-name="ce11">
            <text:p>30</text:p>
          </table:table-cell>
          <table:table-cell office:value-type="string" table:style-name="ce1">
            <text:p><text:s/>Protecting the Innocent</text:p>
          </table:table-cell>
          <table:table-cell office:value-type="string" table:style-name="ce1">
            <text:p>Increases your ability to guard mortals</text:p>
          </table:table-cell>
          <table:table-cell table:number-columns-repeated="16377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6">
            <text:p>Ignis</text:p>
          </table:table-cell>
          <table:table-cell office:value-type="float" office:value="0" table:style-name="ce1">
            <text:p>0</text:p>
          </table:table-cell>
          <table:table-cell office:value-type="percentage" office:value="0" table:formula="msoxl:=C17/E17" table:style-name="ce12">
            <text:p>0.0%</text:p>
          </table:table-cell>
          <table:table-cell office:value-type="float" office:value="30" table:style-name="ce11">
            <text:p>30</text:p>
          </table:table-cell>
          <table:table-cell office:value-type="string" table:style-name="ce1">
            <text:p><text:s/>Fires of Hate</text:p>
          </table:table-cell>
          <table:table-cell office:value-type="string" table:style-name="ce1">
            <text:p>Increases your ability to enrage mortals</text:p>
          </table:table-cell>
          <table:table-cell office:value-type="string" table:style-name="ce1">
            <text:p>Steel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Acumeno</text:p>
          </table:table-cell>
          <table:table-cell office:value-type="float" office:value="0" table:style-name="ce1">
            <text:p>0</text:p>
          </table:table-cell>
          <table:table-cell office:value-type="percentage" office:value="0" table:formula="msoxl:=C18/E18" table:style-name="ce12">
            <text:p>0.0%</text:p>
          </table:table-cell>
          <table:table-cell office:value-type="float" office:value="30" table:style-name="ce11">
            <text:p>30</text:p>
          </table:table-cell>
          <table:table-cell office:value-type="string" table:style-name="ce1">
            <text:p><text:s/>Inferno's Blade</text:p>
          </table:table-cell>
          <table:table-cell office:value-type="string" table:style-name="ce1">
            <text:p>How effectively you enhance weapons</text:p>
          </table:table-cell>
          <table:table-cell office:value-type="string" table:style-name="ce1">
            <text:p>Shards of steel bounce harmlessly off of &lt;mob&gt;</text:p>
          </table:table-cell>
          <table:table-cell table:number-columns-repeated="4" table:style-name="ce1"/>
          <table:table-cell office:value-type="string" table:style-name="ce1">
            <text:p>Struck but did no dmg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Mors</text:p>
          </table:table-cell>
          <table:table-cell office:value-type="float" office:value="12" table:style-name="ce41">
            <text:p>12</text:p>
          </table:table-cell>
          <table:table-cell office:value-type="percentage" office:value="1" table:formula="msoxl:=C19/E19" table:style-name="ce12">
            <text:p>100.0%</text:p>
          </table:table-cell>
          <table:table-cell office:value-type="float" office:value="12" table:style-name="ce11">
            <text:p>12</text:p>
          </table:table-cell>
          <table:table-cell office:value-type="string" table:style-name="ce1">
            <text:p><text:s/>The Dead</text:p>
          </table:table-cell>
          <table:table-cell office:value-type="string" table:style-name="ce1">
            <text:p>Stronger empathy for the dead increases corpse useage</text:p>
          </table:table-cell>
          <table:table-cell office:value-type="string" table:style-name="ce1">
            <text:p>&lt;mob&gt; is scratched by shards of steel</text:p>
          </table:table-cell>
          <table:table-cell table:number-columns-repeated="4" table:style-name="ce1"/>
          <table:table-cell office:value-type="string" table:style-name="ce1">
            <text:p>Hit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3">
            <text:p>Melioratio</text:p>
          </table:table-cell>
          <table:table-cell office:value-type="float" office:value="0" table:style-name="ce1">
            <text:p>0</text:p>
          </table:table-cell>
          <table:table-cell office:value-type="percentage" office:value="0" table:formula="msoxl:=C20/E20" table:style-name="ce12">
            <text:p>0.0%</text:p>
          </table:table-cell>
          <table:table-cell office:value-type="float" office:value="45" table:style-name="ce11">
            <text:p>45</text:p>
          </table:table-cell>
          <table:table-cell office:value-type="string" table:style-name="ce1">
            <text:p><text:s/>Awakening the Spirit</text:p>
          </table:table-cell>
          <table:table-cell office:value-type="string" table:style-name="ce1">
            <text:p>Increases how much of any spirit you can invoke</text:p>
          </table:table-cell>
          <table:table-cell office:value-type="string" table:style-name="ce1">
            <text:p>&lt;mob&gt; is cut deeply by shards of steel</text:p>
          </table:table-cell>
          <table:table-cell table:number-columns-repeated="4" table:style-name="ce1"/>
          <table:table-cell office:value-type="string" table:style-name="ce1">
            <text:p>Hit hard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Omni</text:p>
          </table:table-cell>
          <table:table-cell office:value-type="float" office:value="6" table:style-name="ce41">
            <text:p>6</text:p>
          </table:table-cell>
          <table:table-cell office:value-type="percentage" office:value="1" table:formula="msoxl:=C21/E21" table:style-name="ce12">
            <text:p>100.0%</text:p>
          </table:table-cell>
          <table:table-cell office:value-type="float" office:value="6" table:style-name="ce11">
            <text:p>6</text:p>
          </table:table-cell>
          <table:table-cell office:value-type="string" table:style-name="ce1">
            <text:p><text:s/>Knowledge</text:p>
          </table:table-cell>
          <table:table-cell office:value-type="string" table:style-name="ce1">
            <text:p>Your informational powers will sharpen</text:p>
          </table:table-cell>
          <table:table-cell office:value-type="string" table:style-name="ce1">
            <text:p>Steel rains onto &lt;mob&gt; slicing deeply</text:p>
          </table:table-cell>
          <table:table-cell table:number-columns-repeated="4" table:style-name="ce1"/>
          <table:table-cell office:value-type="string" table:style-name="ce1">
            <text:p>Hit very hard</text:p>
          </table:table-cell>
          <table:table-cell table:number-columns-repeated="1637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3">
            <text:p>Habeo</text:p>
          </table:table-cell>
          <table:table-cell office:value-type="float" office:value="0" table:style-name="ce1">
            <text:p>0</text:p>
          </table:table-cell>
          <table:table-cell office:value-type="percentage" office:value="0" table:formula="msoxl:=C22/E22" table:style-name="ce12">
            <text:p>0.0%</text:p>
          </table:table-cell>
          <table:table-cell office:value-type="float" office:value="60" table:style-name="ce11">
            <text:p>60</text:p>
          </table:table-cell>
          <table:table-cell office:value-type="string" table:style-name="ce1">
            <text:p><text:s/>Control</text:p>
          </table:table-cell>
          <table:table-cell office:value-type="string" table:style-name="ce1">
            <text:p>Increases your mastery of controlling other beings</text:p>
          </table:table-cell>
          <table:table-cell office:value-type="string" table:style-name="ce1">
            <text:p>Sheets of steel tear into &lt;mob&gt;</text:p>
          </table:table-cell>
          <table:table-cell table:number-columns-repeated="4" table:style-name="ce1"/>
          <table:table-cell office:value-type="string" table:style-name="ce1">
            <text:p>Struck mighty blow</text:p>
          </table:table-cell>
          <table:table-cell table:number-columns-repeated="1637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3">
            <text:p>Sanatio</text:p>
          </table:table-cell>
          <table:table-cell office:value-type="float" office:value="0" table:style-name="ce1">
            <text:p>0</text:p>
          </table:table-cell>
          <table:table-cell office:value-type="percentage" office:value="0" table:formula="msoxl:=C23/E23" table:style-name="ce12">
            <text:p>0.0%</text:p>
          </table:table-cell>
          <table:table-cell office:value-type="float" office:value="60" table:style-name="ce11">
            <text:p>60</text:p>
          </table:table-cell>
          <table:table-cell office:value-type="string" table:style-name="ce1">
            <text:p><text:s/>Life Itself</text:p>
          </table:table-cell>
          <table:table-cell office:value-type="string" table:style-name="ce1">
            <text:p>Effects the efficacy of your calls for healing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3">
            <text:p>Scansilis</text:p>
          </table:table-cell>
          <table:table-cell office:value-type="float" office:value="11" table:style-name="ce1">
            <text:p>11</text:p>
          </table:table-cell>
          <table:table-cell office:value-type="percentage" office:value="0.36666666666666664" table:formula="msoxl:=C24/E24" table:style-name="ce12">
            <text:p>36.7%</text:p>
          </table:table-cell>
          <table:table-cell office:value-type="float" office:value="30" table:style-name="ce11">
            <text:p>30</text:p>
          </table:table-cell>
          <table:table-cell office:value-type="string" table:style-name="ce1">
            <text:p><text:s/>Grades of Superiority</text:p>
          </table:table-cell>
          <table:table-cell office:value-type="string" table:style-name="ce1">
            <text:p>Gives _SMALL_ chance of a critical harm or heal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Total</text:p>
          </table:table-cell>
          <table:table-cell office:value-type="float" office:value="29" table:formula="msoxl:=SUM(C9:C24)" table:style-name="ce1">
            <text:p>29</text:p>
          </table:table-cell>
          <table:table-cell office:value-type="percentage" office:value="4.1847041847041848E-2" table:formula="msoxl:=C25/E25" table:style-name="ce12">
            <text:p>4.2%</text:p>
          </table:table-cell>
          <table:table-cell office:value-type="float" office:value="693" table:formula="msoxl:=SUM(E9:E24)" table:style-name="ce11">
            <text:p>693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29" table:formula="msoxl:=C25" table:style-name="ce1">
            <text:p>29</text:p>
          </table:table-cell>
          <table:table-cell office:value-type="percentage" office:value="4.809286898839138E-2" table:formula="msoxl:=C26/E26" table:style-name="ce12">
            <text:p>4.8%</text:p>
          </table:table-cell>
          <table:table-cell office:value-type="string" table:style-name="ce2">
            <text:p>603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12"/>
          <table:table-cell table:style-name="ce2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ount</text:p>
          </table:table-cell>
          <table:table-cell office:value-type="string" table:style-name="ce1">
            <text:p>Slots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Count: 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Count: 12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Count: 30's</text:p>
          </table:table-cell>
          <table:table-cell office:value-type="float" office:value="5" table:style-name="ce1">
            <text:p>5</text:p>
          </table:table-cell>
          <table:table-cell office:value-type="float" office:value="150" table:style-name="ce1">
            <text:p>15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Count: 45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table:number-columns-repeated="3" table:style-name="ce1"/>
          <table:table-cell office:value-type="string" table:style-name="ce1">
            <text:p>Fire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Count 60's</text:p>
          </table:table-cell>
          <table:table-cell office:value-type="float" office:value="8" table:style-name="ce1">
            <text:p>8</text:p>
          </table:table-cell>
          <table:table-cell office:value-type="float" office:value="480" table:style-name="ce1">
            <text:p>480</text:p>
          </table:table-cell>
          <table:table-cell table:number-columns-repeated="3" table:style-name="ce1"/>
          <table:table-cell office:value-type="string" table:style-name="ce1">
            <text:p>&lt;mob&gt; is not affected by the flames</text:p>
          </table:table-cell>
          <table:table-cell table:number-columns-repeated="4" table:style-name="ce1"/>
          <table:table-cell office:value-type="string" table:style-name="ce1">
            <text:p>Struck but did no dmg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Total:</text:p>
          </table:table-cell>
          <table:table-cell office:value-type="float" office:value="16" table:formula="msoxl:=SUM(C29:C33)" table:style-name="ce1">
            <text:p>16</text:p>
          </table:table-cell>
          <table:table-cell office:value-type="float" office:value="693" table:formula="msoxl:=SUM(D29:D33)" table:style-name="ce1">
            <text:p>693</text:p>
          </table:table-cell>
          <table:table-cell table:number-columns-repeated="3" table:style-name="ce1"/>
          <table:table-cell office:value-type="string" table:style-name="ce1">
            <text:p>&lt;mob&gt; is sun burned.</text:p>
          </table:table-cell>
          <table:table-cell table:number-columns-repeated="4" table:style-name="ce1"/>
          <table:table-cell office:value-type="string" table:style-name="ce1">
            <text:p>Hit</text:p>
          </table:table-cell>
          <table:table-cell table:number-columns-repeated="16371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&lt;mob&gt;'s skin blisters.</text:p>
          </table:table-cell>
          <table:table-cell table:number-columns-repeated="4" table:style-name="ce1"/>
          <table:table-cell office:value-type="string" table:style-name="ce1">
            <text:p>Hit hard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Angel</text:p>
          </table:table-cell>
          <table:table-cell office:value-type="float" office:value="14" table:style-name="ce1">
            <text:p>14</text:p>
          </table:table-cell>
          <table:table-cell office:value-type="float" office:value="603" table:formula="msoxl:=D34-90" table:style-name="ce1">
            <text:p>603</text:p>
          </table:table-cell>
          <table:table-cell table:number-columns-repeated="3" table:style-name="ce1"/>
          <table:table-cell office:value-type="string" table:style-name="ce1">
            <text:p>Fire licks around &lt;mob&gt;</text:p>
          </table:table-cell>
          <table:table-cell table:number-columns-repeated="4" table:style-name="ce1"/>
          <table:table-cell office:value-type="string" table:style-name="ce1">
            <text:p>Hit very hard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Fallen</text:p>
          </table:table-cell>
          <table:table-cell office:value-type="float" office:value="14" table:style-name="ce1">
            <text:p>14</text:p>
          </table:table-cell>
          <table:table-cell office:value-type="float" office:value="603" table:formula="msoxl:=D34-90" table:style-name="ce1">
            <text:p>603</text:p>
          </table:table-cell>
          <table:table-cell table:number-columns-repeated="3" table:style-name="ce1"/>
          <table:table-cell office:value-type="string" table:style-name="ce1">
            <text:p>Flames dance around &lt;mob&gt;</text:p>
          </table:table-cell>
          <table:table-cell table:number-columns-repeated="4" table:style-name="ce1"/>
          <table:table-cell office:value-type="string" table:style-name="ce1">
            <text:p>Struck mighty blow</text:p>
          </table:table-cell>
          <table:table-cell table:number-columns-repeated="16371"/>
        </table:table-row>
        <table:table-row table:number-rows-repeated="1048539" table:style-name="ro1">
          <table:table-cell table:number-columns-repeated="16384"/>
        </table:table-row>
      </table:table>
      <table:table table:name="Skill_Analysis" table:style-name="ta1">
        <table:table-column table:style-name="co9" table:default-cell-style-name="ce22"/>
        <table:table-column table:style-name="co10" table:default-cell-style-name="ce22"/>
        <table:table-column table:style-name="co11" table:default-cell-style-name="ce23"/>
        <table:table-column table:style-name="co12" table:default-cell-style-name="ce23"/>
        <table:table-column table:style-name="co11" table:default-cell-style-name="ce23"/>
        <table:table-column table:style-name="co2" table:default-cell-style-name="ce22"/>
        <table:table-column table:style-name="co13" table:default-cell-style-name="ce22"/>
        <table:table-column table:style-name="co14" table:default-cell-style-name="ce22"/>
        <table:table-column table:style-name="co2" table:default-cell-style-name="ce22"/>
        <table:table-column table:style-name="co15" table:default-cell-style-name="ce23"/>
        <table:table-column table:style-name="co16" table:number-columns-repeated="2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2"/>
        <table:table-column table:style-name="co5" table:default-cell-style-name="ce22"/>
        <table:table-column table:style-name="co20" table:default-cell-style-name="ce23"/>
        <table:table-column table:style-name="co21" table:default-cell-style-name="ce23"/>
        <table:table-column table:style-name="co11" table:default-cell-style-name="ce22"/>
        <table:table-column table:style-name="co12" table:default-cell-style-name="ce22"/>
        <table:table-column table:style-name="co3" table:default-cell-style-name="ce22"/>
        <table:table-column table:style-name="co2" table:default-cell-style-name="ce22"/>
        <table:table-column table:style-name="co22" table:default-cell-style-name="ce23"/>
        <table:table-column table:style-name="co2" table:default-cell-style-name="ce23"/>
        <table:table-column table:style-name="co23" table:default-cell-style-name="ce23"/>
        <table:table-column table:style-name="co16" table:number-columns-repeated="2" table:default-cell-style-name="ce23"/>
        <table:table-column table:style-name="co17" table:default-cell-style-name="ce22"/>
        <table:table-column table:style-name="co22" table:default-cell-style-name="ce22"/>
        <table:table-column table:style-name="co11" table:default-cell-style-name="ce23"/>
        <table:table-column table:style-name="co16" table:default-cell-style-name="ce23"/>
        <table:table-column table:style-name="co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3"/>
        <table:table-column table:style-name="co27" table:default-cell-style-name="ce23"/>
        <table:table-column table:style-name="co17" table:default-cell-style-name="ce22"/>
        <table:table-column table:style-name="co28" table:default-cell-style-name="ce22"/>
        <table:table-column table:style-name="co17" table:default-cell-style-name="ce22"/>
        <table:table-column table:style-name="co2" table:default-cell-style-name="ce22"/>
        <table:table-column table:style-name="co29" table:default-cell-style-name="ce22"/>
        <table:table-column table:style-name="co21" table:default-cell-style-name="ce22"/>
        <table:table-column table:style-name="co11" table:default-cell-style-name="ce22"/>
        <table:table-column table:style-name="co16" table:default-cell-style-name="ce22"/>
        <table:table-column table:style-name="co3" table:default-cell-style-name="ce22"/>
        <table:table-column table:style-name="co2" table:default-cell-style-name="ce22"/>
        <table:table-column table:style-name="co25" table:default-cell-style-name="ce22"/>
        <table:table-column table:style-name="co3" table:default-cell-style-name="ce22"/>
        <table:table-column table:style-name="co22" table:default-cell-style-name="ce22"/>
        <table:table-column table:style-name="co28" table:number-columns-repeated="2" table:default-cell-style-name="ce22"/>
        <table:table-column table:style-name="co17" table:default-cell-style-name="ce22"/>
        <table:table-column table:style-name="co2" table:default-cell-style-name="ce22"/>
        <table:table-column table:style-name="co8" table:number-columns-repeated="16331" table:default-cell-style-name="ce22"/>
        <table:table-row table:style-name="ro2">
          <table:table-cell office:value-type="string" table:style-name="ce20">
            <text:p>Goal: Max All Skills</text:p>
          </table:table-cell>
          <table:table-cell office:value-type="string" table:style-name="ce20">
            <text:p>Skill #</text:p>
          </table:table-cell>
          <table:table-cell office:value-type="string" table:style-name="ce21">
            <text:p>Cost</text:p>
          </table:table-cell>
          <table:table-cell office:value-type="string" table:style-name="ce21">
            <text:p>Total Spent</text:p>
          </table:table-cell>
          <table:table-cell office:value-type="string" table:style-name="ce21">
            <text:p>Diff</text:p>
          </table:table-cell>
          <table:table-cell office:value-type="string" table:style-name="ce20">
            <text:p>% Increase</text:p>
          </table:table-cell>
          <table:table-cell office:value-type="string" table:style-name="ce20">
            <text:p>% Diff</text:p>
          </table:table-cell>
          <table:table-cell office:value-type="string" table:style-name="ce20">
            <text:p>Skill # by Title</text:p>
          </table:table-cell>
          <table:table-cell office:value-type="string" table:style-name="ce20">
            <text:p>Trained</text:p>
          </table:table-cell>
          <table:table-cell office:value-type="string" table:style-name="ce21">
            <text:p>Rate /Rnd</text:p>
          </table:table-cell>
          <table:table-cell office:value-type="string" table:style-name="ce21">
            <text:p>Rnds /Adv</text:p>
          </table:table-cell>
          <table:table-cell office:value-type="string" table:style-name="ce21">
            <text:p>Total Rnds</text:p>
          </table:table-cell>
          <table:table-cell office:value-type="string" table:style-name="ce21">
            <text:p>Diff</text:p>
          </table:table-cell>
          <table:table-cell office:value-type="string" table:style-name="ce21">
            <text:p>% Increase</text:p>
          </table:table-cell>
          <table:table-cell table:number-columns-repeated="2" table:style-name="ce20"/>
          <table:table-cell office:value-type="string" table:style-name="ce21">
            <text:p>Goal: Playability</text:p>
          </table:table-cell>
          <table:table-cell office:value-type="string" table:style-name="ce20">
            <text:p>Skill #</text:p>
          </table:table-cell>
          <table:table-cell office:value-type="string" table:style-name="ce21">
            <text:p>Cost</text:p>
          </table:table-cell>
          <table:table-cell office:value-type="string" table:style-name="ce21">
            <text:p>Total Spent</text:p>
          </table:table-cell>
          <table:table-cell office:value-type="string" table:style-name="ce20">
            <text:p>Diff</text:p>
          </table:table-cell>
          <table:table-cell office:value-type="string" table:style-name="ce20">
            <text:p>% Increase</text:p>
          </table:table-cell>
          <table:table-cell office:value-type="string" table:style-name="ce20">
            <text:p>% Diff</text:p>
          </table:table-cell>
          <table:table-cell office:value-type="string" table:style-name="ce20">
            <text:p>Trained</text:p>
          </table:table-cell>
          <table:table-cell office:value-type="string" table:style-name="ce21">
            <text:p>Rate /Rnd</text:p>
          </table:table-cell>
          <table:table-cell office:value-type="string" table:style-name="ce21">
            <text:p>Rnds /Adv</text:p>
          </table:table-cell>
          <table:table-cell office:value-type="string" table:style-name="ce21">
            <text:p>Total Rnds</text:p>
          </table:table-cell>
          <table:table-cell office:value-type="string" table:style-name="ce21">
            <text:p>Diff</text:p>
          </table:table-cell>
          <table:table-cell office:value-type="string" table:style-name="ce21">
            <text:p>% Increase</text:p>
          </table:table-cell>
          <table:table-cell table:number-columns-repeated="2" table:style-name="ce21"/>
          <table:table-cell table:number-columns-repeated="4" table:style-name="ce20"/>
          <table:table-cell table:number-columns-repeated="5" table:style-name="ce21"/>
          <table:table-cell table:style-name="ce22"/>
          <table:table-cell office:value-type="string" table:style-name="ce20">
            <text:p>Skill #</text:p>
          </table:table-cell>
          <table:table-cell office:value-type="string" table:style-name="ce21">
            <text:p>Cost</text:p>
          </table:table-cell>
          <table:table-cell office:value-type="string" table:style-name="ce21">
            <text:p>Total Spent</text:p>
          </table:table-cell>
          <table:table-cell office:value-type="string" table:style-name="ce20">
            <text:p>Diff</text:p>
          </table:table-cell>
          <table:table-cell office:value-type="string" table:style-name="ce20">
            <text:p>% Increase</text:p>
          </table:table-cell>
          <table:table-cell office:value-type="string" table:style-name="ce20">
            <text:p>% Diff</text:p>
          </table:table-cell>
          <table:table-cell office:value-type="string" table:style-name="ce20">
            <text:p>Trained</text:p>
          </table:table-cell>
          <table:table-cell office:value-type="string" table:style-name="ce21">
            <text:p>Rate /Rnd</text:p>
          </table:table-cell>
          <table:table-cell office:value-type="string" table:style-name="ce21">
            <text:p>Rnds /Adv</text:p>
          </table:table-cell>
          <table:table-cell office:value-type="string" table:style-name="ce21">
            <text:p>Total Rnds</text:p>
          </table:table-cell>
          <table:table-cell office:value-type="string" table:style-name="ce21">
            <text:p>Diff</text:p>
          </table:table-cell>
          <table:table-cell office:value-type="string" table:style-name="ce21">
            <text:p>% Increase</text:p>
          </table:table-cell>
          <table:table-cell table:number-columns-repeated="16331"/>
        </table:table-row>
        <table:table-row table:style-name="ro1">
          <table:table-cell table:style-name="ce22"/>
          <table:table-cell office:value-type="float" office:value="0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percentage" office:value="0" table:style-name="ce37">
            <text:p>0.0000%</text:p>
          </table:table-cell>
          <table:table-cell office:value-type="percentage" office:value="0" table:style-name="ce37">
            <text:p>0.0000%</text:p>
          </table:table-cell>
          <table:table-cell table:style-name="ce20"/>
          <table:table-cell office:value-type="float" office:value="0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percentage" office:value="0" table:style-name="ce37">
            <text:p>0.0000%</text:p>
          </table:table-cell>
          <table:table-cell table:number-columns-repeated="2" table:style-name="ce20"/>
          <table:table-cell table:style-name="ce21"/>
          <table:table-cell office:value-type="float" office:value="0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2" table:style-name="ce21"/>
          <table:table-cell table:number-columns-repeated="3" table:style-name="ce20"/>
          <table:table-cell table:number-columns-repeated="3" table:style-name="ce21"/>
          <table:table-cell table:number-columns-repeated="16347" table:style-name="ce22"/>
        </table:table-row>
        <table:table-row table:style-name="ro1">
          <table:table-cell table:style-name="ce22"/>
          <table:table-cell office:value-type="float" office:value="1" table:style-name="ce22">
            <text:p>1</text:p>
          </table:table-cell>
          <table:table-cell office:value-type="float" office:value="24" table:style-name="ce16">
            <text:p>24</text:p>
          </table:table-cell>
          <table:table-cell office:value-type="float" office:value="24" table:formula="msoxl:=C3" table:style-name="ce16">
            <text:p>24</text:p>
          </table:table-cell>
          <table:table-cell office:value-type="float" office:value="0" table:style-name="ce16">
            <text:p>0</text:p>
          </table:table-cell>
          <table:table-cell office:value-type="percentage" office:value="0" table:style-name="ce38">
            <text:p>0.0000%</text:p>
          </table:table-cell>
          <table:table-cell office:value-type="percentage" office:value="0" table:style-name="ce38">
            <text:p>0.0000%</text:p>
          </table:table-cell>
          <table:table-cell office:value-type="float" office:value="1" table:formula="msoxl:=IF(I3=I2,1+H2,1)" table:style-name="ce34">
            <text:p>1</text:p>
          </table:table-cell>
          <table:table-cell office:value-type="string" table:style-name="ce17">
            <text:p>Omni</text:p>
          </table:table-cell>
          <table:table-cell office:value-type="float" office:value="1" table:formula="msoxl:=IF(I3=I2,J2,J2+1)" table:style-name="ce23">
            <text:p>1</text:p>
          </table:table-cell>
          <table:table-cell office:value-type="float" office:value="24" table:formula="msoxl:=C3/J3" table:style-name="ce14">
            <text:p>24</text:p>
          </table:table-cell>
          <table:table-cell office:value-type="float" office:value="24" table:formula="msoxl:=K3" table:style-name="ce14">
            <text:p>24</text:p>
          </table:table-cell>
          <table:table-cell office:value-type="float" office:value="0" table:style-name="ce14">
            <text:p>0</text:p>
          </table:table-cell>
          <table:table-cell office:value-type="percentage" office:value="0" table:formula="msoxl:=IF(J3=J1,M3/M1-1,0)" table:style-name="ce38">
            <text:p>0.0000%</text:p>
          </table:table-cell>
          <table:table-cell table:number-columns-repeated="2" table:style-name="ce22"/>
          <table:table-cell table:style-name="ce23"/>
          <table:table-cell office:value-type="float" office:value="1" table:style-name="ce22">
            <text:p>1</text:p>
          </table:table-cell>
          <table:table-cell office:value-type="float" office:value="24" table:style-name="ce16">
            <text:p>24</text:p>
          </table:table-cell>
          <table:table-cell office:value-type="float" office:value="24" table:formula="msoxl:=S3" table:style-name="ce16">
            <text:p>24</text:p>
          </table:table-cell>
          <table:table-cell office:value-type="float" office:value="0" table:style-name="ce17">
            <text:p>0</text:p>
          </table:table-cell>
          <table:table-cell office:value-type="percentage" office:value="0" table:style-name="ce13">
            <text:p>0.00%</text:p>
          </table:table-cell>
          <table:table-cell office:value-type="percentage" office:value="0" table:style-name="ce13">
            <text:p>0.00%</text:p>
          </table:table-cell>
          <table:table-cell office:value-type="string" table:style-name="ce17">
            <text:p>Omni</text:p>
          </table:table-cell>
          <table:table-cell office:value-type="float" office:value="1" table:formula="msoxl:=IF(X3=X2,Y2,Y2+1)" table:style-name="ce23">
            <text:p>1</text:p>
          </table:table-cell>
          <table:table-cell office:value-type="float" office:value="24" table:formula="msoxl:=S3/Y3" table:style-name="ce14">
            <text:p>24</text:p>
          </table:table-cell>
          <table:table-cell office:value-type="float" office:value="24" table:formula="msoxl:=Z3" table:style-name="ce14">
            <text:p>24</text:p>
          </table:table-cell>
          <table:table-cell office:value-type="float" office:value="0" table:style-name="ce14">
            <text:p>0</text:p>
          </table:table-cell>
          <table:table-cell office:value-type="percentage" office:value="0" table:formula="msoxl:=IF(Y3=Y1,AB3/AB1-1,0)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04" table:style-name="ce22">
            <text:p>604</text:p>
          </table:table-cell>
          <table:table-cell office:value-type="float" office:value="350000" table:style-name="ce23">
            <text:p>350,000</text:p>
          </table:table-cell>
          <table:table-cell office:value-type="float" office:value="350000" table:formula="msoxl:=AQ3+AR2" table:style-name="ce16">
            <text:p>350,000</text:p>
          </table:table-cell>
          <table:table-cell office:value-type="float" office:value="350000" table:formula="msoxl:=AQ3-AQ2" table:style-name="ce17">
            <text:p>350000</text:p>
          </table:table-cell>
          <table:table-cell office:value-type="percentage" office:value="0" table:formula="msoxl:=(AQ3/AQ2)-1" table:style-name="ce13">
            <text:p>#DIV/0!</text:p>
          </table:table-cell>
          <table:table-cell office:value-type="percentage" office:value="0" table:formula="msoxl:=AT2-AT3" table:style-name="ce13">
            <text:p>#DIV/0!</text:p>
          </table:table-cell>
          <table:table-cell office:value-type="string" table:style-name="ce22">
            <text:p>Messis</text:p>
          </table:table-cell>
          <table:table-cell office:value-type="float" office:value="15" table:style-name="ce23">
            <text:p>15</text:p>
          </table:table-cell>
          <table:table-cell office:value-type="float" office:value="23333.333333333332" table:formula="msoxl:=AQ3/AW3" table:style-name="ce14">
            <text:p>23,333</text:p>
          </table:table-cell>
          <table:table-cell office:value-type="float" office:value="23333.333333333332" table:formula="msoxl:=AX3+AY2" table:style-name="ce14">
            <text:p>23,333</text:p>
          </table:table-cell>
          <table:table-cell office:value-type="float" office:value="23333.333333333332" table:formula="msoxl:=AY3-AY2" table:style-name="ce14">
            <text:p>23,333</text:p>
          </table:table-cell>
          <table:table-cell office:value-type="percentage" office:value="0" table:formula="msoxl:=AZ3/AZ2-1" table:style-name="ce13">
            <text:p>#DIV/0!</text:p>
          </table:table-cell>
          <table:table-cell table:number-columns-repeated="16331"/>
        </table:table-row>
        <table:table-row table:style-name="ro1">
          <table:table-cell table:style-name="ce22"/>
          <table:table-cell office:value-type="float" office:value="2" table:style-name="ce22">
            <text:p>2</text:p>
          </table:table-cell>
          <table:table-cell office:value-type="float" office:value="97" table:style-name="ce16">
            <text:p>97</text:p>
          </table:table-cell>
          <table:table-cell office:value-type="float" office:value="121" table:formula="msoxl:=C4+D3" table:style-name="ce16">
            <text:p>121</text:p>
          </table:table-cell>
          <table:table-cell office:value-type="float" office:value="73" table:formula="msoxl:=C4-C3" table:style-name="ce16">
            <text:p>73</text:p>
          </table:table-cell>
          <table:table-cell office:value-type="percentage" office:value="3.041666666666667" table:formula="msoxl:=(C4/C3)-1" table:style-name="ce38">
            <text:p>304.1667%</text:p>
          </table:table-cell>
          <table:table-cell office:value-type="percentage" office:value="-3.041666666666667" table:formula="msoxl:=F3-F4" table:style-name="ce38">
            <text:p>-304.1667%</text:p>
          </table:table-cell>
          <table:table-cell office:value-type="float" office:value="2" table:formula="msoxl:=IF(I4=I3,1+H3,1)" table:style-name="ce34">
            <text:p>2</text:p>
          </table:table-cell>
          <table:table-cell office:value-type="string" table:style-name="ce17">
            <text:p>Omni</text:p>
          </table:table-cell>
          <table:table-cell office:value-type="float" office:value="1" table:formula="msoxl:=IF(I4=I3,J3,J3+1)" table:style-name="ce23">
            <text:p>1</text:p>
          </table:table-cell>
          <table:table-cell office:value-type="float" office:value="97" table:formula="msoxl:=C4/J4" table:style-name="ce14">
            <text:p>97</text:p>
          </table:table-cell>
          <table:table-cell office:value-type="float" office:value="121" table:formula="msoxl:=K4+L3" table:style-name="ce14">
            <text:p>121</text:p>
          </table:table-cell>
          <table:table-cell office:value-type="float" office:value="73" table:formula="msoxl:=K4-K3" table:style-name="ce14">
            <text:p>73</text:p>
          </table:table-cell>
          <table:table-cell office:value-type="percentage" office:value="0" table:formula="msoxl:=M4/M3-1" table:style-name="ce38">
            <text:p>#DIV/0!</text:p>
          </table:table-cell>
          <table:table-cell table:style-name="ce24"/>
          <table:table-cell table:style-name="ce22"/>
          <table:table-cell table:style-name="ce23"/>
          <table:table-cell office:value-type="float" office:value="2" table:style-name="ce22">
            <text:p>2</text:p>
          </table:table-cell>
          <table:table-cell office:value-type="float" office:value="97" table:style-name="ce16">
            <text:p>97</text:p>
          </table:table-cell>
          <table:table-cell office:value-type="float" office:value="121" table:formula="msoxl:=S4+T3" table:style-name="ce16">
            <text:p>121</text:p>
          </table:table-cell>
          <table:table-cell office:value-type="float" office:value="73" table:formula="msoxl:=S4-S3" table:style-name="ce17">
            <text:p>73</text:p>
          </table:table-cell>
          <table:table-cell office:value-type="percentage" office:value="3.041666666666667" table:formula="msoxl:=(S4/S3)-1" table:style-name="ce13">
            <text:p>304.17%</text:p>
          </table:table-cell>
          <table:table-cell office:value-type="percentage" office:value="-3.041666666666667" table:formula="msoxl:=V3-V4" table:style-name="ce13">
            <text:p>-304.17%</text:p>
          </table:table-cell>
          <table:table-cell office:value-type="string" table:style-name="ce17">
            <text:p>Omni</text:p>
          </table:table-cell>
          <table:table-cell office:value-type="float" office:value="1" table:formula="msoxl:=IF(X4=X3,Y3,Y3+1)" table:style-name="ce23">
            <text:p>1</text:p>
          </table:table-cell>
          <table:table-cell office:value-type="float" office:value="97" table:formula="msoxl:=S4/Y4" table:style-name="ce14">
            <text:p>97</text:p>
          </table:table-cell>
          <table:table-cell office:value-type="float" office:value="121" table:formula="msoxl:=Z4+AA3" table:style-name="ce14">
            <text:p>121</text:p>
          </table:table-cell>
          <table:table-cell office:value-type="float" office:value="73" table:formula="msoxl:=Z4-Z3" table:style-name="ce14">
            <text:p>73</text:p>
          </table:table-cell>
          <table:table-cell office:value-type="percentage" office:value="0" table:formula="msoxl:=AB4/AB3-1" table:style-name="ce13">
            <text:p>#DIV/0!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05" table:style-name="ce22">
            <text:p>605</text:p>
          </table:table-cell>
          <table:table-cell office:value-type="float" office:value="350001" table:style-name="ce23">
            <text:p>350,001</text:p>
          </table:table-cell>
          <table:table-cell office:value-type="float" office:value="700001" table:formula="msoxl:=AQ4+AR3" table:style-name="ce16">
            <text:p>700,001</text:p>
          </table:table-cell>
          <table:table-cell office:value-type="float" office:value="1" table:formula="msoxl:=AQ4-AQ3" table:style-name="ce17">
            <text:p>1</text:p>
          </table:table-cell>
          <table:table-cell office:value-type="percentage" office:value="2.8571428571932955E-6" table:formula="msoxl:=(AQ4/AQ3)-1" table:style-name="ce13">
            <text:p>0.00%</text:p>
          </table:table-cell>
          <table:table-cell office:value-type="percentage" office:value="0" table:formula="msoxl:=AT3-AT4" table:style-name="ce13">
            <text:p>#DIV/0!</text:p>
          </table:table-cell>
          <table:table-cell office:value-type="string" table:style-name="ce22">
            <text:p>Messis</text:p>
          </table:table-cell>
          <table:table-cell office:value-type="float" office:value="15" table:style-name="ce23">
            <text:p>15</text:p>
          </table:table-cell>
          <table:table-cell office:value-type="float" office:value="23333.4" table:formula="msoxl:=AQ4/AW4" table:style-name="ce14">
            <text:p>23,333</text:p>
          </table:table-cell>
          <table:table-cell office:value-type="float" office:value="46666.733333333337" table:formula="msoxl:=AX4+AY3" table:style-name="ce14">
            <text:p>46,667</text:p>
          </table:table-cell>
          <table:table-cell office:value-type="float" office:value="23333.400000000005" table:formula="msoxl:=AY4-AY3" table:style-name="ce14">
            <text:p>23,333</text:p>
          </table:table-cell>
          <table:table-cell office:value-type="percentage" office:value="2.8571428574153401E-6" table:formula="msoxl:=AZ4/AZ3-1" table:style-name="ce13">
            <text:p>0.00%</text:p>
          </table:table-cell>
          <table:table-cell table:number-columns-repeated="16331"/>
        </table:table-row>
        <table:table-row table:style-name="ro1">
          <table:table-cell table:style-name="ce22"/>
          <table:table-cell office:value-type="float" office:value="3" table:style-name="ce22">
            <text:p>3</text:p>
          </table:table-cell>
          <table:table-cell office:value-type="float" office:value="219" table:style-name="ce16">
            <text:p>219</text:p>
          </table:table-cell>
          <table:table-cell office:value-type="float" office:value="340" table:formula="msoxl:=C5+D4" table:style-name="ce16">
            <text:p>340</text:p>
          </table:table-cell>
          <table:table-cell office:value-type="float" office:value="122" table:formula="msoxl:=C5-C4" table:style-name="ce16">
            <text:p>122</text:p>
          </table:table-cell>
          <table:table-cell office:value-type="percentage" office:value="1.2577319587628866" table:formula="msoxl:=(C5/C4)-1" table:style-name="ce38">
            <text:p>125.7732%</text:p>
          </table:table-cell>
          <table:table-cell office:value-type="percentage" office:value="1.7839347079037804" table:formula="msoxl:=F4-F5" table:style-name="ce38">
            <text:p>178.3935%</text:p>
          </table:table-cell>
          <table:table-cell office:value-type="float" office:value="3" table:formula="msoxl:=IF(I5=I4,1+H4,1)" table:style-name="ce34">
            <text:p>3</text:p>
          </table:table-cell>
          <table:table-cell office:value-type="string" table:style-name="ce17">
            <text:p>Omni</text:p>
          </table:table-cell>
          <table:table-cell office:value-type="float" office:value="1" table:formula="msoxl:=IF(I5=I4,J4,J4+1)" table:style-name="ce23">
            <text:p>1</text:p>
          </table:table-cell>
          <table:table-cell office:value-type="float" office:value="219" table:formula="msoxl:=C5/J5" table:style-name="ce14">
            <text:p>219</text:p>
          </table:table-cell>
          <table:table-cell office:value-type="float" office:value="340" table:formula="msoxl:=K5+L4" table:style-name="ce14">
            <text:p>340</text:p>
          </table:table-cell>
          <table:table-cell office:value-type="float" office:value="122" table:formula="msoxl:=K5-K4" table:style-name="ce14">
            <text:p>122</text:p>
          </table:table-cell>
          <table:table-cell office:value-type="percentage" office:value="0.67123287671232879" table:formula="msoxl:=M5/M4-1" table:style-name="ce38">
            <text:p>67.1233%</text:p>
          </table:table-cell>
          <table:table-cell table:style-name="ce24"/>
          <table:table-cell table:style-name="ce22"/>
          <table:table-cell table:style-name="ce23"/>
          <table:table-cell office:value-type="float" office:value="3" table:style-name="ce22">
            <text:p>3</text:p>
          </table:table-cell>
          <table:table-cell office:value-type="float" office:value="219" table:style-name="ce16">
            <text:p>219</text:p>
          </table:table-cell>
          <table:table-cell office:value-type="float" office:value="340" table:formula="msoxl:=S5+T4" table:style-name="ce16">
            <text:p>340</text:p>
          </table:table-cell>
          <table:table-cell office:value-type="float" office:value="122" table:formula="msoxl:=S5-S4" table:style-name="ce17">
            <text:p>122</text:p>
          </table:table-cell>
          <table:table-cell office:value-type="percentage" office:value="1.2577319587628866" table:formula="msoxl:=(S5/S4)-1" table:style-name="ce13">
            <text:p>125.77%</text:p>
          </table:table-cell>
          <table:table-cell office:value-type="percentage" office:value="1.7839347079037804" table:formula="msoxl:=V4-V5" table:style-name="ce13">
            <text:p>178.39%</text:p>
          </table:table-cell>
          <table:table-cell office:value-type="string" table:style-name="ce17">
            <text:p>Omni</text:p>
          </table:table-cell>
          <table:table-cell office:value-type="float" office:value="1" table:formula="msoxl:=IF(X5=X4,Y4,Y4+1)" table:style-name="ce23">
            <text:p>1</text:p>
          </table:table-cell>
          <table:table-cell office:value-type="float" office:value="219" table:formula="msoxl:=S5/Y5" table:style-name="ce14">
            <text:p>219</text:p>
          </table:table-cell>
          <table:table-cell office:value-type="float" office:value="340" table:formula="msoxl:=Z5+AA4" table:style-name="ce14">
            <text:p>340</text:p>
          </table:table-cell>
          <table:table-cell office:value-type="float" office:value="122" table:formula="msoxl:=Z5-Z4" table:style-name="ce14">
            <text:p>122</text:p>
          </table:table-cell>
          <table:table-cell office:value-type="percentage" office:value="0.67123287671232879" table:formula="msoxl:=AB5/AB4-1" table:style-name="ce13">
            <text:p>67.12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06" table:style-name="ce22">
            <text:p>606</text:p>
          </table:table-cell>
          <table:table-cell office:value-type="float" office:value="350002" table:style-name="ce23">
            <text:p>350,002</text:p>
          </table:table-cell>
          <table:table-cell office:value-type="float" office:value="1050003" table:formula="msoxl:=AQ5+AR4" table:style-name="ce16">
            <text:p>1,050,003</text:p>
          </table:table-cell>
          <table:table-cell office:value-type="float" office:value="1" table:formula="msoxl:=AQ5-AQ4" table:style-name="ce17">
            <text:p>1</text:p>
          </table:table-cell>
          <table:table-cell office:value-type="percentage" office:value="2.8571346939454401E-6" table:formula="msoxl:=(AQ5/AQ4)-1" table:style-name="ce13">
            <text:p>0.00%</text:p>
          </table:table-cell>
          <table:table-cell office:value-type="percentage" office:value="8.163247855463851E-12" table:formula="msoxl:=AT4-AT5" table:style-name="ce13">
            <text:p>0.00%</text:p>
          </table:table-cell>
          <table:table-cell office:value-type="string" table:style-name="ce22">
            <text:p>Messis</text:p>
          </table:table-cell>
          <table:table-cell office:value-type="float" office:value="15" table:style-name="ce23">
            <text:p>15</text:p>
          </table:table-cell>
          <table:table-cell office:value-type="float" office:value="23333.466666666667" table:formula="msoxl:=AQ5/AW5" table:style-name="ce14">
            <text:p>23,333</text:p>
          </table:table-cell>
          <table:table-cell office:value-type="float" office:value="70000.200000000012" table:formula="msoxl:=AX5+AY4" table:style-name="ce14">
            <text:p>70,000</text:p>
          </table:table-cell>
          <table:table-cell office:value-type="float" office:value="23333.466666666674" table:formula="msoxl:=AY5-AY4" table:style-name="ce14">
            <text:p>23,333</text:p>
          </table:table-cell>
          <table:table-cell office:value-type="percentage" office:value="2.8571346939454401E-6" table:formula="msoxl:=AZ5/AZ4-1" table:style-name="ce13">
            <text:p>0.00%</text:p>
          </table:table-cell>
          <table:table-cell table:number-columns-repeated="16331"/>
        </table:table-row>
        <table:table-row table:style-name="ro1">
          <table:table-cell table:style-name="ce22"/>
          <table:table-cell office:value-type="float" office:value="4" table:style-name="ce22">
            <text:p>4</text:p>
          </table:table-cell>
          <table:table-cell office:value-type="float" office:value="390" table:style-name="ce16">
            <text:p>390</text:p>
          </table:table-cell>
          <table:table-cell office:value-type="float" office:value="730" table:formula="msoxl:=C6+D5" table:style-name="ce16">
            <text:p>730</text:p>
          </table:table-cell>
          <table:table-cell office:value-type="float" office:value="171" table:formula="msoxl:=C6-C5" table:style-name="ce16">
            <text:p>171</text:p>
          </table:table-cell>
          <table:table-cell office:value-type="percentage" office:value="0.78082191780821919" table:formula="msoxl:=(C6/C5)-1" table:style-name="ce38">
            <text:p>78.0822%</text:p>
          </table:table-cell>
          <table:table-cell office:value-type="percentage" office:value="0.47691004095466738" table:formula="msoxl:=F5-F6" table:style-name="ce38">
            <text:p>47.6910%</text:p>
          </table:table-cell>
          <table:table-cell office:value-type="float" office:value="4" table:formula="msoxl:=IF(I6=I5,1+H5,1)" table:style-name="ce34">
            <text:p>4</text:p>
          </table:table-cell>
          <table:table-cell office:value-type="string" table:style-name="ce17">
            <text:p>Omni</text:p>
          </table:table-cell>
          <table:table-cell office:value-type="float" office:value="1" table:formula="msoxl:=IF(I6=I5,J5,J5+1)" table:style-name="ce23">
            <text:p>1</text:p>
          </table:table-cell>
          <table:table-cell office:value-type="float" office:value="390" table:formula="msoxl:=C6/J6" table:style-name="ce14">
            <text:p>390</text:p>
          </table:table-cell>
          <table:table-cell office:value-type="float" office:value="730" table:formula="msoxl:=K6+L5" table:style-name="ce14">
            <text:p>730</text:p>
          </table:table-cell>
          <table:table-cell office:value-type="float" office:value="171" table:formula="msoxl:=K6-K5" table:style-name="ce14">
            <text:p>171</text:p>
          </table:table-cell>
          <table:table-cell office:value-type="percentage" office:value="0.40163934426229497" table:formula="msoxl:=M6/M5-1" table:style-name="ce38">
            <text:p>40.1639%</text:p>
          </table:table-cell>
          <table:table-cell table:style-name="ce24"/>
          <table:table-cell table:style-name="ce22"/>
          <table:table-cell table:style-name="ce23"/>
          <table:table-cell office:value-type="float" office:value="4" table:style-name="ce22">
            <text:p>4</text:p>
          </table:table-cell>
          <table:table-cell office:value-type="float" office:value="390" table:style-name="ce16">
            <text:p>390</text:p>
          </table:table-cell>
          <table:table-cell office:value-type="float" office:value="730" table:formula="msoxl:=S6+T5" table:style-name="ce16">
            <text:p>730</text:p>
          </table:table-cell>
          <table:table-cell office:value-type="float" office:value="171" table:formula="msoxl:=S6-S5" table:style-name="ce17">
            <text:p>171</text:p>
          </table:table-cell>
          <table:table-cell office:value-type="percentage" office:value="0.78082191780821919" table:formula="msoxl:=(S6/S5)-1" table:style-name="ce13">
            <text:p>78.08%</text:p>
          </table:table-cell>
          <table:table-cell office:value-type="percentage" office:value="0.47691004095466738" table:formula="msoxl:=V5-V6" table:style-name="ce13">
            <text:p>47.69%</text:p>
          </table:table-cell>
          <table:table-cell office:value-type="string" table:style-name="ce17">
            <text:p>Omni</text:p>
          </table:table-cell>
          <table:table-cell office:value-type="float" office:value="1" table:formula="msoxl:=IF(X6=X5,Y5,Y5+1)" table:style-name="ce23">
            <text:p>1</text:p>
          </table:table-cell>
          <table:table-cell office:value-type="float" office:value="390" table:formula="msoxl:=S6/Y6" table:style-name="ce14">
            <text:p>390</text:p>
          </table:table-cell>
          <table:table-cell office:value-type="float" office:value="730" table:formula="msoxl:=Z6+AA5" table:style-name="ce14">
            <text:p>730</text:p>
          </table:table-cell>
          <table:table-cell office:value-type="float" office:value="171" table:formula="msoxl:=Z6-Z5" table:style-name="ce14">
            <text:p>171</text:p>
          </table:table-cell>
          <table:table-cell office:value-type="percentage" office:value="0.40163934426229497" table:formula="msoxl:=AB6/AB5-1" table:style-name="ce13">
            <text:p>40.16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07" table:style-name="ce22">
            <text:p>607</text:p>
          </table:table-cell>
          <table:table-cell office:value-type="float" office:value="350003" table:style-name="ce23">
            <text:p>350,003</text:p>
          </table:table-cell>
          <table:table-cell office:value-type="float" office:value="1400006" table:formula="msoxl:=AQ6+AR5" table:style-name="ce16">
            <text:p>1,400,006</text:p>
          </table:table-cell>
          <table:table-cell office:value-type="float" office:value="1" table:formula="msoxl:=AQ6-AQ5" table:style-name="ce17">
            <text:p>1</text:p>
          </table:table-cell>
          <table:table-cell office:value-type="percentage" office:value="2.8571265306975846E-6" table:formula="msoxl:=(AQ6/AQ5)-1" table:style-name="ce13">
            <text:p>0.00%</text:p>
          </table:table-cell>
          <table:table-cell office:value-type="percentage" office:value="8.163247855463851E-12" table:formula="msoxl:=AT5-AT6" table:style-name="ce13">
            <text:p>0.00%</text:p>
          </table:table-cell>
          <table:table-cell office:value-type="string" table:style-name="ce22">
            <text:p>Messis</text:p>
          </table:table-cell>
          <table:table-cell office:value-type="float" office:value="15" table:style-name="ce23">
            <text:p>15</text:p>
          </table:table-cell>
          <table:table-cell office:value-type="float" office:value="23333.533333333333" table:formula="msoxl:=AQ6/AW6" table:style-name="ce14">
            <text:p>23,334</text:p>
          </table:table-cell>
          <table:table-cell office:value-type="float" office:value="93333.733333333337" table:formula="msoxl:=AX6+AY5" table:style-name="ce14">
            <text:p>93,334</text:p>
          </table:table-cell>
          <table:table-cell office:value-type="float" office:value="23333.533333333326" table:formula="msoxl:=AY6-AY5" table:style-name="ce14">
            <text:p>23,334</text:p>
          </table:table-cell>
          <table:table-cell office:value-type="percentage" office:value="2.8571265300314508E-6" table:formula="msoxl:=AZ6/AZ5-1" table:style-name="ce13">
            <text:p>0.00%</text:p>
          </table:table-cell>
          <table:table-cell table:number-columns-repeated="16331"/>
        </table:table-row>
        <table:table-row table:style-name="ro1">
          <table:table-cell table:style-name="ce22"/>
          <table:table-cell office:value-type="float" office:value="5" table:style-name="ce22">
            <text:p>5</text:p>
          </table:table-cell>
          <table:table-cell office:value-type="float" office:value="650" table:style-name="ce25">
            <text:p>650</text:p>
          </table:table-cell>
          <table:table-cell office:value-type="float" office:value="1380" table:formula="msoxl:=C7+D6" table:style-name="ce25">
            <text:p>1,380</text:p>
          </table:table-cell>
          <table:table-cell office:value-type="float" office:value="260" table:formula="msoxl:=C7-C6" table:style-name="ce25">
            <text:p>260</text:p>
          </table:table-cell>
          <table:table-cell office:value-type="percentage" office:value="0.66666666666666674" table:formula="msoxl:=(C7/C6)-1" table:style-name="ce39">
            <text:p>66.6667%</text:p>
          </table:table-cell>
          <table:table-cell office:value-type="percentage" office:value="0.11415525114155245" table:formula="msoxl:=F6-F7" table:style-name="ce38">
            <text:p>11.4155%</text:p>
          </table:table-cell>
          <table:table-cell office:value-type="float" office:value="5" table:formula="msoxl:=IF(I7=I6,1+H6,1)" table:style-name="ce34">
            <text:p>5</text:p>
          </table:table-cell>
          <table:table-cell office:value-type="string" table:style-name="ce22">
            <text:p>Omni</text:p>
          </table:table-cell>
          <table:table-cell office:value-type="float" office:value="1" table:formula="msoxl:=IF(I7=I6,J6,J6+1)" table:style-name="ce23">
            <text:p>1</text:p>
          </table:table-cell>
          <table:table-cell office:value-type="float" office:value="650" table:formula="msoxl:=C7/J7" table:style-name="ce28">
            <text:p>650</text:p>
          </table:table-cell>
          <table:table-cell office:value-type="float" office:value="1380" table:formula="msoxl:=K7+L6" table:style-name="ce14">
            <text:p>1,380</text:p>
          </table:table-cell>
          <table:table-cell office:value-type="float" office:value="260" table:formula="msoxl:=K7-K6" table:style-name="ce14">
            <text:p>260</text:p>
          </table:table-cell>
          <table:table-cell office:value-type="percentage" office:value="0.52046783625730986" table:formula="msoxl:=M7/M6-1" table:style-name="ce39">
            <text:p>52.0468%</text:p>
          </table:table-cell>
          <table:table-cell table:style-name="ce24"/>
          <table:table-cell table:style-name="ce22"/>
          <table:table-cell table:style-name="ce23"/>
          <table:table-cell office:value-type="float" office:value="5" table:style-name="ce22">
            <text:p>5</text:p>
          </table:table-cell>
          <table:table-cell office:value-type="float" office:value="650" table:style-name="ce25">
            <text:p>650</text:p>
          </table:table-cell>
          <table:table-cell office:value-type="float" office:value="1380" table:formula="msoxl:=S7+T6" table:style-name="ce25">
            <text:p>1,380</text:p>
          </table:table-cell>
          <table:table-cell office:value-type="float" office:value="260" table:formula="msoxl:=S7-S6" table:style-name="ce26">
            <text:p>260</text:p>
          </table:table-cell>
          <table:table-cell office:value-type="percentage" office:value="0.66666666666666674" table:formula="msoxl:=(S7/S6)-1" table:style-name="ce27">
            <text:p>66.67%</text:p>
          </table:table-cell>
          <table:table-cell office:value-type="percentage" office:value="0.11415525114155245" table:formula="msoxl:=V6-V7" table:style-name="ce13">
            <text:p>11.42%</text:p>
          </table:table-cell>
          <table:table-cell office:value-type="string" table:style-name="ce22">
            <text:p>Omni</text:p>
          </table:table-cell>
          <table:table-cell office:value-type="float" office:value="1" table:formula="msoxl:=IF(X7=X6,Y6,Y6+1)" table:style-name="ce23">
            <text:p>1</text:p>
          </table:table-cell>
          <table:table-cell office:value-type="float" office:value="650" table:formula="msoxl:=S7/Y7" table:style-name="ce28">
            <text:p>650</text:p>
          </table:table-cell>
          <table:table-cell office:value-type="float" office:value="1380" table:formula="msoxl:=Z7+AA6" table:style-name="ce14">
            <text:p>1,380</text:p>
          </table:table-cell>
          <table:table-cell office:value-type="float" office:value="260" table:formula="msoxl:=Z7-Z6" table:style-name="ce14">
            <text:p>260</text:p>
          </table:table-cell>
          <table:table-cell office:value-type="percentage" office:value="0.52046783625730986" table:formula="msoxl:=AB7/AB6-1" table:style-name="ce27">
            <text:p>52.05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08" table:style-name="ce22">
            <text:p>608</text:p>
          </table:table-cell>
          <table:table-cell office:value-type="float" office:value="350004" table:style-name="ce23">
            <text:p>350,004</text:p>
          </table:table-cell>
          <table:table-cell office:value-type="float" office:value="1750010" table:formula="msoxl:=AQ7+AR6" table:style-name="ce16">
            <text:p>1,750,010</text:p>
          </table:table-cell>
          <table:table-cell office:value-type="float" office:value="1" table:formula="msoxl:=AQ7-AQ6" table:style-name="ce17">
            <text:p>1</text:p>
          </table:table-cell>
          <table:table-cell office:value-type="percentage" office:value="2.8571183674497291E-6" table:formula="msoxl:=(AQ7/AQ6)-1" table:style-name="ce13">
            <text:p>0.00%</text:p>
          </table:table-cell>
          <table:table-cell office:value-type="percentage" office:value="8.163247855463851E-12" table:formula="msoxl:=AT6-AT7" table:style-name="ce13">
            <text:p>0.00%</text:p>
          </table:table-cell>
          <table:table-cell office:value-type="string" table:style-name="ce22">
            <text:p>Messis</text:p>
          </table:table-cell>
          <table:table-cell office:value-type="float" office:value="15" table:style-name="ce23">
            <text:p>15</text:p>
          </table:table-cell>
          <table:table-cell office:value-type="float" office:value="23333.599999999999" table:formula="msoxl:=AQ7/AW7" table:style-name="ce14">
            <text:p>23,334</text:p>
          </table:table-cell>
          <table:table-cell office:value-type="float" office:value="116667.33333333334" table:formula="msoxl:=AX7+AY6" table:style-name="ce14">
            <text:p>116,667</text:p>
          </table:table-cell>
          <table:table-cell office:value-type="float" office:value="23333.600000000006" table:formula="msoxl:=AY7-AY6" table:style-name="ce14">
            <text:p>23,334</text:p>
          </table:table-cell>
          <table:table-cell office:value-type="percentage" office:value="2.8571183681158629E-6" table:formula="msoxl:=AZ7/AZ6-1" table:style-name="ce13">
            <text:p>0.00%</text:p>
          </table:table-cell>
          <table:table-cell table:number-columns-repeated="16331"/>
        </table:table-row>
        <table:table-row table:style-name="ro1">
          <table:table-cell table:style-name="ce22"/>
          <table:table-cell office:value-type="float" office:value="6" table:style-name="ce22">
            <text:p>6</text:p>
          </table:table-cell>
          <table:table-cell office:value-type="float" office:value="1000" table:style-name="ce16">
            <text:p>1,000</text:p>
          </table:table-cell>
          <table:table-cell office:value-type="float" office:value="2380" table:formula="msoxl:=C8+D7" table:style-name="ce16">
            <text:p>2,380</text:p>
          </table:table-cell>
          <table:table-cell office:value-type="float" office:value="350" table:formula="msoxl:=C8-C7" table:style-name="ce16">
            <text:p>350</text:p>
          </table:table-cell>
          <table:table-cell office:value-type="percentage" office:value="0.53846153846153855" table:formula="msoxl:=(C8/C7)-1" table:style-name="ce38">
            <text:p>53.8462%</text:p>
          </table:table-cell>
          <table:table-cell office:value-type="percentage" office:value="0.12820512820512819" table:formula="msoxl:=F7-F8" table:style-name="ce38">
            <text:p>12.8205%</text:p>
          </table:table-cell>
          <table:table-cell office:value-type="float" office:value="6" table:formula="msoxl:=IF(I8=I7,1+H7,1)" table:style-name="ce34">
            <text:p>6</text:p>
          </table:table-cell>
          <table:table-cell office:value-type="string" table:style-name="ce17">
            <text:p>Omni</text:p>
          </table:table-cell>
          <table:table-cell office:value-type="float" office:value="1" table:formula="msoxl:=IF(I8=I7,J7,J7+1)" table:style-name="ce23">
            <text:p>1</text:p>
          </table:table-cell>
          <table:table-cell office:value-type="float" office:value="1000" table:formula="msoxl:=C8/J8" table:style-name="ce14">
            <text:p>1,000</text:p>
          </table:table-cell>
          <table:table-cell office:value-type="float" office:value="2380" table:formula="msoxl:=K8+L7" table:style-name="ce14">
            <text:p>2,380</text:p>
          </table:table-cell>
          <table:table-cell office:value-type="float" office:value="350" table:formula="msoxl:=K8-K7" table:style-name="ce14">
            <text:p>350</text:p>
          </table:table-cell>
          <table:table-cell office:value-type="percentage" office:value="0.34615384615384626" table:formula="msoxl:=M8/M7-1" table:style-name="ce38">
            <text:p>34.6154%</text:p>
          </table:table-cell>
          <table:table-cell table:style-name="ce24"/>
          <table:table-cell table:style-name="ce22"/>
          <table:table-cell table:style-name="ce23"/>
          <table:table-cell office:value-type="float" office:value="6" table:style-name="ce22">
            <text:p>6</text:p>
          </table:table-cell>
          <table:table-cell office:value-type="float" office:value="877" table:style-name="ce16">
            <text:p>877</text:p>
          </table:table-cell>
          <table:table-cell office:value-type="float" office:value="2257" table:formula="msoxl:=S8+T7" table:style-name="ce16">
            <text:p>2,257</text:p>
          </table:table-cell>
          <table:table-cell office:value-type="float" office:value="227" table:formula="msoxl:=S8-S7" table:style-name="ce17">
            <text:p>227</text:p>
          </table:table-cell>
          <table:table-cell office:value-type="percentage" office:value="0.34923076923076923" table:formula="msoxl:=(S8/S7)-1" table:style-name="ce13">
            <text:p>34.92%</text:p>
          </table:table-cell>
          <table:table-cell office:value-type="percentage" office:value="0.31743589743589751" table:formula="msoxl:=V7-V8" table:style-name="ce13">
            <text:p>31.74%</text:p>
          </table:table-cell>
          <table:table-cell office:value-type="string" table:style-name="ce17">
            <text:p>Omni</text:p>
          </table:table-cell>
          <table:table-cell office:value-type="float" office:value="1" table:formula="msoxl:=IF(X8=X7,Y7,Y7+1)" table:style-name="ce23">
            <text:p>1</text:p>
          </table:table-cell>
          <table:table-cell office:value-type="float" office:value="877" table:formula="msoxl:=S8/Y8" table:style-name="ce14">
            <text:p>877</text:p>
          </table:table-cell>
          <table:table-cell office:value-type="float" office:value="2257" table:formula="msoxl:=Z8+AA7" table:style-name="ce14">
            <text:p>2,257</text:p>
          </table:table-cell>
          <table:table-cell office:value-type="float" office:value="227" table:formula="msoxl:=Z8-Z7" table:style-name="ce14">
            <text:p>227</text:p>
          </table:table-cell>
          <table:table-cell office:value-type="percentage" office:value="-0.12692307692307692" table:formula="msoxl:=AB8/AB7-1" table:style-name="ce13">
            <text:p>-12.69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09" table:style-name="ce22">
            <text:p>609</text:p>
          </table:table-cell>
          <table:table-cell office:value-type="float" office:value="350005" table:style-name="ce23">
            <text:p>350,005</text:p>
          </table:table-cell>
          <table:table-cell office:value-type="float" office:value="2100015" table:formula="msoxl:=AQ8+AR7" table:style-name="ce16">
            <text:p>2,100,015</text:p>
          </table:table-cell>
          <table:table-cell office:value-type="float" office:value="1" table:formula="msoxl:=AQ8-AQ7" table:style-name="ce17">
            <text:p>1</text:p>
          </table:table-cell>
          <table:table-cell office:value-type="percentage" office:value="2.8571102044239183E-6" table:formula="msoxl:=(AQ8/AQ7)-1" table:style-name="ce13">
            <text:p>0.00%</text:p>
          </table:table-cell>
          <table:table-cell office:value-type="percentage" office:value="8.163025810858926E-12" table:formula="msoxl:=AT7-AT8" table:style-name="ce13">
            <text:p>0.00%</text:p>
          </table:table-cell>
          <table:table-cell office:value-type="string" table:style-name="ce22">
            <text:p>Messis</text:p>
          </table:table-cell>
          <table:table-cell office:value-type="float" office:value="15" table:style-name="ce23">
            <text:p>15</text:p>
          </table:table-cell>
          <table:table-cell office:value-type="float" office:value="23333.666666666668" table:formula="msoxl:=AQ8/AW8" table:style-name="ce14">
            <text:p>23,334</text:p>
          </table:table-cell>
          <table:table-cell office:value-type="float" office:value="140001" table:formula="msoxl:=AX8+AY7" table:style-name="ce14">
            <text:p>140,001</text:p>
          </table:table-cell>
          <table:table-cell office:value-type="float" office:value="23333.666666666657" table:formula="msoxl:=AY8-AY7" table:style-name="ce14">
            <text:p>23,334</text:p>
          </table:table-cell>
          <table:table-cell office:value-type="percentage" office:value="2.8571102037577845E-6" table:formula="msoxl:=AZ8/AZ7-1" table:style-name="ce13">
            <text:p>0.00%</text:p>
          </table:table-cell>
          <table:table-cell table:number-columns-repeated="16331"/>
        </table:table-row>
        <table:table-row table:style-name="ro1">
          <table:table-cell table:style-name="ce22"/>
          <table:table-cell office:value-type="float" office:value="7" table:style-name="ce22">
            <text:p>7</text:p>
          </table:table-cell>
          <table:table-cell office:value-type="float" office:value="1393" table:style-name="ce25">
            <text:p>1,393</text:p>
          </table:table-cell>
          <table:table-cell office:value-type="float" office:value="3773" table:formula="msoxl:=C9+D8" table:style-name="ce25">
            <text:p>3,773</text:p>
          </table:table-cell>
          <table:table-cell office:value-type="float" office:value="393" table:formula="msoxl:=C9-C8" table:style-name="ce25">
            <text:p>393</text:p>
          </table:table-cell>
          <table:table-cell office:value-type="percentage" office:value="0.39300000000000002" table:formula="msoxl:=(C9/C8)-1" table:style-name="ce39">
            <text:p>39.3000%</text:p>
          </table:table-cell>
          <table:table-cell office:value-type="percentage" office:value="0.14546153846153853" table:formula="msoxl:=F8-F9" table:style-name="ce38">
            <text:p>14.5462%</text:p>
          </table:table-cell>
          <table:table-cell office:value-type="float" office:value="1" table:formula="msoxl:=IF(I9=I8,1+H8,1)" table:style-name="ce34">
            <text:p>1</text:p>
          </table:table-cell>
          <table:table-cell office:value-type="string" table:style-name="ce24">
            <text:p>Mors</text:p>
          </table:table-cell>
          <table:table-cell office:value-type="float" office:value="2" table:formula="msoxl:=IF(I9=I8,J8,J8+1)" table:style-name="ce23">
            <text:p>2</text:p>
          </table:table-cell>
          <table:table-cell office:value-type="float" office:value="696.5" table:formula="msoxl:=C9/J9" table:style-name="ce28">
            <text:p>697</text:p>
          </table:table-cell>
          <table:table-cell office:value-type="float" office:value="3076.5" table:formula="msoxl:=K9+L8" table:style-name="ce14">
            <text:p>3,077</text:p>
          </table:table-cell>
          <table:table-cell office:value-type="float" office:value="-303.5" table:formula="msoxl:=K9-K8" table:style-name="ce14">
            <text:p>-304</text:p>
          </table:table-cell>
          <table:table-cell office:value-type="percentage" office:value="-1.867142857142857" table:formula="msoxl:=M9/M8-1" table:style-name="ce39">
            <text:p>-186.7143%</text:p>
          </table:table-cell>
          <table:table-cell table:style-name="ce24"/>
          <table:table-cell table:style-name="ce22"/>
          <table:table-cell table:style-name="ce23"/>
          <table:table-cell office:value-type="float" office:value="7" table:style-name="ce22">
            <text:p>7</text:p>
          </table:table-cell>
          <table:table-cell office:value-type="float" office:value="1393" table:style-name="ce25">
            <text:p>1,393</text:p>
          </table:table-cell>
          <table:table-cell office:value-type="float" office:value="3650" table:formula="msoxl:=S9+T8" table:style-name="ce25">
            <text:p>3,650</text:p>
          </table:table-cell>
          <table:table-cell office:value-type="float" office:value="516" table:formula="msoxl:=S9-S8" table:style-name="ce26">
            <text:p>516</text:p>
          </table:table-cell>
          <table:table-cell office:value-type="percentage" office:value="0.58836944127708102" table:formula="msoxl:=(S9/S8)-1" table:style-name="ce27">
            <text:p>58.84%</text:p>
          </table:table-cell>
          <table:table-cell office:value-type="percentage" office:value="-0.23913867204631178" table:formula="msoxl:=V8-V9" table:style-name="ce13">
            <text:p>-23.91%</text:p>
          </table:table-cell>
          <table:table-cell office:value-type="string" table:style-name="ce24">
            <text:p>Mors</text:p>
          </table:table-cell>
          <table:table-cell office:value-type="float" office:value="2" table:formula="msoxl:=IF(X9=X8,Y8,Y8+1)" table:style-name="ce23">
            <text:p>2</text:p>
          </table:table-cell>
          <table:table-cell office:value-type="float" office:value="696.5" table:formula="msoxl:=S9/Y9" table:style-name="ce28">
            <text:p>697</text:p>
          </table:table-cell>
          <table:table-cell office:value-type="float" office:value="2953.5" table:formula="msoxl:=Z9+AA8" table:style-name="ce14">
            <text:p>2,954</text:p>
          </table:table-cell>
          <table:table-cell office:value-type="float" office:value="-180.5" table:formula="msoxl:=Z9-Z8" table:style-name="ce14">
            <text:p>-181</text:p>
          </table:table-cell>
          <table:table-cell office:value-type="percentage" office:value="-1.7951541850220263" table:formula="msoxl:=AB9/AB8-1" table:style-name="ce27">
            <text:p>-179.52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10" table:style-name="ce22">
            <text:p>610</text:p>
          </table:table-cell>
          <table:table-cell office:value-type="float" office:value="350006" table:style-name="ce23">
            <text:p>350,006</text:p>
          </table:table-cell>
          <table:table-cell office:value-type="float" office:value="2450021" table:formula="msoxl:=AQ9+AR8" table:style-name="ce16">
            <text:p>2,450,021</text:p>
          </table:table-cell>
          <table:table-cell office:value-type="float" office:value="1" table:formula="msoxl:=AQ9-AQ8" table:style-name="ce17">
            <text:p>1</text:p>
          </table:table-cell>
          <table:table-cell office:value-type="percentage" office:value="2.8571020413981074E-6" table:formula="msoxl:=(AQ9/AQ8)-1" table:style-name="ce13">
            <text:p>0.00%</text:p>
          </table:table-cell>
          <table:table-cell office:value-type="percentage" office:value="8.163025810858926E-12" table:formula="msoxl:=AT8-AT9" table:style-name="ce13">
            <text:p>0.00%</text:p>
          </table:table-cell>
          <table:table-cell office:value-type="string" table:style-name="ce22">
            <text:p>Messis</text:p>
          </table:table-cell>
          <table:table-cell office:value-type="float" office:value="15" table:style-name="ce23">
            <text:p>15</text:p>
          </table:table-cell>
          <table:table-cell office:value-type="float" office:value="23333.733333333334" table:formula="msoxl:=AQ9/AW9" table:style-name="ce14">
            <text:p>23,334</text:p>
          </table:table-cell>
          <table:table-cell office:value-type="float" office:value="163334.73333333334" table:formula="msoxl:=AX9+AY8" table:style-name="ce14">
            <text:p>163,335</text:p>
          </table:table-cell>
          <table:table-cell office:value-type="float" office:value="23333.733333333337" table:formula="msoxl:=AY9-AY8" table:style-name="ce14">
            <text:p>23,334</text:p>
          </table:table-cell>
          <table:table-cell office:value-type="percentage" office:value="2.8571020420642412E-6" table:formula="msoxl:=AZ9/AZ8-1" table:style-name="ce13">
            <text:p>0.00%</text:p>
          </table:table-cell>
          <table:table-cell table:number-columns-repeated="16331"/>
        </table:table-row>
        <table:table-row table:style-name="ro1">
          <table:table-cell table:style-name="ce22"/>
          <table:table-cell office:value-type="float" office:value="8" table:style-name="ce22">
            <text:p>8</text:p>
          </table:table-cell>
          <table:table-cell office:value-type="float" office:value="1714" table:style-name="ce25">
            <text:p>1,714</text:p>
          </table:table-cell>
          <table:table-cell office:value-type="float" office:value="5487" table:formula="msoxl:=C10+D9" table:style-name="ce25">
            <text:p>5,487</text:p>
          </table:table-cell>
          <table:table-cell office:value-type="float" office:value="321" table:formula="msoxl:=C10-C9" table:style-name="ce25">
            <text:p>321</text:p>
          </table:table-cell>
          <table:table-cell office:value-type="percentage" office:value="0.23043790380473794" table:formula="msoxl:=(C10/C9)-1" table:style-name="ce39">
            <text:p>23.0438%</text:p>
          </table:table-cell>
          <table:table-cell office:value-type="percentage" office:value="0.16256209619526207" table:formula="msoxl:=F9-F10" table:style-name="ce38">
            <text:p>16.2562%</text:p>
          </table:table-cell>
          <table:table-cell office:value-type="float" office:value="2" table:formula="msoxl:=IF(I10=I9,1+H9,1)" table:style-name="ce34">
            <text:p>2</text:p>
          </table:table-cell>
          <table:table-cell office:value-type="string" table:style-name="ce24">
            <text:p>Mors</text:p>
          </table:table-cell>
          <table:table-cell office:value-type="float" office:value="2" table:formula="msoxl:=IF(I10=I9,J9,J9+1)" table:style-name="ce23">
            <text:p>2</text:p>
          </table:table-cell>
          <table:table-cell office:value-type="float" office:value="857" table:formula="msoxl:=C10/J10" table:style-name="ce28">
            <text:p>857</text:p>
          </table:table-cell>
          <table:table-cell office:value-type="float" office:value="3933.5" table:formula="msoxl:=K10+L9" table:style-name="ce14">
            <text:p>3,934</text:p>
          </table:table-cell>
          <table:table-cell office:value-type="float" office:value="160.5" table:formula="msoxl:=K10-K9" table:style-name="ce14">
            <text:p>161</text:p>
          </table:table-cell>
          <table:table-cell office:value-type="percentage" office:value="-1.5288303130148271" table:formula="msoxl:=M10/M9-1" table:style-name="ce39">
            <text:p>-152.8830%</text:p>
          </table:table-cell>
          <table:table-cell table:style-name="ce24"/>
          <table:table-cell table:style-name="ce22"/>
          <table:table-cell table:style-name="ce23"/>
          <table:table-cell office:value-type="float" office:value="8" table:style-name="ce22">
            <text:p>8</text:p>
          </table:table-cell>
          <table:table-cell office:value-type="float" office:value="1714" table:style-name="ce25">
            <text:p>1,714</text:p>
          </table:table-cell>
          <table:table-cell office:value-type="float" office:value="5364" table:formula="msoxl:=S10+T9" table:style-name="ce25">
            <text:p>5,364</text:p>
          </table:table-cell>
          <table:table-cell office:value-type="float" office:value="321" table:formula="msoxl:=S10-S9" table:style-name="ce26">
            <text:p>321</text:p>
          </table:table-cell>
          <table:table-cell office:value-type="percentage" office:value="0.23043790380473794" table:formula="msoxl:=(S10/S9)-1" table:style-name="ce27">
            <text:p>23.04%</text:p>
          </table:table-cell>
          <table:table-cell office:value-type="percentage" office:value="0.35793153747234308" table:formula="msoxl:=V9-V10" table:style-name="ce13">
            <text:p>35.79%</text:p>
          </table:table-cell>
          <table:table-cell office:value-type="string" table:style-name="ce24">
            <text:p>Mors</text:p>
          </table:table-cell>
          <table:table-cell office:value-type="float" office:value="2" table:formula="msoxl:=IF(X10=X9,Y9,Y9+1)" table:style-name="ce23">
            <text:p>2</text:p>
          </table:table-cell>
          <table:table-cell office:value-type="float" office:value="857" table:formula="msoxl:=S10/Y10" table:style-name="ce28">
            <text:p>857</text:p>
          </table:table-cell>
          <table:table-cell office:value-type="float" office:value="3810.5" table:formula="msoxl:=Z10+AA9" table:style-name="ce14">
            <text:p>3,811</text:p>
          </table:table-cell>
          <table:table-cell office:value-type="float" office:value="160.5" table:formula="msoxl:=Z10-Z9" table:style-name="ce14">
            <text:p>161</text:p>
          </table:table-cell>
          <table:table-cell office:value-type="percentage" office:value="-1.889196675900277" table:formula="msoxl:=AB10/AB9-1" table:style-name="ce27">
            <text:p>-188.92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11" table:style-name="ce22">
            <text:p>611</text:p>
          </table:table-cell>
          <table:table-cell office:value-type="float" office:value="350007" table:style-name="ce23">
            <text:p>350,007</text:p>
          </table:table-cell>
          <table:table-cell office:value-type="float" office:value="2800028" table:formula="msoxl:=AQ10+AR9" table:style-name="ce16">
            <text:p>2,800,028</text:p>
          </table:table-cell>
          <table:table-cell office:value-type="float" office:value="1" table:formula="msoxl:=AQ10-AQ9" table:style-name="ce17">
            <text:p>1</text:p>
          </table:table-cell>
          <table:table-cell office:value-type="percentage" office:value="2.8570938783722966E-6" table:formula="msoxl:=(AQ10/AQ9)-1" table:style-name="ce13">
            <text:p>0.00%</text:p>
          </table:table-cell>
          <table:table-cell office:value-type="percentage" office:value="8.163025810858926E-12" table:formula="msoxl:=AT9-AT10" table:style-name="ce13">
            <text:p>0.00%</text:p>
          </table:table-cell>
          <table:table-cell office:value-type="string" table:style-name="ce22">
            <text:p>Messis</text:p>
          </table:table-cell>
          <table:table-cell office:value-type="float" office:value="15" table:style-name="ce23">
            <text:p>15</text:p>
          </table:table-cell>
          <table:table-cell office:value-type="float" office:value="23333.8" table:formula="msoxl:=AQ10/AW10" table:style-name="ce14">
            <text:p>23,334</text:p>
          </table:table-cell>
          <table:table-cell office:value-type="float" office:value="186668.53333333333" table:formula="msoxl:=AX10+AY9" table:style-name="ce14">
            <text:p>186,669</text:p>
          </table:table-cell>
          <table:table-cell office:value-type="float" office:value="23333.799999999988" table:formula="msoxl:=AY10-AY9" table:style-name="ce14">
            <text:p>23,334</text:p>
          </table:table-cell>
          <table:table-cell office:value-type="percentage" office:value="2.8570938777061627E-6" table:formula="msoxl:=AZ10/AZ9-1" table:style-name="ce13">
            <text:p>0.00%</text:p>
          </table:table-cell>
          <table:table-cell table:number-columns-repeated="16331"/>
        </table:table-row>
        <table:table-row table:style-name="ro1">
          <table:table-cell table:style-name="ce22"/>
          <table:table-cell office:value-type="float" office:value="9" table:style-name="ce22">
            <text:p>9</text:p>
          </table:table-cell>
          <table:table-cell office:value-type="float" office:value="2095" table:style-name="ce25">
            <text:p>2,095</text:p>
          </table:table-cell>
          <table:table-cell office:value-type="float" office:value="7582" table:formula="msoxl:=C11+D10" table:style-name="ce25">
            <text:p>7,582</text:p>
          </table:table-cell>
          <table:table-cell office:value-type="float" office:value="381" table:formula="msoxl:=C11-C10" table:style-name="ce25">
            <text:p>381</text:p>
          </table:table-cell>
          <table:table-cell office:value-type="percentage" office:value="0.22228704784130682" table:formula="msoxl:=(C11/C10)-1" table:style-name="ce39">
            <text:p>22.2287%</text:p>
          </table:table-cell>
          <table:table-cell office:value-type="percentage" office:value="8.1508559634311251E-3" table:formula="msoxl:=F10-F11" table:style-name="ce38">
            <text:p>0.8151%</text:p>
          </table:table-cell>
          <table:table-cell office:value-type="float" office:value="3" table:formula="msoxl:=IF(I11=I10,1+H10,1)" table:style-name="ce34">
            <text:p>3</text:p>
          </table:table-cell>
          <table:table-cell office:value-type="string" table:style-name="ce24">
            <text:p>Mors</text:p>
          </table:table-cell>
          <table:table-cell office:value-type="float" office:value="2" table:formula="msoxl:=IF(I11=I10,J10,J10+1)" table:style-name="ce23">
            <text:p>2</text:p>
          </table:table-cell>
          <table:table-cell office:value-type="float" office:value="1047.5" table:formula="msoxl:=C11/J11" table:style-name="ce28">
            <text:p>1,048</text:p>
          </table:table-cell>
          <table:table-cell office:value-type="float" office:value="4981" table:formula="msoxl:=K11+L10" table:style-name="ce14">
            <text:p>4,981</text:p>
          </table:table-cell>
          <table:table-cell office:value-type="float" office:value="190.5" table:formula="msoxl:=K11-K10" table:style-name="ce14">
            <text:p>191</text:p>
          </table:table-cell>
          <table:table-cell office:value-type="percentage" office:value="0.18691588785046731" table:formula="msoxl:=M11/M10-1" table:style-name="ce39">
            <text:p>18.6916%</text:p>
          </table:table-cell>
          <table:table-cell table:style-name="ce24"/>
          <table:table-cell table:style-name="ce22"/>
          <table:table-cell table:style-name="ce23"/>
          <table:table-cell office:value-type="float" office:value="9" table:style-name="ce22">
            <text:p>9</text:p>
          </table:table-cell>
          <table:table-cell office:value-type="float" office:value="2095" table:style-name="ce25">
            <text:p>2,095</text:p>
          </table:table-cell>
          <table:table-cell office:value-type="float" office:value="7459" table:formula="msoxl:=S11+T10" table:style-name="ce25">
            <text:p>7,459</text:p>
          </table:table-cell>
          <table:table-cell office:value-type="float" office:value="381" table:formula="msoxl:=S11-S10" table:style-name="ce26">
            <text:p>381</text:p>
          </table:table-cell>
          <table:table-cell office:value-type="percentage" office:value="0.22228704784130682" table:formula="msoxl:=(S11/S10)-1" table:style-name="ce27">
            <text:p>22.23%</text:p>
          </table:table-cell>
          <table:table-cell office:value-type="percentage" office:value="8.1508559634311251E-3" table:formula="msoxl:=V10-V11" table:style-name="ce13">
            <text:p>0.82%</text:p>
          </table:table-cell>
          <table:table-cell office:value-type="string" table:style-name="ce24">
            <text:p>Mors</text:p>
          </table:table-cell>
          <table:table-cell office:value-type="float" office:value="2" table:formula="msoxl:=IF(X11=X10,Y10,Y10+1)" table:style-name="ce23">
            <text:p>2</text:p>
          </table:table-cell>
          <table:table-cell office:value-type="float" office:value="1047.5" table:formula="msoxl:=S11/Y11" table:style-name="ce28">
            <text:p>1,048</text:p>
          </table:table-cell>
          <table:table-cell office:value-type="float" office:value="4858" table:formula="msoxl:=Z11+AA10" table:style-name="ce14">
            <text:p>4,858</text:p>
          </table:table-cell>
          <table:table-cell office:value-type="float" office:value="190.5" table:formula="msoxl:=Z11-Z10" table:style-name="ce14">
            <text:p>191</text:p>
          </table:table-cell>
          <table:table-cell office:value-type="percentage" office:value="0.18691588785046731" table:formula="msoxl:=AB11/AB10-1" table:style-name="ce27">
            <text:p>18.69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12" table:style-name="ce22">
            <text:p>612</text:p>
          </table:table-cell>
          <table:table-cell office:value-type="float" office:value="350008" table:style-name="ce23">
            <text:p>350,008</text:p>
          </table:table-cell>
          <table:table-cell office:value-type="float" office:value="3150036" table:formula="msoxl:=AQ11+AR10" table:style-name="ce16">
            <text:p>3,150,036</text:p>
          </table:table-cell>
          <table:table-cell office:value-type="float" office:value="1" table:formula="msoxl:=AQ11-AQ10" table:style-name="ce17">
            <text:p>1</text:p>
          </table:table-cell>
          <table:table-cell office:value-type="percentage" office:value="2.8570857153464857E-6" table:formula="msoxl:=(AQ11/AQ10)-1" table:style-name="ce13">
            <text:p>0.00%</text:p>
          </table:table-cell>
          <table:table-cell office:value-type="percentage" office:value="8.163025810858926E-12" table:formula="msoxl:=AT10-AT11" table:style-name="ce13">
            <text:p>0.00%</text:p>
          </table:table-cell>
          <table:table-cell office:value-type="string" table:style-name="ce22">
            <text:p>Messis</text:p>
          </table:table-cell>
          <table:table-cell office:value-type="float" office:value="15" table:style-name="ce23">
            <text:p>15</text:p>
          </table:table-cell>
          <table:table-cell office:value-type="float" office:value="23333.866666666665" table:formula="msoxl:=AQ11/AW11" table:style-name="ce14">
            <text:p>23,334</text:p>
          </table:table-cell>
          <table:table-cell office:value-type="float" office:value="210002.4" table:formula="msoxl:=AX11+AY10" table:style-name="ce14">
            <text:p>210,002</text:p>
          </table:table-cell>
          <table:table-cell office:value-type="float" office:value="23333.866666666669" table:formula="msoxl:=AY11-AY10" table:style-name="ce14">
            <text:p>23,334</text:p>
          </table:table-cell>
          <table:table-cell office:value-type="percentage" office:value="2.8570857160126195E-6" table:formula="msoxl:=AZ11/AZ10-1" table:style-name="ce13">
            <text:p>0.00%</text:p>
          </table:table-cell>
          <table:table-cell table:number-columns-repeated="16331"/>
        </table:table-row>
        <table:table-row table:style-name="ro1">
          <table:table-cell table:style-name="ce22"/>
          <table:table-cell office:value-type="float" office:value="10" table:style-name="ce22">
            <text:p>10</text:p>
          </table:table-cell>
          <table:table-cell office:value-type="float" office:value="2544" table:style-name="ce25">
            <text:p>2,544</text:p>
          </table:table-cell>
          <table:table-cell office:value-type="float" office:value="10126" table:formula="msoxl:=C12+D11" table:style-name="ce25">
            <text:p>10,126</text:p>
          </table:table-cell>
          <table:table-cell office:value-type="float" office:value="449" table:formula="msoxl:=C12-C11" table:style-name="ce25">
            <text:p>449</text:p>
          </table:table-cell>
          <table:table-cell office:value-type="percentage" office:value="0.21431980906921244" table:formula="msoxl:=(C12/C11)-1" table:style-name="ce39">
            <text:p>21.4320%</text:p>
          </table:table-cell>
          <table:table-cell office:value-type="percentage" office:value="7.967238772094376E-3" table:formula="msoxl:=F11-F12" table:style-name="ce38">
            <text:p>0.7967%</text:p>
          </table:table-cell>
          <table:table-cell office:value-type="float" office:value="4" table:formula="msoxl:=IF(I12=I11,1+H11,1)" table:style-name="ce34">
            <text:p>4</text:p>
          </table:table-cell>
          <table:table-cell office:value-type="string" table:style-name="ce24">
            <text:p>Mors</text:p>
          </table:table-cell>
          <table:table-cell office:value-type="float" office:value="2" table:formula="msoxl:=IF(I12=I11,J11,J11+1)" table:style-name="ce23">
            <text:p>2</text:p>
          </table:table-cell>
          <table:table-cell office:value-type="float" office:value="1272" table:formula="msoxl:=C12/J12" table:style-name="ce28">
            <text:p>1,272</text:p>
          </table:table-cell>
          <table:table-cell office:value-type="float" office:value="6253" table:formula="msoxl:=K12+L11" table:style-name="ce14">
            <text:p>6,253</text:p>
          </table:table-cell>
          <table:table-cell office:value-type="float" office:value="224.5" table:formula="msoxl:=K12-K11" table:style-name="ce14">
            <text:p>225</text:p>
          </table:table-cell>
          <table:table-cell office:value-type="percentage" office:value="0.17847769028871396" table:formula="msoxl:=M12/M11-1" table:style-name="ce39">
            <text:p>17.8478%</text:p>
          </table:table-cell>
          <table:table-cell table:style-name="ce24"/>
          <table:table-cell table:style-name="ce22"/>
          <table:table-cell table:style-name="ce23"/>
          <table:table-cell office:value-type="float" office:value="10" table:style-name="ce22">
            <text:p>10</text:p>
          </table:table-cell>
          <table:table-cell office:value-type="float" office:value="2544" table:style-name="ce25">
            <text:p>2,544</text:p>
          </table:table-cell>
          <table:table-cell office:value-type="float" office:value="10003" table:formula="msoxl:=S12+T11" table:style-name="ce25">
            <text:p>10,003</text:p>
          </table:table-cell>
          <table:table-cell office:value-type="float" office:value="449" table:formula="msoxl:=S12-S11" table:style-name="ce26">
            <text:p>449</text:p>
          </table:table-cell>
          <table:table-cell office:value-type="percentage" office:value="0.21431980906921244" table:formula="msoxl:=(S12/S11)-1" table:style-name="ce27">
            <text:p>21.43%</text:p>
          </table:table-cell>
          <table:table-cell office:value-type="percentage" office:value="7.967238772094376E-3" table:formula="msoxl:=V11-V12" table:style-name="ce13">
            <text:p>0.80%</text:p>
          </table:table-cell>
          <table:table-cell office:value-type="string" table:style-name="ce24">
            <text:p>Mors</text:p>
          </table:table-cell>
          <table:table-cell office:value-type="float" office:value="2" table:formula="msoxl:=IF(X12=X11,Y11,Y11+1)" table:style-name="ce23">
            <text:p>2</text:p>
          </table:table-cell>
          <table:table-cell office:value-type="float" office:value="1272" table:formula="msoxl:=S12/Y12" table:style-name="ce28">
            <text:p>1,272</text:p>
          </table:table-cell>
          <table:table-cell office:value-type="float" office:value="6130" table:formula="msoxl:=Z12+AA11" table:style-name="ce14">
            <text:p>6,130</text:p>
          </table:table-cell>
          <table:table-cell office:value-type="float" office:value="224.5" table:formula="msoxl:=Z12-Z11" table:style-name="ce14">
            <text:p>225</text:p>
          </table:table-cell>
          <table:table-cell office:value-type="percentage" office:value="0.17847769028871396" table:formula="msoxl:=AB12/AB11-1" table:style-name="ce27">
            <text:p>17.85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13" table:style-name="ce22">
            <text:p>613</text:p>
          </table:table-cell>
          <table:table-cell office:value-type="float" office:value="350009" table:style-name="ce23">
            <text:p>350,009</text:p>
          </table:table-cell>
          <table:table-cell office:value-type="float" office:value="3500045" table:formula="msoxl:=AQ12+AR11" table:style-name="ce16">
            <text:p>3,500,045</text:p>
          </table:table-cell>
          <table:table-cell office:value-type="float" office:value="1" table:formula="msoxl:=AQ12-AQ11" table:style-name="ce17">
            <text:p>1</text:p>
          </table:table-cell>
          <table:table-cell office:value-type="percentage" office:value="2.8570775525427194E-6" table:formula="msoxl:=(AQ12/AQ11)-1" table:style-name="ce13">
            <text:p>0.00%</text:p>
          </table:table-cell>
          <table:table-cell office:value-type="percentage" office:value="8.1628037662540009E-12" table:formula="msoxl:=AT11-AT12" table:style-name="ce13">
            <text:p>0.00%</text:p>
          </table:table-cell>
          <table:table-cell office:value-type="string" table:style-name="ce22">
            <text:p>Messis</text:p>
          </table:table-cell>
          <table:table-cell office:value-type="float" office:value="15" table:style-name="ce23">
            <text:p>15</text:p>
          </table:table-cell>
          <table:table-cell office:value-type="float" office:value="23333.933333333334" table:formula="msoxl:=AQ12/AW12" table:style-name="ce14">
            <text:p>23,334</text:p>
          </table:table-cell>
          <table:table-cell office:value-type="float" office:value="233336.33333333331" table:formula="msoxl:=AX12+AY11" table:style-name="ce14">
            <text:p>233,336</text:p>
          </table:table-cell>
          <table:table-cell office:value-type="float" office:value="23333.93333333332" table:formula="msoxl:=AY12-AY11" table:style-name="ce14">
            <text:p>23,334</text:p>
          </table:table-cell>
          <table:table-cell office:value-type="percentage" office:value="2.8570775518765856E-6" table:formula="msoxl:=AZ12/AZ11-1" table:style-name="ce13">
            <text:p>0.00%</text:p>
          </table:table-cell>
          <table:table-cell table:number-columns-repeated="16331"/>
        </table:table-row>
        <table:table-row table:style-name="ro1">
          <table:table-cell table:style-name="ce22"/>
          <table:table-cell office:value-type="float" office:value="11" table:style-name="ce22">
            <text:p>11</text:p>
          </table:table-cell>
          <table:table-cell office:value-type="float" office:value="3068" table:style-name="ce25">
            <text:p>3,068</text:p>
          </table:table-cell>
          <table:table-cell office:value-type="float" office:value="13194" table:formula="msoxl:=C13+D12" table:style-name="ce25">
            <text:p>13,194</text:p>
          </table:table-cell>
          <table:table-cell office:value-type="float" office:value="524" table:formula="msoxl:=C13-C12" table:style-name="ce25">
            <text:p>524</text:p>
          </table:table-cell>
          <table:table-cell office:value-type="percentage" office:value="0.20597484276729561" table:formula="msoxl:=(C13/C12)-1" table:style-name="ce39">
            <text:p>20.5975%</text:p>
          </table:table-cell>
          <table:table-cell office:value-type="percentage" office:value="8.3449663019168341E-3" table:formula="msoxl:=F12-F13" table:style-name="ce38">
            <text:p>0.8345%</text:p>
          </table:table-cell>
          <table:table-cell office:value-type="float" office:value="5" table:formula="msoxl:=IF(I13=I12,1+H12,1)" table:style-name="ce34">
            <text:p>5</text:p>
          </table:table-cell>
          <table:table-cell office:value-type="string" table:style-name="ce24">
            <text:p>Mors</text:p>
          </table:table-cell>
          <table:table-cell office:value-type="float" office:value="2" table:formula="msoxl:=IF(I13=I12,J12,J12+1)" table:style-name="ce23">
            <text:p>2</text:p>
          </table:table-cell>
          <table:table-cell office:value-type="float" office:value="1534" table:formula="msoxl:=C13/J13" table:style-name="ce28">
            <text:p>1,534</text:p>
          </table:table-cell>
          <table:table-cell office:value-type="float" office:value="7787" table:formula="msoxl:=K13+L12" table:style-name="ce14">
            <text:p>7,787</text:p>
          </table:table-cell>
          <table:table-cell office:value-type="float" office:value="262" table:formula="msoxl:=K13-K12" table:style-name="ce14">
            <text:p>262</text:p>
          </table:table-cell>
          <table:table-cell office:value-type="percentage" office:value="0.1670378619153674" table:formula="msoxl:=M13/M12-1" table:style-name="ce39">
            <text:p>16.7038%</text:p>
          </table:table-cell>
          <table:table-cell table:style-name="ce24"/>
          <table:table-cell table:style-name="ce22"/>
          <table:table-cell table:style-name="ce23"/>
          <table:table-cell office:value-type="float" office:value="11" table:style-name="ce22">
            <text:p>11</text:p>
          </table:table-cell>
          <table:table-cell office:value-type="float" office:value="3068" table:style-name="ce25">
            <text:p>3,068</text:p>
          </table:table-cell>
          <table:table-cell office:value-type="float" office:value="13071" table:formula="msoxl:=S13+T12" table:style-name="ce25">
            <text:p>13,071</text:p>
          </table:table-cell>
          <table:table-cell office:value-type="float" office:value="524" table:formula="msoxl:=S13-S12" table:style-name="ce26">
            <text:p>524</text:p>
          </table:table-cell>
          <table:table-cell office:value-type="percentage" office:value="0.20597484276729561" table:formula="msoxl:=(S13/S12)-1" table:style-name="ce27">
            <text:p>20.60%</text:p>
          </table:table-cell>
          <table:table-cell office:value-type="percentage" office:value="8.3449663019168341E-3" table:formula="msoxl:=V12-V13" table:style-name="ce13">
            <text:p>0.83%</text:p>
          </table:table-cell>
          <table:table-cell office:value-type="string" table:style-name="ce24">
            <text:p>Mors</text:p>
          </table:table-cell>
          <table:table-cell office:value-type="float" office:value="2" table:formula="msoxl:=IF(X13=X12,Y12,Y12+1)" table:style-name="ce23">
            <text:p>2</text:p>
          </table:table-cell>
          <table:table-cell office:value-type="float" office:value="1534" table:formula="msoxl:=S13/Y13" table:style-name="ce28">
            <text:p>1,534</text:p>
          </table:table-cell>
          <table:table-cell office:value-type="float" office:value="7664" table:formula="msoxl:=Z13+AA12" table:style-name="ce14">
            <text:p>7,664</text:p>
          </table:table-cell>
          <table:table-cell office:value-type="float" office:value="262" table:formula="msoxl:=Z13-Z12" table:style-name="ce14">
            <text:p>262</text:p>
          </table:table-cell>
          <table:table-cell office:value-type="percentage" office:value="0.1670378619153674" table:formula="msoxl:=AB13/AB12-1" table:style-name="ce27">
            <text:p>16.7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14" table:style-name="ce22">
            <text:p>614</text:p>
          </table:table-cell>
          <table:table-cell office:value-type="float" office:value="350010" table:style-name="ce23">
            <text:p>350,010</text:p>
          </table:table-cell>
          <table:table-cell office:value-type="float" office:value="3850055" table:formula="msoxl:=AQ13+AR12" table:style-name="ce16">
            <text:p>3,850,055</text:p>
          </table:table-cell>
          <table:table-cell office:value-type="float" office:value="1" table:formula="msoxl:=AQ13-AQ12" table:style-name="ce17">
            <text:p>1</text:p>
          </table:table-cell>
          <table:table-cell office:value-type="percentage" office:value="2.8570693897389532E-6" table:formula="msoxl:=(AQ13/AQ12)-1" table:style-name="ce13">
            <text:p>0.00%</text:p>
          </table:table-cell>
          <table:table-cell office:value-type="percentage" office:value="8.1628037662540009E-12" table:formula="msoxl:=AT12-AT13" table:style-name="ce13">
            <text:p>0.00%</text:p>
          </table:table-cell>
          <table:table-cell office:value-type="string" table:style-name="ce22">
            <text:p>Messis</text:p>
          </table:table-cell>
          <table:table-cell office:value-type="float" office:value="15" table:style-name="ce23">
            <text:p>15</text:p>
          </table:table-cell>
          <table:table-cell office:value-type="float" office:value="23334" table:formula="msoxl:=AQ13/AW13" table:style-name="ce14">
            <text:p>23,334</text:p>
          </table:table-cell>
          <table:table-cell office:value-type="float" office:value="256670.33333333331" table:formula="msoxl:=AX13+AY12" table:style-name="ce14">
            <text:p>256,670</text:p>
          </table:table-cell>
          <table:table-cell office:value-type="float" office:value="23334" table:formula="msoxl:=AY13-AY12" table:style-name="ce14">
            <text:p>23,334</text:p>
          </table:table-cell>
          <table:table-cell office:value-type="percentage" office:value="2.8570693901830424E-6" table:formula="msoxl:=AZ13/AZ12-1" table:style-name="ce13">
            <text:p>0.00%</text:p>
          </table:table-cell>
          <table:table-cell table:number-columns-repeated="16331"/>
        </table:table-row>
        <table:table-row table:style-name="ro1">
          <table:table-cell table:style-name="ce22"/>
          <table:table-cell office:value-type="float" office:value="12" table:style-name="ce22">
            <text:p>12</text:p>
          </table:table-cell>
          <table:table-cell office:value-type="float" office:value="3584" table:style-name="ce25">
            <text:p>3,584</text:p>
          </table:table-cell>
          <table:table-cell office:value-type="float" office:value="16778" table:formula="msoxl:=C14+D13" table:style-name="ce25">
            <text:p>16,778</text:p>
          </table:table-cell>
          <table:table-cell office:value-type="float" office:value="516" table:formula="msoxl:=C14-C13" table:style-name="ce25">
            <text:p>516</text:p>
          </table:table-cell>
          <table:table-cell office:value-type="percentage" office:value="0.16818774445893081" table:formula="msoxl:=(C14/C13)-1" table:style-name="ce39">
            <text:p>16.8188%</text:p>
          </table:table-cell>
          <table:table-cell office:value-type="percentage" office:value="3.7787098308364797E-2" table:formula="msoxl:=F13-F14" table:style-name="ce38">
            <text:p>3.7787%</text:p>
          </table:table-cell>
          <table:table-cell office:value-type="float" office:value="6" table:formula="msoxl:=IF(I14=I13,1+H13,1)" table:style-name="ce34">
            <text:p>6</text:p>
          </table:table-cell>
          <table:table-cell office:value-type="string" table:style-name="ce24">
            <text:p>Mors</text:p>
          </table:table-cell>
          <table:table-cell office:value-type="float" office:value="2" table:formula="msoxl:=IF(I14=I13,J13,J13+1)" table:style-name="ce23">
            <text:p>2</text:p>
          </table:table-cell>
          <table:table-cell office:value-type="float" office:value="1792" table:formula="msoxl:=C14/J14" table:style-name="ce28">
            <text:p>1,792</text:p>
          </table:table-cell>
          <table:table-cell office:value-type="float" office:value="9579" table:formula="msoxl:=K14+L13" table:style-name="ce14">
            <text:p>9,579</text:p>
          </table:table-cell>
          <table:table-cell office:value-type="float" office:value="258" table:formula="msoxl:=K14-K13" table:style-name="ce14">
            <text:p>258</text:p>
          </table:table-cell>
          <table:table-cell office:value-type="percentage" office:value="-1.5267175572519109E-2" table:formula="msoxl:=M14/M13-1" table:style-name="ce39">
            <text:p>-1.5267%</text:p>
          </table:table-cell>
          <table:table-cell table:style-name="ce24"/>
          <table:table-cell table:style-name="ce22"/>
          <table:table-cell table:style-name="ce23"/>
          <table:table-cell office:value-type="float" office:value="12" table:style-name="ce22">
            <text:p>12</text:p>
          </table:table-cell>
          <table:table-cell office:value-type="float" office:value="3584" table:style-name="ce25">
            <text:p>3,584</text:p>
          </table:table-cell>
          <table:table-cell office:value-type="float" office:value="16655" table:formula="msoxl:=S14+T13" table:style-name="ce25">
            <text:p>16,655</text:p>
          </table:table-cell>
          <table:table-cell office:value-type="float" office:value="516" table:formula="msoxl:=S14-S13" table:style-name="ce26">
            <text:p>516</text:p>
          </table:table-cell>
          <table:table-cell office:value-type="percentage" office:value="0.16818774445893081" table:formula="msoxl:=(S14/S13)-1" table:style-name="ce27">
            <text:p>16.82%</text:p>
          </table:table-cell>
          <table:table-cell office:value-type="percentage" office:value="3.7787098308364797E-2" table:formula="msoxl:=V13-V14" table:style-name="ce13">
            <text:p>3.78%</text:p>
          </table:table-cell>
          <table:table-cell office:value-type="string" table:style-name="ce24">
            <text:p>Mors</text:p>
          </table:table-cell>
          <table:table-cell office:value-type="float" office:value="2" table:formula="msoxl:=IF(X14=X13,Y13,Y13+1)" table:style-name="ce23">
            <text:p>2</text:p>
          </table:table-cell>
          <table:table-cell office:value-type="float" office:value="1792" table:formula="msoxl:=S14/Y14" table:style-name="ce28">
            <text:p>1,792</text:p>
          </table:table-cell>
          <table:table-cell office:value-type="float" office:value="9456" table:formula="msoxl:=Z14+AA13" table:style-name="ce14">
            <text:p>9,456</text:p>
          </table:table-cell>
          <table:table-cell office:value-type="float" office:value="258" table:formula="msoxl:=Z14-Z13" table:style-name="ce14">
            <text:p>258</text:p>
          </table:table-cell>
          <table:table-cell office:value-type="percentage" office:value="-1.5267175572519109E-2" table:formula="msoxl:=AB14/AB13-1" table:style-name="ce27">
            <text:p>-1.53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15" table:style-name="ce22">
            <text:p>615</text:p>
          </table:table-cell>
          <table:table-cell office:value-type="float" office:value="350011" table:style-name="ce23">
            <text:p>350,011</text:p>
          </table:table-cell>
          <table:table-cell office:value-type="float" office:value="4200066" table:formula="msoxl:=AQ14+AR13" table:style-name="ce16">
            <text:p>4,200,066</text:p>
          </table:table-cell>
          <table:table-cell office:value-type="float" office:value="1" table:formula="msoxl:=AQ14-AQ13" table:style-name="ce17">
            <text:p>1</text:p>
          </table:table-cell>
          <table:table-cell office:value-type="percentage" office:value="2.8570612267131423E-6" table:formula="msoxl:=(AQ14/AQ13)-1" table:style-name="ce13">
            <text:p>0.00%</text:p>
          </table:table-cell>
          <table:table-cell office:value-type="percentage" office:value="8.163025810858926E-12" table:formula="msoxl:=AT13-AT14" table:style-name="ce13">
            <text:p>0.00%</text:p>
          </table:table-cell>
          <table:table-cell office:value-type="string" table:style-name="ce22">
            <text:p>Messis</text:p>
          </table:table-cell>
          <table:table-cell office:value-type="float" office:value="15" table:style-name="ce23">
            <text:p>15</text:p>
          </table:table-cell>
          <table:table-cell office:value-type="float" office:value="23334.066666666666" table:formula="msoxl:=AQ14/AW14" table:style-name="ce14">
            <text:p>23,334</text:p>
          </table:table-cell>
          <table:table-cell office:value-type="float" office:value="280004.39999999997" table:formula="msoxl:=AX14+AY13" table:style-name="ce14">
            <text:p>280,004</text:p>
          </table:table-cell>
          <table:table-cell office:value-type="float" office:value="23334.066666666651" table:formula="msoxl:=AY14-AY13" table:style-name="ce14">
            <text:p>23,334</text:p>
          </table:table-cell>
          <table:table-cell office:value-type="percentage" office:value="2.8570612260470085E-6" table:formula="msoxl:=AZ14/AZ13-1" table:style-name="ce13">
            <text:p>0.00%</text:p>
          </table:table-cell>
          <table:table-cell table:number-columns-repeated="16331"/>
        </table:table-row>
        <table:table-row table:style-name="ro1">
          <table:table-cell table:style-name="ce22"/>
          <table:table-cell office:value-type="float" office:value="13" table:style-name="ce22">
            <text:p>13</text:p>
          </table:table-cell>
          <table:table-cell office:value-type="float" office:value="4158" table:style-name="ce25">
            <text:p>4,158</text:p>
          </table:table-cell>
          <table:table-cell office:value-type="float" office:value="20936" table:formula="msoxl:=C15+D14" table:style-name="ce25">
            <text:p>20,936</text:p>
          </table:table-cell>
          <table:table-cell office:value-type="float" office:value="574" table:formula="msoxl:=C15-C14" table:style-name="ce25">
            <text:p>574</text:p>
          </table:table-cell>
          <table:table-cell office:value-type="percentage" office:value="0.16015625" table:formula="msoxl:=(C15/C14)-1" table:style-name="ce39">
            <text:p>16.0156%</text:p>
          </table:table-cell>
          <table:table-cell office:value-type="percentage" office:value="8.0314944589308102E-3" table:formula="msoxl:=F14-F15" table:style-name="ce38">
            <text:p>0.8031%</text:p>
          </table:table-cell>
          <table:table-cell office:value-type="float" office:value="7" table:formula="msoxl:=IF(I15=I14,1+H14,1)" table:style-name="ce34">
            <text:p>7</text:p>
          </table:table-cell>
          <table:table-cell office:value-type="string" table:style-name="ce24">
            <text:p>Mors</text:p>
          </table:table-cell>
          <table:table-cell office:value-type="float" office:value="2" table:formula="msoxl:=IF(I15=I14,J14,J14+1)" table:style-name="ce23">
            <text:p>2</text:p>
          </table:table-cell>
          <table:table-cell office:value-type="float" office:value="2079" table:formula="msoxl:=C15/J15" table:style-name="ce28">
            <text:p>2,079</text:p>
          </table:table-cell>
          <table:table-cell office:value-type="float" office:value="11658" table:formula="msoxl:=K15+L14" table:style-name="ce14">
            <text:p>11,658</text:p>
          </table:table-cell>
          <table:table-cell office:value-type="float" office:value="287" table:formula="msoxl:=K15-K14" table:style-name="ce14">
            <text:p>287</text:p>
          </table:table-cell>
          <table:table-cell office:value-type="percentage" office:value="0.11240310077519378" table:formula="msoxl:=M15/M14-1" table:style-name="ce39">
            <text:p>11.2403%</text:p>
          </table:table-cell>
          <table:table-cell table:style-name="ce24"/>
          <table:table-cell table:style-name="ce22"/>
          <table:table-cell table:style-name="ce23"/>
          <table:table-cell office:value-type="float" office:value="13" table:style-name="ce22">
            <text:p>13</text:p>
          </table:table-cell>
          <table:table-cell office:value-type="float" office:value="4158" table:style-name="ce25">
            <text:p>4,158</text:p>
          </table:table-cell>
          <table:table-cell office:value-type="float" office:value="20813" table:formula="msoxl:=S15+T14" table:style-name="ce25">
            <text:p>20,813</text:p>
          </table:table-cell>
          <table:table-cell office:value-type="float" office:value="574" table:formula="msoxl:=S15-S14" table:style-name="ce26">
            <text:p>574</text:p>
          </table:table-cell>
          <table:table-cell office:value-type="percentage" office:value="0.16015625" table:formula="msoxl:=(S15/S14)-1" table:style-name="ce27">
            <text:p>16.02%</text:p>
          </table:table-cell>
          <table:table-cell office:value-type="percentage" office:value="8.0314944589308102E-3" table:formula="msoxl:=V14-V15" table:style-name="ce13">
            <text:p>0.80%</text:p>
          </table:table-cell>
          <table:table-cell office:value-type="string" table:style-name="ce24">
            <text:p>Mors</text:p>
          </table:table-cell>
          <table:table-cell office:value-type="float" office:value="2" table:formula="msoxl:=IF(X15=X14,Y14,Y14+1)" table:style-name="ce23">
            <text:p>2</text:p>
          </table:table-cell>
          <table:table-cell office:value-type="float" office:value="2079" table:formula="msoxl:=S15/Y15" table:style-name="ce28">
            <text:p>2,079</text:p>
          </table:table-cell>
          <table:table-cell office:value-type="float" office:value="11535" table:formula="msoxl:=Z15+AA14" table:style-name="ce14">
            <text:p>11,535</text:p>
          </table:table-cell>
          <table:table-cell office:value-type="float" office:value="287" table:formula="msoxl:=Z15-Z14" table:style-name="ce14">
            <text:p>287</text:p>
          </table:table-cell>
          <table:table-cell office:value-type="percentage" office:value="0.11240310077519378" table:formula="msoxl:=AB15/AB14-1" table:style-name="ce27">
            <text:p>11.24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16" table:style-name="ce22">
            <text:p>616</text:p>
          </table:table-cell>
          <table:table-cell office:value-type="float" office:value="350012" table:style-name="ce23">
            <text:p>350,012</text:p>
          </table:table-cell>
          <table:table-cell office:value-type="float" office:value="4550078" table:formula="msoxl:=AQ15+AR14" table:style-name="ce16">
            <text:p>4,550,078</text:p>
          </table:table-cell>
          <table:table-cell office:value-type="float" office:value="1" table:formula="msoxl:=AQ15-AQ14" table:style-name="ce17">
            <text:p>1</text:p>
          </table:table-cell>
          <table:table-cell office:value-type="percentage" office:value="2.8570530641314207E-6" table:formula="msoxl:=(AQ15/AQ14)-1" table:style-name="ce13">
            <text:p>0.00%</text:p>
          </table:table-cell>
          <table:table-cell office:value-type="percentage" office:value="8.1625817216490759E-12" table:formula="msoxl:=AT14-AT15" table:style-name="ce13">
            <text:p>0.00%</text:p>
          </table:table-cell>
          <table:table-cell office:value-type="string" table:style-name="ce22">
            <text:p>Messis</text:p>
          </table:table-cell>
          <table:table-cell office:value-type="float" office:value="15" table:style-name="ce23">
            <text:p>15</text:p>
          </table:table-cell>
          <table:table-cell office:value-type="float" office:value="23334.133333333335" table:formula="msoxl:=AQ15/AW15" table:style-name="ce14">
            <text:p>23,334</text:p>
          </table:table-cell>
          <table:table-cell office:value-type="float" office:value="303338.53333333333" table:formula="msoxl:=AX15+AY14" table:style-name="ce14">
            <text:p>303,339</text:p>
          </table:table-cell>
          <table:table-cell office:value-type="float" office:value="23334.13333333336" table:formula="msoxl:=AY15-AY14" table:style-name="ce14">
            <text:p>23,334</text:p>
          </table:table-cell>
          <table:table-cell office:value-type="percentage" office:value="2.8570530659077775E-6" table:formula="msoxl:=AZ15/AZ14-1" table:style-name="ce13">
            <text:p>0.00%</text:p>
          </table:table-cell>
          <table:table-cell table:number-columns-repeated="16331"/>
        </table:table-row>
        <table:table-row table:style-name="ro1">
          <table:table-cell table:style-name="ce22"/>
          <table:table-cell office:value-type="float" office:value="14" table:style-name="ce22">
            <text:p>14</text:p>
          </table:table-cell>
          <table:table-cell office:value-type="float" office:value="4794" table:style-name="ce25">
            <text:p>4,794</text:p>
          </table:table-cell>
          <table:table-cell office:value-type="float" office:value="25730" table:formula="msoxl:=C16+D15" table:style-name="ce25">
            <text:p>25,730</text:p>
          </table:table-cell>
          <table:table-cell office:value-type="float" office:value="636" table:formula="msoxl:=C16-C15" table:style-name="ce25">
            <text:p>636</text:p>
          </table:table-cell>
          <table:table-cell office:value-type="percentage" office:value="0.15295815295815296" table:formula="msoxl:=(C16/C15)-1" table:style-name="ce39">
            <text:p>15.2958%</text:p>
          </table:table-cell>
          <table:table-cell office:value-type="percentage" office:value="7.1980970418470402E-3" table:formula="msoxl:=F15-F16" table:style-name="ce38">
            <text:p>0.7198%</text:p>
          </table:table-cell>
          <table:table-cell office:value-type="float" office:value="8" table:formula="msoxl:=IF(I16=I15,1+H15,1)" table:style-name="ce34">
            <text:p>8</text:p>
          </table:table-cell>
          <table:table-cell office:value-type="string" table:style-name="ce24">
            <text:p>Mors</text:p>
          </table:table-cell>
          <table:table-cell office:value-type="float" office:value="2" table:formula="msoxl:=IF(I16=I15,J15,J15+1)" table:style-name="ce23">
            <text:p>2</text:p>
          </table:table-cell>
          <table:table-cell office:value-type="float" office:value="2397" table:formula="msoxl:=C16/J16" table:style-name="ce28">
            <text:p>2,397</text:p>
          </table:table-cell>
          <table:table-cell office:value-type="float" office:value="14055" table:formula="msoxl:=K16+L15" table:style-name="ce14">
            <text:p>14,055</text:p>
          </table:table-cell>
          <table:table-cell office:value-type="float" office:value="318" table:formula="msoxl:=K16-K15" table:style-name="ce14">
            <text:p>318</text:p>
          </table:table-cell>
          <table:table-cell office:value-type="percentage" office:value="0.10801393728222997" table:formula="msoxl:=M16/M15-1" table:style-name="ce39">
            <text:p>10.8014%</text:p>
          </table:table-cell>
          <table:table-cell table:style-name="ce24"/>
          <table:table-cell table:style-name="ce22"/>
          <table:table-cell table:style-name="ce23"/>
          <table:table-cell office:value-type="float" office:value="14" table:style-name="ce22">
            <text:p>14</text:p>
          </table:table-cell>
          <table:table-cell office:value-type="float" office:value="4794" table:style-name="ce25">
            <text:p>4,794</text:p>
          </table:table-cell>
          <table:table-cell office:value-type="float" office:value="25607" table:formula="msoxl:=S16+T15" table:style-name="ce25">
            <text:p>25,607</text:p>
          </table:table-cell>
          <table:table-cell office:value-type="float" office:value="636" table:formula="msoxl:=S16-S15" table:style-name="ce26">
            <text:p>636</text:p>
          </table:table-cell>
          <table:table-cell office:value-type="percentage" office:value="0.15295815295815296" table:formula="msoxl:=(S16/S15)-1" table:style-name="ce27">
            <text:p>15.30%</text:p>
          </table:table-cell>
          <table:table-cell office:value-type="percentage" office:value="7.1980970418470402E-3" table:formula="msoxl:=V15-V16" table:style-name="ce13">
            <text:p>0.72%</text:p>
          </table:table-cell>
          <table:table-cell office:value-type="string" table:style-name="ce24">
            <text:p>Mors</text:p>
          </table:table-cell>
          <table:table-cell office:value-type="float" office:value="2" table:formula="msoxl:=IF(X16=X15,Y15,Y15+1)" table:style-name="ce23">
            <text:p>2</text:p>
          </table:table-cell>
          <table:table-cell office:value-type="float" office:value="2397" table:formula="msoxl:=S16/Y16" table:style-name="ce28">
            <text:p>2,397</text:p>
          </table:table-cell>
          <table:table-cell office:value-type="float" office:value="13932" table:formula="msoxl:=Z16+AA15" table:style-name="ce14">
            <text:p>13,932</text:p>
          </table:table-cell>
          <table:table-cell office:value-type="float" office:value="318" table:formula="msoxl:=Z16-Z15" table:style-name="ce14">
            <text:p>318</text:p>
          </table:table-cell>
          <table:table-cell office:value-type="percentage" office:value="0.10801393728222997" table:formula="msoxl:=AB16/AB15-1" table:style-name="ce27">
            <text:p>10.8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17" table:style-name="ce22">
            <text:p>617</text:p>
          </table:table-cell>
          <table:table-cell office:value-type="float" office:value="350013" table:style-name="ce23">
            <text:p>350,013</text:p>
          </table:table-cell>
          <table:table-cell office:value-type="float" office:value="4900091" table:formula="msoxl:=AQ16+AR15" table:style-name="ce16">
            <text:p>4,900,091</text:p>
          </table:table-cell>
          <table:table-cell office:value-type="float" office:value="1" table:formula="msoxl:=AQ16-AQ15" table:style-name="ce17">
            <text:p>1</text:p>
          </table:table-cell>
          <table:table-cell office:value-type="percentage" office:value="2.8570449013276544E-6" table:formula="msoxl:=(AQ16/AQ15)-1" table:style-name="ce13">
            <text:p>0.00%</text:p>
          </table:table-cell>
          <table:table-cell office:value-type="percentage" office:value="8.1628037662540009E-12" table:formula="msoxl:=AT15-AT16" table:style-name="ce13">
            <text:p>0.00%</text:p>
          </table:table-cell>
          <table:table-cell office:value-type="string" table:style-name="ce22">
            <text:p>Messis</text:p>
          </table:table-cell>
          <table:table-cell office:value-type="float" office:value="15" table:style-name="ce23">
            <text:p>15</text:p>
          </table:table-cell>
          <table:table-cell office:value-type="float" office:value="23334.2" table:formula="msoxl:=AQ16/AW16" table:style-name="ce14">
            <text:p>23,334</text:p>
          </table:table-cell>
          <table:table-cell office:value-type="float" office:value="326672.73333333334" table:formula="msoxl:=AX16+AY15" table:style-name="ce14">
            <text:p>326,673</text:p>
          </table:table-cell>
          <table:table-cell office:value-type="float" office:value="23334.200000000012" table:formula="msoxl:=AY16-AY15" table:style-name="ce14">
            <text:p>23,334</text:p>
          </table:table-cell>
          <table:table-cell office:value-type="percentage" office:value="2.8570449006615206E-6" table:formula="msoxl:=AZ16/AZ15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15" table:style-name="ce22">
            <text:p>15</text:p>
          </table:table-cell>
          <table:table-cell office:value-type="float" office:value="5490" table:style-name="ce25">
            <text:p>5,490</text:p>
          </table:table-cell>
          <table:table-cell office:value-type="float" office:value="31220" table:formula="msoxl:=C17+D16" table:style-name="ce25">
            <text:p>31,220</text:p>
          </table:table-cell>
          <table:table-cell office:value-type="float" office:value="696" table:formula="msoxl:=C17-C16" table:style-name="ce25">
            <text:p>696</text:p>
          </table:table-cell>
          <table:table-cell office:value-type="percentage" office:value="0.14518147684605753" table:formula="msoxl:=(C17/C16)-1" table:style-name="ce39">
            <text:p>14.5181%</text:p>
          </table:table-cell>
          <table:table-cell office:value-type="percentage" office:value="7.7766761120954264E-3" table:formula="msoxl:=F16-F17" table:style-name="ce38">
            <text:p>0.7777%</text:p>
          </table:table-cell>
          <table:table-cell office:value-type="float" office:value="9" table:formula="msoxl:=IF(I17=I16,1+H16,1)" table:style-name="ce34">
            <text:p>9</text:p>
          </table:table-cell>
          <table:table-cell office:value-type="string" table:style-name="ce24">
            <text:p>Mors</text:p>
          </table:table-cell>
          <table:table-cell office:value-type="float" office:value="2" table:formula="msoxl:=IF(I17=I16,J16,J16+1)" table:style-name="ce23">
            <text:p>2</text:p>
          </table:table-cell>
          <table:table-cell office:value-type="float" office:value="2745" table:formula="msoxl:=C17/J17" table:style-name="ce28">
            <text:p>2,745</text:p>
          </table:table-cell>
          <table:table-cell office:value-type="float" office:value="16800" table:formula="msoxl:=K17+L16" table:style-name="ce14">
            <text:p>16,800</text:p>
          </table:table-cell>
          <table:table-cell office:value-type="float" office:value="348" table:formula="msoxl:=K17-K16" table:style-name="ce14">
            <text:p>348</text:p>
          </table:table-cell>
          <table:table-cell office:value-type="percentage" office:value="9.4339622641509413E-2" table:formula="msoxl:=M17/M16-1" table:style-name="ce39">
            <text:p>9.4340%</text:p>
          </table:table-cell>
          <table:table-cell table:style-name="ce24"/>
          <table:table-cell table:style-name="ce22"/>
          <table:table-cell table:style-name="ce23"/>
          <table:table-cell office:value-type="float" office:value="15" table:style-name="ce22">
            <text:p>15</text:p>
          </table:table-cell>
          <table:table-cell office:value-type="float" office:value="5490" table:style-name="ce25">
            <text:p>5,490</text:p>
          </table:table-cell>
          <table:table-cell office:value-type="float" office:value="31097" table:formula="msoxl:=S17+T16" table:style-name="ce25">
            <text:p>31,097</text:p>
          </table:table-cell>
          <table:table-cell office:value-type="float" office:value="696" table:formula="msoxl:=S17-S16" table:style-name="ce26">
            <text:p>696</text:p>
          </table:table-cell>
          <table:table-cell office:value-type="percentage" office:value="0.14518147684605753" table:formula="msoxl:=(S17/S16)-1" table:style-name="ce27">
            <text:p>14.52%</text:p>
          </table:table-cell>
          <table:table-cell office:value-type="percentage" office:value="7.7766761120954264E-3" table:formula="msoxl:=V16-V17" table:style-name="ce13">
            <text:p>0.78%</text:p>
          </table:table-cell>
          <table:table-cell office:value-type="string" table:style-name="ce24">
            <text:p>Mors</text:p>
          </table:table-cell>
          <table:table-cell office:value-type="float" office:value="2" table:formula="msoxl:=IF(X17=X16,Y16,Y16+1)" table:style-name="ce23">
            <text:p>2</text:p>
          </table:table-cell>
          <table:table-cell office:value-type="float" office:value="2745" table:formula="msoxl:=S17/Y17" table:style-name="ce28">
            <text:p>2,745</text:p>
          </table:table-cell>
          <table:table-cell office:value-type="float" office:value="16677" table:formula="msoxl:=Z17+AA16" table:style-name="ce14">
            <text:p>16,677</text:p>
          </table:table-cell>
          <table:table-cell office:value-type="float" office:value="348" table:formula="msoxl:=Z17-Z16" table:style-name="ce14">
            <text:p>348</text:p>
          </table:table-cell>
          <table:table-cell office:value-type="percentage" office:value="9.4339622641509413E-2" table:formula="msoxl:=AB17/AB16-1" table:style-name="ce27">
            <text:p>9.43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18" table:style-name="ce22">
            <text:p>618</text:p>
          </table:table-cell>
          <table:table-cell office:value-type="float" office:value="350014" table:style-name="ce23">
            <text:p>350,014</text:p>
          </table:table-cell>
          <table:table-cell office:value-type="float" office:value="5250105" table:formula="msoxl:=AQ17+AR16" table:style-name="ce16">
            <text:p>5,250,105</text:p>
          </table:table-cell>
          <table:table-cell office:value-type="float" office:value="1" table:formula="msoxl:=AQ17-AQ16" table:style-name="ce17">
            <text:p>1</text:p>
          </table:table-cell>
          <table:table-cell office:value-type="percentage" office:value="2.8570367387459328E-6" table:formula="msoxl:=(AQ17/AQ16)-1" table:style-name="ce13">
            <text:p>0.00%</text:p>
          </table:table-cell>
          <table:table-cell office:value-type="percentage" office:value="8.1625817216490759E-12" table:formula="msoxl:=AT16-AT17" table:style-name="ce13">
            <text:p>0.00%</text:p>
          </table:table-cell>
          <table:table-cell office:value-type="string" table:style-name="ce22">
            <text:p>Messis</text:p>
          </table:table-cell>
          <table:table-cell office:value-type="float" office:value="15" table:style-name="ce23">
            <text:p>15</text:p>
          </table:table-cell>
          <table:table-cell office:value-type="float" office:value="23334.266666666666" table:formula="msoxl:=AQ17/AW17" table:style-name="ce14">
            <text:p>23,334</text:p>
          </table:table-cell>
          <table:table-cell office:value-type="float" office:value="350007" table:formula="msoxl:=AX17+AY16" table:style-name="ce14">
            <text:p>350,007</text:p>
          </table:table-cell>
          <table:table-cell office:value-type="float" office:value="23334.266666666663" table:formula="msoxl:=AY17-AY16" table:style-name="ce14">
            <text:p>23,334</text:p>
          </table:table-cell>
          <table:table-cell office:value-type="percentage" office:value="2.857036738079799E-6" table:formula="msoxl:=AZ17/AZ16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16" table:style-name="ce22">
            <text:p>16</text:p>
          </table:table-cell>
          <table:table-cell office:value-type="float" office:value="6242" table:style-name="ce16">
            <text:p>6,242</text:p>
          </table:table-cell>
          <table:table-cell office:value-type="float" office:value="37462" table:formula="msoxl:=C18+D17" table:style-name="ce23">
            <text:p>37,462</text:p>
          </table:table-cell>
          <table:table-cell office:value-type="float" office:value="752" table:formula="msoxl:=C18-C17" table:style-name="ce23">
            <text:p>752</text:p>
          </table:table-cell>
          <table:table-cell office:value-type="percentage" office:value="0.13697632058287801" table:formula="msoxl:=(C18/C17)-1" table:style-name="ce40">
            <text:p>13.6976%</text:p>
          </table:table-cell>
          <table:table-cell office:value-type="percentage" office:value="8.205156263179525E-3" table:formula="msoxl:=F17-F18" table:style-name="ce38">
            <text:p>0.8205%</text:p>
          </table:table-cell>
          <table:table-cell office:value-type="float" office:value="10" table:formula="msoxl:=IF(I18=I17,1+H17,1)" table:style-name="ce34">
            <text:p>10</text:p>
          </table:table-cell>
          <table:table-cell office:value-type="string" table:style-name="ce24">
            <text:p>Mors</text:p>
          </table:table-cell>
          <table:table-cell office:value-type="float" office:value="2" table:formula="msoxl:=IF(I18=I17,J17,J17+1)" table:style-name="ce23">
            <text:p>2</text:p>
          </table:table-cell>
          <table:table-cell office:value-type="float" office:value="3121" table:formula="msoxl:=C18/J18" table:style-name="ce18">
            <text:p>3,121</text:p>
          </table:table-cell>
          <table:table-cell office:value-type="float" office:value="19921" table:formula="msoxl:=K18+L17" table:style-name="ce14">
            <text:p>19,921</text:p>
          </table:table-cell>
          <table:table-cell office:value-type="float" office:value="376" table:formula="msoxl:=K18-K17" table:style-name="ce14">
            <text:p>376</text:p>
          </table:table-cell>
          <table:table-cell office:value-type="percentage" office:value="8.0459770114942541E-2" table:formula="msoxl:=M18/M17-1" table:style-name="ce38">
            <text:p>8.0460%</text:p>
          </table:table-cell>
          <table:table-cell table:style-name="ce24"/>
          <table:table-cell table:style-name="ce22"/>
          <table:table-cell table:style-name="ce23"/>
          <table:table-cell office:value-type="float" office:value="16" table:style-name="ce22">
            <text:p>16</text:p>
          </table:table-cell>
          <table:table-cell office:value-type="float" office:value="6242" table:style-name="ce16">
            <text:p>6,242</text:p>
          </table:table-cell>
          <table:table-cell office:value-type="float" office:value="37339" table:formula="msoxl:=S18+T17" table:style-name="ce23">
            <text:p>37,339</text:p>
          </table:table-cell>
          <table:table-cell office:value-type="float" office:value="752" table:formula="msoxl:=S18-S17" table:style-name="ce22">
            <text:p>752</text:p>
          </table:table-cell>
          <table:table-cell office:value-type="percentage" office:value="0.13697632058287801" table:formula="msoxl:=(S18/S17)-1" table:style-name="ce29">
            <text:p>13.70%</text:p>
          </table:table-cell>
          <table:table-cell office:value-type="percentage" office:value="8.205156263179525E-3" table:formula="msoxl:=V17-V18" table:style-name="ce13">
            <text:p>0.82%</text:p>
          </table:table-cell>
          <table:table-cell office:value-type="string" table:style-name="ce24">
            <text:p>Mors</text:p>
          </table:table-cell>
          <table:table-cell office:value-type="float" office:value="2" table:formula="msoxl:=IF(X18=X17,Y17,Y17+1)" table:style-name="ce23">
            <text:p>2</text:p>
          </table:table-cell>
          <table:table-cell office:value-type="float" office:value="3121" table:formula="msoxl:=S18/Y18" table:style-name="ce18">
            <text:p>3,121</text:p>
          </table:table-cell>
          <table:table-cell office:value-type="float" office:value="19798" table:formula="msoxl:=Z18+AA17" table:style-name="ce14">
            <text:p>19,798</text:p>
          </table:table-cell>
          <table:table-cell office:value-type="float" office:value="376" table:formula="msoxl:=Z18-Z17" table:style-name="ce14">
            <text:p>376</text:p>
          </table:table-cell>
          <table:table-cell office:value-type="percentage" office:value="8.0459770114942541E-2" table:formula="msoxl:=AB18/AB17-1" table:style-name="ce13">
            <text:p>8.05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19" table:style-name="ce22">
            <text:p>619</text:p>
          </table:table-cell>
          <table:table-cell office:value-type="float" office:value="350015" table:style-name="ce23">
            <text:p>350,015</text:p>
          </table:table-cell>
          <table:table-cell office:value-type="float" office:value="5600120" table:formula="msoxl:=AQ18+AR17" table:style-name="ce16">
            <text:p>5,600,120</text:p>
          </table:table-cell>
          <table:table-cell office:value-type="float" office:value="1" table:formula="msoxl:=AQ18-AQ17" table:style-name="ce17">
            <text:p>1</text:p>
          </table:table-cell>
          <table:table-cell office:value-type="percentage" office:value="2.8570285759421665E-6" table:formula="msoxl:=(AQ18/AQ17)-1" table:style-name="ce13">
            <text:p>0.00%</text:p>
          </table:table-cell>
          <table:table-cell office:value-type="percentage" office:value="8.1628037662540009E-12" table:formula="msoxl:=AT17-AT18" table:style-name="ce13">
            <text:p>0.00%</text:p>
          </table:table-cell>
          <table:table-cell office:value-type="string" table:style-name="ce22">
            <text:p>Messis</text:p>
          </table:table-cell>
          <table:table-cell office:value-type="float" office:value="15" table:style-name="ce23">
            <text:p>15</text:p>
          </table:table-cell>
          <table:table-cell office:value-type="float" office:value="23334.333333333332" table:formula="msoxl:=AQ18/AW18" table:style-name="ce14">
            <text:p>23,334</text:p>
          </table:table-cell>
          <table:table-cell office:value-type="float" office:value="373341.33333333331" table:formula="msoxl:=AX18+AY17" table:style-name="ce14">
            <text:p>373,341</text:p>
          </table:table-cell>
          <table:table-cell office:value-type="float" office:value="23334.333333333314" table:formula="msoxl:=AY18-AY17" table:style-name="ce14">
            <text:p>23,334</text:p>
          </table:table-cell>
          <table:table-cell office:value-type="percentage" office:value="2.8570285752760327E-6" table:formula="msoxl:=AZ18/AZ17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17" table:style-name="ce22">
            <text:p>17</text:p>
          </table:table-cell>
          <table:table-cell office:value-type="float" office:value="7047" table:style-name="ce16">
            <text:p>7,047</text:p>
          </table:table-cell>
          <table:table-cell office:value-type="float" office:value="44509" table:formula="msoxl:=C19+D18" table:style-name="ce23">
            <text:p>44,509</text:p>
          </table:table-cell>
          <table:table-cell office:value-type="float" office:value="805" table:formula="msoxl:=C19-C18" table:style-name="ce23">
            <text:p>805</text:p>
          </table:table-cell>
          <table:table-cell office:value-type="percentage" office:value="0.12896507529637935" table:formula="msoxl:=(C19/C18)-1" table:style-name="ce40">
            <text:p>12.8965%</text:p>
          </table:table-cell>
          <table:table-cell office:value-type="percentage" office:value="8.0112452864986583E-3" table:formula="msoxl:=F18-F19" table:style-name="ce38">
            <text:p>0.8011%</text:p>
          </table:table-cell>
          <table:table-cell office:value-type="float" office:value="11" table:formula="msoxl:=IF(I19=I18,1+H18,1)" table:style-name="ce34">
            <text:p>11</text:p>
          </table:table-cell>
          <table:table-cell office:value-type="string" table:style-name="ce24">
            <text:p>Mors</text:p>
          </table:table-cell>
          <table:table-cell office:value-type="float" office:value="2" table:formula="msoxl:=IF(I19=I18,J18,J18+1)" table:style-name="ce23">
            <text:p>2</text:p>
          </table:table-cell>
          <table:table-cell office:value-type="float" office:value="3523.5" table:formula="msoxl:=C19/J19" table:style-name="ce18">
            <text:p>3,524</text:p>
          </table:table-cell>
          <table:table-cell office:value-type="float" office:value="23444.5" table:formula="msoxl:=K19+L18" table:style-name="ce14">
            <text:p>23,445</text:p>
          </table:table-cell>
          <table:table-cell office:value-type="float" office:value="402.5" table:formula="msoxl:=K19-K18" table:style-name="ce14">
            <text:p>403</text:p>
          </table:table-cell>
          <table:table-cell office:value-type="percentage" office:value="7.0478723404255428E-2" table:formula="msoxl:=M19/M18-1" table:style-name="ce38">
            <text:p>7.0479%</text:p>
          </table:table-cell>
          <table:table-cell table:style-name="ce24"/>
          <table:table-cell table:style-name="ce22"/>
          <table:table-cell table:style-name="ce23"/>
          <table:table-cell office:value-type="float" office:value="17" table:style-name="ce22">
            <text:p>17</text:p>
          </table:table-cell>
          <table:table-cell office:value-type="float" office:value="7047" table:style-name="ce16">
            <text:p>7,047</text:p>
          </table:table-cell>
          <table:table-cell office:value-type="float" office:value="44386" table:formula="msoxl:=S19+T18" table:style-name="ce23">
            <text:p>44,386</text:p>
          </table:table-cell>
          <table:table-cell office:value-type="float" office:value="805" table:formula="msoxl:=S19-S18" table:style-name="ce22">
            <text:p>805</text:p>
          </table:table-cell>
          <table:table-cell office:value-type="percentage" office:value="0.12896507529637935" table:formula="msoxl:=(S19/S18)-1" table:style-name="ce29">
            <text:p>12.90%</text:p>
          </table:table-cell>
          <table:table-cell office:value-type="percentage" office:value="8.0112452864986583E-3" table:formula="msoxl:=V18-V19" table:style-name="ce13">
            <text:p>0.80%</text:p>
          </table:table-cell>
          <table:table-cell office:value-type="string" table:style-name="ce24">
            <text:p>Mors</text:p>
          </table:table-cell>
          <table:table-cell office:value-type="float" office:value="2" table:formula="msoxl:=IF(X19=X18,Y18,Y18+1)" table:style-name="ce23">
            <text:p>2</text:p>
          </table:table-cell>
          <table:table-cell office:value-type="float" office:value="3523.5" table:formula="msoxl:=S19/Y19" table:style-name="ce18">
            <text:p>3,524</text:p>
          </table:table-cell>
          <table:table-cell office:value-type="float" office:value="23321.5" table:formula="msoxl:=Z19+AA18" table:style-name="ce14">
            <text:p>23,322</text:p>
          </table:table-cell>
          <table:table-cell office:value-type="float" office:value="402.5" table:formula="msoxl:=Z19-Z18" table:style-name="ce14">
            <text:p>403</text:p>
          </table:table-cell>
          <table:table-cell office:value-type="percentage" office:value="7.0478723404255428E-2" table:formula="msoxl:=AB19/AB18-1" table:style-name="ce13">
            <text:p>7.05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20" table:style-name="ce22">
            <text:p>620</text:p>
          </table:table-cell>
          <table:table-cell office:value-type="float" office:value="350016" table:style-name="ce23">
            <text:p>350,016</text:p>
          </table:table-cell>
          <table:table-cell office:value-type="float" office:value="5950136" table:formula="msoxl:=AQ19+AR18" table:style-name="ce16">
            <text:p>5,950,136</text:p>
          </table:table-cell>
          <table:table-cell office:value-type="float" office:value="1" table:formula="msoxl:=AQ19-AQ18" table:style-name="ce17">
            <text:p>1</text:p>
          </table:table-cell>
          <table:table-cell office:value-type="percentage" office:value="2.8570204133604449E-6" table:formula="msoxl:=(AQ19/AQ18)-1" table:style-name="ce13">
            <text:p>0.00%</text:p>
          </table:table-cell>
          <table:table-cell office:value-type="percentage" office:value="8.1625817216490759E-12" table:formula="msoxl:=AT18-AT19" table:style-name="ce13">
            <text:p>0.00%</text:p>
          </table:table-cell>
          <table:table-cell office:value-type="string" table:style-name="ce22">
            <text:p>Messis</text:p>
          </table:table-cell>
          <table:table-cell office:value-type="float" office:value="15" table:style-name="ce23">
            <text:p>15</text:p>
          </table:table-cell>
          <table:table-cell office:value-type="float" office:value="23334.400000000001" table:formula="msoxl:=AQ19/AW19" table:style-name="ce14">
            <text:p>23,334</text:p>
          </table:table-cell>
          <table:table-cell office:value-type="float" office:value="396675.73333333334" table:formula="msoxl:=AX19+AY18" table:style-name="ce14">
            <text:p>396,676</text:p>
          </table:table-cell>
          <table:table-cell office:value-type="float" office:value="23334.400000000023" table:formula="msoxl:=AY19-AY18" table:style-name="ce14">
            <text:p>23,334</text:p>
          </table:table-cell>
          <table:table-cell office:value-type="percentage" office:value="2.8570204151368017E-6" table:formula="msoxl:=AZ19/AZ18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18" table:style-name="ce22">
            <text:p>18</text:p>
          </table:table-cell>
          <table:table-cell office:value-type="float" office:value="7901" table:style-name="ce16">
            <text:p>7,901</text:p>
          </table:table-cell>
          <table:table-cell office:value-type="float" office:value="52410" table:formula="msoxl:=C20+D19" table:style-name="ce23">
            <text:p>52,410</text:p>
          </table:table-cell>
          <table:table-cell office:value-type="float" office:value="854" table:formula="msoxl:=C20-C19" table:style-name="ce23">
            <text:p>854</text:p>
          </table:table-cell>
          <table:table-cell office:value-type="percentage" office:value="0.12118632042003696" table:formula="msoxl:=(C20/C19)-1" table:style-name="ce40">
            <text:p>12.1186%</text:p>
          </table:table-cell>
          <table:table-cell office:value-type="percentage" office:value="7.7787548763423864E-3" table:formula="msoxl:=F19-F20" table:style-name="ce38">
            <text:p>0.7779%</text:p>
          </table:table-cell>
          <table:table-cell office:value-type="float" office:value="12" table:formula="msoxl:=IF(I20=I19,1+H19,1)" table:style-name="ce34">
            <text:p>12</text:p>
          </table:table-cell>
          <table:table-cell office:value-type="string" table:style-name="ce24">
            <text:p>Mors</text:p>
          </table:table-cell>
          <table:table-cell office:value-type="float" office:value="2" table:formula="msoxl:=IF(I20=I19,J19,J19+1)" table:style-name="ce23">
            <text:p>2</text:p>
          </table:table-cell>
          <table:table-cell office:value-type="float" office:value="3950.5" table:formula="msoxl:=C20/J20" table:style-name="ce18">
            <text:p>3,951</text:p>
          </table:table-cell>
          <table:table-cell office:value-type="float" office:value="27395" table:formula="msoxl:=K20+L19" table:style-name="ce14">
            <text:p>27,395</text:p>
          </table:table-cell>
          <table:table-cell office:value-type="float" office:value="427" table:formula="msoxl:=K20-K19" table:style-name="ce14">
            <text:p>427</text:p>
          </table:table-cell>
          <table:table-cell office:value-type="percentage" office:value="6.0869565217391397E-2" table:formula="msoxl:=M20/M19-1" table:style-name="ce38">
            <text:p>6.0870%</text:p>
          </table:table-cell>
          <table:table-cell table:number-columns-repeated="2" table:style-name="ce22"/>
          <table:table-cell table:style-name="ce23"/>
          <table:table-cell office:value-type="float" office:value="18" table:style-name="ce22">
            <text:p>18</text:p>
          </table:table-cell>
          <table:table-cell office:value-type="float" office:value="7901" table:style-name="ce16">
            <text:p>7,901</text:p>
          </table:table-cell>
          <table:table-cell office:value-type="float" office:value="52287" table:formula="msoxl:=S20+T19" table:style-name="ce23">
            <text:p>52,287</text:p>
          </table:table-cell>
          <table:table-cell office:value-type="float" office:value="854" table:formula="msoxl:=S20-S19" table:style-name="ce22">
            <text:p>854</text:p>
          </table:table-cell>
          <table:table-cell office:value-type="percentage" office:value="0.12118632042003696" table:formula="msoxl:=(S20/S19)-1" table:style-name="ce29">
            <text:p>12.12%</text:p>
          </table:table-cell>
          <table:table-cell office:value-type="percentage" office:value="7.7787548763423864E-3" table:formula="msoxl:=V19-V20" table:style-name="ce13">
            <text:p>0.78%</text:p>
          </table:table-cell>
          <table:table-cell office:value-type="string" table:style-name="ce24">
            <text:p>Mors</text:p>
          </table:table-cell>
          <table:table-cell office:value-type="float" office:value="2" table:formula="msoxl:=IF(X20=X19,Y19,Y19+1)" table:style-name="ce23">
            <text:p>2</text:p>
          </table:table-cell>
          <table:table-cell office:value-type="float" office:value="3950.5" table:formula="msoxl:=S20/Y20" table:style-name="ce18">
            <text:p>3,951</text:p>
          </table:table-cell>
          <table:table-cell office:value-type="float" office:value="27272" table:formula="msoxl:=Z20+AA19" table:style-name="ce14">
            <text:p>27,272</text:p>
          </table:table-cell>
          <table:table-cell office:value-type="float" office:value="427" table:formula="msoxl:=Z20-Z19" table:style-name="ce14">
            <text:p>427</text:p>
          </table:table-cell>
          <table:table-cell office:value-type="percentage" office:value="6.0869565217391397E-2" table:formula="msoxl:=AB20/AB19-1" table:style-name="ce13">
            <text:p>6.09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21" table:style-name="ce22">
            <text:p>621</text:p>
          </table:table-cell>
          <table:table-cell office:value-type="float" office:value="350017" table:style-name="ce23">
            <text:p>350,017</text:p>
          </table:table-cell>
          <table:table-cell office:value-type="float" office:value="6300153" table:formula="msoxl:=AQ20+AR19" table:style-name="ce16">
            <text:p>6,300,153</text:p>
          </table:table-cell>
          <table:table-cell office:value-type="float" office:value="1" table:formula="msoxl:=AQ20-AQ19" table:style-name="ce17">
            <text:p>1</text:p>
          </table:table-cell>
          <table:table-cell office:value-type="percentage" office:value="2.8570122507787232E-6" table:formula="msoxl:=(AQ20/AQ19)-1" table:style-name="ce13">
            <text:p>0.00%</text:p>
          </table:table-cell>
          <table:table-cell office:value-type="percentage" office:value="8.1625817216490759E-12" table:formula="msoxl:=AT19-AT20" table:style-name="ce13">
            <text:p>0.00%</text:p>
          </table:table-cell>
          <table:table-cell office:value-type="string" table:style-name="ce22">
            <text:p>Messis</text:p>
          </table:table-cell>
          <table:table-cell office:value-type="float" office:value="15" table:style-name="ce23">
            <text:p>15</text:p>
          </table:table-cell>
          <table:table-cell office:value-type="float" office:value="23334.466666666667" table:formula="msoxl:=AQ20/AW20" table:style-name="ce14">
            <text:p>23,334</text:p>
          </table:table-cell>
          <table:table-cell office:value-type="float" office:value="420010.2" table:formula="msoxl:=AX20+AY19" table:style-name="ce14">
            <text:p>420,010</text:p>
          </table:table-cell>
          <table:table-cell office:value-type="float" office:value="23334.466666666674" table:formula="msoxl:=AY20-AY19" table:style-name="ce14">
            <text:p>23,334</text:p>
          </table:table-cell>
          <table:table-cell office:value-type="percentage" office:value="2.8570122501125894E-6" table:formula="msoxl:=AZ20/AZ19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19" table:style-name="ce22">
            <text:p>19</text:p>
          </table:table-cell>
          <table:table-cell office:value-type="float" office:value="8803" table:style-name="ce15">
            <text:p>8,803</text:p>
          </table:table-cell>
          <table:table-cell office:value-type="float" office:value="61213" table:formula="msoxl:=C21+D20" table:style-name="ce16">
            <text:p>61,213</text:p>
          </table:table-cell>
          <table:table-cell office:value-type="float" office:value="902" table:formula="msoxl:=C21-C20" table:style-name="ce16">
            <text:p>902</text:p>
          </table:table-cell>
          <table:table-cell office:value-type="percentage" office:value="0.11416276420706239" table:formula="msoxl:=(C21/C20)-1" table:style-name="ce38">
            <text:p>11.4163%</text:p>
          </table:table-cell>
          <table:table-cell office:value-type="percentage" office:value="7.0235562129745688E-3" table:formula="msoxl:=F20-F21" table:style-name="ce38">
            <text:p>0.7024%</text:p>
          </table:table-cell>
          <table:table-cell office:value-type="float" office:value="1" table:formula="msoxl:=IF(I21=I20,1+H20,1)" table:style-name="ce34">
            <text:p>1</text:p>
          </table:table-cell>
          <table:table-cell office:value-type="string" table:style-name="ce17">
            <text:p>Scansilis</text:p>
          </table:table-cell>
          <table:table-cell office:value-type="float" office:value="3" table:formula="msoxl:=IF(I21=I20,J20,J20+1)" table:style-name="ce23">
            <text:p>3</text:p>
          </table:table-cell>
          <table:table-cell office:value-type="float" office:value="2934.3333333333335" table:formula="msoxl:=C21/J21" table:style-name="ce14">
            <text:p>2,934</text:p>
          </table:table-cell>
          <table:table-cell office:value-type="float" office:value="30329.333333333332" table:formula="msoxl:=K21+L20" table:style-name="ce14">
            <text:p>30,329</text:p>
          </table:table-cell>
          <table:table-cell office:value-type="float" office:value="-1016.1666666666665" table:formula="msoxl:=K21-K20" table:style-name="ce14">
            <text:p>-1,016</text:p>
          </table:table-cell>
          <table:table-cell office:value-type="percentage" office:value="-3.3797814207650272" table:formula="msoxl:=M21/M20-1" table:style-name="ce38">
            <text:p>-337.9781%</text:p>
          </table:table-cell>
          <table:table-cell table:number-columns-repeated="2" table:style-name="ce22"/>
          <table:table-cell table:style-name="ce23"/>
          <table:table-cell office:value-type="float" office:value="19" table:style-name="ce22">
            <text:p>19</text:p>
          </table:table-cell>
          <table:table-cell office:value-type="float" office:value="8803" table:style-name="ce15">
            <text:p>8,803</text:p>
          </table:table-cell>
          <table:table-cell office:value-type="float" office:value="61090" table:formula="msoxl:=S21+T20" table:style-name="ce16">
            <text:p>61,090</text:p>
          </table:table-cell>
          <table:table-cell office:value-type="float" office:value="902" table:formula="msoxl:=S21-S20" table:style-name="ce17">
            <text:p>902</text:p>
          </table:table-cell>
          <table:table-cell office:value-type="percentage" office:value="0.11416276420706239" table:formula="msoxl:=(S21/S20)-1" table:style-name="ce13">
            <text:p>11.42%</text:p>
          </table:table-cell>
          <table:table-cell office:value-type="percentage" office:value="7.0235562129745688E-3" table:formula="msoxl:=V20-V21" table:style-name="ce13">
            <text:p>0.70%</text:p>
          </table:table-cell>
          <table:table-cell office:value-type="string" table:style-name="ce17">
            <text:p>Scansilis</text:p>
          </table:table-cell>
          <table:table-cell office:value-type="float" office:value="3" table:formula="msoxl:=IF(X21=X20,Y20,Y20+1)" table:style-name="ce23">
            <text:p>3</text:p>
          </table:table-cell>
          <table:table-cell office:value-type="float" office:value="2934.3333333333335" table:formula="msoxl:=S21/Y21" table:style-name="ce14">
            <text:p>2,934</text:p>
          </table:table-cell>
          <table:table-cell office:value-type="float" office:value="30206.333333333332" table:formula="msoxl:=Z21+AA20" table:style-name="ce14">
            <text:p>30,206</text:p>
          </table:table-cell>
          <table:table-cell office:value-type="float" office:value="-1016.1666666666665" table:formula="msoxl:=Z21-Z20" table:style-name="ce14">
            <text:p>-1,016</text:p>
          </table:table-cell>
          <table:table-cell office:value-type="percentage" office:value="-3.3797814207650272" table:formula="msoxl:=AB21/AB20-1" table:style-name="ce13">
            <text:p>-337.98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22" table:style-name="ce22">
            <text:p>622</text:p>
          </table:table-cell>
          <table:table-cell office:value-type="float" office:value="350018" table:style-name="ce23">
            <text:p>350,018</text:p>
          </table:table-cell>
          <table:table-cell office:value-type="float" office:value="6650171" table:formula="msoxl:=AQ21+AR20" table:style-name="ce16">
            <text:p>6,650,171</text:p>
          </table:table-cell>
          <table:table-cell office:value-type="float" office:value="1" table:formula="msoxl:=AQ21-AQ20" table:style-name="ce17">
            <text:p>1</text:p>
          </table:table-cell>
          <table:table-cell office:value-type="percentage" office:value="2.8570040884190462E-6" table:formula="msoxl:=(AQ21/AQ20)-1" table:style-name="ce13">
            <text:p>0.00%</text:p>
          </table:table-cell>
          <table:table-cell office:value-type="percentage" office:value="8.1623596770441509E-12" table:formula="msoxl:=AT20-AT21" table:style-name="ce13">
            <text:p>0.00%</text:p>
          </table:table-cell>
          <table:table-cell office:value-type="string" table:style-name="ce22">
            <text:p>Messis</text:p>
          </table:table-cell>
          <table:table-cell office:value-type="float" office:value="15" table:style-name="ce23">
            <text:p>15</text:p>
          </table:table-cell>
          <table:table-cell office:value-type="float" office:value="23334.533333333333" table:formula="msoxl:=AQ21/AW21" table:style-name="ce14">
            <text:p>23,335</text:p>
          </table:table-cell>
          <table:table-cell office:value-type="float" office:value="443344.73333333334" table:formula="msoxl:=AX21+AY20" table:style-name="ce14">
            <text:p>443,345</text:p>
          </table:table-cell>
          <table:table-cell office:value-type="float" office:value="23334.533333333326" table:formula="msoxl:=AY21-AY20" table:style-name="ce14">
            <text:p>23,335</text:p>
          </table:table-cell>
          <table:table-cell office:value-type="percentage" office:value="2.8570040877529124E-6" table:formula="msoxl:=AZ21/AZ20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20" table:style-name="ce22">
            <text:p>20</text:p>
          </table:table-cell>
          <table:table-cell office:value-type="float" office:value="9754" table:style-name="ce23">
            <text:p>9,754</text:p>
          </table:table-cell>
          <table:table-cell office:value-type="float" office:value="70967" table:formula="msoxl:=C22+D21" table:style-name="ce16">
            <text:p>70,967</text:p>
          </table:table-cell>
          <table:table-cell office:value-type="float" office:value="951" table:formula="msoxl:=C22-C21" table:style-name="ce16">
            <text:p>951</text:p>
          </table:table-cell>
          <table:table-cell office:value-type="percentage" office:value="0.10803135294785871" table:formula="msoxl:=(C22/C21)-1" table:style-name="ce38">
            <text:p>10.8031%</text:p>
          </table:table-cell>
          <table:table-cell office:value-type="percentage" office:value="6.1314112592036896E-3" table:formula="msoxl:=F21-F22" table:style-name="ce38">
            <text:p>0.6131%</text:p>
          </table:table-cell>
          <table:table-cell office:value-type="float" office:value="2" table:formula="msoxl:=IF(I22=I21,1+H21,1)" table:style-name="ce34">
            <text:p>2</text:p>
          </table:table-cell>
          <table:table-cell office:value-type="string" table:style-name="ce22">
            <text:p>Scansilis</text:p>
          </table:table-cell>
          <table:table-cell office:value-type="float" office:value="3" table:formula="msoxl:=IF(I22=I21,J21,J21+1)" table:style-name="ce23">
            <text:p>3</text:p>
          </table:table-cell>
          <table:table-cell office:value-type="float" office:value="3251.3333333333335" table:formula="msoxl:=C22/J22" table:style-name="ce14">
            <text:p>3,251</text:p>
          </table:table-cell>
          <table:table-cell office:value-type="float" office:value="33580.666666666664" table:formula="msoxl:=K22+L21" table:style-name="ce14">
            <text:p>33,581</text:p>
          </table:table-cell>
          <table:table-cell office:value-type="float" office:value="317" table:formula="msoxl:=K22-K21" table:style-name="ce14">
            <text:p>317</text:p>
          </table:table-cell>
          <table:table-cell office:value-type="percentage" office:value="-1.3119567000164016" table:formula="msoxl:=M22/M21-1" table:style-name="ce38">
            <text:p>-131.1957%</text:p>
          </table:table-cell>
          <table:table-cell table:number-columns-repeated="2" table:style-name="ce22"/>
          <table:table-cell table:style-name="ce23"/>
          <table:table-cell office:value-type="float" office:value="20" table:style-name="ce22">
            <text:p>20</text:p>
          </table:table-cell>
          <table:table-cell office:value-type="float" office:value="9754" table:style-name="ce23">
            <text:p>9,754</text:p>
          </table:table-cell>
          <table:table-cell office:value-type="float" office:value="70844" table:formula="msoxl:=S22+T21" table:style-name="ce16">
            <text:p>70,844</text:p>
          </table:table-cell>
          <table:table-cell office:value-type="float" office:value="951" table:formula="msoxl:=S22-S21" table:style-name="ce17">
            <text:p>951</text:p>
          </table:table-cell>
          <table:table-cell office:value-type="percentage" office:value="0.10803135294785871" table:formula="msoxl:=(S22/S21)-1" table:style-name="ce13">
            <text:p>10.80%</text:p>
          </table:table-cell>
          <table:table-cell office:value-type="percentage" office:value="6.1314112592036896E-3" table:formula="msoxl:=V21-V22" table:style-name="ce13">
            <text:p>0.61%</text:p>
          </table:table-cell>
          <table:table-cell office:value-type="string" table:style-name="ce22">
            <text:p>Scansilis</text:p>
          </table:table-cell>
          <table:table-cell office:value-type="float" office:value="3" table:formula="msoxl:=IF(X22=X21,Y21,Y21+1)" table:style-name="ce23">
            <text:p>3</text:p>
          </table:table-cell>
          <table:table-cell office:value-type="float" office:value="3251.3333333333335" table:formula="msoxl:=S22/Y22" table:style-name="ce14">
            <text:p>3,251</text:p>
          </table:table-cell>
          <table:table-cell office:value-type="float" office:value="33457.666666666664" table:formula="msoxl:=Z22+AA21" table:style-name="ce14">
            <text:p>33,458</text:p>
          </table:table-cell>
          <table:table-cell office:value-type="float" office:value="317" table:formula="msoxl:=Z22-Z21" table:style-name="ce14">
            <text:p>317</text:p>
          </table:table-cell>
          <table:table-cell office:value-type="percentage" office:value="-1.3119567000164016" table:formula="msoxl:=AB22/AB21-1" table:style-name="ce13">
            <text:p>-131.2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23" table:style-name="ce22">
            <text:p>623</text:p>
          </table:table-cell>
          <table:table-cell office:value-type="float" office:value="350019" table:style-name="ce23">
            <text:p>350,019</text:p>
          </table:table-cell>
          <table:table-cell office:value-type="float" office:value="7000190" table:formula="msoxl:=AQ22+AR21" table:style-name="ce16">
            <text:p>7,000,190</text:p>
          </table:table-cell>
          <table:table-cell office:value-type="float" office:value="1" table:formula="msoxl:=AQ22-AQ21" table:style-name="ce17">
            <text:p>1</text:p>
          </table:table-cell>
          <table:table-cell office:value-type="percentage" office:value="2.8569959258373245E-6" table:formula="msoxl:=(AQ22/AQ21)-1" table:style-name="ce13">
            <text:p>0.00%</text:p>
          </table:table-cell>
          <table:table-cell office:value-type="percentage" office:value="8.1625817216490759E-12" table:formula="msoxl:=AT21-AT22" table:style-name="ce13">
            <text:p>0.00%</text:p>
          </table:table-cell>
          <table:table-cell office:value-type="string" table:style-name="ce22">
            <text:p>Messis</text:p>
          </table:table-cell>
          <table:table-cell office:value-type="float" office:value="15" table:style-name="ce23">
            <text:p>15</text:p>
          </table:table-cell>
          <table:table-cell office:value-type="float" office:value="23334.6" table:formula="msoxl:=AQ22/AW22" table:style-name="ce14">
            <text:p>23,335</text:p>
          </table:table-cell>
          <table:table-cell office:value-type="float" office:value="466679.33333333331" table:formula="msoxl:=AX22+AY21" table:style-name="ce14">
            <text:p>466,679</text:p>
          </table:table-cell>
          <table:table-cell office:value-type="float" office:value="23334.599999999977" table:formula="msoxl:=AY22-AY21" table:style-name="ce14">
            <text:p>23,335</text:p>
          </table:table-cell>
          <table:table-cell office:value-type="percentage" office:value="2.8569959251711907E-6" table:formula="msoxl:=AZ22/AZ21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21" table:style-name="ce22">
            <text:p>21</text:p>
          </table:table-cell>
          <table:table-cell office:value-type="float" office:value="10754" table:style-name="ce23">
            <text:p>10,754</text:p>
          </table:table-cell>
          <table:table-cell office:value-type="float" office:value="81721" table:formula="msoxl:=C23+D22" table:style-name="ce16">
            <text:p>81,721</text:p>
          </table:table-cell>
          <table:table-cell office:value-type="float" office:value="1000" table:formula="msoxl:=C23-C22" table:style-name="ce16">
            <text:p>1,000</text:p>
          </table:table-cell>
          <table:table-cell office:value-type="percentage" office:value="0.10252204223908135" table:formula="msoxl:=(C23/C22)-1" table:style-name="ce38">
            <text:p>10.2522%</text:p>
          </table:table-cell>
          <table:table-cell office:value-type="percentage" office:value="5.5093107087773596E-3" table:formula="msoxl:=F22-F23" table:style-name="ce38">
            <text:p>0.5509%</text:p>
          </table:table-cell>
          <table:table-cell office:value-type="float" office:value="3" table:formula="msoxl:=IF(I23=I22,1+H22,1)" table:style-name="ce34">
            <text:p>3</text:p>
          </table:table-cell>
          <table:table-cell office:value-type="string" table:style-name="ce22">
            <text:p>Scansilis</text:p>
          </table:table-cell>
          <table:table-cell office:value-type="float" office:value="3" table:formula="msoxl:=IF(I23=I22,J22,J22+1)" table:style-name="ce23">
            <text:p>3</text:p>
          </table:table-cell>
          <table:table-cell office:value-type="float" office:value="3584.6666666666665" table:formula="msoxl:=C23/J23" table:style-name="ce14">
            <text:p>3,585</text:p>
          </table:table-cell>
          <table:table-cell office:value-type="float" office:value="37165.333333333328" table:formula="msoxl:=K23+L22" table:style-name="ce14">
            <text:p>37,165</text:p>
          </table:table-cell>
          <table:table-cell office:value-type="float" office:value="333.33333333333303" table:formula="msoxl:=K23-K22" table:style-name="ce14">
            <text:p>333</text:p>
          </table:table-cell>
          <table:table-cell office:value-type="percentage" office:value="5.1524710830703535E-2" table:formula="msoxl:=M23/M22-1" table:style-name="ce38">
            <text:p>5.1525%</text:p>
          </table:table-cell>
          <table:table-cell table:number-columns-repeated="2" table:style-name="ce22"/>
          <table:table-cell table:style-name="ce23"/>
          <table:table-cell office:value-type="float" office:value="21" table:style-name="ce22">
            <text:p>21</text:p>
          </table:table-cell>
          <table:table-cell office:value-type="float" office:value="10754" table:style-name="ce23">
            <text:p>10,754</text:p>
          </table:table-cell>
          <table:table-cell office:value-type="float" office:value="81598" table:formula="msoxl:=S23+T22" table:style-name="ce16">
            <text:p>81,598</text:p>
          </table:table-cell>
          <table:table-cell office:value-type="float" office:value="1000" table:formula="msoxl:=S23-S22" table:style-name="ce17">
            <text:p>1000</text:p>
          </table:table-cell>
          <table:table-cell office:value-type="percentage" office:value="0.10252204223908135" table:formula="msoxl:=(S23/S22)-1" table:style-name="ce13">
            <text:p>10.25%</text:p>
          </table:table-cell>
          <table:table-cell office:value-type="percentage" office:value="5.5093107087773596E-3" table:formula="msoxl:=V22-V23" table:style-name="ce13">
            <text:p>0.55%</text:p>
          </table:table-cell>
          <table:table-cell office:value-type="string" table:style-name="ce22">
            <text:p>Scansilis</text:p>
          </table:table-cell>
          <table:table-cell office:value-type="float" office:value="3" table:formula="msoxl:=IF(X23=X22,Y22,Y22+1)" table:style-name="ce23">
            <text:p>3</text:p>
          </table:table-cell>
          <table:table-cell office:value-type="float" office:value="3584.6666666666665" table:formula="msoxl:=S23/Y23" table:style-name="ce14">
            <text:p>3,585</text:p>
          </table:table-cell>
          <table:table-cell office:value-type="float" office:value="37042.333333333328" table:formula="msoxl:=Z23+AA22" table:style-name="ce14">
            <text:p>37,042</text:p>
          </table:table-cell>
          <table:table-cell office:value-type="float" office:value="333.33333333333303" table:formula="msoxl:=Z23-Z22" table:style-name="ce14">
            <text:p>333</text:p>
          </table:table-cell>
          <table:table-cell office:value-type="percentage" office:value="5.1524710830703535E-2" table:formula="msoxl:=AB23/AB22-1" table:style-name="ce13">
            <text:p>5.15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24" table:style-name="ce22">
            <text:p>624</text:p>
          </table:table-cell>
          <table:table-cell office:value-type="float" office:value="350020" table:style-name="ce23">
            <text:p>350,020</text:p>
          </table:table-cell>
          <table:table-cell office:value-type="float" office:value="7350210" table:formula="msoxl:=AQ23+AR22" table:style-name="ce16">
            <text:p>7,350,210</text:p>
          </table:table-cell>
          <table:table-cell office:value-type="float" office:value="1" table:formula="msoxl:=AQ23-AQ22" table:style-name="ce17">
            <text:p>1</text:p>
          </table:table-cell>
          <table:table-cell office:value-type="percentage" office:value="2.8569877634776475E-6" table:formula="msoxl:=(AQ23/AQ22)-1" table:style-name="ce13">
            <text:p>0.00%</text:p>
          </table:table-cell>
          <table:table-cell office:value-type="percentage" office:value="8.1623596770441509E-12" table:formula="msoxl:=AT22-AT23" table:style-name="ce13">
            <text:p>0.00%</text:p>
          </table:table-cell>
          <table:table-cell office:value-type="string" table:style-name="ce22">
            <text:p>Messis</text:p>
          </table:table-cell>
          <table:table-cell office:value-type="float" office:value="15" table:style-name="ce23">
            <text:p>15</text:p>
          </table:table-cell>
          <table:table-cell office:value-type="float" office:value="23334.666666666668" table:formula="msoxl:=AQ23/AW23" table:style-name="ce14">
            <text:p>23,335</text:p>
          </table:table-cell>
          <table:table-cell office:value-type="float" office:value="490014" table:formula="msoxl:=AX23+AY22" table:style-name="ce14">
            <text:p>490,014</text:p>
          </table:table-cell>
          <table:table-cell office:value-type="float" office:value="23334.666666666686" table:formula="msoxl:=AY23-AY22" table:style-name="ce14">
            <text:p>23,335</text:p>
          </table:table-cell>
          <table:table-cell office:value-type="percentage" office:value="2.8569877652540043E-6" table:formula="msoxl:=AZ23/AZ22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22" table:style-name="ce22">
            <text:p>22</text:p>
          </table:table-cell>
          <table:table-cell office:value-type="float" office:value="11803" table:style-name="ce23">
            <text:p>11,803</text:p>
          </table:table-cell>
          <table:table-cell office:value-type="float" office:value="93524" table:formula="msoxl:=C24+D23" table:style-name="ce16">
            <text:p>93,524</text:p>
          </table:table-cell>
          <table:table-cell office:value-type="float" office:value="1049" table:formula="msoxl:=C24-C23" table:style-name="ce16">
            <text:p>1,049</text:p>
          </table:table-cell>
          <table:table-cell office:value-type="percentage" office:value="9.7545099497861276E-2" table:formula="msoxl:=(C24/C23)-1" table:style-name="ce38">
            <text:p>9.7545%</text:p>
          </table:table-cell>
          <table:table-cell office:value-type="percentage" office:value="4.9769427412200695E-3" table:formula="msoxl:=F23-F24" table:style-name="ce38">
            <text:p>0.4977%</text:p>
          </table:table-cell>
          <table:table-cell office:value-type="float" office:value="4" table:formula="msoxl:=IF(I24=I23,1+H23,1)" table:style-name="ce34">
            <text:p>4</text:p>
          </table:table-cell>
          <table:table-cell office:value-type="string" table:style-name="ce22">
            <text:p>Scansilis</text:p>
          </table:table-cell>
          <table:table-cell office:value-type="float" office:value="3" table:formula="msoxl:=IF(I24=I23,J23,J23+1)" table:style-name="ce23">
            <text:p>3</text:p>
          </table:table-cell>
          <table:table-cell office:value-type="float" office:value="3934.3333333333335" table:formula="msoxl:=C24/J24" table:style-name="ce14">
            <text:p>3,934</text:p>
          </table:table-cell>
          <table:table-cell office:value-type="float" office:value="41099.666666666664" table:formula="msoxl:=K24+L23" table:style-name="ce14">
            <text:p>41,100</text:p>
          </table:table-cell>
          <table:table-cell office:value-type="float" office:value="349.66666666666697" table:formula="msoxl:=K24-K23" table:style-name="ce14">
            <text:p>350</text:p>
          </table:table-cell>
          <table:table-cell office:value-type="percentage" office:value="4.9000000000001931E-2" table:formula="msoxl:=M24/M23-1" table:style-name="ce38">
            <text:p>4.9000%</text:p>
          </table:table-cell>
          <table:table-cell table:number-columns-repeated="2" table:style-name="ce22"/>
          <table:table-cell table:style-name="ce23"/>
          <table:table-cell office:value-type="float" office:value="22" table:style-name="ce22">
            <text:p>22</text:p>
          </table:table-cell>
          <table:table-cell office:value-type="float" office:value="11803" table:style-name="ce23">
            <text:p>11,803</text:p>
          </table:table-cell>
          <table:table-cell office:value-type="float" office:value="93401" table:formula="msoxl:=S24+T23" table:style-name="ce16">
            <text:p>93,401</text:p>
          </table:table-cell>
          <table:table-cell office:value-type="float" office:value="1049" table:formula="msoxl:=S24-S23" table:style-name="ce17">
            <text:p>1049</text:p>
          </table:table-cell>
          <table:table-cell office:value-type="percentage" office:value="9.7545099497861276E-2" table:formula="msoxl:=(S24/S23)-1" table:style-name="ce13">
            <text:p>9.75%</text:p>
          </table:table-cell>
          <table:table-cell office:value-type="percentage" office:value="4.9769427412200695E-3" table:formula="msoxl:=V23-V24" table:style-name="ce13">
            <text:p>0.50%</text:p>
          </table:table-cell>
          <table:table-cell office:value-type="string" table:style-name="ce22">
            <text:p>Scansilis</text:p>
          </table:table-cell>
          <table:table-cell office:value-type="float" office:value="3" table:formula="msoxl:=IF(X24=X23,Y23,Y23+1)" table:style-name="ce23">
            <text:p>3</text:p>
          </table:table-cell>
          <table:table-cell office:value-type="float" office:value="3934.3333333333335" table:formula="msoxl:=S24/Y24" table:style-name="ce14">
            <text:p>3,934</text:p>
          </table:table-cell>
          <table:table-cell office:value-type="float" office:value="40976.666666666664" table:formula="msoxl:=Z24+AA23" table:style-name="ce14">
            <text:p>40,977</text:p>
          </table:table-cell>
          <table:table-cell office:value-type="float" office:value="349.66666666666697" table:formula="msoxl:=Z24-Z23" table:style-name="ce14">
            <text:p>350</text:p>
          </table:table-cell>
          <table:table-cell office:value-type="percentage" office:value="4.9000000000001931E-2" table:formula="msoxl:=AB24/AB23-1" table:style-name="ce13">
            <text:p>4.9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25" table:style-name="ce22">
            <text:p>625</text:p>
          </table:table-cell>
          <table:table-cell office:value-type="float" office:value="350021" table:style-name="ce23">
            <text:p>350,021</text:p>
          </table:table-cell>
          <table:table-cell office:value-type="float" office:value="7700231" table:formula="msoxl:=AQ24+AR23" table:style-name="ce16">
            <text:p>7,700,231</text:p>
          </table:table-cell>
          <table:table-cell office:value-type="float" office:value="1" table:formula="msoxl:=AQ24-AQ23" table:style-name="ce17">
            <text:p>1</text:p>
          </table:table-cell>
          <table:table-cell office:value-type="percentage" office:value="2.8569796011179704E-6" table:formula="msoxl:=(AQ24/AQ23)-1" table:style-name="ce13">
            <text:p>0.00%</text:p>
          </table:table-cell>
          <table:table-cell office:value-type="percentage" office:value="8.1623596770441509E-12" table:formula="msoxl:=AT23-AT24" table:style-name="ce13">
            <text:p>0.00%</text:p>
          </table:table-cell>
          <table:table-cell office:value-type="string" table:style-name="ce22">
            <text:p>Messis</text:p>
          </table:table-cell>
          <table:table-cell office:value-type="float" office:value="15" table:style-name="ce23">
            <text:p>15</text:p>
          </table:table-cell>
          <table:table-cell office:value-type="float" office:value="23334.733333333334" table:formula="msoxl:=AQ24/AW24" table:style-name="ce14">
            <text:p>23,335</text:p>
          </table:table-cell>
          <table:table-cell office:value-type="float" office:value="513348.73333333334" table:formula="msoxl:=AX24+AY23" table:style-name="ce14">
            <text:p>513,349</text:p>
          </table:table-cell>
          <table:table-cell office:value-type="float" office:value="23334.733333333337" table:formula="msoxl:=AY24-AY23" table:style-name="ce14">
            <text:p>23,335</text:p>
          </table:table-cell>
          <table:table-cell office:value-type="percentage" office:value="2.8569796004518366E-6" table:formula="msoxl:=AZ24/AZ23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23" table:style-name="ce22">
            <text:p>23</text:p>
          </table:table-cell>
          <table:table-cell office:value-type="float" office:value="14046" table:style-name="ce23">
            <text:p>14,046</text:p>
          </table:table-cell>
          <table:table-cell office:value-type="float" office:value="107570" table:formula="msoxl:=C25+D24" table:style-name="ce16">
            <text:p>107,570</text:p>
          </table:table-cell>
          <table:table-cell office:value-type="float" office:value="2243" table:formula="msoxl:=C25-C24" table:style-name="ce16">
            <text:p>2,243</text:p>
          </table:table-cell>
          <table:table-cell office:value-type="percentage" office:value="0.19003643141574167" table:formula="msoxl:=(C25/C24)-1" table:style-name="ce38">
            <text:p>19.0036%</text:p>
          </table:table-cell>
          <table:table-cell office:value-type="percentage" office:value="-9.2491331917880393E-2" table:formula="msoxl:=F24-F25" table:style-name="ce38">
            <text:p>-9.2491%</text:p>
          </table:table-cell>
          <table:table-cell office:value-type="float" office:value="5" table:formula="msoxl:=IF(I25=I24,1+H24,1)" table:style-name="ce34">
            <text:p>5</text:p>
          </table:table-cell>
          <table:table-cell office:value-type="string" table:style-name="ce22">
            <text:p>Scansilis</text:p>
          </table:table-cell>
          <table:table-cell office:value-type="float" office:value="3" table:formula="msoxl:=IF(I25=I24,J24,J24+1)" table:style-name="ce23">
            <text:p>3</text:p>
          </table:table-cell>
          <table:table-cell office:value-type="float" office:value="4682" table:formula="msoxl:=C25/J25" table:style-name="ce14">
            <text:p>4,682</text:p>
          </table:table-cell>
          <table:table-cell office:value-type="float" office:value="45781.666666666664" table:formula="msoxl:=K25+L24" table:style-name="ce14">
            <text:p>45,782</text:p>
          </table:table-cell>
          <table:table-cell office:value-type="float" office:value="747.66666666666652" table:formula="msoxl:=K25-K24" table:style-name="ce14">
            <text:p>748</text:p>
          </table:table-cell>
          <table:table-cell office:value-type="percentage" office:value="1.1382268827454696" table:formula="msoxl:=M25/M24-1" table:style-name="ce38">
            <text:p>113.8227%</text:p>
          </table:table-cell>
          <table:table-cell table:number-columns-repeated="2" table:style-name="ce22"/>
          <table:table-cell table:style-name="ce23"/>
          <table:table-cell office:value-type="float" office:value="23" table:style-name="ce22">
            <text:p>23</text:p>
          </table:table-cell>
          <table:table-cell office:value-type="float" office:value="14046" table:style-name="ce23">
            <text:p>14,046</text:p>
          </table:table-cell>
          <table:table-cell office:value-type="float" office:value="107447" table:formula="msoxl:=S25+T24" table:style-name="ce16">
            <text:p>107,447</text:p>
          </table:table-cell>
          <table:table-cell office:value-type="float" office:value="2243" table:formula="msoxl:=S25-S24" table:style-name="ce17">
            <text:p>2243</text:p>
          </table:table-cell>
          <table:table-cell office:value-type="percentage" office:value="0.19003643141574167" table:formula="msoxl:=(S25/S24)-1" table:style-name="ce13">
            <text:p>19.00%</text:p>
          </table:table-cell>
          <table:table-cell office:value-type="percentage" office:value="-9.2491331917880393E-2" table:formula="msoxl:=V24-V25" table:style-name="ce13">
            <text:p>-9.25%</text:p>
          </table:table-cell>
          <table:table-cell office:value-type="string" table:style-name="ce22">
            <text:p>Scansilis</text:p>
          </table:table-cell>
          <table:table-cell office:value-type="float" office:value="3" table:formula="msoxl:=IF(X25=X24,Y24,Y24+1)" table:style-name="ce23">
            <text:p>3</text:p>
          </table:table-cell>
          <table:table-cell office:value-type="float" office:value="4682" table:formula="msoxl:=S25/Y25" table:style-name="ce14">
            <text:p>4,682</text:p>
          </table:table-cell>
          <table:table-cell office:value-type="float" office:value="45658.666666666664" table:formula="msoxl:=Z25+AA24" table:style-name="ce14">
            <text:p>45,659</text:p>
          </table:table-cell>
          <table:table-cell office:value-type="float" office:value="747.66666666666652" table:formula="msoxl:=Z25-Z24" table:style-name="ce14">
            <text:p>748</text:p>
          </table:table-cell>
          <table:table-cell office:value-type="percentage" office:value="1.1382268827454696" table:formula="msoxl:=AB25/AB24-1" table:style-name="ce13">
            <text:p>113.82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26" table:style-name="ce22">
            <text:p>626</text:p>
          </table:table-cell>
          <table:table-cell office:value-type="float" office:value="350022" table:style-name="ce23">
            <text:p>350,022</text:p>
          </table:table-cell>
          <table:table-cell office:value-type="float" office:value="8050253" table:formula="msoxl:=AQ25+AR24" table:style-name="ce16">
            <text:p>8,050,253</text:p>
          </table:table-cell>
          <table:table-cell office:value-type="float" office:value="1" table:formula="msoxl:=AQ25-AQ24" table:style-name="ce17">
            <text:p>1</text:p>
          </table:table-cell>
          <table:table-cell office:value-type="percentage" office:value="2.8569714387582934E-6" table:formula="msoxl:=(AQ25/AQ24)-1" table:style-name="ce13">
            <text:p>0.00%</text:p>
          </table:table-cell>
          <table:table-cell office:value-type="percentage" office:value="8.1623596770441509E-12" table:formula="msoxl:=AT24-AT25" table:style-name="ce13">
            <text:p>0.00%</text:p>
          </table:table-cell>
          <table:table-cell office:value-type="string" table:style-name="ce22">
            <text:p>Messis</text:p>
          </table:table-cell>
          <table:table-cell office:value-type="float" office:value="15" table:style-name="ce23">
            <text:p>15</text:p>
          </table:table-cell>
          <table:table-cell office:value-type="float" office:value="23334.799999999999" table:formula="msoxl:=AQ25/AW25" table:style-name="ce14">
            <text:p>23,335</text:p>
          </table:table-cell>
          <table:table-cell office:value-type="float" office:value="536683.53333333333" table:formula="msoxl:=AX25+AY24" table:style-name="ce14">
            <text:p>536,684</text:p>
          </table:table-cell>
          <table:table-cell office:value-type="float" office:value="23334.799999999988" table:formula="msoxl:=AY25-AY24" table:style-name="ce14">
            <text:p>23,335</text:p>
          </table:table-cell>
          <table:table-cell office:value-type="percentage" office:value="2.8569714380921596E-6" table:formula="msoxl:=AZ25/AZ24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24" table:style-name="ce22">
            <text:p>24</text:p>
          </table:table-cell>
          <table:table-cell office:value-type="float" office:value="15241" table:style-name="ce23">
            <text:p>15,241</text:p>
          </table:table-cell>
          <table:table-cell office:value-type="float" office:value="122811" table:formula="msoxl:=C26+D25" table:style-name="ce16">
            <text:p>122,811</text:p>
          </table:table-cell>
          <table:table-cell office:value-type="float" office:value="1195" table:formula="msoxl:=C26-C25" table:style-name="ce16">
            <text:p>1,195</text:p>
          </table:table-cell>
          <table:table-cell office:value-type="percentage" office:value="8.5077602164317145E-2" table:formula="msoxl:=(C26/C25)-1" table:style-name="ce38">
            <text:p>8.5078%</text:p>
          </table:table-cell>
          <table:table-cell office:value-type="percentage" office:value="0.10495882925142452" table:formula="msoxl:=F25-F26" table:style-name="ce38">
            <text:p>10.4959%</text:p>
          </table:table-cell>
          <table:table-cell office:value-type="float" office:value="6" table:formula="msoxl:=IF(I26=I25,1+H25,1)" table:style-name="ce34">
            <text:p>6</text:p>
          </table:table-cell>
          <table:table-cell office:value-type="string" table:style-name="ce22">
            <text:p>Scansilis</text:p>
          </table:table-cell>
          <table:table-cell office:value-type="float" office:value="3" table:formula="msoxl:=IF(I26=I25,J25,J25+1)" table:style-name="ce23">
            <text:p>3</text:p>
          </table:table-cell>
          <table:table-cell office:value-type="float" office:value="5080.333333333333" table:formula="msoxl:=C26/J26" table:style-name="ce14">
            <text:p>5,080</text:p>
          </table:table-cell>
          <table:table-cell office:value-type="float" office:value="50862" table:formula="msoxl:=K26+L25" table:style-name="ce14">
            <text:p>50,862</text:p>
          </table:table-cell>
          <table:table-cell office:value-type="float" office:value="398.33333333333303" table:formula="msoxl:=K26-K25" table:style-name="ce14">
            <text:p>398</text:p>
          </table:table-cell>
          <table:table-cell office:value-type="percentage" office:value="-0.46723138653588969" table:formula="msoxl:=M26/M25-1" table:style-name="ce38">
            <text:p>-46.7231%</text:p>
          </table:table-cell>
          <table:table-cell table:number-columns-repeated="2" table:style-name="ce22"/>
          <table:table-cell table:style-name="ce23"/>
          <table:table-cell office:value-type="float" office:value="24" table:style-name="ce22">
            <text:p>24</text:p>
          </table:table-cell>
          <table:table-cell office:value-type="float" office:value="15241" table:style-name="ce23">
            <text:p>15,241</text:p>
          </table:table-cell>
          <table:table-cell office:value-type="float" office:value="122688" table:formula="msoxl:=S26+T25" table:style-name="ce16">
            <text:p>122,688</text:p>
          </table:table-cell>
          <table:table-cell office:value-type="float" office:value="1195" table:formula="msoxl:=S26-S25" table:style-name="ce17">
            <text:p>1195</text:p>
          </table:table-cell>
          <table:table-cell office:value-type="percentage" office:value="8.5077602164317145E-2" table:formula="msoxl:=(S26/S25)-1" table:style-name="ce13">
            <text:p>8.51%</text:p>
          </table:table-cell>
          <table:table-cell office:value-type="percentage" office:value="0.10495882925142452" table:formula="msoxl:=V25-V26" table:style-name="ce13">
            <text:p>10.50%</text:p>
          </table:table-cell>
          <table:table-cell office:value-type="string" table:style-name="ce22">
            <text:p>Scansilis</text:p>
          </table:table-cell>
          <table:table-cell office:value-type="float" office:value="3" table:formula="msoxl:=IF(X26=X25,Y25,Y25+1)" table:style-name="ce23">
            <text:p>3</text:p>
          </table:table-cell>
          <table:table-cell office:value-type="float" office:value="5080.333333333333" table:formula="msoxl:=S26/Y26" table:style-name="ce14">
            <text:p>5,080</text:p>
          </table:table-cell>
          <table:table-cell office:value-type="float" office:value="50739" table:formula="msoxl:=Z26+AA25" table:style-name="ce14">
            <text:p>50,739</text:p>
          </table:table-cell>
          <table:table-cell office:value-type="float" office:value="398.33333333333303" table:formula="msoxl:=Z26-Z25" table:style-name="ce14">
            <text:p>398</text:p>
          </table:table-cell>
          <table:table-cell office:value-type="percentage" office:value="-0.46723138653588969" table:formula="msoxl:=AB26/AB25-1" table:style-name="ce13">
            <text:p>-46.72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27" table:style-name="ce22">
            <text:p>627</text:p>
          </table:table-cell>
          <table:table-cell office:value-type="float" office:value="350023" table:style-name="ce23">
            <text:p>350,023</text:p>
          </table:table-cell>
          <table:table-cell office:value-type="float" office:value="8400276" table:formula="msoxl:=AQ26+AR25" table:style-name="ce16">
            <text:p>8,400,276</text:p>
          </table:table-cell>
          <table:table-cell office:value-type="float" office:value="1" table:formula="msoxl:=AQ26-AQ25" table:style-name="ce17">
            <text:p>1</text:p>
          </table:table-cell>
          <table:table-cell office:value-type="percentage" office:value="2.856963276620661E-6" table:formula="msoxl:=(AQ26/AQ25)-1" table:style-name="ce13">
            <text:p>0.00%</text:p>
          </table:table-cell>
          <table:table-cell office:value-type="percentage" office:value="8.1621376324392259E-12" table:formula="msoxl:=AT25-AT26" table:style-name="ce13">
            <text:p>0.00%</text:p>
          </table:table-cell>
          <table:table-cell office:value-type="string" table:style-name="ce22">
            <text:p>Messis</text:p>
          </table:table-cell>
          <table:table-cell office:value-type="float" office:value="15" table:style-name="ce23">
            <text:p>15</text:p>
          </table:table-cell>
          <table:table-cell office:value-type="float" office:value="23334.866666666665" table:formula="msoxl:=AQ26/AW26" table:style-name="ce14">
            <text:p>23,335</text:p>
          </table:table-cell>
          <table:table-cell office:value-type="float" office:value="560018.4" table:formula="msoxl:=AX26+AY25" table:style-name="ce14">
            <text:p>560,018</text:p>
          </table:table-cell>
          <table:table-cell office:value-type="float" office:value="23334.866666666698" table:formula="msoxl:=AY26-AY25" table:style-name="ce14">
            <text:p>23,335</text:p>
          </table:table-cell>
          <table:table-cell office:value-type="percentage" office:value="2.8569632783970178E-6" table:formula="msoxl:=AZ26/AZ25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25" table:style-name="ce22">
            <text:p>25</text:p>
          </table:table-cell>
          <table:table-cell office:value-type="float" office:value="16485" table:style-name="ce23">
            <text:p>16,485</text:p>
          </table:table-cell>
          <table:table-cell office:value-type="float" office:value="139296" table:formula="msoxl:=C27+D26" table:style-name="ce16">
            <text:p>139,296</text:p>
          </table:table-cell>
          <table:table-cell office:value-type="float" office:value="1244" table:formula="msoxl:=C27-C26" table:style-name="ce16">
            <text:p>1,244</text:p>
          </table:table-cell>
          <table:table-cell office:value-type="percentage" office:value="8.1621940817531602E-2" table:formula="msoxl:=(C27/C26)-1" table:style-name="ce38">
            <text:p>8.1622%</text:p>
          </table:table-cell>
          <table:table-cell office:value-type="percentage" office:value="3.4556613467855435E-3" table:formula="msoxl:=F26-F27" table:style-name="ce38">
            <text:p>0.3456%</text:p>
          </table:table-cell>
          <table:table-cell office:value-type="float" office:value="7" table:formula="msoxl:=IF(I27=I26,1+H26,1)" table:style-name="ce34">
            <text:p>7</text:p>
          </table:table-cell>
          <table:table-cell office:value-type="string" table:style-name="ce22">
            <text:p>Scansilis</text:p>
          </table:table-cell>
          <table:table-cell office:value-type="float" office:value="3" table:formula="msoxl:=IF(I27=I26,J26,J26+1)" table:style-name="ce23">
            <text:p>3</text:p>
          </table:table-cell>
          <table:table-cell office:value-type="float" office:value="5495" table:formula="msoxl:=C27/J27" table:style-name="ce14">
            <text:p>5,495</text:p>
          </table:table-cell>
          <table:table-cell office:value-type="float" office:value="56357" table:formula="msoxl:=K27+L26" table:style-name="ce14">
            <text:p>56,357</text:p>
          </table:table-cell>
          <table:table-cell office:value-type="float" office:value="414.66666666666697" table:formula="msoxl:=K27-K26" table:style-name="ce14">
            <text:p>415</text:p>
          </table:table-cell>
          <table:table-cell office:value-type="percentage" office:value="4.100418410042006E-2" table:formula="msoxl:=M27/M26-1" table:style-name="ce38">
            <text:p>4.1004%</text:p>
          </table:table-cell>
          <table:table-cell table:number-columns-repeated="2" table:style-name="ce22"/>
          <table:table-cell table:style-name="ce23"/>
          <table:table-cell office:value-type="float" office:value="25" table:style-name="ce22">
            <text:p>25</text:p>
          </table:table-cell>
          <table:table-cell office:value-type="float" office:value="16485" table:style-name="ce23">
            <text:p>16,485</text:p>
          </table:table-cell>
          <table:table-cell office:value-type="float" office:value="139173" table:formula="msoxl:=S27+T26" table:style-name="ce16">
            <text:p>139,173</text:p>
          </table:table-cell>
          <table:table-cell office:value-type="float" office:value="1244" table:formula="msoxl:=S27-S26" table:style-name="ce17">
            <text:p>1244</text:p>
          </table:table-cell>
          <table:table-cell office:value-type="percentage" office:value="8.1621940817531602E-2" table:formula="msoxl:=(S27/S26)-1" table:style-name="ce13">
            <text:p>8.16%</text:p>
          </table:table-cell>
          <table:table-cell office:value-type="percentage" office:value="3.4556613467855435E-3" table:formula="msoxl:=V26-V27" table:style-name="ce13">
            <text:p>0.35%</text:p>
          </table:table-cell>
          <table:table-cell office:value-type="string" table:style-name="ce22">
            <text:p>Scansilis</text:p>
          </table:table-cell>
          <table:table-cell office:value-type="float" office:value="4" table:style-name="ce23">
            <text:p>4</text:p>
          </table:table-cell>
          <table:table-cell office:value-type="float" office:value="4121.25" table:formula="msoxl:=S27/Y27" table:style-name="ce14">
            <text:p>4,121</text:p>
          </table:table-cell>
          <table:table-cell office:value-type="float" office:value="54860.25" table:formula="msoxl:=Z27+AA26" table:style-name="ce14">
            <text:p>54,860</text:p>
          </table:table-cell>
          <table:table-cell office:value-type="float" office:value="-959.08333333333303" table:formula="msoxl:=Z27-Z26" table:style-name="ce14">
            <text:p>-959</text:p>
          </table:table-cell>
          <table:table-cell office:value-type="percentage" office:value="-3.4077405857740595" table:formula="msoxl:=AB27/AB26-1" table:style-name="ce13">
            <text:p>-340.77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28" table:style-name="ce22">
            <text:p>628</text:p>
          </table:table-cell>
          <table:table-cell office:value-type="float" office:value="350024" table:style-name="ce23">
            <text:p>350,024</text:p>
          </table:table-cell>
          <table:table-cell office:value-type="float" office:value="8750300" table:formula="msoxl:=AQ27+AR26" table:style-name="ce16">
            <text:p>8,750,300</text:p>
          </table:table-cell>
          <table:table-cell office:value-type="float" office:value="1" table:formula="msoxl:=AQ27-AQ26" table:style-name="ce17">
            <text:p>1</text:p>
          </table:table-cell>
          <table:table-cell office:value-type="percentage" office:value="2.8569551144830285E-6" table:formula="msoxl:=(AQ27/AQ26)-1" table:style-name="ce13">
            <text:p>0.00%</text:p>
          </table:table-cell>
          <table:table-cell office:value-type="percentage" office:value="8.1621376324392259E-12" table:formula="msoxl:=AT26-AT27" table:style-name="ce13">
            <text:p>0.00%</text:p>
          </table:table-cell>
          <table:table-cell office:value-type="string" table:style-name="ce22">
            <text:p>Messis</text:p>
          </table:table-cell>
          <table:table-cell office:value-type="float" office:value="15" table:style-name="ce23">
            <text:p>15</text:p>
          </table:table-cell>
          <table:table-cell office:value-type="float" office:value="23334.933333333334" table:formula="msoxl:=AQ27/AW27" table:style-name="ce14">
            <text:p>23,335</text:p>
          </table:table-cell>
          <table:table-cell office:value-type="float" office:value="583353.33333333337" table:formula="msoxl:=AX27+AY26" table:style-name="ce14">
            <text:p>583,353</text:p>
          </table:table-cell>
          <table:table-cell office:value-type="float" office:value="23334.933333333349" table:formula="msoxl:=AY27-AY26" table:style-name="ce14">
            <text:p>23,335</text:p>
          </table:table-cell>
          <table:table-cell office:value-type="percentage" office:value="2.8569551138168947E-6" table:formula="msoxl:=AZ27/AZ26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26" table:style-name="ce22">
            <text:p>26</text:p>
          </table:table-cell>
          <table:table-cell office:value-type="float" office:value="17777" table:style-name="ce23">
            <text:p>17,777</text:p>
          </table:table-cell>
          <table:table-cell office:value-type="float" office:value="157073" table:formula="msoxl:=C28+D27" table:style-name="ce16">
            <text:p>157,073</text:p>
          </table:table-cell>
          <table:table-cell office:value-type="float" office:value="1292" table:formula="msoxl:=C28-C27" table:style-name="ce16">
            <text:p>1,292</text:p>
          </table:table-cell>
          <table:table-cell office:value-type="percentage" office:value="7.8374279648165013E-2" table:formula="msoxl:=(C28/C27)-1" table:style-name="ce38">
            <text:p>7.8374%</text:p>
          </table:table-cell>
          <table:table-cell office:value-type="percentage" office:value="3.2476611693665891E-3" table:formula="msoxl:=F27-F28" table:style-name="ce38">
            <text:p>0.3248%</text:p>
          </table:table-cell>
          <table:table-cell office:value-type="float" office:value="8" table:formula="msoxl:=IF(I28=I27,1+H27,1)" table:style-name="ce34">
            <text:p>8</text:p>
          </table:table-cell>
          <table:table-cell office:value-type="string" table:style-name="ce22">
            <text:p>Scansilis</text:p>
          </table:table-cell>
          <table:table-cell office:value-type="float" office:value="3" table:formula="msoxl:=IF(I28=I27,J27,J27+1)" table:style-name="ce23">
            <text:p>3</text:p>
          </table:table-cell>
          <table:table-cell office:value-type="float" office:value="5925.666666666667" table:formula="msoxl:=C28/J28" table:style-name="ce14">
            <text:p>5,926</text:p>
          </table:table-cell>
          <table:table-cell office:value-type="float" office:value="62282.666666666664" table:formula="msoxl:=K28+L27" table:style-name="ce14">
            <text:p>62,283</text:p>
          </table:table-cell>
          <table:table-cell office:value-type="float" office:value="430.66666666666697" table:formula="msoxl:=K28-K27" table:style-name="ce14">
            <text:p>431</text:p>
          </table:table-cell>
          <table:table-cell office:value-type="percentage" office:value="3.8585209003215493E-2" table:formula="msoxl:=M28/M27-1" table:style-name="ce38">
            <text:p>3.8585%</text:p>
          </table:table-cell>
          <table:table-cell table:number-columns-repeated="2" table:style-name="ce22"/>
          <table:table-cell table:style-name="ce23"/>
          <table:table-cell office:value-type="float" office:value="26" table:style-name="ce22">
            <text:p>26</text:p>
          </table:table-cell>
          <table:table-cell office:value-type="float" office:value="17777" table:style-name="ce23">
            <text:p>17,777</text:p>
          </table:table-cell>
          <table:table-cell office:value-type="float" office:value="156950" table:formula="msoxl:=S28+T27" table:style-name="ce16">
            <text:p>156,950</text:p>
          </table:table-cell>
          <table:table-cell office:value-type="float" office:value="1292" table:formula="msoxl:=S28-S27" table:style-name="ce16">
            <text:p>1,292</text:p>
          </table:table-cell>
          <table:table-cell office:value-type="percentage" office:value="7.8374279648165013E-2" table:formula="msoxl:=(S28/S27)-1" table:style-name="ce13">
            <text:p>7.84%</text:p>
          </table:table-cell>
          <table:table-cell office:value-type="percentage" office:value="3.2476611693665891E-3" table:formula="msoxl:=V27-V28" table:style-name="ce13">
            <text:p>0.32%</text:p>
          </table:table-cell>
          <table:table-cell office:value-type="string" table:style-name="ce22">
            <text:p>Scansilis</text:p>
          </table:table-cell>
          <table:table-cell office:value-type="float" office:value="4" table:formula="msoxl:=IF(X28=X27,Y27,Y27+1)" table:style-name="ce23">
            <text:p>4</text:p>
          </table:table-cell>
          <table:table-cell office:value-type="float" office:value="4444.25" table:formula="msoxl:=S28/Y28" table:style-name="ce14">
            <text:p>4,444</text:p>
          </table:table-cell>
          <table:table-cell office:value-type="float" office:value="59304.5" table:formula="msoxl:=Z28+AA27" table:style-name="ce14">
            <text:p>59,305</text:p>
          </table:table-cell>
          <table:table-cell office:value-type="float" office:value="323" table:formula="msoxl:=Z28-Z27" table:style-name="ce14">
            <text:p>323</text:p>
          </table:table-cell>
          <table:table-cell office:value-type="percentage" office:value="-1.3367799113737076" table:formula="msoxl:=AB28/AB27-1" table:style-name="ce13">
            <text:p>-133.68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29" table:style-name="ce22">
            <text:p>629</text:p>
          </table:table-cell>
          <table:table-cell office:value-type="float" office:value="350025" table:style-name="ce23">
            <text:p>350,025</text:p>
          </table:table-cell>
          <table:table-cell office:value-type="float" office:value="9100325" table:formula="msoxl:=AQ28+AR27" table:style-name="ce16">
            <text:p>9,100,325</text:p>
          </table:table-cell>
          <table:table-cell office:value-type="float" office:value="1" table:formula="msoxl:=AQ28-AQ27" table:style-name="ce17">
            <text:p>1</text:p>
          </table:table-cell>
          <table:table-cell office:value-type="percentage" office:value="2.8569469521233515E-6" table:formula="msoxl:=(AQ28/AQ27)-1" table:style-name="ce13">
            <text:p>0.00%</text:p>
          </table:table-cell>
          <table:table-cell office:value-type="percentage" office:value="8.1623596770441509E-12" table:formula="msoxl:=AT27-AT28" table:style-name="ce13">
            <text:p>0.00%</text:p>
          </table:table-cell>
          <table:table-cell office:value-type="string" table:style-name="ce22">
            <text:p>Messis</text:p>
          </table:table-cell>
          <table:table-cell office:value-type="float" office:value="15" table:style-name="ce23">
            <text:p>15</text:p>
          </table:table-cell>
          <table:table-cell office:value-type="float" office:value="23335" table:formula="msoxl:=AQ28/AW28" table:style-name="ce14">
            <text:p>23,335</text:p>
          </table:table-cell>
          <table:table-cell office:value-type="float" office:value="606688.33333333337" table:formula="msoxl:=AX28+AY27" table:style-name="ce14">
            <text:p>606,688</text:p>
          </table:table-cell>
          <table:table-cell office:value-type="float" office:value="23335" table:formula="msoxl:=AY28-AY27" table:style-name="ce14">
            <text:p>23,335</text:p>
          </table:table-cell>
          <table:table-cell office:value-type="percentage" office:value="2.8569469514572177E-6" table:formula="msoxl:=AZ28/AZ27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27" table:style-name="ce22">
            <text:p>27</text:p>
          </table:table-cell>
          <table:table-cell office:value-type="float" office:value="19119" table:style-name="ce23">
            <text:p>19,119</text:p>
          </table:table-cell>
          <table:table-cell office:value-type="float" office:value="176192" table:formula="msoxl:=C29+D28" table:style-name="ce16">
            <text:p>176,192</text:p>
          </table:table-cell>
          <table:table-cell office:value-type="float" office:value="1342" table:formula="msoxl:=C29-C28" table:style-name="ce16">
            <text:p>1,342</text:p>
          </table:table-cell>
          <table:table-cell office:value-type="percentage" office:value="7.5490802722619099E-2" table:formula="msoxl:=(C29/C28)-1" table:style-name="ce38">
            <text:p>7.5491%</text:p>
          </table:table-cell>
          <table:table-cell office:value-type="percentage" office:value="2.8834769255459136E-3" table:formula="msoxl:=F28-F29" table:style-name="ce38">
            <text:p>0.2883%</text:p>
          </table:table-cell>
          <table:table-cell office:value-type="float" office:value="9" table:formula="msoxl:=IF(I29=I28,1+H28,1)" table:style-name="ce34">
            <text:p>9</text:p>
          </table:table-cell>
          <table:table-cell office:value-type="string" table:style-name="ce22">
            <text:p>Scansilis</text:p>
          </table:table-cell>
          <table:table-cell office:value-type="float" office:value="4" table:style-name="ce23">
            <text:p>4</text:p>
          </table:table-cell>
          <table:table-cell office:value-type="float" office:value="4779.75" table:formula="msoxl:=C29/J29" table:style-name="ce14">
            <text:p>4,780</text:p>
          </table:table-cell>
          <table:table-cell office:value-type="float" office:value="67062.416666666657" table:formula="msoxl:=K29+L28" table:style-name="ce14">
            <text:p>67,062</text:p>
          </table:table-cell>
          <table:table-cell office:value-type="float" office:value="-1145.916666666667" table:formula="msoxl:=K29-K28" table:style-name="ce14">
            <text:p>-1,146</text:p>
          </table:table-cell>
          <table:table-cell office:value-type="percentage" office:value="-3.6607972136222897" table:formula="msoxl:=M29/M28-1" table:style-name="ce38">
            <text:p>-366.0797%</text:p>
          </table:table-cell>
          <table:table-cell table:number-columns-repeated="2" table:style-name="ce22"/>
          <table:table-cell table:style-name="ce23"/>
          <table:table-cell office:value-type="float" office:value="27" table:style-name="ce22">
            <text:p>27</text:p>
          </table:table-cell>
          <table:table-cell office:value-type="float" office:value="19119" table:style-name="ce23">
            <text:p>19,119</text:p>
          </table:table-cell>
          <table:table-cell office:value-type="float" office:value="176069" table:formula="msoxl:=S29+T28" table:style-name="ce16">
            <text:p>176,069</text:p>
          </table:table-cell>
          <table:table-cell office:value-type="float" office:value="1342" table:formula="msoxl:=S29-S28" table:style-name="ce16">
            <text:p>1,342</text:p>
          </table:table-cell>
          <table:table-cell office:value-type="percentage" office:value="7.5490802722619099E-2" table:formula="msoxl:=(S29/S28)-1" table:style-name="ce13">
            <text:p>7.55%</text:p>
          </table:table-cell>
          <table:table-cell office:value-type="percentage" office:value="2.8834769255459136E-3" table:formula="msoxl:=V28-V29" table:style-name="ce13">
            <text:p>0.29%</text:p>
          </table:table-cell>
          <table:table-cell office:value-type="string" table:style-name="ce22">
            <text:p>Scansilis</text:p>
          </table:table-cell>
          <table:table-cell office:value-type="float" office:value="4" table:formula="msoxl:=IF(X29=X28,Y28,Y28+1)" table:style-name="ce23">
            <text:p>4</text:p>
          </table:table-cell>
          <table:table-cell office:value-type="float" office:value="4779.75" table:formula="msoxl:=S29/Y29" table:style-name="ce14">
            <text:p>4,780</text:p>
          </table:table-cell>
          <table:table-cell office:value-type="float" office:value="64084.25" table:formula="msoxl:=Z29+AA28" table:style-name="ce14">
            <text:p>64,084</text:p>
          </table:table-cell>
          <table:table-cell office:value-type="float" office:value="335.5" table:formula="msoxl:=Z29-Z28" table:style-name="ce14">
            <text:p>336</text:p>
          </table:table-cell>
          <table:table-cell office:value-type="percentage" office:value="3.8699690402476783E-2" table:formula="msoxl:=AB29/AB28-1" table:style-name="ce13">
            <text:p>3.87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30" table:style-name="ce22">
            <text:p>630</text:p>
          </table:table-cell>
          <table:table-cell office:value-type="float" office:value="350026" table:style-name="ce23">
            <text:p>350,026</text:p>
          </table:table-cell>
          <table:table-cell office:value-type="float" office:value="9450351" table:formula="msoxl:=AQ29+AR28" table:style-name="ce16">
            <text:p>9,450,351</text:p>
          </table:table-cell>
          <table:table-cell office:value-type="float" office:value="1" table:formula="msoxl:=AQ29-AQ28" table:style-name="ce17">
            <text:p>1</text:p>
          </table:table-cell>
          <table:table-cell office:value-type="percentage" office:value="2.856938789985719E-6" table:formula="msoxl:=(AQ29/AQ28)-1" table:style-name="ce13">
            <text:p>0.00%</text:p>
          </table:table-cell>
          <table:table-cell office:value-type="percentage" office:value="8.1621376324392259E-12" table:formula="msoxl:=AT28-AT29" table:style-name="ce13">
            <text:p>0.00%</text:p>
          </table:table-cell>
          <table:table-cell office:value-type="string" table:style-name="ce22">
            <text:p>Messis</text:p>
          </table:table-cell>
          <table:table-cell office:value-type="float" office:value="15" table:style-name="ce23">
            <text:p>15</text:p>
          </table:table-cell>
          <table:table-cell office:value-type="float" office:value="23335.066666666666" table:formula="msoxl:=AQ29/AW29" table:style-name="ce14">
            <text:p>23,335</text:p>
          </table:table-cell>
          <table:table-cell office:value-type="float" office:value="630023.4" table:formula="msoxl:=AX29+AY28" table:style-name="ce14">
            <text:p>630,023</text:p>
          </table:table-cell>
          <table:table-cell office:value-type="float" office:value="23335.066666666651" table:formula="msoxl:=AY29-AY28" table:style-name="ce14">
            <text:p>23,335</text:p>
          </table:table-cell>
          <table:table-cell office:value-type="percentage" office:value="2.8569387893195852E-6" table:formula="msoxl:=AZ29/AZ28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28" table:style-name="ce22">
            <text:p>28</text:p>
          </table:table-cell>
          <table:table-cell office:value-type="float" office:value="20509" table:style-name="ce23">
            <text:p>20,509</text:p>
          </table:table-cell>
          <table:table-cell office:value-type="float" office:value="196701" table:formula="msoxl:=C30+D29" table:style-name="ce16">
            <text:p>196,701</text:p>
          </table:table-cell>
          <table:table-cell office:value-type="float" office:value="1390" table:formula="msoxl:=C30-C29" table:style-name="ce16">
            <text:p>1,390</text:p>
          </table:table-cell>
          <table:table-cell office:value-type="percentage" office:value="7.2702547204351653E-2" table:formula="msoxl:=(C30/C29)-1" table:style-name="ce38">
            <text:p>7.2703%</text:p>
          </table:table-cell>
          <table:table-cell office:value-type="percentage" office:value="2.7882555182674462E-3" table:formula="msoxl:=F29-F30" table:style-name="ce38">
            <text:p>0.2788%</text:p>
          </table:table-cell>
          <table:table-cell office:value-type="float" office:value="10" table:formula="msoxl:=IF(I30=I29,1+H29,1)" table:style-name="ce34">
            <text:p>10</text:p>
          </table:table-cell>
          <table:table-cell office:value-type="string" table:style-name="ce22">
            <text:p>Scansilis</text:p>
          </table:table-cell>
          <table:table-cell office:value-type="float" office:value="4" table:formula="msoxl:=IF(I30=I29,J29,J29+1)" table:style-name="ce23">
            <text:p>4</text:p>
          </table:table-cell>
          <table:table-cell office:value-type="float" office:value="5127.25" table:formula="msoxl:=C30/J30" table:style-name="ce14">
            <text:p>5,127</text:p>
          </table:table-cell>
          <table:table-cell office:value-type="float" office:value="72189.666666666657" table:formula="msoxl:=K30+L29" table:style-name="ce14">
            <text:p>72,190</text:p>
          </table:table-cell>
          <table:table-cell office:value-type="float" office:value="347.5" table:formula="msoxl:=K30-K29" table:style-name="ce14">
            <text:p>348</text:p>
          </table:table-cell>
          <table:table-cell office:value-type="percentage" office:value="-1.3032506726783506" table:formula="msoxl:=M30/M29-1" table:style-name="ce38">
            <text:p>-130.3251%</text:p>
          </table:table-cell>
          <table:table-cell table:number-columns-repeated="2" table:style-name="ce22"/>
          <table:table-cell table:style-name="ce23"/>
          <table:table-cell office:value-type="float" office:value="28" table:style-name="ce22">
            <text:p>28</text:p>
          </table:table-cell>
          <table:table-cell office:value-type="float" office:value="20509" table:style-name="ce23">
            <text:p>20,509</text:p>
          </table:table-cell>
          <table:table-cell office:value-type="float" office:value="196578" table:formula="msoxl:=S30+T29" table:style-name="ce16">
            <text:p>196,578</text:p>
          </table:table-cell>
          <table:table-cell office:value-type="float" office:value="1390" table:formula="msoxl:=S30-S29" table:style-name="ce16">
            <text:p>1,390</text:p>
          </table:table-cell>
          <table:table-cell office:value-type="percentage" office:value="7.2702547204351653E-2" table:formula="msoxl:=(S30/S29)-1" table:style-name="ce13">
            <text:p>7.27%</text:p>
          </table:table-cell>
          <table:table-cell office:value-type="percentage" office:value="2.7882555182674462E-3" table:formula="msoxl:=V29-V30" table:style-name="ce13">
            <text:p>0.28%</text:p>
          </table:table-cell>
          <table:table-cell office:value-type="string" table:style-name="ce22">
            <text:p>Scansilis</text:p>
          </table:table-cell>
          <table:table-cell office:value-type="float" office:value="4" table:formula="msoxl:=IF(X30=X29,Y29,Y29+1)" table:style-name="ce23">
            <text:p>4</text:p>
          </table:table-cell>
          <table:table-cell office:value-type="float" office:value="5127.25" table:formula="msoxl:=S30/Y30" table:style-name="ce14">
            <text:p>5,127</text:p>
          </table:table-cell>
          <table:table-cell office:value-type="float" office:value="69211.5" table:formula="msoxl:=Z30+AA29" table:style-name="ce14">
            <text:p>69,212</text:p>
          </table:table-cell>
          <table:table-cell office:value-type="float" office:value="347.5" table:formula="msoxl:=Z30-Z29" table:style-name="ce14">
            <text:p>348</text:p>
          </table:table-cell>
          <table:table-cell office:value-type="percentage" office:value="3.5767511177347222E-2" table:formula="msoxl:=AB30/AB29-1" table:style-name="ce13">
            <text:p>3.58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31" table:style-name="ce22">
            <text:p>631</text:p>
          </table:table-cell>
          <table:table-cell office:value-type="float" office:value="350027" table:style-name="ce23">
            <text:p>350,027</text:p>
          </table:table-cell>
          <table:table-cell office:value-type="float" office:value="9800378" table:formula="msoxl:=AQ30+AR29" table:style-name="ce16">
            <text:p>9,800,378</text:p>
          </table:table-cell>
          <table:table-cell office:value-type="float" office:value="1" table:formula="msoxl:=AQ30-AQ29" table:style-name="ce17">
            <text:p>1</text:p>
          </table:table-cell>
          <table:table-cell office:value-type="percentage" office:value="2.8569306280701312E-6" table:formula="msoxl:=(AQ30/AQ29)-1" table:style-name="ce13">
            <text:p>0.00%</text:p>
          </table:table-cell>
          <table:table-cell office:value-type="percentage" office:value="8.1619155878343008E-12" table:formula="msoxl:=AT29-AT30" table:style-name="ce13">
            <text:p>0.00%</text:p>
          </table:table-cell>
          <table:table-cell office:value-type="string" table:style-name="ce22">
            <text:p>Messis</text:p>
          </table:table-cell>
          <table:table-cell office:value-type="float" office:value="15" table:style-name="ce23">
            <text:p>15</text:p>
          </table:table-cell>
          <table:table-cell office:value-type="float" office:value="23335.133333333335" table:formula="msoxl:=AQ30/AW30" table:style-name="ce14">
            <text:p>23,335</text:p>
          </table:table-cell>
          <table:table-cell office:value-type="float" office:value="653358.53333333333" table:formula="msoxl:=AX30+AY29" table:style-name="ce14">
            <text:p>653,359</text:p>
          </table:table-cell>
          <table:table-cell office:value-type="float" office:value="23335.133333333302" table:formula="msoxl:=AY30-AY29" table:style-name="ce14">
            <text:p>23,335</text:p>
          </table:table-cell>
          <table:table-cell office:value-type="percentage" office:value="2.8569306274039974E-6" table:formula="msoxl:=AZ30/AZ29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29" table:style-name="ce22">
            <text:p>29</text:p>
          </table:table-cell>
          <table:table-cell office:value-type="float" office:value="21947" table:style-name="ce23">
            <text:p>21,947</text:p>
          </table:table-cell>
          <table:table-cell office:value-type="float" office:value="218648" table:formula="msoxl:=C31+D30" table:style-name="ce16">
            <text:p>218,648</text:p>
          </table:table-cell>
          <table:table-cell office:value-type="float" office:value="1438" table:formula="msoxl:=C31-C30" table:style-name="ce16">
            <text:p>1,438</text:p>
          </table:table-cell>
          <table:table-cell office:value-type="percentage" office:value="7.0115559022867924E-2" table:formula="msoxl:=(C31/C30)-1" table:style-name="ce38">
            <text:p>7.0116%</text:p>
          </table:table-cell>
          <table:table-cell office:value-type="percentage" office:value="2.5869881814837292E-3" table:formula="msoxl:=F30-F31" table:style-name="ce38">
            <text:p>0.2587%</text:p>
          </table:table-cell>
          <table:table-cell office:value-type="float" office:value="11" table:formula="msoxl:=IF(I31=I30,1+H30,1)" table:style-name="ce34">
            <text:p>11</text:p>
          </table:table-cell>
          <table:table-cell office:value-type="string" table:style-name="ce22">
            <text:p>Scansilis</text:p>
          </table:table-cell>
          <table:table-cell office:value-type="float" office:value="4" table:formula="msoxl:=IF(I31=I30,J30,J30+1)" table:style-name="ce23">
            <text:p>4</text:p>
          </table:table-cell>
          <table:table-cell office:value-type="float" office:value="5486.75" table:formula="msoxl:=C31/J31" table:style-name="ce14">
            <text:p>5,487</text:p>
          </table:table-cell>
          <table:table-cell office:value-type="float" office:value="77676.416666666657" table:formula="msoxl:=K31+L30" table:style-name="ce14">
            <text:p>77,676</text:p>
          </table:table-cell>
          <table:table-cell office:value-type="float" office:value="359.5" table:formula="msoxl:=K31-K30" table:style-name="ce14">
            <text:p>360</text:p>
          </table:table-cell>
          <table:table-cell office:value-type="percentage" office:value="3.4532374100719521E-2" table:formula="msoxl:=M31/M30-1" table:style-name="ce38">
            <text:p>3.4532%</text:p>
          </table:table-cell>
          <table:table-cell table:number-columns-repeated="2" table:style-name="ce22"/>
          <table:table-cell table:style-name="ce23"/>
          <table:table-cell office:value-type="float" office:value="29" table:style-name="ce22">
            <text:p>29</text:p>
          </table:table-cell>
          <table:table-cell office:value-type="float" office:value="21947" table:style-name="ce23">
            <text:p>21,947</text:p>
          </table:table-cell>
          <table:table-cell office:value-type="float" office:value="218525" table:formula="msoxl:=S31+T30" table:style-name="ce16">
            <text:p>218,525</text:p>
          </table:table-cell>
          <table:table-cell office:value-type="float" office:value="1438" table:formula="msoxl:=S31-S30" table:style-name="ce16">
            <text:p>1,438</text:p>
          </table:table-cell>
          <table:table-cell office:value-type="percentage" office:value="7.0115559022867924E-2" table:formula="msoxl:=(S31/S30)-1" table:style-name="ce13">
            <text:p>7.01%</text:p>
          </table:table-cell>
          <table:table-cell office:value-type="percentage" office:value="2.5869881814837292E-3" table:formula="msoxl:=V30-V31" table:style-name="ce13">
            <text:p>0.26%</text:p>
          </table:table-cell>
          <table:table-cell office:value-type="string" table:style-name="ce22">
            <text:p>Scansilis</text:p>
          </table:table-cell>
          <table:table-cell office:value-type="float" office:value="4" table:formula="msoxl:=IF(X31=X30,Y30,Y30+1)" table:style-name="ce23">
            <text:p>4</text:p>
          </table:table-cell>
          <table:table-cell office:value-type="float" office:value="5486.75" table:formula="msoxl:=S31/Y31" table:style-name="ce14">
            <text:p>5,487</text:p>
          </table:table-cell>
          <table:table-cell office:value-type="float" office:value="74698.25" table:formula="msoxl:=Z31+AA30" table:style-name="ce14">
            <text:p>74,698</text:p>
          </table:table-cell>
          <table:table-cell office:value-type="float" office:value="359.5" table:formula="msoxl:=Z31-Z30" table:style-name="ce14">
            <text:p>360</text:p>
          </table:table-cell>
          <table:table-cell office:value-type="percentage" office:value="3.4532374100719521E-2" table:formula="msoxl:=AB31/AB30-1" table:style-name="ce13">
            <text:p>3.45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32" table:style-name="ce22">
            <text:p>632</text:p>
          </table:table-cell>
          <table:table-cell office:value-type="float" office:value="350028" table:style-name="ce23">
            <text:p>350,028</text:p>
          </table:table-cell>
          <table:table-cell office:value-type="float" office:value="10150406" table:formula="msoxl:=AQ31+AR30" table:style-name="ce16">
            <text:p>10,150,406</text:p>
          </table:table-cell>
          <table:table-cell office:value-type="float" office:value="1" table:formula="msoxl:=AQ31-AQ30" table:style-name="ce17">
            <text:p>1</text:p>
          </table:table-cell>
          <table:table-cell office:value-type="percentage" office:value="2.8569224659324988E-6" table:formula="msoxl:=(AQ31/AQ30)-1" table:style-name="ce13">
            <text:p>0.00%</text:p>
          </table:table-cell>
          <table:table-cell office:value-type="percentage" office:value="8.1621376324392259E-12" table:formula="msoxl:=AT30-AT31" table:style-name="ce13">
            <text:p>0.00%</text:p>
          </table:table-cell>
          <table:table-cell office:value-type="string" table:style-name="ce22">
            <text:p>Messis</text:p>
          </table:table-cell>
          <table:table-cell office:value-type="float" office:value="15" table:style-name="ce23">
            <text:p>15</text:p>
          </table:table-cell>
          <table:table-cell office:value-type="float" office:value="23335.200000000001" table:formula="msoxl:=AQ31/AW31" table:style-name="ce14">
            <text:p>23,335</text:p>
          </table:table-cell>
          <table:table-cell office:value-type="float" office:value="676693.73333333328" table:formula="msoxl:=AX31+AY30" table:style-name="ce14">
            <text:p>676,694</text:p>
          </table:table-cell>
          <table:table-cell office:value-type="float" office:value="23335.199999999953" table:formula="msoxl:=AY31-AY30" table:style-name="ce14">
            <text:p>23,335</text:p>
          </table:table-cell>
          <table:table-cell office:value-type="percentage" office:value="2.856922465266365E-6" table:formula="msoxl:=AZ31/AZ30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30" table:style-name="ce22">
            <text:p>30</text:p>
          </table:table-cell>
          <table:table-cell office:value-type="float" office:value="23435" table:style-name="ce23">
            <text:p>23,435</text:p>
          </table:table-cell>
          <table:table-cell office:value-type="float" office:value="242083" table:formula="msoxl:=C32+D31" table:style-name="ce16">
            <text:p>242,083</text:p>
          </table:table-cell>
          <table:table-cell office:value-type="float" office:value="1488" table:formula="msoxl:=C32-C31" table:style-name="ce16">
            <text:p>1,488</text:p>
          </table:table-cell>
          <table:table-cell office:value-type="percentage" office:value="6.7799699275527425E-2" table:formula="msoxl:=(C32/C31)-1" table:style-name="ce38">
            <text:p>6.7800%</text:p>
          </table:table-cell>
          <table:table-cell office:value-type="percentage" office:value="2.3158597473404985E-3" table:formula="msoxl:=F31-F32" table:style-name="ce38">
            <text:p>0.2316%</text:p>
          </table:table-cell>
          <table:table-cell office:value-type="float" office:value="12" table:formula="msoxl:=IF(I32=I31,1+H31,1)" table:style-name="ce34">
            <text:p>12</text:p>
          </table:table-cell>
          <table:table-cell office:value-type="string" table:style-name="ce22">
            <text:p>Scansilis</text:p>
          </table:table-cell>
          <table:table-cell office:value-type="float" office:value="4" table:formula="msoxl:=IF(I32=I31,J31,J31+1)" table:style-name="ce23">
            <text:p>4</text:p>
          </table:table-cell>
          <table:table-cell office:value-type="float" office:value="5858.75" table:formula="msoxl:=C32/J32" table:style-name="ce14">
            <text:p>5,859</text:p>
          </table:table-cell>
          <table:table-cell office:value-type="float" office:value="83535.166666666657" table:formula="msoxl:=K32+L31" table:style-name="ce14">
            <text:p>83,535</text:p>
          </table:table-cell>
          <table:table-cell office:value-type="float" office:value="372" table:formula="msoxl:=K32-K31" table:style-name="ce14">
            <text:p>372</text:p>
          </table:table-cell>
          <table:table-cell office:value-type="percentage" office:value="3.4770514603616132E-2" table:formula="msoxl:=M32/M31-1" table:style-name="ce38">
            <text:p>3.4771%</text:p>
          </table:table-cell>
          <table:table-cell table:number-columns-repeated="2" table:style-name="ce22"/>
          <table:table-cell table:style-name="ce23"/>
          <table:table-cell office:value-type="float" office:value="30" table:style-name="ce22">
            <text:p>30</text:p>
          </table:table-cell>
          <table:table-cell office:value-type="float" office:value="23435" table:style-name="ce23">
            <text:p>23,435</text:p>
          </table:table-cell>
          <table:table-cell office:value-type="float" office:value="241960" table:formula="msoxl:=S32+T31" table:style-name="ce16">
            <text:p>241,960</text:p>
          </table:table-cell>
          <table:table-cell office:value-type="float" office:value="1488" table:formula="msoxl:=S32-S31" table:style-name="ce16">
            <text:p>1,488</text:p>
          </table:table-cell>
          <table:table-cell office:value-type="percentage" office:value="6.7799699275527425E-2" table:formula="msoxl:=(S32/S31)-1" table:style-name="ce13">
            <text:p>6.78%</text:p>
          </table:table-cell>
          <table:table-cell office:value-type="percentage" office:value="2.3158597473404985E-3" table:formula="msoxl:=V31-V32" table:style-name="ce13">
            <text:p>0.23%</text:p>
          </table:table-cell>
          <table:table-cell office:value-type="string" table:style-name="ce22">
            <text:p>Scansilis</text:p>
          </table:table-cell>
          <table:table-cell office:value-type="float" office:value="4" table:formula="msoxl:=IF(X32=X31,Y31,Y31+1)" table:style-name="ce23">
            <text:p>4</text:p>
          </table:table-cell>
          <table:table-cell office:value-type="float" office:value="5858.75" table:formula="msoxl:=S32/Y32" table:style-name="ce14">
            <text:p>5,859</text:p>
          </table:table-cell>
          <table:table-cell office:value-type="float" office:value="80557" table:formula="msoxl:=Z32+AA31" table:style-name="ce14">
            <text:p>80,557</text:p>
          </table:table-cell>
          <table:table-cell office:value-type="float" office:value="372" table:formula="msoxl:=Z32-Z31" table:style-name="ce14">
            <text:p>372</text:p>
          </table:table-cell>
          <table:table-cell office:value-type="percentage" office:value="3.4770514603616132E-2" table:formula="msoxl:=AB32/AB31-1" table:style-name="ce13">
            <text:p>3.48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33" table:style-name="ce22">
            <text:p>633</text:p>
          </table:table-cell>
          <table:table-cell office:value-type="float" office:value="350029" table:style-name="ce23">
            <text:p>350,029</text:p>
          </table:table-cell>
          <table:table-cell office:value-type="float" office:value="10500435" table:formula="msoxl:=AQ32+AR31" table:style-name="ce16">
            <text:p>10,500,435</text:p>
          </table:table-cell>
          <table:table-cell office:value-type="float" office:value="1" table:formula="msoxl:=AQ32-AQ31" table:style-name="ce17">
            <text:p>1</text:p>
          </table:table-cell>
          <table:table-cell office:value-type="percentage" office:value="2.8569143040169109E-6" table:formula="msoxl:=(AQ32/AQ31)-1" table:style-name="ce13">
            <text:p>0.00%</text:p>
          </table:table-cell>
          <table:table-cell office:value-type="percentage" office:value="8.1619155878343008E-12" table:formula="msoxl:=AT31-AT32" table:style-name="ce13">
            <text:p>0.00%</text:p>
          </table:table-cell>
          <table:table-cell office:value-type="string" table:style-name="ce22">
            <text:p>Messis</text:p>
          </table:table-cell>
          <table:table-cell office:value-type="float" office:value="15" table:style-name="ce23">
            <text:p>15</text:p>
          </table:table-cell>
          <table:table-cell office:value-type="float" office:value="23335.266666666666" table:formula="msoxl:=AQ32/AW32" table:style-name="ce14">
            <text:p>23,335</text:p>
          </table:table-cell>
          <table:table-cell office:value-type="float" office:value="700029" table:formula="msoxl:=AX32+AY31" table:style-name="ce14">
            <text:p>700,029</text:p>
          </table:table-cell>
          <table:table-cell office:value-type="float" office:value="23335.266666666721" table:formula="msoxl:=AY32-AY31" table:style-name="ce14">
            <text:p>23,335</text:p>
          </table:table-cell>
          <table:table-cell office:value-type="percentage" office:value="2.8569143082357584E-6" table:formula="msoxl:=AZ32/AZ31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31" table:style-name="ce22">
            <text:p>31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13" table:formula="msoxl:=IF(I33=I32,1+H32,1)" table:style-name="ce34">
            <text:p>13</text:p>
          </table:table-cell>
          <table:table-cell office:value-type="string" table:style-name="ce22">
            <text:p>Scansilis</text:p>
          </table:table-cell>
          <table:table-cell office:value-type="float" office:value="4" table:formula="msoxl:=IF(I33=I32,J32,J32+1)" table:style-name="ce23">
            <text:p>4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31" table:style-name="ce22">
            <text:p>31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Scansilis</text:p>
          </table:table-cell>
          <table:table-cell office:value-type="float" office:value="4" table:formula="msoxl:=IF(X33=X32,Y32,Y32+1)" table:style-name="ce23">
            <text:p>4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34" table:style-name="ce22">
            <text:p>634</text:p>
          </table:table-cell>
          <table:table-cell office:value-type="float" office:value="350030" table:style-name="ce23">
            <text:p>350,030</text:p>
          </table:table-cell>
          <table:table-cell office:value-type="float" office:value="10850465" table:formula="msoxl:=AQ33+AR32" table:style-name="ce16">
            <text:p>10,850,465</text:p>
          </table:table-cell>
          <table:table-cell office:value-type="float" office:value="1" table:formula="msoxl:=AQ33-AQ32" table:style-name="ce17">
            <text:p>1</text:p>
          </table:table-cell>
          <table:table-cell office:value-type="percentage" office:value="2.8569061421013231E-6" table:formula="msoxl:=(AQ33/AQ32)-1" table:style-name="ce13">
            <text:p>0.00%</text:p>
          </table:table-cell>
          <table:table-cell office:value-type="percentage" office:value="8.1619155878343008E-12" table:formula="msoxl:=AT32-AT33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6.875" table:formula="msoxl:=AQ33/AW33" table:style-name="ce14">
            <text:p>21,877</text:p>
          </table:table-cell>
          <table:table-cell office:value-type="float" office:value="721905.875" table:formula="msoxl:=AX33+AY32" table:style-name="ce14">
            <text:p>721,906</text:p>
          </table:table-cell>
          <table:table-cell office:value-type="float" office:value="21876.875" table:formula="msoxl:=AY33-AY32" table:style-name="ce14">
            <text:p>21,877</text:p>
          </table:table-cell>
          <table:table-cell office:value-type="percentage" office:value="-6.2497321650494042E-2" table:formula="msoxl:=AZ33/AZ32-1" table:style-name="ce13">
            <text:p>-6.25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32" table:style-name="ce22">
            <text:p>32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14" table:formula="msoxl:=IF(I34=I33,1+H33,1)" table:style-name="ce34">
            <text:p>14</text:p>
          </table:table-cell>
          <table:table-cell office:value-type="string" table:style-name="ce22">
            <text:p>Scansilis</text:p>
          </table:table-cell>
          <table:table-cell office:value-type="float" office:value="4" table:formula="msoxl:=IF(I34=I33,J33,J33+1)" table:style-name="ce23">
            <text:p>4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32" table:style-name="ce22">
            <text:p>32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Scansilis</text:p>
          </table:table-cell>
          <table:table-cell office:value-type="float" office:value="4" table:formula="msoxl:=IF(X34=X33,Y33,Y33+1)" table:style-name="ce23">
            <text:p>4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35" table:style-name="ce22">
            <text:p>635</text:p>
          </table:table-cell>
          <table:table-cell office:value-type="float" office:value="350031" table:style-name="ce23">
            <text:p>350,031</text:p>
          </table:table-cell>
          <table:table-cell office:value-type="float" office:value="11200496" table:formula="msoxl:=AQ34+AR33" table:style-name="ce16">
            <text:p>11,200,496</text:p>
          </table:table-cell>
          <table:table-cell office:value-type="float" office:value="1" table:formula="msoxl:=AQ34-AQ33" table:style-name="ce17">
            <text:p>1</text:p>
          </table:table-cell>
          <table:table-cell office:value-type="percentage" office:value="2.8568979801857353E-6" table:formula="msoxl:=(AQ34/AQ33)-1" table:style-name="ce13">
            <text:p>0.00%</text:p>
          </table:table-cell>
          <table:table-cell office:value-type="percentage" office:value="8.1619155878343008E-12" table:formula="msoxl:=AT33-AT34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6.9375" table:formula="msoxl:=AQ34/AW34" table:style-name="ce14">
            <text:p>21,877</text:p>
          </table:table-cell>
          <table:table-cell office:value-type="float" office:value="743782.8125" table:formula="msoxl:=AX34+AY33" table:style-name="ce14">
            <text:p>743,783</text:p>
          </table:table-cell>
          <table:table-cell office:value-type="float" office:value="21876.9375" table:formula="msoxl:=AY34-AY33" table:style-name="ce14">
            <text:p>21,877</text:p>
          </table:table-cell>
          <table:table-cell office:value-type="percentage" office:value="2.8568979801857353E-6" table:formula="msoxl:=AZ34/AZ33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33" table:style-name="ce22">
            <text:p>33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15" table:formula="msoxl:=IF(I35=I34,1+H34,1)" table:style-name="ce34">
            <text:p>15</text:p>
          </table:table-cell>
          <table:table-cell office:value-type="string" table:style-name="ce22">
            <text:p>Scansilis</text:p>
          </table:table-cell>
          <table:table-cell office:value-type="float" office:value="4" table:formula="msoxl:=IF(I35=I34,J34,J34+1)" table:style-name="ce23">
            <text:p>4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33" table:style-name="ce22">
            <text:p>33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Scansilis</text:p>
          </table:table-cell>
          <table:table-cell office:value-type="float" office:value="4" table:formula="msoxl:=IF(X35=X34,Y34,Y34+1)" table:style-name="ce23">
            <text:p>4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36" table:style-name="ce22">
            <text:p>636</text:p>
          </table:table-cell>
          <table:table-cell office:value-type="float" office:value="350032" table:style-name="ce23">
            <text:p>350,032</text:p>
          </table:table-cell>
          <table:table-cell office:value-type="float" office:value="11550528" table:formula="msoxl:=AQ35+AR34" table:style-name="ce16">
            <text:p>11,550,528</text:p>
          </table:table-cell>
          <table:table-cell office:value-type="float" office:value="1" table:formula="msoxl:=AQ35-AQ34" table:style-name="ce17">
            <text:p>1</text:p>
          </table:table-cell>
          <table:table-cell office:value-type="percentage" office:value="2.8568898182701474E-6" table:formula="msoxl:=(AQ35/AQ34)-1" table:style-name="ce13">
            <text:p>0.00%</text:p>
          </table:table-cell>
          <table:table-cell office:value-type="percentage" office:value="8.1619155878343008E-12" table:formula="msoxl:=AT34-AT35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7" table:formula="msoxl:=AQ35/AW35" table:style-name="ce14">
            <text:p>21,877</text:p>
          </table:table-cell>
          <table:table-cell office:value-type="float" office:value="765659.8125" table:formula="msoxl:=AX35+AY34" table:style-name="ce14">
            <text:p>765,660</text:p>
          </table:table-cell>
          <table:table-cell office:value-type="float" office:value="21877" table:formula="msoxl:=AY35-AY34" table:style-name="ce14">
            <text:p>21,877</text:p>
          </table:table-cell>
          <table:table-cell office:value-type="percentage" office:value="2.8568898182701474E-6" table:formula="msoxl:=AZ35/AZ34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34" table:style-name="ce22">
            <text:p>34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16" table:formula="msoxl:=IF(I36=I35,1+H35,1)" table:style-name="ce34">
            <text:p>16</text:p>
          </table:table-cell>
          <table:table-cell office:value-type="string" table:style-name="ce22">
            <text:p>Scansilis</text:p>
          </table:table-cell>
          <table:table-cell office:value-type="float" office:value="4" table:formula="msoxl:=IF(I36=I35,J35,J35+1)" table:style-name="ce23">
            <text:p>4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34" table:style-name="ce22">
            <text:p>34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Scansilis</text:p>
          </table:table-cell>
          <table:table-cell office:value-type="float" office:value="4" table:formula="msoxl:=IF(X36=X35,Y35,Y35+1)" table:style-name="ce23">
            <text:p>4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37" table:style-name="ce22">
            <text:p>637</text:p>
          </table:table-cell>
          <table:table-cell office:value-type="float" office:value="350033" table:style-name="ce23">
            <text:p>350,033</text:p>
          </table:table-cell>
          <table:table-cell office:value-type="float" office:value="11900561" table:formula="msoxl:=AQ36+AR35" table:style-name="ce16">
            <text:p>11,900,561</text:p>
          </table:table-cell>
          <table:table-cell office:value-type="float" office:value="1" table:formula="msoxl:=AQ36-AQ35" table:style-name="ce17">
            <text:p>1</text:p>
          </table:table-cell>
          <table:table-cell office:value-type="percentage" office:value="2.8568816565766042E-6" table:formula="msoxl:=(AQ36/AQ35)-1" table:style-name="ce13">
            <text:p>0.00%</text:p>
          </table:table-cell>
          <table:table-cell office:value-type="percentage" office:value="8.1616935432293758E-12" table:formula="msoxl:=AT35-AT36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7.0625" table:formula="msoxl:=AQ36/AW36" table:style-name="ce14">
            <text:p>21,877</text:p>
          </table:table-cell>
          <table:table-cell office:value-type="float" office:value="787536.875" table:formula="msoxl:=AX36+AY35" table:style-name="ce14">
            <text:p>787,537</text:p>
          </table:table-cell>
          <table:table-cell office:value-type="float" office:value="21877.0625" table:formula="msoxl:=AY36-AY35" table:style-name="ce14">
            <text:p>21,877</text:p>
          </table:table-cell>
          <table:table-cell office:value-type="percentage" office:value="2.8568816565766042E-6" table:formula="msoxl:=AZ36/AZ35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35" table:style-name="ce22">
            <text:p>35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17" table:formula="msoxl:=IF(I37=I36,1+H36,1)" table:style-name="ce34">
            <text:p>17</text:p>
          </table:table-cell>
          <table:table-cell office:value-type="string" table:style-name="ce22">
            <text:p>Scansilis</text:p>
          </table:table-cell>
          <table:table-cell office:value-type="float" office:value="4" table:formula="msoxl:=IF(I37=I36,J36,J36+1)" table:style-name="ce23">
            <text:p>4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35" table:style-name="ce22">
            <text:p>35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Scansilis</text:p>
          </table:table-cell>
          <table:table-cell office:value-type="float" office:value="4" table:formula="msoxl:=IF(X37=X36,Y36,Y36+1)" table:style-name="ce23">
            <text:p>4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38" table:style-name="ce22">
            <text:p>638</text:p>
          </table:table-cell>
          <table:table-cell office:value-type="float" office:value="350034" table:style-name="ce23">
            <text:p>350,034</text:p>
          </table:table-cell>
          <table:table-cell office:value-type="float" office:value="12250595" table:formula="msoxl:=AQ37+AR36" table:style-name="ce16">
            <text:p>12,250,595</text:p>
          </table:table-cell>
          <table:table-cell office:value-type="float" office:value="1" table:formula="msoxl:=AQ37-AQ36" table:style-name="ce17">
            <text:p>1</text:p>
          </table:table-cell>
          <table:table-cell office:value-type="percentage" office:value="2.856873494883061E-6" table:formula="msoxl:=(AQ37/AQ36)-1" table:style-name="ce13">
            <text:p>0.00%</text:p>
          </table:table-cell>
          <table:table-cell office:value-type="percentage" office:value="8.1616935432293758E-12" table:formula="msoxl:=AT36-AT37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7.125" table:formula="msoxl:=AQ37/AW37" table:style-name="ce14">
            <text:p>21,877</text:p>
          </table:table-cell>
          <table:table-cell office:value-type="float" office:value="809414" table:formula="msoxl:=AX37+AY36" table:style-name="ce14">
            <text:p>809,414</text:p>
          </table:table-cell>
          <table:table-cell office:value-type="float" office:value="21877.125" table:formula="msoxl:=AY37-AY36" table:style-name="ce14">
            <text:p>21,877</text:p>
          </table:table-cell>
          <table:table-cell office:value-type="percentage" office:value="2.856873494883061E-6" table:formula="msoxl:=AZ37/AZ36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36" table:style-name="ce22">
            <text:p>36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18" table:formula="msoxl:=IF(I38=I37,1+H37,1)" table:style-name="ce34">
            <text:p>18</text:p>
          </table:table-cell>
          <table:table-cell office:value-type="string" table:style-name="ce22">
            <text:p>Scansilis</text:p>
          </table:table-cell>
          <table:table-cell office:value-type="float" office:value="4" table:formula="msoxl:=IF(I38=I37,J37,J37+1)" table:style-name="ce23">
            <text:p>4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36" table:style-name="ce22">
            <text:p>36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Scansilis</text:p>
          </table:table-cell>
          <table:table-cell office:value-type="float" office:value="4" table:formula="msoxl:=IF(X38=X37,Y37,Y37+1)" table:style-name="ce23">
            <text:p>4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39" table:style-name="ce22">
            <text:p>639</text:p>
          </table:table-cell>
          <table:table-cell office:value-type="float" office:value="350035" table:style-name="ce23">
            <text:p>350,035</text:p>
          </table:table-cell>
          <table:table-cell office:value-type="float" office:value="12600630" table:formula="msoxl:=AQ38+AR37" table:style-name="ce16">
            <text:p>12,600,630</text:p>
          </table:table-cell>
          <table:table-cell office:value-type="float" office:value="1" table:formula="msoxl:=AQ38-AQ37" table:style-name="ce17">
            <text:p>1</text:p>
          </table:table-cell>
          <table:table-cell office:value-type="percentage" office:value="2.8568653331895177E-6" table:formula="msoxl:=(AQ38/AQ37)-1" table:style-name="ce13">
            <text:p>0.00%</text:p>
          </table:table-cell>
          <table:table-cell office:value-type="percentage" office:value="8.1616935432293758E-12" table:formula="msoxl:=AT37-AT38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7.1875" table:formula="msoxl:=AQ38/AW38" table:style-name="ce14">
            <text:p>21,877</text:p>
          </table:table-cell>
          <table:table-cell office:value-type="float" office:value="831291.1875" table:formula="msoxl:=AX38+AY37" table:style-name="ce14">
            <text:p>831,291</text:p>
          </table:table-cell>
          <table:table-cell office:value-type="float" office:value="21877.1875" table:formula="msoxl:=AY38-AY37" table:style-name="ce14">
            <text:p>21,877</text:p>
          </table:table-cell>
          <table:table-cell office:value-type="percentage" office:value="2.8568653331895177E-6" table:formula="msoxl:=AZ38/AZ37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37" table:style-name="ce22">
            <text:p>37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19" table:formula="msoxl:=IF(I39=I38,1+H38,1)" table:style-name="ce34">
            <text:p>19</text:p>
          </table:table-cell>
          <table:table-cell office:value-type="string" table:style-name="ce22">
            <text:p>Scansilis</text:p>
          </table:table-cell>
          <table:table-cell office:value-type="float" office:value="4" table:formula="msoxl:=IF(I39=I38,J38,J38+1)" table:style-name="ce23">
            <text:p>4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37" table:style-name="ce22">
            <text:p>37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Scansilis</text:p>
          </table:table-cell>
          <table:table-cell office:value-type="float" office:value="4" table:formula="msoxl:=IF(X39=X38,Y38,Y38+1)" table:style-name="ce23">
            <text:p>4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40" table:style-name="ce22">
            <text:p>640</text:p>
          </table:table-cell>
          <table:table-cell office:value-type="float" office:value="350036" table:style-name="ce23">
            <text:p>350,036</text:p>
          </table:table-cell>
          <table:table-cell office:value-type="float" office:value="12950666" table:formula="msoxl:=AQ39+AR38" table:style-name="ce16">
            <text:p>12,950,666</text:p>
          </table:table-cell>
          <table:table-cell office:value-type="float" office:value="1" table:formula="msoxl:=AQ39-AQ38" table:style-name="ce17">
            <text:p>1</text:p>
          </table:table-cell>
          <table:table-cell office:value-type="percentage" office:value="2.8568571714959745E-6" table:formula="msoxl:=(AQ39/AQ38)-1" table:style-name="ce13">
            <text:p>0.00%</text:p>
          </table:table-cell>
          <table:table-cell office:value-type="percentage" office:value="8.1616935432293758E-12" table:formula="msoxl:=AT38-AT39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7.25" table:formula="msoxl:=AQ39/AW39" table:style-name="ce14">
            <text:p>21,877</text:p>
          </table:table-cell>
          <table:table-cell office:value-type="float" office:value="853168.4375" table:formula="msoxl:=AX39+AY38" table:style-name="ce14">
            <text:p>853,168</text:p>
          </table:table-cell>
          <table:table-cell office:value-type="float" office:value="21877.25" table:formula="msoxl:=AY39-AY38" table:style-name="ce14">
            <text:p>21,877</text:p>
          </table:table-cell>
          <table:table-cell office:value-type="percentage" office:value="2.8568571714959745E-6" table:formula="msoxl:=AZ39/AZ38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38" table:style-name="ce22">
            <text:p>38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20" table:formula="msoxl:=IF(I40=I39,1+H39,1)" table:style-name="ce34">
            <text:p>20</text:p>
          </table:table-cell>
          <table:table-cell office:value-type="string" table:style-name="ce22">
            <text:p>Scansilis</text:p>
          </table:table-cell>
          <table:table-cell office:value-type="float" office:value="4" table:formula="msoxl:=IF(I40=I39,J39,J39+1)" table:style-name="ce23">
            <text:p>4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38" table:style-name="ce22">
            <text:p>38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Scansilis</text:p>
          </table:table-cell>
          <table:table-cell office:value-type="float" office:value="4" table:formula="msoxl:=IF(X40=X39,Y39,Y39+1)" table:style-name="ce23">
            <text:p>4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41" table:style-name="ce22">
            <text:p>641</text:p>
          </table:table-cell>
          <table:table-cell office:value-type="float" office:value="350037" table:style-name="ce23">
            <text:p>350,037</text:p>
          </table:table-cell>
          <table:table-cell office:value-type="float" office:value="13300703" table:formula="msoxl:=AQ40+AR39" table:style-name="ce16">
            <text:p>13,300,703</text:p>
          </table:table-cell>
          <table:table-cell office:value-type="float" office:value="1" table:formula="msoxl:=AQ40-AQ39" table:style-name="ce17">
            <text:p>1</text:p>
          </table:table-cell>
          <table:table-cell office:value-type="percentage" office:value="2.8568490098024313E-6" table:formula="msoxl:=(AQ40/AQ39)-1" table:style-name="ce13">
            <text:p>0.00%</text:p>
          </table:table-cell>
          <table:table-cell office:value-type="percentage" office:value="8.1616935432293758E-12" table:formula="msoxl:=AT39-AT40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7.3125" table:formula="msoxl:=AQ40/AW40" table:style-name="ce14">
            <text:p>21,877</text:p>
          </table:table-cell>
          <table:table-cell office:value-type="float" office:value="875045.75" table:formula="msoxl:=AX40+AY39" table:style-name="ce14">
            <text:p>875,046</text:p>
          </table:table-cell>
          <table:table-cell office:value-type="float" office:value="21877.3125" table:formula="msoxl:=AY40-AY39" table:style-name="ce14">
            <text:p>21,877</text:p>
          </table:table-cell>
          <table:table-cell office:value-type="percentage" office:value="2.8568490098024313E-6" table:formula="msoxl:=AZ40/AZ39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39" table:style-name="ce22">
            <text:p>39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21" table:formula="msoxl:=IF(I41=I40,1+H40,1)" table:style-name="ce34">
            <text:p>21</text:p>
          </table:table-cell>
          <table:table-cell office:value-type="string" table:style-name="ce22">
            <text:p>Scansilis</text:p>
          </table:table-cell>
          <table:table-cell office:value-type="float" office:value="4" table:formula="msoxl:=IF(I41=I40,J40,J40+1)" table:style-name="ce23">
            <text:p>4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39" table:style-name="ce22">
            <text:p>39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Scansilis</text:p>
          </table:table-cell>
          <table:table-cell office:value-type="float" office:value="4" table:formula="msoxl:=IF(X41=X40,Y40,Y40+1)" table:style-name="ce23">
            <text:p>4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42" table:style-name="ce22">
            <text:p>642</text:p>
          </table:table-cell>
          <table:table-cell office:value-type="float" office:value="350038" table:style-name="ce23">
            <text:p>350,038</text:p>
          </table:table-cell>
          <table:table-cell office:value-type="float" office:value="13650741" table:formula="msoxl:=AQ41+AR40" table:style-name="ce16">
            <text:p>13,650,741</text:p>
          </table:table-cell>
          <table:table-cell office:value-type="float" office:value="1" table:formula="msoxl:=AQ41-AQ40" table:style-name="ce17">
            <text:p>1</text:p>
          </table:table-cell>
          <table:table-cell office:value-type="percentage" office:value="2.8568408483309327E-6" table:formula="msoxl:=(AQ41/AQ40)-1" table:style-name="ce13">
            <text:p>0.00%</text:p>
          </table:table-cell>
          <table:table-cell office:value-type="percentage" office:value="8.1614714986244508E-12" table:formula="msoxl:=AT40-AT41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7.375" table:formula="msoxl:=AQ41/AW41" table:style-name="ce14">
            <text:p>21,877</text:p>
          </table:table-cell>
          <table:table-cell office:value-type="float" office:value="896923.125" table:formula="msoxl:=AX41+AY40" table:style-name="ce14">
            <text:p>896,923</text:p>
          </table:table-cell>
          <table:table-cell office:value-type="float" office:value="21877.375" table:formula="msoxl:=AY41-AY40" table:style-name="ce14">
            <text:p>21,877</text:p>
          </table:table-cell>
          <table:table-cell office:value-type="percentage" office:value="2.8568408483309327E-6" table:formula="msoxl:=AZ41/AZ40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40" table:style-name="ce22">
            <text:p>40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22" table:formula="msoxl:=IF(I42=I41,1+H41,1)" table:style-name="ce34">
            <text:p>22</text:p>
          </table:table-cell>
          <table:table-cell office:value-type="string" table:style-name="ce22">
            <text:p>Scansilis</text:p>
          </table:table-cell>
          <table:table-cell office:value-type="float" office:value="4" table:formula="msoxl:=IF(I42=I41,J41,J41+1)" table:style-name="ce23">
            <text:p>4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40" table:style-name="ce22">
            <text:p>40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Scansilis</text:p>
          </table:table-cell>
          <table:table-cell office:value-type="float" office:value="4" table:formula="msoxl:=IF(X42=X41,Y41,Y41+1)" table:style-name="ce23">
            <text:p>4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43" table:style-name="ce22">
            <text:p>643</text:p>
          </table:table-cell>
          <table:table-cell office:value-type="float" office:value="350039" table:style-name="ce23">
            <text:p>350,039</text:p>
          </table:table-cell>
          <table:table-cell office:value-type="float" office:value="14000780" table:formula="msoxl:=AQ42+AR41" table:style-name="ce16">
            <text:p>14,000,780</text:p>
          </table:table-cell>
          <table:table-cell office:value-type="float" office:value="1" table:formula="msoxl:=AQ42-AQ41" table:style-name="ce17">
            <text:p>1</text:p>
          </table:table-cell>
          <table:table-cell office:value-type="percentage" office:value="2.8568326866373894E-6" table:formula="msoxl:=(AQ42/AQ41)-1" table:style-name="ce13">
            <text:p>0.00%</text:p>
          </table:table-cell>
          <table:table-cell office:value-type="percentage" office:value="8.1616935432293758E-12" table:formula="msoxl:=AT41-AT42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7.4375" table:formula="msoxl:=AQ42/AW42" table:style-name="ce14">
            <text:p>21,877</text:p>
          </table:table-cell>
          <table:table-cell office:value-type="float" office:value="918800.5625" table:formula="msoxl:=AX42+AY41" table:style-name="ce14">
            <text:p>918,801</text:p>
          </table:table-cell>
          <table:table-cell office:value-type="float" office:value="21877.4375" table:formula="msoxl:=AY42-AY41" table:style-name="ce14">
            <text:p>21,877</text:p>
          </table:table-cell>
          <table:table-cell office:value-type="percentage" office:value="2.8568326866373894E-6" table:formula="msoxl:=AZ42/AZ41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41" table:style-name="ce22">
            <text:p>41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23" table:formula="msoxl:=IF(I43=I42,1+H42,1)" table:style-name="ce34">
            <text:p>23</text:p>
          </table:table-cell>
          <table:table-cell office:value-type="string" table:style-name="ce22">
            <text:p>Scansilis</text:p>
          </table:table-cell>
          <table:table-cell office:value-type="float" office:value="4" table:formula="msoxl:=IF(I43=I42,J42,J42+1)" table:style-name="ce23">
            <text:p>4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41" table:style-name="ce22">
            <text:p>41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Scansilis</text:p>
          </table:table-cell>
          <table:table-cell office:value-type="float" office:value="4" table:formula="msoxl:=IF(X43=X42,Y42,Y42+1)" table:style-name="ce23">
            <text:p>4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44" table:style-name="ce22">
            <text:p>644</text:p>
          </table:table-cell>
          <table:table-cell office:value-type="float" office:value="350040" table:style-name="ce23">
            <text:p>350,040</text:p>
          </table:table-cell>
          <table:table-cell office:value-type="float" office:value="14350820" table:formula="msoxl:=AQ43+AR42" table:style-name="ce16">
            <text:p>14,350,820</text:p>
          </table:table-cell>
          <table:table-cell office:value-type="float" office:value="1" table:formula="msoxl:=AQ43-AQ42" table:style-name="ce17">
            <text:p>1</text:p>
          </table:table-cell>
          <table:table-cell office:value-type="percentage" office:value="2.8568245251658908E-6" table:formula="msoxl:=(AQ43/AQ42)-1" table:style-name="ce13">
            <text:p>0.00%</text:p>
          </table:table-cell>
          <table:table-cell office:value-type="percentage" office:value="8.1614714986244508E-12" table:formula="msoxl:=AT42-AT43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7.5" table:formula="msoxl:=AQ43/AW43" table:style-name="ce14">
            <text:p>21,878</text:p>
          </table:table-cell>
          <table:table-cell office:value-type="float" office:value="940678.0625" table:formula="msoxl:=AX43+AY42" table:style-name="ce14">
            <text:p>940,678</text:p>
          </table:table-cell>
          <table:table-cell office:value-type="float" office:value="21877.5" table:formula="msoxl:=AY43-AY42" table:style-name="ce14">
            <text:p>21,878</text:p>
          </table:table-cell>
          <table:table-cell office:value-type="percentage" office:value="2.8568245251658908E-6" table:formula="msoxl:=AZ43/AZ42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42" table:style-name="ce22">
            <text:p>42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24" table:formula="msoxl:=IF(I44=I43,1+H43,1)" table:style-name="ce34">
            <text:p>24</text:p>
          </table:table-cell>
          <table:table-cell office:value-type="string" table:style-name="ce22">
            <text:p>Scansilis</text:p>
          </table:table-cell>
          <table:table-cell office:value-type="float" office:value="4" table:formula="msoxl:=IF(I44=I43,J43,J43+1)" table:style-name="ce23">
            <text:p>4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42" table:style-name="ce22">
            <text:p>42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Scansilis</text:p>
          </table:table-cell>
          <table:table-cell office:value-type="float" office:value="4" table:formula="msoxl:=IF(X44=X43,Y43,Y43+1)" table:style-name="ce23">
            <text:p>4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45" table:style-name="ce22">
            <text:p>645</text:p>
          </table:table-cell>
          <table:table-cell office:value-type="float" office:value="350041" table:style-name="ce23">
            <text:p>350,041</text:p>
          </table:table-cell>
          <table:table-cell office:value-type="float" office:value="14700861" table:formula="msoxl:=AQ44+AR43" table:style-name="ce16">
            <text:p>14,700,861</text:p>
          </table:table-cell>
          <table:table-cell office:value-type="float" office:value="1" table:formula="msoxl:=AQ44-AQ43" table:style-name="ce17">
            <text:p>1</text:p>
          </table:table-cell>
          <table:table-cell office:value-type="percentage" office:value="2.8568163639164368E-6" table:formula="msoxl:=(AQ44/AQ43)-1" table:style-name="ce13">
            <text:p>0.00%</text:p>
          </table:table-cell>
          <table:table-cell office:value-type="percentage" office:value="8.1612494540195257E-12" table:formula="msoxl:=AT43-AT44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7.5625" table:formula="msoxl:=AQ44/AW44" table:style-name="ce14">
            <text:p>21,878</text:p>
          </table:table-cell>
          <table:table-cell office:value-type="float" office:value="962555.625" table:formula="msoxl:=AX44+AY43" table:style-name="ce14">
            <text:p>962,556</text:p>
          </table:table-cell>
          <table:table-cell office:value-type="float" office:value="21877.5625" table:formula="msoxl:=AY44-AY43" table:style-name="ce14">
            <text:p>21,878</text:p>
          </table:table-cell>
          <table:table-cell office:value-type="percentage" office:value="2.8568163639164368E-6" table:formula="msoxl:=AZ44/AZ43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43" table:style-name="ce22">
            <text:p>43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25" table:formula="msoxl:=IF(I45=I44,1+H44,1)" table:style-name="ce34">
            <text:p>25</text:p>
          </table:table-cell>
          <table:table-cell office:value-type="string" table:style-name="ce22">
            <text:p>Scansilis</text:p>
          </table:table-cell>
          <table:table-cell office:value-type="float" office:value="4" table:formula="msoxl:=IF(I45=I44,J44,J44+1)" table:style-name="ce23">
            <text:p>4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43" table:style-name="ce22">
            <text:p>43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Scansilis</text:p>
          </table:table-cell>
          <table:table-cell office:value-type="float" office:value="4" table:formula="msoxl:=IF(X45=X44,Y44,Y44+1)" table:style-name="ce23">
            <text:p>4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46" table:style-name="ce22">
            <text:p>646</text:p>
          </table:table-cell>
          <table:table-cell office:value-type="float" office:value="350042" table:style-name="ce23">
            <text:p>350,042</text:p>
          </table:table-cell>
          <table:table-cell office:value-type="float" office:value="15050903" table:formula="msoxl:=AQ45+AR44" table:style-name="ce16">
            <text:p>15,050,903</text:p>
          </table:table-cell>
          <table:table-cell office:value-type="float" office:value="1" table:formula="msoxl:=AQ45-AQ44" table:style-name="ce17">
            <text:p>1</text:p>
          </table:table-cell>
          <table:table-cell office:value-type="percentage" office:value="2.8568082024449382E-6" table:formula="msoxl:=(AQ45/AQ44)-1" table:style-name="ce13">
            <text:p>0.00%</text:p>
          </table:table-cell>
          <table:table-cell office:value-type="percentage" office:value="8.1614714986244508E-12" table:formula="msoxl:=AT44-AT45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7.625" table:formula="msoxl:=AQ45/AW45" table:style-name="ce14">
            <text:p>21,878</text:p>
          </table:table-cell>
          <table:table-cell office:value-type="float" office:value="984433.25" table:formula="msoxl:=AX45+AY44" table:style-name="ce14">
            <text:p>984,433</text:p>
          </table:table-cell>
          <table:table-cell office:value-type="float" office:value="21877.625" table:formula="msoxl:=AY45-AY44" table:style-name="ce14">
            <text:p>21,878</text:p>
          </table:table-cell>
          <table:table-cell office:value-type="percentage" office:value="2.8568082024449382E-6" table:formula="msoxl:=AZ45/AZ44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44" table:style-name="ce22">
            <text:p>44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26" table:formula="msoxl:=IF(I46=I45,1+H45,1)" table:style-name="ce34">
            <text:p>26</text:p>
          </table:table-cell>
          <table:table-cell office:value-type="string" table:style-name="ce22">
            <text:p>Scansilis</text:p>
          </table:table-cell>
          <table:table-cell office:value-type="float" office:value="4" table:formula="msoxl:=IF(I46=I45,J45,J45+1)" table:style-name="ce23">
            <text:p>4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44" table:style-name="ce22">
            <text:p>44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Scansilis</text:p>
          </table:table-cell>
          <table:table-cell office:value-type="float" office:value="4" table:formula="msoxl:=IF(X46=X45,Y45,Y45+1)" table:style-name="ce23">
            <text:p>4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47" table:style-name="ce22">
            <text:p>647</text:p>
          </table:table-cell>
          <table:table-cell office:value-type="float" office:value="350043" table:style-name="ce23">
            <text:p>350,043</text:p>
          </table:table-cell>
          <table:table-cell office:value-type="float" office:value="15400946" table:formula="msoxl:=AQ46+AR45" table:style-name="ce16">
            <text:p>15,400,946</text:p>
          </table:table-cell>
          <table:table-cell office:value-type="float" office:value="1" table:formula="msoxl:=AQ46-AQ45" table:style-name="ce17">
            <text:p>1</text:p>
          </table:table-cell>
          <table:table-cell office:value-type="percentage" office:value="2.8568000411954841E-6" table:formula="msoxl:=(AQ46/AQ45)-1" table:style-name="ce13">
            <text:p>0.00%</text:p>
          </table:table-cell>
          <table:table-cell office:value-type="percentage" office:value="8.1612494540195257E-12" table:formula="msoxl:=AT45-AT46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7.6875" table:formula="msoxl:=AQ46/AW46" table:style-name="ce14">
            <text:p>21,878</text:p>
          </table:table-cell>
          <table:table-cell office:value-type="float" office:value="1006310.9375" table:formula="msoxl:=AX46+AY45" table:style-name="ce14">
            <text:p>1,006,311</text:p>
          </table:table-cell>
          <table:table-cell office:value-type="float" office:value="21877.6875" table:formula="msoxl:=AY46-AY45" table:style-name="ce14">
            <text:p>21,878</text:p>
          </table:table-cell>
          <table:table-cell office:value-type="percentage" office:value="2.8568000411954841E-6" table:formula="msoxl:=AZ46/AZ45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45" table:style-name="ce22">
            <text:p>45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27" table:formula="msoxl:=IF(I47=I46,1+H46,1)" table:style-name="ce34">
            <text:p>27</text:p>
          </table:table-cell>
          <table:table-cell office:value-type="string" table:style-name="ce22">
            <text:p>Scansilis</text:p>
          </table:table-cell>
          <table:table-cell office:value-type="float" office:value="4" table:formula="msoxl:=IF(I47=I46,J46,J46+1)" table:style-name="ce23">
            <text:p>4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45" table:style-name="ce22">
            <text:p>45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Scansilis</text:p>
          </table:table-cell>
          <table:table-cell office:value-type="float" office:value="4" table:formula="msoxl:=IF(X47=X46,Y46,Y46+1)" table:style-name="ce23">
            <text:p>4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48" table:style-name="ce22">
            <text:p>648</text:p>
          </table:table-cell>
          <table:table-cell office:value-type="float" office:value="350044" table:style-name="ce23">
            <text:p>350,044</text:p>
          </table:table-cell>
          <table:table-cell office:value-type="float" office:value="15750990" table:formula="msoxl:=AQ47+AR46" table:style-name="ce16">
            <text:p>15,750,990</text:p>
          </table:table-cell>
          <table:table-cell office:value-type="float" office:value="1" table:formula="msoxl:=AQ47-AQ46" table:style-name="ce17">
            <text:p>1</text:p>
          </table:table-cell>
          <table:table-cell office:value-type="percentage" office:value="2.8567918799460301E-6" table:formula="msoxl:=(AQ47/AQ46)-1" table:style-name="ce13">
            <text:p>0.00%</text:p>
          </table:table-cell>
          <table:table-cell office:value-type="percentage" office:value="8.1612494540195257E-12" table:formula="msoxl:=AT46-AT47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7.75" table:formula="msoxl:=AQ47/AW47" table:style-name="ce14">
            <text:p>21,878</text:p>
          </table:table-cell>
          <table:table-cell office:value-type="float" office:value="1028188.6875" table:formula="msoxl:=AX47+AY46" table:style-name="ce14">
            <text:p>1,028,189</text:p>
          </table:table-cell>
          <table:table-cell office:value-type="float" office:value="21877.75" table:formula="msoxl:=AY47-AY46" table:style-name="ce14">
            <text:p>21,878</text:p>
          </table:table-cell>
          <table:table-cell office:value-type="percentage" office:value="2.8567918799460301E-6" table:formula="msoxl:=AZ47/AZ46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46" table:style-name="ce22">
            <text:p>46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28" table:formula="msoxl:=IF(I48=I47,1+H47,1)" table:style-name="ce34">
            <text:p>28</text:p>
          </table:table-cell>
          <table:table-cell office:value-type="string" table:style-name="ce22">
            <text:p>Scansilis</text:p>
          </table:table-cell>
          <table:table-cell office:value-type="float" office:value="4" table:formula="msoxl:=IF(I48=I47,J47,J47+1)" table:style-name="ce23">
            <text:p>4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46" table:style-name="ce22">
            <text:p>46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Scansilis</text:p>
          </table:table-cell>
          <table:table-cell office:value-type="float" office:value="4" table:formula="msoxl:=IF(X48=X47,Y47,Y47+1)" table:style-name="ce23">
            <text:p>4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49" table:style-name="ce22">
            <text:p>649</text:p>
          </table:table-cell>
          <table:table-cell office:value-type="float" office:value="350045" table:style-name="ce23">
            <text:p>350,045</text:p>
          </table:table-cell>
          <table:table-cell office:value-type="float" office:value="16101035" table:formula="msoxl:=AQ48+AR47" table:style-name="ce16">
            <text:p>16,101,035</text:p>
          </table:table-cell>
          <table:table-cell office:value-type="float" office:value="1" table:formula="msoxl:=AQ48-AQ47" table:style-name="ce17">
            <text:p>1</text:p>
          </table:table-cell>
          <table:table-cell office:value-type="percentage" office:value="2.8567837186965761E-6" table:formula="msoxl:=(AQ48/AQ47)-1" table:style-name="ce13">
            <text:p>0.00%</text:p>
          </table:table-cell>
          <table:table-cell office:value-type="percentage" office:value="8.1612494540195257E-12" table:formula="msoxl:=AT47-AT48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7.8125" table:formula="msoxl:=AQ48/AW48" table:style-name="ce14">
            <text:p>21,878</text:p>
          </table:table-cell>
          <table:table-cell office:value-type="float" office:value="1050066.5" table:formula="msoxl:=AX48+AY47" table:style-name="ce14">
            <text:p>1,050,067</text:p>
          </table:table-cell>
          <table:table-cell office:value-type="float" office:value="21877.8125" table:formula="msoxl:=AY48-AY47" table:style-name="ce14">
            <text:p>21,878</text:p>
          </table:table-cell>
          <table:table-cell office:value-type="percentage" office:value="2.8567837186965761E-6" table:formula="msoxl:=AZ48/AZ47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47" table:style-name="ce22">
            <text:p>47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29" table:formula="msoxl:=IF(I49=I48,1+H48,1)" table:style-name="ce34">
            <text:p>29</text:p>
          </table:table-cell>
          <table:table-cell office:value-type="string" table:style-name="ce22">
            <text:p>Scansilis</text:p>
          </table:table-cell>
          <table:table-cell office:value-type="float" office:value="4" table:formula="msoxl:=IF(I49=I48,J48,J48+1)" table:style-name="ce23">
            <text:p>4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47" table:style-name="ce22">
            <text:p>47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Scansilis</text:p>
          </table:table-cell>
          <table:table-cell office:value-type="float" office:value="4" table:formula="msoxl:=IF(X49=X48,Y48,Y48+1)" table:style-name="ce23">
            <text:p>4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50" table:style-name="ce22">
            <text:p>650</text:p>
          </table:table-cell>
          <table:table-cell office:value-type="float" office:value="350046" table:style-name="ce23">
            <text:p>350,046</text:p>
          </table:table-cell>
          <table:table-cell office:value-type="float" office:value="16451081" table:formula="msoxl:=AQ49+AR48" table:style-name="ce16">
            <text:p>16,451,081</text:p>
          </table:table-cell>
          <table:table-cell office:value-type="float" office:value="1" table:formula="msoxl:=AQ49-AQ48" table:style-name="ce17">
            <text:p>1</text:p>
          </table:table-cell>
          <table:table-cell office:value-type="percentage" office:value="2.8567755574471221E-6" table:formula="msoxl:=(AQ49/AQ48)-1" table:style-name="ce13">
            <text:p>0.00%</text:p>
          </table:table-cell>
          <table:table-cell office:value-type="percentage" office:value="8.1612494540195257E-12" table:formula="msoxl:=AT48-AT49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7.875" table:formula="msoxl:=AQ49/AW49" table:style-name="ce14">
            <text:p>21,878</text:p>
          </table:table-cell>
          <table:table-cell office:value-type="float" office:value="1071944.375" table:formula="msoxl:=AX49+AY48" table:style-name="ce14">
            <text:p>1,071,944</text:p>
          </table:table-cell>
          <table:table-cell office:value-type="float" office:value="21877.875" table:formula="msoxl:=AY49-AY48" table:style-name="ce14">
            <text:p>21,878</text:p>
          </table:table-cell>
          <table:table-cell office:value-type="percentage" office:value="2.8567755574471221E-6" table:formula="msoxl:=AZ49/AZ48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48" table:style-name="ce22">
            <text:p>48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30" table:formula="msoxl:=IF(I50=I49,1+H49,1)" table:style-name="ce34">
            <text:p>30</text:p>
          </table:table-cell>
          <table:table-cell office:value-type="string" table:style-name="ce22">
            <text:p>Scansilis</text:p>
          </table:table-cell>
          <table:table-cell office:value-type="float" office:value="4" table:formula="msoxl:=IF(I50=I49,J49,J49+1)" table:style-name="ce23">
            <text:p>4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48" table:style-name="ce22">
            <text:p>48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Scansilis</text:p>
          </table:table-cell>
          <table:table-cell office:value-type="float" office:value="4" table:formula="msoxl:=IF(X50=X49,Y49,Y49+1)" table:style-name="ce23">
            <text:p>4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51" table:style-name="ce22">
            <text:p>651</text:p>
          </table:table-cell>
          <table:table-cell office:value-type="float" office:value="350047" table:style-name="ce23">
            <text:p>350,047</text:p>
          </table:table-cell>
          <table:table-cell office:value-type="float" office:value="16801128" table:formula="msoxl:=AQ50+AR49" table:style-name="ce16">
            <text:p>16,801,128</text:p>
          </table:table-cell>
          <table:table-cell office:value-type="float" office:value="1" table:formula="msoxl:=AQ50-AQ49" table:style-name="ce17">
            <text:p>1</text:p>
          </table:table-cell>
          <table:table-cell office:value-type="percentage" office:value="2.8567673961976681E-6" table:formula="msoxl:=(AQ50/AQ49)-1" table:style-name="ce13">
            <text:p>0.00%</text:p>
          </table:table-cell>
          <table:table-cell office:value-type="percentage" office:value="8.1612494540195257E-12" table:formula="msoxl:=AT49-AT50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7.9375" table:formula="msoxl:=AQ50/AW50" table:style-name="ce14">
            <text:p>21,878</text:p>
          </table:table-cell>
          <table:table-cell office:value-type="float" office:value="1093822.3125" table:formula="msoxl:=AX50+AY49" table:style-name="ce14">
            <text:p>1,093,822</text:p>
          </table:table-cell>
          <table:table-cell office:value-type="float" office:value="21877.9375" table:formula="msoxl:=AY50-AY49" table:style-name="ce14">
            <text:p>21,878</text:p>
          </table:table-cell>
          <table:table-cell office:value-type="percentage" office:value="2.8567673961976681E-6" table:formula="msoxl:=AZ50/AZ49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49" table:style-name="ce22">
            <text:p>49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1" table:formula="msoxl:=IF(I51=I50,1+H50,1)" table:style-name="ce34">
            <text:p>1</text:p>
          </table:table-cell>
          <table:table-cell office:value-type="string" table:style-name="ce22">
            <text:p>Acumeno</text:p>
          </table:table-cell>
          <table:table-cell office:value-type="float" office:value="5" table:formula="msoxl:=IF(I51=I50,J50,J50+1)" table:style-name="ce23">
            <text:p>5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49" table:style-name="ce22">
            <text:p>49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Acumeno</text:p>
          </table:table-cell>
          <table:table-cell office:value-type="float" office:value="5" table:formula="msoxl:=IF(X51=X50,Y50,Y50+1)" table:style-name="ce23">
            <text:p>5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52" table:style-name="ce22">
            <text:p>652</text:p>
          </table:table-cell>
          <table:table-cell office:value-type="float" office:value="350048" table:style-name="ce23">
            <text:p>350,048</text:p>
          </table:table-cell>
          <table:table-cell office:value-type="float" office:value="17151176" table:formula="msoxl:=AQ51+AR50" table:style-name="ce16">
            <text:p>17,151,176</text:p>
          </table:table-cell>
          <table:table-cell office:value-type="float" office:value="1" table:formula="msoxl:=AQ51-AQ50" table:style-name="ce17">
            <text:p>1</text:p>
          </table:table-cell>
          <table:table-cell office:value-type="percentage" office:value="2.8567592351702586E-6" table:formula="msoxl:=(AQ51/AQ50)-1" table:style-name="ce13">
            <text:p>0.00%</text:p>
          </table:table-cell>
          <table:table-cell office:value-type="percentage" office:value="8.1610274094146007E-12" table:formula="msoxl:=AT50-AT51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8" table:formula="msoxl:=AQ51/AW51" table:style-name="ce14">
            <text:p>21,878</text:p>
          </table:table-cell>
          <table:table-cell office:value-type="float" office:value="1115700.3125" table:formula="msoxl:=AX51+AY50" table:style-name="ce14">
            <text:p>1,115,700</text:p>
          </table:table-cell>
          <table:table-cell office:value-type="float" office:value="21878" table:formula="msoxl:=AY51-AY50" table:style-name="ce14">
            <text:p>21,878</text:p>
          </table:table-cell>
          <table:table-cell office:value-type="percentage" office:value="2.8567592351702586E-6" table:formula="msoxl:=AZ51/AZ50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50" table:style-name="ce22">
            <text:p>50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2" table:formula="msoxl:=IF(I52=I51,1+H51,1)" table:style-name="ce34">
            <text:p>2</text:p>
          </table:table-cell>
          <table:table-cell office:value-type="string" table:style-name="ce22">
            <text:p>Acumeno</text:p>
          </table:table-cell>
          <table:table-cell office:value-type="float" office:value="5" table:formula="msoxl:=IF(I52=I51,J51,J51+1)" table:style-name="ce23">
            <text:p>5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50" table:style-name="ce22">
            <text:p>50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Acumeno</text:p>
          </table:table-cell>
          <table:table-cell office:value-type="float" office:value="5" table:formula="msoxl:=IF(X52=X51,Y51,Y51+1)" table:style-name="ce23">
            <text:p>5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53" table:style-name="ce22">
            <text:p>653</text:p>
          </table:table-cell>
          <table:table-cell office:value-type="float" office:value="350049" table:style-name="ce23">
            <text:p>350,049</text:p>
          </table:table-cell>
          <table:table-cell office:value-type="float" office:value="17501225" table:formula="msoxl:=AQ52+AR51" table:style-name="ce16">
            <text:p>17,501,225</text:p>
          </table:table-cell>
          <table:table-cell office:value-type="float" office:value="1" table:formula="msoxl:=AQ52-AQ51" table:style-name="ce17">
            <text:p>1</text:p>
          </table:table-cell>
          <table:table-cell office:value-type="percentage" office:value="2.8567510741428492E-6" table:formula="msoxl:=(AQ52/AQ51)-1" table:style-name="ce13">
            <text:p>0.00%</text:p>
          </table:table-cell>
          <table:table-cell office:value-type="percentage" office:value="8.1610274094146007E-12" table:formula="msoxl:=AT51-AT52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8.0625" table:formula="msoxl:=AQ52/AW52" table:style-name="ce14">
            <text:p>21,878</text:p>
          </table:table-cell>
          <table:table-cell office:value-type="float" office:value="1137578.375" table:formula="msoxl:=AX52+AY51" table:style-name="ce14">
            <text:p>1,137,578</text:p>
          </table:table-cell>
          <table:table-cell office:value-type="float" office:value="21878.0625" table:formula="msoxl:=AY52-AY51" table:style-name="ce14">
            <text:p>21,878</text:p>
          </table:table-cell>
          <table:table-cell office:value-type="percentage" office:value="2.8567510741428492E-6" table:formula="msoxl:=AZ52/AZ51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51" table:style-name="ce22">
            <text:p>51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3" table:formula="msoxl:=IF(I53=I52,1+H52,1)" table:style-name="ce34">
            <text:p>3</text:p>
          </table:table-cell>
          <table:table-cell office:value-type="string" table:style-name="ce22">
            <text:p>Acumeno</text:p>
          </table:table-cell>
          <table:table-cell office:value-type="float" office:value="5" table:formula="msoxl:=IF(I53=I52,J52,J52+1)" table:style-name="ce23">
            <text:p>5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51" table:style-name="ce22">
            <text:p>51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Acumeno</text:p>
          </table:table-cell>
          <table:table-cell office:value-type="float" office:value="5" table:formula="msoxl:=IF(X53=X52,Y52,Y52+1)" table:style-name="ce23">
            <text:p>5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style-name="ce22"/>
          <table:table-cell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54" table:style-name="ce22">
            <text:p>654</text:p>
          </table:table-cell>
          <table:table-cell office:value-type="float" office:value="350050" table:style-name="ce23">
            <text:p>350,050</text:p>
          </table:table-cell>
          <table:table-cell office:value-type="float" office:value="17851275" table:formula="msoxl:=AQ53+AR52" table:style-name="ce16">
            <text:p>17,851,275</text:p>
          </table:table-cell>
          <table:table-cell office:value-type="float" office:value="1" table:formula="msoxl:=AQ53-AQ52" table:style-name="ce17">
            <text:p>1</text:p>
          </table:table-cell>
          <table:table-cell office:value-type="percentage" office:value="2.8567429131154398E-6" table:formula="msoxl:=(AQ53/AQ52)-1" table:style-name="ce13">
            <text:p>0.00%</text:p>
          </table:table-cell>
          <table:table-cell office:value-type="percentage" office:value="8.1610274094146007E-12" table:formula="msoxl:=AT52-AT53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8.125" table:formula="msoxl:=AQ53/AW53" table:style-name="ce14">
            <text:p>21,878</text:p>
          </table:table-cell>
          <table:table-cell office:value-type="float" office:value="1159456.5" table:formula="msoxl:=AX53+AY52" table:style-name="ce14">
            <text:p>1,159,457</text:p>
          </table:table-cell>
          <table:table-cell office:value-type="float" office:value="21878.125" table:formula="msoxl:=AY53-AY52" table:style-name="ce14">
            <text:p>21,878</text:p>
          </table:table-cell>
          <table:table-cell office:value-type="percentage" office:value="2.8567429131154398E-6" table:formula="msoxl:=AZ53/AZ52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52" table:style-name="ce22">
            <text:p>52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4" table:formula="msoxl:=IF(I54=I53,1+H53,1)" table:style-name="ce34">
            <text:p>4</text:p>
          </table:table-cell>
          <table:table-cell office:value-type="string" table:style-name="ce22">
            <text:p>Acumeno</text:p>
          </table:table-cell>
          <table:table-cell office:value-type="float" office:value="5" table:formula="msoxl:=IF(I54=I53,J53,J53+1)" table:style-name="ce23">
            <text:p>5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52" table:style-name="ce22">
            <text:p>52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Acumeno</text:p>
          </table:table-cell>
          <table:table-cell office:value-type="float" office:value="5" table:formula="msoxl:=IF(X54=X53,Y53,Y53+1)" table:style-name="ce23">
            <text:p>5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55" table:style-name="ce22">
            <text:p>655</text:p>
          </table:table-cell>
          <table:table-cell office:value-type="float" office:value="350051" table:style-name="ce23">
            <text:p>350,051</text:p>
          </table:table-cell>
          <table:table-cell office:value-type="float" office:value="18201326" table:formula="msoxl:=AQ54+AR53" table:style-name="ce16">
            <text:p>18,201,326</text:p>
          </table:table-cell>
          <table:table-cell office:value-type="float" office:value="1" table:formula="msoxl:=AQ54-AQ53" table:style-name="ce17">
            <text:p>1</text:p>
          </table:table-cell>
          <table:table-cell office:value-type="percentage" office:value="2.8567347520880304E-6" table:formula="msoxl:=(AQ54/AQ53)-1" table:style-name="ce13">
            <text:p>0.00%</text:p>
          </table:table-cell>
          <table:table-cell office:value-type="percentage" office:value="8.1610274094146007E-12" table:formula="msoxl:=AT53-AT54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8.1875" table:formula="msoxl:=AQ54/AW54" table:style-name="ce14">
            <text:p>21,878</text:p>
          </table:table-cell>
          <table:table-cell office:value-type="float" office:value="1181334.6875" table:formula="msoxl:=AX54+AY53" table:style-name="ce14">
            <text:p>1,181,335</text:p>
          </table:table-cell>
          <table:table-cell office:value-type="float" office:value="21878.1875" table:formula="msoxl:=AY54-AY53" table:style-name="ce14">
            <text:p>21,878</text:p>
          </table:table-cell>
          <table:table-cell office:value-type="percentage" office:value="2.8567347520880304E-6" table:formula="msoxl:=AZ54/AZ53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53" table:style-name="ce22">
            <text:p>53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5" table:formula="msoxl:=IF(I55=I54,1+H54,1)" table:style-name="ce34">
            <text:p>5</text:p>
          </table:table-cell>
          <table:table-cell office:value-type="string" table:style-name="ce22">
            <text:p>Acumeno</text:p>
          </table:table-cell>
          <table:table-cell office:value-type="float" office:value="5" table:formula="msoxl:=IF(I55=I54,J54,J54+1)" table:style-name="ce23">
            <text:p>5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53" table:style-name="ce22">
            <text:p>53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Acumeno</text:p>
          </table:table-cell>
          <table:table-cell office:value-type="float" office:value="5" table:formula="msoxl:=IF(X55=X54,Y54,Y54+1)" table:style-name="ce23">
            <text:p>5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56" table:style-name="ce22">
            <text:p>656</text:p>
          </table:table-cell>
          <table:table-cell office:value-type="float" office:value="350052" table:style-name="ce23">
            <text:p>350,052</text:p>
          </table:table-cell>
          <table:table-cell office:value-type="float" office:value="18551378" table:formula="msoxl:=AQ55+AR54" table:style-name="ce16">
            <text:p>18,551,378</text:p>
          </table:table-cell>
          <table:table-cell office:value-type="float" office:value="1" table:formula="msoxl:=AQ55-AQ54" table:style-name="ce17">
            <text:p>1</text:p>
          </table:table-cell>
          <table:table-cell office:value-type="percentage" office:value="2.8567265912826656E-6" table:formula="msoxl:=(AQ55/AQ54)-1" table:style-name="ce13">
            <text:p>0.00%</text:p>
          </table:table-cell>
          <table:table-cell office:value-type="percentage" office:value="8.1608053648096757E-12" table:formula="msoxl:=AT54-AT55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8.25" table:formula="msoxl:=AQ55/AW55" table:style-name="ce14">
            <text:p>21,878</text:p>
          </table:table-cell>
          <table:table-cell office:value-type="float" office:value="1203212.9375" table:formula="msoxl:=AX55+AY54" table:style-name="ce14">
            <text:p>1,203,213</text:p>
          </table:table-cell>
          <table:table-cell office:value-type="float" office:value="21878.25" table:formula="msoxl:=AY55-AY54" table:style-name="ce14">
            <text:p>21,878</text:p>
          </table:table-cell>
          <table:table-cell office:value-type="percentage" office:value="2.8567265912826656E-6" table:formula="msoxl:=AZ55/AZ54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54" table:style-name="ce22">
            <text:p>54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6" table:formula="msoxl:=IF(I56=I55,1+H55,1)" table:style-name="ce34">
            <text:p>6</text:p>
          </table:table-cell>
          <table:table-cell office:value-type="string" table:style-name="ce22">
            <text:p>Acumeno</text:p>
          </table:table-cell>
          <table:table-cell office:value-type="float" office:value="5" table:formula="msoxl:=IF(I56=I55,J55,J55+1)" table:style-name="ce23">
            <text:p>5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54" table:style-name="ce22">
            <text:p>54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Acumeno</text:p>
          </table:table-cell>
          <table:table-cell office:value-type="float" office:value="5" table:formula="msoxl:=IF(X56=X55,Y55,Y55+1)" table:style-name="ce23">
            <text:p>5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57" table:style-name="ce22">
            <text:p>657</text:p>
          </table:table-cell>
          <table:table-cell office:value-type="float" office:value="350053" table:style-name="ce23">
            <text:p>350,053</text:p>
          </table:table-cell>
          <table:table-cell office:value-type="float" office:value="18901431" table:formula="msoxl:=AQ56+AR55" table:style-name="ce16">
            <text:p>18,901,431</text:p>
          </table:table-cell>
          <table:table-cell office:value-type="float" office:value="1" table:formula="msoxl:=AQ56-AQ55" table:style-name="ce17">
            <text:p>1</text:p>
          </table:table-cell>
          <table:table-cell office:value-type="percentage" office:value="2.8567184304773008E-6" table:formula="msoxl:=(AQ56/AQ55)-1" table:style-name="ce13">
            <text:p>0.00%</text:p>
          </table:table-cell>
          <table:table-cell office:value-type="percentage" office:value="8.1608053648096757E-12" table:formula="msoxl:=AT55-AT56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8.3125" table:formula="msoxl:=AQ56/AW56" table:style-name="ce14">
            <text:p>21,878</text:p>
          </table:table-cell>
          <table:table-cell office:value-type="float" office:value="1225091.25" table:formula="msoxl:=AX56+AY55" table:style-name="ce14">
            <text:p>1,225,091</text:p>
          </table:table-cell>
          <table:table-cell office:value-type="float" office:value="21878.3125" table:formula="msoxl:=AY56-AY55" table:style-name="ce14">
            <text:p>21,878</text:p>
          </table:table-cell>
          <table:table-cell office:value-type="percentage" office:value="2.8567184304773008E-6" table:formula="msoxl:=AZ56/AZ55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55" table:style-name="ce22">
            <text:p>55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7" table:formula="msoxl:=IF(I57=I56,1+H56,1)" table:style-name="ce34">
            <text:p>7</text:p>
          </table:table-cell>
          <table:table-cell office:value-type="string" table:style-name="ce22">
            <text:p>Acumeno</text:p>
          </table:table-cell>
          <table:table-cell office:value-type="float" office:value="5" table:formula="msoxl:=IF(I57=I56,J56,J56+1)" table:style-name="ce23">
            <text:p>5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55" table:style-name="ce22">
            <text:p>55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Acumeno</text:p>
          </table:table-cell>
          <table:table-cell office:value-type="float" office:value="5" table:formula="msoxl:=IF(X57=X56,Y56,Y56+1)" table:style-name="ce23">
            <text:p>5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58" table:style-name="ce22">
            <text:p>658</text:p>
          </table:table-cell>
          <table:table-cell office:value-type="float" office:value="350054" table:style-name="ce23">
            <text:p>350,054</text:p>
          </table:table-cell>
          <table:table-cell office:value-type="float" office:value="19251485" table:formula="msoxl:=AQ57+AR56" table:style-name="ce16">
            <text:p>19,251,485</text:p>
          </table:table-cell>
          <table:table-cell office:value-type="float" office:value="1" table:formula="msoxl:=AQ57-AQ56" table:style-name="ce17">
            <text:p>1</text:p>
          </table:table-cell>
          <table:table-cell office:value-type="percentage" office:value="2.856710269671936E-6" table:formula="msoxl:=(AQ57/AQ56)-1" table:style-name="ce13">
            <text:p>0.00%</text:p>
          </table:table-cell>
          <table:table-cell office:value-type="percentage" office:value="8.1608053648096757E-12" table:formula="msoxl:=AT56-AT57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8.375" table:formula="msoxl:=AQ57/AW57" table:style-name="ce14">
            <text:p>21,878</text:p>
          </table:table-cell>
          <table:table-cell office:value-type="float" office:value="1246969.625" table:formula="msoxl:=AX57+AY56" table:style-name="ce14">
            <text:p>1,246,970</text:p>
          </table:table-cell>
          <table:table-cell office:value-type="float" office:value="21878.375" table:formula="msoxl:=AY57-AY56" table:style-name="ce14">
            <text:p>21,878</text:p>
          </table:table-cell>
          <table:table-cell office:value-type="percentage" office:value="2.856710269671936E-6" table:formula="msoxl:=AZ57/AZ56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56" table:style-name="ce22">
            <text:p>56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8" table:formula="msoxl:=IF(I58=I57,1+H57,1)" table:style-name="ce34">
            <text:p>8</text:p>
          </table:table-cell>
          <table:table-cell office:value-type="string" table:style-name="ce22">
            <text:p>Acumeno</text:p>
          </table:table-cell>
          <table:table-cell office:value-type="float" office:value="5" table:formula="msoxl:=IF(I58=I57,J57,J57+1)" table:style-name="ce23">
            <text:p>5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56" table:style-name="ce22">
            <text:p>56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Acumeno</text:p>
          </table:table-cell>
          <table:table-cell office:value-type="float" office:value="5" table:formula="msoxl:=IF(X58=X57,Y57,Y57+1)" table:style-name="ce23">
            <text:p>5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59" table:style-name="ce22">
            <text:p>659</text:p>
          </table:table-cell>
          <table:table-cell office:value-type="float" office:value="350055" table:style-name="ce23">
            <text:p>350,055</text:p>
          </table:table-cell>
          <table:table-cell office:value-type="float" office:value="19601540" table:formula="msoxl:=AQ58+AR57" table:style-name="ce16">
            <text:p>19,601,540</text:p>
          </table:table-cell>
          <table:table-cell office:value-type="float" office:value="1" table:formula="msoxl:=AQ58-AQ57" table:style-name="ce17">
            <text:p>1</text:p>
          </table:table-cell>
          <table:table-cell office:value-type="percentage" office:value="2.8567021088665712E-6" table:formula="msoxl:=(AQ58/AQ57)-1" table:style-name="ce13">
            <text:p>0.00%</text:p>
          </table:table-cell>
          <table:table-cell office:value-type="percentage" office:value="8.1608053648096757E-12" table:formula="msoxl:=AT57-AT58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8.4375" table:formula="msoxl:=AQ58/AW58" table:style-name="ce14">
            <text:p>21,878</text:p>
          </table:table-cell>
          <table:table-cell office:value-type="float" office:value="1268848.0625" table:formula="msoxl:=AX58+AY57" table:style-name="ce14">
            <text:p>1,268,848</text:p>
          </table:table-cell>
          <table:table-cell office:value-type="float" office:value="21878.4375" table:formula="msoxl:=AY58-AY57" table:style-name="ce14">
            <text:p>21,878</text:p>
          </table:table-cell>
          <table:table-cell office:value-type="percentage" office:value="2.8567021088665712E-6" table:formula="msoxl:=AZ58/AZ57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57" table:style-name="ce22">
            <text:p>57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9" table:formula="msoxl:=IF(I59=I58,1+H58,1)" table:style-name="ce34">
            <text:p>9</text:p>
          </table:table-cell>
          <table:table-cell office:value-type="string" table:style-name="ce22">
            <text:p>Acumeno</text:p>
          </table:table-cell>
          <table:table-cell office:value-type="float" office:value="5" table:formula="msoxl:=IF(I59=I58,J58,J58+1)" table:style-name="ce23">
            <text:p>5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57" table:style-name="ce22">
            <text:p>57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Acumeno</text:p>
          </table:table-cell>
          <table:table-cell office:value-type="float" office:value="5" table:formula="msoxl:=IF(X59=X58,Y58,Y58+1)" table:style-name="ce23">
            <text:p>5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60" table:style-name="ce22">
            <text:p>660</text:p>
          </table:table-cell>
          <table:table-cell office:value-type="float" office:value="350056" table:style-name="ce23">
            <text:p>350,056</text:p>
          </table:table-cell>
          <table:table-cell office:value-type="float" office:value="19951596" table:formula="msoxl:=AQ59+AR58" table:style-name="ce16">
            <text:p>19,951,596</text:p>
          </table:table-cell>
          <table:table-cell office:value-type="float" office:value="1" table:formula="msoxl:=AQ59-AQ58" table:style-name="ce17">
            <text:p>1</text:p>
          </table:table-cell>
          <table:table-cell office:value-type="percentage" office:value="2.8566939480612064E-6" table:formula="msoxl:=(AQ59/AQ58)-1" table:style-name="ce13">
            <text:p>0.00%</text:p>
          </table:table-cell>
          <table:table-cell office:value-type="percentage" office:value="8.1608053648096757E-12" table:formula="msoxl:=AT58-AT59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8.5" table:formula="msoxl:=AQ59/AW59" table:style-name="ce14">
            <text:p>21,879</text:p>
          </table:table-cell>
          <table:table-cell office:value-type="float" office:value="1290726.5625" table:formula="msoxl:=AX59+AY58" table:style-name="ce14">
            <text:p>1,290,727</text:p>
          </table:table-cell>
          <table:table-cell office:value-type="float" office:value="21878.5" table:formula="msoxl:=AY59-AY58" table:style-name="ce14">
            <text:p>21,879</text:p>
          </table:table-cell>
          <table:table-cell office:value-type="percentage" office:value="2.8566939480612064E-6" table:formula="msoxl:=AZ59/AZ58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58" table:style-name="ce22">
            <text:p>58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10" table:formula="msoxl:=IF(I60=I59,1+H59,1)" table:style-name="ce34">
            <text:p>10</text:p>
          </table:table-cell>
          <table:table-cell office:value-type="string" table:style-name="ce22">
            <text:p>Acumeno</text:p>
          </table:table-cell>
          <table:table-cell office:value-type="float" office:value="5" table:formula="msoxl:=IF(I60=I59,J59,J59+1)" table:style-name="ce23">
            <text:p>5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58" table:style-name="ce22">
            <text:p>58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Acumeno</text:p>
          </table:table-cell>
          <table:table-cell office:value-type="float" office:value="5" table:formula="msoxl:=IF(X60=X59,Y59,Y59+1)" table:style-name="ce23">
            <text:p>5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61" table:style-name="ce22">
            <text:p>661</text:p>
          </table:table-cell>
          <table:table-cell office:value-type="float" office:value="350057" table:style-name="ce23">
            <text:p>350,057</text:p>
          </table:table-cell>
          <table:table-cell office:value-type="float" office:value="20301653" table:formula="msoxl:=AQ60+AR59" table:style-name="ce16">
            <text:p>20,301,653</text:p>
          </table:table-cell>
          <table:table-cell office:value-type="float" office:value="1" table:formula="msoxl:=AQ60-AQ59" table:style-name="ce17">
            <text:p>1</text:p>
          </table:table-cell>
          <table:table-cell office:value-type="percentage" office:value="2.8566857874778862E-6" table:formula="msoxl:=(AQ60/AQ59)-1" table:style-name="ce13">
            <text:p>0.00%</text:p>
          </table:table-cell>
          <table:table-cell office:value-type="percentage" office:value="8.1605833202047506E-12" table:formula="msoxl:=AT59-AT60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8.5625" table:formula="msoxl:=AQ60/AW60" table:style-name="ce14">
            <text:p>21,879</text:p>
          </table:table-cell>
          <table:table-cell office:value-type="float" office:value="1312605.125" table:formula="msoxl:=AX60+AY59" table:style-name="ce14">
            <text:p>1,312,605</text:p>
          </table:table-cell>
          <table:table-cell office:value-type="float" office:value="21878.5625" table:formula="msoxl:=AY60-AY59" table:style-name="ce14">
            <text:p>21,879</text:p>
          </table:table-cell>
          <table:table-cell office:value-type="percentage" office:value="2.8566857874778862E-6" table:formula="msoxl:=AZ60/AZ59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59" table:style-name="ce22">
            <text:p>59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11" table:formula="msoxl:=IF(I61=I60,1+H60,1)" table:style-name="ce34">
            <text:p>11</text:p>
          </table:table-cell>
          <table:table-cell office:value-type="string" table:style-name="ce22">
            <text:p>Acumeno</text:p>
          </table:table-cell>
          <table:table-cell office:value-type="float" office:value="5" table:formula="msoxl:=IF(I61=I60,J60,J60+1)" table:style-name="ce23">
            <text:p>5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59" table:style-name="ce22">
            <text:p>59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Acumeno</text:p>
          </table:table-cell>
          <table:table-cell office:value-type="float" office:value="5" table:formula="msoxl:=IF(X61=X60,Y60,Y60+1)" table:style-name="ce23">
            <text:p>5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62" table:style-name="ce22">
            <text:p>662</text:p>
          </table:table-cell>
          <table:table-cell office:value-type="float" office:value="350058" table:style-name="ce23">
            <text:p>350,058</text:p>
          </table:table-cell>
          <table:table-cell office:value-type="float" office:value="20651711" table:formula="msoxl:=AQ61+AR60" table:style-name="ce16">
            <text:p>20,651,711</text:p>
          </table:table-cell>
          <table:table-cell office:value-type="float" office:value="1" table:formula="msoxl:=AQ61-AQ60" table:style-name="ce17">
            <text:p>1</text:p>
          </table:table-cell>
          <table:table-cell office:value-type="percentage" office:value="2.8566776268945659E-6" table:formula="msoxl:=(AQ61/AQ60)-1" table:style-name="ce13">
            <text:p>0.00%</text:p>
          </table:table-cell>
          <table:table-cell office:value-type="percentage" office:value="8.1605833202047506E-12" table:formula="msoxl:=AT60-AT61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8.625" table:formula="msoxl:=AQ61/AW61" table:style-name="ce14">
            <text:p>21,879</text:p>
          </table:table-cell>
          <table:table-cell office:value-type="float" office:value="1334483.75" table:formula="msoxl:=AX61+AY60" table:style-name="ce14">
            <text:p>1,334,484</text:p>
          </table:table-cell>
          <table:table-cell office:value-type="float" office:value="21878.625" table:formula="msoxl:=AY61-AY60" table:style-name="ce14">
            <text:p>21,879</text:p>
          </table:table-cell>
          <table:table-cell office:value-type="percentage" office:value="2.8566776268945659E-6" table:formula="msoxl:=AZ61/AZ60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60" table:style-name="ce22">
            <text:p>60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12" table:formula="msoxl:=IF(I62=I61,1+H61,1)" table:style-name="ce34">
            <text:p>12</text:p>
          </table:table-cell>
          <table:table-cell office:value-type="string" table:style-name="ce22">
            <text:p>Acumeno</text:p>
          </table:table-cell>
          <table:table-cell office:value-type="float" office:value="5" table:formula="msoxl:=IF(I62=I61,J61,J61+1)" table:style-name="ce23">
            <text:p>5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60" table:style-name="ce22">
            <text:p>60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Acumeno</text:p>
          </table:table-cell>
          <table:table-cell office:value-type="float" office:value="5" table:formula="msoxl:=IF(X62=X61,Y61,Y61+1)" table:style-name="ce23">
            <text:p>5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63" table:style-name="ce22">
            <text:p>663</text:p>
          </table:table-cell>
          <table:table-cell office:value-type="float" office:value="350059" table:style-name="ce23">
            <text:p>350,059</text:p>
          </table:table-cell>
          <table:table-cell office:value-type="float" office:value="21001770" table:formula="msoxl:=AQ62+AR61" table:style-name="ce16">
            <text:p>21,001,770</text:p>
          </table:table-cell>
          <table:table-cell office:value-type="float" office:value="1" table:formula="msoxl:=AQ62-AQ61" table:style-name="ce17">
            <text:p>1</text:p>
          </table:table-cell>
          <table:table-cell office:value-type="percentage" office:value="2.8566694663112457E-6" table:formula="msoxl:=(AQ62/AQ61)-1" table:style-name="ce13">
            <text:p>0.00%</text:p>
          </table:table-cell>
          <table:table-cell office:value-type="percentage" office:value="8.1605833202047506E-12" table:formula="msoxl:=AT61-AT62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8.6875" table:formula="msoxl:=AQ62/AW62" table:style-name="ce14">
            <text:p>21,879</text:p>
          </table:table-cell>
          <table:table-cell office:value-type="float" office:value="1356362.4375" table:formula="msoxl:=AX62+AY61" table:style-name="ce14">
            <text:p>1,356,362</text:p>
          </table:table-cell>
          <table:table-cell office:value-type="float" office:value="21878.6875" table:formula="msoxl:=AY62-AY61" table:style-name="ce14">
            <text:p>21,879</text:p>
          </table:table-cell>
          <table:table-cell office:value-type="percentage" office:value="2.8566694663112457E-6" table:formula="msoxl:=AZ62/AZ61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61" table:style-name="ce22">
            <text:p>61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13" table:formula="msoxl:=IF(I63=I62,1+H62,1)" table:style-name="ce34">
            <text:p>13</text:p>
          </table:table-cell>
          <table:table-cell office:value-type="string" table:style-name="ce22">
            <text:p>Acumeno</text:p>
          </table:table-cell>
          <table:table-cell office:value-type="float" office:value="5" table:formula="msoxl:=IF(I63=I62,J62,J62+1)" table:style-name="ce23">
            <text:p>5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61" table:style-name="ce22">
            <text:p>61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Acumeno</text:p>
          </table:table-cell>
          <table:table-cell office:value-type="float" office:value="5" table:formula="msoxl:=IF(X63=X62,Y62,Y62+1)" table:style-name="ce23">
            <text:p>5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64" table:style-name="ce22">
            <text:p>664</text:p>
          </table:table-cell>
          <table:table-cell office:value-type="float" office:value="350060" table:style-name="ce23">
            <text:p>350,060</text:p>
          </table:table-cell>
          <table:table-cell office:value-type="float" office:value="21351830" table:formula="msoxl:=AQ63+AR62" table:style-name="ce16">
            <text:p>21,351,830</text:p>
          </table:table-cell>
          <table:table-cell office:value-type="float" office:value="1" table:formula="msoxl:=AQ63-AQ62" table:style-name="ce17">
            <text:p>1</text:p>
          </table:table-cell>
          <table:table-cell office:value-type="percentage" office:value="2.8566613057279255E-6" table:formula="msoxl:=(AQ63/AQ62)-1" table:style-name="ce13">
            <text:p>0.00%</text:p>
          </table:table-cell>
          <table:table-cell office:value-type="percentage" office:value="8.1605833202047506E-12" table:formula="msoxl:=AT62-AT63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8.75" table:formula="msoxl:=AQ63/AW63" table:style-name="ce14">
            <text:p>21,879</text:p>
          </table:table-cell>
          <table:table-cell office:value-type="float" office:value="1378241.1875" table:formula="msoxl:=AX63+AY62" table:style-name="ce14">
            <text:p>1,378,241</text:p>
          </table:table-cell>
          <table:table-cell office:value-type="float" office:value="21878.75" table:formula="msoxl:=AY63-AY62" table:style-name="ce14">
            <text:p>21,879</text:p>
          </table:table-cell>
          <table:table-cell office:value-type="percentage" office:value="2.8566613057279255E-6" table:formula="msoxl:=AZ63/AZ62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62" table:style-name="ce22">
            <text:p>62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14" table:formula="msoxl:=IF(I64=I63,1+H63,1)" table:style-name="ce34">
            <text:p>14</text:p>
          </table:table-cell>
          <table:table-cell office:value-type="string" table:style-name="ce22">
            <text:p>Acumeno</text:p>
          </table:table-cell>
          <table:table-cell office:value-type="float" office:value="5" table:formula="msoxl:=IF(I64=I63,J63,J63+1)" table:style-name="ce23">
            <text:p>5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62" table:style-name="ce22">
            <text:p>62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Acumeno</text:p>
          </table:table-cell>
          <table:table-cell office:value-type="float" office:value="5" table:formula="msoxl:=IF(X64=X63,Y63,Y63+1)" table:style-name="ce23">
            <text:p>5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65" table:style-name="ce22">
            <text:p>665</text:p>
          </table:table-cell>
          <table:table-cell office:value-type="float" office:value="350061" table:style-name="ce23">
            <text:p>350,061</text:p>
          </table:table-cell>
          <table:table-cell office:value-type="float" office:value="21701891" table:formula="msoxl:=AQ64+AR63" table:style-name="ce16">
            <text:p>21,701,891</text:p>
          </table:table-cell>
          <table:table-cell office:value-type="float" office:value="1" table:formula="msoxl:=AQ64-AQ63" table:style-name="ce17">
            <text:p>1</text:p>
          </table:table-cell>
          <table:table-cell office:value-type="percentage" office:value="2.8566531451446053E-6" table:formula="msoxl:=(AQ64/AQ63)-1" table:style-name="ce13">
            <text:p>0.00%</text:p>
          </table:table-cell>
          <table:table-cell office:value-type="percentage" office:value="8.1605833202047506E-12" table:formula="msoxl:=AT63-AT64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8.8125" table:formula="msoxl:=AQ64/AW64" table:style-name="ce14">
            <text:p>21,879</text:p>
          </table:table-cell>
          <table:table-cell office:value-type="float" office:value="1400120" table:formula="msoxl:=AX64+AY63" table:style-name="ce14">
            <text:p>1,400,120</text:p>
          </table:table-cell>
          <table:table-cell office:value-type="float" office:value="21878.8125" table:formula="msoxl:=AY64-AY63" table:style-name="ce14">
            <text:p>21,879</text:p>
          </table:table-cell>
          <table:table-cell office:value-type="percentage" office:value="2.8566531451446053E-6" table:formula="msoxl:=AZ64/AZ63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63" table:style-name="ce22">
            <text:p>63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15" table:formula="msoxl:=IF(I65=I64,1+H64,1)" table:style-name="ce34">
            <text:p>15</text:p>
          </table:table-cell>
          <table:table-cell office:value-type="string" table:style-name="ce22">
            <text:p>Acumeno</text:p>
          </table:table-cell>
          <table:table-cell office:value-type="float" office:value="5" table:formula="msoxl:=IF(I65=I64,J64,J64+1)" table:style-name="ce23">
            <text:p>5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63" table:style-name="ce22">
            <text:p>63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Acumeno</text:p>
          </table:table-cell>
          <table:table-cell office:value-type="float" office:value="5" table:formula="msoxl:=IF(X65=X64,Y64,Y64+1)" table:style-name="ce23">
            <text:p>5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66" table:style-name="ce22">
            <text:p>666</text:p>
          </table:table-cell>
          <table:table-cell office:value-type="float" office:value="350062" table:style-name="ce23">
            <text:p>350,062</text:p>
          </table:table-cell>
          <table:table-cell office:value-type="float" office:value="22051953" table:formula="msoxl:=AQ65+AR64" table:style-name="ce16">
            <text:p>22,051,953</text:p>
          </table:table-cell>
          <table:table-cell office:value-type="float" office:value="1" table:formula="msoxl:=AQ65-AQ64" table:style-name="ce17">
            <text:p>1</text:p>
          </table:table-cell>
          <table:table-cell office:value-type="percentage" office:value="2.8566449847833297E-6" table:formula="msoxl:=(AQ65/AQ64)-1" table:style-name="ce13">
            <text:p>0.00%</text:p>
          </table:table-cell>
          <table:table-cell office:value-type="percentage" office:value="8.1603612755998256E-12" table:formula="msoxl:=AT64-AT65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8.875" table:formula="msoxl:=AQ65/AW65" table:style-name="ce14">
            <text:p>21,879</text:p>
          </table:table-cell>
          <table:table-cell office:value-type="float" office:value="1421998.875" table:formula="msoxl:=AX65+AY64" table:style-name="ce14">
            <text:p>1,421,999</text:p>
          </table:table-cell>
          <table:table-cell office:value-type="float" office:value="21878.875" table:formula="msoxl:=AY65-AY64" table:style-name="ce14">
            <text:p>21,879</text:p>
          </table:table-cell>
          <table:table-cell office:value-type="percentage" office:value="2.8566449847833297E-6" table:formula="msoxl:=AZ65/AZ64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64" table:style-name="ce22">
            <text:p>64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16" table:formula="msoxl:=IF(I66=I65,1+H65,1)" table:style-name="ce34">
            <text:p>16</text:p>
          </table:table-cell>
          <table:table-cell office:value-type="string" table:style-name="ce22">
            <text:p>Acumeno</text:p>
          </table:table-cell>
          <table:table-cell office:value-type="float" office:value="5" table:formula="msoxl:=IF(I66=I65,J65,J65+1)" table:style-name="ce23">
            <text:p>5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64" table:style-name="ce22">
            <text:p>64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Acumeno</text:p>
          </table:table-cell>
          <table:table-cell office:value-type="float" office:value="5" table:formula="msoxl:=IF(X66=X65,Y65,Y65+1)" table:style-name="ce23">
            <text:p>5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67" table:style-name="ce22">
            <text:p>667</text:p>
          </table:table-cell>
          <table:table-cell office:value-type="float" office:value="350063" table:style-name="ce23">
            <text:p>350,063</text:p>
          </table:table-cell>
          <table:table-cell office:value-type="float" office:value="22402016" table:formula="msoxl:=AQ66+AR65" table:style-name="ce16">
            <text:p>22,402,016</text:p>
          </table:table-cell>
          <table:table-cell office:value-type="float" office:value="1" table:formula="msoxl:=AQ66-AQ65" table:style-name="ce17">
            <text:p>1</text:p>
          </table:table-cell>
          <table:table-cell office:value-type="percentage" office:value="2.8566368244220541E-6" table:formula="msoxl:=(AQ66/AQ65)-1" table:style-name="ce13">
            <text:p>0.00%</text:p>
          </table:table-cell>
          <table:table-cell office:value-type="percentage" office:value="8.1603612755998256E-12" table:formula="msoxl:=AT65-AT66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8.9375" table:formula="msoxl:=AQ66/AW66" table:style-name="ce14">
            <text:p>21,879</text:p>
          </table:table-cell>
          <table:table-cell office:value-type="float" office:value="1443877.8125" table:formula="msoxl:=AX66+AY65" table:style-name="ce14">
            <text:p>1,443,878</text:p>
          </table:table-cell>
          <table:table-cell office:value-type="float" office:value="21878.9375" table:formula="msoxl:=AY66-AY65" table:style-name="ce14">
            <text:p>21,879</text:p>
          </table:table-cell>
          <table:table-cell office:value-type="percentage" office:value="2.8566368244220541E-6" table:formula="msoxl:=AZ66/AZ65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65" table:style-name="ce22">
            <text:p>65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17" table:formula="msoxl:=IF(I67=I66,1+H66,1)" table:style-name="ce34">
            <text:p>17</text:p>
          </table:table-cell>
          <table:table-cell office:value-type="string" table:style-name="ce22">
            <text:p>Acumeno</text:p>
          </table:table-cell>
          <table:table-cell office:value-type="float" office:value="5" table:formula="msoxl:=IF(I67=I66,J66,J66+1)" table:style-name="ce23">
            <text:p>5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65" table:style-name="ce22">
            <text:p>65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Acumeno</text:p>
          </table:table-cell>
          <table:table-cell office:value-type="float" office:value="5" table:formula="msoxl:=IF(X67=X66,Y66,Y66+1)" table:style-name="ce23">
            <text:p>5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68" table:style-name="ce22">
            <text:p>668</text:p>
          </table:table-cell>
          <table:table-cell office:value-type="float" office:value="350064" table:style-name="ce23">
            <text:p>350,064</text:p>
          </table:table-cell>
          <table:table-cell office:value-type="float" office:value="22752080" table:formula="msoxl:=AQ67+AR66" table:style-name="ce16">
            <text:p>22,752,080</text:p>
          </table:table-cell>
          <table:table-cell office:value-type="float" office:value="1" table:formula="msoxl:=AQ67-AQ66" table:style-name="ce17">
            <text:p>1</text:p>
          </table:table-cell>
          <table:table-cell office:value-type="percentage" office:value="2.8566286640607785E-6" table:formula="msoxl:=(AQ67/AQ66)-1" table:style-name="ce13">
            <text:p>0.00%</text:p>
          </table:table-cell>
          <table:table-cell office:value-type="percentage" office:value="8.1603612755998256E-12" table:formula="msoxl:=AT66-AT67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9" table:formula="msoxl:=AQ67/AW67" table:style-name="ce14">
            <text:p>21,879</text:p>
          </table:table-cell>
          <table:table-cell office:value-type="float" office:value="1465756.8125" table:formula="msoxl:=AX67+AY66" table:style-name="ce14">
            <text:p>1,465,757</text:p>
          </table:table-cell>
          <table:table-cell office:value-type="float" office:value="21879" table:formula="msoxl:=AY67-AY66" table:style-name="ce14">
            <text:p>21,879</text:p>
          </table:table-cell>
          <table:table-cell office:value-type="percentage" office:value="2.8566286640607785E-6" table:formula="msoxl:=AZ67/AZ66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66" table:style-name="ce22">
            <text:p>66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18" table:formula="msoxl:=IF(I68=I67,1+H67,1)" table:style-name="ce34">
            <text:p>18</text:p>
          </table:table-cell>
          <table:table-cell office:value-type="string" table:style-name="ce22">
            <text:p>Acumeno</text:p>
          </table:table-cell>
          <table:table-cell office:value-type="float" office:value="5" table:formula="msoxl:=IF(I68=I67,J67,J67+1)" table:style-name="ce23">
            <text:p>5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66" table:style-name="ce22">
            <text:p>66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Acumeno</text:p>
          </table:table-cell>
          <table:table-cell office:value-type="float" office:value="5" table:formula="msoxl:=IF(X68=X67,Y67,Y67+1)" table:style-name="ce23">
            <text:p>5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69" table:style-name="ce22">
            <text:p>669</text:p>
          </table:table-cell>
          <table:table-cell office:value-type="float" office:value="350065" table:style-name="ce23">
            <text:p>350,065</text:p>
          </table:table-cell>
          <table:table-cell office:value-type="float" office:value="23102145" table:formula="msoxl:=AQ68+AR67" table:style-name="ce16">
            <text:p>23,102,145</text:p>
          </table:table-cell>
          <table:table-cell office:value-type="float" office:value="1" table:formula="msoxl:=AQ68-AQ67" table:style-name="ce17">
            <text:p>1</text:p>
          </table:table-cell>
          <table:table-cell office:value-type="percentage" office:value="2.8566205036995029E-6" table:formula="msoxl:=(AQ68/AQ67)-1" table:style-name="ce13">
            <text:p>0.00%</text:p>
          </table:table-cell>
          <table:table-cell office:value-type="percentage" office:value="8.1603612755998256E-12" table:formula="msoxl:=AT67-AT68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9.0625" table:formula="msoxl:=AQ68/AW68" table:style-name="ce14">
            <text:p>21,879</text:p>
          </table:table-cell>
          <table:table-cell office:value-type="float" office:value="1487635.875" table:formula="msoxl:=AX68+AY67" table:style-name="ce14">
            <text:p>1,487,636</text:p>
          </table:table-cell>
          <table:table-cell office:value-type="float" office:value="21879.0625" table:formula="msoxl:=AY68-AY67" table:style-name="ce14">
            <text:p>21,879</text:p>
          </table:table-cell>
          <table:table-cell office:value-type="percentage" office:value="2.8566205036995029E-6" table:formula="msoxl:=AZ68/AZ67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67" table:style-name="ce22">
            <text:p>67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19" table:formula="msoxl:=IF(I69=I68,1+H68,1)" table:style-name="ce34">
            <text:p>19</text:p>
          </table:table-cell>
          <table:table-cell office:value-type="string" table:style-name="ce22">
            <text:p>Acumeno</text:p>
          </table:table-cell>
          <table:table-cell office:value-type="float" office:value="5" table:formula="msoxl:=IF(I69=I68,J68,J68+1)" table:style-name="ce23">
            <text:p>5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67" table:style-name="ce22">
            <text:p>67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Acumeno</text:p>
          </table:table-cell>
          <table:table-cell office:value-type="float" office:value="5" table:formula="msoxl:=IF(X69=X68,Y68,Y68+1)" table:style-name="ce23">
            <text:p>5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70" table:style-name="ce22">
            <text:p>670</text:p>
          </table:table-cell>
          <table:table-cell office:value-type="float" office:value="350066" table:style-name="ce23">
            <text:p>350,066</text:p>
          </table:table-cell>
          <table:table-cell office:value-type="float" office:value="23452211" table:formula="msoxl:=AQ69+AR68" table:style-name="ce16">
            <text:p>23,452,211</text:p>
          </table:table-cell>
          <table:table-cell office:value-type="float" office:value="1" table:formula="msoxl:=AQ69-AQ68" table:style-name="ce17">
            <text:p>1</text:p>
          </table:table-cell>
          <table:table-cell office:value-type="percentage" office:value="2.8566123433382273E-6" table:formula="msoxl:=(AQ69/AQ68)-1" table:style-name="ce13">
            <text:p>0.00%</text:p>
          </table:table-cell>
          <table:table-cell office:value-type="percentage" office:value="8.1603612755998256E-12" table:formula="msoxl:=AT68-AT69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9.125" table:formula="msoxl:=AQ69/AW69" table:style-name="ce14">
            <text:p>21,879</text:p>
          </table:table-cell>
          <table:table-cell office:value-type="float" office:value="1509515" table:formula="msoxl:=AX69+AY68" table:style-name="ce14">
            <text:p>1,509,515</text:p>
          </table:table-cell>
          <table:table-cell office:value-type="float" office:value="21879.125" table:formula="msoxl:=AY69-AY68" table:style-name="ce14">
            <text:p>21,879</text:p>
          </table:table-cell>
          <table:table-cell office:value-type="percentage" office:value="2.8566123433382273E-6" table:formula="msoxl:=AZ69/AZ68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68" table:style-name="ce22">
            <text:p>68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20" table:formula="msoxl:=IF(I70=I69,1+H69,1)" table:style-name="ce34">
            <text:p>20</text:p>
          </table:table-cell>
          <table:table-cell office:value-type="string" table:style-name="ce22">
            <text:p>Acumeno</text:p>
          </table:table-cell>
          <table:table-cell office:value-type="float" office:value="5" table:formula="msoxl:=IF(I70=I69,J69,J69+1)" table:style-name="ce23">
            <text:p>5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68" table:style-name="ce22">
            <text:p>68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Acumeno</text:p>
          </table:table-cell>
          <table:table-cell office:value-type="float" office:value="5" table:formula="msoxl:=IF(X70=X69,Y69,Y69+1)" table:style-name="ce23">
            <text:p>5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71" table:style-name="ce22">
            <text:p>671</text:p>
          </table:table-cell>
          <table:table-cell office:value-type="float" office:value="350067" table:style-name="ce23">
            <text:p>350,067</text:p>
          </table:table-cell>
          <table:table-cell office:value-type="float" office:value="23802278" table:formula="msoxl:=AQ70+AR69" table:style-name="ce16">
            <text:p>23,802,278</text:p>
          </table:table-cell>
          <table:table-cell office:value-type="float" office:value="1" table:formula="msoxl:=AQ70-AQ69" table:style-name="ce17">
            <text:p>1</text:p>
          </table:table-cell>
          <table:table-cell office:value-type="percentage" office:value="2.8566041831989963E-6" table:formula="msoxl:=(AQ70/AQ69)-1" table:style-name="ce13">
            <text:p>0.00%</text:p>
          </table:table-cell>
          <table:table-cell office:value-type="percentage" office:value="8.1601392309949006E-12" table:formula="msoxl:=AT69-AT70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9.1875" table:formula="msoxl:=AQ70/AW70" table:style-name="ce14">
            <text:p>21,879</text:p>
          </table:table-cell>
          <table:table-cell office:value-type="float" office:value="1531394.1875" table:formula="msoxl:=AX70+AY69" table:style-name="ce14">
            <text:p>1,531,394</text:p>
          </table:table-cell>
          <table:table-cell office:value-type="float" office:value="21879.1875" table:formula="msoxl:=AY70-AY69" table:style-name="ce14">
            <text:p>21,879</text:p>
          </table:table-cell>
          <table:table-cell office:value-type="percentage" office:value="2.8566041831989963E-6" table:formula="msoxl:=AZ70/AZ69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69" table:style-name="ce22">
            <text:p>69</text:p>
          </table:table-cell>
          <table:table-cell office:value-type="float" office:value="116104" table:style-name="ce23">
            <text:p>116,104</text:p>
          </table:table-cell>
          <table:table-cell table:number-columns-repeated="2" table:style-name="ce23"/>
          <table:table-cell table:number-columns-repeated="2" table:style-name="ce22"/>
          <table:table-cell office:value-type="float" office:value="21" table:formula="msoxl:=IF(I71=I70,1+H70,1)" table:style-name="ce34">
            <text:p>21</text:p>
          </table:table-cell>
          <table:table-cell office:value-type="string" table:style-name="ce22">
            <text:p>Acumeno</text:p>
          </table:table-cell>
          <table:table-cell office:value-type="float" office:value="5" table:formula="msoxl:=IF(I71=I70,J70,J70+1)" table:style-name="ce23">
            <text:p>5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69" table:style-name="ce22">
            <text:p>69</text:p>
          </table:table-cell>
          <table:table-cell office:value-type="float" office:value="116104" table:style-name="ce23">
            <text:p>116,104</text:p>
          </table:table-cell>
          <table:table-cell table:style-name="ce23"/>
          <table:table-cell table:number-columns-repeated="3" table:style-name="ce22"/>
          <table:table-cell office:value-type="string" table:style-name="ce22">
            <text:p>Acumeno</text:p>
          </table:table-cell>
          <table:table-cell office:value-type="float" office:value="5" table:formula="msoxl:=IF(X71=X70,Y70,Y70+1)" table:style-name="ce23">
            <text:p>5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72" table:style-name="ce22">
            <text:p>672</text:p>
          </table:table-cell>
          <table:table-cell office:value-type="float" office:value="350068" table:style-name="ce23">
            <text:p>350,068</text:p>
          </table:table-cell>
          <table:table-cell office:value-type="float" office:value="24152346" table:formula="msoxl:=AQ71+AR70" table:style-name="ce16">
            <text:p>24,152,346</text:p>
          </table:table-cell>
          <table:table-cell office:value-type="float" office:value="1" table:formula="msoxl:=AQ71-AQ70" table:style-name="ce17">
            <text:p>1</text:p>
          </table:table-cell>
          <table:table-cell office:value-type="percentage" office:value="2.8565960230597653E-6" table:formula="msoxl:=(AQ71/AQ70)-1" table:style-name="ce13">
            <text:p>0.00%</text:p>
          </table:table-cell>
          <table:table-cell office:value-type="percentage" office:value="8.1601392309949006E-12" table:formula="msoxl:=AT70-AT71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9.25" table:formula="msoxl:=AQ71/AW71" table:style-name="ce14">
            <text:p>21,879</text:p>
          </table:table-cell>
          <table:table-cell office:value-type="float" office:value="1553273.4375" table:formula="msoxl:=AX71+AY70" table:style-name="ce14">
            <text:p>1,553,273</text:p>
          </table:table-cell>
          <table:table-cell office:value-type="float" office:value="21879.25" table:formula="msoxl:=AY71-AY70" table:style-name="ce14">
            <text:p>21,879</text:p>
          </table:table-cell>
          <table:table-cell office:value-type="percentage" office:value="2.8565960230597653E-6" table:formula="msoxl:=AZ71/AZ70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70" table:style-name="ce22">
            <text:p>70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22" table:formula="msoxl:=IF(I72=I71,1+H71,1)" table:style-name="ce34">
            <text:p>22</text:p>
          </table:table-cell>
          <table:table-cell office:value-type="string" table:style-name="ce22">
            <text:p>Acumeno</text:p>
          </table:table-cell>
          <table:table-cell office:value-type="float" office:value="5" table:formula="msoxl:=IF(I72=I71,J71,J71+1)" table:style-name="ce23">
            <text:p>5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70" table:style-name="ce22">
            <text:p>70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Acumeno</text:p>
          </table:table-cell>
          <table:table-cell office:value-type="float" office:value="5" table:formula="msoxl:=IF(X72=X71,Y71,Y71+1)" table:style-name="ce23">
            <text:p>5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73" table:style-name="ce22">
            <text:p>673</text:p>
          </table:table-cell>
          <table:table-cell office:value-type="float" office:value="350069" table:style-name="ce23">
            <text:p>350,069</text:p>
          </table:table-cell>
          <table:table-cell office:value-type="float" office:value="24502415" table:formula="msoxl:=AQ72+AR71" table:style-name="ce16">
            <text:p>24,502,415</text:p>
          </table:table-cell>
          <table:table-cell office:value-type="float" office:value="1" table:formula="msoxl:=AQ72-AQ71" table:style-name="ce17">
            <text:p>1</text:p>
          </table:table-cell>
          <table:table-cell office:value-type="percentage" office:value="2.8565878629205343E-6" table:formula="msoxl:=(AQ72/AQ71)-1" table:style-name="ce13">
            <text:p>0.00%</text:p>
          </table:table-cell>
          <table:table-cell office:value-type="percentage" office:value="8.1601392309949006E-12" table:formula="msoxl:=AT71-AT72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9.3125" table:formula="msoxl:=AQ72/AW72" table:style-name="ce14">
            <text:p>21,879</text:p>
          </table:table-cell>
          <table:table-cell office:value-type="float" office:value="1575152.75" table:formula="msoxl:=AX72+AY71" table:style-name="ce14">
            <text:p>1,575,153</text:p>
          </table:table-cell>
          <table:table-cell office:value-type="float" office:value="21879.3125" table:formula="msoxl:=AY72-AY71" table:style-name="ce14">
            <text:p>21,879</text:p>
          </table:table-cell>
          <table:table-cell office:value-type="percentage" office:value="2.8565878629205343E-6" table:formula="msoxl:=AZ72/AZ71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71" table:style-name="ce22">
            <text:p>71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23" table:formula="msoxl:=IF(I73=I72,1+H72,1)" table:style-name="ce34">
            <text:p>23</text:p>
          </table:table-cell>
          <table:table-cell office:value-type="string" table:style-name="ce22">
            <text:p>Acumeno</text:p>
          </table:table-cell>
          <table:table-cell office:value-type="float" office:value="5" table:formula="msoxl:=IF(I73=I72,J72,J72+1)" table:style-name="ce23">
            <text:p>5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71" table:style-name="ce22">
            <text:p>71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Acumeno</text:p>
          </table:table-cell>
          <table:table-cell office:value-type="float" office:value="5" table:formula="msoxl:=IF(X73=X72,Y72,Y72+1)" table:style-name="ce23">
            <text:p>5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74" table:style-name="ce22">
            <text:p>674</text:p>
          </table:table-cell>
          <table:table-cell office:value-type="float" office:value="350070" table:style-name="ce23">
            <text:p>350,070</text:p>
          </table:table-cell>
          <table:table-cell office:value-type="float" office:value="24852485" table:formula="msoxl:=AQ73+AR72" table:style-name="ce16">
            <text:p>24,852,485</text:p>
          </table:table-cell>
          <table:table-cell office:value-type="float" office:value="1" table:formula="msoxl:=AQ73-AQ72" table:style-name="ce17">
            <text:p>1</text:p>
          </table:table-cell>
          <table:table-cell office:value-type="percentage" office:value="2.8565797027813034E-6" table:formula="msoxl:=(AQ73/AQ72)-1" table:style-name="ce13">
            <text:p>0.00%</text:p>
          </table:table-cell>
          <table:table-cell office:value-type="percentage" office:value="8.1601392309949006E-12" table:formula="msoxl:=AT72-AT73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9.375" table:formula="msoxl:=AQ73/AW73" table:style-name="ce14">
            <text:p>21,879</text:p>
          </table:table-cell>
          <table:table-cell office:value-type="float" office:value="1597032.125" table:formula="msoxl:=AX73+AY72" table:style-name="ce14">
            <text:p>1,597,032</text:p>
          </table:table-cell>
          <table:table-cell office:value-type="float" office:value="21879.375" table:formula="msoxl:=AY73-AY72" table:style-name="ce14">
            <text:p>21,879</text:p>
          </table:table-cell>
          <table:table-cell office:value-type="percentage" office:value="2.8565797027813034E-6" table:formula="msoxl:=AZ73/AZ72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72" table:style-name="ce22">
            <text:p>72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24" table:formula="msoxl:=IF(I74=I73,1+H73,1)" table:style-name="ce34">
            <text:p>24</text:p>
          </table:table-cell>
          <table:table-cell office:value-type="string" table:style-name="ce22">
            <text:p>Acumeno</text:p>
          </table:table-cell>
          <table:table-cell office:value-type="float" office:value="5" table:formula="msoxl:=IF(I74=I73,J73,J73+1)" table:style-name="ce23">
            <text:p>5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72" table:style-name="ce22">
            <text:p>72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Acumeno</text:p>
          </table:table-cell>
          <table:table-cell office:value-type="float" office:value="5" table:formula="msoxl:=IF(X74=X73,Y73,Y73+1)" table:style-name="ce23">
            <text:p>5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75" table:style-name="ce22">
            <text:p>675</text:p>
          </table:table-cell>
          <table:table-cell office:value-type="float" office:value="350071" table:style-name="ce23">
            <text:p>350,071</text:p>
          </table:table-cell>
          <table:table-cell office:value-type="float" office:value="25202556" table:formula="msoxl:=AQ74+AR73" table:style-name="ce16">
            <text:p>25,202,556</text:p>
          </table:table-cell>
          <table:table-cell office:value-type="float" office:value="1" table:formula="msoxl:=AQ74-AQ73" table:style-name="ce17">
            <text:p>1</text:p>
          </table:table-cell>
          <table:table-cell office:value-type="percentage" office:value="2.856571542864117E-6" table:formula="msoxl:=(AQ74/AQ73)-1" table:style-name="ce13">
            <text:p>0.00%</text:p>
          </table:table-cell>
          <table:table-cell office:value-type="percentage" office:value="8.1599171863899755E-12" table:formula="msoxl:=AT73-AT74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9.4375" table:formula="msoxl:=AQ74/AW74" table:style-name="ce14">
            <text:p>21,879</text:p>
          </table:table-cell>
          <table:table-cell office:value-type="float" office:value="1618911.5625" table:formula="msoxl:=AX74+AY73" table:style-name="ce14">
            <text:p>1,618,912</text:p>
          </table:table-cell>
          <table:table-cell office:value-type="float" office:value="21879.4375" table:formula="msoxl:=AY74-AY73" table:style-name="ce14">
            <text:p>21,879</text:p>
          </table:table-cell>
          <table:table-cell office:value-type="percentage" office:value="2.856571542864117E-6" table:formula="msoxl:=AZ74/AZ73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73" table:style-name="ce22">
            <text:p>73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25" table:formula="msoxl:=IF(I75=I74,1+H74,1)" table:style-name="ce34">
            <text:p>25</text:p>
          </table:table-cell>
          <table:table-cell office:value-type="string" table:style-name="ce22">
            <text:p>Acumeno</text:p>
          </table:table-cell>
          <table:table-cell office:value-type="float" office:value="5" table:formula="msoxl:=IF(I75=I74,J74,J74+1)" table:style-name="ce23">
            <text:p>5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73" table:style-name="ce22">
            <text:p>73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Acumeno</text:p>
          </table:table-cell>
          <table:table-cell office:value-type="float" office:value="5" table:formula="msoxl:=IF(X75=X74,Y74,Y74+1)" table:style-name="ce23">
            <text:p>5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76" table:style-name="ce22">
            <text:p>676</text:p>
          </table:table-cell>
          <table:table-cell office:value-type="float" office:value="350072" table:style-name="ce23">
            <text:p>350,072</text:p>
          </table:table-cell>
          <table:table-cell office:value-type="float" office:value="25552628" table:formula="msoxl:=AQ75+AR74" table:style-name="ce16">
            <text:p>25,552,628</text:p>
          </table:table-cell>
          <table:table-cell office:value-type="float" office:value="1" table:formula="msoxl:=AQ75-AQ74" table:style-name="ce17">
            <text:p>1</text:p>
          </table:table-cell>
          <table:table-cell office:value-type="percentage" office:value="2.8565633829469306E-6" table:formula="msoxl:=(AQ75/AQ74)-1" table:style-name="ce13">
            <text:p>0.00%</text:p>
          </table:table-cell>
          <table:table-cell office:value-type="percentage" office:value="8.1599171863899755E-12" table:formula="msoxl:=AT74-AT75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9.5" table:formula="msoxl:=AQ75/AW75" table:style-name="ce14">
            <text:p>21,880</text:p>
          </table:table-cell>
          <table:table-cell office:value-type="float" office:value="1640791.0625" table:formula="msoxl:=AX75+AY74" table:style-name="ce14">
            <text:p>1,640,791</text:p>
          </table:table-cell>
          <table:table-cell office:value-type="float" office:value="21879.5" table:formula="msoxl:=AY75-AY74" table:style-name="ce14">
            <text:p>21,880</text:p>
          </table:table-cell>
          <table:table-cell office:value-type="percentage" office:value="2.8565633829469306E-6" table:formula="msoxl:=AZ75/AZ74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74" table:style-name="ce22">
            <text:p>74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26" table:formula="msoxl:=IF(I76=I75,1+H75,1)" table:style-name="ce34">
            <text:p>26</text:p>
          </table:table-cell>
          <table:table-cell office:value-type="string" table:style-name="ce22">
            <text:p>Acumeno</text:p>
          </table:table-cell>
          <table:table-cell office:value-type="float" office:value="5" table:formula="msoxl:=IF(I76=I75,J75,J75+1)" table:style-name="ce23">
            <text:p>5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74" table:style-name="ce22">
            <text:p>74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Acumeno</text:p>
          </table:table-cell>
          <table:table-cell office:value-type="float" office:value="5" table:formula="msoxl:=IF(X76=X75,Y75,Y75+1)" table:style-name="ce23">
            <text:p>5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77" table:style-name="ce22">
            <text:p>677</text:p>
          </table:table-cell>
          <table:table-cell office:value-type="float" office:value="350073" table:style-name="ce23">
            <text:p>350,073</text:p>
          </table:table-cell>
          <table:table-cell office:value-type="float" office:value="25902701" table:formula="msoxl:=AQ76+AR75" table:style-name="ce16">
            <text:p>25,902,701</text:p>
          </table:table-cell>
          <table:table-cell office:value-type="float" office:value="1" table:formula="msoxl:=AQ76-AQ75" table:style-name="ce17">
            <text:p>1</text:p>
          </table:table-cell>
          <table:table-cell office:value-type="percentage" office:value="2.8565552230297442E-6" table:formula="msoxl:=(AQ76/AQ75)-1" table:style-name="ce13">
            <text:p>0.00%</text:p>
          </table:table-cell>
          <table:table-cell office:value-type="percentage" office:value="8.1599171863899755E-12" table:formula="msoxl:=AT75-AT76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9.5625" table:formula="msoxl:=AQ76/AW76" table:style-name="ce14">
            <text:p>21,880</text:p>
          </table:table-cell>
          <table:table-cell office:value-type="float" office:value="1662670.625" table:formula="msoxl:=AX76+AY75" table:style-name="ce14">
            <text:p>1,662,671</text:p>
          </table:table-cell>
          <table:table-cell office:value-type="float" office:value="21879.5625" table:formula="msoxl:=AY76-AY75" table:style-name="ce14">
            <text:p>21,880</text:p>
          </table:table-cell>
          <table:table-cell office:value-type="percentage" office:value="2.8565552230297442E-6" table:formula="msoxl:=AZ76/AZ75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75" table:style-name="ce22">
            <text:p>75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27" table:formula="msoxl:=IF(I77=I76,1+H76,1)" table:style-name="ce34">
            <text:p>27</text:p>
          </table:table-cell>
          <table:table-cell office:value-type="string" table:style-name="ce22">
            <text:p>Acumeno</text:p>
          </table:table-cell>
          <table:table-cell office:value-type="float" office:value="5" table:formula="msoxl:=IF(I77=I76,J76,J76+1)" table:style-name="ce23">
            <text:p>5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75" table:style-name="ce22">
            <text:p>75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Acumeno</text:p>
          </table:table-cell>
          <table:table-cell office:value-type="float" office:value="5" table:formula="msoxl:=IF(X77=X76,Y76,Y76+1)" table:style-name="ce23">
            <text:p>5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78" table:style-name="ce22">
            <text:p>678</text:p>
          </table:table-cell>
          <table:table-cell office:value-type="float" office:value="350074" table:style-name="ce23">
            <text:p>350,074</text:p>
          </table:table-cell>
          <table:table-cell office:value-type="float" office:value="26252775" table:formula="msoxl:=AQ77+AR76" table:style-name="ce16">
            <text:p>26,252,775</text:p>
          </table:table-cell>
          <table:table-cell office:value-type="float" office:value="1" table:formula="msoxl:=AQ77-AQ76" table:style-name="ce17">
            <text:p>1</text:p>
          </table:table-cell>
          <table:table-cell office:value-type="percentage" office:value="2.8565470631125578E-6" table:formula="msoxl:=(AQ77/AQ76)-1" table:style-name="ce13">
            <text:p>0.00%</text:p>
          </table:table-cell>
          <table:table-cell office:value-type="percentage" office:value="8.1599171863899755E-12" table:formula="msoxl:=AT76-AT77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9.625" table:formula="msoxl:=AQ77/AW77" table:style-name="ce14">
            <text:p>21,880</text:p>
          </table:table-cell>
          <table:table-cell office:value-type="float" office:value="1684550.25" table:formula="msoxl:=AX77+AY76" table:style-name="ce14">
            <text:p>1,684,550</text:p>
          </table:table-cell>
          <table:table-cell office:value-type="float" office:value="21879.625" table:formula="msoxl:=AY77-AY76" table:style-name="ce14">
            <text:p>21,880</text:p>
          </table:table-cell>
          <table:table-cell office:value-type="percentage" office:value="2.8565470631125578E-6" table:formula="msoxl:=AZ77/AZ76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76" table:style-name="ce22">
            <text:p>76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28" table:formula="msoxl:=IF(I78=I77,1+H77,1)" table:style-name="ce34">
            <text:p>28</text:p>
          </table:table-cell>
          <table:table-cell office:value-type="string" table:style-name="ce22">
            <text:p>Acumeno</text:p>
          </table:table-cell>
          <table:table-cell office:value-type="float" office:value="5" table:formula="msoxl:=IF(I78=I77,J77,J77+1)" table:style-name="ce23">
            <text:p>5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76" table:style-name="ce22">
            <text:p>76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Acumeno</text:p>
          </table:table-cell>
          <table:table-cell office:value-type="float" office:value="5" table:formula="msoxl:=IF(X78=X77,Y77,Y77+1)" table:style-name="ce23">
            <text:p>5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79" table:style-name="ce22">
            <text:p>679</text:p>
          </table:table-cell>
          <table:table-cell office:value-type="float" office:value="350075" table:style-name="ce23">
            <text:p>350,075</text:p>
          </table:table-cell>
          <table:table-cell office:value-type="float" office:value="26602850" table:formula="msoxl:=AQ78+AR77" table:style-name="ce16">
            <text:p>26,602,850</text:p>
          </table:table-cell>
          <table:table-cell office:value-type="float" office:value="1" table:formula="msoxl:=AQ78-AQ77" table:style-name="ce17">
            <text:p>1</text:p>
          </table:table-cell>
          <table:table-cell office:value-type="percentage" office:value="2.8565389031953714E-6" table:formula="msoxl:=(AQ78/AQ77)-1" table:style-name="ce13">
            <text:p>0.00%</text:p>
          </table:table-cell>
          <table:table-cell office:value-type="percentage" office:value="8.1599171863899755E-12" table:formula="msoxl:=AT77-AT78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9.6875" table:formula="msoxl:=AQ78/AW78" table:style-name="ce14">
            <text:p>21,880</text:p>
          </table:table-cell>
          <table:table-cell office:value-type="float" office:value="1706429.9375" table:formula="msoxl:=AX78+AY77" table:style-name="ce14">
            <text:p>1,706,430</text:p>
          </table:table-cell>
          <table:table-cell office:value-type="float" office:value="21879.6875" table:formula="msoxl:=AY78-AY77" table:style-name="ce14">
            <text:p>21,880</text:p>
          </table:table-cell>
          <table:table-cell office:value-type="percentage" office:value="2.8565389031953714E-6" table:formula="msoxl:=AZ78/AZ77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77" table:style-name="ce22">
            <text:p>77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29" table:formula="msoxl:=IF(I79=I78,1+H78,1)" table:style-name="ce34">
            <text:p>29</text:p>
          </table:table-cell>
          <table:table-cell office:value-type="string" table:style-name="ce22">
            <text:p>Acumeno</text:p>
          </table:table-cell>
          <table:table-cell office:value-type="float" office:value="5" table:formula="msoxl:=IF(I79=I78,J78,J78+1)" table:style-name="ce23">
            <text:p>5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77" table:style-name="ce22">
            <text:p>77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Acumeno</text:p>
          </table:table-cell>
          <table:table-cell office:value-type="float" office:value="5" table:formula="msoxl:=IF(X79=X78,Y78,Y78+1)" table:style-name="ce23">
            <text:p>5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80" table:style-name="ce22">
            <text:p>680</text:p>
          </table:table-cell>
          <table:table-cell office:value-type="float" office:value="350076" table:style-name="ce23">
            <text:p>350,076</text:p>
          </table:table-cell>
          <table:table-cell office:value-type="float" office:value="26952926" table:formula="msoxl:=AQ79+AR78" table:style-name="ce16">
            <text:p>26,952,926</text:p>
          </table:table-cell>
          <table:table-cell office:value-type="float" office:value="1" table:formula="msoxl:=AQ79-AQ78" table:style-name="ce17">
            <text:p>1</text:p>
          </table:table-cell>
          <table:table-cell office:value-type="percentage" office:value="2.8565307435002296E-6" table:formula="msoxl:=(AQ79/AQ78)-1" table:style-name="ce13">
            <text:p>0.00%</text:p>
          </table:table-cell>
          <table:table-cell office:value-type="percentage" office:value="8.1596951417850505E-12" table:formula="msoxl:=AT78-AT79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9.75" table:formula="msoxl:=AQ79/AW79" table:style-name="ce14">
            <text:p>21,880</text:p>
          </table:table-cell>
          <table:table-cell office:value-type="float" office:value="1728309.6875" table:formula="msoxl:=AX79+AY78" table:style-name="ce14">
            <text:p>1,728,310</text:p>
          </table:table-cell>
          <table:table-cell office:value-type="float" office:value="21879.75" table:formula="msoxl:=AY79-AY78" table:style-name="ce14">
            <text:p>21,880</text:p>
          </table:table-cell>
          <table:table-cell office:value-type="percentage" office:value="2.8565307435002296E-6" table:formula="msoxl:=AZ79/AZ78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78" table:style-name="ce22">
            <text:p>78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30" table:formula="msoxl:=IF(I80=I79,1+H79,1)" table:style-name="ce34">
            <text:p>30</text:p>
          </table:table-cell>
          <table:table-cell office:value-type="string" table:style-name="ce22">
            <text:p>Acumeno</text:p>
          </table:table-cell>
          <table:table-cell office:value-type="float" office:value="5" table:formula="msoxl:=IF(I80=I79,J79,J79+1)" table:style-name="ce23">
            <text:p>5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78" table:style-name="ce22">
            <text:p>78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Acumeno</text:p>
          </table:table-cell>
          <table:table-cell office:value-type="float" office:value="5" table:formula="msoxl:=IF(X80=X79,Y79,Y79+1)" table:style-name="ce23">
            <text:p>5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81" table:style-name="ce22">
            <text:p>681</text:p>
          </table:table-cell>
          <table:table-cell office:value-type="float" office:value="350077" table:style-name="ce23">
            <text:p>350,077</text:p>
          </table:table-cell>
          <table:table-cell office:value-type="float" office:value="27303003" table:formula="msoxl:=AQ80+AR79" table:style-name="ce16">
            <text:p>27,303,003</text:p>
          </table:table-cell>
          <table:table-cell office:value-type="float" office:value="1" table:formula="msoxl:=AQ80-AQ79" table:style-name="ce17">
            <text:p>1</text:p>
          </table:table-cell>
          <table:table-cell office:value-type="percentage" office:value="2.8565225835830432E-6" table:formula="msoxl:=(AQ80/AQ79)-1" table:style-name="ce13">
            <text:p>0.00%</text:p>
          </table:table-cell>
          <table:table-cell office:value-type="percentage" office:value="8.1599171863899755E-12" table:formula="msoxl:=AT79-AT80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9.8125" table:formula="msoxl:=AQ80/AW80" table:style-name="ce14">
            <text:p>21,880</text:p>
          </table:table-cell>
          <table:table-cell office:value-type="float" office:value="1750189.5" table:formula="msoxl:=AX80+AY79" table:style-name="ce14">
            <text:p>1,750,190</text:p>
          </table:table-cell>
          <table:table-cell office:value-type="float" office:value="21879.8125" table:formula="msoxl:=AY80-AY79" table:style-name="ce14">
            <text:p>21,880</text:p>
          </table:table-cell>
          <table:table-cell office:value-type="percentage" office:value="2.8565225835830432E-6" table:formula="msoxl:=AZ80/AZ79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79" table:style-name="ce22">
            <text:p>79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1" table:formula="msoxl:=IF(I81=I80,1+H80,1)" table:style-name="ce34">
            <text:p>1</text:p>
          </table:table-cell>
          <table:table-cell office:value-type="string" table:style-name="ce22">
            <text:p>Lacertosus</text:p>
          </table:table-cell>
          <table:table-cell office:value-type="float" office:value="6" table:formula="msoxl:=IF(I81=I80,J80,J80+1)" table:style-name="ce23">
            <text:p>6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79" table:style-name="ce22">
            <text:p>79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Lacertosus</text:p>
          </table:table-cell>
          <table:table-cell office:value-type="float" office:value="6" table:formula="msoxl:=IF(X81=X80,Y80,Y80+1)" table:style-name="ce23">
            <text:p>6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82" table:style-name="ce22">
            <text:p>682</text:p>
          </table:table-cell>
          <table:table-cell office:value-type="float" office:value="350078" table:style-name="ce23">
            <text:p>350,078</text:p>
          </table:table-cell>
          <table:table-cell office:value-type="float" office:value="27653081" table:formula="msoxl:=AQ81+AR80" table:style-name="ce16">
            <text:p>27,653,081</text:p>
          </table:table-cell>
          <table:table-cell office:value-type="float" office:value="1" table:formula="msoxl:=AQ81-AQ80" table:style-name="ce17">
            <text:p>1</text:p>
          </table:table-cell>
          <table:table-cell office:value-type="percentage" office:value="2.8565144238879014E-6" table:formula="msoxl:=(AQ81/AQ80)-1" table:style-name="ce13">
            <text:p>0.00%</text:p>
          </table:table-cell>
          <table:table-cell office:value-type="percentage" office:value="8.1596951417850505E-12" table:formula="msoxl:=AT80-AT81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9.875" table:formula="msoxl:=AQ81/AW81" table:style-name="ce14">
            <text:p>21,880</text:p>
          </table:table-cell>
          <table:table-cell office:value-type="float" office:value="1772069.375" table:formula="msoxl:=AX81+AY80" table:style-name="ce14">
            <text:p>1,772,069</text:p>
          </table:table-cell>
          <table:table-cell office:value-type="float" office:value="21879.875" table:formula="msoxl:=AY81-AY80" table:style-name="ce14">
            <text:p>21,880</text:p>
          </table:table-cell>
          <table:table-cell office:value-type="percentage" office:value="2.8565144238879014E-6" table:formula="msoxl:=AZ81/AZ80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80" table:style-name="ce22">
            <text:p>80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2" table:formula="msoxl:=IF(I82=I81,1+H81,1)" table:style-name="ce34">
            <text:p>2</text:p>
          </table:table-cell>
          <table:table-cell office:value-type="string" table:style-name="ce22">
            <text:p>Lacertosus</text:p>
          </table:table-cell>
          <table:table-cell office:value-type="float" office:value="6" table:formula="msoxl:=IF(I82=I81,J81,J81+1)" table:style-name="ce23">
            <text:p>6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80" table:style-name="ce22">
            <text:p>80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Lacertosus</text:p>
          </table:table-cell>
          <table:table-cell office:value-type="float" office:value="6" table:formula="msoxl:=IF(X82=X81,Y81,Y81+1)" table:style-name="ce23">
            <text:p>6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83" table:style-name="ce22">
            <text:p>683</text:p>
          </table:table-cell>
          <table:table-cell office:value-type="float" office:value="350079" table:style-name="ce23">
            <text:p>350,079</text:p>
          </table:table-cell>
          <table:table-cell office:value-type="float" office:value="28003160" table:formula="msoxl:=AQ82+AR81" table:style-name="ce16">
            <text:p>28,003,160</text:p>
          </table:table-cell>
          <table:table-cell office:value-type="float" office:value="1" table:formula="msoxl:=AQ82-AQ81" table:style-name="ce17">
            <text:p>1</text:p>
          </table:table-cell>
          <table:table-cell office:value-type="percentage" office:value="2.8565062644148043E-6" table:formula="msoxl:=(AQ82/AQ81)-1" table:style-name="ce13">
            <text:p>0.00%</text:p>
          </table:table-cell>
          <table:table-cell office:value-type="percentage" office:value="8.1594730971801255E-12" table:formula="msoxl:=AT81-AT82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79.9375" table:formula="msoxl:=AQ82/AW82" table:style-name="ce14">
            <text:p>21,880</text:p>
          </table:table-cell>
          <table:table-cell office:value-type="float" office:value="1793949.3125" table:formula="msoxl:=AX82+AY81" table:style-name="ce14">
            <text:p>1,793,949</text:p>
          </table:table-cell>
          <table:table-cell office:value-type="float" office:value="21879.9375" table:formula="msoxl:=AY82-AY81" table:style-name="ce14">
            <text:p>21,880</text:p>
          </table:table-cell>
          <table:table-cell office:value-type="percentage" office:value="2.8565062644148043E-6" table:formula="msoxl:=AZ82/AZ81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81" table:style-name="ce22">
            <text:p>81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3" table:formula="msoxl:=IF(I83=I82,1+H82,1)" table:style-name="ce34">
            <text:p>3</text:p>
          </table:table-cell>
          <table:table-cell office:value-type="string" table:style-name="ce22">
            <text:p>Lacertosus</text:p>
          </table:table-cell>
          <table:table-cell office:value-type="float" office:value="6" table:formula="msoxl:=IF(I83=I82,J82,J82+1)" table:style-name="ce23">
            <text:p>6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81" table:style-name="ce22">
            <text:p>81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Lacertosus</text:p>
          </table:table-cell>
          <table:table-cell office:value-type="float" office:value="6" table:formula="msoxl:=IF(X83=X82,Y82,Y82+1)" table:style-name="ce23">
            <text:p>6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84" table:style-name="ce22">
            <text:p>684</text:p>
          </table:table-cell>
          <table:table-cell office:value-type="float" office:value="350080" table:style-name="ce23">
            <text:p>350,080</text:p>
          </table:table-cell>
          <table:table-cell office:value-type="float" office:value="28353240" table:formula="msoxl:=AQ83+AR82" table:style-name="ce16">
            <text:p>28,353,240</text:p>
          </table:table-cell>
          <table:table-cell office:value-type="float" office:value="1" table:formula="msoxl:=AQ83-AQ82" table:style-name="ce17">
            <text:p>1</text:p>
          </table:table-cell>
          <table:table-cell office:value-type="percentage" office:value="2.8564981047196625E-6" table:formula="msoxl:=(AQ83/AQ82)-1" table:style-name="ce13">
            <text:p>0.00%</text:p>
          </table:table-cell>
          <table:table-cell office:value-type="percentage" office:value="8.1596951417850505E-12" table:formula="msoxl:=AT82-AT83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80" table:formula="msoxl:=AQ83/AW83" table:style-name="ce14">
            <text:p>21,880</text:p>
          </table:table-cell>
          <table:table-cell office:value-type="float" office:value="1815829.3125" table:formula="msoxl:=AX83+AY82" table:style-name="ce14">
            <text:p>1,815,829</text:p>
          </table:table-cell>
          <table:table-cell office:value-type="float" office:value="21880" table:formula="msoxl:=AY83-AY82" table:style-name="ce14">
            <text:p>21,880</text:p>
          </table:table-cell>
          <table:table-cell office:value-type="percentage" office:value="2.8564981047196625E-6" table:formula="msoxl:=AZ83/AZ82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82" table:style-name="ce22">
            <text:p>82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4" table:formula="msoxl:=IF(I84=I83,1+H83,1)" table:style-name="ce34">
            <text:p>4</text:p>
          </table:table-cell>
          <table:table-cell office:value-type="string" table:style-name="ce22">
            <text:p>Lacertosus</text:p>
          </table:table-cell>
          <table:table-cell office:value-type="float" office:value="6" table:formula="msoxl:=IF(I84=I83,J83,J83+1)" table:style-name="ce23">
            <text:p>6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82" table:style-name="ce22">
            <text:p>82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Lacertosus</text:p>
          </table:table-cell>
          <table:table-cell office:value-type="float" office:value="6" table:formula="msoxl:=IF(X84=X83,Y83,Y83+1)" table:style-name="ce23">
            <text:p>6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85" table:style-name="ce22">
            <text:p>685</text:p>
          </table:table-cell>
          <table:table-cell office:value-type="float" office:value="350081" table:style-name="ce23">
            <text:p>350,081</text:p>
          </table:table-cell>
          <table:table-cell office:value-type="float" office:value="28703321" table:formula="msoxl:=AQ84+AR83" table:style-name="ce16">
            <text:p>28,703,321</text:p>
          </table:table-cell>
          <table:table-cell office:value-type="float" office:value="1" table:formula="msoxl:=AQ84-AQ83" table:style-name="ce17">
            <text:p>1</text:p>
          </table:table-cell>
          <table:table-cell office:value-type="percentage" office:value="2.8564899452465653E-6" table:formula="msoxl:=(AQ84/AQ83)-1" table:style-name="ce13">
            <text:p>0.00%</text:p>
          </table:table-cell>
          <table:table-cell office:value-type="percentage" office:value="8.1594730971801255E-12" table:formula="msoxl:=AT83-AT84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80.0625" table:formula="msoxl:=AQ84/AW84" table:style-name="ce14">
            <text:p>21,880</text:p>
          </table:table-cell>
          <table:table-cell office:value-type="float" office:value="1837709.375" table:formula="msoxl:=AX84+AY83" table:style-name="ce14">
            <text:p>1,837,709</text:p>
          </table:table-cell>
          <table:table-cell office:value-type="float" office:value="21880.0625" table:formula="msoxl:=AY84-AY83" table:style-name="ce14">
            <text:p>21,880</text:p>
          </table:table-cell>
          <table:table-cell office:value-type="percentage" office:value="2.8564899452465653E-6" table:formula="msoxl:=AZ84/AZ83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83" table:style-name="ce22">
            <text:p>83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5" table:formula="msoxl:=IF(I85=I84,1+H84,1)" table:style-name="ce34">
            <text:p>5</text:p>
          </table:table-cell>
          <table:table-cell office:value-type="string" table:style-name="ce22">
            <text:p>Lacertosus</text:p>
          </table:table-cell>
          <table:table-cell office:value-type="float" office:value="6" table:formula="msoxl:=IF(I85=I84,J84,J84+1)" table:style-name="ce23">
            <text:p>6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83" table:style-name="ce22">
            <text:p>83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Lacertosus</text:p>
          </table:table-cell>
          <table:table-cell office:value-type="float" office:value="6" table:formula="msoxl:=IF(X85=X84,Y84,Y84+1)" table:style-name="ce23">
            <text:p>6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86" table:style-name="ce22">
            <text:p>686</text:p>
          </table:table-cell>
          <table:table-cell office:value-type="float" office:value="350082" table:style-name="ce23">
            <text:p>350,082</text:p>
          </table:table-cell>
          <table:table-cell office:value-type="float" office:value="29053403" table:formula="msoxl:=AQ85+AR84" table:style-name="ce16">
            <text:p>29,053,403</text:p>
          </table:table-cell>
          <table:table-cell office:value-type="float" office:value="1" table:formula="msoxl:=AQ85-AQ84" table:style-name="ce17">
            <text:p>1</text:p>
          </table:table-cell>
          <table:table-cell office:value-type="percentage" office:value="2.8564817855514235E-6" table:formula="msoxl:=(AQ85/AQ84)-1" table:style-name="ce13">
            <text:p>0.00%</text:p>
          </table:table-cell>
          <table:table-cell office:value-type="percentage" office:value="8.1596951417850505E-12" table:formula="msoxl:=AT84-AT85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80.125" table:formula="msoxl:=AQ85/AW85" table:style-name="ce14">
            <text:p>21,880</text:p>
          </table:table-cell>
          <table:table-cell office:value-type="float" office:value="1859589.5" table:formula="msoxl:=AX85+AY84" table:style-name="ce14">
            <text:p>1,859,590</text:p>
          </table:table-cell>
          <table:table-cell office:value-type="float" office:value="21880.125" table:formula="msoxl:=AY85-AY84" table:style-name="ce14">
            <text:p>21,880</text:p>
          </table:table-cell>
          <table:table-cell office:value-type="percentage" office:value="2.8564817855514235E-6" table:formula="msoxl:=AZ85/AZ84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84" table:style-name="ce22">
            <text:p>84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6" table:formula="msoxl:=IF(I86=I85,1+H85,1)" table:style-name="ce34">
            <text:p>6</text:p>
          </table:table-cell>
          <table:table-cell office:value-type="string" table:style-name="ce22">
            <text:p>Lacertosus</text:p>
          </table:table-cell>
          <table:table-cell office:value-type="float" office:value="6" table:formula="msoxl:=IF(I86=I85,J85,J85+1)" table:style-name="ce23">
            <text:p>6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84" table:style-name="ce22">
            <text:p>84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Lacertosus</text:p>
          </table:table-cell>
          <table:table-cell office:value-type="float" office:value="6" table:formula="msoxl:=IF(X86=X85,Y85,Y85+1)" table:style-name="ce23">
            <text:p>6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87" table:style-name="ce22">
            <text:p>687</text:p>
          </table:table-cell>
          <table:table-cell office:value-type="float" office:value="350083" table:style-name="ce23">
            <text:p>350,083</text:p>
          </table:table-cell>
          <table:table-cell office:value-type="float" office:value="29403486" table:formula="msoxl:=AQ86+AR85" table:style-name="ce16">
            <text:p>29,403,486</text:p>
          </table:table-cell>
          <table:table-cell office:value-type="float" office:value="1" table:formula="msoxl:=AQ86-AQ85" table:style-name="ce17">
            <text:p>1</text:p>
          </table:table-cell>
          <table:table-cell office:value-type="percentage" office:value="2.8564736260783263E-6" table:formula="msoxl:=(AQ86/AQ85)-1" table:style-name="ce13">
            <text:p>0.00%</text:p>
          </table:table-cell>
          <table:table-cell office:value-type="percentage" office:value="8.1594730971801255E-12" table:formula="msoxl:=AT85-AT86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80.1875" table:formula="msoxl:=AQ86/AW86" table:style-name="ce14">
            <text:p>21,880</text:p>
          </table:table-cell>
          <table:table-cell office:value-type="float" office:value="1881469.6875" table:formula="msoxl:=AX86+AY85" table:style-name="ce14">
            <text:p>1,881,470</text:p>
          </table:table-cell>
          <table:table-cell office:value-type="float" office:value="21880.1875" table:formula="msoxl:=AY86-AY85" table:style-name="ce14">
            <text:p>21,880</text:p>
          </table:table-cell>
          <table:table-cell office:value-type="percentage" office:value="2.8564736260783263E-6" table:formula="msoxl:=AZ86/AZ85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85" table:style-name="ce22">
            <text:p>85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7" table:formula="msoxl:=IF(I87=I86,1+H86,1)" table:style-name="ce34">
            <text:p>7</text:p>
          </table:table-cell>
          <table:table-cell office:value-type="string" table:style-name="ce22">
            <text:p>Lacertosus</text:p>
          </table:table-cell>
          <table:table-cell office:value-type="float" office:value="6" table:formula="msoxl:=IF(I87=I86,J86,J86+1)" table:style-name="ce23">
            <text:p>6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85" table:style-name="ce22">
            <text:p>85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Lacertosus</text:p>
          </table:table-cell>
          <table:table-cell office:value-type="float" office:value="6" table:formula="msoxl:=IF(X87=X86,Y86,Y86+1)" table:style-name="ce23">
            <text:p>6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88" table:style-name="ce22">
            <text:p>688</text:p>
          </table:table-cell>
          <table:table-cell office:value-type="float" office:value="350084" table:style-name="ce23">
            <text:p>350,084</text:p>
          </table:table-cell>
          <table:table-cell office:value-type="float" office:value="29753570" table:formula="msoxl:=AQ87+AR86" table:style-name="ce16">
            <text:p>29,753,570</text:p>
          </table:table-cell>
          <table:table-cell office:value-type="float" office:value="1" table:formula="msoxl:=AQ87-AQ86" table:style-name="ce17">
            <text:p>1</text:p>
          </table:table-cell>
          <table:table-cell office:value-type="percentage" office:value="2.8564654668272738E-6" table:formula="msoxl:=(AQ87/AQ86)-1" table:style-name="ce13">
            <text:p>0.00%</text:p>
          </table:table-cell>
          <table:table-cell office:value-type="percentage" office:value="8.1592510525752004E-12" table:formula="msoxl:=AT86-AT87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80.25" table:formula="msoxl:=AQ87/AW87" table:style-name="ce14">
            <text:p>21,880</text:p>
          </table:table-cell>
          <table:table-cell office:value-type="float" office:value="1903349.9375" table:formula="msoxl:=AX87+AY86" table:style-name="ce14">
            <text:p>1,903,350</text:p>
          </table:table-cell>
          <table:table-cell office:value-type="float" office:value="21880.25" table:formula="msoxl:=AY87-AY86" table:style-name="ce14">
            <text:p>21,880</text:p>
          </table:table-cell>
          <table:table-cell office:value-type="percentage" office:value="2.8564654668272738E-6" table:formula="msoxl:=AZ87/AZ86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86" table:style-name="ce22">
            <text:p>86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8" table:formula="msoxl:=IF(I88=I87,1+H87,1)" table:style-name="ce34">
            <text:p>8</text:p>
          </table:table-cell>
          <table:table-cell office:value-type="string" table:style-name="ce22">
            <text:p>Lacertosus</text:p>
          </table:table-cell>
          <table:table-cell office:value-type="float" office:value="6" table:formula="msoxl:=IF(I88=I87,J87,J87+1)" table:style-name="ce23">
            <text:p>6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86" table:style-name="ce22">
            <text:p>86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Lacertosus</text:p>
          </table:table-cell>
          <table:table-cell office:value-type="float" office:value="6" table:formula="msoxl:=IF(X88=X87,Y87,Y87+1)" table:style-name="ce23">
            <text:p>6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89" table:style-name="ce22">
            <text:p>689</text:p>
          </table:table-cell>
          <table:table-cell office:value-type="float" office:value="350085" table:style-name="ce23">
            <text:p>350,085</text:p>
          </table:table-cell>
          <table:table-cell office:value-type="float" office:value="30103655" table:formula="msoxl:=AQ88+AR87" table:style-name="ce16">
            <text:p>30,103,655</text:p>
          </table:table-cell>
          <table:table-cell office:value-type="float" office:value="1" table:formula="msoxl:=AQ88-AQ87" table:style-name="ce17">
            <text:p>1</text:p>
          </table:table-cell>
          <table:table-cell office:value-type="percentage" office:value="2.8564573073541766E-6" table:formula="msoxl:=(AQ88/AQ87)-1" table:style-name="ce13">
            <text:p>0.00%</text:p>
          </table:table-cell>
          <table:table-cell office:value-type="percentage" office:value="8.1594730971801255E-12" table:formula="msoxl:=AT87-AT88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80.3125" table:formula="msoxl:=AQ88/AW88" table:style-name="ce14">
            <text:p>21,880</text:p>
          </table:table-cell>
          <table:table-cell office:value-type="float" office:value="1925230.25" table:formula="msoxl:=AX88+AY87" table:style-name="ce14">
            <text:p>1,925,230</text:p>
          </table:table-cell>
          <table:table-cell office:value-type="float" office:value="21880.3125" table:formula="msoxl:=AY88-AY87" table:style-name="ce14">
            <text:p>21,880</text:p>
          </table:table-cell>
          <table:table-cell office:value-type="percentage" office:value="2.8564573073541766E-6" table:formula="msoxl:=AZ88/AZ87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87" table:style-name="ce22">
            <text:p>87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9" table:formula="msoxl:=IF(I89=I88,1+H88,1)" table:style-name="ce34">
            <text:p>9</text:p>
          </table:table-cell>
          <table:table-cell office:value-type="string" table:style-name="ce22">
            <text:p>Lacertosus</text:p>
          </table:table-cell>
          <table:table-cell office:value-type="float" office:value="6" table:formula="msoxl:=IF(I89=I88,J88,J88+1)" table:style-name="ce23">
            <text:p>6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87" table:style-name="ce22">
            <text:p>87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Lacertosus</text:p>
          </table:table-cell>
          <table:table-cell office:value-type="float" office:value="6" table:formula="msoxl:=IF(X89=X88,Y88,Y88+1)" table:style-name="ce23">
            <text:p>6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90" table:style-name="ce22">
            <text:p>690</text:p>
          </table:table-cell>
          <table:table-cell office:value-type="float" office:value="350086" table:style-name="ce23">
            <text:p>350,086</text:p>
          </table:table-cell>
          <table:table-cell office:value-type="float" office:value="30453741" table:formula="msoxl:=AQ89+AR88" table:style-name="ce16">
            <text:p>30,453,741</text:p>
          </table:table-cell>
          <table:table-cell office:value-type="float" office:value="1" table:formula="msoxl:=AQ89-AQ88" table:style-name="ce17">
            <text:p>1</text:p>
          </table:table-cell>
          <table:table-cell office:value-type="percentage" office:value="2.856449148103124E-6" table:formula="msoxl:=(AQ89/AQ88)-1" table:style-name="ce13">
            <text:p>0.00%</text:p>
          </table:table-cell>
          <table:table-cell office:value-type="percentage" office:value="8.1592510525752004E-12" table:formula="msoxl:=AT88-AT89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80.375" table:formula="msoxl:=AQ89/AW89" table:style-name="ce14">
            <text:p>21,880</text:p>
          </table:table-cell>
          <table:table-cell office:value-type="float" office:value="1947110.625" table:formula="msoxl:=AX89+AY88" table:style-name="ce14">
            <text:p>1,947,111</text:p>
          </table:table-cell>
          <table:table-cell office:value-type="float" office:value="21880.375" table:formula="msoxl:=AY89-AY88" table:style-name="ce14">
            <text:p>21,880</text:p>
          </table:table-cell>
          <table:table-cell office:value-type="percentage" office:value="2.856449148103124E-6" table:formula="msoxl:=AZ89/AZ88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88" table:style-name="ce22">
            <text:p>88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10" table:formula="msoxl:=IF(I90=I89,1+H89,1)" table:style-name="ce34">
            <text:p>10</text:p>
          </table:table-cell>
          <table:table-cell office:value-type="string" table:style-name="ce22">
            <text:p>Lacertosus</text:p>
          </table:table-cell>
          <table:table-cell office:value-type="float" office:value="6" table:formula="msoxl:=IF(I90=I89,J89,J89+1)" table:style-name="ce23">
            <text:p>6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88" table:style-name="ce22">
            <text:p>88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Lacertosus</text:p>
          </table:table-cell>
          <table:table-cell office:value-type="float" office:value="6" table:formula="msoxl:=IF(X90=X89,Y89,Y89+1)" table:style-name="ce23">
            <text:p>6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91" table:style-name="ce22">
            <text:p>691</text:p>
          </table:table-cell>
          <table:table-cell office:value-type="float" office:value="350087" table:style-name="ce23">
            <text:p>350,087</text:p>
          </table:table-cell>
          <table:table-cell office:value-type="float" office:value="30803828" table:formula="msoxl:=AQ90+AR89" table:style-name="ce16">
            <text:p>30,803,828</text:p>
          </table:table-cell>
          <table:table-cell office:value-type="float" office:value="1" table:formula="msoxl:=AQ90-AQ89" table:style-name="ce17">
            <text:p>1</text:p>
          </table:table-cell>
          <table:table-cell office:value-type="percentage" office:value="2.8564409888520714E-6" table:formula="msoxl:=(AQ90/AQ89)-1" table:style-name="ce13">
            <text:p>0.00%</text:p>
          </table:table-cell>
          <table:table-cell office:value-type="percentage" office:value="8.1592510525752004E-12" table:formula="msoxl:=AT89-AT90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80.4375" table:formula="msoxl:=AQ90/AW90" table:style-name="ce14">
            <text:p>21,880</text:p>
          </table:table-cell>
          <table:table-cell office:value-type="float" office:value="1968991.0625" table:formula="msoxl:=AX90+AY89" table:style-name="ce14">
            <text:p>1,968,991</text:p>
          </table:table-cell>
          <table:table-cell office:value-type="float" office:value="21880.4375" table:formula="msoxl:=AY90-AY89" table:style-name="ce14">
            <text:p>21,880</text:p>
          </table:table-cell>
          <table:table-cell office:value-type="percentage" office:value="2.8564409888520714E-6" table:formula="msoxl:=AZ90/AZ89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89" table:style-name="ce22">
            <text:p>89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11" table:formula="msoxl:=IF(I91=I90,1+H90,1)" table:style-name="ce34">
            <text:p>11</text:p>
          </table:table-cell>
          <table:table-cell office:value-type="string" table:style-name="ce22">
            <text:p>Lacertosus</text:p>
          </table:table-cell>
          <table:table-cell office:value-type="float" office:value="6" table:formula="msoxl:=IF(I91=I90,J90,J90+1)" table:style-name="ce23">
            <text:p>6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89" table:style-name="ce22">
            <text:p>89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Lacertosus</text:p>
          </table:table-cell>
          <table:table-cell office:value-type="float" office:value="6" table:formula="msoxl:=IF(X91=X90,Y90,Y90+1)" table:style-name="ce23">
            <text:p>6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92" table:style-name="ce22">
            <text:p>692</text:p>
          </table:table-cell>
          <table:table-cell office:value-type="float" office:value="350088" table:style-name="ce23">
            <text:p>350,088</text:p>
          </table:table-cell>
          <table:table-cell office:value-type="float" office:value="31153916" table:formula="msoxl:=AQ91+AR90" table:style-name="ce16">
            <text:p>31,153,916</text:p>
          </table:table-cell>
          <table:table-cell office:value-type="float" office:value="1" table:formula="msoxl:=AQ91-AQ90" table:style-name="ce17">
            <text:p>1</text:p>
          </table:table-cell>
          <table:table-cell office:value-type="percentage" office:value="2.8564328296010189E-6" table:formula="msoxl:=(AQ91/AQ90)-1" table:style-name="ce13">
            <text:p>0.00%</text:p>
          </table:table-cell>
          <table:table-cell office:value-type="percentage" office:value="8.1592510525752004E-12" table:formula="msoxl:=AT90-AT91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80.5" table:formula="msoxl:=AQ91/AW91" table:style-name="ce14">
            <text:p>21,881</text:p>
          </table:table-cell>
          <table:table-cell office:value-type="float" office:value="1990871.5625" table:formula="msoxl:=AX91+AY90" table:style-name="ce14">
            <text:p>1,990,872</text:p>
          </table:table-cell>
          <table:table-cell office:value-type="float" office:value="21880.5" table:formula="msoxl:=AY91-AY90" table:style-name="ce14">
            <text:p>21,881</text:p>
          </table:table-cell>
          <table:table-cell office:value-type="percentage" office:value="2.8564328296010189E-6" table:formula="msoxl:=AZ91/AZ90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90" table:style-name="ce22">
            <text:p>90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12" table:formula="msoxl:=IF(I92=I91,1+H91,1)" table:style-name="ce34">
            <text:p>12</text:p>
          </table:table-cell>
          <table:table-cell office:value-type="string" table:style-name="ce22">
            <text:p>Lacertosus</text:p>
          </table:table-cell>
          <table:table-cell office:value-type="float" office:value="6" table:formula="msoxl:=IF(I92=I91,J91,J91+1)" table:style-name="ce23">
            <text:p>6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90" table:style-name="ce22">
            <text:p>90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Lacertosus</text:p>
          </table:table-cell>
          <table:table-cell office:value-type="float" office:value="6" table:formula="msoxl:=IF(X92=X91,Y91,Y91+1)" table:style-name="ce23">
            <text:p>6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style-name="ce22"/>
          <table:table-cell office:value-type="float" office:value="693" table:style-name="ce22">
            <text:p>693</text:p>
          </table:table-cell>
          <table:table-cell office:value-type="float" office:value="350089" table:style-name="ce23">
            <text:p>350,089</text:p>
          </table:table-cell>
          <table:table-cell office:value-type="float" office:value="31504005" table:formula="msoxl:=AQ92+AR91" table:style-name="ce16">
            <text:p>31,504,005</text:p>
          </table:table-cell>
          <table:table-cell office:value-type="float" office:value="1" table:formula="msoxl:=AQ92-AQ91" table:style-name="ce17">
            <text:p>1</text:p>
          </table:table-cell>
          <table:table-cell office:value-type="percentage" office:value="2.8564246703499663E-6" table:formula="msoxl:=(AQ92/AQ91)-1" table:style-name="ce13">
            <text:p>0.00%</text:p>
          </table:table-cell>
          <table:table-cell office:value-type="percentage" office:value="8.1592510525752004E-12" table:formula="msoxl:=AT91-AT92" table:style-name="ce13">
            <text:p>0.00%</text:p>
          </table:table-cell>
          <table:table-cell office:value-type="string" table:style-name="ce22">
            <text:p>Habeo</text:p>
          </table:table-cell>
          <table:table-cell office:value-type="float" office:value="16" table:style-name="ce22">
            <text:p>16</text:p>
          </table:table-cell>
          <table:table-cell office:value-type="float" office:value="21880.5625" table:formula="msoxl:=AQ92/AW92" table:style-name="ce14">
            <text:p>21,881</text:p>
          </table:table-cell>
          <table:table-cell office:value-type="float" office:value="2012752.125" table:formula="msoxl:=AX92+AY91" table:style-name="ce14">
            <text:p>2,012,752</text:p>
          </table:table-cell>
          <table:table-cell office:value-type="float" office:value="21880.5625" table:formula="msoxl:=AY92-AY91" table:style-name="ce14">
            <text:p>21,881</text:p>
          </table:table-cell>
          <table:table-cell office:value-type="percentage" office:value="2.8564246703499663E-6" table:formula="msoxl:=AZ92/AZ91-1" table:style-name="ce13">
            <text:p>0.00%</text:p>
          </table:table-cell>
          <table:table-cell table:number-columns-repeated="16331"/>
        </table:table-row>
        <table:table-row table:style-name="ro1">
          <table:table-cell/>
          <table:table-cell office:value-type="float" office:value="91" table:style-name="ce22">
            <text:p>91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13" table:formula="msoxl:=IF(I93=I92,1+H92,1)" table:style-name="ce34">
            <text:p>13</text:p>
          </table:table-cell>
          <table:table-cell office:value-type="string" table:style-name="ce22">
            <text:p>Lacertosus</text:p>
          </table:table-cell>
          <table:table-cell office:value-type="float" office:value="6" table:formula="msoxl:=IF(I93=I92,J92,J92+1)" table:style-name="ce23">
            <text:p>6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91" table:style-name="ce22">
            <text:p>91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Lacertosus</text:p>
          </table:table-cell>
          <table:table-cell office:value-type="float" office:value="6" table:formula="msoxl:=IF(X93=X92,Y92,Y92+1)" table:style-name="ce23">
            <text:p>6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 table:style-name="ce22"/>
        </table:table-row>
        <table:table-row table:style-name="ro1">
          <table:table-cell/>
          <table:table-cell office:value-type="float" office:value="92" table:style-name="ce22">
            <text:p>92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14" table:formula="msoxl:=IF(I94=I93,1+H93,1)" table:style-name="ce34">
            <text:p>14</text:p>
          </table:table-cell>
          <table:table-cell office:value-type="string" table:style-name="ce22">
            <text:p>Lacertosus</text:p>
          </table:table-cell>
          <table:table-cell office:value-type="float" office:value="6" table:formula="msoxl:=IF(I94=I93,J93,J93+1)" table:style-name="ce23">
            <text:p>6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92" table:style-name="ce22">
            <text:p>92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Lacertosus</text:p>
          </table:table-cell>
          <table:table-cell office:value-type="float" office:value="6" table:formula="msoxl:=IF(X94=X93,Y93,Y93+1)" table:style-name="ce23">
            <text:p>6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 table:style-name="ce22"/>
        </table:table-row>
        <table:table-row table:style-name="ro1">
          <table:table-cell/>
          <table:table-cell office:value-type="float" office:value="93" table:style-name="ce22">
            <text:p>93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15" table:formula="msoxl:=IF(I95=I94,1+H94,1)" table:style-name="ce34">
            <text:p>15</text:p>
          </table:table-cell>
          <table:table-cell office:value-type="string" table:style-name="ce22">
            <text:p>Lacertosus</text:p>
          </table:table-cell>
          <table:table-cell office:value-type="float" office:value="6" table:formula="msoxl:=IF(I95=I94,J94,J94+1)" table:style-name="ce23">
            <text:p>6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93" table:style-name="ce22">
            <text:p>93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Lacertosus</text:p>
          </table:table-cell>
          <table:table-cell office:value-type="float" office:value="6" table:formula="msoxl:=IF(X95=X94,Y94,Y94+1)" table:style-name="ce23">
            <text:p>6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 table:style-name="ce22"/>
        </table:table-row>
        <table:table-row table:style-name="ro1">
          <table:table-cell/>
          <table:table-cell office:value-type="float" office:value="94" table:style-name="ce22">
            <text:p>94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16" table:formula="msoxl:=IF(I96=I95,1+H95,1)" table:style-name="ce34">
            <text:p>16</text:p>
          </table:table-cell>
          <table:table-cell office:value-type="string" table:style-name="ce22">
            <text:p>Lacertosus</text:p>
          </table:table-cell>
          <table:table-cell office:value-type="float" office:value="6" table:formula="msoxl:=IF(I96=I95,J95,J95+1)" table:style-name="ce23">
            <text:p>6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94" table:style-name="ce22">
            <text:p>94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Lacertosus</text:p>
          </table:table-cell>
          <table:table-cell office:value-type="float" office:value="6" table:formula="msoxl:=IF(X96=X95,Y95,Y95+1)" table:style-name="ce23">
            <text:p>6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 table:style-name="ce22"/>
        </table:table-row>
        <table:table-row table:style-name="ro1">
          <table:table-cell/>
          <table:table-cell office:value-type="float" office:value="95" table:style-name="ce22">
            <text:p>95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17" table:formula="msoxl:=IF(I97=I96,1+H96,1)" table:style-name="ce34">
            <text:p>17</text:p>
          </table:table-cell>
          <table:table-cell office:value-type="string" table:style-name="ce22">
            <text:p>Lacertosus</text:p>
          </table:table-cell>
          <table:table-cell office:value-type="float" office:value="6" table:formula="msoxl:=IF(I97=I96,J96,J96+1)" table:style-name="ce23">
            <text:p>6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95" table:style-name="ce22">
            <text:p>95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Lacertosus</text:p>
          </table:table-cell>
          <table:table-cell office:value-type="float" office:value="6" table:formula="msoxl:=IF(X97=X96,Y96,Y96+1)" table:style-name="ce23">
            <text:p>6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96" table:style-name="ce22">
            <text:p>96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18" table:formula="msoxl:=IF(I98=I97,1+H97,1)" table:style-name="ce34">
            <text:p>18</text:p>
          </table:table-cell>
          <table:table-cell office:value-type="string" table:style-name="ce22">
            <text:p>Lacertosus</text:p>
          </table:table-cell>
          <table:table-cell office:value-type="float" office:value="6" table:formula="msoxl:=IF(I98=I97,J97,J97+1)" table:style-name="ce23">
            <text:p>6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96" table:style-name="ce22">
            <text:p>96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Lacertosus</text:p>
          </table:table-cell>
          <table:table-cell office:value-type="float" office:value="6" table:formula="msoxl:=IF(X98=X97,Y97,Y97+1)" table:style-name="ce23">
            <text:p>6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97" table:style-name="ce22">
            <text:p>97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19" table:formula="msoxl:=IF(I99=I98,1+H98,1)" table:style-name="ce34">
            <text:p>19</text:p>
          </table:table-cell>
          <table:table-cell office:value-type="string" table:style-name="ce22">
            <text:p>Lacertosus</text:p>
          </table:table-cell>
          <table:table-cell office:value-type="float" office:value="6" table:formula="msoxl:=IF(I99=I98,J98,J98+1)" table:style-name="ce23">
            <text:p>6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97" table:style-name="ce22">
            <text:p>97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Lacertosus</text:p>
          </table:table-cell>
          <table:table-cell office:value-type="float" office:value="6" table:formula="msoxl:=IF(X99=X98,Y98,Y98+1)" table:style-name="ce23">
            <text:p>6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98" table:style-name="ce22">
            <text:p>98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20" table:formula="msoxl:=IF(I100=I99,1+H99,1)" table:style-name="ce34">
            <text:p>20</text:p>
          </table:table-cell>
          <table:table-cell office:value-type="string" table:style-name="ce22">
            <text:p>Lacertosus</text:p>
          </table:table-cell>
          <table:table-cell office:value-type="float" office:value="6" table:formula="msoxl:=IF(I100=I99,J99,J99+1)" table:style-name="ce23">
            <text:p>6</text:p>
          </table:table-cell>
          <table:table-cell table:number-columns-repeated="4" table:style-name="ce23"/>
          <table:table-cell table:number-columns-repeated="2" table:style-name="ce22"/>
          <table:table-cell table:style-name="ce23"/>
          <table:table-cell office:value-type="float" office:value="98" table:style-name="ce22">
            <text:p>98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Lacertosus</text:p>
          </table:table-cell>
          <table:table-cell office:value-type="float" office:value="6" table:formula="msoxl:=IF(X100=X99,Y99,Y99+1)" table:style-name="ce23">
            <text:p>6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99" table:style-name="ce22">
            <text:p>99</text:p>
          </table:table-cell>
          <table:table-cell table:number-columns-repeated="3" table:style-name="ce23"/>
          <table:table-cell table:number-columns-repeated="2" table:style-name="ce22"/>
          <table:table-cell office:value-type="float" office:value="21" table:formula="msoxl:=IF(I101=I100,1+H100,1)" table:style-name="ce34">
            <text:p>21</text:p>
          </table:table-cell>
          <table:table-cell office:value-type="string" table:style-name="ce22">
            <text:p>Lacertosus</text:p>
          </table:table-cell>
          <table:table-cell office:value-type="float" office:value="6" table:formula="msoxl:=IF(I101=I100,J100,J100+1)" table:style-name="ce23">
            <text:p>6</text:p>
          </table:table-cell>
          <table:table-cell table:style-name="ce23"/>
          <table:table-cell office:value-type="float" office:value="100000" table:style-name="ce23">
            <text:p>100,000</text:p>
          </table:table-cell>
          <table:table-cell table:number-columns-repeated="2" table:style-name="ce23"/>
          <table:table-cell table:number-columns-repeated="2" table:style-name="ce22"/>
          <table:table-cell table:style-name="ce23"/>
          <table:table-cell office:value-type="float" office:value="99" table:style-name="ce22">
            <text:p>99</text:p>
          </table:table-cell>
          <table:table-cell table:number-columns-repeated="2" table:style-name="ce23"/>
          <table:table-cell table:number-columns-repeated="3" table:style-name="ce22"/>
          <table:table-cell office:value-type="string" table:style-name="ce22">
            <text:p>Lacertosus</text:p>
          </table:table-cell>
          <table:table-cell office:value-type="float" office:value="6" table:formula="msoxl:=IF(X101=X100,Y100,Y100+1)" table:style-name="ce23">
            <text:p>6</text:p>
          </table:table-cell>
          <table:table-cell table:number-columns-repeated="5"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00" table:style-name="ce22">
            <text:p>100</text:p>
          </table:table-cell>
          <table:table-cell office:value-type="float" office:value="250000" table:style-name="ce23">
            <text:p>250,000</text:p>
          </table:table-cell>
          <table:table-cell office:value-type="float" office:value="250000" table:formula="msoxl:=C102+D101" table:style-name="ce16">
            <text:p>250,000</text:p>
          </table:table-cell>
          <table:table-cell office:value-type="float" office:value="250000" table:formula="msoxl:=C102-C101" table:style-name="ce16">
            <text:p>250,000</text:p>
          </table:table-cell>
          <table:table-cell office:value-type="percentage" office:value="0" table:formula="msoxl:=(C102/C101)-1" table:style-name="ce13">
            <text:p>#DIV/0!</text:p>
          </table:table-cell>
          <table:table-cell office:value-type="percentage" office:value="0" table:formula="msoxl:=F101-F102" table:style-name="ce13">
            <text:p>#DIV/0!</text:p>
          </table:table-cell>
          <table:table-cell office:value-type="float" office:value="22" table:formula="msoxl:=IF(I102=I101,1+H101,1)" table:style-name="ce34">
            <text:p>22</text:p>
          </table:table-cell>
          <table:table-cell office:value-type="string" table:style-name="ce22">
            <text:p>Lacertosus</text:p>
          </table:table-cell>
          <table:table-cell office:value-type="float" office:value="7" table:style-name="ce23">
            <text:p>7</text:p>
          </table:table-cell>
          <table:table-cell office:value-type="float" office:value="35714.285714285717" table:formula="msoxl:=C102/J102" table:style-name="ce14">
            <text:p>35,714</text:p>
          </table:table-cell>
          <table:table-cell office:value-type="float" office:value="135714.28571428571" table:formula="msoxl:=K102+L101" table:style-name="ce14">
            <text:p>135,714</text:p>
          </table:table-cell>
          <table:table-cell office:value-type="float" office:value="35714.28571428571" table:formula="msoxl:=L102-L101" table:style-name="ce14">
            <text:p>35,714</text:p>
          </table:table-cell>
          <table:table-cell office:value-type="percentage" office:value="0" table:formula="msoxl:=M102/M101-1" table:style-name="ce13">
            <text:p>#DIV/0!</text:p>
          </table:table-cell>
          <table:table-cell table:number-columns-repeated="2" table:style-name="ce22"/>
          <table:table-cell table:style-name="ce23"/>
          <table:table-cell office:value-type="float" office:value="100" table:style-name="ce22">
            <text:p>100</text:p>
          </table:table-cell>
          <table:table-cell office:value-type="float" office:value="250000" table:style-name="ce23">
            <text:p>250,000</text:p>
          </table:table-cell>
          <table:table-cell office:value-type="float" office:value="250000" table:formula="msoxl:=S102+T101" table:style-name="ce16">
            <text:p>250,000</text:p>
          </table:table-cell>
          <table:table-cell office:value-type="float" office:value="250000" table:formula="msoxl:=S102-S101" table:style-name="ce17">
            <text:p>250000</text:p>
          </table:table-cell>
          <table:table-cell office:value-type="percentage" office:value="0" table:formula="msoxl:=(S102/S101)-1" table:style-name="ce13">
            <text:p>#DIV/0!</text:p>
          </table:table-cell>
          <table:table-cell office:value-type="percentage" office:value="0" table:formula="msoxl:=V101-V102" table:style-name="ce13">
            <text:p>#DIV/0!</text:p>
          </table:table-cell>
          <table:table-cell office:value-type="string" table:style-name="ce22">
            <text:p>Lacertosus</text:p>
          </table:table-cell>
          <table:table-cell office:value-type="float" office:value="7" table:style-name="ce23">
            <text:p>7</text:p>
          </table:table-cell>
          <table:table-cell office:value-type="float" office:value="35714.285714285717" table:formula="msoxl:=S102/Y102" table:style-name="ce14">
            <text:p>35,714</text:p>
          </table:table-cell>
          <table:table-cell office:value-type="float" office:value="35714.285714285717" table:formula="msoxl:=Z102+AA101" table:style-name="ce14">
            <text:p>35,714</text:p>
          </table:table-cell>
          <table:table-cell office:value-type="float" office:value="35714.285714285717" table:formula="msoxl:=AA102-AA101" table:style-name="ce14">
            <text:p>35,714</text:p>
          </table:table-cell>
          <table:table-cell office:value-type="percentage" office:value="0" table:formula="msoxl:=AB102/AB101-1" table:style-name="ce13">
            <text:p>#DIV/0!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01" table:style-name="ce22">
            <text:p>101</text:p>
          </table:table-cell>
          <table:table-cell office:value-type="float" office:value="250250" table:formula="msoxl:=C102+C102*0.001" table:style-name="ce23">
            <text:p>250,250</text:p>
          </table:table-cell>
          <table:table-cell office:value-type="float" office:value="500250" table:formula="msoxl:=C103+D102" table:style-name="ce16">
            <text:p>500,250</text:p>
          </table:table-cell>
          <table:table-cell office:value-type="float" office:value="250" table:formula="msoxl:=C103-C102" table:style-name="ce16">
            <text:p>250</text:p>
          </table:table-cell>
          <table:table-cell office:value-type="percentage" office:value="9.9999999999988987E-4" table:formula="msoxl:=(C103/C102)-1" table:style-name="ce13">
            <text:p>0.10%</text:p>
          </table:table-cell>
          <table:table-cell office:value-type="percentage" office:value="0" table:formula="msoxl:=F102-F103" table:style-name="ce13">
            <text:p>#DIV/0!</text:p>
          </table:table-cell>
          <table:table-cell office:value-type="float" office:value="23" table:formula="msoxl:=IF(I103=I102,1+H102,1)" table:style-name="ce34">
            <text:p>23</text:p>
          </table:table-cell>
          <table:table-cell office:value-type="string" table:style-name="ce22">
            <text:p>Lacertosus</text:p>
          </table:table-cell>
          <table:table-cell office:value-type="float" office:value="7" table:formula="msoxl:=IF(I103=I102,J102,J102+1)" table:style-name="ce23">
            <text:p>7</text:p>
          </table:table-cell>
          <table:table-cell office:value-type="float" office:value="35750" table:formula="msoxl:=C103/J103" table:style-name="ce14">
            <text:p>35,750</text:p>
          </table:table-cell>
          <table:table-cell office:value-type="float" office:value="171464.28571428571" table:formula="msoxl:=K103+L102" table:style-name="ce14">
            <text:p>171,464</text:p>
          </table:table-cell>
          <table:table-cell office:value-type="float" office:value="35750" table:formula="msoxl:=L103-L102" table:style-name="ce14">
            <text:p>35,750</text:p>
          </table:table-cell>
          <table:table-cell office:value-type="percentage" office:value="1.0000000000001119E-3" table:formula="msoxl:=M103/M10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01" table:style-name="ce22">
            <text:p>101</text:p>
          </table:table-cell>
          <table:table-cell office:value-type="float" office:value="250000" table:style-name="ce23">
            <text:p>250,000</text:p>
          </table:table-cell>
          <table:table-cell office:value-type="float" office:value="500000" table:formula="msoxl:=S103+T102" table:style-name="ce16">
            <text:p>500,000</text:p>
          </table:table-cell>
          <table:table-cell office:value-type="float" office:value="0" table:formula="msoxl:=S103-S102" table:style-name="ce17">
            <text:p>0</text:p>
          </table:table-cell>
          <table:table-cell office:value-type="percentage" office:value="0" table:formula="msoxl:=(S103/S102)-1" table:style-name="ce13">
            <text:p>0.00%</text:p>
          </table:table-cell>
          <table:table-cell office:value-type="percentage" office:value="0" table:formula="msoxl:=V102-V103" table:style-name="ce13">
            <text:p>#DIV/0!</text:p>
          </table:table-cell>
          <table:table-cell office:value-type="string" table:style-name="ce22">
            <text:p>Lacertosus</text:p>
          </table:table-cell>
          <table:table-cell office:value-type="float" office:value="7" table:formula="msoxl:=IF(X103=X102,Y102,Y102+1)" table:style-name="ce23">
            <text:p>7</text:p>
          </table:table-cell>
          <table:table-cell office:value-type="float" office:value="35714.285714285717" table:formula="msoxl:=S103/Y103" table:style-name="ce14">
            <text:p>35,714</text:p>
          </table:table-cell>
          <table:table-cell office:value-type="float" office:value="71428.571428571435" table:formula="msoxl:=Z103+AA102" table:style-name="ce14">
            <text:p>71,429</text:p>
          </table:table-cell>
          <table:table-cell office:value-type="float" office:value="35714.285714285717" table:formula="msoxl:=AA103-AA102" table:style-name="ce14">
            <text:p>35,714</text:p>
          </table:table-cell>
          <table:table-cell office:value-type="percentage" office:value="0" table:formula="msoxl:=AB103/AB102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02" table:style-name="ce22">
            <text:p>102</text:p>
          </table:table-cell>
          <table:table-cell office:value-type="float" office:value="250500.25" table:formula="msoxl:=C103+C103*0.001" table:style-name="ce23">
            <text:p>250,500</text:p>
          </table:table-cell>
          <table:table-cell office:value-type="float" office:value="750750.25" table:formula="msoxl:=C104+D103" table:style-name="ce16">
            <text:p>750,750</text:p>
          </table:table-cell>
          <table:table-cell office:value-type="float" office:value="250.25" table:formula="msoxl:=C104-C103" table:style-name="ce16">
            <text:p>250</text:p>
          </table:table-cell>
          <table:table-cell office:value-type="percentage" office:value="9.9999999999988987E-4" table:formula="msoxl:=(C104/C103)-1" table:style-name="ce13">
            <text:p>0.10%</text:p>
          </table:table-cell>
          <table:table-cell office:value-type="percentage" office:value="0" table:formula="msoxl:=F103-F104" table:style-name="ce13">
            <text:p>0.00%</text:p>
          </table:table-cell>
          <table:table-cell office:value-type="float" office:value="24" table:formula="msoxl:=IF(I104=I103,1+H103,1)" table:style-name="ce34">
            <text:p>24</text:p>
          </table:table-cell>
          <table:table-cell office:value-type="string" table:style-name="ce22">
            <text:p>Lacertosus</text:p>
          </table:table-cell>
          <table:table-cell office:value-type="float" office:value="7" table:formula="msoxl:=IF(I104=I103,J103,J103+1)" table:style-name="ce23">
            <text:p>7</text:p>
          </table:table-cell>
          <table:table-cell office:value-type="float" office:value="35785.75" table:formula="msoxl:=C104/J104" table:style-name="ce14">
            <text:p>35,786</text:p>
          </table:table-cell>
          <table:table-cell office:value-type="float" office:value="207250.03571428571" table:formula="msoxl:=K104+L103" table:style-name="ce14">
            <text:p>207,250</text:p>
          </table:table-cell>
          <table:table-cell office:value-type="float" office:value="35785.75" table:formula="msoxl:=L104-L103" table:style-name="ce14">
            <text:p>35,786</text:p>
          </table:table-cell>
          <table:table-cell office:value-type="percentage" office:value="9.9999999999988987E-4" table:formula="msoxl:=M104/M10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02" table:style-name="ce22">
            <text:p>102</text:p>
          </table:table-cell>
          <table:table-cell office:value-type="float" office:value="250000" table:style-name="ce23">
            <text:p>250,000</text:p>
          </table:table-cell>
          <table:table-cell office:value-type="float" office:value="750000" table:formula="msoxl:=S104+T103" table:style-name="ce16">
            <text:p>750,000</text:p>
          </table:table-cell>
          <table:table-cell office:value-type="float" office:value="0" table:formula="msoxl:=S104-S103" table:style-name="ce17">
            <text:p>0</text:p>
          </table:table-cell>
          <table:table-cell office:value-type="percentage" office:value="0" table:formula="msoxl:=(S104/S103)-1" table:style-name="ce13">
            <text:p>0.00%</text:p>
          </table:table-cell>
          <table:table-cell office:value-type="percentage" office:value="0" table:formula="msoxl:=V103-V104" table:style-name="ce13">
            <text:p>0.00%</text:p>
          </table:table-cell>
          <table:table-cell office:value-type="string" table:style-name="ce22">
            <text:p>Lacertosus</text:p>
          </table:table-cell>
          <table:table-cell office:value-type="float" office:value="7" table:formula="msoxl:=IF(X104=X103,Y103,Y103+1)" table:style-name="ce23">
            <text:p>7</text:p>
          </table:table-cell>
          <table:table-cell office:value-type="float" office:value="35714.285714285717" table:formula="msoxl:=S104/Y104" table:style-name="ce14">
            <text:p>35,714</text:p>
          </table:table-cell>
          <table:table-cell office:value-type="float" office:value="107142.85714285716" table:formula="msoxl:=Z104+AA103" table:style-name="ce14">
            <text:p>107,143</text:p>
          </table:table-cell>
          <table:table-cell office:value-type="float" office:value="35714.285714285725" table:formula="msoxl:=AA104-AA103" table:style-name="ce14">
            <text:p>35,714</text:p>
          </table:table-cell>
          <table:table-cell office:value-type="percentage" office:value="0" table:formula="msoxl:=AB104/AB103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03" table:style-name="ce22">
            <text:p>103</text:p>
          </table:table-cell>
          <table:table-cell office:value-type="float" office:value="250750.75025000001" table:formula="msoxl:=C104+C104*0.001" table:style-name="ce23">
            <text:p>250,751</text:p>
          </table:table-cell>
          <table:table-cell office:value-type="float" office:value="1001501.00025" table:formula="msoxl:=C105+D104" table:style-name="ce16">
            <text:p>1,001,501</text:p>
          </table:table-cell>
          <table:table-cell office:value-type="float" office:value="250.50025000001187" table:formula="msoxl:=C105-C104" table:style-name="ce16">
            <text:p>251</text:p>
          </table:table-cell>
          <table:table-cell office:value-type="percentage" office:value="1.0000000000001119E-3" table:formula="msoxl:=(C105/C104)-1" table:style-name="ce13">
            <text:p>0.10%</text:p>
          </table:table-cell>
          <table:table-cell office:value-type="percentage" office:value="-2.2204460492503131E-16" table:formula="msoxl:=F104-F105" table:style-name="ce13">
            <text:p>0.00%</text:p>
          </table:table-cell>
          <table:table-cell office:value-type="float" office:value="25" table:formula="msoxl:=IF(I105=I104,1+H104,1)" table:style-name="ce34">
            <text:p>25</text:p>
          </table:table-cell>
          <table:table-cell office:value-type="string" table:style-name="ce22">
            <text:p>Lacertosus</text:p>
          </table:table-cell>
          <table:table-cell office:value-type="float" office:value="7" table:formula="msoxl:=IF(I105=I104,J104,J104+1)" table:style-name="ce23">
            <text:p>7</text:p>
          </table:table-cell>
          <table:table-cell office:value-type="float" office:value="35821.535750000003" table:formula="msoxl:=C105/J105" table:style-name="ce14">
            <text:p>35,822</text:p>
          </table:table-cell>
          <table:table-cell office:value-type="float" office:value="243071.57146428572" table:formula="msoxl:=K105+L104" table:style-name="ce14">
            <text:p>243,072</text:p>
          </table:table-cell>
          <table:table-cell office:value-type="float" office:value="35821.53575000001" table:formula="msoxl:=L105-L104" table:style-name="ce14">
            <text:p>35,822</text:p>
          </table:table-cell>
          <table:table-cell office:value-type="percentage" office:value="1.000000000000334E-3" table:formula="msoxl:=M105/M10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03" table:style-name="ce22">
            <text:p>103</text:p>
          </table:table-cell>
          <table:table-cell office:value-type="float" office:value="250000" table:style-name="ce23">
            <text:p>250,000</text:p>
          </table:table-cell>
          <table:table-cell office:value-type="float" office:value="1000000" table:formula="msoxl:=S105+T104" table:style-name="ce16">
            <text:p>1,000,000</text:p>
          </table:table-cell>
          <table:table-cell office:value-type="float" office:value="0" table:formula="msoxl:=S105-S104" table:style-name="ce17">
            <text:p>0</text:p>
          </table:table-cell>
          <table:table-cell office:value-type="percentage" office:value="0" table:formula="msoxl:=(S105/S104)-1" table:style-name="ce13">
            <text:p>0.00%</text:p>
          </table:table-cell>
          <table:table-cell office:value-type="percentage" office:value="0" table:formula="msoxl:=V104-V105" table:style-name="ce13">
            <text:p>0.00%</text:p>
          </table:table-cell>
          <table:table-cell office:value-type="string" table:style-name="ce22">
            <text:p>Lacertosus</text:p>
          </table:table-cell>
          <table:table-cell office:value-type="float" office:value="7" table:formula="msoxl:=IF(X105=X104,Y104,Y104+1)" table:style-name="ce23">
            <text:p>7</text:p>
          </table:table-cell>
          <table:table-cell office:value-type="float" office:value="35714.285714285717" table:formula="msoxl:=S105/Y105" table:style-name="ce14">
            <text:p>35,714</text:p>
          </table:table-cell>
          <table:table-cell office:value-type="float" office:value="142857.14285714287" table:formula="msoxl:=Z105+AA104" table:style-name="ce14">
            <text:p>142,857</text:p>
          </table:table-cell>
          <table:table-cell office:value-type="float" office:value="35714.28571428571" table:formula="msoxl:=AA105-AA104" table:style-name="ce14">
            <text:p>35,714</text:p>
          </table:table-cell>
          <table:table-cell office:value-type="percentage" office:value="0" table:formula="msoxl:=AB105/AB104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04" table:style-name="ce22">
            <text:p>104</text:p>
          </table:table-cell>
          <table:table-cell office:value-type="float" office:value="251001.50100025002" table:formula="msoxl:=C105+C105*0.001" table:style-name="ce23">
            <text:p>251,002</text:p>
          </table:table-cell>
          <table:table-cell office:value-type="float" office:value="1252502.50125025" table:formula="msoxl:=C106+D105" table:style-name="ce16">
            <text:p>1,252,503</text:p>
          </table:table-cell>
          <table:table-cell office:value-type="float" office:value="250.75075025000842" table:formula="msoxl:=C106-C105" table:style-name="ce16">
            <text:p>251</text:p>
          </table:table-cell>
          <table:table-cell office:value-type="percentage" office:value="1.0000000000001119E-3" table:formula="msoxl:=(C106/C105)-1" table:style-name="ce13">
            <text:p>0.10%</text:p>
          </table:table-cell>
          <table:table-cell office:value-type="percentage" office:value="0" table:formula="msoxl:=F105-F106" table:style-name="ce13">
            <text:p>0.00%</text:p>
          </table:table-cell>
          <table:table-cell office:value-type="float" office:value="26" table:formula="msoxl:=IF(I106=I105,1+H105,1)" table:style-name="ce34">
            <text:p>26</text:p>
          </table:table-cell>
          <table:table-cell office:value-type="string" table:style-name="ce22">
            <text:p>Lacertosus</text:p>
          </table:table-cell>
          <table:table-cell office:value-type="float" office:value="7" table:formula="msoxl:=IF(I106=I105,J105,J105+1)" table:style-name="ce23">
            <text:p>7</text:p>
          </table:table-cell>
          <table:table-cell office:value-type="float" office:value="35857.357285750004" table:formula="msoxl:=C106/J106" table:style-name="ce14">
            <text:p>35,857</text:p>
          </table:table-cell>
          <table:table-cell office:value-type="float" office:value="278928.9287500357" table:formula="msoxl:=K106+L105" table:style-name="ce14">
            <text:p>278,929</text:p>
          </table:table-cell>
          <table:table-cell office:value-type="float" office:value="35857.357285749982" table:formula="msoxl:=L106-L105" table:style-name="ce14">
            <text:p>35,857</text:p>
          </table:table-cell>
          <table:table-cell office:value-type="percentage" office:value="9.9999999999922373E-4" table:formula="msoxl:=M106/M10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04" table:style-name="ce22">
            <text:p>104</text:p>
          </table:table-cell>
          <table:table-cell office:value-type="float" office:value="250000" table:style-name="ce23">
            <text:p>250,000</text:p>
          </table:table-cell>
          <table:table-cell office:value-type="float" office:value="1250000" table:formula="msoxl:=S106+T105" table:style-name="ce16">
            <text:p>1,250,000</text:p>
          </table:table-cell>
          <table:table-cell office:value-type="float" office:value="0" table:formula="msoxl:=S106-S105" table:style-name="ce17">
            <text:p>0</text:p>
          </table:table-cell>
          <table:table-cell office:value-type="percentage" office:value="0" table:formula="msoxl:=(S106/S105)-1" table:style-name="ce13">
            <text:p>0.00%</text:p>
          </table:table-cell>
          <table:table-cell office:value-type="percentage" office:value="0" table:formula="msoxl:=V105-V106" table:style-name="ce13">
            <text:p>0.00%</text:p>
          </table:table-cell>
          <table:table-cell office:value-type="string" table:style-name="ce22">
            <text:p>Lacertosus</text:p>
          </table:table-cell>
          <table:table-cell office:value-type="float" office:value="7" table:formula="msoxl:=IF(X106=X105,Y105,Y105+1)" table:style-name="ce23">
            <text:p>7</text:p>
          </table:table-cell>
          <table:table-cell office:value-type="float" office:value="35714.285714285717" table:formula="msoxl:=S106/Y106" table:style-name="ce14">
            <text:p>35,714</text:p>
          </table:table-cell>
          <table:table-cell office:value-type="float" office:value="178571.42857142858" table:formula="msoxl:=Z106+AA105" table:style-name="ce14">
            <text:p>178,571</text:p>
          </table:table-cell>
          <table:table-cell office:value-type="float" office:value="35714.28571428571" table:formula="msoxl:=AA106-AA105" table:style-name="ce14">
            <text:p>35,714</text:p>
          </table:table-cell>
          <table:table-cell office:value-type="percentage" office:value="0" table:formula="msoxl:=AB106/AB105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05" table:style-name="ce22">
            <text:p>105</text:p>
          </table:table-cell>
          <table:table-cell office:value-type="float" office:value="251252.50250125027" table:formula="msoxl:=C106+C106*0.001" table:style-name="ce23">
            <text:p>251,253</text:p>
          </table:table-cell>
          <table:table-cell office:value-type="float" office:value="1503755.0037515003" table:formula="msoxl:=C107+D106" table:style-name="ce16">
            <text:p>1,503,755</text:p>
          </table:table-cell>
          <table:table-cell office:value-type="float" office:value="251.00150100025348" table:formula="msoxl:=C107-C106" table:style-name="ce16">
            <text:p>251</text:p>
          </table:table-cell>
          <table:table-cell office:value-type="percentage" office:value="1.0000000000001119E-3" table:formula="msoxl:=(C107/C106)-1" table:style-name="ce13">
            <text:p>0.10%</text:p>
          </table:table-cell>
          <table:table-cell office:value-type="percentage" office:value="0" table:formula="msoxl:=F106-F107" table:style-name="ce13">
            <text:p>0.00%</text:p>
          </table:table-cell>
          <table:table-cell office:value-type="float" office:value="27" table:formula="msoxl:=IF(I107=I106,1+H106,1)" table:style-name="ce34">
            <text:p>27</text:p>
          </table:table-cell>
          <table:table-cell office:value-type="string" table:style-name="ce22">
            <text:p>Lacertosus</text:p>
          </table:table-cell>
          <table:table-cell office:value-type="float" office:value="7" table:formula="msoxl:=IF(I107=I106,J106,J106+1)" table:style-name="ce23">
            <text:p>7</text:p>
          </table:table-cell>
          <table:table-cell office:value-type="float" office:value="35893.214643035753" table:formula="msoxl:=C107/J107" table:style-name="ce14">
            <text:p>35,893</text:p>
          </table:table-cell>
          <table:table-cell office:value-type="float" office:value="314822.14339307148" table:formula="msoxl:=K107+L106" table:style-name="ce14">
            <text:p>314,822</text:p>
          </table:table-cell>
          <table:table-cell office:value-type="float" office:value="35893.214643035783" table:formula="msoxl:=L107-L106" table:style-name="ce14">
            <text:p>35,893</text:p>
          </table:table-cell>
          <table:table-cell office:value-type="percentage" office:value="1.0000000000014442E-3" table:formula="msoxl:=M107/M10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05" table:style-name="ce22">
            <text:p>105</text:p>
          </table:table-cell>
          <table:table-cell office:value-type="float" office:value="250000" table:style-name="ce23">
            <text:p>250,000</text:p>
          </table:table-cell>
          <table:table-cell office:value-type="float" office:value="1500000" table:formula="msoxl:=S107+T106" table:style-name="ce16">
            <text:p>1,500,000</text:p>
          </table:table-cell>
          <table:table-cell office:value-type="float" office:value="0" table:formula="msoxl:=S107-S106" table:style-name="ce17">
            <text:p>0</text:p>
          </table:table-cell>
          <table:table-cell office:value-type="percentage" office:value="0" table:formula="msoxl:=(S107/S106)-1" table:style-name="ce13">
            <text:p>0.00%</text:p>
          </table:table-cell>
          <table:table-cell office:value-type="percentage" office:value="0" table:formula="msoxl:=V106-V107" table:style-name="ce13">
            <text:p>0.00%</text:p>
          </table:table-cell>
          <table:table-cell office:value-type="string" table:style-name="ce22">
            <text:p>Lacertosus</text:p>
          </table:table-cell>
          <table:table-cell office:value-type="float" office:value="7" table:formula="msoxl:=IF(X107=X106,Y106,Y106+1)" table:style-name="ce23">
            <text:p>7</text:p>
          </table:table-cell>
          <table:table-cell office:value-type="float" office:value="35714.285714285717" table:formula="msoxl:=S107/Y107" table:style-name="ce14">
            <text:p>35,714</text:p>
          </table:table-cell>
          <table:table-cell office:value-type="float" office:value="214285.71428571429" table:formula="msoxl:=Z107+AA106" table:style-name="ce14">
            <text:p>214,286</text:p>
          </table:table-cell>
          <table:table-cell office:value-type="float" office:value="35714.28571428571" table:formula="msoxl:=AA107-AA106" table:style-name="ce14">
            <text:p>35,714</text:p>
          </table:table-cell>
          <table:table-cell office:value-type="percentage" office:value="0" table:formula="msoxl:=AB107/AB106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06" table:style-name="ce22">
            <text:p>106</text:p>
          </table:table-cell>
          <table:table-cell office:value-type="float" office:value="251503.75500375152" table:formula="msoxl:=C107+C107*0.001" table:style-name="ce23">
            <text:p>251,504</text:p>
          </table:table-cell>
          <table:table-cell office:value-type="float" office:value="1755258.7587552518" table:formula="msoxl:=C108+D107" table:style-name="ce16">
            <text:p>1,755,259</text:p>
          </table:table-cell>
          <table:table-cell office:value-type="float" office:value="251.25250250124373" table:formula="msoxl:=C108-C107" table:style-name="ce16">
            <text:p>251</text:p>
          </table:table-cell>
          <table:table-cell office:value-type="percentage" office:value="9.9999999999988987E-4" table:formula="msoxl:=(C108/C107)-1" table:style-name="ce13">
            <text:p>0.10%</text:p>
          </table:table-cell>
          <table:table-cell office:value-type="percentage" office:value="2.2204460492503131E-16" table:formula="msoxl:=F107-F108" table:style-name="ce13">
            <text:p>0.00%</text:p>
          </table:table-cell>
          <table:table-cell office:value-type="float" office:value="28" table:formula="msoxl:=IF(I108=I107,1+H107,1)" table:style-name="ce34">
            <text:p>28</text:p>
          </table:table-cell>
          <table:table-cell office:value-type="string" table:style-name="ce22">
            <text:p>Lacertosus</text:p>
          </table:table-cell>
          <table:table-cell office:value-type="float" office:value="7" table:formula="msoxl:=IF(I108=I107,J107,J107+1)" table:style-name="ce23">
            <text:p>7</text:p>
          </table:table-cell>
          <table:table-cell office:value-type="float" office:value="35929.107857678791" table:formula="msoxl:=C108/J108" table:style-name="ce14">
            <text:p>35,929</text:p>
          </table:table-cell>
          <table:table-cell office:value-type="float" office:value="350751.25125075027" table:formula="msoxl:=K108+L107" table:style-name="ce14">
            <text:p>350,751</text:p>
          </table:table-cell>
          <table:table-cell office:value-type="float" office:value="35929.107857678784" table:formula="msoxl:=L108-L107" table:style-name="ce14">
            <text:p>35,929</text:p>
          </table:table-cell>
          <table:table-cell office:value-type="percentage" office:value="9.9999999999900169E-4" table:formula="msoxl:=M108/M10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06" table:style-name="ce22">
            <text:p>106</text:p>
          </table:table-cell>
          <table:table-cell office:value-type="float" office:value="250000" table:style-name="ce23">
            <text:p>250,000</text:p>
          </table:table-cell>
          <table:table-cell office:value-type="float" office:value="1750000" table:formula="msoxl:=S108+T107" table:style-name="ce16">
            <text:p>1,750,000</text:p>
          </table:table-cell>
          <table:table-cell office:value-type="float" office:value="0" table:formula="msoxl:=S108-S107" table:style-name="ce17">
            <text:p>0</text:p>
          </table:table-cell>
          <table:table-cell office:value-type="percentage" office:value="0" table:formula="msoxl:=(S108/S107)-1" table:style-name="ce13">
            <text:p>0.00%</text:p>
          </table:table-cell>
          <table:table-cell office:value-type="percentage" office:value="0" table:formula="msoxl:=V107-V108" table:style-name="ce13">
            <text:p>0.00%</text:p>
          </table:table-cell>
          <table:table-cell office:value-type="string" table:style-name="ce22">
            <text:p>Lacertosus</text:p>
          </table:table-cell>
          <table:table-cell office:value-type="float" office:value="7" table:formula="msoxl:=IF(X108=X107,Y107,Y107+1)" table:style-name="ce23">
            <text:p>7</text:p>
          </table:table-cell>
          <table:table-cell office:value-type="float" office:value="35714.285714285717" table:formula="msoxl:=S108/Y108" table:style-name="ce14">
            <text:p>35,714</text:p>
          </table:table-cell>
          <table:table-cell office:value-type="float" office:value="250000" table:formula="msoxl:=Z108+AA107" table:style-name="ce14">
            <text:p>250,000</text:p>
          </table:table-cell>
          <table:table-cell office:value-type="float" office:value="35714.28571428571" table:formula="msoxl:=AA108-AA107" table:style-name="ce14">
            <text:p>35,714</text:p>
          </table:table-cell>
          <table:table-cell office:value-type="percentage" office:value="0" table:formula="msoxl:=AB108/AB107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07" table:style-name="ce22">
            <text:p>107</text:p>
          </table:table-cell>
          <table:table-cell office:value-type="float" office:value="251755.25875875526" table:formula="msoxl:=C108+C108*0.001" table:style-name="ce23">
            <text:p>251,755</text:p>
          </table:table-cell>
          <table:table-cell office:value-type="float" office:value="2007014.0175140069" table:formula="msoxl:=C109+D108" table:style-name="ce16">
            <text:p>2,007,014</text:p>
          </table:table-cell>
          <table:table-cell office:value-type="float" office:value="251.50375500373775" table:formula="msoxl:=C109-C108" table:style-name="ce16">
            <text:p>252</text:p>
          </table:table-cell>
          <table:table-cell office:value-type="percentage" office:value="9.9999999999988987E-4" table:formula="msoxl:=(C109/C108)-1" table:style-name="ce13">
            <text:p>0.10%</text:p>
          </table:table-cell>
          <table:table-cell office:value-type="percentage" office:value="0" table:formula="msoxl:=F108-F109" table:style-name="ce13">
            <text:p>0.00%</text:p>
          </table:table-cell>
          <table:table-cell office:value-type="float" office:value="29" table:formula="msoxl:=IF(I109=I108,1+H108,1)" table:style-name="ce34">
            <text:p>29</text:p>
          </table:table-cell>
          <table:table-cell office:value-type="string" table:style-name="ce22">
            <text:p>Lacertosus</text:p>
          </table:table-cell>
          <table:table-cell office:value-type="float" office:value="7" table:formula="msoxl:=IF(I109=I108,J108,J108+1)" table:style-name="ce23">
            <text:p>7</text:p>
          </table:table-cell>
          <table:table-cell office:value-type="float" office:value="35965.036965536463" table:formula="msoxl:=C109/J109" table:style-name="ce14">
            <text:p>35,965</text:p>
          </table:table-cell>
          <table:table-cell office:value-type="float" office:value="386716.28821628675" table:formula="msoxl:=K109+L108" table:style-name="ce14">
            <text:p>386,716</text:p>
          </table:table-cell>
          <table:table-cell office:value-type="float" office:value="35965.036965536478" table:formula="msoxl:=L109-L108" table:style-name="ce14">
            <text:p>35,965</text:p>
          </table:table-cell>
          <table:table-cell office:value-type="percentage" office:value="1.000000000000334E-3" table:formula="msoxl:=M109/M10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07" table:style-name="ce22">
            <text:p>107</text:p>
          </table:table-cell>
          <table:table-cell office:value-type="float" office:value="250000" table:style-name="ce23">
            <text:p>250,000</text:p>
          </table:table-cell>
          <table:table-cell office:value-type="float" office:value="2000000" table:formula="msoxl:=S109+T108" table:style-name="ce16">
            <text:p>2,000,000</text:p>
          </table:table-cell>
          <table:table-cell office:value-type="float" office:value="0" table:formula="msoxl:=S109-S108" table:style-name="ce17">
            <text:p>0</text:p>
          </table:table-cell>
          <table:table-cell office:value-type="percentage" office:value="0" table:formula="msoxl:=(S109/S108)-1" table:style-name="ce13">
            <text:p>0.00%</text:p>
          </table:table-cell>
          <table:table-cell office:value-type="percentage" office:value="0" table:formula="msoxl:=V108-V109" table:style-name="ce13">
            <text:p>0.00%</text:p>
          </table:table-cell>
          <table:table-cell office:value-type="string" table:style-name="ce22">
            <text:p>Lacertosus</text:p>
          </table:table-cell>
          <table:table-cell office:value-type="float" office:value="7" table:formula="msoxl:=IF(X109=X108,Y108,Y108+1)" table:style-name="ce23">
            <text:p>7</text:p>
          </table:table-cell>
          <table:table-cell office:value-type="float" office:value="35714.285714285717" table:formula="msoxl:=S109/Y109" table:style-name="ce14">
            <text:p>35,714</text:p>
          </table:table-cell>
          <table:table-cell office:value-type="float" office:value="285714.28571428574" table:formula="msoxl:=Z109+AA108" table:style-name="ce14">
            <text:p>285,714</text:p>
          </table:table-cell>
          <table:table-cell office:value-type="float" office:value="35714.285714285739" table:formula="msoxl:=AA109-AA108" table:style-name="ce14">
            <text:p>35,714</text:p>
          </table:table-cell>
          <table:table-cell office:value-type="percentage" office:value="0" table:formula="msoxl:=AB109/AB108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08" table:style-name="ce22">
            <text:p>108</text:p>
          </table:table-cell>
          <table:table-cell office:value-type="float" office:value="252007.01401751401" table:formula="msoxl:=C109+C109*0.001" table:style-name="ce23">
            <text:p>252,007</text:p>
          </table:table-cell>
          <table:table-cell office:value-type="float" office:value="2259021.0315315211" table:formula="msoxl:=C110+D109" table:style-name="ce16">
            <text:p>2,259,021</text:p>
          </table:table-cell>
          <table:table-cell office:value-type="float" office:value="251.7552587587561" table:formula="msoxl:=C110-C109" table:style-name="ce16">
            <text:p>252</text:p>
          </table:table-cell>
          <table:table-cell office:value-type="percentage" office:value="1.0000000000001119E-3" table:formula="msoxl:=(C110/C109)-1" table:style-name="ce13">
            <text:p>0.10%</text:p>
          </table:table-cell>
          <table:table-cell office:value-type="percentage" office:value="-2.2204460492503131E-16" table:formula="msoxl:=F109-F110" table:style-name="ce13">
            <text:p>0.00%</text:p>
          </table:table-cell>
          <table:table-cell office:value-type="float" office:value="30" table:formula="msoxl:=IF(I110=I109,1+H109,1)" table:style-name="ce34">
            <text:p>30</text:p>
          </table:table-cell>
          <table:table-cell office:value-type="string" table:style-name="ce22">
            <text:p>Lacertosus</text:p>
          </table:table-cell>
          <table:table-cell office:value-type="float" office:value="7" table:formula="msoxl:=IF(I110=I109,J109,J109+1)" table:style-name="ce23">
            <text:p>7</text:p>
          </table:table-cell>
          <table:table-cell office:value-type="float" office:value="36001.002002501999" table:formula="msoxl:=C110/J110" table:style-name="ce14">
            <text:p>36,001</text:p>
          </table:table-cell>
          <table:table-cell office:value-type="float" office:value="422717.29021878872" table:formula="msoxl:=K110+L109" table:style-name="ce14">
            <text:p>422,717</text:p>
          </table:table-cell>
          <table:table-cell office:value-type="float" office:value="36001.002002501977" table:formula="msoxl:=L110-L109" table:style-name="ce14">
            <text:p>36,001</text:p>
          </table:table-cell>
          <table:table-cell office:value-type="percentage" office:value="9.9999999999900169E-4" table:formula="msoxl:=M110/M10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08" table:style-name="ce22">
            <text:p>108</text:p>
          </table:table-cell>
          <table:table-cell office:value-type="float" office:value="250000" table:style-name="ce23">
            <text:p>250,000</text:p>
          </table:table-cell>
          <table:table-cell office:value-type="float" office:value="2250000" table:formula="msoxl:=S110+T109" table:style-name="ce16">
            <text:p>2,250,000</text:p>
          </table:table-cell>
          <table:table-cell office:value-type="float" office:value="0" table:formula="msoxl:=S110-S109" table:style-name="ce17">
            <text:p>0</text:p>
          </table:table-cell>
          <table:table-cell office:value-type="percentage" office:value="0" table:formula="msoxl:=(S110/S109)-1" table:style-name="ce13">
            <text:p>0.00%</text:p>
          </table:table-cell>
          <table:table-cell office:value-type="percentage" office:value="0" table:formula="msoxl:=V109-V110" table:style-name="ce13">
            <text:p>0.00%</text:p>
          </table:table-cell>
          <table:table-cell office:value-type="string" table:style-name="ce22">
            <text:p>Lacertosus</text:p>
          </table:table-cell>
          <table:table-cell office:value-type="float" office:value="7" table:formula="msoxl:=IF(X110=X109,Y109,Y109+1)" table:style-name="ce23">
            <text:p>7</text:p>
          </table:table-cell>
          <table:table-cell office:value-type="float" office:value="35714.285714285717" table:formula="msoxl:=S110/Y110" table:style-name="ce14">
            <text:p>35,714</text:p>
          </table:table-cell>
          <table:table-cell office:value-type="float" office:value="321428.57142857148" table:formula="msoxl:=Z110+AA109" table:style-name="ce14">
            <text:p>321,429</text:p>
          </table:table-cell>
          <table:table-cell office:value-type="float" office:value="35714.285714285739" table:formula="msoxl:=AA110-AA109" table:style-name="ce14">
            <text:p>35,714</text:p>
          </table:table-cell>
          <table:table-cell office:value-type="percentage" office:value="0" table:formula="msoxl:=AB110/AB109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09" table:style-name="ce22">
            <text:p>109</text:p>
          </table:table-cell>
          <table:table-cell office:value-type="float" office:value="252259.02103153153" table:formula="msoxl:=C110+C110*0.001" table:style-name="ce23">
            <text:p>252,259</text:p>
          </table:table-cell>
          <table:table-cell office:value-type="float" office:value="2511280.0525630526" table:formula="msoxl:=C111+D110" table:style-name="ce16">
            <text:p>2,511,280</text:p>
          </table:table-cell>
          <table:table-cell office:value-type="float" office:value="252.00701401752303" table:formula="msoxl:=C111-C110" table:style-name="ce16">
            <text:p>252</text:p>
          </table:table-cell>
          <table:table-cell office:value-type="percentage" office:value="1.0000000000001119E-3" table:formula="msoxl:=(C111/C110)-1" table:style-name="ce13">
            <text:p>0.10%</text:p>
          </table:table-cell>
          <table:table-cell office:value-type="percentage" office:value="0" table:formula="msoxl:=F110-F111" table:style-name="ce13">
            <text:p>0.00%</text:p>
          </table:table-cell>
          <table:table-cell office:value-type="float" office:value="1" table:formula="msoxl:=IF(I111=I110,1+H110,1)" table:style-name="ce34">
            <text:p>1</text:p>
          </table:table-cell>
          <table:table-cell office:value-type="string" table:style-name="ce22">
            <text:p>Fero</text:p>
          </table:table-cell>
          <table:table-cell office:value-type="float" office:value="8" table:formula="msoxl:=IF(I111=I110,J110,J110+1)" table:style-name="ce23">
            <text:p>8</text:p>
          </table:table-cell>
          <table:table-cell office:value-type="float" office:value="31532.377628941442" table:formula="msoxl:=C111/J111" table:style-name="ce14">
            <text:p>31,532</text:p>
          </table:table-cell>
          <table:table-cell office:value-type="float" office:value="454249.66784773016" table:formula="msoxl:=K111+L110" table:style-name="ce14">
            <text:p>454,250</text:p>
          </table:table-cell>
          <table:table-cell office:value-type="float" office:value="31532.377628941438" table:formula="msoxl:=L111-L110" table:style-name="ce14">
            <text:p>31,532</text:p>
          </table:table-cell>
          <table:table-cell office:value-type="percentage" office:value="-0.12412499999999949" table:formula="msoxl:=M111/M110-1" table:style-name="ce13">
            <text:p>-12.41%</text:p>
          </table:table-cell>
          <table:table-cell table:number-columns-repeated="2" table:style-name="ce22"/>
          <table:table-cell table:style-name="ce23"/>
          <table:table-cell office:value-type="float" office:value="109" table:style-name="ce22">
            <text:p>109</text:p>
          </table:table-cell>
          <table:table-cell office:value-type="float" office:value="250000" table:style-name="ce23">
            <text:p>250,000</text:p>
          </table:table-cell>
          <table:table-cell office:value-type="float" office:value="2500000" table:formula="msoxl:=S111+T110" table:style-name="ce16">
            <text:p>2,500,000</text:p>
          </table:table-cell>
          <table:table-cell office:value-type="float" office:value="0" table:formula="msoxl:=S111-S110" table:style-name="ce17">
            <text:p>0</text:p>
          </table:table-cell>
          <table:table-cell office:value-type="percentage" office:value="0" table:formula="msoxl:=(S111/S110)-1" table:style-name="ce13">
            <text:p>0.00%</text:p>
          </table:table-cell>
          <table:table-cell office:value-type="percentage" office:value="0" table:formula="msoxl:=V110-V111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11=X110,Y110,Y110+1)" table:style-name="ce23">
            <text:p>8</text:p>
          </table:table-cell>
          <table:table-cell office:value-type="float" office:value="31250" table:formula="msoxl:=S111/Y111" table:style-name="ce14">
            <text:p>31,250</text:p>
          </table:table-cell>
          <table:table-cell office:value-type="float" office:value="352678.57142857148" table:formula="msoxl:=Z111+AA110" table:style-name="ce14">
            <text:p>352,679</text:p>
          </table:table-cell>
          <table:table-cell office:value-type="float" office:value="31250" table:formula="msoxl:=AA111-AA110" table:style-name="ce14">
            <text:p>31,250</text:p>
          </table:table-cell>
          <table:table-cell office:value-type="percentage" office:value="-0.12500000000000067" table:formula="msoxl:=AB111/AB110-1" table:style-name="ce13">
            <text:p>-12.5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10" table:style-name="ce22">
            <text:p>110</text:p>
          </table:table-cell>
          <table:table-cell office:value-type="float" office:value="252511.28005256306" table:formula="msoxl:=C111+C111*0.001" table:style-name="ce23">
            <text:p>252,511</text:p>
          </table:table-cell>
          <table:table-cell office:value-type="float" office:value="2763791.3326156158" table:formula="msoxl:=C112+D111" table:style-name="ce16">
            <text:p>2,763,791</text:p>
          </table:table-cell>
          <table:table-cell office:value-type="float" office:value="252.25902103152475" table:formula="msoxl:=C112-C111" table:style-name="ce16">
            <text:p>252</text:p>
          </table:table-cell>
          <table:table-cell office:value-type="percentage" office:value="9.9999999999988987E-4" table:formula="msoxl:=(C112/C111)-1" table:style-name="ce13">
            <text:p>0.10%</text:p>
          </table:table-cell>
          <table:table-cell office:value-type="percentage" office:value="2.2204460492503131E-16" table:formula="msoxl:=F111-F112" table:style-name="ce13">
            <text:p>0.00%</text:p>
          </table:table-cell>
          <table:table-cell office:value-type="float" office:value="2" table:formula="msoxl:=IF(I112=I111,1+H111,1)" table:style-name="ce34">
            <text:p>2</text:p>
          </table:table-cell>
          <table:table-cell office:value-type="string" table:style-name="ce22">
            <text:p>Fero</text:p>
          </table:table-cell>
          <table:table-cell office:value-type="float" office:value="8" table:formula="msoxl:=IF(I112=I111,J111,J111+1)" table:style-name="ce23">
            <text:p>8</text:p>
          </table:table-cell>
          <table:table-cell office:value-type="float" office:value="31563.910006570382" table:formula="msoxl:=C112/J112" table:style-name="ce14">
            <text:p>31,564</text:p>
          </table:table-cell>
          <table:table-cell office:value-type="float" office:value="485813.57785430056" table:formula="msoxl:=K112+L111" table:style-name="ce14">
            <text:p>485,814</text:p>
          </table:table-cell>
          <table:table-cell office:value-type="float" office:value="31563.910006570397" table:formula="msoxl:=L112-L111" table:style-name="ce14">
            <text:p>31,564</text:p>
          </table:table-cell>
          <table:table-cell office:value-type="percentage" office:value="1.000000000000556E-3" table:formula="msoxl:=M112/M11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10" table:style-name="ce22">
            <text:p>110</text:p>
          </table:table-cell>
          <table:table-cell office:value-type="float" office:value="250000" table:style-name="ce23">
            <text:p>250,000</text:p>
          </table:table-cell>
          <table:table-cell office:value-type="float" office:value="2750000" table:formula="msoxl:=S112+T111" table:style-name="ce16">
            <text:p>2,750,000</text:p>
          </table:table-cell>
          <table:table-cell office:value-type="float" office:value="0" table:formula="msoxl:=S112-S111" table:style-name="ce17">
            <text:p>0</text:p>
          </table:table-cell>
          <table:table-cell office:value-type="percentage" office:value="0" table:formula="msoxl:=(S112/S111)-1" table:style-name="ce13">
            <text:p>0.00%</text:p>
          </table:table-cell>
          <table:table-cell office:value-type="percentage" office:value="0" table:formula="msoxl:=V111-V112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12=X111,Y111,Y111+1)" table:style-name="ce23">
            <text:p>8</text:p>
          </table:table-cell>
          <table:table-cell office:value-type="float" office:value="31250" table:formula="msoxl:=S112/Y112" table:style-name="ce14">
            <text:p>31,250</text:p>
          </table:table-cell>
          <table:table-cell office:value-type="float" office:value="383928.57142857148" table:formula="msoxl:=Z112+AA111" table:style-name="ce14">
            <text:p>383,929</text:p>
          </table:table-cell>
          <table:table-cell office:value-type="float" office:value="31250" table:formula="msoxl:=AA112-AA111" table:style-name="ce14">
            <text:p>31,250</text:p>
          </table:table-cell>
          <table:table-cell office:value-type="percentage" office:value="0" table:formula="msoxl:=AB112/AB111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11" table:style-name="ce22">
            <text:p>111</text:p>
          </table:table-cell>
          <table:table-cell office:value-type="float" office:value="252763.79133261563" table:formula="msoxl:=C112+C112*0.001" table:style-name="ce23">
            <text:p>252,764</text:p>
          </table:table-cell>
          <table:table-cell office:value-type="float" office:value="3016555.1239482313" table:formula="msoxl:=C113+D112" table:style-name="ce16">
            <text:p>3,016,555</text:p>
          </table:table-cell>
          <table:table-cell office:value-type="float" office:value="252.5112800525676" table:formula="msoxl:=C113-C112" table:style-name="ce16">
            <text:p>253</text:p>
          </table:table-cell>
          <table:table-cell office:value-type="percentage" office:value="1.0000000000001119E-3" table:formula="msoxl:=(C113/C112)-1" table:style-name="ce13">
            <text:p>0.10%</text:p>
          </table:table-cell>
          <table:table-cell office:value-type="percentage" office:value="-2.2204460492503131E-16" table:formula="msoxl:=F112-F113" table:style-name="ce13">
            <text:p>0.00%</text:p>
          </table:table-cell>
          <table:table-cell office:value-type="float" office:value="3" table:formula="msoxl:=IF(I113=I112,1+H112,1)" table:style-name="ce34">
            <text:p>3</text:p>
          </table:table-cell>
          <table:table-cell office:value-type="string" table:style-name="ce22">
            <text:p>Fero</text:p>
          </table:table-cell>
          <table:table-cell office:value-type="float" office:value="8" table:formula="msoxl:=IF(I113=I112,J112,J112+1)" table:style-name="ce23">
            <text:p>8</text:p>
          </table:table-cell>
          <table:table-cell office:value-type="float" office:value="31595.473916576953" table:formula="msoxl:=C113/J113" table:style-name="ce14">
            <text:p>31,595</text:p>
          </table:table-cell>
          <table:table-cell office:value-type="float" office:value="517409.0517708775" table:formula="msoxl:=K113+L112" table:style-name="ce14">
            <text:p>517,409</text:p>
          </table:table-cell>
          <table:table-cell office:value-type="float" office:value="31595.473916576942" table:formula="msoxl:=L113-L112" table:style-name="ce14">
            <text:p>31,595</text:p>
          </table:table-cell>
          <table:table-cell office:value-type="percentage" office:value="9.9999999999922373E-4" table:formula="msoxl:=M113/M11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11" table:style-name="ce22">
            <text:p>111</text:p>
          </table:table-cell>
          <table:table-cell office:value-type="float" office:value="250000" table:style-name="ce23">
            <text:p>250,000</text:p>
          </table:table-cell>
          <table:table-cell office:value-type="float" office:value="3000000" table:formula="msoxl:=S113+T112" table:style-name="ce16">
            <text:p>3,000,000</text:p>
          </table:table-cell>
          <table:table-cell office:value-type="float" office:value="0" table:formula="msoxl:=S113-S112" table:style-name="ce17">
            <text:p>0</text:p>
          </table:table-cell>
          <table:table-cell office:value-type="percentage" office:value="0" table:formula="msoxl:=(S113/S112)-1" table:style-name="ce13">
            <text:p>0.00%</text:p>
          </table:table-cell>
          <table:table-cell office:value-type="percentage" office:value="0" table:formula="msoxl:=V112-V113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13=X112,Y112,Y112+1)" table:style-name="ce23">
            <text:p>8</text:p>
          </table:table-cell>
          <table:table-cell office:value-type="float" office:value="31250" table:formula="msoxl:=S113/Y113" table:style-name="ce14">
            <text:p>31,250</text:p>
          </table:table-cell>
          <table:table-cell office:value-type="float" office:value="415178.57142857148" table:formula="msoxl:=Z113+AA112" table:style-name="ce14">
            <text:p>415,179</text:p>
          </table:table-cell>
          <table:table-cell office:value-type="float" office:value="31250" table:formula="msoxl:=AA113-AA112" table:style-name="ce14">
            <text:p>31,250</text:p>
          </table:table-cell>
          <table:table-cell office:value-type="percentage" office:value="0" table:formula="msoxl:=AB113/AB112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12" table:style-name="ce22">
            <text:p>112</text:p>
          </table:table-cell>
          <table:table-cell office:value-type="float" office:value="253016.55512394823" table:formula="msoxl:=C113+C113*0.001" table:style-name="ce23">
            <text:p>253,017</text:p>
          </table:table-cell>
          <table:table-cell office:value-type="float" office:value="3269571.6790721794" table:formula="msoxl:=C114+D113" table:style-name="ce16">
            <text:p>3,269,572</text:p>
          </table:table-cell>
          <table:table-cell office:value-type="float" office:value="252.76379133260343" table:formula="msoxl:=C114-C113" table:style-name="ce16">
            <text:p>253</text:p>
          </table:table-cell>
          <table:table-cell office:value-type="percentage" office:value="9.9999999999988987E-4" table:formula="msoxl:=(C114/C113)-1" table:style-name="ce13">
            <text:p>0.10%</text:p>
          </table:table-cell>
          <table:table-cell office:value-type="percentage" office:value="2.2204460492503131E-16" table:formula="msoxl:=F113-F114" table:style-name="ce13">
            <text:p>0.00%</text:p>
          </table:table-cell>
          <table:table-cell office:value-type="float" office:value="4" table:formula="msoxl:=IF(I114=I113,1+H113,1)" table:style-name="ce34">
            <text:p>4</text:p>
          </table:table-cell>
          <table:table-cell office:value-type="string" table:style-name="ce22">
            <text:p>Fero</text:p>
          </table:table-cell>
          <table:table-cell office:value-type="float" office:value="8" table:formula="msoxl:=IF(I114=I113,J113,J113+1)" table:style-name="ce23">
            <text:p>8</text:p>
          </table:table-cell>
          <table:table-cell office:value-type="float" office:value="31627.069390493529" table:formula="msoxl:=C114/J114" table:style-name="ce14">
            <text:p>31,627</text:p>
          </table:table-cell>
          <table:table-cell office:value-type="float" office:value="549036.121161371" table:formula="msoxl:=K114+L113" table:style-name="ce14">
            <text:p>549,036</text:p>
          </table:table-cell>
          <table:table-cell office:value-type="float" office:value="31627.069390493503" table:formula="msoxl:=L114-L113" table:style-name="ce14">
            <text:p>31,627</text:p>
          </table:table-cell>
          <table:table-cell office:value-type="percentage" office:value="9.9999999999944578E-4" table:formula="msoxl:=M114/M11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12" table:style-name="ce22">
            <text:p>112</text:p>
          </table:table-cell>
          <table:table-cell office:value-type="float" office:value="250000" table:style-name="ce23">
            <text:p>250,000</text:p>
          </table:table-cell>
          <table:table-cell office:value-type="float" office:value="3250000" table:formula="msoxl:=S114+T113" table:style-name="ce16">
            <text:p>3,250,000</text:p>
          </table:table-cell>
          <table:table-cell office:value-type="float" office:value="0" table:formula="msoxl:=S114-S113" table:style-name="ce17">
            <text:p>0</text:p>
          </table:table-cell>
          <table:table-cell office:value-type="percentage" office:value="0" table:formula="msoxl:=(S114/S113)-1" table:style-name="ce13">
            <text:p>0.00%</text:p>
          </table:table-cell>
          <table:table-cell office:value-type="percentage" office:value="0" table:formula="msoxl:=V113-V114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14=X113,Y113,Y113+1)" table:style-name="ce23">
            <text:p>8</text:p>
          </table:table-cell>
          <table:table-cell office:value-type="float" office:value="31250" table:formula="msoxl:=S114/Y114" table:style-name="ce14">
            <text:p>31,250</text:p>
          </table:table-cell>
          <table:table-cell office:value-type="float" office:value="446428.57142857148" table:formula="msoxl:=Z114+AA113" table:style-name="ce14">
            <text:p>446,429</text:p>
          </table:table-cell>
          <table:table-cell office:value-type="float" office:value="31250" table:formula="msoxl:=AA114-AA113" table:style-name="ce14">
            <text:p>31,250</text:p>
          </table:table-cell>
          <table:table-cell office:value-type="percentage" office:value="0" table:formula="msoxl:=AB114/AB113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13" table:style-name="ce22">
            <text:p>113</text:p>
          </table:table-cell>
          <table:table-cell office:value-type="float" office:value="253269.57167907219" table:formula="msoxl:=C114+C114*0.001" table:style-name="ce23">
            <text:p>253,270</text:p>
          </table:table-cell>
          <table:table-cell office:value-type="float" office:value="3522841.2507512514" table:formula="msoxl:=C115+D114" table:style-name="ce16">
            <text:p>3,522,841</text:p>
          </table:table-cell>
          <table:table-cell office:value-type="float" office:value="253.01655512396246" table:formula="msoxl:=C115-C114" table:style-name="ce16">
            <text:p>253</text:p>
          </table:table-cell>
          <table:table-cell office:value-type="percentage" office:value="1.0000000000001119E-3" table:formula="msoxl:=(C115/C114)-1" table:style-name="ce13">
            <text:p>0.10%</text:p>
          </table:table-cell>
          <table:table-cell office:value-type="percentage" office:value="-2.2204460492503131E-16" table:formula="msoxl:=F114-F115" table:style-name="ce13">
            <text:p>0.00%</text:p>
          </table:table-cell>
          <table:table-cell office:value-type="float" office:value="5" table:formula="msoxl:=IF(I115=I114,1+H114,1)" table:style-name="ce34">
            <text:p>5</text:p>
          </table:table-cell>
          <table:table-cell office:value-type="string" table:style-name="ce22">
            <text:p>Fero</text:p>
          </table:table-cell>
          <table:table-cell office:value-type="float" office:value="8" table:formula="msoxl:=IF(I115=I114,J114,J114+1)" table:style-name="ce23">
            <text:p>8</text:p>
          </table:table-cell>
          <table:table-cell office:value-type="float" office:value="31658.696459884024" table:formula="msoxl:=C115/J115" table:style-name="ce14">
            <text:p>31,659</text:p>
          </table:table-cell>
          <table:table-cell office:value-type="float" office:value="580694.81762125506" table:formula="msoxl:=K115+L114" table:style-name="ce14">
            <text:p>580,695</text:p>
          </table:table-cell>
          <table:table-cell office:value-type="float" office:value="31658.696459884057" table:formula="msoxl:=L115-L114" table:style-name="ce14">
            <text:p>31,659</text:p>
          </table:table-cell>
          <table:table-cell office:value-type="percentage" office:value="1.0000000000018883E-3" table:formula="msoxl:=M115/M11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13" table:style-name="ce22">
            <text:p>113</text:p>
          </table:table-cell>
          <table:table-cell office:value-type="float" office:value="250000" table:style-name="ce23">
            <text:p>250,000</text:p>
          </table:table-cell>
          <table:table-cell office:value-type="float" office:value="3500000" table:formula="msoxl:=S115+T114" table:style-name="ce16">
            <text:p>3,500,000</text:p>
          </table:table-cell>
          <table:table-cell office:value-type="float" office:value="0" table:formula="msoxl:=S115-S114" table:style-name="ce17">
            <text:p>0</text:p>
          </table:table-cell>
          <table:table-cell office:value-type="percentage" office:value="0" table:formula="msoxl:=(S115/S114)-1" table:style-name="ce13">
            <text:p>0.00%</text:p>
          </table:table-cell>
          <table:table-cell office:value-type="percentage" office:value="0" table:formula="msoxl:=V114-V115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15=X114,Y114,Y114+1)" table:style-name="ce23">
            <text:p>8</text:p>
          </table:table-cell>
          <table:table-cell office:value-type="float" office:value="31250" table:formula="msoxl:=S115/Y115" table:style-name="ce14">
            <text:p>31,250</text:p>
          </table:table-cell>
          <table:table-cell office:value-type="float" office:value="477678.57142857148" table:formula="msoxl:=Z115+AA114" table:style-name="ce14">
            <text:p>477,679</text:p>
          </table:table-cell>
          <table:table-cell office:value-type="float" office:value="31250" table:formula="msoxl:=AA115-AA114" table:style-name="ce14">
            <text:p>31,250</text:p>
          </table:table-cell>
          <table:table-cell office:value-type="percentage" office:value="0" table:formula="msoxl:=AB115/AB114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14" table:style-name="ce22">
            <text:p>114</text:p>
          </table:table-cell>
          <table:table-cell office:value-type="float" office:value="253522.84125075125" table:formula="msoxl:=C115+C115*0.001" table:style-name="ce23">
            <text:p>253,523</text:p>
          </table:table-cell>
          <table:table-cell office:value-type="float" office:value="3776364.0920020025" table:formula="msoxl:=C116+D115" table:style-name="ce16">
            <text:p>3,776,364</text:p>
          </table:table-cell>
          <table:table-cell office:value-type="float" office:value="253.26957167906221" table:formula="msoxl:=C116-C115" table:style-name="ce16">
            <text:p>253</text:p>
          </table:table-cell>
          <table:table-cell office:value-type="percentage" office:value="9.9999999999988987E-4" table:formula="msoxl:=(C116/C115)-1" table:style-name="ce13">
            <text:p>0.10%</text:p>
          </table:table-cell>
          <table:table-cell office:value-type="percentage" office:value="2.2204460492503131E-16" table:formula="msoxl:=F115-F116" table:style-name="ce13">
            <text:p>0.00%</text:p>
          </table:table-cell>
          <table:table-cell office:value-type="float" office:value="6" table:formula="msoxl:=IF(I116=I115,1+H115,1)" table:style-name="ce34">
            <text:p>6</text:p>
          </table:table-cell>
          <table:table-cell office:value-type="string" table:style-name="ce22">
            <text:p>Fero</text:p>
          </table:table-cell>
          <table:table-cell office:value-type="float" office:value="8" table:formula="msoxl:=IF(I116=I115,J115,J115+1)" table:style-name="ce23">
            <text:p>8</text:p>
          </table:table-cell>
          <table:table-cell office:value-type="float" office:value="31690.355156343907" table:formula="msoxl:=C116/J116" table:style-name="ce14">
            <text:p>31,690</text:p>
          </table:table-cell>
          <table:table-cell office:value-type="float" office:value="612385.17277759896" table:formula="msoxl:=K116+L115" table:style-name="ce14">
            <text:p>612,385</text:p>
          </table:table-cell>
          <table:table-cell office:value-type="float" office:value="31690.355156343896" table:formula="msoxl:=L116-L115" table:style-name="ce14">
            <text:p>31,690</text:p>
          </table:table-cell>
          <table:table-cell office:value-type="percentage" office:value="9.999999999985576E-4" table:formula="msoxl:=M116/M11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14" table:style-name="ce22">
            <text:p>114</text:p>
          </table:table-cell>
          <table:table-cell office:value-type="float" office:value="250000" table:style-name="ce23">
            <text:p>250,000</text:p>
          </table:table-cell>
          <table:table-cell office:value-type="float" office:value="3750000" table:formula="msoxl:=S116+T115" table:style-name="ce16">
            <text:p>3,750,000</text:p>
          </table:table-cell>
          <table:table-cell office:value-type="float" office:value="0" table:formula="msoxl:=S116-S115" table:style-name="ce17">
            <text:p>0</text:p>
          </table:table-cell>
          <table:table-cell office:value-type="percentage" office:value="0" table:formula="msoxl:=(S116/S115)-1" table:style-name="ce13">
            <text:p>0.00%</text:p>
          </table:table-cell>
          <table:table-cell office:value-type="percentage" office:value="0" table:formula="msoxl:=V115-V116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16=X115,Y115,Y115+1)" table:style-name="ce23">
            <text:p>8</text:p>
          </table:table-cell>
          <table:table-cell office:value-type="float" office:value="31250" table:formula="msoxl:=S116/Y116" table:style-name="ce14">
            <text:p>31,250</text:p>
          </table:table-cell>
          <table:table-cell office:value-type="float" office:value="508928.57142857148" table:formula="msoxl:=Z116+AA115" table:style-name="ce14">
            <text:p>508,929</text:p>
          </table:table-cell>
          <table:table-cell office:value-type="float" office:value="31250" table:formula="msoxl:=AA116-AA115" table:style-name="ce14">
            <text:p>31,250</text:p>
          </table:table-cell>
          <table:table-cell office:value-type="percentage" office:value="0" table:formula="msoxl:=AB116/AB115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15" table:style-name="ce22">
            <text:p>115</text:p>
          </table:table-cell>
          <table:table-cell office:value-type="float" office:value="253776.36409200201" table:formula="msoxl:=C116+C116*0.001" table:style-name="ce23">
            <text:p>253,776</text:p>
          </table:table-cell>
          <table:table-cell office:value-type="float" office:value="4030140.4560940047" table:formula="msoxl:=C117+D116" table:style-name="ce16">
            <text:p>4,030,140</text:p>
          </table:table-cell>
          <table:table-cell office:value-type="float" office:value="253.52284125075676" table:formula="msoxl:=C117-C116" table:style-name="ce16">
            <text:p>254</text:p>
          </table:table-cell>
          <table:table-cell office:value-type="percentage" office:value="1.0000000000001119E-3" table:formula="msoxl:=(C117/C116)-1" table:style-name="ce13">
            <text:p>0.10%</text:p>
          </table:table-cell>
          <table:table-cell office:value-type="percentage" office:value="-2.2204460492503131E-16" table:formula="msoxl:=F116-F117" table:style-name="ce13">
            <text:p>0.00%</text:p>
          </table:table-cell>
          <table:table-cell office:value-type="float" office:value="7" table:formula="msoxl:=IF(I117=I116,1+H116,1)" table:style-name="ce34">
            <text:p>7</text:p>
          </table:table-cell>
          <table:table-cell office:value-type="string" table:style-name="ce22">
            <text:p>Fero</text:p>
          </table:table-cell>
          <table:table-cell office:value-type="float" office:value="8" table:formula="msoxl:=IF(I117=I116,J116,J116+1)" table:style-name="ce23">
            <text:p>8</text:p>
          </table:table-cell>
          <table:table-cell office:value-type="float" office:value="31722.045511500251" table:formula="msoxl:=C117/J117" table:style-name="ce14">
            <text:p>31,722</text:p>
          </table:table-cell>
          <table:table-cell office:value-type="float" office:value="644107.21828909917" table:formula="msoxl:=K117+L116" table:style-name="ce14">
            <text:p>644,107</text:p>
          </table:table-cell>
          <table:table-cell office:value-type="float" office:value="31722.045511500211" table:formula="msoxl:=L117-L116" table:style-name="ce14">
            <text:p>31,722</text:p>
          </table:table-cell>
          <table:table-cell office:value-type="percentage" office:value="9.9999999999900169E-4" table:formula="msoxl:=M117/M11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15" table:style-name="ce22">
            <text:p>115</text:p>
          </table:table-cell>
          <table:table-cell office:value-type="float" office:value="250000" table:style-name="ce23">
            <text:p>250,000</text:p>
          </table:table-cell>
          <table:table-cell office:value-type="float" office:value="4000000" table:formula="msoxl:=S117+T116" table:style-name="ce16">
            <text:p>4,000,000</text:p>
          </table:table-cell>
          <table:table-cell office:value-type="float" office:value="0" table:formula="msoxl:=S117-S116" table:style-name="ce17">
            <text:p>0</text:p>
          </table:table-cell>
          <table:table-cell office:value-type="percentage" office:value="0" table:formula="msoxl:=(S117/S116)-1" table:style-name="ce13">
            <text:p>0.00%</text:p>
          </table:table-cell>
          <table:table-cell office:value-type="percentage" office:value="0" table:formula="msoxl:=V116-V117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17=X116,Y116,Y116+1)" table:style-name="ce23">
            <text:p>8</text:p>
          </table:table-cell>
          <table:table-cell office:value-type="float" office:value="31250" table:formula="msoxl:=S117/Y117" table:style-name="ce14">
            <text:p>31,250</text:p>
          </table:table-cell>
          <table:table-cell office:value-type="float" office:value="540178.57142857148" table:formula="msoxl:=Z117+AA116" table:style-name="ce14">
            <text:p>540,179</text:p>
          </table:table-cell>
          <table:table-cell office:value-type="float" office:value="31250" table:formula="msoxl:=AA117-AA116" table:style-name="ce14">
            <text:p>31,250</text:p>
          </table:table-cell>
          <table:table-cell office:value-type="percentage" office:value="0" table:formula="msoxl:=AB117/AB116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16" table:style-name="ce22">
            <text:p>116</text:p>
          </table:table-cell>
          <table:table-cell office:value-type="float" office:value="254030.140456094" table:formula="msoxl:=C117+C117*0.001" table:style-name="ce23">
            <text:p>254,030</text:p>
          </table:table-cell>
          <table:table-cell office:value-type="float" office:value="4284170.5965500986" table:formula="msoxl:=C118+D117" table:style-name="ce16">
            <text:p>4,284,171</text:p>
          </table:table-cell>
          <table:table-cell office:value-type="float" office:value="253.77636409198749" table:formula="msoxl:=C118-C117" table:style-name="ce16">
            <text:p>254</text:p>
          </table:table-cell>
          <table:table-cell office:value-type="percentage" office:value="9.9999999999988987E-4" table:formula="msoxl:=(C118/C117)-1" table:style-name="ce13">
            <text:p>0.10%</text:p>
          </table:table-cell>
          <table:table-cell office:value-type="percentage" office:value="2.2204460492503131E-16" table:formula="msoxl:=F117-F118" table:style-name="ce13">
            <text:p>0.00%</text:p>
          </table:table-cell>
          <table:table-cell office:value-type="float" office:value="8" table:formula="msoxl:=IF(I118=I117,1+H117,1)" table:style-name="ce34">
            <text:p>8</text:p>
          </table:table-cell>
          <table:table-cell office:value-type="string" table:style-name="ce22">
            <text:p>Fero</text:p>
          </table:table-cell>
          <table:table-cell office:value-type="float" office:value="8" table:formula="msoxl:=IF(I118=I117,J117,J117+1)" table:style-name="ce23">
            <text:p>8</text:p>
          </table:table-cell>
          <table:table-cell office:value-type="float" office:value="31753.76755701175" table:formula="msoxl:=C118/J118" table:style-name="ce14">
            <text:p>31,754</text:p>
          </table:table-cell>
          <table:table-cell office:value-type="float" office:value="675860.98584611097" table:formula="msoxl:=K118+L117" table:style-name="ce14">
            <text:p>675,861</text:p>
          </table:table-cell>
          <table:table-cell office:value-type="float" office:value="31753.767557011801" table:formula="msoxl:=L118-L117" table:style-name="ce14">
            <text:p>31,754</text:p>
          </table:table-cell>
          <table:table-cell office:value-type="percentage" office:value="1.0000000000027764E-3" table:formula="msoxl:=M118/M11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16" table:style-name="ce22">
            <text:p>116</text:p>
          </table:table-cell>
          <table:table-cell office:value-type="float" office:value="250000" table:style-name="ce23">
            <text:p>250,000</text:p>
          </table:table-cell>
          <table:table-cell office:value-type="float" office:value="4250000" table:formula="msoxl:=S118+T117" table:style-name="ce16">
            <text:p>4,250,000</text:p>
          </table:table-cell>
          <table:table-cell office:value-type="float" office:value="0" table:formula="msoxl:=S118-S117" table:style-name="ce17">
            <text:p>0</text:p>
          </table:table-cell>
          <table:table-cell office:value-type="percentage" office:value="0" table:formula="msoxl:=(S118/S117)-1" table:style-name="ce13">
            <text:p>0.00%</text:p>
          </table:table-cell>
          <table:table-cell office:value-type="percentage" office:value="0" table:formula="msoxl:=V117-V118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18=X117,Y117,Y117+1)" table:style-name="ce23">
            <text:p>8</text:p>
          </table:table-cell>
          <table:table-cell office:value-type="float" office:value="31250" table:formula="msoxl:=S118/Y118" table:style-name="ce14">
            <text:p>31,250</text:p>
          </table:table-cell>
          <table:table-cell office:value-type="float" office:value="571428.57142857148" table:formula="msoxl:=Z118+AA117" table:style-name="ce14">
            <text:p>571,429</text:p>
          </table:table-cell>
          <table:table-cell office:value-type="float" office:value="31250" table:formula="msoxl:=AA118-AA117" table:style-name="ce14">
            <text:p>31,250</text:p>
          </table:table-cell>
          <table:table-cell office:value-type="percentage" office:value="0" table:formula="msoxl:=AB118/AB117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17" table:style-name="ce22">
            <text:p>117</text:p>
          </table:table-cell>
          <table:table-cell office:value-type="float" office:value="254284.1705965501" table:formula="msoxl:=C118+C118*0.001" table:style-name="ce23">
            <text:p>254,284</text:p>
          </table:table-cell>
          <table:table-cell office:value-type="float" office:value="4538454.7671466488" table:formula="msoxl:=C119+D118" table:style-name="ce16">
            <text:p>4,538,455</text:p>
          </table:table-cell>
          <table:table-cell office:value-type="float" office:value="254.03014045610325" table:formula="msoxl:=C119-C118" table:style-name="ce16">
            <text:p>254</text:p>
          </table:table-cell>
          <table:table-cell office:value-type="percentage" office:value="1.0000000000001119E-3" table:formula="msoxl:=(C119/C118)-1" table:style-name="ce13">
            <text:p>0.10%</text:p>
          </table:table-cell>
          <table:table-cell office:value-type="percentage" office:value="-2.2204460492503131E-16" table:formula="msoxl:=F118-F119" table:style-name="ce13">
            <text:p>0.00%</text:p>
          </table:table-cell>
          <table:table-cell office:value-type="float" office:value="9" table:formula="msoxl:=IF(I119=I118,1+H118,1)" table:style-name="ce34">
            <text:p>9</text:p>
          </table:table-cell>
          <table:table-cell office:value-type="string" table:style-name="ce22">
            <text:p>Fero</text:p>
          </table:table-cell>
          <table:table-cell office:value-type="float" office:value="8" table:formula="msoxl:=IF(I119=I118,J118,J118+1)" table:style-name="ce23">
            <text:p>8</text:p>
          </table:table-cell>
          <table:table-cell office:value-type="float" office:value="31785.521324568763" table:formula="msoxl:=C119/J119" table:style-name="ce14">
            <text:p>31,786</text:p>
          </table:table-cell>
          <table:table-cell office:value-type="float" office:value="707646.50717067975" table:formula="msoxl:=K119+L118" table:style-name="ce14">
            <text:p>707,647</text:p>
          </table:table-cell>
          <table:table-cell office:value-type="float" office:value="31785.521324568777" table:formula="msoxl:=L119-L118" table:style-name="ce14">
            <text:p>31,786</text:p>
          </table:table-cell>
          <table:table-cell office:value-type="percentage" office:value="9.9999999999877964E-4" table:formula="msoxl:=M119/M11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17" table:style-name="ce22">
            <text:p>117</text:p>
          </table:table-cell>
          <table:table-cell office:value-type="float" office:value="250000" table:style-name="ce23">
            <text:p>250,000</text:p>
          </table:table-cell>
          <table:table-cell office:value-type="float" office:value="4500000" table:formula="msoxl:=S119+T118" table:style-name="ce16">
            <text:p>4,500,000</text:p>
          </table:table-cell>
          <table:table-cell office:value-type="float" office:value="0" table:formula="msoxl:=S119-S118" table:style-name="ce17">
            <text:p>0</text:p>
          </table:table-cell>
          <table:table-cell office:value-type="percentage" office:value="0" table:formula="msoxl:=(S119/S118)-1" table:style-name="ce13">
            <text:p>0.00%</text:p>
          </table:table-cell>
          <table:table-cell office:value-type="percentage" office:value="0" table:formula="msoxl:=V118-V119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19=X118,Y118,Y118+1)" table:style-name="ce23">
            <text:p>8</text:p>
          </table:table-cell>
          <table:table-cell office:value-type="float" office:value="31250" table:formula="msoxl:=S119/Y119" table:style-name="ce14">
            <text:p>31,250</text:p>
          </table:table-cell>
          <table:table-cell office:value-type="float" office:value="602678.57142857148" table:formula="msoxl:=Z119+AA118" table:style-name="ce14">
            <text:p>602,679</text:p>
          </table:table-cell>
          <table:table-cell office:value-type="float" office:value="31250" table:formula="msoxl:=AA119-AA118" table:style-name="ce14">
            <text:p>31,250</text:p>
          </table:table-cell>
          <table:table-cell office:value-type="percentage" office:value="0" table:formula="msoxl:=AB119/AB118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18" table:style-name="ce22">
            <text:p>118</text:p>
          </table:table-cell>
          <table:table-cell office:value-type="float" office:value="254538.45476714664" table:formula="msoxl:=C119+C119*0.001" table:style-name="ce23">
            <text:p>254,538</text:p>
          </table:table-cell>
          <table:table-cell office:value-type="float" office:value="4792993.2219137959" table:formula="msoxl:=C120+D119" table:style-name="ce16">
            <text:p>4,792,993</text:p>
          </table:table-cell>
          <table:table-cell office:value-type="float" office:value="254.28417059654021" table:formula="msoxl:=C120-C119" table:style-name="ce16">
            <text:p>254</text:p>
          </table:table-cell>
          <table:table-cell office:value-type="percentage" office:value="9.9999999999988987E-4" table:formula="msoxl:=(C120/C119)-1" table:style-name="ce13">
            <text:p>0.10%</text:p>
          </table:table-cell>
          <table:table-cell office:value-type="percentage" office:value="2.2204460492503131E-16" table:formula="msoxl:=F119-F120" table:style-name="ce13">
            <text:p>0.00%</text:p>
          </table:table-cell>
          <table:table-cell office:value-type="float" office:value="10" table:formula="msoxl:=IF(I120=I119,1+H119,1)" table:style-name="ce34">
            <text:p>10</text:p>
          </table:table-cell>
          <table:table-cell office:value-type="string" table:style-name="ce22">
            <text:p>Fero</text:p>
          </table:table-cell>
          <table:table-cell office:value-type="float" office:value="8" table:formula="msoxl:=IF(I120=I119,J119,J119+1)" table:style-name="ce23">
            <text:p>8</text:p>
          </table:table-cell>
          <table:table-cell office:value-type="float" office:value="31817.30684589333" table:formula="msoxl:=C120/J120" table:style-name="ce14">
            <text:p>31,817</text:p>
          </table:table-cell>
          <table:table-cell office:value-type="float" office:value="739463.81401657313" table:formula="msoxl:=K120+L119" table:style-name="ce14">
            <text:p>739,464</text:p>
          </table:table-cell>
          <table:table-cell office:value-type="float" office:value="31817.306845893385" table:formula="msoxl:=L120-L119" table:style-name="ce14">
            <text:p>31,817</text:p>
          </table:table-cell>
          <table:table-cell office:value-type="percentage" office:value="1.0000000000012221E-3" table:formula="msoxl:=M120/M11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18" table:style-name="ce22">
            <text:p>118</text:p>
          </table:table-cell>
          <table:table-cell office:value-type="float" office:value="250000" table:style-name="ce23">
            <text:p>250,000</text:p>
          </table:table-cell>
          <table:table-cell office:value-type="float" office:value="4750000" table:formula="msoxl:=S120+T119" table:style-name="ce16">
            <text:p>4,750,000</text:p>
          </table:table-cell>
          <table:table-cell office:value-type="float" office:value="0" table:formula="msoxl:=S120-S119" table:style-name="ce17">
            <text:p>0</text:p>
          </table:table-cell>
          <table:table-cell office:value-type="percentage" office:value="0" table:formula="msoxl:=(S120/S119)-1" table:style-name="ce13">
            <text:p>0.00%</text:p>
          </table:table-cell>
          <table:table-cell office:value-type="percentage" office:value="0" table:formula="msoxl:=V119-V120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20=X119,Y119,Y119+1)" table:style-name="ce23">
            <text:p>8</text:p>
          </table:table-cell>
          <table:table-cell office:value-type="float" office:value="31250" table:formula="msoxl:=S120/Y120" table:style-name="ce14">
            <text:p>31,250</text:p>
          </table:table-cell>
          <table:table-cell office:value-type="float" office:value="633928.57142857148" table:formula="msoxl:=Z120+AA119" table:style-name="ce14">
            <text:p>633,929</text:p>
          </table:table-cell>
          <table:table-cell office:value-type="float" office:value="31250" table:formula="msoxl:=AA120-AA119" table:style-name="ce14">
            <text:p>31,250</text:p>
          </table:table-cell>
          <table:table-cell office:value-type="percentage" office:value="0" table:formula="msoxl:=AB120/AB119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19" table:style-name="ce22">
            <text:p>119</text:p>
          </table:table-cell>
          <table:table-cell office:value-type="float" office:value="254792.99322191378" table:formula="msoxl:=C120+C120*0.001" table:style-name="ce23">
            <text:p>254,793</text:p>
          </table:table-cell>
          <table:table-cell office:value-type="float" office:value="5047786.2151357094" table:formula="msoxl:=C121+D120" table:style-name="ce16">
            <text:p>5,047,786</text:p>
          </table:table-cell>
          <table:table-cell office:value-type="float" office:value="254.53845476714196" table:formula="msoxl:=C121-C120" table:style-name="ce16">
            <text:p>255</text:p>
          </table:table-cell>
          <table:table-cell office:value-type="percentage" office:value="9.9999999999988987E-4" table:formula="msoxl:=(C121/C120)-1" table:style-name="ce13">
            <text:p>0.10%</text:p>
          </table:table-cell>
          <table:table-cell office:value-type="percentage" office:value="0" table:formula="msoxl:=F120-F121" table:style-name="ce13">
            <text:p>0.00%</text:p>
          </table:table-cell>
          <table:table-cell office:value-type="float" office:value="11" table:formula="msoxl:=IF(I121=I120,1+H120,1)" table:style-name="ce34">
            <text:p>11</text:p>
          </table:table-cell>
          <table:table-cell office:value-type="string" table:style-name="ce22">
            <text:p>Fero</text:p>
          </table:table-cell>
          <table:table-cell office:value-type="float" office:value="8" table:formula="msoxl:=IF(I121=I120,J120,J120+1)" table:style-name="ce23">
            <text:p>8</text:p>
          </table:table-cell>
          <table:table-cell office:value-type="float" office:value="31849.124152739223" table:formula="msoxl:=C121/J121" table:style-name="ce14">
            <text:p>31,849</text:p>
          </table:table-cell>
          <table:table-cell office:value-type="float" office:value="771312.93816931231" table:formula="msoxl:=K121+L120" table:style-name="ce14">
            <text:p>771,313</text:p>
          </table:table-cell>
          <table:table-cell office:value-type="float" office:value="31849.124152739183" table:formula="msoxl:=L121-L120" table:style-name="ce14">
            <text:p>31,849</text:p>
          </table:table-cell>
          <table:table-cell office:value-type="percentage" office:value="9.9999999999700329E-4" table:formula="msoxl:=M121/M12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19" table:style-name="ce22">
            <text:p>119</text:p>
          </table:table-cell>
          <table:table-cell office:value-type="float" office:value="250000" table:style-name="ce23">
            <text:p>250,000</text:p>
          </table:table-cell>
          <table:table-cell office:value-type="float" office:value="5000000" table:formula="msoxl:=S121+T120" table:style-name="ce16">
            <text:p>5,000,000</text:p>
          </table:table-cell>
          <table:table-cell office:value-type="float" office:value="0" table:formula="msoxl:=S121-S120" table:style-name="ce17">
            <text:p>0</text:p>
          </table:table-cell>
          <table:table-cell office:value-type="percentage" office:value="0" table:formula="msoxl:=(S121/S120)-1" table:style-name="ce13">
            <text:p>0.00%</text:p>
          </table:table-cell>
          <table:table-cell office:value-type="percentage" office:value="0" table:formula="msoxl:=V120-V121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21=X120,Y120,Y120+1)" table:style-name="ce23">
            <text:p>8</text:p>
          </table:table-cell>
          <table:table-cell office:value-type="float" office:value="31250" table:formula="msoxl:=S121/Y121" table:style-name="ce14">
            <text:p>31,250</text:p>
          </table:table-cell>
          <table:table-cell office:value-type="float" office:value="665178.57142857148" table:formula="msoxl:=Z121+AA120" table:style-name="ce14">
            <text:p>665,179</text:p>
          </table:table-cell>
          <table:table-cell office:value-type="float" office:value="31250" table:formula="msoxl:=AA121-AA120" table:style-name="ce14">
            <text:p>31,250</text:p>
          </table:table-cell>
          <table:table-cell office:value-type="percentage" office:value="0" table:formula="msoxl:=AB121/AB120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20" table:style-name="ce22">
            <text:p>120</text:p>
          </table:table-cell>
          <table:table-cell office:value-type="float" office:value="255047.78621513571" table:formula="msoxl:=C121+C121*0.001" table:style-name="ce23">
            <text:p>255,048</text:p>
          </table:table-cell>
          <table:table-cell office:value-type="float" office:value="5302834.0013508452" table:formula="msoxl:=C122+D121" table:style-name="ce16">
            <text:p>5,302,834</text:p>
          </table:table-cell>
          <table:table-cell office:value-type="float" office:value="254.79299322192674" table:formula="msoxl:=C122-C121" table:style-name="ce16">
            <text:p>255</text:p>
          </table:table-cell>
          <table:table-cell office:value-type="percentage" office:value="1.0000000000001119E-3" table:formula="msoxl:=(C122/C121)-1" table:style-name="ce13">
            <text:p>0.10%</text:p>
          </table:table-cell>
          <table:table-cell office:value-type="percentage" office:value="-2.2204460492503131E-16" table:formula="msoxl:=F121-F122" table:style-name="ce13">
            <text:p>0.00%</text:p>
          </table:table-cell>
          <table:table-cell office:value-type="float" office:value="12" table:formula="msoxl:=IF(I122=I121,1+H121,1)" table:style-name="ce34">
            <text:p>12</text:p>
          </table:table-cell>
          <table:table-cell office:value-type="string" table:style-name="ce22">
            <text:p>Fero</text:p>
          </table:table-cell>
          <table:table-cell office:value-type="float" office:value="8" table:formula="msoxl:=IF(I122=I121,J121,J121+1)" table:style-name="ce23">
            <text:p>8</text:p>
          </table:table-cell>
          <table:table-cell office:value-type="float" office:value="31880.973276891964" table:formula="msoxl:=C122/J122" table:style-name="ce14">
            <text:p>31,881</text:p>
          </table:table-cell>
          <table:table-cell office:value-type="float" office:value="803193.91144620429" table:formula="msoxl:=K122+L121" table:style-name="ce14">
            <text:p>803,194</text:p>
          </table:table-cell>
          <table:table-cell office:value-type="float" office:value="31880.973276891978" table:formula="msoxl:=L122-L121" table:style-name="ce14">
            <text:p>31,881</text:p>
          </table:table-cell>
          <table:table-cell office:value-type="percentage" office:value="1.0000000000016662E-3" table:formula="msoxl:=M122/M12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20" table:style-name="ce22">
            <text:p>120</text:p>
          </table:table-cell>
          <table:table-cell office:value-type="float" office:value="250000" table:style-name="ce23">
            <text:p>250,000</text:p>
          </table:table-cell>
          <table:table-cell office:value-type="float" office:value="5250000" table:formula="msoxl:=S122+T121" table:style-name="ce16">
            <text:p>5,250,000</text:p>
          </table:table-cell>
          <table:table-cell office:value-type="float" office:value="0" table:formula="msoxl:=S122-S121" table:style-name="ce17">
            <text:p>0</text:p>
          </table:table-cell>
          <table:table-cell office:value-type="percentage" office:value="0" table:formula="msoxl:=(S122/S121)-1" table:style-name="ce13">
            <text:p>0.00%</text:p>
          </table:table-cell>
          <table:table-cell office:value-type="percentage" office:value="0" table:formula="msoxl:=V121-V122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22=X121,Y121,Y121+1)" table:style-name="ce23">
            <text:p>8</text:p>
          </table:table-cell>
          <table:table-cell office:value-type="float" office:value="31250" table:formula="msoxl:=S122/Y122" table:style-name="ce14">
            <text:p>31,250</text:p>
          </table:table-cell>
          <table:table-cell office:value-type="float" office:value="696428.57142857148" table:formula="msoxl:=Z122+AA121" table:style-name="ce14">
            <text:p>696,429</text:p>
          </table:table-cell>
          <table:table-cell office:value-type="float" office:value="31250" table:formula="msoxl:=AA122-AA121" table:style-name="ce14">
            <text:p>31,250</text:p>
          </table:table-cell>
          <table:table-cell office:value-type="percentage" office:value="0" table:formula="msoxl:=AB122/AB121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21" table:style-name="ce22">
            <text:p>121</text:p>
          </table:table-cell>
          <table:table-cell office:value-type="float" office:value="255302.83400135086" table:formula="msoxl:=C122+C122*0.001" table:style-name="ce23">
            <text:p>255,303</text:p>
          </table:table-cell>
          <table:table-cell office:value-type="float" office:value="5558136.8353521964" table:formula="msoxl:=C123+D122" table:style-name="ce16">
            <text:p>5,558,137</text:p>
          </table:table-cell>
          <table:table-cell office:value-type="float" office:value="255.04778621514561" table:formula="msoxl:=C123-C122" table:style-name="ce16">
            <text:p>255</text:p>
          </table:table-cell>
          <table:table-cell office:value-type="percentage" office:value="1.0000000000001119E-3" table:formula="msoxl:=(C123/C122)-1" table:style-name="ce13">
            <text:p>0.10%</text:p>
          </table:table-cell>
          <table:table-cell office:value-type="percentage" office:value="0" table:formula="msoxl:=F122-F123" table:style-name="ce13">
            <text:p>0.00%</text:p>
          </table:table-cell>
          <table:table-cell office:value-type="float" office:value="13" table:formula="msoxl:=IF(I123=I122,1+H122,1)" table:style-name="ce34">
            <text:p>13</text:p>
          </table:table-cell>
          <table:table-cell office:value-type="string" table:style-name="ce22">
            <text:p>Fero</text:p>
          </table:table-cell>
          <table:table-cell office:value-type="float" office:value="8" table:formula="msoxl:=IF(I123=I122,J122,J122+1)" table:style-name="ce23">
            <text:p>8</text:p>
          </table:table-cell>
          <table:table-cell office:value-type="float" office:value="31912.854250168857" table:formula="msoxl:=C123/J123" table:style-name="ce14">
            <text:p>31,913</text:p>
          </table:table-cell>
          <table:table-cell office:value-type="float" office:value="835106.76569637319" table:formula="msoxl:=K123+L122" table:style-name="ce14">
            <text:p>835,107</text:p>
          </table:table-cell>
          <table:table-cell office:value-type="float" office:value="31912.854250168893" table:formula="msoxl:=L123-L122" table:style-name="ce14">
            <text:p>31,913</text:p>
          </table:table-cell>
          <table:table-cell office:value-type="percentage" office:value="1.000000000000778E-3" table:formula="msoxl:=M123/M12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21" table:style-name="ce22">
            <text:p>121</text:p>
          </table:table-cell>
          <table:table-cell office:value-type="float" office:value="250000" table:style-name="ce23">
            <text:p>250,000</text:p>
          </table:table-cell>
          <table:table-cell office:value-type="float" office:value="5500000" table:formula="msoxl:=S123+T122" table:style-name="ce16">
            <text:p>5,500,000</text:p>
          </table:table-cell>
          <table:table-cell office:value-type="float" office:value="0" table:formula="msoxl:=S123-S122" table:style-name="ce17">
            <text:p>0</text:p>
          </table:table-cell>
          <table:table-cell office:value-type="percentage" office:value="0" table:formula="msoxl:=(S123/S122)-1" table:style-name="ce13">
            <text:p>0.00%</text:p>
          </table:table-cell>
          <table:table-cell office:value-type="percentage" office:value="0" table:formula="msoxl:=V122-V123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23=X122,Y122,Y122+1)" table:style-name="ce23">
            <text:p>8</text:p>
          </table:table-cell>
          <table:table-cell office:value-type="float" office:value="31250" table:formula="msoxl:=S123/Y123" table:style-name="ce14">
            <text:p>31,250</text:p>
          </table:table-cell>
          <table:table-cell office:value-type="float" office:value="727678.57142857148" table:formula="msoxl:=Z123+AA122" table:style-name="ce14">
            <text:p>727,679</text:p>
          </table:table-cell>
          <table:table-cell office:value-type="float" office:value="31250" table:formula="msoxl:=AA123-AA122" table:style-name="ce14">
            <text:p>31,250</text:p>
          </table:table-cell>
          <table:table-cell office:value-type="percentage" office:value="0" table:formula="msoxl:=AB123/AB122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22" table:style-name="ce22">
            <text:p>122</text:p>
          </table:table-cell>
          <table:table-cell office:value-type="float" office:value="255558.1368353522" table:formula="msoxl:=C123+C123*0.001" table:style-name="ce23">
            <text:p>255,558</text:p>
          </table:table-cell>
          <table:table-cell office:value-type="float" office:value="5813694.9721875489" table:formula="msoxl:=C124+D123" table:style-name="ce16">
            <text:p>5,813,695</text:p>
          </table:table-cell>
          <table:table-cell office:value-type="float" office:value="255.30283400134067" table:formula="msoxl:=C124-C123" table:style-name="ce16">
            <text:p>255</text:p>
          </table:table-cell>
          <table:table-cell office:value-type="percentage" office:value="9.9999999999988987E-4" table:formula="msoxl:=(C124/C123)-1" table:style-name="ce13">
            <text:p>0.10%</text:p>
          </table:table-cell>
          <table:table-cell office:value-type="percentage" office:value="2.2204460492503131E-16" table:formula="msoxl:=F123-F124" table:style-name="ce13">
            <text:p>0.00%</text:p>
          </table:table-cell>
          <table:table-cell office:value-type="float" office:value="14" table:formula="msoxl:=IF(I124=I123,1+H123,1)" table:style-name="ce34">
            <text:p>14</text:p>
          </table:table-cell>
          <table:table-cell office:value-type="string" table:style-name="ce22">
            <text:p>Fero</text:p>
          </table:table-cell>
          <table:table-cell office:value-type="float" office:value="8" table:formula="msoxl:=IF(I124=I123,J123,J123+1)" table:style-name="ce23">
            <text:p>8</text:p>
          </table:table-cell>
          <table:table-cell office:value-type="float" office:value="31944.767104419025" table:formula="msoxl:=C124/J124" table:style-name="ce14">
            <text:p>31,945</text:p>
          </table:table-cell>
          <table:table-cell office:value-type="float" office:value="867051.53280079225" table:formula="msoxl:=K124+L123" table:style-name="ce14">
            <text:p>867,052</text:p>
          </table:table-cell>
          <table:table-cell office:value-type="float" office:value="31944.767104419065" table:formula="msoxl:=L124-L123" table:style-name="ce14">
            <text:p>31,945</text:p>
          </table:table-cell>
          <table:table-cell office:value-type="percentage" office:value="1.0000000000001119E-3" table:formula="msoxl:=M124/M12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22" table:style-name="ce22">
            <text:p>122</text:p>
          </table:table-cell>
          <table:table-cell office:value-type="float" office:value="250000" table:style-name="ce23">
            <text:p>250,000</text:p>
          </table:table-cell>
          <table:table-cell office:value-type="float" office:value="5750000" table:formula="msoxl:=S124+T123" table:style-name="ce16">
            <text:p>5,750,000</text:p>
          </table:table-cell>
          <table:table-cell office:value-type="float" office:value="0" table:formula="msoxl:=S124-S123" table:style-name="ce17">
            <text:p>0</text:p>
          </table:table-cell>
          <table:table-cell office:value-type="percentage" office:value="0" table:formula="msoxl:=(S124/S123)-1" table:style-name="ce13">
            <text:p>0.00%</text:p>
          </table:table-cell>
          <table:table-cell office:value-type="percentage" office:value="0" table:formula="msoxl:=V123-V124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24=X123,Y123,Y123+1)" table:style-name="ce23">
            <text:p>8</text:p>
          </table:table-cell>
          <table:table-cell office:value-type="float" office:value="31250" table:formula="msoxl:=S124/Y124" table:style-name="ce14">
            <text:p>31,250</text:p>
          </table:table-cell>
          <table:table-cell office:value-type="float" office:value="758928.57142857148" table:formula="msoxl:=Z124+AA123" table:style-name="ce14">
            <text:p>758,929</text:p>
          </table:table-cell>
          <table:table-cell office:value-type="float" office:value="31250" table:formula="msoxl:=AA124-AA123" table:style-name="ce14">
            <text:p>31,250</text:p>
          </table:table-cell>
          <table:table-cell office:value-type="percentage" office:value="0" table:formula="msoxl:=AB124/AB123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23" table:style-name="ce22">
            <text:p>123</text:p>
          </table:table-cell>
          <table:table-cell office:value-type="float" office:value="255813.69497218754" table:formula="msoxl:=C124+C124*0.001" table:style-name="ce23">
            <text:p>255,814</text:p>
          </table:table-cell>
          <table:table-cell office:value-type="float" office:value="6069508.6671597362" table:formula="msoxl:=C125+D124" table:style-name="ce16">
            <text:p>6,069,509</text:p>
          </table:table-cell>
          <table:table-cell office:value-type="float" office:value="255.55813683534507" table:formula="msoxl:=C125-C124" table:style-name="ce16">
            <text:p>256</text:p>
          </table:table-cell>
          <table:table-cell office:value-type="percentage" office:value="9.9999999999988987E-4" table:formula="msoxl:=(C125/C124)-1" table:style-name="ce13">
            <text:p>0.10%</text:p>
          </table:table-cell>
          <table:table-cell office:value-type="percentage" office:value="0" table:formula="msoxl:=F124-F125" table:style-name="ce13">
            <text:p>0.00%</text:p>
          </table:table-cell>
          <table:table-cell office:value-type="float" office:value="15" table:formula="msoxl:=IF(I125=I124,1+H124,1)" table:style-name="ce34">
            <text:p>15</text:p>
          </table:table-cell>
          <table:table-cell office:value-type="string" table:style-name="ce22">
            <text:p>Fero</text:p>
          </table:table-cell>
          <table:table-cell office:value-type="float" office:value="8" table:formula="msoxl:=IF(I125=I124,J124,J124+1)" table:style-name="ce23">
            <text:p>8</text:p>
          </table:table-cell>
          <table:table-cell office:value-type="float" office:value="31976.711871523443" table:formula="msoxl:=C125/J125" table:style-name="ce14">
            <text:p>31,977</text:p>
          </table:table-cell>
          <table:table-cell office:value-type="float" office:value="899028.24467231566" table:formula="msoxl:=K125+L124" table:style-name="ce14">
            <text:p>899,028</text:p>
          </table:table-cell>
          <table:table-cell office:value-type="float" office:value="31976.71187152341" table:formula="msoxl:=L125-L124" table:style-name="ce14">
            <text:p>31,977</text:p>
          </table:table-cell>
          <table:table-cell office:value-type="percentage" office:value="9.9999999999766942E-4" table:formula="msoxl:=M125/M12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23" table:style-name="ce22">
            <text:p>123</text:p>
          </table:table-cell>
          <table:table-cell office:value-type="float" office:value="250000" table:style-name="ce23">
            <text:p>250,000</text:p>
          </table:table-cell>
          <table:table-cell office:value-type="float" office:value="6000000" table:formula="msoxl:=S125+T124" table:style-name="ce16">
            <text:p>6,000,000</text:p>
          </table:table-cell>
          <table:table-cell office:value-type="float" office:value="0" table:formula="msoxl:=S125-S124" table:style-name="ce17">
            <text:p>0</text:p>
          </table:table-cell>
          <table:table-cell office:value-type="percentage" office:value="0" table:formula="msoxl:=(S125/S124)-1" table:style-name="ce13">
            <text:p>0.00%</text:p>
          </table:table-cell>
          <table:table-cell office:value-type="percentage" office:value="0" table:formula="msoxl:=V124-V125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25=X124,Y124,Y124+1)" table:style-name="ce23">
            <text:p>8</text:p>
          </table:table-cell>
          <table:table-cell office:value-type="float" office:value="31250" table:formula="msoxl:=S125/Y125" table:style-name="ce14">
            <text:p>31,250</text:p>
          </table:table-cell>
          <table:table-cell office:value-type="float" office:value="790178.57142857148" table:formula="msoxl:=Z125+AA124" table:style-name="ce14">
            <text:p>790,179</text:p>
          </table:table-cell>
          <table:table-cell office:value-type="float" office:value="31250" table:formula="msoxl:=AA125-AA124" table:style-name="ce14">
            <text:p>31,250</text:p>
          </table:table-cell>
          <table:table-cell office:value-type="percentage" office:value="0" table:formula="msoxl:=AB125/AB124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24" table:style-name="ce22">
            <text:p>124</text:p>
          </table:table-cell>
          <table:table-cell office:value-type="float" office:value="256069.50866715974" table:formula="msoxl:=C125+C125*0.001" table:style-name="ce23">
            <text:p>256,070</text:p>
          </table:table-cell>
          <table:table-cell office:value-type="float" office:value="6325578.175826896" table:formula="msoxl:=C126+D125" table:style-name="ce16">
            <text:p>6,325,578</text:p>
          </table:table-cell>
          <table:table-cell office:value-type="float" office:value="255.81369497219566" table:formula="msoxl:=C126-C125" table:style-name="ce16">
            <text:p>256</text:p>
          </table:table-cell>
          <table:table-cell office:value-type="percentage" office:value="1.0000000000001119E-3" table:formula="msoxl:=(C126/C125)-1" table:style-name="ce13">
            <text:p>0.10%</text:p>
          </table:table-cell>
          <table:table-cell office:value-type="percentage" office:value="-2.2204460492503131E-16" table:formula="msoxl:=F125-F126" table:style-name="ce13">
            <text:p>0.00%</text:p>
          </table:table-cell>
          <table:table-cell office:value-type="float" office:value="16" table:formula="msoxl:=IF(I126=I125,1+H125,1)" table:style-name="ce34">
            <text:p>16</text:p>
          </table:table-cell>
          <table:table-cell office:value-type="string" table:style-name="ce22">
            <text:p>Fero</text:p>
          </table:table-cell>
          <table:table-cell office:value-type="float" office:value="8" table:formula="msoxl:=IF(I126=I125,J125,J125+1)" table:style-name="ce23">
            <text:p>8</text:p>
          </table:table-cell>
          <table:table-cell office:value-type="float" office:value="32008.688583394967" table:formula="msoxl:=C126/J126" table:style-name="ce14">
            <text:p>32,009</text:p>
          </table:table-cell>
          <table:table-cell office:value-type="float" office:value="931036.93325571064" table:formula="msoxl:=K126+L125" table:style-name="ce14">
            <text:p>931,037</text:p>
          </table:table-cell>
          <table:table-cell office:value-type="float" office:value="32008.688583394978" table:formula="msoxl:=L126-L125" table:style-name="ce14">
            <text:p>32,009</text:p>
          </table:table-cell>
          <table:table-cell office:value-type="percentage" office:value="1.0000000000014442E-3" table:formula="msoxl:=M126/M12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24" table:style-name="ce22">
            <text:p>124</text:p>
          </table:table-cell>
          <table:table-cell office:value-type="float" office:value="250000" table:style-name="ce23">
            <text:p>250,000</text:p>
          </table:table-cell>
          <table:table-cell office:value-type="float" office:value="6250000" table:formula="msoxl:=S126+T125" table:style-name="ce16">
            <text:p>6,250,000</text:p>
          </table:table-cell>
          <table:table-cell office:value-type="float" office:value="0" table:formula="msoxl:=S126-S125" table:style-name="ce17">
            <text:p>0</text:p>
          </table:table-cell>
          <table:table-cell office:value-type="percentage" office:value="0" table:formula="msoxl:=(S126/S125)-1" table:style-name="ce13">
            <text:p>0.00%</text:p>
          </table:table-cell>
          <table:table-cell office:value-type="percentage" office:value="0" table:formula="msoxl:=V125-V126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26=X125,Y125,Y125+1)" table:style-name="ce23">
            <text:p>8</text:p>
          </table:table-cell>
          <table:table-cell office:value-type="float" office:value="31250" table:formula="msoxl:=S126/Y126" table:style-name="ce14">
            <text:p>31,250</text:p>
          </table:table-cell>
          <table:table-cell office:value-type="float" office:value="821428.57142857148" table:formula="msoxl:=Z126+AA125" table:style-name="ce14">
            <text:p>821,429</text:p>
          </table:table-cell>
          <table:table-cell office:value-type="float" office:value="31250" table:formula="msoxl:=AA126-AA125" table:style-name="ce14">
            <text:p>31,250</text:p>
          </table:table-cell>
          <table:table-cell office:value-type="percentage" office:value="0" table:formula="msoxl:=AB126/AB125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25" table:style-name="ce22">
            <text:p>125</text:p>
          </table:table-cell>
          <table:table-cell office:value-type="float" office:value="256325.5781758269" table:formula="msoxl:=C126+C126*0.001" table:style-name="ce23">
            <text:p>256,326</text:p>
          </table:table-cell>
          <table:table-cell office:value-type="float" office:value="6581903.7540027229" table:formula="msoxl:=C127+D126" table:style-name="ce16">
            <text:p>6,581,904</text:p>
          </table:table-cell>
          <table:table-cell office:value-type="float" office:value="256.06950866716215" table:formula="msoxl:=C127-C126" table:style-name="ce16">
            <text:p>256</text:p>
          </table:table-cell>
          <table:table-cell office:value-type="percentage" office:value="1.0000000000001119E-3" table:formula="msoxl:=(C127/C126)-1" table:style-name="ce13">
            <text:p>0.10%</text:p>
          </table:table-cell>
          <table:table-cell office:value-type="percentage" office:value="0" table:formula="msoxl:=F126-F127" table:style-name="ce13">
            <text:p>0.00%</text:p>
          </table:table-cell>
          <table:table-cell office:value-type="float" office:value="17" table:formula="msoxl:=IF(I127=I126,1+H126,1)" table:style-name="ce34">
            <text:p>17</text:p>
          </table:table-cell>
          <table:table-cell office:value-type="string" table:style-name="ce22">
            <text:p>Fero</text:p>
          </table:table-cell>
          <table:table-cell office:value-type="float" office:value="8" table:formula="msoxl:=IF(I127=I126,J126,J126+1)" table:style-name="ce23">
            <text:p>8</text:p>
          </table:table-cell>
          <table:table-cell office:value-type="float" office:value="32040.697271978363" table:formula="msoxl:=C127/J127" table:style-name="ce14">
            <text:p>32,041</text:p>
          </table:table-cell>
          <table:table-cell office:value-type="float" office:value="963077.63052768901" table:formula="msoxl:=K127+L126" table:style-name="ce14">
            <text:p>963,078</text:p>
          </table:table-cell>
          <table:table-cell office:value-type="float" office:value="32040.697271978366" table:formula="msoxl:=L127-L126" table:style-name="ce14">
            <text:p>32,041</text:p>
          </table:table-cell>
          <table:table-cell office:value-type="percentage" office:value="9.9999999999988987E-4" table:formula="msoxl:=M127/M12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25" table:style-name="ce22">
            <text:p>125</text:p>
          </table:table-cell>
          <table:table-cell office:value-type="float" office:value="250000" table:style-name="ce23">
            <text:p>250,000</text:p>
          </table:table-cell>
          <table:table-cell office:value-type="float" office:value="6500000" table:formula="msoxl:=S127+T126" table:style-name="ce16">
            <text:p>6,500,000</text:p>
          </table:table-cell>
          <table:table-cell office:value-type="float" office:value="0" table:formula="msoxl:=S127-S126" table:style-name="ce17">
            <text:p>0</text:p>
          </table:table-cell>
          <table:table-cell office:value-type="percentage" office:value="0" table:formula="msoxl:=(S127/S126)-1" table:style-name="ce13">
            <text:p>0.00%</text:p>
          </table:table-cell>
          <table:table-cell office:value-type="percentage" office:value="0" table:formula="msoxl:=V126-V127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27=X126,Y126,Y126+1)" table:style-name="ce23">
            <text:p>8</text:p>
          </table:table-cell>
          <table:table-cell office:value-type="float" office:value="31250" table:formula="msoxl:=S127/Y127" table:style-name="ce14">
            <text:p>31,250</text:p>
          </table:table-cell>
          <table:table-cell office:value-type="float" office:value="852678.57142857148" table:formula="msoxl:=Z127+AA126" table:style-name="ce14">
            <text:p>852,679</text:p>
          </table:table-cell>
          <table:table-cell office:value-type="float" office:value="31250" table:formula="msoxl:=AA127-AA126" table:style-name="ce14">
            <text:p>31,250</text:p>
          </table:table-cell>
          <table:table-cell office:value-type="percentage" office:value="0" table:formula="msoxl:=AB127/AB126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26" table:style-name="ce22">
            <text:p>126</text:p>
          </table:table-cell>
          <table:table-cell office:value-type="float" office:value="256581.90375400273" table:formula="msoxl:=C127+C127*0.001" table:style-name="ce23">
            <text:p>256,582</text:p>
          </table:table-cell>
          <table:table-cell office:value-type="float" office:value="6838485.6577567253" table:formula="msoxl:=C128+D127" table:style-name="ce16">
            <text:p>6,838,486</text:p>
          </table:table-cell>
          <table:table-cell office:value-type="float" office:value="256.32557817583438" table:formula="msoxl:=C128-C127" table:style-name="ce16">
            <text:p>256</text:p>
          </table:table-cell>
          <table:table-cell office:value-type="percentage" office:value="1.0000000000001119E-3" table:formula="msoxl:=(C128/C127)-1" table:style-name="ce13">
            <text:p>0.10%</text:p>
          </table:table-cell>
          <table:table-cell office:value-type="percentage" office:value="0" table:formula="msoxl:=F127-F128" table:style-name="ce13">
            <text:p>0.00%</text:p>
          </table:table-cell>
          <table:table-cell office:value-type="float" office:value="18" table:formula="msoxl:=IF(I128=I127,1+H127,1)" table:style-name="ce34">
            <text:p>18</text:p>
          </table:table-cell>
          <table:table-cell office:value-type="string" table:style-name="ce22">
            <text:p>Fero</text:p>
          </table:table-cell>
          <table:table-cell office:value-type="float" office:value="8" table:formula="msoxl:=IF(I128=I127,J127,J127+1)" table:style-name="ce23">
            <text:p>8</text:p>
          </table:table-cell>
          <table:table-cell office:value-type="float" office:value="32072.737969250342" table:formula="msoxl:=C128/J128" table:style-name="ce14">
            <text:p>32,073</text:p>
          </table:table-cell>
          <table:table-cell office:value-type="float" office:value="995150.36849693931" table:formula="msoxl:=K128+L127" table:style-name="ce14">
            <text:p>995,150</text:p>
          </table:table-cell>
          <table:table-cell office:value-type="float" office:value="32072.737969250302" table:formula="msoxl:=L128-L127" table:style-name="ce14">
            <text:p>32,073</text:p>
          </table:table-cell>
          <table:table-cell office:value-type="percentage" office:value="9.999999999985576E-4" table:formula="msoxl:=M128/M12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26" table:style-name="ce22">
            <text:p>126</text:p>
          </table:table-cell>
          <table:table-cell office:value-type="float" office:value="250000" table:style-name="ce23">
            <text:p>250,000</text:p>
          </table:table-cell>
          <table:table-cell office:value-type="float" office:value="6750000" table:formula="msoxl:=S128+T127" table:style-name="ce16">
            <text:p>6,750,000</text:p>
          </table:table-cell>
          <table:table-cell office:value-type="float" office:value="0" table:formula="msoxl:=S128-S127" table:style-name="ce17">
            <text:p>0</text:p>
          </table:table-cell>
          <table:table-cell office:value-type="percentage" office:value="0" table:formula="msoxl:=(S128/S127)-1" table:style-name="ce13">
            <text:p>0.00%</text:p>
          </table:table-cell>
          <table:table-cell office:value-type="percentage" office:value="0" table:formula="msoxl:=V127-V128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28=X127,Y127,Y127+1)" table:style-name="ce23">
            <text:p>8</text:p>
          </table:table-cell>
          <table:table-cell office:value-type="float" office:value="31250" table:formula="msoxl:=S128/Y128" table:style-name="ce14">
            <text:p>31,250</text:p>
          </table:table-cell>
          <table:table-cell office:value-type="float" office:value="883928.57142857148" table:formula="msoxl:=Z128+AA127" table:style-name="ce14">
            <text:p>883,929</text:p>
          </table:table-cell>
          <table:table-cell office:value-type="float" office:value="31250" table:formula="msoxl:=AA128-AA127" table:style-name="ce14">
            <text:p>31,250</text:p>
          </table:table-cell>
          <table:table-cell office:value-type="percentage" office:value="0" table:formula="msoxl:=AB128/AB127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27" table:style-name="ce22">
            <text:p>127</text:p>
          </table:table-cell>
          <table:table-cell office:value-type="float" office:value="256838.48565775674" table:formula="msoxl:=C128+C128*0.001" table:style-name="ce23">
            <text:p>256,838</text:p>
          </table:table-cell>
          <table:table-cell office:value-type="float" office:value="7095324.1434144825" table:formula="msoxl:=C129+D128" table:style-name="ce16">
            <text:p>7,095,324</text:p>
          </table:table-cell>
          <table:table-cell office:value-type="float" office:value="256.58190375400591" table:formula="msoxl:=C129-C128" table:style-name="ce16">
            <text:p>257</text:p>
          </table:table-cell>
          <table:table-cell office:value-type="percentage" office:value="1.0000000000001119E-3" table:formula="msoxl:=(C129/C128)-1" table:style-name="ce13">
            <text:p>0.10%</text:p>
          </table:table-cell>
          <table:table-cell office:value-type="percentage" office:value="0" table:formula="msoxl:=F128-F129" table:style-name="ce13">
            <text:p>0.00%</text:p>
          </table:table-cell>
          <table:table-cell office:value-type="float" office:value="19" table:formula="msoxl:=IF(I129=I128,1+H128,1)" table:style-name="ce34">
            <text:p>19</text:p>
          </table:table-cell>
          <table:table-cell office:value-type="string" table:style-name="ce22">
            <text:p>Fero</text:p>
          </table:table-cell>
          <table:table-cell office:value-type="float" office:value="8" table:formula="msoxl:=IF(I129=I128,J128,J128+1)" table:style-name="ce23">
            <text:p>8</text:p>
          </table:table-cell>
          <table:table-cell office:value-type="float" office:value="32104.810707219593" table:formula="msoxl:=C129/J129" table:style-name="ce14">
            <text:p>32,105</text:p>
          </table:table-cell>
          <table:table-cell office:value-type="float" office:value="1027255.179204159" table:formula="msoxl:=K129+L128" table:style-name="ce14">
            <text:p>1,027,255</text:p>
          </table:table-cell>
          <table:table-cell office:value-type="float" office:value="32104.810707219644" table:formula="msoxl:=L129-L128" table:style-name="ce14">
            <text:p>32,105</text:p>
          </table:table-cell>
          <table:table-cell office:value-type="percentage" office:value="1.0000000000027764E-3" table:formula="msoxl:=M129/M12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27" table:style-name="ce22">
            <text:p>127</text:p>
          </table:table-cell>
          <table:table-cell office:value-type="float" office:value="250000" table:style-name="ce23">
            <text:p>250,000</text:p>
          </table:table-cell>
          <table:table-cell office:value-type="float" office:value="7000000" table:formula="msoxl:=S129+T128" table:style-name="ce16">
            <text:p>7,000,000</text:p>
          </table:table-cell>
          <table:table-cell office:value-type="float" office:value="0" table:formula="msoxl:=S129-S128" table:style-name="ce17">
            <text:p>0</text:p>
          </table:table-cell>
          <table:table-cell office:value-type="percentage" office:value="0" table:formula="msoxl:=(S129/S128)-1" table:style-name="ce13">
            <text:p>0.00%</text:p>
          </table:table-cell>
          <table:table-cell office:value-type="percentage" office:value="0" table:formula="msoxl:=V128-V129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29=X128,Y128,Y128+1)" table:style-name="ce23">
            <text:p>8</text:p>
          </table:table-cell>
          <table:table-cell office:value-type="float" office:value="31250" table:formula="msoxl:=S129/Y129" table:style-name="ce14">
            <text:p>31,250</text:p>
          </table:table-cell>
          <table:table-cell office:value-type="float" office:value="915178.57142857148" table:formula="msoxl:=Z129+AA128" table:style-name="ce14">
            <text:p>915,179</text:p>
          </table:table-cell>
          <table:table-cell office:value-type="float" office:value="31250" table:formula="msoxl:=AA129-AA128" table:style-name="ce14">
            <text:p>31,250</text:p>
          </table:table-cell>
          <table:table-cell office:value-type="percentage" office:value="0" table:formula="msoxl:=AB129/AB128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28" table:style-name="ce22">
            <text:p>128</text:p>
          </table:table-cell>
          <table:table-cell office:value-type="float" office:value="257095.3241434145" table:formula="msoxl:=C129+C129*0.001" table:style-name="ce23">
            <text:p>257,095</text:p>
          </table:table-cell>
          <table:table-cell office:value-type="float" office:value="7352419.4675578969" table:formula="msoxl:=C130+D129" table:style-name="ce16">
            <text:p>7,352,419</text:p>
          </table:table-cell>
          <table:table-cell office:value-type="float" office:value="256.83848565776134" table:formula="msoxl:=C130-C129" table:style-name="ce16">
            <text:p>257</text:p>
          </table:table-cell>
          <table:table-cell office:value-type="percentage" office:value="1.0000000000001119E-3" table:formula="msoxl:=(C130/C129)-1" table:style-name="ce13">
            <text:p>0.10%</text:p>
          </table:table-cell>
          <table:table-cell office:value-type="percentage" office:value="0" table:formula="msoxl:=F129-F130" table:style-name="ce13">
            <text:p>0.00%</text:p>
          </table:table-cell>
          <table:table-cell office:value-type="float" office:value="20" table:formula="msoxl:=IF(I130=I129,1+H129,1)" table:style-name="ce34">
            <text:p>20</text:p>
          </table:table-cell>
          <table:table-cell office:value-type="string" table:style-name="ce22">
            <text:p>Fero</text:p>
          </table:table-cell>
          <table:table-cell office:value-type="float" office:value="8" table:formula="msoxl:=IF(I130=I129,J129,J129+1)" table:style-name="ce23">
            <text:p>8</text:p>
          </table:table-cell>
          <table:table-cell office:value-type="float" office:value="32136.915517926813" table:formula="msoxl:=C130/J130" table:style-name="ce14">
            <text:p>32,137</text:p>
          </table:table-cell>
          <table:table-cell office:value-type="float" office:value="1059392.0947220859" table:formula="msoxl:=K130+L129" table:style-name="ce14">
            <text:p>1,059,392</text:p>
          </table:table-cell>
          <table:table-cell office:value-type="float" office:value="32136.915517926915" table:formula="msoxl:=L130-L129" table:style-name="ce14">
            <text:p>32,137</text:p>
          </table:table-cell>
          <table:table-cell office:value-type="percentage" office:value="1.0000000000016662E-3" table:formula="msoxl:=M130/M12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28" table:style-name="ce22">
            <text:p>128</text:p>
          </table:table-cell>
          <table:table-cell office:value-type="float" office:value="250000" table:style-name="ce23">
            <text:p>250,000</text:p>
          </table:table-cell>
          <table:table-cell office:value-type="float" office:value="7250000" table:formula="msoxl:=S130+T129" table:style-name="ce16">
            <text:p>7,250,000</text:p>
          </table:table-cell>
          <table:table-cell office:value-type="float" office:value="0" table:formula="msoxl:=S130-S129" table:style-name="ce17">
            <text:p>0</text:p>
          </table:table-cell>
          <table:table-cell office:value-type="percentage" office:value="0" table:formula="msoxl:=(S130/S129)-1" table:style-name="ce13">
            <text:p>0.00%</text:p>
          </table:table-cell>
          <table:table-cell office:value-type="percentage" office:value="0" table:formula="msoxl:=V129-V130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30=X129,Y129,Y129+1)" table:style-name="ce23">
            <text:p>8</text:p>
          </table:table-cell>
          <table:table-cell office:value-type="float" office:value="31250" table:formula="msoxl:=S130/Y130" table:style-name="ce14">
            <text:p>31,250</text:p>
          </table:table-cell>
          <table:table-cell office:value-type="float" office:value="946428.57142857148" table:formula="msoxl:=Z130+AA129" table:style-name="ce14">
            <text:p>946,429</text:p>
          </table:table-cell>
          <table:table-cell office:value-type="float" office:value="31250" table:formula="msoxl:=AA130-AA129" table:style-name="ce14">
            <text:p>31,250</text:p>
          </table:table-cell>
          <table:table-cell office:value-type="percentage" office:value="0" table:formula="msoxl:=AB130/AB129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29" table:style-name="ce22">
            <text:p>129</text:p>
          </table:table-cell>
          <table:table-cell office:value-type="float" office:value="257352.41946755792" table:formula="msoxl:=C130+C130*0.001" table:style-name="ce23">
            <text:p>257,352</text:p>
          </table:table-cell>
          <table:table-cell office:value-type="float" office:value="7609771.887025455" table:formula="msoxl:=C131+D130" table:style-name="ce16">
            <text:p>7,609,772</text:p>
          </table:table-cell>
          <table:table-cell office:value-type="float" office:value="257.09532414341811" table:formula="msoxl:=C131-C130" table:style-name="ce16">
            <text:p>257</text:p>
          </table:table-cell>
          <table:table-cell office:value-type="percentage" office:value="1.0000000000001119E-3" table:formula="msoxl:=(C131/C130)-1" table:style-name="ce13">
            <text:p>0.10%</text:p>
          </table:table-cell>
          <table:table-cell office:value-type="percentage" office:value="0" table:formula="msoxl:=F130-F131" table:style-name="ce13">
            <text:p>0.00%</text:p>
          </table:table-cell>
          <table:table-cell office:value-type="float" office:value="21" table:formula="msoxl:=IF(I131=I130,1+H130,1)" table:style-name="ce34">
            <text:p>21</text:p>
          </table:table-cell>
          <table:table-cell office:value-type="string" table:style-name="ce22">
            <text:p>Fero</text:p>
          </table:table-cell>
          <table:table-cell office:value-type="float" office:value="8" table:formula="msoxl:=IF(I131=I130,J130,J130+1)" table:style-name="ce23">
            <text:p>8</text:p>
          </table:table-cell>
          <table:table-cell office:value-type="float" office:value="32169.05243344474" table:formula="msoxl:=C131/J131" table:style-name="ce14">
            <text:p>32,169</text:p>
          </table:table-cell>
          <table:table-cell office:value-type="float" office:value="1091561.1471555305" table:formula="msoxl:=K131+L130" table:style-name="ce14">
            <text:p>1,091,561</text:p>
          </table:table-cell>
          <table:table-cell office:value-type="float" office:value="32169.052433444653" table:formula="msoxl:=L131-L130" table:style-name="ce14">
            <text:p>32,169</text:p>
          </table:table-cell>
          <table:table-cell office:value-type="percentage" office:value="9.9999999999411671E-4" table:formula="msoxl:=M131/M13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29" table:style-name="ce22">
            <text:p>129</text:p>
          </table:table-cell>
          <table:table-cell office:value-type="float" office:value="250000" table:style-name="ce23">
            <text:p>250,000</text:p>
          </table:table-cell>
          <table:table-cell office:value-type="float" office:value="7500000" table:formula="msoxl:=S131+T130" table:style-name="ce16">
            <text:p>7,500,000</text:p>
          </table:table-cell>
          <table:table-cell office:value-type="float" office:value="0" table:formula="msoxl:=S131-S130" table:style-name="ce17">
            <text:p>0</text:p>
          </table:table-cell>
          <table:table-cell office:value-type="percentage" office:value="0" table:formula="msoxl:=(S131/S130)-1" table:style-name="ce13">
            <text:p>0.00%</text:p>
          </table:table-cell>
          <table:table-cell office:value-type="percentage" office:value="0" table:formula="msoxl:=V130-V131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31=X130,Y130,Y130+1)" table:style-name="ce23">
            <text:p>8</text:p>
          </table:table-cell>
          <table:table-cell office:value-type="float" office:value="31250" table:formula="msoxl:=S131/Y131" table:style-name="ce14">
            <text:p>31,250</text:p>
          </table:table-cell>
          <table:table-cell office:value-type="float" office:value="977678.57142857148" table:formula="msoxl:=Z131+AA130" table:style-name="ce14">
            <text:p>977,679</text:p>
          </table:table-cell>
          <table:table-cell office:value-type="float" office:value="31250" table:formula="msoxl:=AA131-AA130" table:style-name="ce14">
            <text:p>31,250</text:p>
          </table:table-cell>
          <table:table-cell office:value-type="percentage" office:value="0" table:formula="msoxl:=AB131/AB130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30" table:style-name="ce22">
            <text:p>130</text:p>
          </table:table-cell>
          <table:table-cell office:value-type="float" office:value="257609.77188702548" table:formula="msoxl:=C131+C131*0.001" table:style-name="ce23">
            <text:p>257,610</text:p>
          </table:table-cell>
          <table:table-cell office:value-type="float" office:value="7867381.6589124808" table:formula="msoxl:=C132+D131" table:style-name="ce16">
            <text:p>7,867,382</text:p>
          </table:table-cell>
          <table:table-cell office:value-type="float" office:value="257.35241946755559" table:formula="msoxl:=C132-C131" table:style-name="ce16">
            <text:p>257</text:p>
          </table:table-cell>
          <table:table-cell office:value-type="percentage" office:value="9.9999999999988987E-4" table:formula="msoxl:=(C132/C131)-1" table:style-name="ce13">
            <text:p>0.10%</text:p>
          </table:table-cell>
          <table:table-cell office:value-type="percentage" office:value="2.2204460492503131E-16" table:formula="msoxl:=F131-F132" table:style-name="ce13">
            <text:p>0.00%</text:p>
          </table:table-cell>
          <table:table-cell office:value-type="float" office:value="22" table:formula="msoxl:=IF(I132=I131,1+H131,1)" table:style-name="ce34">
            <text:p>22</text:p>
          </table:table-cell>
          <table:table-cell office:value-type="string" table:style-name="ce22">
            <text:p>Fero</text:p>
          </table:table-cell>
          <table:table-cell office:value-type="float" office:value="8" table:formula="msoxl:=IF(I132=I131,J131,J131+1)" table:style-name="ce23">
            <text:p>8</text:p>
          </table:table-cell>
          <table:table-cell office:value-type="float" office:value="32201.221485878184" table:formula="msoxl:=C132/J132" table:style-name="ce14">
            <text:p>32,201</text:p>
          </table:table-cell>
          <table:table-cell office:value-type="float" office:value="1123762.3686414086" table:formula="msoxl:=K132+L131" table:style-name="ce14">
            <text:p>1,123,762</text:p>
          </table:table-cell>
          <table:table-cell office:value-type="float" office:value="32201.221485878108" table:formula="msoxl:=L132-L131" table:style-name="ce14">
            <text:p>32,201</text:p>
          </table:table-cell>
          <table:table-cell office:value-type="percentage" office:value="1.000000000000334E-3" table:formula="msoxl:=M132/M13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30" table:style-name="ce22">
            <text:p>130</text:p>
          </table:table-cell>
          <table:table-cell office:value-type="float" office:value="250000" table:style-name="ce23">
            <text:p>250,000</text:p>
          </table:table-cell>
          <table:table-cell office:value-type="float" office:value="7750000" table:formula="msoxl:=S132+T131" table:style-name="ce16">
            <text:p>7,750,000</text:p>
          </table:table-cell>
          <table:table-cell office:value-type="float" office:value="0" table:formula="msoxl:=S132-S131" table:style-name="ce17">
            <text:p>0</text:p>
          </table:table-cell>
          <table:table-cell office:value-type="percentage" office:value="0" table:formula="msoxl:=(S132/S131)-1" table:style-name="ce13">
            <text:p>0.00%</text:p>
          </table:table-cell>
          <table:table-cell office:value-type="percentage" office:value="0" table:formula="msoxl:=V131-V132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32=X131,Y131,Y131+1)" table:style-name="ce23">
            <text:p>8</text:p>
          </table:table-cell>
          <table:table-cell office:value-type="float" office:value="31250" table:formula="msoxl:=S132/Y132" table:style-name="ce14">
            <text:p>31,250</text:p>
          </table:table-cell>
          <table:table-cell office:value-type="float" office:value="1008928.5714285715" table:formula="msoxl:=Z132+AA131" table:style-name="ce14">
            <text:p>1,008,929</text:p>
          </table:table-cell>
          <table:table-cell office:value-type="float" office:value="31250" table:formula="msoxl:=AA132-AA131" table:style-name="ce14">
            <text:p>31,250</text:p>
          </table:table-cell>
          <table:table-cell office:value-type="percentage" office:value="0" table:formula="msoxl:=AB132/AB131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31" table:style-name="ce22">
            <text:p>131</text:p>
          </table:table-cell>
          <table:table-cell office:value-type="float" office:value="257867.38165891249" table:formula="msoxl:=C132+C132*0.001" table:style-name="ce23">
            <text:p>257,867</text:p>
          </table:table-cell>
          <table:table-cell office:value-type="float" office:value="8125249.0405713934" table:formula="msoxl:=C133+D132" table:style-name="ce16">
            <text:p>8,125,249</text:p>
          </table:table-cell>
          <table:table-cell office:value-type="float" office:value="257.60977188701509" table:formula="msoxl:=C133-C132" table:style-name="ce16">
            <text:p>258</text:p>
          </table:table-cell>
          <table:table-cell office:value-type="percentage" office:value="9.9999999999988987E-4" table:formula="msoxl:=(C133/C132)-1" table:style-name="ce13">
            <text:p>0.10%</text:p>
          </table:table-cell>
          <table:table-cell office:value-type="percentage" office:value="0" table:formula="msoxl:=F132-F133" table:style-name="ce13">
            <text:p>0.00%</text:p>
          </table:table-cell>
          <table:table-cell office:value-type="float" office:value="23" table:formula="msoxl:=IF(I133=I132,1+H132,1)" table:style-name="ce34">
            <text:p>23</text:p>
          </table:table-cell>
          <table:table-cell office:value-type="string" table:style-name="ce22">
            <text:p>Fero</text:p>
          </table:table-cell>
          <table:table-cell office:value-type="float" office:value="8" table:formula="msoxl:=IF(I133=I132,J132,J132+1)" table:style-name="ce23">
            <text:p>8</text:p>
          </table:table-cell>
          <table:table-cell office:value-type="float" office:value="32233.422707364061" table:formula="msoxl:=C133/J133" table:style-name="ce14">
            <text:p>32,233</text:p>
          </table:table-cell>
          <table:table-cell office:value-type="float" office:value="1155995.7913487726" table:formula="msoxl:=K133+L132" table:style-name="ce14">
            <text:p>1,155,996</text:p>
          </table:table-cell>
          <table:table-cell office:value-type="float" office:value="32233.422707363963" table:formula="msoxl:=L133-L132" table:style-name="ce14">
            <text:p>32,233</text:p>
          </table:table-cell>
          <table:table-cell office:value-type="percentage" office:value="9.9999999999922373E-4" table:formula="msoxl:=M133/M13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31" table:style-name="ce22">
            <text:p>131</text:p>
          </table:table-cell>
          <table:table-cell office:value-type="float" office:value="250000" table:style-name="ce23">
            <text:p>250,000</text:p>
          </table:table-cell>
          <table:table-cell office:value-type="float" office:value="8000000" table:formula="msoxl:=S133+T132" table:style-name="ce16">
            <text:p>8,000,000</text:p>
          </table:table-cell>
          <table:table-cell office:value-type="float" office:value="0" table:formula="msoxl:=S133-S132" table:style-name="ce17">
            <text:p>0</text:p>
          </table:table-cell>
          <table:table-cell office:value-type="percentage" office:value="0" table:formula="msoxl:=(S133/S132)-1" table:style-name="ce13">
            <text:p>0.00%</text:p>
          </table:table-cell>
          <table:table-cell office:value-type="percentage" office:value="0" table:formula="msoxl:=V132-V133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33=X132,Y132,Y132+1)" table:style-name="ce23">
            <text:p>8</text:p>
          </table:table-cell>
          <table:table-cell office:value-type="float" office:value="31250" table:formula="msoxl:=S133/Y133" table:style-name="ce14">
            <text:p>31,250</text:p>
          </table:table-cell>
          <table:table-cell office:value-type="float" office:value="1040178.5714285715" table:formula="msoxl:=Z133+AA132" table:style-name="ce14">
            <text:p>1,040,179</text:p>
          </table:table-cell>
          <table:table-cell office:value-type="float" office:value="31250" table:formula="msoxl:=AA133-AA132" table:style-name="ce14">
            <text:p>31,250</text:p>
          </table:table-cell>
          <table:table-cell office:value-type="percentage" office:value="0" table:formula="msoxl:=AB133/AB132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32" table:style-name="ce22">
            <text:p>132</text:p>
          </table:table-cell>
          <table:table-cell office:value-type="float" office:value="258125.24904057139" table:formula="msoxl:=C133+C133*0.001" table:style-name="ce23">
            <text:p>258,125</text:p>
          </table:table-cell>
          <table:table-cell office:value-type="float" office:value="8383374.2896119645" table:formula="msoxl:=C134+D133" table:style-name="ce16">
            <text:p>8,383,374</text:p>
          </table:table-cell>
          <table:table-cell office:value-type="float" office:value="257.86738165889983" table:formula="msoxl:=C134-C133" table:style-name="ce16">
            <text:p>258</text:p>
          </table:table-cell>
          <table:table-cell office:value-type="percentage" office:value="9.9999999999988987E-4" table:formula="msoxl:=(C134/C133)-1" table:style-name="ce13">
            <text:p>0.10%</text:p>
          </table:table-cell>
          <table:table-cell office:value-type="percentage" office:value="0" table:formula="msoxl:=F133-F134" table:style-name="ce13">
            <text:p>0.00%</text:p>
          </table:table-cell>
          <table:table-cell office:value-type="float" office:value="24" table:formula="msoxl:=IF(I134=I133,1+H133,1)" table:style-name="ce34">
            <text:p>24</text:p>
          </table:table-cell>
          <table:table-cell office:value-type="string" table:style-name="ce22">
            <text:p>Fero</text:p>
          </table:table-cell>
          <table:table-cell office:value-type="float" office:value="8" table:formula="msoxl:=IF(I134=I133,J133,J133+1)" table:style-name="ce23">
            <text:p>8</text:p>
          </table:table-cell>
          <table:table-cell office:value-type="float" office:value="32265.656130071424" table:formula="msoxl:=C134/J134" table:style-name="ce14">
            <text:p>32,266</text:p>
          </table:table-cell>
          <table:table-cell office:value-type="float" office:value="1188261.4474788441" table:formula="msoxl:=K134+L133" table:style-name="ce14">
            <text:p>1,188,261</text:p>
          </table:table-cell>
          <table:table-cell office:value-type="float" office:value="32265.656130071497" table:formula="msoxl:=L134-L133" table:style-name="ce14">
            <text:p>32,266</text:p>
          </table:table-cell>
          <table:table-cell office:value-type="percentage" office:value="1.0000000000052189E-3" table:formula="msoxl:=M134/M13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32" table:style-name="ce22">
            <text:p>132</text:p>
          </table:table-cell>
          <table:table-cell office:value-type="float" office:value="250000" table:style-name="ce23">
            <text:p>250,000</text:p>
          </table:table-cell>
          <table:table-cell office:value-type="float" office:value="8250000" table:formula="msoxl:=S134+T133" table:style-name="ce16">
            <text:p>8,250,000</text:p>
          </table:table-cell>
          <table:table-cell office:value-type="float" office:value="0" table:formula="msoxl:=S134-S133" table:style-name="ce17">
            <text:p>0</text:p>
          </table:table-cell>
          <table:table-cell office:value-type="percentage" office:value="0" table:formula="msoxl:=(S134/S133)-1" table:style-name="ce13">
            <text:p>0.00%</text:p>
          </table:table-cell>
          <table:table-cell office:value-type="percentage" office:value="0" table:formula="msoxl:=V133-V134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34=X133,Y133,Y133+1)" table:style-name="ce23">
            <text:p>8</text:p>
          </table:table-cell>
          <table:table-cell office:value-type="float" office:value="31250" table:formula="msoxl:=S134/Y134" table:style-name="ce14">
            <text:p>31,250</text:p>
          </table:table-cell>
          <table:table-cell office:value-type="float" office:value="1071428.5714285714" table:formula="msoxl:=Z134+AA133" table:style-name="ce14">
            <text:p>1,071,429</text:p>
          </table:table-cell>
          <table:table-cell office:value-type="float" office:value="31249.999999999884" table:formula="msoxl:=AA134-AA133" table:style-name="ce14">
            <text:p>31,250</text:p>
          </table:table-cell>
          <table:table-cell office:value-type="percentage" office:value="-3.7747582837255322E-15" table:formula="msoxl:=AB134/AB133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33" table:style-name="ce22">
            <text:p>133</text:p>
          </table:table-cell>
          <table:table-cell office:value-type="float" office:value="258383.37428961197" table:formula="msoxl:=C134+C134*0.001" table:style-name="ce23">
            <text:p>258,383</text:p>
          </table:table-cell>
          <table:table-cell office:value-type="float" office:value="8641757.6639015768" table:formula="msoxl:=C135+D134" table:style-name="ce16">
            <text:p>8,641,758</text:p>
          </table:table-cell>
          <table:table-cell office:value-type="float" office:value="258.125249040575" table:formula="msoxl:=C135-C134" table:style-name="ce16">
            <text:p>258</text:p>
          </table:table-cell>
          <table:table-cell office:value-type="percentage" office:value="1.0000000000001119E-3" table:formula="msoxl:=(C135/C134)-1" table:style-name="ce13">
            <text:p>0.10%</text:p>
          </table:table-cell>
          <table:table-cell office:value-type="percentage" office:value="-2.2204460492503131E-16" table:formula="msoxl:=F134-F135" table:style-name="ce13">
            <text:p>0.00%</text:p>
          </table:table-cell>
          <table:table-cell office:value-type="float" office:value="25" table:formula="msoxl:=IF(I135=I134,1+H134,1)" table:style-name="ce34">
            <text:p>25</text:p>
          </table:table-cell>
          <table:table-cell office:value-type="string" table:style-name="ce22">
            <text:p>Fero</text:p>
          </table:table-cell>
          <table:table-cell office:value-type="float" office:value="8" table:formula="msoxl:=IF(I135=I134,J134,J134+1)" table:style-name="ce23">
            <text:p>8</text:p>
          </table:table-cell>
          <table:table-cell office:value-type="float" office:value="32297.921786201496" table:formula="msoxl:=C135/J135" table:style-name="ce14">
            <text:p>32,298</text:p>
          </table:table-cell>
          <table:table-cell office:value-type="float" office:value="1220559.3692650455" table:formula="msoxl:=K135+L134" table:style-name="ce14">
            <text:p>1,220,559</text:p>
          </table:table-cell>
          <table:table-cell office:value-type="float" office:value="32297.921786201419" table:formula="msoxl:=L135-L134" table:style-name="ce14">
            <text:p>32,298</text:p>
          </table:table-cell>
          <table:table-cell office:value-type="percentage" office:value="9.9999999999544897E-4" table:formula="msoxl:=M135/M13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33" table:style-name="ce22">
            <text:p>133</text:p>
          </table:table-cell>
          <table:table-cell office:value-type="float" office:value="250000" table:style-name="ce23">
            <text:p>250,000</text:p>
          </table:table-cell>
          <table:table-cell office:value-type="float" office:value="8500000" table:formula="msoxl:=S135+T134" table:style-name="ce16">
            <text:p>8,500,000</text:p>
          </table:table-cell>
          <table:table-cell office:value-type="float" office:value="0" table:formula="msoxl:=S135-S134" table:style-name="ce17">
            <text:p>0</text:p>
          </table:table-cell>
          <table:table-cell office:value-type="percentage" office:value="0" table:formula="msoxl:=(S135/S134)-1" table:style-name="ce13">
            <text:p>0.00%</text:p>
          </table:table-cell>
          <table:table-cell office:value-type="percentage" office:value="0" table:formula="msoxl:=V134-V135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35=X134,Y134,Y134+1)" table:style-name="ce23">
            <text:p>8</text:p>
          </table:table-cell>
          <table:table-cell office:value-type="float" office:value="31250" table:formula="msoxl:=S135/Y135" table:style-name="ce14">
            <text:p>31,250</text:p>
          </table:table-cell>
          <table:table-cell office:value-type="float" office:value="1102678.5714285714" table:formula="msoxl:=Z135+AA134" table:style-name="ce14">
            <text:p>1,102,679</text:p>
          </table:table-cell>
          <table:table-cell office:value-type="float" office:value="31250" table:formula="msoxl:=AA135-AA134" table:style-name="ce14">
            <text:p>31,250</text:p>
          </table:table-cell>
          <table:table-cell office:value-type="percentage" office:value="3.7747582837255322E-15" table:formula="msoxl:=AB135/AB134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34" table:style-name="ce22">
            <text:p>134</text:p>
          </table:table-cell>
          <table:table-cell office:value-type="float" office:value="258641.75766390158" table:formula="msoxl:=C135+C135*0.001" table:style-name="ce23">
            <text:p>258,642</text:p>
          </table:table-cell>
          <table:table-cell office:value-type="float" office:value="8900399.4215654787" table:formula="msoxl:=C136+D135" table:style-name="ce16">
            <text:p>8,900,399</text:p>
          </table:table-cell>
          <table:table-cell office:value-type="float" office:value="258.38337428960949" table:formula="msoxl:=C136-C135" table:style-name="ce16">
            <text:p>258</text:p>
          </table:table-cell>
          <table:table-cell office:value-type="percentage" office:value="9.9999999999988987E-4" table:formula="msoxl:=(C136/C135)-1" table:style-name="ce13">
            <text:p>0.10%</text:p>
          </table:table-cell>
          <table:table-cell office:value-type="percentage" office:value="2.2204460492503131E-16" table:formula="msoxl:=F135-F136" table:style-name="ce13">
            <text:p>0.00%</text:p>
          </table:table-cell>
          <table:table-cell office:value-type="float" office:value="26" table:formula="msoxl:=IF(I136=I135,1+H135,1)" table:style-name="ce34">
            <text:p>26</text:p>
          </table:table-cell>
          <table:table-cell office:value-type="string" table:style-name="ce22">
            <text:p>Fero</text:p>
          </table:table-cell>
          <table:table-cell office:value-type="float" office:value="8" table:formula="msoxl:=IF(I136=I135,J135,J135+1)" table:style-name="ce23">
            <text:p>8</text:p>
          </table:table-cell>
          <table:table-cell office:value-type="float" office:value="32330.219707987697" table:formula="msoxl:=C136/J136" table:style-name="ce14">
            <text:p>32,330</text:p>
          </table:table-cell>
          <table:table-cell office:value-type="float" office:value="1252889.5889730332" table:formula="msoxl:=K136+L135" table:style-name="ce14">
            <text:p>1,252,890</text:p>
          </table:table-cell>
          <table:table-cell office:value-type="float" office:value="32330.219707987737" table:formula="msoxl:=L136-L135" table:style-name="ce14">
            <text:p>32,330</text:p>
          </table:table-cell>
          <table:table-cell office:value-type="percentage" office:value="1.0000000000036646E-3" table:formula="msoxl:=M136/M13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34" table:style-name="ce22">
            <text:p>134</text:p>
          </table:table-cell>
          <table:table-cell office:value-type="float" office:value="250000" table:style-name="ce23">
            <text:p>250,000</text:p>
          </table:table-cell>
          <table:table-cell office:value-type="float" office:value="8750000" table:formula="msoxl:=S136+T135" table:style-name="ce16">
            <text:p>8,750,000</text:p>
          </table:table-cell>
          <table:table-cell office:value-type="float" office:value="0" table:formula="msoxl:=S136-S135" table:style-name="ce17">
            <text:p>0</text:p>
          </table:table-cell>
          <table:table-cell office:value-type="percentage" office:value="0" table:formula="msoxl:=(S136/S135)-1" table:style-name="ce13">
            <text:p>0.00%</text:p>
          </table:table-cell>
          <table:table-cell office:value-type="percentage" office:value="0" table:formula="msoxl:=V135-V136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36=X135,Y135,Y135+1)" table:style-name="ce23">
            <text:p>8</text:p>
          </table:table-cell>
          <table:table-cell office:value-type="float" office:value="31250" table:formula="msoxl:=S136/Y136" table:style-name="ce14">
            <text:p>31,250</text:p>
          </table:table-cell>
          <table:table-cell office:value-type="float" office:value="1133928.5714285714" table:formula="msoxl:=Z136+AA135" table:style-name="ce14">
            <text:p>1,133,929</text:p>
          </table:table-cell>
          <table:table-cell office:value-type="float" office:value="31250" table:formula="msoxl:=AA136-AA135" table:style-name="ce14">
            <text:p>31,250</text:p>
          </table:table-cell>
          <table:table-cell office:value-type="percentage" office:value="0" table:formula="msoxl:=AB136/AB135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35" table:style-name="ce22">
            <text:p>135</text:p>
          </table:table-cell>
          <table:table-cell office:value-type="float" office:value="258900.39942156547" table:formula="msoxl:=C136+C136*0.001" table:style-name="ce23">
            <text:p>258,900</text:p>
          </table:table-cell>
          <table:table-cell office:value-type="float" office:value="9159299.8209870439" table:formula="msoxl:=C137+D136" table:style-name="ce16">
            <text:p>9,159,300</text:p>
          </table:table-cell>
          <table:table-cell office:value-type="float" office:value="258.64175766389235" table:formula="msoxl:=C137-C136" table:style-name="ce16">
            <text:p>259</text:p>
          </table:table-cell>
          <table:table-cell office:value-type="percentage" office:value="9.9999999999988987E-4" table:formula="msoxl:=(C137/C136)-1" table:style-name="ce13">
            <text:p>0.10%</text:p>
          </table:table-cell>
          <table:table-cell office:value-type="percentage" office:value="0" table:formula="msoxl:=F136-F137" table:style-name="ce13">
            <text:p>0.00%</text:p>
          </table:table-cell>
          <table:table-cell office:value-type="float" office:value="27" table:formula="msoxl:=IF(I137=I136,1+H136,1)" table:style-name="ce34">
            <text:p>27</text:p>
          </table:table-cell>
          <table:table-cell office:value-type="string" table:style-name="ce22">
            <text:p>Fero</text:p>
          </table:table-cell>
          <table:table-cell office:value-type="float" office:value="8" table:formula="msoxl:=IF(I137=I136,J136,J136+1)" table:style-name="ce23">
            <text:p>8</text:p>
          </table:table-cell>
          <table:table-cell office:value-type="float" office:value="32362.549927695683" table:formula="msoxl:=C137/J137" table:style-name="ce14">
            <text:p>32,363</text:p>
          </table:table-cell>
          <table:table-cell office:value-type="float" office:value="1285252.1389007289" table:formula="msoxl:=K137+L136" table:style-name="ce14">
            <text:p>1,285,252</text:p>
          </table:table-cell>
          <table:table-cell office:value-type="float" office:value="32362.549927695654" table:formula="msoxl:=L137-L136" table:style-name="ce14">
            <text:p>32,363</text:p>
          </table:table-cell>
          <table:table-cell office:value-type="percentage" office:value="9.9999999999789146E-4" table:formula="msoxl:=M137/M13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35" table:style-name="ce22">
            <text:p>135</text:p>
          </table:table-cell>
          <table:table-cell office:value-type="float" office:value="250000" table:style-name="ce23">
            <text:p>250,000</text:p>
          </table:table-cell>
          <table:table-cell office:value-type="float" office:value="9000000" table:formula="msoxl:=S137+T136" table:style-name="ce16">
            <text:p>9,000,000</text:p>
          </table:table-cell>
          <table:table-cell office:value-type="float" office:value="0" table:formula="msoxl:=S137-S136" table:style-name="ce17">
            <text:p>0</text:p>
          </table:table-cell>
          <table:table-cell office:value-type="percentage" office:value="0" table:formula="msoxl:=(S137/S136)-1" table:style-name="ce13">
            <text:p>0.00%</text:p>
          </table:table-cell>
          <table:table-cell office:value-type="percentage" office:value="0" table:formula="msoxl:=V136-V137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37=X136,Y136,Y136+1)" table:style-name="ce23">
            <text:p>8</text:p>
          </table:table-cell>
          <table:table-cell office:value-type="float" office:value="31250" table:formula="msoxl:=S137/Y137" table:style-name="ce14">
            <text:p>31,250</text:p>
          </table:table-cell>
          <table:table-cell office:value-type="float" office:value="1165178.5714285714" table:formula="msoxl:=Z137+AA136" table:style-name="ce14">
            <text:p>1,165,179</text:p>
          </table:table-cell>
          <table:table-cell office:value-type="float" office:value="31250" table:formula="msoxl:=AA137-AA136" table:style-name="ce14">
            <text:p>31,250</text:p>
          </table:table-cell>
          <table:table-cell office:value-type="percentage" office:value="0" table:formula="msoxl:=AB137/AB136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36" table:style-name="ce22">
            <text:p>136</text:p>
          </table:table-cell>
          <table:table-cell office:value-type="float" office:value="259159.29982098704" table:formula="msoxl:=C137+C137*0.001" table:style-name="ce23">
            <text:p>259,159</text:p>
          </table:table-cell>
          <table:table-cell office:value-type="float" office:value="9418459.1208080314" table:formula="msoxl:=C138+D137" table:style-name="ce16">
            <text:p>9,418,459</text:p>
          </table:table-cell>
          <table:table-cell office:value-type="float" office:value="258.90039942157455" table:formula="msoxl:=C138-C137" table:style-name="ce16">
            <text:p>259</text:p>
          </table:table-cell>
          <table:table-cell office:value-type="percentage" office:value="1.0000000000001119E-3" table:formula="msoxl:=(C138/C137)-1" table:style-name="ce13">
            <text:p>0.10%</text:p>
          </table:table-cell>
          <table:table-cell office:value-type="percentage" office:value="-2.2204460492503131E-16" table:formula="msoxl:=F137-F138" table:style-name="ce13">
            <text:p>0.00%</text:p>
          </table:table-cell>
          <table:table-cell office:value-type="float" office:value="28" table:formula="msoxl:=IF(I138=I137,1+H137,1)" table:style-name="ce34">
            <text:p>28</text:p>
          </table:table-cell>
          <table:table-cell office:value-type="string" table:style-name="ce22">
            <text:p>Fero</text:p>
          </table:table-cell>
          <table:table-cell office:value-type="float" office:value="8" table:formula="msoxl:=IF(I138=I137,J137,J137+1)" table:style-name="ce23">
            <text:p>8</text:p>
          </table:table-cell>
          <table:table-cell office:value-type="float" office:value="32394.91247762338" table:formula="msoxl:=C138/J138" table:style-name="ce14">
            <text:p>32,395</text:p>
          </table:table-cell>
          <table:table-cell office:value-type="float" office:value="1317647.0513783523" table:formula="msoxl:=K138+L137" table:style-name="ce14">
            <text:p>1,317,647</text:p>
          </table:table-cell>
          <table:table-cell office:value-type="float" office:value="32394.912477623438" table:formula="msoxl:=L138-L137" table:style-name="ce14">
            <text:p>32,395</text:p>
          </table:table-cell>
          <table:table-cell office:value-type="percentage" office:value="1.0000000000027764E-3" table:formula="msoxl:=M138/M13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36" table:style-name="ce22">
            <text:p>136</text:p>
          </table:table-cell>
          <table:table-cell office:value-type="float" office:value="250000" table:style-name="ce23">
            <text:p>250,000</text:p>
          </table:table-cell>
          <table:table-cell office:value-type="float" office:value="9250000" table:formula="msoxl:=S138+T137" table:style-name="ce16">
            <text:p>9,250,000</text:p>
          </table:table-cell>
          <table:table-cell office:value-type="float" office:value="0" table:formula="msoxl:=S138-S137" table:style-name="ce17">
            <text:p>0</text:p>
          </table:table-cell>
          <table:table-cell office:value-type="percentage" office:value="0" table:formula="msoxl:=(S138/S137)-1" table:style-name="ce13">
            <text:p>0.00%</text:p>
          </table:table-cell>
          <table:table-cell office:value-type="percentage" office:value="0" table:formula="msoxl:=V137-V138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38=X137,Y137,Y137+1)" table:style-name="ce23">
            <text:p>8</text:p>
          </table:table-cell>
          <table:table-cell office:value-type="float" office:value="31250" table:formula="msoxl:=S138/Y138" table:style-name="ce14">
            <text:p>31,250</text:p>
          </table:table-cell>
          <table:table-cell office:value-type="float" office:value="1196428.5714285714" table:formula="msoxl:=Z138+AA137" table:style-name="ce14">
            <text:p>1,196,429</text:p>
          </table:table-cell>
          <table:table-cell office:value-type="float" office:value="31250" table:formula="msoxl:=AA138-AA137" table:style-name="ce14">
            <text:p>31,250</text:p>
          </table:table-cell>
          <table:table-cell office:value-type="percentage" office:value="0" table:formula="msoxl:=AB138/AB137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37" table:style-name="ce22">
            <text:p>137</text:p>
          </table:table-cell>
          <table:table-cell office:value-type="float" office:value="259418.45912080802" table:formula="msoxl:=C138+C138*0.001" table:style-name="ce23">
            <text:p>259,418</text:p>
          </table:table-cell>
          <table:table-cell office:value-type="float" office:value="9677877.5799288396" table:formula="msoxl:=C139+D138" table:style-name="ce16">
            <text:p>9,677,878</text:p>
          </table:table-cell>
          <table:table-cell office:value-type="float" office:value="259.15929982098169" table:formula="msoxl:=C139-C138" table:style-name="ce16">
            <text:p>259</text:p>
          </table:table-cell>
          <table:table-cell office:value-type="percentage" office:value="9.9999999999988987E-4" table:formula="msoxl:=(C139/C138)-1" table:style-name="ce13">
            <text:p>0.10%</text:p>
          </table:table-cell>
          <table:table-cell office:value-type="percentage" office:value="2.2204460492503131E-16" table:formula="msoxl:=F138-F139" table:style-name="ce13">
            <text:p>0.00%</text:p>
          </table:table-cell>
          <table:table-cell office:value-type="float" office:value="29" table:formula="msoxl:=IF(I139=I138,1+H138,1)" table:style-name="ce34">
            <text:p>29</text:p>
          </table:table-cell>
          <table:table-cell office:value-type="string" table:style-name="ce22">
            <text:p>Fero</text:p>
          </table:table-cell>
          <table:table-cell office:value-type="float" office:value="8" table:formula="msoxl:=IF(I139=I138,J138,J138+1)" table:style-name="ce23">
            <text:p>8</text:p>
          </table:table-cell>
          <table:table-cell office:value-type="float" office:value="32427.307390101003" table:formula="msoxl:=C139/J139" table:style-name="ce14">
            <text:p>32,427</text:p>
          </table:table-cell>
          <table:table-cell office:value-type="float" office:value="1350074.3587684534" table:formula="msoxl:=K139+L138" table:style-name="ce14">
            <text:p>1,350,074</text:p>
          </table:table-cell>
          <table:table-cell office:value-type="float" office:value="32427.307390101021" table:formula="msoxl:=L139-L138" table:style-name="ce14">
            <text:p>32,427</text:p>
          </table:table-cell>
          <table:table-cell office:value-type="percentage" office:value="9.9999999999877964E-4" table:formula="msoxl:=M139/M13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37" table:style-name="ce22">
            <text:p>137</text:p>
          </table:table-cell>
          <table:table-cell office:value-type="float" office:value="250000" table:style-name="ce23">
            <text:p>250,000</text:p>
          </table:table-cell>
          <table:table-cell office:value-type="float" office:value="9500000" table:formula="msoxl:=S139+T138" table:style-name="ce16">
            <text:p>9,500,000</text:p>
          </table:table-cell>
          <table:table-cell office:value-type="float" office:value="0" table:formula="msoxl:=S139-S138" table:style-name="ce17">
            <text:p>0</text:p>
          </table:table-cell>
          <table:table-cell office:value-type="percentage" office:value="0" table:formula="msoxl:=(S139/S138)-1" table:style-name="ce13">
            <text:p>0.00%</text:p>
          </table:table-cell>
          <table:table-cell office:value-type="percentage" office:value="0" table:formula="msoxl:=V138-V139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39=X138,Y138,Y138+1)" table:style-name="ce23">
            <text:p>8</text:p>
          </table:table-cell>
          <table:table-cell office:value-type="float" office:value="31250" table:formula="msoxl:=S139/Y139" table:style-name="ce14">
            <text:p>31,250</text:p>
          </table:table-cell>
          <table:table-cell office:value-type="float" office:value="1227678.5714285714" table:formula="msoxl:=Z139+AA138" table:style-name="ce14">
            <text:p>1,227,679</text:p>
          </table:table-cell>
          <table:table-cell office:value-type="float" office:value="31250" table:formula="msoxl:=AA139-AA138" table:style-name="ce14">
            <text:p>31,250</text:p>
          </table:table-cell>
          <table:table-cell office:value-type="percentage" office:value="0" table:formula="msoxl:=AB139/AB138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38" table:style-name="ce22">
            <text:p>138</text:p>
          </table:table-cell>
          <table:table-cell office:value-type="float" office:value="259677.87757992884" table:formula="msoxl:=C139+C139*0.001" table:style-name="ce23">
            <text:p>259,678</text:p>
          </table:table-cell>
          <table:table-cell office:value-type="float" office:value="9937555.4575087689" table:formula="msoxl:=C140+D139" table:style-name="ce16">
            <text:p>9,937,555</text:p>
          </table:table-cell>
          <table:table-cell office:value-type="float" office:value="259.41845912081772" table:formula="msoxl:=C140-C139" table:style-name="ce16">
            <text:p>259</text:p>
          </table:table-cell>
          <table:table-cell office:value-type="percentage" office:value="1.0000000000001119E-3" table:formula="msoxl:=(C140/C139)-1" table:style-name="ce13">
            <text:p>0.10%</text:p>
          </table:table-cell>
          <table:table-cell office:value-type="percentage" office:value="-2.2204460492503131E-16" table:formula="msoxl:=F139-F140" table:style-name="ce13">
            <text:p>0.00%</text:p>
          </table:table-cell>
          <table:table-cell office:value-type="float" office:value="30" table:formula="msoxl:=IF(I140=I139,1+H139,1)" table:style-name="ce34">
            <text:p>30</text:p>
          </table:table-cell>
          <table:table-cell office:value-type="string" table:style-name="ce22">
            <text:p>Fero</text:p>
          </table:table-cell>
          <table:table-cell office:value-type="float" office:value="8" table:formula="msoxl:=IF(I140=I139,J139,J139+1)" table:style-name="ce23">
            <text:p>8</text:p>
          </table:table-cell>
          <table:table-cell office:value-type="float" office:value="32459.734697491105" table:formula="msoxl:=C140/J140" table:style-name="ce14">
            <text:p>32,460</text:p>
          </table:table-cell>
          <table:table-cell office:value-type="float" office:value="1382534.0934659445" table:formula="msoxl:=K140+L139" table:style-name="ce14">
            <text:p>1,382,534</text:p>
          </table:table-cell>
          <table:table-cell office:value-type="float" office:value="32459.734697491163" table:formula="msoxl:=L140-L139" table:style-name="ce14">
            <text:p>32,460</text:p>
          </table:table-cell>
          <table:table-cell office:value-type="percentage" office:value="1.0000000000012221E-3" table:formula="msoxl:=M140/M13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38" table:style-name="ce22">
            <text:p>138</text:p>
          </table:table-cell>
          <table:table-cell office:value-type="float" office:value="250000" table:style-name="ce23">
            <text:p>250,000</text:p>
          </table:table-cell>
          <table:table-cell office:value-type="float" office:value="9750000" table:formula="msoxl:=S140+T139" table:style-name="ce16">
            <text:p>9,750,000</text:p>
          </table:table-cell>
          <table:table-cell office:value-type="float" office:value="0" table:formula="msoxl:=S140-S139" table:style-name="ce17">
            <text:p>0</text:p>
          </table:table-cell>
          <table:table-cell office:value-type="percentage" office:value="0" table:formula="msoxl:=(S140/S139)-1" table:style-name="ce13">
            <text:p>0.00%</text:p>
          </table:table-cell>
          <table:table-cell office:value-type="percentage" office:value="0" table:formula="msoxl:=V139-V140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40=X139,Y139,Y139+1)" table:style-name="ce23">
            <text:p>8</text:p>
          </table:table-cell>
          <table:table-cell office:value-type="float" office:value="31250" table:formula="msoxl:=S140/Y140" table:style-name="ce14">
            <text:p>31,250</text:p>
          </table:table-cell>
          <table:table-cell office:value-type="float" office:value="1258928.5714285714" table:formula="msoxl:=Z140+AA139" table:style-name="ce14">
            <text:p>1,258,929</text:p>
          </table:table-cell>
          <table:table-cell office:value-type="float" office:value="31250" table:formula="msoxl:=AA140-AA139" table:style-name="ce14">
            <text:p>31,250</text:p>
          </table:table-cell>
          <table:table-cell office:value-type="percentage" office:value="0" table:formula="msoxl:=AB140/AB139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39" table:style-name="ce22">
            <text:p>139</text:p>
          </table:table-cell>
          <table:table-cell office:value-type="float" office:value="259937.55545750877" table:formula="msoxl:=C140+C140*0.001" table:style-name="ce23">
            <text:p>259,938</text:p>
          </table:table-cell>
          <table:table-cell office:value-type="float" office:value="10197493.012966277" table:formula="msoxl:=C141+D140" table:style-name="ce16">
            <text:p>10,197,493</text:p>
          </table:table-cell>
          <table:table-cell office:value-type="float" office:value="259.6778775799321" table:formula="msoxl:=C141-C140" table:style-name="ce16">
            <text:p>260</text:p>
          </table:table-cell>
          <table:table-cell office:value-type="percentage" office:value="1.0000000000001119E-3" table:formula="msoxl:=(C141/C140)-1" table:style-name="ce13">
            <text:p>0.10%</text:p>
          </table:table-cell>
          <table:table-cell office:value-type="percentage" office:value="0" table:formula="msoxl:=F140-F141" table:style-name="ce13">
            <text:p>0.00%</text:p>
          </table:table-cell>
          <table:table-cell office:value-type="float" office:value="1" table:formula="msoxl:=IF(I141=I140,1+H140,1)" table:style-name="ce34">
            <text:p>1</text:p>
          </table:table-cell>
          <table:table-cell office:value-type="string" table:style-name="ce22">
            <text:p>Ignis</text:p>
          </table:table-cell>
          <table:table-cell office:value-type="float" office:value="9" table:formula="msoxl:=IF(I141=I140,J140,J140+1)" table:style-name="ce23">
            <text:p>9</text:p>
          </table:table-cell>
          <table:table-cell office:value-type="float" office:value="28881.950606389863" table:formula="msoxl:=C141/J141" table:style-name="ce14">
            <text:p>28,882</text:p>
          </table:table-cell>
          <table:table-cell office:value-type="float" office:value="1411416.0440723344" table:formula="msoxl:=K141+L140" table:style-name="ce14">
            <text:p>1,411,416</text:p>
          </table:table-cell>
          <table:table-cell office:value-type="float" office:value="28881.950606389903" table:formula="msoxl:=L141-L140" table:style-name="ce14">
            <text:p>28,882</text:p>
          </table:table-cell>
          <table:table-cell office:value-type="percentage" office:value="-0.11022222222222267" table:formula="msoxl:=M141/M140-1" table:style-name="ce13">
            <text:p>-11.02%</text:p>
          </table:table-cell>
          <table:table-cell table:number-columns-repeated="2" table:style-name="ce22"/>
          <table:table-cell table:style-name="ce23"/>
          <table:table-cell office:value-type="float" office:value="139" table:style-name="ce22">
            <text:p>139</text:p>
          </table:table-cell>
          <table:table-cell office:value-type="float" office:value="250000" table:style-name="ce23">
            <text:p>250,000</text:p>
          </table:table-cell>
          <table:table-cell office:value-type="float" office:value="10000000" table:formula="msoxl:=S141+T140" table:style-name="ce16">
            <text:p>10,000,000</text:p>
          </table:table-cell>
          <table:table-cell office:value-type="float" office:value="0" table:formula="msoxl:=S141-S140" table:style-name="ce17">
            <text:p>0</text:p>
          </table:table-cell>
          <table:table-cell office:value-type="percentage" office:value="0" table:formula="msoxl:=(S141/S140)-1" table:style-name="ce13">
            <text:p>0.00%</text:p>
          </table:table-cell>
          <table:table-cell office:value-type="percentage" office:value="0" table:formula="msoxl:=V140-V141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41=X140,Y140,Y140+1)" table:style-name="ce23">
            <text:p>8</text:p>
          </table:table-cell>
          <table:table-cell office:value-type="float" office:value="31250" table:formula="msoxl:=S141/Y141" table:style-name="ce14">
            <text:p>31,250</text:p>
          </table:table-cell>
          <table:table-cell office:value-type="float" office:value="1290178.5714285714" table:formula="msoxl:=Z141+AA140" table:style-name="ce14">
            <text:p>1,290,179</text:p>
          </table:table-cell>
          <table:table-cell office:value-type="float" office:value="31250" table:formula="msoxl:=AA141-AA140" table:style-name="ce14">
            <text:p>31,250</text:p>
          </table:table-cell>
          <table:table-cell office:value-type="percentage" office:value="0" table:formula="msoxl:=AB141/AB140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40" table:style-name="ce22">
            <text:p>140</text:p>
          </table:table-cell>
          <table:table-cell office:value-type="float" office:value="260197.49301296627" table:formula="msoxl:=C141+C141*0.001" table:style-name="ce23">
            <text:p>260,197</text:p>
          </table:table-cell>
          <table:table-cell office:value-type="float" office:value="10457690.505979244" table:formula="msoxl:=C142+D141" table:style-name="ce16">
            <text:p>10,457,691</text:p>
          </table:table-cell>
          <table:table-cell office:value-type="float" office:value="259.93755545749445" table:formula="msoxl:=C142-C141" table:style-name="ce16">
            <text:p>260</text:p>
          </table:table-cell>
          <table:table-cell office:value-type="percentage" office:value="9.9999999999988987E-4" table:formula="msoxl:=(C142/C141)-1" table:style-name="ce13">
            <text:p>0.10%</text:p>
          </table:table-cell>
          <table:table-cell office:value-type="percentage" office:value="2.2204460492503131E-16" table:formula="msoxl:=F141-F142" table:style-name="ce13">
            <text:p>0.00%</text:p>
          </table:table-cell>
          <table:table-cell office:value-type="float" office:value="2" table:formula="msoxl:=IF(I142=I141,1+H141,1)" table:style-name="ce34">
            <text:p>2</text:p>
          </table:table-cell>
          <table:table-cell office:value-type="string" table:style-name="ce22">
            <text:p>Ignis</text:p>
          </table:table-cell>
          <table:table-cell office:value-type="float" office:value="9" table:formula="msoxl:=IF(I142=I141,J141,J141+1)" table:style-name="ce23">
            <text:p>9</text:p>
          </table:table-cell>
          <table:table-cell office:value-type="float" office:value="28910.832556996251" table:formula="msoxl:=C142/J142" table:style-name="ce14">
            <text:p>28,911</text:p>
          </table:table-cell>
          <table:table-cell office:value-type="float" office:value="1440326.8766293307" table:formula="msoxl:=K142+L141" table:style-name="ce14">
            <text:p>1,440,327</text:p>
          </table:table-cell>
          <table:table-cell office:value-type="float" office:value="28910.832556996262" table:formula="msoxl:=L142-L141" table:style-name="ce14">
            <text:p>28,911</text:p>
          </table:table-cell>
          <table:table-cell office:value-type="percentage" office:value="9.9999999999900169E-4" table:formula="msoxl:=M142/M14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40" table:style-name="ce22">
            <text:p>140</text:p>
          </table:table-cell>
          <table:table-cell office:value-type="float" office:value="250000" table:style-name="ce23">
            <text:p>250,000</text:p>
          </table:table-cell>
          <table:table-cell office:value-type="float" office:value="10250000" table:formula="msoxl:=S142+T141" table:style-name="ce16">
            <text:p>10,250,000</text:p>
          </table:table-cell>
          <table:table-cell office:value-type="float" office:value="0" table:formula="msoxl:=S142-S141" table:style-name="ce17">
            <text:p>0</text:p>
          </table:table-cell>
          <table:table-cell office:value-type="percentage" office:value="0" table:formula="msoxl:=(S142/S141)-1" table:style-name="ce13">
            <text:p>0.00%</text:p>
          </table:table-cell>
          <table:table-cell office:value-type="percentage" office:value="0" table:formula="msoxl:=V141-V142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42=X141,Y141,Y141+1)" table:style-name="ce23">
            <text:p>8</text:p>
          </table:table-cell>
          <table:table-cell office:value-type="float" office:value="31250" table:formula="msoxl:=S142/Y142" table:style-name="ce14">
            <text:p>31,250</text:p>
          </table:table-cell>
          <table:table-cell office:value-type="float" office:value="1321428.5714285714" table:formula="msoxl:=Z142+AA141" table:style-name="ce14">
            <text:p>1,321,429</text:p>
          </table:table-cell>
          <table:table-cell office:value-type="float" office:value="31250" table:formula="msoxl:=AA142-AA141" table:style-name="ce14">
            <text:p>31,250</text:p>
          </table:table-cell>
          <table:table-cell office:value-type="percentage" office:value="0" table:formula="msoxl:=AB142/AB141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41" table:style-name="ce22">
            <text:p>141</text:p>
          </table:table-cell>
          <table:table-cell office:value-type="float" office:value="260457.69050597923" table:formula="msoxl:=C142+C142*0.001" table:style-name="ce23">
            <text:p>260,458</text:p>
          </table:table-cell>
          <table:table-cell office:value-type="float" office:value="10718148.196485223" table:formula="msoxl:=C143+D142" table:style-name="ce16">
            <text:p>10,718,148</text:p>
          </table:table-cell>
          <table:table-cell office:value-type="float" office:value="260.19749301296542" table:formula="msoxl:=C143-C142" table:style-name="ce16">
            <text:p>260</text:p>
          </table:table-cell>
          <table:table-cell office:value-type="percentage" office:value="9.9999999999988987E-4" table:formula="msoxl:=(C143/C142)-1" table:style-name="ce13">
            <text:p>0.10%</text:p>
          </table:table-cell>
          <table:table-cell office:value-type="percentage" office:value="0" table:formula="msoxl:=F142-F143" table:style-name="ce13">
            <text:p>0.00%</text:p>
          </table:table-cell>
          <table:table-cell office:value-type="float" office:value="3" table:formula="msoxl:=IF(I143=I142,1+H142,1)" table:style-name="ce34">
            <text:p>3</text:p>
          </table:table-cell>
          <table:table-cell office:value-type="string" table:style-name="ce22">
            <text:p>Ignis</text:p>
          </table:table-cell>
          <table:table-cell office:value-type="float" office:value="9" table:formula="msoxl:=IF(I143=I142,J142,J142+1)" table:style-name="ce23">
            <text:p>9</text:p>
          </table:table-cell>
          <table:table-cell office:value-type="float" office:value="28939.743389553249" table:formula="msoxl:=C143/J143" table:style-name="ce14">
            <text:p>28,940</text:p>
          </table:table-cell>
          <table:table-cell office:value-type="float" office:value="1469266.6200188838" table:formula="msoxl:=K143+L142" table:style-name="ce14">
            <text:p>1,469,267</text:p>
          </table:table-cell>
          <table:table-cell office:value-type="float" office:value="28939.743389553158" table:formula="msoxl:=L143-L142" table:style-name="ce14">
            <text:p>28,940</text:p>
          </table:table-cell>
          <table:table-cell office:value-type="percentage" office:value="9.999999999965592E-4" table:formula="msoxl:=M143/M14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41" table:style-name="ce22">
            <text:p>141</text:p>
          </table:table-cell>
          <table:table-cell office:value-type="float" office:value="250000" table:style-name="ce23">
            <text:p>250,000</text:p>
          </table:table-cell>
          <table:table-cell office:value-type="float" office:value="10500000" table:formula="msoxl:=S143+T142" table:style-name="ce16">
            <text:p>10,500,000</text:p>
          </table:table-cell>
          <table:table-cell office:value-type="float" office:value="0" table:formula="msoxl:=S143-S142" table:style-name="ce17">
            <text:p>0</text:p>
          </table:table-cell>
          <table:table-cell office:value-type="percentage" office:value="0" table:formula="msoxl:=(S143/S142)-1" table:style-name="ce13">
            <text:p>0.00%</text:p>
          </table:table-cell>
          <table:table-cell office:value-type="percentage" office:value="0" table:formula="msoxl:=V142-V143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43=X142,Y142,Y142+1)" table:style-name="ce23">
            <text:p>8</text:p>
          </table:table-cell>
          <table:table-cell office:value-type="float" office:value="31250" table:formula="msoxl:=S143/Y143" table:style-name="ce14">
            <text:p>31,250</text:p>
          </table:table-cell>
          <table:table-cell office:value-type="float" office:value="1352678.5714285714" table:formula="msoxl:=Z143+AA142" table:style-name="ce14">
            <text:p>1,352,679</text:p>
          </table:table-cell>
          <table:table-cell office:value-type="float" office:value="31250" table:formula="msoxl:=AA143-AA142" table:style-name="ce14">
            <text:p>31,250</text:p>
          </table:table-cell>
          <table:table-cell office:value-type="percentage" office:value="0" table:formula="msoxl:=AB143/AB142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42" table:style-name="ce22">
            <text:p>142</text:p>
          </table:table-cell>
          <table:table-cell office:value-type="float" office:value="260718.14819648521" table:formula="msoxl:=C143+C143*0.001" table:style-name="ce23">
            <text:p>260,718</text:p>
          </table:table-cell>
          <table:table-cell office:value-type="float" office:value="10978866.344681708" table:formula="msoxl:=C144+D143" table:style-name="ce16">
            <text:p>10,978,866</text:p>
          </table:table-cell>
          <table:table-cell office:value-type="float" office:value="260.45769050598028" table:formula="msoxl:=C144-C143" table:style-name="ce16">
            <text:p>260</text:p>
          </table:table-cell>
          <table:table-cell office:value-type="percentage" office:value="1.0000000000001119E-3" table:formula="msoxl:=(C144/C143)-1" table:style-name="ce13">
            <text:p>0.10%</text:p>
          </table:table-cell>
          <table:table-cell office:value-type="percentage" office:value="-2.2204460492503131E-16" table:formula="msoxl:=F143-F144" table:style-name="ce13">
            <text:p>0.00%</text:p>
          </table:table-cell>
          <table:table-cell office:value-type="float" office:value="4" table:formula="msoxl:=IF(I144=I143,1+H143,1)" table:style-name="ce34">
            <text:p>4</text:p>
          </table:table-cell>
          <table:table-cell office:value-type="string" table:style-name="ce22">
            <text:p>Ignis</text:p>
          </table:table-cell>
          <table:table-cell office:value-type="float" office:value="9" table:formula="msoxl:=IF(I144=I143,J143,J143+1)" table:style-name="ce23">
            <text:p>9</text:p>
          </table:table-cell>
          <table:table-cell office:value-type="float" office:value="28968.683132942802" table:formula="msoxl:=C144/J144" table:style-name="ce14">
            <text:p>28,969</text:p>
          </table:table-cell>
          <table:table-cell office:value-type="float" office:value="1498235.3031518266" table:formula="msoxl:=K144+L143" table:style-name="ce14">
            <text:p>1,498,235</text:p>
          </table:table-cell>
          <table:table-cell office:value-type="float" office:value="28968.683132942766" table:formula="msoxl:=L144-L143" table:style-name="ce14">
            <text:p>28,969</text:p>
          </table:table-cell>
          <table:table-cell office:value-type="percentage" office:value="1.0000000000018883E-3" table:formula="msoxl:=M144/M14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42" table:style-name="ce22">
            <text:p>142</text:p>
          </table:table-cell>
          <table:table-cell office:value-type="float" office:value="250000" table:style-name="ce23">
            <text:p>250,000</text:p>
          </table:table-cell>
          <table:table-cell office:value-type="float" office:value="10750000" table:formula="msoxl:=S144+T143" table:style-name="ce16">
            <text:p>10,750,000</text:p>
          </table:table-cell>
          <table:table-cell office:value-type="float" office:value="0" table:formula="msoxl:=S144-S143" table:style-name="ce17">
            <text:p>0</text:p>
          </table:table-cell>
          <table:table-cell office:value-type="percentage" office:value="0" table:formula="msoxl:=(S144/S143)-1" table:style-name="ce13">
            <text:p>0.00%</text:p>
          </table:table-cell>
          <table:table-cell office:value-type="percentage" office:value="0" table:formula="msoxl:=V143-V144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44=X143,Y143,Y143+1)" table:style-name="ce23">
            <text:p>8</text:p>
          </table:table-cell>
          <table:table-cell office:value-type="float" office:value="31250" table:formula="msoxl:=S144/Y144" table:style-name="ce14">
            <text:p>31,250</text:p>
          </table:table-cell>
          <table:table-cell office:value-type="float" office:value="1383928.5714285714" table:formula="msoxl:=Z144+AA143" table:style-name="ce14">
            <text:p>1,383,929</text:p>
          </table:table-cell>
          <table:table-cell office:value-type="float" office:value="31250" table:formula="msoxl:=AA144-AA143" table:style-name="ce14">
            <text:p>31,250</text:p>
          </table:table-cell>
          <table:table-cell office:value-type="percentage" office:value="0" table:formula="msoxl:=AB144/AB143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43" table:style-name="ce22">
            <text:p>143</text:p>
          </table:table-cell>
          <table:table-cell office:value-type="float" office:value="260978.86634468171" table:formula="msoxl:=C144+C144*0.001" table:style-name="ce23">
            <text:p>260,979</text:p>
          </table:table-cell>
          <table:table-cell office:value-type="float" office:value="11239845.211026389" table:formula="msoxl:=C145+D144" table:style-name="ce16">
            <text:p>11,239,845</text:p>
          </table:table-cell>
          <table:table-cell office:value-type="float" office:value="260.71814819649444" table:formula="msoxl:=C145-C144" table:style-name="ce16">
            <text:p>261</text:p>
          </table:table-cell>
          <table:table-cell office:value-type="percentage" office:value="1.0000000000001119E-3" table:formula="msoxl:=(C145/C144)-1" table:style-name="ce13">
            <text:p>0.10%</text:p>
          </table:table-cell>
          <table:table-cell office:value-type="percentage" office:value="0" table:formula="msoxl:=F144-F145" table:style-name="ce13">
            <text:p>0.00%</text:p>
          </table:table-cell>
          <table:table-cell office:value-type="float" office:value="5" table:formula="msoxl:=IF(I145=I144,1+H144,1)" table:style-name="ce34">
            <text:p>5</text:p>
          </table:table-cell>
          <table:table-cell office:value-type="string" table:style-name="ce22">
            <text:p>Ignis</text:p>
          </table:table-cell>
          <table:table-cell office:value-type="float" office:value="9" table:formula="msoxl:=IF(I145=I144,J144,J144+1)" table:style-name="ce23">
            <text:p>9</text:p>
          </table:table-cell>
          <table:table-cell office:value-type="float" office:value="28997.651816075744" table:formula="msoxl:=C145/J145" table:style-name="ce14">
            <text:p>28,998</text:p>
          </table:table-cell>
          <table:table-cell office:value-type="float" office:value="1527232.9549679023" table:formula="msoxl:=K145+L144" table:style-name="ce14">
            <text:p>1,527,233</text:p>
          </table:table-cell>
          <table:table-cell office:value-type="float" office:value="28997.651816075668" table:formula="msoxl:=L145-L144" table:style-name="ce14">
            <text:p>28,998</text:p>
          </table:table-cell>
          <table:table-cell office:value-type="percentage" office:value="9.999999999985576E-4" table:formula="msoxl:=M145/M14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43" table:style-name="ce22">
            <text:p>143</text:p>
          </table:table-cell>
          <table:table-cell office:value-type="float" office:value="250000" table:style-name="ce23">
            <text:p>250,000</text:p>
          </table:table-cell>
          <table:table-cell office:value-type="float" office:value="11000000" table:formula="msoxl:=S145+T144" table:style-name="ce16">
            <text:p>11,000,000</text:p>
          </table:table-cell>
          <table:table-cell office:value-type="float" office:value="0" table:formula="msoxl:=S145-S144" table:style-name="ce17">
            <text:p>0</text:p>
          </table:table-cell>
          <table:table-cell office:value-type="percentage" office:value="0" table:formula="msoxl:=(S145/S144)-1" table:style-name="ce13">
            <text:p>0.00%</text:p>
          </table:table-cell>
          <table:table-cell office:value-type="percentage" office:value="0" table:formula="msoxl:=V144-V145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45=X144,Y144,Y144+1)" table:style-name="ce23">
            <text:p>8</text:p>
          </table:table-cell>
          <table:table-cell office:value-type="float" office:value="31250" table:formula="msoxl:=S145/Y145" table:style-name="ce14">
            <text:p>31,250</text:p>
          </table:table-cell>
          <table:table-cell office:value-type="float" office:value="1415178.5714285714" table:formula="msoxl:=Z145+AA144" table:style-name="ce14">
            <text:p>1,415,179</text:p>
          </table:table-cell>
          <table:table-cell office:value-type="float" office:value="31250" table:formula="msoxl:=AA145-AA144" table:style-name="ce14">
            <text:p>31,250</text:p>
          </table:table-cell>
          <table:table-cell office:value-type="percentage" office:value="0" table:formula="msoxl:=AB145/AB144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44" table:style-name="ce22">
            <text:p>144</text:p>
          </table:table-cell>
          <table:table-cell office:value-type="float" office:value="261239.8452110264" table:formula="msoxl:=C145+C145*0.001" table:style-name="ce23">
            <text:p>261,240</text:p>
          </table:table-cell>
          <table:table-cell office:value-type="float" office:value="11501085.056237416" table:formula="msoxl:=C146+D145" table:style-name="ce16">
            <text:p>11,501,085</text:p>
          </table:table-cell>
          <table:table-cell office:value-type="float" office:value="260.97886634469614" table:formula="msoxl:=C146-C145" table:style-name="ce16">
            <text:p>261</text:p>
          </table:table-cell>
          <table:table-cell office:value-type="percentage" office:value="1.0000000000001119E-3" table:formula="msoxl:=(C146/C145)-1" table:style-name="ce13">
            <text:p>0.10%</text:p>
          </table:table-cell>
          <table:table-cell office:value-type="percentage" office:value="0" table:formula="msoxl:=F145-F146" table:style-name="ce13">
            <text:p>0.00%</text:p>
          </table:table-cell>
          <table:table-cell office:value-type="float" office:value="6" table:formula="msoxl:=IF(I146=I145,1+H145,1)" table:style-name="ce34">
            <text:p>6</text:p>
          </table:table-cell>
          <table:table-cell office:value-type="string" table:style-name="ce22">
            <text:p>Ignis</text:p>
          </table:table-cell>
          <table:table-cell office:value-type="float" office:value="9" table:formula="msoxl:=IF(I146=I145,J145,J145+1)" table:style-name="ce23">
            <text:p>9</text:p>
          </table:table-cell>
          <table:table-cell office:value-type="float" office:value="29026.649467891824" table:formula="msoxl:=C146/J146" table:style-name="ce14">
            <text:p>29,027</text:p>
          </table:table-cell>
          <table:table-cell office:value-type="float" office:value="1556259.6044357941" table:formula="msoxl:=K146+L145" table:style-name="ce14">
            <text:p>1,556,260</text:p>
          </table:table-cell>
          <table:table-cell office:value-type="float" office:value="29026.649467891781" table:formula="msoxl:=L146-L145" table:style-name="ce14">
            <text:p>29,027</text:p>
          </table:table-cell>
          <table:table-cell office:value-type="percentage" office:value="1.0000000000012221E-3" table:formula="msoxl:=M146/M14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44" table:style-name="ce22">
            <text:p>144</text:p>
          </table:table-cell>
          <table:table-cell office:value-type="float" office:value="250000" table:style-name="ce23">
            <text:p>250,000</text:p>
          </table:table-cell>
          <table:table-cell office:value-type="float" office:value="11250000" table:formula="msoxl:=S146+T145" table:style-name="ce16">
            <text:p>11,250,000</text:p>
          </table:table-cell>
          <table:table-cell office:value-type="float" office:value="0" table:formula="msoxl:=S146-S145" table:style-name="ce17">
            <text:p>0</text:p>
          </table:table-cell>
          <table:table-cell office:value-type="percentage" office:value="0" table:formula="msoxl:=(S146/S145)-1" table:style-name="ce13">
            <text:p>0.00%</text:p>
          </table:table-cell>
          <table:table-cell office:value-type="percentage" office:value="0" table:formula="msoxl:=V145-V146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46=X145,Y145,Y145+1)" table:style-name="ce23">
            <text:p>8</text:p>
          </table:table-cell>
          <table:table-cell office:value-type="float" office:value="31250" table:formula="msoxl:=S146/Y146" table:style-name="ce14">
            <text:p>31,250</text:p>
          </table:table-cell>
          <table:table-cell office:value-type="float" office:value="1446428.5714285714" table:formula="msoxl:=Z146+AA145" table:style-name="ce14">
            <text:p>1,446,429</text:p>
          </table:table-cell>
          <table:table-cell office:value-type="float" office:value="31250" table:formula="msoxl:=AA146-AA145" table:style-name="ce14">
            <text:p>31,250</text:p>
          </table:table-cell>
          <table:table-cell office:value-type="percentage" office:value="0" table:formula="msoxl:=AB146/AB145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45" table:style-name="ce22">
            <text:p>145</text:p>
          </table:table-cell>
          <table:table-cell office:value-type="float" office:value="261501.08505623744" table:formula="msoxl:=C146+C146*0.001" table:style-name="ce23">
            <text:p>261,501</text:p>
          </table:table-cell>
          <table:table-cell office:value-type="float" office:value="11762586.141293654" table:formula="msoxl:=C147+D146" table:style-name="ce16">
            <text:p>11,762,586</text:p>
          </table:table-cell>
          <table:table-cell office:value-type="float" office:value="261.23984521103557" table:formula="msoxl:=C147-C146" table:style-name="ce16">
            <text:p>261</text:p>
          </table:table-cell>
          <table:table-cell office:value-type="percentage" office:value="1.0000000000001119E-3" table:formula="msoxl:=(C147/C146)-1" table:style-name="ce13">
            <text:p>0.10%</text:p>
          </table:table-cell>
          <table:table-cell office:value-type="percentage" office:value="0" table:formula="msoxl:=F146-F147" table:style-name="ce13">
            <text:p>0.00%</text:p>
          </table:table-cell>
          <table:table-cell office:value-type="float" office:value="7" table:formula="msoxl:=IF(I147=I146,1+H146,1)" table:style-name="ce34">
            <text:p>7</text:p>
          </table:table-cell>
          <table:table-cell office:value-type="string" table:style-name="ce22">
            <text:p>Ignis</text:p>
          </table:table-cell>
          <table:table-cell office:value-type="float" office:value="9" table:formula="msoxl:=IF(I147=I146,J146,J146+1)" table:style-name="ce23">
            <text:p>9</text:p>
          </table:table-cell>
          <table:table-cell office:value-type="float" office:value="29055.676117359715" table:formula="msoxl:=C147/J147" table:style-name="ce14">
            <text:p>29,056</text:p>
          </table:table-cell>
          <table:table-cell office:value-type="float" office:value="1585315.2805531537" table:formula="msoxl:=K147+L146" table:style-name="ce14">
            <text:p>1,585,315</text:p>
          </table:table-cell>
          <table:table-cell office:value-type="float" office:value="29055.676117359661" table:formula="msoxl:=L147-L146" table:style-name="ce14">
            <text:p>29,056</text:p>
          </table:table-cell>
          <table:table-cell office:value-type="percentage" office:value="9.9999999999966782E-4" table:formula="msoxl:=M147/M14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45" table:style-name="ce22">
            <text:p>145</text:p>
          </table:table-cell>
          <table:table-cell office:value-type="float" office:value="250000" table:style-name="ce23">
            <text:p>250,000</text:p>
          </table:table-cell>
          <table:table-cell office:value-type="float" office:value="11500000" table:formula="msoxl:=S147+T146" table:style-name="ce16">
            <text:p>11,500,000</text:p>
          </table:table-cell>
          <table:table-cell office:value-type="float" office:value="0" table:formula="msoxl:=S147-S146" table:style-name="ce17">
            <text:p>0</text:p>
          </table:table-cell>
          <table:table-cell office:value-type="percentage" office:value="0" table:formula="msoxl:=(S147/S146)-1" table:style-name="ce13">
            <text:p>0.00%</text:p>
          </table:table-cell>
          <table:table-cell office:value-type="percentage" office:value="0" table:formula="msoxl:=V146-V147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47=X146,Y146,Y146+1)" table:style-name="ce23">
            <text:p>8</text:p>
          </table:table-cell>
          <table:table-cell office:value-type="float" office:value="31250" table:formula="msoxl:=S147/Y147" table:style-name="ce14">
            <text:p>31,250</text:p>
          </table:table-cell>
          <table:table-cell office:value-type="float" office:value="1477678.5714285714" table:formula="msoxl:=Z147+AA146" table:style-name="ce14">
            <text:p>1,477,679</text:p>
          </table:table-cell>
          <table:table-cell office:value-type="float" office:value="31250" table:formula="msoxl:=AA147-AA146" table:style-name="ce14">
            <text:p>31,250</text:p>
          </table:table-cell>
          <table:table-cell office:value-type="percentage" office:value="0" table:formula="msoxl:=AB147/AB146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46" table:style-name="ce22">
            <text:p>146</text:p>
          </table:table-cell>
          <table:table-cell office:value-type="float" office:value="261762.58614129366" table:formula="msoxl:=C147+C147*0.001" table:style-name="ce23">
            <text:p>261,763</text:p>
          </table:table-cell>
          <table:table-cell office:value-type="float" office:value="12024348.727434948" table:formula="msoxl:=C148+D147" table:style-name="ce16">
            <text:p>12,024,349</text:p>
          </table:table-cell>
          <table:table-cell office:value-type="float" office:value="261.50108505622484" table:formula="msoxl:=C148-C147" table:style-name="ce16">
            <text:p>262</text:p>
          </table:table-cell>
          <table:table-cell office:value-type="percentage" office:value="9.9999999999988987E-4" table:formula="msoxl:=(C148/C147)-1" table:style-name="ce13">
            <text:p>0.10%</text:p>
          </table:table-cell>
          <table:table-cell office:value-type="percentage" office:value="2.2204460492503131E-16" table:formula="msoxl:=F147-F148" table:style-name="ce13">
            <text:p>0.00%</text:p>
          </table:table-cell>
          <table:table-cell office:value-type="float" office:value="8" table:formula="msoxl:=IF(I148=I147,1+H147,1)" table:style-name="ce34">
            <text:p>8</text:p>
          </table:table-cell>
          <table:table-cell office:value-type="string" table:style-name="ce22">
            <text:p>Ignis</text:p>
          </table:table-cell>
          <table:table-cell office:value-type="float" office:value="9" table:formula="msoxl:=IF(I148=I147,J147,J147+1)" table:style-name="ce23">
            <text:p>9</text:p>
          </table:table-cell>
          <table:table-cell office:value-type="float" office:value="29084.731793477073" table:formula="msoxl:=C148/J148" table:style-name="ce14">
            <text:p>29,085</text:p>
          </table:table-cell>
          <table:table-cell office:value-type="float" office:value="1614400.0123466307" table:formula="msoxl:=K148+L147" table:style-name="ce14">
            <text:p>1,614,400</text:p>
          </table:table-cell>
          <table:table-cell office:value-type="float" office:value="29084.731793476967" table:formula="msoxl:=L148-L147" table:style-name="ce14">
            <text:p>29,085</text:p>
          </table:table-cell>
          <table:table-cell office:value-type="percentage" office:value="9.9999999999811351E-4" table:formula="msoxl:=M148/M14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46" table:style-name="ce22">
            <text:p>146</text:p>
          </table:table-cell>
          <table:table-cell office:value-type="float" office:value="250000" table:style-name="ce23">
            <text:p>250,000</text:p>
          </table:table-cell>
          <table:table-cell office:value-type="float" office:value="11750000" table:formula="msoxl:=S148+T147" table:style-name="ce16">
            <text:p>11,750,000</text:p>
          </table:table-cell>
          <table:table-cell office:value-type="float" office:value="0" table:formula="msoxl:=S148-S147" table:style-name="ce17">
            <text:p>0</text:p>
          </table:table-cell>
          <table:table-cell office:value-type="percentage" office:value="0" table:formula="msoxl:=(S148/S147)-1" table:style-name="ce13">
            <text:p>0.00%</text:p>
          </table:table-cell>
          <table:table-cell office:value-type="percentage" office:value="0" table:formula="msoxl:=V147-V148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48=X147,Y147,Y147+1)" table:style-name="ce23">
            <text:p>8</text:p>
          </table:table-cell>
          <table:table-cell office:value-type="float" office:value="31250" table:formula="msoxl:=S148/Y148" table:style-name="ce14">
            <text:p>31,250</text:p>
          </table:table-cell>
          <table:table-cell office:value-type="float" office:value="1508928.5714285714" table:formula="msoxl:=Z148+AA147" table:style-name="ce14">
            <text:p>1,508,929</text:p>
          </table:table-cell>
          <table:table-cell office:value-type="float" office:value="31250" table:formula="msoxl:=AA148-AA147" table:style-name="ce14">
            <text:p>31,250</text:p>
          </table:table-cell>
          <table:table-cell office:value-type="percentage" office:value="0" table:formula="msoxl:=AB148/AB147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47" table:style-name="ce22">
            <text:p>147</text:p>
          </table:table-cell>
          <table:table-cell office:value-type="float" office:value="262024.34872743496" table:formula="msoxl:=C148+C148*0.001" table:style-name="ce23">
            <text:p>262,024</text:p>
          </table:table-cell>
          <table:table-cell office:value-type="float" office:value="12286373.076162383" table:formula="msoxl:=C149+D148" table:style-name="ce16">
            <text:p>12,286,373</text:p>
          </table:table-cell>
          <table:table-cell office:value-type="float" office:value="261.7625861412962" table:formula="msoxl:=C149-C148" table:style-name="ce16">
            <text:p>262</text:p>
          </table:table-cell>
          <table:table-cell office:value-type="percentage" office:value="1.0000000000001119E-3" table:formula="msoxl:=(C149/C148)-1" table:style-name="ce13">
            <text:p>0.10%</text:p>
          </table:table-cell>
          <table:table-cell office:value-type="percentage" office:value="-2.2204460492503131E-16" table:formula="msoxl:=F148-F149" table:style-name="ce13">
            <text:p>0.00%</text:p>
          </table:table-cell>
          <table:table-cell office:value-type="float" office:value="9" table:formula="msoxl:=IF(I149=I148,1+H148,1)" table:style-name="ce34">
            <text:p>9</text:p>
          </table:table-cell>
          <table:table-cell office:value-type="string" table:style-name="ce22">
            <text:p>Ignis</text:p>
          </table:table-cell>
          <table:table-cell office:value-type="float" office:value="9" table:formula="msoxl:=IF(I149=I148,J148,J148+1)" table:style-name="ce23">
            <text:p>9</text:p>
          </table:table-cell>
          <table:table-cell office:value-type="float" office:value="29113.816525270551" table:formula="msoxl:=C149/J149" table:style-name="ce14">
            <text:p>29,114</text:p>
          </table:table-cell>
          <table:table-cell office:value-type="float" office:value="1643513.8288719011" table:formula="msoxl:=K149+L148" table:style-name="ce14">
            <text:p>1,643,514</text:p>
          </table:table-cell>
          <table:table-cell office:value-type="float" office:value="29113.816525270464" table:formula="msoxl:=L149-L148" table:style-name="ce14">
            <text:p>29,114</text:p>
          </table:table-cell>
          <table:table-cell office:value-type="percentage" office:value="1.000000000000778E-3" table:formula="msoxl:=M149/M14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47" table:style-name="ce22">
            <text:p>147</text:p>
          </table:table-cell>
          <table:table-cell office:value-type="float" office:value="250000" table:style-name="ce23">
            <text:p>250,000</text:p>
          </table:table-cell>
          <table:table-cell office:value-type="float" office:value="12000000" table:formula="msoxl:=S149+T148" table:style-name="ce16">
            <text:p>12,000,000</text:p>
          </table:table-cell>
          <table:table-cell office:value-type="float" office:value="0" table:formula="msoxl:=S149-S148" table:style-name="ce17">
            <text:p>0</text:p>
          </table:table-cell>
          <table:table-cell office:value-type="percentage" office:value="0" table:formula="msoxl:=(S149/S148)-1" table:style-name="ce13">
            <text:p>0.00%</text:p>
          </table:table-cell>
          <table:table-cell office:value-type="percentage" office:value="0" table:formula="msoxl:=V148-V149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49=X148,Y148,Y148+1)" table:style-name="ce23">
            <text:p>8</text:p>
          </table:table-cell>
          <table:table-cell office:value-type="float" office:value="31250" table:formula="msoxl:=S149/Y149" table:style-name="ce14">
            <text:p>31,250</text:p>
          </table:table-cell>
          <table:table-cell office:value-type="float" office:value="1540178.5714285714" table:formula="msoxl:=Z149+AA148" table:style-name="ce14">
            <text:p>1,540,179</text:p>
          </table:table-cell>
          <table:table-cell office:value-type="float" office:value="31250" table:formula="msoxl:=AA149-AA148" table:style-name="ce14">
            <text:p>31,250</text:p>
          </table:table-cell>
          <table:table-cell office:value-type="percentage" office:value="0" table:formula="msoxl:=AB149/AB148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48" table:style-name="ce22">
            <text:p>148</text:p>
          </table:table-cell>
          <table:table-cell office:value-type="float" office:value="262286.37307616242" table:formula="msoxl:=C149+C149*0.001" table:style-name="ce23">
            <text:p>262,286</text:p>
          </table:table-cell>
          <table:table-cell office:value-type="float" office:value="12548659.449238546" table:formula="msoxl:=C150+D149" table:style-name="ce16">
            <text:p>12,548,659</text:p>
          </table:table-cell>
          <table:table-cell office:value-type="float" office:value="262.02434872745653" table:formula="msoxl:=C150-C149" table:style-name="ce16">
            <text:p>262</text:p>
          </table:table-cell>
          <table:table-cell office:value-type="percentage" office:value="1.0000000000001119E-3" table:formula="msoxl:=(C150/C149)-1" table:style-name="ce13">
            <text:p>0.10%</text:p>
          </table:table-cell>
          <table:table-cell office:value-type="percentage" office:value="0" table:formula="msoxl:=F149-F150" table:style-name="ce13">
            <text:p>0.00%</text:p>
          </table:table-cell>
          <table:table-cell office:value-type="float" office:value="10" table:formula="msoxl:=IF(I150=I149,1+H149,1)" table:style-name="ce34">
            <text:p>10</text:p>
          </table:table-cell>
          <table:table-cell office:value-type="string" table:style-name="ce22">
            <text:p>Ignis</text:p>
          </table:table-cell>
          <table:table-cell office:value-type="float" office:value="9" table:formula="msoxl:=IF(I150=I149,J149,J149+1)" table:style-name="ce23">
            <text:p>9</text:p>
          </table:table-cell>
          <table:table-cell office:value-type="float" office:value="29142.930341795825" table:formula="msoxl:=C150/J150" table:style-name="ce14">
            <text:p>29,143</text:p>
          </table:table-cell>
          <table:table-cell office:value-type="float" office:value="1672656.7592136969" table:formula="msoxl:=K150+L149" table:style-name="ce14">
            <text:p>1,672,657</text:p>
          </table:table-cell>
          <table:table-cell office:value-type="float" office:value="29142.930341795785" table:formula="msoxl:=L150-L149" table:style-name="ce14">
            <text:p>29,143</text:p>
          </table:table-cell>
          <table:table-cell office:value-type="percentage" office:value="1.0000000000016662E-3" table:formula="msoxl:=M150/M14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48" table:style-name="ce22">
            <text:p>148</text:p>
          </table:table-cell>
          <table:table-cell office:value-type="float" office:value="250000" table:style-name="ce23">
            <text:p>250,000</text:p>
          </table:table-cell>
          <table:table-cell office:value-type="float" office:value="12250000" table:formula="msoxl:=S150+T149" table:style-name="ce16">
            <text:p>12,250,000</text:p>
          </table:table-cell>
          <table:table-cell office:value-type="float" office:value="0" table:formula="msoxl:=S150-S149" table:style-name="ce17">
            <text:p>0</text:p>
          </table:table-cell>
          <table:table-cell office:value-type="percentage" office:value="0" table:formula="msoxl:=(S150/S149)-1" table:style-name="ce13">
            <text:p>0.00%</text:p>
          </table:table-cell>
          <table:table-cell office:value-type="percentage" office:value="0" table:formula="msoxl:=V149-V150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50=X149,Y149,Y149+1)" table:style-name="ce23">
            <text:p>8</text:p>
          </table:table-cell>
          <table:table-cell office:value-type="float" office:value="31250" table:formula="msoxl:=S150/Y150" table:style-name="ce14">
            <text:p>31,250</text:p>
          </table:table-cell>
          <table:table-cell office:value-type="float" office:value="1571428.5714285714" table:formula="msoxl:=Z150+AA149" table:style-name="ce14">
            <text:p>1,571,429</text:p>
          </table:table-cell>
          <table:table-cell office:value-type="float" office:value="31250" table:formula="msoxl:=AA150-AA149" table:style-name="ce14">
            <text:p>31,250</text:p>
          </table:table-cell>
          <table:table-cell office:value-type="percentage" office:value="0" table:formula="msoxl:=AB150/AB149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49" table:style-name="ce22">
            <text:p>149</text:p>
          </table:table-cell>
          <table:table-cell office:value-type="float" office:value="262548.65944923856" table:formula="msoxl:=C150+C150*0.001" table:style-name="ce23">
            <text:p>262,549</text:p>
          </table:table-cell>
          <table:table-cell office:value-type="float" office:value="12811208.108687785" table:formula="msoxl:=C151+D150" table:style-name="ce16">
            <text:p>12,811,208</text:p>
          </table:table-cell>
          <table:table-cell office:value-type="float" office:value="262.28637307614554" table:formula="msoxl:=C151-C150" table:style-name="ce16">
            <text:p>262</text:p>
          </table:table-cell>
          <table:table-cell office:value-type="percentage" office:value="9.9999999999988987E-4" table:formula="msoxl:=(C151/C150)-1" table:style-name="ce13">
            <text:p>0.10%</text:p>
          </table:table-cell>
          <table:table-cell office:value-type="percentage" office:value="2.2204460492503131E-16" table:formula="msoxl:=F150-F151" table:style-name="ce13">
            <text:p>0.00%</text:p>
          </table:table-cell>
          <table:table-cell office:value-type="float" office:value="11" table:formula="msoxl:=IF(I151=I150,1+H150,1)" table:style-name="ce34">
            <text:p>11</text:p>
          </table:table-cell>
          <table:table-cell office:value-type="string" table:style-name="ce22">
            <text:p>Ignis</text:p>
          </table:table-cell>
          <table:table-cell office:value-type="float" office:value="9" table:formula="msoxl:=IF(I151=I150,J150,J150+1)" table:style-name="ce23">
            <text:p>9</text:p>
          </table:table-cell>
          <table:table-cell office:value-type="float" office:value="29172.073272137619" table:formula="msoxl:=C151/J151" table:style-name="ce14">
            <text:p>29,172</text:p>
          </table:table-cell>
          <table:table-cell office:value-type="float" office:value="1701828.8324858346" table:formula="msoxl:=K151+L150" table:style-name="ce14">
            <text:p>1,701,829</text:p>
          </table:table-cell>
          <table:table-cell office:value-type="float" office:value="29172.07327213767" table:formula="msoxl:=L151-L150" table:style-name="ce14">
            <text:p>29,172</text:p>
          </table:table-cell>
          <table:table-cell office:value-type="percentage" office:value="1.0000000000029985E-3" table:formula="msoxl:=M151/M15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49" table:style-name="ce22">
            <text:p>149</text:p>
          </table:table-cell>
          <table:table-cell office:value-type="float" office:value="250000" table:style-name="ce23">
            <text:p>250,000</text:p>
          </table:table-cell>
          <table:table-cell office:value-type="float" office:value="12500000" table:formula="msoxl:=S151+T150" table:style-name="ce16">
            <text:p>12,500,000</text:p>
          </table:table-cell>
          <table:table-cell office:value-type="float" office:value="0" table:formula="msoxl:=S151-S150" table:style-name="ce17">
            <text:p>0</text:p>
          </table:table-cell>
          <table:table-cell office:value-type="percentage" office:value="0" table:formula="msoxl:=(S151/S150)-1" table:style-name="ce13">
            <text:p>0.00%</text:p>
          </table:table-cell>
          <table:table-cell office:value-type="percentage" office:value="0" table:formula="msoxl:=V150-V151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51=X150,Y150,Y150+1)" table:style-name="ce23">
            <text:p>8</text:p>
          </table:table-cell>
          <table:table-cell office:value-type="float" office:value="31250" table:formula="msoxl:=S151/Y151" table:style-name="ce14">
            <text:p>31,250</text:p>
          </table:table-cell>
          <table:table-cell office:value-type="float" office:value="1602678.5714285714" table:formula="msoxl:=Z151+AA150" table:style-name="ce14">
            <text:p>1,602,679</text:p>
          </table:table-cell>
          <table:table-cell office:value-type="float" office:value="31250" table:formula="msoxl:=AA151-AA150" table:style-name="ce14">
            <text:p>31,250</text:p>
          </table:table-cell>
          <table:table-cell office:value-type="percentage" office:value="0" table:formula="msoxl:=AB151/AB150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50" table:style-name="ce22">
            <text:p>150</text:p>
          </table:table-cell>
          <table:table-cell office:value-type="float" office:value="350000" table:style-name="ce23">
            <text:p>350,000</text:p>
          </table:table-cell>
          <table:table-cell office:value-type="float" office:value="13161208.108687785" table:formula="msoxl:=C152+D151" table:style-name="ce16">
            <text:p>13,161,208</text:p>
          </table:table-cell>
          <table:table-cell office:value-type="float" office:value="87451.340550761437" table:formula="msoxl:=C152-C151" table:style-name="ce16">
            <text:p>87,451</text:p>
          </table:table-cell>
          <table:table-cell office:value-type="percentage" office:value="0.33308622003331689" table:formula="msoxl:=(C152/C151)-1" table:style-name="ce13">
            <text:p>33.31%</text:p>
          </table:table-cell>
          <table:table-cell office:value-type="percentage" office:value="-0.332086220033317" table:formula="msoxl:=F151-F152" table:style-name="ce13">
            <text:p>-33.21%</text:p>
          </table:table-cell>
          <table:table-cell office:value-type="float" office:value="12" table:formula="msoxl:=IF(I152=I151,1+H151,1)" table:style-name="ce34">
            <text:p>12</text:p>
          </table:table-cell>
          <table:table-cell office:value-type="string" table:style-name="ce22">
            <text:p>Ignis</text:p>
          </table:table-cell>
          <table:table-cell office:value-type="float" office:value="9" table:formula="msoxl:=IF(I152=I151,J151,J151+1)" table:style-name="ce23">
            <text:p>9</text:p>
          </table:table-cell>
          <table:table-cell office:value-type="float" office:value="38888.888888888891" table:formula="msoxl:=C152/J152" table:style-name="ce14">
            <text:p>38,889</text:p>
          </table:table-cell>
          <table:table-cell office:value-type="float" office:value="1740717.7213747236" table:formula="msoxl:=K152+L151" table:style-name="ce14">
            <text:p>1,740,718</text:p>
          </table:table-cell>
          <table:table-cell office:value-type="float" office:value="38888.888888888992" table:formula="msoxl:=L152-L151" table:style-name="ce14">
            <text:p>38,889</text:p>
          </table:table-cell>
          <table:table-cell office:value-type="percentage" office:value="0.333086220033318" table:formula="msoxl:=M152/M151-1" table:style-name="ce13">
            <text:p>33.31%</text:p>
          </table:table-cell>
          <table:table-cell table:number-columns-repeated="2" table:style-name="ce22"/>
          <table:table-cell table:style-name="ce23"/>
          <table:table-cell office:value-type="float" office:value="150" table:style-name="ce22">
            <text:p>150</text:p>
          </table:table-cell>
          <table:table-cell office:value-type="float" office:value="350000" table:style-name="ce23">
            <text:p>350,000</text:p>
          </table:table-cell>
          <table:table-cell office:value-type="float" office:value="12850000" table:formula="msoxl:=S152+T151" table:style-name="ce16">
            <text:p>12,850,000</text:p>
          </table:table-cell>
          <table:table-cell office:value-type="float" office:value="100000" table:formula="msoxl:=S152-S151" table:style-name="ce17">
            <text:p>100000</text:p>
          </table:table-cell>
          <table:table-cell office:value-type="percentage" office:value="0.39999999999999991" table:formula="msoxl:=(S152/S151)-1" table:style-name="ce13">
            <text:p>40.00%</text:p>
          </table:table-cell>
          <table:table-cell office:value-type="percentage" office:value="-0.39999999999999991" table:formula="msoxl:=V151-V152" table:style-name="ce13">
            <text:p>-4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52=X151,Y151,Y151+1)" table:style-name="ce23">
            <text:p>8</text:p>
          </table:table-cell>
          <table:table-cell office:value-type="float" office:value="43750" table:formula="msoxl:=S152/Y152" table:style-name="ce14">
            <text:p>43,750</text:p>
          </table:table-cell>
          <table:table-cell office:value-type="float" office:value="1646428.5714285714" table:formula="msoxl:=Z152+AA151" table:style-name="ce14">
            <text:p>1,646,429</text:p>
          </table:table-cell>
          <table:table-cell office:value-type="float" office:value="43750" table:formula="msoxl:=AA152-AA151" table:style-name="ce14">
            <text:p>43,750</text:p>
          </table:table-cell>
          <table:table-cell office:value-type="percentage" office:value="0.39999999999999991" table:formula="msoxl:=AB152/AB151-1" table:style-name="ce13">
            <text:p>4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51" table:style-name="ce22">
            <text:p>151</text:p>
          </table:table-cell>
          <table:table-cell office:value-type="float" office:value="350350" table:formula="msoxl:=C152+C152*0.001" table:style-name="ce23">
            <text:p>350,350</text:p>
          </table:table-cell>
          <table:table-cell office:value-type="float" office:value="13511558.108687785" table:formula="msoxl:=C153+D152" table:style-name="ce16">
            <text:p>13,511,558</text:p>
          </table:table-cell>
          <table:table-cell office:value-type="float" office:value="350" table:formula="msoxl:=C153-C152" table:style-name="ce16">
            <text:p>350</text:p>
          </table:table-cell>
          <table:table-cell office:value-type="percentage" office:value="9.9999999999988987E-4" table:formula="msoxl:=(C153/C152)-1" table:style-name="ce13">
            <text:p>0.10%</text:p>
          </table:table-cell>
          <table:table-cell office:value-type="percentage" office:value="0.332086220033317" table:formula="msoxl:=F152-F153" table:style-name="ce13">
            <text:p>33.21%</text:p>
          </table:table-cell>
          <table:table-cell office:value-type="float" office:value="13" table:formula="msoxl:=IF(I153=I152,1+H152,1)" table:style-name="ce34">
            <text:p>13</text:p>
          </table:table-cell>
          <table:table-cell office:value-type="string" table:style-name="ce22">
            <text:p>Ignis</text:p>
          </table:table-cell>
          <table:table-cell office:value-type="float" office:value="9" table:formula="msoxl:=IF(I153=I152,J152,J152+1)" table:style-name="ce23">
            <text:p>9</text:p>
          </table:table-cell>
          <table:table-cell office:value-type="float" office:value="38927.777777777781" table:formula="msoxl:=C153/J153" table:style-name="ce14">
            <text:p>38,928</text:p>
          </table:table-cell>
          <table:table-cell office:value-type="float" office:value="1779645.4991525013" table:formula="msoxl:=K153+L152" table:style-name="ce14">
            <text:p>1,779,645</text:p>
          </table:table-cell>
          <table:table-cell office:value-type="float" office:value="38927.777777777752" table:formula="msoxl:=L153-L152" table:style-name="ce14">
            <text:p>38,928</text:p>
          </table:table-cell>
          <table:table-cell office:value-type="percentage" office:value="9.9999999999678124E-4" table:formula="msoxl:=M153/M15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51" table:style-name="ce22">
            <text:p>151</text:p>
          </table:table-cell>
          <table:table-cell office:value-type="float" office:value="350000" table:style-name="ce23">
            <text:p>350,000</text:p>
          </table:table-cell>
          <table:table-cell office:value-type="float" office:value="13200000" table:formula="msoxl:=S153+T152" table:style-name="ce16">
            <text:p>13,200,000</text:p>
          </table:table-cell>
          <table:table-cell office:value-type="float" office:value="0" table:formula="msoxl:=S153-S152" table:style-name="ce17">
            <text:p>0</text:p>
          </table:table-cell>
          <table:table-cell office:value-type="percentage" office:value="0" table:formula="msoxl:=(S153/S152)-1" table:style-name="ce13">
            <text:p>0.00%</text:p>
          </table:table-cell>
          <table:table-cell office:value-type="percentage" office:value="0.39999999999999991" table:formula="msoxl:=V152-V153" table:style-name="ce13">
            <text:p>4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53=X152,Y152,Y152+1)" table:style-name="ce23">
            <text:p>8</text:p>
          </table:table-cell>
          <table:table-cell office:value-type="float" office:value="43750" table:formula="msoxl:=S153/Y153" table:style-name="ce14">
            <text:p>43,750</text:p>
          </table:table-cell>
          <table:table-cell office:value-type="float" office:value="1690178.5714285714" table:formula="msoxl:=Z153+AA152" table:style-name="ce14">
            <text:p>1,690,179</text:p>
          </table:table-cell>
          <table:table-cell office:value-type="float" office:value="43750" table:formula="msoxl:=AA153-AA152" table:style-name="ce14">
            <text:p>43,750</text:p>
          </table:table-cell>
          <table:table-cell office:value-type="percentage" office:value="0" table:formula="msoxl:=AB153/AB152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52" table:style-name="ce22">
            <text:p>152</text:p>
          </table:table-cell>
          <table:table-cell office:value-type="float" office:value="350700.35" table:formula="msoxl:=C153+C153*0.001" table:style-name="ce23">
            <text:p>350,700</text:p>
          </table:table-cell>
          <table:table-cell office:value-type="float" office:value="13862258.458687784" table:formula="msoxl:=C154+D153" table:style-name="ce16">
            <text:p>13,862,258</text:p>
          </table:table-cell>
          <table:table-cell office:value-type="float" office:value="350.34999999997672" table:formula="msoxl:=C154-C153" table:style-name="ce16">
            <text:p>350</text:p>
          </table:table-cell>
          <table:table-cell office:value-type="percentage" office:value="9.9999999999988987E-4" table:formula="msoxl:=(C154/C153)-1" table:style-name="ce13">
            <text:p>0.10%</text:p>
          </table:table-cell>
          <table:table-cell office:value-type="percentage" office:value="0" table:formula="msoxl:=F153-F154" table:style-name="ce13">
            <text:p>0.00%</text:p>
          </table:table-cell>
          <table:table-cell office:value-type="float" office:value="14" table:formula="msoxl:=IF(I154=I153,1+H153,1)" table:style-name="ce34">
            <text:p>14</text:p>
          </table:table-cell>
          <table:table-cell office:value-type="string" table:style-name="ce22">
            <text:p>Ignis</text:p>
          </table:table-cell>
          <table:table-cell office:value-type="float" office:value="9" table:formula="msoxl:=IF(I154=I153,J153,J153+1)" table:style-name="ce23">
            <text:p>9</text:p>
          </table:table-cell>
          <table:table-cell office:value-type="float" office:value="38966.705555555556" table:formula="msoxl:=C154/J154" table:style-name="ce14">
            <text:p>38,967</text:p>
          </table:table-cell>
          <table:table-cell office:value-type="float" office:value="1818612.204708057" table:formula="msoxl:=K154+L153" table:style-name="ce14">
            <text:p>1,818,612</text:p>
          </table:table-cell>
          <table:table-cell office:value-type="float" office:value="38966.705555555644" table:formula="msoxl:=L154-L153" table:style-name="ce14">
            <text:p>38,967</text:p>
          </table:table-cell>
          <table:table-cell office:value-type="percentage" office:value="1.0000000000029985E-3" table:formula="msoxl:=M154/M15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52" table:style-name="ce22">
            <text:p>152</text:p>
          </table:table-cell>
          <table:table-cell office:value-type="float" office:value="350000" table:style-name="ce23">
            <text:p>350,000</text:p>
          </table:table-cell>
          <table:table-cell office:value-type="float" office:value="13550000" table:formula="msoxl:=S154+T153" table:style-name="ce16">
            <text:p>13,550,000</text:p>
          </table:table-cell>
          <table:table-cell office:value-type="float" office:value="0" table:formula="msoxl:=S154-S153" table:style-name="ce17">
            <text:p>0</text:p>
          </table:table-cell>
          <table:table-cell office:value-type="percentage" office:value="0" table:formula="msoxl:=(S154/S153)-1" table:style-name="ce13">
            <text:p>0.00%</text:p>
          </table:table-cell>
          <table:table-cell office:value-type="percentage" office:value="0" table:formula="msoxl:=V153-V154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54=X153,Y153,Y153+1)" table:style-name="ce23">
            <text:p>8</text:p>
          </table:table-cell>
          <table:table-cell office:value-type="float" office:value="43750" table:formula="msoxl:=S154/Y154" table:style-name="ce14">
            <text:p>43,750</text:p>
          </table:table-cell>
          <table:table-cell office:value-type="float" office:value="1733928.5714285714" table:formula="msoxl:=Z154+AA153" table:style-name="ce14">
            <text:p>1,733,929</text:p>
          </table:table-cell>
          <table:table-cell office:value-type="float" office:value="43750" table:formula="msoxl:=AA154-AA153" table:style-name="ce14">
            <text:p>43,750</text:p>
          </table:table-cell>
          <table:table-cell office:value-type="percentage" office:value="0" table:formula="msoxl:=AB154/AB153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53" table:style-name="ce22">
            <text:p>153</text:p>
          </table:table-cell>
          <table:table-cell office:value-type="float" office:value="351051.05034999998" table:formula="msoxl:=C154+C154*0.001" table:style-name="ce23">
            <text:p>351,051</text:p>
          </table:table-cell>
          <table:table-cell office:value-type="float" office:value="14213309.509037783" table:formula="msoxl:=C155+D154" table:style-name="ce16">
            <text:p>14,213,310</text:p>
          </table:table-cell>
          <table:table-cell office:value-type="float" office:value="350.70034999999916" table:formula="msoxl:=C155-C154" table:style-name="ce16">
            <text:p>351</text:p>
          </table:table-cell>
          <table:table-cell office:value-type="percentage" office:value="9.9999999999988987E-4" table:formula="msoxl:=(C155/C154)-1" table:style-name="ce13">
            <text:p>0.10%</text:p>
          </table:table-cell>
          <table:table-cell office:value-type="percentage" office:value="0" table:formula="msoxl:=F154-F155" table:style-name="ce13">
            <text:p>0.00%</text:p>
          </table:table-cell>
          <table:table-cell office:value-type="float" office:value="15" table:formula="msoxl:=IF(I155=I154,1+H154,1)" table:style-name="ce34">
            <text:p>15</text:p>
          </table:table-cell>
          <table:table-cell office:value-type="string" table:style-name="ce22">
            <text:p>Ignis</text:p>
          </table:table-cell>
          <table:table-cell office:value-type="float" office:value="9" table:formula="msoxl:=IF(I155=I154,J154,J154+1)" table:style-name="ce23">
            <text:p>9</text:p>
          </table:table-cell>
          <table:table-cell office:value-type="float" office:value="39005.672261111111" table:formula="msoxl:=C155/J155" table:style-name="ce14">
            <text:p>39,006</text:p>
          </table:table-cell>
          <table:table-cell office:value-type="float" office:value="1857617.8769691682" table:formula="msoxl:=K155+L154" table:style-name="ce14">
            <text:p>1,857,618</text:p>
          </table:table-cell>
          <table:table-cell office:value-type="float" office:value="39005.672261111205" table:formula="msoxl:=L155-L154" table:style-name="ce14">
            <text:p>39,006</text:p>
          </table:table-cell>
          <table:table-cell office:value-type="percentage" office:value="1.0000000000001119E-3" table:formula="msoxl:=M155/M15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53" table:style-name="ce22">
            <text:p>153</text:p>
          </table:table-cell>
          <table:table-cell office:value-type="float" office:value="350000" table:style-name="ce23">
            <text:p>350,000</text:p>
          </table:table-cell>
          <table:table-cell office:value-type="float" office:value="13900000" table:formula="msoxl:=S155+T154" table:style-name="ce16">
            <text:p>13,900,000</text:p>
          </table:table-cell>
          <table:table-cell office:value-type="float" office:value="0" table:formula="msoxl:=S155-S154" table:style-name="ce17">
            <text:p>0</text:p>
          </table:table-cell>
          <table:table-cell office:value-type="percentage" office:value="0" table:formula="msoxl:=(S155/S154)-1" table:style-name="ce13">
            <text:p>0.00%</text:p>
          </table:table-cell>
          <table:table-cell office:value-type="percentage" office:value="0" table:formula="msoxl:=V154-V155" table:style-name="ce13">
            <text:p>0.00%</text:p>
          </table:table-cell>
          <table:table-cell office:value-type="string" table:style-name="ce22">
            <text:p>Meliorato</text:p>
          </table:table-cell>
          <table:table-cell office:value-type="float" office:value="8" table:formula="msoxl:=IF(X155=X154,Y154,Y154+1)" table:style-name="ce23">
            <text:p>8</text:p>
          </table:table-cell>
          <table:table-cell office:value-type="float" office:value="43750" table:formula="msoxl:=S155/Y155" table:style-name="ce14">
            <text:p>43,750</text:p>
          </table:table-cell>
          <table:table-cell office:value-type="float" office:value="1777678.5714285714" table:formula="msoxl:=Z155+AA154" table:style-name="ce14">
            <text:p>1,777,679</text:p>
          </table:table-cell>
          <table:table-cell office:value-type="float" office:value="43750" table:formula="msoxl:=AA155-AA154" table:style-name="ce14">
            <text:p>43,750</text:p>
          </table:table-cell>
          <table:table-cell office:value-type="percentage" office:value="0" table:formula="msoxl:=AB155/AB154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54" table:style-name="ce22">
            <text:p>154</text:p>
          </table:table-cell>
          <table:table-cell office:value-type="float" office:value="351402.10140034999" table:formula="msoxl:=C155+C155*0.001" table:style-name="ce23">
            <text:p>351,402</text:p>
          </table:table-cell>
          <table:table-cell office:value-type="float" office:value="14564711.610438133" table:formula="msoxl:=C156+D155" table:style-name="ce16">
            <text:p>14,564,712</text:p>
          </table:table-cell>
          <table:table-cell office:value-type="float" office:value="351.05105035001179" table:formula="msoxl:=C156-C155" table:style-name="ce16">
            <text:p>351</text:p>
          </table:table-cell>
          <table:table-cell office:value-type="percentage" office:value="1.0000000000001119E-3" table:formula="msoxl:=(C156/C155)-1" table:style-name="ce13">
            <text:p>0.10%</text:p>
          </table:table-cell>
          <table:table-cell office:value-type="percentage" office:value="-2.2204460492503131E-16" table:formula="msoxl:=F155-F156" table:style-name="ce13">
            <text:p>0.00%</text:p>
          </table:table-cell>
          <table:table-cell office:value-type="float" office:value="16" table:formula="msoxl:=IF(I156=I155,1+H155,1)" table:style-name="ce34">
            <text:p>16</text:p>
          </table:table-cell>
          <table:table-cell office:value-type="string" table:style-name="ce22">
            <text:p>Ignis</text:p>
          </table:table-cell>
          <table:table-cell office:value-type="float" office:value="9" table:formula="msoxl:=IF(I156=I155,J155,J155+1)" table:style-name="ce23">
            <text:p>9</text:p>
          </table:table-cell>
          <table:table-cell office:value-type="float" office:value="39044.677933372222" table:formula="msoxl:=C156/J156" table:style-name="ce14">
            <text:p>39,045</text:p>
          </table:table-cell>
          <table:table-cell office:value-type="float" office:value="1896662.5549025405" table:formula="msoxl:=K156+L155" table:style-name="ce14">
            <text:p>1,896,663</text:p>
          </table:table-cell>
          <table:table-cell office:value-type="float" office:value="39044.677933372324" table:formula="msoxl:=L156-L155" table:style-name="ce14">
            <text:p>39,045</text:p>
          </table:table-cell>
          <table:table-cell office:value-type="percentage" office:value="1.0000000000001119E-3" table:formula="msoxl:=M156/M15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54" table:style-name="ce22">
            <text:p>154</text:p>
          </table:table-cell>
          <table:table-cell office:value-type="float" office:value="350000" table:style-name="ce23">
            <text:p>350,000</text:p>
          </table:table-cell>
          <table:table-cell office:value-type="float" office:value="14250000" table:formula="msoxl:=S156+T155" table:style-name="ce16">
            <text:p>14,250,000</text:p>
          </table:table-cell>
          <table:table-cell office:value-type="float" office:value="0" table:formula="msoxl:=S156-S155" table:style-name="ce17">
            <text:p>0</text:p>
          </table:table-cell>
          <table:table-cell office:value-type="percentage" office:value="0" table:formula="msoxl:=(S156/S155)-1" table:style-name="ce13">
            <text:p>0.00%</text:p>
          </table:table-cell>
          <table:table-cell office:value-type="percentage" office:value="0" table:formula="msoxl:=V155-V156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56=X155,Y155,Y155+1)" table:style-name="ce23">
            <text:p>9</text:p>
          </table:table-cell>
          <table:table-cell office:value-type="float" office:value="38888.888888888891" table:formula="msoxl:=S156/Y156" table:style-name="ce14">
            <text:p>38,889</text:p>
          </table:table-cell>
          <table:table-cell office:value-type="float" office:value="1816567.4603174604" table:formula="msoxl:=Z156+AA155" table:style-name="ce14">
            <text:p>1,816,567</text:p>
          </table:table-cell>
          <table:table-cell office:value-type="float" office:value="38888.888888888992" table:formula="msoxl:=AA156-AA155" table:style-name="ce14">
            <text:p>38,889</text:p>
          </table:table-cell>
          <table:table-cell office:value-type="percentage" office:value="-0.11111111111110872" table:formula="msoxl:=AB156/AB155-1" table:style-name="ce13">
            <text:p>-11.11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55" table:style-name="ce22">
            <text:p>155</text:p>
          </table:table-cell>
          <table:table-cell office:value-type="float" office:value="351753.50350175035" table:formula="msoxl:=C156+C156*0.001" table:style-name="ce23">
            <text:p>351,754</text:p>
          </table:table-cell>
          <table:table-cell office:value-type="float" office:value="14916465.113939883" table:formula="msoxl:=C157+D156" table:style-name="ce16">
            <text:p>14,916,465</text:p>
          </table:table-cell>
          <table:table-cell office:value-type="float" office:value="351.40210140036652" table:formula="msoxl:=C157-C156" table:style-name="ce16">
            <text:p>351</text:p>
          </table:table-cell>
          <table:table-cell office:value-type="percentage" office:value="1.0000000000001119E-3" table:formula="msoxl:=(C157/C156)-1" table:style-name="ce13">
            <text:p>0.10%</text:p>
          </table:table-cell>
          <table:table-cell office:value-type="percentage" office:value="0" table:formula="msoxl:=F156-F157" table:style-name="ce13">
            <text:p>0.00%</text:p>
          </table:table-cell>
          <table:table-cell office:value-type="float" office:value="17" table:formula="msoxl:=IF(I157=I156,1+H156,1)" table:style-name="ce34">
            <text:p>17</text:p>
          </table:table-cell>
          <table:table-cell office:value-type="string" table:style-name="ce22">
            <text:p>Ignis</text:p>
          </table:table-cell>
          <table:table-cell office:value-type="float" office:value="9" table:formula="msoxl:=IF(I157=I156,J156,J156+1)" table:style-name="ce23">
            <text:p>9</text:p>
          </table:table-cell>
          <table:table-cell office:value-type="float" office:value="39083.722611305595" table:formula="msoxl:=C157/J157" table:style-name="ce14">
            <text:p>39,084</text:p>
          </table:table-cell>
          <table:table-cell office:value-type="float" office:value="1935746.2775138461" table:formula="msoxl:=K157+L156" table:style-name="ce14">
            <text:p>1,935,746</text:p>
          </table:table-cell>
          <table:table-cell office:value-type="float" office:value="39083.722611305537" table:formula="msoxl:=L157-L156" table:style-name="ce14">
            <text:p>39,084</text:p>
          </table:table-cell>
          <table:table-cell office:value-type="percentage" office:value="9.9999999999589306E-4" table:formula="msoxl:=M157/M15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55" table:style-name="ce22">
            <text:p>155</text:p>
          </table:table-cell>
          <table:table-cell office:value-type="float" office:value="350000" table:style-name="ce23">
            <text:p>350,000</text:p>
          </table:table-cell>
          <table:table-cell office:value-type="float" office:value="14600000" table:formula="msoxl:=S157+T156" table:style-name="ce16">
            <text:p>14,600,000</text:p>
          </table:table-cell>
          <table:table-cell office:value-type="float" office:value="0" table:formula="msoxl:=S157-S156" table:style-name="ce17">
            <text:p>0</text:p>
          </table:table-cell>
          <table:table-cell office:value-type="percentage" office:value="0" table:formula="msoxl:=(S157/S156)-1" table:style-name="ce13">
            <text:p>0.00%</text:p>
          </table:table-cell>
          <table:table-cell office:value-type="percentage" office:value="0" table:formula="msoxl:=V156-V157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57=X156,Y156,Y156+1)" table:style-name="ce23">
            <text:p>9</text:p>
          </table:table-cell>
          <table:table-cell office:value-type="float" office:value="38888.888888888891" table:formula="msoxl:=S157/Y157" table:style-name="ce14">
            <text:p>38,889</text:p>
          </table:table-cell>
          <table:table-cell office:value-type="float" office:value="1855456.3492063493" table:formula="msoxl:=Z157+AA156" table:style-name="ce14">
            <text:p>1,855,456</text:p>
          </table:table-cell>
          <table:table-cell office:value-type="float" office:value="38888.888888888992" table:formula="msoxl:=AA157-AA156" table:style-name="ce14">
            <text:p>38,889</text:p>
          </table:table-cell>
          <table:table-cell office:value-type="percentage" office:value="0" table:formula="msoxl:=AB157/AB156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56" table:style-name="ce22">
            <text:p>156</text:p>
          </table:table-cell>
          <table:table-cell office:value-type="float" office:value="352105.25700525212" table:formula="msoxl:=C157+C157*0.001" table:style-name="ce23">
            <text:p>352,105</text:p>
          </table:table-cell>
          <table:table-cell office:value-type="float" office:value="15268570.370945135" table:formula="msoxl:=C158+D157" table:style-name="ce16">
            <text:p>15,268,570</text:p>
          </table:table-cell>
          <table:table-cell office:value-type="float" office:value="351.7535035017645" table:formula="msoxl:=C158-C157" table:style-name="ce16">
            <text:p>352</text:p>
          </table:table-cell>
          <table:table-cell office:value-type="percentage" office:value="1.0000000000001119E-3" table:formula="msoxl:=(C158/C157)-1" table:style-name="ce13">
            <text:p>0.10%</text:p>
          </table:table-cell>
          <table:table-cell office:value-type="percentage" office:value="0" table:formula="msoxl:=F157-F158" table:style-name="ce13">
            <text:p>0.00%</text:p>
          </table:table-cell>
          <table:table-cell office:value-type="float" office:value="18" table:formula="msoxl:=IF(I158=I157,1+H157,1)" table:style-name="ce34">
            <text:p>18</text:p>
          </table:table-cell>
          <table:table-cell office:value-type="string" table:style-name="ce22">
            <text:p>Ignis</text:p>
          </table:table-cell>
          <table:table-cell office:value-type="float" office:value="9" table:formula="msoxl:=IF(I158=I157,J157,J157+1)" table:style-name="ce23">
            <text:p>9</text:p>
          </table:table-cell>
          <table:table-cell office:value-type="float" office:value="39122.806333916902" table:formula="msoxl:=C158/J158" table:style-name="ce14">
            <text:p>39,123</text:p>
          </table:table-cell>
          <table:table-cell office:value-type="float" office:value="1974869.083847763" table:formula="msoxl:=K158+L157" table:style-name="ce14">
            <text:p>1,974,869</text:p>
          </table:table-cell>
          <table:table-cell office:value-type="float" office:value="39122.80633391696" table:formula="msoxl:=L158-L157" table:style-name="ce14">
            <text:p>39,123</text:p>
          </table:table-cell>
          <table:table-cell office:value-type="percentage" office:value="1.0000000000029985E-3" table:formula="msoxl:=M158/M15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56" table:style-name="ce22">
            <text:p>156</text:p>
          </table:table-cell>
          <table:table-cell office:value-type="float" office:value="350000" table:style-name="ce23">
            <text:p>350,000</text:p>
          </table:table-cell>
          <table:table-cell office:value-type="float" office:value="14950000" table:formula="msoxl:=S158+T157" table:style-name="ce16">
            <text:p>14,950,000</text:p>
          </table:table-cell>
          <table:table-cell office:value-type="float" office:value="0" table:formula="msoxl:=S158-S157" table:style-name="ce17">
            <text:p>0</text:p>
          </table:table-cell>
          <table:table-cell office:value-type="percentage" office:value="0" table:formula="msoxl:=(S158/S157)-1" table:style-name="ce13">
            <text:p>0.00%</text:p>
          </table:table-cell>
          <table:table-cell office:value-type="percentage" office:value="0" table:formula="msoxl:=V157-V158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58=X157,Y157,Y157+1)" table:style-name="ce23">
            <text:p>9</text:p>
          </table:table-cell>
          <table:table-cell office:value-type="float" office:value="38888.888888888891" table:formula="msoxl:=S158/Y158" table:style-name="ce14">
            <text:p>38,889</text:p>
          </table:table-cell>
          <table:table-cell office:value-type="float" office:value="1894345.2380952383" table:formula="msoxl:=Z158+AA157" table:style-name="ce14">
            <text:p>1,894,345</text:p>
          </table:table-cell>
          <table:table-cell office:value-type="float" office:value="38888.888888888992" table:formula="msoxl:=AA158-AA157" table:style-name="ce14">
            <text:p>38,889</text:p>
          </table:table-cell>
          <table:table-cell office:value-type="percentage" office:value="0" table:formula="msoxl:=AB158/AB157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57" table:style-name="ce22">
            <text:p>157</text:p>
          </table:table-cell>
          <table:table-cell office:value-type="float" office:value="352457.36226225737" table:formula="msoxl:=C158+C158*0.001" table:style-name="ce23">
            <text:p>352,457</text:p>
          </table:table-cell>
          <table:table-cell office:value-type="float" office:value="15621027.733207393" table:formula="msoxl:=C159+D158" table:style-name="ce16">
            <text:p>15,621,028</text:p>
          </table:table-cell>
          <table:table-cell office:value-type="float" office:value="352.10525700525614" table:formula="msoxl:=C159-C158" table:style-name="ce16">
            <text:p>352</text:p>
          </table:table-cell>
          <table:table-cell office:value-type="percentage" office:value="1.0000000000001119E-3" table:formula="msoxl:=(C159/C158)-1" table:style-name="ce13">
            <text:p>0.10%</text:p>
          </table:table-cell>
          <table:table-cell office:value-type="percentage" office:value="0" table:formula="msoxl:=F158-F159" table:style-name="ce13">
            <text:p>0.00%</text:p>
          </table:table-cell>
          <table:table-cell office:value-type="float" office:value="19" table:formula="msoxl:=IF(I159=I158,1+H158,1)" table:style-name="ce34">
            <text:p>19</text:p>
          </table:table-cell>
          <table:table-cell office:value-type="string" table:style-name="ce22">
            <text:p>Ignis</text:p>
          </table:table-cell>
          <table:table-cell office:value-type="float" office:value="9" table:formula="msoxl:=IF(I159=I158,J158,J158+1)" table:style-name="ce23">
            <text:p>9</text:p>
          </table:table-cell>
          <table:table-cell office:value-type="float" office:value="39161.929140250817" table:formula="msoxl:=C159/J159" table:style-name="ce14">
            <text:p>39,162</text:p>
          </table:table-cell>
          <table:table-cell office:value-type="float" office:value="2014031.0129880139" table:formula="msoxl:=K159+L158" table:style-name="ce14">
            <text:p>2,014,031</text:p>
          </table:table-cell>
          <table:table-cell office:value-type="float" office:value="39161.929140250897" table:formula="msoxl:=L159-L158" table:style-name="ce14">
            <text:p>39,162</text:p>
          </table:table-cell>
          <table:table-cell office:value-type="percentage" office:value="1.000000000000556E-3" table:formula="msoxl:=M159/M15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57" table:style-name="ce22">
            <text:p>157</text:p>
          </table:table-cell>
          <table:table-cell office:value-type="float" office:value="350000" table:style-name="ce23">
            <text:p>350,000</text:p>
          </table:table-cell>
          <table:table-cell office:value-type="float" office:value="15300000" table:formula="msoxl:=S159+T158" table:style-name="ce16">
            <text:p>15,300,000</text:p>
          </table:table-cell>
          <table:table-cell office:value-type="float" office:value="0" table:formula="msoxl:=S159-S158" table:style-name="ce17">
            <text:p>0</text:p>
          </table:table-cell>
          <table:table-cell office:value-type="percentage" office:value="0" table:formula="msoxl:=(S159/S158)-1" table:style-name="ce13">
            <text:p>0.00%</text:p>
          </table:table-cell>
          <table:table-cell office:value-type="percentage" office:value="0" table:formula="msoxl:=V158-V159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59=X158,Y158,Y158+1)" table:style-name="ce23">
            <text:p>9</text:p>
          </table:table-cell>
          <table:table-cell office:value-type="float" office:value="38888.888888888891" table:formula="msoxl:=S159/Y159" table:style-name="ce14">
            <text:p>38,889</text:p>
          </table:table-cell>
          <table:table-cell office:value-type="float" office:value="1933234.1269841273" table:formula="msoxl:=Z159+AA158" table:style-name="ce14">
            <text:p>1,933,234</text:p>
          </table:table-cell>
          <table:table-cell office:value-type="float" office:value="38888.888888888992" table:formula="msoxl:=AA159-AA158" table:style-name="ce14">
            <text:p>38,889</text:p>
          </table:table-cell>
          <table:table-cell office:value-type="percentage" office:value="0" table:formula="msoxl:=AB159/AB158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58" table:style-name="ce22">
            <text:p>158</text:p>
          </table:table-cell>
          <table:table-cell office:value-type="float" office:value="352809.81962451962" table:formula="msoxl:=C159+C159*0.001" table:style-name="ce23">
            <text:p>352,810</text:p>
          </table:table-cell>
          <table:table-cell office:value-type="float" office:value="15973837.552831912" table:formula="msoxl:=C160+D159" table:style-name="ce16">
            <text:p>15,973,838</text:p>
          </table:table-cell>
          <table:table-cell office:value-type="float" office:value="352.45736226224108" table:formula="msoxl:=C160-C159" table:style-name="ce16">
            <text:p>352</text:p>
          </table:table-cell>
          <table:table-cell office:value-type="percentage" office:value="9.9999999999988987E-4" table:formula="msoxl:=(C160/C159)-1" table:style-name="ce13">
            <text:p>0.10%</text:p>
          </table:table-cell>
          <table:table-cell office:value-type="percentage" office:value="2.2204460492503131E-16" table:formula="msoxl:=F159-F160" table:style-name="ce13">
            <text:p>0.00%</text:p>
          </table:table-cell>
          <table:table-cell office:value-type="float" office:value="20" table:formula="msoxl:=IF(I160=I159,1+H159,1)" table:style-name="ce34">
            <text:p>20</text:p>
          </table:table-cell>
          <table:table-cell office:value-type="string" table:style-name="ce22">
            <text:p>Ignis</text:p>
          </table:table-cell>
          <table:table-cell office:value-type="float" office:value="9" table:formula="msoxl:=IF(I160=I159,J159,J159+1)" table:style-name="ce23">
            <text:p>9</text:p>
          </table:table-cell>
          <table:table-cell office:value-type="float" office:value="39201.09106939107" table:formula="msoxl:=C160/J160" table:style-name="ce14">
            <text:p>39,201</text:p>
          </table:table-cell>
          <table:table-cell office:value-type="float" office:value="2053232.1040574049" table:formula="msoxl:=K160+L159" table:style-name="ce14">
            <text:p>2,053,232</text:p>
          </table:table-cell>
          <table:table-cell office:value-type="float" office:value="39201.091069390997" table:formula="msoxl:=L160-L159" table:style-name="ce14">
            <text:p>39,201</text:p>
          </table:table-cell>
          <table:table-cell office:value-type="percentage" office:value="9.9999999999611511E-4" table:formula="msoxl:=M160/M15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58" table:style-name="ce22">
            <text:p>158</text:p>
          </table:table-cell>
          <table:table-cell office:value-type="float" office:value="350000" table:style-name="ce23">
            <text:p>350,000</text:p>
          </table:table-cell>
          <table:table-cell office:value-type="float" office:value="15650000" table:formula="msoxl:=S160+T159" table:style-name="ce16">
            <text:p>15,650,000</text:p>
          </table:table-cell>
          <table:table-cell office:value-type="float" office:value="0" table:formula="msoxl:=S160-S159" table:style-name="ce17">
            <text:p>0</text:p>
          </table:table-cell>
          <table:table-cell office:value-type="percentage" office:value="0" table:formula="msoxl:=(S160/S159)-1" table:style-name="ce13">
            <text:p>0.00%</text:p>
          </table:table-cell>
          <table:table-cell office:value-type="percentage" office:value="0" table:formula="msoxl:=V159-V160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60=X159,Y159,Y159+1)" table:style-name="ce23">
            <text:p>9</text:p>
          </table:table-cell>
          <table:table-cell office:value-type="float" office:value="38888.888888888891" table:formula="msoxl:=S160/Y160" table:style-name="ce14">
            <text:p>38,889</text:p>
          </table:table-cell>
          <table:table-cell office:value-type="float" office:value="1972123.0158730163" table:formula="msoxl:=Z160+AA159" table:style-name="ce14">
            <text:p>1,972,123</text:p>
          </table:table-cell>
          <table:table-cell office:value-type="float" office:value="38888.888888888992" table:formula="msoxl:=AA160-AA159" table:style-name="ce14">
            <text:p>38,889</text:p>
          </table:table-cell>
          <table:table-cell office:value-type="percentage" office:value="0" table:formula="msoxl:=AB160/AB159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59" table:style-name="ce22">
            <text:p>159</text:p>
          </table:table-cell>
          <table:table-cell office:value-type="float" office:value="353162.62944414414" table:formula="msoxl:=C160+C160*0.001" table:style-name="ce23">
            <text:p>353,163</text:p>
          </table:table-cell>
          <table:table-cell office:value-type="float" office:value="16327000.182276057" table:formula="msoxl:=C161+D160" table:style-name="ce16">
            <text:p>16,327,000</text:p>
          </table:table-cell>
          <table:table-cell office:value-type="float" office:value="352.80981962452643" table:formula="msoxl:=C161-C160" table:style-name="ce16">
            <text:p>353</text:p>
          </table:table-cell>
          <table:table-cell office:value-type="percentage" office:value="1.0000000000001119E-3" table:formula="msoxl:=(C161/C160)-1" table:style-name="ce13">
            <text:p>0.10%</text:p>
          </table:table-cell>
          <table:table-cell office:value-type="percentage" office:value="-2.2204460492503131E-16" table:formula="msoxl:=F160-F161" table:style-name="ce13">
            <text:p>0.00%</text:p>
          </table:table-cell>
          <table:table-cell office:value-type="float" office:value="21" table:formula="msoxl:=IF(I161=I160,1+H160,1)" table:style-name="ce34">
            <text:p>21</text:p>
          </table:table-cell>
          <table:table-cell office:value-type="string" table:style-name="ce22">
            <text:p>Ignis</text:p>
          </table:table-cell>
          <table:table-cell office:value-type="float" office:value="9" table:formula="msoxl:=IF(I161=I160,J160,J160+1)" table:style-name="ce23">
            <text:p>9</text:p>
          </table:table-cell>
          <table:table-cell office:value-type="float" office:value="39240.292160460463" table:formula="msoxl:=C161/J161" table:style-name="ce14">
            <text:p>39,240</text:p>
          </table:table-cell>
          <table:table-cell office:value-type="float" office:value="2092472.3962178654" table:formula="msoxl:=K161+L160" table:style-name="ce14">
            <text:p>2,092,472</text:p>
          </table:table-cell>
          <table:table-cell office:value-type="float" office:value="39240.292160460493" table:formula="msoxl:=L161-L160" table:style-name="ce14">
            <text:p>39,240</text:p>
          </table:table-cell>
          <table:table-cell office:value-type="percentage" office:value="1.0000000000025544E-3" table:formula="msoxl:=M161/M16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59" table:style-name="ce22">
            <text:p>159</text:p>
          </table:table-cell>
          <table:table-cell office:value-type="float" office:value="350000" table:style-name="ce23">
            <text:p>350,000</text:p>
          </table:table-cell>
          <table:table-cell office:value-type="float" office:value="16000000" table:formula="msoxl:=S161+T160" table:style-name="ce16">
            <text:p>16,000,000</text:p>
          </table:table-cell>
          <table:table-cell office:value-type="float" office:value="0" table:formula="msoxl:=S161-S160" table:style-name="ce17">
            <text:p>0</text:p>
          </table:table-cell>
          <table:table-cell office:value-type="percentage" office:value="0" table:formula="msoxl:=(S161/S160)-1" table:style-name="ce13">
            <text:p>0.00%</text:p>
          </table:table-cell>
          <table:table-cell office:value-type="percentage" office:value="0" table:formula="msoxl:=V160-V161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61=X160,Y160,Y160+1)" table:style-name="ce23">
            <text:p>9</text:p>
          </table:table-cell>
          <table:table-cell office:value-type="float" office:value="38888.888888888891" table:formula="msoxl:=S161/Y161" table:style-name="ce14">
            <text:p>38,889</text:p>
          </table:table-cell>
          <table:table-cell office:value-type="float" office:value="2011011.9047619053" table:formula="msoxl:=Z161+AA160" table:style-name="ce14">
            <text:p>2,011,012</text:p>
          </table:table-cell>
          <table:table-cell office:value-type="float" office:value="38888.888888888992" table:formula="msoxl:=AA161-AA160" table:style-name="ce14">
            <text:p>38,889</text:p>
          </table:table-cell>
          <table:table-cell office:value-type="percentage" office:value="0" table:formula="msoxl:=AB161/AB160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60" table:style-name="ce22">
            <text:p>160</text:p>
          </table:table-cell>
          <table:table-cell office:value-type="float" office:value="353515.79207358829" table:formula="msoxl:=C161+C161*0.001" table:style-name="ce23">
            <text:p>353,516</text:p>
          </table:table-cell>
          <table:table-cell office:value-type="float" office:value="16680515.974349646" table:formula="msoxl:=C162+D161" table:style-name="ce16">
            <text:p>16,680,516</text:p>
          </table:table-cell>
          <table:table-cell office:value-type="float" office:value="353.16262944415212" table:formula="msoxl:=C162-C161" table:style-name="ce16">
            <text:p>353</text:p>
          </table:table-cell>
          <table:table-cell office:value-type="percentage" office:value="1.0000000000001119E-3" table:formula="msoxl:=(C162/C161)-1" table:style-name="ce13">
            <text:p>0.10%</text:p>
          </table:table-cell>
          <table:table-cell office:value-type="percentage" office:value="0" table:formula="msoxl:=F161-F162" table:style-name="ce13">
            <text:p>0.00%</text:p>
          </table:table-cell>
          <table:table-cell office:value-type="float" office:value="22" table:formula="msoxl:=IF(I162=I161,1+H161,1)" table:style-name="ce34">
            <text:p>22</text:p>
          </table:table-cell>
          <table:table-cell office:value-type="string" table:style-name="ce22">
            <text:p>Ignis</text:p>
          </table:table-cell>
          <table:table-cell office:value-type="float" office:value="9" table:formula="msoxl:=IF(I162=I161,J161,J161+1)" table:style-name="ce23">
            <text:p>9</text:p>
          </table:table-cell>
          <table:table-cell office:value-type="float" office:value="39279.532452620922" table:formula="msoxl:=C162/J162" table:style-name="ce14">
            <text:p>39,280</text:p>
          </table:table-cell>
          <table:table-cell office:value-type="float" office:value="2131751.9286704864" table:formula="msoxl:=K162+L161" table:style-name="ce14">
            <text:p>2,131,752</text:p>
          </table:table-cell>
          <table:table-cell office:value-type="float" office:value="39279.532452621032" table:formula="msoxl:=L162-L161" table:style-name="ce14">
            <text:p>39,280</text:p>
          </table:table-cell>
          <table:table-cell office:value-type="percentage" office:value="1.0000000000021103E-3" table:formula="msoxl:=M162/M16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60" table:style-name="ce22">
            <text:p>160</text:p>
          </table:table-cell>
          <table:table-cell office:value-type="float" office:value="350000" table:style-name="ce23">
            <text:p>350,000</text:p>
          </table:table-cell>
          <table:table-cell office:value-type="float" office:value="16350000" table:formula="msoxl:=S162+T161" table:style-name="ce16">
            <text:p>16,350,000</text:p>
          </table:table-cell>
          <table:table-cell office:value-type="float" office:value="0" table:formula="msoxl:=S162-S161" table:style-name="ce17">
            <text:p>0</text:p>
          </table:table-cell>
          <table:table-cell office:value-type="percentage" office:value="0" table:formula="msoxl:=(S162/S161)-1" table:style-name="ce13">
            <text:p>0.00%</text:p>
          </table:table-cell>
          <table:table-cell office:value-type="percentage" office:value="0" table:formula="msoxl:=V161-V162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62=X161,Y161,Y161+1)" table:style-name="ce23">
            <text:p>9</text:p>
          </table:table-cell>
          <table:table-cell office:value-type="float" office:value="38888.888888888891" table:formula="msoxl:=S162/Y162" table:style-name="ce14">
            <text:p>38,889</text:p>
          </table:table-cell>
          <table:table-cell office:value-type="float" office:value="2049900.7936507943" table:formula="msoxl:=Z162+AA161" table:style-name="ce14">
            <text:p>2,049,901</text:p>
          </table:table-cell>
          <table:table-cell office:value-type="float" office:value="38888.888888888992" table:formula="msoxl:=AA162-AA161" table:style-name="ce14">
            <text:p>38,889</text:p>
          </table:table-cell>
          <table:table-cell office:value-type="percentage" office:value="0" table:formula="msoxl:=AB162/AB161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61" table:style-name="ce22">
            <text:p>161</text:p>
          </table:table-cell>
          <table:table-cell office:value-type="float" office:value="353869.30786566186" table:formula="msoxl:=C162+C162*0.001" table:style-name="ce23">
            <text:p>353,869</text:p>
          </table:table-cell>
          <table:table-cell office:value-type="float" office:value="17034385.282215308" table:formula="msoxl:=C163+D162" table:style-name="ce16">
            <text:p>17,034,385</text:p>
          </table:table-cell>
          <table:table-cell office:value-type="float" office:value="353.51579207356554" table:formula="msoxl:=C163-C162" table:style-name="ce16">
            <text:p>354</text:p>
          </table:table-cell>
          <table:table-cell office:value-type="percentage" office:value="9.9999999999988987E-4" table:formula="msoxl:=(C163/C162)-1" table:style-name="ce13">
            <text:p>0.10%</text:p>
          </table:table-cell>
          <table:table-cell office:value-type="percentage" office:value="2.2204460492503131E-16" table:formula="msoxl:=F162-F163" table:style-name="ce13">
            <text:p>0.00%</text:p>
          </table:table-cell>
          <table:table-cell office:value-type="float" office:value="23" table:formula="msoxl:=IF(I163=I162,1+H162,1)" table:style-name="ce34">
            <text:p>23</text:p>
          </table:table-cell>
          <table:table-cell office:value-type="string" table:style-name="ce22">
            <text:p>Ignis</text:p>
          </table:table-cell>
          <table:table-cell office:value-type="float" office:value="9" table:formula="msoxl:=IF(I163=I162,J162,J162+1)" table:style-name="ce23">
            <text:p>9</text:p>
          </table:table-cell>
          <table:table-cell office:value-type="float" office:value="39318.811985073538" table:formula="msoxl:=C163/J163" table:style-name="ce14">
            <text:p>39,319</text:p>
          </table:table-cell>
          <table:table-cell office:value-type="float" office:value="2171070.74065556" table:formula="msoxl:=K163+L162" table:style-name="ce14">
            <text:p>2,171,071</text:p>
          </table:table-cell>
          <table:table-cell office:value-type="float" office:value="39318.811985073611" table:formula="msoxl:=L163-L162" table:style-name="ce14">
            <text:p>39,319</text:p>
          </table:table-cell>
          <table:table-cell office:value-type="percentage" office:value="9.9999999999900169E-4" table:formula="msoxl:=M163/M16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61" table:style-name="ce22">
            <text:p>161</text:p>
          </table:table-cell>
          <table:table-cell office:value-type="float" office:value="350000" table:style-name="ce23">
            <text:p>350,000</text:p>
          </table:table-cell>
          <table:table-cell office:value-type="float" office:value="16700000" table:formula="msoxl:=S163+T162" table:style-name="ce16">
            <text:p>16,700,000</text:p>
          </table:table-cell>
          <table:table-cell office:value-type="float" office:value="0" table:formula="msoxl:=S163-S162" table:style-name="ce17">
            <text:p>0</text:p>
          </table:table-cell>
          <table:table-cell office:value-type="percentage" office:value="0" table:formula="msoxl:=(S163/S162)-1" table:style-name="ce13">
            <text:p>0.00%</text:p>
          </table:table-cell>
          <table:table-cell office:value-type="percentage" office:value="0" table:formula="msoxl:=V162-V163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63=X162,Y162,Y162+1)" table:style-name="ce23">
            <text:p>9</text:p>
          </table:table-cell>
          <table:table-cell office:value-type="float" office:value="38888.888888888891" table:formula="msoxl:=S163/Y163" table:style-name="ce14">
            <text:p>38,889</text:p>
          </table:table-cell>
          <table:table-cell office:value-type="float" office:value="2088789.6825396833" table:formula="msoxl:=Z163+AA162" table:style-name="ce14">
            <text:p>2,088,790</text:p>
          </table:table-cell>
          <table:table-cell office:value-type="float" office:value="38888.888888888992" table:formula="msoxl:=AA163-AA162" table:style-name="ce14">
            <text:p>38,889</text:p>
          </table:table-cell>
          <table:table-cell office:value-type="percentage" office:value="0" table:formula="msoxl:=AB163/AB162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62" table:style-name="ce22">
            <text:p>162</text:p>
          </table:table-cell>
          <table:table-cell office:value-type="float" office:value="354223.17717352754" table:formula="msoxl:=C163+C163*0.001" table:style-name="ce23">
            <text:p>354,223</text:p>
          </table:table-cell>
          <table:table-cell office:value-type="float" office:value="17388608.459388837" table:formula="msoxl:=C164+D163" table:style-name="ce16">
            <text:p>17,388,608</text:p>
          </table:table-cell>
          <table:table-cell office:value-type="float" office:value="353.86930786567973" table:formula="msoxl:=C164-C163" table:style-name="ce16">
            <text:p>354</text:p>
          </table:table-cell>
          <table:table-cell office:value-type="percentage" office:value="1.0000000000001119E-3" table:formula="msoxl:=(C164/C163)-1" table:style-name="ce13">
            <text:p>0.10%</text:p>
          </table:table-cell>
          <table:table-cell office:value-type="percentage" office:value="-2.2204460492503131E-16" table:formula="msoxl:=F163-F164" table:style-name="ce13">
            <text:p>0.00%</text:p>
          </table:table-cell>
          <table:table-cell office:value-type="float" office:value="24" table:formula="msoxl:=IF(I164=I163,1+H163,1)" table:style-name="ce34">
            <text:p>24</text:p>
          </table:table-cell>
          <table:table-cell office:value-type="string" table:style-name="ce22">
            <text:p>Ignis</text:p>
          </table:table-cell>
          <table:table-cell office:value-type="float" office:value="9" table:formula="msoxl:=IF(I164=I163,J163,J163+1)" table:style-name="ce23">
            <text:p>9</text:p>
          </table:table-cell>
          <table:table-cell office:value-type="float" office:value="39358.130797058613" table:formula="msoxl:=C164/J164" table:style-name="ce14">
            <text:p>39,358</text:p>
          </table:table-cell>
          <table:table-cell office:value-type="float" office:value="2210428.8714526189" table:formula="msoxl:=K164+L163" table:style-name="ce14">
            <text:p>2,210,429</text:p>
          </table:table-cell>
          <table:table-cell office:value-type="float" office:value="39358.13079705881" table:formula="msoxl:=L164-L163" table:style-name="ce14">
            <text:p>39,358</text:p>
          </table:table-cell>
          <table:table-cell office:value-type="percentage" office:value="1.0000000000032205E-3" table:formula="msoxl:=M164/M16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62" table:style-name="ce22">
            <text:p>162</text:p>
          </table:table-cell>
          <table:table-cell office:value-type="float" office:value="350000" table:style-name="ce23">
            <text:p>350,000</text:p>
          </table:table-cell>
          <table:table-cell office:value-type="float" office:value="17050000" table:formula="msoxl:=S164+T163" table:style-name="ce16">
            <text:p>17,050,000</text:p>
          </table:table-cell>
          <table:table-cell office:value-type="float" office:value="0" table:formula="msoxl:=S164-S163" table:style-name="ce17">
            <text:p>0</text:p>
          </table:table-cell>
          <table:table-cell office:value-type="percentage" office:value="0" table:formula="msoxl:=(S164/S163)-1" table:style-name="ce13">
            <text:p>0.00%</text:p>
          </table:table-cell>
          <table:table-cell office:value-type="percentage" office:value="0" table:formula="msoxl:=V163-V164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64=X163,Y163,Y163+1)" table:style-name="ce23">
            <text:p>9</text:p>
          </table:table-cell>
          <table:table-cell office:value-type="float" office:value="38888.888888888891" table:formula="msoxl:=S164/Y164" table:style-name="ce14">
            <text:p>38,889</text:p>
          </table:table-cell>
          <table:table-cell office:value-type="float" office:value="2127678.5714285723" table:formula="msoxl:=Z164+AA163" table:style-name="ce14">
            <text:p>2,127,679</text:p>
          </table:table-cell>
          <table:table-cell office:value-type="float" office:value="38888.888888888992" table:formula="msoxl:=AA164-AA163" table:style-name="ce14">
            <text:p>38,889</text:p>
          </table:table-cell>
          <table:table-cell office:value-type="percentage" office:value="0" table:formula="msoxl:=AB164/AB163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63" table:style-name="ce22">
            <text:p>163</text:p>
          </table:table-cell>
          <table:table-cell office:value-type="float" office:value="354577.40035070106" table:formula="msoxl:=C164+C164*0.001" table:style-name="ce23">
            <text:p>354,577</text:p>
          </table:table-cell>
          <table:table-cell office:value-type="float" office:value="17743185.859739538" table:formula="msoxl:=C165+D164" table:style-name="ce16">
            <text:p>17,743,186</text:p>
          </table:table-cell>
          <table:table-cell office:value-type="float" office:value="354.22317717352416" table:formula="msoxl:=C165-C164" table:style-name="ce16">
            <text:p>354</text:p>
          </table:table-cell>
          <table:table-cell office:value-type="percentage" office:value="9.9999999999988987E-4" table:formula="msoxl:=(C165/C164)-1" table:style-name="ce13">
            <text:p>0.10%</text:p>
          </table:table-cell>
          <table:table-cell office:value-type="percentage" office:value="2.2204460492503131E-16" table:formula="msoxl:=F164-F165" table:style-name="ce13">
            <text:p>0.00%</text:p>
          </table:table-cell>
          <table:table-cell office:value-type="float" office:value="25" table:formula="msoxl:=IF(I165=I164,1+H164,1)" table:style-name="ce34">
            <text:p>25</text:p>
          </table:table-cell>
          <table:table-cell office:value-type="string" table:style-name="ce22">
            <text:p>Ignis</text:p>
          </table:table-cell>
          <table:table-cell office:value-type="float" office:value="9" table:formula="msoxl:=IF(I165=I164,J164,J164+1)" table:style-name="ce23">
            <text:p>9</text:p>
          </table:table-cell>
          <table:table-cell office:value-type="float" office:value="39397.488927855673" table:formula="msoxl:=C165/J165" table:style-name="ce14">
            <text:p>39,397</text:p>
          </table:table-cell>
          <table:table-cell office:value-type="float" office:value="2249826.3603804745" table:formula="msoxl:=K165+L164" table:style-name="ce14">
            <text:p>2,249,826</text:p>
          </table:table-cell>
          <table:table-cell office:value-type="float" office:value="39397.488927855622" table:formula="msoxl:=L165-L164" table:style-name="ce14">
            <text:p>39,397</text:p>
          </table:table-cell>
          <table:table-cell office:value-type="percentage" office:value="9.9999999999367262E-4" table:formula="msoxl:=M165/M16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63" table:style-name="ce22">
            <text:p>163</text:p>
          </table:table-cell>
          <table:table-cell office:value-type="float" office:value="350000" table:style-name="ce23">
            <text:p>350,000</text:p>
          </table:table-cell>
          <table:table-cell office:value-type="float" office:value="17400000" table:formula="msoxl:=S165+T164" table:style-name="ce16">
            <text:p>17,400,000</text:p>
          </table:table-cell>
          <table:table-cell office:value-type="float" office:value="0" table:formula="msoxl:=S165-S164" table:style-name="ce17">
            <text:p>0</text:p>
          </table:table-cell>
          <table:table-cell office:value-type="percentage" office:value="0" table:formula="msoxl:=(S165/S164)-1" table:style-name="ce13">
            <text:p>0.00%</text:p>
          </table:table-cell>
          <table:table-cell office:value-type="percentage" office:value="0" table:formula="msoxl:=V164-V165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65=X164,Y164,Y164+1)" table:style-name="ce23">
            <text:p>9</text:p>
          </table:table-cell>
          <table:table-cell office:value-type="float" office:value="38888.888888888891" table:formula="msoxl:=S165/Y165" table:style-name="ce14">
            <text:p>38,889</text:p>
          </table:table-cell>
          <table:table-cell office:value-type="float" office:value="2166567.4603174613" table:formula="msoxl:=Z165+AA164" table:style-name="ce14">
            <text:p>2,166,567</text:p>
          </table:table-cell>
          <table:table-cell office:value-type="float" office:value="38888.888888888992" table:formula="msoxl:=AA165-AA164" table:style-name="ce14">
            <text:p>38,889</text:p>
          </table:table-cell>
          <table:table-cell office:value-type="percentage" office:value="0" table:formula="msoxl:=AB165/AB164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64" table:style-name="ce22">
            <text:p>164</text:p>
          </table:table-cell>
          <table:table-cell office:value-type="float" office:value="354931.97775105177" table:formula="msoxl:=C165+C165*0.001" table:style-name="ce23">
            <text:p>354,932</text:p>
          </table:table-cell>
          <table:table-cell office:value-type="float" office:value="18098117.837490588" table:formula="msoxl:=C166+D165" table:style-name="ce16">
            <text:p>18,098,118</text:p>
          </table:table-cell>
          <table:table-cell office:value-type="float" office:value="354.57740035071038" table:formula="msoxl:=C166-C165" table:style-name="ce16">
            <text:p>355</text:p>
          </table:table-cell>
          <table:table-cell office:value-type="percentage" office:value="1.0000000000001119E-3" table:formula="msoxl:=(C166/C165)-1" table:style-name="ce13">
            <text:p>0.10%</text:p>
          </table:table-cell>
          <table:table-cell office:value-type="percentage" office:value="-2.2204460492503131E-16" table:formula="msoxl:=F165-F166" table:style-name="ce13">
            <text:p>0.00%</text:p>
          </table:table-cell>
          <table:table-cell office:value-type="float" office:value="26" table:formula="msoxl:=IF(I166=I165,1+H165,1)" table:style-name="ce34">
            <text:p>26</text:p>
          </table:table-cell>
          <table:table-cell office:value-type="string" table:style-name="ce22">
            <text:p>Ignis</text:p>
          </table:table-cell>
          <table:table-cell office:value-type="float" office:value="9" table:formula="msoxl:=IF(I166=I165,J165,J165+1)" table:style-name="ce23">
            <text:p>9</text:p>
          </table:table-cell>
          <table:table-cell office:value-type="float" office:value="39436.886416783527" table:formula="msoxl:=C166/J166" table:style-name="ce14">
            <text:p>39,437</text:p>
          </table:table-cell>
          <table:table-cell office:value-type="float" office:value="2289263.246797258" table:formula="msoxl:=K166+L165" table:style-name="ce14">
            <text:p>2,289,263</text:p>
          </table:table-cell>
          <table:table-cell office:value-type="float" office:value="39436.886416783556" table:formula="msoxl:=L166-L165" table:style-name="ce14">
            <text:p>39,437</text:p>
          </table:table-cell>
          <table:table-cell office:value-type="percentage" office:value="1.0000000000018883E-3" table:formula="msoxl:=M166/M16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64" table:style-name="ce22">
            <text:p>164</text:p>
          </table:table-cell>
          <table:table-cell office:value-type="float" office:value="350000" table:style-name="ce23">
            <text:p>350,000</text:p>
          </table:table-cell>
          <table:table-cell office:value-type="float" office:value="17750000" table:formula="msoxl:=S166+T165" table:style-name="ce16">
            <text:p>17,750,000</text:p>
          </table:table-cell>
          <table:table-cell office:value-type="float" office:value="0" table:formula="msoxl:=S166-S165" table:style-name="ce17">
            <text:p>0</text:p>
          </table:table-cell>
          <table:table-cell office:value-type="percentage" office:value="0" table:formula="msoxl:=(S166/S165)-1" table:style-name="ce13">
            <text:p>0.00%</text:p>
          </table:table-cell>
          <table:table-cell office:value-type="percentage" office:value="0" table:formula="msoxl:=V165-V166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66=X165,Y165,Y165+1)" table:style-name="ce23">
            <text:p>9</text:p>
          </table:table-cell>
          <table:table-cell office:value-type="float" office:value="38888.888888888891" table:formula="msoxl:=S166/Y166" table:style-name="ce14">
            <text:p>38,889</text:p>
          </table:table-cell>
          <table:table-cell office:value-type="float" office:value="2205456.3492063503" table:formula="msoxl:=Z166+AA165" table:style-name="ce14">
            <text:p>2,205,456</text:p>
          </table:table-cell>
          <table:table-cell office:value-type="float" office:value="38888.888888888992" table:formula="msoxl:=AA166-AA165" table:style-name="ce14">
            <text:p>38,889</text:p>
          </table:table-cell>
          <table:table-cell office:value-type="percentage" office:value="0" table:formula="msoxl:=AB166/AB165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65" table:style-name="ce22">
            <text:p>165</text:p>
          </table:table-cell>
          <table:table-cell office:value-type="float" office:value="355286.9097288028" table:formula="msoxl:=C166+C166*0.001" table:style-name="ce23">
            <text:p>355,287</text:p>
          </table:table-cell>
          <table:table-cell office:value-type="float" office:value="18453404.747219391" table:formula="msoxl:=C167+D166" table:style-name="ce16">
            <text:p>18,453,405</text:p>
          </table:table-cell>
          <table:table-cell office:value-type="float" office:value="354.93197775102453" table:formula="msoxl:=C167-C166" table:style-name="ce16">
            <text:p>355</text:p>
          </table:table-cell>
          <table:table-cell office:value-type="percentage" office:value="9.9999999999988987E-4" table:formula="msoxl:=(C167/C166)-1" table:style-name="ce13">
            <text:p>0.10%</text:p>
          </table:table-cell>
          <table:table-cell office:value-type="percentage" office:value="2.2204460492503131E-16" table:formula="msoxl:=F166-F167" table:style-name="ce13">
            <text:p>0.00%</text:p>
          </table:table-cell>
          <table:table-cell office:value-type="float" office:value="27" table:formula="msoxl:=IF(I167=I166,1+H166,1)" table:style-name="ce34">
            <text:p>27</text:p>
          </table:table-cell>
          <table:table-cell office:value-type="string" table:style-name="ce22">
            <text:p>Ignis</text:p>
          </table:table-cell>
          <table:table-cell office:value-type="float" office:value="9" table:formula="msoxl:=IF(I167=I166,J166,J166+1)" table:style-name="ce23">
            <text:p>9</text:p>
          </table:table-cell>
          <table:table-cell office:value-type="float" office:value="39476.323303200312" table:formula="msoxl:=C167/J167" table:style-name="ce14">
            <text:p>39,476</text:p>
          </table:table-cell>
          <table:table-cell office:value-type="float" office:value="2328739.5701004583" table:formula="msoxl:=K167+L166" table:style-name="ce14">
            <text:p>2,328,740</text:p>
          </table:table-cell>
          <table:table-cell office:value-type="float" office:value="39476.323303200305" table:formula="msoxl:=L167-L166" table:style-name="ce14">
            <text:p>39,476</text:p>
          </table:table-cell>
          <table:table-cell office:value-type="percentage" office:value="9.9999999999900169E-4" table:formula="msoxl:=M167/M16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65" table:style-name="ce22">
            <text:p>165</text:p>
          </table:table-cell>
          <table:table-cell office:value-type="float" office:value="350000" table:style-name="ce23">
            <text:p>350,000</text:p>
          </table:table-cell>
          <table:table-cell office:value-type="float" office:value="18100000" table:formula="msoxl:=S167+T166" table:style-name="ce16">
            <text:p>18,100,000</text:p>
          </table:table-cell>
          <table:table-cell office:value-type="float" office:value="0" table:formula="msoxl:=S167-S166" table:style-name="ce17">
            <text:p>0</text:p>
          </table:table-cell>
          <table:table-cell office:value-type="percentage" office:value="0" table:formula="msoxl:=(S167/S166)-1" table:style-name="ce13">
            <text:p>0.00%</text:p>
          </table:table-cell>
          <table:table-cell office:value-type="percentage" office:value="0" table:formula="msoxl:=V166-V167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67=X166,Y166,Y166+1)" table:style-name="ce23">
            <text:p>9</text:p>
          </table:table-cell>
          <table:table-cell office:value-type="float" office:value="38888.888888888891" table:formula="msoxl:=S167/Y167" table:style-name="ce14">
            <text:p>38,889</text:p>
          </table:table-cell>
          <table:table-cell office:value-type="float" office:value="2244345.2380952393" table:formula="msoxl:=Z167+AA166" table:style-name="ce14">
            <text:p>2,244,345</text:p>
          </table:table-cell>
          <table:table-cell office:value-type="float" office:value="38888.888888888992" table:formula="msoxl:=AA167-AA166" table:style-name="ce14">
            <text:p>38,889</text:p>
          </table:table-cell>
          <table:table-cell office:value-type="percentage" office:value="0" table:formula="msoxl:=AB167/AB166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66" table:style-name="ce22">
            <text:p>166</text:p>
          </table:table-cell>
          <table:table-cell office:value-type="float" office:value="355642.19663853158" table:formula="msoxl:=C167+C167*0.001" table:style-name="ce23">
            <text:p>355,642</text:p>
          </table:table-cell>
          <table:table-cell office:value-type="float" office:value="18809046.943857923" table:formula="msoxl:=C168+D167" table:style-name="ce16">
            <text:p>18,809,047</text:p>
          </table:table-cell>
          <table:table-cell office:value-type="float" office:value="355.28690972877666" table:formula="msoxl:=C168-C167" table:style-name="ce16">
            <text:p>355</text:p>
          </table:table-cell>
          <table:table-cell office:value-type="percentage" office:value="9.9999999999988987E-4" table:formula="msoxl:=(C168/C167)-1" table:style-name="ce13">
            <text:p>0.10%</text:p>
          </table:table-cell>
          <table:table-cell office:value-type="percentage" office:value="0" table:formula="msoxl:=F167-F168" table:style-name="ce13">
            <text:p>0.00%</text:p>
          </table:table-cell>
          <table:table-cell office:value-type="float" office:value="28" table:formula="msoxl:=IF(I168=I167,1+H167,1)" table:style-name="ce34">
            <text:p>28</text:p>
          </table:table-cell>
          <table:table-cell office:value-type="string" table:style-name="ce22">
            <text:p>Ignis</text:p>
          </table:table-cell>
          <table:table-cell office:value-type="float" office:value="9" table:formula="msoxl:=IF(I168=I167,J167,J167+1)" table:style-name="ce23">
            <text:p>9</text:p>
          </table:table-cell>
          <table:table-cell office:value-type="float" office:value="39515.799626503511" table:formula="msoxl:=C168/J168" table:style-name="ce14">
            <text:p>39,516</text:p>
          </table:table-cell>
          <table:table-cell office:value-type="float" office:value="2368255.3697269619" table:formula="msoxl:=K168+L167" table:style-name="ce14">
            <text:p>2,368,255</text:p>
          </table:table-cell>
          <table:table-cell office:value-type="float" office:value="39515.799626503605" table:formula="msoxl:=L168-L167" table:style-name="ce14">
            <text:p>39,516</text:p>
          </table:table-cell>
          <table:table-cell office:value-type="percentage" office:value="1.0000000000025544E-3" table:formula="msoxl:=M168/M16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66" table:style-name="ce22">
            <text:p>166</text:p>
          </table:table-cell>
          <table:table-cell office:value-type="float" office:value="350000" table:style-name="ce23">
            <text:p>350,000</text:p>
          </table:table-cell>
          <table:table-cell office:value-type="float" office:value="18450000" table:formula="msoxl:=S168+T167" table:style-name="ce16">
            <text:p>18,450,000</text:p>
          </table:table-cell>
          <table:table-cell office:value-type="float" office:value="0" table:formula="msoxl:=S168-S167" table:style-name="ce17">
            <text:p>0</text:p>
          </table:table-cell>
          <table:table-cell office:value-type="percentage" office:value="0" table:formula="msoxl:=(S168/S167)-1" table:style-name="ce13">
            <text:p>0.00%</text:p>
          </table:table-cell>
          <table:table-cell office:value-type="percentage" office:value="0" table:formula="msoxl:=V167-V168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68=X167,Y167,Y167+1)" table:style-name="ce23">
            <text:p>9</text:p>
          </table:table-cell>
          <table:table-cell office:value-type="float" office:value="38888.888888888891" table:formula="msoxl:=S168/Y168" table:style-name="ce14">
            <text:p>38,889</text:p>
          </table:table-cell>
          <table:table-cell office:value-type="float" office:value="2283234.1269841283" table:formula="msoxl:=Z168+AA167" table:style-name="ce14">
            <text:p>2,283,234</text:p>
          </table:table-cell>
          <table:table-cell office:value-type="float" office:value="38888.888888888992" table:formula="msoxl:=AA168-AA167" table:style-name="ce14">
            <text:p>38,889</text:p>
          </table:table-cell>
          <table:table-cell office:value-type="percentage" office:value="0" table:formula="msoxl:=AB168/AB167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67" table:style-name="ce22">
            <text:p>167</text:p>
          </table:table-cell>
          <table:table-cell office:value-type="float" office:value="355997.83883517009" table:formula="msoxl:=C168+C168*0.001" table:style-name="ce23">
            <text:p>355,998</text:p>
          </table:table-cell>
          <table:table-cell office:value-type="float" office:value="19165044.782693092" table:formula="msoxl:=C169+D168" table:style-name="ce16">
            <text:p>19,165,045</text:p>
          </table:table-cell>
          <table:table-cell office:value-type="float" office:value="355.64219663850963" table:formula="msoxl:=C169-C168" table:style-name="ce16">
            <text:p>356</text:p>
          </table:table-cell>
          <table:table-cell office:value-type="percentage" office:value="9.9999999999988987E-4" table:formula="msoxl:=(C169/C168)-1" table:style-name="ce13">
            <text:p>0.10%</text:p>
          </table:table-cell>
          <table:table-cell office:value-type="percentage" office:value="0" table:formula="msoxl:=F168-F169" table:style-name="ce13">
            <text:p>0.00%</text:p>
          </table:table-cell>
          <table:table-cell office:value-type="float" office:value="29" table:formula="msoxl:=IF(I169=I168,1+H168,1)" table:style-name="ce34">
            <text:p>29</text:p>
          </table:table-cell>
          <table:table-cell office:value-type="string" table:style-name="ce22">
            <text:p>Ignis</text:p>
          </table:table-cell>
          <table:table-cell office:value-type="float" office:value="9" table:formula="msoxl:=IF(I169=I168,J168,J168+1)" table:style-name="ce23">
            <text:p>9</text:p>
          </table:table-cell>
          <table:table-cell office:value-type="float" office:value="39555.315426130008" table:formula="msoxl:=C169/J169" table:style-name="ce14">
            <text:p>39,555</text:p>
          </table:table-cell>
          <table:table-cell office:value-type="float" office:value="2407810.6851530918" table:formula="msoxl:=K169+L168" table:style-name="ce14">
            <text:p>2,407,811</text:p>
          </table:table-cell>
          <table:table-cell office:value-type="float" office:value="39555.315426129848" table:formula="msoxl:=L169-L168" table:style-name="ce14">
            <text:p>39,555</text:p>
          </table:table-cell>
          <table:table-cell office:value-type="percentage" office:value="9.9999999999345057E-4" table:formula="msoxl:=M169/M16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67" table:style-name="ce22">
            <text:p>167</text:p>
          </table:table-cell>
          <table:table-cell office:value-type="float" office:value="350000" table:style-name="ce23">
            <text:p>350,000</text:p>
          </table:table-cell>
          <table:table-cell office:value-type="float" office:value="18800000" table:formula="msoxl:=S169+T168" table:style-name="ce16">
            <text:p>18,800,000</text:p>
          </table:table-cell>
          <table:table-cell office:value-type="float" office:value="0" table:formula="msoxl:=S169-S168" table:style-name="ce17">
            <text:p>0</text:p>
          </table:table-cell>
          <table:table-cell office:value-type="percentage" office:value="0" table:formula="msoxl:=(S169/S168)-1" table:style-name="ce13">
            <text:p>0.00%</text:p>
          </table:table-cell>
          <table:table-cell office:value-type="percentage" office:value="0" table:formula="msoxl:=V168-V169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69=X168,Y168,Y168+1)" table:style-name="ce23">
            <text:p>9</text:p>
          </table:table-cell>
          <table:table-cell office:value-type="float" office:value="38888.888888888891" table:formula="msoxl:=S169/Y169" table:style-name="ce14">
            <text:p>38,889</text:p>
          </table:table-cell>
          <table:table-cell office:value-type="float" office:value="2322123.0158730173" table:formula="msoxl:=Z169+AA168" table:style-name="ce14">
            <text:p>2,322,123</text:p>
          </table:table-cell>
          <table:table-cell office:value-type="float" office:value="38888.888888888992" table:formula="msoxl:=AA169-AA168" table:style-name="ce14">
            <text:p>38,889</text:p>
          </table:table-cell>
          <table:table-cell office:value-type="percentage" office:value="0" table:formula="msoxl:=AB169/AB168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68" table:style-name="ce22">
            <text:p>168</text:p>
          </table:table-cell>
          <table:table-cell office:value-type="float" office:value="356353.83667400526" table:formula="msoxl:=C169+C169*0.001" table:style-name="ce23">
            <text:p>356,354</text:p>
          </table:table-cell>
          <table:table-cell office:value-type="float" office:value="19521398.619367097" table:formula="msoxl:=C170+D169" table:style-name="ce16">
            <text:p>19,521,399</text:p>
          </table:table-cell>
          <table:table-cell office:value-type="float" office:value="355.99783883517375" table:formula="msoxl:=C170-C169" table:style-name="ce16">
            <text:p>356</text:p>
          </table:table-cell>
          <table:table-cell office:value-type="percentage" office:value="1.0000000000001119E-3" table:formula="msoxl:=(C170/C169)-1" table:style-name="ce13">
            <text:p>0.10%</text:p>
          </table:table-cell>
          <table:table-cell office:value-type="percentage" office:value="-2.2204460492503131E-16" table:formula="msoxl:=F169-F170" table:style-name="ce13">
            <text:p>0.00%</text:p>
          </table:table-cell>
          <table:table-cell office:value-type="float" office:value="30" table:formula="msoxl:=IF(I170=I169,1+H169,1)" table:style-name="ce34">
            <text:p>30</text:p>
          </table:table-cell>
          <table:table-cell office:value-type="string" table:style-name="ce22">
            <text:p>Ignis</text:p>
          </table:table-cell>
          <table:table-cell office:value-type="float" office:value="9" table:formula="msoxl:=IF(I170=I169,J169,J169+1)" table:style-name="ce23">
            <text:p>9</text:p>
          </table:table-cell>
          <table:table-cell office:value-type="float" office:value="39594.870741556137" table:formula="msoxl:=C170/J170" table:style-name="ce14">
            <text:p>39,595</text:p>
          </table:table-cell>
          <table:table-cell office:value-type="float" office:value="2447405.5558946477" table:formula="msoxl:=K170+L169" table:style-name="ce14">
            <text:p>2,447,406</text:p>
          </table:table-cell>
          <table:table-cell office:value-type="float" office:value="39594.870741555933" table:formula="msoxl:=L170-L169" table:style-name="ce14">
            <text:p>39,595</text:p>
          </table:table-cell>
          <table:table-cell office:value-type="percentage" office:value="9.9999999999877964E-4" table:formula="msoxl:=M170/M16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68" table:style-name="ce22">
            <text:p>168</text:p>
          </table:table-cell>
          <table:table-cell office:value-type="float" office:value="350000" table:style-name="ce23">
            <text:p>350,000</text:p>
          </table:table-cell>
          <table:table-cell office:value-type="float" office:value="19150000" table:formula="msoxl:=S170+T169" table:style-name="ce16">
            <text:p>19,150,000</text:p>
          </table:table-cell>
          <table:table-cell office:value-type="float" office:value="0" table:formula="msoxl:=S170-S169" table:style-name="ce17">
            <text:p>0</text:p>
          </table:table-cell>
          <table:table-cell office:value-type="percentage" office:value="0" table:formula="msoxl:=(S170/S169)-1" table:style-name="ce13">
            <text:p>0.00%</text:p>
          </table:table-cell>
          <table:table-cell office:value-type="percentage" office:value="0" table:formula="msoxl:=V169-V170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70=X169,Y169,Y169+1)" table:style-name="ce23">
            <text:p>9</text:p>
          </table:table-cell>
          <table:table-cell office:value-type="float" office:value="38888.888888888891" table:formula="msoxl:=S170/Y170" table:style-name="ce14">
            <text:p>38,889</text:p>
          </table:table-cell>
          <table:table-cell office:value-type="float" office:value="2361011.9047619062" table:formula="msoxl:=Z170+AA169" table:style-name="ce14">
            <text:p>2,361,012</text:p>
          </table:table-cell>
          <table:table-cell office:value-type="float" office:value="38888.888888888992" table:formula="msoxl:=AA170-AA169" table:style-name="ce14">
            <text:p>38,889</text:p>
          </table:table-cell>
          <table:table-cell office:value-type="percentage" office:value="0" table:formula="msoxl:=AB170/AB169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69" table:style-name="ce22">
            <text:p>169</text:p>
          </table:table-cell>
          <table:table-cell office:value-type="float" office:value="356710.19051067927" table:formula="msoxl:=C170+C170*0.001" table:style-name="ce23">
            <text:p>356,710</text:p>
          </table:table-cell>
          <table:table-cell office:value-type="float" office:value="19878108.809877776" table:formula="msoxl:=C171+D170" table:style-name="ce16">
            <text:p>19,878,109</text:p>
          </table:table-cell>
          <table:table-cell office:value-type="float" office:value="356.35383667401038" table:formula="msoxl:=C171-C170" table:style-name="ce16">
            <text:p>356</text:p>
          </table:table-cell>
          <table:table-cell office:value-type="percentage" office:value="1.0000000000001119E-3" table:formula="msoxl:=(C171/C170)-1" table:style-name="ce13">
            <text:p>0.10%</text:p>
          </table:table-cell>
          <table:table-cell office:value-type="percentage" office:value="0" table:formula="msoxl:=F170-F171" table:style-name="ce13">
            <text:p>0.00%</text:p>
          </table:table-cell>
          <table:table-cell office:value-type="float" office:value="1" table:formula="msoxl:=IF(I171=I170,1+H170,1)" table:style-name="ce34">
            <text:p>1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171=I170,J170,J170+1)" table:style-name="ce23">
            <text:p>10</text:p>
          </table:table-cell>
          <table:table-cell office:value-type="float" office:value="35671.019051067924" table:formula="msoxl:=C171/J171" table:style-name="ce14">
            <text:p>35,671</text:p>
          </table:table-cell>
          <table:table-cell office:value-type="float" office:value="2483076.5749457157" table:formula="msoxl:=K171+L170" table:style-name="ce14">
            <text:p>2,483,077</text:p>
          </table:table-cell>
          <table:table-cell office:value-type="float" office:value="35671.019051067997" table:formula="msoxl:=L171-L170" table:style-name="ce14">
            <text:p>35,671</text:p>
          </table:table-cell>
          <table:table-cell office:value-type="percentage" office:value="-9.9099999999993527E-2" table:formula="msoxl:=M171/M170-1" table:style-name="ce13">
            <text:p>-9.91%</text:p>
          </table:table-cell>
          <table:table-cell table:number-columns-repeated="2" table:style-name="ce22"/>
          <table:table-cell table:style-name="ce23"/>
          <table:table-cell office:value-type="float" office:value="169" table:style-name="ce22">
            <text:p>169</text:p>
          </table:table-cell>
          <table:table-cell office:value-type="float" office:value="350000" table:style-name="ce23">
            <text:p>350,000</text:p>
          </table:table-cell>
          <table:table-cell office:value-type="float" office:value="19500000" table:formula="msoxl:=S171+T170" table:style-name="ce16">
            <text:p>19,500,000</text:p>
          </table:table-cell>
          <table:table-cell office:value-type="float" office:value="0" table:formula="msoxl:=S171-S170" table:style-name="ce17">
            <text:p>0</text:p>
          </table:table-cell>
          <table:table-cell office:value-type="percentage" office:value="0" table:formula="msoxl:=(S171/S170)-1" table:style-name="ce13">
            <text:p>0.00%</text:p>
          </table:table-cell>
          <table:table-cell office:value-type="percentage" office:value="0" table:formula="msoxl:=V170-V171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71=X170,Y170,Y170+1)" table:style-name="ce23">
            <text:p>9</text:p>
          </table:table-cell>
          <table:table-cell office:value-type="float" office:value="38888.888888888891" table:formula="msoxl:=S171/Y171" table:style-name="ce14">
            <text:p>38,889</text:p>
          </table:table-cell>
          <table:table-cell office:value-type="float" office:value="2399900.7936507952" table:formula="msoxl:=Z171+AA170" table:style-name="ce14">
            <text:p>2,399,901</text:p>
          </table:table-cell>
          <table:table-cell office:value-type="float" office:value="38888.888888888992" table:formula="msoxl:=AA171-AA170" table:style-name="ce14">
            <text:p>38,889</text:p>
          </table:table-cell>
          <table:table-cell office:value-type="percentage" office:value="0" table:formula="msoxl:=AB171/AB170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70" table:style-name="ce22">
            <text:p>170</text:p>
          </table:table-cell>
          <table:table-cell office:value-type="float" office:value="357066.90070118994" table:formula="msoxl:=C171+C171*0.001" table:style-name="ce23">
            <text:p>357,067</text:p>
          </table:table-cell>
          <table:table-cell office:value-type="float" office:value="20235175.710578967" table:formula="msoxl:=C172+D171" table:style-name="ce16">
            <text:p>20,235,176</text:p>
          </table:table-cell>
          <table:table-cell office:value-type="float" office:value="356.71019051066833" table:formula="msoxl:=C172-C171" table:style-name="ce16">
            <text:p>357</text:p>
          </table:table-cell>
          <table:table-cell office:value-type="percentage" office:value="9.9999999999988987E-4" table:formula="msoxl:=(C172/C171)-1" table:style-name="ce13">
            <text:p>0.10%</text:p>
          </table:table-cell>
          <table:table-cell office:value-type="percentage" office:value="2.2204460492503131E-16" table:formula="msoxl:=F171-F172" table:style-name="ce13">
            <text:p>0.00%</text:p>
          </table:table-cell>
          <table:table-cell office:value-type="float" office:value="2" table:formula="msoxl:=IF(I172=I171,1+H171,1)" table:style-name="ce34">
            <text:p>2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172=I171,J171,J171+1)" table:style-name="ce23">
            <text:p>10</text:p>
          </table:table-cell>
          <table:table-cell office:value-type="float" office:value="35706.690070118995" table:formula="msoxl:=C172/J172" table:style-name="ce14">
            <text:p>35,707</text:p>
          </table:table-cell>
          <table:table-cell office:value-type="float" office:value="2518783.2650158349" table:formula="msoxl:=K172+L171" table:style-name="ce14">
            <text:p>2,518,783</text:p>
          </table:table-cell>
          <table:table-cell office:value-type="float" office:value="35706.690070119221" table:formula="msoxl:=L172-L171" table:style-name="ce14">
            <text:p>35,707</text:p>
          </table:table-cell>
          <table:table-cell office:value-type="percentage" office:value="1.0000000000043308E-3" table:formula="msoxl:=M172/M17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70" table:style-name="ce22">
            <text:p>170</text:p>
          </table:table-cell>
          <table:table-cell office:value-type="float" office:value="350000" table:style-name="ce23">
            <text:p>350,000</text:p>
          </table:table-cell>
          <table:table-cell office:value-type="float" office:value="19850000" table:formula="msoxl:=S172+T171" table:style-name="ce16">
            <text:p>19,850,000</text:p>
          </table:table-cell>
          <table:table-cell office:value-type="float" office:value="0" table:formula="msoxl:=S172-S171" table:style-name="ce17">
            <text:p>0</text:p>
          </table:table-cell>
          <table:table-cell office:value-type="percentage" office:value="0" table:formula="msoxl:=(S172/S171)-1" table:style-name="ce13">
            <text:p>0.00%</text:p>
          </table:table-cell>
          <table:table-cell office:value-type="percentage" office:value="0" table:formula="msoxl:=V171-V172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72=X171,Y171,Y171+1)" table:style-name="ce23">
            <text:p>9</text:p>
          </table:table-cell>
          <table:table-cell office:value-type="float" office:value="38888.888888888891" table:formula="msoxl:=S172/Y172" table:style-name="ce14">
            <text:p>38,889</text:p>
          </table:table-cell>
          <table:table-cell office:value-type="float" office:value="2438789.6825396842" table:formula="msoxl:=Z172+AA171" table:style-name="ce14">
            <text:p>2,438,790</text:p>
          </table:table-cell>
          <table:table-cell office:value-type="float" office:value="38888.888888888992" table:formula="msoxl:=AA172-AA171" table:style-name="ce14">
            <text:p>38,889</text:p>
          </table:table-cell>
          <table:table-cell office:value-type="percentage" office:value="0" table:formula="msoxl:=AB172/AB171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71" table:style-name="ce22">
            <text:p>171</text:p>
          </table:table-cell>
          <table:table-cell office:value-type="float" office:value="357423.96760189114" table:formula="msoxl:=C172+C172*0.001" table:style-name="ce23">
            <text:p>357,424</text:p>
          </table:table-cell>
          <table:table-cell office:value-type="float" office:value="20592599.678180858" table:formula="msoxl:=C173+D172" table:style-name="ce16">
            <text:p>20,592,600</text:p>
          </table:table-cell>
          <table:table-cell office:value-type="float" office:value="357.06690070120385" table:formula="msoxl:=C173-C172" table:style-name="ce16">
            <text:p>357</text:p>
          </table:table-cell>
          <table:table-cell office:value-type="percentage" office:value="1.0000000000001119E-3" table:formula="msoxl:=(C173/C172)-1" table:style-name="ce13">
            <text:p>0.10%</text:p>
          </table:table-cell>
          <table:table-cell office:value-type="percentage" office:value="-2.2204460492503131E-16" table:formula="msoxl:=F172-F173" table:style-name="ce13">
            <text:p>0.00%</text:p>
          </table:table-cell>
          <table:table-cell office:value-type="float" office:value="3" table:formula="msoxl:=IF(I173=I172,1+H172,1)" table:style-name="ce34">
            <text:p>3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173=I172,J172,J172+1)" table:style-name="ce23">
            <text:p>10</text:p>
          </table:table-cell>
          <table:table-cell office:value-type="float" office:value="35742.396760189113" table:formula="msoxl:=C173/J173" table:style-name="ce14">
            <text:p>35,742</text:p>
          </table:table-cell>
          <table:table-cell office:value-type="float" office:value="2554525.6617760239" table:formula="msoxl:=K173+L172" table:style-name="ce14">
            <text:p>2,554,526</text:p>
          </table:table-cell>
          <table:table-cell office:value-type="float" office:value="35742.396760188974" table:formula="msoxl:=L173-L172" table:style-name="ce14">
            <text:p>35,742</text:p>
          </table:table-cell>
          <table:table-cell office:value-type="percentage" office:value="9.9999999998967581E-4" table:formula="msoxl:=M173/M17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71" table:style-name="ce22">
            <text:p>171</text:p>
          </table:table-cell>
          <table:table-cell office:value-type="float" office:value="350000" table:style-name="ce23">
            <text:p>350,000</text:p>
          </table:table-cell>
          <table:table-cell office:value-type="float" office:value="20200000" table:formula="msoxl:=S173+T172" table:style-name="ce16">
            <text:p>20,200,000</text:p>
          </table:table-cell>
          <table:table-cell office:value-type="float" office:value="0" table:formula="msoxl:=S173-S172" table:style-name="ce17">
            <text:p>0</text:p>
          </table:table-cell>
          <table:table-cell office:value-type="percentage" office:value="0" table:formula="msoxl:=(S173/S172)-1" table:style-name="ce13">
            <text:p>0.00%</text:p>
          </table:table-cell>
          <table:table-cell office:value-type="percentage" office:value="0" table:formula="msoxl:=V172-V173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73=X172,Y172,Y172+1)" table:style-name="ce23">
            <text:p>9</text:p>
          </table:table-cell>
          <table:table-cell office:value-type="float" office:value="38888.888888888891" table:formula="msoxl:=S173/Y173" table:style-name="ce14">
            <text:p>38,889</text:p>
          </table:table-cell>
          <table:table-cell office:value-type="float" office:value="2477678.5714285732" table:formula="msoxl:=Z173+AA172" table:style-name="ce14">
            <text:p>2,477,679</text:p>
          </table:table-cell>
          <table:table-cell office:value-type="float" office:value="38888.888888888992" table:formula="msoxl:=AA173-AA172" table:style-name="ce14">
            <text:p>38,889</text:p>
          </table:table-cell>
          <table:table-cell office:value-type="percentage" office:value="0" table:formula="msoxl:=AB173/AB172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72" table:style-name="ce22">
            <text:p>172</text:p>
          </table:table-cell>
          <table:table-cell office:value-type="float" office:value="357781.39156949305" table:formula="msoxl:=C173+C173*0.001" table:style-name="ce23">
            <text:p>357,781</text:p>
          </table:table-cell>
          <table:table-cell office:value-type="float" office:value="20950381.06975035" table:formula="msoxl:=C174+D173" table:style-name="ce16">
            <text:p>20,950,381</text:p>
          </table:table-cell>
          <table:table-cell office:value-type="float" office:value="357.42396760190604" table:formula="msoxl:=C174-C173" table:style-name="ce16">
            <text:p>357</text:p>
          </table:table-cell>
          <table:table-cell office:value-type="percentage" office:value="1.0000000000001119E-3" table:formula="msoxl:=(C174/C173)-1" table:style-name="ce13">
            <text:p>0.10%</text:p>
          </table:table-cell>
          <table:table-cell office:value-type="percentage" office:value="0" table:formula="msoxl:=F173-F174" table:style-name="ce13">
            <text:p>0.00%</text:p>
          </table:table-cell>
          <table:table-cell office:value-type="float" office:value="4" table:formula="msoxl:=IF(I174=I173,1+H173,1)" table:style-name="ce34">
            <text:p>4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174=I173,J173,J173+1)" table:style-name="ce23">
            <text:p>10</text:p>
          </table:table-cell>
          <table:table-cell office:value-type="float" office:value="35778.139156949306" table:formula="msoxl:=C174/J174" table:style-name="ce14">
            <text:p>35,778</text:p>
          </table:table-cell>
          <table:table-cell office:value-type="float" office:value="2590303.8009329732" table:formula="msoxl:=K174+L173" table:style-name="ce14">
            <text:p>2,590,304</text:p>
          </table:table-cell>
          <table:table-cell office:value-type="float" office:value="35778.139156949241" table:formula="msoxl:=L174-L173" table:style-name="ce14">
            <text:p>35,778</text:p>
          </table:table-cell>
          <table:table-cell office:value-type="percentage" office:value="1.0000000000021103E-3" table:formula="msoxl:=M174/M17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72" table:style-name="ce22">
            <text:p>172</text:p>
          </table:table-cell>
          <table:table-cell office:value-type="float" office:value="350000" table:style-name="ce23">
            <text:p>350,000</text:p>
          </table:table-cell>
          <table:table-cell office:value-type="float" office:value="20550000" table:formula="msoxl:=S174+T173" table:style-name="ce16">
            <text:p>20,550,000</text:p>
          </table:table-cell>
          <table:table-cell office:value-type="float" office:value="0" table:formula="msoxl:=S174-S173" table:style-name="ce17">
            <text:p>0</text:p>
          </table:table-cell>
          <table:table-cell office:value-type="percentage" office:value="0" table:formula="msoxl:=(S174/S173)-1" table:style-name="ce13">
            <text:p>0.00%</text:p>
          </table:table-cell>
          <table:table-cell office:value-type="percentage" office:value="0" table:formula="msoxl:=V173-V174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74=X173,Y173,Y173+1)" table:style-name="ce23">
            <text:p>9</text:p>
          </table:table-cell>
          <table:table-cell office:value-type="float" office:value="38888.888888888891" table:formula="msoxl:=S174/Y174" table:style-name="ce14">
            <text:p>38,889</text:p>
          </table:table-cell>
          <table:table-cell office:value-type="float" office:value="2516567.4603174622" table:formula="msoxl:=Z174+AA173" table:style-name="ce14">
            <text:p>2,516,567</text:p>
          </table:table-cell>
          <table:table-cell office:value-type="float" office:value="38888.888888888992" table:formula="msoxl:=AA174-AA173" table:style-name="ce14">
            <text:p>38,889</text:p>
          </table:table-cell>
          <table:table-cell office:value-type="percentage" office:value="0" table:formula="msoxl:=AB174/AB173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73" table:style-name="ce22">
            <text:p>173</text:p>
          </table:table-cell>
          <table:table-cell office:value-type="float" office:value="358139.17296106252" table:formula="msoxl:=C174+C174*0.001" table:style-name="ce23">
            <text:p>358,139</text:p>
          </table:table-cell>
          <table:table-cell office:value-type="float" office:value="21308520.242711414" table:formula="msoxl:=C175+D174" table:style-name="ce16">
            <text:p>21,308,520</text:p>
          </table:table-cell>
          <table:table-cell office:value-type="float" office:value="357.78139156947145" table:formula="msoxl:=C175-C174" table:style-name="ce16">
            <text:p>358</text:p>
          </table:table-cell>
          <table:table-cell office:value-type="percentage" office:value="9.9999999999988987E-4" table:formula="msoxl:=(C175/C174)-1" table:style-name="ce13">
            <text:p>0.10%</text:p>
          </table:table-cell>
          <table:table-cell office:value-type="percentage" office:value="2.2204460492503131E-16" table:formula="msoxl:=F174-F175" table:style-name="ce13">
            <text:p>0.00%</text:p>
          </table:table-cell>
          <table:table-cell office:value-type="float" office:value="5" table:formula="msoxl:=IF(I175=I174,1+H174,1)" table:style-name="ce34">
            <text:p>5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175=I174,J174,J174+1)" table:style-name="ce23">
            <text:p>10</text:p>
          </table:table-cell>
          <table:table-cell office:value-type="float" office:value="35813.91729610625" table:formula="msoxl:=C175/J175" table:style-name="ce14">
            <text:p>35,814</text:p>
          </table:table-cell>
          <table:table-cell office:value-type="float" office:value="2626117.7182290796" table:formula="msoxl:=K175+L174" table:style-name="ce14">
            <text:p>2,626,118</text:p>
          </table:table-cell>
          <table:table-cell office:value-type="float" office:value="35813.917296106461" table:formula="msoxl:=L175-L174" table:style-name="ce14">
            <text:p>35,814</text:p>
          </table:table-cell>
          <table:table-cell office:value-type="percentage" office:value="1.0000000000076614E-3" table:formula="msoxl:=M175/M17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73" table:style-name="ce22">
            <text:p>173</text:p>
          </table:table-cell>
          <table:table-cell office:value-type="float" office:value="350000" table:style-name="ce23">
            <text:p>350,000</text:p>
          </table:table-cell>
          <table:table-cell office:value-type="float" office:value="20900000" table:formula="msoxl:=S175+T174" table:style-name="ce16">
            <text:p>20,900,000</text:p>
          </table:table-cell>
          <table:table-cell office:value-type="float" office:value="0" table:formula="msoxl:=S175-S174" table:style-name="ce17">
            <text:p>0</text:p>
          </table:table-cell>
          <table:table-cell office:value-type="percentage" office:value="0" table:formula="msoxl:=(S175/S174)-1" table:style-name="ce13">
            <text:p>0.00%</text:p>
          </table:table-cell>
          <table:table-cell office:value-type="percentage" office:value="0" table:formula="msoxl:=V174-V175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75=X174,Y174,Y174+1)" table:style-name="ce23">
            <text:p>9</text:p>
          </table:table-cell>
          <table:table-cell office:value-type="float" office:value="38888.888888888891" table:formula="msoxl:=S175/Y175" table:style-name="ce14">
            <text:p>38,889</text:p>
          </table:table-cell>
          <table:table-cell office:value-type="float" office:value="2555456.3492063512" table:formula="msoxl:=Z175+AA174" table:style-name="ce14">
            <text:p>2,555,456</text:p>
          </table:table-cell>
          <table:table-cell office:value-type="float" office:value="38888.888888888992" table:formula="msoxl:=AA175-AA174" table:style-name="ce14">
            <text:p>38,889</text:p>
          </table:table-cell>
          <table:table-cell office:value-type="percentage" office:value="0" table:formula="msoxl:=AB175/AB174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74" table:style-name="ce22">
            <text:p>174</text:p>
          </table:table-cell>
          <table:table-cell office:value-type="float" office:value="358497.31213402358" table:formula="msoxl:=C175+C175*0.001" table:style-name="ce23">
            <text:p>358,497</text:p>
          </table:table-cell>
          <table:table-cell office:value-type="float" office:value="21667017.554845437" table:formula="msoxl:=C176+D175" table:style-name="ce16">
            <text:p>21,667,018</text:p>
          </table:table-cell>
          <table:table-cell office:value-type="float" office:value="358.13917296106229" table:formula="msoxl:=C176-C175" table:style-name="ce16">
            <text:p>358</text:p>
          </table:table-cell>
          <table:table-cell office:value-type="percentage" office:value="9.9999999999988987E-4" table:formula="msoxl:=(C176/C175)-1" table:style-name="ce13">
            <text:p>0.10%</text:p>
          </table:table-cell>
          <table:table-cell office:value-type="percentage" office:value="0" table:formula="msoxl:=F175-F176" table:style-name="ce13">
            <text:p>0.00%</text:p>
          </table:table-cell>
          <table:table-cell office:value-type="float" office:value="6" table:formula="msoxl:=IF(I176=I175,1+H175,1)" table:style-name="ce34">
            <text:p>6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176=I175,J175,J175+1)" table:style-name="ce23">
            <text:p>10</text:p>
          </table:table-cell>
          <table:table-cell office:value-type="float" office:value="35849.73121340236" table:formula="msoxl:=C176/J176" table:style-name="ce14">
            <text:p>35,850</text:p>
          </table:table-cell>
          <table:table-cell office:value-type="float" office:value="2661967.4494424821" table:formula="msoxl:=K176+L175" table:style-name="ce14">
            <text:p>2,661,967</text:p>
          </table:table-cell>
          <table:table-cell office:value-type="float" office:value="35849.731213402469" table:formula="msoxl:=L176-L175" table:style-name="ce14">
            <text:p>35,850</text:p>
          </table:table-cell>
          <table:table-cell office:value-type="percentage" office:value="9.9999999999722533E-4" table:formula="msoxl:=M176/M17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74" table:style-name="ce22">
            <text:p>174</text:p>
          </table:table-cell>
          <table:table-cell office:value-type="float" office:value="350000" table:style-name="ce23">
            <text:p>350,000</text:p>
          </table:table-cell>
          <table:table-cell office:value-type="float" office:value="21250000" table:formula="msoxl:=S176+T175" table:style-name="ce16">
            <text:p>21,250,000</text:p>
          </table:table-cell>
          <table:table-cell office:value-type="float" office:value="0" table:formula="msoxl:=S176-S175" table:style-name="ce17">
            <text:p>0</text:p>
          </table:table-cell>
          <table:table-cell office:value-type="percentage" office:value="0" table:formula="msoxl:=(S176/S175)-1" table:style-name="ce13">
            <text:p>0.00%</text:p>
          </table:table-cell>
          <table:table-cell office:value-type="percentage" office:value="0" table:formula="msoxl:=V175-V176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76=X175,Y175,Y175+1)" table:style-name="ce23">
            <text:p>9</text:p>
          </table:table-cell>
          <table:table-cell office:value-type="float" office:value="38888.888888888891" table:formula="msoxl:=S176/Y176" table:style-name="ce14">
            <text:p>38,889</text:p>
          </table:table-cell>
          <table:table-cell office:value-type="float" office:value="2594345.2380952402" table:formula="msoxl:=Z176+AA175" table:style-name="ce14">
            <text:p>2,594,345</text:p>
          </table:table-cell>
          <table:table-cell office:value-type="float" office:value="38888.888888888992" table:formula="msoxl:=AA176-AA175" table:style-name="ce14">
            <text:p>38,889</text:p>
          </table:table-cell>
          <table:table-cell office:value-type="percentage" office:value="0" table:formula="msoxl:=AB176/AB175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75" table:style-name="ce22">
            <text:p>175</text:p>
          </table:table-cell>
          <table:table-cell office:value-type="float" office:value="358855.8094461576" table:formula="msoxl:=C176+C176*0.001" table:style-name="ce23">
            <text:p>358,856</text:p>
          </table:table-cell>
          <table:table-cell office:value-type="float" office:value="22025873.364291593" table:formula="msoxl:=C177+D176" table:style-name="ce16">
            <text:p>22,025,873</text:p>
          </table:table-cell>
          <table:table-cell office:value-type="float" office:value="358.49731213401537" table:formula="msoxl:=C177-C176" table:style-name="ce16">
            <text:p>358</text:p>
          </table:table-cell>
          <table:table-cell office:value-type="percentage" office:value="9.9999999999988987E-4" table:formula="msoxl:=(C177/C176)-1" table:style-name="ce13">
            <text:p>0.10%</text:p>
          </table:table-cell>
          <table:table-cell office:value-type="percentage" office:value="0" table:formula="msoxl:=F176-F177" table:style-name="ce13">
            <text:p>0.00%</text:p>
          </table:table-cell>
          <table:table-cell office:value-type="float" office:value="7" table:formula="msoxl:=IF(I177=I176,1+H176,1)" table:style-name="ce34">
            <text:p>7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177=I176,J176,J176+1)" table:style-name="ce23">
            <text:p>10</text:p>
          </table:table-cell>
          <table:table-cell office:value-type="float" office:value="35885.580944615758" table:formula="msoxl:=C177/J177" table:style-name="ce14">
            <text:p>35,886</text:p>
          </table:table-cell>
          <table:table-cell office:value-type="float" office:value="2697853.030387098" table:formula="msoxl:=K177+L176" table:style-name="ce14">
            <text:p>2,697,853</text:p>
          </table:table-cell>
          <table:table-cell office:value-type="float" office:value="35885.580944615882" table:formula="msoxl:=L177-L176" table:style-name="ce14">
            <text:p>35,886</text:p>
          </table:table-cell>
          <table:table-cell office:value-type="percentage" office:value="1.000000000000334E-3" table:formula="msoxl:=M177/M17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75" table:style-name="ce22">
            <text:p>175</text:p>
          </table:table-cell>
          <table:table-cell office:value-type="float" office:value="350000" table:style-name="ce23">
            <text:p>350,000</text:p>
          </table:table-cell>
          <table:table-cell office:value-type="float" office:value="21600000" table:formula="msoxl:=S177+T176" table:style-name="ce16">
            <text:p>21,600,000</text:p>
          </table:table-cell>
          <table:table-cell office:value-type="float" office:value="0" table:formula="msoxl:=S177-S176" table:style-name="ce17">
            <text:p>0</text:p>
          </table:table-cell>
          <table:table-cell office:value-type="percentage" office:value="0" table:formula="msoxl:=(S177/S176)-1" table:style-name="ce13">
            <text:p>0.00%</text:p>
          </table:table-cell>
          <table:table-cell office:value-type="percentage" office:value="0" table:formula="msoxl:=V176-V177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77=X176,Y176,Y176+1)" table:style-name="ce23">
            <text:p>9</text:p>
          </table:table-cell>
          <table:table-cell office:value-type="float" office:value="38888.888888888891" table:formula="msoxl:=S177/Y177" table:style-name="ce14">
            <text:p>38,889</text:p>
          </table:table-cell>
          <table:table-cell office:value-type="float" office:value="2633234.1269841292" table:formula="msoxl:=Z177+AA176" table:style-name="ce14">
            <text:p>2,633,234</text:p>
          </table:table-cell>
          <table:table-cell office:value-type="float" office:value="38888.888888888992" table:formula="msoxl:=AA177-AA176" table:style-name="ce14">
            <text:p>38,889</text:p>
          </table:table-cell>
          <table:table-cell office:value-type="percentage" office:value="0" table:formula="msoxl:=AB177/AB176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76" table:style-name="ce22">
            <text:p>176</text:p>
          </table:table-cell>
          <table:table-cell office:value-type="float" office:value="359214.66525560373" table:formula="msoxl:=C177+C177*0.001" table:style-name="ce23">
            <text:p>359,215</text:p>
          </table:table-cell>
          <table:table-cell office:value-type="float" office:value="22385088.029547196" table:formula="msoxl:=C178+D177" table:style-name="ce16">
            <text:p>22,385,088</text:p>
          </table:table-cell>
          <table:table-cell office:value-type="float" office:value="358.85580944613321" table:formula="msoxl:=C178-C177" table:style-name="ce16">
            <text:p>359</text:p>
          </table:table-cell>
          <table:table-cell office:value-type="percentage" office:value="9.9999999999988987E-4" table:formula="msoxl:=(C178/C177)-1" table:style-name="ce13">
            <text:p>0.10%</text:p>
          </table:table-cell>
          <table:table-cell office:value-type="percentage" office:value="0" table:formula="msoxl:=F177-F178" table:style-name="ce13">
            <text:p>0.00%</text:p>
          </table:table-cell>
          <table:table-cell office:value-type="float" office:value="8" table:formula="msoxl:=IF(I178=I177,1+H177,1)" table:style-name="ce34">
            <text:p>8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178=I177,J177,J177+1)" table:style-name="ce23">
            <text:p>10</text:p>
          </table:table-cell>
          <table:table-cell office:value-type="float" office:value="35921.466525560376" table:formula="msoxl:=C178/J178" table:style-name="ce14">
            <text:p>35,921</text:p>
          </table:table-cell>
          <table:table-cell office:value-type="float" office:value="2733774.4969126582" table:formula="msoxl:=K178+L177" table:style-name="ce14">
            <text:p>2,733,774</text:p>
          </table:table-cell>
          <table:table-cell office:value-type="float" office:value="35921.466525560245" table:formula="msoxl:=L178-L177" table:style-name="ce14">
            <text:p>35,921</text:p>
          </table:table-cell>
          <table:table-cell office:value-type="percentage" office:value="9.9999999999300648E-4" table:formula="msoxl:=M178/M17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76" table:style-name="ce22">
            <text:p>176</text:p>
          </table:table-cell>
          <table:table-cell office:value-type="float" office:value="350000" table:style-name="ce23">
            <text:p>350,000</text:p>
          </table:table-cell>
          <table:table-cell office:value-type="float" office:value="21950000" table:formula="msoxl:=S178+T177" table:style-name="ce16">
            <text:p>21,950,000</text:p>
          </table:table-cell>
          <table:table-cell office:value-type="float" office:value="0" table:formula="msoxl:=S178-S177" table:style-name="ce17">
            <text:p>0</text:p>
          </table:table-cell>
          <table:table-cell office:value-type="percentage" office:value="0" table:formula="msoxl:=(S178/S177)-1" table:style-name="ce13">
            <text:p>0.00%</text:p>
          </table:table-cell>
          <table:table-cell office:value-type="percentage" office:value="0" table:formula="msoxl:=V177-V178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78=X177,Y177,Y177+1)" table:style-name="ce23">
            <text:p>9</text:p>
          </table:table-cell>
          <table:table-cell office:value-type="float" office:value="38888.888888888891" table:formula="msoxl:=S178/Y178" table:style-name="ce14">
            <text:p>38,889</text:p>
          </table:table-cell>
          <table:table-cell office:value-type="float" office:value="2672123.0158730182" table:formula="msoxl:=Z178+AA177" table:style-name="ce14">
            <text:p>2,672,123</text:p>
          </table:table-cell>
          <table:table-cell office:value-type="float" office:value="38888.888888888992" table:formula="msoxl:=AA178-AA177" table:style-name="ce14">
            <text:p>38,889</text:p>
          </table:table-cell>
          <table:table-cell office:value-type="percentage" office:value="0" table:formula="msoxl:=AB178/AB177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77" table:style-name="ce22">
            <text:p>177</text:p>
          </table:table-cell>
          <table:table-cell office:value-type="float" office:value="359573.87992085936" table:formula="msoxl:=C178+C178*0.001" table:style-name="ce23">
            <text:p>359,574</text:p>
          </table:table-cell>
          <table:table-cell office:value-type="float" office:value="22744661.909468055" table:formula="msoxl:=C179+D178" table:style-name="ce16">
            <text:p>22,744,662</text:p>
          </table:table-cell>
          <table:table-cell office:value-type="float" office:value="359.21466525562573" table:formula="msoxl:=C179-C178" table:style-name="ce16">
            <text:p>359</text:p>
          </table:table-cell>
          <table:table-cell office:value-type="percentage" office:value="1.0000000000001119E-3" table:formula="msoxl:=(C179/C178)-1" table:style-name="ce13">
            <text:p>0.10%</text:p>
          </table:table-cell>
          <table:table-cell office:value-type="percentage" office:value="-2.2204460492503131E-16" table:formula="msoxl:=F178-F179" table:style-name="ce13">
            <text:p>0.00%</text:p>
          </table:table-cell>
          <table:table-cell office:value-type="float" office:value="9" table:formula="msoxl:=IF(I179=I178,1+H178,1)" table:style-name="ce34">
            <text:p>9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179=I178,J178,J178+1)" table:style-name="ce23">
            <text:p>10</text:p>
          </table:table-cell>
          <table:table-cell office:value-type="float" office:value="35957.387992085933" table:formula="msoxl:=C179/J179" table:style-name="ce14">
            <text:p>35,957</text:p>
          </table:table-cell>
          <table:table-cell office:value-type="float" office:value="2769731.8849047441" table:formula="msoxl:=K179+L178" table:style-name="ce14">
            <text:p>2,769,732</text:p>
          </table:table-cell>
          <table:table-cell office:value-type="float" office:value="35957.387992085889" table:formula="msoxl:=L179-L178" table:style-name="ce14">
            <text:p>35,957</text:p>
          </table:table-cell>
          <table:table-cell office:value-type="percentage" office:value="1.0000000000023324E-3" table:formula="msoxl:=M179/M17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77" table:style-name="ce22">
            <text:p>177</text:p>
          </table:table-cell>
          <table:table-cell office:value-type="float" office:value="350000" table:style-name="ce23">
            <text:p>350,000</text:p>
          </table:table-cell>
          <table:table-cell office:value-type="float" office:value="22300000" table:formula="msoxl:=S179+T178" table:style-name="ce16">
            <text:p>22,300,000</text:p>
          </table:table-cell>
          <table:table-cell office:value-type="float" office:value="0" table:formula="msoxl:=S179-S178" table:style-name="ce17">
            <text:p>0</text:p>
          </table:table-cell>
          <table:table-cell office:value-type="percentage" office:value="0" table:formula="msoxl:=(S179/S178)-1" table:style-name="ce13">
            <text:p>0.00%</text:p>
          </table:table-cell>
          <table:table-cell office:value-type="percentage" office:value="0" table:formula="msoxl:=V178-V179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79=X178,Y178,Y178+1)" table:style-name="ce23">
            <text:p>9</text:p>
          </table:table-cell>
          <table:table-cell office:value-type="float" office:value="38888.888888888891" table:formula="msoxl:=S179/Y179" table:style-name="ce14">
            <text:p>38,889</text:p>
          </table:table-cell>
          <table:table-cell office:value-type="float" office:value="2711011.9047619072" table:formula="msoxl:=Z179+AA178" table:style-name="ce14">
            <text:p>2,711,012</text:p>
          </table:table-cell>
          <table:table-cell office:value-type="float" office:value="38888.888888888992" table:formula="msoxl:=AA179-AA178" table:style-name="ce14">
            <text:p>38,889</text:p>
          </table:table-cell>
          <table:table-cell office:value-type="percentage" office:value="0" table:formula="msoxl:=AB179/AB178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78" table:style-name="ce22">
            <text:p>178</text:p>
          </table:table-cell>
          <table:table-cell office:value-type="float" office:value="359933.45380078023" table:formula="msoxl:=C179+C179*0.001" table:style-name="ce23">
            <text:p>359,933</text:p>
          </table:table-cell>
          <table:table-cell office:value-type="float" office:value="23104595.363268834" table:formula="msoxl:=C180+D179" table:style-name="ce16">
            <text:p>23,104,595</text:p>
          </table:table-cell>
          <table:table-cell office:value-type="float" office:value="359.57387992087752" table:formula="msoxl:=C180-C179" table:style-name="ce16">
            <text:p>360</text:p>
          </table:table-cell>
          <table:table-cell office:value-type="percentage" office:value="1.0000000000001119E-3" table:formula="msoxl:=(C180/C179)-1" table:style-name="ce13">
            <text:p>0.10%</text:p>
          </table:table-cell>
          <table:table-cell office:value-type="percentage" office:value="0" table:formula="msoxl:=F179-F180" table:style-name="ce13">
            <text:p>0.00%</text:p>
          </table:table-cell>
          <table:table-cell office:value-type="float" office:value="10" table:formula="msoxl:=IF(I180=I179,1+H179,1)" table:style-name="ce34">
            <text:p>10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180=I179,J179,J179+1)" table:style-name="ce23">
            <text:p>10</text:p>
          </table:table-cell>
          <table:table-cell office:value-type="float" office:value="35993.345380078026" table:formula="msoxl:=C180/J180" table:style-name="ce14">
            <text:p>35,993</text:p>
          </table:table-cell>
          <table:table-cell office:value-type="float" office:value="2805725.2302848222" table:formula="msoxl:=K180+L179" table:style-name="ce14">
            <text:p>2,805,725</text:p>
          </table:table-cell>
          <table:table-cell office:value-type="float" office:value="35993.34538007807" table:formula="msoxl:=L180-L179" table:style-name="ce14">
            <text:p>35,993</text:p>
          </table:table-cell>
          <table:table-cell office:value-type="percentage" office:value="1.0000000000025544E-3" table:formula="msoxl:=M180/M17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78" table:style-name="ce22">
            <text:p>178</text:p>
          </table:table-cell>
          <table:table-cell office:value-type="float" office:value="350000" table:style-name="ce23">
            <text:p>350,000</text:p>
          </table:table-cell>
          <table:table-cell office:value-type="float" office:value="22650000" table:formula="msoxl:=S180+T179" table:style-name="ce16">
            <text:p>22,650,000</text:p>
          </table:table-cell>
          <table:table-cell office:value-type="float" office:value="0" table:formula="msoxl:=S180-S179" table:style-name="ce17">
            <text:p>0</text:p>
          </table:table-cell>
          <table:table-cell office:value-type="percentage" office:value="0" table:formula="msoxl:=(S180/S179)-1" table:style-name="ce13">
            <text:p>0.00%</text:p>
          </table:table-cell>
          <table:table-cell office:value-type="percentage" office:value="0" table:formula="msoxl:=V179-V180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80=X179,Y179,Y179+1)" table:style-name="ce23">
            <text:p>9</text:p>
          </table:table-cell>
          <table:table-cell office:value-type="float" office:value="38888.888888888891" table:formula="msoxl:=S180/Y180" table:style-name="ce14">
            <text:p>38,889</text:p>
          </table:table-cell>
          <table:table-cell office:value-type="float" office:value="2749900.7936507962" table:formula="msoxl:=Z180+AA179" table:style-name="ce14">
            <text:p>2,749,901</text:p>
          </table:table-cell>
          <table:table-cell office:value-type="float" office:value="38888.888888888992" table:formula="msoxl:=AA180-AA179" table:style-name="ce14">
            <text:p>38,889</text:p>
          </table:table-cell>
          <table:table-cell office:value-type="percentage" office:value="0" table:formula="msoxl:=AB180/AB179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79" table:style-name="ce22">
            <text:p>179</text:p>
          </table:table-cell>
          <table:table-cell office:value-type="float" office:value="360293.38725458103" table:formula="msoxl:=C180+C180*0.001" table:style-name="ce23">
            <text:p>360,293</text:p>
          </table:table-cell>
          <table:table-cell office:value-type="float" office:value="23464888.750523414" table:formula="msoxl:=C181+D180" table:style-name="ce16">
            <text:p>23,464,889</text:p>
          </table:table-cell>
          <table:table-cell office:value-type="float" office:value="359.933453800797" table:formula="msoxl:=C181-C180" table:style-name="ce16">
            <text:p>360</text:p>
          </table:table-cell>
          <table:table-cell office:value-type="percentage" office:value="1.0000000000001119E-3" table:formula="msoxl:=(C181/C180)-1" table:style-name="ce13">
            <text:p>0.10%</text:p>
          </table:table-cell>
          <table:table-cell office:value-type="percentage" office:value="0" table:formula="msoxl:=F180-F181" table:style-name="ce13">
            <text:p>0.00%</text:p>
          </table:table-cell>
          <table:table-cell office:value-type="float" office:value="11" table:formula="msoxl:=IF(I181=I180,1+H180,1)" table:style-name="ce34">
            <text:p>11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181=I180,J180,J180+1)" table:style-name="ce23">
            <text:p>10</text:p>
          </table:table-cell>
          <table:table-cell office:value-type="float" office:value="36029.338725458103" table:formula="msoxl:=C181/J181" table:style-name="ce14">
            <text:p>36,029</text:p>
          </table:table-cell>
          <table:table-cell office:value-type="float" office:value="2841754.5690102801" table:formula="msoxl:=K181+L180" table:style-name="ce14">
            <text:p>2,841,755</text:p>
          </table:table-cell>
          <table:table-cell office:value-type="float" office:value="36029.338725457899" table:formula="msoxl:=L181-L180" table:style-name="ce14">
            <text:p>36,029</text:p>
          </table:table-cell>
          <table:table-cell office:value-type="percentage" office:value="9.9999999999300648E-4" table:formula="msoxl:=M181/M18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79" table:style-name="ce22">
            <text:p>179</text:p>
          </table:table-cell>
          <table:table-cell office:value-type="float" office:value="350000" table:style-name="ce23">
            <text:p>350,000</text:p>
          </table:table-cell>
          <table:table-cell office:value-type="float" office:value="23000000" table:formula="msoxl:=S181+T180" table:style-name="ce16">
            <text:p>23,000,000</text:p>
          </table:table-cell>
          <table:table-cell office:value-type="float" office:value="0" table:formula="msoxl:=S181-S180" table:style-name="ce17">
            <text:p>0</text:p>
          </table:table-cell>
          <table:table-cell office:value-type="percentage" office:value="0" table:formula="msoxl:=(S181/S180)-1" table:style-name="ce13">
            <text:p>0.00%</text:p>
          </table:table-cell>
          <table:table-cell office:value-type="percentage" office:value="0" table:formula="msoxl:=V180-V181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81=X180,Y180,Y180+1)" table:style-name="ce23">
            <text:p>9</text:p>
          </table:table-cell>
          <table:table-cell office:value-type="float" office:value="38888.888888888891" table:formula="msoxl:=S181/Y181" table:style-name="ce14">
            <text:p>38,889</text:p>
          </table:table-cell>
          <table:table-cell office:value-type="float" office:value="2788789.6825396852" table:formula="msoxl:=Z181+AA180" table:style-name="ce14">
            <text:p>2,788,790</text:p>
          </table:table-cell>
          <table:table-cell office:value-type="float" office:value="38888.888888888992" table:formula="msoxl:=AA181-AA180" table:style-name="ce14">
            <text:p>38,889</text:p>
          </table:table-cell>
          <table:table-cell office:value-type="percentage" office:value="0" table:formula="msoxl:=AB181/AB180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80" table:style-name="ce22">
            <text:p>180</text:p>
          </table:table-cell>
          <table:table-cell office:value-type="float" office:value="360653.68064183561" table:formula="msoxl:=C181+C181*0.001" table:style-name="ce23">
            <text:p>360,654</text:p>
          </table:table-cell>
          <table:table-cell office:value-type="float" office:value="23825542.431165252" table:formula="msoxl:=C182+D181" table:style-name="ce16">
            <text:p>23,825,542</text:p>
          </table:table-cell>
          <table:table-cell office:value-type="float" office:value="360.29338725458365" table:formula="msoxl:=C182-C181" table:style-name="ce16">
            <text:p>360</text:p>
          </table:table-cell>
          <table:table-cell office:value-type="percentage" office:value="1.0000000000001119E-3" table:formula="msoxl:=(C182/C181)-1" table:style-name="ce13">
            <text:p>0.10%</text:p>
          </table:table-cell>
          <table:table-cell office:value-type="percentage" office:value="0" table:formula="msoxl:=F181-F182" table:style-name="ce13">
            <text:p>0.00%</text:p>
          </table:table-cell>
          <table:table-cell office:value-type="float" office:value="12" table:formula="msoxl:=IF(I182=I181,1+H181,1)" table:style-name="ce34">
            <text:p>12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182=I181,J181,J181+1)" table:style-name="ce23">
            <text:p>10</text:p>
          </table:table-cell>
          <table:table-cell office:value-type="float" office:value="36065.36806418356" table:formula="msoxl:=C182/J182" table:style-name="ce14">
            <text:p>36,065</text:p>
          </table:table-cell>
          <table:table-cell office:value-type="float" office:value="2877819.9370744638" table:formula="msoxl:=K182+L181" table:style-name="ce14">
            <text:p>2,877,820</text:p>
          </table:table-cell>
          <table:table-cell office:value-type="float" office:value="36065.368064183742" table:formula="msoxl:=L182-L181" table:style-name="ce14">
            <text:p>36,065</text:p>
          </table:table-cell>
          <table:table-cell office:value-type="percentage" office:value="1.0000000000107701E-3" table:formula="msoxl:=M182/M18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80" table:style-name="ce22">
            <text:p>180</text:p>
          </table:table-cell>
          <table:table-cell office:value-type="float" office:value="350000" table:style-name="ce23">
            <text:p>350,000</text:p>
          </table:table-cell>
          <table:table-cell office:value-type="float" office:value="23350000" table:formula="msoxl:=S182+T181" table:style-name="ce16">
            <text:p>23,350,000</text:p>
          </table:table-cell>
          <table:table-cell office:value-type="float" office:value="0" table:formula="msoxl:=S182-S181" table:style-name="ce17">
            <text:p>0</text:p>
          </table:table-cell>
          <table:table-cell office:value-type="percentage" office:value="0" table:formula="msoxl:=(S182/S181)-1" table:style-name="ce13">
            <text:p>0.00%</text:p>
          </table:table-cell>
          <table:table-cell office:value-type="percentage" office:value="0" table:formula="msoxl:=V181-V182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82=X181,Y181,Y181+1)" table:style-name="ce23">
            <text:p>9</text:p>
          </table:table-cell>
          <table:table-cell office:value-type="float" office:value="38888.888888888891" table:formula="msoxl:=S182/Y182" table:style-name="ce14">
            <text:p>38,889</text:p>
          </table:table-cell>
          <table:table-cell office:value-type="float" office:value="2827678.5714285742" table:formula="msoxl:=Z182+AA181" table:style-name="ce14">
            <text:p>2,827,679</text:p>
          </table:table-cell>
          <table:table-cell office:value-type="float" office:value="38888.888888888992" table:formula="msoxl:=AA182-AA181" table:style-name="ce14">
            <text:p>38,889</text:p>
          </table:table-cell>
          <table:table-cell office:value-type="percentage" office:value="0" table:formula="msoxl:=AB182/AB181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81" table:style-name="ce22">
            <text:p>181</text:p>
          </table:table-cell>
          <table:table-cell office:value-type="float" office:value="361014.33432247746" table:formula="msoxl:=C182+C182*0.001" table:style-name="ce23">
            <text:p>361,014</text:p>
          </table:table-cell>
          <table:table-cell office:value-type="float" office:value="24186556.765487731" table:formula="msoxl:=C183+D182" table:style-name="ce16">
            <text:p>24,186,557</text:p>
          </table:table-cell>
          <table:table-cell office:value-type="float" office:value="360.6536806418444" table:formula="msoxl:=C183-C182" table:style-name="ce16">
            <text:p>361</text:p>
          </table:table-cell>
          <table:table-cell office:value-type="percentage" office:value="1.0000000000001119E-3" table:formula="msoxl:=(C183/C182)-1" table:style-name="ce13">
            <text:p>0.10%</text:p>
          </table:table-cell>
          <table:table-cell office:value-type="percentage" office:value="0" table:formula="msoxl:=F182-F183" table:style-name="ce13">
            <text:p>0.00%</text:p>
          </table:table-cell>
          <table:table-cell office:value-type="float" office:value="13" table:formula="msoxl:=IF(I183=I182,1+H182,1)" table:style-name="ce34">
            <text:p>13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183=I182,J182,J182+1)" table:style-name="ce23">
            <text:p>10</text:p>
          </table:table-cell>
          <table:table-cell office:value-type="float" office:value="36101.433432247744" table:formula="msoxl:=C183/J183" table:style-name="ce14">
            <text:p>36,101</text:p>
          </table:table-cell>
          <table:table-cell office:value-type="float" office:value="2913921.3705067118" table:formula="msoxl:=K183+L182" table:style-name="ce14">
            <text:p>2,913,921</text:p>
          </table:table-cell>
          <table:table-cell office:value-type="float" office:value="36101.433432247955" table:formula="msoxl:=L183-L182" table:style-name="ce14">
            <text:p>36,101</text:p>
          </table:table-cell>
          <table:table-cell office:value-type="percentage" office:value="1.000000000000778E-3" table:formula="msoxl:=M183/M18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81" table:style-name="ce22">
            <text:p>181</text:p>
          </table:table-cell>
          <table:table-cell office:value-type="float" office:value="350000" table:style-name="ce23">
            <text:p>350,000</text:p>
          </table:table-cell>
          <table:table-cell office:value-type="float" office:value="23700000" table:formula="msoxl:=S183+T182" table:style-name="ce16">
            <text:p>23,700,000</text:p>
          </table:table-cell>
          <table:table-cell office:value-type="float" office:value="0" table:formula="msoxl:=S183-S182" table:style-name="ce17">
            <text:p>0</text:p>
          </table:table-cell>
          <table:table-cell office:value-type="percentage" office:value="0" table:formula="msoxl:=(S183/S182)-1" table:style-name="ce13">
            <text:p>0.00%</text:p>
          </table:table-cell>
          <table:table-cell office:value-type="percentage" office:value="0" table:formula="msoxl:=V182-V183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83=X182,Y182,Y182+1)" table:style-name="ce23">
            <text:p>9</text:p>
          </table:table-cell>
          <table:table-cell office:value-type="float" office:value="38888.888888888891" table:formula="msoxl:=S183/Y183" table:style-name="ce14">
            <text:p>38,889</text:p>
          </table:table-cell>
          <table:table-cell office:value-type="float" office:value="2866567.4603174631" table:formula="msoxl:=Z183+AA182" table:style-name="ce14">
            <text:p>2,866,567</text:p>
          </table:table-cell>
          <table:table-cell office:value-type="float" office:value="38888.888888888992" table:formula="msoxl:=AA183-AA182" table:style-name="ce14">
            <text:p>38,889</text:p>
          </table:table-cell>
          <table:table-cell office:value-type="percentage" office:value="0" table:formula="msoxl:=AB183/AB182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82" table:style-name="ce22">
            <text:p>182</text:p>
          </table:table-cell>
          <table:table-cell office:value-type="float" office:value="361375.34865679994" table:formula="msoxl:=C183+C183*0.001" table:style-name="ce23">
            <text:p>361,375</text:p>
          </table:table-cell>
          <table:table-cell office:value-type="float" office:value="24547932.11414453" table:formula="msoxl:=C184+D183" table:style-name="ce16">
            <text:p>24,547,932</text:p>
          </table:table-cell>
          <table:table-cell office:value-type="float" office:value="361.01433432247723" table:formula="msoxl:=C184-C183" table:style-name="ce16">
            <text:p>361</text:p>
          </table:table-cell>
          <table:table-cell office:value-type="percentage" office:value="9.9999999999988987E-4" table:formula="msoxl:=(C184/C183)-1" table:style-name="ce13">
            <text:p>0.10%</text:p>
          </table:table-cell>
          <table:table-cell office:value-type="percentage" office:value="2.2204460492503131E-16" table:formula="msoxl:=F183-F184" table:style-name="ce13">
            <text:p>0.00%</text:p>
          </table:table-cell>
          <table:table-cell office:value-type="float" office:value="14" table:formula="msoxl:=IF(I184=I183,1+H183,1)" table:style-name="ce34">
            <text:p>14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184=I183,J183,J183+1)" table:style-name="ce23">
            <text:p>10</text:p>
          </table:table-cell>
          <table:table-cell office:value-type="float" office:value="36137.534865679991" table:formula="msoxl:=C184/J184" table:style-name="ce14">
            <text:p>36,138</text:p>
          </table:table-cell>
          <table:table-cell office:value-type="float" office:value="2950058.9053723919" table:formula="msoxl:=K184+L183" table:style-name="ce14">
            <text:p>2,950,059</text:p>
          </table:table-cell>
          <table:table-cell office:value-type="float" office:value="36137.534865680151" table:formula="msoxl:=L184-L183" table:style-name="ce14">
            <text:p>36,138</text:p>
          </table:table-cell>
          <table:table-cell office:value-type="percentage" office:value="9.999999999985576E-4" table:formula="msoxl:=M184/M18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82" table:style-name="ce22">
            <text:p>182</text:p>
          </table:table-cell>
          <table:table-cell office:value-type="float" office:value="350000" table:style-name="ce23">
            <text:p>350,000</text:p>
          </table:table-cell>
          <table:table-cell office:value-type="float" office:value="24050000" table:formula="msoxl:=S184+T183" table:style-name="ce16">
            <text:p>24,050,000</text:p>
          </table:table-cell>
          <table:table-cell office:value-type="float" office:value="0" table:formula="msoxl:=S184-S183" table:style-name="ce17">
            <text:p>0</text:p>
          </table:table-cell>
          <table:table-cell office:value-type="percentage" office:value="0" table:formula="msoxl:=(S184/S183)-1" table:style-name="ce13">
            <text:p>0.00%</text:p>
          </table:table-cell>
          <table:table-cell office:value-type="percentage" office:value="0" table:formula="msoxl:=V183-V184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84=X183,Y183,Y183+1)" table:style-name="ce23">
            <text:p>9</text:p>
          </table:table-cell>
          <table:table-cell office:value-type="float" office:value="38888.888888888891" table:formula="msoxl:=S184/Y184" table:style-name="ce14">
            <text:p>38,889</text:p>
          </table:table-cell>
          <table:table-cell office:value-type="float" office:value="2905456.3492063521" table:formula="msoxl:=Z184+AA183" table:style-name="ce14">
            <text:p>2,905,456</text:p>
          </table:table-cell>
          <table:table-cell office:value-type="float" office:value="38888.888888888992" table:formula="msoxl:=AA184-AA183" table:style-name="ce14">
            <text:p>38,889</text:p>
          </table:table-cell>
          <table:table-cell office:value-type="percentage" office:value="0" table:formula="msoxl:=AB184/AB183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83" table:style-name="ce22">
            <text:p>183</text:p>
          </table:table-cell>
          <table:table-cell office:value-type="float" office:value="361736.72400545672" table:formula="msoxl:=C184+C184*0.001" table:style-name="ce23">
            <text:p>361,737</text:p>
          </table:table-cell>
          <table:table-cell office:value-type="float" office:value="24909668.838149987" table:formula="msoxl:=C185+D184" table:style-name="ce16">
            <text:p>24,909,669</text:p>
          </table:table-cell>
          <table:table-cell office:value-type="float" office:value="361.37534865678754" table:formula="msoxl:=C185-C184" table:style-name="ce16">
            <text:p>361</text:p>
          </table:table-cell>
          <table:table-cell office:value-type="percentage" office:value="9.9999999999988987E-4" table:formula="msoxl:=(C185/C184)-1" table:style-name="ce13">
            <text:p>0.10%</text:p>
          </table:table-cell>
          <table:table-cell office:value-type="percentage" office:value="0" table:formula="msoxl:=F184-F185" table:style-name="ce13">
            <text:p>0.00%</text:p>
          </table:table-cell>
          <table:table-cell office:value-type="float" office:value="15" table:formula="msoxl:=IF(I185=I184,1+H184,1)" table:style-name="ce34">
            <text:p>15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185=I184,J184,J184+1)" table:style-name="ce23">
            <text:p>10</text:p>
          </table:table-cell>
          <table:table-cell office:value-type="float" office:value="36173.672400545671" table:formula="msoxl:=C185/J185" table:style-name="ce14">
            <text:p>36,174</text:p>
          </table:table-cell>
          <table:table-cell office:value-type="float" office:value="2986232.5777729377" table:formula="msoxl:=K185+L184" table:style-name="ce14">
            <text:p>2,986,233</text:p>
          </table:table-cell>
          <table:table-cell office:value-type="float" office:value="36173.672400545795" table:formula="msoxl:=L185-L184" table:style-name="ce14">
            <text:p>36,174</text:p>
          </table:table-cell>
          <table:table-cell office:value-type="percentage" office:value="9.9999999999900169E-4" table:formula="msoxl:=M185/M18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83" table:style-name="ce22">
            <text:p>183</text:p>
          </table:table-cell>
          <table:table-cell office:value-type="float" office:value="350000" table:style-name="ce23">
            <text:p>350,000</text:p>
          </table:table-cell>
          <table:table-cell office:value-type="float" office:value="24400000" table:formula="msoxl:=S185+T184" table:style-name="ce16">
            <text:p>24,400,000</text:p>
          </table:table-cell>
          <table:table-cell office:value-type="float" office:value="0" table:formula="msoxl:=S185-S184" table:style-name="ce17">
            <text:p>0</text:p>
          </table:table-cell>
          <table:table-cell office:value-type="percentage" office:value="0" table:formula="msoxl:=(S185/S184)-1" table:style-name="ce13">
            <text:p>0.00%</text:p>
          </table:table-cell>
          <table:table-cell office:value-type="percentage" office:value="0" table:formula="msoxl:=V184-V185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85=X184,Y184,Y184+1)" table:style-name="ce23">
            <text:p>9</text:p>
          </table:table-cell>
          <table:table-cell office:value-type="float" office:value="38888.888888888891" table:formula="msoxl:=S185/Y185" table:style-name="ce14">
            <text:p>38,889</text:p>
          </table:table-cell>
          <table:table-cell office:value-type="float" office:value="2944345.2380952411" table:formula="msoxl:=Z185+AA184" table:style-name="ce14">
            <text:p>2,944,345</text:p>
          </table:table-cell>
          <table:table-cell office:value-type="float" office:value="38888.888888888992" table:formula="msoxl:=AA185-AA184" table:style-name="ce14">
            <text:p>38,889</text:p>
          </table:table-cell>
          <table:table-cell office:value-type="percentage" office:value="0" table:formula="msoxl:=AB185/AB184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84" table:style-name="ce22">
            <text:p>184</text:p>
          </table:table-cell>
          <table:table-cell office:value-type="float" office:value="362098.46072946215" table:formula="msoxl:=C185+C185*0.001" table:style-name="ce23">
            <text:p>362,098</text:p>
          </table:table-cell>
          <table:table-cell office:value-type="float" office:value="25271767.298879448" table:formula="msoxl:=C186+D185" table:style-name="ce16">
            <text:p>25,271,767</text:p>
          </table:table-cell>
          <table:table-cell office:value-type="float" office:value="361.73672400543001" table:formula="msoxl:=C186-C185" table:style-name="ce16">
            <text:p>362</text:p>
          </table:table-cell>
          <table:table-cell office:value-type="percentage" office:value="9.9999999999988987E-4" table:formula="msoxl:=(C186/C185)-1" table:style-name="ce13">
            <text:p>0.10%</text:p>
          </table:table-cell>
          <table:table-cell office:value-type="percentage" office:value="0" table:formula="msoxl:=F185-F186" table:style-name="ce13">
            <text:p>0.00%</text:p>
          </table:table-cell>
          <table:table-cell office:value-type="float" office:value="16" table:formula="msoxl:=IF(I186=I185,1+H185,1)" table:style-name="ce34">
            <text:p>16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186=I185,J185,J185+1)" table:style-name="ce23">
            <text:p>10</text:p>
          </table:table-cell>
          <table:table-cell office:value-type="float" office:value="36209.846072946217" table:formula="msoxl:=C186/J186" table:style-name="ce14">
            <text:p>36,210</text:p>
          </table:table-cell>
          <table:table-cell office:value-type="float" office:value="3022442.4238458839" table:formula="msoxl:=K186+L185" table:style-name="ce14">
            <text:p>3,022,442</text:p>
          </table:table-cell>
          <table:table-cell office:value-type="float" office:value="36209.846072946209" table:formula="msoxl:=L186-L185" table:style-name="ce14">
            <text:p>36,210</text:p>
          </table:table-cell>
          <table:table-cell office:value-type="percentage" office:value="9.9999999999633715E-4" table:formula="msoxl:=M186/M18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84" table:style-name="ce22">
            <text:p>184</text:p>
          </table:table-cell>
          <table:table-cell office:value-type="float" office:value="350000" table:style-name="ce23">
            <text:p>350,000</text:p>
          </table:table-cell>
          <table:table-cell office:value-type="float" office:value="24750000" table:formula="msoxl:=S186+T185" table:style-name="ce16">
            <text:p>24,750,000</text:p>
          </table:table-cell>
          <table:table-cell office:value-type="float" office:value="0" table:formula="msoxl:=S186-S185" table:style-name="ce17">
            <text:p>0</text:p>
          </table:table-cell>
          <table:table-cell office:value-type="percentage" office:value="0" table:formula="msoxl:=(S186/S185)-1" table:style-name="ce13">
            <text:p>0.00%</text:p>
          </table:table-cell>
          <table:table-cell office:value-type="percentage" office:value="0" table:formula="msoxl:=V185-V186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86=X185,Y185,Y185+1)" table:style-name="ce23">
            <text:p>9</text:p>
          </table:table-cell>
          <table:table-cell office:value-type="float" office:value="38888.888888888891" table:formula="msoxl:=S186/Y186" table:style-name="ce14">
            <text:p>38,889</text:p>
          </table:table-cell>
          <table:table-cell office:value-type="float" office:value="2983234.1269841301" table:formula="msoxl:=Z186+AA185" table:style-name="ce14">
            <text:p>2,983,234</text:p>
          </table:table-cell>
          <table:table-cell office:value-type="float" office:value="38888.888888888992" table:formula="msoxl:=AA186-AA185" table:style-name="ce14">
            <text:p>38,889</text:p>
          </table:table-cell>
          <table:table-cell office:value-type="percentage" office:value="0" table:formula="msoxl:=AB186/AB185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85" table:style-name="ce22">
            <text:p>185</text:p>
          </table:table-cell>
          <table:table-cell office:value-type="float" office:value="362460.55919019162" table:formula="msoxl:=C186+C186*0.001" table:style-name="ce23">
            <text:p>362,461</text:p>
          </table:table-cell>
          <table:table-cell office:value-type="float" office:value="25634227.85806964" table:formula="msoxl:=C187+D186" table:style-name="ce16">
            <text:p>25,634,228</text:p>
          </table:table-cell>
          <table:table-cell office:value-type="float" office:value="362.09846072946675" table:formula="msoxl:=C187-C186" table:style-name="ce16">
            <text:p>362</text:p>
          </table:table-cell>
          <table:table-cell office:value-type="percentage" office:value="1.0000000000001119E-3" table:formula="msoxl:=(C187/C186)-1" table:style-name="ce13">
            <text:p>0.10%</text:p>
          </table:table-cell>
          <table:table-cell office:value-type="percentage" office:value="-2.2204460492503131E-16" table:formula="msoxl:=F186-F187" table:style-name="ce13">
            <text:p>0.00%</text:p>
          </table:table-cell>
          <table:table-cell office:value-type="float" office:value="17" table:formula="msoxl:=IF(I187=I186,1+H186,1)" table:style-name="ce34">
            <text:p>17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187=I186,J186,J186+1)" table:style-name="ce23">
            <text:p>10</text:p>
          </table:table-cell>
          <table:table-cell office:value-type="float" office:value="36246.055919019163" table:formula="msoxl:=C187/J187" table:style-name="ce14">
            <text:p>36,246</text:p>
          </table:table-cell>
          <table:table-cell office:value-type="float" office:value="3058688.479764903" table:formula="msoxl:=K187+L186" table:style-name="ce14">
            <text:p>3,058,688</text:p>
          </table:table-cell>
          <table:table-cell office:value-type="float" office:value="36246.05591901904" table:formula="msoxl:=L187-L186" table:style-name="ce14">
            <text:p>36,246</text:p>
          </table:table-cell>
          <table:table-cell office:value-type="percentage" office:value="9.9999999999678124E-4" table:formula="msoxl:=M187/M18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85" table:style-name="ce22">
            <text:p>185</text:p>
          </table:table-cell>
          <table:table-cell office:value-type="float" office:value="350000" table:style-name="ce23">
            <text:p>350,000</text:p>
          </table:table-cell>
          <table:table-cell office:value-type="float" office:value="25100000" table:formula="msoxl:=S187+T186" table:style-name="ce16">
            <text:p>25,100,000</text:p>
          </table:table-cell>
          <table:table-cell office:value-type="float" office:value="0" table:formula="msoxl:=S187-S186" table:style-name="ce17">
            <text:p>0</text:p>
          </table:table-cell>
          <table:table-cell office:value-type="percentage" office:value="0" table:formula="msoxl:=(S187/S186)-1" table:style-name="ce13">
            <text:p>0.00%</text:p>
          </table:table-cell>
          <table:table-cell office:value-type="percentage" office:value="0" table:formula="msoxl:=V186-V187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87=X186,Y186,Y186+1)" table:style-name="ce23">
            <text:p>9</text:p>
          </table:table-cell>
          <table:table-cell office:value-type="float" office:value="38888.888888888891" table:formula="msoxl:=S187/Y187" table:style-name="ce14">
            <text:p>38,889</text:p>
          </table:table-cell>
          <table:table-cell office:value-type="float" office:value="3022123.0158730191" table:formula="msoxl:=Z187+AA186" table:style-name="ce14">
            <text:p>3,022,123</text:p>
          </table:table-cell>
          <table:table-cell office:value-type="float" office:value="38888.888888888992" table:formula="msoxl:=AA187-AA186" table:style-name="ce14">
            <text:p>38,889</text:p>
          </table:table-cell>
          <table:table-cell office:value-type="percentage" office:value="0" table:formula="msoxl:=AB187/AB186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86" table:style-name="ce22">
            <text:p>186</text:p>
          </table:table-cell>
          <table:table-cell office:value-type="float" office:value="362823.01974938181" table:formula="msoxl:=C187+C187*0.001" table:style-name="ce23">
            <text:p>362,823</text:p>
          </table:table-cell>
          <table:table-cell office:value-type="float" office:value="25997050.87781902" table:formula="msoxl:=C188+D187" table:style-name="ce16">
            <text:p>25,997,051</text:p>
          </table:table-cell>
          <table:table-cell office:value-type="float" office:value="362.46055919019273" table:formula="msoxl:=C188-C187" table:style-name="ce16">
            <text:p>362</text:p>
          </table:table-cell>
          <table:table-cell office:value-type="percentage" office:value="1.0000000000001119E-3" table:formula="msoxl:=(C188/C187)-1" table:style-name="ce13">
            <text:p>0.10%</text:p>
          </table:table-cell>
          <table:table-cell office:value-type="percentage" office:value="0" table:formula="msoxl:=F187-F188" table:style-name="ce13">
            <text:p>0.00%</text:p>
          </table:table-cell>
          <table:table-cell office:value-type="float" office:value="18" table:formula="msoxl:=IF(I188=I187,1+H187,1)" table:style-name="ce34">
            <text:p>18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188=I187,J187,J187+1)" table:style-name="ce23">
            <text:p>10</text:p>
          </table:table-cell>
          <table:table-cell office:value-type="float" office:value="36282.301974938178" table:formula="msoxl:=C188/J188" table:style-name="ce14">
            <text:p>36,282</text:p>
          </table:table-cell>
          <table:table-cell office:value-type="float" office:value="3094970.7817398412" table:formula="msoxl:=K188+L187" table:style-name="ce14">
            <text:p>3,094,971</text:p>
          </table:table-cell>
          <table:table-cell office:value-type="float" office:value="36282.301974938251" table:formula="msoxl:=L188-L187" table:style-name="ce14">
            <text:p>36,282</text:p>
          </table:table-cell>
          <table:table-cell office:value-type="percentage" office:value="1.0000000000052189E-3" table:formula="msoxl:=M188/M18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86" table:style-name="ce22">
            <text:p>186</text:p>
          </table:table-cell>
          <table:table-cell office:value-type="float" office:value="350000" table:style-name="ce23">
            <text:p>350,000</text:p>
          </table:table-cell>
          <table:table-cell office:value-type="float" office:value="25450000" table:formula="msoxl:=S188+T187" table:style-name="ce16">
            <text:p>25,450,000</text:p>
          </table:table-cell>
          <table:table-cell office:value-type="float" office:value="0" table:formula="msoxl:=S188-S187" table:style-name="ce17">
            <text:p>0</text:p>
          </table:table-cell>
          <table:table-cell office:value-type="percentage" office:value="0" table:formula="msoxl:=(S188/S187)-1" table:style-name="ce13">
            <text:p>0.00%</text:p>
          </table:table-cell>
          <table:table-cell office:value-type="percentage" office:value="0" table:formula="msoxl:=V187-V188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88=X187,Y187,Y187+1)" table:style-name="ce23">
            <text:p>9</text:p>
          </table:table-cell>
          <table:table-cell office:value-type="float" office:value="38888.888888888891" table:formula="msoxl:=S188/Y188" table:style-name="ce14">
            <text:p>38,889</text:p>
          </table:table-cell>
          <table:table-cell office:value-type="float" office:value="3061011.9047619081" table:formula="msoxl:=Z188+AA187" table:style-name="ce14">
            <text:p>3,061,012</text:p>
          </table:table-cell>
          <table:table-cell office:value-type="float" office:value="38888.888888888992" table:formula="msoxl:=AA188-AA187" table:style-name="ce14">
            <text:p>38,889</text:p>
          </table:table-cell>
          <table:table-cell office:value-type="percentage" office:value="0" table:formula="msoxl:=AB188/AB187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87" table:style-name="ce22">
            <text:p>187</text:p>
          </table:table-cell>
          <table:table-cell office:value-type="float" office:value="363185.84276913118" table:formula="msoxl:=C188+C188*0.001" table:style-name="ce23">
            <text:p>363,186</text:p>
          </table:table-cell>
          <table:table-cell office:value-type="float" office:value="26360236.720588151" table:formula="msoxl:=C189+D188" table:style-name="ce16">
            <text:p>26,360,237</text:p>
          </table:table-cell>
          <table:table-cell office:value-type="float" office:value="362.82301974936854" table:formula="msoxl:=C189-C188" table:style-name="ce16">
            <text:p>363</text:p>
          </table:table-cell>
          <table:table-cell office:value-type="percentage" office:value="9.9999999999988987E-4" table:formula="msoxl:=(C189/C188)-1" table:style-name="ce13">
            <text:p>0.10%</text:p>
          </table:table-cell>
          <table:table-cell office:value-type="percentage" office:value="2.2204460492503131E-16" table:formula="msoxl:=F188-F189" table:style-name="ce13">
            <text:p>0.00%</text:p>
          </table:table-cell>
          <table:table-cell office:value-type="float" office:value="19" table:formula="msoxl:=IF(I189=I188,1+H188,1)" table:style-name="ce34">
            <text:p>19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189=I188,J188,J188+1)" table:style-name="ce23">
            <text:p>10</text:p>
          </table:table-cell>
          <table:table-cell office:value-type="float" office:value="36318.58427691312" table:formula="msoxl:=C189/J189" table:style-name="ce14">
            <text:p>36,319</text:p>
          </table:table-cell>
          <table:table-cell office:value-type="float" office:value="3131289.3660167544" table:formula="msoxl:=K189+L188" table:style-name="ce14">
            <text:p>3,131,289</text:p>
          </table:table-cell>
          <table:table-cell office:value-type="float" office:value="36318.5842769132" table:formula="msoxl:=L189-L188" table:style-name="ce14">
            <text:p>36,319</text:p>
          </table:table-cell>
          <table:table-cell office:value-type="percentage" office:value="1.000000000000334E-3" table:formula="msoxl:=M189/M18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87" table:style-name="ce22">
            <text:p>187</text:p>
          </table:table-cell>
          <table:table-cell office:value-type="float" office:value="350000" table:style-name="ce23">
            <text:p>350,000</text:p>
          </table:table-cell>
          <table:table-cell office:value-type="float" office:value="25800000" table:formula="msoxl:=S189+T188" table:style-name="ce16">
            <text:p>25,800,000</text:p>
          </table:table-cell>
          <table:table-cell office:value-type="float" office:value="0" table:formula="msoxl:=S189-S188" table:style-name="ce17">
            <text:p>0</text:p>
          </table:table-cell>
          <table:table-cell office:value-type="percentage" office:value="0" table:formula="msoxl:=(S189/S188)-1" table:style-name="ce13">
            <text:p>0.00%</text:p>
          </table:table-cell>
          <table:table-cell office:value-type="percentage" office:value="0" table:formula="msoxl:=V188-V189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89=X188,Y188,Y188+1)" table:style-name="ce23">
            <text:p>9</text:p>
          </table:table-cell>
          <table:table-cell office:value-type="float" office:value="38888.888888888891" table:formula="msoxl:=S189/Y189" table:style-name="ce14">
            <text:p>38,889</text:p>
          </table:table-cell>
          <table:table-cell office:value-type="float" office:value="3099900.7936507971" table:formula="msoxl:=Z189+AA188" table:style-name="ce14">
            <text:p>3,099,901</text:p>
          </table:table-cell>
          <table:table-cell office:value-type="float" office:value="38888.888888888992" table:formula="msoxl:=AA189-AA188" table:style-name="ce14">
            <text:p>38,889</text:p>
          </table:table-cell>
          <table:table-cell office:value-type="percentage" office:value="0" table:formula="msoxl:=AB189/AB188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88" table:style-name="ce22">
            <text:p>188</text:p>
          </table:table-cell>
          <table:table-cell office:value-type="float" office:value="363549.02861190028" table:formula="msoxl:=C189+C189*0.001" table:style-name="ce23">
            <text:p>363,549</text:p>
          </table:table-cell>
          <table:table-cell office:value-type="float" office:value="26723785.749200054" table:formula="msoxl:=C190+D189" table:style-name="ce16">
            <text:p>26,723,786</text:p>
          </table:table-cell>
          <table:table-cell office:value-type="float" office:value="363.18584276910406" table:formula="msoxl:=C190-C189" table:style-name="ce16">
            <text:p>363</text:p>
          </table:table-cell>
          <table:table-cell office:value-type="percentage" office:value="9.9999999999988987E-4" table:formula="msoxl:=(C190/C189)-1" table:style-name="ce13">
            <text:p>0.10%</text:p>
          </table:table-cell>
          <table:table-cell office:value-type="percentage" office:value="0" table:formula="msoxl:=F189-F190" table:style-name="ce13">
            <text:p>0.00%</text:p>
          </table:table-cell>
          <table:table-cell office:value-type="float" office:value="20" table:formula="msoxl:=IF(I190=I189,1+H189,1)" table:style-name="ce34">
            <text:p>20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190=I189,J189,J189+1)" table:style-name="ce23">
            <text:p>10</text:p>
          </table:table-cell>
          <table:table-cell office:value-type="float" office:value="36354.902861190028" table:formula="msoxl:=C190/J190" table:style-name="ce14">
            <text:p>36,355</text:p>
          </table:table-cell>
          <table:table-cell office:value-type="float" office:value="3167644.2688779444" table:formula="msoxl:=K190+L189" table:style-name="ce14">
            <text:p>3,167,644</text:p>
          </table:table-cell>
          <table:table-cell office:value-type="float" office:value="36354.902861190028" table:formula="msoxl:=L190-L189" table:style-name="ce14">
            <text:p>36,355</text:p>
          </table:table-cell>
          <table:table-cell office:value-type="percentage" office:value="9.9999999999766942E-4" table:formula="msoxl:=M190/M18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88" table:style-name="ce22">
            <text:p>188</text:p>
          </table:table-cell>
          <table:table-cell office:value-type="float" office:value="350000" table:style-name="ce23">
            <text:p>350,000</text:p>
          </table:table-cell>
          <table:table-cell office:value-type="float" office:value="26150000" table:formula="msoxl:=S190+T189" table:style-name="ce16">
            <text:p>26,150,000</text:p>
          </table:table-cell>
          <table:table-cell office:value-type="float" office:value="0" table:formula="msoxl:=S190-S189" table:style-name="ce17">
            <text:p>0</text:p>
          </table:table-cell>
          <table:table-cell office:value-type="percentage" office:value="0" table:formula="msoxl:=(S190/S189)-1" table:style-name="ce13">
            <text:p>0.00%</text:p>
          </table:table-cell>
          <table:table-cell office:value-type="percentage" office:value="0" table:formula="msoxl:=V189-V190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90=X189,Y189,Y189+1)" table:style-name="ce23">
            <text:p>9</text:p>
          </table:table-cell>
          <table:table-cell office:value-type="float" office:value="38888.888888888891" table:formula="msoxl:=S190/Y190" table:style-name="ce14">
            <text:p>38,889</text:p>
          </table:table-cell>
          <table:table-cell office:value-type="float" office:value="3138789.6825396861" table:formula="msoxl:=Z190+AA189" table:style-name="ce14">
            <text:p>3,138,790</text:p>
          </table:table-cell>
          <table:table-cell office:value-type="float" office:value="38888.888888888992" table:formula="msoxl:=AA190-AA189" table:style-name="ce14">
            <text:p>38,889</text:p>
          </table:table-cell>
          <table:table-cell office:value-type="percentage" office:value="0" table:formula="msoxl:=AB190/AB189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89" table:style-name="ce22">
            <text:p>189</text:p>
          </table:table-cell>
          <table:table-cell office:value-type="float" office:value="363912.5776405122" table:formula="msoxl:=C190+C190*0.001" table:style-name="ce23">
            <text:p>363,913</text:p>
          </table:table-cell>
          <table:table-cell office:value-type="float" office:value="27087698.326840565" table:formula="msoxl:=C191+D190" table:style-name="ce16">
            <text:p>27,087,698</text:p>
          </table:table-cell>
          <table:table-cell office:value-type="float" office:value="363.54902861191658" table:formula="msoxl:=C191-C190" table:style-name="ce16">
            <text:p>364</text:p>
          </table:table-cell>
          <table:table-cell office:value-type="percentage" office:value="1.0000000000001119E-3" table:formula="msoxl:=(C191/C190)-1" table:style-name="ce13">
            <text:p>0.10%</text:p>
          </table:table-cell>
          <table:table-cell office:value-type="percentage" office:value="-2.2204460492503131E-16" table:formula="msoxl:=F190-F191" table:style-name="ce13">
            <text:p>0.00%</text:p>
          </table:table-cell>
          <table:table-cell office:value-type="float" office:value="21" table:formula="msoxl:=IF(I191=I190,1+H190,1)" table:style-name="ce34">
            <text:p>21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191=I190,J190,J190+1)" table:style-name="ce23">
            <text:p>10</text:p>
          </table:table-cell>
          <table:table-cell office:value-type="float" office:value="36391.257764051217" table:formula="msoxl:=C191/J191" table:style-name="ce14">
            <text:p>36,391</text:p>
          </table:table-cell>
          <table:table-cell office:value-type="float" office:value="3204035.5266419956" table:formula="msoxl:=K191+L190" table:style-name="ce14">
            <text:p>3,204,036</text:p>
          </table:table-cell>
          <table:table-cell office:value-type="float" office:value="36391.257764051203" table:formula="msoxl:=L191-L190" table:style-name="ce14">
            <text:p>36,391</text:p>
          </table:table-cell>
          <table:table-cell office:value-type="percentage" office:value="9.9999999999966782E-4" table:formula="msoxl:=M191/M19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89" table:style-name="ce22">
            <text:p>189</text:p>
          </table:table-cell>
          <table:table-cell office:value-type="float" office:value="350000" table:style-name="ce23">
            <text:p>350,000</text:p>
          </table:table-cell>
          <table:table-cell office:value-type="float" office:value="26500000" table:formula="msoxl:=S191+T190" table:style-name="ce16">
            <text:p>26,500,000</text:p>
          </table:table-cell>
          <table:table-cell office:value-type="float" office:value="0" table:formula="msoxl:=S191-S190" table:style-name="ce17">
            <text:p>0</text:p>
          </table:table-cell>
          <table:table-cell office:value-type="percentage" office:value="0" table:formula="msoxl:=(S191/S190)-1" table:style-name="ce13">
            <text:p>0.00%</text:p>
          </table:table-cell>
          <table:table-cell office:value-type="percentage" office:value="0" table:formula="msoxl:=V190-V191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91=X190,Y190,Y190+1)" table:style-name="ce23">
            <text:p>9</text:p>
          </table:table-cell>
          <table:table-cell office:value-type="float" office:value="38888.888888888891" table:formula="msoxl:=S191/Y191" table:style-name="ce14">
            <text:p>38,889</text:p>
          </table:table-cell>
          <table:table-cell office:value-type="float" office:value="3177678.5714285751" table:formula="msoxl:=Z191+AA190" table:style-name="ce14">
            <text:p>3,177,679</text:p>
          </table:table-cell>
          <table:table-cell office:value-type="float" office:value="38888.888888888992" table:formula="msoxl:=AA191-AA190" table:style-name="ce14">
            <text:p>38,889</text:p>
          </table:table-cell>
          <table:table-cell office:value-type="percentage" office:value="0" table:formula="msoxl:=AB191/AB190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90" table:style-name="ce22">
            <text:p>190</text:p>
          </table:table-cell>
          <table:table-cell office:value-type="float" office:value="364276.4902181527" table:formula="msoxl:=C191+C191*0.001" table:style-name="ce23">
            <text:p>364,276</text:p>
          </table:table-cell>
          <table:table-cell office:value-type="float" office:value="27451974.817058716" table:formula="msoxl:=C192+D191" table:style-name="ce16">
            <text:p>27,451,975</text:p>
          </table:table-cell>
          <table:table-cell office:value-type="float" office:value="363.91257764049806" table:formula="msoxl:=C192-C191" table:style-name="ce16">
            <text:p>364</text:p>
          </table:table-cell>
          <table:table-cell office:value-type="percentage" office:value="9.9999999999988987E-4" table:formula="msoxl:=(C192/C191)-1" table:style-name="ce13">
            <text:p>0.10%</text:p>
          </table:table-cell>
          <table:table-cell office:value-type="percentage" office:value="2.2204460492503131E-16" table:formula="msoxl:=F191-F192" table:style-name="ce13">
            <text:p>0.00%</text:p>
          </table:table-cell>
          <table:table-cell office:value-type="float" office:value="22" table:formula="msoxl:=IF(I192=I191,1+H191,1)" table:style-name="ce34">
            <text:p>22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192=I191,J191,J191+1)" table:style-name="ce23">
            <text:p>10</text:p>
          </table:table-cell>
          <table:table-cell office:value-type="float" office:value="36427.649021815268" table:formula="msoxl:=C192/J192" table:style-name="ce14">
            <text:p>36,428</text:p>
          </table:table-cell>
          <table:table-cell office:value-type="float" office:value="3240463.1756638107" table:formula="msoxl:=K192+L191" table:style-name="ce14">
            <text:p>3,240,463</text:p>
          </table:table-cell>
          <table:table-cell office:value-type="float" office:value="36427.649021815043" table:formula="msoxl:=L192-L191" table:style-name="ce14">
            <text:p>36,428</text:p>
          </table:table-cell>
          <table:table-cell office:value-type="percentage" office:value="9.9999999999411671E-4" table:formula="msoxl:=M192/M19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90" table:style-name="ce22">
            <text:p>190</text:p>
          </table:table-cell>
          <table:table-cell office:value-type="float" office:value="350000" table:style-name="ce23">
            <text:p>350,000</text:p>
          </table:table-cell>
          <table:table-cell office:value-type="float" office:value="26850000" table:formula="msoxl:=S192+T191" table:style-name="ce16">
            <text:p>26,850,000</text:p>
          </table:table-cell>
          <table:table-cell office:value-type="float" office:value="0" table:formula="msoxl:=S192-S191" table:style-name="ce17">
            <text:p>0</text:p>
          </table:table-cell>
          <table:table-cell office:value-type="percentage" office:value="0" table:formula="msoxl:=(S192/S191)-1" table:style-name="ce13">
            <text:p>0.00%</text:p>
          </table:table-cell>
          <table:table-cell office:value-type="percentage" office:value="0" table:formula="msoxl:=V191-V192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92=X191,Y191,Y191+1)" table:style-name="ce23">
            <text:p>9</text:p>
          </table:table-cell>
          <table:table-cell office:value-type="float" office:value="38888.888888888891" table:formula="msoxl:=S192/Y192" table:style-name="ce14">
            <text:p>38,889</text:p>
          </table:table-cell>
          <table:table-cell office:value-type="float" office:value="3216567.4603174641" table:formula="msoxl:=Z192+AA191" table:style-name="ce14">
            <text:p>3,216,567</text:p>
          </table:table-cell>
          <table:table-cell office:value-type="float" office:value="38888.888888888992" table:formula="msoxl:=AA192-AA191" table:style-name="ce14">
            <text:p>38,889</text:p>
          </table:table-cell>
          <table:table-cell office:value-type="percentage" office:value="0" table:formula="msoxl:=AB192/AB191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91" table:style-name="ce22">
            <text:p>191</text:p>
          </table:table-cell>
          <table:table-cell office:value-type="float" office:value="364640.76670837088" table:formula="msoxl:=C192+C192*0.001" table:style-name="ce23">
            <text:p>364,641</text:p>
          </table:table-cell>
          <table:table-cell office:value-type="float" office:value="27816615.583767086" table:formula="msoxl:=C193+D192" table:style-name="ce16">
            <text:p>27,816,616</text:p>
          </table:table-cell>
          <table:table-cell office:value-type="float" office:value="364.2764902181807" table:formula="msoxl:=C193-C192" table:style-name="ce16">
            <text:p>364</text:p>
          </table:table-cell>
          <table:table-cell office:value-type="percentage" office:value="1.0000000000001119E-3" table:formula="msoxl:=(C193/C192)-1" table:style-name="ce13">
            <text:p>0.10%</text:p>
          </table:table-cell>
          <table:table-cell office:value-type="percentage" office:value="-2.2204460492503131E-16" table:formula="msoxl:=F192-F193" table:style-name="ce13">
            <text:p>0.00%</text:p>
          </table:table-cell>
          <table:table-cell office:value-type="float" office:value="23" table:formula="msoxl:=IF(I193=I192,1+H192,1)" table:style-name="ce34">
            <text:p>23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193=I192,J192,J192+1)" table:style-name="ce23">
            <text:p>10</text:p>
          </table:table-cell>
          <table:table-cell office:value-type="float" office:value="36464.076670837087" table:formula="msoxl:=C193/J193" table:style-name="ce14">
            <text:p>36,464</text:p>
          </table:table-cell>
          <table:table-cell office:value-type="float" office:value="3276927.2523346478" table:formula="msoxl:=K193+L192" table:style-name="ce14">
            <text:p>3,276,927</text:p>
          </table:table-cell>
          <table:table-cell office:value-type="float" office:value="36464.076670837123" table:formula="msoxl:=L193-L192" table:style-name="ce14">
            <text:p>36,464</text:p>
          </table:table-cell>
          <table:table-cell office:value-type="percentage" office:value="1.0000000000072173E-3" table:formula="msoxl:=M193/M19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91" table:style-name="ce22">
            <text:p>191</text:p>
          </table:table-cell>
          <table:table-cell office:value-type="float" office:value="350000" table:style-name="ce23">
            <text:p>350,000</text:p>
          </table:table-cell>
          <table:table-cell office:value-type="float" office:value="27200000" table:formula="msoxl:=S193+T192" table:style-name="ce16">
            <text:p>27,200,000</text:p>
          </table:table-cell>
          <table:table-cell office:value-type="float" office:value="0" table:formula="msoxl:=S193-S192" table:style-name="ce17">
            <text:p>0</text:p>
          </table:table-cell>
          <table:table-cell office:value-type="percentage" office:value="0" table:formula="msoxl:=(S193/S192)-1" table:style-name="ce13">
            <text:p>0.00%</text:p>
          </table:table-cell>
          <table:table-cell office:value-type="percentage" office:value="0" table:formula="msoxl:=V192-V193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93=X192,Y192,Y192+1)" table:style-name="ce23">
            <text:p>9</text:p>
          </table:table-cell>
          <table:table-cell office:value-type="float" office:value="38888.888888888891" table:formula="msoxl:=S193/Y193" table:style-name="ce14">
            <text:p>38,889</text:p>
          </table:table-cell>
          <table:table-cell office:value-type="float" office:value="3255456.3492063531" table:formula="msoxl:=Z193+AA192" table:style-name="ce14">
            <text:p>3,255,456</text:p>
          </table:table-cell>
          <table:table-cell office:value-type="float" office:value="38888.888888888992" table:formula="msoxl:=AA193-AA192" table:style-name="ce14">
            <text:p>38,889</text:p>
          </table:table-cell>
          <table:table-cell office:value-type="percentage" office:value="0" table:formula="msoxl:=AB193/AB192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92" table:style-name="ce22">
            <text:p>192</text:p>
          </table:table-cell>
          <table:table-cell office:value-type="float" office:value="365005.40747507924" table:formula="msoxl:=C193+C193*0.001" table:style-name="ce23">
            <text:p>365,005</text:p>
          </table:table-cell>
          <table:table-cell office:value-type="float" office:value="28181620.991242167" table:formula="msoxl:=C194+D193" table:style-name="ce16">
            <text:p>28,181,621</text:p>
          </table:table-cell>
          <table:table-cell office:value-type="float" office:value="364.64076670835493" table:formula="msoxl:=C194-C193" table:style-name="ce16">
            <text:p>365</text:p>
          </table:table-cell>
          <table:table-cell office:value-type="percentage" office:value="9.9999999999988987E-4" table:formula="msoxl:=(C194/C193)-1" table:style-name="ce13">
            <text:p>0.10%</text:p>
          </table:table-cell>
          <table:table-cell office:value-type="percentage" office:value="2.2204460492503131E-16" table:formula="msoxl:=F193-F194" table:style-name="ce13">
            <text:p>0.00%</text:p>
          </table:table-cell>
          <table:table-cell office:value-type="float" office:value="24" table:formula="msoxl:=IF(I194=I193,1+H193,1)" table:style-name="ce34">
            <text:p>24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194=I193,J193,J193+1)" table:style-name="ce23">
            <text:p>10</text:p>
          </table:table-cell>
          <table:table-cell office:value-type="float" office:value="36500.540747507926" table:formula="msoxl:=C194/J194" table:style-name="ce14">
            <text:p>36,501</text:p>
          </table:table-cell>
          <table:table-cell office:value-type="float" office:value="3313427.7930821558" table:formula="msoxl:=K194+L193" table:style-name="ce14">
            <text:p>3,313,428</text:p>
          </table:table-cell>
          <table:table-cell office:value-type="float" office:value="36500.540747507941" table:formula="msoxl:=L194-L193" table:style-name="ce14">
            <text:p>36,501</text:p>
          </table:table-cell>
          <table:table-cell office:value-type="percentage" office:value="9.9999999999944578E-4" table:formula="msoxl:=M194/M19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92" table:style-name="ce22">
            <text:p>192</text:p>
          </table:table-cell>
          <table:table-cell office:value-type="float" office:value="350000" table:style-name="ce23">
            <text:p>350,000</text:p>
          </table:table-cell>
          <table:table-cell office:value-type="float" office:value="27550000" table:formula="msoxl:=S194+T193" table:style-name="ce16">
            <text:p>27,550,000</text:p>
          </table:table-cell>
          <table:table-cell office:value-type="float" office:value="0" table:formula="msoxl:=S194-S193" table:style-name="ce17">
            <text:p>0</text:p>
          </table:table-cell>
          <table:table-cell office:value-type="percentage" office:value="0" table:formula="msoxl:=(S194/S193)-1" table:style-name="ce13">
            <text:p>0.00%</text:p>
          </table:table-cell>
          <table:table-cell office:value-type="percentage" office:value="0" table:formula="msoxl:=V193-V194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94=X193,Y193,Y193+1)" table:style-name="ce23">
            <text:p>9</text:p>
          </table:table-cell>
          <table:table-cell office:value-type="float" office:value="38888.888888888891" table:formula="msoxl:=S194/Y194" table:style-name="ce14">
            <text:p>38,889</text:p>
          </table:table-cell>
          <table:table-cell office:value-type="float" office:value="3294345.2380952421" table:formula="msoxl:=Z194+AA193" table:style-name="ce14">
            <text:p>3,294,345</text:p>
          </table:table-cell>
          <table:table-cell office:value-type="float" office:value="38888.888888888992" table:formula="msoxl:=AA194-AA193" table:style-name="ce14">
            <text:p>38,889</text:p>
          </table:table-cell>
          <table:table-cell office:value-type="percentage" office:value="0" table:formula="msoxl:=AB194/AB193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93" table:style-name="ce22">
            <text:p>193</text:p>
          </table:table-cell>
          <table:table-cell office:value-type="float" office:value="365370.41288255429" table:formula="msoxl:=C194+C194*0.001" table:style-name="ce23">
            <text:p>365,370</text:p>
          </table:table-cell>
          <table:table-cell office:value-type="float" office:value="28546991.404124722" table:formula="msoxl:=C195+D194" table:style-name="ce16">
            <text:p>28,546,991</text:p>
          </table:table-cell>
          <table:table-cell office:value-type="float" office:value="365.00540747505147" table:formula="msoxl:=C195-C194" table:style-name="ce16">
            <text:p>365</text:p>
          </table:table-cell>
          <table:table-cell office:value-type="percentage" office:value="9.9999999999988987E-4" table:formula="msoxl:=(C195/C194)-1" table:style-name="ce13">
            <text:p>0.10%</text:p>
          </table:table-cell>
          <table:table-cell office:value-type="percentage" office:value="0" table:formula="msoxl:=F194-F195" table:style-name="ce13">
            <text:p>0.00%</text:p>
          </table:table-cell>
          <table:table-cell office:value-type="float" office:value="25" table:formula="msoxl:=IF(I195=I194,1+H194,1)" table:style-name="ce34">
            <text:p>25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195=I194,J194,J194+1)" table:style-name="ce23">
            <text:p>10</text:p>
          </table:table-cell>
          <table:table-cell office:value-type="float" office:value="36537.04128825543" table:formula="msoxl:=C195/J195" table:style-name="ce14">
            <text:p>36,537</text:p>
          </table:table-cell>
          <table:table-cell office:value-type="float" office:value="3349964.834370411" table:formula="msoxl:=K195+L194" table:style-name="ce14">
            <text:p>3,349,965</text:p>
          </table:table-cell>
          <table:table-cell office:value-type="float" office:value="36537.041288255248" table:formula="msoxl:=L195-L194" table:style-name="ce14">
            <text:p>36,537</text:p>
          </table:table-cell>
          <table:table-cell office:value-type="percentage" office:value="9.999999999945608E-4" table:formula="msoxl:=M195/M19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93" table:style-name="ce22">
            <text:p>193</text:p>
          </table:table-cell>
          <table:table-cell office:value-type="float" office:value="350000" table:style-name="ce23">
            <text:p>350,000</text:p>
          </table:table-cell>
          <table:table-cell office:value-type="float" office:value="27900000" table:formula="msoxl:=S195+T194" table:style-name="ce16">
            <text:p>27,900,000</text:p>
          </table:table-cell>
          <table:table-cell office:value-type="float" office:value="0" table:formula="msoxl:=S195-S194" table:style-name="ce17">
            <text:p>0</text:p>
          </table:table-cell>
          <table:table-cell office:value-type="percentage" office:value="0" table:formula="msoxl:=(S195/S194)-1" table:style-name="ce13">
            <text:p>0.00%</text:p>
          </table:table-cell>
          <table:table-cell office:value-type="percentage" office:value="0" table:formula="msoxl:=V194-V195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95=X194,Y194,Y194+1)" table:style-name="ce23">
            <text:p>9</text:p>
          </table:table-cell>
          <table:table-cell office:value-type="float" office:value="38888.888888888891" table:formula="msoxl:=S195/Y195" table:style-name="ce14">
            <text:p>38,889</text:p>
          </table:table-cell>
          <table:table-cell office:value-type="float" office:value="3333234.1269841311" table:formula="msoxl:=Z195+AA194" table:style-name="ce14">
            <text:p>3,333,234</text:p>
          </table:table-cell>
          <table:table-cell office:value-type="float" office:value="38888.888888888992" table:formula="msoxl:=AA195-AA194" table:style-name="ce14">
            <text:p>38,889</text:p>
          </table:table-cell>
          <table:table-cell office:value-type="percentage" office:value="0" table:formula="msoxl:=AB195/AB194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94" table:style-name="ce22">
            <text:p>194</text:p>
          </table:table-cell>
          <table:table-cell office:value-type="float" office:value="365735.78329543682" table:formula="msoxl:=C195+C195*0.001" table:style-name="ce23">
            <text:p>365,736</text:p>
          </table:table-cell>
          <table:table-cell office:value-type="float" office:value="28912727.18742016" table:formula="msoxl:=C196+D195" table:style-name="ce16">
            <text:p>28,912,727</text:p>
          </table:table-cell>
          <table:table-cell office:value-type="float" office:value="365.37041288253386" table:formula="msoxl:=C196-C195" table:style-name="ce16">
            <text:p>365</text:p>
          </table:table-cell>
          <table:table-cell office:value-type="percentage" office:value="9.9999999999988987E-4" table:formula="msoxl:=(C196/C195)-1" table:style-name="ce13">
            <text:p>0.10%</text:p>
          </table:table-cell>
          <table:table-cell office:value-type="percentage" office:value="0" table:formula="msoxl:=F195-F196" table:style-name="ce13">
            <text:p>0.00%</text:p>
          </table:table-cell>
          <table:table-cell office:value-type="float" office:value="26" table:formula="msoxl:=IF(I196=I195,1+H195,1)" table:style-name="ce34">
            <text:p>26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196=I195,J195,J195+1)" table:style-name="ce23">
            <text:p>10</text:p>
          </table:table-cell>
          <table:table-cell office:value-type="float" office:value="36573.578329543685" table:formula="msoxl:=C196/J196" table:style-name="ce14">
            <text:p>36,574</text:p>
          </table:table-cell>
          <table:table-cell office:value-type="float" office:value="3386538.4126999546" table:formula="msoxl:=K196+L195" table:style-name="ce14">
            <text:p>3,386,538</text:p>
          </table:table-cell>
          <table:table-cell office:value-type="float" office:value="36573.578329543583" table:formula="msoxl:=L196-L195" table:style-name="ce14">
            <text:p>36,574</text:p>
          </table:table-cell>
          <table:table-cell office:value-type="percentage" office:value="1.0000000000021103E-3" table:formula="msoxl:=M196/M19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94" table:style-name="ce22">
            <text:p>194</text:p>
          </table:table-cell>
          <table:table-cell office:value-type="float" office:value="350000" table:style-name="ce23">
            <text:p>350,000</text:p>
          </table:table-cell>
          <table:table-cell office:value-type="float" office:value="28250000" table:formula="msoxl:=S196+T195" table:style-name="ce16">
            <text:p>28,250,000</text:p>
          </table:table-cell>
          <table:table-cell office:value-type="float" office:value="0" table:formula="msoxl:=S196-S195" table:style-name="ce17">
            <text:p>0</text:p>
          </table:table-cell>
          <table:table-cell office:value-type="percentage" office:value="0" table:formula="msoxl:=(S196/S195)-1" table:style-name="ce13">
            <text:p>0.00%</text:p>
          </table:table-cell>
          <table:table-cell office:value-type="percentage" office:value="0" table:formula="msoxl:=V195-V196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96=X195,Y195,Y195+1)" table:style-name="ce23">
            <text:p>9</text:p>
          </table:table-cell>
          <table:table-cell office:value-type="float" office:value="38888.888888888891" table:formula="msoxl:=S196/Y196" table:style-name="ce14">
            <text:p>38,889</text:p>
          </table:table-cell>
          <table:table-cell office:value-type="float" office:value="3372123.01587302" table:formula="msoxl:=Z196+AA195" table:style-name="ce14">
            <text:p>3,372,123</text:p>
          </table:table-cell>
          <table:table-cell office:value-type="float" office:value="38888.888888888992" table:formula="msoxl:=AA196-AA195" table:style-name="ce14">
            <text:p>38,889</text:p>
          </table:table-cell>
          <table:table-cell office:value-type="percentage" office:value="0" table:formula="msoxl:=AB196/AB195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95" table:style-name="ce22">
            <text:p>195</text:p>
          </table:table-cell>
          <table:table-cell office:value-type="float" office:value="366101.51907873224" table:formula="msoxl:=C196+C196*0.001" table:style-name="ce23">
            <text:p>366,102</text:p>
          </table:table-cell>
          <table:table-cell office:value-type="float" office:value="29278828.706498891" table:formula="msoxl:=C197+D196" table:style-name="ce16">
            <text:p>29,278,829</text:p>
          </table:table-cell>
          <table:table-cell office:value-type="float" office:value="365.73578329541488" table:formula="msoxl:=C197-C196" table:style-name="ce16">
            <text:p>366</text:p>
          </table:table-cell>
          <table:table-cell office:value-type="percentage" office:value="9.9999999999988987E-4" table:formula="msoxl:=(C197/C196)-1" table:style-name="ce13">
            <text:p>0.10%</text:p>
          </table:table-cell>
          <table:table-cell office:value-type="percentage" office:value="0" table:formula="msoxl:=F196-F197" table:style-name="ce13">
            <text:p>0.00%</text:p>
          </table:table-cell>
          <table:table-cell office:value-type="float" office:value="27" table:formula="msoxl:=IF(I197=I196,1+H196,1)" table:style-name="ce34">
            <text:p>27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197=I196,J196,J196+1)" table:style-name="ce23">
            <text:p>10</text:p>
          </table:table-cell>
          <table:table-cell office:value-type="float" office:value="36610.151907873224" table:formula="msoxl:=C197/J197" table:style-name="ce14">
            <text:p>36,610</text:p>
          </table:table-cell>
          <table:table-cell office:value-type="float" office:value="3423148.5646078279" table:formula="msoxl:=K197+L196" table:style-name="ce14">
            <text:p>3,423,149</text:p>
          </table:table-cell>
          <table:table-cell office:value-type="float" office:value="36610.15190787334" table:formula="msoxl:=L197-L196" table:style-name="ce14">
            <text:p>36,610</text:p>
          </table:table-cell>
          <table:table-cell office:value-type="percentage" office:value="1.0000000000058851E-3" table:formula="msoxl:=M197/M19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95" table:style-name="ce22">
            <text:p>195</text:p>
          </table:table-cell>
          <table:table-cell office:value-type="float" office:value="350000" table:style-name="ce23">
            <text:p>350,000</text:p>
          </table:table-cell>
          <table:table-cell office:value-type="float" office:value="28600000" table:formula="msoxl:=S197+T196" table:style-name="ce16">
            <text:p>28,600,000</text:p>
          </table:table-cell>
          <table:table-cell office:value-type="float" office:value="0" table:formula="msoxl:=S197-S196" table:style-name="ce17">
            <text:p>0</text:p>
          </table:table-cell>
          <table:table-cell office:value-type="percentage" office:value="0" table:formula="msoxl:=(S197/S196)-1" table:style-name="ce13">
            <text:p>0.00%</text:p>
          </table:table-cell>
          <table:table-cell office:value-type="percentage" office:value="0" table:formula="msoxl:=V196-V197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97=X196,Y196,Y196+1)" table:style-name="ce23">
            <text:p>9</text:p>
          </table:table-cell>
          <table:table-cell office:value-type="float" office:value="38888.888888888891" table:formula="msoxl:=S197/Y197" table:style-name="ce14">
            <text:p>38,889</text:p>
          </table:table-cell>
          <table:table-cell office:value-type="float" office:value="3411011.904761909" table:formula="msoxl:=Z197+AA196" table:style-name="ce14">
            <text:p>3,411,012</text:p>
          </table:table-cell>
          <table:table-cell office:value-type="float" office:value="38888.888888888992" table:formula="msoxl:=AA197-AA196" table:style-name="ce14">
            <text:p>38,889</text:p>
          </table:table-cell>
          <table:table-cell office:value-type="percentage" office:value="0" table:formula="msoxl:=AB197/AB196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96" table:style-name="ce22">
            <text:p>196</text:p>
          </table:table-cell>
          <table:table-cell office:value-type="float" office:value="366467.62059781095" table:formula="msoxl:=C197+C197*0.001" table:style-name="ce23">
            <text:p>366,468</text:p>
          </table:table-cell>
          <table:table-cell office:value-type="float" office:value="29645296.327096701" table:formula="msoxl:=C198+D197" table:style-name="ce16">
            <text:p>29,645,296</text:p>
          </table:table-cell>
          <table:table-cell office:value-type="float" office:value="366.10151907871477" table:formula="msoxl:=C198-C197" table:style-name="ce16">
            <text:p>366</text:p>
          </table:table-cell>
          <table:table-cell office:value-type="percentage" office:value="9.9999999999988987E-4" table:formula="msoxl:=(C198/C197)-1" table:style-name="ce13">
            <text:p>0.10%</text:p>
          </table:table-cell>
          <table:table-cell office:value-type="percentage" office:value="0" table:formula="msoxl:=F197-F198" table:style-name="ce13">
            <text:p>0.00%</text:p>
          </table:table-cell>
          <table:table-cell office:value-type="float" office:value="28" table:formula="msoxl:=IF(I198=I197,1+H197,1)" table:style-name="ce34">
            <text:p>28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198=I197,J197,J197+1)" table:style-name="ce23">
            <text:p>10</text:p>
          </table:table-cell>
          <table:table-cell office:value-type="float" office:value="36646.762059781096" table:formula="msoxl:=C198/J198" table:style-name="ce14">
            <text:p>36,647</text:p>
          </table:table-cell>
          <table:table-cell office:value-type="float" office:value="3459795.3266676092" table:formula="msoxl:=K198+L197" table:style-name="ce14">
            <text:p>3,459,795</text:p>
          </table:table-cell>
          <table:table-cell office:value-type="float" office:value="36646.762059781235" table:formula="msoxl:=L198-L197" table:style-name="ce14">
            <text:p>36,647</text:p>
          </table:table-cell>
          <table:table-cell office:value-type="percentage" office:value="1.000000000000556E-3" table:formula="msoxl:=M198/M19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96" table:style-name="ce22">
            <text:p>196</text:p>
          </table:table-cell>
          <table:table-cell office:value-type="float" office:value="350000" table:style-name="ce23">
            <text:p>350,000</text:p>
          </table:table-cell>
          <table:table-cell office:value-type="float" office:value="28950000" table:formula="msoxl:=S198+T197" table:style-name="ce16">
            <text:p>28,950,000</text:p>
          </table:table-cell>
          <table:table-cell office:value-type="float" office:value="0" table:formula="msoxl:=S198-S197" table:style-name="ce17">
            <text:p>0</text:p>
          </table:table-cell>
          <table:table-cell office:value-type="percentage" office:value="0" table:formula="msoxl:=(S198/S197)-1" table:style-name="ce13">
            <text:p>0.00%</text:p>
          </table:table-cell>
          <table:table-cell office:value-type="percentage" office:value="0" table:formula="msoxl:=V197-V198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98=X197,Y197,Y197+1)" table:style-name="ce23">
            <text:p>9</text:p>
          </table:table-cell>
          <table:table-cell office:value-type="float" office:value="38888.888888888891" table:formula="msoxl:=S198/Y198" table:style-name="ce14">
            <text:p>38,889</text:p>
          </table:table-cell>
          <table:table-cell office:value-type="float" office:value="3449900.793650798" table:formula="msoxl:=Z198+AA197" table:style-name="ce14">
            <text:p>3,449,901</text:p>
          </table:table-cell>
          <table:table-cell office:value-type="float" office:value="38888.888888888992" table:formula="msoxl:=AA198-AA197" table:style-name="ce14">
            <text:p>38,889</text:p>
          </table:table-cell>
          <table:table-cell office:value-type="percentage" office:value="0" table:formula="msoxl:=AB198/AB197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97" table:style-name="ce22">
            <text:p>197</text:p>
          </table:table-cell>
          <table:table-cell office:value-type="float" office:value="366834.08821840875" table:formula="msoxl:=C198+C198*0.001" table:style-name="ce23">
            <text:p>366,834</text:p>
          </table:table-cell>
          <table:table-cell office:value-type="float" office:value="30012130.41531511" table:formula="msoxl:=C199+D198" table:style-name="ce16">
            <text:p>30,012,130</text:p>
          </table:table-cell>
          <table:table-cell office:value-type="float" office:value="366.46762059780303" table:formula="msoxl:=C199-C198" table:style-name="ce16">
            <text:p>366</text:p>
          </table:table-cell>
          <table:table-cell office:value-type="percentage" office:value="9.9999999999988987E-4" table:formula="msoxl:=(C199/C198)-1" table:style-name="ce13">
            <text:p>0.10%</text:p>
          </table:table-cell>
          <table:table-cell office:value-type="percentage" office:value="0" table:formula="msoxl:=F198-F199" table:style-name="ce13">
            <text:p>0.00%</text:p>
          </table:table-cell>
          <table:table-cell office:value-type="float" office:value="29" table:formula="msoxl:=IF(I199=I198,1+H198,1)" table:style-name="ce34">
            <text:p>29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199=I198,J198,J198+1)" table:style-name="ce23">
            <text:p>10</text:p>
          </table:table-cell>
          <table:table-cell office:value-type="float" office:value="36683.408821840872" table:formula="msoxl:=C199/J199" table:style-name="ce14">
            <text:p>36,683</text:p>
          </table:table-cell>
          <table:table-cell office:value-type="float" office:value="3496478.7354894499" table:formula="msoxl:=K199+L198" table:style-name="ce14">
            <text:p>3,496,479</text:p>
          </table:table-cell>
          <table:table-cell office:value-type="float" office:value="36683.408821840771" table:formula="msoxl:=L199-L198" table:style-name="ce14">
            <text:p>36,683</text:p>
          </table:table-cell>
          <table:table-cell office:value-type="percentage" office:value="9.9999999999322853E-4" table:formula="msoxl:=M199/M19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97" table:style-name="ce22">
            <text:p>197</text:p>
          </table:table-cell>
          <table:table-cell office:value-type="float" office:value="350000" table:style-name="ce23">
            <text:p>350,000</text:p>
          </table:table-cell>
          <table:table-cell office:value-type="float" office:value="29300000" table:formula="msoxl:=S199+T198" table:style-name="ce16">
            <text:p>29,300,000</text:p>
          </table:table-cell>
          <table:table-cell office:value-type="float" office:value="0" table:formula="msoxl:=S199-S198" table:style-name="ce17">
            <text:p>0</text:p>
          </table:table-cell>
          <table:table-cell office:value-type="percentage" office:value="0" table:formula="msoxl:=(S199/S198)-1" table:style-name="ce13">
            <text:p>0.00%</text:p>
          </table:table-cell>
          <table:table-cell office:value-type="percentage" office:value="0" table:formula="msoxl:=V198-V199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199=X198,Y198,Y198+1)" table:style-name="ce23">
            <text:p>9</text:p>
          </table:table-cell>
          <table:table-cell office:value-type="float" office:value="38888.888888888891" table:formula="msoxl:=S199/Y199" table:style-name="ce14">
            <text:p>38,889</text:p>
          </table:table-cell>
          <table:table-cell office:value-type="float" office:value="3488789.682539687" table:formula="msoxl:=Z199+AA198" table:style-name="ce14">
            <text:p>3,488,790</text:p>
          </table:table-cell>
          <table:table-cell office:value-type="float" office:value="38888.888888888992" table:formula="msoxl:=AA199-AA198" table:style-name="ce14">
            <text:p>38,889</text:p>
          </table:table-cell>
          <table:table-cell office:value-type="percentage" office:value="0" table:formula="msoxl:=AB199/AB198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98" table:style-name="ce22">
            <text:p>198</text:p>
          </table:table-cell>
          <table:table-cell office:value-type="float" office:value="367200.92230662715" table:formula="msoxl:=C199+C199*0.001" table:style-name="ce23">
            <text:p>367,201</text:p>
          </table:table-cell>
          <table:table-cell office:value-type="float" office:value="30379331.337621737" table:formula="msoxl:=C200+D199" table:style-name="ce16">
            <text:p>30,379,331</text:p>
          </table:table-cell>
          <table:table-cell office:value-type="float" office:value="366.83408821839839" table:formula="msoxl:=C200-C199" table:style-name="ce16">
            <text:p>367</text:p>
          </table:table-cell>
          <table:table-cell office:value-type="percentage" office:value="9.9999999999988987E-4" table:formula="msoxl:=(C200/C199)-1" table:style-name="ce13">
            <text:p>0.10%</text:p>
          </table:table-cell>
          <table:table-cell office:value-type="percentage" office:value="0" table:formula="msoxl:=F199-F200" table:style-name="ce13">
            <text:p>0.00%</text:p>
          </table:table-cell>
          <table:table-cell office:value-type="float" office:value="30" table:formula="msoxl:=IF(I200=I199,1+H199,1)" table:style-name="ce34">
            <text:p>30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200=I199,J199,J199+1)" table:style-name="ce23">
            <text:p>10</text:p>
          </table:table-cell>
          <table:table-cell office:value-type="float" office:value="36720.092230662718" table:formula="msoxl:=C200/J200" table:style-name="ce14">
            <text:p>36,720</text:p>
          </table:table-cell>
          <table:table-cell office:value-type="float" office:value="3533198.8277201126" table:formula="msoxl:=K200+L199" table:style-name="ce14">
            <text:p>3,533,199</text:p>
          </table:table-cell>
          <table:table-cell office:value-type="float" office:value="36720.092230662704" table:formula="msoxl:=L200-L199" table:style-name="ce14">
            <text:p>36,720</text:p>
          </table:table-cell>
          <table:table-cell office:value-type="percentage" office:value="1.0000000000025544E-3" table:formula="msoxl:=M200/M19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98" table:style-name="ce22">
            <text:p>198</text:p>
          </table:table-cell>
          <table:table-cell office:value-type="float" office:value="350000" table:style-name="ce23">
            <text:p>350,000</text:p>
          </table:table-cell>
          <table:table-cell office:value-type="float" office:value="29650000" table:formula="msoxl:=S200+T199" table:style-name="ce16">
            <text:p>29,650,000</text:p>
          </table:table-cell>
          <table:table-cell office:value-type="float" office:value="0" table:formula="msoxl:=S200-S199" table:style-name="ce17">
            <text:p>0</text:p>
          </table:table-cell>
          <table:table-cell office:value-type="percentage" office:value="0" table:formula="msoxl:=(S200/S199)-1" table:style-name="ce13">
            <text:p>0.00%</text:p>
          </table:table-cell>
          <table:table-cell office:value-type="percentage" office:value="0" table:formula="msoxl:=V199-V200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200=X199,Y199,Y199+1)" table:style-name="ce23">
            <text:p>9</text:p>
          </table:table-cell>
          <table:table-cell office:value-type="float" office:value="38888.888888888891" table:formula="msoxl:=S200/Y200" table:style-name="ce14">
            <text:p>38,889</text:p>
          </table:table-cell>
          <table:table-cell office:value-type="float" office:value="3527678.571428576" table:formula="msoxl:=Z200+AA199" table:style-name="ce14">
            <text:p>3,527,679</text:p>
          </table:table-cell>
          <table:table-cell office:value-type="float" office:value="38888.888888888992" table:formula="msoxl:=AA200-AA199" table:style-name="ce14">
            <text:p>38,889</text:p>
          </table:table-cell>
          <table:table-cell office:value-type="percentage" office:value="0" table:formula="msoxl:=AB200/AB199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199" table:style-name="ce22">
            <text:p>199</text:p>
          </table:table-cell>
          <table:table-cell office:value-type="float" office:value="367568.12322893378" table:formula="msoxl:=C200+C200*0.001" table:style-name="ce23">
            <text:p>367,568</text:p>
          </table:table-cell>
          <table:table-cell office:value-type="float" office:value="30746899.460850671" table:formula="msoxl:=C201+D200" table:style-name="ce16">
            <text:p>30,746,899</text:p>
          </table:table-cell>
          <table:table-cell office:value-type="float" office:value="367.20092230662704" table:formula="msoxl:=C201-C200" table:style-name="ce16">
            <text:p>367</text:p>
          </table:table-cell>
          <table:table-cell office:value-type="percentage" office:value="9.9999999999988987E-4" table:formula="msoxl:=(C201/C200)-1" table:style-name="ce13">
            <text:p>0.10%</text:p>
          </table:table-cell>
          <table:table-cell office:value-type="percentage" office:value="0" table:formula="msoxl:=F200-F201" table:style-name="ce13">
            <text:p>0.00%</text:p>
          </table:table-cell>
          <table:table-cell office:value-type="float" office:value="31" table:formula="msoxl:=IF(I201=I200,1+H200,1)" table:style-name="ce34">
            <text:p>31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201=I200,J200,J200+1)" table:style-name="ce23">
            <text:p>10</text:p>
          </table:table-cell>
          <table:table-cell office:value-type="float" office:value="36756.812322893376" table:formula="msoxl:=C201/J201" table:style-name="ce14">
            <text:p>36,757</text:p>
          </table:table-cell>
          <table:table-cell office:value-type="float" office:value="3569955.6400430058" table:formula="msoxl:=K201+L200" table:style-name="ce14">
            <text:p>3,569,956</text:p>
          </table:table-cell>
          <table:table-cell office:value-type="float" office:value="36756.81232289318" table:formula="msoxl:=L201-L200" table:style-name="ce14">
            <text:p>36,757</text:p>
          </table:table-cell>
          <table:table-cell office:value-type="percentage" office:value="9.9999999999500488E-4" table:formula="msoxl:=M201/M20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199" table:style-name="ce22">
            <text:p>199</text:p>
          </table:table-cell>
          <table:table-cell office:value-type="float" office:value="350000" table:style-name="ce23">
            <text:p>350,000</text:p>
          </table:table-cell>
          <table:table-cell office:value-type="float" office:value="30000000" table:formula="msoxl:=S201+T200" table:style-name="ce16">
            <text:p>30,000,000</text:p>
          </table:table-cell>
          <table:table-cell office:value-type="float" office:value="0" table:formula="msoxl:=S201-S200" table:style-name="ce17">
            <text:p>0</text:p>
          </table:table-cell>
          <table:table-cell office:value-type="percentage" office:value="0" table:formula="msoxl:=(S201/S200)-1" table:style-name="ce13">
            <text:p>0.00%</text:p>
          </table:table-cell>
          <table:table-cell office:value-type="percentage" office:value="0" table:formula="msoxl:=V200-V201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201=X200,Y200,Y200+1)" table:style-name="ce23">
            <text:p>9</text:p>
          </table:table-cell>
          <table:table-cell office:value-type="float" office:value="38888.888888888891" table:formula="msoxl:=S201/Y201" table:style-name="ce14">
            <text:p>38,889</text:p>
          </table:table-cell>
          <table:table-cell office:value-type="float" office:value="3566567.460317465" table:formula="msoxl:=Z201+AA200" table:style-name="ce14">
            <text:p>3,566,567</text:p>
          </table:table-cell>
          <table:table-cell office:value-type="float" office:value="38888.888888888992" table:formula="msoxl:=AA201-AA200" table:style-name="ce14">
            <text:p>38,889</text:p>
          </table:table-cell>
          <table:table-cell office:value-type="percentage" office:value="0" table:formula="msoxl:=AB201/AB200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200" table:style-name="ce22">
            <text:p>200</text:p>
          </table:table-cell>
          <table:table-cell office:value-type="float" office:value="367935.69135216268" table:formula="msoxl:=C201+C201*0.001" table:style-name="ce23">
            <text:p>367,936</text:p>
          </table:table-cell>
          <table:table-cell office:value-type="float" office:value="31114835.152202833" table:formula="msoxl:=C202+D201" table:style-name="ce16">
            <text:p>31,114,835</text:p>
          </table:table-cell>
          <table:table-cell office:value-type="float" office:value="367.56812322890619" table:formula="msoxl:=C202-C201" table:style-name="ce16">
            <text:p>368</text:p>
          </table:table-cell>
          <table:table-cell office:value-type="percentage" office:value="9.9999999999988987E-4" table:formula="msoxl:=(C202/C201)-1" table:style-name="ce13">
            <text:p>0.10%</text:p>
          </table:table-cell>
          <table:table-cell office:value-type="percentage" office:value="0" table:formula="msoxl:=F201-F202" table:style-name="ce13">
            <text:p>0.00%</text:p>
          </table:table-cell>
          <table:table-cell office:value-type="float" office:value="32" table:formula="msoxl:=IF(I202=I201,1+H201,1)" table:style-name="ce34">
            <text:p>32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202=I201,J201,J201+1)" table:style-name="ce23">
            <text:p>10</text:p>
          </table:table-cell>
          <table:table-cell office:value-type="float" office:value="36793.569135216268" table:formula="msoxl:=C202/J202" table:style-name="ce14">
            <text:p>36,794</text:p>
          </table:table-cell>
          <table:table-cell office:value-type="float" office:value="3606749.2091782219" table:formula="msoxl:=K202+L201" table:style-name="ce14">
            <text:p>3,606,749</text:p>
          </table:table-cell>
          <table:table-cell office:value-type="float" office:value="36793.569135216065" table:formula="msoxl:=L202-L201" table:style-name="ce14">
            <text:p>36,794</text:p>
          </table:table-cell>
          <table:table-cell office:value-type="percentage" office:value="9.9999999999966782E-4" table:formula="msoxl:=M202/M20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00" table:style-name="ce22">
            <text:p>200</text:p>
          </table:table-cell>
          <table:table-cell office:value-type="float" office:value="350000" table:style-name="ce23">
            <text:p>350,000</text:p>
          </table:table-cell>
          <table:table-cell office:value-type="float" office:value="30350000" table:formula="msoxl:=S202+T201" table:style-name="ce16">
            <text:p>30,350,000</text:p>
          </table:table-cell>
          <table:table-cell office:value-type="float" office:value="0" table:formula="msoxl:=S202-S201" table:style-name="ce17">
            <text:p>0</text:p>
          </table:table-cell>
          <table:table-cell office:value-type="percentage" office:value="0" table:formula="msoxl:=(S202/S201)-1" table:style-name="ce13">
            <text:p>0.00%</text:p>
          </table:table-cell>
          <table:table-cell office:value-type="percentage" office:value="0" table:formula="msoxl:=V201-V202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202=X201,Y201,Y201+1)" table:style-name="ce23">
            <text:p>9</text:p>
          </table:table-cell>
          <table:table-cell office:value-type="float" office:value="38888.888888888891" table:formula="msoxl:=S202/Y202" table:style-name="ce14">
            <text:p>38,889</text:p>
          </table:table-cell>
          <table:table-cell office:value-type="float" office:value="3605456.349206354" table:formula="msoxl:=Z202+AA201" table:style-name="ce14">
            <text:p>3,605,456</text:p>
          </table:table-cell>
          <table:table-cell office:value-type="float" office:value="38888.888888888992" table:formula="msoxl:=AA202-AA201" table:style-name="ce14">
            <text:p>38,889</text:p>
          </table:table-cell>
          <table:table-cell office:value-type="percentage" office:value="0" table:formula="msoxl:=AB202/AB201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201" table:style-name="ce22">
            <text:p>201</text:p>
          </table:table-cell>
          <table:table-cell office:value-type="float" office:value="368303.62704351486" table:formula="msoxl:=C202+C202*0.001" table:style-name="ce23">
            <text:p>368,304</text:p>
          </table:table-cell>
          <table:table-cell office:value-type="float" office:value="31483138.779246349" table:formula="msoxl:=C203+D202" table:style-name="ce16">
            <text:p>31,483,139</text:p>
          </table:table-cell>
          <table:table-cell office:value-type="float" office:value="367.93569135217695" table:formula="msoxl:=C203-C202" table:style-name="ce16">
            <text:p>368</text:p>
          </table:table-cell>
          <table:table-cell office:value-type="percentage" office:value="1.0000000000001119E-3" table:formula="msoxl:=(C203/C202)-1" table:style-name="ce13">
            <text:p>0.10%</text:p>
          </table:table-cell>
          <table:table-cell office:value-type="percentage" office:value="-2.2204460492503131E-16" table:formula="msoxl:=F202-F203" table:style-name="ce13">
            <text:p>0.00%</text:p>
          </table:table-cell>
          <table:table-cell office:value-type="float" office:value="33" table:formula="msoxl:=IF(I203=I202,1+H202,1)" table:style-name="ce34">
            <text:p>33</text:p>
          </table:table-cell>
          <table:table-cell office:value-type="string" table:style-name="ce22">
            <text:p>Meliorato</text:p>
          </table:table-cell>
          <table:table-cell office:value-type="float" office:value="10" table:formula="msoxl:=IF(I203=I202,J202,J202+1)" table:style-name="ce23">
            <text:p>10</text:p>
          </table:table-cell>
          <table:table-cell office:value-type="float" office:value="36830.362704351486" table:formula="msoxl:=C203/J203" table:style-name="ce14">
            <text:p>36,830</text:p>
          </table:table-cell>
          <table:table-cell office:value-type="float" office:value="3643579.5718825734" table:formula="msoxl:=K203+L202" table:style-name="ce14">
            <text:p>3,643,580</text:p>
          </table:table-cell>
          <table:table-cell office:value-type="float" office:value="36830.362704351544" table:formula="msoxl:=L203-L202" table:style-name="ce14">
            <text:p>36,830</text:p>
          </table:table-cell>
          <table:table-cell office:value-type="percentage" office:value="1.0000000000072173E-3" table:formula="msoxl:=M203/M20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01" table:style-name="ce22">
            <text:p>201</text:p>
          </table:table-cell>
          <table:table-cell office:value-type="float" office:value="350000" table:style-name="ce23">
            <text:p>350,000</text:p>
          </table:table-cell>
          <table:table-cell office:value-type="float" office:value="30700000" table:formula="msoxl:=S203+T202" table:style-name="ce16">
            <text:p>30,700,000</text:p>
          </table:table-cell>
          <table:table-cell office:value-type="float" office:value="0" table:formula="msoxl:=S203-S202" table:style-name="ce17">
            <text:p>0</text:p>
          </table:table-cell>
          <table:table-cell office:value-type="percentage" office:value="0" table:formula="msoxl:=(S203/S202)-1" table:style-name="ce13">
            <text:p>0.00%</text:p>
          </table:table-cell>
          <table:table-cell office:value-type="percentage" office:value="0" table:formula="msoxl:=V202-V203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203=X202,Y202,Y202+1)" table:style-name="ce23">
            <text:p>9</text:p>
          </table:table-cell>
          <table:table-cell office:value-type="float" office:value="38888.888888888891" table:formula="msoxl:=S203/Y203" table:style-name="ce14">
            <text:p>38,889</text:p>
          </table:table-cell>
          <table:table-cell office:value-type="float" office:value="3644345.238095243" table:formula="msoxl:=Z203+AA202" table:style-name="ce14">
            <text:p>3,644,345</text:p>
          </table:table-cell>
          <table:table-cell office:value-type="float" office:value="38888.888888888992" table:formula="msoxl:=AA203-AA202" table:style-name="ce14">
            <text:p>38,889</text:p>
          </table:table-cell>
          <table:table-cell office:value-type="percentage" office:value="0" table:formula="msoxl:=AB203/AB202-1" table:style-name="ce13">
            <text:p>0.00%</text:p>
          </table:table-cell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2" table:style-name="ce23"/>
          <table:table-cell table:number-columns-repeated="3" table:style-name="ce14"/>
          <table:table-cell table:style-name="ce13"/>
          <table:table-cell table:number-columns-repeated="2" table:style-name="ce22"/>
          <table:table-cell table:style-name="ce23"/>
          <table:table-cell table:style-name="ce16"/>
          <table:table-cell table:style-name="ce17"/>
          <table:table-cell table:number-columns-repeated="2" table:style-name="ce13"/>
          <table:table-cell table:number-columns-repeated="16337"/>
        </table:table-row>
        <table:table-row table:style-name="ro1">
          <table:table-cell/>
          <table:table-cell office:value-type="float" office:value="202" table:style-name="ce22">
            <text:p>202</text:p>
          </table:table-cell>
          <table:table-cell office:value-type="float" office:value="368671.93067055836" table:formula="msoxl:=C203+C203*0.001" table:style-name="ce23">
            <text:p>368,672</text:p>
          </table:table-cell>
          <table:table-cell office:value-type="float" office:value="31851810.709916908" table:formula="msoxl:=C204+D203" table:style-name="ce16">
            <text:p>31,851,811</text:p>
          </table:table-cell>
          <table:table-cell office:value-type="float" office:value="368.30362704349682" table:formula="msoxl:=C204-C203" table:style-name="ce16">
            <text:p>368</text:p>
          </table:table-cell>
          <table:table-cell office:value-type="percentage" office:value="9.9999999999988987E-4" table:formula="msoxl:=(C204/C203)-1" table:style-name="ce13">
            <text:p>0.10%</text:p>
          </table:table-cell>
          <table:table-cell office:value-type="percentage" office:value="2.2204460492503131E-16" table:formula="msoxl:=F203-F204" table:style-name="ce13">
            <text:p>0.00%</text:p>
          </table:table-cell>
          <table:table-cell office:value-type="float" office:value="1" table:formula="msoxl:=IF(I204=I203,1+H203,1)" table:style-name="ce34">
            <text:p>1</text:p>
          </table:table-cell>
          <table:table-cell office:value-type="string" table:style-name="ce22">
            <text:p>Meloratio</text:p>
          </table:table-cell>
          <table:table-cell office:value-type="float" office:value="11" table:formula="msoxl:=IF(I204=I203,J203,J203+1)" table:style-name="ce23">
            <text:p>11</text:p>
          </table:table-cell>
          <table:table-cell office:value-type="float" office:value="33515.630060959847" table:formula="msoxl:=C204/J204" table:style-name="ce14">
            <text:p>33,516</text:p>
          </table:table-cell>
          <table:table-cell office:value-type="float" office:value="3677095.2019435335" table:formula="msoxl:=K204+L203" table:style-name="ce14">
            <text:p>3,677,095</text:p>
          </table:table-cell>
          <table:table-cell office:value-type="float" office:value="33515.630060960073" table:formula="msoxl:=L204-L203" table:style-name="ce14">
            <text:p>33,516</text:p>
          </table:table-cell>
          <table:table-cell office:value-type="percentage" office:value="-8.9999999999995417E-2" table:formula="msoxl:=M204/M203-1" table:style-name="ce13">
            <text:p>-9.00%</text:p>
          </table:table-cell>
          <table:table-cell table:number-columns-repeated="2" table:style-name="ce22"/>
          <table:table-cell table:style-name="ce23"/>
          <table:table-cell office:value-type="float" office:value="202" table:style-name="ce22">
            <text:p>202</text:p>
          </table:table-cell>
          <table:table-cell office:value-type="float" office:value="350000" table:style-name="ce23">
            <text:p>350,000</text:p>
          </table:table-cell>
          <table:table-cell office:value-type="float" office:value="31050000" table:formula="msoxl:=S204+T203" table:style-name="ce16">
            <text:p>31,050,000</text:p>
          </table:table-cell>
          <table:table-cell office:value-type="float" office:value="0" table:formula="msoxl:=S204-S203" table:style-name="ce17">
            <text:p>0</text:p>
          </table:table-cell>
          <table:table-cell office:value-type="percentage" office:value="0" table:formula="msoxl:=(S204/S203)-1" table:style-name="ce13">
            <text:p>0.00%</text:p>
          </table:table-cell>
          <table:table-cell office:value-type="percentage" office:value="0" table:formula="msoxl:=V203-V204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204=X203,Y203,Y203+1)" table:style-name="ce23">
            <text:p>9</text:p>
          </table:table-cell>
          <table:table-cell office:value-type="float" office:value="38888.888888888891" table:formula="msoxl:=S204/Y204" table:style-name="ce14">
            <text:p>38,889</text:p>
          </table:table-cell>
          <table:table-cell office:value-type="float" office:value="3683234.126984132" table:formula="msoxl:=Z204+AA203" table:style-name="ce14">
            <text:p>3,683,234</text:p>
          </table:table-cell>
          <table:table-cell office:value-type="float" office:value="38888.888888888992" table:formula="msoxl:=AA204-AA203" table:style-name="ce14">
            <text:p>38,889</text:p>
          </table:table-cell>
          <table:table-cell office:value-type="percentage" office:value="0" table:formula="msoxl:=AB204/AB203-1" table:style-name="ce13">
            <text:p>0.00%</text:p>
          </table:table-cell>
          <table:table-cell table:number-columns-repeated="2" table:style-name="ce23"/>
          <table:table-cell table:number-columns-repeated="3" table:style-name="ce22"/>
          <table:table-cell table:number-columns-repeated="2" table:style-name="ce23"/>
          <table:table-cell table:number-columns-repeated="16348" table:style-name="ce22"/>
        </table:table-row>
        <table:table-row table:style-name="ro1">
          <table:table-cell/>
          <table:table-cell office:value-type="float" office:value="203" table:style-name="ce22">
            <text:p>203</text:p>
          </table:table-cell>
          <table:table-cell office:value-type="float" office:value="369040.60260122892" table:formula="msoxl:=C204+C204*0.001" table:style-name="ce23">
            <text:p>369,041</text:p>
          </table:table-cell>
          <table:table-cell office:value-type="float" office:value="32220851.312518138" table:formula="msoxl:=C205+D204" table:style-name="ce16">
            <text:p>32,220,851</text:p>
          </table:table-cell>
          <table:table-cell office:value-type="float" office:value="368.6719306705636" table:formula="msoxl:=C205-C204" table:style-name="ce16">
            <text:p>369</text:p>
          </table:table-cell>
          <table:table-cell office:value-type="percentage" office:value="1.0000000000001119E-3" table:formula="msoxl:=(C205/C204)-1" table:style-name="ce13">
            <text:p>0.10%</text:p>
          </table:table-cell>
          <table:table-cell office:value-type="percentage" office:value="-2.2204460492503131E-16" table:formula="msoxl:=F204-F205" table:style-name="ce13">
            <text:p>0.00%</text:p>
          </table:table-cell>
          <table:table-cell office:value-type="float" office:value="2" table:formula="msoxl:=IF(I205=I204,1+H204,1)" table:style-name="ce34">
            <text:p>2</text:p>
          </table:table-cell>
          <table:table-cell office:value-type="string" table:style-name="ce22">
            <text:p>Meloratio</text:p>
          </table:table-cell>
          <table:table-cell office:value-type="float" office:value="11" table:formula="msoxl:=IF(I205=I204,J204,J204+1)" table:style-name="ce23">
            <text:p>11</text:p>
          </table:table-cell>
          <table:table-cell office:value-type="float" office:value="33549.145691020814" table:formula="msoxl:=C205/J205" table:style-name="ce14">
            <text:p>33,549</text:p>
          </table:table-cell>
          <table:table-cell office:value-type="float" office:value="3710644.3476345544" table:formula="msoxl:=K205+L204" table:style-name="ce14">
            <text:p>3,710,644</text:p>
          </table:table-cell>
          <table:table-cell office:value-type="float" office:value="33549.14569102088" table:formula="msoxl:=L205-L204" table:style-name="ce14">
            <text:p>33,549</text:p>
          </table:table-cell>
          <table:table-cell office:value-type="percentage" office:value="9.9999999999544897E-4" table:formula="msoxl:=M205/M20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03" table:style-name="ce22">
            <text:p>203</text:p>
          </table:table-cell>
          <table:table-cell office:value-type="float" office:value="350000" table:style-name="ce23">
            <text:p>350,000</text:p>
          </table:table-cell>
          <table:table-cell office:value-type="float" office:value="31400000" table:formula="msoxl:=S205+T204" table:style-name="ce16">
            <text:p>31,400,000</text:p>
          </table:table-cell>
          <table:table-cell office:value-type="float" office:value="0" table:formula="msoxl:=S205-S204" table:style-name="ce17">
            <text:p>0</text:p>
          </table:table-cell>
          <table:table-cell office:value-type="percentage" office:value="0" table:formula="msoxl:=(S205/S204)-1" table:style-name="ce13">
            <text:p>0.00%</text:p>
          </table:table-cell>
          <table:table-cell office:value-type="percentage" office:value="0" table:formula="msoxl:=V204-V205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205=X204,Y204,Y204+1)" table:style-name="ce23">
            <text:p>9</text:p>
          </table:table-cell>
          <table:table-cell office:value-type="float" office:value="38888.888888888891" table:formula="msoxl:=S205/Y205" table:style-name="ce14">
            <text:p>38,889</text:p>
          </table:table-cell>
          <table:table-cell office:value-type="float" office:value="3722123.015873021" table:formula="msoxl:=Z205+AA204" table:style-name="ce14">
            <text:p>3,722,123</text:p>
          </table:table-cell>
          <table:table-cell office:value-type="float" office:value="38888.888888888992" table:formula="msoxl:=AA205-AA204" table:style-name="ce14">
            <text:p>38,889</text:p>
          </table:table-cell>
          <table:table-cell office:value-type="percentage" office:value="0" table:formula="msoxl:=AB205/AB204-1" table:style-name="ce13">
            <text:p>0.00%</text:p>
          </table:table-cell>
          <table:table-cell table:number-columns-repeated="2" table:style-name="ce23"/>
          <table:table-cell table:number-columns-repeated="3" table:style-name="ce22"/>
          <table:table-cell table:number-columns-repeated="2" table:style-name="ce23"/>
          <table:table-cell table:number-columns-repeated="16348" table:style-name="ce22"/>
        </table:table-row>
        <table:table-row table:style-name="ro1">
          <table:table-cell/>
          <table:table-cell office:value-type="float" office:value="204" table:style-name="ce22">
            <text:p>204</text:p>
          </table:table-cell>
          <table:table-cell office:value-type="float" office:value="369409.64320383017" table:formula="msoxl:=C205+C205*0.001" table:style-name="ce23">
            <text:p>369,410</text:p>
          </table:table-cell>
          <table:table-cell office:value-type="float" office:value="32590260.955721967" table:formula="msoxl:=C206+D205" table:style-name="ce16">
            <text:p>32,590,261</text:p>
          </table:table-cell>
          <table:table-cell office:value-type="float" office:value="369.0406026012497" table:formula="msoxl:=C206-C205" table:style-name="ce16">
            <text:p>369</text:p>
          </table:table-cell>
          <table:table-cell office:value-type="percentage" office:value="1.0000000000001119E-3" table:formula="msoxl:=(C206/C205)-1" table:style-name="ce13">
            <text:p>0.10%</text:p>
          </table:table-cell>
          <table:table-cell office:value-type="percentage" office:value="0" table:formula="msoxl:=F205-F206" table:style-name="ce13">
            <text:p>0.00%</text:p>
          </table:table-cell>
          <table:table-cell office:value-type="float" office:value="3" table:formula="msoxl:=IF(I206=I205,1+H205,1)" table:style-name="ce34">
            <text:p>3</text:p>
          </table:table-cell>
          <table:table-cell office:value-type="string" table:style-name="ce22">
            <text:p>Meloratio</text:p>
          </table:table-cell>
          <table:table-cell office:value-type="float" office:value="11" table:formula="msoxl:=IF(I206=I205,J205,J205+1)" table:style-name="ce23">
            <text:p>11</text:p>
          </table:table-cell>
          <table:table-cell office:value-type="float" office:value="33582.694836711831" table:formula="msoxl:=C206/J206" table:style-name="ce14">
            <text:p>33,583</text:p>
          </table:table-cell>
          <table:table-cell office:value-type="float" office:value="3744227.0424712664" table:formula="msoxl:=K206+L205" table:style-name="ce14">
            <text:p>3,744,227</text:p>
          </table:table-cell>
          <table:table-cell office:value-type="float" office:value="33582.694836711977" table:formula="msoxl:=L206-L205" table:style-name="ce14">
            <text:p>33,583</text:p>
          </table:table-cell>
          <table:table-cell office:value-type="percentage" office:value="1.0000000000023324E-3" table:formula="msoxl:=M206/M20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04" table:style-name="ce22">
            <text:p>204</text:p>
          </table:table-cell>
          <table:table-cell office:value-type="float" office:value="350000" table:style-name="ce23">
            <text:p>350,000</text:p>
          </table:table-cell>
          <table:table-cell office:value-type="float" office:value="31750000" table:formula="msoxl:=S206+T205" table:style-name="ce16">
            <text:p>31,750,000</text:p>
          </table:table-cell>
          <table:table-cell office:value-type="float" office:value="0" table:formula="msoxl:=S206-S205" table:style-name="ce17">
            <text:p>0</text:p>
          </table:table-cell>
          <table:table-cell office:value-type="percentage" office:value="0" table:formula="msoxl:=(S206/S205)-1" table:style-name="ce13">
            <text:p>0.00%</text:p>
          </table:table-cell>
          <table:table-cell office:value-type="percentage" office:value="0" table:formula="msoxl:=V205-V206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206=X205,Y205,Y205+1)" table:style-name="ce23">
            <text:p>9</text:p>
          </table:table-cell>
          <table:table-cell office:value-type="float" office:value="38888.888888888891" table:formula="msoxl:=S206/Y206" table:style-name="ce14">
            <text:p>38,889</text:p>
          </table:table-cell>
          <table:table-cell office:value-type="float" office:value="3761011.90476191" table:formula="msoxl:=Z206+AA205" table:style-name="ce14">
            <text:p>3,761,012</text:p>
          </table:table-cell>
          <table:table-cell office:value-type="float" office:value="38888.888888888992" table:formula="msoxl:=AA206-AA205" table:style-name="ce14">
            <text:p>38,889</text:p>
          </table:table-cell>
          <table:table-cell office:value-type="percentage" office:value="0" table:formula="msoxl:=AB206/AB205-1" table:style-name="ce13">
            <text:p>0.00%</text:p>
          </table:table-cell>
          <table:table-cell table:number-columns-repeated="2" table:style-name="ce23"/>
          <table:table-cell table:number-columns-repeated="3" table:style-name="ce22"/>
          <table:table-cell table:number-columns-repeated="2" table:style-name="ce23"/>
          <table:table-cell table:number-columns-repeated="16348" table:style-name="ce22"/>
        </table:table-row>
        <table:table-row table:style-name="ro1">
          <table:table-cell/>
          <table:table-cell office:value-type="float" office:value="205" table:style-name="ce22">
            <text:p>205</text:p>
          </table:table-cell>
          <table:table-cell office:value-type="float" office:value="369779.05284703401" table:formula="msoxl:=C206+C206*0.001" table:style-name="ce23">
            <text:p>369,779</text:p>
          </table:table-cell>
          <table:table-cell office:value-type="float" office:value="32960040.008569002" table:formula="msoxl:=C207+D206" table:style-name="ce16">
            <text:p>32,960,040</text:p>
          </table:table-cell>
          <table:table-cell office:value-type="float" office:value="369.409643203835" table:formula="msoxl:=C207-C206" table:style-name="ce16">
            <text:p>369</text:p>
          </table:table-cell>
          <table:table-cell office:value-type="percentage" office:value="1.0000000000001119E-3" table:formula="msoxl:=(C207/C206)-1" table:style-name="ce13">
            <text:p>0.10%</text:p>
          </table:table-cell>
          <table:table-cell office:value-type="percentage" office:value="0" table:formula="msoxl:=F206-F207" table:style-name="ce13">
            <text:p>0.00%</text:p>
          </table:table-cell>
          <table:table-cell office:value-type="float" office:value="4" table:formula="msoxl:=IF(I207=I206,1+H206,1)" table:style-name="ce34">
            <text:p>4</text:p>
          </table:table-cell>
          <table:table-cell office:value-type="string" table:style-name="ce22">
            <text:p>Meloratio</text:p>
          </table:table-cell>
          <table:table-cell office:value-type="float" office:value="11" table:formula="msoxl:=IF(I207=I206,J206,J206+1)" table:style-name="ce23">
            <text:p>11</text:p>
          </table:table-cell>
          <table:table-cell office:value-type="float" office:value="33616.277531548549" table:formula="msoxl:=C207/J207" table:style-name="ce14">
            <text:p>33,616</text:p>
          </table:table-cell>
          <table:table-cell office:value-type="float" office:value="3777843.3200028148" table:formula="msoxl:=K207+L206" table:style-name="ce14">
            <text:p>3,777,843</text:p>
          </table:table-cell>
          <table:table-cell office:value-type="float" office:value="33616.277531548403" table:formula="msoxl:=L207-L206" table:style-name="ce14">
            <text:p>33,616</text:p>
          </table:table-cell>
          <table:table-cell office:value-type="percentage" office:value="9.9999999999145217E-4" table:formula="msoxl:=M207/M20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05" table:style-name="ce22">
            <text:p>205</text:p>
          </table:table-cell>
          <table:table-cell office:value-type="float" office:value="350000" table:style-name="ce23">
            <text:p>350,000</text:p>
          </table:table-cell>
          <table:table-cell office:value-type="float" office:value="32100000" table:formula="msoxl:=S207+T206" table:style-name="ce16">
            <text:p>32,100,000</text:p>
          </table:table-cell>
          <table:table-cell office:value-type="float" office:value="0" table:formula="msoxl:=S207-S206" table:style-name="ce17">
            <text:p>0</text:p>
          </table:table-cell>
          <table:table-cell office:value-type="percentage" office:value="0" table:formula="msoxl:=(S207/S206)-1" table:style-name="ce13">
            <text:p>0.00%</text:p>
          </table:table-cell>
          <table:table-cell office:value-type="percentage" office:value="0" table:formula="msoxl:=V206-V207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207=X206,Y206,Y206+1)" table:style-name="ce23">
            <text:p>9</text:p>
          </table:table-cell>
          <table:table-cell office:value-type="float" office:value="38888.888888888891" table:formula="msoxl:=S207/Y207" table:style-name="ce14">
            <text:p>38,889</text:p>
          </table:table-cell>
          <table:table-cell office:value-type="float" office:value="3799900.793650799" table:formula="msoxl:=Z207+AA206" table:style-name="ce14">
            <text:p>3,799,901</text:p>
          </table:table-cell>
          <table:table-cell office:value-type="float" office:value="38888.888888888992" table:formula="msoxl:=AA207-AA206" table:style-name="ce14">
            <text:p>38,889</text:p>
          </table:table-cell>
          <table:table-cell office:value-type="percentage" office:value="0" table:formula="msoxl:=AB207/AB206-1" table:style-name="ce13">
            <text:p>0.00%</text:p>
          </table:table-cell>
          <table:table-cell table:number-columns-repeated="2" table:style-name="ce23"/>
          <table:table-cell table:number-columns-repeated="3" table:style-name="ce22"/>
          <table:table-cell table:number-columns-repeated="2" table:style-name="ce23"/>
          <table:table-cell table:number-columns-repeated="16348" table:style-name="ce22"/>
        </table:table-row>
        <table:table-row table:style-name="ro1">
          <table:table-cell/>
          <table:table-cell office:value-type="float" office:value="206" table:style-name="ce22">
            <text:p>206</text:p>
          </table:table-cell>
          <table:table-cell office:value-type="float" office:value="370148.83189988101" table:formula="msoxl:=C207+C207*0.001" table:style-name="ce23">
            <text:p>370,149</text:p>
          </table:table-cell>
          <table:table-cell office:value-type="float" office:value="33330188.840468884" table:formula="msoxl:=C208+D207" table:style-name="ce16">
            <text:p>33,330,189</text:p>
          </table:table-cell>
          <table:table-cell office:value-type="float" office:value="369.77905284700682" table:formula="msoxl:=C208-C207" table:style-name="ce16">
            <text:p>370</text:p>
          </table:table-cell>
          <table:table-cell office:value-type="percentage" office:value="9.9999999999988987E-4" table:formula="msoxl:=(C208/C207)-1" table:style-name="ce13">
            <text:p>0.10%</text:p>
          </table:table-cell>
          <table:table-cell office:value-type="percentage" office:value="2.2204460492503131E-16" table:formula="msoxl:=F207-F208" table:style-name="ce13">
            <text:p>0.00%</text:p>
          </table:table-cell>
          <table:table-cell office:value-type="float" office:value="5" table:formula="msoxl:=IF(I208=I207,1+H207,1)" table:style-name="ce34">
            <text:p>5</text:p>
          </table:table-cell>
          <table:table-cell office:value-type="string" table:style-name="ce22">
            <text:p>Meloratio</text:p>
          </table:table-cell>
          <table:table-cell office:value-type="float" office:value="11" table:formula="msoxl:=IF(I208=I207,J207,J207+1)" table:style-name="ce23">
            <text:p>11</text:p>
          </table:table-cell>
          <table:table-cell office:value-type="float" office:value="33649.893809080095" table:formula="msoxl:=C208/J208" table:style-name="ce14">
            <text:p>33,650</text:p>
          </table:table-cell>
          <table:table-cell office:value-type="float" office:value="3811493.2138118949" table:formula="msoxl:=K208+L207" table:style-name="ce14">
            <text:p>3,811,493</text:p>
          </table:table-cell>
          <table:table-cell office:value-type="float" office:value="33649.893809080124" table:formula="msoxl:=L208-L207" table:style-name="ce14">
            <text:p>33,650</text:p>
          </table:table-cell>
          <table:table-cell office:value-type="percentage" office:value="1.0000000000052189E-3" table:formula="msoxl:=M208/M20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06" table:style-name="ce22">
            <text:p>206</text:p>
          </table:table-cell>
          <table:table-cell office:value-type="float" office:value="350000" table:style-name="ce23">
            <text:p>350,000</text:p>
          </table:table-cell>
          <table:table-cell office:value-type="float" office:value="32450000" table:formula="msoxl:=S208+T207" table:style-name="ce16">
            <text:p>32,450,000</text:p>
          </table:table-cell>
          <table:table-cell office:value-type="float" office:value="0" table:formula="msoxl:=S208-S207" table:style-name="ce17">
            <text:p>0</text:p>
          </table:table-cell>
          <table:table-cell office:value-type="percentage" office:value="0" table:formula="msoxl:=(S208/S207)-1" table:style-name="ce13">
            <text:p>0.00%</text:p>
          </table:table-cell>
          <table:table-cell office:value-type="percentage" office:value="0" table:formula="msoxl:=V207-V208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208=X207,Y207,Y207+1)" table:style-name="ce23">
            <text:p>9</text:p>
          </table:table-cell>
          <table:table-cell office:value-type="float" office:value="38888.888888888891" table:formula="msoxl:=S208/Y208" table:style-name="ce14">
            <text:p>38,889</text:p>
          </table:table-cell>
          <table:table-cell office:value-type="float" office:value="3838789.682539688" table:formula="msoxl:=Z208+AA207" table:style-name="ce14">
            <text:p>3,838,790</text:p>
          </table:table-cell>
          <table:table-cell office:value-type="float" office:value="38888.888888888992" table:formula="msoxl:=AA208-AA207" table:style-name="ce14">
            <text:p>38,889</text:p>
          </table:table-cell>
          <table:table-cell office:value-type="percentage" office:value="0" table:formula="msoxl:=AB208/AB207-1" table:style-name="ce13">
            <text:p>0.00%</text:p>
          </table:table-cell>
          <table:table-cell table:number-columns-repeated="2" table:style-name="ce23"/>
          <table:table-cell table:number-columns-repeated="3" table:style-name="ce22"/>
          <table:table-cell table:number-columns-repeated="2" table:style-name="ce23"/>
          <table:table-cell table:number-columns-repeated="16348" table:style-name="ce22"/>
        </table:table-row>
        <table:table-row table:style-name="ro1">
          <table:table-cell/>
          <table:table-cell office:value-type="float" office:value="207" table:style-name="ce22">
            <text:p>207</text:p>
          </table:table-cell>
          <table:table-cell office:value-type="float" office:value="370518.98073178087" table:formula="msoxl:=C208+C208*0.001" table:style-name="ce23">
            <text:p>370,519</text:p>
          </table:table-cell>
          <table:table-cell office:value-type="float" office:value="33700707.821200661" table:formula="msoxl:=C209+D208" table:style-name="ce16">
            <text:p>33,700,708</text:p>
          </table:table-cell>
          <table:table-cell office:value-type="float" office:value="370.14883189985994" table:formula="msoxl:=C209-C208" table:style-name="ce16">
            <text:p>370</text:p>
          </table:table-cell>
          <table:table-cell office:value-type="percentage" office:value="9.9999999999988987E-4" table:formula="msoxl:=(C209/C208)-1" table:style-name="ce13">
            <text:p>0.10%</text:p>
          </table:table-cell>
          <table:table-cell office:value-type="percentage" office:value="0" table:formula="msoxl:=F208-F209" table:style-name="ce13">
            <text:p>0.00%</text:p>
          </table:table-cell>
          <table:table-cell office:value-type="float" office:value="6" table:formula="msoxl:=IF(I209=I208,1+H208,1)" table:style-name="ce34">
            <text:p>6</text:p>
          </table:table-cell>
          <table:table-cell office:value-type="string" table:style-name="ce22">
            <text:p>Meloratio</text:p>
          </table:table-cell>
          <table:table-cell office:value-type="float" office:value="11" table:formula="msoxl:=IF(I209=I208,J208,J208+1)" table:style-name="ce23">
            <text:p>11</text:p>
          </table:table-cell>
          <table:table-cell office:value-type="float" office:value="33683.543702889168" table:formula="msoxl:=C209/J209" table:style-name="ce14">
            <text:p>33,684</text:p>
          </table:table-cell>
          <table:table-cell office:value-type="float" office:value="3845176.7575147841" table:formula="msoxl:=K209+L208" table:style-name="ce14">
            <text:p>3,845,177</text:p>
          </table:table-cell>
          <table:table-cell office:value-type="float" office:value="33683.543702889234" table:formula="msoxl:=L209-L208" table:style-name="ce14">
            <text:p>33,684</text:p>
          </table:table-cell>
          <table:table-cell office:value-type="percentage" office:value="1.000000000000778E-3" table:formula="msoxl:=M209/M20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07" table:style-name="ce22">
            <text:p>207</text:p>
          </table:table-cell>
          <table:table-cell office:value-type="float" office:value="350000" table:style-name="ce23">
            <text:p>350,000</text:p>
          </table:table-cell>
          <table:table-cell office:value-type="float" office:value="32800000" table:formula="msoxl:=S209+T208" table:style-name="ce16">
            <text:p>32,800,000</text:p>
          </table:table-cell>
          <table:table-cell office:value-type="float" office:value="0" table:formula="msoxl:=S209-S208" table:style-name="ce17">
            <text:p>0</text:p>
          </table:table-cell>
          <table:table-cell office:value-type="percentage" office:value="0" table:formula="msoxl:=(S209/S208)-1" table:style-name="ce13">
            <text:p>0.00%</text:p>
          </table:table-cell>
          <table:table-cell office:value-type="percentage" office:value="0" table:formula="msoxl:=V208-V209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209=X208,Y208,Y208+1)" table:style-name="ce23">
            <text:p>9</text:p>
          </table:table-cell>
          <table:table-cell office:value-type="float" office:value="38888.888888888891" table:formula="msoxl:=S209/Y209" table:style-name="ce14">
            <text:p>38,889</text:p>
          </table:table-cell>
          <table:table-cell office:value-type="float" office:value="3877678.5714285769" table:formula="msoxl:=Z209+AA208" table:style-name="ce14">
            <text:p>3,877,679</text:p>
          </table:table-cell>
          <table:table-cell office:value-type="float" office:value="38888.888888888992" table:formula="msoxl:=AA209-AA208" table:style-name="ce14">
            <text:p>38,889</text:p>
          </table:table-cell>
          <table:table-cell office:value-type="percentage" office:value="0" table:formula="msoxl:=AB209/AB20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08" table:style-name="ce22">
            <text:p>208</text:p>
          </table:table-cell>
          <table:table-cell office:value-type="float" office:value="370889.49971251265" table:formula="msoxl:=C209+C209*0.001" table:style-name="ce23">
            <text:p>370,889</text:p>
          </table:table-cell>
          <table:table-cell office:value-type="float" office:value="34071597.320913173" table:formula="msoxl:=C210+D209" table:style-name="ce16">
            <text:p>34,071,597</text:p>
          </table:table-cell>
          <table:table-cell office:value-type="float" office:value="370.51898073178018" table:formula="msoxl:=C210-C209" table:style-name="ce16">
            <text:p>371</text:p>
          </table:table-cell>
          <table:table-cell office:value-type="percentage" office:value="9.9999999999988987E-4" table:formula="msoxl:=(C210/C209)-1" table:style-name="ce13">
            <text:p>0.10%</text:p>
          </table:table-cell>
          <table:table-cell office:value-type="percentage" office:value="0" table:formula="msoxl:=F209-F210" table:style-name="ce13">
            <text:p>0.00%</text:p>
          </table:table-cell>
          <table:table-cell office:value-type="float" office:value="7" table:formula="msoxl:=IF(I210=I209,1+H209,1)" table:style-name="ce34">
            <text:p>7</text:p>
          </table:table-cell>
          <table:table-cell office:value-type="string" table:style-name="ce22">
            <text:p>Meloratio</text:p>
          </table:table-cell>
          <table:table-cell office:value-type="float" office:value="11" table:formula="msoxl:=IF(I210=I209,J209,J209+1)" table:style-name="ce23">
            <text:p>11</text:p>
          </table:table-cell>
          <table:table-cell office:value-type="float" office:value="33717.227246592061" table:formula="msoxl:=C210/J210" table:style-name="ce14">
            <text:p>33,717</text:p>
          </table:table-cell>
          <table:table-cell office:value-type="float" office:value="3878893.9847613764" table:formula="msoxl:=K210+L209" table:style-name="ce14">
            <text:p>3,878,894</text:p>
          </table:table-cell>
          <table:table-cell office:value-type="float" office:value="33717.227246592287" table:formula="msoxl:=L210-L209" table:style-name="ce14">
            <text:p>33,717</text:p>
          </table:table-cell>
          <table:table-cell office:value-type="percentage" office:value="1.0000000000047748E-3" table:formula="msoxl:=M210/M20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08" table:style-name="ce22">
            <text:p>208</text:p>
          </table:table-cell>
          <table:table-cell office:value-type="float" office:value="350000" table:style-name="ce23">
            <text:p>350,000</text:p>
          </table:table-cell>
          <table:table-cell office:value-type="float" office:value="33150000" table:formula="msoxl:=S210+T209" table:style-name="ce16">
            <text:p>33,150,000</text:p>
          </table:table-cell>
          <table:table-cell office:value-type="float" office:value="0" table:formula="msoxl:=S210-S209" table:style-name="ce17">
            <text:p>0</text:p>
          </table:table-cell>
          <table:table-cell office:value-type="percentage" office:value="0" table:formula="msoxl:=(S210/S209)-1" table:style-name="ce13">
            <text:p>0.00%</text:p>
          </table:table-cell>
          <table:table-cell office:value-type="percentage" office:value="0" table:formula="msoxl:=V209-V210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210=X209,Y209,Y209+1)" table:style-name="ce23">
            <text:p>9</text:p>
          </table:table-cell>
          <table:table-cell office:value-type="float" office:value="38888.888888888891" table:formula="msoxl:=S210/Y210" table:style-name="ce14">
            <text:p>38,889</text:p>
          </table:table-cell>
          <table:table-cell office:value-type="float" office:value="3916567.4603174659" table:formula="msoxl:=Z210+AA209" table:style-name="ce14">
            <text:p>3,916,567</text:p>
          </table:table-cell>
          <table:table-cell office:value-type="float" office:value="38888.888888888992" table:formula="msoxl:=AA210-AA209" table:style-name="ce14">
            <text:p>38,889</text:p>
          </table:table-cell>
          <table:table-cell office:value-type="percentage" office:value="0" table:formula="msoxl:=AB210/AB20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09" table:style-name="ce22">
            <text:p>209</text:p>
          </table:table-cell>
          <table:table-cell office:value-type="float" office:value="371260.38921222516" table:formula="msoxl:=C210+C210*0.001" table:style-name="ce23">
            <text:p>371,260</text:p>
          </table:table-cell>
          <table:table-cell office:value-type="float" office:value="34442857.710125402" table:formula="msoxl:=C211+D210" table:style-name="ce16">
            <text:p>34,442,858</text:p>
          </table:table-cell>
          <table:table-cell office:value-type="float" office:value="370.88949971250258" table:formula="msoxl:=C211-C210" table:style-name="ce16">
            <text:p>371</text:p>
          </table:table-cell>
          <table:table-cell office:value-type="percentage" office:value="9.9999999999988987E-4" table:formula="msoxl:=(C211/C210)-1" table:style-name="ce13">
            <text:p>0.10%</text:p>
          </table:table-cell>
          <table:table-cell office:value-type="percentage" office:value="0" table:formula="msoxl:=F210-F211" table:style-name="ce13">
            <text:p>0.00%</text:p>
          </table:table-cell>
          <table:table-cell office:value-type="float" office:value="8" table:formula="msoxl:=IF(I211=I210,1+H210,1)" table:style-name="ce34">
            <text:p>8</text:p>
          </table:table-cell>
          <table:table-cell office:value-type="string" table:style-name="ce22">
            <text:p>Meloratio</text:p>
          </table:table-cell>
          <table:table-cell office:value-type="float" office:value="11" table:formula="msoxl:=IF(I211=I210,J210,J210+1)" table:style-name="ce23">
            <text:p>11</text:p>
          </table:table-cell>
          <table:table-cell office:value-type="float" office:value="33750.944473838652" table:formula="msoxl:=C211/J211" table:style-name="ce14">
            <text:p>33,751</text:p>
          </table:table-cell>
          <table:table-cell office:value-type="float" office:value="3912644.9292352148" table:formula="msoxl:=K211+L210" table:style-name="ce14">
            <text:p>3,912,645</text:p>
          </table:table-cell>
          <table:table-cell office:value-type="float" office:value="33750.944473838434" table:formula="msoxl:=L211-L210" table:style-name="ce14">
            <text:p>33,751</text:p>
          </table:table-cell>
          <table:table-cell office:value-type="percentage" office:value="9.9999999998678923E-4" table:formula="msoxl:=M211/M21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09" table:style-name="ce22">
            <text:p>209</text:p>
          </table:table-cell>
          <table:table-cell office:value-type="float" office:value="350000" table:style-name="ce23">
            <text:p>350,000</text:p>
          </table:table-cell>
          <table:table-cell office:value-type="float" office:value="33500000" table:formula="msoxl:=S211+T210" table:style-name="ce16">
            <text:p>33,500,000</text:p>
          </table:table-cell>
          <table:table-cell office:value-type="float" office:value="0" table:formula="msoxl:=S211-S210" table:style-name="ce17">
            <text:p>0</text:p>
          </table:table-cell>
          <table:table-cell office:value-type="percentage" office:value="0" table:formula="msoxl:=(S211/S210)-1" table:style-name="ce13">
            <text:p>0.00%</text:p>
          </table:table-cell>
          <table:table-cell office:value-type="percentage" office:value="0" table:formula="msoxl:=V210-V211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211=X210,Y210,Y210+1)" table:style-name="ce23">
            <text:p>9</text:p>
          </table:table-cell>
          <table:table-cell office:value-type="float" office:value="38888.888888888891" table:formula="msoxl:=S211/Y211" table:style-name="ce14">
            <text:p>38,889</text:p>
          </table:table-cell>
          <table:table-cell office:value-type="float" office:value="3955456.3492063549" table:formula="msoxl:=Z211+AA210" table:style-name="ce14">
            <text:p>3,955,456</text:p>
          </table:table-cell>
          <table:table-cell office:value-type="float" office:value="38888.888888888992" table:formula="msoxl:=AA211-AA210" table:style-name="ce14">
            <text:p>38,889</text:p>
          </table:table-cell>
          <table:table-cell office:value-type="percentage" office:value="0" table:formula="msoxl:=AB211/AB21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10" table:style-name="ce22">
            <text:p>210</text:p>
          </table:table-cell>
          <table:table-cell office:value-type="float" office:value="371631.64960143738" table:formula="msoxl:=C211+C211*0.001" table:style-name="ce23">
            <text:p>371,632</text:p>
          </table:table-cell>
          <table:table-cell office:value-type="float" office:value="34814489.359726839" table:formula="msoxl:=C212+D211" table:style-name="ce16">
            <text:p>34,814,489</text:p>
          </table:table-cell>
          <table:table-cell office:value-type="float" office:value="371.26038921222789" table:formula="msoxl:=C212-C211" table:style-name="ce16">
            <text:p>371</text:p>
          </table:table-cell>
          <table:table-cell office:value-type="percentage" office:value="1.0000000000001119E-3" table:formula="msoxl:=(C212/C211)-1" table:style-name="ce13">
            <text:p>0.10%</text:p>
          </table:table-cell>
          <table:table-cell office:value-type="percentage" office:value="-2.2204460492503131E-16" table:formula="msoxl:=F211-F212" table:style-name="ce13">
            <text:p>0.00%</text:p>
          </table:table-cell>
          <table:table-cell office:value-type="float" office:value="9" table:formula="msoxl:=IF(I212=I211,1+H211,1)" table:style-name="ce34">
            <text:p>9</text:p>
          </table:table-cell>
          <table:table-cell office:value-type="string" table:style-name="ce22">
            <text:p>Meloratio</text:p>
          </table:table-cell>
          <table:table-cell office:value-type="float" office:value="11" table:formula="msoxl:=IF(I212=I211,J211,J211+1)" table:style-name="ce23">
            <text:p>11</text:p>
          </table:table-cell>
          <table:table-cell office:value-type="float" office:value="33784.695418312491" table:formula="msoxl:=C212/J212" table:style-name="ce14">
            <text:p>33,785</text:p>
          </table:table-cell>
          <table:table-cell office:value-type="float" office:value="3946429.6246535275" table:formula="msoxl:=K212+L211" table:style-name="ce14">
            <text:p>3,946,430</text:p>
          </table:table-cell>
          <table:table-cell office:value-type="float" office:value="33784.69541831268" table:formula="msoxl:=L212-L211" table:style-name="ce14">
            <text:p>33,785</text:p>
          </table:table-cell>
          <table:table-cell office:value-type="percentage" office:value="1.0000000000121023E-3" table:formula="msoxl:=M212/M21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10" table:style-name="ce22">
            <text:p>210</text:p>
          </table:table-cell>
          <table:table-cell office:value-type="float" office:value="350000" table:style-name="ce23">
            <text:p>350,000</text:p>
          </table:table-cell>
          <table:table-cell office:value-type="float" office:value="33850000" table:formula="msoxl:=S212+T211" table:style-name="ce16">
            <text:p>33,850,000</text:p>
          </table:table-cell>
          <table:table-cell office:value-type="float" office:value="0" table:formula="msoxl:=S212-S211" table:style-name="ce17">
            <text:p>0</text:p>
          </table:table-cell>
          <table:table-cell office:value-type="percentage" office:value="0" table:formula="msoxl:=(S212/S211)-1" table:style-name="ce13">
            <text:p>0.00%</text:p>
          </table:table-cell>
          <table:table-cell office:value-type="percentage" office:value="0" table:formula="msoxl:=V211-V212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212=X211,Y211,Y211+1)" table:style-name="ce23">
            <text:p>9</text:p>
          </table:table-cell>
          <table:table-cell office:value-type="float" office:value="38888.888888888891" table:formula="msoxl:=S212/Y212" table:style-name="ce14">
            <text:p>38,889</text:p>
          </table:table-cell>
          <table:table-cell office:value-type="float" office:value="3994345.2380952439" table:formula="msoxl:=Z212+AA211" table:style-name="ce14">
            <text:p>3,994,345</text:p>
          </table:table-cell>
          <table:table-cell office:value-type="float" office:value="38888.888888888992" table:formula="msoxl:=AA212-AA211" table:style-name="ce14">
            <text:p>38,889</text:p>
          </table:table-cell>
          <table:table-cell office:value-type="percentage" office:value="0" table:formula="msoxl:=AB212/AB21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11" table:style-name="ce22">
            <text:p>211</text:p>
          </table:table-cell>
          <table:table-cell office:value-type="float" office:value="372003.28125103883" table:formula="msoxl:=C212+C212*0.001" table:style-name="ce23">
            <text:p>372,003</text:p>
          </table:table-cell>
          <table:table-cell office:value-type="float" office:value="35186492.640977874" table:formula="msoxl:=C213+D212" table:style-name="ce16">
            <text:p>35,186,493</text:p>
          </table:table-cell>
          <table:table-cell office:value-type="float" office:value="371.63164960144786" table:formula="msoxl:=C213-C212" table:style-name="ce16">
            <text:p>372</text:p>
          </table:table-cell>
          <table:table-cell office:value-type="percentage" office:value="1.0000000000001119E-3" table:formula="msoxl:=(C213/C212)-1" table:style-name="ce13">
            <text:p>0.10%</text:p>
          </table:table-cell>
          <table:table-cell office:value-type="percentage" office:value="0" table:formula="msoxl:=F212-F213" table:style-name="ce13">
            <text:p>0.00%</text:p>
          </table:table-cell>
          <table:table-cell office:value-type="float" office:value="10" table:formula="msoxl:=IF(I213=I212,1+H212,1)" table:style-name="ce34">
            <text:p>10</text:p>
          </table:table-cell>
          <table:table-cell office:value-type="string" table:style-name="ce22">
            <text:p>Meloratio</text:p>
          </table:table-cell>
          <table:table-cell office:value-type="float" office:value="11" table:formula="msoxl:=IF(I213=I212,J212,J212+1)" table:style-name="ce23">
            <text:p>11</text:p>
          </table:table-cell>
          <table:table-cell office:value-type="float" office:value="33818.480113730802" table:formula="msoxl:=C213/J213" table:style-name="ce14">
            <text:p>33,818</text:p>
          </table:table-cell>
          <table:table-cell office:value-type="float" office:value="3980248.1047672583" table:formula="msoxl:=K213+L212" table:style-name="ce14">
            <text:p>3,980,248</text:p>
          </table:table-cell>
          <table:table-cell office:value-type="float" office:value="33818.480113730766" table:formula="msoxl:=L213-L212" table:style-name="ce14">
            <text:p>33,818</text:p>
          </table:table-cell>
          <table:table-cell office:value-type="percentage" office:value="9.9999999999322853E-4" table:formula="msoxl:=M213/M21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11" table:style-name="ce22">
            <text:p>211</text:p>
          </table:table-cell>
          <table:table-cell office:value-type="float" office:value="350000" table:style-name="ce23">
            <text:p>350,000</text:p>
          </table:table-cell>
          <table:table-cell office:value-type="float" office:value="34200000" table:formula="msoxl:=S213+T212" table:style-name="ce16">
            <text:p>34,200,000</text:p>
          </table:table-cell>
          <table:table-cell office:value-type="float" office:value="0" table:formula="msoxl:=S213-S212" table:style-name="ce17">
            <text:p>0</text:p>
          </table:table-cell>
          <table:table-cell office:value-type="percentage" office:value="0" table:formula="msoxl:=(S213/S212)-1" table:style-name="ce13">
            <text:p>0.00%</text:p>
          </table:table-cell>
          <table:table-cell office:value-type="percentage" office:value="0" table:formula="msoxl:=V212-V213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213=X212,Y212,Y212+1)" table:style-name="ce23">
            <text:p>9</text:p>
          </table:table-cell>
          <table:table-cell office:value-type="float" office:value="38888.888888888891" table:formula="msoxl:=S213/Y213" table:style-name="ce14">
            <text:p>38,889</text:p>
          </table:table-cell>
          <table:table-cell office:value-type="float" office:value="4033234.1269841329" table:formula="msoxl:=Z213+AA212" table:style-name="ce14">
            <text:p>4,033,234</text:p>
          </table:table-cell>
          <table:table-cell office:value-type="float" office:value="38888.888888888992" table:formula="msoxl:=AA213-AA212" table:style-name="ce14">
            <text:p>38,889</text:p>
          </table:table-cell>
          <table:table-cell office:value-type="percentage" office:value="0" table:formula="msoxl:=AB213/AB21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12" table:style-name="ce22">
            <text:p>212</text:p>
          </table:table-cell>
          <table:table-cell office:value-type="float" office:value="372375.28453228989" table:formula="msoxl:=C213+C213*0.001" table:style-name="ce23">
            <text:p>372,375</text:p>
          </table:table-cell>
          <table:table-cell office:value-type="float" office:value="35558867.925510161" table:formula="msoxl:=C214+D213" table:style-name="ce16">
            <text:p>35,558,868</text:p>
          </table:table-cell>
          <table:table-cell office:value-type="float" office:value="372.00328125106171" table:formula="msoxl:=C214-C213" table:style-name="ce16">
            <text:p>372</text:p>
          </table:table-cell>
          <table:table-cell office:value-type="percentage" office:value="1.0000000000001119E-3" table:formula="msoxl:=(C214/C213)-1" table:style-name="ce13">
            <text:p>0.10%</text:p>
          </table:table-cell>
          <table:table-cell office:value-type="percentage" office:value="0" table:formula="msoxl:=F213-F214" table:style-name="ce13">
            <text:p>0.00%</text:p>
          </table:table-cell>
          <table:table-cell office:value-type="float" office:value="11" table:formula="msoxl:=IF(I214=I213,1+H213,1)" table:style-name="ce34">
            <text:p>11</text:p>
          </table:table-cell>
          <table:table-cell office:value-type="string" table:style-name="ce22">
            <text:p>Meloratio</text:p>
          </table:table-cell>
          <table:table-cell office:value-type="float" office:value="11" table:formula="msoxl:=IF(I214=I213,J213,J213+1)" table:style-name="ce23">
            <text:p>11</text:p>
          </table:table-cell>
          <table:table-cell office:value-type="float" office:value="33852.298593844534" table:formula="msoxl:=C214/J214" table:style-name="ce14">
            <text:p>33,852</text:p>
          </table:table-cell>
          <table:table-cell office:value-type="float" office:value="4014100.403361103" table:formula="msoxl:=K214+L213" table:style-name="ce14">
            <text:p>4,014,100</text:p>
          </table:table-cell>
          <table:table-cell office:value-type="float" office:value="33852.298593844753" table:formula="msoxl:=L214-L213" table:style-name="ce14">
            <text:p>33,852</text:p>
          </table:table-cell>
          <table:table-cell office:value-type="percentage" office:value="1.0000000000076614E-3" table:formula="msoxl:=M214/M21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12" table:style-name="ce22">
            <text:p>212</text:p>
          </table:table-cell>
          <table:table-cell office:value-type="float" office:value="350000" table:style-name="ce23">
            <text:p>350,000</text:p>
          </table:table-cell>
          <table:table-cell office:value-type="float" office:value="34550000" table:formula="msoxl:=S214+T213" table:style-name="ce16">
            <text:p>34,550,000</text:p>
          </table:table-cell>
          <table:table-cell office:value-type="float" office:value="0" table:formula="msoxl:=S214-S213" table:style-name="ce17">
            <text:p>0</text:p>
          </table:table-cell>
          <table:table-cell office:value-type="percentage" office:value="0" table:formula="msoxl:=(S214/S213)-1" table:style-name="ce13">
            <text:p>0.00%</text:p>
          </table:table-cell>
          <table:table-cell office:value-type="percentage" office:value="0" table:formula="msoxl:=V213-V214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214=X213,Y213,Y213+1)" table:style-name="ce23">
            <text:p>9</text:p>
          </table:table-cell>
          <table:table-cell office:value-type="float" office:value="38888.888888888891" table:formula="msoxl:=S214/Y214" table:style-name="ce14">
            <text:p>38,889</text:p>
          </table:table-cell>
          <table:table-cell office:value-type="float" office:value="4072123.0158730219" table:formula="msoxl:=Z214+AA213" table:style-name="ce14">
            <text:p>4,072,123</text:p>
          </table:table-cell>
          <table:table-cell office:value-type="float" office:value="38888.888888888992" table:formula="msoxl:=AA214-AA213" table:style-name="ce14">
            <text:p>38,889</text:p>
          </table:table-cell>
          <table:table-cell office:value-type="percentage" office:value="0" table:formula="msoxl:=AB214/AB21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13" table:style-name="ce22">
            <text:p>213</text:p>
          </table:table-cell>
          <table:table-cell office:value-type="float" office:value="372747.65981682221" table:formula="msoxl:=C214+C214*0.001" table:style-name="ce23">
            <text:p>372,748</text:p>
          </table:table-cell>
          <table:table-cell office:value-type="float" office:value="35931615.585326985" table:formula="msoxl:=C215+D214" table:style-name="ce16">
            <text:p>35,931,616</text:p>
          </table:table-cell>
          <table:table-cell office:value-type="float" office:value="372.37528453231789" table:formula="msoxl:=C215-C214" table:style-name="ce16">
            <text:p>372</text:p>
          </table:table-cell>
          <table:table-cell office:value-type="percentage" office:value="1.0000000000001119E-3" table:formula="msoxl:=(C215/C214)-1" table:style-name="ce13">
            <text:p>0.10%</text:p>
          </table:table-cell>
          <table:table-cell office:value-type="percentage" office:value="0" table:formula="msoxl:=F214-F215" table:style-name="ce13">
            <text:p>0.00%</text:p>
          </table:table-cell>
          <table:table-cell office:value-type="float" office:value="12" table:formula="msoxl:=IF(I215=I214,1+H214,1)" table:style-name="ce34">
            <text:p>12</text:p>
          </table:table-cell>
          <table:table-cell office:value-type="string" table:style-name="ce22">
            <text:p>Meloratio</text:p>
          </table:table-cell>
          <table:table-cell office:value-type="float" office:value="11" table:formula="msoxl:=IF(I215=I214,J214,J214+1)" table:style-name="ce23">
            <text:p>11</text:p>
          </table:table-cell>
          <table:table-cell office:value-type="float" office:value="33886.150892438382" table:formula="msoxl:=C215/J215" table:style-name="ce14">
            <text:p>33,886</text:p>
          </table:table-cell>
          <table:table-cell office:value-type="float" office:value="4047986.5542535414" table:formula="msoxl:=K215+L214" table:style-name="ce14">
            <text:p>4,047,987</text:p>
          </table:table-cell>
          <table:table-cell office:value-type="float" office:value="33886.150892438367" table:formula="msoxl:=L215-L214" table:style-name="ce14">
            <text:p>33,886</text:p>
          </table:table-cell>
          <table:table-cell office:value-type="percentage" office:value="9.9999999999322853E-4" table:formula="msoxl:=M215/M21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13" table:style-name="ce22">
            <text:p>213</text:p>
          </table:table-cell>
          <table:table-cell office:value-type="float" office:value="350000" table:style-name="ce23">
            <text:p>350,000</text:p>
          </table:table-cell>
          <table:table-cell office:value-type="float" office:value="34900000" table:formula="msoxl:=S215+T214" table:style-name="ce16">
            <text:p>34,900,000</text:p>
          </table:table-cell>
          <table:table-cell office:value-type="float" office:value="0" table:formula="msoxl:=S215-S214" table:style-name="ce17">
            <text:p>0</text:p>
          </table:table-cell>
          <table:table-cell office:value-type="percentage" office:value="0" table:formula="msoxl:=(S215/S214)-1" table:style-name="ce13">
            <text:p>0.00%</text:p>
          </table:table-cell>
          <table:table-cell office:value-type="percentage" office:value="0" table:formula="msoxl:=V214-V215" table:style-name="ce13">
            <text:p>0.00%</text:p>
          </table:table-cell>
          <table:table-cell office:value-type="string" table:style-name="ce22">
            <text:p>Eliquo</text:p>
          </table:table-cell>
          <table:table-cell office:value-type="float" office:value="9" table:formula="msoxl:=IF(X215=X214,Y214,Y214+1)" table:style-name="ce23">
            <text:p>9</text:p>
          </table:table-cell>
          <table:table-cell office:value-type="float" office:value="38888.888888888891" table:formula="msoxl:=S215/Y215" table:style-name="ce14">
            <text:p>38,889</text:p>
          </table:table-cell>
          <table:table-cell office:value-type="float" office:value="4111011.9047619109" table:formula="msoxl:=Z215+AA214" table:style-name="ce14">
            <text:p>4,111,012</text:p>
          </table:table-cell>
          <table:table-cell office:value-type="float" office:value="38888.888888888992" table:formula="msoxl:=AA215-AA214" table:style-name="ce14">
            <text:p>38,889</text:p>
          </table:table-cell>
          <table:table-cell office:value-type="percentage" office:value="0" table:formula="msoxl:=AB215/AB21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14" table:style-name="ce22">
            <text:p>214</text:p>
          </table:table-cell>
          <table:table-cell office:value-type="float" office:value="373120.40747663903" table:formula="msoxl:=C215+C215*0.001" table:style-name="ce23">
            <text:p>373,120</text:p>
          </table:table-cell>
          <table:table-cell office:value-type="float" office:value="36304735.992803626" table:formula="msoxl:=C216+D215" table:style-name="ce16">
            <text:p>36,304,736</text:p>
          </table:table-cell>
          <table:table-cell office:value-type="float" office:value="372.74765981681412" table:formula="msoxl:=C216-C215" table:style-name="ce16">
            <text:p>373</text:p>
          </table:table-cell>
          <table:table-cell office:value-type="percentage" office:value="9.9999999999988987E-4" table:formula="msoxl:=(C216/C215)-1" table:style-name="ce13">
            <text:p>0.10%</text:p>
          </table:table-cell>
          <table:table-cell office:value-type="percentage" office:value="2.2204460492503131E-16" table:formula="msoxl:=F215-F216" table:style-name="ce13">
            <text:p>0.00%</text:p>
          </table:table-cell>
          <table:table-cell office:value-type="float" office:value="1" table:formula="msoxl:=IF(I216=I215,1+H215,1)" table:style-name="ce34">
            <text:p>1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16=I215,J215,J215+1)" table:style-name="ce23">
            <text:p>12</text:p>
          </table:table-cell>
          <table:table-cell office:value-type="float" office:value="31093.367289719918" table:formula="msoxl:=C216/J216" table:style-name="ce14">
            <text:p>31,093</text:p>
          </table:table-cell>
          <table:table-cell office:value-type="float" office:value="4079079.9215432615" table:formula="msoxl:=K216+L215" table:style-name="ce14">
            <text:p>4,079,080</text:p>
          </table:table-cell>
          <table:table-cell office:value-type="float" office:value="31093.367289720103" table:formula="msoxl:=L216-L215" table:style-name="ce14">
            <text:p>31,093</text:p>
          </table:table-cell>
          <table:table-cell office:value-type="percentage" office:value="-8.2416666666660809E-2" table:formula="msoxl:=M216/M215-1" table:style-name="ce13">
            <text:p>-8.24%</text:p>
          </table:table-cell>
          <table:table-cell table:number-columns-repeated="2" table:style-name="ce22"/>
          <table:table-cell table:style-name="ce23"/>
          <table:table-cell office:value-type="float" office:value="214" table:style-name="ce22">
            <text:p>214</text:p>
          </table:table-cell>
          <table:table-cell office:value-type="float" office:value="350000" table:style-name="ce23">
            <text:p>350,000</text:p>
          </table:table-cell>
          <table:table-cell office:value-type="float" office:value="35250000" table:formula="msoxl:=S216+T215" table:style-name="ce16">
            <text:p>35,250,000</text:p>
          </table:table-cell>
          <table:table-cell office:value-type="float" office:value="0" table:formula="msoxl:=S216-S215" table:style-name="ce17">
            <text:p>0</text:p>
          </table:table-cell>
          <table:table-cell office:value-type="percentage" office:value="0" table:formula="msoxl:=(S216/S215)-1" table:style-name="ce13">
            <text:p>0.00%</text:p>
          </table:table-cell>
          <table:table-cell office:value-type="percentage" office:value="0" table:formula="msoxl:=V215-V216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16=X215,Y215,Y215+1)" table:style-name="ce23">
            <text:p>10</text:p>
          </table:table-cell>
          <table:table-cell office:value-type="float" office:value="35000" table:formula="msoxl:=S216/Y216" table:style-name="ce14">
            <text:p>35,000</text:p>
          </table:table-cell>
          <table:table-cell office:value-type="float" office:value="4146011.9047619109" table:formula="msoxl:=Z216+AA215" table:style-name="ce14">
            <text:p>4,146,012</text:p>
          </table:table-cell>
          <table:table-cell office:value-type="float" office:value="35000" table:formula="msoxl:=AA216-AA215" table:style-name="ce14">
            <text:p>35,000</text:p>
          </table:table-cell>
          <table:table-cell office:value-type="percentage" office:value="-0.10000000000000242" table:formula="msoxl:=AB216/AB215-1" table:style-name="ce13">
            <text:p>-1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15" table:style-name="ce22">
            <text:p>215</text:p>
          </table:table-cell>
          <table:table-cell office:value-type="float" office:value="373493.52788411564" table:formula="msoxl:=C216+C216*0.001" table:style-name="ce23">
            <text:p>373,494</text:p>
          </table:table-cell>
          <table:table-cell office:value-type="float" office:value="36678229.520687744" table:formula="msoxl:=C217+D216" table:style-name="ce16">
            <text:p>36,678,230</text:p>
          </table:table-cell>
          <table:table-cell office:value-type="float" office:value="373.12040747661376" table:formula="msoxl:=C217-C216" table:style-name="ce16">
            <text:p>373</text:p>
          </table:table-cell>
          <table:table-cell office:value-type="percentage" office:value="9.9999999999988987E-4" table:formula="msoxl:=(C217/C216)-1" table:style-name="ce13">
            <text:p>0.10%</text:p>
          </table:table-cell>
          <table:table-cell office:value-type="percentage" office:value="0" table:formula="msoxl:=F216-F217" table:style-name="ce13">
            <text:p>0.00%</text:p>
          </table:table-cell>
          <table:table-cell office:value-type="float" office:value="2" table:formula="msoxl:=IF(I217=I216,1+H216,1)" table:style-name="ce34">
            <text:p>2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17=I216,J216,J216+1)" table:style-name="ce23">
            <text:p>12</text:p>
          </table:table-cell>
          <table:table-cell office:value-type="float" office:value="31124.460657009637" table:formula="msoxl:=C217/J217" table:style-name="ce14">
            <text:p>31,124</text:p>
          </table:table-cell>
          <table:table-cell office:value-type="float" office:value="4110204.3822002714" table:formula="msoxl:=K217+L216" table:style-name="ce14">
            <text:p>4,110,204</text:p>
          </table:table-cell>
          <table:table-cell office:value-type="float" office:value="31124.460657009855" table:formula="msoxl:=L217-L216" table:style-name="ce14">
            <text:p>31,124</text:p>
          </table:table-cell>
          <table:table-cell office:value-type="percentage" office:value="1.0000000000010001E-3" table:formula="msoxl:=M217/M21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15" table:style-name="ce22">
            <text:p>215</text:p>
          </table:table-cell>
          <table:table-cell office:value-type="float" office:value="350000" table:style-name="ce23">
            <text:p>350,000</text:p>
          </table:table-cell>
          <table:table-cell office:value-type="float" office:value="35600000" table:formula="msoxl:=S217+T216" table:style-name="ce16">
            <text:p>35,600,000</text:p>
          </table:table-cell>
          <table:table-cell office:value-type="float" office:value="0" table:formula="msoxl:=S217-S216" table:style-name="ce17">
            <text:p>0</text:p>
          </table:table-cell>
          <table:table-cell office:value-type="percentage" office:value="0" table:formula="msoxl:=(S217/S216)-1" table:style-name="ce13">
            <text:p>0.00%</text:p>
          </table:table-cell>
          <table:table-cell office:value-type="percentage" office:value="0" table:formula="msoxl:=V216-V217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17=X216,Y216,Y216+1)" table:style-name="ce23">
            <text:p>10</text:p>
          </table:table-cell>
          <table:table-cell office:value-type="float" office:value="35000" table:formula="msoxl:=S217/Y217" table:style-name="ce14">
            <text:p>35,000</text:p>
          </table:table-cell>
          <table:table-cell office:value-type="float" office:value="4181011.9047619109" table:formula="msoxl:=Z217+AA216" table:style-name="ce14">
            <text:p>4,181,012</text:p>
          </table:table-cell>
          <table:table-cell office:value-type="float" office:value="35000" table:formula="msoxl:=AA217-AA216" table:style-name="ce14">
            <text:p>35,000</text:p>
          </table:table-cell>
          <table:table-cell office:value-type="percentage" office:value="0" table:formula="msoxl:=AB217/AB21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16" table:style-name="ce22">
            <text:p>216</text:p>
          </table:table-cell>
          <table:table-cell office:value-type="float" office:value="373867.02141199977" table:formula="msoxl:=C217+C217*0.001" table:style-name="ce23">
            <text:p>373,867</text:p>
          </table:table-cell>
          <table:table-cell office:value-type="float" office:value="37052096.542099744" table:formula="msoxl:=C218+D217" table:style-name="ce16">
            <text:p>37,052,097</text:p>
          </table:table-cell>
          <table:table-cell office:value-type="float" office:value="373.49352788412943" table:formula="msoxl:=C218-C217" table:style-name="ce16">
            <text:p>373</text:p>
          </table:table-cell>
          <table:table-cell office:value-type="percentage" office:value="1.0000000000001119E-3" table:formula="msoxl:=(C218/C217)-1" table:style-name="ce13">
            <text:p>0.10%</text:p>
          </table:table-cell>
          <table:table-cell office:value-type="percentage" office:value="-2.2204460492503131E-16" table:formula="msoxl:=F217-F218" table:style-name="ce13">
            <text:p>0.00%</text:p>
          </table:table-cell>
          <table:table-cell office:value-type="float" office:value="3" table:formula="msoxl:=IF(I218=I217,1+H217,1)" table:style-name="ce34">
            <text:p>3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18=I217,J217,J217+1)" table:style-name="ce23">
            <text:p>12</text:p>
          </table:table-cell>
          <table:table-cell office:value-type="float" office:value="31155.585117666647" table:formula="msoxl:=C218/J218" table:style-name="ce14">
            <text:p>31,156</text:p>
          </table:table-cell>
          <table:table-cell office:value-type="float" office:value="4141359.9673179379" table:formula="msoxl:=K218+L217" table:style-name="ce14">
            <text:p>4,141,360</text:p>
          </table:table-cell>
          <table:table-cell office:value-type="float" office:value="31155.585117666516" table:formula="msoxl:=L218-L217" table:style-name="ce14">
            <text:p>31,156</text:p>
          </table:table-cell>
          <table:table-cell office:value-type="percentage" office:value="9.9999999998878764E-4" table:formula="msoxl:=M218/M21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16" table:style-name="ce22">
            <text:p>216</text:p>
          </table:table-cell>
          <table:table-cell office:value-type="float" office:value="350000" table:style-name="ce23">
            <text:p>350,000</text:p>
          </table:table-cell>
          <table:table-cell office:value-type="float" office:value="35950000" table:formula="msoxl:=S218+T217" table:style-name="ce16">
            <text:p>35,950,000</text:p>
          </table:table-cell>
          <table:table-cell office:value-type="float" office:value="0" table:formula="msoxl:=S218-S217" table:style-name="ce17">
            <text:p>0</text:p>
          </table:table-cell>
          <table:table-cell office:value-type="percentage" office:value="0" table:formula="msoxl:=(S218/S217)-1" table:style-name="ce13">
            <text:p>0.00%</text:p>
          </table:table-cell>
          <table:table-cell office:value-type="percentage" office:value="0" table:formula="msoxl:=V217-V218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18=X217,Y217,Y217+1)" table:style-name="ce23">
            <text:p>10</text:p>
          </table:table-cell>
          <table:table-cell office:value-type="float" office:value="35000" table:formula="msoxl:=S218/Y218" table:style-name="ce14">
            <text:p>35,000</text:p>
          </table:table-cell>
          <table:table-cell office:value-type="float" office:value="4216011.9047619104" table:formula="msoxl:=Z218+AA217" table:style-name="ce14">
            <text:p>4,216,012</text:p>
          </table:table-cell>
          <table:table-cell office:value-type="float" office:value="34999.999999999534" table:formula="msoxl:=AA218-AA217" table:style-name="ce14">
            <text:p>35,000</text:p>
          </table:table-cell>
          <table:table-cell office:value-type="percentage" office:value="-1.3322676295501878E-14" table:formula="msoxl:=AB218/AB21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17" table:style-name="ce22">
            <text:p>217</text:p>
          </table:table-cell>
          <table:table-cell office:value-type="float" office:value="374240.88843341178" table:formula="msoxl:=C218+C218*0.001" table:style-name="ce23">
            <text:p>374,241</text:p>
          </table:table-cell>
          <table:table-cell office:value-type="float" office:value="37426337.430533156" table:formula="msoxl:=C219+D218" table:style-name="ce16">
            <text:p>37,426,337</text:p>
          </table:table-cell>
          <table:table-cell office:value-type="float" office:value="373.86702141200658" table:formula="msoxl:=C219-C218" table:style-name="ce16">
            <text:p>374</text:p>
          </table:table-cell>
          <table:table-cell office:value-type="percentage" office:value="1.0000000000001119E-3" table:formula="msoxl:=(C219/C218)-1" table:style-name="ce13">
            <text:p>0.10%</text:p>
          </table:table-cell>
          <table:table-cell office:value-type="percentage" office:value="0" table:formula="msoxl:=F218-F219" table:style-name="ce13">
            <text:p>0.00%</text:p>
          </table:table-cell>
          <table:table-cell office:value-type="float" office:value="4" table:formula="msoxl:=IF(I219=I218,1+H218,1)" table:style-name="ce34">
            <text:p>4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19=I218,J218,J218+1)" table:style-name="ce23">
            <text:p>12</text:p>
          </table:table-cell>
          <table:table-cell office:value-type="float" office:value="31186.740702784315" table:formula="msoxl:=C219/J219" table:style-name="ce14">
            <text:p>31,187</text:p>
          </table:table-cell>
          <table:table-cell office:value-type="float" office:value="4172546.708020722" table:formula="msoxl:=K219+L218" table:style-name="ce14">
            <text:p>4,172,547</text:p>
          </table:table-cell>
          <table:table-cell office:value-type="float" office:value="31186.740702784155" table:formula="msoxl:=L219-L218" table:style-name="ce14">
            <text:p>31,187</text:p>
          </table:table-cell>
          <table:table-cell office:value-type="percentage" office:value="9.9999999999900169E-4" table:formula="msoxl:=M219/M21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17" table:style-name="ce22">
            <text:p>217</text:p>
          </table:table-cell>
          <table:table-cell office:value-type="float" office:value="350000" table:style-name="ce23">
            <text:p>350,000</text:p>
          </table:table-cell>
          <table:table-cell office:value-type="float" office:value="36300000" table:formula="msoxl:=S219+T218" table:style-name="ce16">
            <text:p>36,300,000</text:p>
          </table:table-cell>
          <table:table-cell office:value-type="float" office:value="0" table:formula="msoxl:=S219-S218" table:style-name="ce17">
            <text:p>0</text:p>
          </table:table-cell>
          <table:table-cell office:value-type="percentage" office:value="0" table:formula="msoxl:=(S219/S218)-1" table:style-name="ce13">
            <text:p>0.00%</text:p>
          </table:table-cell>
          <table:table-cell office:value-type="percentage" office:value="0" table:formula="msoxl:=V218-V219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19=X218,Y218,Y218+1)" table:style-name="ce23">
            <text:p>10</text:p>
          </table:table-cell>
          <table:table-cell office:value-type="float" office:value="35000" table:formula="msoxl:=S219/Y219" table:style-name="ce14">
            <text:p>35,000</text:p>
          </table:table-cell>
          <table:table-cell office:value-type="float" office:value="4251011.9047619104" table:formula="msoxl:=Z219+AA218" table:style-name="ce14">
            <text:p>4,251,012</text:p>
          </table:table-cell>
          <table:table-cell office:value-type="float" office:value="35000" table:formula="msoxl:=AA219-AA218" table:style-name="ce14">
            <text:p>35,000</text:p>
          </table:table-cell>
          <table:table-cell office:value-type="percentage" office:value="1.3322676295501878E-14" table:formula="msoxl:=AB219/AB21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18" table:style-name="ce22">
            <text:p>218</text:p>
          </table:table-cell>
          <table:table-cell office:value-type="float" office:value="374615.12932184519" table:formula="msoxl:=C219+C219*0.001" table:style-name="ce23">
            <text:p>374,615</text:p>
          </table:table-cell>
          <table:table-cell office:value-type="float" office:value="37800952.559854999" table:formula="msoxl:=C220+D219" table:style-name="ce16">
            <text:p>37,800,953</text:p>
          </table:table-cell>
          <table:table-cell office:value-type="float" office:value="374.24088843341451" table:formula="msoxl:=C220-C219" table:style-name="ce16">
            <text:p>374</text:p>
          </table:table-cell>
          <table:table-cell office:value-type="percentage" office:value="1.0000000000001119E-3" table:formula="msoxl:=(C220/C219)-1" table:style-name="ce13">
            <text:p>0.10%</text:p>
          </table:table-cell>
          <table:table-cell office:value-type="percentage" office:value="0" table:formula="msoxl:=F219-F220" table:style-name="ce13">
            <text:p>0.00%</text:p>
          </table:table-cell>
          <table:table-cell office:value-type="float" office:value="5" table:formula="msoxl:=IF(I220=I219,1+H219,1)" table:style-name="ce34">
            <text:p>5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20=I219,J219,J219+1)" table:style-name="ce23">
            <text:p>12</text:p>
          </table:table-cell>
          <table:table-cell office:value-type="float" office:value="31217.9274434871" table:formula="msoxl:=C220/J220" table:style-name="ce14">
            <text:p>31,218</text:p>
          </table:table-cell>
          <table:table-cell office:value-type="float" office:value="4203764.6354642091" table:formula="msoxl:=K220+L219" table:style-name="ce14">
            <text:p>4,203,765</text:p>
          </table:table-cell>
          <table:table-cell office:value-type="float" office:value="31217.927443487104" table:formula="msoxl:=L220-L219" table:style-name="ce14">
            <text:p>31,218</text:p>
          </table:table-cell>
          <table:table-cell office:value-type="percentage" office:value="1.0000000000052189E-3" table:formula="msoxl:=M220/M21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18" table:style-name="ce22">
            <text:p>218</text:p>
          </table:table-cell>
          <table:table-cell office:value-type="float" office:value="350000" table:style-name="ce23">
            <text:p>350,000</text:p>
          </table:table-cell>
          <table:table-cell office:value-type="float" office:value="36650000" table:formula="msoxl:=S220+T219" table:style-name="ce16">
            <text:p>36,650,000</text:p>
          </table:table-cell>
          <table:table-cell office:value-type="float" office:value="0" table:formula="msoxl:=S220-S219" table:style-name="ce17">
            <text:p>0</text:p>
          </table:table-cell>
          <table:table-cell office:value-type="percentage" office:value="0" table:formula="msoxl:=(S220/S219)-1" table:style-name="ce13">
            <text:p>0.00%</text:p>
          </table:table-cell>
          <table:table-cell office:value-type="percentage" office:value="0" table:formula="msoxl:=V219-V220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20=X219,Y219,Y219+1)" table:style-name="ce23">
            <text:p>10</text:p>
          </table:table-cell>
          <table:table-cell office:value-type="float" office:value="35000" table:formula="msoxl:=S220/Y220" table:style-name="ce14">
            <text:p>35,000</text:p>
          </table:table-cell>
          <table:table-cell office:value-type="float" office:value="4286011.9047619104" table:formula="msoxl:=Z220+AA219" table:style-name="ce14">
            <text:p>4,286,012</text:p>
          </table:table-cell>
          <table:table-cell office:value-type="float" office:value="35000" table:formula="msoxl:=AA220-AA219" table:style-name="ce14">
            <text:p>35,000</text:p>
          </table:table-cell>
          <table:table-cell office:value-type="percentage" office:value="0" table:formula="msoxl:=AB220/AB21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19" table:style-name="ce22">
            <text:p>219</text:p>
          </table:table-cell>
          <table:table-cell office:value-type="float" office:value="374989.74445116706" table:formula="msoxl:=C220+C220*0.001" table:style-name="ce23">
            <text:p>374,990</text:p>
          </table:table-cell>
          <table:table-cell office:value-type="float" office:value="38175942.304306164" table:formula="msoxl:=C221+D220" table:style-name="ce16">
            <text:p>38,175,942</text:p>
          </table:table-cell>
          <table:table-cell office:value-type="float" office:value="374.61512932187179" table:formula="msoxl:=C221-C220" table:style-name="ce16">
            <text:p>375</text:p>
          </table:table-cell>
          <table:table-cell office:value-type="percentage" office:value="1.0000000000001119E-3" table:formula="msoxl:=(C221/C220)-1" table:style-name="ce13">
            <text:p>0.10%</text:p>
          </table:table-cell>
          <table:table-cell office:value-type="percentage" office:value="0" table:formula="msoxl:=F220-F221" table:style-name="ce13">
            <text:p>0.00%</text:p>
          </table:table-cell>
          <table:table-cell office:value-type="float" office:value="6" table:formula="msoxl:=IF(I221=I220,1+H220,1)" table:style-name="ce34">
            <text:p>6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21=I220,J220,J220+1)" table:style-name="ce23">
            <text:p>12</text:p>
          </table:table-cell>
          <table:table-cell office:value-type="float" office:value="31249.14537093059" table:formula="msoxl:=C221/J221" table:style-name="ce14">
            <text:p>31,249</text:p>
          </table:table-cell>
          <table:table-cell office:value-type="float" office:value="4235013.7808351396" table:formula="msoxl:=K221+L220" table:style-name="ce14">
            <text:p>4,235,014</text:p>
          </table:table-cell>
          <table:table-cell office:value-type="float" office:value="31249.145370930433" table:formula="msoxl:=L221-L220" table:style-name="ce14">
            <text:p>31,249</text:p>
          </table:table-cell>
          <table:table-cell office:value-type="percentage" office:value="9.9999999999500488E-4" table:formula="msoxl:=M221/M22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19" table:style-name="ce22">
            <text:p>219</text:p>
          </table:table-cell>
          <table:table-cell office:value-type="float" office:value="350000" table:style-name="ce23">
            <text:p>350,000</text:p>
          </table:table-cell>
          <table:table-cell office:value-type="float" office:value="37000000" table:formula="msoxl:=S221+T220" table:style-name="ce16">
            <text:p>37,000,000</text:p>
          </table:table-cell>
          <table:table-cell office:value-type="float" office:value="0" table:formula="msoxl:=S221-S220" table:style-name="ce17">
            <text:p>0</text:p>
          </table:table-cell>
          <table:table-cell office:value-type="percentage" office:value="0" table:formula="msoxl:=(S221/S220)-1" table:style-name="ce13">
            <text:p>0.00%</text:p>
          </table:table-cell>
          <table:table-cell office:value-type="percentage" office:value="0" table:formula="msoxl:=V220-V221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21=X220,Y220,Y220+1)" table:style-name="ce23">
            <text:p>10</text:p>
          </table:table-cell>
          <table:table-cell office:value-type="float" office:value="35000" table:formula="msoxl:=S221/Y221" table:style-name="ce14">
            <text:p>35,000</text:p>
          </table:table-cell>
          <table:table-cell office:value-type="float" office:value="4321011.9047619104" table:formula="msoxl:=Z221+AA220" table:style-name="ce14">
            <text:p>4,321,012</text:p>
          </table:table-cell>
          <table:table-cell office:value-type="float" office:value="35000" table:formula="msoxl:=AA221-AA220" table:style-name="ce14">
            <text:p>35,000</text:p>
          </table:table-cell>
          <table:table-cell office:value-type="percentage" office:value="0" table:formula="msoxl:=AB221/AB22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20" table:style-name="ce22">
            <text:p>220</text:p>
          </table:table-cell>
          <table:table-cell office:value-type="float" office:value="375364.73419561825" table:formula="msoxl:=C221+C221*0.001" table:style-name="ce23">
            <text:p>375,365</text:p>
          </table:table-cell>
          <table:table-cell office:value-type="float" office:value="38551307.038501784" table:formula="msoxl:=C222+D221" table:style-name="ce16">
            <text:p>38,551,307</text:p>
          </table:table-cell>
          <table:table-cell office:value-type="float" office:value="374.98974445118802" table:formula="msoxl:=C222-C221" table:style-name="ce16">
            <text:p>375</text:p>
          </table:table-cell>
          <table:table-cell office:value-type="percentage" office:value="1.0000000000001119E-3" table:formula="msoxl:=(C222/C221)-1" table:style-name="ce13">
            <text:p>0.10%</text:p>
          </table:table-cell>
          <table:table-cell office:value-type="percentage" office:value="0" table:formula="msoxl:=F221-F222" table:style-name="ce13">
            <text:p>0.00%</text:p>
          </table:table-cell>
          <table:table-cell office:value-type="float" office:value="7" table:formula="msoxl:=IF(I222=I221,1+H221,1)" table:style-name="ce34">
            <text:p>7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22=I221,J221,J221+1)" table:style-name="ce23">
            <text:p>12</text:p>
          </table:table-cell>
          <table:table-cell office:value-type="float" office:value="31280.39451630152" table:formula="msoxl:=C222/J222" table:style-name="ce14">
            <text:p>31,280</text:p>
          </table:table-cell>
          <table:table-cell office:value-type="float" office:value="4266294.1753514409" table:formula="msoxl:=K222+L221" table:style-name="ce14">
            <text:p>4,266,294</text:p>
          </table:table-cell>
          <table:table-cell office:value-type="float" office:value="31280.394516301341" table:formula="msoxl:=L222-L221" table:style-name="ce14">
            <text:p>31,280</text:p>
          </table:table-cell>
          <table:table-cell office:value-type="percentage" office:value="9.9999999999922373E-4" table:formula="msoxl:=M222/M22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20" table:style-name="ce22">
            <text:p>220</text:p>
          </table:table-cell>
          <table:table-cell office:value-type="float" office:value="350000" table:style-name="ce23">
            <text:p>350,000</text:p>
          </table:table-cell>
          <table:table-cell office:value-type="float" office:value="37350000" table:formula="msoxl:=S222+T221" table:style-name="ce16">
            <text:p>37,350,000</text:p>
          </table:table-cell>
          <table:table-cell office:value-type="float" office:value="0" table:formula="msoxl:=S222-S221" table:style-name="ce17">
            <text:p>0</text:p>
          </table:table-cell>
          <table:table-cell office:value-type="percentage" office:value="0" table:formula="msoxl:=(S222/S221)-1" table:style-name="ce13">
            <text:p>0.00%</text:p>
          </table:table-cell>
          <table:table-cell office:value-type="percentage" office:value="0" table:formula="msoxl:=V221-V222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22=X221,Y221,Y221+1)" table:style-name="ce23">
            <text:p>10</text:p>
          </table:table-cell>
          <table:table-cell office:value-type="float" office:value="35000" table:formula="msoxl:=S222/Y222" table:style-name="ce14">
            <text:p>35,000</text:p>
          </table:table-cell>
          <table:table-cell office:value-type="float" office:value="4356011.9047619104" table:formula="msoxl:=Z222+AA221" table:style-name="ce14">
            <text:p>4,356,012</text:p>
          </table:table-cell>
          <table:table-cell office:value-type="float" office:value="35000" table:formula="msoxl:=AA222-AA221" table:style-name="ce14">
            <text:p>35,000</text:p>
          </table:table-cell>
          <table:table-cell office:value-type="percentage" office:value="0" table:formula="msoxl:=AB222/AB22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21" table:style-name="ce22">
            <text:p>221</text:p>
          </table:table-cell>
          <table:table-cell office:value-type="float" office:value="375740.09892981389" table:formula="msoxl:=C222+C222*0.001" table:style-name="ce23">
            <text:p>375,740</text:p>
          </table:table-cell>
          <table:table-cell office:value-type="float" office:value="38927047.137431599" table:formula="msoxl:=C223+D222" table:style-name="ce16">
            <text:p>38,927,047</text:p>
          </table:table-cell>
          <table:table-cell office:value-type="float" office:value="375.36473419563845" table:formula="msoxl:=C223-C222" table:style-name="ce16">
            <text:p>375</text:p>
          </table:table-cell>
          <table:table-cell office:value-type="percentage" office:value="1.0000000000001119E-3" table:formula="msoxl:=(C223/C222)-1" table:style-name="ce13">
            <text:p>0.10%</text:p>
          </table:table-cell>
          <table:table-cell office:value-type="percentage" office:value="0" table:formula="msoxl:=F222-F223" table:style-name="ce13">
            <text:p>0.00%</text:p>
          </table:table-cell>
          <table:table-cell office:value-type="float" office:value="8" table:formula="msoxl:=IF(I223=I222,1+H222,1)" table:style-name="ce34">
            <text:p>8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23=I222,J222,J222+1)" table:style-name="ce23">
            <text:p>12</text:p>
          </table:table-cell>
          <table:table-cell office:value-type="float" office:value="31311.674910817823" table:formula="msoxl:=C223/J223" table:style-name="ce14">
            <text:p>31,312</text:p>
          </table:table-cell>
          <table:table-cell office:value-type="float" office:value="4297605.8502622591" table:formula="msoxl:=K223+L222" table:style-name="ce14">
            <text:p>4,297,606</text:p>
          </table:table-cell>
          <table:table-cell office:value-type="float" office:value="31311.674910818227" table:formula="msoxl:=L223-L222" table:style-name="ce14">
            <text:p>31,312</text:p>
          </table:table-cell>
          <table:table-cell office:value-type="percentage" office:value="1.0000000000187637E-3" table:formula="msoxl:=M223/M22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21" table:style-name="ce22">
            <text:p>221</text:p>
          </table:table-cell>
          <table:table-cell office:value-type="float" office:value="350000" table:style-name="ce23">
            <text:p>350,000</text:p>
          </table:table-cell>
          <table:table-cell office:value-type="float" office:value="37700000" table:formula="msoxl:=S223+T222" table:style-name="ce16">
            <text:p>37,700,000</text:p>
          </table:table-cell>
          <table:table-cell office:value-type="float" office:value="0" table:formula="msoxl:=S223-S222" table:style-name="ce17">
            <text:p>0</text:p>
          </table:table-cell>
          <table:table-cell office:value-type="percentage" office:value="0" table:formula="msoxl:=(S223/S222)-1" table:style-name="ce13">
            <text:p>0.00%</text:p>
          </table:table-cell>
          <table:table-cell office:value-type="percentage" office:value="0" table:formula="msoxl:=V222-V223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23=X222,Y222,Y222+1)" table:style-name="ce23">
            <text:p>10</text:p>
          </table:table-cell>
          <table:table-cell office:value-type="float" office:value="35000" table:formula="msoxl:=S223/Y223" table:style-name="ce14">
            <text:p>35,000</text:p>
          </table:table-cell>
          <table:table-cell office:value-type="float" office:value="4391011.9047619104" table:formula="msoxl:=Z223+AA222" table:style-name="ce14">
            <text:p>4,391,012</text:p>
          </table:table-cell>
          <table:table-cell office:value-type="float" office:value="35000" table:formula="msoxl:=AA223-AA222" table:style-name="ce14">
            <text:p>35,000</text:p>
          </table:table-cell>
          <table:table-cell office:value-type="percentage" office:value="0" table:formula="msoxl:=AB223/AB22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22" table:style-name="ce22">
            <text:p>222</text:p>
          </table:table-cell>
          <table:table-cell office:value-type="float" office:value="376115.83902874368" table:formula="msoxl:=C223+C223*0.001" table:style-name="ce23">
            <text:p>376,116</text:p>
          </table:table-cell>
          <table:table-cell office:value-type="float" office:value="39303162.976460345" table:formula="msoxl:=C224+D223" table:style-name="ce16">
            <text:p>39,303,163</text:p>
          </table:table-cell>
          <table:table-cell office:value-type="float" office:value="375.74009892978938" table:formula="msoxl:=C224-C223" table:style-name="ce16">
            <text:p>376</text:p>
          </table:table-cell>
          <table:table-cell office:value-type="percentage" office:value="9.9999999999988987E-4" table:formula="msoxl:=(C224/C223)-1" table:style-name="ce13">
            <text:p>0.10%</text:p>
          </table:table-cell>
          <table:table-cell office:value-type="percentage" office:value="2.2204460492503131E-16" table:formula="msoxl:=F223-F224" table:style-name="ce13">
            <text:p>0.00%</text:p>
          </table:table-cell>
          <table:table-cell office:value-type="float" office:value="9" table:formula="msoxl:=IF(I224=I223,1+H223,1)" table:style-name="ce34">
            <text:p>9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24=I223,J223,J223+1)" table:style-name="ce23">
            <text:p>12</text:p>
          </table:table-cell>
          <table:table-cell office:value-type="float" office:value="31342.986585728639" table:formula="msoxl:=C224/J224" table:style-name="ce14">
            <text:p>31,343</text:p>
          </table:table-cell>
          <table:table-cell office:value-type="float" office:value="4328948.836847988" table:formula="msoxl:=K224+L223" table:style-name="ce14">
            <text:p>4,328,949</text:p>
          </table:table-cell>
          <table:table-cell office:value-type="float" office:value="31342.986585728824" table:formula="msoxl:=L224-L223" table:style-name="ce14">
            <text:p>31,343</text:p>
          </table:table-cell>
          <table:table-cell office:value-type="percentage" office:value="9.9999999999300648E-4" table:formula="msoxl:=M224/M22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22" table:style-name="ce22">
            <text:p>222</text:p>
          </table:table-cell>
          <table:table-cell office:value-type="float" office:value="350000" table:style-name="ce23">
            <text:p>350,000</text:p>
          </table:table-cell>
          <table:table-cell office:value-type="float" office:value="38050000" table:formula="msoxl:=S224+T223" table:style-name="ce16">
            <text:p>38,050,000</text:p>
          </table:table-cell>
          <table:table-cell office:value-type="float" office:value="0" table:formula="msoxl:=S224-S223" table:style-name="ce17">
            <text:p>0</text:p>
          </table:table-cell>
          <table:table-cell office:value-type="percentage" office:value="0" table:formula="msoxl:=(S224/S223)-1" table:style-name="ce13">
            <text:p>0.00%</text:p>
          </table:table-cell>
          <table:table-cell office:value-type="percentage" office:value="0" table:formula="msoxl:=V223-V224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24=X223,Y223,Y223+1)" table:style-name="ce23">
            <text:p>10</text:p>
          </table:table-cell>
          <table:table-cell office:value-type="float" office:value="35000" table:formula="msoxl:=S224/Y224" table:style-name="ce14">
            <text:p>35,000</text:p>
          </table:table-cell>
          <table:table-cell office:value-type="float" office:value="4426011.9047619104" table:formula="msoxl:=Z224+AA223" table:style-name="ce14">
            <text:p>4,426,012</text:p>
          </table:table-cell>
          <table:table-cell office:value-type="float" office:value="35000" table:formula="msoxl:=AA224-AA223" table:style-name="ce14">
            <text:p>35,000</text:p>
          </table:table-cell>
          <table:table-cell office:value-type="percentage" office:value="0" table:formula="msoxl:=AB224/AB22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23" table:style-name="ce22">
            <text:p>223</text:p>
          </table:table-cell>
          <table:table-cell office:value-type="float" office:value="376491.95486777241" table:formula="msoxl:=C224+C224*0.001" table:style-name="ce23">
            <text:p>376,492</text:p>
          </table:table-cell>
          <table:table-cell office:value-type="float" office:value="39679654.931328118" table:formula="msoxl:=C225+D224" table:style-name="ce16">
            <text:p>39,679,655</text:p>
          </table:table-cell>
          <table:table-cell office:value-type="float" office:value="376.11583902873099" table:formula="msoxl:=C225-C224" table:style-name="ce16">
            <text:p>376</text:p>
          </table:table-cell>
          <table:table-cell office:value-type="percentage" office:value="9.9999999999988987E-4" table:formula="msoxl:=(C225/C224)-1" table:style-name="ce13">
            <text:p>0.10%</text:p>
          </table:table-cell>
          <table:table-cell office:value-type="percentage" office:value="0" table:formula="msoxl:=F224-F225" table:style-name="ce13">
            <text:p>0.00%</text:p>
          </table:table-cell>
          <table:table-cell office:value-type="float" office:value="10" table:formula="msoxl:=IF(I225=I224,1+H224,1)" table:style-name="ce34">
            <text:p>10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25=I224,J224,J224+1)" table:style-name="ce23">
            <text:p>12</text:p>
          </table:table-cell>
          <table:table-cell office:value-type="float" office:value="31374.329572314367" table:formula="msoxl:=C225/J225" table:style-name="ce14">
            <text:p>31,374</text:p>
          </table:table-cell>
          <table:table-cell office:value-type="float" office:value="4360323.1664203024" table:formula="msoxl:=K225+L224" table:style-name="ce14">
            <text:p>4,360,323</text:p>
          </table:table-cell>
          <table:table-cell office:value-type="float" office:value="31374.329572314397" table:formula="msoxl:=L225-L224" table:style-name="ce14">
            <text:p>31,374</text:p>
          </table:table-cell>
          <table:table-cell office:value-type="percentage" office:value="9.9999999999500488E-4" table:formula="msoxl:=M225/M22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23" table:style-name="ce22">
            <text:p>223</text:p>
          </table:table-cell>
          <table:table-cell office:value-type="float" office:value="350000" table:style-name="ce23">
            <text:p>350,000</text:p>
          </table:table-cell>
          <table:table-cell office:value-type="float" office:value="38400000" table:formula="msoxl:=S225+T224" table:style-name="ce16">
            <text:p>38,400,000</text:p>
          </table:table-cell>
          <table:table-cell office:value-type="float" office:value="0" table:formula="msoxl:=S225-S224" table:style-name="ce17">
            <text:p>0</text:p>
          </table:table-cell>
          <table:table-cell office:value-type="percentage" office:value="0" table:formula="msoxl:=(S225/S224)-1" table:style-name="ce13">
            <text:p>0.00%</text:p>
          </table:table-cell>
          <table:table-cell office:value-type="percentage" office:value="0" table:formula="msoxl:=V224-V225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25=X224,Y224,Y224+1)" table:style-name="ce23">
            <text:p>10</text:p>
          </table:table-cell>
          <table:table-cell office:value-type="float" office:value="35000" table:formula="msoxl:=S225/Y225" table:style-name="ce14">
            <text:p>35,000</text:p>
          </table:table-cell>
          <table:table-cell office:value-type="float" office:value="4461011.9047619104" table:formula="msoxl:=Z225+AA224" table:style-name="ce14">
            <text:p>4,461,012</text:p>
          </table:table-cell>
          <table:table-cell office:value-type="float" office:value="35000" table:formula="msoxl:=AA225-AA224" table:style-name="ce14">
            <text:p>35,000</text:p>
          </table:table-cell>
          <table:table-cell office:value-type="percentage" office:value="0" table:formula="msoxl:=AB225/AB22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24" table:style-name="ce22">
            <text:p>224</text:p>
          </table:table-cell>
          <table:table-cell office:value-type="float" office:value="376868.4468226402" table:formula="msoxl:=C225+C225*0.001" table:style-name="ce23">
            <text:p>376,868</text:p>
          </table:table-cell>
          <table:table-cell office:value-type="float" office:value="40056523.378150761" table:formula="msoxl:=C226+D225" table:style-name="ce16">
            <text:p>40,056,523</text:p>
          </table:table-cell>
          <table:table-cell office:value-type="float" office:value="376.49195486778626" table:formula="msoxl:=C226-C225" table:style-name="ce16">
            <text:p>376</text:p>
          </table:table-cell>
          <table:table-cell office:value-type="percentage" office:value="1.0000000000001119E-3" table:formula="msoxl:=(C226/C225)-1" table:style-name="ce13">
            <text:p>0.10%</text:p>
          </table:table-cell>
          <table:table-cell office:value-type="percentage" office:value="-2.2204460492503131E-16" table:formula="msoxl:=F225-F226" table:style-name="ce13">
            <text:p>0.00%</text:p>
          </table:table-cell>
          <table:table-cell office:value-type="float" office:value="11" table:formula="msoxl:=IF(I226=I225,1+H225,1)" table:style-name="ce34">
            <text:p>11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26=I225,J225,J225+1)" table:style-name="ce23">
            <text:p>12</text:p>
          </table:table-cell>
          <table:table-cell office:value-type="float" office:value="31405.703901886682" table:formula="msoxl:=C226/J226" table:style-name="ce14">
            <text:p>31,406</text:p>
          </table:table-cell>
          <table:table-cell office:value-type="float" office:value="4391728.8703221893" table:formula="msoxl:=K226+L225" table:style-name="ce14">
            <text:p>4,391,729</text:p>
          </table:table-cell>
          <table:table-cell office:value-type="float" office:value="31405.70390188694" table:formula="msoxl:=L226-L225" table:style-name="ce14">
            <text:p>31,406</text:p>
          </table:table-cell>
          <table:table-cell office:value-type="percentage" office:value="1.0000000000072173E-3" table:formula="msoxl:=M226/M22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24" table:style-name="ce22">
            <text:p>224</text:p>
          </table:table-cell>
          <table:table-cell office:value-type="float" office:value="350000" table:style-name="ce23">
            <text:p>350,000</text:p>
          </table:table-cell>
          <table:table-cell office:value-type="float" office:value="38750000" table:formula="msoxl:=S226+T225" table:style-name="ce16">
            <text:p>38,750,000</text:p>
          </table:table-cell>
          <table:table-cell office:value-type="float" office:value="0" table:formula="msoxl:=S226-S225" table:style-name="ce17">
            <text:p>0</text:p>
          </table:table-cell>
          <table:table-cell office:value-type="percentage" office:value="0" table:formula="msoxl:=(S226/S225)-1" table:style-name="ce13">
            <text:p>0.00%</text:p>
          </table:table-cell>
          <table:table-cell office:value-type="percentage" office:value="0" table:formula="msoxl:=V225-V226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26=X225,Y225,Y225+1)" table:style-name="ce23">
            <text:p>10</text:p>
          </table:table-cell>
          <table:table-cell office:value-type="float" office:value="35000" table:formula="msoxl:=S226/Y226" table:style-name="ce14">
            <text:p>35,000</text:p>
          </table:table-cell>
          <table:table-cell office:value-type="float" office:value="4496011.9047619104" table:formula="msoxl:=Z226+AA225" table:style-name="ce14">
            <text:p>4,496,012</text:p>
          </table:table-cell>
          <table:table-cell office:value-type="float" office:value="35000" table:formula="msoxl:=AA226-AA225" table:style-name="ce14">
            <text:p>35,000</text:p>
          </table:table-cell>
          <table:table-cell office:value-type="percentage" office:value="0" table:formula="msoxl:=AB226/AB22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25" table:style-name="ce22">
            <text:p>225</text:p>
          </table:table-cell>
          <table:table-cell office:value-type="float" office:value="377245.31526946282" table:formula="msoxl:=C226+C226*0.001" table:style-name="ce23">
            <text:p>377,245</text:p>
          </table:table-cell>
          <table:table-cell office:value-type="float" office:value="40433768.693420224" table:formula="msoxl:=C227+D226" table:style-name="ce16">
            <text:p>40,433,769</text:p>
          </table:table-cell>
          <table:table-cell office:value-type="float" office:value="376.86844682262745" table:formula="msoxl:=C227-C226" table:style-name="ce16">
            <text:p>377</text:p>
          </table:table-cell>
          <table:table-cell office:value-type="percentage" office:value="9.9999999999988987E-4" table:formula="msoxl:=(C227/C226)-1" table:style-name="ce13">
            <text:p>0.10%</text:p>
          </table:table-cell>
          <table:table-cell office:value-type="percentage" office:value="2.2204460492503131E-16" table:formula="msoxl:=F226-F227" table:style-name="ce13">
            <text:p>0.00%</text:p>
          </table:table-cell>
          <table:table-cell office:value-type="float" office:value="12" table:formula="msoxl:=IF(I227=I226,1+H226,1)" table:style-name="ce34">
            <text:p>12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27=I226,J226,J226+1)" table:style-name="ce23">
            <text:p>12</text:p>
          </table:table-cell>
          <table:table-cell office:value-type="float" office:value="31437.10960578857" table:formula="msoxl:=C227/J227" table:style-name="ce14">
            <text:p>31,437</text:p>
          </table:table-cell>
          <table:table-cell office:value-type="float" office:value="4423165.9799279775" table:formula="msoxl:=K227+L226" table:style-name="ce14">
            <text:p>4,423,166</text:p>
          </table:table-cell>
          <table:table-cell office:value-type="float" office:value="31437.109605788253" table:formula="msoxl:=L227-L226" table:style-name="ce14">
            <text:p>31,437</text:p>
          </table:table-cell>
          <table:table-cell office:value-type="percentage" office:value="9.9999999998168221E-4" table:formula="msoxl:=M227/M22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25" table:style-name="ce22">
            <text:p>225</text:p>
          </table:table-cell>
          <table:table-cell office:value-type="float" office:value="350000" table:style-name="ce23">
            <text:p>350,000</text:p>
          </table:table-cell>
          <table:table-cell office:value-type="float" office:value="39100000" table:formula="msoxl:=S227+T226" table:style-name="ce16">
            <text:p>39,100,000</text:p>
          </table:table-cell>
          <table:table-cell office:value-type="float" office:value="0" table:formula="msoxl:=S227-S226" table:style-name="ce17">
            <text:p>0</text:p>
          </table:table-cell>
          <table:table-cell office:value-type="percentage" office:value="0" table:formula="msoxl:=(S227/S226)-1" table:style-name="ce13">
            <text:p>0.00%</text:p>
          </table:table-cell>
          <table:table-cell office:value-type="percentage" office:value="0" table:formula="msoxl:=V226-V227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27=X226,Y226,Y226+1)" table:style-name="ce23">
            <text:p>10</text:p>
          </table:table-cell>
          <table:table-cell office:value-type="float" office:value="35000" table:formula="msoxl:=S227/Y227" table:style-name="ce14">
            <text:p>35,000</text:p>
          </table:table-cell>
          <table:table-cell office:value-type="float" office:value="4531011.9047619104" table:formula="msoxl:=Z227+AA226" table:style-name="ce14">
            <text:p>4,531,012</text:p>
          </table:table-cell>
          <table:table-cell office:value-type="float" office:value="35000" table:formula="msoxl:=AA227-AA226" table:style-name="ce14">
            <text:p>35,000</text:p>
          </table:table-cell>
          <table:table-cell office:value-type="percentage" office:value="0" table:formula="msoxl:=AB227/AB22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26" table:style-name="ce22">
            <text:p>226</text:p>
          </table:table-cell>
          <table:table-cell office:value-type="float" office:value="377622.56058473227" table:formula="msoxl:=C227+C227*0.001" table:style-name="ce23">
            <text:p>377,623</text:p>
          </table:table-cell>
          <table:table-cell office:value-type="float" office:value="40811391.254004955" table:formula="msoxl:=C228+D227" table:style-name="ce16">
            <text:p>40,811,391</text:p>
          </table:table-cell>
          <table:table-cell office:value-type="float" office:value="377.24531526945066" table:formula="msoxl:=C228-C227" table:style-name="ce16">
            <text:p>377</text:p>
          </table:table-cell>
          <table:table-cell office:value-type="percentage" office:value="9.9999999999988987E-4" table:formula="msoxl:=(C228/C227)-1" table:style-name="ce13">
            <text:p>0.10%</text:p>
          </table:table-cell>
          <table:table-cell office:value-type="percentage" office:value="0" table:formula="msoxl:=F227-F228" table:style-name="ce13">
            <text:p>0.00%</text:p>
          </table:table-cell>
          <table:table-cell office:value-type="float" office:value="13" table:formula="msoxl:=IF(I228=I227,1+H227,1)" table:style-name="ce34">
            <text:p>13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28=I227,J227,J227+1)" table:style-name="ce23">
            <text:p>12</text:p>
          </table:table-cell>
          <table:table-cell office:value-type="float" office:value="31468.546715394357" table:formula="msoxl:=C228/J228" table:style-name="ce14">
            <text:p>31,469</text:p>
          </table:table-cell>
          <table:table-cell office:value-type="float" office:value="4454634.5266433721" table:formula="msoxl:=K228+L227" table:style-name="ce14">
            <text:p>4,454,635</text:p>
          </table:table-cell>
          <table:table-cell office:value-type="float" office:value="31468.546715394594" table:formula="msoxl:=L228-L227" table:style-name="ce14">
            <text:p>31,469</text:p>
          </table:table-cell>
          <table:table-cell office:value-type="percentage" office:value="1.0000000000176534E-3" table:formula="msoxl:=M228/M22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26" table:style-name="ce22">
            <text:p>226</text:p>
          </table:table-cell>
          <table:table-cell office:value-type="float" office:value="350000" table:style-name="ce23">
            <text:p>350,000</text:p>
          </table:table-cell>
          <table:table-cell office:value-type="float" office:value="39450000" table:formula="msoxl:=S228+T227" table:style-name="ce16">
            <text:p>39,450,000</text:p>
          </table:table-cell>
          <table:table-cell office:value-type="float" office:value="0" table:formula="msoxl:=S228-S227" table:style-name="ce17">
            <text:p>0</text:p>
          </table:table-cell>
          <table:table-cell office:value-type="percentage" office:value="0" table:formula="msoxl:=(S228/S227)-1" table:style-name="ce13">
            <text:p>0.00%</text:p>
          </table:table-cell>
          <table:table-cell office:value-type="percentage" office:value="0" table:formula="msoxl:=V227-V228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28=X227,Y227,Y227+1)" table:style-name="ce23">
            <text:p>10</text:p>
          </table:table-cell>
          <table:table-cell office:value-type="float" office:value="35000" table:formula="msoxl:=S228/Y228" table:style-name="ce14">
            <text:p>35,000</text:p>
          </table:table-cell>
          <table:table-cell office:value-type="float" office:value="4566011.9047619104" table:formula="msoxl:=Z228+AA227" table:style-name="ce14">
            <text:p>4,566,012</text:p>
          </table:table-cell>
          <table:table-cell office:value-type="float" office:value="35000" table:formula="msoxl:=AA228-AA227" table:style-name="ce14">
            <text:p>35,000</text:p>
          </table:table-cell>
          <table:table-cell office:value-type="percentage" office:value="0" table:formula="msoxl:=AB228/AB22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27" table:style-name="ce22">
            <text:p>227</text:p>
          </table:table-cell>
          <table:table-cell office:value-type="float" office:value="378000.18314531702" table:formula="msoxl:=C228+C228*0.001" table:style-name="ce23">
            <text:p>378,000</text:p>
          </table:table-cell>
          <table:table-cell office:value-type="float" office:value="41189391.43715027" table:formula="msoxl:=C229+D228" table:style-name="ce16">
            <text:p>41,189,391</text:p>
          </table:table-cell>
          <table:table-cell office:value-type="float" office:value="377.62256058474304" table:formula="msoxl:=C229-C228" table:style-name="ce16">
            <text:p>378</text:p>
          </table:table-cell>
          <table:table-cell office:value-type="percentage" office:value="1.0000000000001119E-3" table:formula="msoxl:=(C229/C228)-1" table:style-name="ce13">
            <text:p>0.10%</text:p>
          </table:table-cell>
          <table:table-cell office:value-type="percentage" office:value="-2.2204460492503131E-16" table:formula="msoxl:=F228-F229" table:style-name="ce13">
            <text:p>0.00%</text:p>
          </table:table-cell>
          <table:table-cell office:value-type="float" office:value="14" table:formula="msoxl:=IF(I229=I228,1+H228,1)" table:style-name="ce34">
            <text:p>14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29=I228,J228,J228+1)" table:style-name="ce23">
            <text:p>12</text:p>
          </table:table-cell>
          <table:table-cell office:value-type="float" office:value="31500.015262109751" table:formula="msoxl:=C229/J229" table:style-name="ce14">
            <text:p>31,500</text:p>
          </table:table-cell>
          <table:table-cell office:value-type="float" office:value="4486134.5419054823" table:formula="msoxl:=K229+L228" table:style-name="ce14">
            <text:p>4,486,135</text:p>
          </table:table-cell>
          <table:table-cell office:value-type="float" office:value="31500.015262110159" table:formula="msoxl:=L229-L228" table:style-name="ce14">
            <text:p>31,500</text:p>
          </table:table-cell>
          <table:table-cell office:value-type="percentage" office:value="1.000000000005441E-3" table:formula="msoxl:=M229/M22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27" table:style-name="ce22">
            <text:p>227</text:p>
          </table:table-cell>
          <table:table-cell office:value-type="float" office:value="350000" table:style-name="ce23">
            <text:p>350,000</text:p>
          </table:table-cell>
          <table:table-cell office:value-type="float" office:value="39800000" table:formula="msoxl:=S229+T228" table:style-name="ce16">
            <text:p>39,800,000</text:p>
          </table:table-cell>
          <table:table-cell office:value-type="float" office:value="0" table:formula="msoxl:=S229-S228" table:style-name="ce17">
            <text:p>0</text:p>
          </table:table-cell>
          <table:table-cell office:value-type="percentage" office:value="0" table:formula="msoxl:=(S229/S228)-1" table:style-name="ce13">
            <text:p>0.00%</text:p>
          </table:table-cell>
          <table:table-cell office:value-type="percentage" office:value="0" table:formula="msoxl:=V228-V229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29=X228,Y228,Y228+1)" table:style-name="ce23">
            <text:p>10</text:p>
          </table:table-cell>
          <table:table-cell office:value-type="float" office:value="35000" table:formula="msoxl:=S229/Y229" table:style-name="ce14">
            <text:p>35,000</text:p>
          </table:table-cell>
          <table:table-cell office:value-type="float" office:value="4601011.9047619104" table:formula="msoxl:=Z229+AA228" table:style-name="ce14">
            <text:p>4,601,012</text:p>
          </table:table-cell>
          <table:table-cell office:value-type="float" office:value="35000" table:formula="msoxl:=AA229-AA228" table:style-name="ce14">
            <text:p>35,000</text:p>
          </table:table-cell>
          <table:table-cell office:value-type="percentage" office:value="0" table:formula="msoxl:=AB229/AB22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28" table:style-name="ce22">
            <text:p>228</text:p>
          </table:table-cell>
          <table:table-cell office:value-type="float" office:value="378378.18332846236" table:formula="msoxl:=C229+C229*0.001" table:style-name="ce23">
            <text:p>378,378</text:p>
          </table:table-cell>
          <table:table-cell office:value-type="float" office:value="41567769.620478734" table:formula="msoxl:=C230+D229" table:style-name="ce16">
            <text:p>41,567,770</text:p>
          </table:table-cell>
          <table:table-cell office:value-type="float" office:value="378.000183145341" table:formula="msoxl:=C230-C229" table:style-name="ce16">
            <text:p>378</text:p>
          </table:table-cell>
          <table:table-cell office:value-type="percentage" office:value="1.0000000000001119E-3" table:formula="msoxl:=(C230/C229)-1" table:style-name="ce13">
            <text:p>0.10%</text:p>
          </table:table-cell>
          <table:table-cell office:value-type="percentage" office:value="0" table:formula="msoxl:=F229-F230" table:style-name="ce13">
            <text:p>0.00%</text:p>
          </table:table-cell>
          <table:table-cell office:value-type="float" office:value="15" table:formula="msoxl:=IF(I230=I229,1+H229,1)" table:style-name="ce34">
            <text:p>15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30=I229,J229,J229+1)" table:style-name="ce23">
            <text:p>12</text:p>
          </table:table-cell>
          <table:table-cell office:value-type="float" office:value="31531.515277371862" table:formula="msoxl:=C230/J230" table:style-name="ce14">
            <text:p>31,532</text:p>
          </table:table-cell>
          <table:table-cell office:value-type="float" office:value="4517666.057182854" table:formula="msoxl:=K230+L229" table:style-name="ce14">
            <text:p>4,517,666</text:p>
          </table:table-cell>
          <table:table-cell office:value-type="float" office:value="31531.515277371742" table:formula="msoxl:=L230-L229" table:style-name="ce14">
            <text:p>31,532</text:p>
          </table:table-cell>
          <table:table-cell office:value-type="percentage" office:value="9.9999999998323652E-4" table:formula="msoxl:=M230/M22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28" table:style-name="ce22">
            <text:p>228</text:p>
          </table:table-cell>
          <table:table-cell office:value-type="float" office:value="350000" table:style-name="ce23">
            <text:p>350,000</text:p>
          </table:table-cell>
          <table:table-cell office:value-type="float" office:value="40150000" table:formula="msoxl:=S230+T229" table:style-name="ce16">
            <text:p>40,150,000</text:p>
          </table:table-cell>
          <table:table-cell office:value-type="float" office:value="0" table:formula="msoxl:=S230-S229" table:style-name="ce17">
            <text:p>0</text:p>
          </table:table-cell>
          <table:table-cell office:value-type="percentage" office:value="0" table:formula="msoxl:=(S230/S229)-1" table:style-name="ce13">
            <text:p>0.00%</text:p>
          </table:table-cell>
          <table:table-cell office:value-type="percentage" office:value="0" table:formula="msoxl:=V229-V230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30=X229,Y229,Y229+1)" table:style-name="ce23">
            <text:p>10</text:p>
          </table:table-cell>
          <table:table-cell office:value-type="float" office:value="35000" table:formula="msoxl:=S230/Y230" table:style-name="ce14">
            <text:p>35,000</text:p>
          </table:table-cell>
          <table:table-cell office:value-type="float" office:value="4636011.9047619104" table:formula="msoxl:=Z230+AA229" table:style-name="ce14">
            <text:p>4,636,012</text:p>
          </table:table-cell>
          <table:table-cell office:value-type="float" office:value="35000" table:formula="msoxl:=AA230-AA229" table:style-name="ce14">
            <text:p>35,000</text:p>
          </table:table-cell>
          <table:table-cell office:value-type="percentage" office:value="0" table:formula="msoxl:=AB230/AB22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29" table:style-name="ce22">
            <text:p>229</text:p>
          </table:table-cell>
          <table:table-cell office:value-type="float" office:value="378756.56151179085" table:formula="msoxl:=C230+C230*0.001" table:style-name="ce23">
            <text:p>378,757</text:p>
          </table:table-cell>
          <table:table-cell office:value-type="float" office:value="41946526.181990527" table:formula="msoxl:=C231+D230" table:style-name="ce16">
            <text:p>41,946,526</text:p>
          </table:table-cell>
          <table:table-cell office:value-type="float" office:value="378.37818332848838" table:formula="msoxl:=C231-C230" table:style-name="ce16">
            <text:p>378</text:p>
          </table:table-cell>
          <table:table-cell office:value-type="percentage" office:value="1.0000000000001119E-3" table:formula="msoxl:=(C231/C230)-1" table:style-name="ce13">
            <text:p>0.10%</text:p>
          </table:table-cell>
          <table:table-cell office:value-type="percentage" office:value="0" table:formula="msoxl:=F230-F231" table:style-name="ce13">
            <text:p>0.00%</text:p>
          </table:table-cell>
          <table:table-cell office:value-type="float" office:value="16" table:formula="msoxl:=IF(I231=I230,1+H230,1)" table:style-name="ce34">
            <text:p>16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31=I230,J230,J230+1)" table:style-name="ce23">
            <text:p>12</text:p>
          </table:table-cell>
          <table:table-cell office:value-type="float" office:value="31563.046792649238" table:formula="msoxl:=C231/J231" table:style-name="ce14">
            <text:p>31,563</text:p>
          </table:table-cell>
          <table:table-cell office:value-type="float" office:value="4549229.1039755037" table:formula="msoxl:=K231+L230" table:style-name="ce14">
            <text:p>4,549,229</text:p>
          </table:table-cell>
          <table:table-cell office:value-type="float" office:value="31563.046792649664" table:formula="msoxl:=L231-L230" table:style-name="ce14">
            <text:p>31,563</text:p>
          </table:table-cell>
          <table:table-cell office:value-type="percentage" office:value="1.0000000000174314E-3" table:formula="msoxl:=M231/M23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29" table:style-name="ce22">
            <text:p>229</text:p>
          </table:table-cell>
          <table:table-cell office:value-type="float" office:value="350000" table:style-name="ce23">
            <text:p>350,000</text:p>
          </table:table-cell>
          <table:table-cell office:value-type="float" office:value="40500000" table:formula="msoxl:=S231+T230" table:style-name="ce16">
            <text:p>40,500,000</text:p>
          </table:table-cell>
          <table:table-cell office:value-type="float" office:value="0" table:formula="msoxl:=S231-S230" table:style-name="ce17">
            <text:p>0</text:p>
          </table:table-cell>
          <table:table-cell office:value-type="percentage" office:value="0" table:formula="msoxl:=(S231/S230)-1" table:style-name="ce13">
            <text:p>0.00%</text:p>
          </table:table-cell>
          <table:table-cell office:value-type="percentage" office:value="0" table:formula="msoxl:=V230-V231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31=X230,Y230,Y230+1)" table:style-name="ce23">
            <text:p>10</text:p>
          </table:table-cell>
          <table:table-cell office:value-type="float" office:value="35000" table:formula="msoxl:=S231/Y231" table:style-name="ce14">
            <text:p>35,000</text:p>
          </table:table-cell>
          <table:table-cell office:value-type="float" office:value="4671011.9047619104" table:formula="msoxl:=Z231+AA230" table:style-name="ce14">
            <text:p>4,671,012</text:p>
          </table:table-cell>
          <table:table-cell office:value-type="float" office:value="35000" table:formula="msoxl:=AA231-AA230" table:style-name="ce14">
            <text:p>35,000</text:p>
          </table:table-cell>
          <table:table-cell office:value-type="percentage" office:value="0" table:formula="msoxl:=AB231/AB23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30" table:style-name="ce22">
            <text:p>230</text:p>
          </table:table-cell>
          <table:table-cell office:value-type="float" office:value="379135.31807330262" table:formula="msoxl:=C231+C231*0.001" table:style-name="ce23">
            <text:p>379,135</text:p>
          </table:table-cell>
          <table:table-cell office:value-type="float" office:value="42325661.500063829" table:formula="msoxl:=C232+D231" table:style-name="ce16">
            <text:p>42,325,662</text:p>
          </table:table-cell>
          <table:table-cell office:value-type="float" office:value="378.75656151177827" table:formula="msoxl:=C232-C231" table:style-name="ce16">
            <text:p>379</text:p>
          </table:table-cell>
          <table:table-cell office:value-type="percentage" office:value="9.9999999999988987E-4" table:formula="msoxl:=(C232/C231)-1" table:style-name="ce13">
            <text:p>0.10%</text:p>
          </table:table-cell>
          <table:table-cell office:value-type="percentage" office:value="2.2204460492503131E-16" table:formula="msoxl:=F231-F232" table:style-name="ce13">
            <text:p>0.00%</text:p>
          </table:table-cell>
          <table:table-cell office:value-type="float" office:value="17" table:formula="msoxl:=IF(I232=I231,1+H231,1)" table:style-name="ce34">
            <text:p>17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32=I231,J231,J231+1)" table:style-name="ce23">
            <text:p>12</text:p>
          </table:table-cell>
          <table:table-cell office:value-type="float" office:value="31594.609839441884" table:formula="msoxl:=C232/J232" table:style-name="ce14">
            <text:p>31,595</text:p>
          </table:table-cell>
          <table:table-cell office:value-type="float" office:value="4580823.7138149459" table:formula="msoxl:=K232+L231" table:style-name="ce14">
            <text:p>4,580,824</text:p>
          </table:table-cell>
          <table:table-cell office:value-type="float" office:value="31594.609839442186" table:formula="msoxl:=L232-L231" table:style-name="ce14">
            <text:p>31,595</text:p>
          </table:table-cell>
          <table:table-cell office:value-type="percentage" office:value="9.9999999999589306E-4" table:formula="msoxl:=M232/M23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30" table:style-name="ce22">
            <text:p>230</text:p>
          </table:table-cell>
          <table:table-cell office:value-type="float" office:value="350000" table:style-name="ce23">
            <text:p>350,000</text:p>
          </table:table-cell>
          <table:table-cell office:value-type="float" office:value="40850000" table:formula="msoxl:=S232+T231" table:style-name="ce16">
            <text:p>40,850,000</text:p>
          </table:table-cell>
          <table:table-cell office:value-type="float" office:value="0" table:formula="msoxl:=S232-S231" table:style-name="ce17">
            <text:p>0</text:p>
          </table:table-cell>
          <table:table-cell office:value-type="percentage" office:value="0" table:formula="msoxl:=(S232/S231)-1" table:style-name="ce13">
            <text:p>0.00%</text:p>
          </table:table-cell>
          <table:table-cell office:value-type="percentage" office:value="0" table:formula="msoxl:=V231-V232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32=X231,Y231,Y231+1)" table:style-name="ce23">
            <text:p>10</text:p>
          </table:table-cell>
          <table:table-cell office:value-type="float" office:value="35000" table:formula="msoxl:=S232/Y232" table:style-name="ce14">
            <text:p>35,000</text:p>
          </table:table-cell>
          <table:table-cell office:value-type="float" office:value="4706011.9047619104" table:formula="msoxl:=Z232+AA231" table:style-name="ce14">
            <text:p>4,706,012</text:p>
          </table:table-cell>
          <table:table-cell office:value-type="float" office:value="35000" table:formula="msoxl:=AA232-AA231" table:style-name="ce14">
            <text:p>35,000</text:p>
          </table:table-cell>
          <table:table-cell office:value-type="percentage" office:value="0" table:formula="msoxl:=AB232/AB23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31" table:style-name="ce22">
            <text:p>231</text:p>
          </table:table-cell>
          <table:table-cell office:value-type="float" office:value="379514.45339137595" table:formula="msoxl:=C232+C232*0.001" table:style-name="ce23">
            <text:p>379,514</text:p>
          </table:table-cell>
          <table:table-cell office:value-type="float" office:value="42705175.953455202" table:formula="msoxl:=C233+D232" table:style-name="ce16">
            <text:p>42,705,176</text:p>
          </table:table-cell>
          <table:table-cell office:value-type="float" office:value="379.13531807332765" table:formula="msoxl:=C233-C232" table:style-name="ce16">
            <text:p>379</text:p>
          </table:table-cell>
          <table:table-cell office:value-type="percentage" office:value="1.0000000000001119E-3" table:formula="msoxl:=(C233/C232)-1" table:style-name="ce13">
            <text:p>0.10%</text:p>
          </table:table-cell>
          <table:table-cell office:value-type="percentage" office:value="-2.2204460492503131E-16" table:formula="msoxl:=F232-F233" table:style-name="ce13">
            <text:p>0.00%</text:p>
          </table:table-cell>
          <table:table-cell office:value-type="float" office:value="18" table:formula="msoxl:=IF(I233=I232,1+H232,1)" table:style-name="ce34">
            <text:p>18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33=I232,J232,J232+1)" table:style-name="ce23">
            <text:p>12</text:p>
          </table:table-cell>
          <table:table-cell office:value-type="float" office:value="31626.204449281329" table:formula="msoxl:=C233/J233" table:style-name="ce14">
            <text:p>31,626</text:p>
          </table:table-cell>
          <table:table-cell office:value-type="float" office:value="4612449.918264227" table:formula="msoxl:=K233+L232" table:style-name="ce14">
            <text:p>4,612,450</text:p>
          </table:table-cell>
          <table:table-cell office:value-type="float" office:value="31626.204449281096" table:formula="msoxl:=L233-L232" table:style-name="ce14">
            <text:p>31,626</text:p>
          </table:table-cell>
          <table:table-cell office:value-type="percentage" office:value="9.9999999998323652E-4" table:formula="msoxl:=M233/M23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31" table:style-name="ce22">
            <text:p>231</text:p>
          </table:table-cell>
          <table:table-cell office:value-type="float" office:value="350000" table:style-name="ce23">
            <text:p>350,000</text:p>
          </table:table-cell>
          <table:table-cell office:value-type="float" office:value="41200000" table:formula="msoxl:=S233+T232" table:style-name="ce16">
            <text:p>41,200,000</text:p>
          </table:table-cell>
          <table:table-cell office:value-type="float" office:value="0" table:formula="msoxl:=S233-S232" table:style-name="ce17">
            <text:p>0</text:p>
          </table:table-cell>
          <table:table-cell office:value-type="percentage" office:value="0" table:formula="msoxl:=(S233/S232)-1" table:style-name="ce13">
            <text:p>0.00%</text:p>
          </table:table-cell>
          <table:table-cell office:value-type="percentage" office:value="0" table:formula="msoxl:=V232-V233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33=X232,Y232,Y232+1)" table:style-name="ce23">
            <text:p>10</text:p>
          </table:table-cell>
          <table:table-cell office:value-type="float" office:value="35000" table:formula="msoxl:=S233/Y233" table:style-name="ce14">
            <text:p>35,000</text:p>
          </table:table-cell>
          <table:table-cell office:value-type="float" office:value="4741011.9047619104" table:formula="msoxl:=Z233+AA232" table:style-name="ce14">
            <text:p>4,741,012</text:p>
          </table:table-cell>
          <table:table-cell office:value-type="float" office:value="35000" table:formula="msoxl:=AA233-AA232" table:style-name="ce14">
            <text:p>35,000</text:p>
          </table:table-cell>
          <table:table-cell office:value-type="percentage" office:value="0" table:formula="msoxl:=AB233/AB23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32" table:style-name="ce22">
            <text:p>232</text:p>
          </table:table-cell>
          <table:table-cell office:value-type="float" office:value="379893.96784476732" table:formula="msoxl:=C233+C233*0.001" table:style-name="ce23">
            <text:p>379,894</text:p>
          </table:table-cell>
          <table:table-cell office:value-type="float" office:value="43085069.921299972" table:formula="msoxl:=C234+D233" table:style-name="ce16">
            <text:p>43,085,070</text:p>
          </table:table-cell>
          <table:table-cell office:value-type="float" office:value="379.5144533913699" table:formula="msoxl:=C234-C233" table:style-name="ce16">
            <text:p>380</text:p>
          </table:table-cell>
          <table:table-cell office:value-type="percentage" office:value="9.9999999999988987E-4" table:formula="msoxl:=(C234/C233)-1" table:style-name="ce13">
            <text:p>0.10%</text:p>
          </table:table-cell>
          <table:table-cell office:value-type="percentage" office:value="2.2204460492503131E-16" table:formula="msoxl:=F233-F234" table:style-name="ce13">
            <text:p>0.00%</text:p>
          </table:table-cell>
          <table:table-cell office:value-type="float" office:value="19" table:formula="msoxl:=IF(I234=I233,1+H233,1)" table:style-name="ce34">
            <text:p>19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34=I233,J233,J233+1)" table:style-name="ce23">
            <text:p>12</text:p>
          </table:table-cell>
          <table:table-cell office:value-type="float" office:value="31657.830653730609" table:formula="msoxl:=C234/J234" table:style-name="ce14">
            <text:p>31,658</text:p>
          </table:table-cell>
          <table:table-cell office:value-type="float" office:value="4644107.7489179578" table:formula="msoxl:=K234+L233" table:style-name="ce14">
            <text:p>4,644,108</text:p>
          </table:table-cell>
          <table:table-cell office:value-type="float" office:value="31657.83065373078" table:formula="msoxl:=L234-L233" table:style-name="ce14">
            <text:p>31,658</text:p>
          </table:table-cell>
          <table:table-cell office:value-type="percentage" office:value="1.0000000000127685E-3" table:formula="msoxl:=M234/M23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32" table:style-name="ce22">
            <text:p>232</text:p>
          </table:table-cell>
          <table:table-cell office:value-type="float" office:value="350000" table:style-name="ce23">
            <text:p>350,000</text:p>
          </table:table-cell>
          <table:table-cell office:value-type="float" office:value="41550000" table:formula="msoxl:=S234+T233" table:style-name="ce16">
            <text:p>41,550,000</text:p>
          </table:table-cell>
          <table:table-cell office:value-type="float" office:value="0" table:formula="msoxl:=S234-S233" table:style-name="ce17">
            <text:p>0</text:p>
          </table:table-cell>
          <table:table-cell office:value-type="percentage" office:value="0" table:formula="msoxl:=(S234/S233)-1" table:style-name="ce13">
            <text:p>0.00%</text:p>
          </table:table-cell>
          <table:table-cell office:value-type="percentage" office:value="0" table:formula="msoxl:=V233-V234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34=X233,Y233,Y233+1)" table:style-name="ce23">
            <text:p>10</text:p>
          </table:table-cell>
          <table:table-cell office:value-type="float" office:value="35000" table:formula="msoxl:=S234/Y234" table:style-name="ce14">
            <text:p>35,000</text:p>
          </table:table-cell>
          <table:table-cell office:value-type="float" office:value="4776011.9047619104" table:formula="msoxl:=Z234+AA233" table:style-name="ce14">
            <text:p>4,776,012</text:p>
          </table:table-cell>
          <table:table-cell office:value-type="float" office:value="35000" table:formula="msoxl:=AA234-AA233" table:style-name="ce14">
            <text:p>35,000</text:p>
          </table:table-cell>
          <table:table-cell office:value-type="percentage" office:value="0" table:formula="msoxl:=AB234/AB23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33" table:style-name="ce22">
            <text:p>233</text:p>
          </table:table-cell>
          <table:table-cell office:value-type="float" office:value="380273.8618126121" table:formula="msoxl:=C234+C234*0.001" table:style-name="ce23">
            <text:p>380,274</text:p>
          </table:table-cell>
          <table:table-cell office:value-type="float" office:value="43465343.783112586" table:formula="msoxl:=C235+D234" table:style-name="ce16">
            <text:p>43,465,344</text:p>
          </table:table-cell>
          <table:table-cell office:value-type="float" office:value="379.89396784477867" table:formula="msoxl:=C235-C234" table:style-name="ce16">
            <text:p>380</text:p>
          </table:table-cell>
          <table:table-cell office:value-type="percentage" office:value="1.0000000000001119E-3" table:formula="msoxl:=(C235/C234)-1" table:style-name="ce13">
            <text:p>0.10%</text:p>
          </table:table-cell>
          <table:table-cell office:value-type="percentage" office:value="-2.2204460492503131E-16" table:formula="msoxl:=F234-F235" table:style-name="ce13">
            <text:p>0.00%</text:p>
          </table:table-cell>
          <table:table-cell office:value-type="float" office:value="20" table:formula="msoxl:=IF(I235=I234,1+H234,1)" table:style-name="ce34">
            <text:p>20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35=I234,J234,J234+1)" table:style-name="ce23">
            <text:p>12</text:p>
          </table:table-cell>
          <table:table-cell office:value-type="float" office:value="31689.488484384343" table:formula="msoxl:=C235/J235" table:style-name="ce14">
            <text:p>31,689</text:p>
          </table:table-cell>
          <table:table-cell office:value-type="float" office:value="4675797.2374023423" table:formula="msoxl:=K235+L234" table:style-name="ce14">
            <text:p>4,675,797</text:p>
          </table:table-cell>
          <table:table-cell office:value-type="float" office:value="31689.488484384492" table:formula="msoxl:=L235-L234" table:style-name="ce14">
            <text:p>31,689</text:p>
          </table:table-cell>
          <table:table-cell office:value-type="percentage" office:value="9.9999999999944578E-4" table:formula="msoxl:=M235/M23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33" table:style-name="ce22">
            <text:p>233</text:p>
          </table:table-cell>
          <table:table-cell office:value-type="float" office:value="350000" table:style-name="ce23">
            <text:p>350,000</text:p>
          </table:table-cell>
          <table:table-cell office:value-type="float" office:value="41900000" table:formula="msoxl:=S235+T234" table:style-name="ce16">
            <text:p>41,900,000</text:p>
          </table:table-cell>
          <table:table-cell office:value-type="float" office:value="0" table:formula="msoxl:=S235-S234" table:style-name="ce17">
            <text:p>0</text:p>
          </table:table-cell>
          <table:table-cell office:value-type="percentage" office:value="0" table:formula="msoxl:=(S235/S234)-1" table:style-name="ce13">
            <text:p>0.00%</text:p>
          </table:table-cell>
          <table:table-cell office:value-type="percentage" office:value="0" table:formula="msoxl:=V234-V235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35=X234,Y234,Y234+1)" table:style-name="ce23">
            <text:p>10</text:p>
          </table:table-cell>
          <table:table-cell office:value-type="float" office:value="35000" table:formula="msoxl:=S235/Y235" table:style-name="ce14">
            <text:p>35,000</text:p>
          </table:table-cell>
          <table:table-cell office:value-type="float" office:value="4811011.9047619104" table:formula="msoxl:=Z235+AA234" table:style-name="ce14">
            <text:p>4,811,012</text:p>
          </table:table-cell>
          <table:table-cell office:value-type="float" office:value="35000" table:formula="msoxl:=AA235-AA234" table:style-name="ce14">
            <text:p>35,000</text:p>
          </table:table-cell>
          <table:table-cell office:value-type="percentage" office:value="0" table:formula="msoxl:=AB235/AB23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34" table:style-name="ce22">
            <text:p>234</text:p>
          </table:table-cell>
          <table:table-cell office:value-type="float" office:value="380654.1356744247" table:formula="msoxl:=C235+C235*0.001" table:style-name="ce23">
            <text:p>380,654</text:p>
          </table:table-cell>
          <table:table-cell office:value-type="float" office:value="43845997.91878701" table:formula="msoxl:=C236+D235" table:style-name="ce16">
            <text:p>43,845,998</text:p>
          </table:table-cell>
          <table:table-cell office:value-type="float" office:value="380.27386181260226" table:formula="msoxl:=C236-C235" table:style-name="ce16">
            <text:p>380</text:p>
          </table:table-cell>
          <table:table-cell office:value-type="percentage" office:value="9.9999999999988987E-4" table:formula="msoxl:=(C236/C235)-1" table:style-name="ce13">
            <text:p>0.10%</text:p>
          </table:table-cell>
          <table:table-cell office:value-type="percentage" office:value="2.2204460492503131E-16" table:formula="msoxl:=F235-F236" table:style-name="ce13">
            <text:p>0.00%</text:p>
          </table:table-cell>
          <table:table-cell office:value-type="float" office:value="21" table:formula="msoxl:=IF(I236=I235,1+H235,1)" table:style-name="ce34">
            <text:p>21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36=I235,J235,J235+1)" table:style-name="ce23">
            <text:p>12</text:p>
          </table:table-cell>
          <table:table-cell office:value-type="float" office:value="31721.177972868725" table:formula="msoxl:=C236/J236" table:style-name="ce14">
            <text:p>31,721</text:p>
          </table:table-cell>
          <table:table-cell office:value-type="float" office:value="4707518.4153752113" table:formula="msoxl:=K236+L235" table:style-name="ce14">
            <text:p>4,707,518</text:p>
          </table:table-cell>
          <table:table-cell office:value-type="float" office:value="31721.177972869016" table:formula="msoxl:=L236-L235" table:style-name="ce14">
            <text:p>31,721</text:p>
          </table:table-cell>
          <table:table-cell office:value-type="percentage" office:value="1.0000000000043308E-3" table:formula="msoxl:=M236/M23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34" table:style-name="ce22">
            <text:p>234</text:p>
          </table:table-cell>
          <table:table-cell office:value-type="float" office:value="350000" table:style-name="ce23">
            <text:p>350,000</text:p>
          </table:table-cell>
          <table:table-cell office:value-type="float" office:value="42250000" table:formula="msoxl:=S236+T235" table:style-name="ce16">
            <text:p>42,250,000</text:p>
          </table:table-cell>
          <table:table-cell office:value-type="float" office:value="0" table:formula="msoxl:=S236-S235" table:style-name="ce17">
            <text:p>0</text:p>
          </table:table-cell>
          <table:table-cell office:value-type="percentage" office:value="0" table:formula="msoxl:=(S236/S235)-1" table:style-name="ce13">
            <text:p>0.00%</text:p>
          </table:table-cell>
          <table:table-cell office:value-type="percentage" office:value="0" table:formula="msoxl:=V235-V236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36=X235,Y235,Y235+1)" table:style-name="ce23">
            <text:p>10</text:p>
          </table:table-cell>
          <table:table-cell office:value-type="float" office:value="35000" table:formula="msoxl:=S236/Y236" table:style-name="ce14">
            <text:p>35,000</text:p>
          </table:table-cell>
          <table:table-cell office:value-type="float" office:value="4846011.9047619104" table:formula="msoxl:=Z236+AA235" table:style-name="ce14">
            <text:p>4,846,012</text:p>
          </table:table-cell>
          <table:table-cell office:value-type="float" office:value="35000" table:formula="msoxl:=AA236-AA235" table:style-name="ce14">
            <text:p>35,000</text:p>
          </table:table-cell>
          <table:table-cell office:value-type="percentage" office:value="0" table:formula="msoxl:=AB236/AB23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35" table:style-name="ce22">
            <text:p>235</text:p>
          </table:table-cell>
          <table:table-cell office:value-type="float" office:value="381034.78981009912" table:formula="msoxl:=C236+C236*0.001" table:style-name="ce23">
            <text:p>381,035</text:p>
          </table:table-cell>
          <table:table-cell office:value-type="float" office:value="44227032.708597109" table:formula="msoxl:=C237+D236" table:style-name="ce16">
            <text:p>44,227,033</text:p>
          </table:table-cell>
          <table:table-cell office:value-type="float" office:value="380.65413567441283" table:formula="msoxl:=C237-C236" table:style-name="ce16">
            <text:p>381</text:p>
          </table:table-cell>
          <table:table-cell office:value-type="percentage" office:value="9.9999999999988987E-4" table:formula="msoxl:=(C237/C236)-1" table:style-name="ce13">
            <text:p>0.10%</text:p>
          </table:table-cell>
          <table:table-cell office:value-type="percentage" office:value="0" table:formula="msoxl:=F236-F237" table:style-name="ce13">
            <text:p>0.00%</text:p>
          </table:table-cell>
          <table:table-cell office:value-type="float" office:value="22" table:formula="msoxl:=IF(I237=I236,1+H236,1)" table:style-name="ce34">
            <text:p>22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37=I236,J236,J236+1)" table:style-name="ce23">
            <text:p>12</text:p>
          </table:table-cell>
          <table:table-cell office:value-type="float" office:value="31752.899150841593" table:formula="msoxl:=C237/J237" table:style-name="ce14">
            <text:p>31,753</text:p>
          </table:table-cell>
          <table:table-cell office:value-type="float" office:value="4739271.3145260531" table:formula="msoxl:=K237+L236" table:style-name="ce14">
            <text:p>4,739,271</text:p>
          </table:table-cell>
          <table:table-cell office:value-type="float" office:value="31752.899150841869" table:formula="msoxl:=L237-L236" table:style-name="ce14">
            <text:p>31,753</text:p>
          </table:table-cell>
          <table:table-cell office:value-type="percentage" office:value="9.9999999999944578E-4" table:formula="msoxl:=M237/M23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35" table:style-name="ce22">
            <text:p>235</text:p>
          </table:table-cell>
          <table:table-cell office:value-type="float" office:value="350000" table:style-name="ce23">
            <text:p>350,000</text:p>
          </table:table-cell>
          <table:table-cell office:value-type="float" office:value="42600000" table:formula="msoxl:=S237+T236" table:style-name="ce16">
            <text:p>42,600,000</text:p>
          </table:table-cell>
          <table:table-cell office:value-type="float" office:value="0" table:formula="msoxl:=S237-S236" table:style-name="ce17">
            <text:p>0</text:p>
          </table:table-cell>
          <table:table-cell office:value-type="percentage" office:value="0" table:formula="msoxl:=(S237/S236)-1" table:style-name="ce13">
            <text:p>0.00%</text:p>
          </table:table-cell>
          <table:table-cell office:value-type="percentage" office:value="0" table:formula="msoxl:=V236-V237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37=X236,Y236,Y236+1)" table:style-name="ce23">
            <text:p>10</text:p>
          </table:table-cell>
          <table:table-cell office:value-type="float" office:value="35000" table:formula="msoxl:=S237/Y237" table:style-name="ce14">
            <text:p>35,000</text:p>
          </table:table-cell>
          <table:table-cell office:value-type="float" office:value="4881011.9047619104" table:formula="msoxl:=Z237+AA236" table:style-name="ce14">
            <text:p>4,881,012</text:p>
          </table:table-cell>
          <table:table-cell office:value-type="float" office:value="35000" table:formula="msoxl:=AA237-AA236" table:style-name="ce14">
            <text:p>35,000</text:p>
          </table:table-cell>
          <table:table-cell office:value-type="percentage" office:value="0" table:formula="msoxl:=AB237/AB23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36" table:style-name="ce22">
            <text:p>236</text:p>
          </table:table-cell>
          <table:table-cell office:value-type="float" office:value="381415.82459990919" table:formula="msoxl:=C237+C237*0.001" table:style-name="ce23">
            <text:p>381,416</text:p>
          </table:table-cell>
          <table:table-cell office:value-type="float" office:value="44608448.533197016" table:formula="msoxl:=C238+D237" table:style-name="ce16">
            <text:p>44,608,449</text:p>
          </table:table-cell>
          <table:table-cell office:value-type="float" office:value="381.03478981007356" table:formula="msoxl:=C238-C237" table:style-name="ce16">
            <text:p>381</text:p>
          </table:table-cell>
          <table:table-cell office:value-type="percentage" office:value="9.9999999999988987E-4" table:formula="msoxl:=(C238/C237)-1" table:style-name="ce13">
            <text:p>0.10%</text:p>
          </table:table-cell>
          <table:table-cell office:value-type="percentage" office:value="0" table:formula="msoxl:=F237-F238" table:style-name="ce13">
            <text:p>0.00%</text:p>
          </table:table-cell>
          <table:table-cell office:value-type="float" office:value="23" table:formula="msoxl:=IF(I238=I237,1+H237,1)" table:style-name="ce34">
            <text:p>23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38=I237,J237,J237+1)" table:style-name="ce23">
            <text:p>12</text:p>
          </table:table-cell>
          <table:table-cell office:value-type="float" office:value="31784.652049992434" table:formula="msoxl:=C238/J238" table:style-name="ce14">
            <text:p>31,785</text:p>
          </table:table-cell>
          <table:table-cell office:value-type="float" office:value="4771055.9665760454" table:formula="msoxl:=K238+L237" table:style-name="ce14">
            <text:p>4,771,056</text:p>
          </table:table-cell>
          <table:table-cell office:value-type="float" office:value="31784.652049992234" table:formula="msoxl:=L238-L237" table:style-name="ce14">
            <text:p>31,785</text:p>
          </table:table-cell>
          <table:table-cell office:value-type="percentage" office:value="9.9999999998501288E-4" table:formula="msoxl:=M238/M23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36" table:style-name="ce22">
            <text:p>236</text:p>
          </table:table-cell>
          <table:table-cell office:value-type="float" office:value="350000" table:style-name="ce23">
            <text:p>350,000</text:p>
          </table:table-cell>
          <table:table-cell office:value-type="float" office:value="42950000" table:formula="msoxl:=S238+T237" table:style-name="ce16">
            <text:p>42,950,000</text:p>
          </table:table-cell>
          <table:table-cell office:value-type="float" office:value="0" table:formula="msoxl:=S238-S237" table:style-name="ce17">
            <text:p>0</text:p>
          </table:table-cell>
          <table:table-cell office:value-type="percentage" office:value="0" table:formula="msoxl:=(S238/S237)-1" table:style-name="ce13">
            <text:p>0.00%</text:p>
          </table:table-cell>
          <table:table-cell office:value-type="percentage" office:value="0" table:formula="msoxl:=V237-V238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38=X237,Y237,Y237+1)" table:style-name="ce23">
            <text:p>10</text:p>
          </table:table-cell>
          <table:table-cell office:value-type="float" office:value="35000" table:formula="msoxl:=S238/Y238" table:style-name="ce14">
            <text:p>35,000</text:p>
          </table:table-cell>
          <table:table-cell office:value-type="float" office:value="4916011.9047619104" table:formula="msoxl:=Z238+AA237" table:style-name="ce14">
            <text:p>4,916,012</text:p>
          </table:table-cell>
          <table:table-cell office:value-type="float" office:value="35000" table:formula="msoxl:=AA238-AA237" table:style-name="ce14">
            <text:p>35,000</text:p>
          </table:table-cell>
          <table:table-cell office:value-type="percentage" office:value="0" table:formula="msoxl:=AB238/AB23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37" table:style-name="ce22">
            <text:p>237</text:p>
          </table:table-cell>
          <table:table-cell office:value-type="float" office:value="381797.2404245091" table:formula="msoxl:=C238+C238*0.001" table:style-name="ce23">
            <text:p>381,797</text:p>
          </table:table-cell>
          <table:table-cell office:value-type="float" office:value="44990245.773621522" table:formula="msoxl:=C239+D238" table:style-name="ce16">
            <text:p>44,990,246</text:p>
          </table:table-cell>
          <table:table-cell office:value-type="float" office:value="381.41582459991332" table:formula="msoxl:=C239-C238" table:style-name="ce16">
            <text:p>381</text:p>
          </table:table-cell>
          <table:table-cell office:value-type="percentage" office:value="1.0000000000001119E-3" table:formula="msoxl:=(C239/C238)-1" table:style-name="ce13">
            <text:p>0.10%</text:p>
          </table:table-cell>
          <table:table-cell office:value-type="percentage" office:value="-2.2204460492503131E-16" table:formula="msoxl:=F238-F239" table:style-name="ce13">
            <text:p>0.00%</text:p>
          </table:table-cell>
          <table:table-cell office:value-type="float" office:value="24" table:formula="msoxl:=IF(I239=I238,1+H238,1)" table:style-name="ce34">
            <text:p>24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39=I238,J238,J238+1)" table:style-name="ce23">
            <text:p>12</text:p>
          </table:table-cell>
          <table:table-cell office:value-type="float" office:value="31816.436702042425" table:formula="msoxl:=C239/J239" table:style-name="ce14">
            <text:p>31,816</text:p>
          </table:table-cell>
          <table:table-cell office:value-type="float" office:value="4802872.4032780882" table:formula="msoxl:=K239+L238" table:style-name="ce14">
            <text:p>4,802,872</text:p>
          </table:table-cell>
          <table:table-cell office:value-type="float" office:value="31816.436702042818" table:formula="msoxl:=L239-L238" table:style-name="ce14">
            <text:p>31,816</text:p>
          </table:table-cell>
          <table:table-cell office:value-type="percentage" office:value="1.0000000000185416E-3" table:formula="msoxl:=M239/M23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37" table:style-name="ce22">
            <text:p>237</text:p>
          </table:table-cell>
          <table:table-cell office:value-type="float" office:value="350000" table:style-name="ce23">
            <text:p>350,000</text:p>
          </table:table-cell>
          <table:table-cell office:value-type="float" office:value="43300000" table:formula="msoxl:=S239+T238" table:style-name="ce16">
            <text:p>43,300,000</text:p>
          </table:table-cell>
          <table:table-cell office:value-type="float" office:value="0" table:formula="msoxl:=S239-S238" table:style-name="ce17">
            <text:p>0</text:p>
          </table:table-cell>
          <table:table-cell office:value-type="percentage" office:value="0" table:formula="msoxl:=(S239/S238)-1" table:style-name="ce13">
            <text:p>0.00%</text:p>
          </table:table-cell>
          <table:table-cell office:value-type="percentage" office:value="0" table:formula="msoxl:=V238-V239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39=X238,Y238,Y238+1)" table:style-name="ce23">
            <text:p>10</text:p>
          </table:table-cell>
          <table:table-cell office:value-type="float" office:value="35000" table:formula="msoxl:=S239/Y239" table:style-name="ce14">
            <text:p>35,000</text:p>
          </table:table-cell>
          <table:table-cell office:value-type="float" office:value="4951011.9047619104" table:formula="msoxl:=Z239+AA238" table:style-name="ce14">
            <text:p>4,951,012</text:p>
          </table:table-cell>
          <table:table-cell office:value-type="float" office:value="35000" table:formula="msoxl:=AA239-AA238" table:style-name="ce14">
            <text:p>35,000</text:p>
          </table:table-cell>
          <table:table-cell office:value-type="percentage" office:value="0" table:formula="msoxl:=AB239/AB23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38" table:style-name="ce22">
            <text:p>238</text:p>
          </table:table-cell>
          <table:table-cell office:value-type="float" office:value="382179.0376649336" table:formula="msoxl:=C239+C239*0.001" table:style-name="ce23">
            <text:p>382,179</text:p>
          </table:table-cell>
          <table:table-cell office:value-type="float" office:value="45372424.811286457" table:formula="msoxl:=C240+D239" table:style-name="ce16">
            <text:p>45,372,425</text:p>
          </table:table-cell>
          <table:table-cell office:value-type="float" office:value="381.79724042449379" table:formula="msoxl:=C240-C239" table:style-name="ce16">
            <text:p>382</text:p>
          </table:table-cell>
          <table:table-cell office:value-type="percentage" office:value="9.9999999999988987E-4" table:formula="msoxl:=(C240/C239)-1" table:style-name="ce13">
            <text:p>0.10%</text:p>
          </table:table-cell>
          <table:table-cell office:value-type="percentage" office:value="2.2204460492503131E-16" table:formula="msoxl:=F239-F240" table:style-name="ce13">
            <text:p>0.00%</text:p>
          </table:table-cell>
          <table:table-cell office:value-type="float" office:value="25" table:formula="msoxl:=IF(I240=I239,1+H239,1)" table:style-name="ce34">
            <text:p>25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40=I239,J239,J239+1)" table:style-name="ce23">
            <text:p>12</text:p>
          </table:table-cell>
          <table:table-cell office:value-type="float" office:value="31848.253138744465" table:formula="msoxl:=C240/J240" table:style-name="ce14">
            <text:p>31,848</text:p>
          </table:table-cell>
          <table:table-cell office:value-type="float" office:value="4834720.6564168325" table:formula="msoxl:=K240+L239" table:style-name="ce14">
            <text:p>4,834,721</text:p>
          </table:table-cell>
          <table:table-cell office:value-type="float" office:value="31848.253138744272" table:formula="msoxl:=L240-L239" table:style-name="ce14">
            <text:p>31,848</text:p>
          </table:table-cell>
          <table:table-cell office:value-type="percentage" office:value="9.9999999998146016E-4" table:formula="msoxl:=M240/M23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38" table:style-name="ce22">
            <text:p>238</text:p>
          </table:table-cell>
          <table:table-cell office:value-type="float" office:value="350000" table:style-name="ce23">
            <text:p>350,000</text:p>
          </table:table-cell>
          <table:table-cell office:value-type="float" office:value="43650000" table:formula="msoxl:=S240+T239" table:style-name="ce16">
            <text:p>43,650,000</text:p>
          </table:table-cell>
          <table:table-cell office:value-type="float" office:value="0" table:formula="msoxl:=S240-S239" table:style-name="ce17">
            <text:p>0</text:p>
          </table:table-cell>
          <table:table-cell office:value-type="percentage" office:value="0" table:formula="msoxl:=(S240/S239)-1" table:style-name="ce13">
            <text:p>0.00%</text:p>
          </table:table-cell>
          <table:table-cell office:value-type="percentage" office:value="0" table:formula="msoxl:=V239-V240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40=X239,Y239,Y239+1)" table:style-name="ce23">
            <text:p>10</text:p>
          </table:table-cell>
          <table:table-cell office:value-type="float" office:value="35000" table:formula="msoxl:=S240/Y240" table:style-name="ce14">
            <text:p>35,000</text:p>
          </table:table-cell>
          <table:table-cell office:value-type="float" office:value="4986011.9047619104" table:formula="msoxl:=Z240+AA239" table:style-name="ce14">
            <text:p>4,986,012</text:p>
          </table:table-cell>
          <table:table-cell office:value-type="float" office:value="35000" table:formula="msoxl:=AA240-AA239" table:style-name="ce14">
            <text:p>35,000</text:p>
          </table:table-cell>
          <table:table-cell office:value-type="percentage" office:value="0" table:formula="msoxl:=AB240/AB23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39" table:style-name="ce22">
            <text:p>239</text:p>
          </table:table-cell>
          <table:table-cell office:value-type="float" office:value="382561.21670259855" table:formula="msoxl:=C240+C240*0.001" table:style-name="ce23">
            <text:p>382,561</text:p>
          </table:table-cell>
          <table:table-cell office:value-type="float" office:value="45754986.027989052" table:formula="msoxl:=C241+D240" table:style-name="ce16">
            <text:p>45,754,986</text:p>
          </table:table-cell>
          <table:table-cell office:value-type="float" office:value="382.17903766495874" table:formula="msoxl:=C241-C240" table:style-name="ce16">
            <text:p>382</text:p>
          </table:table-cell>
          <table:table-cell office:value-type="percentage" office:value="1.0000000000001119E-3" table:formula="msoxl:=(C241/C240)-1" table:style-name="ce13">
            <text:p>0.10%</text:p>
          </table:table-cell>
          <table:table-cell office:value-type="percentage" office:value="-2.2204460492503131E-16" table:formula="msoxl:=F240-F241" table:style-name="ce13">
            <text:p>0.00%</text:p>
          </table:table-cell>
          <table:table-cell office:value-type="float" office:value="26" table:formula="msoxl:=IF(I241=I240,1+H240,1)" table:style-name="ce34">
            <text:p>26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41=I240,J240,J240+1)" table:style-name="ce23">
            <text:p>12</text:p>
          </table:table-cell>
          <table:table-cell office:value-type="float" office:value="31880.101391883214" table:formula="msoxl:=C241/J241" table:style-name="ce14">
            <text:p>31,880</text:p>
          </table:table-cell>
          <table:table-cell office:value-type="float" office:value="4866600.757808716" table:formula="msoxl:=K241+L240" table:style-name="ce14">
            <text:p>4,866,601</text:p>
          </table:table-cell>
          <table:table-cell office:value-type="float" office:value="31880.101391883567" table:formula="msoxl:=L241-L240" table:style-name="ce14">
            <text:p>31,880</text:p>
          </table:table-cell>
          <table:table-cell office:value-type="percentage" office:value="1.0000000000172093E-3" table:formula="msoxl:=M241/M24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39" table:style-name="ce22">
            <text:p>239</text:p>
          </table:table-cell>
          <table:table-cell office:value-type="float" office:value="350000" table:style-name="ce23">
            <text:p>350,000</text:p>
          </table:table-cell>
          <table:table-cell office:value-type="float" office:value="44000000" table:formula="msoxl:=S241+T240" table:style-name="ce16">
            <text:p>44,000,000</text:p>
          </table:table-cell>
          <table:table-cell office:value-type="float" office:value="0" table:formula="msoxl:=S241-S240" table:style-name="ce17">
            <text:p>0</text:p>
          </table:table-cell>
          <table:table-cell office:value-type="percentage" office:value="0" table:formula="msoxl:=(S241/S240)-1" table:style-name="ce13">
            <text:p>0.00%</text:p>
          </table:table-cell>
          <table:table-cell office:value-type="percentage" office:value="0" table:formula="msoxl:=V240-V241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41=X240,Y240,Y240+1)" table:style-name="ce23">
            <text:p>10</text:p>
          </table:table-cell>
          <table:table-cell office:value-type="float" office:value="35000" table:formula="msoxl:=S241/Y241" table:style-name="ce14">
            <text:p>35,000</text:p>
          </table:table-cell>
          <table:table-cell office:value-type="float" office:value="5021011.9047619104" table:formula="msoxl:=Z241+AA240" table:style-name="ce14">
            <text:p>5,021,012</text:p>
          </table:table-cell>
          <table:table-cell office:value-type="float" office:value="35000" table:formula="msoxl:=AA241-AA240" table:style-name="ce14">
            <text:p>35,000</text:p>
          </table:table-cell>
          <table:table-cell office:value-type="percentage" office:value="0" table:formula="msoxl:=AB241/AB24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40" table:style-name="ce22">
            <text:p>240</text:p>
          </table:table-cell>
          <table:table-cell office:value-type="float" office:value="382943.77791930118" table:formula="msoxl:=C241+C241*0.001" table:style-name="ce23">
            <text:p>382,944</text:p>
          </table:table-cell>
          <table:table-cell office:value-type="float" office:value="46137929.805908352" table:formula="msoxl:=C242+D241" table:style-name="ce16">
            <text:p>46,137,930</text:p>
          </table:table-cell>
          <table:table-cell office:value-type="float" office:value="382.56121670262655" table:formula="msoxl:=C242-C241" table:style-name="ce16">
            <text:p>383</text:p>
          </table:table-cell>
          <table:table-cell office:value-type="percentage" office:value="1.0000000000001119E-3" table:formula="msoxl:=(C242/C241)-1" table:style-name="ce13">
            <text:p>0.10%</text:p>
          </table:table-cell>
          <table:table-cell office:value-type="percentage" office:value="0" table:formula="msoxl:=F241-F242" table:style-name="ce13">
            <text:p>0.00%</text:p>
          </table:table-cell>
          <table:table-cell office:value-type="float" office:value="27" table:formula="msoxl:=IF(I242=I241,1+H241,1)" table:style-name="ce34">
            <text:p>27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42=I241,J241,J241+1)" table:style-name="ce23">
            <text:p>12</text:p>
          </table:table-cell>
          <table:table-cell office:value-type="float" office:value="31911.9814932751" table:formula="msoxl:=C242/J242" table:style-name="ce14">
            <text:p>31,912</text:p>
          </table:table-cell>
          <table:table-cell office:value-type="float" office:value="4898512.7393019907" table:formula="msoxl:=K242+L241" table:style-name="ce14">
            <text:p>4,898,513</text:p>
          </table:table-cell>
          <table:table-cell office:value-type="float" office:value="31911.981493274681" table:formula="msoxl:=L242-L241" table:style-name="ce14">
            <text:p>31,912</text:p>
          </table:table-cell>
          <table:table-cell office:value-type="percentage" office:value="9.9999999997590905E-4" table:formula="msoxl:=M242/M24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40" table:style-name="ce22">
            <text:p>240</text:p>
          </table:table-cell>
          <table:table-cell office:value-type="float" office:value="350000" table:style-name="ce23">
            <text:p>350,000</text:p>
          </table:table-cell>
          <table:table-cell office:value-type="float" office:value="44350000" table:formula="msoxl:=S242+T241" table:style-name="ce16">
            <text:p>44,350,000</text:p>
          </table:table-cell>
          <table:table-cell office:value-type="float" office:value="0" table:formula="msoxl:=S242-S241" table:style-name="ce17">
            <text:p>0</text:p>
          </table:table-cell>
          <table:table-cell office:value-type="percentage" office:value="0" table:formula="msoxl:=(S242/S241)-1" table:style-name="ce13">
            <text:p>0.00%</text:p>
          </table:table-cell>
          <table:table-cell office:value-type="percentage" office:value="0" table:formula="msoxl:=V241-V242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42=X241,Y241,Y241+1)" table:style-name="ce23">
            <text:p>10</text:p>
          </table:table-cell>
          <table:table-cell office:value-type="float" office:value="35000" table:formula="msoxl:=S242/Y242" table:style-name="ce14">
            <text:p>35,000</text:p>
          </table:table-cell>
          <table:table-cell office:value-type="float" office:value="5056011.9047619104" table:formula="msoxl:=Z242+AA241" table:style-name="ce14">
            <text:p>5,056,012</text:p>
          </table:table-cell>
          <table:table-cell office:value-type="float" office:value="35000" table:formula="msoxl:=AA242-AA241" table:style-name="ce14">
            <text:p>35,000</text:p>
          </table:table-cell>
          <table:table-cell office:value-type="percentage" office:value="0" table:formula="msoxl:=AB242/AB24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41" table:style-name="ce22">
            <text:p>241</text:p>
          </table:table-cell>
          <table:table-cell office:value-type="float" office:value="383326.72169722046" table:formula="msoxl:=C242+C242*0.001" table:style-name="ce23">
            <text:p>383,327</text:p>
          </table:table-cell>
          <table:table-cell office:value-type="float" office:value="46521256.527605571" table:formula="msoxl:=C243+D242" table:style-name="ce16">
            <text:p>46,521,257</text:p>
          </table:table-cell>
          <table:table-cell office:value-type="float" office:value="382.94377791928127" table:formula="msoxl:=C243-C242" table:style-name="ce16">
            <text:p>383</text:p>
          </table:table-cell>
          <table:table-cell office:value-type="percentage" office:value="9.9999999999988987E-4" table:formula="msoxl:=(C243/C242)-1" table:style-name="ce13">
            <text:p>0.10%</text:p>
          </table:table-cell>
          <table:table-cell office:value-type="percentage" office:value="2.2204460492503131E-16" table:formula="msoxl:=F242-F243" table:style-name="ce13">
            <text:p>0.00%</text:p>
          </table:table-cell>
          <table:table-cell office:value-type="float" office:value="28" table:formula="msoxl:=IF(I243=I242,1+H242,1)" table:style-name="ce34">
            <text:p>28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43=I242,J242,J242+1)" table:style-name="ce23">
            <text:p>12</text:p>
          </table:table-cell>
          <table:table-cell office:value-type="float" office:value="31943.893474768371" table:formula="msoxl:=C243/J243" table:style-name="ce14">
            <text:p>31,944</text:p>
          </table:table-cell>
          <table:table-cell office:value-type="float" office:value="4930456.6327767586" table:formula="msoxl:=K243+L242" table:style-name="ce14">
            <text:p>4,930,457</text:p>
          </table:table-cell>
          <table:table-cell office:value-type="float" office:value="31943.893474767916" table:formula="msoxl:=L243-L242" table:style-name="ce14">
            <text:p>31,944</text:p>
          </table:table-cell>
          <table:table-cell office:value-type="percentage" office:value="9.9999999999877964E-4" table:formula="msoxl:=M243/M24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41" table:style-name="ce22">
            <text:p>241</text:p>
          </table:table-cell>
          <table:table-cell office:value-type="float" office:value="350000" table:style-name="ce23">
            <text:p>350,000</text:p>
          </table:table-cell>
          <table:table-cell office:value-type="float" office:value="44700000" table:formula="msoxl:=S243+T242" table:style-name="ce16">
            <text:p>44,700,000</text:p>
          </table:table-cell>
          <table:table-cell office:value-type="float" office:value="0" table:formula="msoxl:=S243-S242" table:style-name="ce17">
            <text:p>0</text:p>
          </table:table-cell>
          <table:table-cell office:value-type="percentage" office:value="0" table:formula="msoxl:=(S243/S242)-1" table:style-name="ce13">
            <text:p>0.00%</text:p>
          </table:table-cell>
          <table:table-cell office:value-type="percentage" office:value="0" table:formula="msoxl:=V242-V243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43=X242,Y242,Y242+1)" table:style-name="ce23">
            <text:p>10</text:p>
          </table:table-cell>
          <table:table-cell office:value-type="float" office:value="35000" table:formula="msoxl:=S243/Y243" table:style-name="ce14">
            <text:p>35,000</text:p>
          </table:table-cell>
          <table:table-cell office:value-type="float" office:value="5091011.9047619104" table:formula="msoxl:=Z243+AA242" table:style-name="ce14">
            <text:p>5,091,012</text:p>
          </table:table-cell>
          <table:table-cell office:value-type="float" office:value="35000" table:formula="msoxl:=AA243-AA242" table:style-name="ce14">
            <text:p>35,000</text:p>
          </table:table-cell>
          <table:table-cell office:value-type="percentage" office:value="0" table:formula="msoxl:=AB243/AB24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42" table:style-name="ce22">
            <text:p>242</text:p>
          </table:table-cell>
          <table:table-cell office:value-type="float" office:value="383710.04841891769" table:formula="msoxl:=C243+C243*0.001" table:style-name="ce23">
            <text:p>383,710</text:p>
          </table:table-cell>
          <table:table-cell office:value-type="float" office:value="46904966.576024488" table:formula="msoxl:=C244+D243" table:style-name="ce16">
            <text:p>46,904,967</text:p>
          </table:table-cell>
          <table:table-cell office:value-type="float" office:value="383.32672169723082" table:formula="msoxl:=C244-C243" table:style-name="ce16">
            <text:p>383</text:p>
          </table:table-cell>
          <table:table-cell office:value-type="percentage" office:value="1.0000000000001119E-3" table:formula="msoxl:=(C244/C243)-1" table:style-name="ce13">
            <text:p>0.10%</text:p>
          </table:table-cell>
          <table:table-cell office:value-type="percentage" office:value="-2.2204460492503131E-16" table:formula="msoxl:=F243-F244" table:style-name="ce13">
            <text:p>0.00%</text:p>
          </table:table-cell>
          <table:table-cell office:value-type="float" office:value="29" table:formula="msoxl:=IF(I244=I243,1+H243,1)" table:style-name="ce34">
            <text:p>29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44=I243,J243,J243+1)" table:style-name="ce23">
            <text:p>12</text:p>
          </table:table-cell>
          <table:table-cell office:value-type="float" office:value="31975.837368243141" table:formula="msoxl:=C244/J244" table:style-name="ce14">
            <text:p>31,976</text:p>
          </table:table-cell>
          <table:table-cell office:value-type="float" office:value="4962432.470145002" table:formula="msoxl:=K244+L243" table:style-name="ce14">
            <text:p>4,962,432</text:p>
          </table:table-cell>
          <table:table-cell office:value-type="float" office:value="31975.837368243374" table:formula="msoxl:=L244-L243" table:style-name="ce14">
            <text:p>31,976</text:p>
          </table:table-cell>
          <table:table-cell office:value-type="percentage" office:value="1.0000000000216502E-3" table:formula="msoxl:=M244/M24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42" table:style-name="ce22">
            <text:p>242</text:p>
          </table:table-cell>
          <table:table-cell office:value-type="float" office:value="350000" table:style-name="ce23">
            <text:p>350,000</text:p>
          </table:table-cell>
          <table:table-cell office:value-type="float" office:value="45050000" table:formula="msoxl:=S244+T243" table:style-name="ce16">
            <text:p>45,050,000</text:p>
          </table:table-cell>
          <table:table-cell office:value-type="float" office:value="0" table:formula="msoxl:=S244-S243" table:style-name="ce17">
            <text:p>0</text:p>
          </table:table-cell>
          <table:table-cell office:value-type="percentage" office:value="0" table:formula="msoxl:=(S244/S243)-1" table:style-name="ce13">
            <text:p>0.00%</text:p>
          </table:table-cell>
          <table:table-cell office:value-type="percentage" office:value="0" table:formula="msoxl:=V243-V244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44=X243,Y243,Y243+1)" table:style-name="ce23">
            <text:p>10</text:p>
          </table:table-cell>
          <table:table-cell office:value-type="float" office:value="35000" table:formula="msoxl:=S244/Y244" table:style-name="ce14">
            <text:p>35,000</text:p>
          </table:table-cell>
          <table:table-cell office:value-type="float" office:value="5126011.9047619104" table:formula="msoxl:=Z244+AA243" table:style-name="ce14">
            <text:p>5,126,012</text:p>
          </table:table-cell>
          <table:table-cell office:value-type="float" office:value="35000" table:formula="msoxl:=AA244-AA243" table:style-name="ce14">
            <text:p>35,000</text:p>
          </table:table-cell>
          <table:table-cell office:value-type="percentage" office:value="0" table:formula="msoxl:=AB244/AB24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43" table:style-name="ce22">
            <text:p>243</text:p>
          </table:table-cell>
          <table:table-cell office:value-type="float" office:value="384093.75846733659" table:formula="msoxl:=C244+C244*0.001" table:style-name="ce23">
            <text:p>384,094</text:p>
          </table:table-cell>
          <table:table-cell office:value-type="float" office:value="47289060.334491827" table:formula="msoxl:=C245+D244" table:style-name="ce16">
            <text:p>47,289,060</text:p>
          </table:table-cell>
          <table:table-cell office:value-type="float" office:value="383.71004841889953" table:formula="msoxl:=C245-C244" table:style-name="ce16">
            <text:p>384</text:p>
          </table:table-cell>
          <table:table-cell office:value-type="percentage" office:value="9.9999999999988987E-4" table:formula="msoxl:=(C245/C244)-1" table:style-name="ce13">
            <text:p>0.10%</text:p>
          </table:table-cell>
          <table:table-cell office:value-type="percentage" office:value="2.2204460492503131E-16" table:formula="msoxl:=F244-F245" table:style-name="ce13">
            <text:p>0.00%</text:p>
          </table:table-cell>
          <table:table-cell office:value-type="float" office:value="30" table:formula="msoxl:=IF(I245=I244,1+H244,1)" table:style-name="ce34">
            <text:p>30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45=I244,J244,J244+1)" table:style-name="ce23">
            <text:p>12</text:p>
          </table:table-cell>
          <table:table-cell office:value-type="float" office:value="32007.813205611383" table:formula="msoxl:=C245/J245" table:style-name="ce14">
            <text:p>32,008</text:p>
          </table:table-cell>
          <table:table-cell office:value-type="float" office:value="4994440.283350613" table:formula="msoxl:=K245+L244" table:style-name="ce14">
            <text:p>4,994,440</text:p>
          </table:table-cell>
          <table:table-cell office:value-type="float" office:value="32007.813205610961" table:formula="msoxl:=L245-L244" table:style-name="ce14">
            <text:p>32,008</text:p>
          </table:table-cell>
          <table:table-cell office:value-type="percentage" office:value="9.9999999997946176E-4" table:formula="msoxl:=M245/M24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43" table:style-name="ce22">
            <text:p>243</text:p>
          </table:table-cell>
          <table:table-cell office:value-type="float" office:value="350000" table:style-name="ce23">
            <text:p>350,000</text:p>
          </table:table-cell>
          <table:table-cell office:value-type="float" office:value="45400000" table:formula="msoxl:=S245+T244" table:style-name="ce16">
            <text:p>45,400,000</text:p>
          </table:table-cell>
          <table:table-cell office:value-type="float" office:value="0" table:formula="msoxl:=S245-S244" table:style-name="ce17">
            <text:p>0</text:p>
          </table:table-cell>
          <table:table-cell office:value-type="percentage" office:value="0" table:formula="msoxl:=(S245/S244)-1" table:style-name="ce13">
            <text:p>0.00%</text:p>
          </table:table-cell>
          <table:table-cell office:value-type="percentage" office:value="0" table:formula="msoxl:=V244-V245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45=X244,Y244,Y244+1)" table:style-name="ce23">
            <text:p>10</text:p>
          </table:table-cell>
          <table:table-cell office:value-type="float" office:value="35000" table:formula="msoxl:=S245/Y245" table:style-name="ce14">
            <text:p>35,000</text:p>
          </table:table-cell>
          <table:table-cell office:value-type="float" office:value="5161011.9047619104" table:formula="msoxl:=Z245+AA244" table:style-name="ce14">
            <text:p>5,161,012</text:p>
          </table:table-cell>
          <table:table-cell office:value-type="float" office:value="35000" table:formula="msoxl:=AA245-AA244" table:style-name="ce14">
            <text:p>35,000</text:p>
          </table:table-cell>
          <table:table-cell office:value-type="percentage" office:value="0" table:formula="msoxl:=AB245/AB24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44" table:style-name="ce22">
            <text:p>244</text:p>
          </table:table-cell>
          <table:table-cell office:value-type="float" office:value="384477.85222580394" table:formula="msoxl:=C245+C245*0.001" table:style-name="ce23">
            <text:p>384,478</text:p>
          </table:table-cell>
          <table:table-cell office:value-type="float" office:value="47673538.186717629" table:formula="msoxl:=C246+D245" table:style-name="ce16">
            <text:p>47,673,538</text:p>
          </table:table-cell>
          <table:table-cell office:value-type="float" office:value="384.09375846735202" table:formula="msoxl:=C246-C245" table:style-name="ce16">
            <text:p>384</text:p>
          </table:table-cell>
          <table:table-cell office:value-type="percentage" office:value="1.0000000000001119E-3" table:formula="msoxl:=(C246/C245)-1" table:style-name="ce13">
            <text:p>0.10%</text:p>
          </table:table-cell>
          <table:table-cell office:value-type="percentage" office:value="-2.2204460492503131E-16" table:formula="msoxl:=F245-F246" table:style-name="ce13">
            <text:p>0.00%</text:p>
          </table:table-cell>
          <table:table-cell office:value-type="float" office:value="31" table:formula="msoxl:=IF(I246=I245,1+H245,1)" table:style-name="ce34">
            <text:p>31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46=I245,J245,J245+1)" table:style-name="ce23">
            <text:p>12</text:p>
          </table:table-cell>
          <table:table-cell office:value-type="float" office:value="32039.821018816994" table:formula="msoxl:=C246/J246" table:style-name="ce14">
            <text:p>32,040</text:p>
          </table:table-cell>
          <table:table-cell office:value-type="float" office:value="5026480.1043694299" table:formula="msoxl:=K246+L245" table:style-name="ce14">
            <text:p>5,026,480</text:p>
          </table:table-cell>
          <table:table-cell office:value-type="float" office:value="32039.821018816903" table:formula="msoxl:=L246-L245" table:style-name="ce14">
            <text:p>32,040</text:p>
          </table:table-cell>
          <table:table-cell office:value-type="percentage" office:value="1.000000000010326E-3" table:formula="msoxl:=M246/M24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44" table:style-name="ce22">
            <text:p>244</text:p>
          </table:table-cell>
          <table:table-cell office:value-type="float" office:value="350000" table:style-name="ce23">
            <text:p>350,000</text:p>
          </table:table-cell>
          <table:table-cell office:value-type="float" office:value="45750000" table:formula="msoxl:=S246+T245" table:style-name="ce16">
            <text:p>45,750,000</text:p>
          </table:table-cell>
          <table:table-cell office:value-type="float" office:value="0" table:formula="msoxl:=S246-S245" table:style-name="ce17">
            <text:p>0</text:p>
          </table:table-cell>
          <table:table-cell office:value-type="percentage" office:value="0" table:formula="msoxl:=(S246/S245)-1" table:style-name="ce13">
            <text:p>0.00%</text:p>
          </table:table-cell>
          <table:table-cell office:value-type="percentage" office:value="0" table:formula="msoxl:=V245-V246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46=X245,Y245,Y245+1)" table:style-name="ce23">
            <text:p>10</text:p>
          </table:table-cell>
          <table:table-cell office:value-type="float" office:value="35000" table:formula="msoxl:=S246/Y246" table:style-name="ce14">
            <text:p>35,000</text:p>
          </table:table-cell>
          <table:table-cell office:value-type="float" office:value="5196011.9047619104" table:formula="msoxl:=Z246+AA245" table:style-name="ce14">
            <text:p>5,196,012</text:p>
          </table:table-cell>
          <table:table-cell office:value-type="float" office:value="35000" table:formula="msoxl:=AA246-AA245" table:style-name="ce14">
            <text:p>35,000</text:p>
          </table:table-cell>
          <table:table-cell office:value-type="percentage" office:value="0" table:formula="msoxl:=AB246/AB24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45" table:style-name="ce22">
            <text:p>245</text:p>
          </table:table-cell>
          <table:table-cell office:value-type="float" office:value="384862.33007802977" table:formula="msoxl:=C246+C246*0.001" table:style-name="ce23">
            <text:p>384,862</text:p>
          </table:table-cell>
          <table:table-cell office:value-type="float" office:value="48058400.516795658" table:formula="msoxl:=C247+D246" table:style-name="ce16">
            <text:p>48,058,401</text:p>
          </table:table-cell>
          <table:table-cell office:value-type="float" office:value="384.47785222582752" table:formula="msoxl:=C247-C246" table:style-name="ce16">
            <text:p>384</text:p>
          </table:table-cell>
          <table:table-cell office:value-type="percentage" office:value="1.0000000000001119E-3" table:formula="msoxl:=(C247/C246)-1" table:style-name="ce13">
            <text:p>0.10%</text:p>
          </table:table-cell>
          <table:table-cell office:value-type="percentage" office:value="0" table:formula="msoxl:=F246-F247" table:style-name="ce13">
            <text:p>0.00%</text:p>
          </table:table-cell>
          <table:table-cell office:value-type="float" office:value="32" table:formula="msoxl:=IF(I247=I246,1+H246,1)" table:style-name="ce34">
            <text:p>32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47=I246,J246,J246+1)" table:style-name="ce23">
            <text:p>12</text:p>
          </table:table-cell>
          <table:table-cell office:value-type="float" office:value="32071.860839835816" table:formula="msoxl:=C247/J247" table:style-name="ce14">
            <text:p>32,072</text:p>
          </table:table-cell>
          <table:table-cell office:value-type="float" office:value="5058551.9652092652" table:formula="msoxl:=K247+L246" table:style-name="ce14">
            <text:p>5,058,552</text:p>
          </table:table-cell>
          <table:table-cell office:value-type="float" office:value="32071.860839835368" table:formula="msoxl:=L247-L246" table:style-name="ce14">
            <text:p>32,072</text:p>
          </table:table-cell>
          <table:table-cell office:value-type="percentage" office:value="9.9999999998900968E-4" table:formula="msoxl:=M247/M24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45" table:style-name="ce22">
            <text:p>245</text:p>
          </table:table-cell>
          <table:table-cell office:value-type="float" office:value="350000" table:style-name="ce23">
            <text:p>350,000</text:p>
          </table:table-cell>
          <table:table-cell office:value-type="float" office:value="46100000" table:formula="msoxl:=S247+T246" table:style-name="ce16">
            <text:p>46,100,000</text:p>
          </table:table-cell>
          <table:table-cell office:value-type="float" office:value="0" table:formula="msoxl:=S247-S246" table:style-name="ce17">
            <text:p>0</text:p>
          </table:table-cell>
          <table:table-cell office:value-type="percentage" office:value="0" table:formula="msoxl:=(S247/S246)-1" table:style-name="ce13">
            <text:p>0.00%</text:p>
          </table:table-cell>
          <table:table-cell office:value-type="percentage" office:value="0" table:formula="msoxl:=V246-V247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47=X246,Y246,Y246+1)" table:style-name="ce23">
            <text:p>10</text:p>
          </table:table-cell>
          <table:table-cell office:value-type="float" office:value="35000" table:formula="msoxl:=S247/Y247" table:style-name="ce14">
            <text:p>35,000</text:p>
          </table:table-cell>
          <table:table-cell office:value-type="float" office:value="5231011.9047619104" table:formula="msoxl:=Z247+AA246" table:style-name="ce14">
            <text:p>5,231,012</text:p>
          </table:table-cell>
          <table:table-cell office:value-type="float" office:value="35000" table:formula="msoxl:=AA247-AA246" table:style-name="ce14">
            <text:p>35,000</text:p>
          </table:table-cell>
          <table:table-cell office:value-type="percentage" office:value="0" table:formula="msoxl:=AB247/AB24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46" table:style-name="ce22">
            <text:p>246</text:p>
          </table:table-cell>
          <table:table-cell office:value-type="float" office:value="385247.1924081078" table:formula="msoxl:=C247+C247*0.001" table:style-name="ce23">
            <text:p>385,247</text:p>
          </table:table-cell>
          <table:table-cell office:value-type="float" office:value="48443647.709203765" table:formula="msoxl:=C248+D247" table:style-name="ce16">
            <text:p>48,443,648</text:p>
          </table:table-cell>
          <table:table-cell office:value-type="float" office:value="384.86233007803094" table:formula="msoxl:=C248-C247" table:style-name="ce16">
            <text:p>385</text:p>
          </table:table-cell>
          <table:table-cell office:value-type="percentage" office:value="1.0000000000001119E-3" table:formula="msoxl:=(C248/C247)-1" table:style-name="ce13">
            <text:p>0.10%</text:p>
          </table:table-cell>
          <table:table-cell office:value-type="percentage" office:value="0" table:formula="msoxl:=F247-F248" table:style-name="ce13">
            <text:p>0.00%</text:p>
          </table:table-cell>
          <table:table-cell office:value-type="float" office:value="33" table:formula="msoxl:=IF(I248=I247,1+H247,1)" table:style-name="ce34">
            <text:p>33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48=I247,J247,J247+1)" table:style-name="ce23">
            <text:p>12</text:p>
          </table:table-cell>
          <table:table-cell office:value-type="float" office:value="32103.93270067565" table:formula="msoxl:=C248/J248" table:style-name="ce14">
            <text:p>32,104</text:p>
          </table:table-cell>
          <table:table-cell office:value-type="float" office:value="5090655.8979099412" table:formula="msoxl:=K248+L247" table:style-name="ce14">
            <text:p>5,090,656</text:p>
          </table:table-cell>
          <table:table-cell office:value-type="float" office:value="32103.932700675912" table:formula="msoxl:=L248-L247" table:style-name="ce14">
            <text:p>32,104</text:p>
          </table:table-cell>
          <table:table-cell office:value-type="percentage" office:value="1.0000000000220943E-3" table:formula="msoxl:=M248/M24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46" table:style-name="ce22">
            <text:p>246</text:p>
          </table:table-cell>
          <table:table-cell office:value-type="float" office:value="350000" table:style-name="ce23">
            <text:p>350,000</text:p>
          </table:table-cell>
          <table:table-cell office:value-type="float" office:value="46450000" table:formula="msoxl:=S248+T247" table:style-name="ce16">
            <text:p>46,450,000</text:p>
          </table:table-cell>
          <table:table-cell office:value-type="float" office:value="0" table:formula="msoxl:=S248-S247" table:style-name="ce17">
            <text:p>0</text:p>
          </table:table-cell>
          <table:table-cell office:value-type="percentage" office:value="0" table:formula="msoxl:=(S248/S247)-1" table:style-name="ce13">
            <text:p>0.00%</text:p>
          </table:table-cell>
          <table:table-cell office:value-type="percentage" office:value="0" table:formula="msoxl:=V247-V248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48=X247,Y247,Y247+1)" table:style-name="ce23">
            <text:p>10</text:p>
          </table:table-cell>
          <table:table-cell office:value-type="float" office:value="35000" table:formula="msoxl:=S248/Y248" table:style-name="ce14">
            <text:p>35,000</text:p>
          </table:table-cell>
          <table:table-cell office:value-type="float" office:value="5266011.9047619104" table:formula="msoxl:=Z248+AA247" table:style-name="ce14">
            <text:p>5,266,012</text:p>
          </table:table-cell>
          <table:table-cell office:value-type="float" office:value="35000" table:formula="msoxl:=AA248-AA247" table:style-name="ce14">
            <text:p>35,000</text:p>
          </table:table-cell>
          <table:table-cell office:value-type="percentage" office:value="0" table:formula="msoxl:=AB248/AB24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47" table:style-name="ce22">
            <text:p>247</text:p>
          </table:table-cell>
          <table:table-cell office:value-type="float" office:value="385632.43960051594" table:formula="msoxl:=C248+C248*0.001" table:style-name="ce23">
            <text:p>385,632</text:p>
          </table:table-cell>
          <table:table-cell office:value-type="float" office:value="48829280.148804277" table:formula="msoxl:=C249+D248" table:style-name="ce16">
            <text:p>48,829,280</text:p>
          </table:table-cell>
          <table:table-cell office:value-type="float" office:value="385.24719240813283" table:formula="msoxl:=C249-C248" table:style-name="ce16">
            <text:p>385</text:p>
          </table:table-cell>
          <table:table-cell office:value-type="percentage" office:value="1.0000000000001119E-3" table:formula="msoxl:=(C249/C248)-1" table:style-name="ce13">
            <text:p>0.10%</text:p>
          </table:table-cell>
          <table:table-cell office:value-type="percentage" office:value="0" table:formula="msoxl:=F248-F249" table:style-name="ce13">
            <text:p>0.00%</text:p>
          </table:table-cell>
          <table:table-cell office:value-type="float" office:value="34" table:formula="msoxl:=IF(I249=I248,1+H248,1)" table:style-name="ce34">
            <text:p>34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49=I248,J248,J248+1)" table:style-name="ce23">
            <text:p>12</text:p>
          </table:table-cell>
          <table:table-cell office:value-type="float" office:value="32136.036633376327" table:formula="msoxl:=C249/J249" table:style-name="ce14">
            <text:p>32,136</text:p>
          </table:table-cell>
          <table:table-cell office:value-type="float" office:value="5122791.9345433172" table:formula="msoxl:=K249+L248" table:style-name="ce14">
            <text:p>5,122,792</text:p>
          </table:table-cell>
          <table:table-cell office:value-type="float" office:value="32136.036633376032" table:formula="msoxl:=L249-L248" table:style-name="ce14">
            <text:p>32,136</text:p>
          </table:table-cell>
          <table:table-cell office:value-type="percentage" office:value="9.9999999998257039E-4" table:formula="msoxl:=M249/M24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47" table:style-name="ce22">
            <text:p>247</text:p>
          </table:table-cell>
          <table:table-cell office:value-type="float" office:value="350000" table:style-name="ce23">
            <text:p>350,000</text:p>
          </table:table-cell>
          <table:table-cell office:value-type="float" office:value="46800000" table:formula="msoxl:=S249+T248" table:style-name="ce16">
            <text:p>46,800,000</text:p>
          </table:table-cell>
          <table:table-cell office:value-type="float" office:value="0" table:formula="msoxl:=S249-S248" table:style-name="ce17">
            <text:p>0</text:p>
          </table:table-cell>
          <table:table-cell office:value-type="percentage" office:value="0" table:formula="msoxl:=(S249/S248)-1" table:style-name="ce13">
            <text:p>0.00%</text:p>
          </table:table-cell>
          <table:table-cell office:value-type="percentage" office:value="0" table:formula="msoxl:=V248-V249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49=X248,Y248,Y248+1)" table:style-name="ce23">
            <text:p>10</text:p>
          </table:table-cell>
          <table:table-cell office:value-type="float" office:value="35000" table:formula="msoxl:=S249/Y249" table:style-name="ce14">
            <text:p>35,000</text:p>
          </table:table-cell>
          <table:table-cell office:value-type="float" office:value="5301011.9047619104" table:formula="msoxl:=Z249+AA248" table:style-name="ce14">
            <text:p>5,301,012</text:p>
          </table:table-cell>
          <table:table-cell office:value-type="float" office:value="35000" table:formula="msoxl:=AA249-AA248" table:style-name="ce14">
            <text:p>35,000</text:p>
          </table:table-cell>
          <table:table-cell office:value-type="percentage" office:value="0" table:formula="msoxl:=AB249/AB24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48" table:style-name="ce22">
            <text:p>248</text:p>
          </table:table-cell>
          <table:table-cell office:value-type="float" office:value="386018.07204011647" table:formula="msoxl:=C249+C249*0.001" table:style-name="ce23">
            <text:p>386,018</text:p>
          </table:table-cell>
          <table:table-cell office:value-type="float" office:value="49215298.220844395" table:formula="msoxl:=C250+D249" table:style-name="ce16">
            <text:p>49,215,298</text:p>
          </table:table-cell>
          <table:table-cell office:value-type="float" office:value="385.6324396005366" table:formula="msoxl:=C250-C249" table:style-name="ce16">
            <text:p>386</text:p>
          </table:table-cell>
          <table:table-cell office:value-type="percentage" office:value="1.0000000000001119E-3" table:formula="msoxl:=(C250/C249)-1" table:style-name="ce13">
            <text:p>0.10%</text:p>
          </table:table-cell>
          <table:table-cell office:value-type="percentage" office:value="0" table:formula="msoxl:=F249-F250" table:style-name="ce13">
            <text:p>0.00%</text:p>
          </table:table-cell>
          <table:table-cell office:value-type="float" office:value="35" table:formula="msoxl:=IF(I250=I249,1+H249,1)" table:style-name="ce34">
            <text:p>35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50=I249,J249,J249+1)" table:style-name="ce23">
            <text:p>12</text:p>
          </table:table-cell>
          <table:table-cell office:value-type="float" office:value="32168.172670009706" table:formula="msoxl:=C250/J250" table:style-name="ce14">
            <text:p>32,168</text:p>
          </table:table-cell>
          <table:table-cell office:value-type="float" office:value="5154960.1072133267" table:formula="msoxl:=K250+L249" table:style-name="ce14">
            <text:p>5,154,960</text:p>
          </table:table-cell>
          <table:table-cell office:value-type="float" office:value="32168.172670009546" table:formula="msoxl:=L250-L249" table:style-name="ce14">
            <text:p>32,168</text:p>
          </table:table-cell>
          <table:table-cell office:value-type="percentage" office:value="1.0000000000043308E-3" table:formula="msoxl:=M250/M24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48" table:style-name="ce22">
            <text:p>248</text:p>
          </table:table-cell>
          <table:table-cell office:value-type="float" office:value="350000" table:style-name="ce23">
            <text:p>350,000</text:p>
          </table:table-cell>
          <table:table-cell office:value-type="float" office:value="47150000" table:formula="msoxl:=S250+T249" table:style-name="ce16">
            <text:p>47,150,000</text:p>
          </table:table-cell>
          <table:table-cell office:value-type="float" office:value="0" table:formula="msoxl:=S250-S249" table:style-name="ce17">
            <text:p>0</text:p>
          </table:table-cell>
          <table:table-cell office:value-type="percentage" office:value="0" table:formula="msoxl:=(S250/S249)-1" table:style-name="ce13">
            <text:p>0.00%</text:p>
          </table:table-cell>
          <table:table-cell office:value-type="percentage" office:value="0" table:formula="msoxl:=V249-V250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50=X249,Y249,Y249+1)" table:style-name="ce23">
            <text:p>10</text:p>
          </table:table-cell>
          <table:table-cell office:value-type="float" office:value="35000" table:formula="msoxl:=S250/Y250" table:style-name="ce14">
            <text:p>35,000</text:p>
          </table:table-cell>
          <table:table-cell office:value-type="float" office:value="5336011.9047619104" table:formula="msoxl:=Z250+AA249" table:style-name="ce14">
            <text:p>5,336,012</text:p>
          </table:table-cell>
          <table:table-cell office:value-type="float" office:value="35000" table:formula="msoxl:=AA250-AA249" table:style-name="ce14">
            <text:p>35,000</text:p>
          </table:table-cell>
          <table:table-cell office:value-type="percentage" office:value="0" table:formula="msoxl:=AB250/AB24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49" table:style-name="ce22">
            <text:p>249</text:p>
          </table:table-cell>
          <table:table-cell office:value-type="float" office:value="386404.09011215658" table:formula="msoxl:=C250+C250*0.001" table:style-name="ce23">
            <text:p>386,404</text:p>
          </table:table-cell>
          <table:table-cell office:value-type="float" office:value="49601702.310956553" table:formula="msoxl:=C251+D250" table:style-name="ce16">
            <text:p>49,601,702</text:p>
          </table:table-cell>
          <table:table-cell office:value-type="float" office:value="386.01807204011129" table:formula="msoxl:=C251-C250" table:style-name="ce16">
            <text:p>386</text:p>
          </table:table-cell>
          <table:table-cell office:value-type="percentage" office:value="9.9999999999988987E-4" table:formula="msoxl:=(C251/C250)-1" table:style-name="ce13">
            <text:p>0.10%</text:p>
          </table:table-cell>
          <table:table-cell office:value-type="percentage" office:value="2.2204460492503131E-16" table:formula="msoxl:=F250-F251" table:style-name="ce13">
            <text:p>0.00%</text:p>
          </table:table-cell>
          <table:table-cell office:value-type="float" office:value="36" table:formula="msoxl:=IF(I251=I250,1+H250,1)" table:style-name="ce34">
            <text:p>36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51=I250,J250,J250+1)" table:style-name="ce23">
            <text:p>12</text:p>
          </table:table-cell>
          <table:table-cell office:value-type="float" office:value="32200.340842679714" table:formula="msoxl:=C251/J251" table:style-name="ce14">
            <text:p>32,200</text:p>
          </table:table-cell>
          <table:table-cell office:value-type="float" office:value="5187160.4480560068" table:formula="msoxl:=K251+L250" table:style-name="ce14">
            <text:p>5,187,160</text:p>
          </table:table-cell>
          <table:table-cell office:value-type="float" office:value="32200.340842680074" table:formula="msoxl:=L251-L250" table:style-name="ce14">
            <text:p>32,200</text:p>
          </table:table-cell>
          <table:table-cell office:value-type="percentage" office:value="1.0000000000160991E-3" table:formula="msoxl:=M251/M25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49" table:style-name="ce22">
            <text:p>249</text:p>
          </table:table-cell>
          <table:table-cell office:value-type="float" office:value="350000" table:style-name="ce23">
            <text:p>350,000</text:p>
          </table:table-cell>
          <table:table-cell office:value-type="float" office:value="47500000" table:formula="msoxl:=S251+T250" table:style-name="ce16">
            <text:p>47,500,000</text:p>
          </table:table-cell>
          <table:table-cell office:value-type="float" office:value="0" table:formula="msoxl:=S251-S250" table:style-name="ce17">
            <text:p>0</text:p>
          </table:table-cell>
          <table:table-cell office:value-type="percentage" office:value="0" table:formula="msoxl:=(S251/S250)-1" table:style-name="ce13">
            <text:p>0.00%</text:p>
          </table:table-cell>
          <table:table-cell office:value-type="percentage" office:value="0" table:formula="msoxl:=V250-V251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51=X250,Y250,Y250+1)" table:style-name="ce23">
            <text:p>10</text:p>
          </table:table-cell>
          <table:table-cell office:value-type="float" office:value="35000" table:formula="msoxl:=S251/Y251" table:style-name="ce14">
            <text:p>35,000</text:p>
          </table:table-cell>
          <table:table-cell office:value-type="float" office:value="5371011.9047619104" table:formula="msoxl:=Z251+AA250" table:style-name="ce14">
            <text:p>5,371,012</text:p>
          </table:table-cell>
          <table:table-cell office:value-type="float" office:value="35000" table:formula="msoxl:=AA251-AA250" table:style-name="ce14">
            <text:p>35,000</text:p>
          </table:table-cell>
          <table:table-cell office:value-type="percentage" office:value="0" table:formula="msoxl:=AB251/AB25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50" table:style-name="ce22">
            <text:p>250</text:p>
          </table:table-cell>
          <table:table-cell office:value-type="float" office:value="386790.49420226872" table:formula="msoxl:=C251+C251*0.001" table:style-name="ce23">
            <text:p>386,790</text:p>
          </table:table-cell>
          <table:table-cell office:value-type="float" office:value="49988492.805158824" table:formula="msoxl:=C252+D251" table:style-name="ce16">
            <text:p>49,988,493</text:p>
          </table:table-cell>
          <table:table-cell office:value-type="float" office:value="386.40409011213342" table:formula="msoxl:=C252-C251" table:style-name="ce16">
            <text:p>386</text:p>
          </table:table-cell>
          <table:table-cell office:value-type="percentage" office:value="9.9999999999988987E-4" table:formula="msoxl:=(C252/C251)-1" table:style-name="ce13">
            <text:p>0.10%</text:p>
          </table:table-cell>
          <table:table-cell office:value-type="percentage" office:value="0" table:formula="msoxl:=F251-F252" table:style-name="ce13">
            <text:p>0.00%</text:p>
          </table:table-cell>
          <table:table-cell office:value-type="float" office:value="37" table:formula="msoxl:=IF(I252=I251,1+H251,1)" table:style-name="ce34">
            <text:p>37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52=I251,J251,J251+1)" table:style-name="ce23">
            <text:p>12</text:p>
          </table:table-cell>
          <table:table-cell office:value-type="float" office:value="32232.541183522393" table:formula="msoxl:=C252/J252" table:style-name="ce14">
            <text:p>32,233</text:p>
          </table:table-cell>
          <table:table-cell office:value-type="float" office:value="5219392.9892395288" table:formula="msoxl:=K252+L251" table:style-name="ce14">
            <text:p>5,219,393</text:p>
          </table:table-cell>
          <table:table-cell office:value-type="float" office:value="32232.541183521971" table:formula="msoxl:=L252-L251" table:style-name="ce14">
            <text:p>32,233</text:p>
          </table:table-cell>
          <table:table-cell office:value-type="percentage" office:value="9.99999999975687E-4" table:formula="msoxl:=M252/M25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50" table:style-name="ce22">
            <text:p>250</text:p>
          </table:table-cell>
          <table:table-cell office:value-type="float" office:value="350000" table:style-name="ce23">
            <text:p>350,000</text:p>
          </table:table-cell>
          <table:table-cell office:value-type="float" office:value="47850000" table:formula="msoxl:=S252+T251" table:style-name="ce16">
            <text:p>47,850,000</text:p>
          </table:table-cell>
          <table:table-cell office:value-type="float" office:value="0" table:formula="msoxl:=S252-S251" table:style-name="ce17">
            <text:p>0</text:p>
          </table:table-cell>
          <table:table-cell office:value-type="percentage" office:value="0" table:formula="msoxl:=(S252/S251)-1" table:style-name="ce13">
            <text:p>0.00%</text:p>
          </table:table-cell>
          <table:table-cell office:value-type="percentage" office:value="0" table:formula="msoxl:=V251-V252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52=X251,Y251,Y251+1)" table:style-name="ce23">
            <text:p>10</text:p>
          </table:table-cell>
          <table:table-cell office:value-type="float" office:value="35000" table:formula="msoxl:=S252/Y252" table:style-name="ce14">
            <text:p>35,000</text:p>
          </table:table-cell>
          <table:table-cell office:value-type="float" office:value="5406011.9047619104" table:formula="msoxl:=Z252+AA251" table:style-name="ce14">
            <text:p>5,406,012</text:p>
          </table:table-cell>
          <table:table-cell office:value-type="float" office:value="35000" table:formula="msoxl:=AA252-AA251" table:style-name="ce14">
            <text:p>35,000</text:p>
          </table:table-cell>
          <table:table-cell office:value-type="percentage" office:value="0" table:formula="msoxl:=AB252/AB25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51" table:style-name="ce22">
            <text:p>251</text:p>
          </table:table-cell>
          <table:table-cell office:value-type="float" office:value="387177.284696471" table:formula="msoxl:=C252+C252*0.001" table:style-name="ce23">
            <text:p>387,177</text:p>
          </table:table-cell>
          <table:table-cell office:value-type="float" office:value="50375670.089855298" table:formula="msoxl:=C253+D252" table:style-name="ce16">
            <text:p>50,375,670</text:p>
          </table:table-cell>
          <table:table-cell office:value-type="float" office:value="386.79049420228694" table:formula="msoxl:=C253-C252" table:style-name="ce16">
            <text:p>387</text:p>
          </table:table-cell>
          <table:table-cell office:value-type="percentage" office:value="1.0000000000001119E-3" table:formula="msoxl:=(C253/C252)-1" table:style-name="ce13">
            <text:p>0.10%</text:p>
          </table:table-cell>
          <table:table-cell office:value-type="percentage" office:value="-2.2204460492503131E-16" table:formula="msoxl:=F252-F253" table:style-name="ce13">
            <text:p>0.00%</text:p>
          </table:table-cell>
          <table:table-cell office:value-type="float" office:value="38" table:formula="msoxl:=IF(I253=I252,1+H252,1)" table:style-name="ce34">
            <text:p>38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53=I252,J252,J252+1)" table:style-name="ce23">
            <text:p>12</text:p>
          </table:table-cell>
          <table:table-cell office:value-type="float" office:value="32264.773724705916" table:formula="msoxl:=C253/J253" table:style-name="ce14">
            <text:p>32,265</text:p>
          </table:table-cell>
          <table:table-cell office:value-type="float" office:value="5251657.7629642347" table:formula="msoxl:=K253+L252" table:style-name="ce14">
            <text:p>5,251,658</text:p>
          </table:table-cell>
          <table:table-cell office:value-type="float" office:value="32264.773724705912" table:formula="msoxl:=L253-L252" table:style-name="ce14">
            <text:p>32,265</text:p>
          </table:table-cell>
          <table:table-cell office:value-type="percentage" office:value="1.0000000000129905E-3" table:formula="msoxl:=M253/M25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51" table:style-name="ce22">
            <text:p>251</text:p>
          </table:table-cell>
          <table:table-cell office:value-type="float" office:value="350000" table:style-name="ce23">
            <text:p>350,000</text:p>
          </table:table-cell>
          <table:table-cell office:value-type="float" office:value="48200000" table:formula="msoxl:=S253+T252" table:style-name="ce16">
            <text:p>48,200,000</text:p>
          </table:table-cell>
          <table:table-cell office:value-type="float" office:value="0" table:formula="msoxl:=S253-S252" table:style-name="ce17">
            <text:p>0</text:p>
          </table:table-cell>
          <table:table-cell office:value-type="percentage" office:value="0" table:formula="msoxl:=(S253/S252)-1" table:style-name="ce13">
            <text:p>0.00%</text:p>
          </table:table-cell>
          <table:table-cell office:value-type="percentage" office:value="0" table:formula="msoxl:=V252-V253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53=X252,Y252,Y252+1)" table:style-name="ce23">
            <text:p>10</text:p>
          </table:table-cell>
          <table:table-cell office:value-type="float" office:value="35000" table:formula="msoxl:=S253/Y253" table:style-name="ce14">
            <text:p>35,000</text:p>
          </table:table-cell>
          <table:table-cell office:value-type="float" office:value="5441011.9047619104" table:formula="msoxl:=Z253+AA252" table:style-name="ce14">
            <text:p>5,441,012</text:p>
          </table:table-cell>
          <table:table-cell office:value-type="float" office:value="35000" table:formula="msoxl:=AA253-AA252" table:style-name="ce14">
            <text:p>35,000</text:p>
          </table:table-cell>
          <table:table-cell office:value-type="percentage" office:value="0" table:formula="msoxl:=AB253/AB25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52" table:style-name="ce22">
            <text:p>252</text:p>
          </table:table-cell>
          <table:table-cell office:value-type="float" office:value="387564.46198116749" table:formula="msoxl:=C253+C253*0.001" table:style-name="ce23">
            <text:p>387,564</text:p>
          </table:table-cell>
          <table:table-cell office:value-type="float" office:value="50763234.551836468" table:formula="msoxl:=C254+D253" table:style-name="ce16">
            <text:p>50,763,235</text:p>
          </table:table-cell>
          <table:table-cell office:value-type="float" office:value="387.17728469648864" table:formula="msoxl:=C254-C253" table:style-name="ce16">
            <text:p>387</text:p>
          </table:table-cell>
          <table:table-cell office:value-type="percentage" office:value="1.0000000000001119E-3" table:formula="msoxl:=(C254/C253)-1" table:style-name="ce13">
            <text:p>0.10%</text:p>
          </table:table-cell>
          <table:table-cell office:value-type="percentage" office:value="0" table:formula="msoxl:=F253-F254" table:style-name="ce13">
            <text:p>0.00%</text:p>
          </table:table-cell>
          <table:table-cell office:value-type="float" office:value="39" table:formula="msoxl:=IF(I254=I253,1+H253,1)" table:style-name="ce34">
            <text:p>39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54=I253,J253,J253+1)" table:style-name="ce23">
            <text:p>12</text:p>
          </table:table-cell>
          <table:table-cell office:value-type="float" office:value="32297.038498430626" table:formula="msoxl:=C254/J254" table:style-name="ce14">
            <text:p>32,297</text:p>
          </table:table-cell>
          <table:table-cell office:value-type="float" office:value="5283954.8014626652" table:formula="msoxl:=K254+L253" table:style-name="ce14">
            <text:p>5,283,955</text:p>
          </table:table-cell>
          <table:table-cell office:value-type="float" office:value="32297.038498430513" table:formula="msoxl:=L254-L253" table:style-name="ce14">
            <text:p>32,297</text:p>
          </table:table-cell>
          <table:table-cell office:value-type="percentage" office:value="9.9999999999678124E-4" table:formula="msoxl:=M254/M25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52" table:style-name="ce22">
            <text:p>252</text:p>
          </table:table-cell>
          <table:table-cell office:value-type="float" office:value="350000" table:style-name="ce23">
            <text:p>350,000</text:p>
          </table:table-cell>
          <table:table-cell office:value-type="float" office:value="48550000" table:formula="msoxl:=S254+T253" table:style-name="ce16">
            <text:p>48,550,000</text:p>
          </table:table-cell>
          <table:table-cell office:value-type="float" office:value="0" table:formula="msoxl:=S254-S253" table:style-name="ce17">
            <text:p>0</text:p>
          </table:table-cell>
          <table:table-cell office:value-type="percentage" office:value="0" table:formula="msoxl:=(S254/S253)-1" table:style-name="ce13">
            <text:p>0.00%</text:p>
          </table:table-cell>
          <table:table-cell office:value-type="percentage" office:value="0" table:formula="msoxl:=V253-V254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54=X253,Y253,Y253+1)" table:style-name="ce23">
            <text:p>10</text:p>
          </table:table-cell>
          <table:table-cell office:value-type="float" office:value="35000" table:formula="msoxl:=S254/Y254" table:style-name="ce14">
            <text:p>35,000</text:p>
          </table:table-cell>
          <table:table-cell office:value-type="float" office:value="5476011.9047619104" table:formula="msoxl:=Z254+AA253" table:style-name="ce14">
            <text:p>5,476,012</text:p>
          </table:table-cell>
          <table:table-cell office:value-type="float" office:value="35000" table:formula="msoxl:=AA254-AA253" table:style-name="ce14">
            <text:p>35,000</text:p>
          </table:table-cell>
          <table:table-cell office:value-type="percentage" office:value="0" table:formula="msoxl:=AB254/AB25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53" table:style-name="ce22">
            <text:p>253</text:p>
          </table:table-cell>
          <table:table-cell office:value-type="float" office:value="387952.02644314867" table:formula="msoxl:=C254+C254*0.001" table:style-name="ce23">
            <text:p>387,952</text:p>
          </table:table-cell>
          <table:table-cell office:value-type="float" office:value="51151186.578279614" table:formula="msoxl:=C255+D254" table:style-name="ce16">
            <text:p>51,151,187</text:p>
          </table:table-cell>
          <table:table-cell office:value-type="float" office:value="387.56446198117919" table:formula="msoxl:=C255-C254" table:style-name="ce16">
            <text:p>388</text:p>
          </table:table-cell>
          <table:table-cell office:value-type="percentage" office:value="1.0000000000001119E-3" table:formula="msoxl:=(C255/C254)-1" table:style-name="ce13">
            <text:p>0.10%</text:p>
          </table:table-cell>
          <table:table-cell office:value-type="percentage" office:value="0" table:formula="msoxl:=F254-F255" table:style-name="ce13">
            <text:p>0.00%</text:p>
          </table:table-cell>
          <table:table-cell office:value-type="float" office:value="40" table:formula="msoxl:=IF(I255=I254,1+H254,1)" table:style-name="ce34">
            <text:p>40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55=I254,J254,J254+1)" table:style-name="ce23">
            <text:p>12</text:p>
          </table:table-cell>
          <table:table-cell office:value-type="float" office:value="32329.335536929055" table:formula="msoxl:=C255/J255" table:style-name="ce14">
            <text:p>32,329</text:p>
          </table:table-cell>
          <table:table-cell office:value-type="float" office:value="5316284.136999594" table:formula="msoxl:=K255+L254" table:style-name="ce14">
            <text:p>5,316,284</text:p>
          </table:table-cell>
          <table:table-cell office:value-type="float" office:value="32329.335536928847" table:formula="msoxl:=L255-L254" table:style-name="ce14">
            <text:p>32,329</text:p>
          </table:table-cell>
          <table:table-cell office:value-type="percentage" office:value="9.9999999999700329E-4" table:formula="msoxl:=M255/M25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53" table:style-name="ce22">
            <text:p>253</text:p>
          </table:table-cell>
          <table:table-cell office:value-type="float" office:value="350000" table:style-name="ce23">
            <text:p>350,000</text:p>
          </table:table-cell>
          <table:table-cell office:value-type="float" office:value="48900000" table:formula="msoxl:=S255+T254" table:style-name="ce16">
            <text:p>48,900,000</text:p>
          </table:table-cell>
          <table:table-cell office:value-type="float" office:value="0" table:formula="msoxl:=S255-S254" table:style-name="ce17">
            <text:p>0</text:p>
          </table:table-cell>
          <table:table-cell office:value-type="percentage" office:value="0" table:formula="msoxl:=(S255/S254)-1" table:style-name="ce13">
            <text:p>0.00%</text:p>
          </table:table-cell>
          <table:table-cell office:value-type="percentage" office:value="0" table:formula="msoxl:=V254-V255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55=X254,Y254,Y254+1)" table:style-name="ce23">
            <text:p>10</text:p>
          </table:table-cell>
          <table:table-cell office:value-type="float" office:value="35000" table:formula="msoxl:=S255/Y255" table:style-name="ce14">
            <text:p>35,000</text:p>
          </table:table-cell>
          <table:table-cell office:value-type="float" office:value="5511011.9047619104" table:formula="msoxl:=Z255+AA254" table:style-name="ce14">
            <text:p>5,511,012</text:p>
          </table:table-cell>
          <table:table-cell office:value-type="float" office:value="35000" table:formula="msoxl:=AA255-AA254" table:style-name="ce14">
            <text:p>35,000</text:p>
          </table:table-cell>
          <table:table-cell office:value-type="percentage" office:value="0" table:formula="msoxl:=AB255/AB25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54" table:style-name="ce22">
            <text:p>254</text:p>
          </table:table-cell>
          <table:table-cell office:value-type="float" office:value="388339.97846959182" table:formula="msoxl:=C255+C255*0.001" table:style-name="ce23">
            <text:p>388,340</text:p>
          </table:table-cell>
          <table:table-cell office:value-type="float" office:value="51539526.55674921" table:formula="msoxl:=C256+D255" table:style-name="ce16">
            <text:p>51,539,527</text:p>
          </table:table-cell>
          <table:table-cell office:value-type="float" office:value="387.9520264431485" table:formula="msoxl:=C256-C255" table:style-name="ce16">
            <text:p>388</text:p>
          </table:table-cell>
          <table:table-cell office:value-type="percentage" office:value="9.9999999999988987E-4" table:formula="msoxl:=(C256/C255)-1" table:style-name="ce13">
            <text:p>0.10%</text:p>
          </table:table-cell>
          <table:table-cell office:value-type="percentage" office:value="2.2204460492503131E-16" table:formula="msoxl:=F255-F256" table:style-name="ce13">
            <text:p>0.00%</text:p>
          </table:table-cell>
          <table:table-cell office:value-type="float" office:value="41" table:formula="msoxl:=IF(I256=I255,1+H255,1)" table:style-name="ce34">
            <text:p>41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56=I255,J255,J255+1)" table:style-name="ce23">
            <text:p>12</text:p>
          </table:table-cell>
          <table:table-cell office:value-type="float" office:value="32361.664872465986" table:formula="msoxl:=C256/J256" table:style-name="ce14">
            <text:p>32,362</text:p>
          </table:table-cell>
          <table:table-cell office:value-type="float" office:value="5348645.8018720597" table:formula="msoxl:=K256+L255" table:style-name="ce14">
            <text:p>5,348,646</text:p>
          </table:table-cell>
          <table:table-cell office:value-type="float" office:value="32361.664872465655" table:formula="msoxl:=L256-L255" table:style-name="ce14">
            <text:p>32,362</text:p>
          </table:table-cell>
          <table:table-cell office:value-type="percentage" office:value="9.9999999999633715E-4" table:formula="msoxl:=M256/M25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54" table:style-name="ce22">
            <text:p>254</text:p>
          </table:table-cell>
          <table:table-cell office:value-type="float" office:value="350000" table:style-name="ce23">
            <text:p>350,000</text:p>
          </table:table-cell>
          <table:table-cell office:value-type="float" office:value="49250000" table:formula="msoxl:=S256+T255" table:style-name="ce16">
            <text:p>49,250,000</text:p>
          </table:table-cell>
          <table:table-cell office:value-type="float" office:value="0" table:formula="msoxl:=S256-S255" table:style-name="ce17">
            <text:p>0</text:p>
          </table:table-cell>
          <table:table-cell office:value-type="percentage" office:value="0" table:formula="msoxl:=(S256/S255)-1" table:style-name="ce13">
            <text:p>0.00%</text:p>
          </table:table-cell>
          <table:table-cell office:value-type="percentage" office:value="0" table:formula="msoxl:=V255-V256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56=X255,Y255,Y255+1)" table:style-name="ce23">
            <text:p>10</text:p>
          </table:table-cell>
          <table:table-cell office:value-type="float" office:value="35000" table:formula="msoxl:=S256/Y256" table:style-name="ce14">
            <text:p>35,000</text:p>
          </table:table-cell>
          <table:table-cell office:value-type="float" office:value="5546011.9047619104" table:formula="msoxl:=Z256+AA255" table:style-name="ce14">
            <text:p>5,546,012</text:p>
          </table:table-cell>
          <table:table-cell office:value-type="float" office:value="35000" table:formula="msoxl:=AA256-AA255" table:style-name="ce14">
            <text:p>35,000</text:p>
          </table:table-cell>
          <table:table-cell office:value-type="percentage" office:value="0" table:formula="msoxl:=AB256/AB25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55" table:style-name="ce22">
            <text:p>255</text:p>
          </table:table-cell>
          <table:table-cell office:value-type="float" office:value="388728.31844806141" table:formula="msoxl:=C256+C256*0.001" table:style-name="ce23">
            <text:p>388,728</text:p>
          </table:table-cell>
          <table:table-cell office:value-type="float" office:value="51928254.875197269" table:formula="msoxl:=C257+D256" table:style-name="ce16">
            <text:p>51,928,255</text:p>
          </table:table-cell>
          <table:table-cell office:value-type="float" office:value="388.33997846959392" table:formula="msoxl:=C257-C256" table:style-name="ce16">
            <text:p>388</text:p>
          </table:table-cell>
          <table:table-cell office:value-type="percentage" office:value="1.0000000000001119E-3" table:formula="msoxl:=(C257/C256)-1" table:style-name="ce13">
            <text:p>0.10%</text:p>
          </table:table-cell>
          <table:table-cell office:value-type="percentage" office:value="-2.2204460492503131E-16" table:formula="msoxl:=F256-F257" table:style-name="ce13">
            <text:p>0.00%</text:p>
          </table:table-cell>
          <table:table-cell office:value-type="float" office:value="42" table:formula="msoxl:=IF(I257=I256,1+H256,1)" table:style-name="ce34">
            <text:p>42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57=I256,J256,J256+1)" table:style-name="ce23">
            <text:p>12</text:p>
          </table:table-cell>
          <table:table-cell office:value-type="float" office:value="32394.02653733845" table:formula="msoxl:=C257/J257" table:style-name="ce14">
            <text:p>32,394</text:p>
          </table:table-cell>
          <table:table-cell office:value-type="float" office:value="5381039.828409398" table:formula="msoxl:=K257+L256" table:style-name="ce14">
            <text:p>5,381,040</text:p>
          </table:table-cell>
          <table:table-cell office:value-type="float" office:value="32394.026537338272" table:formula="msoxl:=L257-L256" table:style-name="ce14">
            <text:p>32,394</text:p>
          </table:table-cell>
          <table:table-cell office:value-type="percentage" office:value="1.0000000000045528E-3" table:formula="msoxl:=M257/M25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55" table:style-name="ce22">
            <text:p>255</text:p>
          </table:table-cell>
          <table:table-cell office:value-type="float" office:value="350000" table:style-name="ce23">
            <text:p>350,000</text:p>
          </table:table-cell>
          <table:table-cell office:value-type="float" office:value="49600000" table:formula="msoxl:=S257+T256" table:style-name="ce16">
            <text:p>49,600,000</text:p>
          </table:table-cell>
          <table:table-cell office:value-type="float" office:value="0" table:formula="msoxl:=S257-S256" table:style-name="ce17">
            <text:p>0</text:p>
          </table:table-cell>
          <table:table-cell office:value-type="percentage" office:value="0" table:formula="msoxl:=(S257/S256)-1" table:style-name="ce13">
            <text:p>0.00%</text:p>
          </table:table-cell>
          <table:table-cell office:value-type="percentage" office:value="0" table:formula="msoxl:=V256-V257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57=X256,Y256,Y256+1)" table:style-name="ce23">
            <text:p>10</text:p>
          </table:table-cell>
          <table:table-cell office:value-type="float" office:value="35000" table:formula="msoxl:=S257/Y257" table:style-name="ce14">
            <text:p>35,000</text:p>
          </table:table-cell>
          <table:table-cell office:value-type="float" office:value="5581011.9047619104" table:formula="msoxl:=Z257+AA256" table:style-name="ce14">
            <text:p>5,581,012</text:p>
          </table:table-cell>
          <table:table-cell office:value-type="float" office:value="35000" table:formula="msoxl:=AA257-AA256" table:style-name="ce14">
            <text:p>35,000</text:p>
          </table:table-cell>
          <table:table-cell office:value-type="percentage" office:value="0" table:formula="msoxl:=AB257/AB25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56" table:style-name="ce22">
            <text:p>256</text:p>
          </table:table-cell>
          <table:table-cell office:value-type="float" office:value="389117.04676650948" table:formula="msoxl:=C257+C257*0.001" table:style-name="ce23">
            <text:p>389,117</text:p>
          </table:table-cell>
          <table:table-cell office:value-type="float" office:value="52317371.921963781" table:formula="msoxl:=C258+D257" table:style-name="ce16">
            <text:p>52,317,372</text:p>
          </table:table-cell>
          <table:table-cell office:value-type="float" office:value="388.72831844806205" table:formula="msoxl:=C258-C257" table:style-name="ce16">
            <text:p>389</text:p>
          </table:table-cell>
          <table:table-cell office:value-type="percentage" office:value="1.0000000000001119E-3" table:formula="msoxl:=(C258/C257)-1" table:style-name="ce13">
            <text:p>0.10%</text:p>
          </table:table-cell>
          <table:table-cell office:value-type="percentage" office:value="0" table:formula="msoxl:=F257-F258" table:style-name="ce13">
            <text:p>0.00%</text:p>
          </table:table-cell>
          <table:table-cell office:value-type="float" office:value="43" table:formula="msoxl:=IF(I258=I257,1+H257,1)" table:style-name="ce34">
            <text:p>43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58=I257,J257,J257+1)" table:style-name="ce23">
            <text:p>12</text:p>
          </table:table-cell>
          <table:table-cell office:value-type="float" office:value="32426.420563875789" table:formula="msoxl:=C258/J258" table:style-name="ce14">
            <text:p>32,426</text:p>
          </table:table-cell>
          <table:table-cell office:value-type="float" office:value="5413466.2489732737" table:formula="msoxl:=K258+L257" table:style-name="ce14">
            <text:p>5,413,466</text:p>
          </table:table-cell>
          <table:table-cell office:value-type="float" office:value="32426.420563875698" table:formula="msoxl:=L258-L257" table:style-name="ce14">
            <text:p>32,426</text:p>
          </table:table-cell>
          <table:table-cell office:value-type="percentage" office:value="1.0000000000027764E-3" table:formula="msoxl:=M258/M25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56" table:style-name="ce22">
            <text:p>256</text:p>
          </table:table-cell>
          <table:table-cell office:value-type="float" office:value="350000" table:style-name="ce23">
            <text:p>350,000</text:p>
          </table:table-cell>
          <table:table-cell office:value-type="float" office:value="49950000" table:formula="msoxl:=S258+T257" table:style-name="ce16">
            <text:p>49,950,000</text:p>
          </table:table-cell>
          <table:table-cell office:value-type="float" office:value="0" table:formula="msoxl:=S258-S257" table:style-name="ce17">
            <text:p>0</text:p>
          </table:table-cell>
          <table:table-cell office:value-type="percentage" office:value="0" table:formula="msoxl:=(S258/S257)-1" table:style-name="ce13">
            <text:p>0.00%</text:p>
          </table:table-cell>
          <table:table-cell office:value-type="percentage" office:value="0" table:formula="msoxl:=V257-V258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58=X257,Y257,Y257+1)" table:style-name="ce23">
            <text:p>10</text:p>
          </table:table-cell>
          <table:table-cell office:value-type="float" office:value="35000" table:formula="msoxl:=S258/Y258" table:style-name="ce14">
            <text:p>35,000</text:p>
          </table:table-cell>
          <table:table-cell office:value-type="float" office:value="5616011.9047619104" table:formula="msoxl:=Z258+AA257" table:style-name="ce14">
            <text:p>5,616,012</text:p>
          </table:table-cell>
          <table:table-cell office:value-type="float" office:value="35000" table:formula="msoxl:=AA258-AA257" table:style-name="ce14">
            <text:p>35,000</text:p>
          </table:table-cell>
          <table:table-cell office:value-type="percentage" office:value="0" table:formula="msoxl:=AB258/AB25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57" table:style-name="ce22">
            <text:p>257</text:p>
          </table:table-cell>
          <table:table-cell office:value-type="float" office:value="389506.16381327598" table:formula="msoxl:=C258+C258*0.001" table:style-name="ce23">
            <text:p>389,506</text:p>
          </table:table-cell>
          <table:table-cell office:value-type="float" office:value="52706878.085777059" table:formula="msoxl:=C259+D258" table:style-name="ce16">
            <text:p>52,706,878</text:p>
          </table:table-cell>
          <table:table-cell office:value-type="float" office:value="389.11704676650697" table:formula="msoxl:=C259-C258" table:style-name="ce16">
            <text:p>389</text:p>
          </table:table-cell>
          <table:table-cell office:value-type="percentage" office:value="9.9999999999988987E-4" table:formula="msoxl:=(C259/C258)-1" table:style-name="ce13">
            <text:p>0.10%</text:p>
          </table:table-cell>
          <table:table-cell office:value-type="percentage" office:value="2.2204460492503131E-16" table:formula="msoxl:=F258-F259" table:style-name="ce13">
            <text:p>0.00%</text:p>
          </table:table-cell>
          <table:table-cell office:value-type="float" office:value="44" table:formula="msoxl:=IF(I259=I258,1+H258,1)" table:style-name="ce34">
            <text:p>44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59=I258,J258,J258+1)" table:style-name="ce23">
            <text:p>12</text:p>
          </table:table-cell>
          <table:table-cell office:value-type="float" office:value="32458.846984439664" table:formula="msoxl:=C259/J259" table:style-name="ce14">
            <text:p>32,459</text:p>
          </table:table-cell>
          <table:table-cell office:value-type="float" office:value="5445925.0959577132" table:formula="msoxl:=K259+L258" table:style-name="ce14">
            <text:p>5,445,925</text:p>
          </table:table-cell>
          <table:table-cell office:value-type="float" office:value="32458.846984439529" table:formula="msoxl:=L259-L258" table:style-name="ce14">
            <text:p>32,459</text:p>
          </table:table-cell>
          <table:table-cell office:value-type="percentage" office:value="9.999999999985576E-4" table:formula="msoxl:=M259/M25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57" table:style-name="ce22">
            <text:p>257</text:p>
          </table:table-cell>
          <table:table-cell office:value-type="float" office:value="350000" table:style-name="ce23">
            <text:p>350,000</text:p>
          </table:table-cell>
          <table:table-cell office:value-type="float" office:value="50300000" table:formula="msoxl:=S259+T258" table:style-name="ce16">
            <text:p>50,300,000</text:p>
          </table:table-cell>
          <table:table-cell office:value-type="float" office:value="0" table:formula="msoxl:=S259-S258" table:style-name="ce17">
            <text:p>0</text:p>
          </table:table-cell>
          <table:table-cell office:value-type="percentage" office:value="0" table:formula="msoxl:=(S259/S258)-1" table:style-name="ce13">
            <text:p>0.00%</text:p>
          </table:table-cell>
          <table:table-cell office:value-type="percentage" office:value="0" table:formula="msoxl:=V258-V259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59=X258,Y258,Y258+1)" table:style-name="ce23">
            <text:p>10</text:p>
          </table:table-cell>
          <table:table-cell office:value-type="float" office:value="35000" table:formula="msoxl:=S259/Y259" table:style-name="ce14">
            <text:p>35,000</text:p>
          </table:table-cell>
          <table:table-cell office:value-type="float" office:value="5651011.9047619104" table:formula="msoxl:=Z259+AA258" table:style-name="ce14">
            <text:p>5,651,012</text:p>
          </table:table-cell>
          <table:table-cell office:value-type="float" office:value="35000" table:formula="msoxl:=AA259-AA258" table:style-name="ce14">
            <text:p>35,000</text:p>
          </table:table-cell>
          <table:table-cell office:value-type="percentage" office:value="0" table:formula="msoxl:=AB259/AB25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58" table:style-name="ce22">
            <text:p>258</text:p>
          </table:table-cell>
          <table:table-cell office:value-type="float" office:value="389895.66997708927" table:formula="msoxl:=C259+C259*0.001" table:style-name="ce23">
            <text:p>389,896</text:p>
          </table:table-cell>
          <table:table-cell office:value-type="float" office:value="53096773.75575415" table:formula="msoxl:=C260+D259" table:style-name="ce16">
            <text:p>53,096,774</text:p>
          </table:table-cell>
          <table:table-cell office:value-type="float" office:value="389.50616381329019" table:formula="msoxl:=C260-C259" table:style-name="ce16">
            <text:p>390</text:p>
          </table:table-cell>
          <table:table-cell office:value-type="percentage" office:value="1.0000000000001119E-3" table:formula="msoxl:=(C260/C259)-1" table:style-name="ce13">
            <text:p>0.10%</text:p>
          </table:table-cell>
          <table:table-cell office:value-type="percentage" office:value="-2.2204460492503131E-16" table:formula="msoxl:=F259-F260" table:style-name="ce13">
            <text:p>0.00%</text:p>
          </table:table-cell>
          <table:table-cell office:value-type="float" office:value="45" table:formula="msoxl:=IF(I260=I259,1+H259,1)" table:style-name="ce34">
            <text:p>45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60=I259,J259,J259+1)" table:style-name="ce23">
            <text:p>12</text:p>
          </table:table-cell>
          <table:table-cell office:value-type="float" office:value="32491.305831424106" table:formula="msoxl:=C260/J260" table:style-name="ce14">
            <text:p>32,491</text:p>
          </table:table-cell>
          <table:table-cell office:value-type="float" office:value="5478416.4017891372" table:formula="msoxl:=K260+L259" table:style-name="ce14">
            <text:p>5,478,416</text:p>
          </table:table-cell>
          <table:table-cell office:value-type="float" office:value="32491.305831423961" table:formula="msoxl:=L260-L259" table:style-name="ce14">
            <text:p>32,491</text:p>
          </table:table-cell>
          <table:table-cell office:value-type="percentage" office:value="9.9999999999966782E-4" table:formula="msoxl:=M260/M25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58" table:style-name="ce22">
            <text:p>258</text:p>
          </table:table-cell>
          <table:table-cell office:value-type="float" office:value="350000" table:style-name="ce23">
            <text:p>350,000</text:p>
          </table:table-cell>
          <table:table-cell office:value-type="float" office:value="50650000" table:formula="msoxl:=S260+T259" table:style-name="ce16">
            <text:p>50,650,000</text:p>
          </table:table-cell>
          <table:table-cell office:value-type="float" office:value="0" table:formula="msoxl:=S260-S259" table:style-name="ce17">
            <text:p>0</text:p>
          </table:table-cell>
          <table:table-cell office:value-type="percentage" office:value="0" table:formula="msoxl:=(S260/S259)-1" table:style-name="ce13">
            <text:p>0.00%</text:p>
          </table:table-cell>
          <table:table-cell office:value-type="percentage" office:value="0" table:formula="msoxl:=V259-V260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60=X259,Y259,Y259+1)" table:style-name="ce23">
            <text:p>10</text:p>
          </table:table-cell>
          <table:table-cell office:value-type="float" office:value="35000" table:formula="msoxl:=S260/Y260" table:style-name="ce14">
            <text:p>35,000</text:p>
          </table:table-cell>
          <table:table-cell office:value-type="float" office:value="5686011.9047619104" table:formula="msoxl:=Z260+AA259" table:style-name="ce14">
            <text:p>5,686,012</text:p>
          </table:table-cell>
          <table:table-cell office:value-type="float" office:value="35000" table:formula="msoxl:=AA260-AA259" table:style-name="ce14">
            <text:p>35,000</text:p>
          </table:table-cell>
          <table:table-cell office:value-type="percentage" office:value="0" table:formula="msoxl:=AB260/AB25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59" table:style-name="ce22">
            <text:p>259</text:p>
          </table:table-cell>
          <table:table-cell office:value-type="float" office:value="390285.56564706634" table:formula="msoxl:=C260+C260*0.001" table:style-name="ce23">
            <text:p>390,286</text:p>
          </table:table-cell>
          <table:table-cell office:value-type="float" office:value="53487059.321401216" table:formula="msoxl:=C261+D260" table:style-name="ce16">
            <text:p>53,487,059</text:p>
          </table:table-cell>
          <table:table-cell office:value-type="float" office:value="389.89566997706424" table:formula="msoxl:=C261-C260" table:style-name="ce16">
            <text:p>390</text:p>
          </table:table-cell>
          <table:table-cell office:value-type="percentage" office:value="9.9999999999988987E-4" table:formula="msoxl:=(C261/C260)-1" table:style-name="ce13">
            <text:p>0.10%</text:p>
          </table:table-cell>
          <table:table-cell office:value-type="percentage" office:value="2.2204460492503131E-16" table:formula="msoxl:=F260-F261" table:style-name="ce13">
            <text:p>0.00%</text:p>
          </table:table-cell>
          <table:table-cell office:value-type="float" office:value="46" table:formula="msoxl:=IF(I261=I260,1+H260,1)" table:style-name="ce34">
            <text:p>46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61=I260,J260,J260+1)" table:style-name="ce23">
            <text:p>12</text:p>
          </table:table-cell>
          <table:table-cell office:value-type="float" office:value="32523.797137255529" table:formula="msoxl:=C261/J261" table:style-name="ce14">
            <text:p>32,524</text:p>
          </table:table-cell>
          <table:table-cell office:value-type="float" office:value="5510940.1989263929" table:formula="msoxl:=K261+L260" table:style-name="ce14">
            <text:p>5,510,940</text:p>
          </table:table-cell>
          <table:table-cell office:value-type="float" office:value="32523.79713725578" table:formula="msoxl:=L261-L260" table:style-name="ce14">
            <text:p>32,524</text:p>
          </table:table-cell>
          <table:table-cell office:value-type="percentage" office:value="1.0000000000121023E-3" table:formula="msoxl:=M261/M26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59" table:style-name="ce22">
            <text:p>259</text:p>
          </table:table-cell>
          <table:table-cell office:value-type="float" office:value="350000" table:style-name="ce23">
            <text:p>350,000</text:p>
          </table:table-cell>
          <table:table-cell office:value-type="float" office:value="51000000" table:formula="msoxl:=S261+T260" table:style-name="ce16">
            <text:p>51,000,000</text:p>
          </table:table-cell>
          <table:table-cell office:value-type="float" office:value="0" table:formula="msoxl:=S261-S260" table:style-name="ce17">
            <text:p>0</text:p>
          </table:table-cell>
          <table:table-cell office:value-type="percentage" office:value="0" table:formula="msoxl:=(S261/S260)-1" table:style-name="ce13">
            <text:p>0.00%</text:p>
          </table:table-cell>
          <table:table-cell office:value-type="percentage" office:value="0" table:formula="msoxl:=V260-V261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61=X260,Y260,Y260+1)" table:style-name="ce23">
            <text:p>10</text:p>
          </table:table-cell>
          <table:table-cell office:value-type="float" office:value="35000" table:formula="msoxl:=S261/Y261" table:style-name="ce14">
            <text:p>35,000</text:p>
          </table:table-cell>
          <table:table-cell office:value-type="float" office:value="5721011.9047619104" table:formula="msoxl:=Z261+AA260" table:style-name="ce14">
            <text:p>5,721,012</text:p>
          </table:table-cell>
          <table:table-cell office:value-type="float" office:value="35000" table:formula="msoxl:=AA261-AA260" table:style-name="ce14">
            <text:p>35,000</text:p>
          </table:table-cell>
          <table:table-cell office:value-type="percentage" office:value="0" table:formula="msoxl:=AB261/AB26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60" table:style-name="ce22">
            <text:p>260</text:p>
          </table:table-cell>
          <table:table-cell office:value-type="float" office:value="390675.8512127134" table:formula="msoxl:=C261+C261*0.001" table:style-name="ce23">
            <text:p>390,676</text:p>
          </table:table-cell>
          <table:table-cell office:value-type="float" office:value="53877735.172613926" table:formula="msoxl:=C262+D261" table:style-name="ce16">
            <text:p>53,877,735</text:p>
          </table:table-cell>
          <table:table-cell office:value-type="float" office:value="390.28556564706378" table:formula="msoxl:=C262-C261" table:style-name="ce16">
            <text:p>390</text:p>
          </table:table-cell>
          <table:table-cell office:value-type="percentage" office:value="9.9999999999988987E-4" table:formula="msoxl:=(C262/C261)-1" table:style-name="ce13">
            <text:p>0.10%</text:p>
          </table:table-cell>
          <table:table-cell office:value-type="percentage" office:value="0" table:formula="msoxl:=F261-F262" table:style-name="ce13">
            <text:p>0.00%</text:p>
          </table:table-cell>
          <table:table-cell office:value-type="float" office:value="47" table:formula="msoxl:=IF(I262=I261,1+H261,1)" table:style-name="ce34">
            <text:p>47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62=I261,J261,J261+1)" table:style-name="ce23">
            <text:p>12</text:p>
          </table:table-cell>
          <table:table-cell office:value-type="float" office:value="32556.320934392785" table:formula="msoxl:=C262/J262" table:style-name="ce14">
            <text:p>32,556</text:p>
          </table:table-cell>
          <table:table-cell office:value-type="float" office:value="5543496.5198607855" table:formula="msoxl:=K262+L261" table:style-name="ce14">
            <text:p>5,543,497</text:p>
          </table:table-cell>
          <table:table-cell office:value-type="float" office:value="32556.320934392512" table:formula="msoxl:=L262-L261" table:style-name="ce14">
            <text:p>32,556</text:p>
          </table:table-cell>
          <table:table-cell office:value-type="percentage" office:value="9.9999999998390265E-4" table:formula="msoxl:=M262/M26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60" table:style-name="ce22">
            <text:p>260</text:p>
          </table:table-cell>
          <table:table-cell office:value-type="float" office:value="350000" table:style-name="ce23">
            <text:p>350,000</text:p>
          </table:table-cell>
          <table:table-cell office:value-type="float" office:value="51350000" table:formula="msoxl:=S262+T261" table:style-name="ce16">
            <text:p>51,350,000</text:p>
          </table:table-cell>
          <table:table-cell office:value-type="float" office:value="0" table:formula="msoxl:=S262-S261" table:style-name="ce17">
            <text:p>0</text:p>
          </table:table-cell>
          <table:table-cell office:value-type="percentage" office:value="0" table:formula="msoxl:=(S262/S261)-1" table:style-name="ce13">
            <text:p>0.00%</text:p>
          </table:table-cell>
          <table:table-cell office:value-type="percentage" office:value="0" table:formula="msoxl:=V261-V262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62=X261,Y261,Y261+1)" table:style-name="ce23">
            <text:p>10</text:p>
          </table:table-cell>
          <table:table-cell office:value-type="float" office:value="35000" table:formula="msoxl:=S262/Y262" table:style-name="ce14">
            <text:p>35,000</text:p>
          </table:table-cell>
          <table:table-cell office:value-type="float" office:value="5756011.9047619104" table:formula="msoxl:=Z262+AA261" table:style-name="ce14">
            <text:p>5,756,012</text:p>
          </table:table-cell>
          <table:table-cell office:value-type="float" office:value="35000" table:formula="msoxl:=AA262-AA261" table:style-name="ce14">
            <text:p>35,000</text:p>
          </table:table-cell>
          <table:table-cell office:value-type="percentage" office:value="0" table:formula="msoxl:=AB262/AB26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61" table:style-name="ce22">
            <text:p>261</text:p>
          </table:table-cell>
          <table:table-cell office:value-type="float" office:value="391066.5270639261" table:formula="msoxl:=C262+C262*0.001" table:style-name="ce23">
            <text:p>391,067</text:p>
          </table:table-cell>
          <table:table-cell office:value-type="float" office:value="54268801.699677855" table:formula="msoxl:=C263+D262" table:style-name="ce16">
            <text:p>54,268,802</text:p>
          </table:table-cell>
          <table:table-cell office:value-type="float" office:value="390.67585121269803" table:formula="msoxl:=C263-C262" table:style-name="ce16">
            <text:p>391</text:p>
          </table:table-cell>
          <table:table-cell office:value-type="percentage" office:value="9.9999999999988987E-4" table:formula="msoxl:=(C263/C262)-1" table:style-name="ce13">
            <text:p>0.10%</text:p>
          </table:table-cell>
          <table:table-cell office:value-type="percentage" office:value="0" table:formula="msoxl:=F262-F263" table:style-name="ce13">
            <text:p>0.00%</text:p>
          </table:table-cell>
          <table:table-cell office:value-type="float" office:value="48" table:formula="msoxl:=IF(I263=I262,1+H262,1)" table:style-name="ce34">
            <text:p>48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63=I262,J262,J262+1)" table:style-name="ce23">
            <text:p>12</text:p>
          </table:table-cell>
          <table:table-cell office:value-type="float" office:value="32588.877255327174" table:formula="msoxl:=C263/J263" table:style-name="ce14">
            <text:p>32,589</text:p>
          </table:table-cell>
          <table:table-cell office:value-type="float" office:value="5576085.3971161125" table:formula="msoxl:=K263+L262" table:style-name="ce14">
            <text:p>5,576,085</text:p>
          </table:table-cell>
          <table:table-cell office:value-type="float" office:value="32588.877255327068" table:formula="msoxl:=L263-L262" table:style-name="ce14">
            <text:p>32,589</text:p>
          </table:table-cell>
          <table:table-cell office:value-type="percentage" office:value="1.0000000000049969E-3" table:formula="msoxl:=M263/M26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61" table:style-name="ce22">
            <text:p>261</text:p>
          </table:table-cell>
          <table:table-cell office:value-type="float" office:value="350000" table:style-name="ce23">
            <text:p>350,000</text:p>
          </table:table-cell>
          <table:table-cell office:value-type="float" office:value="51700000" table:formula="msoxl:=S263+T262" table:style-name="ce16">
            <text:p>51,700,000</text:p>
          </table:table-cell>
          <table:table-cell office:value-type="float" office:value="0" table:formula="msoxl:=S263-S262" table:style-name="ce17">
            <text:p>0</text:p>
          </table:table-cell>
          <table:table-cell office:value-type="percentage" office:value="0" table:formula="msoxl:=(S263/S262)-1" table:style-name="ce13">
            <text:p>0.00%</text:p>
          </table:table-cell>
          <table:table-cell office:value-type="percentage" office:value="0" table:formula="msoxl:=V262-V263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63=X262,Y262,Y262+1)" table:style-name="ce23">
            <text:p>10</text:p>
          </table:table-cell>
          <table:table-cell office:value-type="float" office:value="35000" table:formula="msoxl:=S263/Y263" table:style-name="ce14">
            <text:p>35,000</text:p>
          </table:table-cell>
          <table:table-cell office:value-type="float" office:value="5791011.9047619104" table:formula="msoxl:=Z263+AA262" table:style-name="ce14">
            <text:p>5,791,012</text:p>
          </table:table-cell>
          <table:table-cell office:value-type="float" office:value="35000" table:formula="msoxl:=AA263-AA262" table:style-name="ce14">
            <text:p>35,000</text:p>
          </table:table-cell>
          <table:table-cell office:value-type="percentage" office:value="0" table:formula="msoxl:=AB263/AB26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62" table:style-name="ce22">
            <text:p>262</text:p>
          </table:table-cell>
          <table:table-cell office:value-type="float" office:value="391457.59359099" table:formula="msoxl:=C263+C263*0.001" table:style-name="ce23">
            <text:p>391,458</text:p>
          </table:table-cell>
          <table:table-cell office:value-type="float" office:value="54660259.293268844" table:formula="msoxl:=C264+D263" table:style-name="ce16">
            <text:p>54,660,259</text:p>
          </table:table-cell>
          <table:table-cell office:value-type="float" office:value="391.06652706390014" table:formula="msoxl:=C264-C263" table:style-name="ce16">
            <text:p>391</text:p>
          </table:table-cell>
          <table:table-cell office:value-type="percentage" office:value="9.9999999999988987E-4" table:formula="msoxl:=(C264/C263)-1" table:style-name="ce13">
            <text:p>0.10%</text:p>
          </table:table-cell>
          <table:table-cell office:value-type="percentage" office:value="0" table:formula="msoxl:=F263-F264" table:style-name="ce13">
            <text:p>0.00%</text:p>
          </table:table-cell>
          <table:table-cell office:value-type="float" office:value="49" table:formula="msoxl:=IF(I264=I263,1+H263,1)" table:style-name="ce34">
            <text:p>49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64=I263,J263,J263+1)" table:style-name="ce23">
            <text:p>12</text:p>
          </table:table-cell>
          <table:table-cell office:value-type="float" office:value="32621.4661325825" table:formula="msoxl:=C264/J264" table:style-name="ce14">
            <text:p>32,621</text:p>
          </table:table-cell>
          <table:table-cell office:value-type="float" office:value="5608706.8632486947" table:formula="msoxl:=K264+L263" table:style-name="ce14">
            <text:p>5,608,707</text:p>
          </table:table-cell>
          <table:table-cell office:value-type="float" office:value="32621.466132582165" table:formula="msoxl:=L264-L263" table:style-name="ce14">
            <text:p>32,621</text:p>
          </table:table-cell>
          <table:table-cell office:value-type="percentage" office:value="9.9999999999300648E-4" table:formula="msoxl:=M264/M26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62" table:style-name="ce22">
            <text:p>262</text:p>
          </table:table-cell>
          <table:table-cell office:value-type="float" office:value="350000" table:style-name="ce23">
            <text:p>350,000</text:p>
          </table:table-cell>
          <table:table-cell office:value-type="float" office:value="52050000" table:formula="msoxl:=S264+T263" table:style-name="ce16">
            <text:p>52,050,000</text:p>
          </table:table-cell>
          <table:table-cell office:value-type="float" office:value="0" table:formula="msoxl:=S264-S263" table:style-name="ce17">
            <text:p>0</text:p>
          </table:table-cell>
          <table:table-cell office:value-type="percentage" office:value="0" table:formula="msoxl:=(S264/S263)-1" table:style-name="ce13">
            <text:p>0.00%</text:p>
          </table:table-cell>
          <table:table-cell office:value-type="percentage" office:value="0" table:formula="msoxl:=V263-V264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64=X263,Y263,Y263+1)" table:style-name="ce23">
            <text:p>10</text:p>
          </table:table-cell>
          <table:table-cell office:value-type="float" office:value="35000" table:formula="msoxl:=S264/Y264" table:style-name="ce14">
            <text:p>35,000</text:p>
          </table:table-cell>
          <table:table-cell office:value-type="float" office:value="5826011.9047619104" table:formula="msoxl:=Z264+AA263" table:style-name="ce14">
            <text:p>5,826,012</text:p>
          </table:table-cell>
          <table:table-cell office:value-type="float" office:value="35000" table:formula="msoxl:=AA264-AA263" table:style-name="ce14">
            <text:p>35,000</text:p>
          </table:table-cell>
          <table:table-cell office:value-type="percentage" office:value="0" table:formula="msoxl:=AB264/AB26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63" table:style-name="ce22">
            <text:p>263</text:p>
          </table:table-cell>
          <table:table-cell office:value-type="float" office:value="391849.05118458101" table:formula="msoxl:=C264+C264*0.001" table:style-name="ce23">
            <text:p>391,849</text:p>
          </table:table-cell>
          <table:table-cell office:value-type="float" office:value="55052108.344453424" table:formula="msoxl:=C265+D264" table:style-name="ce16">
            <text:p>55,052,108</text:p>
          </table:table-cell>
          <table:table-cell office:value-type="float" office:value="391.45759359101066" table:formula="msoxl:=C265-C264" table:style-name="ce16">
            <text:p>391</text:p>
          </table:table-cell>
          <table:table-cell office:value-type="percentage" office:value="1.0000000000001119E-3" table:formula="msoxl:=(C265/C264)-1" table:style-name="ce13">
            <text:p>0.10%</text:p>
          </table:table-cell>
          <table:table-cell office:value-type="percentage" office:value="-2.2204460492503131E-16" table:formula="msoxl:=F264-F265" table:style-name="ce13">
            <text:p>0.00%</text:p>
          </table:table-cell>
          <table:table-cell office:value-type="float" office:value="50" table:formula="msoxl:=IF(I265=I264,1+H264,1)" table:style-name="ce34">
            <text:p>50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65=I264,J264,J264+1)" table:style-name="ce23">
            <text:p>12</text:p>
          </table:table-cell>
          <table:table-cell office:value-type="float" office:value="32654.087598715083" table:formula="msoxl:=C265/J265" table:style-name="ce14">
            <text:p>32,654</text:p>
          </table:table-cell>
          <table:table-cell office:value-type="float" office:value="5641360.9508474097" table:formula="msoxl:=K265+L264" table:style-name="ce14">
            <text:p>5,641,361</text:p>
          </table:table-cell>
          <table:table-cell office:value-type="float" office:value="32654.087598714978" table:formula="msoxl:=L265-L264" table:style-name="ce14">
            <text:p>32,654</text:p>
          </table:table-cell>
          <table:table-cell office:value-type="percentage" office:value="1.0000000000069953E-3" table:formula="msoxl:=M265/M26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63" table:style-name="ce22">
            <text:p>263</text:p>
          </table:table-cell>
          <table:table-cell office:value-type="float" office:value="350000" table:style-name="ce23">
            <text:p>350,000</text:p>
          </table:table-cell>
          <table:table-cell office:value-type="float" office:value="52400000" table:formula="msoxl:=S265+T264" table:style-name="ce16">
            <text:p>52,400,000</text:p>
          </table:table-cell>
          <table:table-cell office:value-type="float" office:value="0" table:formula="msoxl:=S265-S264" table:style-name="ce17">
            <text:p>0</text:p>
          </table:table-cell>
          <table:table-cell office:value-type="percentage" office:value="0" table:formula="msoxl:=(S265/S264)-1" table:style-name="ce13">
            <text:p>0.00%</text:p>
          </table:table-cell>
          <table:table-cell office:value-type="percentage" office:value="0" table:formula="msoxl:=V264-V265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65=X264,Y264,Y264+1)" table:style-name="ce23">
            <text:p>10</text:p>
          </table:table-cell>
          <table:table-cell office:value-type="float" office:value="35000" table:formula="msoxl:=S265/Y265" table:style-name="ce14">
            <text:p>35,000</text:p>
          </table:table-cell>
          <table:table-cell office:value-type="float" office:value="5861011.9047619104" table:formula="msoxl:=Z265+AA264" table:style-name="ce14">
            <text:p>5,861,012</text:p>
          </table:table-cell>
          <table:table-cell office:value-type="float" office:value="35000" table:formula="msoxl:=AA265-AA264" table:style-name="ce14">
            <text:p>35,000</text:p>
          </table:table-cell>
          <table:table-cell office:value-type="percentage" office:value="0" table:formula="msoxl:=AB265/AB26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64" table:style-name="ce22">
            <text:p>264</text:p>
          </table:table-cell>
          <table:table-cell office:value-type="float" office:value="392240.90023576561" table:formula="msoxl:=C265+C265*0.001" table:style-name="ce23">
            <text:p>392,241</text:p>
          </table:table-cell>
          <table:table-cell office:value-type="float" office:value="55444349.244689189" table:formula="msoxl:=C266+D265" table:style-name="ce16">
            <text:p>55,444,349</text:p>
          </table:table-cell>
          <table:table-cell office:value-type="float" office:value="391.84905118460301" table:formula="msoxl:=C266-C265" table:style-name="ce16">
            <text:p>392</text:p>
          </table:table-cell>
          <table:table-cell office:value-type="percentage" office:value="1.0000000000001119E-3" table:formula="msoxl:=(C266/C265)-1" table:style-name="ce13">
            <text:p>0.10%</text:p>
          </table:table-cell>
          <table:table-cell office:value-type="percentage" office:value="0" table:formula="msoxl:=F265-F266" table:style-name="ce13">
            <text:p>0.00%</text:p>
          </table:table-cell>
          <table:table-cell office:value-type="float" office:value="51" table:formula="msoxl:=IF(I266=I265,1+H265,1)" table:style-name="ce34">
            <text:p>51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66=I265,J265,J265+1)" table:style-name="ce23">
            <text:p>12</text:p>
          </table:table-cell>
          <table:table-cell office:value-type="float" office:value="32686.741686313802" table:formula="msoxl:=C266/J266" table:style-name="ce14">
            <text:p>32,687</text:p>
          </table:table-cell>
          <table:table-cell office:value-type="float" office:value="5674047.6925337231" table:formula="msoxl:=K266+L265" table:style-name="ce14">
            <text:p>5,674,048</text:p>
          </table:table-cell>
          <table:table-cell office:value-type="float" office:value="32686.741686313413" table:formula="msoxl:=L266-L265" table:style-name="ce14">
            <text:p>32,687</text:p>
          </table:table-cell>
          <table:table-cell office:value-type="percentage" office:value="9.9999999999145217E-4" table:formula="msoxl:=M266/M26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64" table:style-name="ce22">
            <text:p>264</text:p>
          </table:table-cell>
          <table:table-cell office:value-type="float" office:value="350000" table:style-name="ce23">
            <text:p>350,000</text:p>
          </table:table-cell>
          <table:table-cell office:value-type="float" office:value="52750000" table:formula="msoxl:=S266+T265" table:style-name="ce16">
            <text:p>52,750,000</text:p>
          </table:table-cell>
          <table:table-cell office:value-type="float" office:value="0" table:formula="msoxl:=S266-S265" table:style-name="ce17">
            <text:p>0</text:p>
          </table:table-cell>
          <table:table-cell office:value-type="percentage" office:value="0" table:formula="msoxl:=(S266/S265)-1" table:style-name="ce13">
            <text:p>0.00%</text:p>
          </table:table-cell>
          <table:table-cell office:value-type="percentage" office:value="0" table:formula="msoxl:=V265-V266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66=X265,Y265,Y265+1)" table:style-name="ce23">
            <text:p>10</text:p>
          </table:table-cell>
          <table:table-cell office:value-type="float" office:value="35000" table:formula="msoxl:=S266/Y266" table:style-name="ce14">
            <text:p>35,000</text:p>
          </table:table-cell>
          <table:table-cell office:value-type="float" office:value="5896011.9047619104" table:formula="msoxl:=Z266+AA265" table:style-name="ce14">
            <text:p>5,896,012</text:p>
          </table:table-cell>
          <table:table-cell office:value-type="float" office:value="35000" table:formula="msoxl:=AA266-AA265" table:style-name="ce14">
            <text:p>35,000</text:p>
          </table:table-cell>
          <table:table-cell office:value-type="percentage" office:value="0" table:formula="msoxl:=AB266/AB26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65" table:style-name="ce22">
            <text:p>265</text:p>
          </table:table-cell>
          <table:table-cell office:value-type="float" office:value="392633.14113600139" table:formula="msoxl:=C266+C266*0.001" table:style-name="ce23">
            <text:p>392,633</text:p>
          </table:table-cell>
          <table:table-cell office:value-type="float" office:value="55836982.385825187" table:formula="msoxl:=C267+D266" table:style-name="ce16">
            <text:p>55,836,982</text:p>
          </table:table-cell>
          <table:table-cell office:value-type="float" office:value="392.24090023577446" table:formula="msoxl:=C267-C266" table:style-name="ce16">
            <text:p>392</text:p>
          </table:table-cell>
          <table:table-cell office:value-type="percentage" office:value="1.0000000000001119E-3" table:formula="msoxl:=(C267/C266)-1" table:style-name="ce13">
            <text:p>0.10%</text:p>
          </table:table-cell>
          <table:table-cell office:value-type="percentage" office:value="0" table:formula="msoxl:=F266-F267" table:style-name="ce13">
            <text:p>0.00%</text:p>
          </table:table-cell>
          <table:table-cell office:value-type="float" office:value="52" table:formula="msoxl:=IF(I267=I266,1+H266,1)" table:style-name="ce34">
            <text:p>52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67=I266,J266,J266+1)" table:style-name="ce23">
            <text:p>12</text:p>
          </table:table-cell>
          <table:table-cell office:value-type="float" office:value="32719.428428000116" table:formula="msoxl:=C267/J267" table:style-name="ce14">
            <text:p>32,719</text:p>
          </table:table-cell>
          <table:table-cell office:value-type="float" office:value="5706767.1209617229" table:formula="msoxl:=K267+L266" table:style-name="ce14">
            <text:p>5,706,767</text:p>
          </table:table-cell>
          <table:table-cell office:value-type="float" office:value="32719.428427999839" table:formula="msoxl:=L267-L266" table:style-name="ce14">
            <text:p>32,719</text:p>
          </table:table-cell>
          <table:table-cell office:value-type="percentage" office:value="1.0000000000034426E-3" table:formula="msoxl:=M267/M26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65" table:style-name="ce22">
            <text:p>265</text:p>
          </table:table-cell>
          <table:table-cell office:value-type="float" office:value="350000" table:style-name="ce23">
            <text:p>350,000</text:p>
          </table:table-cell>
          <table:table-cell office:value-type="float" office:value="53100000" table:formula="msoxl:=S267+T266" table:style-name="ce16">
            <text:p>53,100,000</text:p>
          </table:table-cell>
          <table:table-cell office:value-type="float" office:value="0" table:formula="msoxl:=S267-S266" table:style-name="ce17">
            <text:p>0</text:p>
          </table:table-cell>
          <table:table-cell office:value-type="percentage" office:value="0" table:formula="msoxl:=(S267/S266)-1" table:style-name="ce13">
            <text:p>0.00%</text:p>
          </table:table-cell>
          <table:table-cell office:value-type="percentage" office:value="0" table:formula="msoxl:=V266-V267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67=X266,Y266,Y266+1)" table:style-name="ce23">
            <text:p>10</text:p>
          </table:table-cell>
          <table:table-cell office:value-type="float" office:value="35000" table:formula="msoxl:=S267/Y267" table:style-name="ce14">
            <text:p>35,000</text:p>
          </table:table-cell>
          <table:table-cell office:value-type="float" office:value="5931011.9047619104" table:formula="msoxl:=Z267+AA266" table:style-name="ce14">
            <text:p>5,931,012</text:p>
          </table:table-cell>
          <table:table-cell office:value-type="float" office:value="35000" table:formula="msoxl:=AA267-AA266" table:style-name="ce14">
            <text:p>35,000</text:p>
          </table:table-cell>
          <table:table-cell office:value-type="percentage" office:value="0" table:formula="msoxl:=AB267/AB26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66" table:style-name="ce22">
            <text:p>266</text:p>
          </table:table-cell>
          <table:table-cell office:value-type="float" office:value="393025.77427713742" table:formula="msoxl:=C267+C267*0.001" table:style-name="ce23">
            <text:p>393,026</text:p>
          </table:table-cell>
          <table:table-cell office:value-type="float" office:value="56230008.160102323" table:formula="msoxl:=C268+D267" table:style-name="ce16">
            <text:p>56,230,008</text:p>
          </table:table-cell>
          <table:table-cell office:value-type="float" office:value="392.63314113602974" table:formula="msoxl:=C268-C267" table:style-name="ce16">
            <text:p>393</text:p>
          </table:table-cell>
          <table:table-cell office:value-type="percentage" office:value="1.0000000000001119E-3" table:formula="msoxl:=(C268/C267)-1" table:style-name="ce13">
            <text:p>0.10%</text:p>
          </table:table-cell>
          <table:table-cell office:value-type="percentage" office:value="0" table:formula="msoxl:=F267-F268" table:style-name="ce13">
            <text:p>0.00%</text:p>
          </table:table-cell>
          <table:table-cell office:value-type="float" office:value="53" table:formula="msoxl:=IF(I268=I267,1+H267,1)" table:style-name="ce34">
            <text:p>53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68=I267,J267,J267+1)" table:style-name="ce23">
            <text:p>12</text:p>
          </table:table-cell>
          <table:table-cell office:value-type="float" office:value="32752.147856428117" table:formula="msoxl:=C268/J268" table:style-name="ce14">
            <text:p>32,752</text:p>
          </table:table-cell>
          <table:table-cell office:value-type="float" office:value="5739519.2688181512" table:formula="msoxl:=K268+L267" table:style-name="ce14">
            <text:p>5,739,519</text:p>
          </table:table-cell>
          <table:table-cell office:value-type="float" office:value="32752.147856428288" table:formula="msoxl:=L268-L267" table:style-name="ce14">
            <text:p>32,752</text:p>
          </table:table-cell>
          <table:table-cell office:value-type="percentage" office:value="1.0000000000136566E-3" table:formula="msoxl:=M268/M26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66" table:style-name="ce22">
            <text:p>266</text:p>
          </table:table-cell>
          <table:table-cell office:value-type="float" office:value="350000" table:style-name="ce23">
            <text:p>350,000</text:p>
          </table:table-cell>
          <table:table-cell office:value-type="float" office:value="53450000" table:formula="msoxl:=S268+T267" table:style-name="ce16">
            <text:p>53,450,000</text:p>
          </table:table-cell>
          <table:table-cell office:value-type="float" office:value="0" table:formula="msoxl:=S268-S267" table:style-name="ce17">
            <text:p>0</text:p>
          </table:table-cell>
          <table:table-cell office:value-type="percentage" office:value="0" table:formula="msoxl:=(S268/S267)-1" table:style-name="ce13">
            <text:p>0.00%</text:p>
          </table:table-cell>
          <table:table-cell office:value-type="percentage" office:value="0" table:formula="msoxl:=V267-V268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68=X267,Y267,Y267+1)" table:style-name="ce23">
            <text:p>10</text:p>
          </table:table-cell>
          <table:table-cell office:value-type="float" office:value="35000" table:formula="msoxl:=S268/Y268" table:style-name="ce14">
            <text:p>35,000</text:p>
          </table:table-cell>
          <table:table-cell office:value-type="float" office:value="5966011.9047619104" table:formula="msoxl:=Z268+AA267" table:style-name="ce14">
            <text:p>5,966,012</text:p>
          </table:table-cell>
          <table:table-cell office:value-type="float" office:value="35000" table:formula="msoxl:=AA268-AA267" table:style-name="ce14">
            <text:p>35,000</text:p>
          </table:table-cell>
          <table:table-cell office:value-type="percentage" office:value="0" table:formula="msoxl:=AB268/AB26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67" table:style-name="ce22">
            <text:p>267</text:p>
          </table:table-cell>
          <table:table-cell office:value-type="float" office:value="393418.80005141458" table:formula="msoxl:=C268+C268*0.001" table:style-name="ce23">
            <text:p>393,419</text:p>
          </table:table-cell>
          <table:table-cell office:value-type="float" office:value="56623426.960153736" table:formula="msoxl:=C269+D268" table:style-name="ce16">
            <text:p>56,623,427</text:p>
          </table:table-cell>
          <table:table-cell office:value-type="float" office:value="393.0257742771646" table:formula="msoxl:=C269-C268" table:style-name="ce16">
            <text:p>393</text:p>
          </table:table-cell>
          <table:table-cell office:value-type="percentage" office:value="1.0000000000001119E-3" table:formula="msoxl:=(C269/C268)-1" table:style-name="ce13">
            <text:p>0.10%</text:p>
          </table:table-cell>
          <table:table-cell office:value-type="percentage" office:value="0" table:formula="msoxl:=F268-F269" table:style-name="ce13">
            <text:p>0.00%</text:p>
          </table:table-cell>
          <table:table-cell office:value-type="float" office:value="54" table:formula="msoxl:=IF(I269=I268,1+H268,1)" table:style-name="ce34">
            <text:p>54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69=I268,J268,J268+1)" table:style-name="ce23">
            <text:p>12</text:p>
          </table:table-cell>
          <table:table-cell office:value-type="float" office:value="32784.900004284551" table:formula="msoxl:=C269/J269" table:style-name="ce14">
            <text:p>32,785</text:p>
          </table:table-cell>
          <table:table-cell office:value-type="float" office:value="5772304.1688224357" table:formula="msoxl:=K269+L268" table:style-name="ce14">
            <text:p>5,772,304</text:p>
          </table:table-cell>
          <table:table-cell office:value-type="float" office:value="32784.900004284456" table:formula="msoxl:=L269-L268" table:style-name="ce14">
            <text:p>32,785</text:p>
          </table:table-cell>
          <table:table-cell office:value-type="percentage" office:value="9.999999999921183E-4" table:formula="msoxl:=M269/M26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67" table:style-name="ce22">
            <text:p>267</text:p>
          </table:table-cell>
          <table:table-cell office:value-type="float" office:value="350000" table:style-name="ce23">
            <text:p>350,000</text:p>
          </table:table-cell>
          <table:table-cell office:value-type="float" office:value="53800000" table:formula="msoxl:=S269+T268" table:style-name="ce16">
            <text:p>53,800,000</text:p>
          </table:table-cell>
          <table:table-cell office:value-type="float" office:value="0" table:formula="msoxl:=S269-S268" table:style-name="ce17">
            <text:p>0</text:p>
          </table:table-cell>
          <table:table-cell office:value-type="percentage" office:value="0" table:formula="msoxl:=(S269/S268)-1" table:style-name="ce13">
            <text:p>0.00%</text:p>
          </table:table-cell>
          <table:table-cell office:value-type="percentage" office:value="0" table:formula="msoxl:=V268-V269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69=X268,Y268,Y268+1)" table:style-name="ce23">
            <text:p>10</text:p>
          </table:table-cell>
          <table:table-cell office:value-type="float" office:value="35000" table:formula="msoxl:=S269/Y269" table:style-name="ce14">
            <text:p>35,000</text:p>
          </table:table-cell>
          <table:table-cell office:value-type="float" office:value="6001011.9047619104" table:formula="msoxl:=Z269+AA268" table:style-name="ce14">
            <text:p>6,001,012</text:p>
          </table:table-cell>
          <table:table-cell office:value-type="float" office:value="35000" table:formula="msoxl:=AA269-AA268" table:style-name="ce14">
            <text:p>35,000</text:p>
          </table:table-cell>
          <table:table-cell office:value-type="percentage" office:value="0" table:formula="msoxl:=AB269/AB26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68" table:style-name="ce22">
            <text:p>268</text:p>
          </table:table-cell>
          <table:table-cell office:value-type="float" office:value="393812.21885146602" table:formula="msoxl:=C269+C269*0.001" table:style-name="ce23">
            <text:p>393,812</text:p>
          </table:table-cell>
          <table:table-cell office:value-type="float" office:value="57017239.179005206" table:formula="msoxl:=C270+D269" table:style-name="ce16">
            <text:p>57,017,239</text:p>
          </table:table-cell>
          <table:table-cell office:value-type="float" office:value="393.41880005144048" table:formula="msoxl:=C270-C269" table:style-name="ce16">
            <text:p>393</text:p>
          </table:table-cell>
          <table:table-cell office:value-type="percentage" office:value="1.0000000000001119E-3" table:formula="msoxl:=(C270/C269)-1" table:style-name="ce13">
            <text:p>0.10%</text:p>
          </table:table-cell>
          <table:table-cell office:value-type="percentage" office:value="0" table:formula="msoxl:=F269-F270" table:style-name="ce13">
            <text:p>0.00%</text:p>
          </table:table-cell>
          <table:table-cell office:value-type="float" office:value="55" table:formula="msoxl:=IF(I270=I269,1+H269,1)" table:style-name="ce34">
            <text:p>55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70=I269,J269,J269+1)" table:style-name="ce23">
            <text:p>12</text:p>
          </table:table-cell>
          <table:table-cell office:value-type="float" office:value="32817.684904288835" table:formula="msoxl:=C270/J270" table:style-name="ce14">
            <text:p>32,818</text:p>
          </table:table-cell>
          <table:table-cell office:value-type="float" office:value="5805121.8537267242" table:formula="msoxl:=K270+L269" table:style-name="ce14">
            <text:p>5,805,122</text:p>
          </table:table-cell>
          <table:table-cell office:value-type="float" office:value="32817.684904288501" table:formula="msoxl:=L270-L269" table:style-name="ce14">
            <text:p>32,818</text:p>
          </table:table-cell>
          <table:table-cell office:value-type="percentage" office:value="9.9999999999256239E-4" table:formula="msoxl:=M270/M26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68" table:style-name="ce22">
            <text:p>268</text:p>
          </table:table-cell>
          <table:table-cell office:value-type="float" office:value="350000" table:style-name="ce23">
            <text:p>350,000</text:p>
          </table:table-cell>
          <table:table-cell office:value-type="float" office:value="54150000" table:formula="msoxl:=S270+T269" table:style-name="ce16">
            <text:p>54,150,000</text:p>
          </table:table-cell>
          <table:table-cell office:value-type="float" office:value="0" table:formula="msoxl:=S270-S269" table:style-name="ce17">
            <text:p>0</text:p>
          </table:table-cell>
          <table:table-cell office:value-type="percentage" office:value="0" table:formula="msoxl:=(S270/S269)-1" table:style-name="ce13">
            <text:p>0.00%</text:p>
          </table:table-cell>
          <table:table-cell office:value-type="percentage" office:value="0" table:formula="msoxl:=V269-V270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70=X269,Y269,Y269+1)" table:style-name="ce23">
            <text:p>10</text:p>
          </table:table-cell>
          <table:table-cell office:value-type="float" office:value="35000" table:formula="msoxl:=S270/Y270" table:style-name="ce14">
            <text:p>35,000</text:p>
          </table:table-cell>
          <table:table-cell office:value-type="float" office:value="6036011.9047619104" table:formula="msoxl:=Z270+AA269" table:style-name="ce14">
            <text:p>6,036,012</text:p>
          </table:table-cell>
          <table:table-cell office:value-type="float" office:value="35000" table:formula="msoxl:=AA270-AA269" table:style-name="ce14">
            <text:p>35,000</text:p>
          </table:table-cell>
          <table:table-cell office:value-type="percentage" office:value="0" table:formula="msoxl:=AB270/AB26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69" table:style-name="ce22">
            <text:p>269</text:p>
          </table:table-cell>
          <table:table-cell office:value-type="float" office:value="394206.03107031749" table:formula="msoxl:=C270+C270*0.001" table:style-name="ce23">
            <text:p>394,206</text:p>
          </table:table-cell>
          <table:table-cell office:value-type="float" office:value="57411445.21007552" table:formula="msoxl:=C271+D270" table:style-name="ce16">
            <text:p>57,411,445</text:p>
          </table:table-cell>
          <table:table-cell office:value-type="float" office:value="393.81221885146806" table:formula="msoxl:=C271-C270" table:style-name="ce16">
            <text:p>394</text:p>
          </table:table-cell>
          <table:table-cell office:value-type="percentage" office:value="1.0000000000001119E-3" table:formula="msoxl:=(C271/C270)-1" table:style-name="ce13">
            <text:p>0.10%</text:p>
          </table:table-cell>
          <table:table-cell office:value-type="percentage" office:value="0" table:formula="msoxl:=F270-F271" table:style-name="ce13">
            <text:p>0.00%</text:p>
          </table:table-cell>
          <table:table-cell office:value-type="float" office:value="56" table:formula="msoxl:=IF(I271=I270,1+H270,1)" table:style-name="ce34">
            <text:p>56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71=I270,J270,J270+1)" table:style-name="ce23">
            <text:p>12</text:p>
          </table:table-cell>
          <table:table-cell office:value-type="float" office:value="32850.502589193122" table:formula="msoxl:=C271/J271" table:style-name="ce14">
            <text:p>32,851</text:p>
          </table:table-cell>
          <table:table-cell office:value-type="float" office:value="5837972.3563159173" table:formula="msoxl:=K271+L270" table:style-name="ce14">
            <text:p>5,837,972</text:p>
          </table:table-cell>
          <table:table-cell office:value-type="float" office:value="32850.502589193173" table:formula="msoxl:=L271-L270" table:style-name="ce14">
            <text:p>32,851</text:p>
          </table:table-cell>
          <table:table-cell office:value-type="percentage" office:value="1.0000000000116582E-3" table:formula="msoxl:=M271/M27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69" table:style-name="ce22">
            <text:p>269</text:p>
          </table:table-cell>
          <table:table-cell office:value-type="float" office:value="350000" table:style-name="ce23">
            <text:p>350,000</text:p>
          </table:table-cell>
          <table:table-cell office:value-type="float" office:value="54500000" table:formula="msoxl:=S271+T270" table:style-name="ce16">
            <text:p>54,500,000</text:p>
          </table:table-cell>
          <table:table-cell office:value-type="float" office:value="0" table:formula="msoxl:=S271-S270" table:style-name="ce17">
            <text:p>0</text:p>
          </table:table-cell>
          <table:table-cell office:value-type="percentage" office:value="0" table:formula="msoxl:=(S271/S270)-1" table:style-name="ce13">
            <text:p>0.00%</text:p>
          </table:table-cell>
          <table:table-cell office:value-type="percentage" office:value="0" table:formula="msoxl:=V270-V271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71=X270,Y270,Y270+1)" table:style-name="ce23">
            <text:p>10</text:p>
          </table:table-cell>
          <table:table-cell office:value-type="float" office:value="35000" table:formula="msoxl:=S271/Y271" table:style-name="ce14">
            <text:p>35,000</text:p>
          </table:table-cell>
          <table:table-cell office:value-type="float" office:value="6071011.9047619104" table:formula="msoxl:=Z271+AA270" table:style-name="ce14">
            <text:p>6,071,012</text:p>
          </table:table-cell>
          <table:table-cell office:value-type="float" office:value="35000" table:formula="msoxl:=AA271-AA270" table:style-name="ce14">
            <text:p>35,000</text:p>
          </table:table-cell>
          <table:table-cell office:value-type="percentage" office:value="0" table:formula="msoxl:=AB271/AB27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70" table:style-name="ce22">
            <text:p>270</text:p>
          </table:table-cell>
          <table:table-cell office:value-type="float" office:value="394600.23710138781" table:formula="msoxl:=C271+C271*0.001" table:style-name="ce23">
            <text:p>394,600</text:p>
          </table:table-cell>
          <table:table-cell office:value-type="float" office:value="57806045.447176911" table:formula="msoxl:=C272+D271" table:style-name="ce16">
            <text:p>57,806,045</text:p>
          </table:table-cell>
          <table:table-cell office:value-type="float" office:value="394.20603107032366" table:formula="msoxl:=C272-C271" table:style-name="ce16">
            <text:p>394</text:p>
          </table:table-cell>
          <table:table-cell office:value-type="percentage" office:value="1.0000000000001119E-3" table:formula="msoxl:=(C272/C271)-1" table:style-name="ce13">
            <text:p>0.10%</text:p>
          </table:table-cell>
          <table:table-cell office:value-type="percentage" office:value="0" table:formula="msoxl:=F271-F272" table:style-name="ce13">
            <text:p>0.00%</text:p>
          </table:table-cell>
          <table:table-cell office:value-type="float" office:value="57" table:formula="msoxl:=IF(I272=I271,1+H271,1)" table:style-name="ce34">
            <text:p>57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72=I271,J271,J271+1)" table:style-name="ce23">
            <text:p>12</text:p>
          </table:table-cell>
          <table:table-cell office:value-type="float" office:value="32883.353091782315" table:formula="msoxl:=C272/J272" table:style-name="ce14">
            <text:p>32,883</text:p>
          </table:table-cell>
          <table:table-cell office:value-type="float" office:value="5870855.7094076993" table:formula="msoxl:=K272+L271" table:style-name="ce14">
            <text:p>5,870,856</text:p>
          </table:table-cell>
          <table:table-cell office:value-type="float" office:value="32883.353091781959" table:formula="msoxl:=L272-L271" table:style-name="ce14">
            <text:p>32,883</text:p>
          </table:table-cell>
          <table:table-cell office:value-type="percentage" office:value="9.9999999998767741E-4" table:formula="msoxl:=M272/M27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70" table:style-name="ce22">
            <text:p>270</text:p>
          </table:table-cell>
          <table:table-cell office:value-type="float" office:value="350000" table:style-name="ce23">
            <text:p>350,000</text:p>
          </table:table-cell>
          <table:table-cell office:value-type="float" office:value="54850000" table:formula="msoxl:=S272+T271" table:style-name="ce16">
            <text:p>54,850,000</text:p>
          </table:table-cell>
          <table:table-cell office:value-type="float" office:value="0" table:formula="msoxl:=S272-S271" table:style-name="ce17">
            <text:p>0</text:p>
          </table:table-cell>
          <table:table-cell office:value-type="percentage" office:value="0" table:formula="msoxl:=(S272/S271)-1" table:style-name="ce13">
            <text:p>0.00%</text:p>
          </table:table-cell>
          <table:table-cell office:value-type="percentage" office:value="0" table:formula="msoxl:=V271-V272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72=X271,Y271,Y271+1)" table:style-name="ce23">
            <text:p>10</text:p>
          </table:table-cell>
          <table:table-cell office:value-type="float" office:value="35000" table:formula="msoxl:=S272/Y272" table:style-name="ce14">
            <text:p>35,000</text:p>
          </table:table-cell>
          <table:table-cell office:value-type="float" office:value="6106011.9047619104" table:formula="msoxl:=Z272+AA271" table:style-name="ce14">
            <text:p>6,106,012</text:p>
          </table:table-cell>
          <table:table-cell office:value-type="float" office:value="35000" table:formula="msoxl:=AA272-AA271" table:style-name="ce14">
            <text:p>35,000</text:p>
          </table:table-cell>
          <table:table-cell office:value-type="percentage" office:value="0" table:formula="msoxl:=AB272/AB27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71" table:style-name="ce22">
            <text:p>271</text:p>
          </table:table-cell>
          <table:table-cell office:value-type="float" office:value="394994.83733848919" table:formula="msoxl:=C272+C272*0.001" table:style-name="ce23">
            <text:p>394,995</text:p>
          </table:table-cell>
          <table:table-cell office:value-type="float" office:value="58201040.284515403" table:formula="msoxl:=C273+D272" table:style-name="ce16">
            <text:p>58,201,040</text:p>
          </table:table-cell>
          <table:table-cell office:value-type="float" office:value="394.60023710137466" table:formula="msoxl:=C273-C272" table:style-name="ce16">
            <text:p>395</text:p>
          </table:table-cell>
          <table:table-cell office:value-type="percentage" office:value="9.9999999999988987E-4" table:formula="msoxl:=(C273/C272)-1" table:style-name="ce13">
            <text:p>0.10%</text:p>
          </table:table-cell>
          <table:table-cell office:value-type="percentage" office:value="2.2204460492503131E-16" table:formula="msoxl:=F272-F273" table:style-name="ce13">
            <text:p>0.00%</text:p>
          </table:table-cell>
          <table:table-cell office:value-type="float" office:value="58" table:formula="msoxl:=IF(I273=I272,1+H272,1)" table:style-name="ce34">
            <text:p>58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73=I272,J272,J272+1)" table:style-name="ce23">
            <text:p>12</text:p>
          </table:table-cell>
          <table:table-cell office:value-type="float" office:value="32916.236444874099" table:formula="msoxl:=C273/J273" table:style-name="ce14">
            <text:p>32,916</text:p>
          </table:table-cell>
          <table:table-cell office:value-type="float" office:value="5903771.945852573" table:formula="msoxl:=K273+L272" table:style-name="ce14">
            <text:p>5,903,772</text:p>
          </table:table-cell>
          <table:table-cell office:value-type="float" office:value="32916.236444873735" table:formula="msoxl:=L273-L272" table:style-name="ce14">
            <text:p>32,916</text:p>
          </table:table-cell>
          <table:table-cell office:value-type="percentage" office:value="9.9999999999988987E-4" table:formula="msoxl:=M273/M27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71" table:style-name="ce22">
            <text:p>271</text:p>
          </table:table-cell>
          <table:table-cell office:value-type="float" office:value="350000" table:style-name="ce23">
            <text:p>350,000</text:p>
          </table:table-cell>
          <table:table-cell office:value-type="float" office:value="55200000" table:formula="msoxl:=S273+T272" table:style-name="ce16">
            <text:p>55,200,000</text:p>
          </table:table-cell>
          <table:table-cell office:value-type="float" office:value="0" table:formula="msoxl:=S273-S272" table:style-name="ce17">
            <text:p>0</text:p>
          </table:table-cell>
          <table:table-cell office:value-type="percentage" office:value="0" table:formula="msoxl:=(S273/S272)-1" table:style-name="ce13">
            <text:p>0.00%</text:p>
          </table:table-cell>
          <table:table-cell office:value-type="percentage" office:value="0" table:formula="msoxl:=V272-V273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73=X272,Y272,Y272+1)" table:style-name="ce23">
            <text:p>10</text:p>
          </table:table-cell>
          <table:table-cell office:value-type="float" office:value="35000" table:formula="msoxl:=S273/Y273" table:style-name="ce14">
            <text:p>35,000</text:p>
          </table:table-cell>
          <table:table-cell office:value-type="float" office:value="6141011.9047619104" table:formula="msoxl:=Z273+AA272" table:style-name="ce14">
            <text:p>6,141,012</text:p>
          </table:table-cell>
          <table:table-cell office:value-type="float" office:value="35000" table:formula="msoxl:=AA273-AA272" table:style-name="ce14">
            <text:p>35,000</text:p>
          </table:table-cell>
          <table:table-cell office:value-type="percentage" office:value="0" table:formula="msoxl:=AB273/AB27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72" table:style-name="ce22">
            <text:p>272</text:p>
          </table:table-cell>
          <table:table-cell office:value-type="float" office:value="395389.8321758277" table:formula="msoxl:=C273+C273*0.001" table:style-name="ce23">
            <text:p>395,390</text:p>
          </table:table-cell>
          <table:table-cell office:value-type="float" office:value="58596430.116691232" table:formula="msoxl:=C274+D273" table:style-name="ce16">
            <text:p>58,596,430</text:p>
          </table:table-cell>
          <table:table-cell office:value-type="float" office:value="394.9948373385123" table:formula="msoxl:=C274-C273" table:style-name="ce16">
            <text:p>395</text:p>
          </table:table-cell>
          <table:table-cell office:value-type="percentage" office:value="1.0000000000001119E-3" table:formula="msoxl:=(C274/C273)-1" table:style-name="ce13">
            <text:p>0.10%</text:p>
          </table:table-cell>
          <table:table-cell office:value-type="percentage" office:value="-2.2204460492503131E-16" table:formula="msoxl:=F273-F274" table:style-name="ce13">
            <text:p>0.00%</text:p>
          </table:table-cell>
          <table:table-cell office:value-type="float" office:value="59" table:formula="msoxl:=IF(I274=I273,1+H273,1)" table:style-name="ce34">
            <text:p>59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74=I273,J273,J273+1)" table:style-name="ce23">
            <text:p>12</text:p>
          </table:table-cell>
          <table:table-cell office:value-type="float" office:value="32949.152681318978" table:formula="msoxl:=C274/J274" table:style-name="ce14">
            <text:p>32,949</text:p>
          </table:table-cell>
          <table:table-cell office:value-type="float" office:value="5936721.0985338921" table:formula="msoxl:=K274+L273" table:style-name="ce14">
            <text:p>5,936,721</text:p>
          </table:table-cell>
          <table:table-cell office:value-type="float" office:value="32949.152681319043" table:formula="msoxl:=L274-L273" table:style-name="ce14">
            <text:p>32,949</text:p>
          </table:table-cell>
          <table:table-cell office:value-type="percentage" office:value="1.0000000000132125E-3" table:formula="msoxl:=M274/M27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72" table:style-name="ce22">
            <text:p>272</text:p>
          </table:table-cell>
          <table:table-cell office:value-type="float" office:value="350000" table:style-name="ce23">
            <text:p>350,000</text:p>
          </table:table-cell>
          <table:table-cell office:value-type="float" office:value="55550000" table:formula="msoxl:=S274+T273" table:style-name="ce16">
            <text:p>55,550,000</text:p>
          </table:table-cell>
          <table:table-cell office:value-type="float" office:value="0" table:formula="msoxl:=S274-S273" table:style-name="ce17">
            <text:p>0</text:p>
          </table:table-cell>
          <table:table-cell office:value-type="percentage" office:value="0" table:formula="msoxl:=(S274/S273)-1" table:style-name="ce13">
            <text:p>0.00%</text:p>
          </table:table-cell>
          <table:table-cell office:value-type="percentage" office:value="0" table:formula="msoxl:=V273-V274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74=X273,Y273,Y273+1)" table:style-name="ce23">
            <text:p>10</text:p>
          </table:table-cell>
          <table:table-cell office:value-type="float" office:value="35000" table:formula="msoxl:=S274/Y274" table:style-name="ce14">
            <text:p>35,000</text:p>
          </table:table-cell>
          <table:table-cell office:value-type="float" office:value="6176011.9047619104" table:formula="msoxl:=Z274+AA273" table:style-name="ce14">
            <text:p>6,176,012</text:p>
          </table:table-cell>
          <table:table-cell office:value-type="float" office:value="35000" table:formula="msoxl:=AA274-AA273" table:style-name="ce14">
            <text:p>35,000</text:p>
          </table:table-cell>
          <table:table-cell office:value-type="percentage" office:value="0" table:formula="msoxl:=AB274/AB27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73" table:style-name="ce22">
            <text:p>273</text:p>
          </table:table-cell>
          <table:table-cell office:value-type="float" office:value="395785.2220080035" table:formula="msoxl:=C274+C274*0.001" table:style-name="ce23">
            <text:p>395,785</text:p>
          </table:table-cell>
          <table:table-cell office:value-type="float" office:value="58992215.338699237" table:formula="msoxl:=C275+D274" table:style-name="ce16">
            <text:p>58,992,215</text:p>
          </table:table-cell>
          <table:table-cell office:value-type="float" office:value="395.38983217580244" table:formula="msoxl:=C275-C274" table:style-name="ce16">
            <text:p>395</text:p>
          </table:table-cell>
          <table:table-cell office:value-type="percentage" office:value="9.9999999999988987E-4" table:formula="msoxl:=(C275/C274)-1" table:style-name="ce13">
            <text:p>0.10%</text:p>
          </table:table-cell>
          <table:table-cell office:value-type="percentage" office:value="2.2204460492503131E-16" table:formula="msoxl:=F274-F275" table:style-name="ce13">
            <text:p>0.00%</text:p>
          </table:table-cell>
          <table:table-cell office:value-type="float" office:value="60" table:formula="msoxl:=IF(I275=I274,1+H274,1)" table:style-name="ce34">
            <text:p>60</text:p>
          </table:table-cell>
          <table:table-cell office:value-type="string" table:style-name="ce22">
            <text:p>Sanatio</text:p>
          </table:table-cell>
          <table:table-cell office:value-type="float" office:value="12" table:formula="msoxl:=IF(I275=I274,J274,J274+1)" table:style-name="ce23">
            <text:p>12</text:p>
          </table:table-cell>
          <table:table-cell office:value-type="float" office:value="32982.101834000292" table:formula="msoxl:=C275/J275" table:style-name="ce14">
            <text:p>32,982</text:p>
          </table:table-cell>
          <table:table-cell office:value-type="float" office:value="5969703.2003678922" table:formula="msoxl:=K275+L274" table:style-name="ce14">
            <text:p>5,969,703</text:p>
          </table:table-cell>
          <table:table-cell office:value-type="float" office:value="32982.101834000088" table:formula="msoxl:=L275-L274" table:style-name="ce14">
            <text:p>32,982</text:p>
          </table:table-cell>
          <table:table-cell office:value-type="percentage" office:value="9.9999999999167422E-4" table:formula="msoxl:=M275/M27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73" table:style-name="ce22">
            <text:p>273</text:p>
          </table:table-cell>
          <table:table-cell office:value-type="float" office:value="350000" table:style-name="ce23">
            <text:p>350,000</text:p>
          </table:table-cell>
          <table:table-cell office:value-type="float" office:value="55900000" table:formula="msoxl:=S275+T274" table:style-name="ce16">
            <text:p>55,900,000</text:p>
          </table:table-cell>
          <table:table-cell office:value-type="float" office:value="0" table:formula="msoxl:=S275-S274" table:style-name="ce17">
            <text:p>0</text:p>
          </table:table-cell>
          <table:table-cell office:value-type="percentage" office:value="0" table:formula="msoxl:=(S275/S274)-1" table:style-name="ce13">
            <text:p>0.00%</text:p>
          </table:table-cell>
          <table:table-cell office:value-type="percentage" office:value="0" table:formula="msoxl:=V274-V275" table:style-name="ce13">
            <text:p>0.00%</text:p>
          </table:table-cell>
          <table:table-cell office:value-type="string" table:style-name="ce22">
            <text:p>Sanatio</text:p>
          </table:table-cell>
          <table:table-cell office:value-type="float" office:value="10" table:formula="msoxl:=IF(X275=X274,Y274,Y274+1)" table:style-name="ce23">
            <text:p>10</text:p>
          </table:table-cell>
          <table:table-cell office:value-type="float" office:value="35000" table:formula="msoxl:=S275/Y275" table:style-name="ce14">
            <text:p>35,000</text:p>
          </table:table-cell>
          <table:table-cell office:value-type="float" office:value="6211011.9047619104" table:formula="msoxl:=Z275+AA274" table:style-name="ce14">
            <text:p>6,211,012</text:p>
          </table:table-cell>
          <table:table-cell office:value-type="float" office:value="35000" table:formula="msoxl:=AA275-AA274" table:style-name="ce14">
            <text:p>35,000</text:p>
          </table:table-cell>
          <table:table-cell office:value-type="percentage" office:value="0" table:formula="msoxl:=AB275/AB27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74" table:style-name="ce22">
            <text:p>274</text:p>
          </table:table-cell>
          <table:table-cell office:value-type="float" office:value="396181.00723001151" table:formula="msoxl:=C275+C275*0.001" table:style-name="ce23">
            <text:p>396,181</text:p>
          </table:table-cell>
          <table:table-cell office:value-type="float" office:value="59388396.34592925" table:formula="msoxl:=C276+D275" table:style-name="ce16">
            <text:p>59,388,396</text:p>
          </table:table-cell>
          <table:table-cell office:value-type="float" office:value="395.78522200800944" table:formula="msoxl:=C276-C275" table:style-name="ce16">
            <text:p>396</text:p>
          </table:table-cell>
          <table:table-cell office:value-type="percentage" office:value="1.0000000000001119E-3" table:formula="msoxl:=(C276/C275)-1" table:style-name="ce13">
            <text:p>0.10%</text:p>
          </table:table-cell>
          <table:table-cell office:value-type="percentage" office:value="-2.2204460492503131E-16" table:formula="msoxl:=F275-F276" table:style-name="ce13">
            <text:p>0.00%</text:p>
          </table:table-cell>
          <table:table-cell office:value-type="float" office:value="1" table:formula="msoxl:=IF(I276=I275,1+H275,1)" table:style-name="ce34">
            <text:p>1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276=I275,J275,J275+1)" table:style-name="ce23">
            <text:p>13</text:p>
          </table:table-cell>
          <table:table-cell office:value-type="float" office:value="30475.462094616269" table:formula="msoxl:=C276/J276" table:style-name="ce14">
            <text:p>30,475</text:p>
          </table:table-cell>
          <table:table-cell office:value-type="float" office:value="6000178.6624625083" table:formula="msoxl:=K276+L275" table:style-name="ce14">
            <text:p>6,000,179</text:p>
          </table:table-cell>
          <table:table-cell office:value-type="float" office:value="30475.462094616145" table:formula="msoxl:=L276-L275" table:style-name="ce14">
            <text:p>30,475</text:p>
          </table:table-cell>
          <table:table-cell office:value-type="percentage" office:value="-7.5999999999998069E-2" table:formula="msoxl:=M276/M275-1" table:style-name="ce13">
            <text:p>-7.60%</text:p>
          </table:table-cell>
          <table:table-cell table:number-columns-repeated="2" table:style-name="ce22"/>
          <table:table-cell table:style-name="ce23"/>
          <table:table-cell office:value-type="float" office:value="274" table:style-name="ce22">
            <text:p>274</text:p>
          </table:table-cell>
          <table:table-cell office:value-type="float" office:value="350000" table:style-name="ce23">
            <text:p>350,000</text:p>
          </table:table-cell>
          <table:table-cell office:value-type="float" office:value="56250000" table:formula="msoxl:=S276+T275" table:style-name="ce16">
            <text:p>56,250,000</text:p>
          </table:table-cell>
          <table:table-cell office:value-type="float" office:value="0" table:formula="msoxl:=S276-S275" table:style-name="ce17">
            <text:p>0</text:p>
          </table:table-cell>
          <table:table-cell office:value-type="percentage" office:value="0" table:formula="msoxl:=(S276/S275)-1" table:style-name="ce13">
            <text:p>0.00%</text:p>
          </table:table-cell>
          <table:table-cell office:value-type="percentage" office:value="0" table:formula="msoxl:=V275-V276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276=X275,Y275,Y275+1)" table:style-name="ce23">
            <text:p>11</text:p>
          </table:table-cell>
          <table:table-cell office:value-type="float" office:value="31818.18181818182" table:formula="msoxl:=S276/Y276" table:style-name="ce14">
            <text:p>31,818</text:p>
          </table:table-cell>
          <table:table-cell office:value-type="float" office:value="6242830.0865800921" table:formula="msoxl:=Z276+AA275" table:style-name="ce14">
            <text:p>6,242,830</text:p>
          </table:table-cell>
          <table:table-cell office:value-type="float" office:value="31818.181818181649" table:formula="msoxl:=AA276-AA275" table:style-name="ce14">
            <text:p>31,818</text:p>
          </table:table-cell>
          <table:table-cell office:value-type="percentage" office:value="-9.0909090909095713E-2" table:formula="msoxl:=AB276/AB275-1" table:style-name="ce13">
            <text:p>-9.09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75" table:style-name="ce22">
            <text:p>275</text:p>
          </table:table-cell>
          <table:table-cell office:value-type="float" office:value="396577.18823724153" table:formula="msoxl:=C276+C276*0.001" table:style-name="ce23">
            <text:p>396,577</text:p>
          </table:table-cell>
          <table:table-cell office:value-type="float" office:value="59784973.534166493" table:formula="msoxl:=C277+D276" table:style-name="ce16">
            <text:p>59,784,974</text:p>
          </table:table-cell>
          <table:table-cell office:value-type="float" office:value="396.18100723001407" table:formula="msoxl:=C277-C276" table:style-name="ce16">
            <text:p>396</text:p>
          </table:table-cell>
          <table:table-cell office:value-type="percentage" office:value="1.0000000000001119E-3" table:formula="msoxl:=(C277/C276)-1" table:style-name="ce13">
            <text:p>0.10%</text:p>
          </table:table-cell>
          <table:table-cell office:value-type="percentage" office:value="0" table:formula="msoxl:=F276-F277" table:style-name="ce13">
            <text:p>0.00%</text:p>
          </table:table-cell>
          <table:table-cell office:value-type="float" office:value="2" table:formula="msoxl:=IF(I277=I276,1+H276,1)" table:style-name="ce34">
            <text:p>2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277=I276,J276,J276+1)" table:style-name="ce23">
            <text:p>13</text:p>
          </table:table-cell>
          <table:table-cell office:value-type="float" office:value="30505.937556710887" table:formula="msoxl:=C277/J277" table:style-name="ce14">
            <text:p>30,506</text:p>
          </table:table-cell>
          <table:table-cell office:value-type="float" office:value="6030684.6000192193" table:formula="msoxl:=K277+L276" table:style-name="ce14">
            <text:p>6,030,685</text:p>
          </table:table-cell>
          <table:table-cell office:value-type="float" office:value="30505.937556711026" table:formula="msoxl:=L277-L276" table:style-name="ce14">
            <text:p>30,506</text:p>
          </table:table-cell>
          <table:table-cell office:value-type="percentage" office:value="1.0000000000087717E-3" table:formula="msoxl:=M277/M27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75" table:style-name="ce22">
            <text:p>275</text:p>
          </table:table-cell>
          <table:table-cell office:value-type="float" office:value="350000" table:style-name="ce23">
            <text:p>350,000</text:p>
          </table:table-cell>
          <table:table-cell office:value-type="float" office:value="56600000" table:formula="msoxl:=S277+T276" table:style-name="ce16">
            <text:p>56,600,000</text:p>
          </table:table-cell>
          <table:table-cell office:value-type="float" office:value="0" table:formula="msoxl:=S277-S276" table:style-name="ce17">
            <text:p>0</text:p>
          </table:table-cell>
          <table:table-cell office:value-type="percentage" office:value="0" table:formula="msoxl:=(S277/S276)-1" table:style-name="ce13">
            <text:p>0.00%</text:p>
          </table:table-cell>
          <table:table-cell office:value-type="percentage" office:value="0" table:formula="msoxl:=V276-V277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277=X276,Y276,Y276+1)" table:style-name="ce23">
            <text:p>11</text:p>
          </table:table-cell>
          <table:table-cell office:value-type="float" office:value="31818.18181818182" table:formula="msoxl:=S277/Y277" table:style-name="ce14">
            <text:p>31,818</text:p>
          </table:table-cell>
          <table:table-cell office:value-type="float" office:value="6274648.2683982737" table:formula="msoxl:=Z277+AA276" table:style-name="ce14">
            <text:p>6,274,648</text:p>
          </table:table-cell>
          <table:table-cell office:value-type="float" office:value="31818.181818181649" table:formula="msoxl:=AA277-AA276" table:style-name="ce14">
            <text:p>31,818</text:p>
          </table:table-cell>
          <table:table-cell office:value-type="percentage" office:value="0" table:formula="msoxl:=AB277/AB27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76" table:style-name="ce22">
            <text:p>276</text:p>
          </table:table-cell>
          <table:table-cell office:value-type="float" office:value="396973.76542547875" table:formula="msoxl:=C277+C277*0.001" table:style-name="ce23">
            <text:p>396,974</text:p>
          </table:table-cell>
          <table:table-cell office:value-type="float" office:value="60181947.299591973" table:formula="msoxl:=C278+D277" table:style-name="ce16">
            <text:p>60,181,947</text:p>
          </table:table-cell>
          <table:table-cell office:value-type="float" office:value="396.57718823722098" table:formula="msoxl:=C278-C277" table:style-name="ce16">
            <text:p>397</text:p>
          </table:table-cell>
          <table:table-cell office:value-type="percentage" office:value="9.9999999999988987E-4" table:formula="msoxl:=(C278/C277)-1" table:style-name="ce13">
            <text:p>0.10%</text:p>
          </table:table-cell>
          <table:table-cell office:value-type="percentage" office:value="2.2204460492503131E-16" table:formula="msoxl:=F277-F278" table:style-name="ce13">
            <text:p>0.00%</text:p>
          </table:table-cell>
          <table:table-cell office:value-type="float" office:value="3" table:formula="msoxl:=IF(I278=I277,1+H277,1)" table:style-name="ce34">
            <text:p>3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278=I277,J277,J277+1)" table:style-name="ce23">
            <text:p>13</text:p>
          </table:table-cell>
          <table:table-cell office:value-type="float" office:value="30536.443494267594" table:formula="msoxl:=C278/J278" table:style-name="ce14">
            <text:p>30,536</text:p>
          </table:table-cell>
          <table:table-cell office:value-type="float" office:value="6061221.0435134871" table:formula="msoxl:=K278+L277" table:style-name="ce14">
            <text:p>6,061,221</text:p>
          </table:table-cell>
          <table:table-cell office:value-type="float" office:value="30536.443494267762" table:formula="msoxl:=L278-L277" table:style-name="ce14">
            <text:p>30,536</text:p>
          </table:table-cell>
          <table:table-cell office:value-type="percentage" office:value="1.000000000000778E-3" table:formula="msoxl:=M278/M27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76" table:style-name="ce22">
            <text:p>276</text:p>
          </table:table-cell>
          <table:table-cell office:value-type="float" office:value="350000" table:style-name="ce23">
            <text:p>350,000</text:p>
          </table:table-cell>
          <table:table-cell office:value-type="float" office:value="56950000" table:formula="msoxl:=S278+T277" table:style-name="ce16">
            <text:p>56,950,000</text:p>
          </table:table-cell>
          <table:table-cell office:value-type="float" office:value="0" table:formula="msoxl:=S278-S277" table:style-name="ce17">
            <text:p>0</text:p>
          </table:table-cell>
          <table:table-cell office:value-type="percentage" office:value="0" table:formula="msoxl:=(S278/S277)-1" table:style-name="ce13">
            <text:p>0.00%</text:p>
          </table:table-cell>
          <table:table-cell office:value-type="percentage" office:value="0" table:formula="msoxl:=V277-V278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278=X277,Y277,Y277+1)" table:style-name="ce23">
            <text:p>11</text:p>
          </table:table-cell>
          <table:table-cell office:value-type="float" office:value="31818.18181818182" table:formula="msoxl:=S278/Y278" table:style-name="ce14">
            <text:p>31,818</text:p>
          </table:table-cell>
          <table:table-cell office:value-type="float" office:value="6306466.4502164554" table:formula="msoxl:=Z278+AA277" table:style-name="ce14">
            <text:p>6,306,466</text:p>
          </table:table-cell>
          <table:table-cell office:value-type="float" office:value="31818.181818181649" table:formula="msoxl:=AA278-AA277" table:style-name="ce14">
            <text:p>31,818</text:p>
          </table:table-cell>
          <table:table-cell office:value-type="percentage" office:value="0" table:formula="msoxl:=AB278/AB27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77" table:style-name="ce22">
            <text:p>277</text:p>
          </table:table-cell>
          <table:table-cell office:value-type="float" office:value="397370.73919090425" table:formula="msoxl:=C278+C278*0.001" table:style-name="ce23">
            <text:p>397,371</text:p>
          </table:table-cell>
          <table:table-cell office:value-type="float" office:value="60579318.03878288" table:formula="msoxl:=C279+D278" table:style-name="ce16">
            <text:p>60,579,318</text:p>
          </table:table-cell>
          <table:table-cell office:value-type="float" office:value="396.97376542550046" table:formula="msoxl:=C279-C278" table:style-name="ce16">
            <text:p>397</text:p>
          </table:table-cell>
          <table:table-cell office:value-type="percentage" office:value="1.0000000000001119E-3" table:formula="msoxl:=(C279/C278)-1" table:style-name="ce13">
            <text:p>0.10%</text:p>
          </table:table-cell>
          <table:table-cell office:value-type="percentage" office:value="-2.2204460492503131E-16" table:formula="msoxl:=F278-F279" table:style-name="ce13">
            <text:p>0.00%</text:p>
          </table:table-cell>
          <table:table-cell office:value-type="float" office:value="4" table:formula="msoxl:=IF(I279=I278,1+H278,1)" table:style-name="ce34">
            <text:p>4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279=I278,J278,J278+1)" table:style-name="ce23">
            <text:p>13</text:p>
          </table:table-cell>
          <table:table-cell office:value-type="float" office:value="30566.979937761866" table:formula="msoxl:=C279/J279" table:style-name="ce14">
            <text:p>30,567</text:p>
          </table:table-cell>
          <table:table-cell office:value-type="float" office:value="6091788.0234512491" table:formula="msoxl:=K279+L278" table:style-name="ce14">
            <text:p>6,091,788</text:p>
          </table:table-cell>
          <table:table-cell office:value-type="float" office:value="30566.979937762022" table:formula="msoxl:=L279-L278" table:style-name="ce14">
            <text:p>30,567</text:p>
          </table:table-cell>
          <table:table-cell office:value-type="percentage" office:value="9.9999999999966782E-4" table:formula="msoxl:=M279/M27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77" table:style-name="ce22">
            <text:p>277</text:p>
          </table:table-cell>
          <table:table-cell office:value-type="float" office:value="350000" table:style-name="ce23">
            <text:p>350,000</text:p>
          </table:table-cell>
          <table:table-cell office:value-type="float" office:value="57300000" table:formula="msoxl:=S279+T278" table:style-name="ce16">
            <text:p>57,300,000</text:p>
          </table:table-cell>
          <table:table-cell office:value-type="float" office:value="0" table:formula="msoxl:=S279-S278" table:style-name="ce17">
            <text:p>0</text:p>
          </table:table-cell>
          <table:table-cell office:value-type="percentage" office:value="0" table:formula="msoxl:=(S279/S278)-1" table:style-name="ce13">
            <text:p>0.00%</text:p>
          </table:table-cell>
          <table:table-cell office:value-type="percentage" office:value="0" table:formula="msoxl:=V278-V279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279=X278,Y278,Y278+1)" table:style-name="ce23">
            <text:p>11</text:p>
          </table:table-cell>
          <table:table-cell office:value-type="float" office:value="31818.18181818182" table:formula="msoxl:=S279/Y279" table:style-name="ce14">
            <text:p>31,818</text:p>
          </table:table-cell>
          <table:table-cell office:value-type="float" office:value="6338284.632034637" table:formula="msoxl:=Z279+AA278" table:style-name="ce14">
            <text:p>6,338,285</text:p>
          </table:table-cell>
          <table:table-cell office:value-type="float" office:value="31818.181818181649" table:formula="msoxl:=AA279-AA278" table:style-name="ce14">
            <text:p>31,818</text:p>
          </table:table-cell>
          <table:table-cell office:value-type="percentage" office:value="0" table:formula="msoxl:=AB279/AB27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78" table:style-name="ce22">
            <text:p>278</text:p>
          </table:table-cell>
          <table:table-cell office:value-type="float" office:value="397768.10993009515" table:formula="msoxl:=C279+C279*0.001" table:style-name="ce23">
            <text:p>397,768</text:p>
          </table:table-cell>
          <table:table-cell office:value-type="float" office:value="60977086.148712978" table:formula="msoxl:=C280+D279" table:style-name="ce16">
            <text:p>60,977,086</text:p>
          </table:table-cell>
          <table:table-cell office:value-type="float" office:value="397.37073919089744" table:formula="msoxl:=C280-C279" table:style-name="ce16">
            <text:p>397</text:p>
          </table:table-cell>
          <table:table-cell office:value-type="percentage" office:value="9.9999999999988987E-4" table:formula="msoxl:=(C280/C279)-1" table:style-name="ce13">
            <text:p>0.10%</text:p>
          </table:table-cell>
          <table:table-cell office:value-type="percentage" office:value="2.2204460492503131E-16" table:formula="msoxl:=F279-F280" table:style-name="ce13">
            <text:p>0.00%</text:p>
          </table:table-cell>
          <table:table-cell office:value-type="float" office:value="5" table:formula="msoxl:=IF(I280=I279,1+H279,1)" table:style-name="ce34">
            <text:p>5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280=I279,J279,J279+1)" table:style-name="ce23">
            <text:p>13</text:p>
          </table:table-cell>
          <table:table-cell office:value-type="float" office:value="30597.546917699627" table:formula="msoxl:=C280/J280" table:style-name="ce14">
            <text:p>30,598</text:p>
          </table:table-cell>
          <table:table-cell office:value-type="float" office:value="6122385.5703689484" table:formula="msoxl:=K280+L279" table:style-name="ce14">
            <text:p>6,122,386</text:p>
          </table:table-cell>
          <table:table-cell office:value-type="float" office:value="30597.546917699277" table:formula="msoxl:=L280-L279" table:style-name="ce14">
            <text:p>30,598</text:p>
          </table:table-cell>
          <table:table-cell office:value-type="percentage" office:value="9.9999999998345857E-4" table:formula="msoxl:=M280/M27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78" table:style-name="ce22">
            <text:p>278</text:p>
          </table:table-cell>
          <table:table-cell office:value-type="float" office:value="350000" table:style-name="ce23">
            <text:p>350,000</text:p>
          </table:table-cell>
          <table:table-cell office:value-type="float" office:value="57650000" table:formula="msoxl:=S280+T279" table:style-name="ce16">
            <text:p>57,650,000</text:p>
          </table:table-cell>
          <table:table-cell office:value-type="float" office:value="0" table:formula="msoxl:=S280-S279" table:style-name="ce17">
            <text:p>0</text:p>
          </table:table-cell>
          <table:table-cell office:value-type="percentage" office:value="0" table:formula="msoxl:=(S280/S279)-1" table:style-name="ce13">
            <text:p>0.00%</text:p>
          </table:table-cell>
          <table:table-cell office:value-type="percentage" office:value="0" table:formula="msoxl:=V279-V280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280=X279,Y279,Y279+1)" table:style-name="ce23">
            <text:p>11</text:p>
          </table:table-cell>
          <table:table-cell office:value-type="float" office:value="31818.18181818182" table:formula="msoxl:=S280/Y280" table:style-name="ce14">
            <text:p>31,818</text:p>
          </table:table-cell>
          <table:table-cell office:value-type="float" office:value="6370102.8138528187" table:formula="msoxl:=Z280+AA279" table:style-name="ce14">
            <text:p>6,370,103</text:p>
          </table:table-cell>
          <table:table-cell office:value-type="float" office:value="31818.181818181649" table:formula="msoxl:=AA280-AA279" table:style-name="ce14">
            <text:p>31,818</text:p>
          </table:table-cell>
          <table:table-cell office:value-type="percentage" office:value="0" table:formula="msoxl:=AB280/AB27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79" table:style-name="ce22">
            <text:p>279</text:p>
          </table:table-cell>
          <table:table-cell office:value-type="float" office:value="398165.87804002524" table:formula="msoxl:=C280+C280*0.001" table:style-name="ce23">
            <text:p>398,166</text:p>
          </table:table-cell>
          <table:table-cell office:value-type="float" office:value="61375252.026753001" table:formula="msoxl:=C281+D280" table:style-name="ce16">
            <text:p>61,375,252</text:p>
          </table:table-cell>
          <table:table-cell office:value-type="float" office:value="397.76810993009713" table:formula="msoxl:=C281-C280" table:style-name="ce16">
            <text:p>398</text:p>
          </table:table-cell>
          <table:table-cell office:value-type="percentage" office:value="1.0000000000001119E-3" table:formula="msoxl:=(C281/C280)-1" table:style-name="ce13">
            <text:p>0.10%</text:p>
          </table:table-cell>
          <table:table-cell office:value-type="percentage" office:value="-2.2204460492503131E-16" table:formula="msoxl:=F280-F281" table:style-name="ce13">
            <text:p>0.00%</text:p>
          </table:table-cell>
          <table:table-cell office:value-type="float" office:value="6" table:formula="msoxl:=IF(I281=I280,1+H280,1)" table:style-name="ce34">
            <text:p>6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281=I280,J280,J280+1)" table:style-name="ce23">
            <text:p>13</text:p>
          </table:table-cell>
          <table:table-cell office:value-type="float" office:value="30628.144464617326" table:formula="msoxl:=C281/J281" table:style-name="ce14">
            <text:p>30,628</text:p>
          </table:table-cell>
          <table:table-cell office:value-type="float" office:value="6153013.714833566" table:formula="msoxl:=K281+L280" table:style-name="ce14">
            <text:p>6,153,014</text:p>
          </table:table-cell>
          <table:table-cell office:value-type="float" office:value="30628.144464617595" table:formula="msoxl:=L281-L280" table:style-name="ce14">
            <text:p>30,628</text:p>
          </table:table-cell>
          <table:table-cell office:value-type="percentage" office:value="1.000000000020318E-3" table:formula="msoxl:=M281/M28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79" table:style-name="ce22">
            <text:p>279</text:p>
          </table:table-cell>
          <table:table-cell office:value-type="float" office:value="350000" table:style-name="ce23">
            <text:p>350,000</text:p>
          </table:table-cell>
          <table:table-cell office:value-type="float" office:value="58000000" table:formula="msoxl:=S281+T280" table:style-name="ce16">
            <text:p>58,000,000</text:p>
          </table:table-cell>
          <table:table-cell office:value-type="float" office:value="0" table:formula="msoxl:=S281-S280" table:style-name="ce17">
            <text:p>0</text:p>
          </table:table-cell>
          <table:table-cell office:value-type="percentage" office:value="0" table:formula="msoxl:=(S281/S280)-1" table:style-name="ce13">
            <text:p>0.00%</text:p>
          </table:table-cell>
          <table:table-cell office:value-type="percentage" office:value="0" table:formula="msoxl:=V280-V281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281=X280,Y280,Y280+1)" table:style-name="ce23">
            <text:p>11</text:p>
          </table:table-cell>
          <table:table-cell office:value-type="float" office:value="31818.18181818182" table:formula="msoxl:=S281/Y281" table:style-name="ce14">
            <text:p>31,818</text:p>
          </table:table-cell>
          <table:table-cell office:value-type="float" office:value="6401920.9956710003" table:formula="msoxl:=Z281+AA280" table:style-name="ce14">
            <text:p>6,401,921</text:p>
          </table:table-cell>
          <table:table-cell office:value-type="float" office:value="31818.181818181649" table:formula="msoxl:=AA281-AA280" table:style-name="ce14">
            <text:p>31,818</text:p>
          </table:table-cell>
          <table:table-cell office:value-type="percentage" office:value="0" table:formula="msoxl:=AB281/AB28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80" table:style-name="ce22">
            <text:p>280</text:p>
          </table:table-cell>
          <table:table-cell office:value-type="float" office:value="398564.04391806526" table:formula="msoxl:=C281+C281*0.001" table:style-name="ce23">
            <text:p>398,564</text:p>
          </table:table-cell>
          <table:table-cell office:value-type="float" office:value="61773816.070671067" table:formula="msoxl:=C282+D281" table:style-name="ce16">
            <text:p>61,773,816</text:p>
          </table:table-cell>
          <table:table-cell office:value-type="float" office:value="398.16587804001756" table:formula="msoxl:=C282-C281" table:style-name="ce16">
            <text:p>398</text:p>
          </table:table-cell>
          <table:table-cell office:value-type="percentage" office:value="9.9999999999988987E-4" table:formula="msoxl:=(C282/C281)-1" table:style-name="ce13">
            <text:p>0.10%</text:p>
          </table:table-cell>
          <table:table-cell office:value-type="percentage" office:value="2.2204460492503131E-16" table:formula="msoxl:=F281-F282" table:style-name="ce13">
            <text:p>0.00%</text:p>
          </table:table-cell>
          <table:table-cell office:value-type="float" office:value="7" table:formula="msoxl:=IF(I282=I281,1+H281,1)" table:style-name="ce34">
            <text:p>7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282=I281,J281,J281+1)" table:style-name="ce23">
            <text:p>13</text:p>
          </table:table-cell>
          <table:table-cell office:value-type="float" office:value="30658.772609081941" table:formula="msoxl:=C282/J282" table:style-name="ce14">
            <text:p>30,659</text:p>
          </table:table-cell>
          <table:table-cell office:value-type="float" office:value="6183672.487442648" table:formula="msoxl:=K282+L281" table:style-name="ce14">
            <text:p>6,183,672</text:p>
          </table:table-cell>
          <table:table-cell office:value-type="float" office:value="30658.772609082051" table:formula="msoxl:=L282-L281" table:style-name="ce14">
            <text:p>30,659</text:p>
          </table:table-cell>
          <table:table-cell office:value-type="percentage" office:value="9.9999999999478284E-4" table:formula="msoxl:=M282/M28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80" table:style-name="ce22">
            <text:p>280</text:p>
          </table:table-cell>
          <table:table-cell office:value-type="float" office:value="350000" table:style-name="ce23">
            <text:p>350,000</text:p>
          </table:table-cell>
          <table:table-cell office:value-type="float" office:value="58350000" table:formula="msoxl:=S282+T281" table:style-name="ce16">
            <text:p>58,350,000</text:p>
          </table:table-cell>
          <table:table-cell office:value-type="float" office:value="0" table:formula="msoxl:=S282-S281" table:style-name="ce17">
            <text:p>0</text:p>
          </table:table-cell>
          <table:table-cell office:value-type="percentage" office:value="0" table:formula="msoxl:=(S282/S281)-1" table:style-name="ce13">
            <text:p>0.00%</text:p>
          </table:table-cell>
          <table:table-cell office:value-type="percentage" office:value="0" table:formula="msoxl:=V281-V282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282=X281,Y281,Y281+1)" table:style-name="ce23">
            <text:p>11</text:p>
          </table:table-cell>
          <table:table-cell office:value-type="float" office:value="31818.18181818182" table:formula="msoxl:=S282/Y282" table:style-name="ce14">
            <text:p>31,818</text:p>
          </table:table-cell>
          <table:table-cell office:value-type="float" office:value="6433739.177489182" table:formula="msoxl:=Z282+AA281" table:style-name="ce14">
            <text:p>6,433,739</text:p>
          </table:table-cell>
          <table:table-cell office:value-type="float" office:value="31818.181818181649" table:formula="msoxl:=AA282-AA281" table:style-name="ce14">
            <text:p>31,818</text:p>
          </table:table-cell>
          <table:table-cell office:value-type="percentage" office:value="0" table:formula="msoxl:=AB282/AB28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81" table:style-name="ce22">
            <text:p>281</text:p>
          </table:table-cell>
          <table:table-cell office:value-type="float" office:value="398962.6079619833" table:formula="msoxl:=C282+C282*0.001" table:style-name="ce23">
            <text:p>398,963</text:p>
          </table:table-cell>
          <table:table-cell office:value-type="float" office:value="62172778.678633049" table:formula="msoxl:=C283+D282" table:style-name="ce16">
            <text:p>62,172,779</text:p>
          </table:table-cell>
          <table:table-cell office:value-type="float" office:value="398.56404391804244" table:formula="msoxl:=C283-C282" table:style-name="ce16">
            <text:p>399</text:p>
          </table:table-cell>
          <table:table-cell office:value-type="percentage" office:value="9.9999999999988987E-4" table:formula="msoxl:=(C283/C282)-1" table:style-name="ce13">
            <text:p>0.10%</text:p>
          </table:table-cell>
          <table:table-cell office:value-type="percentage" office:value="0" table:formula="msoxl:=F282-F283" table:style-name="ce13">
            <text:p>0.00%</text:p>
          </table:table-cell>
          <table:table-cell office:value-type="float" office:value="8" table:formula="msoxl:=IF(I283=I282,1+H282,1)" table:style-name="ce34">
            <text:p>8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283=I282,J282,J282+1)" table:style-name="ce23">
            <text:p>13</text:p>
          </table:table-cell>
          <table:table-cell office:value-type="float" office:value="30689.431381691022" table:formula="msoxl:=C283/J283" table:style-name="ce14">
            <text:p>30,689</text:p>
          </table:table-cell>
          <table:table-cell office:value-type="float" office:value="6214361.9188243393" table:formula="msoxl:=K283+L282" table:style-name="ce14">
            <text:p>6,214,362</text:p>
          </table:table-cell>
          <table:table-cell office:value-type="float" office:value="30689.431381691247" table:formula="msoxl:=L283-L282" table:style-name="ce14">
            <text:p>30,689</text:p>
          </table:table-cell>
          <table:table-cell office:value-type="percentage" office:value="1.0000000000036646E-3" table:formula="msoxl:=M283/M28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81" table:style-name="ce22">
            <text:p>281</text:p>
          </table:table-cell>
          <table:table-cell office:value-type="float" office:value="350000" table:style-name="ce23">
            <text:p>350,000</text:p>
          </table:table-cell>
          <table:table-cell office:value-type="float" office:value="58700000" table:formula="msoxl:=S283+T282" table:style-name="ce16">
            <text:p>58,700,000</text:p>
          </table:table-cell>
          <table:table-cell office:value-type="float" office:value="0" table:formula="msoxl:=S283-S282" table:style-name="ce17">
            <text:p>0</text:p>
          </table:table-cell>
          <table:table-cell office:value-type="percentage" office:value="0" table:formula="msoxl:=(S283/S282)-1" table:style-name="ce13">
            <text:p>0.00%</text:p>
          </table:table-cell>
          <table:table-cell office:value-type="percentage" office:value="0" table:formula="msoxl:=V282-V283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283=X282,Y282,Y282+1)" table:style-name="ce23">
            <text:p>11</text:p>
          </table:table-cell>
          <table:table-cell office:value-type="float" office:value="31818.18181818182" table:formula="msoxl:=S283/Y283" table:style-name="ce14">
            <text:p>31,818</text:p>
          </table:table-cell>
          <table:table-cell office:value-type="float" office:value="6465557.3593073636" table:formula="msoxl:=Z283+AA282" table:style-name="ce14">
            <text:p>6,465,557</text:p>
          </table:table-cell>
          <table:table-cell office:value-type="float" office:value="31818.181818181649" table:formula="msoxl:=AA283-AA282" table:style-name="ce14">
            <text:p>31,818</text:p>
          </table:table-cell>
          <table:table-cell office:value-type="percentage" office:value="0" table:formula="msoxl:=AB283/AB28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82" table:style-name="ce22">
            <text:p>282</text:p>
          </table:table-cell>
          <table:table-cell office:value-type="float" office:value="399361.57056994527" table:formula="msoxl:=C283+C283*0.001" table:style-name="ce23">
            <text:p>399,362</text:p>
          </table:table-cell>
          <table:table-cell office:value-type="float" office:value="62572140.249202996" table:formula="msoxl:=C284+D283" table:style-name="ce16">
            <text:p>62,572,140</text:p>
          </table:table-cell>
          <table:table-cell office:value-type="float" office:value="398.96260796196293" table:formula="msoxl:=C284-C283" table:style-name="ce16">
            <text:p>399</text:p>
          </table:table-cell>
          <table:table-cell office:value-type="percentage" office:value="9.9999999999988987E-4" table:formula="msoxl:=(C284/C283)-1" table:style-name="ce13">
            <text:p>0.10%</text:p>
          </table:table-cell>
          <table:table-cell office:value-type="percentage" office:value="0" table:formula="msoxl:=F283-F284" table:style-name="ce13">
            <text:p>0.00%</text:p>
          </table:table-cell>
          <table:table-cell office:value-type="float" office:value="9" table:formula="msoxl:=IF(I284=I283,1+H283,1)" table:style-name="ce34">
            <text:p>9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284=I283,J283,J283+1)" table:style-name="ce23">
            <text:p>13</text:p>
          </table:table-cell>
          <table:table-cell office:value-type="float" office:value="30720.120813072714" table:formula="msoxl:=C284/J284" table:style-name="ce14">
            <text:p>30,720</text:p>
          </table:table-cell>
          <table:table-cell office:value-type="float" office:value="6245082.0396374119" table:formula="msoxl:=K284+L283" table:style-name="ce14">
            <text:p>6,245,082</text:p>
          </table:table-cell>
          <table:table-cell office:value-type="float" office:value="30720.120813072659" table:formula="msoxl:=L284-L283" table:style-name="ce14">
            <text:p>30,720</text:p>
          </table:table-cell>
          <table:table-cell office:value-type="percentage" office:value="9.9999999999078604E-4" table:formula="msoxl:=M284/M28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82" table:style-name="ce22">
            <text:p>282</text:p>
          </table:table-cell>
          <table:table-cell office:value-type="float" office:value="350000" table:style-name="ce23">
            <text:p>350,000</text:p>
          </table:table-cell>
          <table:table-cell office:value-type="float" office:value="59050000" table:formula="msoxl:=S284+T283" table:style-name="ce16">
            <text:p>59,050,000</text:p>
          </table:table-cell>
          <table:table-cell office:value-type="float" office:value="0" table:formula="msoxl:=S284-S283" table:style-name="ce17">
            <text:p>0</text:p>
          </table:table-cell>
          <table:table-cell office:value-type="percentage" office:value="0" table:formula="msoxl:=(S284/S283)-1" table:style-name="ce13">
            <text:p>0.00%</text:p>
          </table:table-cell>
          <table:table-cell office:value-type="percentage" office:value="0" table:formula="msoxl:=V283-V284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284=X283,Y283,Y283+1)" table:style-name="ce23">
            <text:p>11</text:p>
          </table:table-cell>
          <table:table-cell office:value-type="float" office:value="31818.18181818182" table:formula="msoxl:=S284/Y284" table:style-name="ce14">
            <text:p>31,818</text:p>
          </table:table-cell>
          <table:table-cell office:value-type="float" office:value="6497375.5411255453" table:formula="msoxl:=Z284+AA283" table:style-name="ce14">
            <text:p>6,497,376</text:p>
          </table:table-cell>
          <table:table-cell office:value-type="float" office:value="31818.181818181649" table:formula="msoxl:=AA284-AA283" table:style-name="ce14">
            <text:p>31,818</text:p>
          </table:table-cell>
          <table:table-cell office:value-type="percentage" office:value="0" table:formula="msoxl:=AB284/AB28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83" table:style-name="ce22">
            <text:p>283</text:p>
          </table:table-cell>
          <table:table-cell office:value-type="float" office:value="399760.93214051519" table:formula="msoxl:=C284+C284*0.001" table:style-name="ce23">
            <text:p>399,761</text:p>
          </table:table-cell>
          <table:table-cell office:value-type="float" office:value="62971901.181343511" table:formula="msoxl:=C285+D284" table:style-name="ce16">
            <text:p>62,971,901</text:p>
          </table:table-cell>
          <table:table-cell office:value-type="float" office:value="399.36157056991942" table:formula="msoxl:=C285-C284" table:style-name="ce16">
            <text:p>399</text:p>
          </table:table-cell>
          <table:table-cell office:value-type="percentage" office:value="9.9999999999988987E-4" table:formula="msoxl:=(C285/C284)-1" table:style-name="ce13">
            <text:p>0.10%</text:p>
          </table:table-cell>
          <table:table-cell office:value-type="percentage" office:value="0" table:formula="msoxl:=F284-F285" table:style-name="ce13">
            <text:p>0.00%</text:p>
          </table:table-cell>
          <table:table-cell office:value-type="float" office:value="10" table:formula="msoxl:=IF(I285=I284,1+H284,1)" table:style-name="ce34">
            <text:p>10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285=I284,J284,J284+1)" table:style-name="ce23">
            <text:p>13</text:p>
          </table:table-cell>
          <table:table-cell office:value-type="float" office:value="30750.840933885782" table:formula="msoxl:=C285/J285" table:style-name="ce14">
            <text:p>30,751</text:p>
          </table:table-cell>
          <table:table-cell office:value-type="float" office:value="6275832.8805712974" table:formula="msoxl:=K285+L284" table:style-name="ce14">
            <text:p>6,275,833</text:p>
          </table:table-cell>
          <table:table-cell office:value-type="float" office:value="30750.840933885425" table:formula="msoxl:=L285-L284" table:style-name="ce14">
            <text:p>30,751</text:p>
          </table:table-cell>
          <table:table-cell office:value-type="percentage" office:value="9.999999999901199E-4" table:formula="msoxl:=M285/M28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83" table:style-name="ce22">
            <text:p>283</text:p>
          </table:table-cell>
          <table:table-cell office:value-type="float" office:value="350000" table:style-name="ce23">
            <text:p>350,000</text:p>
          </table:table-cell>
          <table:table-cell office:value-type="float" office:value="59400000" table:formula="msoxl:=S285+T284" table:style-name="ce16">
            <text:p>59,400,000</text:p>
          </table:table-cell>
          <table:table-cell office:value-type="float" office:value="0" table:formula="msoxl:=S285-S284" table:style-name="ce17">
            <text:p>0</text:p>
          </table:table-cell>
          <table:table-cell office:value-type="percentage" office:value="0" table:formula="msoxl:=(S285/S284)-1" table:style-name="ce13">
            <text:p>0.00%</text:p>
          </table:table-cell>
          <table:table-cell office:value-type="percentage" office:value="0" table:formula="msoxl:=V284-V285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285=X284,Y284,Y284+1)" table:style-name="ce23">
            <text:p>11</text:p>
          </table:table-cell>
          <table:table-cell office:value-type="float" office:value="31818.18181818182" table:formula="msoxl:=S285/Y285" table:style-name="ce14">
            <text:p>31,818</text:p>
          </table:table-cell>
          <table:table-cell office:value-type="float" office:value="6529193.7229437269" table:formula="msoxl:=Z285+AA284" table:style-name="ce14">
            <text:p>6,529,194</text:p>
          </table:table-cell>
          <table:table-cell office:value-type="float" office:value="31818.181818181649" table:formula="msoxl:=AA285-AA284" table:style-name="ce14">
            <text:p>31,818</text:p>
          </table:table-cell>
          <table:table-cell office:value-type="percentage" office:value="0" table:formula="msoxl:=AB285/AB28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84" table:style-name="ce22">
            <text:p>284</text:p>
          </table:table-cell>
          <table:table-cell office:value-type="float" office:value="400160.6930726557" table:formula="msoxl:=C285+C285*0.001" table:style-name="ce23">
            <text:p>400,161</text:p>
          </table:table-cell>
          <table:table-cell office:value-type="float" office:value="63372061.874416165" table:formula="msoxl:=C286+D285" table:style-name="ce16">
            <text:p>63,372,062</text:p>
          </table:table-cell>
          <table:table-cell office:value-type="float" office:value="399.76093214051798" table:formula="msoxl:=C286-C285" table:style-name="ce16">
            <text:p>400</text:p>
          </table:table-cell>
          <table:table-cell office:value-type="percentage" office:value="1.0000000000001119E-3" table:formula="msoxl:=(C286/C285)-1" table:style-name="ce13">
            <text:p>0.10%</text:p>
          </table:table-cell>
          <table:table-cell office:value-type="percentage" office:value="-2.2204460492503131E-16" table:formula="msoxl:=F285-F286" table:style-name="ce13">
            <text:p>0.00%</text:p>
          </table:table-cell>
          <table:table-cell office:value-type="float" office:value="11" table:formula="msoxl:=IF(I286=I285,1+H285,1)" table:style-name="ce34">
            <text:p>11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286=I285,J285,J285+1)" table:style-name="ce23">
            <text:p>13</text:p>
          </table:table-cell>
          <table:table-cell office:value-type="float" office:value="30781.59177481967" table:formula="msoxl:=C286/J286" table:style-name="ce14">
            <text:p>30,782</text:p>
          </table:table-cell>
          <table:table-cell office:value-type="float" office:value="6306614.4723461168" table:formula="msoxl:=K286+L285" table:style-name="ce14">
            <text:p>6,306,614</text:p>
          </table:table-cell>
          <table:table-cell office:value-type="float" office:value="30781.591774819419" table:formula="msoxl:=L286-L285" table:style-name="ce14">
            <text:p>30,782</text:p>
          </table:table-cell>
          <table:table-cell office:value-type="percentage" office:value="1.0000000000034426E-3" table:formula="msoxl:=M286/M28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84" table:style-name="ce22">
            <text:p>284</text:p>
          </table:table-cell>
          <table:table-cell office:value-type="float" office:value="350000" table:style-name="ce23">
            <text:p>350,000</text:p>
          </table:table-cell>
          <table:table-cell office:value-type="float" office:value="59750000" table:formula="msoxl:=S286+T285" table:style-name="ce16">
            <text:p>59,750,000</text:p>
          </table:table-cell>
          <table:table-cell office:value-type="float" office:value="0" table:formula="msoxl:=S286-S285" table:style-name="ce17">
            <text:p>0</text:p>
          </table:table-cell>
          <table:table-cell office:value-type="percentage" office:value="0" table:formula="msoxl:=(S286/S285)-1" table:style-name="ce13">
            <text:p>0.00%</text:p>
          </table:table-cell>
          <table:table-cell office:value-type="percentage" office:value="0" table:formula="msoxl:=V285-V286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286=X285,Y285,Y285+1)" table:style-name="ce23">
            <text:p>11</text:p>
          </table:table-cell>
          <table:table-cell office:value-type="float" office:value="31818.18181818182" table:formula="msoxl:=S286/Y286" table:style-name="ce14">
            <text:p>31,818</text:p>
          </table:table-cell>
          <table:table-cell office:value-type="float" office:value="6561011.9047619086" table:formula="msoxl:=Z286+AA285" table:style-name="ce14">
            <text:p>6,561,012</text:p>
          </table:table-cell>
          <table:table-cell office:value-type="float" office:value="31818.181818181649" table:formula="msoxl:=AA286-AA285" table:style-name="ce14">
            <text:p>31,818</text:p>
          </table:table-cell>
          <table:table-cell office:value-type="percentage" office:value="0" table:formula="msoxl:=AB286/AB28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85" table:style-name="ce22">
            <text:p>285</text:p>
          </table:table-cell>
          <table:table-cell office:value-type="float" office:value="400560.85376572836" table:formula="msoxl:=C286+C286*0.001" table:style-name="ce23">
            <text:p>400,561</text:p>
          </table:table-cell>
          <table:table-cell office:value-type="float" office:value="63772622.728181891" table:formula="msoxl:=C287+D286" table:style-name="ce16">
            <text:p>63,772,623</text:p>
          </table:table-cell>
          <table:table-cell office:value-type="float" office:value="400.1606930726557" table:formula="msoxl:=C287-C286" table:style-name="ce16">
            <text:p>400</text:p>
          </table:table-cell>
          <table:table-cell office:value-type="percentage" office:value="9.9999999999988987E-4" table:formula="msoxl:=(C287/C286)-1" table:style-name="ce13">
            <text:p>0.10%</text:p>
          </table:table-cell>
          <table:table-cell office:value-type="percentage" office:value="2.2204460492503131E-16" table:formula="msoxl:=F286-F287" table:style-name="ce13">
            <text:p>0.00%</text:p>
          </table:table-cell>
          <table:table-cell office:value-type="float" office:value="12" table:formula="msoxl:=IF(I287=I286,1+H286,1)" table:style-name="ce34">
            <text:p>12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287=I286,J286,J286+1)" table:style-name="ce23">
            <text:p>13</text:p>
          </table:table-cell>
          <table:table-cell office:value-type="float" office:value="30812.373366594489" table:formula="msoxl:=C287/J287" table:style-name="ce14">
            <text:p>30,812</text:p>
          </table:table-cell>
          <table:table-cell office:value-type="float" office:value="6337426.8457127111" table:formula="msoxl:=K287+L286" table:style-name="ce14">
            <text:p>6,337,427</text:p>
          </table:table-cell>
          <table:table-cell office:value-type="float" office:value="30812.373366594315" table:formula="msoxl:=L287-L286" table:style-name="ce14">
            <text:p>30,812</text:p>
          </table:table-cell>
          <table:table-cell office:value-type="percentage" office:value="1.0000000000025544E-3" table:formula="msoxl:=M287/M28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85" table:style-name="ce22">
            <text:p>285</text:p>
          </table:table-cell>
          <table:table-cell office:value-type="float" office:value="350000" table:style-name="ce23">
            <text:p>350,000</text:p>
          </table:table-cell>
          <table:table-cell office:value-type="float" office:value="60100000" table:formula="msoxl:=S287+T286" table:style-name="ce16">
            <text:p>60,100,000</text:p>
          </table:table-cell>
          <table:table-cell office:value-type="float" office:value="0" table:formula="msoxl:=S287-S286" table:style-name="ce17">
            <text:p>0</text:p>
          </table:table-cell>
          <table:table-cell office:value-type="percentage" office:value="0" table:formula="msoxl:=(S287/S286)-1" table:style-name="ce13">
            <text:p>0.00%</text:p>
          </table:table-cell>
          <table:table-cell office:value-type="percentage" office:value="0" table:formula="msoxl:=V286-V287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287=X286,Y286,Y286+1)" table:style-name="ce23">
            <text:p>11</text:p>
          </table:table-cell>
          <table:table-cell office:value-type="float" office:value="31818.18181818182" table:formula="msoxl:=S287/Y287" table:style-name="ce14">
            <text:p>31,818</text:p>
          </table:table-cell>
          <table:table-cell office:value-type="float" office:value="6592830.0865800902" table:formula="msoxl:=Z287+AA286" table:style-name="ce14">
            <text:p>6,592,830</text:p>
          </table:table-cell>
          <table:table-cell office:value-type="float" office:value="31818.181818181649" table:formula="msoxl:=AA287-AA286" table:style-name="ce14">
            <text:p>31,818</text:p>
          </table:table-cell>
          <table:table-cell office:value-type="percentage" office:value="0" table:formula="msoxl:=AB287/AB28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86" table:style-name="ce22">
            <text:p>286</text:p>
          </table:table-cell>
          <table:table-cell office:value-type="float" office:value="400961.41461949411" table:formula="msoxl:=C287+C287*0.001" table:style-name="ce23">
            <text:p>400,961</text:p>
          </table:table-cell>
          <table:table-cell office:value-type="float" office:value="64173584.142801382" table:formula="msoxl:=C288+D287" table:style-name="ce16">
            <text:p>64,173,584</text:p>
          </table:table-cell>
          <table:table-cell office:value-type="float" office:value="400.56085376575356" table:formula="msoxl:=C288-C287" table:style-name="ce16">
            <text:p>401</text:p>
          </table:table-cell>
          <table:table-cell office:value-type="percentage" office:value="1.0000000000001119E-3" table:formula="msoxl:=(C288/C287)-1" table:style-name="ce13">
            <text:p>0.10%</text:p>
          </table:table-cell>
          <table:table-cell office:value-type="percentage" office:value="-2.2204460492503131E-16" table:formula="msoxl:=F287-F288" table:style-name="ce13">
            <text:p>0.00%</text:p>
          </table:table-cell>
          <table:table-cell office:value-type="float" office:value="13" table:formula="msoxl:=IF(I288=I287,1+H287,1)" table:style-name="ce34">
            <text:p>13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288=I287,J287,J287+1)" table:style-name="ce23">
            <text:p>13</text:p>
          </table:table-cell>
          <table:table-cell office:value-type="float" office:value="30843.185739961085" table:formula="msoxl:=C288/J288" table:style-name="ce14">
            <text:p>30,843</text:p>
          </table:table-cell>
          <table:table-cell office:value-type="float" office:value="6368270.0314526726" table:formula="msoxl:=K288+L287" table:style-name="ce14">
            <text:p>6,368,270</text:p>
          </table:table-cell>
          <table:table-cell office:value-type="float" office:value="30843.185739961453" table:formula="msoxl:=L288-L287" table:style-name="ce14">
            <text:p>30,843</text:p>
          </table:table-cell>
          <table:table-cell office:value-type="percentage" office:value="1.0000000000176534E-3" table:formula="msoxl:=M288/M28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86" table:style-name="ce22">
            <text:p>286</text:p>
          </table:table-cell>
          <table:table-cell office:value-type="float" office:value="350000" table:style-name="ce23">
            <text:p>350,000</text:p>
          </table:table-cell>
          <table:table-cell office:value-type="float" office:value="60450000" table:formula="msoxl:=S288+T287" table:style-name="ce16">
            <text:p>60,450,000</text:p>
          </table:table-cell>
          <table:table-cell office:value-type="float" office:value="0" table:formula="msoxl:=S288-S287" table:style-name="ce17">
            <text:p>0</text:p>
          </table:table-cell>
          <table:table-cell office:value-type="percentage" office:value="0" table:formula="msoxl:=(S288/S287)-1" table:style-name="ce13">
            <text:p>0.00%</text:p>
          </table:table-cell>
          <table:table-cell office:value-type="percentage" office:value="0" table:formula="msoxl:=V287-V288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288=X287,Y287,Y287+1)" table:style-name="ce23">
            <text:p>11</text:p>
          </table:table-cell>
          <table:table-cell office:value-type="float" office:value="31818.18181818182" table:formula="msoxl:=S288/Y288" table:style-name="ce14">
            <text:p>31,818</text:p>
          </table:table-cell>
          <table:table-cell office:value-type="float" office:value="6624648.2683982719" table:formula="msoxl:=Z288+AA287" table:style-name="ce14">
            <text:p>6,624,648</text:p>
          </table:table-cell>
          <table:table-cell office:value-type="float" office:value="31818.181818181649" table:formula="msoxl:=AA288-AA287" table:style-name="ce14">
            <text:p>31,818</text:p>
          </table:table-cell>
          <table:table-cell office:value-type="percentage" office:value="0" table:formula="msoxl:=AB288/AB28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87" table:style-name="ce22">
            <text:p>287</text:p>
          </table:table-cell>
          <table:table-cell office:value-type="float" office:value="401362.37603411358" table:formula="msoxl:=C288+C288*0.001" table:style-name="ce23">
            <text:p>401,362</text:p>
          </table:table-cell>
          <table:table-cell office:value-type="float" office:value="64574946.518835492" table:formula="msoxl:=C289+D288" table:style-name="ce16">
            <text:p>64,574,947</text:p>
          </table:table-cell>
          <table:table-cell office:value-type="float" office:value="400.96141461946536" table:formula="msoxl:=C289-C288" table:style-name="ce16">
            <text:p>401</text:p>
          </table:table-cell>
          <table:table-cell office:value-type="percentage" office:value="9.9999999999988987E-4" table:formula="msoxl:=(C289/C288)-1" table:style-name="ce13">
            <text:p>0.10%</text:p>
          </table:table-cell>
          <table:table-cell office:value-type="percentage" office:value="2.2204460492503131E-16" table:formula="msoxl:=F288-F289" table:style-name="ce13">
            <text:p>0.00%</text:p>
          </table:table-cell>
          <table:table-cell office:value-type="float" office:value="14" table:formula="msoxl:=IF(I289=I288,1+H288,1)" table:style-name="ce34">
            <text:p>14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289=I288,J288,J288+1)" table:style-name="ce23">
            <text:p>13</text:p>
          </table:table-cell>
          <table:table-cell office:value-type="float" office:value="30874.028925701044" table:formula="msoxl:=C289/J289" table:style-name="ce14">
            <text:p>30,874</text:p>
          </table:table-cell>
          <table:table-cell office:value-type="float" office:value="6399144.0603783736" table:formula="msoxl:=K289+L288" table:style-name="ce14">
            <text:p>6,399,144</text:p>
          </table:table-cell>
          <table:table-cell office:value-type="float" office:value="30874.028925701044" table:formula="msoxl:=L289-L288" table:style-name="ce14">
            <text:p>30,874</text:p>
          </table:table-cell>
          <table:table-cell office:value-type="percentage" office:value="9.999999999881215E-4" table:formula="msoxl:=M289/M28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87" table:style-name="ce22">
            <text:p>287</text:p>
          </table:table-cell>
          <table:table-cell office:value-type="float" office:value="350000" table:style-name="ce23">
            <text:p>350,000</text:p>
          </table:table-cell>
          <table:table-cell office:value-type="float" office:value="60800000" table:formula="msoxl:=S289+T288" table:style-name="ce16">
            <text:p>60,800,000</text:p>
          </table:table-cell>
          <table:table-cell office:value-type="float" office:value="0" table:formula="msoxl:=S289-S288" table:style-name="ce17">
            <text:p>0</text:p>
          </table:table-cell>
          <table:table-cell office:value-type="percentage" office:value="0" table:formula="msoxl:=(S289/S288)-1" table:style-name="ce13">
            <text:p>0.00%</text:p>
          </table:table-cell>
          <table:table-cell office:value-type="percentage" office:value="0" table:formula="msoxl:=V288-V289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289=X288,Y288,Y288+1)" table:style-name="ce23">
            <text:p>11</text:p>
          </table:table-cell>
          <table:table-cell office:value-type="float" office:value="31818.18181818182" table:formula="msoxl:=S289/Y289" table:style-name="ce14">
            <text:p>31,818</text:p>
          </table:table-cell>
          <table:table-cell office:value-type="float" office:value="6656466.4502164535" table:formula="msoxl:=Z289+AA288" table:style-name="ce14">
            <text:p>6,656,466</text:p>
          </table:table-cell>
          <table:table-cell office:value-type="float" office:value="31818.181818181649" table:formula="msoxl:=AA289-AA288" table:style-name="ce14">
            <text:p>31,818</text:p>
          </table:table-cell>
          <table:table-cell office:value-type="percentage" office:value="0" table:formula="msoxl:=AB289/AB28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88" table:style-name="ce22">
            <text:p>288</text:p>
          </table:table-cell>
          <table:table-cell office:value-type="float" office:value="401763.73841014766" table:formula="msoxl:=C289+C289*0.001" table:style-name="ce23">
            <text:p>401,764</text:p>
          </table:table-cell>
          <table:table-cell office:value-type="float" office:value="64976710.257245637" table:formula="msoxl:=C290+D289" table:style-name="ce16">
            <text:p>64,976,710</text:p>
          </table:table-cell>
          <table:table-cell office:value-type="float" office:value="401.36237603408517" table:formula="msoxl:=C290-C289" table:style-name="ce16">
            <text:p>401</text:p>
          </table:table-cell>
          <table:table-cell office:value-type="percentage" office:value="9.9999999999988987E-4" table:formula="msoxl:=(C290/C289)-1" table:style-name="ce13">
            <text:p>0.10%</text:p>
          </table:table-cell>
          <table:table-cell office:value-type="percentage" office:value="0" table:formula="msoxl:=F289-F290" table:style-name="ce13">
            <text:p>0.00%</text:p>
          </table:table-cell>
          <table:table-cell office:value-type="float" office:value="15" table:formula="msoxl:=IF(I290=I289,1+H289,1)" table:style-name="ce34">
            <text:p>15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290=I289,J289,J289+1)" table:style-name="ce23">
            <text:p>13</text:p>
          </table:table-cell>
          <table:table-cell office:value-type="float" office:value="30904.902954626745" table:formula="msoxl:=C290/J290" table:style-name="ce14">
            <text:p>30,905</text:p>
          </table:table-cell>
          <table:table-cell office:value-type="float" office:value="6430048.9633330004" table:formula="msoxl:=K290+L289" table:style-name="ce14">
            <text:p>6,430,049</text:p>
          </table:table-cell>
          <table:table-cell office:value-type="float" office:value="30904.902954626828" table:formula="msoxl:=L290-L289" table:style-name="ce14">
            <text:p>30,905</text:p>
          </table:table-cell>
          <table:table-cell office:value-type="percentage" office:value="1.0000000000027764E-3" table:formula="msoxl:=M290/M28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88" table:style-name="ce22">
            <text:p>288</text:p>
          </table:table-cell>
          <table:table-cell office:value-type="float" office:value="350000" table:style-name="ce23">
            <text:p>350,000</text:p>
          </table:table-cell>
          <table:table-cell office:value-type="float" office:value="61150000" table:formula="msoxl:=S290+T289" table:style-name="ce16">
            <text:p>61,150,000</text:p>
          </table:table-cell>
          <table:table-cell office:value-type="float" office:value="0" table:formula="msoxl:=S290-S289" table:style-name="ce17">
            <text:p>0</text:p>
          </table:table-cell>
          <table:table-cell office:value-type="percentage" office:value="0" table:formula="msoxl:=(S290/S289)-1" table:style-name="ce13">
            <text:p>0.00%</text:p>
          </table:table-cell>
          <table:table-cell office:value-type="percentage" office:value="0" table:formula="msoxl:=V289-V290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290=X289,Y289,Y289+1)" table:style-name="ce23">
            <text:p>11</text:p>
          </table:table-cell>
          <table:table-cell office:value-type="float" office:value="31818.18181818182" table:formula="msoxl:=S290/Y290" table:style-name="ce14">
            <text:p>31,818</text:p>
          </table:table-cell>
          <table:table-cell office:value-type="float" office:value="6688284.6320346352" table:formula="msoxl:=Z290+AA289" table:style-name="ce14">
            <text:p>6,688,285</text:p>
          </table:table-cell>
          <table:table-cell office:value-type="float" office:value="31818.181818181649" table:formula="msoxl:=AA290-AA289" table:style-name="ce14">
            <text:p>31,818</text:p>
          </table:table-cell>
          <table:table-cell office:value-type="percentage" office:value="0" table:formula="msoxl:=AB290/AB28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89" table:style-name="ce22">
            <text:p>289</text:p>
          </table:table-cell>
          <table:table-cell office:value-type="float" office:value="402165.5021485578" table:formula="msoxl:=C290+C290*0.001" table:style-name="ce23">
            <text:p>402,166</text:p>
          </table:table-cell>
          <table:table-cell office:value-type="float" office:value="65378875.759394199" table:formula="msoxl:=C291+D290" table:style-name="ce16">
            <text:p>65,378,876</text:p>
          </table:table-cell>
          <table:table-cell office:value-type="float" office:value="401.76373841013992" table:formula="msoxl:=C291-C290" table:style-name="ce16">
            <text:p>402</text:p>
          </table:table-cell>
          <table:table-cell office:value-type="percentage" office:value="9.9999999999988987E-4" table:formula="msoxl:=(C291/C290)-1" table:style-name="ce13">
            <text:p>0.10%</text:p>
          </table:table-cell>
          <table:table-cell office:value-type="percentage" office:value="0" table:formula="msoxl:=F290-F291" table:style-name="ce13">
            <text:p>0.00%</text:p>
          </table:table-cell>
          <table:table-cell office:value-type="float" office:value="16" table:formula="msoxl:=IF(I291=I290,1+H290,1)" table:style-name="ce34">
            <text:p>16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291=I290,J290,J290+1)" table:style-name="ce23">
            <text:p>13</text:p>
          </table:table-cell>
          <table:table-cell office:value-type="float" office:value="30935.807857581371" table:formula="msoxl:=C291/J291" table:style-name="ce14">
            <text:p>30,936</text:p>
          </table:table-cell>
          <table:table-cell office:value-type="float" office:value="6460984.7711905818" table:formula="msoxl:=K291+L290" table:style-name="ce14">
            <text:p>6,460,985</text:p>
          </table:table-cell>
          <table:table-cell office:value-type="float" office:value="30935.807857581414" table:formula="msoxl:=L291-L290" table:style-name="ce14">
            <text:p>30,936</text:p>
          </table:table-cell>
          <table:table-cell office:value-type="percentage" office:value="9.9999999999877964E-4" table:formula="msoxl:=M291/M29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89" table:style-name="ce22">
            <text:p>289</text:p>
          </table:table-cell>
          <table:table-cell office:value-type="float" office:value="350000" table:style-name="ce23">
            <text:p>350,000</text:p>
          </table:table-cell>
          <table:table-cell office:value-type="float" office:value="61500000" table:formula="msoxl:=S291+T290" table:style-name="ce16">
            <text:p>61,500,000</text:p>
          </table:table-cell>
          <table:table-cell office:value-type="float" office:value="0" table:formula="msoxl:=S291-S290" table:style-name="ce17">
            <text:p>0</text:p>
          </table:table-cell>
          <table:table-cell office:value-type="percentage" office:value="0" table:formula="msoxl:=(S291/S290)-1" table:style-name="ce13">
            <text:p>0.00%</text:p>
          </table:table-cell>
          <table:table-cell office:value-type="percentage" office:value="0" table:formula="msoxl:=V290-V291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291=X290,Y290,Y290+1)" table:style-name="ce23">
            <text:p>11</text:p>
          </table:table-cell>
          <table:table-cell office:value-type="float" office:value="31818.18181818182" table:formula="msoxl:=S291/Y291" table:style-name="ce14">
            <text:p>31,818</text:p>
          </table:table-cell>
          <table:table-cell office:value-type="float" office:value="6720102.8138528168" table:formula="msoxl:=Z291+AA290" table:style-name="ce14">
            <text:p>6,720,103</text:p>
          </table:table-cell>
          <table:table-cell office:value-type="float" office:value="31818.181818181649" table:formula="msoxl:=AA291-AA290" table:style-name="ce14">
            <text:p>31,818</text:p>
          </table:table-cell>
          <table:table-cell office:value-type="percentage" office:value="0" table:formula="msoxl:=AB291/AB29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90" table:style-name="ce22">
            <text:p>290</text:p>
          </table:table-cell>
          <table:table-cell office:value-type="float" office:value="402567.66765070637" table:formula="msoxl:=C291+C291*0.001" table:style-name="ce23">
            <text:p>402,568</text:p>
          </table:table-cell>
          <table:table-cell office:value-type="float" office:value="65781443.427044906" table:formula="msoxl:=C292+D291" table:style-name="ce16">
            <text:p>65,781,443</text:p>
          </table:table-cell>
          <table:table-cell office:value-type="float" office:value="402.16550214856397" table:formula="msoxl:=C292-C291" table:style-name="ce16">
            <text:p>402</text:p>
          </table:table-cell>
          <table:table-cell office:value-type="percentage" office:value="1.0000000000001119E-3" table:formula="msoxl:=(C292/C291)-1" table:style-name="ce13">
            <text:p>0.10%</text:p>
          </table:table-cell>
          <table:table-cell office:value-type="percentage" office:value="-2.2204460492503131E-16" table:formula="msoxl:=F291-F292" table:style-name="ce13">
            <text:p>0.00%</text:p>
          </table:table-cell>
          <table:table-cell office:value-type="float" office:value="17" table:formula="msoxl:=IF(I292=I291,1+H291,1)" table:style-name="ce34">
            <text:p>17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292=I291,J291,J291+1)" table:style-name="ce23">
            <text:p>13</text:p>
          </table:table-cell>
          <table:table-cell office:value-type="float" office:value="30966.743665438953" table:formula="msoxl:=C292/J292" table:style-name="ce14">
            <text:p>30,967</text:p>
          </table:table-cell>
          <table:table-cell office:value-type="float" office:value="6491951.5148560209" table:formula="msoxl:=K292+L291" table:style-name="ce14">
            <text:p>6,491,952</text:p>
          </table:table-cell>
          <table:table-cell office:value-type="float" office:value="30966.743665439077" table:formula="msoxl:=L292-L291" table:style-name="ce14">
            <text:p>30,967</text:p>
          </table:table-cell>
          <table:table-cell office:value-type="percentage" office:value="1.0000000000025544E-3" table:formula="msoxl:=M292/M29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90" table:style-name="ce22">
            <text:p>290</text:p>
          </table:table-cell>
          <table:table-cell office:value-type="float" office:value="350000" table:style-name="ce23">
            <text:p>350,000</text:p>
          </table:table-cell>
          <table:table-cell office:value-type="float" office:value="61850000" table:formula="msoxl:=S292+T291" table:style-name="ce16">
            <text:p>61,850,000</text:p>
          </table:table-cell>
          <table:table-cell office:value-type="float" office:value="0" table:formula="msoxl:=S292-S291" table:style-name="ce17">
            <text:p>0</text:p>
          </table:table-cell>
          <table:table-cell office:value-type="percentage" office:value="0" table:formula="msoxl:=(S292/S291)-1" table:style-name="ce13">
            <text:p>0.00%</text:p>
          </table:table-cell>
          <table:table-cell office:value-type="percentage" office:value="0" table:formula="msoxl:=V291-V292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292=X291,Y291,Y291+1)" table:style-name="ce23">
            <text:p>11</text:p>
          </table:table-cell>
          <table:table-cell office:value-type="float" office:value="31818.18181818182" table:formula="msoxl:=S292/Y292" table:style-name="ce14">
            <text:p>31,818</text:p>
          </table:table-cell>
          <table:table-cell office:value-type="float" office:value="6751920.9956709985" table:formula="msoxl:=Z292+AA291" table:style-name="ce14">
            <text:p>6,751,921</text:p>
          </table:table-cell>
          <table:table-cell office:value-type="float" office:value="31818.181818181649" table:formula="msoxl:=AA292-AA291" table:style-name="ce14">
            <text:p>31,818</text:p>
          </table:table-cell>
          <table:table-cell office:value-type="percentage" office:value="0" table:formula="msoxl:=AB292/AB29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91" table:style-name="ce22">
            <text:p>291</text:p>
          </table:table-cell>
          <table:table-cell office:value-type="float" office:value="402970.23531835707" table:formula="msoxl:=C292+C292*0.001" table:style-name="ce23">
            <text:p>402,970</text:p>
          </table:table-cell>
          <table:table-cell office:value-type="float" office:value="66184413.662363261" table:formula="msoxl:=C293+D292" table:style-name="ce16">
            <text:p>66,184,414</text:p>
          </table:table-cell>
          <table:table-cell office:value-type="float" office:value="402.56766765069915" table:formula="msoxl:=C293-C292" table:style-name="ce16">
            <text:p>403</text:p>
          </table:table-cell>
          <table:table-cell office:value-type="percentage" office:value="9.9999999999988987E-4" table:formula="msoxl:=(C293/C292)-1" table:style-name="ce13">
            <text:p>0.10%</text:p>
          </table:table-cell>
          <table:table-cell office:value-type="percentage" office:value="2.2204460492503131E-16" table:formula="msoxl:=F292-F293" table:style-name="ce13">
            <text:p>0.00%</text:p>
          </table:table-cell>
          <table:table-cell office:value-type="float" office:value="18" table:formula="msoxl:=IF(I293=I292,1+H292,1)" table:style-name="ce34">
            <text:p>18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293=I292,J292,J292+1)" table:style-name="ce23">
            <text:p>13</text:p>
          </table:table-cell>
          <table:table-cell office:value-type="float" office:value="30997.710409104391" table:formula="msoxl:=C293/J293" table:style-name="ce14">
            <text:p>30,998</text:p>
          </table:table-cell>
          <table:table-cell office:value-type="float" office:value="6522949.2252651257" table:formula="msoxl:=K293+L292" table:style-name="ce14">
            <text:p>6,522,949</text:p>
          </table:table-cell>
          <table:table-cell office:value-type="float" office:value="30997.710409104824" table:formula="msoxl:=L293-L292" table:style-name="ce14">
            <text:p>30,998</text:p>
          </table:table-cell>
          <table:table-cell office:value-type="percentage" office:value="1.0000000000098819E-3" table:formula="msoxl:=M293/M29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91" table:style-name="ce22">
            <text:p>291</text:p>
          </table:table-cell>
          <table:table-cell office:value-type="float" office:value="350000" table:style-name="ce23">
            <text:p>350,000</text:p>
          </table:table-cell>
          <table:table-cell office:value-type="float" office:value="62200000" table:formula="msoxl:=S293+T292" table:style-name="ce16">
            <text:p>62,200,000</text:p>
          </table:table-cell>
          <table:table-cell office:value-type="float" office:value="0" table:formula="msoxl:=S293-S292" table:style-name="ce17">
            <text:p>0</text:p>
          </table:table-cell>
          <table:table-cell office:value-type="percentage" office:value="0" table:formula="msoxl:=(S293/S292)-1" table:style-name="ce13">
            <text:p>0.00%</text:p>
          </table:table-cell>
          <table:table-cell office:value-type="percentage" office:value="0" table:formula="msoxl:=V292-V293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293=X292,Y292,Y292+1)" table:style-name="ce23">
            <text:p>11</text:p>
          </table:table-cell>
          <table:table-cell office:value-type="float" office:value="31818.18181818182" table:formula="msoxl:=S293/Y293" table:style-name="ce14">
            <text:p>31,818</text:p>
          </table:table-cell>
          <table:table-cell office:value-type="float" office:value="6783739.1774891801" table:formula="msoxl:=Z293+AA292" table:style-name="ce14">
            <text:p>6,783,739</text:p>
          </table:table-cell>
          <table:table-cell office:value-type="float" office:value="31818.181818181649" table:formula="msoxl:=AA293-AA292" table:style-name="ce14">
            <text:p>31,818</text:p>
          </table:table-cell>
          <table:table-cell office:value-type="percentage" office:value="0" table:formula="msoxl:=AB293/AB29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92" table:style-name="ce22">
            <text:p>292</text:p>
          </table:table-cell>
          <table:table-cell office:value-type="float" office:value="403373.20555367542" table:formula="msoxl:=C293+C293*0.001" table:style-name="ce23">
            <text:p>403,373</text:p>
          </table:table-cell>
          <table:table-cell office:value-type="float" office:value="66587786.867916934" table:formula="msoxl:=C294+D293" table:style-name="ce16">
            <text:p>66,587,787</text:p>
          </table:table-cell>
          <table:table-cell office:value-type="float" office:value="402.97023531835293" table:formula="msoxl:=C294-C293" table:style-name="ce16">
            <text:p>403</text:p>
          </table:table-cell>
          <table:table-cell office:value-type="percentage" office:value="9.9999999999988987E-4" table:formula="msoxl:=(C294/C293)-1" table:style-name="ce13">
            <text:p>0.10%</text:p>
          </table:table-cell>
          <table:table-cell office:value-type="percentage" office:value="0" table:formula="msoxl:=F293-F294" table:style-name="ce13">
            <text:p>0.00%</text:p>
          </table:table-cell>
          <table:table-cell office:value-type="float" office:value="19" table:formula="msoxl:=IF(I294=I293,1+H293,1)" table:style-name="ce34">
            <text:p>19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294=I293,J293,J293+1)" table:style-name="ce23">
            <text:p>13</text:p>
          </table:table-cell>
          <table:table-cell office:value-type="float" office:value="31028.708119513492" table:formula="msoxl:=C294/J294" table:style-name="ce14">
            <text:p>31,029</text:p>
          </table:table-cell>
          <table:table-cell office:value-type="float" office:value="6553977.9333846392" table:formula="msoxl:=K294+L293" table:style-name="ce14">
            <text:p>6,553,978</text:p>
          </table:table-cell>
          <table:table-cell office:value-type="float" office:value="31028.708119513467" table:formula="msoxl:=L294-L293" table:style-name="ce14">
            <text:p>31,029</text:p>
          </table:table-cell>
          <table:table-cell office:value-type="percentage" office:value="9.9999999998501288E-4" table:formula="msoxl:=M294/M29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92" table:style-name="ce22">
            <text:p>292</text:p>
          </table:table-cell>
          <table:table-cell office:value-type="float" office:value="350000" table:style-name="ce23">
            <text:p>350,000</text:p>
          </table:table-cell>
          <table:table-cell office:value-type="float" office:value="62550000" table:formula="msoxl:=S294+T293" table:style-name="ce16">
            <text:p>62,550,000</text:p>
          </table:table-cell>
          <table:table-cell office:value-type="float" office:value="0" table:formula="msoxl:=S294-S293" table:style-name="ce17">
            <text:p>0</text:p>
          </table:table-cell>
          <table:table-cell office:value-type="percentage" office:value="0" table:formula="msoxl:=(S294/S293)-1" table:style-name="ce13">
            <text:p>0.00%</text:p>
          </table:table-cell>
          <table:table-cell office:value-type="percentage" office:value="0" table:formula="msoxl:=V293-V294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294=X293,Y293,Y293+1)" table:style-name="ce23">
            <text:p>11</text:p>
          </table:table-cell>
          <table:table-cell office:value-type="float" office:value="31818.18181818182" table:formula="msoxl:=S294/Y294" table:style-name="ce14">
            <text:p>31,818</text:p>
          </table:table-cell>
          <table:table-cell office:value-type="float" office:value="6815557.3593073618" table:formula="msoxl:=Z294+AA293" table:style-name="ce14">
            <text:p>6,815,557</text:p>
          </table:table-cell>
          <table:table-cell office:value-type="float" office:value="31818.181818181649" table:formula="msoxl:=AA294-AA293" table:style-name="ce14">
            <text:p>31,818</text:p>
          </table:table-cell>
          <table:table-cell office:value-type="percentage" office:value="0" table:formula="msoxl:=AB294/AB29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93" table:style-name="ce22">
            <text:p>293</text:p>
          </table:table-cell>
          <table:table-cell office:value-type="float" office:value="403776.5787592291" table:formula="msoxl:=C294+C294*0.001" table:style-name="ce23">
            <text:p>403,777</text:p>
          </table:table-cell>
          <table:table-cell office:value-type="float" office:value="66991563.446676165" table:formula="msoxl:=C295+D294" table:style-name="ce16">
            <text:p>66,991,563</text:p>
          </table:table-cell>
          <table:table-cell office:value-type="float" office:value="403.37320555368206" table:formula="msoxl:=C295-C294" table:style-name="ce16">
            <text:p>403</text:p>
          </table:table-cell>
          <table:table-cell office:value-type="percentage" office:value="1.0000000000001119E-3" table:formula="msoxl:=(C295/C294)-1" table:style-name="ce13">
            <text:p>0.10%</text:p>
          </table:table-cell>
          <table:table-cell office:value-type="percentage" office:value="-2.2204460492503131E-16" table:formula="msoxl:=F294-F295" table:style-name="ce13">
            <text:p>0.00%</text:p>
          </table:table-cell>
          <table:table-cell office:value-type="float" office:value="20" table:formula="msoxl:=IF(I295=I294,1+H294,1)" table:style-name="ce34">
            <text:p>20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295=I294,J294,J294+1)" table:style-name="ce23">
            <text:p>13</text:p>
          </table:table-cell>
          <table:table-cell office:value-type="float" office:value="31059.736827633009" table:formula="msoxl:=C295/J295" table:style-name="ce14">
            <text:p>31,060</text:p>
          </table:table-cell>
          <table:table-cell office:value-type="float" office:value="6585037.6702122726" table:formula="msoxl:=K295+L294" table:style-name="ce14">
            <text:p>6,585,038</text:p>
          </table:table-cell>
          <table:table-cell office:value-type="float" office:value="31059.736827633344" table:formula="msoxl:=L295-L294" table:style-name="ce14">
            <text:p>31,060</text:p>
          </table:table-cell>
          <table:table-cell office:value-type="percentage" office:value="1.0000000000116582E-3" table:formula="msoxl:=M295/M29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93" table:style-name="ce22">
            <text:p>293</text:p>
          </table:table-cell>
          <table:table-cell office:value-type="float" office:value="350000" table:style-name="ce23">
            <text:p>350,000</text:p>
          </table:table-cell>
          <table:table-cell office:value-type="float" office:value="62900000" table:formula="msoxl:=S295+T294" table:style-name="ce16">
            <text:p>62,900,000</text:p>
          </table:table-cell>
          <table:table-cell office:value-type="float" office:value="0" table:formula="msoxl:=S295-S294" table:style-name="ce17">
            <text:p>0</text:p>
          </table:table-cell>
          <table:table-cell office:value-type="percentage" office:value="0" table:formula="msoxl:=(S295/S294)-1" table:style-name="ce13">
            <text:p>0.00%</text:p>
          </table:table-cell>
          <table:table-cell office:value-type="percentage" office:value="0" table:formula="msoxl:=V294-V295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295=X294,Y294,Y294+1)" table:style-name="ce23">
            <text:p>11</text:p>
          </table:table-cell>
          <table:table-cell office:value-type="float" office:value="31818.18181818182" table:formula="msoxl:=S295/Y295" table:style-name="ce14">
            <text:p>31,818</text:p>
          </table:table-cell>
          <table:table-cell office:value-type="float" office:value="6847375.5411255434" table:formula="msoxl:=Z295+AA294" table:style-name="ce14">
            <text:p>6,847,376</text:p>
          </table:table-cell>
          <table:table-cell office:value-type="float" office:value="31818.181818181649" table:formula="msoxl:=AA295-AA294" table:style-name="ce14">
            <text:p>31,818</text:p>
          </table:table-cell>
          <table:table-cell office:value-type="percentage" office:value="0" table:formula="msoxl:=AB295/AB29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94" table:style-name="ce22">
            <text:p>294</text:p>
          </table:table-cell>
          <table:table-cell office:value-type="float" office:value="404180.35533798835" table:formula="msoxl:=C295+C295*0.001" table:style-name="ce23">
            <text:p>404,180</text:p>
          </table:table-cell>
          <table:table-cell office:value-type="float" office:value="67395743.802014157" table:formula="msoxl:=C296+D295" table:style-name="ce16">
            <text:p>67,395,744</text:p>
          </table:table-cell>
          <table:table-cell office:value-type="float" office:value="403.7765787592507" table:formula="msoxl:=C296-C295" table:style-name="ce16">
            <text:p>404</text:p>
          </table:table-cell>
          <table:table-cell office:value-type="percentage" office:value="1.0000000000001119E-3" table:formula="msoxl:=(C296/C295)-1" table:style-name="ce13">
            <text:p>0.10%</text:p>
          </table:table-cell>
          <table:table-cell office:value-type="percentage" office:value="0" table:formula="msoxl:=F295-F296" table:style-name="ce13">
            <text:p>0.00%</text:p>
          </table:table-cell>
          <table:table-cell office:value-type="float" office:value="21" table:formula="msoxl:=IF(I296=I295,1+H295,1)" table:style-name="ce34">
            <text:p>21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296=I295,J295,J295+1)" table:style-name="ce23">
            <text:p>13</text:p>
          </table:table-cell>
          <table:table-cell office:value-type="float" office:value="31090.796564460641" table:formula="msoxl:=C296/J296" table:style-name="ce14">
            <text:p>31,091</text:p>
          </table:table-cell>
          <table:table-cell office:value-type="float" office:value="6616128.4667767333" table:formula="msoxl:=K296+L295" table:style-name="ce14">
            <text:p>6,616,128</text:p>
          </table:table-cell>
          <table:table-cell office:value-type="float" office:value="31090.796564460732" table:formula="msoxl:=L296-L295" table:style-name="ce14">
            <text:p>31,091</text:p>
          </table:table-cell>
          <table:table-cell office:value-type="percentage" office:value="9.999999999921183E-4" table:formula="msoxl:=M296/M29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94" table:style-name="ce22">
            <text:p>294</text:p>
          </table:table-cell>
          <table:table-cell office:value-type="float" office:value="350000" table:style-name="ce23">
            <text:p>350,000</text:p>
          </table:table-cell>
          <table:table-cell office:value-type="float" office:value="63250000" table:formula="msoxl:=S296+T295" table:style-name="ce16">
            <text:p>63,250,000</text:p>
          </table:table-cell>
          <table:table-cell office:value-type="float" office:value="0" table:formula="msoxl:=S296-S295" table:style-name="ce17">
            <text:p>0</text:p>
          </table:table-cell>
          <table:table-cell office:value-type="percentage" office:value="0" table:formula="msoxl:=(S296/S295)-1" table:style-name="ce13">
            <text:p>0.00%</text:p>
          </table:table-cell>
          <table:table-cell office:value-type="percentage" office:value="0" table:formula="msoxl:=V295-V296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296=X295,Y295,Y295+1)" table:style-name="ce23">
            <text:p>11</text:p>
          </table:table-cell>
          <table:table-cell office:value-type="float" office:value="31818.18181818182" table:formula="msoxl:=S296/Y296" table:style-name="ce14">
            <text:p>31,818</text:p>
          </table:table-cell>
          <table:table-cell office:value-type="float" office:value="6879193.7229437251" table:formula="msoxl:=Z296+AA295" table:style-name="ce14">
            <text:p>6,879,194</text:p>
          </table:table-cell>
          <table:table-cell office:value-type="float" office:value="31818.181818181649" table:formula="msoxl:=AA296-AA295" table:style-name="ce14">
            <text:p>31,818</text:p>
          </table:table-cell>
          <table:table-cell office:value-type="percentage" office:value="0" table:formula="msoxl:=AB296/AB29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95" table:style-name="ce22">
            <text:p>295</text:p>
          </table:table-cell>
          <table:table-cell office:value-type="float" office:value="404584.53569332632" table:formula="msoxl:=C296+C296*0.001" table:style-name="ce23">
            <text:p>404,585</text:p>
          </table:table-cell>
          <table:table-cell office:value-type="float" office:value="67800328.33770749" table:formula="msoxl:=C297+D296" table:style-name="ce16">
            <text:p>67,800,328</text:p>
          </table:table-cell>
          <table:table-cell office:value-type="float" office:value="404.18035533797229" table:formula="msoxl:=C297-C296" table:style-name="ce16">
            <text:p>404</text:p>
          </table:table-cell>
          <table:table-cell office:value-type="percentage" office:value="9.9999999999988987E-4" table:formula="msoxl:=(C297/C296)-1" table:style-name="ce13">
            <text:p>0.10%</text:p>
          </table:table-cell>
          <table:table-cell office:value-type="percentage" office:value="2.2204460492503131E-16" table:formula="msoxl:=F296-F297" table:style-name="ce13">
            <text:p>0.00%</text:p>
          </table:table-cell>
          <table:table-cell office:value-type="float" office:value="22" table:formula="msoxl:=IF(I297=I296,1+H296,1)" table:style-name="ce34">
            <text:p>22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297=I296,J296,J296+1)" table:style-name="ce23">
            <text:p>13</text:p>
          </table:table-cell>
          <table:table-cell office:value-type="float" office:value="31121.887361025103" table:formula="msoxl:=C297/J297" table:style-name="ce14">
            <text:p>31,122</text:p>
          </table:table-cell>
          <table:table-cell office:value-type="float" office:value="6647250.3541377587" table:formula="msoxl:=K297+L296" table:style-name="ce14">
            <text:p>6,647,250</text:p>
          </table:table-cell>
          <table:table-cell office:value-type="float" office:value="31121.887361025438" table:formula="msoxl:=L297-L296" table:style-name="ce14">
            <text:p>31,122</text:p>
          </table:table-cell>
          <table:table-cell office:value-type="percentage" office:value="1.0000000000078835E-3" table:formula="msoxl:=M297/M29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95" table:style-name="ce22">
            <text:p>295</text:p>
          </table:table-cell>
          <table:table-cell office:value-type="float" office:value="350000" table:style-name="ce23">
            <text:p>350,000</text:p>
          </table:table-cell>
          <table:table-cell office:value-type="float" office:value="63600000" table:formula="msoxl:=S297+T296" table:style-name="ce16">
            <text:p>63,600,000</text:p>
          </table:table-cell>
          <table:table-cell office:value-type="float" office:value="0" table:formula="msoxl:=S297-S296" table:style-name="ce17">
            <text:p>0</text:p>
          </table:table-cell>
          <table:table-cell office:value-type="percentage" office:value="0" table:formula="msoxl:=(S297/S296)-1" table:style-name="ce13">
            <text:p>0.00%</text:p>
          </table:table-cell>
          <table:table-cell office:value-type="percentage" office:value="0" table:formula="msoxl:=V296-V297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297=X296,Y296,Y296+1)" table:style-name="ce23">
            <text:p>11</text:p>
          </table:table-cell>
          <table:table-cell office:value-type="float" office:value="31818.18181818182" table:formula="msoxl:=S297/Y297" table:style-name="ce14">
            <text:p>31,818</text:p>
          </table:table-cell>
          <table:table-cell office:value-type="float" office:value="6911011.9047619067" table:formula="msoxl:=Z297+AA296" table:style-name="ce14">
            <text:p>6,911,012</text:p>
          </table:table-cell>
          <table:table-cell office:value-type="float" office:value="31818.181818181649" table:formula="msoxl:=AA297-AA296" table:style-name="ce14">
            <text:p>31,818</text:p>
          </table:table-cell>
          <table:table-cell office:value-type="percentage" office:value="0" table:formula="msoxl:=AB297/AB29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96" table:style-name="ce22">
            <text:p>296</text:p>
          </table:table-cell>
          <table:table-cell office:value-type="float" office:value="404989.12022901967" table:formula="msoxl:=C297+C297*0.001" table:style-name="ce23">
            <text:p>404,989</text:p>
          </table:table-cell>
          <table:table-cell office:value-type="float" office:value="68205317.45793651" table:formula="msoxl:=C298+D297" table:style-name="ce16">
            <text:p>68,205,317</text:p>
          </table:table-cell>
          <table:table-cell office:value-type="float" office:value="404.58453569334233" table:formula="msoxl:=C298-C297" table:style-name="ce16">
            <text:p>405</text:p>
          </table:table-cell>
          <table:table-cell office:value-type="percentage" office:value="1.0000000000001119E-3" table:formula="msoxl:=(C298/C297)-1" table:style-name="ce13">
            <text:p>0.10%</text:p>
          </table:table-cell>
          <table:table-cell office:value-type="percentage" office:value="-2.2204460492503131E-16" table:formula="msoxl:=F297-F298" table:style-name="ce13">
            <text:p>0.00%</text:p>
          </table:table-cell>
          <table:table-cell office:value-type="float" office:value="23" table:formula="msoxl:=IF(I298=I297,1+H297,1)" table:style-name="ce34">
            <text:p>23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298=I297,J297,J297+1)" table:style-name="ce23">
            <text:p>13</text:p>
          </table:table-cell>
          <table:table-cell office:value-type="float" office:value="31153.00924838613" table:formula="msoxl:=C298/J298" table:style-name="ce14">
            <text:p>31,153</text:p>
          </table:table-cell>
          <table:table-cell office:value-type="float" office:value="6678403.3633861449" table:formula="msoxl:=K298+L297" table:style-name="ce14">
            <text:p>6,678,403</text:p>
          </table:table-cell>
          <table:table-cell office:value-type="float" office:value="31153.009248386137" table:formula="msoxl:=L298-L297" table:style-name="ce14">
            <text:p>31,153</text:p>
          </table:table-cell>
          <table:table-cell office:value-type="percentage" office:value="9.9999999998945377E-4" table:formula="msoxl:=M298/M29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96" table:style-name="ce22">
            <text:p>296</text:p>
          </table:table-cell>
          <table:table-cell office:value-type="float" office:value="350000" table:style-name="ce23">
            <text:p>350,000</text:p>
          </table:table-cell>
          <table:table-cell office:value-type="float" office:value="63950000" table:formula="msoxl:=S298+T297" table:style-name="ce16">
            <text:p>63,950,000</text:p>
          </table:table-cell>
          <table:table-cell office:value-type="float" office:value="0" table:formula="msoxl:=S298-S297" table:style-name="ce17">
            <text:p>0</text:p>
          </table:table-cell>
          <table:table-cell office:value-type="percentage" office:value="0" table:formula="msoxl:=(S298/S297)-1" table:style-name="ce13">
            <text:p>0.00%</text:p>
          </table:table-cell>
          <table:table-cell office:value-type="percentage" office:value="0" table:formula="msoxl:=V297-V298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298=X297,Y297,Y297+1)" table:style-name="ce23">
            <text:p>11</text:p>
          </table:table-cell>
          <table:table-cell office:value-type="float" office:value="31818.18181818182" table:formula="msoxl:=S298/Y298" table:style-name="ce14">
            <text:p>31,818</text:p>
          </table:table-cell>
          <table:table-cell office:value-type="float" office:value="6942830.0865800884" table:formula="msoxl:=Z298+AA297" table:style-name="ce14">
            <text:p>6,942,830</text:p>
          </table:table-cell>
          <table:table-cell office:value-type="float" office:value="31818.181818181649" table:formula="msoxl:=AA298-AA297" table:style-name="ce14">
            <text:p>31,818</text:p>
          </table:table-cell>
          <table:table-cell office:value-type="percentage" office:value="0" table:formula="msoxl:=AB298/AB29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97" table:style-name="ce22">
            <text:p>297</text:p>
          </table:table-cell>
          <table:table-cell office:value-type="float" office:value="405394.1093492487" table:formula="msoxl:=C298+C298*0.001" table:style-name="ce23">
            <text:p>405,394</text:p>
          </table:table-cell>
          <table:table-cell office:value-type="float" office:value="68610711.567285761" table:formula="msoxl:=C299+D298" table:style-name="ce16">
            <text:p>68,610,712</text:p>
          </table:table-cell>
          <table:table-cell office:value-type="float" office:value="404.98912022903096" table:formula="msoxl:=C299-C298" table:style-name="ce16">
            <text:p>405</text:p>
          </table:table-cell>
          <table:table-cell office:value-type="percentage" office:value="1.0000000000001119E-3" table:formula="msoxl:=(C299/C298)-1" table:style-name="ce13">
            <text:p>0.10%</text:p>
          </table:table-cell>
          <table:table-cell office:value-type="percentage" office:value="0" table:formula="msoxl:=F298-F299" table:style-name="ce13">
            <text:p>0.00%</text:p>
          </table:table-cell>
          <table:table-cell office:value-type="float" office:value="24" table:formula="msoxl:=IF(I299=I298,1+H298,1)" table:style-name="ce34">
            <text:p>24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299=I298,J298,J298+1)" table:style-name="ce23">
            <text:p>13</text:p>
          </table:table-cell>
          <table:table-cell office:value-type="float" office:value="31184.162257634514" table:formula="msoxl:=C299/J299" table:style-name="ce14">
            <text:p>31,184</text:p>
          </table:table-cell>
          <table:table-cell office:value-type="float" office:value="6709587.525643779" table:formula="msoxl:=K299+L298" table:style-name="ce14">
            <text:p>6,709,588</text:p>
          </table:table-cell>
          <table:table-cell office:value-type="float" office:value="31184.162257634103" table:formula="msoxl:=L299-L298" table:style-name="ce14">
            <text:p>31,184</text:p>
          </table:table-cell>
          <table:table-cell office:value-type="percentage" office:value="9.9999999998656719E-4" table:formula="msoxl:=M299/M29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97" table:style-name="ce22">
            <text:p>297</text:p>
          </table:table-cell>
          <table:table-cell office:value-type="float" office:value="350000" table:style-name="ce23">
            <text:p>350,000</text:p>
          </table:table-cell>
          <table:table-cell office:value-type="float" office:value="64300000" table:formula="msoxl:=S299+T298" table:style-name="ce16">
            <text:p>64,300,000</text:p>
          </table:table-cell>
          <table:table-cell office:value-type="float" office:value="0" table:formula="msoxl:=S299-S298" table:style-name="ce17">
            <text:p>0</text:p>
          </table:table-cell>
          <table:table-cell office:value-type="percentage" office:value="0" table:formula="msoxl:=(S299/S298)-1" table:style-name="ce13">
            <text:p>0.00%</text:p>
          </table:table-cell>
          <table:table-cell office:value-type="percentage" office:value="0" table:formula="msoxl:=V298-V299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299=X298,Y298,Y298+1)" table:style-name="ce23">
            <text:p>11</text:p>
          </table:table-cell>
          <table:table-cell office:value-type="float" office:value="31818.18181818182" table:formula="msoxl:=S299/Y299" table:style-name="ce14">
            <text:p>31,818</text:p>
          </table:table-cell>
          <table:table-cell office:value-type="float" office:value="6974648.26839827" table:formula="msoxl:=Z299+AA298" table:style-name="ce14">
            <text:p>6,974,648</text:p>
          </table:table-cell>
          <table:table-cell office:value-type="float" office:value="31818.181818181649" table:formula="msoxl:=AA299-AA298" table:style-name="ce14">
            <text:p>31,818</text:p>
          </table:table-cell>
          <table:table-cell office:value-type="percentage" office:value="0" table:formula="msoxl:=AB299/AB29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98" table:style-name="ce22">
            <text:p>298</text:p>
          </table:table-cell>
          <table:table-cell office:value-type="float" office:value="405799.50345859793" table:formula="msoxl:=C299+C299*0.001" table:style-name="ce23">
            <text:p>405,800</text:p>
          </table:table-cell>
          <table:table-cell office:value-type="float" office:value="69016511.070744365" table:formula="msoxl:=C300+D299" table:style-name="ce16">
            <text:p>69,016,511</text:p>
          </table:table-cell>
          <table:table-cell office:value-type="float" office:value="405.39410934923217" table:formula="msoxl:=C300-C299" table:style-name="ce16">
            <text:p>405</text:p>
          </table:table-cell>
          <table:table-cell office:value-type="percentage" office:value="9.9999999999988987E-4" table:formula="msoxl:=(C300/C299)-1" table:style-name="ce13">
            <text:p>0.10%</text:p>
          </table:table-cell>
          <table:table-cell office:value-type="percentage" office:value="2.2204460492503131E-16" table:formula="msoxl:=F299-F300" table:style-name="ce13">
            <text:p>0.00%</text:p>
          </table:table-cell>
          <table:table-cell office:value-type="float" office:value="25" table:formula="msoxl:=IF(I300=I299,1+H299,1)" table:style-name="ce34">
            <text:p>25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00=I299,J299,J299+1)" table:style-name="ce23">
            <text:p>13</text:p>
          </table:table-cell>
          <table:table-cell office:value-type="float" office:value="31215.34641989215" table:formula="msoxl:=C300/J300" table:style-name="ce14">
            <text:p>31,215</text:p>
          </table:table-cell>
          <table:table-cell office:value-type="float" office:value="6740802.8720636712" table:formula="msoxl:=K300+L299" table:style-name="ce14">
            <text:p>6,740,803</text:p>
          </table:table-cell>
          <table:table-cell office:value-type="float" office:value="31215.346419892274" table:formula="msoxl:=L300-L299" table:style-name="ce14">
            <text:p>31,215</text:p>
          </table:table-cell>
          <table:table-cell office:value-type="percentage" office:value="1.0000000000172093E-3" table:formula="msoxl:=M300/M29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98" table:style-name="ce22">
            <text:p>298</text:p>
          </table:table-cell>
          <table:table-cell office:value-type="float" office:value="350000" table:style-name="ce23">
            <text:p>350,000</text:p>
          </table:table-cell>
          <table:table-cell office:value-type="float" office:value="64650000" table:formula="msoxl:=S300+T299" table:style-name="ce16">
            <text:p>64,650,000</text:p>
          </table:table-cell>
          <table:table-cell office:value-type="float" office:value="0" table:formula="msoxl:=S300-S299" table:style-name="ce17">
            <text:p>0</text:p>
          </table:table-cell>
          <table:table-cell office:value-type="percentage" office:value="0" table:formula="msoxl:=(S300/S299)-1" table:style-name="ce13">
            <text:p>0.00%</text:p>
          </table:table-cell>
          <table:table-cell office:value-type="percentage" office:value="0" table:formula="msoxl:=V299-V300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00=X299,Y299,Y299+1)" table:style-name="ce23">
            <text:p>11</text:p>
          </table:table-cell>
          <table:table-cell office:value-type="float" office:value="31818.18181818182" table:formula="msoxl:=S300/Y300" table:style-name="ce14">
            <text:p>31,818</text:p>
          </table:table-cell>
          <table:table-cell office:value-type="float" office:value="7006466.4502164517" table:formula="msoxl:=Z300+AA299" table:style-name="ce14">
            <text:p>7,006,466</text:p>
          </table:table-cell>
          <table:table-cell office:value-type="float" office:value="31818.181818181649" table:formula="msoxl:=AA300-AA299" table:style-name="ce14">
            <text:p>31,818</text:p>
          </table:table-cell>
          <table:table-cell office:value-type="percentage" office:value="0" table:formula="msoxl:=AB300/AB29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299" table:style-name="ce22">
            <text:p>299</text:p>
          </table:table-cell>
          <table:table-cell office:value-type="float" office:value="406205.30296205654" table:formula="msoxl:=C300+C300*0.001" table:style-name="ce23">
            <text:p>406,205</text:p>
          </table:table-cell>
          <table:table-cell office:value-type="float" office:value="69422716.373706415" table:formula="msoxl:=C301+D300" table:style-name="ce16">
            <text:p>69,422,716</text:p>
          </table:table-cell>
          <table:table-cell office:value-type="float" office:value="405.79950345860561" table:formula="msoxl:=C301-C300" table:style-name="ce16">
            <text:p>406</text:p>
          </table:table-cell>
          <table:table-cell office:value-type="percentage" office:value="1.0000000000001119E-3" table:formula="msoxl:=(C301/C300)-1" table:style-name="ce13">
            <text:p>0.10%</text:p>
          </table:table-cell>
          <table:table-cell office:value-type="percentage" office:value="-2.2204460492503131E-16" table:formula="msoxl:=F300-F301" table:style-name="ce13">
            <text:p>0.00%</text:p>
          </table:table-cell>
          <table:table-cell office:value-type="float" office:value="26" table:formula="msoxl:=IF(I301=I300,1+H300,1)" table:style-name="ce34">
            <text:p>26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01=I300,J300,J300+1)" table:style-name="ce23">
            <text:p>13</text:p>
          </table:table-cell>
          <table:table-cell office:value-type="float" office:value="31246.561766312043" table:formula="msoxl:=C301/J301" table:style-name="ce14">
            <text:p>31,247</text:p>
          </table:table-cell>
          <table:table-cell office:value-type="float" office:value="6772049.4338299837" table:formula="msoxl:=K301+L300" table:style-name="ce14">
            <text:p>6,772,049</text:p>
          </table:table-cell>
          <table:table-cell office:value-type="float" office:value="31246.561766312458" table:formula="msoxl:=L301-L300" table:style-name="ce14">
            <text:p>31,247</text:p>
          </table:table-cell>
          <table:table-cell office:value-type="percentage" office:value="1.0000000000094378E-3" table:formula="msoxl:=M301/M30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299" table:style-name="ce22">
            <text:p>299</text:p>
          </table:table-cell>
          <table:table-cell office:value-type="float" office:value="350000" table:style-name="ce23">
            <text:p>350,000</text:p>
          </table:table-cell>
          <table:table-cell office:value-type="float" office:value="65000000" table:formula="msoxl:=S301+T300" table:style-name="ce16">
            <text:p>65,000,000</text:p>
          </table:table-cell>
          <table:table-cell office:value-type="float" office:value="0" table:formula="msoxl:=S301-S300" table:style-name="ce17">
            <text:p>0</text:p>
          </table:table-cell>
          <table:table-cell office:value-type="percentage" office:value="0" table:formula="msoxl:=(S301/S300)-1" table:style-name="ce13">
            <text:p>0.00%</text:p>
          </table:table-cell>
          <table:table-cell office:value-type="percentage" office:value="0" table:formula="msoxl:=V300-V301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01=X300,Y300,Y300+1)" table:style-name="ce23">
            <text:p>11</text:p>
          </table:table-cell>
          <table:table-cell office:value-type="float" office:value="31818.18181818182" table:formula="msoxl:=S301/Y301" table:style-name="ce14">
            <text:p>31,818</text:p>
          </table:table-cell>
          <table:table-cell office:value-type="float" office:value="7038284.6320346333" table:formula="msoxl:=Z301+AA300" table:style-name="ce14">
            <text:p>7,038,285</text:p>
          </table:table-cell>
          <table:table-cell office:value-type="float" office:value="31818.181818181649" table:formula="msoxl:=AA301-AA300" table:style-name="ce14">
            <text:p>31,818</text:p>
          </table:table-cell>
          <table:table-cell office:value-type="percentage" office:value="0" table:formula="msoxl:=AB301/AB30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00" table:style-name="ce22">
            <text:p>300</text:p>
          </table:table-cell>
          <table:table-cell office:value-type="float" office:value="406611.50826501858" table:formula="msoxl:=C301+C301*0.001" table:style-name="ce23">
            <text:p>406,612</text:p>
          </table:table-cell>
          <table:table-cell office:value-type="float" office:value="69829327.881971434" table:formula="msoxl:=C302+D301" table:style-name="ce16">
            <text:p>69,829,328</text:p>
          </table:table-cell>
          <table:table-cell office:value-type="float" office:value="406.20530296204379" table:formula="msoxl:=C302-C301" table:style-name="ce16">
            <text:p>406</text:p>
          </table:table-cell>
          <table:table-cell office:value-type="percentage" office:value="9.9999999999988987E-4" table:formula="msoxl:=(C302/C301)-1" table:style-name="ce13">
            <text:p>0.10%</text:p>
          </table:table-cell>
          <table:table-cell office:value-type="percentage" office:value="2.2204460492503131E-16" table:formula="msoxl:=F301-F302" table:style-name="ce13">
            <text:p>0.00%</text:p>
          </table:table-cell>
          <table:table-cell office:value-type="float" office:value="27" table:formula="msoxl:=IF(I302=I301,1+H301,1)" table:style-name="ce34">
            <text:p>27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02=I301,J301,J301+1)" table:style-name="ce23">
            <text:p>13</text:p>
          </table:table-cell>
          <table:table-cell office:value-type="float" office:value="31277.808328078354" table:formula="msoxl:=C302/J302" table:style-name="ce14">
            <text:p>31,278</text:p>
          </table:table-cell>
          <table:table-cell office:value-type="float" office:value="6803327.2421580618" table:formula="msoxl:=K302+L301" table:style-name="ce14">
            <text:p>6,803,327</text:p>
          </table:table-cell>
          <table:table-cell office:value-type="float" office:value="31277.808328078128" table:formula="msoxl:=L302-L301" table:style-name="ce14">
            <text:p>31,278</text:p>
          </table:table-cell>
          <table:table-cell office:value-type="percentage" office:value="9.9999999997946176E-4" table:formula="msoxl:=M302/M30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00" table:style-name="ce22">
            <text:p>300</text:p>
          </table:table-cell>
          <table:table-cell office:value-type="float" office:value="350000" table:style-name="ce23">
            <text:p>350,000</text:p>
          </table:table-cell>
          <table:table-cell office:value-type="float" office:value="65350000" table:formula="msoxl:=S302+T301" table:style-name="ce16">
            <text:p>65,350,000</text:p>
          </table:table-cell>
          <table:table-cell office:value-type="float" office:value="0" table:formula="msoxl:=S302-S301" table:style-name="ce17">
            <text:p>0</text:p>
          </table:table-cell>
          <table:table-cell office:value-type="percentage" office:value="0" table:formula="msoxl:=(S302/S301)-1" table:style-name="ce13">
            <text:p>0.00%</text:p>
          </table:table-cell>
          <table:table-cell office:value-type="percentage" office:value="0" table:formula="msoxl:=V301-V302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02=X301,Y301,Y301+1)" table:style-name="ce23">
            <text:p>11</text:p>
          </table:table-cell>
          <table:table-cell office:value-type="float" office:value="31818.18181818182" table:formula="msoxl:=S302/Y302" table:style-name="ce14">
            <text:p>31,818</text:p>
          </table:table-cell>
          <table:table-cell office:value-type="float" office:value="7070102.813852815" table:formula="msoxl:=Z302+AA301" table:style-name="ce14">
            <text:p>7,070,103</text:p>
          </table:table-cell>
          <table:table-cell office:value-type="float" office:value="31818.181818181649" table:formula="msoxl:=AA302-AA301" table:style-name="ce14">
            <text:p>31,818</text:p>
          </table:table-cell>
          <table:table-cell office:value-type="percentage" office:value="0" table:formula="msoxl:=AB302/AB30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01" table:style-name="ce22">
            <text:p>301</text:p>
          </table:table-cell>
          <table:table-cell office:value-type="float" office:value="407018.1197732836" table:formula="msoxl:=C302+C302*0.001" table:style-name="ce23">
            <text:p>407,018</text:p>
          </table:table-cell>
          <table:table-cell office:value-type="float" office:value="70236346.001744717" table:formula="msoxl:=C303+D302" table:style-name="ce16">
            <text:p>70,236,346</text:p>
          </table:table-cell>
          <table:table-cell office:value-type="float" office:value="406.61150826502126" table:formula="msoxl:=C303-C302" table:style-name="ce16">
            <text:p>407</text:p>
          </table:table-cell>
          <table:table-cell office:value-type="percentage" office:value="1.0000000000001119E-3" table:formula="msoxl:=(C303/C302)-1" table:style-name="ce13">
            <text:p>0.10%</text:p>
          </table:table-cell>
          <table:table-cell office:value-type="percentage" office:value="-2.2204460492503131E-16" table:formula="msoxl:=F302-F303" table:style-name="ce13">
            <text:p>0.00%</text:p>
          </table:table-cell>
          <table:table-cell office:value-type="float" office:value="28" table:formula="msoxl:=IF(I303=I302,1+H302,1)" table:style-name="ce34">
            <text:p>28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03=I302,J302,J302+1)" table:style-name="ce23">
            <text:p>13</text:p>
          </table:table-cell>
          <table:table-cell office:value-type="float" office:value="31309.086136406429" table:formula="msoxl:=C303/J303" table:style-name="ce14">
            <text:p>31,309</text:p>
          </table:table-cell>
          <table:table-cell office:value-type="float" office:value="6834636.3282944681" table:formula="msoxl:=K303+L302" table:style-name="ce14">
            <text:p>6,834,636</text:p>
          </table:table-cell>
          <table:table-cell office:value-type="float" office:value="31309.086136406288" table:formula="msoxl:=L303-L302" table:style-name="ce14">
            <text:p>31,309</text:p>
          </table:table-cell>
          <table:table-cell office:value-type="percentage" office:value="1.0000000000025544E-3" table:formula="msoxl:=M303/M30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01" table:style-name="ce22">
            <text:p>301</text:p>
          </table:table-cell>
          <table:table-cell office:value-type="float" office:value="350000" table:style-name="ce23">
            <text:p>350,000</text:p>
          </table:table-cell>
          <table:table-cell office:value-type="float" office:value="65700000" table:formula="msoxl:=S303+T302" table:style-name="ce16">
            <text:p>65,700,000</text:p>
          </table:table-cell>
          <table:table-cell office:value-type="float" office:value="0" table:formula="msoxl:=S303-S302" table:style-name="ce17">
            <text:p>0</text:p>
          </table:table-cell>
          <table:table-cell office:value-type="percentage" office:value="0" table:formula="msoxl:=(S303/S302)-1" table:style-name="ce13">
            <text:p>0.00%</text:p>
          </table:table-cell>
          <table:table-cell office:value-type="percentage" office:value="0" table:formula="msoxl:=V302-V303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03=X302,Y302,Y302+1)" table:style-name="ce23">
            <text:p>11</text:p>
          </table:table-cell>
          <table:table-cell office:value-type="float" office:value="31818.18181818182" table:formula="msoxl:=S303/Y303" table:style-name="ce14">
            <text:p>31,818</text:p>
          </table:table-cell>
          <table:table-cell office:value-type="float" office:value="7101920.9956709966" table:formula="msoxl:=Z303+AA302" table:style-name="ce14">
            <text:p>7,101,921</text:p>
          </table:table-cell>
          <table:table-cell office:value-type="float" office:value="31818.181818181649" table:formula="msoxl:=AA303-AA302" table:style-name="ce14">
            <text:p>31,818</text:p>
          </table:table-cell>
          <table:table-cell office:value-type="percentage" office:value="0" table:formula="msoxl:=AB303/AB30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02" table:style-name="ce22">
            <text:p>302</text:p>
          </table:table-cell>
          <table:table-cell office:value-type="float" office:value="407425.1378930569" table:formula="msoxl:=C303+C303*0.001" table:style-name="ce23">
            <text:p>407,425</text:p>
          </table:table-cell>
          <table:table-cell office:value-type="float" office:value="70643771.139637768" table:formula="msoxl:=C304+D303" table:style-name="ce16">
            <text:p>70,643,771</text:p>
          </table:table-cell>
          <table:table-cell office:value-type="float" office:value="407.01811977330362" table:formula="msoxl:=C304-C303" table:style-name="ce16">
            <text:p>407</text:p>
          </table:table-cell>
          <table:table-cell office:value-type="percentage" office:value="1.0000000000001119E-3" table:formula="msoxl:=(C304/C303)-1" table:style-name="ce13">
            <text:p>0.10%</text:p>
          </table:table-cell>
          <table:table-cell office:value-type="percentage" office:value="0" table:formula="msoxl:=F303-F304" table:style-name="ce13">
            <text:p>0.00%</text:p>
          </table:table-cell>
          <table:table-cell office:value-type="float" office:value="29" table:formula="msoxl:=IF(I304=I303,1+H303,1)" table:style-name="ce34">
            <text:p>29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04=I303,J303,J303+1)" table:style-name="ce23">
            <text:p>13</text:p>
          </table:table-cell>
          <table:table-cell office:value-type="float" office:value="31340.39522254284" table:formula="msoxl:=C304/J304" table:style-name="ce14">
            <text:p>31,340</text:p>
          </table:table-cell>
          <table:table-cell office:value-type="float" office:value="6865976.7235170109" table:formula="msoxl:=K304+L303" table:style-name="ce14">
            <text:p>6,865,977</text:p>
          </table:table-cell>
          <table:table-cell office:value-type="float" office:value="31340.395222542807" table:formula="msoxl:=L304-L303" table:style-name="ce14">
            <text:p>31,340</text:p>
          </table:table-cell>
          <table:table-cell office:value-type="percentage" office:value="1.0000000000036646E-3" table:formula="msoxl:=M304/M30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02" table:style-name="ce22">
            <text:p>302</text:p>
          </table:table-cell>
          <table:table-cell office:value-type="float" office:value="350000" table:style-name="ce23">
            <text:p>350,000</text:p>
          </table:table-cell>
          <table:table-cell office:value-type="float" office:value="66050000" table:formula="msoxl:=S304+T303" table:style-name="ce16">
            <text:p>66,050,000</text:p>
          </table:table-cell>
          <table:table-cell office:value-type="float" office:value="0" table:formula="msoxl:=S304-S303" table:style-name="ce17">
            <text:p>0</text:p>
          </table:table-cell>
          <table:table-cell office:value-type="percentage" office:value="0" table:formula="msoxl:=(S304/S303)-1" table:style-name="ce13">
            <text:p>0.00%</text:p>
          </table:table-cell>
          <table:table-cell office:value-type="percentage" office:value="0" table:formula="msoxl:=V303-V304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04=X303,Y303,Y303+1)" table:style-name="ce23">
            <text:p>11</text:p>
          </table:table-cell>
          <table:table-cell office:value-type="float" office:value="31818.18181818182" table:formula="msoxl:=S304/Y304" table:style-name="ce14">
            <text:p>31,818</text:p>
          </table:table-cell>
          <table:table-cell office:value-type="float" office:value="7133739.1774891783" table:formula="msoxl:=Z304+AA303" table:style-name="ce14">
            <text:p>7,133,739</text:p>
          </table:table-cell>
          <table:table-cell office:value-type="float" office:value="31818.181818181649" table:formula="msoxl:=AA304-AA303" table:style-name="ce14">
            <text:p>31,818</text:p>
          </table:table-cell>
          <table:table-cell office:value-type="percentage" office:value="0" table:formula="msoxl:=AB304/AB30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03" table:style-name="ce22">
            <text:p>303</text:p>
          </table:table-cell>
          <table:table-cell office:value-type="float" office:value="407832.56303094997" table:formula="msoxl:=C304+C304*0.001" table:style-name="ce23">
            <text:p>407,833</text:p>
          </table:table-cell>
          <table:table-cell office:value-type="float" office:value="71051603.702668712" table:formula="msoxl:=C305+D304" table:style-name="ce16">
            <text:p>71,051,604</text:p>
          </table:table-cell>
          <table:table-cell office:value-type="float" office:value="407.42513789306395" table:formula="msoxl:=C305-C304" table:style-name="ce16">
            <text:p>407</text:p>
          </table:table-cell>
          <table:table-cell office:value-type="percentage" office:value="1.0000000000001119E-3" table:formula="msoxl:=(C305/C304)-1" table:style-name="ce13">
            <text:p>0.10%</text:p>
          </table:table-cell>
          <table:table-cell office:value-type="percentage" office:value="0" table:formula="msoxl:=F304-F305" table:style-name="ce13">
            <text:p>0.00%</text:p>
          </table:table-cell>
          <table:table-cell office:value-type="float" office:value="30" table:formula="msoxl:=IF(I305=I304,1+H304,1)" table:style-name="ce34">
            <text:p>30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05=I304,J304,J304+1)" table:style-name="ce23">
            <text:p>13</text:p>
          </table:table-cell>
          <table:table-cell office:value-type="float" office:value="31371.735617765382" table:formula="msoxl:=C305/J305" table:style-name="ce14">
            <text:p>31,372</text:p>
          </table:table-cell>
          <table:table-cell office:value-type="float" office:value="6897348.4591347761" table:formula="msoxl:=K305+L304" table:style-name="ce14">
            <text:p>6,897,348</text:p>
          </table:table-cell>
          <table:table-cell office:value-type="float" office:value="31371.735617765225" table:formula="msoxl:=L305-L304" table:style-name="ce14">
            <text:p>31,372</text:p>
          </table:table-cell>
          <table:table-cell office:value-type="percentage" office:value="9.9999999999611511E-4" table:formula="msoxl:=M305/M30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03" table:style-name="ce22">
            <text:p>303</text:p>
          </table:table-cell>
          <table:table-cell office:value-type="float" office:value="350000" table:style-name="ce23">
            <text:p>350,000</text:p>
          </table:table-cell>
          <table:table-cell office:value-type="float" office:value="66400000" table:formula="msoxl:=S305+T304" table:style-name="ce16">
            <text:p>66,400,000</text:p>
          </table:table-cell>
          <table:table-cell office:value-type="float" office:value="0" table:formula="msoxl:=S305-S304" table:style-name="ce17">
            <text:p>0</text:p>
          </table:table-cell>
          <table:table-cell office:value-type="percentage" office:value="0" table:formula="msoxl:=(S305/S304)-1" table:style-name="ce13">
            <text:p>0.00%</text:p>
          </table:table-cell>
          <table:table-cell office:value-type="percentage" office:value="0" table:formula="msoxl:=V304-V305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05=X304,Y304,Y304+1)" table:style-name="ce23">
            <text:p>11</text:p>
          </table:table-cell>
          <table:table-cell office:value-type="float" office:value="31818.18181818182" table:formula="msoxl:=S305/Y305" table:style-name="ce14">
            <text:p>31,818</text:p>
          </table:table-cell>
          <table:table-cell office:value-type="float" office:value="7165557.3593073599" table:formula="msoxl:=Z305+AA304" table:style-name="ce14">
            <text:p>7,165,557</text:p>
          </table:table-cell>
          <table:table-cell office:value-type="float" office:value="31818.181818181649" table:formula="msoxl:=AA305-AA304" table:style-name="ce14">
            <text:p>31,818</text:p>
          </table:table-cell>
          <table:table-cell office:value-type="percentage" office:value="0" table:formula="msoxl:=AB305/AB30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04" table:style-name="ce22">
            <text:p>304</text:p>
          </table:table-cell>
          <table:table-cell office:value-type="float" office:value="408240.39559398091" table:formula="msoxl:=C305+C305*0.001" table:style-name="ce23">
            <text:p>408,240</text:p>
          </table:table-cell>
          <table:table-cell office:value-type="float" office:value="71459844.098262697" table:formula="msoxl:=C306+D305" table:style-name="ce16">
            <text:p>71,459,844</text:p>
          </table:table-cell>
          <table:table-cell office:value-type="float" office:value="407.83256303094095" table:formula="msoxl:=C306-C305" table:style-name="ce16">
            <text:p>408</text:p>
          </table:table-cell>
          <table:table-cell office:value-type="percentage" office:value="9.9999999999988987E-4" table:formula="msoxl:=(C306/C305)-1" table:style-name="ce13">
            <text:p>0.10%</text:p>
          </table:table-cell>
          <table:table-cell office:value-type="percentage" office:value="2.2204460492503131E-16" table:formula="msoxl:=F305-F306" table:style-name="ce13">
            <text:p>0.00%</text:p>
          </table:table-cell>
          <table:table-cell office:value-type="float" office:value="31" table:formula="msoxl:=IF(I306=I305,1+H305,1)" table:style-name="ce34">
            <text:p>31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06=I305,J305,J305+1)" table:style-name="ce23">
            <text:p>13</text:p>
          </table:table-cell>
          <table:table-cell office:value-type="float" office:value="31403.107353383148" table:formula="msoxl:=C306/J306" table:style-name="ce14">
            <text:p>31,403</text:p>
          </table:table-cell>
          <table:table-cell office:value-type="float" office:value="6928751.5664881589" table:formula="msoxl:=K306+L305" table:style-name="ce14">
            <text:p>6,928,752</text:p>
          </table:table-cell>
          <table:table-cell office:value-type="float" office:value="31403.107353382744" table:formula="msoxl:=L306-L305" table:style-name="ce14">
            <text:p>31,403</text:p>
          </table:table-cell>
          <table:table-cell office:value-type="percentage" office:value="9.999999999921183E-4" table:formula="msoxl:=M306/M30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04" table:style-name="ce22">
            <text:p>304</text:p>
          </table:table-cell>
          <table:table-cell office:value-type="float" office:value="350000" table:style-name="ce23">
            <text:p>350,000</text:p>
          </table:table-cell>
          <table:table-cell office:value-type="float" office:value="66750000" table:formula="msoxl:=S306+T305" table:style-name="ce16">
            <text:p>66,750,000</text:p>
          </table:table-cell>
          <table:table-cell office:value-type="float" office:value="0" table:formula="msoxl:=S306-S305" table:style-name="ce17">
            <text:p>0</text:p>
          </table:table-cell>
          <table:table-cell office:value-type="percentage" office:value="0" table:formula="msoxl:=(S306/S305)-1" table:style-name="ce13">
            <text:p>0.00%</text:p>
          </table:table-cell>
          <table:table-cell office:value-type="percentage" office:value="0" table:formula="msoxl:=V305-V306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06=X305,Y305,Y305+1)" table:style-name="ce23">
            <text:p>11</text:p>
          </table:table-cell>
          <table:table-cell office:value-type="float" office:value="31818.18181818182" table:formula="msoxl:=S306/Y306" table:style-name="ce14">
            <text:p>31,818</text:p>
          </table:table-cell>
          <table:table-cell office:value-type="float" office:value="7197375.5411255416" table:formula="msoxl:=Z306+AA305" table:style-name="ce14">
            <text:p>7,197,376</text:p>
          </table:table-cell>
          <table:table-cell office:value-type="float" office:value="31818.181818181649" table:formula="msoxl:=AA306-AA305" table:style-name="ce14">
            <text:p>31,818</text:p>
          </table:table-cell>
          <table:table-cell office:value-type="percentage" office:value="0" table:formula="msoxl:=AB306/AB30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05" table:style-name="ce22">
            <text:p>305</text:p>
          </table:table-cell>
          <table:table-cell office:value-type="float" office:value="408648.63598957489" table:formula="msoxl:=C306+C306*0.001" table:style-name="ce23">
            <text:p>408,649</text:p>
          </table:table-cell>
          <table:table-cell office:value-type="float" office:value="71868492.734252274" table:formula="msoxl:=C307+D306" table:style-name="ce16">
            <text:p>71,868,493</text:p>
          </table:table-cell>
          <table:table-cell office:value-type="float" office:value="408.24039559398079" table:formula="msoxl:=C307-C306" table:style-name="ce16">
            <text:p>408</text:p>
          </table:table-cell>
          <table:table-cell office:value-type="percentage" office:value="9.9999999999988987E-4" table:formula="msoxl:=(C307/C306)-1" table:style-name="ce13">
            <text:p>0.10%</text:p>
          </table:table-cell>
          <table:table-cell office:value-type="percentage" office:value="0" table:formula="msoxl:=F306-F307" table:style-name="ce13">
            <text:p>0.00%</text:p>
          </table:table-cell>
          <table:table-cell office:value-type="float" office:value="32" table:formula="msoxl:=IF(I307=I306,1+H306,1)" table:style-name="ce34">
            <text:p>32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07=I306,J306,J306+1)" table:style-name="ce23">
            <text:p>13</text:p>
          </table:table-cell>
          <table:table-cell office:value-type="float" office:value="31434.510460736528" table:formula="msoxl:=C307/J307" table:style-name="ce14">
            <text:p>31,435</text:p>
          </table:table-cell>
          <table:table-cell office:value-type="float" office:value="6960186.0769488951" table:formula="msoxl:=K307+L306" table:style-name="ce14">
            <text:p>6,960,186</text:p>
          </table:table-cell>
          <table:table-cell office:value-type="float" office:value="31434.51046073623" table:formula="msoxl:=L307-L306" table:style-name="ce14">
            <text:p>31,435</text:p>
          </table:table-cell>
          <table:table-cell office:value-type="percentage" office:value="1.0000000000032205E-3" table:formula="msoxl:=M307/M30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05" table:style-name="ce22">
            <text:p>305</text:p>
          </table:table-cell>
          <table:table-cell office:value-type="float" office:value="350000" table:style-name="ce23">
            <text:p>350,000</text:p>
          </table:table-cell>
          <table:table-cell office:value-type="float" office:value="67100000" table:formula="msoxl:=S307+T306" table:style-name="ce16">
            <text:p>67,100,000</text:p>
          </table:table-cell>
          <table:table-cell office:value-type="float" office:value="0" table:formula="msoxl:=S307-S306" table:style-name="ce17">
            <text:p>0</text:p>
          </table:table-cell>
          <table:table-cell office:value-type="percentage" office:value="0" table:formula="msoxl:=(S307/S306)-1" table:style-name="ce13">
            <text:p>0.00%</text:p>
          </table:table-cell>
          <table:table-cell office:value-type="percentage" office:value="0" table:formula="msoxl:=V306-V307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07=X306,Y306,Y306+1)" table:style-name="ce23">
            <text:p>11</text:p>
          </table:table-cell>
          <table:table-cell office:value-type="float" office:value="31818.18181818182" table:formula="msoxl:=S307/Y307" table:style-name="ce14">
            <text:p>31,818</text:p>
          </table:table-cell>
          <table:table-cell office:value-type="float" office:value="7229193.7229437232" table:formula="msoxl:=Z307+AA306" table:style-name="ce14">
            <text:p>7,229,194</text:p>
          </table:table-cell>
          <table:table-cell office:value-type="float" office:value="31818.181818181649" table:formula="msoxl:=AA307-AA306" table:style-name="ce14">
            <text:p>31,818</text:p>
          </table:table-cell>
          <table:table-cell office:value-type="percentage" office:value="0" table:formula="msoxl:=AB307/AB30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06" table:style-name="ce22">
            <text:p>306</text:p>
          </table:table-cell>
          <table:table-cell office:value-type="float" office:value="409057.28462556447" table:formula="msoxl:=C307+C307*0.001" table:style-name="ce23">
            <text:p>409,057</text:p>
          </table:table-cell>
          <table:table-cell office:value-type="float" office:value="72277550.018877834" table:formula="msoxl:=C308+D307" table:style-name="ce16">
            <text:p>72,277,550</text:p>
          </table:table-cell>
          <table:table-cell office:value-type="float" office:value="408.64863598957891" table:formula="msoxl:=C308-C307" table:style-name="ce16">
            <text:p>409</text:p>
          </table:table-cell>
          <table:table-cell office:value-type="percentage" office:value="1.0000000000001119E-3" table:formula="msoxl:=(C308/C307)-1" table:style-name="ce13">
            <text:p>0.10%</text:p>
          </table:table-cell>
          <table:table-cell office:value-type="percentage" office:value="-2.2204460492503131E-16" table:formula="msoxl:=F307-F308" table:style-name="ce13">
            <text:p>0.00%</text:p>
          </table:table-cell>
          <table:table-cell office:value-type="float" office:value="33" table:formula="msoxl:=IF(I308=I307,1+H307,1)" table:style-name="ce34">
            <text:p>33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08=I307,J307,J307+1)" table:style-name="ce23">
            <text:p>13</text:p>
          </table:table-cell>
          <table:table-cell office:value-type="float" office:value="31465.944971197267" table:formula="msoxl:=C308/J308" table:style-name="ce14">
            <text:p>31,466</text:p>
          </table:table-cell>
          <table:table-cell office:value-type="float" office:value="6991652.0219200924" table:formula="msoxl:=K308+L307" table:style-name="ce14">
            <text:p>6,991,652</text:p>
          </table:table-cell>
          <table:table-cell office:value-type="float" office:value="31465.944971197285" table:formula="msoxl:=L308-L307" table:style-name="ce14">
            <text:p>31,466</text:p>
          </table:table-cell>
          <table:table-cell office:value-type="percentage" office:value="1.0000000000101039E-3" table:formula="msoxl:=M308/M30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06" table:style-name="ce22">
            <text:p>306</text:p>
          </table:table-cell>
          <table:table-cell office:value-type="float" office:value="350000" table:style-name="ce23">
            <text:p>350,000</text:p>
          </table:table-cell>
          <table:table-cell office:value-type="float" office:value="67450000" table:formula="msoxl:=S308+T307" table:style-name="ce16">
            <text:p>67,450,000</text:p>
          </table:table-cell>
          <table:table-cell office:value-type="float" office:value="0" table:formula="msoxl:=S308-S307" table:style-name="ce17">
            <text:p>0</text:p>
          </table:table-cell>
          <table:table-cell office:value-type="percentage" office:value="0" table:formula="msoxl:=(S308/S307)-1" table:style-name="ce13">
            <text:p>0.00%</text:p>
          </table:table-cell>
          <table:table-cell office:value-type="percentage" office:value="0" table:formula="msoxl:=V307-V308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08=X307,Y307,Y307+1)" table:style-name="ce23">
            <text:p>11</text:p>
          </table:table-cell>
          <table:table-cell office:value-type="float" office:value="31818.18181818182" table:formula="msoxl:=S308/Y308" table:style-name="ce14">
            <text:p>31,818</text:p>
          </table:table-cell>
          <table:table-cell office:value-type="float" office:value="7261011.9047619049" table:formula="msoxl:=Z308+AA307" table:style-name="ce14">
            <text:p>7,261,012</text:p>
          </table:table-cell>
          <table:table-cell office:value-type="float" office:value="31818.181818181649" table:formula="msoxl:=AA308-AA307" table:style-name="ce14">
            <text:p>31,818</text:p>
          </table:table-cell>
          <table:table-cell office:value-type="percentage" office:value="0" table:formula="msoxl:=AB308/AB30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07" table:style-name="ce22">
            <text:p>307</text:p>
          </table:table-cell>
          <table:table-cell office:value-type="float" office:value="409466.34191019001" table:formula="msoxl:=C308+C308*0.001" table:style-name="ce23">
            <text:p>409,466</text:p>
          </table:table-cell>
          <table:table-cell office:value-type="float" office:value="72687016.360788018" table:formula="msoxl:=C309+D308" table:style-name="ce16">
            <text:p>72,687,016</text:p>
          </table:table-cell>
          <table:table-cell office:value-type="float" office:value="409.05728462553816" table:formula="msoxl:=C309-C308" table:style-name="ce16">
            <text:p>409</text:p>
          </table:table-cell>
          <table:table-cell office:value-type="percentage" office:value="9.9999999999988987E-4" table:formula="msoxl:=(C309/C308)-1" table:style-name="ce13">
            <text:p>0.10%</text:p>
          </table:table-cell>
          <table:table-cell office:value-type="percentage" office:value="2.2204460492503131E-16" table:formula="msoxl:=F308-F309" table:style-name="ce13">
            <text:p>0.00%</text:p>
          </table:table-cell>
          <table:table-cell office:value-type="float" office:value="34" table:formula="msoxl:=IF(I309=I308,1+H308,1)" table:style-name="ce34">
            <text:p>34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09=I308,J308,J308+1)" table:style-name="ce23">
            <text:p>13</text:p>
          </table:table-cell>
          <table:table-cell office:value-type="float" office:value="31497.410916168461" table:formula="msoxl:=C309/J309" table:style-name="ce14">
            <text:p>31,497</text:p>
          </table:table-cell>
          <table:table-cell office:value-type="float" office:value="7023149.4328362606" table:formula="msoxl:=K309+L308" table:style-name="ce14">
            <text:p>7,023,149</text:p>
          </table:table-cell>
          <table:table-cell office:value-type="float" office:value="31497.410916168243" table:formula="msoxl:=L309-L308" table:style-name="ce14">
            <text:p>31,497</text:p>
          </table:table-cell>
          <table:table-cell office:value-type="percentage" office:value="9.9999999999234035E-4" table:formula="msoxl:=M309/M30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07" table:style-name="ce22">
            <text:p>307</text:p>
          </table:table-cell>
          <table:table-cell office:value-type="float" office:value="350000" table:style-name="ce23">
            <text:p>350,000</text:p>
          </table:table-cell>
          <table:table-cell office:value-type="float" office:value="67800000" table:formula="msoxl:=S309+T308" table:style-name="ce16">
            <text:p>67,800,000</text:p>
          </table:table-cell>
          <table:table-cell office:value-type="float" office:value="0" table:formula="msoxl:=S309-S308" table:style-name="ce17">
            <text:p>0</text:p>
          </table:table-cell>
          <table:table-cell office:value-type="percentage" office:value="0" table:formula="msoxl:=(S309/S308)-1" table:style-name="ce13">
            <text:p>0.00%</text:p>
          </table:table-cell>
          <table:table-cell office:value-type="percentage" office:value="0" table:formula="msoxl:=V308-V309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09=X308,Y308,Y308+1)" table:style-name="ce23">
            <text:p>11</text:p>
          </table:table-cell>
          <table:table-cell office:value-type="float" office:value="31818.18181818182" table:formula="msoxl:=S309/Y309" table:style-name="ce14">
            <text:p>31,818</text:p>
          </table:table-cell>
          <table:table-cell office:value-type="float" office:value="7292830.0865800865" table:formula="msoxl:=Z309+AA308" table:style-name="ce14">
            <text:p>7,292,830</text:p>
          </table:table-cell>
          <table:table-cell office:value-type="float" office:value="31818.181818181649" table:formula="msoxl:=AA309-AA308" table:style-name="ce14">
            <text:p>31,818</text:p>
          </table:table-cell>
          <table:table-cell office:value-type="percentage" office:value="0" table:formula="msoxl:=AB309/AB30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08" table:style-name="ce22">
            <text:p>308</text:p>
          </table:table-cell>
          <table:table-cell office:value-type="float" office:value="409875.80825210019" table:formula="msoxl:=C309+C309*0.001" table:style-name="ce23">
            <text:p>409,876</text:p>
          </table:table-cell>
          <table:table-cell office:value-type="float" office:value="73096892.169040114" table:formula="msoxl:=C310+D309" table:style-name="ce16">
            <text:p>73,096,892</text:p>
          </table:table-cell>
          <table:table-cell office:value-type="float" office:value="409.46634191018529" table:formula="msoxl:=C310-C309" table:style-name="ce16">
            <text:p>409</text:p>
          </table:table-cell>
          <table:table-cell office:value-type="percentage" office:value="9.9999999999988987E-4" table:formula="msoxl:=(C310/C309)-1" table:style-name="ce13">
            <text:p>0.10%</text:p>
          </table:table-cell>
          <table:table-cell office:value-type="percentage" office:value="0" table:formula="msoxl:=F309-F310" table:style-name="ce13">
            <text:p>0.00%</text:p>
          </table:table-cell>
          <table:table-cell office:value-type="float" office:value="35" table:formula="msoxl:=IF(I310=I309,1+H309,1)" table:style-name="ce34">
            <text:p>35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10=I309,J309,J309+1)" table:style-name="ce23">
            <text:p>13</text:p>
          </table:table-cell>
          <table:table-cell office:value-type="float" office:value="31528.908327084631" table:formula="msoxl:=C310/J310" table:style-name="ce14">
            <text:p>31,529</text:p>
          </table:table-cell>
          <table:table-cell office:value-type="float" office:value="7054678.3411633456" table:formula="msoxl:=K310+L309" table:style-name="ce14">
            <text:p>7,054,678</text:p>
          </table:table-cell>
          <table:table-cell office:value-type="float" office:value="31528.908327084966" table:formula="msoxl:=L310-L309" table:style-name="ce14">
            <text:p>31,529</text:p>
          </table:table-cell>
          <table:table-cell office:value-type="percentage" office:value="1.0000000000176534E-3" table:formula="msoxl:=M310/M30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08" table:style-name="ce22">
            <text:p>308</text:p>
          </table:table-cell>
          <table:table-cell office:value-type="float" office:value="350000" table:style-name="ce23">
            <text:p>350,000</text:p>
          </table:table-cell>
          <table:table-cell office:value-type="float" office:value="68150000" table:formula="msoxl:=S310+T309" table:style-name="ce16">
            <text:p>68,150,000</text:p>
          </table:table-cell>
          <table:table-cell office:value-type="float" office:value="0" table:formula="msoxl:=S310-S309" table:style-name="ce17">
            <text:p>0</text:p>
          </table:table-cell>
          <table:table-cell office:value-type="percentage" office:value="0" table:formula="msoxl:=(S310/S309)-1" table:style-name="ce13">
            <text:p>0.00%</text:p>
          </table:table-cell>
          <table:table-cell office:value-type="percentage" office:value="0" table:formula="msoxl:=V309-V310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10=X309,Y309,Y309+1)" table:style-name="ce23">
            <text:p>11</text:p>
          </table:table-cell>
          <table:table-cell office:value-type="float" office:value="31818.18181818182" table:formula="msoxl:=S310/Y310" table:style-name="ce14">
            <text:p>31,818</text:p>
          </table:table-cell>
          <table:table-cell office:value-type="float" office:value="7324648.2683982681" table:formula="msoxl:=Z310+AA309" table:style-name="ce14">
            <text:p>7,324,648</text:p>
          </table:table-cell>
          <table:table-cell office:value-type="float" office:value="31818.181818181649" table:formula="msoxl:=AA310-AA309" table:style-name="ce14">
            <text:p>31,818</text:p>
          </table:table-cell>
          <table:table-cell office:value-type="percentage" office:value="0" table:formula="msoxl:=AB310/AB30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09" table:style-name="ce22">
            <text:p>309</text:p>
          </table:table-cell>
          <table:table-cell office:value-type="float" office:value="410285.68406035227" table:formula="msoxl:=C310+C310*0.001" table:style-name="ce23">
            <text:p>410,286</text:p>
          </table:table-cell>
          <table:table-cell office:value-type="float" office:value="73507177.853100464" table:formula="msoxl:=C311+D310" table:style-name="ce16">
            <text:p>73,507,178</text:p>
          </table:table-cell>
          <table:table-cell office:value-type="float" office:value="409.87580825207988" table:formula="msoxl:=C311-C310" table:style-name="ce16">
            <text:p>410</text:p>
          </table:table-cell>
          <table:table-cell office:value-type="percentage" office:value="9.9999999999988987E-4" table:formula="msoxl:=(C311/C310)-1" table:style-name="ce13">
            <text:p>0.10%</text:p>
          </table:table-cell>
          <table:table-cell office:value-type="percentage" office:value="0" table:formula="msoxl:=F310-F311" table:style-name="ce13">
            <text:p>0.00%</text:p>
          </table:table-cell>
          <table:table-cell office:value-type="float" office:value="36" table:formula="msoxl:=IF(I311=I310,1+H310,1)" table:style-name="ce34">
            <text:p>36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11=I310,J310,J310+1)" table:style-name="ce23">
            <text:p>13</text:p>
          </table:table-cell>
          <table:table-cell office:value-type="float" office:value="31560.437235411715" table:formula="msoxl:=C311/J311" table:style-name="ce14">
            <text:p>31,560</text:p>
          </table:table-cell>
          <table:table-cell office:value-type="float" office:value="7086238.7783987569" table:formula="msoxl:=K311+L310" table:style-name="ce14">
            <text:p>7,086,239</text:p>
          </table:table-cell>
          <table:table-cell office:value-type="float" office:value="31560.437235411257" table:formula="msoxl:=L311-L310" table:style-name="ce14">
            <text:p>31,560</text:p>
          </table:table-cell>
          <table:table-cell office:value-type="percentage" office:value="9.9999999997479883E-4" table:formula="msoxl:=M311/M31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09" table:style-name="ce22">
            <text:p>309</text:p>
          </table:table-cell>
          <table:table-cell office:value-type="float" office:value="350000" table:style-name="ce23">
            <text:p>350,000</text:p>
          </table:table-cell>
          <table:table-cell office:value-type="float" office:value="68500000" table:formula="msoxl:=S311+T310" table:style-name="ce16">
            <text:p>68,500,000</text:p>
          </table:table-cell>
          <table:table-cell office:value-type="float" office:value="0" table:formula="msoxl:=S311-S310" table:style-name="ce17">
            <text:p>0</text:p>
          </table:table-cell>
          <table:table-cell office:value-type="percentage" office:value="0" table:formula="msoxl:=(S311/S310)-1" table:style-name="ce13">
            <text:p>0.00%</text:p>
          </table:table-cell>
          <table:table-cell office:value-type="percentage" office:value="0" table:formula="msoxl:=V310-V311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11=X310,Y310,Y310+1)" table:style-name="ce23">
            <text:p>11</text:p>
          </table:table-cell>
          <table:table-cell office:value-type="float" office:value="31818.18181818182" table:formula="msoxl:=S311/Y311" table:style-name="ce14">
            <text:p>31,818</text:p>
          </table:table-cell>
          <table:table-cell office:value-type="float" office:value="7356466.4502164498" table:formula="msoxl:=Z311+AA310" table:style-name="ce14">
            <text:p>7,356,466</text:p>
          </table:table-cell>
          <table:table-cell office:value-type="float" office:value="31818.181818181649" table:formula="msoxl:=AA311-AA310" table:style-name="ce14">
            <text:p>31,818</text:p>
          </table:table-cell>
          <table:table-cell office:value-type="percentage" office:value="0" table:formula="msoxl:=AB311/AB31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10" table:style-name="ce22">
            <text:p>310</text:p>
          </table:table-cell>
          <table:table-cell office:value-type="float" office:value="410695.96974441264" table:formula="msoxl:=C311+C311*0.001" table:style-name="ce23">
            <text:p>410,696</text:p>
          </table:table-cell>
          <table:table-cell office:value-type="float" office:value="73917873.822844878" table:formula="msoxl:=C312+D311" table:style-name="ce16">
            <text:p>73,917,874</text:p>
          </table:table-cell>
          <table:table-cell office:value-type="float" office:value="410.28568406036356" table:formula="msoxl:=C312-C311" table:style-name="ce16">
            <text:p>410</text:p>
          </table:table-cell>
          <table:table-cell office:value-type="percentage" office:value="1.0000000000001119E-3" table:formula="msoxl:=(C312/C311)-1" table:style-name="ce13">
            <text:p>0.10%</text:p>
          </table:table-cell>
          <table:table-cell office:value-type="percentage" office:value="-2.2204460492503131E-16" table:formula="msoxl:=F311-F312" table:style-name="ce13">
            <text:p>0.00%</text:p>
          </table:table-cell>
          <table:table-cell office:value-type="float" office:value="37" table:formula="msoxl:=IF(I312=I311,1+H311,1)" table:style-name="ce34">
            <text:p>37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12=I311,J311,J311+1)" table:style-name="ce23">
            <text:p>13</text:p>
          </table:table-cell>
          <table:table-cell office:value-type="float" office:value="31591.997672647125" table:formula="msoxl:=C312/J312" table:style-name="ce14">
            <text:p>31,592</text:p>
          </table:table-cell>
          <table:table-cell office:value-type="float" office:value="7117830.7760714041" table:formula="msoxl:=K312+L311" table:style-name="ce14">
            <text:p>7,117,831</text:p>
          </table:table-cell>
          <table:table-cell office:value-type="float" office:value="31591.997672647238" table:formula="msoxl:=L312-L311" table:style-name="ce14">
            <text:p>31,592</text:p>
          </table:table-cell>
          <table:table-cell office:value-type="percentage" office:value="1.0000000000180975E-3" table:formula="msoxl:=M312/M31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10" table:style-name="ce22">
            <text:p>310</text:p>
          </table:table-cell>
          <table:table-cell office:value-type="float" office:value="350000" table:style-name="ce23">
            <text:p>350,000</text:p>
          </table:table-cell>
          <table:table-cell office:value-type="float" office:value="68850000" table:formula="msoxl:=S312+T311" table:style-name="ce16">
            <text:p>68,850,000</text:p>
          </table:table-cell>
          <table:table-cell office:value-type="float" office:value="0" table:formula="msoxl:=S312-S311" table:style-name="ce17">
            <text:p>0</text:p>
          </table:table-cell>
          <table:table-cell office:value-type="percentage" office:value="0" table:formula="msoxl:=(S312/S311)-1" table:style-name="ce13">
            <text:p>0.00%</text:p>
          </table:table-cell>
          <table:table-cell office:value-type="percentage" office:value="0" table:formula="msoxl:=V311-V312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12=X311,Y311,Y311+1)" table:style-name="ce23">
            <text:p>11</text:p>
          </table:table-cell>
          <table:table-cell office:value-type="float" office:value="31818.18181818182" table:formula="msoxl:=S312/Y312" table:style-name="ce14">
            <text:p>31,818</text:p>
          </table:table-cell>
          <table:table-cell office:value-type="float" office:value="7388284.6320346314" table:formula="msoxl:=Z312+AA311" table:style-name="ce14">
            <text:p>7,388,285</text:p>
          </table:table-cell>
          <table:table-cell office:value-type="float" office:value="31818.181818181649" table:formula="msoxl:=AA312-AA311" table:style-name="ce14">
            <text:p>31,818</text:p>
          </table:table-cell>
          <table:table-cell office:value-type="percentage" office:value="0" table:formula="msoxl:=AB312/AB31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11" table:style-name="ce22">
            <text:p>311</text:p>
          </table:table-cell>
          <table:table-cell office:value-type="float" office:value="411106.66571415705" table:formula="msoxl:=C312+C312*0.001" table:style-name="ce23">
            <text:p>411,107</text:p>
          </table:table-cell>
          <table:table-cell office:value-type="float" office:value="74328980.488559037" table:formula="msoxl:=C313+D312" table:style-name="ce16">
            <text:p>74,328,980</text:p>
          </table:table-cell>
          <table:table-cell office:value-type="float" office:value="410.69596974441083" table:formula="msoxl:=C313-C312" table:style-name="ce16">
            <text:p>411</text:p>
          </table:table-cell>
          <table:table-cell office:value-type="percentage" office:value="9.9999999999988987E-4" table:formula="msoxl:=(C313/C312)-1" table:style-name="ce13">
            <text:p>0.10%</text:p>
          </table:table-cell>
          <table:table-cell office:value-type="percentage" office:value="2.2204460492503131E-16" table:formula="msoxl:=F312-F313" table:style-name="ce13">
            <text:p>0.00%</text:p>
          </table:table-cell>
          <table:table-cell office:value-type="float" office:value="38" table:formula="msoxl:=IF(I313=I312,1+H312,1)" table:style-name="ce34">
            <text:p>38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13=I312,J312,J312+1)" table:style-name="ce23">
            <text:p>13</text:p>
          </table:table-cell>
          <table:table-cell office:value-type="float" office:value="31623.589670319772" table:formula="msoxl:=C313/J313" table:style-name="ce14">
            <text:p>31,624</text:p>
          </table:table-cell>
          <table:table-cell office:value-type="float" office:value="7149454.3657417241" table:formula="msoxl:=K313+L312" table:style-name="ce14">
            <text:p>7,149,454</text:p>
          </table:table-cell>
          <table:table-cell office:value-type="float" office:value="31623.589670320041" table:formula="msoxl:=L313-L312" table:style-name="ce14">
            <text:p>31,624</text:p>
          </table:table-cell>
          <table:table-cell office:value-type="percentage" office:value="1.0000000000049969E-3" table:formula="msoxl:=M313/M31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11" table:style-name="ce22">
            <text:p>311</text:p>
          </table:table-cell>
          <table:table-cell office:value-type="float" office:value="350000" table:style-name="ce23">
            <text:p>350,000</text:p>
          </table:table-cell>
          <table:table-cell office:value-type="float" office:value="69200000" table:formula="msoxl:=S313+T312" table:style-name="ce16">
            <text:p>69,200,000</text:p>
          </table:table-cell>
          <table:table-cell office:value-type="float" office:value="0" table:formula="msoxl:=S313-S312" table:style-name="ce17">
            <text:p>0</text:p>
          </table:table-cell>
          <table:table-cell office:value-type="percentage" office:value="0" table:formula="msoxl:=(S313/S312)-1" table:style-name="ce13">
            <text:p>0.00%</text:p>
          </table:table-cell>
          <table:table-cell office:value-type="percentage" office:value="0" table:formula="msoxl:=V312-V313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13=X312,Y312,Y312+1)" table:style-name="ce23">
            <text:p>11</text:p>
          </table:table-cell>
          <table:table-cell office:value-type="float" office:value="31818.18181818182" table:formula="msoxl:=S313/Y313" table:style-name="ce14">
            <text:p>31,818</text:p>
          </table:table-cell>
          <table:table-cell office:value-type="float" office:value="7420102.8138528131" table:formula="msoxl:=Z313+AA312" table:style-name="ce14">
            <text:p>7,420,103</text:p>
          </table:table-cell>
          <table:table-cell office:value-type="float" office:value="31818.181818181649" table:formula="msoxl:=AA313-AA312" table:style-name="ce14">
            <text:p>31,818</text:p>
          </table:table-cell>
          <table:table-cell office:value-type="percentage" office:value="0" table:formula="msoxl:=AB313/AB31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12" table:style-name="ce22">
            <text:p>312</text:p>
          </table:table-cell>
          <table:table-cell office:value-type="float" office:value="411517.77237987122" table:formula="msoxl:=C313+C313*0.001" table:style-name="ce23">
            <text:p>411,518</text:p>
          </table:table-cell>
          <table:table-cell office:value-type="float" office:value="74740498.260938913" table:formula="msoxl:=C314+D313" table:style-name="ce16">
            <text:p>74,740,498</text:p>
          </table:table-cell>
          <table:table-cell office:value-type="float" office:value="411.10666571417823" table:formula="msoxl:=C314-C313" table:style-name="ce16">
            <text:p>411</text:p>
          </table:table-cell>
          <table:table-cell office:value-type="percentage" office:value="1.0000000000001119E-3" table:formula="msoxl:=(C314/C313)-1" table:style-name="ce13">
            <text:p>0.10%</text:p>
          </table:table-cell>
          <table:table-cell office:value-type="percentage" office:value="-2.2204460492503131E-16" table:formula="msoxl:=F313-F314" table:style-name="ce13">
            <text:p>0.00%</text:p>
          </table:table-cell>
          <table:table-cell office:value-type="float" office:value="39" table:formula="msoxl:=IF(I314=I313,1+H313,1)" table:style-name="ce34">
            <text:p>39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14=I313,J313,J313+1)" table:style-name="ce23">
            <text:p>13</text:p>
          </table:table-cell>
          <table:table-cell office:value-type="float" office:value="31655.213259990094" table:formula="msoxl:=C314/J314" table:style-name="ce14">
            <text:p>31,655</text:p>
          </table:table-cell>
          <table:table-cell office:value-type="float" office:value="7181109.5790017145" table:formula="msoxl:=K314+L313" table:style-name="ce14">
            <text:p>7,181,110</text:p>
          </table:table-cell>
          <table:table-cell office:value-type="float" office:value="31655.213259990327" table:formula="msoxl:=L314-L313" table:style-name="ce14">
            <text:p>31,655</text:p>
          </table:table-cell>
          <table:table-cell office:value-type="percentage" office:value="9.9999999999900169E-4" table:formula="msoxl:=M314/M31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12" table:style-name="ce22">
            <text:p>312</text:p>
          </table:table-cell>
          <table:table-cell office:value-type="float" office:value="350000" table:style-name="ce23">
            <text:p>350,000</text:p>
          </table:table-cell>
          <table:table-cell office:value-type="float" office:value="69550000" table:formula="msoxl:=S314+T313" table:style-name="ce16">
            <text:p>69,550,000</text:p>
          </table:table-cell>
          <table:table-cell office:value-type="float" office:value="0" table:formula="msoxl:=S314-S313" table:style-name="ce17">
            <text:p>0</text:p>
          </table:table-cell>
          <table:table-cell office:value-type="percentage" office:value="0" table:formula="msoxl:=(S314/S313)-1" table:style-name="ce13">
            <text:p>0.00%</text:p>
          </table:table-cell>
          <table:table-cell office:value-type="percentage" office:value="0" table:formula="msoxl:=V313-V314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14=X313,Y313,Y313+1)" table:style-name="ce23">
            <text:p>11</text:p>
          </table:table-cell>
          <table:table-cell office:value-type="float" office:value="31818.18181818182" table:formula="msoxl:=S314/Y314" table:style-name="ce14">
            <text:p>31,818</text:p>
          </table:table-cell>
          <table:table-cell office:value-type="float" office:value="7451920.9956709947" table:formula="msoxl:=Z314+AA313" table:style-name="ce14">
            <text:p>7,451,921</text:p>
          </table:table-cell>
          <table:table-cell office:value-type="float" office:value="31818.181818181649" table:formula="msoxl:=AA314-AA313" table:style-name="ce14">
            <text:p>31,818</text:p>
          </table:table-cell>
          <table:table-cell office:value-type="percentage" office:value="0" table:formula="msoxl:=AB314/AB31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13" table:style-name="ce22">
            <text:p>313</text:p>
          </table:table-cell>
          <table:table-cell office:value-type="float" office:value="411929.29015225108" table:formula="msoxl:=C314+C314*0.001" table:style-name="ce23">
            <text:p>411,929</text:p>
          </table:table-cell>
          <table:table-cell office:value-type="float" office:value="75152427.551091164" table:formula="msoxl:=C315+D314" table:style-name="ce16">
            <text:p>75,152,428</text:p>
          </table:table-cell>
          <table:table-cell office:value-type="float" office:value="411.51777237985516" table:formula="msoxl:=C315-C314" table:style-name="ce16">
            <text:p>412</text:p>
          </table:table-cell>
          <table:table-cell office:value-type="percentage" office:value="9.9999999999988987E-4" table:formula="msoxl:=(C315/C314)-1" table:style-name="ce13">
            <text:p>0.10%</text:p>
          </table:table-cell>
          <table:table-cell office:value-type="percentage" office:value="2.2204460492503131E-16" table:formula="msoxl:=F314-F315" table:style-name="ce13">
            <text:p>0.00%</text:p>
          </table:table-cell>
          <table:table-cell office:value-type="float" office:value="40" table:formula="msoxl:=IF(I315=I314,1+H314,1)" table:style-name="ce34">
            <text:p>40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15=I314,J314,J314+1)" table:style-name="ce23">
            <text:p>13</text:p>
          </table:table-cell>
          <table:table-cell office:value-type="float" office:value="31686.868473250084" table:formula="msoxl:=C315/J315" table:style-name="ce14">
            <text:p>31,687</text:p>
          </table:table-cell>
          <table:table-cell office:value-type="float" office:value="7212796.4474749649" table:formula="msoxl:=K315+L314" table:style-name="ce14">
            <text:p>7,212,796</text:p>
          </table:table-cell>
          <table:table-cell office:value-type="float" office:value="31686.868473250419" table:formula="msoxl:=L315-L314" table:style-name="ce14">
            <text:p>31,687</text:p>
          </table:table-cell>
          <table:table-cell office:value-type="percentage" office:value="1.0000000000032205E-3" table:formula="msoxl:=M315/M31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13" table:style-name="ce22">
            <text:p>313</text:p>
          </table:table-cell>
          <table:table-cell office:value-type="float" office:value="350000" table:style-name="ce23">
            <text:p>350,000</text:p>
          </table:table-cell>
          <table:table-cell office:value-type="float" office:value="69900000" table:formula="msoxl:=S315+T314" table:style-name="ce16">
            <text:p>69,900,000</text:p>
          </table:table-cell>
          <table:table-cell office:value-type="float" office:value="0" table:formula="msoxl:=S315-S314" table:style-name="ce17">
            <text:p>0</text:p>
          </table:table-cell>
          <table:table-cell office:value-type="percentage" office:value="0" table:formula="msoxl:=(S315/S314)-1" table:style-name="ce13">
            <text:p>0.00%</text:p>
          </table:table-cell>
          <table:table-cell office:value-type="percentage" office:value="0" table:formula="msoxl:=V314-V315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15=X314,Y314,Y314+1)" table:style-name="ce23">
            <text:p>11</text:p>
          </table:table-cell>
          <table:table-cell office:value-type="float" office:value="31818.18181818182" table:formula="msoxl:=S315/Y315" table:style-name="ce14">
            <text:p>31,818</text:p>
          </table:table-cell>
          <table:table-cell office:value-type="float" office:value="7483739.1774891764" table:formula="msoxl:=Z315+AA314" table:style-name="ce14">
            <text:p>7,483,739</text:p>
          </table:table-cell>
          <table:table-cell office:value-type="float" office:value="31818.181818181649" table:formula="msoxl:=AA315-AA314" table:style-name="ce14">
            <text:p>31,818</text:p>
          </table:table-cell>
          <table:table-cell office:value-type="percentage" office:value="0" table:formula="msoxl:=AB315/AB31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14" table:style-name="ce22">
            <text:p>314</text:p>
          </table:table-cell>
          <table:table-cell office:value-type="float" office:value="412341.21944240335" table:formula="msoxl:=C315+C315*0.001" table:style-name="ce23">
            <text:p>412,341</text:p>
          </table:table-cell>
          <table:table-cell office:value-type="float" office:value="75564768.770533562" table:formula="msoxl:=C316+D315" table:style-name="ce16">
            <text:p>75,564,769</text:p>
          </table:table-cell>
          <table:table-cell office:value-type="float" office:value="411.92929015227128" table:formula="msoxl:=C316-C315" table:style-name="ce16">
            <text:p>412</text:p>
          </table:table-cell>
          <table:table-cell office:value-type="percentage" office:value="1.0000000000001119E-3" table:formula="msoxl:=(C316/C315)-1" table:style-name="ce13">
            <text:p>0.10%</text:p>
          </table:table-cell>
          <table:table-cell office:value-type="percentage" office:value="-2.2204460492503131E-16" table:formula="msoxl:=F315-F316" table:style-name="ce13">
            <text:p>0.00%</text:p>
          </table:table-cell>
          <table:table-cell office:value-type="float" office:value="41" table:formula="msoxl:=IF(I316=I315,1+H315,1)" table:style-name="ce34">
            <text:p>41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16=I315,J315,J315+1)" table:style-name="ce23">
            <text:p>13</text:p>
          </table:table-cell>
          <table:table-cell office:value-type="float" office:value="31718.555341723335" table:formula="msoxl:=C316/J316" table:style-name="ce14">
            <text:p>31,719</text:p>
          </table:table-cell>
          <table:table-cell office:value-type="float" office:value="7244515.0028166883" table:formula="msoxl:=K316+L315" table:style-name="ce14">
            <text:p>7,244,515</text:p>
          </table:table-cell>
          <table:table-cell office:value-type="float" office:value="31718.555341723375" table:formula="msoxl:=L316-L315" table:style-name="ce14">
            <text:p>31,719</text:p>
          </table:table-cell>
          <table:table-cell office:value-type="percentage" office:value="9.9999999999078604E-4" table:formula="msoxl:=M316/M31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14" table:style-name="ce22">
            <text:p>314</text:p>
          </table:table-cell>
          <table:table-cell office:value-type="float" office:value="350000" table:style-name="ce23">
            <text:p>350,000</text:p>
          </table:table-cell>
          <table:table-cell office:value-type="float" office:value="70250000" table:formula="msoxl:=S316+T315" table:style-name="ce16">
            <text:p>70,250,000</text:p>
          </table:table-cell>
          <table:table-cell office:value-type="float" office:value="0" table:formula="msoxl:=S316-S315" table:style-name="ce17">
            <text:p>0</text:p>
          </table:table-cell>
          <table:table-cell office:value-type="percentage" office:value="0" table:formula="msoxl:=(S316/S315)-1" table:style-name="ce13">
            <text:p>0.00%</text:p>
          </table:table-cell>
          <table:table-cell office:value-type="percentage" office:value="0" table:formula="msoxl:=V315-V316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16=X315,Y315,Y315+1)" table:style-name="ce23">
            <text:p>11</text:p>
          </table:table-cell>
          <table:table-cell office:value-type="float" office:value="31818.18181818182" table:formula="msoxl:=S316/Y316" table:style-name="ce14">
            <text:p>31,818</text:p>
          </table:table-cell>
          <table:table-cell office:value-type="float" office:value="7515557.359307358" table:formula="msoxl:=Z316+AA315" table:style-name="ce14">
            <text:p>7,515,557</text:p>
          </table:table-cell>
          <table:table-cell office:value-type="float" office:value="31818.181818181649" table:formula="msoxl:=AA316-AA315" table:style-name="ce14">
            <text:p>31,818</text:p>
          </table:table-cell>
          <table:table-cell office:value-type="percentage" office:value="0" table:formula="msoxl:=AB316/AB31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15" table:style-name="ce22">
            <text:p>315</text:p>
          </table:table-cell>
          <table:table-cell office:value-type="float" office:value="412753.56066184578" table:formula="msoxl:=C316+C316*0.001" table:style-name="ce23">
            <text:p>412,754</text:p>
          </table:table-cell>
          <table:table-cell office:value-type="float" office:value="75977522.331195414" table:formula="msoxl:=C317+D316" table:style-name="ce16">
            <text:p>75,977,522</text:p>
          </table:table-cell>
          <table:table-cell office:value-type="float" office:value="412.34121944243088" table:formula="msoxl:=C317-C316" table:style-name="ce16">
            <text:p>412</text:p>
          </table:table-cell>
          <table:table-cell office:value-type="percentage" office:value="1.0000000000001119E-3" table:formula="msoxl:=(C317/C316)-1" table:style-name="ce13">
            <text:p>0.10%</text:p>
          </table:table-cell>
          <table:table-cell office:value-type="percentage" office:value="0" table:formula="msoxl:=F316-F317" table:style-name="ce13">
            <text:p>0.00%</text:p>
          </table:table-cell>
          <table:table-cell office:value-type="float" office:value="42" table:formula="msoxl:=IF(I317=I316,1+H316,1)" table:style-name="ce34">
            <text:p>42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17=I316,J316,J316+1)" table:style-name="ce23">
            <text:p>13</text:p>
          </table:table-cell>
          <table:table-cell office:value-type="float" office:value="31750.273897065061" table:formula="msoxl:=C317/J317" table:style-name="ce14">
            <text:p>31,750</text:p>
          </table:table-cell>
          <table:table-cell office:value-type="float" office:value="7276265.2767137531" table:formula="msoxl:=K317+L316" table:style-name="ce14">
            <text:p>7,276,265</text:p>
          </table:table-cell>
          <table:table-cell office:value-type="float" office:value="31750.27389706485" table:formula="msoxl:=L317-L316" table:style-name="ce14">
            <text:p>31,750</text:p>
          </table:table-cell>
          <table:table-cell office:value-type="percentage" office:value="9.999999999921183E-4" table:formula="msoxl:=M317/M31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15" table:style-name="ce22">
            <text:p>315</text:p>
          </table:table-cell>
          <table:table-cell office:value-type="float" office:value="350000" table:style-name="ce23">
            <text:p>350,000</text:p>
          </table:table-cell>
          <table:table-cell office:value-type="float" office:value="70600000" table:formula="msoxl:=S317+T316" table:style-name="ce16">
            <text:p>70,600,000</text:p>
          </table:table-cell>
          <table:table-cell office:value-type="float" office:value="0" table:formula="msoxl:=S317-S316" table:style-name="ce17">
            <text:p>0</text:p>
          </table:table-cell>
          <table:table-cell office:value-type="percentage" office:value="0" table:formula="msoxl:=(S317/S316)-1" table:style-name="ce13">
            <text:p>0.00%</text:p>
          </table:table-cell>
          <table:table-cell office:value-type="percentage" office:value="0" table:formula="msoxl:=V316-V317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17=X316,Y316,Y316+1)" table:style-name="ce23">
            <text:p>11</text:p>
          </table:table-cell>
          <table:table-cell office:value-type="float" office:value="31818.18181818182" table:formula="msoxl:=S317/Y317" table:style-name="ce14">
            <text:p>31,818</text:p>
          </table:table-cell>
          <table:table-cell office:value-type="float" office:value="7547375.5411255397" table:formula="msoxl:=Z317+AA316" table:style-name="ce14">
            <text:p>7,547,376</text:p>
          </table:table-cell>
          <table:table-cell office:value-type="float" office:value="31818.181818181649" table:formula="msoxl:=AA317-AA316" table:style-name="ce14">
            <text:p>31,818</text:p>
          </table:table-cell>
          <table:table-cell office:value-type="percentage" office:value="0" table:formula="msoxl:=AB317/AB31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16" table:style-name="ce22">
            <text:p>316</text:p>
          </table:table-cell>
          <table:table-cell office:value-type="float" office:value="413166.31422250764" table:formula="msoxl:=C317+C317*0.001" table:style-name="ce23">
            <text:p>413,166</text:p>
          </table:table-cell>
          <table:table-cell office:value-type="float" office:value="76390688.645417929" table:formula="msoxl:=C318+D317" table:style-name="ce16">
            <text:p>76,390,689</text:p>
          </table:table-cell>
          <table:table-cell office:value-type="float" office:value="412.75356066186214" table:formula="msoxl:=C318-C317" table:style-name="ce16">
            <text:p>413</text:p>
          </table:table-cell>
          <table:table-cell office:value-type="percentage" office:value="1.0000000000001119E-3" table:formula="msoxl:=(C318/C317)-1" table:style-name="ce13">
            <text:p>0.10%</text:p>
          </table:table-cell>
          <table:table-cell office:value-type="percentage" office:value="0" table:formula="msoxl:=F317-F318" table:style-name="ce13">
            <text:p>0.00%</text:p>
          </table:table-cell>
          <table:table-cell office:value-type="float" office:value="43" table:formula="msoxl:=IF(I318=I317,1+H317,1)" table:style-name="ce34">
            <text:p>43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18=I317,J317,J317+1)" table:style-name="ce23">
            <text:p>13</text:p>
          </table:table-cell>
          <table:table-cell office:value-type="float" office:value="31782.024170962126" table:formula="msoxl:=C318/J318" table:style-name="ce14">
            <text:p>31,782</text:p>
          </table:table-cell>
          <table:table-cell office:value-type="float" office:value="7308047.3008847153" table:formula="msoxl:=K318+L317" table:style-name="ce14">
            <text:p>7,308,047</text:p>
          </table:table-cell>
          <table:table-cell office:value-type="float" office:value="31782.024170962162" table:formula="msoxl:=L318-L317" table:style-name="ce14">
            <text:p>31,782</text:p>
          </table:table-cell>
          <table:table-cell office:value-type="percentage" office:value="1.0000000000078835E-3" table:formula="msoxl:=M318/M31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16" table:style-name="ce22">
            <text:p>316</text:p>
          </table:table-cell>
          <table:table-cell office:value-type="float" office:value="350000" table:style-name="ce23">
            <text:p>350,000</text:p>
          </table:table-cell>
          <table:table-cell office:value-type="float" office:value="70950000" table:formula="msoxl:=S318+T317" table:style-name="ce16">
            <text:p>70,950,000</text:p>
          </table:table-cell>
          <table:table-cell office:value-type="float" office:value="0" table:formula="msoxl:=S318-S317" table:style-name="ce17">
            <text:p>0</text:p>
          </table:table-cell>
          <table:table-cell office:value-type="percentage" office:value="0" table:formula="msoxl:=(S318/S317)-1" table:style-name="ce13">
            <text:p>0.00%</text:p>
          </table:table-cell>
          <table:table-cell office:value-type="percentage" office:value="0" table:formula="msoxl:=V317-V318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18=X317,Y317,Y317+1)" table:style-name="ce23">
            <text:p>11</text:p>
          </table:table-cell>
          <table:table-cell office:value-type="float" office:value="31818.18181818182" table:formula="msoxl:=S318/Y318" table:style-name="ce14">
            <text:p>31,818</text:p>
          </table:table-cell>
          <table:table-cell office:value-type="float" office:value="7579193.7229437213" table:formula="msoxl:=Z318+AA317" table:style-name="ce14">
            <text:p>7,579,194</text:p>
          </table:table-cell>
          <table:table-cell office:value-type="float" office:value="31818.181818181649" table:formula="msoxl:=AA318-AA317" table:style-name="ce14">
            <text:p>31,818</text:p>
          </table:table-cell>
          <table:table-cell office:value-type="percentage" office:value="0" table:formula="msoxl:=AB318/AB31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17" table:style-name="ce22">
            <text:p>317</text:p>
          </table:table-cell>
          <table:table-cell office:value-type="float" office:value="413579.48053673015" table:formula="msoxl:=C318+C318*0.001" table:style-name="ce23">
            <text:p>413,579</text:p>
          </table:table-cell>
          <table:table-cell office:value-type="float" office:value="76804268.125954658" table:formula="msoxl:=C319+D318" table:style-name="ce16">
            <text:p>76,804,268</text:p>
          </table:table-cell>
          <table:table-cell office:value-type="float" office:value="413.16631422250066" table:formula="msoxl:=C319-C318" table:style-name="ce16">
            <text:p>413</text:p>
          </table:table-cell>
          <table:table-cell office:value-type="percentage" office:value="9.9999999999988987E-4" table:formula="msoxl:=(C319/C318)-1" table:style-name="ce13">
            <text:p>0.10%</text:p>
          </table:table-cell>
          <table:table-cell office:value-type="percentage" office:value="2.2204460492503131E-16" table:formula="msoxl:=F318-F319" table:style-name="ce13">
            <text:p>0.00%</text:p>
          </table:table-cell>
          <table:table-cell office:value-type="float" office:value="44" table:formula="msoxl:=IF(I319=I318,1+H318,1)" table:style-name="ce34">
            <text:p>44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19=I318,J318,J318+1)" table:style-name="ce23">
            <text:p>13</text:p>
          </table:table-cell>
          <table:table-cell office:value-type="float" office:value="31813.806195133089" table:formula="msoxl:=C319/J319" table:style-name="ce14">
            <text:p>31,814</text:p>
          </table:table-cell>
          <table:table-cell office:value-type="float" office:value="7339861.1070798486" table:formula="msoxl:=K319+L318" table:style-name="ce14">
            <text:p>7,339,861</text:p>
          </table:table-cell>
          <table:table-cell office:value-type="float" office:value="31813.806195133366" table:formula="msoxl:=L319-L318" table:style-name="ce14">
            <text:p>31,814</text:p>
          </table:table-cell>
          <table:table-cell office:value-type="percentage" office:value="1.0000000000076614E-3" table:formula="msoxl:=M319/M31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17" table:style-name="ce22">
            <text:p>317</text:p>
          </table:table-cell>
          <table:table-cell office:value-type="float" office:value="350000" table:style-name="ce23">
            <text:p>350,000</text:p>
          </table:table-cell>
          <table:table-cell office:value-type="float" office:value="71300000" table:formula="msoxl:=S319+T318" table:style-name="ce16">
            <text:p>71,300,000</text:p>
          </table:table-cell>
          <table:table-cell office:value-type="float" office:value="0" table:formula="msoxl:=S319-S318" table:style-name="ce17">
            <text:p>0</text:p>
          </table:table-cell>
          <table:table-cell office:value-type="percentage" office:value="0" table:formula="msoxl:=(S319/S318)-1" table:style-name="ce13">
            <text:p>0.00%</text:p>
          </table:table-cell>
          <table:table-cell office:value-type="percentage" office:value="0" table:formula="msoxl:=V318-V319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19=X318,Y318,Y318+1)" table:style-name="ce23">
            <text:p>11</text:p>
          </table:table-cell>
          <table:table-cell office:value-type="float" office:value="31818.18181818182" table:formula="msoxl:=S319/Y319" table:style-name="ce14">
            <text:p>31,818</text:p>
          </table:table-cell>
          <table:table-cell office:value-type="float" office:value="7611011.904761903" table:formula="msoxl:=Z319+AA318" table:style-name="ce14">
            <text:p>7,611,012</text:p>
          </table:table-cell>
          <table:table-cell office:value-type="float" office:value="31818.181818181649" table:formula="msoxl:=AA319-AA318" table:style-name="ce14">
            <text:p>31,818</text:p>
          </table:table-cell>
          <table:table-cell office:value-type="percentage" office:value="0" table:formula="msoxl:=AB319/AB31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18" table:style-name="ce22">
            <text:p>318</text:p>
          </table:table-cell>
          <table:table-cell office:value-type="float" office:value="413993.06001726689" table:formula="msoxl:=C319+C319*0.001" table:style-name="ce23">
            <text:p>413,993</text:p>
          </table:table-cell>
          <table:table-cell office:value-type="float" office:value="77218261.185971931" table:formula="msoxl:=C320+D319" table:style-name="ce16">
            <text:p>77,218,261</text:p>
          </table:table-cell>
          <table:table-cell office:value-type="float" office:value="413.57948053674772" table:formula="msoxl:=C320-C319" table:style-name="ce16">
            <text:p>414</text:p>
          </table:table-cell>
          <table:table-cell office:value-type="percentage" office:value="1.0000000000001119E-3" table:formula="msoxl:=(C320/C319)-1" table:style-name="ce13">
            <text:p>0.10%</text:p>
          </table:table-cell>
          <table:table-cell office:value-type="percentage" office:value="-2.2204460492503131E-16" table:formula="msoxl:=F319-F320" table:style-name="ce13">
            <text:p>0.00%</text:p>
          </table:table-cell>
          <table:table-cell office:value-type="float" office:value="45" table:formula="msoxl:=IF(I320=I319,1+H319,1)" table:style-name="ce34">
            <text:p>45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20=I319,J319,J319+1)" table:style-name="ce23">
            <text:p>13</text:p>
          </table:table-cell>
          <table:table-cell office:value-type="float" office:value="31845.620001328221" table:formula="msoxl:=C320/J320" table:style-name="ce14">
            <text:p>31,846</text:p>
          </table:table-cell>
          <table:table-cell office:value-type="float" office:value="7371706.7270811768" table:formula="msoxl:=K320+L319" table:style-name="ce14">
            <text:p>7,371,707</text:p>
          </table:table-cell>
          <table:table-cell office:value-type="float" office:value="31845.620001328178" table:formula="msoxl:=L320-L319" table:style-name="ce14">
            <text:p>31,846</text:p>
          </table:table-cell>
          <table:table-cell office:value-type="percentage" office:value="9.9999999998989786E-4" table:formula="msoxl:=M320/M31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18" table:style-name="ce22">
            <text:p>318</text:p>
          </table:table-cell>
          <table:table-cell office:value-type="float" office:value="350000" table:style-name="ce23">
            <text:p>350,000</text:p>
          </table:table-cell>
          <table:table-cell office:value-type="float" office:value="71650000" table:formula="msoxl:=S320+T319" table:style-name="ce16">
            <text:p>71,650,000</text:p>
          </table:table-cell>
          <table:table-cell office:value-type="float" office:value="0" table:formula="msoxl:=S320-S319" table:style-name="ce17">
            <text:p>0</text:p>
          </table:table-cell>
          <table:table-cell office:value-type="percentage" office:value="0" table:formula="msoxl:=(S320/S319)-1" table:style-name="ce13">
            <text:p>0.00%</text:p>
          </table:table-cell>
          <table:table-cell office:value-type="percentage" office:value="0" table:formula="msoxl:=V319-V320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20=X319,Y319,Y319+1)" table:style-name="ce23">
            <text:p>11</text:p>
          </table:table-cell>
          <table:table-cell office:value-type="float" office:value="31818.18181818182" table:formula="msoxl:=S320/Y320" table:style-name="ce14">
            <text:p>31,818</text:p>
          </table:table-cell>
          <table:table-cell office:value-type="float" office:value="7642830.0865800846" table:formula="msoxl:=Z320+AA319" table:style-name="ce14">
            <text:p>7,642,830</text:p>
          </table:table-cell>
          <table:table-cell office:value-type="float" office:value="31818.181818181649" table:formula="msoxl:=AA320-AA319" table:style-name="ce14">
            <text:p>31,818</text:p>
          </table:table-cell>
          <table:table-cell office:value-type="percentage" office:value="0" table:formula="msoxl:=AB320/AB31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19" table:style-name="ce22">
            <text:p>319</text:p>
          </table:table-cell>
          <table:table-cell office:value-type="float" office:value="414407.05307728419" table:formula="msoxl:=C320+C320*0.001" table:style-name="ce23">
            <text:p>414,407</text:p>
          </table:table-cell>
          <table:table-cell office:value-type="float" office:value="77632668.239049211" table:formula="msoxl:=C321+D320" table:style-name="ce16">
            <text:p>77,632,668</text:p>
          </table:table-cell>
          <table:table-cell office:value-type="float" office:value="413.99306001729565" table:formula="msoxl:=C321-C320" table:style-name="ce16">
            <text:p>414</text:p>
          </table:table-cell>
          <table:table-cell office:value-type="percentage" office:value="1.0000000000001119E-3" table:formula="msoxl:=(C321/C320)-1" table:style-name="ce13">
            <text:p>0.10%</text:p>
          </table:table-cell>
          <table:table-cell office:value-type="percentage" office:value="0" table:formula="msoxl:=F320-F321" table:style-name="ce13">
            <text:p>0.00%</text:p>
          </table:table-cell>
          <table:table-cell office:value-type="float" office:value="46" table:formula="msoxl:=IF(I321=I320,1+H320,1)" table:style-name="ce34">
            <text:p>46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21=I320,J320,J320+1)" table:style-name="ce23">
            <text:p>13</text:p>
          </table:table-cell>
          <table:table-cell office:value-type="float" office:value="31877.465621329553" table:formula="msoxl:=C321/J321" table:style-name="ce14">
            <text:p>31,877</text:p>
          </table:table-cell>
          <table:table-cell office:value-type="float" office:value="7403584.1927025067" table:formula="msoxl:=K321+L320" table:style-name="ce14">
            <text:p>7,403,584</text:p>
          </table:table-cell>
          <table:table-cell office:value-type="float" office:value="31877.465621329844" table:formula="msoxl:=L321-L320" table:style-name="ce14">
            <text:p>31,877</text:p>
          </table:table-cell>
          <table:table-cell office:value-type="percentage" office:value="1.000000000010548E-3" table:formula="msoxl:=M321/M32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19" table:style-name="ce22">
            <text:p>319</text:p>
          </table:table-cell>
          <table:table-cell office:value-type="float" office:value="350000" table:style-name="ce23">
            <text:p>350,000</text:p>
          </table:table-cell>
          <table:table-cell office:value-type="float" office:value="72000000" table:formula="msoxl:=S321+T320" table:style-name="ce16">
            <text:p>72,000,000</text:p>
          </table:table-cell>
          <table:table-cell office:value-type="float" office:value="0" table:formula="msoxl:=S321-S320" table:style-name="ce17">
            <text:p>0</text:p>
          </table:table-cell>
          <table:table-cell office:value-type="percentage" office:value="0" table:formula="msoxl:=(S321/S320)-1" table:style-name="ce13">
            <text:p>0.00%</text:p>
          </table:table-cell>
          <table:table-cell office:value-type="percentage" office:value="0" table:formula="msoxl:=V320-V321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21=X320,Y320,Y320+1)" table:style-name="ce23">
            <text:p>11</text:p>
          </table:table-cell>
          <table:table-cell office:value-type="float" office:value="31818.18181818182" table:formula="msoxl:=S321/Y321" table:style-name="ce14">
            <text:p>31,818</text:p>
          </table:table-cell>
          <table:table-cell office:value-type="float" office:value="7674648.2683982663" table:formula="msoxl:=Z321+AA320" table:style-name="ce14">
            <text:p>7,674,648</text:p>
          </table:table-cell>
          <table:table-cell office:value-type="float" office:value="31818.181818181649" table:formula="msoxl:=AA321-AA320" table:style-name="ce14">
            <text:p>31,818</text:p>
          </table:table-cell>
          <table:table-cell office:value-type="percentage" office:value="0" table:formula="msoxl:=AB321/AB32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20" table:style-name="ce22">
            <text:p>320</text:p>
          </table:table-cell>
          <table:table-cell office:value-type="float" office:value="414821.46013036149" table:formula="msoxl:=C321+C321*0.001" table:style-name="ce23">
            <text:p>414,821</text:p>
          </table:table-cell>
          <table:table-cell office:value-type="float" office:value="78047489.699179575" table:formula="msoxl:=C322+D321" table:style-name="ce16">
            <text:p>78,047,490</text:p>
          </table:table-cell>
          <table:table-cell office:value-type="float" office:value="414.40705307730241" table:formula="msoxl:=C322-C321" table:style-name="ce16">
            <text:p>414</text:p>
          </table:table-cell>
          <table:table-cell office:value-type="percentage" office:value="1.0000000000001119E-3" table:formula="msoxl:=(C322/C321)-1" table:style-name="ce13">
            <text:p>0.10%</text:p>
          </table:table-cell>
          <table:table-cell office:value-type="percentage" office:value="0" table:formula="msoxl:=F321-F322" table:style-name="ce13">
            <text:p>0.00%</text:p>
          </table:table-cell>
          <table:table-cell office:value-type="float" office:value="47" table:formula="msoxl:=IF(I322=I321,1+H321,1)" table:style-name="ce34">
            <text:p>47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22=I321,J321,J321+1)" table:style-name="ce23">
            <text:p>13</text:p>
          </table:table-cell>
          <table:table-cell office:value-type="float" office:value="31909.343086950885" table:formula="msoxl:=C322/J322" table:style-name="ce14">
            <text:p>31,909</text:p>
          </table:table-cell>
          <table:table-cell office:value-type="float" office:value="7435493.5357894571" table:formula="msoxl:=K322+L321" table:style-name="ce14">
            <text:p>7,435,494</text:p>
          </table:table-cell>
          <table:table-cell office:value-type="float" office:value="31909.343086950481" table:formula="msoxl:=L322-L321" table:style-name="ce14">
            <text:p>31,909</text:p>
          </table:table-cell>
          <table:table-cell office:value-type="percentage" office:value="9.9999999997835154E-4" table:formula="msoxl:=M322/M32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20" table:style-name="ce22">
            <text:p>320</text:p>
          </table:table-cell>
          <table:table-cell office:value-type="float" office:value="350000" table:style-name="ce23">
            <text:p>350,000</text:p>
          </table:table-cell>
          <table:table-cell office:value-type="float" office:value="72350000" table:formula="msoxl:=S322+T321" table:style-name="ce16">
            <text:p>72,350,000</text:p>
          </table:table-cell>
          <table:table-cell office:value-type="float" office:value="0" table:formula="msoxl:=S322-S321" table:style-name="ce17">
            <text:p>0</text:p>
          </table:table-cell>
          <table:table-cell office:value-type="percentage" office:value="0" table:formula="msoxl:=(S322/S321)-1" table:style-name="ce13">
            <text:p>0.00%</text:p>
          </table:table-cell>
          <table:table-cell office:value-type="percentage" office:value="0" table:formula="msoxl:=V321-V322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22=X321,Y321,Y321+1)" table:style-name="ce23">
            <text:p>11</text:p>
          </table:table-cell>
          <table:table-cell office:value-type="float" office:value="31818.18181818182" table:formula="msoxl:=S322/Y322" table:style-name="ce14">
            <text:p>31,818</text:p>
          </table:table-cell>
          <table:table-cell office:value-type="float" office:value="7706466.4502164479" table:formula="msoxl:=Z322+AA321" table:style-name="ce14">
            <text:p>7,706,466</text:p>
          </table:table-cell>
          <table:table-cell office:value-type="float" office:value="31818.181818181649" table:formula="msoxl:=AA322-AA321" table:style-name="ce14">
            <text:p>31,818</text:p>
          </table:table-cell>
          <table:table-cell office:value-type="percentage" office:value="0" table:formula="msoxl:=AB322/AB32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21" table:style-name="ce22">
            <text:p>321</text:p>
          </table:table-cell>
          <table:table-cell office:value-type="float" office:value="415236.28159049182" table:formula="msoxl:=C322+C322*0.001" table:style-name="ce23">
            <text:p>415,236</text:p>
          </table:table-cell>
          <table:table-cell office:value-type="float" office:value="78462725.980770066" table:formula="msoxl:=C323+D322" table:style-name="ce16">
            <text:p>78,462,726</text:p>
          </table:table-cell>
          <table:table-cell office:value-type="float" office:value="414.82146013033343" table:formula="msoxl:=C323-C322" table:style-name="ce16">
            <text:p>415</text:p>
          </table:table-cell>
          <table:table-cell office:value-type="percentage" office:value="9.9999999999988987E-4" table:formula="msoxl:=(C323/C322)-1" table:style-name="ce13">
            <text:p>0.10%</text:p>
          </table:table-cell>
          <table:table-cell office:value-type="percentage" office:value="2.2204460492503131E-16" table:formula="msoxl:=F322-F323" table:style-name="ce13">
            <text:p>0.00%</text:p>
          </table:table-cell>
          <table:table-cell office:value-type="float" office:value="48" table:formula="msoxl:=IF(I323=I322,1+H322,1)" table:style-name="ce34">
            <text:p>48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23=I322,J322,J322+1)" table:style-name="ce23">
            <text:p>13</text:p>
          </table:table-cell>
          <table:table-cell office:value-type="float" office:value="31941.252430037832" table:formula="msoxl:=C323/J323" table:style-name="ce14">
            <text:p>31,941</text:p>
          </table:table-cell>
          <table:table-cell office:value-type="float" office:value="7467434.7882194947" table:formula="msoxl:=K323+L322" table:style-name="ce14">
            <text:p>7,467,435</text:p>
          </table:table-cell>
          <table:table-cell office:value-type="float" office:value="31941.252430037595" table:formula="msoxl:=L323-L322" table:style-name="ce14">
            <text:p>31,941</text:p>
          </table:table-cell>
          <table:table-cell office:value-type="percentage" office:value="1.0000000000052189E-3" table:formula="msoxl:=M323/M32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21" table:style-name="ce22">
            <text:p>321</text:p>
          </table:table-cell>
          <table:table-cell office:value-type="float" office:value="350000" table:style-name="ce23">
            <text:p>350,000</text:p>
          </table:table-cell>
          <table:table-cell office:value-type="float" office:value="72700000" table:formula="msoxl:=S323+T322" table:style-name="ce16">
            <text:p>72,700,000</text:p>
          </table:table-cell>
          <table:table-cell office:value-type="float" office:value="0" table:formula="msoxl:=S323-S322" table:style-name="ce17">
            <text:p>0</text:p>
          </table:table-cell>
          <table:table-cell office:value-type="percentage" office:value="0" table:formula="msoxl:=(S323/S322)-1" table:style-name="ce13">
            <text:p>0.00%</text:p>
          </table:table-cell>
          <table:table-cell office:value-type="percentage" office:value="0" table:formula="msoxl:=V322-V323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23=X322,Y322,Y322+1)" table:style-name="ce23">
            <text:p>11</text:p>
          </table:table-cell>
          <table:table-cell office:value-type="float" office:value="31818.18181818182" table:formula="msoxl:=S323/Y323" table:style-name="ce14">
            <text:p>31,818</text:p>
          </table:table-cell>
          <table:table-cell office:value-type="float" office:value="7738284.6320346296" table:formula="msoxl:=Z323+AA322" table:style-name="ce14">
            <text:p>7,738,285</text:p>
          </table:table-cell>
          <table:table-cell office:value-type="float" office:value="31818.181818181649" table:formula="msoxl:=AA323-AA322" table:style-name="ce14">
            <text:p>31,818</text:p>
          </table:table-cell>
          <table:table-cell office:value-type="percentage" office:value="0" table:formula="msoxl:=AB323/AB32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22" table:style-name="ce22">
            <text:p>322</text:p>
          </table:table-cell>
          <table:table-cell office:value-type="float" office:value="415651.5178720823" table:formula="msoxl:=C323+C323*0.001" table:style-name="ce23">
            <text:p>415,652</text:p>
          </table:table-cell>
          <table:table-cell office:value-type="float" office:value="78878377.498642147" table:formula="msoxl:=C324+D323" table:style-name="ce16">
            <text:p>78,878,377</text:p>
          </table:table-cell>
          <table:table-cell office:value-type="float" office:value="415.23628159047803" table:formula="msoxl:=C324-C323" table:style-name="ce16">
            <text:p>415</text:p>
          </table:table-cell>
          <table:table-cell office:value-type="percentage" office:value="9.9999999999988987E-4" table:formula="msoxl:=(C324/C323)-1" table:style-name="ce13">
            <text:p>0.10%</text:p>
          </table:table-cell>
          <table:table-cell office:value-type="percentage" office:value="0" table:formula="msoxl:=F323-F324" table:style-name="ce13">
            <text:p>0.00%</text:p>
          </table:table-cell>
          <table:table-cell office:value-type="float" office:value="49" table:formula="msoxl:=IF(I324=I323,1+H323,1)" table:style-name="ce34">
            <text:p>49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24=I323,J323,J323+1)" table:style-name="ce23">
            <text:p>13</text:p>
          </table:table-cell>
          <table:table-cell office:value-type="float" office:value="31973.193682467871" table:formula="msoxl:=C324/J324" table:style-name="ce14">
            <text:p>31,973</text:p>
          </table:table-cell>
          <table:table-cell office:value-type="float" office:value="7499407.9819019623" table:formula="msoxl:=K324+L323" table:style-name="ce14">
            <text:p>7,499,408</text:p>
          </table:table-cell>
          <table:table-cell office:value-type="float" office:value="31973.193682467565" table:formula="msoxl:=L324-L323" table:style-name="ce14">
            <text:p>31,973</text:p>
          </table:table-cell>
          <table:table-cell office:value-type="percentage" office:value="9.9999999999789146E-4" table:formula="msoxl:=M324/M32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22" table:style-name="ce22">
            <text:p>322</text:p>
          </table:table-cell>
          <table:table-cell office:value-type="float" office:value="350000" table:style-name="ce23">
            <text:p>350,000</text:p>
          </table:table-cell>
          <table:table-cell office:value-type="float" office:value="73050000" table:formula="msoxl:=S324+T323" table:style-name="ce16">
            <text:p>73,050,000</text:p>
          </table:table-cell>
          <table:table-cell office:value-type="float" office:value="0" table:formula="msoxl:=S324-S323" table:style-name="ce17">
            <text:p>0</text:p>
          </table:table-cell>
          <table:table-cell office:value-type="percentage" office:value="0" table:formula="msoxl:=(S324/S323)-1" table:style-name="ce13">
            <text:p>0.00%</text:p>
          </table:table-cell>
          <table:table-cell office:value-type="percentage" office:value="0" table:formula="msoxl:=V323-V324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24=X323,Y323,Y323+1)" table:style-name="ce23">
            <text:p>11</text:p>
          </table:table-cell>
          <table:table-cell office:value-type="float" office:value="31818.18181818182" table:formula="msoxl:=S324/Y324" table:style-name="ce14">
            <text:p>31,818</text:p>
          </table:table-cell>
          <table:table-cell office:value-type="float" office:value="7770102.8138528112" table:formula="msoxl:=Z324+AA323" table:style-name="ce14">
            <text:p>7,770,103</text:p>
          </table:table-cell>
          <table:table-cell office:value-type="float" office:value="31818.181818181649" table:formula="msoxl:=AA324-AA323" table:style-name="ce14">
            <text:p>31,818</text:p>
          </table:table-cell>
          <table:table-cell office:value-type="percentage" office:value="0" table:formula="msoxl:=AB324/AB32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23" table:style-name="ce22">
            <text:p>323</text:p>
          </table:table-cell>
          <table:table-cell office:value-type="float" office:value="416067.16938995436" table:formula="msoxl:=C324+C324*0.001" table:style-name="ce23">
            <text:p>416,067</text:p>
          </table:table-cell>
          <table:table-cell office:value-type="float" office:value="79294444.668032095" table:formula="msoxl:=C325+D324" table:style-name="ce16">
            <text:p>79,294,445</text:p>
          </table:table-cell>
          <table:table-cell office:value-type="float" office:value="415.65151787205832" table:formula="msoxl:=C325-C324" table:style-name="ce16">
            <text:p>416</text:p>
          </table:table-cell>
          <table:table-cell office:value-type="percentage" office:value="9.9999999999988987E-4" table:formula="msoxl:=(C325/C324)-1" table:style-name="ce13">
            <text:p>0.10%</text:p>
          </table:table-cell>
          <table:table-cell office:value-type="percentage" office:value="0" table:formula="msoxl:=F324-F325" table:style-name="ce13">
            <text:p>0.00%</text:p>
          </table:table-cell>
          <table:table-cell office:value-type="float" office:value="50" table:formula="msoxl:=IF(I325=I324,1+H324,1)" table:style-name="ce34">
            <text:p>50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25=I324,J324,J324+1)" table:style-name="ce23">
            <text:p>13</text:p>
          </table:table-cell>
          <table:table-cell office:value-type="float" office:value="32005.166876150335" table:formula="msoxl:=C325/J325" table:style-name="ce14">
            <text:p>32,005</text:p>
          </table:table-cell>
          <table:table-cell office:value-type="float" office:value="7531413.1487781126" table:formula="msoxl:=K325+L324" table:style-name="ce14">
            <text:p>7,531,413</text:p>
          </table:table-cell>
          <table:table-cell office:value-type="float" office:value="32005.166876150295" table:formula="msoxl:=L325-L324" table:style-name="ce14">
            <text:p>32,005</text:p>
          </table:table-cell>
          <table:table-cell office:value-type="percentage" office:value="1.0000000000081055E-3" table:formula="msoxl:=M325/M32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23" table:style-name="ce22">
            <text:p>323</text:p>
          </table:table-cell>
          <table:table-cell office:value-type="float" office:value="350000" table:style-name="ce23">
            <text:p>350,000</text:p>
          </table:table-cell>
          <table:table-cell office:value-type="float" office:value="73400000" table:formula="msoxl:=S325+T324" table:style-name="ce16">
            <text:p>73,400,000</text:p>
          </table:table-cell>
          <table:table-cell office:value-type="float" office:value="0" table:formula="msoxl:=S325-S324" table:style-name="ce17">
            <text:p>0</text:p>
          </table:table-cell>
          <table:table-cell office:value-type="percentage" office:value="0" table:formula="msoxl:=(S325/S324)-1" table:style-name="ce13">
            <text:p>0.00%</text:p>
          </table:table-cell>
          <table:table-cell office:value-type="percentage" office:value="0" table:formula="msoxl:=V324-V325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25=X324,Y324,Y324+1)" table:style-name="ce23">
            <text:p>11</text:p>
          </table:table-cell>
          <table:table-cell office:value-type="float" office:value="31818.18181818182" table:formula="msoxl:=S325/Y325" table:style-name="ce14">
            <text:p>31,818</text:p>
          </table:table-cell>
          <table:table-cell office:value-type="float" office:value="7801920.9956709929" table:formula="msoxl:=Z325+AA324" table:style-name="ce14">
            <text:p>7,801,921</text:p>
          </table:table-cell>
          <table:table-cell office:value-type="float" office:value="31818.181818181649" table:formula="msoxl:=AA325-AA324" table:style-name="ce14">
            <text:p>31,818</text:p>
          </table:table-cell>
          <table:table-cell office:value-type="percentage" office:value="0" table:formula="msoxl:=AB325/AB32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24" table:style-name="ce22">
            <text:p>324</text:p>
          </table:table-cell>
          <table:table-cell office:value-type="float" office:value="416483.23655934434" table:formula="msoxl:=C325+C325*0.001" table:style-name="ce23">
            <text:p>416,483</text:p>
          </table:table-cell>
          <table:table-cell office:value-type="float" office:value="79710927.904591441" table:formula="msoxl:=C326+D325" table:style-name="ce16">
            <text:p>79,710,928</text:p>
          </table:table-cell>
          <table:table-cell office:value-type="float" office:value="416.06716938997852" table:formula="msoxl:=C326-C325" table:style-name="ce16">
            <text:p>416</text:p>
          </table:table-cell>
          <table:table-cell office:value-type="percentage" office:value="1.0000000000001119E-3" table:formula="msoxl:=(C326/C325)-1" table:style-name="ce13">
            <text:p>0.10%</text:p>
          </table:table-cell>
          <table:table-cell office:value-type="percentage" office:value="-2.2204460492503131E-16" table:formula="msoxl:=F325-F326" table:style-name="ce13">
            <text:p>0.00%</text:p>
          </table:table-cell>
          <table:table-cell office:value-type="float" office:value="51" table:formula="msoxl:=IF(I326=I325,1+H325,1)" table:style-name="ce34">
            <text:p>51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26=I325,J325,J325+1)" table:style-name="ce23">
            <text:p>13</text:p>
          </table:table-cell>
          <table:table-cell office:value-type="float" office:value="32037.172043026487" table:formula="msoxl:=C326/J326" table:style-name="ce14">
            <text:p>32,037</text:p>
          </table:table-cell>
          <table:table-cell office:value-type="float" office:value="7563450.320821139" table:formula="msoxl:=K326+L325" table:style-name="ce14">
            <text:p>7,563,450</text:p>
          </table:table-cell>
          <table:table-cell office:value-type="float" office:value="32037.172043026425" table:formula="msoxl:=L326-L325" table:style-name="ce14">
            <text:p>32,037</text:p>
          </table:table-cell>
          <table:table-cell office:value-type="percentage" office:value="9.9999999999944578E-4" table:formula="msoxl:=M326/M32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24" table:style-name="ce22">
            <text:p>324</text:p>
          </table:table-cell>
          <table:table-cell office:value-type="float" office:value="350000" table:style-name="ce23">
            <text:p>350,000</text:p>
          </table:table-cell>
          <table:table-cell office:value-type="float" office:value="73750000" table:formula="msoxl:=S326+T325" table:style-name="ce16">
            <text:p>73,750,000</text:p>
          </table:table-cell>
          <table:table-cell office:value-type="float" office:value="0" table:formula="msoxl:=S326-S325" table:style-name="ce17">
            <text:p>0</text:p>
          </table:table-cell>
          <table:table-cell office:value-type="percentage" office:value="0" table:formula="msoxl:=(S326/S325)-1" table:style-name="ce13">
            <text:p>0.00%</text:p>
          </table:table-cell>
          <table:table-cell office:value-type="percentage" office:value="0" table:formula="msoxl:=V325-V326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26=X325,Y325,Y325+1)" table:style-name="ce23">
            <text:p>11</text:p>
          </table:table-cell>
          <table:table-cell office:value-type="float" office:value="31818.18181818182" table:formula="msoxl:=S326/Y326" table:style-name="ce14">
            <text:p>31,818</text:p>
          </table:table-cell>
          <table:table-cell office:value-type="float" office:value="7833739.1774891745" table:formula="msoxl:=Z326+AA325" table:style-name="ce14">
            <text:p>7,833,739</text:p>
          </table:table-cell>
          <table:table-cell office:value-type="float" office:value="31818.181818181649" table:formula="msoxl:=AA326-AA325" table:style-name="ce14">
            <text:p>31,818</text:p>
          </table:table-cell>
          <table:table-cell office:value-type="percentage" office:value="0" table:formula="msoxl:=AB326/AB32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25" table:style-name="ce22">
            <text:p>325</text:p>
          </table:table-cell>
          <table:table-cell office:value-type="float" office:value="416899.71979590366" table:formula="msoxl:=C326+C326*0.001" table:style-name="ce23">
            <text:p>416,900</text:p>
          </table:table-cell>
          <table:table-cell office:value-type="float" office:value="80127827.624387339" table:formula="msoxl:=C327+D326" table:style-name="ce16">
            <text:p>80,127,828</text:p>
          </table:table-cell>
          <table:table-cell office:value-type="float" office:value="416.48323655931745" table:formula="msoxl:=C327-C326" table:style-name="ce16">
            <text:p>416</text:p>
          </table:table-cell>
          <table:table-cell office:value-type="percentage" office:value="9.9999999999988987E-4" table:formula="msoxl:=(C327/C326)-1" table:style-name="ce13">
            <text:p>0.10%</text:p>
          </table:table-cell>
          <table:table-cell office:value-type="percentage" office:value="2.2204460492503131E-16" table:formula="msoxl:=F326-F327" table:style-name="ce13">
            <text:p>0.00%</text:p>
          </table:table-cell>
          <table:table-cell office:value-type="float" office:value="52" table:formula="msoxl:=IF(I327=I326,1+H326,1)" table:style-name="ce34">
            <text:p>52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27=I326,J326,J326+1)" table:style-name="ce23">
            <text:p>13</text:p>
          </table:table-cell>
          <table:table-cell office:value-type="float" office:value="32069.209215069513" table:formula="msoxl:=C327/J327" table:style-name="ce14">
            <text:p>32,069</text:p>
          </table:table-cell>
          <table:table-cell office:value-type="float" office:value="7595519.5300362082" table:formula="msoxl:=K327+L326" table:style-name="ce14">
            <text:p>7,595,520</text:p>
          </table:table-cell>
          <table:table-cell office:value-type="float" office:value="32069.20921506919" table:formula="msoxl:=L327-L326" table:style-name="ce14">
            <text:p>32,069</text:p>
          </table:table-cell>
          <table:table-cell office:value-type="percentage" office:value="9.9999999999189626E-4" table:formula="msoxl:=M327/M32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25" table:style-name="ce22">
            <text:p>325</text:p>
          </table:table-cell>
          <table:table-cell office:value-type="float" office:value="350000" table:style-name="ce23">
            <text:p>350,000</text:p>
          </table:table-cell>
          <table:table-cell office:value-type="float" office:value="74100000" table:formula="msoxl:=S327+T326" table:style-name="ce16">
            <text:p>74,100,000</text:p>
          </table:table-cell>
          <table:table-cell office:value-type="float" office:value="0" table:formula="msoxl:=S327-S326" table:style-name="ce17">
            <text:p>0</text:p>
          </table:table-cell>
          <table:table-cell office:value-type="percentage" office:value="0" table:formula="msoxl:=(S327/S326)-1" table:style-name="ce13">
            <text:p>0.00%</text:p>
          </table:table-cell>
          <table:table-cell office:value-type="percentage" office:value="0" table:formula="msoxl:=V326-V327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27=X326,Y326,Y326+1)" table:style-name="ce23">
            <text:p>11</text:p>
          </table:table-cell>
          <table:table-cell office:value-type="float" office:value="31818.18181818182" table:formula="msoxl:=S327/Y327" table:style-name="ce14">
            <text:p>31,818</text:p>
          </table:table-cell>
          <table:table-cell office:value-type="float" office:value="7865557.3593073562" table:formula="msoxl:=Z327+AA326" table:style-name="ce14">
            <text:p>7,865,557</text:p>
          </table:table-cell>
          <table:table-cell office:value-type="float" office:value="31818.181818181649" table:formula="msoxl:=AA327-AA326" table:style-name="ce14">
            <text:p>31,818</text:p>
          </table:table-cell>
          <table:table-cell office:value-type="percentage" office:value="0" table:formula="msoxl:=AB327/AB32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26" table:style-name="ce22">
            <text:p>326</text:p>
          </table:table-cell>
          <table:table-cell office:value-type="float" office:value="417316.61951569957" table:formula="msoxl:=C327+C327*0.001" table:style-name="ce23">
            <text:p>417,317</text:p>
          </table:table-cell>
          <table:table-cell office:value-type="float" office:value="80545144.243903041" table:formula="msoxl:=C328+D327" table:style-name="ce16">
            <text:p>80,545,144</text:p>
          </table:table-cell>
          <table:table-cell office:value-type="float" office:value="416.89971979591064" table:formula="msoxl:=C328-C327" table:style-name="ce16">
            <text:p>417</text:p>
          </table:table-cell>
          <table:table-cell office:value-type="percentage" office:value="1.0000000000001119E-3" table:formula="msoxl:=(C328/C327)-1" table:style-name="ce13">
            <text:p>0.10%</text:p>
          </table:table-cell>
          <table:table-cell office:value-type="percentage" office:value="-2.2204460492503131E-16" table:formula="msoxl:=F327-F328" table:style-name="ce13">
            <text:p>0.00%</text:p>
          </table:table-cell>
          <table:table-cell office:value-type="float" office:value="53" table:formula="msoxl:=IF(I328=I327,1+H327,1)" table:style-name="ce34">
            <text:p>53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28=I327,J327,J327+1)" table:style-name="ce23">
            <text:p>13</text:p>
          </table:table-cell>
          <table:table-cell office:value-type="float" office:value="32101.278424284581" table:formula="msoxl:=C328/J328" table:style-name="ce14">
            <text:p>32,101</text:p>
          </table:table-cell>
          <table:table-cell office:value-type="float" office:value="7627620.8084604926" table:formula="msoxl:=K328+L327" table:style-name="ce14">
            <text:p>7,627,621</text:p>
          </table:table-cell>
          <table:table-cell office:value-type="float" office:value="32101.278424284421" table:formula="msoxl:=L328-L327" table:style-name="ce14">
            <text:p>32,101</text:p>
          </table:table-cell>
          <table:table-cell office:value-type="percentage" office:value="1.0000000000049969E-3" table:formula="msoxl:=M328/M32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26" table:style-name="ce22">
            <text:p>326</text:p>
          </table:table-cell>
          <table:table-cell office:value-type="float" office:value="350000" table:style-name="ce23">
            <text:p>350,000</text:p>
          </table:table-cell>
          <table:table-cell office:value-type="float" office:value="74450000" table:formula="msoxl:=S328+T327" table:style-name="ce16">
            <text:p>74,450,000</text:p>
          </table:table-cell>
          <table:table-cell office:value-type="float" office:value="0" table:formula="msoxl:=S328-S327" table:style-name="ce17">
            <text:p>0</text:p>
          </table:table-cell>
          <table:table-cell office:value-type="percentage" office:value="0" table:formula="msoxl:=(S328/S327)-1" table:style-name="ce13">
            <text:p>0.00%</text:p>
          </table:table-cell>
          <table:table-cell office:value-type="percentage" office:value="0" table:formula="msoxl:=V327-V328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28=X327,Y327,Y327+1)" table:style-name="ce23">
            <text:p>11</text:p>
          </table:table-cell>
          <table:table-cell office:value-type="float" office:value="31818.18181818182" table:formula="msoxl:=S328/Y328" table:style-name="ce14">
            <text:p>31,818</text:p>
          </table:table-cell>
          <table:table-cell office:value-type="float" office:value="7897375.5411255378" table:formula="msoxl:=Z328+AA327" table:style-name="ce14">
            <text:p>7,897,376</text:p>
          </table:table-cell>
          <table:table-cell office:value-type="float" office:value="31818.181818181649" table:formula="msoxl:=AA328-AA327" table:style-name="ce14">
            <text:p>31,818</text:p>
          </table:table-cell>
          <table:table-cell office:value-type="percentage" office:value="0" table:formula="msoxl:=AB328/AB32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27" table:style-name="ce22">
            <text:p>327</text:p>
          </table:table-cell>
          <table:table-cell office:value-type="float" office:value="417733.93613521528" table:formula="msoxl:=C328+C328*0.001" table:style-name="ce23">
            <text:p>417,734</text:p>
          </table:table-cell>
          <table:table-cell office:value-type="float" office:value="80962878.180038258" table:formula="msoxl:=C329+D328" table:style-name="ce16">
            <text:p>80,962,878</text:p>
          </table:table-cell>
          <table:table-cell office:value-type="float" office:value="417.31661951571004" table:formula="msoxl:=C329-C328" table:style-name="ce16">
            <text:p>417</text:p>
          </table:table-cell>
          <table:table-cell office:value-type="percentage" office:value="1.0000000000001119E-3" table:formula="msoxl:=(C329/C328)-1" table:style-name="ce13">
            <text:p>0.10%</text:p>
          </table:table-cell>
          <table:table-cell office:value-type="percentage" office:value="0" table:formula="msoxl:=F328-F329" table:style-name="ce13">
            <text:p>0.00%</text:p>
          </table:table-cell>
          <table:table-cell office:value-type="float" office:value="54" table:formula="msoxl:=IF(I329=I328,1+H328,1)" table:style-name="ce34">
            <text:p>54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29=I328,J328,J328+1)" table:style-name="ce23">
            <text:p>13</text:p>
          </table:table-cell>
          <table:table-cell office:value-type="float" office:value="32133.379702708866" table:formula="msoxl:=C329/J329" table:style-name="ce14">
            <text:p>32,133</text:p>
          </table:table-cell>
          <table:table-cell office:value-type="float" office:value="7659754.1881632013" table:formula="msoxl:=K329+L328" table:style-name="ce14">
            <text:p>7,659,754</text:p>
          </table:table-cell>
          <table:table-cell office:value-type="float" office:value="32133.379702708684" table:formula="msoxl:=L329-L328" table:style-name="ce14">
            <text:p>32,133</text:p>
          </table:table-cell>
          <table:table-cell office:value-type="percentage" office:value="9.9999999999922373E-4" table:formula="msoxl:=M329/M32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27" table:style-name="ce22">
            <text:p>327</text:p>
          </table:table-cell>
          <table:table-cell office:value-type="float" office:value="350000" table:style-name="ce23">
            <text:p>350,000</text:p>
          </table:table-cell>
          <table:table-cell office:value-type="float" office:value="74800000" table:formula="msoxl:=S329+T328" table:style-name="ce16">
            <text:p>74,800,000</text:p>
          </table:table-cell>
          <table:table-cell office:value-type="float" office:value="0" table:formula="msoxl:=S329-S328" table:style-name="ce17">
            <text:p>0</text:p>
          </table:table-cell>
          <table:table-cell office:value-type="percentage" office:value="0" table:formula="msoxl:=(S329/S328)-1" table:style-name="ce13">
            <text:p>0.00%</text:p>
          </table:table-cell>
          <table:table-cell office:value-type="percentage" office:value="0" table:formula="msoxl:=V328-V329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29=X328,Y328,Y328+1)" table:style-name="ce23">
            <text:p>11</text:p>
          </table:table-cell>
          <table:table-cell office:value-type="float" office:value="31818.18181818182" table:formula="msoxl:=S329/Y329" table:style-name="ce14">
            <text:p>31,818</text:p>
          </table:table-cell>
          <table:table-cell office:value-type="float" office:value="7929193.7229437195" table:formula="msoxl:=Z329+AA328" table:style-name="ce14">
            <text:p>7,929,194</text:p>
          </table:table-cell>
          <table:table-cell office:value-type="float" office:value="31818.181818181649" table:formula="msoxl:=AA329-AA328" table:style-name="ce14">
            <text:p>31,818</text:p>
          </table:table-cell>
          <table:table-cell office:value-type="percentage" office:value="0" table:formula="msoxl:=AB329/AB32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28" table:style-name="ce22">
            <text:p>328</text:p>
          </table:table-cell>
          <table:table-cell office:value-type="float" office:value="418151.67007135047" table:formula="msoxl:=C329+C329*0.001" table:style-name="ce23">
            <text:p>418,152</text:p>
          </table:table-cell>
          <table:table-cell office:value-type="float" office:value="81381029.850109607" table:formula="msoxl:=C330+D329" table:style-name="ce16">
            <text:p>81,381,030</text:p>
          </table:table-cell>
          <table:table-cell office:value-type="float" office:value="417.73393613519147" table:formula="msoxl:=C330-C329" table:style-name="ce16">
            <text:p>418</text:p>
          </table:table-cell>
          <table:table-cell office:value-type="percentage" office:value="9.9999999999988987E-4" table:formula="msoxl:=(C330/C329)-1" table:style-name="ce13">
            <text:p>0.10%</text:p>
          </table:table-cell>
          <table:table-cell office:value-type="percentage" office:value="2.2204460492503131E-16" table:formula="msoxl:=F329-F330" table:style-name="ce13">
            <text:p>0.00%</text:p>
          </table:table-cell>
          <table:table-cell office:value-type="float" office:value="55" table:formula="msoxl:=IF(I330=I329,1+H329,1)" table:style-name="ce34">
            <text:p>55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30=I329,J329,J329+1)" table:style-name="ce23">
            <text:p>13</text:p>
          </table:table-cell>
          <table:table-cell office:value-type="float" office:value="32165.513082411573" table:formula="msoxl:=C330/J330" table:style-name="ce14">
            <text:p>32,166</text:p>
          </table:table-cell>
          <table:table-cell office:value-type="float" office:value="7691919.7012456125" table:formula="msoxl:=K330+L329" table:style-name="ce14">
            <text:p>7,691,920</text:p>
          </table:table-cell>
          <table:table-cell office:value-type="float" office:value="32165.51308241114" table:formula="msoxl:=L330-L329" table:style-name="ce14">
            <text:p>32,166</text:p>
          </table:table-cell>
          <table:table-cell office:value-type="percentage" office:value="9.999999999921183E-4" table:formula="msoxl:=M330/M32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28" table:style-name="ce22">
            <text:p>328</text:p>
          </table:table-cell>
          <table:table-cell office:value-type="float" office:value="350000" table:style-name="ce23">
            <text:p>350,000</text:p>
          </table:table-cell>
          <table:table-cell office:value-type="float" office:value="75150000" table:formula="msoxl:=S330+T329" table:style-name="ce16">
            <text:p>75,150,000</text:p>
          </table:table-cell>
          <table:table-cell office:value-type="float" office:value="0" table:formula="msoxl:=S330-S329" table:style-name="ce17">
            <text:p>0</text:p>
          </table:table-cell>
          <table:table-cell office:value-type="percentage" office:value="0" table:formula="msoxl:=(S330/S329)-1" table:style-name="ce13">
            <text:p>0.00%</text:p>
          </table:table-cell>
          <table:table-cell office:value-type="percentage" office:value="0" table:formula="msoxl:=V329-V330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30=X329,Y329,Y329+1)" table:style-name="ce23">
            <text:p>11</text:p>
          </table:table-cell>
          <table:table-cell office:value-type="float" office:value="31818.18181818182" table:formula="msoxl:=S330/Y330" table:style-name="ce14">
            <text:p>31,818</text:p>
          </table:table-cell>
          <table:table-cell office:value-type="float" office:value="7961011.9047619011" table:formula="msoxl:=Z330+AA329" table:style-name="ce14">
            <text:p>7,961,012</text:p>
          </table:table-cell>
          <table:table-cell office:value-type="float" office:value="31818.181818181649" table:formula="msoxl:=AA330-AA329" table:style-name="ce14">
            <text:p>31,818</text:p>
          </table:table-cell>
          <table:table-cell office:value-type="percentage" office:value="0" table:formula="msoxl:=AB330/AB32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29" table:style-name="ce22">
            <text:p>329</text:p>
          </table:table-cell>
          <table:table-cell office:value-type="float" office:value="418569.82174142182" table:formula="msoxl:=C330+C330*0.001" table:style-name="ce23">
            <text:p>418,570</text:p>
          </table:table-cell>
          <table:table-cell office:value-type="float" office:value="81799599.671851024" table:formula="msoxl:=C331+D330" table:style-name="ce16">
            <text:p>81,799,600</text:p>
          </table:table-cell>
          <table:table-cell office:value-type="float" office:value="418.1516700713546" table:formula="msoxl:=C331-C330" table:style-name="ce16">
            <text:p>418</text:p>
          </table:table-cell>
          <table:table-cell office:value-type="percentage" office:value="1.0000000000001119E-3" table:formula="msoxl:=(C331/C330)-1" table:style-name="ce13">
            <text:p>0.10%</text:p>
          </table:table-cell>
          <table:table-cell office:value-type="percentage" office:value="-2.2204460492503131E-16" table:formula="msoxl:=F330-F331" table:style-name="ce13">
            <text:p>0.00%</text:p>
          </table:table-cell>
          <table:table-cell office:value-type="float" office:value="56" table:formula="msoxl:=IF(I331=I330,1+H330,1)" table:style-name="ce34">
            <text:p>56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31=I330,J330,J330+1)" table:style-name="ce23">
            <text:p>13</text:p>
          </table:table-cell>
          <table:table-cell office:value-type="float" office:value="32197.678595493988" table:formula="msoxl:=C331/J331" table:style-name="ce14">
            <text:p>32,198</text:p>
          </table:table-cell>
          <table:table-cell office:value-type="float" office:value="7724117.379841106" table:formula="msoxl:=K331+L330" table:style-name="ce14">
            <text:p>7,724,117</text:p>
          </table:table-cell>
          <table:table-cell office:value-type="float" office:value="32197.678595493548" table:formula="msoxl:=L331-L330" table:style-name="ce14">
            <text:p>32,198</text:p>
          </table:table-cell>
          <table:table-cell office:value-type="percentage" office:value="9.9999999999988987E-4" table:formula="msoxl:=M331/M33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29" table:style-name="ce22">
            <text:p>329</text:p>
          </table:table-cell>
          <table:table-cell office:value-type="float" office:value="350000" table:style-name="ce23">
            <text:p>350,000</text:p>
          </table:table-cell>
          <table:table-cell office:value-type="float" office:value="75500000" table:formula="msoxl:=S331+T330" table:style-name="ce16">
            <text:p>75,500,000</text:p>
          </table:table-cell>
          <table:table-cell office:value-type="float" office:value="0" table:formula="msoxl:=S331-S330" table:style-name="ce17">
            <text:p>0</text:p>
          </table:table-cell>
          <table:table-cell office:value-type="percentage" office:value="0" table:formula="msoxl:=(S331/S330)-1" table:style-name="ce13">
            <text:p>0.00%</text:p>
          </table:table-cell>
          <table:table-cell office:value-type="percentage" office:value="0" table:formula="msoxl:=V330-V331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31=X330,Y330,Y330+1)" table:style-name="ce23">
            <text:p>11</text:p>
          </table:table-cell>
          <table:table-cell office:value-type="float" office:value="31818.18181818182" table:formula="msoxl:=S331/Y331" table:style-name="ce14">
            <text:p>31,818</text:p>
          </table:table-cell>
          <table:table-cell office:value-type="float" office:value="7992830.0865800828" table:formula="msoxl:=Z331+AA330" table:style-name="ce14">
            <text:p>7,992,830</text:p>
          </table:table-cell>
          <table:table-cell office:value-type="float" office:value="31818.181818181649" table:formula="msoxl:=AA331-AA330" table:style-name="ce14">
            <text:p>31,818</text:p>
          </table:table-cell>
          <table:table-cell office:value-type="percentage" office:value="0" table:formula="msoxl:=AB331/AB33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30" table:style-name="ce22">
            <text:p>330</text:p>
          </table:table-cell>
          <table:table-cell office:value-type="float" office:value="418988.39156316326" table:formula="msoxl:=C331+C331*0.001" table:style-name="ce23">
            <text:p>418,988</text:p>
          </table:table-cell>
          <table:table-cell office:value-type="float" office:value="82218588.063414186" table:formula="msoxl:=C332+D331" table:style-name="ce16">
            <text:p>82,218,588</text:p>
          </table:table-cell>
          <table:table-cell office:value-type="float" office:value="418.56982174143195" table:formula="msoxl:=C332-C331" table:style-name="ce16">
            <text:p>419</text:p>
          </table:table-cell>
          <table:table-cell office:value-type="percentage" office:value="1.0000000000001119E-3" table:formula="msoxl:=(C332/C331)-1" table:style-name="ce13">
            <text:p>0.10%</text:p>
          </table:table-cell>
          <table:table-cell office:value-type="percentage" office:value="0" table:formula="msoxl:=F331-F332" table:style-name="ce13">
            <text:p>0.00%</text:p>
          </table:table-cell>
          <table:table-cell office:value-type="float" office:value="57" table:formula="msoxl:=IF(I332=I331,1+H331,1)" table:style-name="ce34">
            <text:p>57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32=I331,J331,J331+1)" table:style-name="ce23">
            <text:p>13</text:p>
          </table:table-cell>
          <table:table-cell office:value-type="float" office:value="32229.876274089482" table:formula="msoxl:=C332/J332" table:style-name="ce14">
            <text:p>32,230</text:p>
          </table:table-cell>
          <table:table-cell office:value-type="float" office:value="7756347.2561151953" table:formula="msoxl:=K332+L331" table:style-name="ce14">
            <text:p>7,756,347</text:p>
          </table:table-cell>
          <table:table-cell office:value-type="float" office:value="32229.876274089329" table:formula="msoxl:=L332-L331" table:style-name="ce14">
            <text:p>32,230</text:p>
          </table:table-cell>
          <table:table-cell office:value-type="percentage" office:value="1.0000000000089937E-3" table:formula="msoxl:=M332/M33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30" table:style-name="ce22">
            <text:p>330</text:p>
          </table:table-cell>
          <table:table-cell office:value-type="float" office:value="350000" table:style-name="ce23">
            <text:p>350,000</text:p>
          </table:table-cell>
          <table:table-cell office:value-type="float" office:value="75850000" table:formula="msoxl:=S332+T331" table:style-name="ce16">
            <text:p>75,850,000</text:p>
          </table:table-cell>
          <table:table-cell office:value-type="float" office:value="0" table:formula="msoxl:=S332-S331" table:style-name="ce17">
            <text:p>0</text:p>
          </table:table-cell>
          <table:table-cell office:value-type="percentage" office:value="0" table:formula="msoxl:=(S332/S331)-1" table:style-name="ce13">
            <text:p>0.00%</text:p>
          </table:table-cell>
          <table:table-cell office:value-type="percentage" office:value="0" table:formula="msoxl:=V331-V332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32=X331,Y331,Y331+1)" table:style-name="ce23">
            <text:p>11</text:p>
          </table:table-cell>
          <table:table-cell office:value-type="float" office:value="31818.18181818182" table:formula="msoxl:=S332/Y332" table:style-name="ce14">
            <text:p>31,818</text:p>
          </table:table-cell>
          <table:table-cell office:value-type="float" office:value="8024648.2683982644" table:formula="msoxl:=Z332+AA331" table:style-name="ce14">
            <text:p>8,024,648</text:p>
          </table:table-cell>
          <table:table-cell office:value-type="float" office:value="31818.181818181649" table:formula="msoxl:=AA332-AA331" table:style-name="ce14">
            <text:p>31,818</text:p>
          </table:table-cell>
          <table:table-cell office:value-type="percentage" office:value="0" table:formula="msoxl:=AB332/AB33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31" table:style-name="ce22">
            <text:p>331</text:p>
          </table:table-cell>
          <table:table-cell office:value-type="float" office:value="419407.37995472644" table:formula="msoxl:=C332+C332*0.001" table:style-name="ce23">
            <text:p>419,407</text:p>
          </table:table-cell>
          <table:table-cell office:value-type="float" office:value="82637995.443368912" table:formula="msoxl:=C333+D332" table:style-name="ce16">
            <text:p>82,637,995</text:p>
          </table:table-cell>
          <table:table-cell office:value-type="float" office:value="418.9883915631799" table:formula="msoxl:=C333-C332" table:style-name="ce16">
            <text:p>419</text:p>
          </table:table-cell>
          <table:table-cell office:value-type="percentage" office:value="1.0000000000001119E-3" table:formula="msoxl:=(C333/C332)-1" table:style-name="ce13">
            <text:p>0.10%</text:p>
          </table:table-cell>
          <table:table-cell office:value-type="percentage" office:value="0" table:formula="msoxl:=F332-F333" table:style-name="ce13">
            <text:p>0.00%</text:p>
          </table:table-cell>
          <table:table-cell office:value-type="float" office:value="58" table:formula="msoxl:=IF(I333=I332,1+H332,1)" table:style-name="ce34">
            <text:p>58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33=I332,J332,J332+1)" table:style-name="ce23">
            <text:p>13</text:p>
          </table:table-cell>
          <table:table-cell office:value-type="float" office:value="32262.106150363572" table:formula="msoxl:=C333/J333" table:style-name="ce14">
            <text:p>32,262</text:p>
          </table:table-cell>
          <table:table-cell office:value-type="float" office:value="7788609.3622655589" table:formula="msoxl:=K333+L332" table:style-name="ce14">
            <text:p>7,788,609</text:p>
          </table:table-cell>
          <table:table-cell office:value-type="float" office:value="32262.106150363572" table:formula="msoxl:=L333-L332" table:style-name="ce14">
            <text:p>32,262</text:p>
          </table:table-cell>
          <table:table-cell office:value-type="percentage" office:value="1.0000000000047748E-3" table:formula="msoxl:=M333/M33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31" table:style-name="ce22">
            <text:p>331</text:p>
          </table:table-cell>
          <table:table-cell office:value-type="float" office:value="350000" table:style-name="ce23">
            <text:p>350,000</text:p>
          </table:table-cell>
          <table:table-cell office:value-type="float" office:value="76200000" table:formula="msoxl:=S333+T332" table:style-name="ce16">
            <text:p>76,200,000</text:p>
          </table:table-cell>
          <table:table-cell office:value-type="float" office:value="0" table:formula="msoxl:=S333-S332" table:style-name="ce17">
            <text:p>0</text:p>
          </table:table-cell>
          <table:table-cell office:value-type="percentage" office:value="0" table:formula="msoxl:=(S333/S332)-1" table:style-name="ce13">
            <text:p>0.00%</text:p>
          </table:table-cell>
          <table:table-cell office:value-type="percentage" office:value="0" table:formula="msoxl:=V332-V333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33=X332,Y332,Y332+1)" table:style-name="ce23">
            <text:p>11</text:p>
          </table:table-cell>
          <table:table-cell office:value-type="float" office:value="31818.18181818182" table:formula="msoxl:=S333/Y333" table:style-name="ce14">
            <text:p>31,818</text:p>
          </table:table-cell>
          <table:table-cell office:value-type="float" office:value="8056466.4502164461" table:formula="msoxl:=Z333+AA332" table:style-name="ce14">
            <text:p>8,056,466</text:p>
          </table:table-cell>
          <table:table-cell office:value-type="float" office:value="31818.181818181649" table:formula="msoxl:=AA333-AA332" table:style-name="ce14">
            <text:p>31,818</text:p>
          </table:table-cell>
          <table:table-cell office:value-type="percentage" office:value="0" table:formula="msoxl:=AB333/AB33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32" table:style-name="ce22">
            <text:p>332</text:p>
          </table:table-cell>
          <table:table-cell office:value-type="float" office:value="419826.78733468114" table:formula="msoxl:=C333+C333*0.001" table:style-name="ce23">
            <text:p>419,827</text:p>
          </table:table-cell>
          <table:table-cell office:value-type="float" office:value="83057822.230703592" table:formula="msoxl:=C334+D333" table:style-name="ce16">
            <text:p>83,057,822</text:p>
          </table:table-cell>
          <table:table-cell office:value-type="float" office:value="419.40737995470408" table:formula="msoxl:=C334-C333" table:style-name="ce16">
            <text:p>419</text:p>
          </table:table-cell>
          <table:table-cell office:value-type="percentage" office:value="9.9999999999988987E-4" table:formula="msoxl:=(C334/C333)-1" table:style-name="ce13">
            <text:p>0.10%</text:p>
          </table:table-cell>
          <table:table-cell office:value-type="percentage" office:value="2.2204460492503131E-16" table:formula="msoxl:=F333-F334" table:style-name="ce13">
            <text:p>0.00%</text:p>
          </table:table-cell>
          <table:table-cell office:value-type="float" office:value="59" table:formula="msoxl:=IF(I334=I333,1+H333,1)" table:style-name="ce34">
            <text:p>59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34=I333,J333,J333+1)" table:style-name="ce23">
            <text:p>13</text:p>
          </table:table-cell>
          <table:table-cell office:value-type="float" office:value="32294.368256513935" table:formula="msoxl:=C334/J334" table:style-name="ce14">
            <text:p>32,294</text:p>
          </table:table-cell>
          <table:table-cell office:value-type="float" office:value="7820903.7305220729" table:formula="msoxl:=K334+L333" table:style-name="ce14">
            <text:p>7,820,904</text:p>
          </table:table-cell>
          <table:table-cell office:value-type="float" office:value="32294.368256513961" table:formula="msoxl:=L334-L333" table:style-name="ce14">
            <text:p>32,294</text:p>
          </table:table-cell>
          <table:table-cell office:value-type="percentage" office:value="1.000000000000778E-3" table:formula="msoxl:=M334/M33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32" table:style-name="ce22">
            <text:p>332</text:p>
          </table:table-cell>
          <table:table-cell office:value-type="float" office:value="350000" table:style-name="ce23">
            <text:p>350,000</text:p>
          </table:table-cell>
          <table:table-cell office:value-type="float" office:value="76550000" table:formula="msoxl:=S334+T333" table:style-name="ce16">
            <text:p>76,550,000</text:p>
          </table:table-cell>
          <table:table-cell office:value-type="float" office:value="0" table:formula="msoxl:=S334-S333" table:style-name="ce17">
            <text:p>0</text:p>
          </table:table-cell>
          <table:table-cell office:value-type="percentage" office:value="0" table:formula="msoxl:=(S334/S333)-1" table:style-name="ce13">
            <text:p>0.00%</text:p>
          </table:table-cell>
          <table:table-cell office:value-type="percentage" office:value="0" table:formula="msoxl:=V333-V334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34=X333,Y333,Y333+1)" table:style-name="ce23">
            <text:p>11</text:p>
          </table:table-cell>
          <table:table-cell office:value-type="float" office:value="31818.18181818182" table:formula="msoxl:=S334/Y334" table:style-name="ce14">
            <text:p>31,818</text:p>
          </table:table-cell>
          <table:table-cell office:value-type="float" office:value="8088284.6320346277" table:formula="msoxl:=Z334+AA333" table:style-name="ce14">
            <text:p>8,088,285</text:p>
          </table:table-cell>
          <table:table-cell office:value-type="float" office:value="31818.181818181649" table:formula="msoxl:=AA334-AA333" table:style-name="ce14">
            <text:p>31,818</text:p>
          </table:table-cell>
          <table:table-cell office:value-type="percentage" office:value="0" table:formula="msoxl:=AB334/AB33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33" table:style-name="ce22">
            <text:p>333</text:p>
          </table:table-cell>
          <table:table-cell office:value-type="float" office:value="420246.61412201583" table:formula="msoxl:=C334+C334*0.001" table:style-name="ce23">
            <text:p>420,247</text:p>
          </table:table-cell>
          <table:table-cell office:value-type="float" office:value="83478068.844825611" table:formula="msoxl:=C335+D334" table:style-name="ce16">
            <text:p>83,478,069</text:p>
          </table:table-cell>
          <table:table-cell office:value-type="float" office:value="419.8267873346922" table:formula="msoxl:=C335-C334" table:style-name="ce16">
            <text:p>420</text:p>
          </table:table-cell>
          <table:table-cell office:value-type="percentage" office:value="1.0000000000001119E-3" table:formula="msoxl:=(C335/C334)-1" table:style-name="ce13">
            <text:p>0.10%</text:p>
          </table:table-cell>
          <table:table-cell office:value-type="percentage" office:value="-2.2204460492503131E-16" table:formula="msoxl:=F334-F335" table:style-name="ce13">
            <text:p>0.00%</text:p>
          </table:table-cell>
          <table:table-cell office:value-type="float" office:value="60" table:formula="msoxl:=IF(I335=I334,1+H334,1)" table:style-name="ce34">
            <text:p>60</text:p>
          </table:table-cell>
          <table:table-cell office:value-type="string" table:style-name="ce22">
            <text:p>Eliquo</text:p>
          </table:table-cell>
          <table:table-cell office:value-type="float" office:value="13" table:formula="msoxl:=IF(I335=I334,J334,J334+1)" table:style-name="ce23">
            <text:p>13</text:p>
          </table:table-cell>
          <table:table-cell office:value-type="float" office:value="32326.662624770448" table:formula="msoxl:=C335/J335" table:style-name="ce14">
            <text:p>32,327</text:p>
          </table:table-cell>
          <table:table-cell office:value-type="float" office:value="7853230.3931468436" table:formula="msoxl:=K335+L334" table:style-name="ce14">
            <text:p>7,853,230</text:p>
          </table:table-cell>
          <table:table-cell office:value-type="float" office:value="32326.662624770775" table:formula="msoxl:=L335-L334" table:style-name="ce14">
            <text:p>32,327</text:p>
          </table:table-cell>
          <table:table-cell office:value-type="percentage" office:value="1.0000000000092157E-3" table:formula="msoxl:=M335/M33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33" table:style-name="ce22">
            <text:p>333</text:p>
          </table:table-cell>
          <table:table-cell office:value-type="float" office:value="350000" table:style-name="ce23">
            <text:p>350,000</text:p>
          </table:table-cell>
          <table:table-cell office:value-type="float" office:value="76900000" table:formula="msoxl:=S335+T334" table:style-name="ce16">
            <text:p>76,900,000</text:p>
          </table:table-cell>
          <table:table-cell office:value-type="float" office:value="0" table:formula="msoxl:=S335-S334" table:style-name="ce17">
            <text:p>0</text:p>
          </table:table-cell>
          <table:table-cell office:value-type="percentage" office:value="0" table:formula="msoxl:=(S335/S334)-1" table:style-name="ce13">
            <text:p>0.00%</text:p>
          </table:table-cell>
          <table:table-cell office:value-type="percentage" office:value="0" table:formula="msoxl:=V334-V335" table:style-name="ce13">
            <text:p>0.00%</text:p>
          </table:table-cell>
          <table:table-cell office:value-type="string" table:style-name="ce22">
            <text:p>Aegisio</text:p>
          </table:table-cell>
          <table:table-cell office:value-type="float" office:value="11" table:formula="msoxl:=IF(X335=X334,Y334,Y334+1)" table:style-name="ce23">
            <text:p>11</text:p>
          </table:table-cell>
          <table:table-cell office:value-type="float" office:value="31818.18181818182" table:formula="msoxl:=S335/Y335" table:style-name="ce14">
            <text:p>31,818</text:p>
          </table:table-cell>
          <table:table-cell office:value-type="float" office:value="8120102.8138528094" table:formula="msoxl:=Z335+AA334" table:style-name="ce14">
            <text:p>8,120,103</text:p>
          </table:table-cell>
          <table:table-cell office:value-type="float" office:value="31818.181818181649" table:formula="msoxl:=AA335-AA334" table:style-name="ce14">
            <text:p>31,818</text:p>
          </table:table-cell>
          <table:table-cell office:value-type="percentage" office:value="0" table:formula="msoxl:=AB335/AB33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34" table:style-name="ce22">
            <text:p>334</text:p>
          </table:table-cell>
          <table:table-cell office:value-type="float" office:value="420666.86073613784" table:formula="msoxl:=C335+C335*0.001" table:style-name="ce23">
            <text:p>420,667</text:p>
          </table:table-cell>
          <table:table-cell office:value-type="float" office:value="83898735.705561742" table:formula="msoxl:=C336+D335" table:style-name="ce16">
            <text:p>83,898,736</text:p>
          </table:table-cell>
          <table:table-cell office:value-type="float" office:value="420.24661412200658" table:formula="msoxl:=C336-C335" table:style-name="ce16">
            <text:p>420</text:p>
          </table:table-cell>
          <table:table-cell office:value-type="percentage" office:value="9.9999999999988987E-4" table:formula="msoxl:=(C336/C335)-1" table:style-name="ce13">
            <text:p>0.10%</text:p>
          </table:table-cell>
          <table:table-cell office:value-type="percentage" office:value="2.2204460492503131E-16" table:formula="msoxl:=F335-F336" table:style-name="ce13">
            <text:p>0.00%</text:p>
          </table:table-cell>
          <table:table-cell office:value-type="float" office:value="1" table:formula="msoxl:=IF(I336=I335,1+H335,1)" table:style-name="ce34">
            <text:p>1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36=I335,J335,J335+1)" table:style-name="ce23">
            <text:p>14</text:p>
          </table:table-cell>
          <table:table-cell office:value-type="float" office:value="30047.632909724132" table:formula="msoxl:=C336/J336" table:style-name="ce14">
            <text:p>30,048</text:p>
          </table:table-cell>
          <table:table-cell office:value-type="float" office:value="7883278.0260565681" table:formula="msoxl:=K336+L335" table:style-name="ce14">
            <text:p>7,883,278</text:p>
          </table:table-cell>
          <table:table-cell office:value-type="float" office:value="30047.632909724489" table:formula="msoxl:=L336-L335" table:style-name="ce14">
            <text:p>30,048</text:p>
          </table:table-cell>
          <table:table-cell office:value-type="percentage" office:value="-7.0499999999998342E-2" table:formula="msoxl:=M336/M335-1" table:style-name="ce13">
            <text:p>-7.05%</text:p>
          </table:table-cell>
          <table:table-cell table:number-columns-repeated="2" table:style-name="ce22"/>
          <table:table-cell table:style-name="ce23"/>
          <table:table-cell office:value-type="float" office:value="334" table:style-name="ce22">
            <text:p>334</text:p>
          </table:table-cell>
          <table:table-cell office:value-type="float" office:value="350000" table:style-name="ce23">
            <text:p>350,000</text:p>
          </table:table-cell>
          <table:table-cell office:value-type="float" office:value="77250000" table:formula="msoxl:=S336+T335" table:style-name="ce16">
            <text:p>77,250,000</text:p>
          </table:table-cell>
          <table:table-cell office:value-type="float" office:value="0" table:formula="msoxl:=S336-S335" table:style-name="ce17">
            <text:p>0</text:p>
          </table:table-cell>
          <table:table-cell office:value-type="percentage" office:value="0" table:formula="msoxl:=(S336/S335)-1" table:style-name="ce13">
            <text:p>0.00%</text:p>
          </table:table-cell>
          <table:table-cell office:value-type="percentage" office:value="0" table:formula="msoxl:=V335-V336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36=X335,Y335,Y335+1)" table:style-name="ce23">
            <text:p>12</text:p>
          </table:table-cell>
          <table:table-cell office:value-type="float" office:value="29166.666666666668" table:formula="msoxl:=S336/Y336" table:style-name="ce14">
            <text:p>29,167</text:p>
          </table:table-cell>
          <table:table-cell office:value-type="float" office:value="8149269.4805194763" table:formula="msoxl:=Z336+AA335" table:style-name="ce14">
            <text:p>8,149,269</text:p>
          </table:table-cell>
          <table:table-cell office:value-type="float" office:value="29166.666666666977" table:formula="msoxl:=AA336-AA335" table:style-name="ce14">
            <text:p>29,167</text:p>
          </table:table-cell>
          <table:table-cell office:value-type="percentage" office:value="-8.3333333333318715E-2" table:formula="msoxl:=AB336/AB335-1" table:style-name="ce13">
            <text:p>-8.33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35" table:style-name="ce22">
            <text:p>335</text:p>
          </table:table-cell>
          <table:table-cell office:value-type="float" office:value="421087.52759687399" table:formula="msoxl:=C336+C336*0.001" table:style-name="ce23">
            <text:p>421,088</text:p>
          </table:table-cell>
          <table:table-cell office:value-type="float" office:value="84319823.233158618" table:formula="msoxl:=C337+D336" table:style-name="ce16">
            <text:p>84,319,823</text:p>
          </table:table-cell>
          <table:table-cell office:value-type="float" office:value="420.66686073614983" table:formula="msoxl:=C337-C336" table:style-name="ce16">
            <text:p>421</text:p>
          </table:table-cell>
          <table:table-cell office:value-type="percentage" office:value="1.0000000000001119E-3" table:formula="msoxl:=(C337/C336)-1" table:style-name="ce13">
            <text:p>0.10%</text:p>
          </table:table-cell>
          <table:table-cell office:value-type="percentage" office:value="-2.2204460492503131E-16" table:formula="msoxl:=F336-F337" table:style-name="ce13">
            <text:p>0.00%</text:p>
          </table:table-cell>
          <table:table-cell office:value-type="float" office:value="2" table:formula="msoxl:=IF(I337=I336,1+H336,1)" table:style-name="ce34">
            <text:p>2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37=I336,J336,J336+1)" table:style-name="ce23">
            <text:p>14</text:p>
          </table:table-cell>
          <table:table-cell office:value-type="float" office:value="30077.680542633858" table:formula="msoxl:=C337/J337" table:style-name="ce14">
            <text:p>30,078</text:p>
          </table:table-cell>
          <table:table-cell office:value-type="float" office:value="7913355.706599202" table:formula="msoxl:=K337+L336" table:style-name="ce14">
            <text:p>7,913,356</text:p>
          </table:table-cell>
          <table:table-cell office:value-type="float" office:value="30077.680542633869" table:formula="msoxl:=L337-L336" table:style-name="ce14">
            <text:p>30,078</text:p>
          </table:table-cell>
          <table:table-cell office:value-type="percentage" office:value="9.9999999998856559E-4" table:formula="msoxl:=M337/M33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35" table:style-name="ce22">
            <text:p>335</text:p>
          </table:table-cell>
          <table:table-cell office:value-type="float" office:value="350000" table:style-name="ce23">
            <text:p>350,000</text:p>
          </table:table-cell>
          <table:table-cell office:value-type="float" office:value="77600000" table:formula="msoxl:=S337+T336" table:style-name="ce16">
            <text:p>77,600,000</text:p>
          </table:table-cell>
          <table:table-cell office:value-type="float" office:value="0" table:formula="msoxl:=S337-S336" table:style-name="ce17">
            <text:p>0</text:p>
          </table:table-cell>
          <table:table-cell office:value-type="percentage" office:value="0" table:formula="msoxl:=(S337/S336)-1" table:style-name="ce13">
            <text:p>0.00%</text:p>
          </table:table-cell>
          <table:table-cell office:value-type="percentage" office:value="0" table:formula="msoxl:=V336-V337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37=X336,Y336,Y336+1)" table:style-name="ce23">
            <text:p>12</text:p>
          </table:table-cell>
          <table:table-cell office:value-type="float" office:value="29166.666666666668" table:formula="msoxl:=S337/Y337" table:style-name="ce14">
            <text:p>29,167</text:p>
          </table:table-cell>
          <table:table-cell office:value-type="float" office:value="8178436.1471861433" table:formula="msoxl:=Z337+AA336" table:style-name="ce14">
            <text:p>8,178,436</text:p>
          </table:table-cell>
          <table:table-cell office:value-type="float" office:value="29166.666666666977" table:formula="msoxl:=AA337-AA336" table:style-name="ce14">
            <text:p>29,167</text:p>
          </table:table-cell>
          <table:table-cell office:value-type="percentage" office:value="0" table:formula="msoxl:=AB337/AB33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36" table:style-name="ce22">
            <text:p>336</text:p>
          </table:table-cell>
          <table:table-cell office:value-type="float" office:value="421508.61512447085" table:formula="msoxl:=C337+C337*0.001" table:style-name="ce23">
            <text:p>421,509</text:p>
          </table:table-cell>
          <table:table-cell office:value-type="float" office:value="84741331.848283082" table:formula="msoxl:=C338+D337" table:style-name="ce16">
            <text:p>84,741,332</text:p>
          </table:table-cell>
          <table:table-cell office:value-type="float" office:value="421.0875275968574" table:formula="msoxl:=C338-C337" table:style-name="ce16">
            <text:p>421</text:p>
          </table:table-cell>
          <table:table-cell office:value-type="percentage" office:value="9.9999999999988987E-4" table:formula="msoxl:=(C338/C337)-1" table:style-name="ce13">
            <text:p>0.10%</text:p>
          </table:table-cell>
          <table:table-cell office:value-type="percentage" office:value="2.2204460492503131E-16" table:formula="msoxl:=F337-F338" table:style-name="ce13">
            <text:p>0.00%</text:p>
          </table:table-cell>
          <table:table-cell office:value-type="float" office:value="3" table:formula="msoxl:=IF(I338=I337,1+H337,1)" table:style-name="ce34">
            <text:p>3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38=I337,J337,J337+1)" table:style-name="ce23">
            <text:p>14</text:p>
          </table:table-cell>
          <table:table-cell office:value-type="float" office:value="30107.75822317649" table:formula="msoxl:=C338/J338" table:style-name="ce14">
            <text:p>30,108</text:p>
          </table:table-cell>
          <table:table-cell office:value-type="float" office:value="7943463.4648223789" table:formula="msoxl:=K338+L337" table:style-name="ce14">
            <text:p>7,943,463</text:p>
          </table:table-cell>
          <table:table-cell office:value-type="float" office:value="30107.758223176934" table:formula="msoxl:=L338-L337" table:style-name="ce14">
            <text:p>30,108</text:p>
          </table:table-cell>
          <table:table-cell office:value-type="percentage" office:value="1.0000000000143228E-3" table:formula="msoxl:=M338/M33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36" table:style-name="ce22">
            <text:p>336</text:p>
          </table:table-cell>
          <table:table-cell office:value-type="float" office:value="350000" table:style-name="ce23">
            <text:p>350,000</text:p>
          </table:table-cell>
          <table:table-cell office:value-type="float" office:value="77950000" table:formula="msoxl:=S338+T337" table:style-name="ce16">
            <text:p>77,950,000</text:p>
          </table:table-cell>
          <table:table-cell office:value-type="float" office:value="0" table:formula="msoxl:=S338-S337" table:style-name="ce17">
            <text:p>0</text:p>
          </table:table-cell>
          <table:table-cell office:value-type="percentage" office:value="0" table:formula="msoxl:=(S338/S337)-1" table:style-name="ce13">
            <text:p>0.00%</text:p>
          </table:table-cell>
          <table:table-cell office:value-type="percentage" office:value="0" table:formula="msoxl:=V337-V338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38=X337,Y337,Y337+1)" table:style-name="ce23">
            <text:p>12</text:p>
          </table:table-cell>
          <table:table-cell office:value-type="float" office:value="29166.666666666668" table:formula="msoxl:=S338/Y338" table:style-name="ce14">
            <text:p>29,167</text:p>
          </table:table-cell>
          <table:table-cell office:value-type="float" office:value="8207602.8138528103" table:formula="msoxl:=Z338+AA337" table:style-name="ce14">
            <text:p>8,207,603</text:p>
          </table:table-cell>
          <table:table-cell office:value-type="float" office:value="29166.666666666977" table:formula="msoxl:=AA338-AA337" table:style-name="ce14">
            <text:p>29,167</text:p>
          </table:table-cell>
          <table:table-cell office:value-type="percentage" office:value="0" table:formula="msoxl:=AB338/AB33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37" table:style-name="ce22">
            <text:p>337</text:p>
          </table:table-cell>
          <table:table-cell office:value-type="float" office:value="421930.12373959529" table:formula="msoxl:=C338+C338*0.001" table:style-name="ce23">
            <text:p>421,930</text:p>
          </table:table-cell>
          <table:table-cell office:value-type="float" office:value="85163261.972022682" table:formula="msoxl:=C339+D338" table:style-name="ce16">
            <text:p>85,163,262</text:p>
          </table:table-cell>
          <table:table-cell office:value-type="float" office:value="421.50861512444681" table:formula="msoxl:=C339-C338" table:style-name="ce16">
            <text:p>422</text:p>
          </table:table-cell>
          <table:table-cell office:value-type="percentage" office:value="9.9999999999988987E-4" table:formula="msoxl:=(C339/C338)-1" table:style-name="ce13">
            <text:p>0.10%</text:p>
          </table:table-cell>
          <table:table-cell office:value-type="percentage" office:value="0" table:formula="msoxl:=F338-F339" table:style-name="ce13">
            <text:p>0.00%</text:p>
          </table:table-cell>
          <table:table-cell office:value-type="float" office:value="4" table:formula="msoxl:=IF(I339=I338,1+H338,1)" table:style-name="ce34">
            <text:p>4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39=I338,J338,J338+1)" table:style-name="ce23">
            <text:p>14</text:p>
          </table:table-cell>
          <table:table-cell office:value-type="float" office:value="30137.865981399664" table:formula="msoxl:=C339/J339" table:style-name="ce14">
            <text:p>30,138</text:p>
          </table:table-cell>
          <table:table-cell office:value-type="float" office:value="7973601.330803779" table:formula="msoxl:=K339+L338" table:style-name="ce14">
            <text:p>7,973,601</text:p>
          </table:table-cell>
          <table:table-cell office:value-type="float" office:value="30137.865981400013" table:formula="msoxl:=L339-L338" table:style-name="ce14">
            <text:p>30,138</text:p>
          </table:table-cell>
          <table:table-cell office:value-type="percentage" office:value="9.9999999999678124E-4" table:formula="msoxl:=M339/M33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37" table:style-name="ce22">
            <text:p>337</text:p>
          </table:table-cell>
          <table:table-cell office:value-type="float" office:value="350000" table:style-name="ce23">
            <text:p>350,000</text:p>
          </table:table-cell>
          <table:table-cell office:value-type="float" office:value="78300000" table:formula="msoxl:=S339+T338" table:style-name="ce16">
            <text:p>78,300,000</text:p>
          </table:table-cell>
          <table:table-cell office:value-type="float" office:value="0" table:formula="msoxl:=S339-S338" table:style-name="ce17">
            <text:p>0</text:p>
          </table:table-cell>
          <table:table-cell office:value-type="percentage" office:value="0" table:formula="msoxl:=(S339/S338)-1" table:style-name="ce13">
            <text:p>0.00%</text:p>
          </table:table-cell>
          <table:table-cell office:value-type="percentage" office:value="0" table:formula="msoxl:=V338-V339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39=X338,Y338,Y338+1)" table:style-name="ce23">
            <text:p>12</text:p>
          </table:table-cell>
          <table:table-cell office:value-type="float" office:value="29166.666666666668" table:formula="msoxl:=S339/Y339" table:style-name="ce14">
            <text:p>29,167</text:p>
          </table:table-cell>
          <table:table-cell office:value-type="float" office:value="8236769.4805194773" table:formula="msoxl:=Z339+AA338" table:style-name="ce14">
            <text:p>8,236,769</text:p>
          </table:table-cell>
          <table:table-cell office:value-type="float" office:value="29166.666666666977" table:formula="msoxl:=AA339-AA338" table:style-name="ce14">
            <text:p>29,167</text:p>
          </table:table-cell>
          <table:table-cell office:value-type="percentage" office:value="0" table:formula="msoxl:=AB339/AB33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38" table:style-name="ce22">
            <text:p>338</text:p>
          </table:table-cell>
          <table:table-cell office:value-type="float" office:value="422352.05386333488" table:formula="msoxl:=C339+C339*0.001" table:style-name="ce23">
            <text:p>422,352</text:p>
          </table:table-cell>
          <table:table-cell office:value-type="float" office:value="85585614.025886014" table:formula="msoxl:=C340+D339" table:style-name="ce16">
            <text:p>85,585,614</text:p>
          </table:table-cell>
          <table:table-cell office:value-type="float" office:value="421.93012373958481" table:formula="msoxl:=C340-C339" table:style-name="ce16">
            <text:p>422</text:p>
          </table:table-cell>
          <table:table-cell office:value-type="percentage" office:value="9.9999999999988987E-4" table:formula="msoxl:=(C340/C339)-1" table:style-name="ce13">
            <text:p>0.10%</text:p>
          </table:table-cell>
          <table:table-cell office:value-type="percentage" office:value="0" table:formula="msoxl:=F339-F340" table:style-name="ce13">
            <text:p>0.00%</text:p>
          </table:table-cell>
          <table:table-cell office:value-type="float" office:value="5" table:formula="msoxl:=IF(I340=I339,1+H339,1)" table:style-name="ce34">
            <text:p>5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40=I339,J339,J339+1)" table:style-name="ce23">
            <text:p>14</text:p>
          </table:table-cell>
          <table:table-cell office:value-type="float" office:value="30168.003847381064" table:formula="msoxl:=C340/J340" table:style-name="ce14">
            <text:p>30,168</text:p>
          </table:table-cell>
          <table:table-cell office:value-type="float" office:value="8003769.3346511601" table:formula="msoxl:=K340+L339" table:style-name="ce14">
            <text:p>8,003,769</text:p>
          </table:table-cell>
          <table:table-cell office:value-type="float" office:value="30168.0038473811" table:formula="msoxl:=L340-L339" table:style-name="ce14">
            <text:p>30,168</text:p>
          </table:table-cell>
          <table:table-cell office:value-type="percentage" office:value="9.9999999998967581E-4" table:formula="msoxl:=M340/M33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38" table:style-name="ce22">
            <text:p>338</text:p>
          </table:table-cell>
          <table:table-cell office:value-type="float" office:value="350000" table:style-name="ce23">
            <text:p>350,000</text:p>
          </table:table-cell>
          <table:table-cell office:value-type="float" office:value="78650000" table:formula="msoxl:=S340+T339" table:style-name="ce16">
            <text:p>78,650,000</text:p>
          </table:table-cell>
          <table:table-cell office:value-type="float" office:value="0" table:formula="msoxl:=S340-S339" table:style-name="ce17">
            <text:p>0</text:p>
          </table:table-cell>
          <table:table-cell office:value-type="percentage" office:value="0" table:formula="msoxl:=(S340/S339)-1" table:style-name="ce13">
            <text:p>0.00%</text:p>
          </table:table-cell>
          <table:table-cell office:value-type="percentage" office:value="0" table:formula="msoxl:=V339-V340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40=X339,Y339,Y339+1)" table:style-name="ce23">
            <text:p>12</text:p>
          </table:table-cell>
          <table:table-cell office:value-type="float" office:value="29166.666666666668" table:formula="msoxl:=S340/Y340" table:style-name="ce14">
            <text:p>29,167</text:p>
          </table:table-cell>
          <table:table-cell office:value-type="float" office:value="8265936.1471861443" table:formula="msoxl:=Z340+AA339" table:style-name="ce14">
            <text:p>8,265,936</text:p>
          </table:table-cell>
          <table:table-cell office:value-type="float" office:value="29166.666666666977" table:formula="msoxl:=AA340-AA339" table:style-name="ce14">
            <text:p>29,167</text:p>
          </table:table-cell>
          <table:table-cell office:value-type="percentage" office:value="0" table:formula="msoxl:=AB340/AB33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39" table:style-name="ce22">
            <text:p>339</text:p>
          </table:table-cell>
          <table:table-cell office:value-type="float" office:value="422774.40591719822" table:formula="msoxl:=C340+C340*0.001" table:style-name="ce23">
            <text:p>422,774</text:p>
          </table:table-cell>
          <table:table-cell office:value-type="float" office:value="86008388.431803212" table:formula="msoxl:=C341+D340" table:style-name="ce16">
            <text:p>86,008,388</text:p>
          </table:table-cell>
          <table:table-cell office:value-type="float" office:value="422.35205386334565" table:formula="msoxl:=C341-C340" table:style-name="ce16">
            <text:p>422</text:p>
          </table:table-cell>
          <table:table-cell office:value-type="percentage" office:value="1.0000000000001119E-3" table:formula="msoxl:=(C341/C340)-1" table:style-name="ce13">
            <text:p>0.10%</text:p>
          </table:table-cell>
          <table:table-cell office:value-type="percentage" office:value="-2.2204460492503131E-16" table:formula="msoxl:=F340-F341" table:style-name="ce13">
            <text:p>0.00%</text:p>
          </table:table-cell>
          <table:table-cell office:value-type="float" office:value="6" table:formula="msoxl:=IF(I341=I340,1+H340,1)" table:style-name="ce34">
            <text:p>6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41=I340,J340,J340+1)" table:style-name="ce23">
            <text:p>14</text:p>
          </table:table-cell>
          <table:table-cell office:value-type="float" office:value="30198.171851228446" table:formula="msoxl:=C341/J341" table:style-name="ce14">
            <text:p>30,198</text:p>
          </table:table-cell>
          <table:table-cell office:value-type="float" office:value="8033967.506502388" table:formula="msoxl:=K341+L340" table:style-name="ce14">
            <text:p>8,033,968</text:p>
          </table:table-cell>
          <table:table-cell office:value-type="float" office:value="30198.171851227991" table:formula="msoxl:=L341-L340" table:style-name="ce14">
            <text:p>30,198</text:p>
          </table:table-cell>
          <table:table-cell office:value-type="percentage" office:value="9.9999999998368061E-4" table:formula="msoxl:=M341/M34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39" table:style-name="ce22">
            <text:p>339</text:p>
          </table:table-cell>
          <table:table-cell office:value-type="float" office:value="350000" table:style-name="ce23">
            <text:p>350,000</text:p>
          </table:table-cell>
          <table:table-cell office:value-type="float" office:value="79000000" table:formula="msoxl:=S341+T340" table:style-name="ce16">
            <text:p>79,000,000</text:p>
          </table:table-cell>
          <table:table-cell office:value-type="float" office:value="0" table:formula="msoxl:=S341-S340" table:style-name="ce17">
            <text:p>0</text:p>
          </table:table-cell>
          <table:table-cell office:value-type="percentage" office:value="0" table:formula="msoxl:=(S341/S340)-1" table:style-name="ce13">
            <text:p>0.00%</text:p>
          </table:table-cell>
          <table:table-cell office:value-type="percentage" office:value="0" table:formula="msoxl:=V340-V341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41=X340,Y340,Y340+1)" table:style-name="ce23">
            <text:p>12</text:p>
          </table:table-cell>
          <table:table-cell office:value-type="float" office:value="29166.666666666668" table:formula="msoxl:=S341/Y341" table:style-name="ce14">
            <text:p>29,167</text:p>
          </table:table-cell>
          <table:table-cell office:value-type="float" office:value="8295102.8138528112" table:formula="msoxl:=Z341+AA340" table:style-name="ce14">
            <text:p>8,295,103</text:p>
          </table:table-cell>
          <table:table-cell office:value-type="float" office:value="29166.666666666977" table:formula="msoxl:=AA341-AA340" table:style-name="ce14">
            <text:p>29,167</text:p>
          </table:table-cell>
          <table:table-cell office:value-type="percentage" office:value="0" table:formula="msoxl:=AB341/AB34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40" table:style-name="ce22">
            <text:p>340</text:p>
          </table:table-cell>
          <table:table-cell office:value-type="float" office:value="423197.18032311543" table:formula="msoxl:=C341+C341*0.001" table:style-name="ce23">
            <text:p>423,197</text:p>
          </table:table-cell>
          <table:table-cell office:value-type="float" office:value="86431585.612126321" table:formula="msoxl:=C342+D341" table:style-name="ce16">
            <text:p>86,431,586</text:p>
          </table:table-cell>
          <table:table-cell office:value-type="float" office:value="422.77440591721097" table:formula="msoxl:=C342-C341" table:style-name="ce16">
            <text:p>423</text:p>
          </table:table-cell>
          <table:table-cell office:value-type="percentage" office:value="1.0000000000001119E-3" table:formula="msoxl:=(C342/C341)-1" table:style-name="ce13">
            <text:p>0.10%</text:p>
          </table:table-cell>
          <table:table-cell office:value-type="percentage" office:value="0" table:formula="msoxl:=F341-F342" table:style-name="ce13">
            <text:p>0.00%</text:p>
          </table:table-cell>
          <table:table-cell office:value-type="float" office:value="7" table:formula="msoxl:=IF(I342=I341,1+H341,1)" table:style-name="ce34">
            <text:p>7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42=I341,J341,J341+1)" table:style-name="ce23">
            <text:p>14</text:p>
          </table:table-cell>
          <table:table-cell office:value-type="float" office:value="30228.370023079675" table:formula="msoxl:=C342/J342" table:style-name="ce14">
            <text:p>30,228</text:p>
          </table:table-cell>
          <table:table-cell office:value-type="float" office:value="8064195.8765254673" table:formula="msoxl:=K342+L341" table:style-name="ce14">
            <text:p>8,064,196</text:p>
          </table:table-cell>
          <table:table-cell office:value-type="float" office:value="30228.370023079216" table:formula="msoxl:=L342-L341" table:style-name="ce14">
            <text:p>30,228</text:p>
          </table:table-cell>
          <table:table-cell office:value-type="percentage" office:value="9.9999999999988987E-4" table:formula="msoxl:=M342/M34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40" table:style-name="ce22">
            <text:p>340</text:p>
          </table:table-cell>
          <table:table-cell office:value-type="float" office:value="350000" table:style-name="ce23">
            <text:p>350,000</text:p>
          </table:table-cell>
          <table:table-cell office:value-type="float" office:value="79350000" table:formula="msoxl:=S342+T341" table:style-name="ce16">
            <text:p>79,350,000</text:p>
          </table:table-cell>
          <table:table-cell office:value-type="float" office:value="0" table:formula="msoxl:=S342-S341" table:style-name="ce17">
            <text:p>0</text:p>
          </table:table-cell>
          <table:table-cell office:value-type="percentage" office:value="0" table:formula="msoxl:=(S342/S341)-1" table:style-name="ce13">
            <text:p>0.00%</text:p>
          </table:table-cell>
          <table:table-cell office:value-type="percentage" office:value="0" table:formula="msoxl:=V341-V342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42=X341,Y341,Y341+1)" table:style-name="ce23">
            <text:p>12</text:p>
          </table:table-cell>
          <table:table-cell office:value-type="float" office:value="29166.666666666668" table:formula="msoxl:=S342/Y342" table:style-name="ce14">
            <text:p>29,167</text:p>
          </table:table-cell>
          <table:table-cell office:value-type="float" office:value="8324269.4805194782" table:formula="msoxl:=Z342+AA341" table:style-name="ce14">
            <text:p>8,324,269</text:p>
          </table:table-cell>
          <table:table-cell office:value-type="float" office:value="29166.666666666977" table:formula="msoxl:=AA342-AA341" table:style-name="ce14">
            <text:p>29,167</text:p>
          </table:table-cell>
          <table:table-cell office:value-type="percentage" office:value="0" table:formula="msoxl:=AB342/AB34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41" table:style-name="ce22">
            <text:p>341</text:p>
          </table:table-cell>
          <table:table-cell office:value-type="float" office:value="423620.37750343856" table:formula="msoxl:=C342+C342*0.001" table:style-name="ce23">
            <text:p>423,620</text:p>
          </table:table-cell>
          <table:table-cell office:value-type="float" office:value="86855205.98962976" table:formula="msoxl:=C343+D342" table:style-name="ce16">
            <text:p>86,855,206</text:p>
          </table:table-cell>
          <table:table-cell office:value-type="float" office:value="423.19718032312812" table:formula="msoxl:=C343-C342" table:style-name="ce16">
            <text:p>423</text:p>
          </table:table-cell>
          <table:table-cell office:value-type="percentage" office:value="1.0000000000001119E-3" table:formula="msoxl:=(C343/C342)-1" table:style-name="ce13">
            <text:p>0.10%</text:p>
          </table:table-cell>
          <table:table-cell office:value-type="percentage" office:value="0" table:formula="msoxl:=F342-F343" table:style-name="ce13">
            <text:p>0.00%</text:p>
          </table:table-cell>
          <table:table-cell office:value-type="float" office:value="8" table:formula="msoxl:=IF(I343=I342,1+H342,1)" table:style-name="ce34">
            <text:p>8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43=I342,J342,J342+1)" table:style-name="ce23">
            <text:p>14</text:p>
          </table:table-cell>
          <table:table-cell office:value-type="float" office:value="30258.598393102755" table:formula="msoxl:=C343/J343" table:style-name="ce14">
            <text:p>30,259</text:p>
          </table:table-cell>
          <table:table-cell office:value-type="float" office:value="8094454.4749185704" table:formula="msoxl:=K343+L342" table:style-name="ce14">
            <text:p>8,094,454</text:p>
          </table:table-cell>
          <table:table-cell office:value-type="float" office:value="30258.598393103108" table:formula="msoxl:=L343-L342" table:style-name="ce14">
            <text:p>30,259</text:p>
          </table:table-cell>
          <table:table-cell office:value-type="percentage" office:value="1.0000000000267573E-3" table:formula="msoxl:=M343/M34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41" table:style-name="ce22">
            <text:p>341</text:p>
          </table:table-cell>
          <table:table-cell office:value-type="float" office:value="350000" table:style-name="ce23">
            <text:p>350,000</text:p>
          </table:table-cell>
          <table:table-cell office:value-type="float" office:value="79700000" table:formula="msoxl:=S343+T342" table:style-name="ce16">
            <text:p>79,700,000</text:p>
          </table:table-cell>
          <table:table-cell office:value-type="float" office:value="0" table:formula="msoxl:=S343-S342" table:style-name="ce17">
            <text:p>0</text:p>
          </table:table-cell>
          <table:table-cell office:value-type="percentage" office:value="0" table:formula="msoxl:=(S343/S342)-1" table:style-name="ce13">
            <text:p>0.00%</text:p>
          </table:table-cell>
          <table:table-cell office:value-type="percentage" office:value="0" table:formula="msoxl:=V342-V343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43=X342,Y342,Y342+1)" table:style-name="ce23">
            <text:p>12</text:p>
          </table:table-cell>
          <table:table-cell office:value-type="float" office:value="29166.666666666668" table:formula="msoxl:=S343/Y343" table:style-name="ce14">
            <text:p>29,167</text:p>
          </table:table-cell>
          <table:table-cell office:value-type="float" office:value="8353436.1471861452" table:formula="msoxl:=Z343+AA342" table:style-name="ce14">
            <text:p>8,353,436</text:p>
          </table:table-cell>
          <table:table-cell office:value-type="float" office:value="29166.666666666977" table:formula="msoxl:=AA343-AA342" table:style-name="ce14">
            <text:p>29,167</text:p>
          </table:table-cell>
          <table:table-cell office:value-type="percentage" office:value="0" table:formula="msoxl:=AB343/AB34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42" table:style-name="ce22">
            <text:p>342</text:p>
          </table:table-cell>
          <table:table-cell office:value-type="float" office:value="424043.99788094201" table:formula="msoxl:=C343+C343*0.001" table:style-name="ce23">
            <text:p>424,044</text:p>
          </table:table-cell>
          <table:table-cell office:value-type="float" office:value="87279249.987510696" table:formula="msoxl:=C344+D343" table:style-name="ce16">
            <text:p>87,279,250</text:p>
          </table:table-cell>
          <table:table-cell office:value-type="float" office:value="423.62037750345189" table:formula="msoxl:=C344-C343" table:style-name="ce16">
            <text:p>424</text:p>
          </table:table-cell>
          <table:table-cell office:value-type="percentage" office:value="1.0000000000001119E-3" table:formula="msoxl:=(C344/C343)-1" table:style-name="ce13">
            <text:p>0.10%</text:p>
          </table:table-cell>
          <table:table-cell office:value-type="percentage" office:value="0" table:formula="msoxl:=F343-F344" table:style-name="ce13">
            <text:p>0.00%</text:p>
          </table:table-cell>
          <table:table-cell office:value-type="float" office:value="9" table:formula="msoxl:=IF(I344=I343,1+H343,1)" table:style-name="ce34">
            <text:p>9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44=I343,J343,J343+1)" table:style-name="ce23">
            <text:p>14</text:p>
          </table:table-cell>
          <table:table-cell office:value-type="float" office:value="30288.856991495857" table:formula="msoxl:=C344/J344" table:style-name="ce14">
            <text:p>30,289</text:p>
          </table:table-cell>
          <table:table-cell office:value-type="float" office:value="8124743.3319100663" table:formula="msoxl:=K344+L343" table:style-name="ce14">
            <text:p>8,124,743</text:p>
          </table:table-cell>
          <table:table-cell office:value-type="float" office:value="30288.856991495937" table:formula="msoxl:=L344-L343" table:style-name="ce14">
            <text:p>30,289</text:p>
          </table:table-cell>
          <table:table-cell office:value-type="percentage" office:value="9.9999999999100808E-4" table:formula="msoxl:=M344/M34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42" table:style-name="ce22">
            <text:p>342</text:p>
          </table:table-cell>
          <table:table-cell office:value-type="float" office:value="350000" table:style-name="ce23">
            <text:p>350,000</text:p>
          </table:table-cell>
          <table:table-cell office:value-type="float" office:value="80050000" table:formula="msoxl:=S344+T343" table:style-name="ce16">
            <text:p>80,050,000</text:p>
          </table:table-cell>
          <table:table-cell office:value-type="float" office:value="0" table:formula="msoxl:=S344-S343" table:style-name="ce17">
            <text:p>0</text:p>
          </table:table-cell>
          <table:table-cell office:value-type="percentage" office:value="0" table:formula="msoxl:=(S344/S343)-1" table:style-name="ce13">
            <text:p>0.00%</text:p>
          </table:table-cell>
          <table:table-cell office:value-type="percentage" office:value="0" table:formula="msoxl:=V343-V344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44=X343,Y343,Y343+1)" table:style-name="ce23">
            <text:p>12</text:p>
          </table:table-cell>
          <table:table-cell office:value-type="float" office:value="29166.666666666668" table:formula="msoxl:=S344/Y344" table:style-name="ce14">
            <text:p>29,167</text:p>
          </table:table-cell>
          <table:table-cell office:value-type="float" office:value="8382602.8138528122" table:formula="msoxl:=Z344+AA343" table:style-name="ce14">
            <text:p>8,382,603</text:p>
          </table:table-cell>
          <table:table-cell office:value-type="float" office:value="29166.666666666977" table:formula="msoxl:=AA344-AA343" table:style-name="ce14">
            <text:p>29,167</text:p>
          </table:table-cell>
          <table:table-cell office:value-type="percentage" office:value="0" table:formula="msoxl:=AB344/AB34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43" table:style-name="ce22">
            <text:p>343</text:p>
          </table:table-cell>
          <table:table-cell office:value-type="float" office:value="424468.04187882296" table:formula="msoxl:=C344+C344*0.001" table:style-name="ce23">
            <text:p>424,468</text:p>
          </table:table-cell>
          <table:table-cell office:value-type="float" office:value="87703718.029389516" table:formula="msoxl:=C345+D344" table:style-name="ce16">
            <text:p>87,703,718</text:p>
          </table:table-cell>
          <table:table-cell office:value-type="float" office:value="424.04399788094452" table:formula="msoxl:=C345-C344" table:style-name="ce16">
            <text:p>424</text:p>
          </table:table-cell>
          <table:table-cell office:value-type="percentage" office:value="1.0000000000001119E-3" table:formula="msoxl:=(C345/C344)-1" table:style-name="ce13">
            <text:p>0.10%</text:p>
          </table:table-cell>
          <table:table-cell office:value-type="percentage" office:value="0" table:formula="msoxl:=F344-F345" table:style-name="ce13">
            <text:p>0.00%</text:p>
          </table:table-cell>
          <table:table-cell office:value-type="float" office:value="10" table:formula="msoxl:=IF(I345=I344,1+H344,1)" table:style-name="ce34">
            <text:p>10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45=I344,J344,J344+1)" table:style-name="ce23">
            <text:p>14</text:p>
          </table:table-cell>
          <table:table-cell office:value-type="float" office:value="30319.145848487355" table:formula="msoxl:=C345/J345" table:style-name="ce14">
            <text:p>30,319</text:p>
          </table:table-cell>
          <table:table-cell office:value-type="float" office:value="8155062.4777585538" table:formula="msoxl:=K345+L344" table:style-name="ce14">
            <text:p>8,155,062</text:p>
          </table:table-cell>
          <table:table-cell office:value-type="float" office:value="30319.145848487504" table:formula="msoxl:=L345-L344" table:style-name="ce14">
            <text:p>30,319</text:p>
          </table:table-cell>
          <table:table-cell office:value-type="percentage" office:value="1.0000000000023324E-3" table:formula="msoxl:=M345/M34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43" table:style-name="ce22">
            <text:p>343</text:p>
          </table:table-cell>
          <table:table-cell office:value-type="float" office:value="350000" table:style-name="ce23">
            <text:p>350,000</text:p>
          </table:table-cell>
          <table:table-cell office:value-type="float" office:value="80400000" table:formula="msoxl:=S345+T344" table:style-name="ce16">
            <text:p>80,400,000</text:p>
          </table:table-cell>
          <table:table-cell office:value-type="float" office:value="0" table:formula="msoxl:=S345-S344" table:style-name="ce17">
            <text:p>0</text:p>
          </table:table-cell>
          <table:table-cell office:value-type="percentage" office:value="0" table:formula="msoxl:=(S345/S344)-1" table:style-name="ce13">
            <text:p>0.00%</text:p>
          </table:table-cell>
          <table:table-cell office:value-type="percentage" office:value="0" table:formula="msoxl:=V344-V345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45=X344,Y344,Y344+1)" table:style-name="ce23">
            <text:p>12</text:p>
          </table:table-cell>
          <table:table-cell office:value-type="float" office:value="29166.666666666668" table:formula="msoxl:=S345/Y345" table:style-name="ce14">
            <text:p>29,167</text:p>
          </table:table-cell>
          <table:table-cell office:value-type="float" office:value="8411769.4805194791" table:formula="msoxl:=Z345+AA344" table:style-name="ce14">
            <text:p>8,411,769</text:p>
          </table:table-cell>
          <table:table-cell office:value-type="float" office:value="29166.666666666977" table:formula="msoxl:=AA345-AA344" table:style-name="ce14">
            <text:p>29,167</text:p>
          </table:table-cell>
          <table:table-cell office:value-type="percentage" office:value="0" table:formula="msoxl:=AB345/AB34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44" table:style-name="ce22">
            <text:p>344</text:p>
          </table:table-cell>
          <table:table-cell office:value-type="float" office:value="424892.50992070179" table:formula="msoxl:=C345+C345*0.001" table:style-name="ce23">
            <text:p>424,893</text:p>
          </table:table-cell>
          <table:table-cell office:value-type="float" office:value="88128610.539310217" table:formula="msoxl:=C346+D345" table:style-name="ce16">
            <text:p>88,128,611</text:p>
          </table:table-cell>
          <table:table-cell office:value-type="float" office:value="424.4680418788339" table:formula="msoxl:=C346-C345" table:style-name="ce16">
            <text:p>424</text:p>
          </table:table-cell>
          <table:table-cell office:value-type="percentage" office:value="1.0000000000001119E-3" table:formula="msoxl:=(C346/C345)-1" table:style-name="ce13">
            <text:p>0.10%</text:p>
          </table:table-cell>
          <table:table-cell office:value-type="percentage" office:value="0" table:formula="msoxl:=F345-F346" table:style-name="ce13">
            <text:p>0.00%</text:p>
          </table:table-cell>
          <table:table-cell office:value-type="float" office:value="11" table:formula="msoxl:=IF(I346=I345,1+H345,1)" table:style-name="ce34">
            <text:p>11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46=I345,J345,J345+1)" table:style-name="ce23">
            <text:p>14</text:p>
          </table:table-cell>
          <table:table-cell office:value-type="float" office:value="30349.464994335842" table:formula="msoxl:=C346/J346" table:style-name="ce14">
            <text:p>30,349</text:p>
          </table:table-cell>
          <table:table-cell office:value-type="float" office:value="8185411.9427528894" table:formula="msoxl:=K346+L345" table:style-name="ce14">
            <text:p>8,185,412</text:p>
          </table:table-cell>
          <table:table-cell office:value-type="float" office:value="30349.464994335547" table:formula="msoxl:=L346-L345" table:style-name="ce14">
            <text:p>30,349</text:p>
          </table:table-cell>
          <table:table-cell office:value-type="percentage" office:value="9.9999999998545697E-4" table:formula="msoxl:=M346/M34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44" table:style-name="ce22">
            <text:p>344</text:p>
          </table:table-cell>
          <table:table-cell office:value-type="float" office:value="350000" table:style-name="ce23">
            <text:p>350,000</text:p>
          </table:table-cell>
          <table:table-cell office:value-type="float" office:value="80750000" table:formula="msoxl:=S346+T345" table:style-name="ce16">
            <text:p>80,750,000</text:p>
          </table:table-cell>
          <table:table-cell office:value-type="float" office:value="0" table:formula="msoxl:=S346-S345" table:style-name="ce17">
            <text:p>0</text:p>
          </table:table-cell>
          <table:table-cell office:value-type="percentage" office:value="0" table:formula="msoxl:=(S346/S345)-1" table:style-name="ce13">
            <text:p>0.00%</text:p>
          </table:table-cell>
          <table:table-cell office:value-type="percentage" office:value="0" table:formula="msoxl:=V345-V346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46=X345,Y345,Y345+1)" table:style-name="ce23">
            <text:p>12</text:p>
          </table:table-cell>
          <table:table-cell office:value-type="float" office:value="29166.666666666668" table:formula="msoxl:=S346/Y346" table:style-name="ce14">
            <text:p>29,167</text:p>
          </table:table-cell>
          <table:table-cell office:value-type="float" office:value="8440936.1471861452" table:formula="msoxl:=Z346+AA345" table:style-name="ce14">
            <text:p>8,440,936</text:p>
          </table:table-cell>
          <table:table-cell office:value-type="float" office:value="29166.666666666046" table:formula="msoxl:=AA346-AA345" table:style-name="ce14">
            <text:p>29,167</text:p>
          </table:table-cell>
          <table:table-cell office:value-type="percentage" office:value="-3.1974423109204508E-14" table:formula="msoxl:=AB346/AB34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45" table:style-name="ce22">
            <text:p>345</text:p>
          </table:table-cell>
          <table:table-cell office:value-type="float" office:value="425317.40243062249" table:formula="msoxl:=C346+C346*0.001" table:style-name="ce23">
            <text:p>425,317</text:p>
          </table:table-cell>
          <table:table-cell office:value-type="float" office:value="88553927.941740841" table:formula="msoxl:=C347+D346" table:style-name="ce16">
            <text:p>88,553,928</text:p>
          </table:table-cell>
          <table:table-cell office:value-type="float" office:value="424.89250992069719" table:formula="msoxl:=C347-C346" table:style-name="ce16">
            <text:p>425</text:p>
          </table:table-cell>
          <table:table-cell office:value-type="percentage" office:value="9.9999999999988987E-4" table:formula="msoxl:=(C347/C346)-1" table:style-name="ce13">
            <text:p>0.10%</text:p>
          </table:table-cell>
          <table:table-cell office:value-type="percentage" office:value="2.2204460492503131E-16" table:formula="msoxl:=F346-F347" table:style-name="ce13">
            <text:p>0.00%</text:p>
          </table:table-cell>
          <table:table-cell office:value-type="float" office:value="12" table:formula="msoxl:=IF(I347=I346,1+H346,1)" table:style-name="ce34">
            <text:p>12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47=I346,J346,J346+1)" table:style-name="ce23">
            <text:p>14</text:p>
          </table:table-cell>
          <table:table-cell office:value-type="float" office:value="30379.814459330177" table:formula="msoxl:=C347/J347" table:style-name="ce14">
            <text:p>30,380</text:p>
          </table:table-cell>
          <table:table-cell office:value-type="float" office:value="8215791.7572122198" table:formula="msoxl:=K347+L346" table:style-name="ce14">
            <text:p>8,215,792</text:p>
          </table:table-cell>
          <table:table-cell office:value-type="float" office:value="30379.814459330402" table:formula="msoxl:=L347-L346" table:style-name="ce14">
            <text:p>30,380</text:p>
          </table:table-cell>
          <table:table-cell office:value-type="percentage" office:value="1.0000000000172093E-3" table:formula="msoxl:=M347/M34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45" table:style-name="ce22">
            <text:p>345</text:p>
          </table:table-cell>
          <table:table-cell office:value-type="float" office:value="350000" table:style-name="ce23">
            <text:p>350,000</text:p>
          </table:table-cell>
          <table:table-cell office:value-type="float" office:value="81100000" table:formula="msoxl:=S347+T346" table:style-name="ce16">
            <text:p>81,100,000</text:p>
          </table:table-cell>
          <table:table-cell office:value-type="float" office:value="0" table:formula="msoxl:=S347-S346" table:style-name="ce17">
            <text:p>0</text:p>
          </table:table-cell>
          <table:table-cell office:value-type="percentage" office:value="0" table:formula="msoxl:=(S347/S346)-1" table:style-name="ce13">
            <text:p>0.00%</text:p>
          </table:table-cell>
          <table:table-cell office:value-type="percentage" office:value="0" table:formula="msoxl:=V346-V347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47=X346,Y346,Y346+1)" table:style-name="ce23">
            <text:p>12</text:p>
          </table:table-cell>
          <table:table-cell office:value-type="float" office:value="29166.666666666668" table:formula="msoxl:=S347/Y347" table:style-name="ce14">
            <text:p>29,167</text:p>
          </table:table-cell>
          <table:table-cell office:value-type="float" office:value="8470102.8138528112" table:formula="msoxl:=Z347+AA346" table:style-name="ce14">
            <text:p>8,470,103</text:p>
          </table:table-cell>
          <table:table-cell office:value-type="float" office:value="29166.666666666046" table:formula="msoxl:=AA347-AA346" table:style-name="ce14">
            <text:p>29,167</text:p>
          </table:table-cell>
          <table:table-cell office:value-type="percentage" office:value="0" table:formula="msoxl:=AB347/AB34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46" table:style-name="ce22">
            <text:p>346</text:p>
          </table:table-cell>
          <table:table-cell office:value-type="float" office:value="425742.71983305312" table:formula="msoxl:=C347+C347*0.001" table:style-name="ce23">
            <text:p>425,743</text:p>
          </table:table-cell>
          <table:table-cell office:value-type="float" office:value="88979670.661573887" table:formula="msoxl:=C348+D347" table:style-name="ce16">
            <text:p>88,979,671</text:p>
          </table:table-cell>
          <table:table-cell office:value-type="float" office:value="425.31740243063541" table:formula="msoxl:=C348-C347" table:style-name="ce16">
            <text:p>425</text:p>
          </table:table-cell>
          <table:table-cell office:value-type="percentage" office:value="1.0000000000001119E-3" table:formula="msoxl:=(C348/C347)-1" table:style-name="ce13">
            <text:p>0.10%</text:p>
          </table:table-cell>
          <table:table-cell office:value-type="percentage" office:value="-2.2204460492503131E-16" table:formula="msoxl:=F347-F348" table:style-name="ce13">
            <text:p>0.00%</text:p>
          </table:table-cell>
          <table:table-cell office:value-type="float" office:value="13" table:formula="msoxl:=IF(I348=I347,1+H347,1)" table:style-name="ce34">
            <text:p>13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48=I347,J347,J347+1)" table:style-name="ce23">
            <text:p>14</text:p>
          </table:table-cell>
          <table:table-cell office:value-type="float" office:value="30410.194273789508" table:formula="msoxl:=C348/J348" table:style-name="ce14">
            <text:p>30,410</text:p>
          </table:table-cell>
          <table:table-cell office:value-type="float" office:value="8246201.9514860092" table:formula="msoxl:=K348+L347" table:style-name="ce14">
            <text:p>8,246,202</text:p>
          </table:table-cell>
          <table:table-cell office:value-type="float" office:value="30410.194273789413" table:formula="msoxl:=L348-L347" table:style-name="ce14">
            <text:p>30,410</text:p>
          </table:table-cell>
          <table:table-cell office:value-type="percentage" office:value="9.9999999998945377E-4" table:formula="msoxl:=M348/M34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46" table:style-name="ce22">
            <text:p>346</text:p>
          </table:table-cell>
          <table:table-cell office:value-type="float" office:value="350000" table:style-name="ce23">
            <text:p>350,000</text:p>
          </table:table-cell>
          <table:table-cell office:value-type="float" office:value="81450000" table:formula="msoxl:=S348+T347" table:style-name="ce16">
            <text:p>81,450,000</text:p>
          </table:table-cell>
          <table:table-cell office:value-type="float" office:value="0" table:formula="msoxl:=S348-S347" table:style-name="ce17">
            <text:p>0</text:p>
          </table:table-cell>
          <table:table-cell office:value-type="percentage" office:value="0" table:formula="msoxl:=(S348/S347)-1" table:style-name="ce13">
            <text:p>0.00%</text:p>
          </table:table-cell>
          <table:table-cell office:value-type="percentage" office:value="0" table:formula="msoxl:=V347-V348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48=X347,Y347,Y347+1)" table:style-name="ce23">
            <text:p>12</text:p>
          </table:table-cell>
          <table:table-cell office:value-type="float" office:value="29166.666666666668" table:formula="msoxl:=S348/Y348" table:style-name="ce14">
            <text:p>29,167</text:p>
          </table:table-cell>
          <table:table-cell office:value-type="float" office:value="8499269.4805194773" table:formula="msoxl:=Z348+AA347" table:style-name="ce14">
            <text:p>8,499,269</text:p>
          </table:table-cell>
          <table:table-cell office:value-type="float" office:value="29166.666666666046" table:formula="msoxl:=AA348-AA347" table:style-name="ce14">
            <text:p>29,167</text:p>
          </table:table-cell>
          <table:table-cell office:value-type="percentage" office:value="0" table:formula="msoxl:=AB348/AB34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47" table:style-name="ce22">
            <text:p>347</text:p>
          </table:table-cell>
          <table:table-cell office:value-type="float" office:value="426168.46255288617" table:formula="msoxl:=C348+C348*0.001" table:style-name="ce23">
            <text:p>426,168</text:p>
          </table:table-cell>
          <table:table-cell office:value-type="float" office:value="89405839.124126777" table:formula="msoxl:=C349+D348" table:style-name="ce16">
            <text:p>89,405,839</text:p>
          </table:table-cell>
          <table:table-cell office:value-type="float" office:value="425.74271983304061" table:formula="msoxl:=C349-C348" table:style-name="ce16">
            <text:p>426</text:p>
          </table:table-cell>
          <table:table-cell office:value-type="percentage" office:value="9.9999999999988987E-4" table:formula="msoxl:=(C349/C348)-1" table:style-name="ce13">
            <text:p>0.10%</text:p>
          </table:table-cell>
          <table:table-cell office:value-type="percentage" office:value="2.2204460492503131E-16" table:formula="msoxl:=F348-F349" table:style-name="ce13">
            <text:p>0.00%</text:p>
          </table:table-cell>
          <table:table-cell office:value-type="float" office:value="14" table:formula="msoxl:=IF(I349=I348,1+H348,1)" table:style-name="ce34">
            <text:p>14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49=I348,J348,J348+1)" table:style-name="ce23">
            <text:p>14</text:p>
          </table:table-cell>
          <table:table-cell office:value-type="float" office:value="30440.604468063299" table:formula="msoxl:=C349/J349" table:style-name="ce14">
            <text:p>30,441</text:p>
          </table:table-cell>
          <table:table-cell office:value-type="float" office:value="8276642.5559540726" table:formula="msoxl:=K349+L348" table:style-name="ce14">
            <text:p>8,276,643</text:p>
          </table:table-cell>
          <table:table-cell office:value-type="float" office:value="30440.604468063451" table:formula="msoxl:=L349-L348" table:style-name="ce14">
            <text:p>30,441</text:p>
          </table:table-cell>
          <table:table-cell office:value-type="percentage" office:value="1.0000000000081055E-3" table:formula="msoxl:=M349/M34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47" table:style-name="ce22">
            <text:p>347</text:p>
          </table:table-cell>
          <table:table-cell office:value-type="float" office:value="350000" table:style-name="ce23">
            <text:p>350,000</text:p>
          </table:table-cell>
          <table:table-cell office:value-type="float" office:value="81800000" table:formula="msoxl:=S349+T348" table:style-name="ce16">
            <text:p>81,800,000</text:p>
          </table:table-cell>
          <table:table-cell office:value-type="float" office:value="0" table:formula="msoxl:=S349-S348" table:style-name="ce17">
            <text:p>0</text:p>
          </table:table-cell>
          <table:table-cell office:value-type="percentage" office:value="0" table:formula="msoxl:=(S349/S348)-1" table:style-name="ce13">
            <text:p>0.00%</text:p>
          </table:table-cell>
          <table:table-cell office:value-type="percentage" office:value="0" table:formula="msoxl:=V348-V349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49=X348,Y348,Y348+1)" table:style-name="ce23">
            <text:p>12</text:p>
          </table:table-cell>
          <table:table-cell office:value-type="float" office:value="29166.666666666668" table:formula="msoxl:=S349/Y349" table:style-name="ce14">
            <text:p>29,167</text:p>
          </table:table-cell>
          <table:table-cell office:value-type="float" office:value="8528436.1471861433" table:formula="msoxl:=Z349+AA348" table:style-name="ce14">
            <text:p>8,528,436</text:p>
          </table:table-cell>
          <table:table-cell office:value-type="float" office:value="29166.666666666046" table:formula="msoxl:=AA349-AA348" table:style-name="ce14">
            <text:p>29,167</text:p>
          </table:table-cell>
          <table:table-cell office:value-type="percentage" office:value="0" table:formula="msoxl:=AB349/AB34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48" table:style-name="ce22">
            <text:p>348</text:p>
          </table:table-cell>
          <table:table-cell office:value-type="float" office:value="426594.63101543905" table:formula="msoxl:=C349+C349*0.001" table:style-name="ce23">
            <text:p>426,595</text:p>
          </table:table-cell>
          <table:table-cell office:value-type="float" office:value="89832433.755142212" table:formula="msoxl:=C350+D349" table:style-name="ce16">
            <text:p>89,832,434</text:p>
          </table:table-cell>
          <table:table-cell office:value-type="float" office:value="426.16846255288692" table:formula="msoxl:=C350-C349" table:style-name="ce16">
            <text:p>426</text:p>
          </table:table-cell>
          <table:table-cell office:value-type="percentage" office:value="1.0000000000001119E-3" table:formula="msoxl:=(C350/C349)-1" table:style-name="ce13">
            <text:p>0.10%</text:p>
          </table:table-cell>
          <table:table-cell office:value-type="percentage" office:value="-2.2204460492503131E-16" table:formula="msoxl:=F349-F350" table:style-name="ce13">
            <text:p>0.00%</text:p>
          </table:table-cell>
          <table:table-cell office:value-type="float" office:value="15" table:formula="msoxl:=IF(I350=I349,1+H349,1)" table:style-name="ce34">
            <text:p>15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50=I349,J349,J349+1)" table:style-name="ce23">
            <text:p>14</text:p>
          </table:table-cell>
          <table:table-cell office:value-type="float" office:value="30471.04507253136" table:formula="msoxl:=C350/J350" table:style-name="ce14">
            <text:p>30,471</text:p>
          </table:table-cell>
          <table:table-cell office:value-type="float" office:value="8307113.601026604" table:formula="msoxl:=K350+L349" table:style-name="ce14">
            <text:p>8,307,114</text:p>
          </table:table-cell>
          <table:table-cell office:value-type="float" office:value="30471.045072531328" table:formula="msoxl:=L350-L349" table:style-name="ce14">
            <text:p>30,471</text:p>
          </table:table-cell>
          <table:table-cell office:value-type="percentage" office:value="9.9999999999389466E-4" table:formula="msoxl:=M350/M34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48" table:style-name="ce22">
            <text:p>348</text:p>
          </table:table-cell>
          <table:table-cell office:value-type="float" office:value="350000" table:style-name="ce23">
            <text:p>350,000</text:p>
          </table:table-cell>
          <table:table-cell office:value-type="float" office:value="82150000" table:formula="msoxl:=S350+T349" table:style-name="ce16">
            <text:p>82,150,000</text:p>
          </table:table-cell>
          <table:table-cell office:value-type="float" office:value="0" table:formula="msoxl:=S350-S349" table:style-name="ce17">
            <text:p>0</text:p>
          </table:table-cell>
          <table:table-cell office:value-type="percentage" office:value="0" table:formula="msoxl:=(S350/S349)-1" table:style-name="ce13">
            <text:p>0.00%</text:p>
          </table:table-cell>
          <table:table-cell office:value-type="percentage" office:value="0" table:formula="msoxl:=V349-V350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50=X349,Y349,Y349+1)" table:style-name="ce23">
            <text:p>12</text:p>
          </table:table-cell>
          <table:table-cell office:value-type="float" office:value="29166.666666666668" table:formula="msoxl:=S350/Y350" table:style-name="ce14">
            <text:p>29,167</text:p>
          </table:table-cell>
          <table:table-cell office:value-type="float" office:value="8557602.8138528094" table:formula="msoxl:=Z350+AA349" table:style-name="ce14">
            <text:p>8,557,603</text:p>
          </table:table-cell>
          <table:table-cell office:value-type="float" office:value="29166.666666666046" table:formula="msoxl:=AA350-AA349" table:style-name="ce14">
            <text:p>29,167</text:p>
          </table:table-cell>
          <table:table-cell office:value-type="percentage" office:value="0" table:formula="msoxl:=AB350/AB34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49" table:style-name="ce22">
            <text:p>349</text:p>
          </table:table-cell>
          <table:table-cell office:value-type="float" office:value="427021.22564645449" table:formula="msoxl:=C350+C350*0.001" table:style-name="ce23">
            <text:p>427,021</text:p>
          </table:table-cell>
          <table:table-cell office:value-type="float" office:value="90259454.980788663" table:formula="msoxl:=C351+D350" table:style-name="ce16">
            <text:p>90,259,455</text:p>
          </table:table-cell>
          <table:table-cell office:value-type="float" office:value="426.59463101543952" table:formula="msoxl:=C351-C350" table:style-name="ce16">
            <text:p>427</text:p>
          </table:table-cell>
          <table:table-cell office:value-type="percentage" office:value="1.0000000000001119E-3" table:formula="msoxl:=(C351/C350)-1" table:style-name="ce13">
            <text:p>0.10%</text:p>
          </table:table-cell>
          <table:table-cell office:value-type="percentage" office:value="0" table:formula="msoxl:=F350-F351" table:style-name="ce13">
            <text:p>0.00%</text:p>
          </table:table-cell>
          <table:table-cell office:value-type="float" office:value="16" table:formula="msoxl:=IF(I351=I350,1+H350,1)" table:style-name="ce34">
            <text:p>16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51=I350,J350,J350+1)" table:style-name="ce23">
            <text:p>14</text:p>
          </table:table-cell>
          <table:table-cell office:value-type="float" office:value="30501.516117603893" table:formula="msoxl:=C351/J351" table:style-name="ce14">
            <text:p>30,502</text:p>
          </table:table-cell>
          <table:table-cell office:value-type="float" office:value="8337615.1171442075" table:formula="msoxl:=K351+L350" table:style-name="ce14">
            <text:p>8,337,615</text:p>
          </table:table-cell>
          <table:table-cell office:value-type="float" office:value="30501.516117603518" table:formula="msoxl:=L351-L350" table:style-name="ce14">
            <text:p>30,502</text:p>
          </table:table-cell>
          <table:table-cell office:value-type="percentage" office:value="9.9999999998878764E-4" table:formula="msoxl:=M351/M35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49" table:style-name="ce22">
            <text:p>349</text:p>
          </table:table-cell>
          <table:table-cell office:value-type="float" office:value="350000" table:style-name="ce23">
            <text:p>350,000</text:p>
          </table:table-cell>
          <table:table-cell office:value-type="float" office:value="82500000" table:formula="msoxl:=S351+T350" table:style-name="ce16">
            <text:p>82,500,000</text:p>
          </table:table-cell>
          <table:table-cell office:value-type="float" office:value="0" table:formula="msoxl:=S351-S350" table:style-name="ce17">
            <text:p>0</text:p>
          </table:table-cell>
          <table:table-cell office:value-type="percentage" office:value="0" table:formula="msoxl:=(S351/S350)-1" table:style-name="ce13">
            <text:p>0.00%</text:p>
          </table:table-cell>
          <table:table-cell office:value-type="percentage" office:value="0" table:formula="msoxl:=V350-V351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51=X350,Y350,Y350+1)" table:style-name="ce23">
            <text:p>12</text:p>
          </table:table-cell>
          <table:table-cell office:value-type="float" office:value="29166.666666666668" table:formula="msoxl:=S351/Y351" table:style-name="ce14">
            <text:p>29,167</text:p>
          </table:table-cell>
          <table:table-cell office:value-type="float" office:value="8586769.4805194754" table:formula="msoxl:=Z351+AA350" table:style-name="ce14">
            <text:p>8,586,769</text:p>
          </table:table-cell>
          <table:table-cell office:value-type="float" office:value="29166.666666666046" table:formula="msoxl:=AA351-AA350" table:style-name="ce14">
            <text:p>29,167</text:p>
          </table:table-cell>
          <table:table-cell office:value-type="percentage" office:value="0" table:formula="msoxl:=AB351/AB35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50" table:style-name="ce22">
            <text:p>350</text:p>
          </table:table-cell>
          <table:table-cell office:value-type="float" office:value="427448.24687210092" table:formula="msoxl:=C351+C351*0.001" table:style-name="ce23">
            <text:p>427,448</text:p>
          </table:table-cell>
          <table:table-cell office:value-type="float" office:value="90686903.22766076" table:formula="msoxl:=C352+D351" table:style-name="ce16">
            <text:p>90,686,903</text:p>
          </table:table-cell>
          <table:table-cell office:value-type="float" office:value="427.02122564642923" table:formula="msoxl:=C352-C351" table:style-name="ce16">
            <text:p>427</text:p>
          </table:table-cell>
          <table:table-cell office:value-type="percentage" office:value="9.9999999999988987E-4" table:formula="msoxl:=(C352/C351)-1" table:style-name="ce13">
            <text:p>0.10%</text:p>
          </table:table-cell>
          <table:table-cell office:value-type="percentage" office:value="2.2204460492503131E-16" table:formula="msoxl:=F351-F352" table:style-name="ce13">
            <text:p>0.00%</text:p>
          </table:table-cell>
          <table:table-cell office:value-type="float" office:value="17" table:formula="msoxl:=IF(I352=I351,1+H351,1)" table:style-name="ce34">
            <text:p>17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52=I351,J351,J351+1)" table:style-name="ce23">
            <text:p>14</text:p>
          </table:table-cell>
          <table:table-cell office:value-type="float" office:value="30532.017633721494" table:formula="msoxl:=C352/J352" table:style-name="ce14">
            <text:p>30,532</text:p>
          </table:table-cell>
          <table:table-cell office:value-type="float" office:value="8368147.1347779287" table:formula="msoxl:=K352+L351" table:style-name="ce14">
            <text:p>8,368,147</text:p>
          </table:table-cell>
          <table:table-cell office:value-type="float" office:value="30532.017633721232" table:formula="msoxl:=L352-L351" table:style-name="ce14">
            <text:p>30,532</text:p>
          </table:table-cell>
          <table:table-cell office:value-type="percentage" office:value="1.0000000000036646E-3" table:formula="msoxl:=M352/M35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50" table:style-name="ce22">
            <text:p>350</text:p>
          </table:table-cell>
          <table:table-cell office:value-type="float" office:value="350000" table:style-name="ce23">
            <text:p>350,000</text:p>
          </table:table-cell>
          <table:table-cell office:value-type="float" office:value="82850000" table:formula="msoxl:=S352+T351" table:style-name="ce16">
            <text:p>82,850,000</text:p>
          </table:table-cell>
          <table:table-cell office:value-type="float" office:value="0" table:formula="msoxl:=S352-S351" table:style-name="ce17">
            <text:p>0</text:p>
          </table:table-cell>
          <table:table-cell office:value-type="percentage" office:value="0" table:formula="msoxl:=(S352/S351)-1" table:style-name="ce13">
            <text:p>0.00%</text:p>
          </table:table-cell>
          <table:table-cell office:value-type="percentage" office:value="0" table:formula="msoxl:=V351-V352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52=X351,Y351,Y351+1)" table:style-name="ce23">
            <text:p>12</text:p>
          </table:table-cell>
          <table:table-cell office:value-type="float" office:value="29166.666666666668" table:formula="msoxl:=S352/Y352" table:style-name="ce14">
            <text:p>29,167</text:p>
          </table:table-cell>
          <table:table-cell office:value-type="float" office:value="8615936.1471861415" table:formula="msoxl:=Z352+AA351" table:style-name="ce14">
            <text:p>8,615,936</text:p>
          </table:table-cell>
          <table:table-cell office:value-type="float" office:value="29166.666666666046" table:formula="msoxl:=AA352-AA351" table:style-name="ce14">
            <text:p>29,167</text:p>
          </table:table-cell>
          <table:table-cell office:value-type="percentage" office:value="0" table:formula="msoxl:=AB352/AB35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51" table:style-name="ce22">
            <text:p>351</text:p>
          </table:table-cell>
          <table:table-cell office:value-type="float" office:value="427875.69511897303" table:formula="msoxl:=C352+C352*0.001" table:style-name="ce23">
            <text:p>427,876</text:p>
          </table:table-cell>
          <table:table-cell office:value-type="float" office:value="91114778.922779739" table:formula="msoxl:=C353+D352" table:style-name="ce16">
            <text:p>91,114,779</text:p>
          </table:table-cell>
          <table:table-cell office:value-type="float" office:value="427.44824687211076" table:formula="msoxl:=C353-C352" table:style-name="ce16">
            <text:p>427</text:p>
          </table:table-cell>
          <table:table-cell office:value-type="percentage" office:value="1.0000000000001119E-3" table:formula="msoxl:=(C353/C352)-1" table:style-name="ce13">
            <text:p>0.10%</text:p>
          </table:table-cell>
          <table:table-cell office:value-type="percentage" office:value="-2.2204460492503131E-16" table:formula="msoxl:=F352-F353" table:style-name="ce13">
            <text:p>0.00%</text:p>
          </table:table-cell>
          <table:table-cell office:value-type="float" office:value="18" table:formula="msoxl:=IF(I353=I352,1+H352,1)" table:style-name="ce34">
            <text:p>18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53=I352,J352,J352+1)" table:style-name="ce23">
            <text:p>14</text:p>
          </table:table-cell>
          <table:table-cell office:value-type="float" office:value="30562.549651355217" table:formula="msoxl:=C353/J353" table:style-name="ce14">
            <text:p>30,563</text:p>
          </table:table-cell>
          <table:table-cell office:value-type="float" office:value="8398709.6844292842" table:formula="msoxl:=K353+L352" table:style-name="ce14">
            <text:p>8,398,710</text:p>
          </table:table-cell>
          <table:table-cell office:value-type="float" office:value="30562.549651355483" table:formula="msoxl:=L353-L352" table:style-name="ce14">
            <text:p>30,563</text:p>
          </table:table-cell>
          <table:table-cell office:value-type="percentage" office:value="1.0000000000174314E-3" table:formula="msoxl:=M353/M35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51" table:style-name="ce22">
            <text:p>351</text:p>
          </table:table-cell>
          <table:table-cell office:value-type="float" office:value="350000" table:style-name="ce23">
            <text:p>350,000</text:p>
          </table:table-cell>
          <table:table-cell office:value-type="float" office:value="83200000" table:formula="msoxl:=S353+T352" table:style-name="ce16">
            <text:p>83,200,000</text:p>
          </table:table-cell>
          <table:table-cell office:value-type="float" office:value="0" table:formula="msoxl:=S353-S352" table:style-name="ce17">
            <text:p>0</text:p>
          </table:table-cell>
          <table:table-cell office:value-type="percentage" office:value="0" table:formula="msoxl:=(S353/S352)-1" table:style-name="ce13">
            <text:p>0.00%</text:p>
          </table:table-cell>
          <table:table-cell office:value-type="percentage" office:value="0" table:formula="msoxl:=V352-V353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53=X352,Y352,Y352+1)" table:style-name="ce23">
            <text:p>12</text:p>
          </table:table-cell>
          <table:table-cell office:value-type="float" office:value="29166.666666666668" table:formula="msoxl:=S353/Y353" table:style-name="ce14">
            <text:p>29,167</text:p>
          </table:table-cell>
          <table:table-cell office:value-type="float" office:value="8645102.8138528075" table:formula="msoxl:=Z353+AA352" table:style-name="ce14">
            <text:p>8,645,103</text:p>
          </table:table-cell>
          <table:table-cell office:value-type="float" office:value="29166.666666666046" table:formula="msoxl:=AA353-AA352" table:style-name="ce14">
            <text:p>29,167</text:p>
          </table:table-cell>
          <table:table-cell office:value-type="percentage" office:value="0" table:formula="msoxl:=AB353/AB35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52" table:style-name="ce22">
            <text:p>352</text:p>
          </table:table-cell>
          <table:table-cell office:value-type="float" office:value="428303.570814092" table:formula="msoxl:=C353+C353*0.001" table:style-name="ce23">
            <text:p>428,304</text:p>
          </table:table-cell>
          <table:table-cell office:value-type="float" office:value="91543082.493593827" table:formula="msoxl:=C354+D353" table:style-name="ce16">
            <text:p>91,543,082</text:p>
          </table:table-cell>
          <table:table-cell office:value-type="float" office:value="427.87569511897163" table:formula="msoxl:=C354-C353" table:style-name="ce16">
            <text:p>428</text:p>
          </table:table-cell>
          <table:table-cell office:value-type="percentage" office:value="9.9999999999988987E-4" table:formula="msoxl:=(C354/C353)-1" table:style-name="ce13">
            <text:p>0.10%</text:p>
          </table:table-cell>
          <table:table-cell office:value-type="percentage" office:value="2.2204460492503131E-16" table:formula="msoxl:=F353-F354" table:style-name="ce13">
            <text:p>0.00%</text:p>
          </table:table-cell>
          <table:table-cell office:value-type="float" office:value="19" table:formula="msoxl:=IF(I354=I353,1+H353,1)" table:style-name="ce34">
            <text:p>19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54=I353,J353,J353+1)" table:style-name="ce23">
            <text:p>14</text:p>
          </table:table-cell>
          <table:table-cell office:value-type="float" office:value="30593.11220100657" table:formula="msoxl:=C354/J354" table:style-name="ce14">
            <text:p>30,593</text:p>
          </table:table-cell>
          <table:table-cell office:value-type="float" office:value="8429302.7966302913" table:formula="msoxl:=K354+L353" table:style-name="ce14">
            <text:p>8,429,303</text:p>
          </table:table-cell>
          <table:table-cell office:value-type="float" office:value="30593.112201007083" table:formula="msoxl:=L354-L353" table:style-name="ce14">
            <text:p>30,593</text:p>
          </table:table-cell>
          <table:table-cell office:value-type="percentage" office:value="1.0000000000081055E-3" table:formula="msoxl:=M354/M35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52" table:style-name="ce22">
            <text:p>352</text:p>
          </table:table-cell>
          <table:table-cell office:value-type="float" office:value="350000" table:style-name="ce23">
            <text:p>350,000</text:p>
          </table:table-cell>
          <table:table-cell office:value-type="float" office:value="83550000" table:formula="msoxl:=S354+T353" table:style-name="ce16">
            <text:p>83,550,000</text:p>
          </table:table-cell>
          <table:table-cell office:value-type="float" office:value="0" table:formula="msoxl:=S354-S353" table:style-name="ce17">
            <text:p>0</text:p>
          </table:table-cell>
          <table:table-cell office:value-type="percentage" office:value="0" table:formula="msoxl:=(S354/S353)-1" table:style-name="ce13">
            <text:p>0.00%</text:p>
          </table:table-cell>
          <table:table-cell office:value-type="percentage" office:value="0" table:formula="msoxl:=V353-V354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54=X353,Y353,Y353+1)" table:style-name="ce23">
            <text:p>12</text:p>
          </table:table-cell>
          <table:table-cell office:value-type="float" office:value="29166.666666666668" table:formula="msoxl:=S354/Y354" table:style-name="ce14">
            <text:p>29,167</text:p>
          </table:table-cell>
          <table:table-cell office:value-type="float" office:value="8674269.4805194736" table:formula="msoxl:=Z354+AA353" table:style-name="ce14">
            <text:p>8,674,269</text:p>
          </table:table-cell>
          <table:table-cell office:value-type="float" office:value="29166.666666666046" table:formula="msoxl:=AA354-AA353" table:style-name="ce14">
            <text:p>29,167</text:p>
          </table:table-cell>
          <table:table-cell office:value-type="percentage" office:value="0" table:formula="msoxl:=AB354/AB35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53" table:style-name="ce22">
            <text:p>353</text:p>
          </table:table-cell>
          <table:table-cell office:value-type="float" office:value="428731.87438490608" table:formula="msoxl:=C354+C354*0.001" table:style-name="ce23">
            <text:p>428,732</text:p>
          </table:table-cell>
          <table:table-cell office:value-type="float" office:value="91971814.367978737" table:formula="msoxl:=C355+D354" table:style-name="ce16">
            <text:p>91,971,814</text:p>
          </table:table-cell>
          <table:table-cell office:value-type="float" office:value="428.30357081408147" table:formula="msoxl:=C355-C354" table:style-name="ce16">
            <text:p>428</text:p>
          </table:table-cell>
          <table:table-cell office:value-type="percentage" office:value="9.9999999999988987E-4" table:formula="msoxl:=(C355/C354)-1" table:style-name="ce13">
            <text:p>0.10%</text:p>
          </table:table-cell>
          <table:table-cell office:value-type="percentage" office:value="0" table:formula="msoxl:=F354-F355" table:style-name="ce13">
            <text:p>0.00%</text:p>
          </table:table-cell>
          <table:table-cell office:value-type="float" office:value="20" table:formula="msoxl:=IF(I355=I354,1+H354,1)" table:style-name="ce34">
            <text:p>20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55=I354,J354,J354+1)" table:style-name="ce23">
            <text:p>14</text:p>
          </table:table-cell>
          <table:table-cell office:value-type="float" office:value="30623.705313207578" table:formula="msoxl:=C355/J355" table:style-name="ce14">
            <text:p>30,624</text:p>
          </table:table-cell>
          <table:table-cell office:value-type="float" office:value="8459926.5019434988" table:formula="msoxl:=K355+L354" table:style-name="ce14">
            <text:p>8,459,927</text:p>
          </table:table-cell>
          <table:table-cell office:value-type="float" office:value="30623.705313207582" table:formula="msoxl:=L355-L354" table:style-name="ce14">
            <text:p>30,624</text:p>
          </table:table-cell>
          <table:table-cell office:value-type="percentage" office:value="9.9999999998345857E-4" table:formula="msoxl:=M355/M35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53" table:style-name="ce22">
            <text:p>353</text:p>
          </table:table-cell>
          <table:table-cell office:value-type="float" office:value="350000" table:style-name="ce23">
            <text:p>350,000</text:p>
          </table:table-cell>
          <table:table-cell office:value-type="float" office:value="83900000" table:formula="msoxl:=S355+T354" table:style-name="ce16">
            <text:p>83,900,000</text:p>
          </table:table-cell>
          <table:table-cell office:value-type="float" office:value="0" table:formula="msoxl:=S355-S354" table:style-name="ce17">
            <text:p>0</text:p>
          </table:table-cell>
          <table:table-cell office:value-type="percentage" office:value="0" table:formula="msoxl:=(S355/S354)-1" table:style-name="ce13">
            <text:p>0.00%</text:p>
          </table:table-cell>
          <table:table-cell office:value-type="percentage" office:value="0" table:formula="msoxl:=V354-V355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55=X354,Y354,Y354+1)" table:style-name="ce23">
            <text:p>12</text:p>
          </table:table-cell>
          <table:table-cell office:value-type="float" office:value="29166.666666666668" table:formula="msoxl:=S355/Y355" table:style-name="ce14">
            <text:p>29,167</text:p>
          </table:table-cell>
          <table:table-cell office:value-type="float" office:value="8703436.1471861396" table:formula="msoxl:=Z355+AA354" table:style-name="ce14">
            <text:p>8,703,436</text:p>
          </table:table-cell>
          <table:table-cell office:value-type="float" office:value="29166.666666666046" table:formula="msoxl:=AA355-AA354" table:style-name="ce14">
            <text:p>29,167</text:p>
          </table:table-cell>
          <table:table-cell office:value-type="percentage" office:value="0" table:formula="msoxl:=AB355/AB35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54" table:style-name="ce22">
            <text:p>354</text:p>
          </table:table-cell>
          <table:table-cell office:value-type="float" office:value="429160.606259291" table:formula="msoxl:=C355+C355*0.001" table:style-name="ce23">
            <text:p>429,161</text:p>
          </table:table-cell>
          <table:table-cell office:value-type="float" office:value="92400974.974238023" table:formula="msoxl:=C356+D355" table:style-name="ce16">
            <text:p>92,400,975</text:p>
          </table:table-cell>
          <table:table-cell office:value-type="float" office:value="428.73187438491732" table:formula="msoxl:=C356-C355" table:style-name="ce16">
            <text:p>429</text:p>
          </table:table-cell>
          <table:table-cell office:value-type="percentage" office:value="1.0000000000001119E-3" table:formula="msoxl:=(C356/C355)-1" table:style-name="ce13">
            <text:p>0.10%</text:p>
          </table:table-cell>
          <table:table-cell office:value-type="percentage" office:value="-2.2204460492503131E-16" table:formula="msoxl:=F355-F356" table:style-name="ce13">
            <text:p>0.00%</text:p>
          </table:table-cell>
          <table:table-cell office:value-type="float" office:value="21" table:formula="msoxl:=IF(I356=I355,1+H355,1)" table:style-name="ce34">
            <text:p>21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56=I355,J355,J355+1)" table:style-name="ce23">
            <text:p>14</text:p>
          </table:table-cell>
          <table:table-cell office:value-type="float" office:value="30654.329018520784" table:formula="msoxl:=C356/J356" table:style-name="ce14">
            <text:p>30,654</text:p>
          </table:table-cell>
          <table:table-cell office:value-type="float" office:value="8490580.830962019" table:formula="msoxl:=K356+L355" table:style-name="ce14">
            <text:p>8,490,581</text:p>
          </table:table-cell>
          <table:table-cell office:value-type="float" office:value="30654.329018520191" table:formula="msoxl:=L356-L355" table:style-name="ce14">
            <text:p>30,654</text:p>
          </table:table-cell>
          <table:table-cell office:value-type="percentage" office:value="9.9999999998057199E-4" table:formula="msoxl:=M356/M35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54" table:style-name="ce22">
            <text:p>354</text:p>
          </table:table-cell>
          <table:table-cell office:value-type="float" office:value="350000" table:style-name="ce23">
            <text:p>350,000</text:p>
          </table:table-cell>
          <table:table-cell office:value-type="float" office:value="84250000" table:formula="msoxl:=S356+T355" table:style-name="ce16">
            <text:p>84,250,000</text:p>
          </table:table-cell>
          <table:table-cell office:value-type="float" office:value="0" table:formula="msoxl:=S356-S355" table:style-name="ce17">
            <text:p>0</text:p>
          </table:table-cell>
          <table:table-cell office:value-type="percentage" office:value="0" table:formula="msoxl:=(S356/S355)-1" table:style-name="ce13">
            <text:p>0.00%</text:p>
          </table:table-cell>
          <table:table-cell office:value-type="percentage" office:value="0" table:formula="msoxl:=V355-V356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56=X355,Y355,Y355+1)" table:style-name="ce23">
            <text:p>12</text:p>
          </table:table-cell>
          <table:table-cell office:value-type="float" office:value="29166.666666666668" table:formula="msoxl:=S356/Y356" table:style-name="ce14">
            <text:p>29,167</text:p>
          </table:table-cell>
          <table:table-cell office:value-type="float" office:value="8732602.8138528056" table:formula="msoxl:=Z356+AA355" table:style-name="ce14">
            <text:p>8,732,603</text:p>
          </table:table-cell>
          <table:table-cell office:value-type="float" office:value="29166.666666666046" table:formula="msoxl:=AA356-AA355" table:style-name="ce14">
            <text:p>29,167</text:p>
          </table:table-cell>
          <table:table-cell office:value-type="percentage" office:value="0" table:formula="msoxl:=AB356/AB35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55" table:style-name="ce22">
            <text:p>355</text:p>
          </table:table-cell>
          <table:table-cell office:value-type="float" office:value="429589.76686555031" table:formula="msoxl:=C356+C356*0.001" table:style-name="ce23">
            <text:p>429,590</text:p>
          </table:table-cell>
          <table:table-cell office:value-type="float" office:value="92830564.741103575" table:formula="msoxl:=C357+D356" table:style-name="ce16">
            <text:p>92,830,565</text:p>
          </table:table-cell>
          <table:table-cell office:value-type="float" office:value="429.1606062593055" table:formula="msoxl:=C357-C356" table:style-name="ce16">
            <text:p>429</text:p>
          </table:table-cell>
          <table:table-cell office:value-type="percentage" office:value="1.0000000000001119E-3" table:formula="msoxl:=(C357/C356)-1" table:style-name="ce13">
            <text:p>0.10%</text:p>
          </table:table-cell>
          <table:table-cell office:value-type="percentage" office:value="0" table:formula="msoxl:=F356-F357" table:style-name="ce13">
            <text:p>0.00%</text:p>
          </table:table-cell>
          <table:table-cell office:value-type="float" office:value="22" table:formula="msoxl:=IF(I357=I356,1+H356,1)" table:style-name="ce34">
            <text:p>22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57=I356,J356,J356+1)" table:style-name="ce23">
            <text:p>14</text:p>
          </table:table-cell>
          <table:table-cell office:value-type="float" office:value="30684.983347539306" table:formula="msoxl:=C357/J357" table:style-name="ce14">
            <text:p>30,685</text:p>
          </table:table-cell>
          <table:table-cell office:value-type="float" office:value="8521265.8143095579" table:formula="msoxl:=K357+L356" table:style-name="ce14">
            <text:p>8,521,266</text:p>
          </table:table-cell>
          <table:table-cell office:value-type="float" office:value="30684.983347538859" table:formula="msoxl:=L357-L356" table:style-name="ce14">
            <text:p>30,685</text:p>
          </table:table-cell>
          <table:table-cell office:value-type="percentage" office:value="1.0000000000047748E-3" table:formula="msoxl:=M357/M35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55" table:style-name="ce22">
            <text:p>355</text:p>
          </table:table-cell>
          <table:table-cell office:value-type="float" office:value="350000" table:style-name="ce23">
            <text:p>350,000</text:p>
          </table:table-cell>
          <table:table-cell office:value-type="float" office:value="84600000" table:formula="msoxl:=S357+T356" table:style-name="ce16">
            <text:p>84,600,000</text:p>
          </table:table-cell>
          <table:table-cell office:value-type="float" office:value="0" table:formula="msoxl:=S357-S356" table:style-name="ce17">
            <text:p>0</text:p>
          </table:table-cell>
          <table:table-cell office:value-type="percentage" office:value="0" table:formula="msoxl:=(S357/S356)-1" table:style-name="ce13">
            <text:p>0.00%</text:p>
          </table:table-cell>
          <table:table-cell office:value-type="percentage" office:value="0" table:formula="msoxl:=V356-V357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57=X356,Y356,Y356+1)" table:style-name="ce23">
            <text:p>12</text:p>
          </table:table-cell>
          <table:table-cell office:value-type="float" office:value="29166.666666666668" table:formula="msoxl:=S357/Y357" table:style-name="ce14">
            <text:p>29,167</text:p>
          </table:table-cell>
          <table:table-cell office:value-type="float" office:value="8761769.4805194717" table:formula="msoxl:=Z357+AA356" table:style-name="ce14">
            <text:p>8,761,769</text:p>
          </table:table-cell>
          <table:table-cell office:value-type="float" office:value="29166.666666666046" table:formula="msoxl:=AA357-AA356" table:style-name="ce14">
            <text:p>29,167</text:p>
          </table:table-cell>
          <table:table-cell office:value-type="percentage" office:value="0" table:formula="msoxl:=AB357/AB35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56" table:style-name="ce22">
            <text:p>356</text:p>
          </table:table-cell>
          <table:table-cell office:value-type="float" office:value="430019.35663241585" table:formula="msoxl:=C357+C357*0.001" table:style-name="ce23">
            <text:p>430,019</text:p>
          </table:table-cell>
          <table:table-cell office:value-type="float" office:value="93260584.097735986" table:formula="msoxl:=C358+D357" table:style-name="ce16">
            <text:p>93,260,584</text:p>
          </table:table-cell>
          <table:table-cell office:value-type="float" office:value="429.58976686553797" table:formula="msoxl:=C358-C357" table:style-name="ce16">
            <text:p>430</text:p>
          </table:table-cell>
          <table:table-cell office:value-type="percentage" office:value="9.9999999999988987E-4" table:formula="msoxl:=(C358/C357)-1" table:style-name="ce13">
            <text:p>0.10%</text:p>
          </table:table-cell>
          <table:table-cell office:value-type="percentage" office:value="2.2204460492503131E-16" table:formula="msoxl:=F357-F358" table:style-name="ce13">
            <text:p>0.00%</text:p>
          </table:table-cell>
          <table:table-cell office:value-type="float" office:value="23" table:formula="msoxl:=IF(I358=I357,1+H357,1)" table:style-name="ce34">
            <text:p>23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58=I357,J357,J357+1)" table:style-name="ce23">
            <text:p>14</text:p>
          </table:table-cell>
          <table:table-cell office:value-type="float" office:value="30715.668330886845" table:formula="msoxl:=C358/J358" table:style-name="ce14">
            <text:p>30,716</text:p>
          </table:table-cell>
          <table:table-cell office:value-type="float" office:value="8551981.4826404452" table:formula="msoxl:=K358+L357" table:style-name="ce14">
            <text:p>8,551,981</text:p>
          </table:table-cell>
          <table:table-cell office:value-type="float" office:value="30715.668330887333" table:formula="msoxl:=L358-L357" table:style-name="ce14">
            <text:p>30,716</text:p>
          </table:table-cell>
          <table:table-cell office:value-type="percentage" office:value="1.000000000030532E-3" table:formula="msoxl:=M358/M35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56" table:style-name="ce22">
            <text:p>356</text:p>
          </table:table-cell>
          <table:table-cell office:value-type="float" office:value="350000" table:style-name="ce23">
            <text:p>350,000</text:p>
          </table:table-cell>
          <table:table-cell office:value-type="float" office:value="84950000" table:formula="msoxl:=S358+T357" table:style-name="ce16">
            <text:p>84,950,000</text:p>
          </table:table-cell>
          <table:table-cell office:value-type="float" office:value="0" table:formula="msoxl:=S358-S357" table:style-name="ce17">
            <text:p>0</text:p>
          </table:table-cell>
          <table:table-cell office:value-type="percentage" office:value="0" table:formula="msoxl:=(S358/S357)-1" table:style-name="ce13">
            <text:p>0.00%</text:p>
          </table:table-cell>
          <table:table-cell office:value-type="percentage" office:value="0" table:formula="msoxl:=V357-V358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58=X357,Y357,Y357+1)" table:style-name="ce23">
            <text:p>12</text:p>
          </table:table-cell>
          <table:table-cell office:value-type="float" office:value="29166.666666666668" table:formula="msoxl:=S358/Y358" table:style-name="ce14">
            <text:p>29,167</text:p>
          </table:table-cell>
          <table:table-cell office:value-type="float" office:value="8790936.1471861377" table:formula="msoxl:=Z358+AA357" table:style-name="ce14">
            <text:p>8,790,936</text:p>
          </table:table-cell>
          <table:table-cell office:value-type="float" office:value="29166.666666666046" table:formula="msoxl:=AA358-AA357" table:style-name="ce14">
            <text:p>29,167</text:p>
          </table:table-cell>
          <table:table-cell office:value-type="percentage" office:value="0" table:formula="msoxl:=AB358/AB35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57" table:style-name="ce22">
            <text:p>357</text:p>
          </table:table-cell>
          <table:table-cell office:value-type="float" office:value="430449.37598904828" table:formula="msoxl:=C358+C358*0.001" table:style-name="ce23">
            <text:p>430,449</text:p>
          </table:table-cell>
          <table:table-cell office:value-type="float" office:value="93691033.473725036" table:formula="msoxl:=C359+D358" table:style-name="ce16">
            <text:p>93,691,033</text:p>
          </table:table-cell>
          <table:table-cell office:value-type="float" office:value="430.01935663243057" table:formula="msoxl:=C359-C358" table:style-name="ce16">
            <text:p>430</text:p>
          </table:table-cell>
          <table:table-cell office:value-type="percentage" office:value="1.0000000000001119E-3" table:formula="msoxl:=(C359/C358)-1" table:style-name="ce13">
            <text:p>0.10%</text:p>
          </table:table-cell>
          <table:table-cell office:value-type="percentage" office:value="-2.2204460492503131E-16" table:formula="msoxl:=F358-F359" table:style-name="ce13">
            <text:p>0.00%</text:p>
          </table:table-cell>
          <table:table-cell office:value-type="float" office:value="24" table:formula="msoxl:=IF(I359=I358,1+H358,1)" table:style-name="ce34">
            <text:p>24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59=I358,J358,J358+1)" table:style-name="ce23">
            <text:p>14</text:p>
          </table:table-cell>
          <table:table-cell office:value-type="float" office:value="30746.383999217735" table:formula="msoxl:=C359/J359" table:style-name="ce14">
            <text:p>30,746</text:p>
          </table:table-cell>
          <table:table-cell office:value-type="float" office:value="8582727.8666396625" table:formula="msoxl:=K359+L358" table:style-name="ce14">
            <text:p>8,582,728</text:p>
          </table:table-cell>
          <table:table-cell office:value-type="float" office:value="30746.383999217302" table:formula="msoxl:=L359-L358" table:style-name="ce14">
            <text:p>30,746</text:p>
          </table:table-cell>
          <table:table-cell office:value-type="percentage" office:value="9.9999999997013589E-4" table:formula="msoxl:=M359/M35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57" table:style-name="ce22">
            <text:p>357</text:p>
          </table:table-cell>
          <table:table-cell office:value-type="float" office:value="350000" table:style-name="ce23">
            <text:p>350,000</text:p>
          </table:table-cell>
          <table:table-cell office:value-type="float" office:value="85300000" table:formula="msoxl:=S359+T358" table:style-name="ce16">
            <text:p>85,300,000</text:p>
          </table:table-cell>
          <table:table-cell office:value-type="float" office:value="0" table:formula="msoxl:=S359-S358" table:style-name="ce17">
            <text:p>0</text:p>
          </table:table-cell>
          <table:table-cell office:value-type="percentage" office:value="0" table:formula="msoxl:=(S359/S358)-1" table:style-name="ce13">
            <text:p>0.00%</text:p>
          </table:table-cell>
          <table:table-cell office:value-type="percentage" office:value="0" table:formula="msoxl:=V358-V359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59=X358,Y358,Y358+1)" table:style-name="ce23">
            <text:p>12</text:p>
          </table:table-cell>
          <table:table-cell office:value-type="float" office:value="29166.666666666668" table:formula="msoxl:=S359/Y359" table:style-name="ce14">
            <text:p>29,167</text:p>
          </table:table-cell>
          <table:table-cell office:value-type="float" office:value="8820102.8138528038" table:formula="msoxl:=Z359+AA358" table:style-name="ce14">
            <text:p>8,820,103</text:p>
          </table:table-cell>
          <table:table-cell office:value-type="float" office:value="29166.666666666046" table:formula="msoxl:=AA359-AA358" table:style-name="ce14">
            <text:p>29,167</text:p>
          </table:table-cell>
          <table:table-cell office:value-type="percentage" office:value="0" table:formula="msoxl:=AB359/AB35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58" table:style-name="ce22">
            <text:p>358</text:p>
          </table:table-cell>
          <table:table-cell office:value-type="float" office:value="430879.82536503731" table:formula="msoxl:=C359+C359*0.001" table:style-name="ce23">
            <text:p>430,880</text:p>
          </table:table-cell>
          <table:table-cell office:value-type="float" office:value="94121913.299090073" table:formula="msoxl:=C360+D359" table:style-name="ce16">
            <text:p>94,121,913</text:p>
          </table:table-cell>
          <table:table-cell office:value-type="float" office:value="430.44937598903198" table:formula="msoxl:=C360-C359" table:style-name="ce16">
            <text:p>430</text:p>
          </table:table-cell>
          <table:table-cell office:value-type="percentage" office:value="9.9999999999988987E-4" table:formula="msoxl:=(C360/C359)-1" table:style-name="ce13">
            <text:p>0.10%</text:p>
          </table:table-cell>
          <table:table-cell office:value-type="percentage" office:value="2.2204460492503131E-16" table:formula="msoxl:=F359-F360" table:style-name="ce13">
            <text:p>0.00%</text:p>
          </table:table-cell>
          <table:table-cell office:value-type="float" office:value="25" table:formula="msoxl:=IF(I360=I359,1+H359,1)" table:style-name="ce34">
            <text:p>25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60=I359,J359,J359+1)" table:style-name="ce23">
            <text:p>14</text:p>
          </table:table-cell>
          <table:table-cell office:value-type="float" office:value="30777.130383216951" table:formula="msoxl:=C360/J360" table:style-name="ce14">
            <text:p>30,777</text:p>
          </table:table-cell>
          <table:table-cell office:value-type="float" office:value="8613504.9970228802" table:formula="msoxl:=K360+L359" table:style-name="ce14">
            <text:p>8,613,505</text:p>
          </table:table-cell>
          <table:table-cell office:value-type="float" office:value="30777.130383217707" table:formula="msoxl:=L360-L359" table:style-name="ce14">
            <text:p>30,777</text:p>
          </table:table-cell>
          <table:table-cell office:value-type="percentage" office:value="1.0000000000387477E-3" table:formula="msoxl:=M360/M35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58" table:style-name="ce22">
            <text:p>358</text:p>
          </table:table-cell>
          <table:table-cell office:value-type="float" office:value="350000" table:style-name="ce23">
            <text:p>350,000</text:p>
          </table:table-cell>
          <table:table-cell office:value-type="float" office:value="85650000" table:formula="msoxl:=S360+T359" table:style-name="ce16">
            <text:p>85,650,000</text:p>
          </table:table-cell>
          <table:table-cell office:value-type="float" office:value="0" table:formula="msoxl:=S360-S359" table:style-name="ce17">
            <text:p>0</text:p>
          </table:table-cell>
          <table:table-cell office:value-type="percentage" office:value="0" table:formula="msoxl:=(S360/S359)-1" table:style-name="ce13">
            <text:p>0.00%</text:p>
          </table:table-cell>
          <table:table-cell office:value-type="percentage" office:value="0" table:formula="msoxl:=V359-V360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60=X359,Y359,Y359+1)" table:style-name="ce23">
            <text:p>12</text:p>
          </table:table-cell>
          <table:table-cell office:value-type="float" office:value="29166.666666666668" table:formula="msoxl:=S360/Y360" table:style-name="ce14">
            <text:p>29,167</text:p>
          </table:table-cell>
          <table:table-cell office:value-type="float" office:value="8849269.4805194698" table:formula="msoxl:=Z360+AA359" table:style-name="ce14">
            <text:p>8,849,269</text:p>
          </table:table-cell>
          <table:table-cell office:value-type="float" office:value="29166.666666666046" table:formula="msoxl:=AA360-AA359" table:style-name="ce14">
            <text:p>29,167</text:p>
          </table:table-cell>
          <table:table-cell office:value-type="percentage" office:value="0" table:formula="msoxl:=AB360/AB35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59" table:style-name="ce22">
            <text:p>359</text:p>
          </table:table-cell>
          <table:table-cell office:value-type="float" office:value="431310.70519040234" table:formula="msoxl:=C360+C360*0.001" table:style-name="ce23">
            <text:p>431,311</text:p>
          </table:table-cell>
          <table:table-cell office:value-type="float" office:value="94553224.004280478" table:formula="msoxl:=C361+D360" table:style-name="ce16">
            <text:p>94,553,224</text:p>
          </table:table-cell>
          <table:table-cell office:value-type="float" office:value="430.87982536503114" table:formula="msoxl:=C361-C360" table:style-name="ce16">
            <text:p>431</text:p>
          </table:table-cell>
          <table:table-cell office:value-type="percentage" office:value="9.9999999999988987E-4" table:formula="msoxl:=(C361/C360)-1" table:style-name="ce13">
            <text:p>0.10%</text:p>
          </table:table-cell>
          <table:table-cell office:value-type="percentage" office:value="0" table:formula="msoxl:=F360-F361" table:style-name="ce13">
            <text:p>0.00%</text:p>
          </table:table-cell>
          <table:table-cell office:value-type="float" office:value="26" table:formula="msoxl:=IF(I361=I360,1+H360,1)" table:style-name="ce34">
            <text:p>26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61=I360,J360,J360+1)" table:style-name="ce23">
            <text:p>14</text:p>
          </table:table-cell>
          <table:table-cell office:value-type="float" office:value="30807.907513600167" table:formula="msoxl:=C361/J361" table:style-name="ce14">
            <text:p>30,808</text:p>
          </table:table-cell>
          <table:table-cell office:value-type="float" office:value="8644312.9045364801" table:formula="msoxl:=K361+L360" table:style-name="ce14">
            <text:p>8,644,313</text:p>
          </table:table-cell>
          <table:table-cell office:value-type="float" office:value="30807.907513599843" table:formula="msoxl:=L361-L360" table:style-name="ce14">
            <text:p>30,808</text:p>
          </table:table-cell>
          <table:table-cell office:value-type="percentage" office:value="9.9999999996480682E-4" table:formula="msoxl:=M361/M36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59" table:style-name="ce22">
            <text:p>359</text:p>
          </table:table-cell>
          <table:table-cell office:value-type="float" office:value="350000" table:style-name="ce23">
            <text:p>350,000</text:p>
          </table:table-cell>
          <table:table-cell office:value-type="float" office:value="86000000" table:formula="msoxl:=S361+T360" table:style-name="ce16">
            <text:p>86,000,000</text:p>
          </table:table-cell>
          <table:table-cell office:value-type="float" office:value="0" table:formula="msoxl:=S361-S360" table:style-name="ce17">
            <text:p>0</text:p>
          </table:table-cell>
          <table:table-cell office:value-type="percentage" office:value="0" table:formula="msoxl:=(S361/S360)-1" table:style-name="ce13">
            <text:p>0.00%</text:p>
          </table:table-cell>
          <table:table-cell office:value-type="percentage" office:value="0" table:formula="msoxl:=V360-V361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61=X360,Y360,Y360+1)" table:style-name="ce23">
            <text:p>12</text:p>
          </table:table-cell>
          <table:table-cell office:value-type="float" office:value="29166.666666666668" table:formula="msoxl:=S361/Y361" table:style-name="ce14">
            <text:p>29,167</text:p>
          </table:table-cell>
          <table:table-cell office:value-type="float" office:value="8878436.1471861359" table:formula="msoxl:=Z361+AA360" table:style-name="ce14">
            <text:p>8,878,436</text:p>
          </table:table-cell>
          <table:table-cell office:value-type="float" office:value="29166.666666666046" table:formula="msoxl:=AA361-AA360" table:style-name="ce14">
            <text:p>29,167</text:p>
          </table:table-cell>
          <table:table-cell office:value-type="percentage" office:value="0" table:formula="msoxl:=AB361/AB36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60" table:style-name="ce22">
            <text:p>360</text:p>
          </table:table-cell>
          <table:table-cell office:value-type="float" office:value="431742.01589559275" table:formula="msoxl:=C361+C361*0.001" table:style-name="ce23">
            <text:p>431,742</text:p>
          </table:table-cell>
          <table:table-cell office:value-type="float" office:value="94984966.020176068" table:formula="msoxl:=C362+D361" table:style-name="ce16">
            <text:p>94,984,966</text:p>
          </table:table-cell>
          <table:table-cell office:value-type="float" office:value="431.31070519040804" table:formula="msoxl:=C362-C361" table:style-name="ce16">
            <text:p>431</text:p>
          </table:table-cell>
          <table:table-cell office:value-type="percentage" office:value="1.0000000000001119E-3" table:formula="msoxl:=(C362/C361)-1" table:style-name="ce13">
            <text:p>0.10%</text:p>
          </table:table-cell>
          <table:table-cell office:value-type="percentage" office:value="-2.2204460492503131E-16" table:formula="msoxl:=F361-F362" table:style-name="ce13">
            <text:p>0.00%</text:p>
          </table:table-cell>
          <table:table-cell office:value-type="float" office:value="27" table:formula="msoxl:=IF(I362=I361,1+H361,1)" table:style-name="ce34">
            <text:p>27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62=I361,J361,J361+1)" table:style-name="ce23">
            <text:p>14</text:p>
          </table:table-cell>
          <table:table-cell office:value-type="float" office:value="30838.715421113768" table:formula="msoxl:=C362/J362" table:style-name="ce14">
            <text:p>30,839</text:p>
          </table:table-cell>
          <table:table-cell office:value-type="float" office:value="8675151.6199575942" table:formula="msoxl:=K362+L361" table:style-name="ce14">
            <text:p>8,675,152</text:p>
          </table:table-cell>
          <table:table-cell office:value-type="float" office:value="30838.715421114117" table:formula="msoxl:=L362-L361" table:style-name="ce14">
            <text:p>30,839</text:p>
          </table:table-cell>
          <table:table-cell office:value-type="percentage" office:value="1.0000000000218723E-3" table:formula="msoxl:=M362/M36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60" table:style-name="ce22">
            <text:p>360</text:p>
          </table:table-cell>
          <table:table-cell office:value-type="float" office:value="350000" table:style-name="ce23">
            <text:p>350,000</text:p>
          </table:table-cell>
          <table:table-cell office:value-type="float" office:value="86350000" table:formula="msoxl:=S362+T361" table:style-name="ce16">
            <text:p>86,350,000</text:p>
          </table:table-cell>
          <table:table-cell office:value-type="float" office:value="0" table:formula="msoxl:=S362-S361" table:style-name="ce17">
            <text:p>0</text:p>
          </table:table-cell>
          <table:table-cell office:value-type="percentage" office:value="0" table:formula="msoxl:=(S362/S361)-1" table:style-name="ce13">
            <text:p>0.00%</text:p>
          </table:table-cell>
          <table:table-cell office:value-type="percentage" office:value="0" table:formula="msoxl:=V361-V362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62=X361,Y361,Y361+1)" table:style-name="ce23">
            <text:p>12</text:p>
          </table:table-cell>
          <table:table-cell office:value-type="float" office:value="29166.666666666668" table:formula="msoxl:=S362/Y362" table:style-name="ce14">
            <text:p>29,167</text:p>
          </table:table-cell>
          <table:table-cell office:value-type="float" office:value="8907602.8138528019" table:formula="msoxl:=Z362+AA361" table:style-name="ce14">
            <text:p>8,907,603</text:p>
          </table:table-cell>
          <table:table-cell office:value-type="float" office:value="29166.666666666046" table:formula="msoxl:=AA362-AA361" table:style-name="ce14">
            <text:p>29,167</text:p>
          </table:table-cell>
          <table:table-cell office:value-type="percentage" office:value="0" table:formula="msoxl:=AB362/AB36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61" table:style-name="ce22">
            <text:p>361</text:p>
          </table:table-cell>
          <table:table-cell office:value-type="float" office:value="432173.75791148836" table:formula="msoxl:=C362+C362*0.001" table:style-name="ce23">
            <text:p>432,174</text:p>
          </table:table-cell>
          <table:table-cell office:value-type="float" office:value="95417139.778087556" table:formula="msoxl:=C363+D362" table:style-name="ce16">
            <text:p>95,417,140</text:p>
          </table:table-cell>
          <table:table-cell office:value-type="float" office:value="431.74201589560835" table:formula="msoxl:=C363-C362" table:style-name="ce16">
            <text:p>432</text:p>
          </table:table-cell>
          <table:table-cell office:value-type="percentage" office:value="1.0000000000001119E-3" table:formula="msoxl:=(C363/C362)-1" table:style-name="ce13">
            <text:p>0.10%</text:p>
          </table:table-cell>
          <table:table-cell office:value-type="percentage" office:value="0" table:formula="msoxl:=F362-F363" table:style-name="ce13">
            <text:p>0.00%</text:p>
          </table:table-cell>
          <table:table-cell office:value-type="float" office:value="28" table:formula="msoxl:=IF(I363=I362,1+H362,1)" table:style-name="ce34">
            <text:p>28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63=I362,J362,J362+1)" table:style-name="ce23">
            <text:p>14</text:p>
          </table:table-cell>
          <table:table-cell office:value-type="float" office:value="30869.554136534884" table:formula="msoxl:=C363/J363" table:style-name="ce14">
            <text:p>30,870</text:p>
          </table:table-cell>
          <table:table-cell office:value-type="float" office:value="8706021.1740941294" table:formula="msoxl:=K363+L362" table:style-name="ce14">
            <text:p>8,706,021</text:p>
          </table:table-cell>
          <table:table-cell office:value-type="float" office:value="30869.554136535153" table:formula="msoxl:=L363-L362" table:style-name="ce14">
            <text:p>30,870</text:p>
          </table:table-cell>
          <table:table-cell office:value-type="percentage" office:value="9.9999999999744738E-4" table:formula="msoxl:=M363/M36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61" table:style-name="ce22">
            <text:p>361</text:p>
          </table:table-cell>
          <table:table-cell office:value-type="float" office:value="350000" table:style-name="ce23">
            <text:p>350,000</text:p>
          </table:table-cell>
          <table:table-cell office:value-type="float" office:value="86700000" table:formula="msoxl:=S363+T362" table:style-name="ce16">
            <text:p>86,700,000</text:p>
          </table:table-cell>
          <table:table-cell office:value-type="float" office:value="0" table:formula="msoxl:=S363-S362" table:style-name="ce17">
            <text:p>0</text:p>
          </table:table-cell>
          <table:table-cell office:value-type="percentage" office:value="0" table:formula="msoxl:=(S363/S362)-1" table:style-name="ce13">
            <text:p>0.00%</text:p>
          </table:table-cell>
          <table:table-cell office:value-type="percentage" office:value="0" table:formula="msoxl:=V362-V363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63=X362,Y362,Y362+1)" table:style-name="ce23">
            <text:p>12</text:p>
          </table:table-cell>
          <table:table-cell office:value-type="float" office:value="29166.666666666668" table:formula="msoxl:=S363/Y363" table:style-name="ce14">
            <text:p>29,167</text:p>
          </table:table-cell>
          <table:table-cell office:value-type="float" office:value="8936769.480519468" table:formula="msoxl:=Z363+AA362" table:style-name="ce14">
            <text:p>8,936,769</text:p>
          </table:table-cell>
          <table:table-cell office:value-type="float" office:value="29166.666666666046" table:formula="msoxl:=AA363-AA362" table:style-name="ce14">
            <text:p>29,167</text:p>
          </table:table-cell>
          <table:table-cell office:value-type="percentage" office:value="0" table:formula="msoxl:=AB363/AB36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62" table:style-name="ce22">
            <text:p>362</text:p>
          </table:table-cell>
          <table:table-cell office:value-type="float" office:value="432605.93166939984" table:formula="msoxl:=C363+C363*0.001" table:style-name="ce23">
            <text:p>432,606</text:p>
          </table:table-cell>
          <table:table-cell office:value-type="float" office:value="95849745.709756956" table:formula="msoxl:=C364+D363" table:style-name="ce16">
            <text:p>95,849,746</text:p>
          </table:table-cell>
          <table:table-cell office:value-type="float" office:value="432.17375791148515" table:formula="msoxl:=C364-C363" table:style-name="ce16">
            <text:p>432</text:p>
          </table:table-cell>
          <table:table-cell office:value-type="percentage" office:value="9.9999999999988987E-4" table:formula="msoxl:=(C364/C363)-1" table:style-name="ce13">
            <text:p>0.10%</text:p>
          </table:table-cell>
          <table:table-cell office:value-type="percentage" office:value="2.2204460492503131E-16" table:formula="msoxl:=F363-F364" table:style-name="ce13">
            <text:p>0.00%</text:p>
          </table:table-cell>
          <table:table-cell office:value-type="float" office:value="29" table:formula="msoxl:=IF(I364=I363,1+H363,1)" table:style-name="ce34">
            <text:p>29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64=I363,J363,J363+1)" table:style-name="ce23">
            <text:p>14</text:p>
          </table:table-cell>
          <table:table-cell office:value-type="float" office:value="30900.423690671418" table:formula="msoxl:=C364/J364" table:style-name="ce14">
            <text:p>30,900</text:p>
          </table:table-cell>
          <table:table-cell office:value-type="float" office:value="8736921.5977848005" table:formula="msoxl:=K364+L363" table:style-name="ce14">
            <text:p>8,736,922</text:p>
          </table:table-cell>
          <table:table-cell office:value-type="float" office:value="30900.423690671101" table:formula="msoxl:=L364-L363" table:style-name="ce14">
            <text:p>30,900</text:p>
          </table:table-cell>
          <table:table-cell office:value-type="percentage" office:value="9.9999999998101607E-4" table:formula="msoxl:=M364/M36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62" table:style-name="ce22">
            <text:p>362</text:p>
          </table:table-cell>
          <table:table-cell office:value-type="float" office:value="350000" table:style-name="ce23">
            <text:p>350,000</text:p>
          </table:table-cell>
          <table:table-cell office:value-type="float" office:value="87050000" table:formula="msoxl:=S364+T363" table:style-name="ce16">
            <text:p>87,050,000</text:p>
          </table:table-cell>
          <table:table-cell office:value-type="float" office:value="0" table:formula="msoxl:=S364-S363" table:style-name="ce17">
            <text:p>0</text:p>
          </table:table-cell>
          <table:table-cell office:value-type="percentage" office:value="0" table:formula="msoxl:=(S364/S363)-1" table:style-name="ce13">
            <text:p>0.00%</text:p>
          </table:table-cell>
          <table:table-cell office:value-type="percentage" office:value="0" table:formula="msoxl:=V363-V364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64=X363,Y363,Y363+1)" table:style-name="ce23">
            <text:p>12</text:p>
          </table:table-cell>
          <table:table-cell office:value-type="float" office:value="29166.666666666668" table:formula="msoxl:=S364/Y364" table:style-name="ce14">
            <text:p>29,167</text:p>
          </table:table-cell>
          <table:table-cell office:value-type="float" office:value="8965936.147186134" table:formula="msoxl:=Z364+AA363" table:style-name="ce14">
            <text:p>8,965,936</text:p>
          </table:table-cell>
          <table:table-cell office:value-type="float" office:value="29166.666666666046" table:formula="msoxl:=AA364-AA363" table:style-name="ce14">
            <text:p>29,167</text:p>
          </table:table-cell>
          <table:table-cell office:value-type="percentage" office:value="0" table:formula="msoxl:=AB364/AB36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63" table:style-name="ce22">
            <text:p>363</text:p>
          </table:table-cell>
          <table:table-cell office:value-type="float" office:value="433038.53760106926" table:formula="msoxl:=C364+C364*0.001" table:style-name="ce23">
            <text:p>433,039</text:p>
          </table:table-cell>
          <table:table-cell office:value-type="float" office:value="96282784.247358024" table:formula="msoxl:=C365+D364" table:style-name="ce16">
            <text:p>96,282,784</text:p>
          </table:table-cell>
          <table:table-cell office:value-type="float" office:value="432.60593166941544" table:formula="msoxl:=C365-C364" table:style-name="ce16">
            <text:p>433</text:p>
          </table:table-cell>
          <table:table-cell office:value-type="percentage" office:value="1.0000000000001119E-3" table:formula="msoxl:=(C365/C364)-1" table:style-name="ce13">
            <text:p>0.10%</text:p>
          </table:table-cell>
          <table:table-cell office:value-type="percentage" office:value="-2.2204460492503131E-16" table:formula="msoxl:=F364-F365" table:style-name="ce13">
            <text:p>0.00%</text:p>
          </table:table-cell>
          <table:table-cell office:value-type="float" office:value="30" table:formula="msoxl:=IF(I365=I364,1+H364,1)" table:style-name="ce34">
            <text:p>30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65=I364,J364,J364+1)" table:style-name="ce23">
            <text:p>14</text:p>
          </table:table-cell>
          <table:table-cell office:value-type="float" office:value="30931.324114362091" table:formula="msoxl:=C365/J365" table:style-name="ce14">
            <text:p>30,931</text:p>
          </table:table-cell>
          <table:table-cell office:value-type="float" office:value="8767852.9218991622" table:formula="msoxl:=K365+L364" table:style-name="ce14">
            <text:p>8,767,853</text:p>
          </table:table-cell>
          <table:table-cell office:value-type="float" office:value="30931.324114361778" table:formula="msoxl:=L365-L364" table:style-name="ce14">
            <text:p>30,931</text:p>
          </table:table-cell>
          <table:table-cell office:value-type="percentage" office:value="1.0000000000001119E-3" table:formula="msoxl:=M365/M36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63" table:style-name="ce22">
            <text:p>363</text:p>
          </table:table-cell>
          <table:table-cell office:value-type="float" office:value="350000" table:style-name="ce23">
            <text:p>350,000</text:p>
          </table:table-cell>
          <table:table-cell office:value-type="float" office:value="87400000" table:formula="msoxl:=S365+T364" table:style-name="ce16">
            <text:p>87,400,000</text:p>
          </table:table-cell>
          <table:table-cell office:value-type="float" office:value="0" table:formula="msoxl:=S365-S364" table:style-name="ce17">
            <text:p>0</text:p>
          </table:table-cell>
          <table:table-cell office:value-type="percentage" office:value="0" table:formula="msoxl:=(S365/S364)-1" table:style-name="ce13">
            <text:p>0.00%</text:p>
          </table:table-cell>
          <table:table-cell office:value-type="percentage" office:value="0" table:formula="msoxl:=V364-V365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65=X364,Y364,Y364+1)" table:style-name="ce23">
            <text:p>12</text:p>
          </table:table-cell>
          <table:table-cell office:value-type="float" office:value="29166.666666666668" table:formula="msoxl:=S365/Y365" table:style-name="ce14">
            <text:p>29,167</text:p>
          </table:table-cell>
          <table:table-cell office:value-type="float" office:value="8995102.8138528001" table:formula="msoxl:=Z365+AA364" table:style-name="ce14">
            <text:p>8,995,103</text:p>
          </table:table-cell>
          <table:table-cell office:value-type="float" office:value="29166.666666666046" table:formula="msoxl:=AA365-AA364" table:style-name="ce14">
            <text:p>29,167</text:p>
          </table:table-cell>
          <table:table-cell office:value-type="percentage" office:value="0" table:formula="msoxl:=AB365/AB36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64" table:style-name="ce22">
            <text:p>364</text:p>
          </table:table-cell>
          <table:table-cell office:value-type="float" office:value="433471.57613867032" table:formula="msoxl:=C365+C365*0.001" table:style-name="ce23">
            <text:p>433,472</text:p>
          </table:table-cell>
          <table:table-cell office:value-type="float" office:value="96716255.823496699" table:formula="msoxl:=C366+D365" table:style-name="ce16">
            <text:p>96,716,256</text:p>
          </table:table-cell>
          <table:table-cell office:value-type="float" office:value="433.03853760106722" table:formula="msoxl:=C366-C365" table:style-name="ce16">
            <text:p>433</text:p>
          </table:table-cell>
          <table:table-cell office:value-type="percentage" office:value="9.9999999999988987E-4" table:formula="msoxl:=(C366/C365)-1" table:style-name="ce13">
            <text:p>0.10%</text:p>
          </table:table-cell>
          <table:table-cell office:value-type="percentage" office:value="2.2204460492503131E-16" table:formula="msoxl:=F365-F366" table:style-name="ce13">
            <text:p>0.00%</text:p>
          </table:table-cell>
          <table:table-cell office:value-type="float" office:value="31" table:formula="msoxl:=IF(I366=I365,1+H365,1)" table:style-name="ce34">
            <text:p>31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66=I365,J365,J365+1)" table:style-name="ce23">
            <text:p>14</text:p>
          </table:table-cell>
          <table:table-cell office:value-type="float" office:value="30962.255438476452" table:formula="msoxl:=C366/J366" table:style-name="ce14">
            <text:p>30,962</text:p>
          </table:table-cell>
          <table:table-cell office:value-type="float" office:value="8798815.177337639" table:formula="msoxl:=K366+L365" table:style-name="ce14">
            <text:p>8,798,815</text:p>
          </table:table-cell>
          <table:table-cell office:value-type="float" office:value="30962.255438476801" table:formula="msoxl:=L366-L365" table:style-name="ce14">
            <text:p>30,962</text:p>
          </table:table-cell>
          <table:table-cell office:value-type="percentage" office:value="1.0000000000214282E-3" table:formula="msoxl:=M366/M36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64" table:style-name="ce22">
            <text:p>364</text:p>
          </table:table-cell>
          <table:table-cell office:value-type="float" office:value="350000" table:style-name="ce23">
            <text:p>350,000</text:p>
          </table:table-cell>
          <table:table-cell office:value-type="float" office:value="87750000" table:formula="msoxl:=S366+T365" table:style-name="ce16">
            <text:p>87,750,000</text:p>
          </table:table-cell>
          <table:table-cell office:value-type="float" office:value="0" table:formula="msoxl:=S366-S365" table:style-name="ce17">
            <text:p>0</text:p>
          </table:table-cell>
          <table:table-cell office:value-type="percentage" office:value="0" table:formula="msoxl:=(S366/S365)-1" table:style-name="ce13">
            <text:p>0.00%</text:p>
          </table:table-cell>
          <table:table-cell office:value-type="percentage" office:value="0" table:formula="msoxl:=V365-V366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66=X365,Y365,Y365+1)" table:style-name="ce23">
            <text:p>12</text:p>
          </table:table-cell>
          <table:table-cell office:value-type="float" office:value="29166.666666666668" table:formula="msoxl:=S366/Y366" table:style-name="ce14">
            <text:p>29,167</text:p>
          </table:table-cell>
          <table:table-cell office:value-type="float" office:value="9024269.4805194661" table:formula="msoxl:=Z366+AA365" table:style-name="ce14">
            <text:p>9,024,269</text:p>
          </table:table-cell>
          <table:table-cell office:value-type="float" office:value="29166.666666666046" table:formula="msoxl:=AA366-AA365" table:style-name="ce14">
            <text:p>29,167</text:p>
          </table:table-cell>
          <table:table-cell office:value-type="percentage" office:value="0" table:formula="msoxl:=AB366/AB36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65" table:style-name="ce22">
            <text:p>365</text:p>
          </table:table-cell>
          <table:table-cell office:value-type="float" office:value="433905.04771480901" table:formula="msoxl:=C366+C366*0.001" table:style-name="ce23">
            <text:p>433,905</text:p>
          </table:table-cell>
          <table:table-cell office:value-type="float" office:value="97150160.871211514" table:formula="msoxl:=C367+D366" table:style-name="ce16">
            <text:p>97,150,161</text:p>
          </table:table-cell>
          <table:table-cell office:value-type="float" office:value="433.47157613869058" table:formula="msoxl:=C367-C366" table:style-name="ce16">
            <text:p>433</text:p>
          </table:table-cell>
          <table:table-cell office:value-type="percentage" office:value="1.0000000000001119E-3" table:formula="msoxl:=(C367/C366)-1" table:style-name="ce13">
            <text:p>0.10%</text:p>
          </table:table-cell>
          <table:table-cell office:value-type="percentage" office:value="-2.2204460492503131E-16" table:formula="msoxl:=F366-F367" table:style-name="ce13">
            <text:p>0.00%</text:p>
          </table:table-cell>
          <table:table-cell office:value-type="float" office:value="32" table:formula="msoxl:=IF(I367=I366,1+H366,1)" table:style-name="ce34">
            <text:p>32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67=I366,J366,J366+1)" table:style-name="ce23">
            <text:p>14</text:p>
          </table:table-cell>
          <table:table-cell office:value-type="float" office:value="30993.217693914929" table:formula="msoxl:=C367/J367" table:style-name="ce14">
            <text:p>30,993</text:p>
          </table:table-cell>
          <table:table-cell office:value-type="float" office:value="8829808.3950315546" table:formula="msoxl:=K367+L366" table:style-name="ce14">
            <text:p>8,829,808</text:p>
          </table:table-cell>
          <table:table-cell office:value-type="float" office:value="30993.217693915591" table:formula="msoxl:=L367-L366" table:style-name="ce14">
            <text:p>30,993</text:p>
          </table:table-cell>
          <table:table-cell office:value-type="percentage" office:value="1.0000000000101039E-3" table:formula="msoxl:=M367/M36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65" table:style-name="ce22">
            <text:p>365</text:p>
          </table:table-cell>
          <table:table-cell office:value-type="float" office:value="350000" table:style-name="ce23">
            <text:p>350,000</text:p>
          </table:table-cell>
          <table:table-cell office:value-type="float" office:value="88100000" table:formula="msoxl:=S367+T366" table:style-name="ce16">
            <text:p>88,100,000</text:p>
          </table:table-cell>
          <table:table-cell office:value-type="float" office:value="0" table:formula="msoxl:=S367-S366" table:style-name="ce17">
            <text:p>0</text:p>
          </table:table-cell>
          <table:table-cell office:value-type="percentage" office:value="0" table:formula="msoxl:=(S367/S366)-1" table:style-name="ce13">
            <text:p>0.00%</text:p>
          </table:table-cell>
          <table:table-cell office:value-type="percentage" office:value="0" table:formula="msoxl:=V366-V367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67=X366,Y366,Y366+1)" table:style-name="ce23">
            <text:p>12</text:p>
          </table:table-cell>
          <table:table-cell office:value-type="float" office:value="29166.666666666668" table:formula="msoxl:=S367/Y367" table:style-name="ce14">
            <text:p>29,167</text:p>
          </table:table-cell>
          <table:table-cell office:value-type="float" office:value="9053436.1471861321" table:formula="msoxl:=Z367+AA366" table:style-name="ce14">
            <text:p>9,053,436</text:p>
          </table:table-cell>
          <table:table-cell office:value-type="float" office:value="29166.666666666046" table:formula="msoxl:=AA367-AA366" table:style-name="ce14">
            <text:p>29,167</text:p>
          </table:table-cell>
          <table:table-cell office:value-type="percentage" office:value="0" table:formula="msoxl:=AB367/AB36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66" table:style-name="ce22">
            <text:p>366</text:p>
          </table:table-cell>
          <table:table-cell office:value-type="float" office:value="434338.95276252384" table:formula="msoxl:=C367+C367*0.001" table:style-name="ce23">
            <text:p>434,339</text:p>
          </table:table-cell>
          <table:table-cell office:value-type="float" office:value="97584499.823974043" table:formula="msoxl:=C368+D367" table:style-name="ce16">
            <text:p>97,584,500</text:p>
          </table:table-cell>
          <table:table-cell office:value-type="float" office:value="433.90504771482665" table:formula="msoxl:=C368-C367" table:style-name="ce16">
            <text:p>434</text:p>
          </table:table-cell>
          <table:table-cell office:value-type="percentage" office:value="1.0000000000001119E-3" table:formula="msoxl:=(C368/C367)-1" table:style-name="ce13">
            <text:p>0.10%</text:p>
          </table:table-cell>
          <table:table-cell office:value-type="percentage" office:value="0" table:formula="msoxl:=F367-F368" table:style-name="ce13">
            <text:p>0.00%</text:p>
          </table:table-cell>
          <table:table-cell office:value-type="float" office:value="33" table:formula="msoxl:=IF(I368=I367,1+H367,1)" table:style-name="ce34">
            <text:p>33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68=I367,J367,J367+1)" table:style-name="ce23">
            <text:p>14</text:p>
          </table:table-cell>
          <table:table-cell office:value-type="float" office:value="31024.210911608847" table:formula="msoxl:=C368/J368" table:style-name="ce14">
            <text:p>31,024</text:p>
          </table:table-cell>
          <table:table-cell office:value-type="float" office:value="8860832.6059431639" table:formula="msoxl:=K368+L367" table:style-name="ce14">
            <text:p>8,860,833</text:p>
          </table:table-cell>
          <table:table-cell office:value-type="float" office:value="31024.210911609232" table:formula="msoxl:=L368-L367" table:style-name="ce14">
            <text:p>31,024</text:p>
          </table:table-cell>
          <table:table-cell office:value-type="percentage" office:value="9.9999999999123013E-4" table:formula="msoxl:=M368/M36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66" table:style-name="ce22">
            <text:p>366</text:p>
          </table:table-cell>
          <table:table-cell office:value-type="float" office:value="350000" table:style-name="ce23">
            <text:p>350,000</text:p>
          </table:table-cell>
          <table:table-cell office:value-type="float" office:value="88450000" table:formula="msoxl:=S368+T367" table:style-name="ce16">
            <text:p>88,450,000</text:p>
          </table:table-cell>
          <table:table-cell office:value-type="float" office:value="0" table:formula="msoxl:=S368-S367" table:style-name="ce17">
            <text:p>0</text:p>
          </table:table-cell>
          <table:table-cell office:value-type="percentage" office:value="0" table:formula="msoxl:=(S368/S367)-1" table:style-name="ce13">
            <text:p>0.00%</text:p>
          </table:table-cell>
          <table:table-cell office:value-type="percentage" office:value="0" table:formula="msoxl:=V367-V368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68=X367,Y367,Y367+1)" table:style-name="ce23">
            <text:p>12</text:p>
          </table:table-cell>
          <table:table-cell office:value-type="float" office:value="29166.666666666668" table:formula="msoxl:=S368/Y368" table:style-name="ce14">
            <text:p>29,167</text:p>
          </table:table-cell>
          <table:table-cell office:value-type="float" office:value="9082602.8138527982" table:formula="msoxl:=Z368+AA367" table:style-name="ce14">
            <text:p>9,082,603</text:p>
          </table:table-cell>
          <table:table-cell office:value-type="float" office:value="29166.666666666046" table:formula="msoxl:=AA368-AA367" table:style-name="ce14">
            <text:p>29,167</text:p>
          </table:table-cell>
          <table:table-cell office:value-type="percentage" office:value="0" table:formula="msoxl:=AB368/AB36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67" table:style-name="ce22">
            <text:p>367</text:p>
          </table:table-cell>
          <table:table-cell office:value-type="float" office:value="434773.29171528638" table:formula="msoxl:=C368+C368*0.001" table:style-name="ce23">
            <text:p>434,773</text:p>
          </table:table-cell>
          <table:table-cell office:value-type="float" office:value="98019273.115689322" table:formula="msoxl:=C369+D368" table:style-name="ce16">
            <text:p>98,019,273</text:p>
          </table:table-cell>
          <table:table-cell office:value-type="float" office:value="434.33895276254043" table:formula="msoxl:=C369-C368" table:style-name="ce16">
            <text:p>434</text:p>
          </table:table-cell>
          <table:table-cell office:value-type="percentage" office:value="1.0000000000001119E-3" table:formula="msoxl:=(C369/C368)-1" table:style-name="ce13">
            <text:p>0.10%</text:p>
          </table:table-cell>
          <table:table-cell office:value-type="percentage" office:value="0" table:formula="msoxl:=F368-F369" table:style-name="ce13">
            <text:p>0.00%</text:p>
          </table:table-cell>
          <table:table-cell office:value-type="float" office:value="34" table:formula="msoxl:=IF(I369=I368,1+H368,1)" table:style-name="ce34">
            <text:p>34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69=I368,J368,J368+1)" table:style-name="ce23">
            <text:p>14</text:p>
          </table:table-cell>
          <table:table-cell office:value-type="float" office:value="31055.235122520455" table:formula="msoxl:=C369/J369" table:style-name="ce14">
            <text:p>31,055</text:p>
          </table:table-cell>
          <table:table-cell office:value-type="float" office:value="8891887.8410656843" table:formula="msoxl:=K369+L368" table:style-name="ce14">
            <text:p>8,891,888</text:p>
          </table:table-cell>
          <table:table-cell office:value-type="float" office:value="31055.235122520477" table:formula="msoxl:=L369-L368" table:style-name="ce14">
            <text:p>31,055</text:p>
          </table:table-cell>
          <table:table-cell office:value-type="percentage" office:value="9.999999999881215E-4" table:formula="msoxl:=M369/M36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67" table:style-name="ce22">
            <text:p>367</text:p>
          </table:table-cell>
          <table:table-cell office:value-type="float" office:value="350000" table:style-name="ce23">
            <text:p>350,000</text:p>
          </table:table-cell>
          <table:table-cell office:value-type="float" office:value="88800000" table:formula="msoxl:=S369+T368" table:style-name="ce16">
            <text:p>88,800,000</text:p>
          </table:table-cell>
          <table:table-cell office:value-type="float" office:value="0" table:formula="msoxl:=S369-S368" table:style-name="ce17">
            <text:p>0</text:p>
          </table:table-cell>
          <table:table-cell office:value-type="percentage" office:value="0" table:formula="msoxl:=(S369/S368)-1" table:style-name="ce13">
            <text:p>0.00%</text:p>
          </table:table-cell>
          <table:table-cell office:value-type="percentage" office:value="0" table:formula="msoxl:=V368-V369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69=X368,Y368,Y368+1)" table:style-name="ce23">
            <text:p>12</text:p>
          </table:table-cell>
          <table:table-cell office:value-type="float" office:value="29166.666666666668" table:formula="msoxl:=S369/Y369" table:style-name="ce14">
            <text:p>29,167</text:p>
          </table:table-cell>
          <table:table-cell office:value-type="float" office:value="9111769.4805194642" table:formula="msoxl:=Z369+AA368" table:style-name="ce14">
            <text:p>9,111,769</text:p>
          </table:table-cell>
          <table:table-cell office:value-type="float" office:value="29166.666666666046" table:formula="msoxl:=AA369-AA368" table:style-name="ce14">
            <text:p>29,167</text:p>
          </table:table-cell>
          <table:table-cell office:value-type="percentage" office:value="0" table:formula="msoxl:=AB369/AB36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68" table:style-name="ce22">
            <text:p>368</text:p>
          </table:table-cell>
          <table:table-cell office:value-type="float" office:value="435208.06500700169" table:formula="msoxl:=C369+C369*0.001" table:style-name="ce23">
            <text:p>435,208</text:p>
          </table:table-cell>
          <table:table-cell office:value-type="float" office:value="98454481.180696324" table:formula="msoxl:=C370+D369" table:style-name="ce16">
            <text:p>98,454,481</text:p>
          </table:table-cell>
          <table:table-cell office:value-type="float" office:value="434.77329171530437" table:formula="msoxl:=C370-C369" table:style-name="ce16">
            <text:p>435</text:p>
          </table:table-cell>
          <table:table-cell office:value-type="percentage" office:value="1.0000000000001119E-3" table:formula="msoxl:=(C370/C369)-1" table:style-name="ce13">
            <text:p>0.10%</text:p>
          </table:table-cell>
          <table:table-cell office:value-type="percentage" office:value="0" table:formula="msoxl:=F369-F370" table:style-name="ce13">
            <text:p>0.00%</text:p>
          </table:table-cell>
          <table:table-cell office:value-type="float" office:value="35" table:formula="msoxl:=IF(I370=I369,1+H369,1)" table:style-name="ce34">
            <text:p>35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70=I369,J369,J369+1)" table:style-name="ce23">
            <text:p>14</text:p>
          </table:table-cell>
          <table:table-cell office:value-type="float" office:value="31086.290357642978" table:formula="msoxl:=C370/J370" table:style-name="ce14">
            <text:p>31,086</text:p>
          </table:table-cell>
          <table:table-cell office:value-type="float" office:value="8922974.1314233281" table:formula="msoxl:=K370+L369" table:style-name="ce14">
            <text:p>8,922,974</text:p>
          </table:table-cell>
          <table:table-cell office:value-type="float" office:value="31086.290357643738" table:formula="msoxl:=L370-L369" table:style-name="ce14">
            <text:p>31,086</text:p>
          </table:table-cell>
          <table:table-cell office:value-type="percentage" office:value="1.0000000000238707E-3" table:formula="msoxl:=M370/M36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68" table:style-name="ce22">
            <text:p>368</text:p>
          </table:table-cell>
          <table:table-cell office:value-type="float" office:value="350000" table:style-name="ce23">
            <text:p>350,000</text:p>
          </table:table-cell>
          <table:table-cell office:value-type="float" office:value="89150000" table:formula="msoxl:=S370+T369" table:style-name="ce16">
            <text:p>89,150,000</text:p>
          </table:table-cell>
          <table:table-cell office:value-type="float" office:value="0" table:formula="msoxl:=S370-S369" table:style-name="ce17">
            <text:p>0</text:p>
          </table:table-cell>
          <table:table-cell office:value-type="percentage" office:value="0" table:formula="msoxl:=(S370/S369)-1" table:style-name="ce13">
            <text:p>0.00%</text:p>
          </table:table-cell>
          <table:table-cell office:value-type="percentage" office:value="0" table:formula="msoxl:=V369-V370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70=X369,Y369,Y369+1)" table:style-name="ce23">
            <text:p>12</text:p>
          </table:table-cell>
          <table:table-cell office:value-type="float" office:value="29166.666666666668" table:formula="msoxl:=S370/Y370" table:style-name="ce14">
            <text:p>29,167</text:p>
          </table:table-cell>
          <table:table-cell office:value-type="float" office:value="9140936.1471861303" table:formula="msoxl:=Z370+AA369" table:style-name="ce14">
            <text:p>9,140,936</text:p>
          </table:table-cell>
          <table:table-cell office:value-type="float" office:value="29166.666666666046" table:formula="msoxl:=AA370-AA369" table:style-name="ce14">
            <text:p>29,167</text:p>
          </table:table-cell>
          <table:table-cell office:value-type="percentage" office:value="0" table:formula="msoxl:=AB370/AB36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69" table:style-name="ce22">
            <text:p>369</text:p>
          </table:table-cell>
          <table:table-cell office:value-type="float" office:value="435643.27307200868" table:formula="msoxl:=C370+C370*0.001" table:style-name="ce23">
            <text:p>435,643</text:p>
          </table:table-cell>
          <table:table-cell office:value-type="float" office:value="98890124.453768328" table:formula="msoxl:=C371+D370" table:style-name="ce16">
            <text:p>98,890,124</text:p>
          </table:table-cell>
          <table:table-cell office:value-type="float" office:value="435.20806500699837" table:formula="msoxl:=C371-C370" table:style-name="ce16">
            <text:p>435</text:p>
          </table:table-cell>
          <table:table-cell office:value-type="percentage" office:value="9.9999999999988987E-4" table:formula="msoxl:=(C371/C370)-1" table:style-name="ce13">
            <text:p>0.10%</text:p>
          </table:table-cell>
          <table:table-cell office:value-type="percentage" office:value="2.2204460492503131E-16" table:formula="msoxl:=F370-F371" table:style-name="ce13">
            <text:p>0.00%</text:p>
          </table:table-cell>
          <table:table-cell office:value-type="float" office:value="36" table:formula="msoxl:=IF(I371=I370,1+H370,1)" table:style-name="ce34">
            <text:p>36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71=I370,J370,J370+1)" table:style-name="ce23">
            <text:p>14</text:p>
          </table:table-cell>
          <table:table-cell office:value-type="float" office:value="31117.37664800062" table:formula="msoxl:=C371/J371" table:style-name="ce14">
            <text:p>31,117</text:p>
          </table:table-cell>
          <table:table-cell office:value-type="float" office:value="8954091.5080713294" table:formula="msoxl:=K371+L370" table:style-name="ce14">
            <text:p>8,954,092</text:p>
          </table:table-cell>
          <table:table-cell office:value-type="float" office:value="31117.376648001373" table:formula="msoxl:=L371-L370" table:style-name="ce14">
            <text:p>31,117</text:p>
          </table:table-cell>
          <table:table-cell office:value-type="percentage" office:value="9.9999999999966782E-4" table:formula="msoxl:=M371/M37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69" table:style-name="ce22">
            <text:p>369</text:p>
          </table:table-cell>
          <table:table-cell office:value-type="float" office:value="350000" table:style-name="ce23">
            <text:p>350,000</text:p>
          </table:table-cell>
          <table:table-cell office:value-type="float" office:value="89500000" table:formula="msoxl:=S371+T370" table:style-name="ce16">
            <text:p>89,500,000</text:p>
          </table:table-cell>
          <table:table-cell office:value-type="float" office:value="0" table:formula="msoxl:=S371-S370" table:style-name="ce17">
            <text:p>0</text:p>
          </table:table-cell>
          <table:table-cell office:value-type="percentage" office:value="0" table:formula="msoxl:=(S371/S370)-1" table:style-name="ce13">
            <text:p>0.00%</text:p>
          </table:table-cell>
          <table:table-cell office:value-type="percentage" office:value="0" table:formula="msoxl:=V370-V371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71=X370,Y370,Y370+1)" table:style-name="ce23">
            <text:p>12</text:p>
          </table:table-cell>
          <table:table-cell office:value-type="float" office:value="29166.666666666668" table:formula="msoxl:=S371/Y371" table:style-name="ce14">
            <text:p>29,167</text:p>
          </table:table-cell>
          <table:table-cell office:value-type="float" office:value="9170102.8138527963" table:formula="msoxl:=Z371+AA370" table:style-name="ce14">
            <text:p>9,170,103</text:p>
          </table:table-cell>
          <table:table-cell office:value-type="float" office:value="29166.666666666046" table:formula="msoxl:=AA371-AA370" table:style-name="ce14">
            <text:p>29,167</text:p>
          </table:table-cell>
          <table:table-cell office:value-type="percentage" office:value="0" table:formula="msoxl:=AB371/AB37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70" table:style-name="ce22">
            <text:p>370</text:p>
          </table:table-cell>
          <table:table-cell office:value-type="float" office:value="436078.91634508071" table:formula="msoxl:=C371+C371*0.001" table:style-name="ce23">
            <text:p>436,079</text:p>
          </table:table-cell>
          <table:table-cell office:value-type="float" office:value="99326203.370113403" table:formula="msoxl:=C372+D371" table:style-name="ce16">
            <text:p>99,326,203</text:p>
          </table:table-cell>
          <table:table-cell office:value-type="float" office:value="435.6432730720262" table:formula="msoxl:=C372-C371" table:style-name="ce16">
            <text:p>436</text:p>
          </table:table-cell>
          <table:table-cell office:value-type="percentage" office:value="1.0000000000001119E-3" table:formula="msoxl:=(C372/C371)-1" table:style-name="ce13">
            <text:p>0.10%</text:p>
          </table:table-cell>
          <table:table-cell office:value-type="percentage" office:value="-2.2204460492503131E-16" table:formula="msoxl:=F371-F372" table:style-name="ce13">
            <text:p>0.00%</text:p>
          </table:table-cell>
          <table:table-cell office:value-type="float" office:value="37" table:formula="msoxl:=IF(I372=I371,1+H371,1)" table:style-name="ce34">
            <text:p>37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72=I371,J371,J371+1)" table:style-name="ce23">
            <text:p>14</text:p>
          </table:table-cell>
          <table:table-cell office:value-type="float" office:value="31148.494024648622" table:formula="msoxl:=C372/J372" table:style-name="ce14">
            <text:p>31,148</text:p>
          </table:table-cell>
          <table:table-cell office:value-type="float" office:value="8985240.0020959787" table:formula="msoxl:=K372+L371" table:style-name="ce14">
            <text:p>8,985,240</text:p>
          </table:table-cell>
          <table:table-cell office:value-type="float" office:value="31148.494024649262" table:formula="msoxl:=L372-L371" table:style-name="ce14">
            <text:p>31,148</text:p>
          </table:table-cell>
          <table:table-cell office:value-type="percentage" office:value="9.9999999999633715E-4" table:formula="msoxl:=M372/M37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70" table:style-name="ce22">
            <text:p>370</text:p>
          </table:table-cell>
          <table:table-cell office:value-type="float" office:value="350000" table:style-name="ce23">
            <text:p>350,000</text:p>
          </table:table-cell>
          <table:table-cell office:value-type="float" office:value="89850000" table:formula="msoxl:=S372+T371" table:style-name="ce16">
            <text:p>89,850,000</text:p>
          </table:table-cell>
          <table:table-cell office:value-type="float" office:value="0" table:formula="msoxl:=S372-S371" table:style-name="ce17">
            <text:p>0</text:p>
          </table:table-cell>
          <table:table-cell office:value-type="percentage" office:value="0" table:formula="msoxl:=(S372/S371)-1" table:style-name="ce13">
            <text:p>0.00%</text:p>
          </table:table-cell>
          <table:table-cell office:value-type="percentage" office:value="0" table:formula="msoxl:=V371-V372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72=X371,Y371,Y371+1)" table:style-name="ce23">
            <text:p>12</text:p>
          </table:table-cell>
          <table:table-cell office:value-type="float" office:value="29166.666666666668" table:formula="msoxl:=S372/Y372" table:style-name="ce14">
            <text:p>29,167</text:p>
          </table:table-cell>
          <table:table-cell office:value-type="float" office:value="9199269.4805194624" table:formula="msoxl:=Z372+AA371" table:style-name="ce14">
            <text:p>9,199,269</text:p>
          </table:table-cell>
          <table:table-cell office:value-type="float" office:value="29166.666666666046" table:formula="msoxl:=AA372-AA371" table:style-name="ce14">
            <text:p>29,167</text:p>
          </table:table-cell>
          <table:table-cell office:value-type="percentage" office:value="0" table:formula="msoxl:=AB372/AB37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71" table:style-name="ce22">
            <text:p>371</text:p>
          </table:table-cell>
          <table:table-cell office:value-type="float" office:value="436514.99526142579" table:formula="msoxl:=C372+C372*0.001" table:style-name="ce23">
            <text:p>436,515</text:p>
          </table:table-cell>
          <table:table-cell office:value-type="float" office:value="99762718.365374833" table:formula="msoxl:=C373+D372" table:style-name="ce16">
            <text:p>99,762,718</text:p>
          </table:table-cell>
          <table:table-cell office:value-type="float" office:value="436.07891634508269" table:formula="msoxl:=C373-C372" table:style-name="ce16">
            <text:p>436</text:p>
          </table:table-cell>
          <table:table-cell office:value-type="percentage" office:value="1.0000000000001119E-3" table:formula="msoxl:=(C373/C372)-1" table:style-name="ce13">
            <text:p>0.10%</text:p>
          </table:table-cell>
          <table:table-cell office:value-type="percentage" office:value="0" table:formula="msoxl:=F372-F373" table:style-name="ce13">
            <text:p>0.00%</text:p>
          </table:table-cell>
          <table:table-cell office:value-type="float" office:value="38" table:formula="msoxl:=IF(I373=I372,1+H372,1)" table:style-name="ce34">
            <text:p>38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73=I372,J372,J372+1)" table:style-name="ce23">
            <text:p>14</text:p>
          </table:table-cell>
          <table:table-cell office:value-type="float" office:value="31179.64251867327" table:formula="msoxl:=C373/J373" table:style-name="ce14">
            <text:p>31,180</text:p>
          </table:table-cell>
          <table:table-cell office:value-type="float" office:value="9016419.6446146518" table:formula="msoxl:=K373+L372" table:style-name="ce14">
            <text:p>9,016,420</text:p>
          </table:table-cell>
          <table:table-cell office:value-type="float" office:value="31179.642518673092" table:formula="msoxl:=L373-L372" table:style-name="ce14">
            <text:p>31,180</text:p>
          </table:table-cell>
          <table:table-cell office:value-type="percentage" office:value="9.999999999736886E-4" table:formula="msoxl:=M373/M37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71" table:style-name="ce22">
            <text:p>371</text:p>
          </table:table-cell>
          <table:table-cell office:value-type="float" office:value="350000" table:style-name="ce23">
            <text:p>350,000</text:p>
          </table:table-cell>
          <table:table-cell office:value-type="float" office:value="90200000" table:formula="msoxl:=S373+T372" table:style-name="ce16">
            <text:p>90,200,000</text:p>
          </table:table-cell>
          <table:table-cell office:value-type="float" office:value="0" table:formula="msoxl:=S373-S372" table:style-name="ce17">
            <text:p>0</text:p>
          </table:table-cell>
          <table:table-cell office:value-type="percentage" office:value="0" table:formula="msoxl:=(S373/S372)-1" table:style-name="ce13">
            <text:p>0.00%</text:p>
          </table:table-cell>
          <table:table-cell office:value-type="percentage" office:value="0" table:formula="msoxl:=V372-V373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73=X372,Y372,Y372+1)" table:style-name="ce23">
            <text:p>12</text:p>
          </table:table-cell>
          <table:table-cell office:value-type="float" office:value="29166.666666666668" table:formula="msoxl:=S373/Y373" table:style-name="ce14">
            <text:p>29,167</text:p>
          </table:table-cell>
          <table:table-cell office:value-type="float" office:value="9228436.1471861284" table:formula="msoxl:=Z373+AA372" table:style-name="ce14">
            <text:p>9,228,436</text:p>
          </table:table-cell>
          <table:table-cell office:value-type="float" office:value="29166.666666666046" table:formula="msoxl:=AA373-AA372" table:style-name="ce14">
            <text:p>29,167</text:p>
          </table:table-cell>
          <table:table-cell office:value-type="percentage" office:value="0" table:formula="msoxl:=AB373/AB37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72" table:style-name="ce22">
            <text:p>372</text:p>
          </table:table-cell>
          <table:table-cell office:value-type="float" office:value="436951.51025668724" table:formula="msoxl:=C373+C373*0.001" table:style-name="ce23">
            <text:p>436,952</text:p>
          </table:table-cell>
          <table:table-cell office:value-type="float" office:value="100199669.87563153" table:formula="msoxl:=C374+D373" table:style-name="ce16">
            <text:p>100,199,670</text:p>
          </table:table-cell>
          <table:table-cell office:value-type="float" office:value="436.51499526144471" table:formula="msoxl:=C374-C373" table:style-name="ce16">
            <text:p>437</text:p>
          </table:table-cell>
          <table:table-cell office:value-type="percentage" office:value="1.0000000000001119E-3" table:formula="msoxl:=(C374/C373)-1" table:style-name="ce13">
            <text:p>0.10%</text:p>
          </table:table-cell>
          <table:table-cell office:value-type="percentage" office:value="0" table:formula="msoxl:=F373-F374" table:style-name="ce13">
            <text:p>0.00%</text:p>
          </table:table-cell>
          <table:table-cell office:value-type="float" office:value="39" table:formula="msoxl:=IF(I374=I373,1+H373,1)" table:style-name="ce34">
            <text:p>39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74=I373,J373,J373+1)" table:style-name="ce23">
            <text:p>14</text:p>
          </table:table-cell>
          <table:table-cell office:value-type="float" office:value="31210.822161191947" table:formula="msoxl:=C374/J374" table:style-name="ce14">
            <text:p>31,211</text:p>
          </table:table-cell>
          <table:table-cell office:value-type="float" office:value="9047630.4667758439" table:formula="msoxl:=K374+L373" table:style-name="ce14">
            <text:p>9,047,630</text:p>
          </table:table-cell>
          <table:table-cell office:value-type="float" office:value="31210.822161192074" table:formula="msoxl:=L374-L373" table:style-name="ce14">
            <text:p>31,211</text:p>
          </table:table-cell>
          <table:table-cell office:value-type="percentage" office:value="1.0000000000098819E-3" table:formula="msoxl:=M374/M37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72" table:style-name="ce22">
            <text:p>372</text:p>
          </table:table-cell>
          <table:table-cell office:value-type="float" office:value="350000" table:style-name="ce23">
            <text:p>350,000</text:p>
          </table:table-cell>
          <table:table-cell office:value-type="float" office:value="90550000" table:formula="msoxl:=S374+T373" table:style-name="ce16">
            <text:p>90,550,000</text:p>
          </table:table-cell>
          <table:table-cell office:value-type="float" office:value="0" table:formula="msoxl:=S374-S373" table:style-name="ce17">
            <text:p>0</text:p>
          </table:table-cell>
          <table:table-cell office:value-type="percentage" office:value="0" table:formula="msoxl:=(S374/S373)-1" table:style-name="ce13">
            <text:p>0.00%</text:p>
          </table:table-cell>
          <table:table-cell office:value-type="percentage" office:value="0" table:formula="msoxl:=V373-V374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74=X373,Y373,Y373+1)" table:style-name="ce23">
            <text:p>12</text:p>
          </table:table-cell>
          <table:table-cell office:value-type="float" office:value="29166.666666666668" table:formula="msoxl:=S374/Y374" table:style-name="ce14">
            <text:p>29,167</text:p>
          </table:table-cell>
          <table:table-cell office:value-type="float" office:value="9257602.8138527945" table:formula="msoxl:=Z374+AA373" table:style-name="ce14">
            <text:p>9,257,603</text:p>
          </table:table-cell>
          <table:table-cell office:value-type="float" office:value="29166.666666666046" table:formula="msoxl:=AA374-AA373" table:style-name="ce14">
            <text:p>29,167</text:p>
          </table:table-cell>
          <table:table-cell office:value-type="percentage" office:value="0" table:formula="msoxl:=AB374/AB37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73" table:style-name="ce22">
            <text:p>373</text:p>
          </table:table-cell>
          <table:table-cell office:value-type="float" office:value="437388.46176694392" table:formula="msoxl:=C374+C374*0.001" table:style-name="ce23">
            <text:p>437,388</text:p>
          </table:table-cell>
          <table:table-cell office:value-type="float" office:value="100637058.33739847" table:formula="msoxl:=C375+D374" table:style-name="ce16">
            <text:p>100,637,058</text:p>
          </table:table-cell>
          <table:table-cell office:value-type="float" office:value="436.95151025668019" table:formula="msoxl:=C375-C374" table:style-name="ce16">
            <text:p>437</text:p>
          </table:table-cell>
          <table:table-cell office:value-type="percentage" office:value="9.9999999999988987E-4" table:formula="msoxl:=(C375/C374)-1" table:style-name="ce13">
            <text:p>0.10%</text:p>
          </table:table-cell>
          <table:table-cell office:value-type="percentage" office:value="2.2204460492503131E-16" table:formula="msoxl:=F374-F375" table:style-name="ce13">
            <text:p>0.00%</text:p>
          </table:table-cell>
          <table:table-cell office:value-type="float" office:value="40" table:formula="msoxl:=IF(I375=I374,1+H374,1)" table:style-name="ce34">
            <text:p>40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75=I374,J374,J374+1)" table:style-name="ce23">
            <text:p>14</text:p>
          </table:table-cell>
          <table:table-cell office:value-type="float" office:value="31242.032983353136" table:formula="msoxl:=C375/J375" table:style-name="ce14">
            <text:p>31,242</text:p>
          </table:table-cell>
          <table:table-cell office:value-type="float" office:value="9078872.4997591972" table:formula="msoxl:=K375+L374" table:style-name="ce14">
            <text:p>9,078,872</text:p>
          </table:table-cell>
          <table:table-cell office:value-type="float" office:value="31242.032983353361" table:formula="msoxl:=L375-L374" table:style-name="ce14">
            <text:p>31,242</text:p>
          </table:table-cell>
          <table:table-cell office:value-type="percentage" office:value="1.0000000000029985E-3" table:formula="msoxl:=M375/M37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73" table:style-name="ce22">
            <text:p>373</text:p>
          </table:table-cell>
          <table:table-cell office:value-type="float" office:value="350000" table:style-name="ce23">
            <text:p>350,000</text:p>
          </table:table-cell>
          <table:table-cell office:value-type="float" office:value="90900000" table:formula="msoxl:=S375+T374" table:style-name="ce16">
            <text:p>90,900,000</text:p>
          </table:table-cell>
          <table:table-cell office:value-type="float" office:value="0" table:formula="msoxl:=S375-S374" table:style-name="ce17">
            <text:p>0</text:p>
          </table:table-cell>
          <table:table-cell office:value-type="percentage" office:value="0" table:formula="msoxl:=(S375/S374)-1" table:style-name="ce13">
            <text:p>0.00%</text:p>
          </table:table-cell>
          <table:table-cell office:value-type="percentage" office:value="0" table:formula="msoxl:=V374-V375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75=X374,Y374,Y374+1)" table:style-name="ce23">
            <text:p>12</text:p>
          </table:table-cell>
          <table:table-cell office:value-type="float" office:value="29166.666666666668" table:formula="msoxl:=S375/Y375" table:style-name="ce14">
            <text:p>29,167</text:p>
          </table:table-cell>
          <table:table-cell office:value-type="float" office:value="9286769.4805194605" table:formula="msoxl:=Z375+AA374" table:style-name="ce14">
            <text:p>9,286,769</text:p>
          </table:table-cell>
          <table:table-cell office:value-type="float" office:value="29166.666666666046" table:formula="msoxl:=AA375-AA374" table:style-name="ce14">
            <text:p>29,167</text:p>
          </table:table-cell>
          <table:table-cell office:value-type="percentage" office:value="0" table:formula="msoxl:=AB375/AB37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74" table:style-name="ce22">
            <text:p>374</text:p>
          </table:table-cell>
          <table:table-cell office:value-type="float" office:value="437825.85022871086" table:formula="msoxl:=C375+C375*0.001" table:style-name="ce23">
            <text:p>437,826</text:p>
          </table:table-cell>
          <table:table-cell office:value-type="float" office:value="101074884.18762718" table:formula="msoxl:=C376+D375" table:style-name="ce16">
            <text:p>101,074,884</text:p>
          </table:table-cell>
          <table:table-cell office:value-type="float" office:value="437.38846176693914" table:formula="msoxl:=C376-C375" table:style-name="ce16">
            <text:p>437</text:p>
          </table:table-cell>
          <table:table-cell office:value-type="percentage" office:value="9.9999999999988987E-4" table:formula="msoxl:=(C376/C375)-1" table:style-name="ce13">
            <text:p>0.10%</text:p>
          </table:table-cell>
          <table:table-cell office:value-type="percentage" office:value="0" table:formula="msoxl:=F375-F376" table:style-name="ce13">
            <text:p>0.00%</text:p>
          </table:table-cell>
          <table:table-cell office:value-type="float" office:value="41" table:formula="msoxl:=IF(I376=I375,1+H375,1)" table:style-name="ce34">
            <text:p>41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76=I375,J375,J375+1)" table:style-name="ce23">
            <text:p>14</text:p>
          </table:table-cell>
          <table:table-cell office:value-type="float" office:value="31273.275016336491" table:formula="msoxl:=C376/J376" table:style-name="ce14">
            <text:p>31,273</text:p>
          </table:table-cell>
          <table:table-cell office:value-type="float" office:value="9110145.774775533" table:formula="msoxl:=K376+L375" table:style-name="ce14">
            <text:p>9,110,146</text:p>
          </table:table-cell>
          <table:table-cell office:value-type="float" office:value="31273.27501633577" table:formula="msoxl:=L376-L375" table:style-name="ce14">
            <text:p>31,273</text:p>
          </table:table-cell>
          <table:table-cell office:value-type="percentage" office:value="9.999999999696918E-4" table:formula="msoxl:=M376/M37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74" table:style-name="ce22">
            <text:p>374</text:p>
          </table:table-cell>
          <table:table-cell office:value-type="float" office:value="350000" table:style-name="ce23">
            <text:p>350,000</text:p>
          </table:table-cell>
          <table:table-cell office:value-type="float" office:value="91250000" table:formula="msoxl:=S376+T375" table:style-name="ce16">
            <text:p>91,250,000</text:p>
          </table:table-cell>
          <table:table-cell office:value-type="float" office:value="0" table:formula="msoxl:=S376-S375" table:style-name="ce17">
            <text:p>0</text:p>
          </table:table-cell>
          <table:table-cell office:value-type="percentage" office:value="0" table:formula="msoxl:=(S376/S375)-1" table:style-name="ce13">
            <text:p>0.00%</text:p>
          </table:table-cell>
          <table:table-cell office:value-type="percentage" office:value="0" table:formula="msoxl:=V375-V376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76=X375,Y375,Y375+1)" table:style-name="ce23">
            <text:p>12</text:p>
          </table:table-cell>
          <table:table-cell office:value-type="float" office:value="29166.666666666668" table:formula="msoxl:=S376/Y376" table:style-name="ce14">
            <text:p>29,167</text:p>
          </table:table-cell>
          <table:table-cell office:value-type="float" office:value="9315936.1471861266" table:formula="msoxl:=Z376+AA375" table:style-name="ce14">
            <text:p>9,315,936</text:p>
          </table:table-cell>
          <table:table-cell office:value-type="float" office:value="29166.666666666046" table:formula="msoxl:=AA376-AA375" table:style-name="ce14">
            <text:p>29,167</text:p>
          </table:table-cell>
          <table:table-cell office:value-type="percentage" office:value="0" table:formula="msoxl:=AB376/AB37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75" table:style-name="ce22">
            <text:p>375</text:p>
          </table:table-cell>
          <table:table-cell office:value-type="float" office:value="438263.67607893958" table:formula="msoxl:=C376+C376*0.001" table:style-name="ce23">
            <text:p>438,264</text:p>
          </table:table-cell>
          <table:table-cell office:value-type="float" office:value="101513147.86370613" table:formula="msoxl:=C377+D376" table:style-name="ce16">
            <text:p>101,513,148</text:p>
          </table:table-cell>
          <table:table-cell office:value-type="float" office:value="437.82585022872081" table:formula="msoxl:=C377-C376" table:style-name="ce16">
            <text:p>438</text:p>
          </table:table-cell>
          <table:table-cell office:value-type="percentage" office:value="1.0000000000001119E-3" table:formula="msoxl:=(C377/C376)-1" table:style-name="ce13">
            <text:p>0.10%</text:p>
          </table:table-cell>
          <table:table-cell office:value-type="percentage" office:value="-2.2204460492503131E-16" table:formula="msoxl:=F376-F377" table:style-name="ce13">
            <text:p>0.00%</text:p>
          </table:table-cell>
          <table:table-cell office:value-type="float" office:value="42" table:formula="msoxl:=IF(I377=I376,1+H376,1)" table:style-name="ce34">
            <text:p>42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77=I376,J376,J376+1)" table:style-name="ce23">
            <text:p>14</text:p>
          </table:table-cell>
          <table:table-cell office:value-type="float" office:value="31304.548291352829" table:formula="msoxl:=C377/J377" table:style-name="ce14">
            <text:p>31,305</text:p>
          </table:table-cell>
          <table:table-cell office:value-type="float" office:value="9141450.3230668865" table:formula="msoxl:=K377+L376" table:style-name="ce14">
            <text:p>9,141,450</text:p>
          </table:table-cell>
          <table:table-cell office:value-type="float" office:value="31304.548291353509" table:formula="msoxl:=L377-L376" table:style-name="ce14">
            <text:p>31,305</text:p>
          </table:table-cell>
          <table:table-cell office:value-type="percentage" office:value="1.0000000000447429E-3" table:formula="msoxl:=M377/M37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75" table:style-name="ce22">
            <text:p>375</text:p>
          </table:table-cell>
          <table:table-cell office:value-type="float" office:value="350000" table:style-name="ce23">
            <text:p>350,000</text:p>
          </table:table-cell>
          <table:table-cell office:value-type="float" office:value="91600000" table:formula="msoxl:=S377+T376" table:style-name="ce16">
            <text:p>91,600,000</text:p>
          </table:table-cell>
          <table:table-cell office:value-type="float" office:value="0" table:formula="msoxl:=S377-S376" table:style-name="ce17">
            <text:p>0</text:p>
          </table:table-cell>
          <table:table-cell office:value-type="percentage" office:value="0" table:formula="msoxl:=(S377/S376)-1" table:style-name="ce13">
            <text:p>0.00%</text:p>
          </table:table-cell>
          <table:table-cell office:value-type="percentage" office:value="0" table:formula="msoxl:=V376-V377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77=X376,Y376,Y376+1)" table:style-name="ce23">
            <text:p>12</text:p>
          </table:table-cell>
          <table:table-cell office:value-type="float" office:value="29166.666666666668" table:formula="msoxl:=S377/Y377" table:style-name="ce14">
            <text:p>29,167</text:p>
          </table:table-cell>
          <table:table-cell office:value-type="float" office:value="9345102.8138527926" table:formula="msoxl:=Z377+AA376" table:style-name="ce14">
            <text:p>9,345,103</text:p>
          </table:table-cell>
          <table:table-cell office:value-type="float" office:value="29166.666666666046" table:formula="msoxl:=AA377-AA376" table:style-name="ce14">
            <text:p>29,167</text:p>
          </table:table-cell>
          <table:table-cell office:value-type="percentage" office:value="0" table:formula="msoxl:=AB377/AB37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76" table:style-name="ce22">
            <text:p>376</text:p>
          </table:table-cell>
          <table:table-cell office:value-type="float" office:value="438701.93975501851" table:formula="msoxl:=C377+C377*0.001" table:style-name="ce23">
            <text:p>438,702</text:p>
          </table:table-cell>
          <table:table-cell office:value-type="float" office:value="101951849.80346115" table:formula="msoxl:=C378+D377" table:style-name="ce16">
            <text:p>101,951,850</text:p>
          </table:table-cell>
          <table:table-cell office:value-type="float" office:value="438.26367607893189" table:formula="msoxl:=C378-C377" table:style-name="ce16">
            <text:p>438</text:p>
          </table:table-cell>
          <table:table-cell office:value-type="percentage" office:value="9.9999999999988987E-4" table:formula="msoxl:=(C378/C377)-1" table:style-name="ce13">
            <text:p>0.10%</text:p>
          </table:table-cell>
          <table:table-cell office:value-type="percentage" office:value="2.2204460492503131E-16" table:formula="msoxl:=F377-F378" table:style-name="ce13">
            <text:p>0.00%</text:p>
          </table:table-cell>
          <table:table-cell office:value-type="float" office:value="43" table:formula="msoxl:=IF(I378=I377,1+H377,1)" table:style-name="ce34">
            <text:p>43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78=I377,J377,J377+1)" table:style-name="ce23">
            <text:p>14</text:p>
          </table:table-cell>
          <table:table-cell office:value-type="float" office:value="31335.85283964418" table:formula="msoxl:=C378/J378" table:style-name="ce14">
            <text:p>31,336</text:p>
          </table:table-cell>
          <table:table-cell office:value-type="float" office:value="9172786.1759065315" table:formula="msoxl:=K378+L377" table:style-name="ce14">
            <text:p>9,172,786</text:p>
          </table:table-cell>
          <table:table-cell office:value-type="float" office:value="31335.852839644998" table:formula="msoxl:=L378-L377" table:style-name="ce14">
            <text:p>31,336</text:p>
          </table:table-cell>
          <table:table-cell office:value-type="percentage" office:value="1.0000000000043308E-3" table:formula="msoxl:=M378/M37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76" table:style-name="ce22">
            <text:p>376</text:p>
          </table:table-cell>
          <table:table-cell office:value-type="float" office:value="350000" table:style-name="ce23">
            <text:p>350,000</text:p>
          </table:table-cell>
          <table:table-cell office:value-type="float" office:value="91950000" table:formula="msoxl:=S378+T377" table:style-name="ce16">
            <text:p>91,950,000</text:p>
          </table:table-cell>
          <table:table-cell office:value-type="float" office:value="0" table:formula="msoxl:=S378-S377" table:style-name="ce17">
            <text:p>0</text:p>
          </table:table-cell>
          <table:table-cell office:value-type="percentage" office:value="0" table:formula="msoxl:=(S378/S377)-1" table:style-name="ce13">
            <text:p>0.00%</text:p>
          </table:table-cell>
          <table:table-cell office:value-type="percentage" office:value="0" table:formula="msoxl:=V377-V378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78=X377,Y377,Y377+1)" table:style-name="ce23">
            <text:p>12</text:p>
          </table:table-cell>
          <table:table-cell office:value-type="float" office:value="29166.666666666668" table:formula="msoxl:=S378/Y378" table:style-name="ce14">
            <text:p>29,167</text:p>
          </table:table-cell>
          <table:table-cell office:value-type="float" office:value="9374269.4805194587" table:formula="msoxl:=Z378+AA377" table:style-name="ce14">
            <text:p>9,374,269</text:p>
          </table:table-cell>
          <table:table-cell office:value-type="float" office:value="29166.666666666046" table:formula="msoxl:=AA378-AA377" table:style-name="ce14">
            <text:p>29,167</text:p>
          </table:table-cell>
          <table:table-cell office:value-type="percentage" office:value="0" table:formula="msoxl:=AB378/AB37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77" table:style-name="ce22">
            <text:p>377</text:p>
          </table:table-cell>
          <table:table-cell office:value-type="float" office:value="439140.64169477351" table:formula="msoxl:=C378+C378*0.001" table:style-name="ce23">
            <text:p>439,141</text:p>
          </table:table-cell>
          <table:table-cell office:value-type="float" office:value="102390990.44515592" table:formula="msoxl:=C379+D378" table:style-name="ce16">
            <text:p>102,390,990</text:p>
          </table:table-cell>
          <table:table-cell office:value-type="float" office:value="438.70193975500297" table:formula="msoxl:=C379-C378" table:style-name="ce16">
            <text:p>439</text:p>
          </table:table-cell>
          <table:table-cell office:value-type="percentage" office:value="9.9999999999988987E-4" table:formula="msoxl:=(C379/C378)-1" table:style-name="ce13">
            <text:p>0.10%</text:p>
          </table:table-cell>
          <table:table-cell office:value-type="percentage" office:value="0" table:formula="msoxl:=F378-F379" table:style-name="ce13">
            <text:p>0.00%</text:p>
          </table:table-cell>
          <table:table-cell office:value-type="float" office:value="44" table:formula="msoxl:=IF(I379=I378,1+H378,1)" table:style-name="ce34">
            <text:p>44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79=I378,J378,J378+1)" table:style-name="ce23">
            <text:p>14</text:p>
          </table:table-cell>
          <table:table-cell office:value-type="float" office:value="31367.188692483822" table:formula="msoxl:=C379/J379" table:style-name="ce14">
            <text:p>31,367</text:p>
          </table:table-cell>
          <table:table-cell office:value-type="float" office:value="9204153.3645990156" table:formula="msoxl:=K379+L378" table:style-name="ce14">
            <text:p>9,204,153</text:p>
          </table:table-cell>
          <table:table-cell office:value-type="float" office:value="31367.188692484051" table:formula="msoxl:=L379-L378" table:style-name="ce14">
            <text:p>31,367</text:p>
          </table:table-cell>
          <table:table-cell office:value-type="percentage" office:value="9.9999999998101607E-4" table:formula="msoxl:=M379/M37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77" table:style-name="ce22">
            <text:p>377</text:p>
          </table:table-cell>
          <table:table-cell office:value-type="float" office:value="350000" table:style-name="ce23">
            <text:p>350,000</text:p>
          </table:table-cell>
          <table:table-cell office:value-type="float" office:value="92300000" table:formula="msoxl:=S379+T378" table:style-name="ce16">
            <text:p>92,300,000</text:p>
          </table:table-cell>
          <table:table-cell office:value-type="float" office:value="0" table:formula="msoxl:=S379-S378" table:style-name="ce17">
            <text:p>0</text:p>
          </table:table-cell>
          <table:table-cell office:value-type="percentage" office:value="0" table:formula="msoxl:=(S379/S378)-1" table:style-name="ce13">
            <text:p>0.00%</text:p>
          </table:table-cell>
          <table:table-cell office:value-type="percentage" office:value="0" table:formula="msoxl:=V378-V379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79=X378,Y378,Y378+1)" table:style-name="ce23">
            <text:p>12</text:p>
          </table:table-cell>
          <table:table-cell office:value-type="float" office:value="29166.666666666668" table:formula="msoxl:=S379/Y379" table:style-name="ce14">
            <text:p>29,167</text:p>
          </table:table-cell>
          <table:table-cell office:value-type="float" office:value="9403436.1471861247" table:formula="msoxl:=Z379+AA378" table:style-name="ce14">
            <text:p>9,403,436</text:p>
          </table:table-cell>
          <table:table-cell office:value-type="float" office:value="29166.666666666046" table:formula="msoxl:=AA379-AA378" table:style-name="ce14">
            <text:p>29,167</text:p>
          </table:table-cell>
          <table:table-cell office:value-type="percentage" office:value="0" table:formula="msoxl:=AB379/AB37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78" table:style-name="ce22">
            <text:p>378</text:p>
          </table:table-cell>
          <table:table-cell office:value-type="float" office:value="439579.78233646828" table:formula="msoxl:=C379+C379*0.001" table:style-name="ce23">
            <text:p>439,580</text:p>
          </table:table-cell>
          <table:table-cell office:value-type="float" office:value="102830570.22749239" table:formula="msoxl:=C380+D379" table:style-name="ce16">
            <text:p>102,830,570</text:p>
          </table:table-cell>
          <table:table-cell office:value-type="float" office:value="439.14064169477206" table:formula="msoxl:=C380-C379" table:style-name="ce16">
            <text:p>439</text:p>
          </table:table-cell>
          <table:table-cell office:value-type="percentage" office:value="9.9999999999988987E-4" table:formula="msoxl:=(C380/C379)-1" table:style-name="ce13">
            <text:p>0.10%</text:p>
          </table:table-cell>
          <table:table-cell office:value-type="percentage" office:value="0" table:formula="msoxl:=F379-F380" table:style-name="ce13">
            <text:p>0.00%</text:p>
          </table:table-cell>
          <table:table-cell office:value-type="float" office:value="45" table:formula="msoxl:=IF(I380=I379,1+H379,1)" table:style-name="ce34">
            <text:p>45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80=I379,J379,J379+1)" table:style-name="ce23">
            <text:p>14</text:p>
          </table:table-cell>
          <table:table-cell office:value-type="float" office:value="31398.555881176308" table:formula="msoxl:=C380/J380" table:style-name="ce14">
            <text:p>31,399</text:p>
          </table:table-cell>
          <table:table-cell office:value-type="float" office:value="9235551.9204801917" table:formula="msoxl:=K380+L379" table:style-name="ce14">
            <text:p>9,235,552</text:p>
          </table:table-cell>
          <table:table-cell office:value-type="float" office:value="31398.555881176144" table:formula="msoxl:=L380-L379" table:style-name="ce14">
            <text:p>31,399</text:p>
          </table:table-cell>
          <table:table-cell office:value-type="percentage" office:value="9.9999999998745537E-4" table:formula="msoxl:=M380/M37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78" table:style-name="ce22">
            <text:p>378</text:p>
          </table:table-cell>
          <table:table-cell office:value-type="float" office:value="350000" table:style-name="ce23">
            <text:p>350,000</text:p>
          </table:table-cell>
          <table:table-cell office:value-type="float" office:value="92650000" table:formula="msoxl:=S380+T379" table:style-name="ce16">
            <text:p>92,650,000</text:p>
          </table:table-cell>
          <table:table-cell office:value-type="float" office:value="0" table:formula="msoxl:=S380-S379" table:style-name="ce17">
            <text:p>0</text:p>
          </table:table-cell>
          <table:table-cell office:value-type="percentage" office:value="0" table:formula="msoxl:=(S380/S379)-1" table:style-name="ce13">
            <text:p>0.00%</text:p>
          </table:table-cell>
          <table:table-cell office:value-type="percentage" office:value="0" table:formula="msoxl:=V379-V380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80=X379,Y379,Y379+1)" table:style-name="ce23">
            <text:p>12</text:p>
          </table:table-cell>
          <table:table-cell office:value-type="float" office:value="29166.666666666668" table:formula="msoxl:=S380/Y380" table:style-name="ce14">
            <text:p>29,167</text:p>
          </table:table-cell>
          <table:table-cell office:value-type="float" office:value="9432602.8138527907" table:formula="msoxl:=Z380+AA379" table:style-name="ce14">
            <text:p>9,432,603</text:p>
          </table:table-cell>
          <table:table-cell office:value-type="float" office:value="29166.666666666046" table:formula="msoxl:=AA380-AA379" table:style-name="ce14">
            <text:p>29,167</text:p>
          </table:table-cell>
          <table:table-cell office:value-type="percentage" office:value="0" table:formula="msoxl:=AB380/AB37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79" table:style-name="ce22">
            <text:p>379</text:p>
          </table:table-cell>
          <table:table-cell office:value-type="float" office:value="440019.36211880477" table:formula="msoxl:=C380+C380*0.001" table:style-name="ce23">
            <text:p>440,019</text:p>
          </table:table-cell>
          <table:table-cell office:value-type="float" office:value="103270589.5896112" table:formula="msoxl:=C381+D380" table:style-name="ce16">
            <text:p>103,270,590</text:p>
          </table:table-cell>
          <table:table-cell office:value-type="float" office:value="439.57978233648464" table:formula="msoxl:=C381-C380" table:style-name="ce16">
            <text:p>440</text:p>
          </table:table-cell>
          <table:table-cell office:value-type="percentage" office:value="1.0000000000001119E-3" table:formula="msoxl:=(C381/C380)-1" table:style-name="ce13">
            <text:p>0.10%</text:p>
          </table:table-cell>
          <table:table-cell office:value-type="percentage" office:value="-2.2204460492503131E-16" table:formula="msoxl:=F380-F381" table:style-name="ce13">
            <text:p>0.00%</text:p>
          </table:table-cell>
          <table:table-cell office:value-type="float" office:value="46" table:formula="msoxl:=IF(I381=I380,1+H380,1)" table:style-name="ce34">
            <text:p>46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81=I380,J380,J380+1)" table:style-name="ce23">
            <text:p>14</text:p>
          </table:table-cell>
          <table:table-cell office:value-type="float" office:value="31429.954437057484" table:formula="msoxl:=C381/J381" table:style-name="ce14">
            <text:p>31,430</text:p>
          </table:table-cell>
          <table:table-cell office:value-type="float" office:value="9266981.8749172483" table:formula="msoxl:=K381+L380" table:style-name="ce14">
            <text:p>9,266,982</text:p>
          </table:table-cell>
          <table:table-cell office:value-type="float" office:value="31429.954437056556" table:formula="msoxl:=L381-L380" table:style-name="ce14">
            <text:p>31,430</text:p>
          </table:table-cell>
          <table:table-cell office:value-type="percentage" office:value="9.99999999975687E-4" table:formula="msoxl:=M381/M38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79" table:style-name="ce22">
            <text:p>379</text:p>
          </table:table-cell>
          <table:table-cell office:value-type="float" office:value="350000" table:style-name="ce23">
            <text:p>350,000</text:p>
          </table:table-cell>
          <table:table-cell office:value-type="float" office:value="93000000" table:formula="msoxl:=S381+T380" table:style-name="ce16">
            <text:p>93,000,000</text:p>
          </table:table-cell>
          <table:table-cell office:value-type="float" office:value="0" table:formula="msoxl:=S381-S380" table:style-name="ce17">
            <text:p>0</text:p>
          </table:table-cell>
          <table:table-cell office:value-type="percentage" office:value="0" table:formula="msoxl:=(S381/S380)-1" table:style-name="ce13">
            <text:p>0.00%</text:p>
          </table:table-cell>
          <table:table-cell office:value-type="percentage" office:value="0" table:formula="msoxl:=V380-V381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81=X380,Y380,Y380+1)" table:style-name="ce23">
            <text:p>12</text:p>
          </table:table-cell>
          <table:table-cell office:value-type="float" office:value="29166.666666666668" table:formula="msoxl:=S381/Y381" table:style-name="ce14">
            <text:p>29,167</text:p>
          </table:table-cell>
          <table:table-cell office:value-type="float" office:value="9461769.4805194568" table:formula="msoxl:=Z381+AA380" table:style-name="ce14">
            <text:p>9,461,769</text:p>
          </table:table-cell>
          <table:table-cell office:value-type="float" office:value="29166.666666666046" table:formula="msoxl:=AA381-AA380" table:style-name="ce14">
            <text:p>29,167</text:p>
          </table:table-cell>
          <table:table-cell office:value-type="percentage" office:value="0" table:formula="msoxl:=AB381/AB38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80" table:style-name="ce22">
            <text:p>380</text:p>
          </table:table-cell>
          <table:table-cell office:value-type="float" office:value="440459.38148092356" table:formula="msoxl:=C381+C381*0.001" table:style-name="ce23">
            <text:p>440,459</text:p>
          </table:table-cell>
          <table:table-cell office:value-type="float" office:value="103711048.97109212" table:formula="msoxl:=C382+D381" table:style-name="ce16">
            <text:p>103,711,049</text:p>
          </table:table-cell>
          <table:table-cell office:value-type="float" office:value="440.01936211879365" table:formula="msoxl:=C382-C381" table:style-name="ce16">
            <text:p>440</text:p>
          </table:table-cell>
          <table:table-cell office:value-type="percentage" office:value="9.9999999999988987E-4" table:formula="msoxl:=(C382/C381)-1" table:style-name="ce13">
            <text:p>0.10%</text:p>
          </table:table-cell>
          <table:table-cell office:value-type="percentage" office:value="2.2204460492503131E-16" table:formula="msoxl:=F381-F382" table:style-name="ce13">
            <text:p>0.00%</text:p>
          </table:table-cell>
          <table:table-cell office:value-type="float" office:value="47" table:formula="msoxl:=IF(I382=I381,1+H381,1)" table:style-name="ce34">
            <text:p>47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82=I381,J381,J381+1)" table:style-name="ce23">
            <text:p>14</text:p>
          </table:table-cell>
          <table:table-cell office:value-type="float" office:value="31461.384391494539" table:formula="msoxl:=C382/J382" table:style-name="ce14">
            <text:p>31,461</text:p>
          </table:table-cell>
          <table:table-cell office:value-type="float" office:value="9298443.2593087424" table:formula="msoxl:=K382+L381" table:style-name="ce14">
            <text:p>9,298,443</text:p>
          </table:table-cell>
          <table:table-cell office:value-type="float" office:value="31461.384391494095" table:formula="msoxl:=L382-L381" table:style-name="ce14">
            <text:p>31,461</text:p>
          </table:table-cell>
          <table:table-cell office:value-type="percentage" office:value="1.000000000015433E-3" table:formula="msoxl:=M382/M38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80" table:style-name="ce22">
            <text:p>380</text:p>
          </table:table-cell>
          <table:table-cell office:value-type="float" office:value="350000" table:style-name="ce23">
            <text:p>350,000</text:p>
          </table:table-cell>
          <table:table-cell office:value-type="float" office:value="93350000" table:formula="msoxl:=S382+T381" table:style-name="ce16">
            <text:p>93,350,000</text:p>
          </table:table-cell>
          <table:table-cell office:value-type="float" office:value="0" table:formula="msoxl:=S382-S381" table:style-name="ce17">
            <text:p>0</text:p>
          </table:table-cell>
          <table:table-cell office:value-type="percentage" office:value="0" table:formula="msoxl:=(S382/S381)-1" table:style-name="ce13">
            <text:p>0.00%</text:p>
          </table:table-cell>
          <table:table-cell office:value-type="percentage" office:value="0" table:formula="msoxl:=V381-V382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82=X381,Y381,Y381+1)" table:style-name="ce23">
            <text:p>12</text:p>
          </table:table-cell>
          <table:table-cell office:value-type="float" office:value="29166.666666666668" table:formula="msoxl:=S382/Y382" table:style-name="ce14">
            <text:p>29,167</text:p>
          </table:table-cell>
          <table:table-cell office:value-type="float" office:value="9490936.1471861228" table:formula="msoxl:=Z382+AA381" table:style-name="ce14">
            <text:p>9,490,936</text:p>
          </table:table-cell>
          <table:table-cell office:value-type="float" office:value="29166.666666666046" table:formula="msoxl:=AA382-AA381" table:style-name="ce14">
            <text:p>29,167</text:p>
          </table:table-cell>
          <table:table-cell office:value-type="percentage" office:value="0" table:formula="msoxl:=AB382/AB38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81" table:style-name="ce22">
            <text:p>381</text:p>
          </table:table-cell>
          <table:table-cell office:value-type="float" office:value="440899.8408624045" table:formula="msoxl:=C382+C382*0.001" table:style-name="ce23">
            <text:p>440,900</text:p>
          </table:table-cell>
          <table:table-cell office:value-type="float" office:value="104151948.81195453" table:formula="msoxl:=C383+D382" table:style-name="ce16">
            <text:p>104,151,949</text:p>
          </table:table-cell>
          <table:table-cell office:value-type="float" office:value="440.4593814809341" table:formula="msoxl:=C383-C382" table:style-name="ce16">
            <text:p>440</text:p>
          </table:table-cell>
          <table:table-cell office:value-type="percentage" office:value="1.0000000000001119E-3" table:formula="msoxl:=(C383/C382)-1" table:style-name="ce13">
            <text:p>0.10%</text:p>
          </table:table-cell>
          <table:table-cell office:value-type="percentage" office:value="-2.2204460492503131E-16" table:formula="msoxl:=F382-F383" table:style-name="ce13">
            <text:p>0.00%</text:p>
          </table:table-cell>
          <table:table-cell office:value-type="float" office:value="48" table:formula="msoxl:=IF(I383=I382,1+H382,1)" table:style-name="ce34">
            <text:p>48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83=I382,J382,J382+1)" table:style-name="ce23">
            <text:p>14</text:p>
          </table:table-cell>
          <table:table-cell office:value-type="float" office:value="31492.845775886035" table:formula="msoxl:=C383/J383" table:style-name="ce14">
            <text:p>31,493</text:p>
          </table:table-cell>
          <table:table-cell office:value-type="float" office:value="9329936.1050846279" table:formula="msoxl:=K383+L382" table:style-name="ce14">
            <text:p>9,329,936</text:p>
          </table:table-cell>
          <table:table-cell office:value-type="float" office:value="31492.845775885507" table:formula="msoxl:=L383-L382" table:style-name="ce14">
            <text:p>31,493</text:p>
          </table:table-cell>
          <table:table-cell office:value-type="percentage" office:value="9.9999999999744738E-4" table:formula="msoxl:=M383/M38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81" table:style-name="ce22">
            <text:p>381</text:p>
          </table:table-cell>
          <table:table-cell office:value-type="float" office:value="350000" table:style-name="ce23">
            <text:p>350,000</text:p>
          </table:table-cell>
          <table:table-cell office:value-type="float" office:value="93700000" table:formula="msoxl:=S383+T382" table:style-name="ce16">
            <text:p>93,700,000</text:p>
          </table:table-cell>
          <table:table-cell office:value-type="float" office:value="0" table:formula="msoxl:=S383-S382" table:style-name="ce17">
            <text:p>0</text:p>
          </table:table-cell>
          <table:table-cell office:value-type="percentage" office:value="0" table:formula="msoxl:=(S383/S382)-1" table:style-name="ce13">
            <text:p>0.00%</text:p>
          </table:table-cell>
          <table:table-cell office:value-type="percentage" office:value="0" table:formula="msoxl:=V382-V383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83=X382,Y382,Y382+1)" table:style-name="ce23">
            <text:p>12</text:p>
          </table:table-cell>
          <table:table-cell office:value-type="float" office:value="29166.666666666668" table:formula="msoxl:=S383/Y383" table:style-name="ce14">
            <text:p>29,167</text:p>
          </table:table-cell>
          <table:table-cell office:value-type="float" office:value="9520102.8138527889" table:formula="msoxl:=Z383+AA382" table:style-name="ce14">
            <text:p>9,520,103</text:p>
          </table:table-cell>
          <table:table-cell office:value-type="float" office:value="29166.666666666046" table:formula="msoxl:=AA383-AA382" table:style-name="ce14">
            <text:p>29,167</text:p>
          </table:table-cell>
          <table:table-cell office:value-type="percentage" office:value="0" table:formula="msoxl:=AB383/AB38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82" table:style-name="ce22">
            <text:p>382</text:p>
          </table:table-cell>
          <table:table-cell office:value-type="float" office:value="441340.74070326693" table:formula="msoxl:=C383+C383*0.001" table:style-name="ce23">
            <text:p>441,341</text:p>
          </table:table-cell>
          <table:table-cell office:value-type="float" office:value="104593289.5526578" table:formula="msoxl:=C384+D383" table:style-name="ce16">
            <text:p>104,593,290</text:p>
          </table:table-cell>
          <table:table-cell office:value-type="float" office:value="440.89984086243203" table:formula="msoxl:=C384-C383" table:style-name="ce16">
            <text:p>441</text:p>
          </table:table-cell>
          <table:table-cell office:value-type="percentage" office:value="1.0000000000001119E-3" table:formula="msoxl:=(C384/C383)-1" table:style-name="ce13">
            <text:p>0.10%</text:p>
          </table:table-cell>
          <table:table-cell office:value-type="percentage" office:value="0" table:formula="msoxl:=F383-F384" table:style-name="ce13">
            <text:p>0.00%</text:p>
          </table:table-cell>
          <table:table-cell office:value-type="float" office:value="49" table:formula="msoxl:=IF(I384=I383,1+H383,1)" table:style-name="ce34">
            <text:p>49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84=I383,J383,J383+1)" table:style-name="ce23">
            <text:p>14</text:p>
          </table:table-cell>
          <table:table-cell office:value-type="float" office:value="31524.338621661922" table:formula="msoxl:=C384/J384" table:style-name="ce14">
            <text:p>31,524</text:p>
          </table:table-cell>
          <table:table-cell office:value-type="float" office:value="9361460.4437062889" table:formula="msoxl:=K384+L383" table:style-name="ce14">
            <text:p>9,361,460</text:p>
          </table:table-cell>
          <table:table-cell office:value-type="float" office:value="31524.338621661067" table:formula="msoxl:=L384-L383" table:style-name="ce14">
            <text:p>31,524</text:p>
          </table:table-cell>
          <table:table-cell office:value-type="percentage" office:value="9.9999999998967581E-4" table:formula="msoxl:=M384/M38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82" table:style-name="ce22">
            <text:p>382</text:p>
          </table:table-cell>
          <table:table-cell office:value-type="float" office:value="350000" table:style-name="ce23">
            <text:p>350,000</text:p>
          </table:table-cell>
          <table:table-cell office:value-type="float" office:value="94050000" table:formula="msoxl:=S384+T383" table:style-name="ce16">
            <text:p>94,050,000</text:p>
          </table:table-cell>
          <table:table-cell office:value-type="float" office:value="0" table:formula="msoxl:=S384-S383" table:style-name="ce17">
            <text:p>0</text:p>
          </table:table-cell>
          <table:table-cell office:value-type="percentage" office:value="0" table:formula="msoxl:=(S384/S383)-1" table:style-name="ce13">
            <text:p>0.00%</text:p>
          </table:table-cell>
          <table:table-cell office:value-type="percentage" office:value="0" table:formula="msoxl:=V383-V384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84=X383,Y383,Y383+1)" table:style-name="ce23">
            <text:p>12</text:p>
          </table:table-cell>
          <table:table-cell office:value-type="float" office:value="29166.666666666668" table:formula="msoxl:=S384/Y384" table:style-name="ce14">
            <text:p>29,167</text:p>
          </table:table-cell>
          <table:table-cell office:value-type="float" office:value="9549269.4805194549" table:formula="msoxl:=Z384+AA383" table:style-name="ce14">
            <text:p>9,549,269</text:p>
          </table:table-cell>
          <table:table-cell office:value-type="float" office:value="29166.666666666046" table:formula="msoxl:=AA384-AA383" table:style-name="ce14">
            <text:p>29,167</text:p>
          </table:table-cell>
          <table:table-cell office:value-type="percentage" office:value="0" table:formula="msoxl:=AB384/AB38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83" table:style-name="ce22">
            <text:p>383</text:p>
          </table:table-cell>
          <table:table-cell office:value-type="float" office:value="441782.08144397021" table:formula="msoxl:=C384+C384*0.001" table:style-name="ce23">
            <text:p>441,782</text:p>
          </table:table-cell>
          <table:table-cell office:value-type="float" office:value="105035071.63410176" table:formula="msoxl:=C385+D384" table:style-name="ce16">
            <text:p>105,035,072</text:p>
          </table:table-cell>
          <table:table-cell office:value-type="float" office:value="441.34074070327915" table:formula="msoxl:=C385-C384" table:style-name="ce16">
            <text:p>441</text:p>
          </table:table-cell>
          <table:table-cell office:value-type="percentage" office:value="1.0000000000001119E-3" table:formula="msoxl:=(C385/C384)-1" table:style-name="ce13">
            <text:p>0.10%</text:p>
          </table:table-cell>
          <table:table-cell office:value-type="percentage" office:value="0" table:formula="msoxl:=F384-F385" table:style-name="ce13">
            <text:p>0.00%</text:p>
          </table:table-cell>
          <table:table-cell office:value-type="float" office:value="50" table:formula="msoxl:=IF(I385=I384,1+H384,1)" table:style-name="ce34">
            <text:p>50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85=I384,J384,J384+1)" table:style-name="ce23">
            <text:p>14</text:p>
          </table:table-cell>
          <table:table-cell office:value-type="float" office:value="31555.862960283586" table:formula="msoxl:=C385/J385" table:style-name="ce14">
            <text:p>31,556</text:p>
          </table:table-cell>
          <table:table-cell office:value-type="float" office:value="9393016.3066665716" table:formula="msoxl:=K385+L384" table:style-name="ce14">
            <text:p>9,393,016</text:p>
          </table:table-cell>
          <table:table-cell office:value-type="float" office:value="31555.862960282713" table:formula="msoxl:=L385-L384" table:style-name="ce14">
            <text:p>31,556</text:p>
          </table:table-cell>
          <table:table-cell office:value-type="percentage" office:value="9.9999999999944578E-4" table:formula="msoxl:=M385/M38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83" table:style-name="ce22">
            <text:p>383</text:p>
          </table:table-cell>
          <table:table-cell office:value-type="float" office:value="350000" table:style-name="ce23">
            <text:p>350,000</text:p>
          </table:table-cell>
          <table:table-cell office:value-type="float" office:value="94400000" table:formula="msoxl:=S385+T384" table:style-name="ce16">
            <text:p>94,400,000</text:p>
          </table:table-cell>
          <table:table-cell office:value-type="float" office:value="0" table:formula="msoxl:=S385-S384" table:style-name="ce17">
            <text:p>0</text:p>
          </table:table-cell>
          <table:table-cell office:value-type="percentage" office:value="0" table:formula="msoxl:=(S385/S384)-1" table:style-name="ce13">
            <text:p>0.00%</text:p>
          </table:table-cell>
          <table:table-cell office:value-type="percentage" office:value="0" table:formula="msoxl:=V384-V385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85=X384,Y384,Y384+1)" table:style-name="ce23">
            <text:p>12</text:p>
          </table:table-cell>
          <table:table-cell office:value-type="float" office:value="29166.666666666668" table:formula="msoxl:=S385/Y385" table:style-name="ce14">
            <text:p>29,167</text:p>
          </table:table-cell>
          <table:table-cell office:value-type="float" office:value="9578436.147186121" table:formula="msoxl:=Z385+AA384" table:style-name="ce14">
            <text:p>9,578,436</text:p>
          </table:table-cell>
          <table:table-cell office:value-type="float" office:value="29166.666666666046" table:formula="msoxl:=AA385-AA384" table:style-name="ce14">
            <text:p>29,167</text:p>
          </table:table-cell>
          <table:table-cell office:value-type="percentage" office:value="0" table:formula="msoxl:=AB385/AB38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84" table:style-name="ce22">
            <text:p>384</text:p>
          </table:table-cell>
          <table:table-cell office:value-type="float" office:value="442223.8635254142" table:formula="msoxl:=C385+C385*0.001" table:style-name="ce23">
            <text:p>442,224</text:p>
          </table:table-cell>
          <table:table-cell office:value-type="float" office:value="105477295.49762718" table:formula="msoxl:=C386+D385" table:style-name="ce16">
            <text:p>105,477,295</text:p>
          </table:table-cell>
          <table:table-cell office:value-type="float" office:value="441.78208144399105" table:formula="msoxl:=C386-C385" table:style-name="ce16">
            <text:p>442</text:p>
          </table:table-cell>
          <table:table-cell office:value-type="percentage" office:value="1.0000000000001119E-3" table:formula="msoxl:=(C386/C385)-1" table:style-name="ce13">
            <text:p>0.10%</text:p>
          </table:table-cell>
          <table:table-cell office:value-type="percentage" office:value="0" table:formula="msoxl:=F385-F386" table:style-name="ce13">
            <text:p>0.00%</text:p>
          </table:table-cell>
          <table:table-cell office:value-type="float" office:value="51" table:formula="msoxl:=IF(I386=I385,1+H385,1)" table:style-name="ce34">
            <text:p>51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86=I385,J385,J385+1)" table:style-name="ce23">
            <text:p>14</text:p>
          </table:table-cell>
          <table:table-cell office:value-type="float" office:value="31587.418823243872" table:formula="msoxl:=C386/J386" table:style-name="ce14">
            <text:p>31,587</text:p>
          </table:table-cell>
          <table:table-cell office:value-type="float" office:value="9424603.7254898157" table:formula="msoxl:=K386+L385" table:style-name="ce14">
            <text:p>9,424,604</text:p>
          </table:table-cell>
          <table:table-cell office:value-type="float" office:value="31587.41882324405" table:formula="msoxl:=L386-L385" table:style-name="ce14">
            <text:p>31,587</text:p>
          </table:table-cell>
          <table:table-cell office:value-type="percentage" office:value="1.0000000000334186E-3" table:formula="msoxl:=M386/M38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84" table:style-name="ce22">
            <text:p>384</text:p>
          </table:table-cell>
          <table:table-cell office:value-type="float" office:value="350000" table:style-name="ce23">
            <text:p>350,000</text:p>
          </table:table-cell>
          <table:table-cell office:value-type="float" office:value="94750000" table:formula="msoxl:=S386+T385" table:style-name="ce16">
            <text:p>94,750,000</text:p>
          </table:table-cell>
          <table:table-cell office:value-type="float" office:value="0" table:formula="msoxl:=S386-S385" table:style-name="ce17">
            <text:p>0</text:p>
          </table:table-cell>
          <table:table-cell office:value-type="percentage" office:value="0" table:formula="msoxl:=(S386/S385)-1" table:style-name="ce13">
            <text:p>0.00%</text:p>
          </table:table-cell>
          <table:table-cell office:value-type="percentage" office:value="0" table:formula="msoxl:=V385-V386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86=X385,Y385,Y385+1)" table:style-name="ce23">
            <text:p>12</text:p>
          </table:table-cell>
          <table:table-cell office:value-type="float" office:value="29166.666666666668" table:formula="msoxl:=S386/Y386" table:style-name="ce14">
            <text:p>29,167</text:p>
          </table:table-cell>
          <table:table-cell office:value-type="float" office:value="9607602.813852787" table:formula="msoxl:=Z386+AA385" table:style-name="ce14">
            <text:p>9,607,603</text:p>
          </table:table-cell>
          <table:table-cell office:value-type="float" office:value="29166.666666666046" table:formula="msoxl:=AA386-AA385" table:style-name="ce14">
            <text:p>29,167</text:p>
          </table:table-cell>
          <table:table-cell office:value-type="percentage" office:value="0" table:formula="msoxl:=AB386/AB38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85" table:style-name="ce22">
            <text:p>385</text:p>
          </table:table-cell>
          <table:table-cell office:value-type="float" office:value="442666.08738893963" table:formula="msoxl:=C386+C386*0.001" table:style-name="ce23">
            <text:p>442,666</text:p>
          </table:table-cell>
          <table:table-cell office:value-type="float" office:value="105919961.58501612" table:formula="msoxl:=C387+D386" table:style-name="ce16">
            <text:p>105,919,962</text:p>
          </table:table-cell>
          <table:table-cell office:value-type="float" office:value="442.22386352543253" table:formula="msoxl:=C387-C386" table:style-name="ce16">
            <text:p>442</text:p>
          </table:table-cell>
          <table:table-cell office:value-type="percentage" office:value="1.0000000000001119E-3" table:formula="msoxl:=(C387/C386)-1" table:style-name="ce13">
            <text:p>0.10%</text:p>
          </table:table-cell>
          <table:table-cell office:value-type="percentage" office:value="0" table:formula="msoxl:=F386-F387" table:style-name="ce13">
            <text:p>0.00%</text:p>
          </table:table-cell>
          <table:table-cell office:value-type="float" office:value="52" table:formula="msoxl:=IF(I387=I386,1+H386,1)" table:style-name="ce34">
            <text:p>52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87=I386,J386,J386+1)" table:style-name="ce23">
            <text:p>14</text:p>
          </table:table-cell>
          <table:table-cell office:value-type="float" office:value="31619.006242067117" table:formula="msoxl:=C387/J387" table:style-name="ce14">
            <text:p>31,619</text:p>
          </table:table-cell>
          <table:table-cell office:value-type="float" office:value="9456222.7317318823" table:formula="msoxl:=K387+L386" table:style-name="ce14">
            <text:p>9,456,223</text:p>
          </table:table-cell>
          <table:table-cell office:value-type="float" office:value="31619.006242066622" table:formula="msoxl:=L387-L386" table:style-name="ce14">
            <text:p>31,619</text:p>
          </table:table-cell>
          <table:table-cell office:value-type="percentage" office:value="9.9999999997879563E-4" table:formula="msoxl:=M387/M38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85" table:style-name="ce22">
            <text:p>385</text:p>
          </table:table-cell>
          <table:table-cell office:value-type="float" office:value="350000" table:style-name="ce23">
            <text:p>350,000</text:p>
          </table:table-cell>
          <table:table-cell office:value-type="float" office:value="95100000" table:formula="msoxl:=S387+T386" table:style-name="ce16">
            <text:p>95,100,000</text:p>
          </table:table-cell>
          <table:table-cell office:value-type="float" office:value="0" table:formula="msoxl:=S387-S386" table:style-name="ce17">
            <text:p>0</text:p>
          </table:table-cell>
          <table:table-cell office:value-type="percentage" office:value="0" table:formula="msoxl:=(S387/S386)-1" table:style-name="ce13">
            <text:p>0.00%</text:p>
          </table:table-cell>
          <table:table-cell office:value-type="percentage" office:value="0" table:formula="msoxl:=V386-V387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87=X386,Y386,Y386+1)" table:style-name="ce23">
            <text:p>12</text:p>
          </table:table-cell>
          <table:table-cell office:value-type="float" office:value="29166.666666666668" table:formula="msoxl:=S387/Y387" table:style-name="ce14">
            <text:p>29,167</text:p>
          </table:table-cell>
          <table:table-cell office:value-type="float" office:value="9636769.4805194531" table:formula="msoxl:=Z387+AA386" table:style-name="ce14">
            <text:p>9,636,769</text:p>
          </table:table-cell>
          <table:table-cell office:value-type="float" office:value="29166.666666666046" table:formula="msoxl:=AA387-AA386" table:style-name="ce14">
            <text:p>29,167</text:p>
          </table:table-cell>
          <table:table-cell office:value-type="percentage" office:value="0" table:formula="msoxl:=AB387/AB38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86" table:style-name="ce22">
            <text:p>386</text:p>
          </table:table-cell>
          <table:table-cell office:value-type="float" office:value="443108.75347632857" table:formula="msoxl:=C387+C387*0.001" table:style-name="ce23">
            <text:p>443,109</text:p>
          </table:table-cell>
          <table:table-cell office:value-type="float" office:value="106363070.33849244" table:formula="msoxl:=C388+D387" table:style-name="ce16">
            <text:p>106,363,070</text:p>
          </table:table-cell>
          <table:table-cell office:value-type="float" office:value="442.6660873889341" table:formula="msoxl:=C388-C387" table:style-name="ce16">
            <text:p>443</text:p>
          </table:table-cell>
          <table:table-cell office:value-type="percentage" office:value="9.9999999999988987E-4" table:formula="msoxl:=(C388/C387)-1" table:style-name="ce13">
            <text:p>0.10%</text:p>
          </table:table-cell>
          <table:table-cell office:value-type="percentage" office:value="2.2204460492503131E-16" table:formula="msoxl:=F387-F388" table:style-name="ce13">
            <text:p>0.00%</text:p>
          </table:table-cell>
          <table:table-cell office:value-type="float" office:value="53" table:formula="msoxl:=IF(I388=I387,1+H387,1)" table:style-name="ce34">
            <text:p>53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88=I387,J387,J387+1)" table:style-name="ce23">
            <text:p>14</text:p>
          </table:table-cell>
          <table:table-cell office:value-type="float" office:value="31650.625248309185" table:formula="msoxl:=C388/J388" table:style-name="ce14">
            <text:p>31,651</text:p>
          </table:table-cell>
          <table:table-cell office:value-type="float" office:value="9487873.3569801915" table:formula="msoxl:=K388+L387" table:style-name="ce14">
            <text:p>9,487,873</text:p>
          </table:table-cell>
          <table:table-cell office:value-type="float" office:value="31650.625248309225" table:formula="msoxl:=L388-L387" table:style-name="ce14">
            <text:p>31,651</text:p>
          </table:table-cell>
          <table:table-cell office:value-type="percentage" office:value="1.0000000000169873E-3" table:formula="msoxl:=M388/M38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86" table:style-name="ce22">
            <text:p>386</text:p>
          </table:table-cell>
          <table:table-cell office:value-type="float" office:value="350000" table:style-name="ce23">
            <text:p>350,000</text:p>
          </table:table-cell>
          <table:table-cell office:value-type="float" office:value="95450000" table:formula="msoxl:=S388+T387" table:style-name="ce16">
            <text:p>95,450,000</text:p>
          </table:table-cell>
          <table:table-cell office:value-type="float" office:value="0" table:formula="msoxl:=S388-S387" table:style-name="ce17">
            <text:p>0</text:p>
          </table:table-cell>
          <table:table-cell office:value-type="percentage" office:value="0" table:formula="msoxl:=(S388/S387)-1" table:style-name="ce13">
            <text:p>0.00%</text:p>
          </table:table-cell>
          <table:table-cell office:value-type="percentage" office:value="0" table:formula="msoxl:=V387-V388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88=X387,Y387,Y387+1)" table:style-name="ce23">
            <text:p>12</text:p>
          </table:table-cell>
          <table:table-cell office:value-type="float" office:value="29166.666666666668" table:formula="msoxl:=S388/Y388" table:style-name="ce14">
            <text:p>29,167</text:p>
          </table:table-cell>
          <table:table-cell office:value-type="float" office:value="9665936.1471861191" table:formula="msoxl:=Z388+AA387" table:style-name="ce14">
            <text:p>9,665,936</text:p>
          </table:table-cell>
          <table:table-cell office:value-type="float" office:value="29166.666666666046" table:formula="msoxl:=AA388-AA387" table:style-name="ce14">
            <text:p>29,167</text:p>
          </table:table-cell>
          <table:table-cell office:value-type="percentage" office:value="0" table:formula="msoxl:=AB388/AB38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87" table:style-name="ce22">
            <text:p>387</text:p>
          </table:table-cell>
          <table:table-cell office:value-type="float" office:value="443551.86222980492" table:formula="msoxl:=C388+C388*0.001" table:style-name="ce23">
            <text:p>443,552</text:p>
          </table:table-cell>
          <table:table-cell office:value-type="float" office:value="106806622.20072225" table:formula="msoxl:=C389+D388" table:style-name="ce16">
            <text:p>106,806,622</text:p>
          </table:table-cell>
          <table:table-cell office:value-type="float" office:value="443.1087534763501" table:formula="msoxl:=C389-C388" table:style-name="ce16">
            <text:p>443</text:p>
          </table:table-cell>
          <table:table-cell office:value-type="percentage" office:value="1.0000000000001119E-3" table:formula="msoxl:=(C389/C388)-1" table:style-name="ce13">
            <text:p>0.10%</text:p>
          </table:table-cell>
          <table:table-cell office:value-type="percentage" office:value="-2.2204460492503131E-16" table:formula="msoxl:=F388-F389" table:style-name="ce13">
            <text:p>0.00%</text:p>
          </table:table-cell>
          <table:table-cell office:value-type="float" office:value="54" table:formula="msoxl:=IF(I389=I388,1+H388,1)" table:style-name="ce34">
            <text:p>54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89=I388,J388,J388+1)" table:style-name="ce23">
            <text:p>14</text:p>
          </table:table-cell>
          <table:table-cell office:value-type="float" office:value="31682.275873557493" table:formula="msoxl:=C389/J389" table:style-name="ce14">
            <text:p>31,682</text:p>
          </table:table-cell>
          <table:table-cell office:value-type="float" office:value="9519555.6328537483" table:formula="msoxl:=K389+L388" table:style-name="ce14">
            <text:p>9,519,556</text:p>
          </table:table-cell>
          <table:table-cell office:value-type="float" office:value="31682.275873556733" table:formula="msoxl:=L389-L388" table:style-name="ce14">
            <text:p>31,682</text:p>
          </table:table-cell>
          <table:table-cell office:value-type="percentage" office:value="9.9999999997479883E-4" table:formula="msoxl:=M389/M38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87" table:style-name="ce22">
            <text:p>387</text:p>
          </table:table-cell>
          <table:table-cell office:value-type="float" office:value="350000" table:style-name="ce23">
            <text:p>350,000</text:p>
          </table:table-cell>
          <table:table-cell office:value-type="float" office:value="95800000" table:formula="msoxl:=S389+T388" table:style-name="ce16">
            <text:p>95,800,000</text:p>
          </table:table-cell>
          <table:table-cell office:value-type="float" office:value="0" table:formula="msoxl:=S389-S388" table:style-name="ce17">
            <text:p>0</text:p>
          </table:table-cell>
          <table:table-cell office:value-type="percentage" office:value="0" table:formula="msoxl:=(S389/S388)-1" table:style-name="ce13">
            <text:p>0.00%</text:p>
          </table:table-cell>
          <table:table-cell office:value-type="percentage" office:value="0" table:formula="msoxl:=V388-V389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89=X388,Y388,Y388+1)" table:style-name="ce23">
            <text:p>12</text:p>
          </table:table-cell>
          <table:table-cell office:value-type="float" office:value="29166.666666666668" table:formula="msoxl:=S389/Y389" table:style-name="ce14">
            <text:p>29,167</text:p>
          </table:table-cell>
          <table:table-cell office:value-type="float" office:value="9695102.8138527852" table:formula="msoxl:=Z389+AA388" table:style-name="ce14">
            <text:p>9,695,103</text:p>
          </table:table-cell>
          <table:table-cell office:value-type="float" office:value="29166.666666666046" table:formula="msoxl:=AA389-AA388" table:style-name="ce14">
            <text:p>29,167</text:p>
          </table:table-cell>
          <table:table-cell office:value-type="percentage" office:value="0" table:formula="msoxl:=AB389/AB38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88" table:style-name="ce22">
            <text:p>388</text:p>
          </table:table-cell>
          <table:table-cell office:value-type="float" office:value="443995.41409203474" table:formula="msoxl:=C389+C389*0.001" table:style-name="ce23">
            <text:p>443,995</text:p>
          </table:table-cell>
          <table:table-cell office:value-type="float" office:value="107250617.61481428" table:formula="msoxl:=C390+D389" table:style-name="ce16">
            <text:p>107,250,618</text:p>
          </table:table-cell>
          <table:table-cell office:value-type="float" office:value="443.55186222982593" table:formula="msoxl:=C390-C389" table:style-name="ce16">
            <text:p>444</text:p>
          </table:table-cell>
          <table:table-cell office:value-type="percentage" office:value="1.0000000000001119E-3" table:formula="msoxl:=(C390/C389)-1" table:style-name="ce13">
            <text:p>0.10%</text:p>
          </table:table-cell>
          <table:table-cell office:value-type="percentage" office:value="0" table:formula="msoxl:=F389-F390" table:style-name="ce13">
            <text:p>0.00%</text:p>
          </table:table-cell>
          <table:table-cell office:value-type="float" office:value="55" table:formula="msoxl:=IF(I390=I389,1+H389,1)" table:style-name="ce34">
            <text:p>55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90=I389,J389,J389+1)" table:style-name="ce23">
            <text:p>14</text:p>
          </table:table-cell>
          <table:table-cell office:value-type="float" office:value="31713.958149431051" table:formula="msoxl:=C390/J390" table:style-name="ce14">
            <text:p>31,714</text:p>
          </table:table-cell>
          <table:table-cell office:value-type="float" office:value="9551269.5910031796" table:formula="msoxl:=K390+L389" table:style-name="ce14">
            <text:p>9,551,270</text:p>
          </table:table-cell>
          <table:table-cell office:value-type="float" office:value="31713.958149431273" table:formula="msoxl:=L390-L389" table:style-name="ce14">
            <text:p>31,714</text:p>
          </table:table-cell>
          <table:table-cell office:value-type="percentage" office:value="1.0000000000309761E-3" table:formula="msoxl:=M390/M38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88" table:style-name="ce22">
            <text:p>388</text:p>
          </table:table-cell>
          <table:table-cell office:value-type="float" office:value="350000" table:style-name="ce23">
            <text:p>350,000</text:p>
          </table:table-cell>
          <table:table-cell office:value-type="float" office:value="96150000" table:formula="msoxl:=S390+T389" table:style-name="ce16">
            <text:p>96,150,000</text:p>
          </table:table-cell>
          <table:table-cell office:value-type="float" office:value="0" table:formula="msoxl:=S390-S389" table:style-name="ce17">
            <text:p>0</text:p>
          </table:table-cell>
          <table:table-cell office:value-type="percentage" office:value="0" table:formula="msoxl:=(S390/S389)-1" table:style-name="ce13">
            <text:p>0.00%</text:p>
          </table:table-cell>
          <table:table-cell office:value-type="percentage" office:value="0" table:formula="msoxl:=V389-V390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90=X389,Y389,Y389+1)" table:style-name="ce23">
            <text:p>12</text:p>
          </table:table-cell>
          <table:table-cell office:value-type="float" office:value="29166.666666666668" table:formula="msoxl:=S390/Y390" table:style-name="ce14">
            <text:p>29,167</text:p>
          </table:table-cell>
          <table:table-cell office:value-type="float" office:value="9724269.4805194512" table:formula="msoxl:=Z390+AA389" table:style-name="ce14">
            <text:p>9,724,269</text:p>
          </table:table-cell>
          <table:table-cell office:value-type="float" office:value="29166.666666666046" table:formula="msoxl:=AA390-AA389" table:style-name="ce14">
            <text:p>29,167</text:p>
          </table:table-cell>
          <table:table-cell office:value-type="percentage" office:value="0" table:formula="msoxl:=AB390/AB38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89" table:style-name="ce22">
            <text:p>389</text:p>
          </table:table-cell>
          <table:table-cell office:value-type="float" office:value="444439.40950612677" table:formula="msoxl:=C390+C390*0.001" table:style-name="ce23">
            <text:p>444,439</text:p>
          </table:table-cell>
          <table:table-cell office:value-type="float" office:value="107695057.02432041" table:formula="msoxl:=C391+D390" table:style-name="ce16">
            <text:p>107,695,057</text:p>
          </table:table-cell>
          <table:table-cell office:value-type="float" office:value="443.99541409203084" table:formula="msoxl:=C391-C390" table:style-name="ce16">
            <text:p>444</text:p>
          </table:table-cell>
          <table:table-cell office:value-type="percentage" office:value="9.9999999999988987E-4" table:formula="msoxl:=(C391/C390)-1" table:style-name="ce13">
            <text:p>0.10%</text:p>
          </table:table-cell>
          <table:table-cell office:value-type="percentage" office:value="2.2204460492503131E-16" table:formula="msoxl:=F390-F391" table:style-name="ce13">
            <text:p>0.00%</text:p>
          </table:table-cell>
          <table:table-cell office:value-type="float" office:value="56" table:formula="msoxl:=IF(I391=I390,1+H390,1)" table:style-name="ce34">
            <text:p>56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91=I390,J390,J390+1)" table:style-name="ce23">
            <text:p>14</text:p>
          </table:table-cell>
          <table:table-cell office:value-type="float" office:value="31745.672107580485" table:formula="msoxl:=C391/J391" table:style-name="ce14">
            <text:p>31,746</text:p>
          </table:table-cell>
          <table:table-cell office:value-type="float" office:value="9583015.2631107606" table:formula="msoxl:=K391+L390" table:style-name="ce14">
            <text:p>9,583,015</text:p>
          </table:table-cell>
          <table:table-cell office:value-type="float" office:value="31745.672107581049" table:formula="msoxl:=L391-L390" table:style-name="ce14">
            <text:p>31,746</text:p>
          </table:table-cell>
          <table:table-cell office:value-type="percentage" office:value="1.0000000000107701E-3" table:formula="msoxl:=M391/M39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89" table:style-name="ce22">
            <text:p>389</text:p>
          </table:table-cell>
          <table:table-cell office:value-type="float" office:value="350000" table:style-name="ce23">
            <text:p>350,000</text:p>
          </table:table-cell>
          <table:table-cell office:value-type="float" office:value="96500000" table:formula="msoxl:=S391+T390" table:style-name="ce16">
            <text:p>96,500,000</text:p>
          </table:table-cell>
          <table:table-cell office:value-type="float" office:value="0" table:formula="msoxl:=S391-S390" table:style-name="ce17">
            <text:p>0</text:p>
          </table:table-cell>
          <table:table-cell office:value-type="percentage" office:value="0" table:formula="msoxl:=(S391/S390)-1" table:style-name="ce13">
            <text:p>0.00%</text:p>
          </table:table-cell>
          <table:table-cell office:value-type="percentage" office:value="0" table:formula="msoxl:=V390-V391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91=X390,Y390,Y390+1)" table:style-name="ce23">
            <text:p>12</text:p>
          </table:table-cell>
          <table:table-cell office:value-type="float" office:value="29166.666666666668" table:formula="msoxl:=S391/Y391" table:style-name="ce14">
            <text:p>29,167</text:p>
          </table:table-cell>
          <table:table-cell office:value-type="float" office:value="9753436.1471861172" table:formula="msoxl:=Z391+AA390" table:style-name="ce14">
            <text:p>9,753,436</text:p>
          </table:table-cell>
          <table:table-cell office:value-type="float" office:value="29166.666666666046" table:formula="msoxl:=AA391-AA390" table:style-name="ce14">
            <text:p>29,167</text:p>
          </table:table-cell>
          <table:table-cell office:value-type="percentage" office:value="0" table:formula="msoxl:=AB391/AB39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90" table:style-name="ce22">
            <text:p>390</text:p>
          </table:table-cell>
          <table:table-cell office:value-type="float" office:value="444883.84891563287" table:formula="msoxl:=C391+C391*0.001" table:style-name="ce23">
            <text:p>444,884</text:p>
          </table:table-cell>
          <table:table-cell office:value-type="float" office:value="108139940.87323605" table:formula="msoxl:=C392+D391" table:style-name="ce16">
            <text:p>108,139,941</text:p>
          </table:table-cell>
          <table:table-cell office:value-type="float" office:value="444.43940950609976" table:formula="msoxl:=C392-C391" table:style-name="ce16">
            <text:p>444</text:p>
          </table:table-cell>
          <table:table-cell office:value-type="percentage" office:value="9.9999999999988987E-4" table:formula="msoxl:=(C392/C391)-1" table:style-name="ce13">
            <text:p>0.10%</text:p>
          </table:table-cell>
          <table:table-cell office:value-type="percentage" office:value="0" table:formula="msoxl:=F391-F392" table:style-name="ce13">
            <text:p>0.00%</text:p>
          </table:table-cell>
          <table:table-cell office:value-type="float" office:value="57" table:formula="msoxl:=IF(I392=I391,1+H391,1)" table:style-name="ce34">
            <text:p>57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92=I391,J391,J391+1)" table:style-name="ce23">
            <text:p>14</text:p>
          </table:table-cell>
          <table:table-cell office:value-type="float" office:value="31777.417779688061" table:formula="msoxl:=C392/J392" table:style-name="ce14">
            <text:p>31,777</text:p>
          </table:table-cell>
          <table:table-cell office:value-type="float" office:value="9614792.6808904484" table:formula="msoxl:=K392+L391" table:style-name="ce14">
            <text:p>9,614,793</text:p>
          </table:table-cell>
          <table:table-cell office:value-type="float" office:value="31777.417779687792" table:formula="msoxl:=L392-L391" table:style-name="ce14">
            <text:p>31,777</text:p>
          </table:table-cell>
          <table:table-cell office:value-type="percentage" office:value="9.999999999736886E-4" table:formula="msoxl:=M392/M39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90" table:style-name="ce22">
            <text:p>390</text:p>
          </table:table-cell>
          <table:table-cell office:value-type="float" office:value="350000" table:style-name="ce23">
            <text:p>350,000</text:p>
          </table:table-cell>
          <table:table-cell office:value-type="float" office:value="96850000" table:formula="msoxl:=S392+T391" table:style-name="ce16">
            <text:p>96,850,000</text:p>
          </table:table-cell>
          <table:table-cell office:value-type="float" office:value="0" table:formula="msoxl:=S392-S391" table:style-name="ce17">
            <text:p>0</text:p>
          </table:table-cell>
          <table:table-cell office:value-type="percentage" office:value="0" table:formula="msoxl:=(S392/S391)-1" table:style-name="ce13">
            <text:p>0.00%</text:p>
          </table:table-cell>
          <table:table-cell office:value-type="percentage" office:value="0" table:formula="msoxl:=V391-V392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92=X391,Y391,Y391+1)" table:style-name="ce23">
            <text:p>12</text:p>
          </table:table-cell>
          <table:table-cell office:value-type="float" office:value="29166.666666666668" table:formula="msoxl:=S392/Y392" table:style-name="ce14">
            <text:p>29,167</text:p>
          </table:table-cell>
          <table:table-cell office:value-type="float" office:value="9782602.8138527833" table:formula="msoxl:=Z392+AA391" table:style-name="ce14">
            <text:p>9,782,603</text:p>
          </table:table-cell>
          <table:table-cell office:value-type="float" office:value="29166.666666666046" table:formula="msoxl:=AA392-AA391" table:style-name="ce14">
            <text:p>29,167</text:p>
          </table:table-cell>
          <table:table-cell office:value-type="percentage" office:value="0" table:formula="msoxl:=AB392/AB39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91" table:style-name="ce22">
            <text:p>391</text:p>
          </table:table-cell>
          <table:table-cell office:value-type="float" office:value="445328.73276454851" table:formula="msoxl:=C392+C392*0.001" table:style-name="ce23">
            <text:p>445,329</text:p>
          </table:table-cell>
          <table:table-cell office:value-type="float" office:value="108585269.60600059" table:formula="msoxl:=C393+D392" table:style-name="ce16">
            <text:p>108,585,270</text:p>
          </table:table-cell>
          <table:table-cell office:value-type="float" office:value="444.88384891563328" table:formula="msoxl:=C393-C392" table:style-name="ce16">
            <text:p>445</text:p>
          </table:table-cell>
          <table:table-cell office:value-type="percentage" office:value="9.9999999999988987E-4" table:formula="msoxl:=(C393/C392)-1" table:style-name="ce13">
            <text:p>0.10%</text:p>
          </table:table-cell>
          <table:table-cell office:value-type="percentage" office:value="0" table:formula="msoxl:=F392-F393" table:style-name="ce13">
            <text:p>0.00%</text:p>
          </table:table-cell>
          <table:table-cell office:value-type="float" office:value="58" table:formula="msoxl:=IF(I393=I392,1+H392,1)" table:style-name="ce34">
            <text:p>58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93=I392,J392,J392+1)" table:style-name="ce23">
            <text:p>14</text:p>
          </table:table-cell>
          <table:table-cell office:value-type="float" office:value="31809.19519746775" table:formula="msoxl:=C393/J393" table:style-name="ce14">
            <text:p>31,809</text:p>
          </table:table-cell>
          <table:table-cell office:value-type="float" office:value="9646601.876087917" table:formula="msoxl:=K393+L392" table:style-name="ce14">
            <text:p>9,646,602</text:p>
          </table:table-cell>
          <table:table-cell office:value-type="float" office:value="31809.195197468624" table:formula="msoxl:=L393-L392" table:style-name="ce14">
            <text:p>31,809</text:p>
          </table:table-cell>
          <table:table-cell office:value-type="percentage" office:value="1.0000000000360831E-3" table:formula="msoxl:=M393/M39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91" table:style-name="ce22">
            <text:p>391</text:p>
          </table:table-cell>
          <table:table-cell office:value-type="float" office:value="350000" table:style-name="ce23">
            <text:p>350,000</text:p>
          </table:table-cell>
          <table:table-cell office:value-type="float" office:value="97200000" table:formula="msoxl:=S393+T392" table:style-name="ce16">
            <text:p>97,200,000</text:p>
          </table:table-cell>
          <table:table-cell office:value-type="float" office:value="0" table:formula="msoxl:=S393-S392" table:style-name="ce17">
            <text:p>0</text:p>
          </table:table-cell>
          <table:table-cell office:value-type="percentage" office:value="0" table:formula="msoxl:=(S393/S392)-1" table:style-name="ce13">
            <text:p>0.00%</text:p>
          </table:table-cell>
          <table:table-cell office:value-type="percentage" office:value="0" table:formula="msoxl:=V392-V393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93=X392,Y392,Y392+1)" table:style-name="ce23">
            <text:p>12</text:p>
          </table:table-cell>
          <table:table-cell office:value-type="float" office:value="29166.666666666668" table:formula="msoxl:=S393/Y393" table:style-name="ce14">
            <text:p>29,167</text:p>
          </table:table-cell>
          <table:table-cell office:value-type="float" office:value="9811769.4805194493" table:formula="msoxl:=Z393+AA392" table:style-name="ce14">
            <text:p>9,811,769</text:p>
          </table:table-cell>
          <table:table-cell office:value-type="float" office:value="29166.666666666046" table:formula="msoxl:=AA393-AA392" table:style-name="ce14">
            <text:p>29,167</text:p>
          </table:table-cell>
          <table:table-cell office:value-type="percentage" office:value="0" table:formula="msoxl:=AB393/AB39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92" table:style-name="ce22">
            <text:p>392</text:p>
          </table:table-cell>
          <table:table-cell office:value-type="float" office:value="445774.06149731303" table:formula="msoxl:=C393+C393*0.001" table:style-name="ce23">
            <text:p>445,774</text:p>
          </table:table-cell>
          <table:table-cell office:value-type="float" office:value="109031043.6674979" table:formula="msoxl:=C394+D393" table:style-name="ce16">
            <text:p>109,031,044</text:p>
          </table:table-cell>
          <table:table-cell office:value-type="float" office:value="445.32873276452301" table:formula="msoxl:=C394-C393" table:style-name="ce16">
            <text:p>445</text:p>
          </table:table-cell>
          <table:table-cell office:value-type="percentage" office:value="9.9999999999988987E-4" table:formula="msoxl:=(C394/C393)-1" table:style-name="ce13">
            <text:p>0.10%</text:p>
          </table:table-cell>
          <table:table-cell office:value-type="percentage" office:value="0" table:formula="msoxl:=F393-F394" table:style-name="ce13">
            <text:p>0.00%</text:p>
          </table:table-cell>
          <table:table-cell office:value-type="float" office:value="59" table:formula="msoxl:=IF(I394=I393,1+H393,1)" table:style-name="ce34">
            <text:p>59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94=I393,J393,J393+1)" table:style-name="ce23">
            <text:p>14</text:p>
          </table:table-cell>
          <table:table-cell office:value-type="float" office:value="31841.004392665218" table:formula="msoxl:=C394/J394" table:style-name="ce14">
            <text:p>31,841</text:p>
          </table:table-cell>
          <table:table-cell office:value-type="float" office:value="9678442.8804805819" table:formula="msoxl:=K394+L393" table:style-name="ce14">
            <text:p>9,678,443</text:p>
          </table:table-cell>
          <table:table-cell office:value-type="float" office:value="31841.00439266488" table:formula="msoxl:=L394-L393" table:style-name="ce14">
            <text:p>31,841</text:p>
          </table:table-cell>
          <table:table-cell office:value-type="percentage" office:value="9.9999999996192024E-4" table:formula="msoxl:=M394/M39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92" table:style-name="ce22">
            <text:p>392</text:p>
          </table:table-cell>
          <table:table-cell office:value-type="float" office:value="350000" table:style-name="ce23">
            <text:p>350,000</text:p>
          </table:table-cell>
          <table:table-cell office:value-type="float" office:value="97550000" table:formula="msoxl:=S394+T393" table:style-name="ce16">
            <text:p>97,550,000</text:p>
          </table:table-cell>
          <table:table-cell office:value-type="float" office:value="0" table:formula="msoxl:=S394-S393" table:style-name="ce17">
            <text:p>0</text:p>
          </table:table-cell>
          <table:table-cell office:value-type="percentage" office:value="0" table:formula="msoxl:=(S394/S393)-1" table:style-name="ce13">
            <text:p>0.00%</text:p>
          </table:table-cell>
          <table:table-cell office:value-type="percentage" office:value="0" table:formula="msoxl:=V393-V394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94=X393,Y393,Y393+1)" table:style-name="ce23">
            <text:p>12</text:p>
          </table:table-cell>
          <table:table-cell office:value-type="float" office:value="29166.666666666668" table:formula="msoxl:=S394/Y394" table:style-name="ce14">
            <text:p>29,167</text:p>
          </table:table-cell>
          <table:table-cell office:value-type="float" office:value="9840936.1471861154" table:formula="msoxl:=Z394+AA393" table:style-name="ce14">
            <text:p>9,840,936</text:p>
          </table:table-cell>
          <table:table-cell office:value-type="float" office:value="29166.666666666046" table:formula="msoxl:=AA394-AA393" table:style-name="ce14">
            <text:p>29,167</text:p>
          </table:table-cell>
          <table:table-cell office:value-type="percentage" office:value="0" table:formula="msoxl:=AB394/AB39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93" table:style-name="ce22">
            <text:p>393</text:p>
          </table:table-cell>
          <table:table-cell office:value-type="float" office:value="446219.83555881033" table:formula="msoxl:=C394+C394*0.001" table:style-name="ce23">
            <text:p>446,220</text:p>
          </table:table-cell>
          <table:table-cell office:value-type="float" office:value="109477263.50305672" table:formula="msoxl:=C395+D394" table:style-name="ce16">
            <text:p>109,477,264</text:p>
          </table:table-cell>
          <table:table-cell office:value-type="float" office:value="445.77406149730086" table:formula="msoxl:=C395-C394" table:style-name="ce16">
            <text:p>446</text:p>
          </table:table-cell>
          <table:table-cell office:value-type="percentage" office:value="9.9999999999988987E-4" table:formula="msoxl:=(C395/C394)-1" table:style-name="ce13">
            <text:p>0.10%</text:p>
          </table:table-cell>
          <table:table-cell office:value-type="percentage" office:value="0" table:formula="msoxl:=F394-F395" table:style-name="ce13">
            <text:p>0.00%</text:p>
          </table:table-cell>
          <table:table-cell office:value-type="float" office:value="60" table:formula="msoxl:=IF(I395=I394,1+H394,1)" table:style-name="ce34">
            <text:p>60</text:p>
          </table:table-cell>
          <table:table-cell office:value-type="string" table:style-name="ce22">
            <text:p>Celeritas</text:p>
          </table:table-cell>
          <table:table-cell office:value-type="float" office:value="14" table:formula="msoxl:=IF(I395=I394,J394,J394+1)" table:style-name="ce23">
            <text:p>14</text:p>
          </table:table-cell>
          <table:table-cell office:value-type="float" office:value="31872.845397057881" table:formula="msoxl:=C395/J395" table:style-name="ce14">
            <text:p>31,873</text:p>
          </table:table-cell>
          <table:table-cell office:value-type="float" office:value="9710315.7258776389" table:formula="msoxl:=K395+L394" table:style-name="ce14">
            <text:p>9,710,316</text:p>
          </table:table-cell>
          <table:table-cell office:value-type="float" office:value="31872.845397057012" table:formula="msoxl:=L395-L394" table:style-name="ce14">
            <text:p>31,873</text:p>
          </table:table-cell>
          <table:table-cell office:value-type="percentage" office:value="9.9999999998323652E-4" table:formula="msoxl:=M395/M39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93" table:style-name="ce22">
            <text:p>393</text:p>
          </table:table-cell>
          <table:table-cell office:value-type="float" office:value="350000" table:style-name="ce23">
            <text:p>350,000</text:p>
          </table:table-cell>
          <table:table-cell office:value-type="float" office:value="97900000" table:formula="msoxl:=S395+T394" table:style-name="ce16">
            <text:p>97,900,000</text:p>
          </table:table-cell>
          <table:table-cell office:value-type="float" office:value="0" table:formula="msoxl:=S395-S394" table:style-name="ce17">
            <text:p>0</text:p>
          </table:table-cell>
          <table:table-cell office:value-type="percentage" office:value="0" table:formula="msoxl:=(S395/S394)-1" table:style-name="ce13">
            <text:p>0.00%</text:p>
          </table:table-cell>
          <table:table-cell office:value-type="percentage" office:value="0" table:formula="msoxl:=V394-V395" table:style-name="ce13">
            <text:p>0.00%</text:p>
          </table:table-cell>
          <table:table-cell office:value-type="string" table:style-name="ce22">
            <text:p>Celeritas</text:p>
          </table:table-cell>
          <table:table-cell office:value-type="float" office:value="12" table:formula="msoxl:=IF(X395=X394,Y394,Y394+1)" table:style-name="ce23">
            <text:p>12</text:p>
          </table:table-cell>
          <table:table-cell office:value-type="float" office:value="29166.666666666668" table:formula="msoxl:=S395/Y395" table:style-name="ce14">
            <text:p>29,167</text:p>
          </table:table-cell>
          <table:table-cell office:value-type="float" office:value="9870102.8138527814" table:formula="msoxl:=Z395+AA394" table:style-name="ce14">
            <text:p>9,870,103</text:p>
          </table:table-cell>
          <table:table-cell office:value-type="float" office:value="29166.666666666046" table:formula="msoxl:=AA395-AA394" table:style-name="ce14">
            <text:p>29,167</text:p>
          </table:table-cell>
          <table:table-cell office:value-type="percentage" office:value="0" table:formula="msoxl:=AB395/AB39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94" table:style-name="ce22">
            <text:p>394</text:p>
          </table:table-cell>
          <table:table-cell office:value-type="float" office:value="446666.05539436912" table:formula="msoxl:=C395+C395*0.001" table:style-name="ce23">
            <text:p>446,666</text:p>
          </table:table-cell>
          <table:table-cell office:value-type="float" office:value="109923929.55845109" table:formula="msoxl:=C396+D395" table:style-name="ce16">
            <text:p>109,923,930</text:p>
          </table:table-cell>
          <table:table-cell office:value-type="float" office:value="446.21983555878978" table:formula="msoxl:=C396-C395" table:style-name="ce16">
            <text:p>446</text:p>
          </table:table-cell>
          <table:table-cell office:value-type="percentage" office:value="9.9999999999988987E-4" table:formula="msoxl:=(C396/C395)-1" table:style-name="ce13">
            <text:p>0.10%</text:p>
          </table:table-cell>
          <table:table-cell office:value-type="percentage" office:value="0" table:formula="msoxl:=F395-F396" table:style-name="ce13">
            <text:p>0.00%</text:p>
          </table:table-cell>
          <table:table-cell office:value-type="float" office:value="1" table:formula="msoxl:=IF(I396=I395,1+H395,1)" table:style-name="ce34">
            <text:p>1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396=I395,J395,J395+1)" table:style-name="ce23">
            <text:p>15</text:p>
          </table:table-cell>
          <table:table-cell office:value-type="float" office:value="29777.737026291274" table:formula="msoxl:=C396/J396" table:style-name="ce14">
            <text:p>29,778</text:p>
          </table:table-cell>
          <table:table-cell office:value-type="float" office:value="9740093.4629039299" table:formula="msoxl:=K396+L395" table:style-name="ce14">
            <text:p>9,740,093</text:p>
          </table:table-cell>
          <table:table-cell office:value-type="float" office:value="29777.737026290968" table:formula="msoxl:=L396-L395" table:style-name="ce14">
            <text:p>29,778</text:p>
          </table:table-cell>
          <table:table-cell office:value-type="percentage" office:value="-6.5733333333317545E-2" table:formula="msoxl:=M396/M395-1" table:style-name="ce13">
            <text:p>-6.57%</text:p>
          </table:table-cell>
          <table:table-cell table:number-columns-repeated="2" table:style-name="ce22"/>
          <table:table-cell table:style-name="ce23"/>
          <table:table-cell office:value-type="float" office:value="394" table:style-name="ce22">
            <text:p>394</text:p>
          </table:table-cell>
          <table:table-cell office:value-type="float" office:value="350000" table:style-name="ce23">
            <text:p>350,000</text:p>
          </table:table-cell>
          <table:table-cell office:value-type="float" office:value="98250000" table:formula="msoxl:=S396+T395" table:style-name="ce16">
            <text:p>98,250,000</text:p>
          </table:table-cell>
          <table:table-cell office:value-type="float" office:value="0" table:formula="msoxl:=S396-S395" table:style-name="ce17">
            <text:p>0</text:p>
          </table:table-cell>
          <table:table-cell office:value-type="percentage" office:value="0" table:formula="msoxl:=(S396/S395)-1" table:style-name="ce13">
            <text:p>0.00%</text:p>
          </table:table-cell>
          <table:table-cell office:value-type="percentage" office:value="0" table:formula="msoxl:=V395-V396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396=X395,Y395,Y395+1)" table:style-name="ce23">
            <text:p>13</text:p>
          </table:table-cell>
          <table:table-cell office:value-type="float" office:value="26923.076923076922" table:formula="msoxl:=S396/Y396" table:style-name="ce14">
            <text:p>26,923</text:p>
          </table:table-cell>
          <table:table-cell office:value-type="float" office:value="9897025.8907758575" table:formula="msoxl:=Z396+AA395" table:style-name="ce14">
            <text:p>9,897,026</text:p>
          </table:table-cell>
          <table:table-cell office:value-type="float" office:value="26923.076923076063" table:formula="msoxl:=AA396-AA395" table:style-name="ce14">
            <text:p>26,923</text:p>
          </table:table-cell>
          <table:table-cell office:value-type="percentage" office:value="-7.6923076923086753E-2" table:formula="msoxl:=AB396/AB395-1" table:style-name="ce13">
            <text:p>-7.69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95" table:style-name="ce22">
            <text:p>395</text:p>
          </table:table-cell>
          <table:table-cell office:value-type="float" office:value="447112.72144976351" table:formula="msoxl:=C396+C396*0.001" table:style-name="ce23">
            <text:p>447,113</text:p>
          </table:table-cell>
          <table:table-cell office:value-type="float" office:value="110371042.27990085" table:formula="msoxl:=C397+D396" table:style-name="ce16">
            <text:p>110,371,042</text:p>
          </table:table-cell>
          <table:table-cell office:value-type="float" office:value="446.66605539439479" table:formula="msoxl:=C397-C396" table:style-name="ce16">
            <text:p>447</text:p>
          </table:table-cell>
          <table:table-cell office:value-type="percentage" office:value="1.0000000000001119E-3" table:formula="msoxl:=(C397/C396)-1" table:style-name="ce13">
            <text:p>0.10%</text:p>
          </table:table-cell>
          <table:table-cell office:value-type="percentage" office:value="-2.2204460492503131E-16" table:formula="msoxl:=F396-F397" table:style-name="ce13">
            <text:p>0.00%</text:p>
          </table:table-cell>
          <table:table-cell office:value-type="float" office:value="2" table:formula="msoxl:=IF(I397=I396,1+H396,1)" table:style-name="ce34">
            <text:p>2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397=I396,J396,J396+1)" table:style-name="ce23">
            <text:p>15</text:p>
          </table:table-cell>
          <table:table-cell office:value-type="float" office:value="29807.514763317569" table:formula="msoxl:=C397/J397" table:style-name="ce14">
            <text:p>29,808</text:p>
          </table:table-cell>
          <table:table-cell office:value-type="float" office:value="9769900.9776672479" table:formula="msoxl:=K397+L396" table:style-name="ce14">
            <text:p>9,769,901</text:p>
          </table:table-cell>
          <table:table-cell office:value-type="float" office:value="29807.514763318002" table:formula="msoxl:=L397-L396" table:style-name="ce14">
            <text:p>29,808</text:p>
          </table:table-cell>
          <table:table-cell office:value-type="percentage" office:value="1.0000000000249809E-3" table:formula="msoxl:=M397/M39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95" table:style-name="ce22">
            <text:p>395</text:p>
          </table:table-cell>
          <table:table-cell office:value-type="float" office:value="350000" table:style-name="ce23">
            <text:p>350,000</text:p>
          </table:table-cell>
          <table:table-cell office:value-type="float" office:value="98600000" table:formula="msoxl:=S397+T396" table:style-name="ce16">
            <text:p>98,600,000</text:p>
          </table:table-cell>
          <table:table-cell office:value-type="float" office:value="0" table:formula="msoxl:=S397-S396" table:style-name="ce17">
            <text:p>0</text:p>
          </table:table-cell>
          <table:table-cell office:value-type="percentage" office:value="0" table:formula="msoxl:=(S397/S396)-1" table:style-name="ce13">
            <text:p>0.00%</text:p>
          </table:table-cell>
          <table:table-cell office:value-type="percentage" office:value="0" table:formula="msoxl:=V396-V397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397=X396,Y396,Y396+1)" table:style-name="ce23">
            <text:p>13</text:p>
          </table:table-cell>
          <table:table-cell office:value-type="float" office:value="26923.076923076922" table:formula="msoxl:=S397/Y397" table:style-name="ce14">
            <text:p>26,923</text:p>
          </table:table-cell>
          <table:table-cell office:value-type="float" office:value="9923948.9676989336" table:formula="msoxl:=Z397+AA396" table:style-name="ce14">
            <text:p>9,923,949</text:p>
          </table:table-cell>
          <table:table-cell office:value-type="float" office:value="26923.076923076063" table:formula="msoxl:=AA397-AA396" table:style-name="ce14">
            <text:p>26,923</text:p>
          </table:table-cell>
          <table:table-cell office:value-type="percentage" office:value="0" table:formula="msoxl:=AB397/AB39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96" table:style-name="ce22">
            <text:p>396</text:p>
          </table:table-cell>
          <table:table-cell office:value-type="float" office:value="447559.83417121327" table:formula="msoxl:=C397+C397*0.001" table:style-name="ce23">
            <text:p>447,560</text:p>
          </table:table-cell>
          <table:table-cell office:value-type="float" office:value="110818602.11407207" table:formula="msoxl:=C398+D397" table:style-name="ce16">
            <text:p>110,818,602</text:p>
          </table:table-cell>
          <table:table-cell office:value-type="float" office:value="447.11272144975374" table:formula="msoxl:=C398-C397" table:style-name="ce16">
            <text:p>447</text:p>
          </table:table-cell>
          <table:table-cell office:value-type="percentage" office:value="9.9999999999988987E-4" table:formula="msoxl:=(C398/C397)-1" table:style-name="ce13">
            <text:p>0.10%</text:p>
          </table:table-cell>
          <table:table-cell office:value-type="percentage" office:value="2.2204460492503131E-16" table:formula="msoxl:=F397-F398" table:style-name="ce13">
            <text:p>0.00%</text:p>
          </table:table-cell>
          <table:table-cell office:value-type="float" office:value="3" table:formula="msoxl:=IF(I398=I397,1+H397,1)" table:style-name="ce34">
            <text:p>3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398=I397,J397,J397+1)" table:style-name="ce23">
            <text:p>15</text:p>
          </table:table-cell>
          <table:table-cell office:value-type="float" office:value="29837.322278080883" table:formula="msoxl:=C398/J398" table:style-name="ce14">
            <text:p>29,837</text:p>
          </table:table-cell>
          <table:table-cell office:value-type="float" office:value="9799738.2999453284" table:formula="msoxl:=K398+L397" table:style-name="ce14">
            <text:p>9,799,738</text:p>
          </table:table-cell>
          <table:table-cell office:value-type="float" office:value="29837.322278080508" table:formula="msoxl:=L398-L397" table:style-name="ce14">
            <text:p>29,837</text:p>
          </table:table-cell>
          <table:table-cell office:value-type="percentage" office:value="9.9999999997280042E-4" table:formula="msoxl:=M398/M39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96" table:style-name="ce22">
            <text:p>396</text:p>
          </table:table-cell>
          <table:table-cell office:value-type="float" office:value="350000" table:style-name="ce23">
            <text:p>350,000</text:p>
          </table:table-cell>
          <table:table-cell office:value-type="float" office:value="98950000" table:formula="msoxl:=S398+T397" table:style-name="ce16">
            <text:p>98,950,000</text:p>
          </table:table-cell>
          <table:table-cell office:value-type="float" office:value="0" table:formula="msoxl:=S398-S397" table:style-name="ce17">
            <text:p>0</text:p>
          </table:table-cell>
          <table:table-cell office:value-type="percentage" office:value="0" table:formula="msoxl:=(S398/S397)-1" table:style-name="ce13">
            <text:p>0.00%</text:p>
          </table:table-cell>
          <table:table-cell office:value-type="percentage" office:value="0" table:formula="msoxl:=V397-V398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398=X397,Y397,Y397+1)" table:style-name="ce23">
            <text:p>13</text:p>
          </table:table-cell>
          <table:table-cell office:value-type="float" office:value="26923.076923076922" table:formula="msoxl:=S398/Y398" table:style-name="ce14">
            <text:p>26,923</text:p>
          </table:table-cell>
          <table:table-cell office:value-type="float" office:value="9950872.0446220096" table:formula="msoxl:=Z398+AA397" table:style-name="ce14">
            <text:p>9,950,872</text:p>
          </table:table-cell>
          <table:table-cell office:value-type="float" office:value="26923.076923076063" table:formula="msoxl:=AA398-AA397" table:style-name="ce14">
            <text:p>26,923</text:p>
          </table:table-cell>
          <table:table-cell office:value-type="percentage" office:value="0" table:formula="msoxl:=AB398/AB39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97" table:style-name="ce22">
            <text:p>397</text:p>
          </table:table-cell>
          <table:table-cell office:value-type="float" office:value="448007.39400538447" table:formula="msoxl:=C398+C398*0.001" table:style-name="ce23">
            <text:p>448,007</text:p>
          </table:table-cell>
          <table:table-cell office:value-type="float" office:value="111266609.50807746" table:formula="msoxl:=C399+D398" table:style-name="ce16">
            <text:p>111,266,610</text:p>
          </table:table-cell>
          <table:table-cell office:value-type="float" office:value="447.55983417120297" table:formula="msoxl:=C399-C398" table:style-name="ce16">
            <text:p>448</text:p>
          </table:table-cell>
          <table:table-cell office:value-type="percentage" office:value="9.9999999999988987E-4" table:formula="msoxl:=(C399/C398)-1" table:style-name="ce13">
            <text:p>0.10%</text:p>
          </table:table-cell>
          <table:table-cell office:value-type="percentage" office:value="0" table:formula="msoxl:=F398-F399" table:style-name="ce13">
            <text:p>0.00%</text:p>
          </table:table-cell>
          <table:table-cell office:value-type="float" office:value="4" table:formula="msoxl:=IF(I399=I398,1+H398,1)" table:style-name="ce34">
            <text:p>4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399=I398,J398,J398+1)" table:style-name="ce23">
            <text:p>15</text:p>
          </table:table-cell>
          <table:table-cell office:value-type="float" office:value="29867.159600358966" table:formula="msoxl:=C399/J399" table:style-name="ce14">
            <text:p>29,867</text:p>
          </table:table-cell>
          <table:table-cell office:value-type="float" office:value="9829605.4595456868" table:formula="msoxl:=K399+L398" table:style-name="ce14">
            <text:p>9,829,605</text:p>
          </table:table-cell>
          <table:table-cell office:value-type="float" office:value="29867.159600358456" table:formula="msoxl:=L399-L398" table:style-name="ce14">
            <text:p>29,867</text:p>
          </table:table-cell>
          <table:table-cell office:value-type="percentage" office:value="9.9999999999567102E-4" table:formula="msoxl:=M399/M39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97" table:style-name="ce22">
            <text:p>397</text:p>
          </table:table-cell>
          <table:table-cell office:value-type="float" office:value="350000" table:style-name="ce23">
            <text:p>350,000</text:p>
          </table:table-cell>
          <table:table-cell office:value-type="float" office:value="99300000" table:formula="msoxl:=S399+T398" table:style-name="ce16">
            <text:p>99,300,000</text:p>
          </table:table-cell>
          <table:table-cell office:value-type="float" office:value="0" table:formula="msoxl:=S399-S398" table:style-name="ce17">
            <text:p>0</text:p>
          </table:table-cell>
          <table:table-cell office:value-type="percentage" office:value="0" table:formula="msoxl:=(S399/S398)-1" table:style-name="ce13">
            <text:p>0.00%</text:p>
          </table:table-cell>
          <table:table-cell office:value-type="percentage" office:value="0" table:formula="msoxl:=V398-V399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399=X398,Y398,Y398+1)" table:style-name="ce23">
            <text:p>13</text:p>
          </table:table-cell>
          <table:table-cell office:value-type="float" office:value="26923.076923076922" table:formula="msoxl:=S399/Y399" table:style-name="ce14">
            <text:p>26,923</text:p>
          </table:table-cell>
          <table:table-cell office:value-type="float" office:value="9977795.1215450857" table:formula="msoxl:=Z399+AA398" table:style-name="ce14">
            <text:p>9,977,795</text:p>
          </table:table-cell>
          <table:table-cell office:value-type="float" office:value="26923.076923076063" table:formula="msoxl:=AA399-AA398" table:style-name="ce14">
            <text:p>26,923</text:p>
          </table:table-cell>
          <table:table-cell office:value-type="percentage" office:value="0" table:formula="msoxl:=AB399/AB39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98" table:style-name="ce22">
            <text:p>398</text:p>
          </table:table-cell>
          <table:table-cell office:value-type="float" office:value="448455.40139938984" table:formula="msoxl:=C399+C399*0.001" table:style-name="ce23">
            <text:p>448,455</text:p>
          </table:table-cell>
          <table:table-cell office:value-type="float" office:value="111715064.90947685" table:formula="msoxl:=C400+D399" table:style-name="ce16">
            <text:p>111,715,065</text:p>
          </table:table-cell>
          <table:table-cell office:value-type="float" office:value="448.00739400536986" table:formula="msoxl:=C400-C399" table:style-name="ce16">
            <text:p>448</text:p>
          </table:table-cell>
          <table:table-cell office:value-type="percentage" office:value="9.9999999999988987E-4" table:formula="msoxl:=(C400/C399)-1" table:style-name="ce13">
            <text:p>0.10%</text:p>
          </table:table-cell>
          <table:table-cell office:value-type="percentage" office:value="0" table:formula="msoxl:=F399-F400" table:style-name="ce13">
            <text:p>0.00%</text:p>
          </table:table-cell>
          <table:table-cell office:value-type="float" office:value="5" table:formula="msoxl:=IF(I400=I399,1+H399,1)" table:style-name="ce34">
            <text:p>5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00=I399,J399,J399+1)" table:style-name="ce23">
            <text:p>15</text:p>
          </table:table-cell>
          <table:table-cell office:value-type="float" office:value="29897.026759959324" table:formula="msoxl:=C400/J400" table:style-name="ce14">
            <text:p>29,897</text:p>
          </table:table-cell>
          <table:table-cell office:value-type="float" office:value="9859502.4863056466" table:formula="msoxl:=K400+L399" table:style-name="ce14">
            <text:p>9,859,502</text:p>
          </table:table-cell>
          <table:table-cell office:value-type="float" office:value="29897.026759959757" table:formula="msoxl:=L400-L399" table:style-name="ce14">
            <text:p>29,897</text:p>
          </table:table-cell>
          <table:table-cell office:value-type="percentage" office:value="1.0000000000316422E-3" table:formula="msoxl:=M400/M39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98" table:style-name="ce22">
            <text:p>398</text:p>
          </table:table-cell>
          <table:table-cell office:value-type="float" office:value="350000" table:style-name="ce23">
            <text:p>350,000</text:p>
          </table:table-cell>
          <table:table-cell office:value-type="float" office:value="99650000" table:formula="msoxl:=S400+T399" table:style-name="ce16">
            <text:p>99,650,000</text:p>
          </table:table-cell>
          <table:table-cell office:value-type="float" office:value="0" table:formula="msoxl:=S400-S399" table:style-name="ce17">
            <text:p>0</text:p>
          </table:table-cell>
          <table:table-cell office:value-type="percentage" office:value="0" table:formula="msoxl:=(S400/S399)-1" table:style-name="ce13">
            <text:p>0.00%</text:p>
          </table:table-cell>
          <table:table-cell office:value-type="percentage" office:value="0" table:formula="msoxl:=V399-V400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00=X399,Y399,Y399+1)" table:style-name="ce23">
            <text:p>13</text:p>
          </table:table-cell>
          <table:table-cell office:value-type="float" office:value="26923.076923076922" table:formula="msoxl:=S400/Y400" table:style-name="ce14">
            <text:p>26,923</text:p>
          </table:table-cell>
          <table:table-cell office:value-type="float" office:value="10004718.198468162" table:formula="msoxl:=Z400+AA399" table:style-name="ce14">
            <text:p>10,004,718</text:p>
          </table:table-cell>
          <table:table-cell office:value-type="float" office:value="26923.076923076063" table:formula="msoxl:=AA400-AA399" table:style-name="ce14">
            <text:p>26,923</text:p>
          </table:table-cell>
          <table:table-cell office:value-type="percentage" office:value="0" table:formula="msoxl:=AB400/AB39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399" table:style-name="ce22">
            <text:p>399</text:p>
          </table:table-cell>
          <table:table-cell office:value-type="float" office:value="448903.85680078925" table:formula="msoxl:=C400+C400*0.001" table:style-name="ce23">
            <text:p>448,904</text:p>
          </table:table-cell>
          <table:table-cell office:value-type="float" office:value="112163968.76627764" table:formula="msoxl:=C401+D400" table:style-name="ce16">
            <text:p>112,163,969</text:p>
          </table:table-cell>
          <table:table-cell office:value-type="float" office:value="448.45540139940567" table:formula="msoxl:=C401-C400" table:style-name="ce16">
            <text:p>448</text:p>
          </table:table-cell>
          <table:table-cell office:value-type="percentage" office:value="1.0000000000001119E-3" table:formula="msoxl:=(C401/C400)-1" table:style-name="ce13">
            <text:p>0.10%</text:p>
          </table:table-cell>
          <table:table-cell office:value-type="percentage" office:value="-2.2204460492503131E-16" table:formula="msoxl:=F400-F401" table:style-name="ce13">
            <text:p>0.00%</text:p>
          </table:table-cell>
          <table:table-cell office:value-type="float" office:value="6" table:formula="msoxl:=IF(I401=I400,1+H400,1)" table:style-name="ce34">
            <text:p>6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01=I400,J400,J400+1)" table:style-name="ce23">
            <text:p>15</text:p>
          </table:table-cell>
          <table:table-cell office:value-type="float" office:value="29926.923786719282" table:formula="msoxl:=C401/J401" table:style-name="ce14">
            <text:p>29,927</text:p>
          </table:table-cell>
          <table:table-cell office:value-type="float" office:value="9889429.410092365" table:formula="msoxl:=K401+L400" table:style-name="ce14">
            <text:p>9,889,429</text:p>
          </table:table-cell>
          <table:table-cell office:value-type="float" office:value="29926.923786718398" table:formula="msoxl:=L401-L400" table:style-name="ce14">
            <text:p>29,927</text:p>
          </table:table-cell>
          <table:table-cell office:value-type="percentage" office:value="9.9999999995592503E-4" table:formula="msoxl:=M401/M40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399" table:style-name="ce22">
            <text:p>399</text:p>
          </table:table-cell>
          <table:table-cell office:value-type="float" office:value="350000" table:style-name="ce23">
            <text:p>350,000</text:p>
          </table:table-cell>
          <table:table-cell office:value-type="float" office:value="100000000" table:formula="msoxl:=S401+T400" table:style-name="ce16">
            <text:p>100,000,000</text:p>
          </table:table-cell>
          <table:table-cell office:value-type="float" office:value="0" table:formula="msoxl:=S401-S400" table:style-name="ce17">
            <text:p>0</text:p>
          </table:table-cell>
          <table:table-cell office:value-type="percentage" office:value="0" table:formula="msoxl:=(S401/S400)-1" table:style-name="ce13">
            <text:p>0.00%</text:p>
          </table:table-cell>
          <table:table-cell office:value-type="percentage" office:value="0" table:formula="msoxl:=V400-V401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01=X400,Y400,Y400+1)" table:style-name="ce23">
            <text:p>13</text:p>
          </table:table-cell>
          <table:table-cell office:value-type="float" office:value="26923.076923076922" table:formula="msoxl:=S401/Y401" table:style-name="ce14">
            <text:p>26,923</text:p>
          </table:table-cell>
          <table:table-cell office:value-type="float" office:value="10031641.275391238" table:formula="msoxl:=Z401+AA400" table:style-name="ce14">
            <text:p>10,031,641</text:p>
          </table:table-cell>
          <table:table-cell office:value-type="float" office:value="26923.076923076063" table:formula="msoxl:=AA401-AA400" table:style-name="ce14">
            <text:p>26,923</text:p>
          </table:table-cell>
          <table:table-cell office:value-type="percentage" office:value="0" table:formula="msoxl:=AB401/AB40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00" table:style-name="ce22">
            <text:p>400</text:p>
          </table:table-cell>
          <table:table-cell office:value-type="float" office:value="449352.76065759006" table:formula="msoxl:=C401+C401*0.001" table:style-name="ce23">
            <text:p>449,353</text:p>
          </table:table-cell>
          <table:table-cell office:value-type="float" office:value="112613321.52693523" table:formula="msoxl:=C402+D401" table:style-name="ce16">
            <text:p>112,613,322</text:p>
          </table:table-cell>
          <table:table-cell office:value-type="float" office:value="448.9038568008109" table:formula="msoxl:=C402-C401" table:style-name="ce16">
            <text:p>449</text:p>
          </table:table-cell>
          <table:table-cell office:value-type="percentage" office:value="1.0000000000001119E-3" table:formula="msoxl:=(C402/C401)-1" table:style-name="ce13">
            <text:p>0.10%</text:p>
          </table:table-cell>
          <table:table-cell office:value-type="percentage" office:value="0" table:formula="msoxl:=F401-F402" table:style-name="ce13">
            <text:p>0.00%</text:p>
          </table:table-cell>
          <table:table-cell office:value-type="float" office:value="7" table:formula="msoxl:=IF(I402=I401,1+H401,1)" table:style-name="ce34">
            <text:p>7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02=I401,J401,J401+1)" table:style-name="ce23">
            <text:p>15</text:p>
          </table:table-cell>
          <table:table-cell office:value-type="float" office:value="29956.850710506005" table:formula="msoxl:=C402/J402" table:style-name="ce14">
            <text:p>29,957</text:p>
          </table:table-cell>
          <table:table-cell office:value-type="float" office:value="9919386.2608028706" table:formula="msoxl:=K402+L401" table:style-name="ce14">
            <text:p>9,919,386</text:p>
          </table:table-cell>
          <table:table-cell office:value-type="float" office:value="29956.85071050562" table:formula="msoxl:=L402-L401" table:style-name="ce14">
            <text:p>29,957</text:p>
          </table:table-cell>
          <table:table-cell office:value-type="percentage" office:value="1.0000000000167653E-3" table:formula="msoxl:=M402/M40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00" table:style-name="ce22">
            <text:p>400</text:p>
          </table:table-cell>
          <table:table-cell office:value-type="float" office:value="350000" table:style-name="ce23">
            <text:p>350,000</text:p>
          </table:table-cell>
          <table:table-cell office:value-type="float" office:value="100350000" table:formula="msoxl:=S402+T401" table:style-name="ce16">
            <text:p>100,350,000</text:p>
          </table:table-cell>
          <table:table-cell office:value-type="float" office:value="0" table:formula="msoxl:=S402-S401" table:style-name="ce17">
            <text:p>0</text:p>
          </table:table-cell>
          <table:table-cell office:value-type="percentage" office:value="0" table:formula="msoxl:=(S402/S401)-1" table:style-name="ce13">
            <text:p>0.00%</text:p>
          </table:table-cell>
          <table:table-cell office:value-type="percentage" office:value="0" table:formula="msoxl:=V401-V402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02=X401,Y401,Y401+1)" table:style-name="ce23">
            <text:p>13</text:p>
          </table:table-cell>
          <table:table-cell office:value-type="float" office:value="26923.076923076922" table:formula="msoxl:=S402/Y402" table:style-name="ce14">
            <text:p>26,923</text:p>
          </table:table-cell>
          <table:table-cell office:value-type="float" office:value="10058564.352314314" table:formula="msoxl:=Z402+AA401" table:style-name="ce14">
            <text:p>10,058,564</text:p>
          </table:table-cell>
          <table:table-cell office:value-type="float" office:value="26923.076923076063" table:formula="msoxl:=AA402-AA401" table:style-name="ce14">
            <text:p>26,923</text:p>
          </table:table-cell>
          <table:table-cell office:value-type="percentage" office:value="0" table:formula="msoxl:=AB402/AB40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01" table:style-name="ce22">
            <text:p>401</text:p>
          </table:table-cell>
          <table:table-cell office:value-type="float" office:value="449802.11341824767" table:formula="msoxl:=C402+C402*0.001" table:style-name="ce23">
            <text:p>449,802</text:p>
          </table:table-cell>
          <table:table-cell office:value-type="float" office:value="113063123.64035349" table:formula="msoxl:=C403+D402" table:style-name="ce16">
            <text:p>113,063,124</text:p>
          </table:table-cell>
          <table:table-cell office:value-type="float" office:value="449.35276065760991" table:formula="msoxl:=C403-C402" table:style-name="ce16">
            <text:p>449</text:p>
          </table:table-cell>
          <table:table-cell office:value-type="percentage" office:value="1.0000000000001119E-3" table:formula="msoxl:=(C403/C402)-1" table:style-name="ce13">
            <text:p>0.10%</text:p>
          </table:table-cell>
          <table:table-cell office:value-type="percentage" office:value="0" table:formula="msoxl:=F402-F403" table:style-name="ce13">
            <text:p>0.00%</text:p>
          </table:table-cell>
          <table:table-cell office:value-type="float" office:value="8" table:formula="msoxl:=IF(I403=I402,1+H402,1)" table:style-name="ce34">
            <text:p>8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03=I402,J402,J402+1)" table:style-name="ce23">
            <text:p>15</text:p>
          </table:table-cell>
          <table:table-cell office:value-type="float" office:value="29986.807561216512" table:formula="msoxl:=C403/J403" table:style-name="ce14">
            <text:p>29,987</text:p>
          </table:table-cell>
          <table:table-cell office:value-type="float" office:value="9949373.0683640875" table:formula="msoxl:=K403+L402" table:style-name="ce14">
            <text:p>9,949,373</text:p>
          </table:table-cell>
          <table:table-cell office:value-type="float" office:value="29986.807561216876" table:formula="msoxl:=L403-L402" table:style-name="ce14">
            <text:p>29,987</text:p>
          </table:table-cell>
          <table:table-cell office:value-type="percentage" office:value="1.0000000000249809E-3" table:formula="msoxl:=M403/M40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01" table:style-name="ce22">
            <text:p>401</text:p>
          </table:table-cell>
          <table:table-cell office:value-type="float" office:value="350000" table:style-name="ce23">
            <text:p>350,000</text:p>
          </table:table-cell>
          <table:table-cell office:value-type="float" office:value="100700000" table:formula="msoxl:=S403+T402" table:style-name="ce16">
            <text:p>100,700,000</text:p>
          </table:table-cell>
          <table:table-cell office:value-type="float" office:value="0" table:formula="msoxl:=S403-S402" table:style-name="ce17">
            <text:p>0</text:p>
          </table:table-cell>
          <table:table-cell office:value-type="percentage" office:value="0" table:formula="msoxl:=(S403/S402)-1" table:style-name="ce13">
            <text:p>0.00%</text:p>
          </table:table-cell>
          <table:table-cell office:value-type="percentage" office:value="0" table:formula="msoxl:=V402-V403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03=X402,Y402,Y402+1)" table:style-name="ce23">
            <text:p>13</text:p>
          </table:table-cell>
          <table:table-cell office:value-type="float" office:value="26923.076923076922" table:formula="msoxl:=S403/Y403" table:style-name="ce14">
            <text:p>26,923</text:p>
          </table:table-cell>
          <table:table-cell office:value-type="float" office:value="10085487.42923739" table:formula="msoxl:=Z403+AA402" table:style-name="ce14">
            <text:p>10,085,487</text:p>
          </table:table-cell>
          <table:table-cell office:value-type="float" office:value="26923.076923076063" table:formula="msoxl:=AA403-AA402" table:style-name="ce14">
            <text:p>26,923</text:p>
          </table:table-cell>
          <table:table-cell office:value-type="percentage" office:value="0" table:formula="msoxl:=AB403/AB40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02" table:style-name="ce22">
            <text:p>402</text:p>
          </table:table-cell>
          <table:table-cell office:value-type="float" office:value="450251.9155316659" table:formula="msoxl:=C403+C403*0.001" table:style-name="ce23">
            <text:p>450,252</text:p>
          </table:table-cell>
          <table:table-cell office:value-type="float" office:value="113513375.55588515" table:formula="msoxl:=C404+D403" table:style-name="ce16">
            <text:p>113,513,376</text:p>
          </table:table-cell>
          <table:table-cell office:value-type="float" office:value="449.80211341823451" table:formula="msoxl:=C404-C403" table:style-name="ce16">
            <text:p>450</text:p>
          </table:table-cell>
          <table:table-cell office:value-type="percentage" office:value="9.9999999999988987E-4" table:formula="msoxl:=(C404/C403)-1" table:style-name="ce13">
            <text:p>0.10%</text:p>
          </table:table-cell>
          <table:table-cell office:value-type="percentage" office:value="2.2204460492503131E-16" table:formula="msoxl:=F403-F404" table:style-name="ce13">
            <text:p>0.00%</text:p>
          </table:table-cell>
          <table:table-cell office:value-type="float" office:value="9" table:formula="msoxl:=IF(I404=I403,1+H403,1)" table:style-name="ce34">
            <text:p>9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04=I403,J403,J403+1)" table:style-name="ce23">
            <text:p>15</text:p>
          </table:table-cell>
          <table:table-cell office:value-type="float" office:value="30016.794368777726" table:formula="msoxl:=C404/J404" table:style-name="ce14">
            <text:p>30,017</text:p>
          </table:table-cell>
          <table:table-cell office:value-type="float" office:value="9979389.8627328649" table:formula="msoxl:=K404+L403" table:style-name="ce14">
            <text:p>9,979,390</text:p>
          </table:table-cell>
          <table:table-cell office:value-type="float" office:value="30016.794368777424" table:formula="msoxl:=L404-L403" table:style-name="ce14">
            <text:p>30,017</text:p>
          </table:table-cell>
          <table:table-cell office:value-type="percentage" office:value="9.9999999997768541E-4" table:formula="msoxl:=M404/M40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02" table:style-name="ce22">
            <text:p>402</text:p>
          </table:table-cell>
          <table:table-cell office:value-type="float" office:value="350000" table:style-name="ce23">
            <text:p>350,000</text:p>
          </table:table-cell>
          <table:table-cell office:value-type="float" office:value="101050000" table:formula="msoxl:=S404+T403" table:style-name="ce16">
            <text:p>101,050,000</text:p>
          </table:table-cell>
          <table:table-cell office:value-type="float" office:value="0" table:formula="msoxl:=S404-S403" table:style-name="ce17">
            <text:p>0</text:p>
          </table:table-cell>
          <table:table-cell office:value-type="percentage" office:value="0" table:formula="msoxl:=(S404/S403)-1" table:style-name="ce13">
            <text:p>0.00%</text:p>
          </table:table-cell>
          <table:table-cell office:value-type="percentage" office:value="0" table:formula="msoxl:=V403-V404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04=X403,Y403,Y403+1)" table:style-name="ce23">
            <text:p>13</text:p>
          </table:table-cell>
          <table:table-cell office:value-type="float" office:value="26923.076923076922" table:formula="msoxl:=S404/Y404" table:style-name="ce14">
            <text:p>26,923</text:p>
          </table:table-cell>
          <table:table-cell office:value-type="float" office:value="10112410.506160466" table:formula="msoxl:=Z404+AA403" table:style-name="ce14">
            <text:p>10,112,411</text:p>
          </table:table-cell>
          <table:table-cell office:value-type="float" office:value="26923.076923076063" table:formula="msoxl:=AA404-AA403" table:style-name="ce14">
            <text:p>26,923</text:p>
          </table:table-cell>
          <table:table-cell office:value-type="percentage" office:value="0" table:formula="msoxl:=AB404/AB40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03" table:style-name="ce22">
            <text:p>403</text:p>
          </table:table-cell>
          <table:table-cell office:value-type="float" office:value="450702.16744719754" table:formula="msoxl:=C404+C404*0.001" table:style-name="ce23">
            <text:p>450,702</text:p>
          </table:table-cell>
          <table:table-cell office:value-type="float" office:value="113964077.72333235" table:formula="msoxl:=C405+D404" table:style-name="ce16">
            <text:p>113,964,078</text:p>
          </table:table-cell>
          <table:table-cell office:value-type="float" office:value="450.25191553164041" table:formula="msoxl:=C405-C404" table:style-name="ce16">
            <text:p>450</text:p>
          </table:table-cell>
          <table:table-cell office:value-type="percentage" office:value="9.9999999999988987E-4" table:formula="msoxl:=(C405/C404)-1" table:style-name="ce13">
            <text:p>0.10%</text:p>
          </table:table-cell>
          <table:table-cell office:value-type="percentage" office:value="0" table:formula="msoxl:=F404-F405" table:style-name="ce13">
            <text:p>0.00%</text:p>
          </table:table-cell>
          <table:table-cell office:value-type="float" office:value="10" table:formula="msoxl:=IF(I405=I404,1+H404,1)" table:style-name="ce34">
            <text:p>10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05=I404,J404,J404+1)" table:style-name="ce23">
            <text:p>15</text:p>
          </table:table-cell>
          <table:table-cell office:value-type="float" office:value="30046.811163146504" table:formula="msoxl:=C405/J405" table:style-name="ce14">
            <text:p>30,047</text:p>
          </table:table-cell>
          <table:table-cell office:value-type="float" office:value="10009436.673896011" table:formula="msoxl:=K405+L404" table:style-name="ce14">
            <text:p>10,009,437</text:p>
          </table:table-cell>
          <table:table-cell office:value-type="float" office:value="30046.811163146049" table:formula="msoxl:=L405-L404" table:style-name="ce14">
            <text:p>30,047</text:p>
          </table:table-cell>
          <table:table-cell office:value-type="percentage" office:value="9.9999999999500488E-4" table:formula="msoxl:=M405/M40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03" table:style-name="ce22">
            <text:p>403</text:p>
          </table:table-cell>
          <table:table-cell office:value-type="float" office:value="350000" table:style-name="ce23">
            <text:p>350,000</text:p>
          </table:table-cell>
          <table:table-cell office:value-type="float" office:value="101400000" table:formula="msoxl:=S405+T404" table:style-name="ce16">
            <text:p>101,400,000</text:p>
          </table:table-cell>
          <table:table-cell office:value-type="float" office:value="0" table:formula="msoxl:=S405-S404" table:style-name="ce17">
            <text:p>0</text:p>
          </table:table-cell>
          <table:table-cell office:value-type="percentage" office:value="0" table:formula="msoxl:=(S405/S404)-1" table:style-name="ce13">
            <text:p>0.00%</text:p>
          </table:table-cell>
          <table:table-cell office:value-type="percentage" office:value="0" table:formula="msoxl:=V404-V405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05=X404,Y404,Y404+1)" table:style-name="ce23">
            <text:p>13</text:p>
          </table:table-cell>
          <table:table-cell office:value-type="float" office:value="26923.076923076922" table:formula="msoxl:=S405/Y405" table:style-name="ce14">
            <text:p>26,923</text:p>
          </table:table-cell>
          <table:table-cell office:value-type="float" office:value="10139333.583083542" table:formula="msoxl:=Z405+AA404" table:style-name="ce14">
            <text:p>10,139,334</text:p>
          </table:table-cell>
          <table:table-cell office:value-type="float" office:value="26923.076923076063" table:formula="msoxl:=AA405-AA404" table:style-name="ce14">
            <text:p>26,923</text:p>
          </table:table-cell>
          <table:table-cell office:value-type="percentage" office:value="0" table:formula="msoxl:=AB405/AB40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04" table:style-name="ce22">
            <text:p>404</text:p>
          </table:table-cell>
          <table:table-cell office:value-type="float" office:value="451152.86961464473" table:formula="msoxl:=C405+C405*0.001" table:style-name="ce23">
            <text:p>451,153</text:p>
          </table:table-cell>
          <table:table-cell office:value-type="float" office:value="114415230.59294699" table:formula="msoxl:=C406+D405" table:style-name="ce16">
            <text:p>114,415,231</text:p>
          </table:table-cell>
          <table:table-cell office:value-type="float" office:value="450.70216744719073" table:formula="msoxl:=C406-C405" table:style-name="ce16">
            <text:p>451</text:p>
          </table:table-cell>
          <table:table-cell office:value-type="percentage" office:value="9.9999999999988987E-4" table:formula="msoxl:=(C406/C405)-1" table:style-name="ce13">
            <text:p>0.10%</text:p>
          </table:table-cell>
          <table:table-cell office:value-type="percentage" office:value="0" table:formula="msoxl:=F405-F406" table:style-name="ce13">
            <text:p>0.00%</text:p>
          </table:table-cell>
          <table:table-cell office:value-type="float" office:value="11" table:formula="msoxl:=IF(I406=I405,1+H405,1)" table:style-name="ce34">
            <text:p>11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06=I405,J405,J405+1)" table:style-name="ce23">
            <text:p>15</text:p>
          </table:table-cell>
          <table:table-cell office:value-type="float" office:value="30076.857974309649" table:formula="msoxl:=C406/J406" table:style-name="ce14">
            <text:p>30,077</text:p>
          </table:table-cell>
          <table:table-cell office:value-type="float" office:value="10039513.53187032" table:formula="msoxl:=K406+L405" table:style-name="ce14">
            <text:p>10,039,514</text:p>
          </table:table-cell>
          <table:table-cell office:value-type="float" office:value="30076.857974309474" table:formula="msoxl:=L406-L405" table:style-name="ce14">
            <text:p>30,077</text:p>
          </table:table-cell>
          <table:table-cell office:value-type="percentage" office:value="1.0000000000092157E-3" table:formula="msoxl:=M406/M40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04" table:style-name="ce22">
            <text:p>404</text:p>
          </table:table-cell>
          <table:table-cell office:value-type="float" office:value="350000" table:style-name="ce23">
            <text:p>350,000</text:p>
          </table:table-cell>
          <table:table-cell office:value-type="float" office:value="101750000" table:formula="msoxl:=S406+T405" table:style-name="ce16">
            <text:p>101,750,000</text:p>
          </table:table-cell>
          <table:table-cell office:value-type="float" office:value="0" table:formula="msoxl:=S406-S405" table:style-name="ce17">
            <text:p>0</text:p>
          </table:table-cell>
          <table:table-cell office:value-type="percentage" office:value="0" table:formula="msoxl:=(S406/S405)-1" table:style-name="ce13">
            <text:p>0.00%</text:p>
          </table:table-cell>
          <table:table-cell office:value-type="percentage" office:value="0" table:formula="msoxl:=V405-V406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06=X405,Y405,Y405+1)" table:style-name="ce23">
            <text:p>13</text:p>
          </table:table-cell>
          <table:table-cell office:value-type="float" office:value="26923.076923076922" table:formula="msoxl:=S406/Y406" table:style-name="ce14">
            <text:p>26,923</text:p>
          </table:table-cell>
          <table:table-cell office:value-type="float" office:value="10166256.660006618" table:formula="msoxl:=Z406+AA405" table:style-name="ce14">
            <text:p>10,166,257</text:p>
          </table:table-cell>
          <table:table-cell office:value-type="float" office:value="26923.076923076063" table:formula="msoxl:=AA406-AA405" table:style-name="ce14">
            <text:p>26,923</text:p>
          </table:table-cell>
          <table:table-cell office:value-type="percentage" office:value="0" table:formula="msoxl:=AB406/AB40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05" table:style-name="ce22">
            <text:p>405</text:p>
          </table:table-cell>
          <table:table-cell office:value-type="float" office:value="451604.02248425939" table:formula="msoxl:=C406+C406*0.001" table:style-name="ce23">
            <text:p>451,604</text:p>
          </table:table-cell>
          <table:table-cell office:value-type="float" office:value="114866834.61543125" table:formula="msoxl:=C407+D406" table:style-name="ce16">
            <text:p>114,866,835</text:p>
          </table:table-cell>
          <table:table-cell office:value-type="float" office:value="451.15286961465608" table:formula="msoxl:=C407-C406" table:style-name="ce16">
            <text:p>451</text:p>
          </table:table-cell>
          <table:table-cell office:value-type="percentage" office:value="1.0000000000001119E-3" table:formula="msoxl:=(C407/C406)-1" table:style-name="ce13">
            <text:p>0.10%</text:p>
          </table:table-cell>
          <table:table-cell office:value-type="percentage" office:value="-2.2204460492503131E-16" table:formula="msoxl:=F406-F407" table:style-name="ce13">
            <text:p>0.00%</text:p>
          </table:table-cell>
          <table:table-cell office:value-type="float" office:value="12" table:formula="msoxl:=IF(I407=I406,1+H406,1)" table:style-name="ce34">
            <text:p>12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07=I406,J406,J406+1)" table:style-name="ce23">
            <text:p>15</text:p>
          </table:table-cell>
          <table:table-cell office:value-type="float" office:value="30106.934832283958" table:formula="msoxl:=C407/J407" table:style-name="ce14">
            <text:p>30,107</text:p>
          </table:table-cell>
          <table:table-cell office:value-type="float" office:value="10069620.466702605" table:formula="msoxl:=K407+L406" table:style-name="ce14">
            <text:p>10,069,620</text:p>
          </table:table-cell>
          <table:table-cell office:value-type="float" office:value="30106.934832284227" table:formula="msoxl:=L407-L406" table:style-name="ce14">
            <text:p>30,107</text:p>
          </table:table-cell>
          <table:table-cell office:value-type="percentage" office:value="1.0000000000147669E-3" table:formula="msoxl:=M407/M40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05" table:style-name="ce22">
            <text:p>405</text:p>
          </table:table-cell>
          <table:table-cell office:value-type="float" office:value="350000" table:style-name="ce23">
            <text:p>350,000</text:p>
          </table:table-cell>
          <table:table-cell office:value-type="float" office:value="102100000" table:formula="msoxl:=S407+T406" table:style-name="ce16">
            <text:p>102,100,000</text:p>
          </table:table-cell>
          <table:table-cell office:value-type="float" office:value="0" table:formula="msoxl:=S407-S406" table:style-name="ce17">
            <text:p>0</text:p>
          </table:table-cell>
          <table:table-cell office:value-type="percentage" office:value="0" table:formula="msoxl:=(S407/S406)-1" table:style-name="ce13">
            <text:p>0.00%</text:p>
          </table:table-cell>
          <table:table-cell office:value-type="percentage" office:value="0" table:formula="msoxl:=V406-V407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07=X406,Y406,Y406+1)" table:style-name="ce23">
            <text:p>13</text:p>
          </table:table-cell>
          <table:table-cell office:value-type="float" office:value="26923.076923076922" table:formula="msoxl:=S407/Y407" table:style-name="ce14">
            <text:p>26,923</text:p>
          </table:table-cell>
          <table:table-cell office:value-type="float" office:value="10193179.736929694" table:formula="msoxl:=Z407+AA406" table:style-name="ce14">
            <text:p>10,193,180</text:p>
          </table:table-cell>
          <table:table-cell office:value-type="float" office:value="26923.076923076063" table:formula="msoxl:=AA407-AA406" table:style-name="ce14">
            <text:p>26,923</text:p>
          </table:table-cell>
          <table:table-cell office:value-type="percentage" office:value="0" table:formula="msoxl:=AB407/AB40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06" table:style-name="ce22">
            <text:p>406</text:p>
          </table:table-cell>
          <table:table-cell office:value-type="float" office:value="452055.62650674366" table:formula="msoxl:=C407+C407*0.001" table:style-name="ce23">
            <text:p>452,056</text:p>
          </table:table-cell>
          <table:table-cell office:value-type="float" office:value="115318890.24193799" table:formula="msoxl:=C408+D407" table:style-name="ce16">
            <text:p>115,318,890</text:p>
          </table:table-cell>
          <table:table-cell office:value-type="float" office:value="451.60402248427272" table:formula="msoxl:=C408-C407" table:style-name="ce16">
            <text:p>452</text:p>
          </table:table-cell>
          <table:table-cell office:value-type="percentage" office:value="1.0000000000001119E-3" table:formula="msoxl:=(C408/C407)-1" table:style-name="ce13">
            <text:p>0.10%</text:p>
          </table:table-cell>
          <table:table-cell office:value-type="percentage" office:value="0" table:formula="msoxl:=F407-F408" table:style-name="ce13">
            <text:p>0.00%</text:p>
          </table:table-cell>
          <table:table-cell office:value-type="float" office:value="13" table:formula="msoxl:=IF(I408=I407,1+H407,1)" table:style-name="ce34">
            <text:p>13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08=I407,J407,J407+1)" table:style-name="ce23">
            <text:p>15</text:p>
          </table:table-cell>
          <table:table-cell office:value-type="float" office:value="30137.041767116243" table:formula="msoxl:=C408/J408" table:style-name="ce14">
            <text:p>30,137</text:p>
          </table:table-cell>
          <table:table-cell office:value-type="float" office:value="10099757.508469721" table:formula="msoxl:=K408+L407" table:style-name="ce14">
            <text:p>10,099,758</text:p>
          </table:table-cell>
          <table:table-cell office:value-type="float" office:value="30137.041767116636" table:formula="msoxl:=L408-L407" table:style-name="ce14">
            <text:p>30,137</text:p>
          </table:table-cell>
          <table:table-cell office:value-type="percentage" office:value="1.0000000000041087E-3" table:formula="msoxl:=M408/M40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06" table:style-name="ce22">
            <text:p>406</text:p>
          </table:table-cell>
          <table:table-cell office:value-type="float" office:value="350000" table:style-name="ce23">
            <text:p>350,000</text:p>
          </table:table-cell>
          <table:table-cell office:value-type="float" office:value="102450000" table:formula="msoxl:=S408+T407" table:style-name="ce16">
            <text:p>102,450,000</text:p>
          </table:table-cell>
          <table:table-cell office:value-type="float" office:value="0" table:formula="msoxl:=S408-S407" table:style-name="ce17">
            <text:p>0</text:p>
          </table:table-cell>
          <table:table-cell office:value-type="percentage" office:value="0" table:formula="msoxl:=(S408/S407)-1" table:style-name="ce13">
            <text:p>0.00%</text:p>
          </table:table-cell>
          <table:table-cell office:value-type="percentage" office:value="0" table:formula="msoxl:=V407-V408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08=X407,Y407,Y407+1)" table:style-name="ce23">
            <text:p>13</text:p>
          </table:table-cell>
          <table:table-cell office:value-type="float" office:value="26923.076923076922" table:formula="msoxl:=S408/Y408" table:style-name="ce14">
            <text:p>26,923</text:p>
          </table:table-cell>
          <table:table-cell office:value-type="float" office:value="10220102.81385277" table:formula="msoxl:=Z408+AA407" table:style-name="ce14">
            <text:p>10,220,103</text:p>
          </table:table-cell>
          <table:table-cell office:value-type="float" office:value="26923.076923076063" table:formula="msoxl:=AA408-AA407" table:style-name="ce14">
            <text:p>26,923</text:p>
          </table:table-cell>
          <table:table-cell office:value-type="percentage" office:value="0" table:formula="msoxl:=AB408/AB40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07" table:style-name="ce22">
            <text:p>407</text:p>
          </table:table-cell>
          <table:table-cell office:value-type="float" office:value="452507.6821332504" table:formula="msoxl:=C408+C408*0.001" table:style-name="ce23">
            <text:p>452,508</text:p>
          </table:table-cell>
          <table:table-cell office:value-type="float" office:value="115771397.92407125" table:formula="msoxl:=C409+D408" table:style-name="ce16">
            <text:p>115,771,398</text:p>
          </table:table-cell>
          <table:table-cell office:value-type="float" office:value="452.05562650674256" table:formula="msoxl:=C409-C408" table:style-name="ce16">
            <text:p>452</text:p>
          </table:table-cell>
          <table:table-cell office:value-type="percentage" office:value="9.9999999999988987E-4" table:formula="msoxl:=(C409/C408)-1" table:style-name="ce13">
            <text:p>0.10%</text:p>
          </table:table-cell>
          <table:table-cell office:value-type="percentage" office:value="2.2204460492503131E-16" table:formula="msoxl:=F408-F409" table:style-name="ce13">
            <text:p>0.00%</text:p>
          </table:table-cell>
          <table:table-cell office:value-type="float" office:value="14" table:formula="msoxl:=IF(I409=I408,1+H408,1)" table:style-name="ce34">
            <text:p>14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09=I408,J408,J408+1)" table:style-name="ce23">
            <text:p>15</text:p>
          </table:table-cell>
          <table:table-cell office:value-type="float" office:value="30167.17880888336" table:formula="msoxl:=C409/J409" table:style-name="ce14">
            <text:p>30,167</text:p>
          </table:table-cell>
          <table:table-cell office:value-type="float" office:value="10129924.687278604" table:formula="msoxl:=K409+L408" table:style-name="ce14">
            <text:p>10,129,925</text:p>
          </table:table-cell>
          <table:table-cell office:value-type="float" office:value="30167.178808882833" table:formula="msoxl:=L409-L408" table:style-name="ce14">
            <text:p>30,167</text:p>
          </table:table-cell>
          <table:table-cell office:value-type="percentage" office:value="9.9999999996946976E-4" table:formula="msoxl:=M409/M40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07" table:style-name="ce22">
            <text:p>407</text:p>
          </table:table-cell>
          <table:table-cell office:value-type="float" office:value="350000" table:style-name="ce23">
            <text:p>350,000</text:p>
          </table:table-cell>
          <table:table-cell office:value-type="float" office:value="102800000" table:formula="msoxl:=S409+T408" table:style-name="ce16">
            <text:p>102,800,000</text:p>
          </table:table-cell>
          <table:table-cell office:value-type="float" office:value="0" table:formula="msoxl:=S409-S408" table:style-name="ce17">
            <text:p>0</text:p>
          </table:table-cell>
          <table:table-cell office:value-type="percentage" office:value="0" table:formula="msoxl:=(S409/S408)-1" table:style-name="ce13">
            <text:p>0.00%</text:p>
          </table:table-cell>
          <table:table-cell office:value-type="percentage" office:value="0" table:formula="msoxl:=V408-V409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09=X408,Y408,Y408+1)" table:style-name="ce23">
            <text:p>13</text:p>
          </table:table-cell>
          <table:table-cell office:value-type="float" office:value="26923.076923076922" table:formula="msoxl:=S409/Y409" table:style-name="ce14">
            <text:p>26,923</text:p>
          </table:table-cell>
          <table:table-cell office:value-type="float" office:value="10247025.890775846" table:formula="msoxl:=Z409+AA408" table:style-name="ce14">
            <text:p>10,247,026</text:p>
          </table:table-cell>
          <table:table-cell office:value-type="float" office:value="26923.076923076063" table:formula="msoxl:=AA409-AA408" table:style-name="ce14">
            <text:p>26,923</text:p>
          </table:table-cell>
          <table:table-cell office:value-type="percentage" office:value="0" table:formula="msoxl:=AB409/AB40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08" table:style-name="ce22">
            <text:p>408</text:p>
          </table:table-cell>
          <table:table-cell office:value-type="float" office:value="452960.18981538364" table:formula="msoxl:=C409+C409*0.001" table:style-name="ce23">
            <text:p>452,960</text:p>
          </table:table-cell>
          <table:table-cell office:value-type="float" office:value="116224358.11388664" table:formula="msoxl:=C410+D409" table:style-name="ce16">
            <text:p>116,224,358</text:p>
          </table:table-cell>
          <table:table-cell office:value-type="float" office:value="452.50768213323317" table:formula="msoxl:=C410-C409" table:style-name="ce16">
            <text:p>453</text:p>
          </table:table-cell>
          <table:table-cell office:value-type="percentage" office:value="9.9999999999988987E-4" table:formula="msoxl:=(C410/C409)-1" table:style-name="ce13">
            <text:p>0.10%</text:p>
          </table:table-cell>
          <table:table-cell office:value-type="percentage" office:value="0" table:formula="msoxl:=F409-F410" table:style-name="ce13">
            <text:p>0.00%</text:p>
          </table:table-cell>
          <table:table-cell office:value-type="float" office:value="15" table:formula="msoxl:=IF(I410=I409,1+H409,1)" table:style-name="ce34">
            <text:p>15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10=I409,J409,J409+1)" table:style-name="ce23">
            <text:p>15</text:p>
          </table:table-cell>
          <table:table-cell office:value-type="float" office:value="30197.345987692242" table:formula="msoxl:=C410/J410" table:style-name="ce14">
            <text:p>30,197</text:p>
          </table:table-cell>
          <table:table-cell office:value-type="float" office:value="10160122.033266297" table:formula="msoxl:=K410+L409" table:style-name="ce14">
            <text:p>10,160,122</text:p>
          </table:table-cell>
          <table:table-cell office:value-type="float" office:value="30197.345987692475" table:formula="msoxl:=L410-L409" table:style-name="ce14">
            <text:p>30,197</text:p>
          </table:table-cell>
          <table:table-cell office:value-type="percentage" office:value="1.000000000025203E-3" table:formula="msoxl:=M410/M40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08" table:style-name="ce22">
            <text:p>408</text:p>
          </table:table-cell>
          <table:table-cell office:value-type="float" office:value="350000" table:style-name="ce23">
            <text:p>350,000</text:p>
          </table:table-cell>
          <table:table-cell office:value-type="float" office:value="103150000" table:formula="msoxl:=S410+T409" table:style-name="ce16">
            <text:p>103,150,000</text:p>
          </table:table-cell>
          <table:table-cell office:value-type="float" office:value="0" table:formula="msoxl:=S410-S409" table:style-name="ce17">
            <text:p>0</text:p>
          </table:table-cell>
          <table:table-cell office:value-type="percentage" office:value="0" table:formula="msoxl:=(S410/S409)-1" table:style-name="ce13">
            <text:p>0.00%</text:p>
          </table:table-cell>
          <table:table-cell office:value-type="percentage" office:value="0" table:formula="msoxl:=V409-V410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10=X409,Y409,Y409+1)" table:style-name="ce23">
            <text:p>13</text:p>
          </table:table-cell>
          <table:table-cell office:value-type="float" office:value="26923.076923076922" table:formula="msoxl:=S410/Y410" table:style-name="ce14">
            <text:p>26,923</text:p>
          </table:table-cell>
          <table:table-cell office:value-type="float" office:value="10273948.967698922" table:formula="msoxl:=Z410+AA409" table:style-name="ce14">
            <text:p>10,273,949</text:p>
          </table:table-cell>
          <table:table-cell office:value-type="float" office:value="26923.076923076063" table:formula="msoxl:=AA410-AA409" table:style-name="ce14">
            <text:p>26,923</text:p>
          </table:table-cell>
          <table:table-cell office:value-type="percentage" office:value="0" table:formula="msoxl:=AB410/AB40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09" table:style-name="ce22">
            <text:p>409</text:p>
          </table:table-cell>
          <table:table-cell office:value-type="float" office:value="453413.15000519902" table:formula="msoxl:=C410+C410*0.001" table:style-name="ce23">
            <text:p>453,413</text:p>
          </table:table-cell>
          <table:table-cell office:value-type="float" office:value="116677771.26389185" table:formula="msoxl:=C411+D410" table:style-name="ce16">
            <text:p>116,677,771</text:p>
          </table:table-cell>
          <table:table-cell office:value-type="float" office:value="452.96018981537782" table:formula="msoxl:=C411-C410" table:style-name="ce16">
            <text:p>453</text:p>
          </table:table-cell>
          <table:table-cell office:value-type="percentage" office:value="9.9999999999988987E-4" table:formula="msoxl:=(C411/C410)-1" table:style-name="ce13">
            <text:p>0.10%</text:p>
          </table:table-cell>
          <table:table-cell office:value-type="percentage" office:value="0" table:formula="msoxl:=F410-F411" table:style-name="ce13">
            <text:p>0.00%</text:p>
          </table:table-cell>
          <table:table-cell office:value-type="float" office:value="16" table:formula="msoxl:=IF(I411=I410,1+H410,1)" table:style-name="ce34">
            <text:p>16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11=I410,J410,J410+1)" table:style-name="ce23">
            <text:p>15</text:p>
          </table:table-cell>
          <table:table-cell office:value-type="float" office:value="30227.543333679936" table:formula="msoxl:=C411/J411" table:style-name="ce14">
            <text:p>30,228</text:p>
          </table:table-cell>
          <table:table-cell office:value-type="float" office:value="10190349.576599976" table:formula="msoxl:=K411+L410" table:style-name="ce14">
            <text:p>10,190,350</text:p>
          </table:table-cell>
          <table:table-cell office:value-type="float" office:value="30227.543333679438" table:formula="msoxl:=L411-L410" table:style-name="ce14">
            <text:p>30,228</text:p>
          </table:table-cell>
          <table:table-cell office:value-type="percentage" office:value="9.9999999997590905E-4" table:formula="msoxl:=M411/M41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09" table:style-name="ce22">
            <text:p>409</text:p>
          </table:table-cell>
          <table:table-cell office:value-type="float" office:value="350000" table:style-name="ce23">
            <text:p>350,000</text:p>
          </table:table-cell>
          <table:table-cell office:value-type="float" office:value="103500000" table:formula="msoxl:=S411+T410" table:style-name="ce16">
            <text:p>103,500,000</text:p>
          </table:table-cell>
          <table:table-cell office:value-type="float" office:value="0" table:formula="msoxl:=S411-S410" table:style-name="ce17">
            <text:p>0</text:p>
          </table:table-cell>
          <table:table-cell office:value-type="percentage" office:value="0" table:formula="msoxl:=(S411/S410)-1" table:style-name="ce13">
            <text:p>0.00%</text:p>
          </table:table-cell>
          <table:table-cell office:value-type="percentage" office:value="0" table:formula="msoxl:=V410-V411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11=X410,Y410,Y410+1)" table:style-name="ce23">
            <text:p>13</text:p>
          </table:table-cell>
          <table:table-cell office:value-type="float" office:value="26923.076923076922" table:formula="msoxl:=S411/Y411" table:style-name="ce14">
            <text:p>26,923</text:p>
          </table:table-cell>
          <table:table-cell office:value-type="float" office:value="10300872.044621998" table:formula="msoxl:=Z411+AA410" table:style-name="ce14">
            <text:p>10,300,872</text:p>
          </table:table-cell>
          <table:table-cell office:value-type="float" office:value="26923.076923076063" table:formula="msoxl:=AA411-AA410" table:style-name="ce14">
            <text:p>26,923</text:p>
          </table:table-cell>
          <table:table-cell office:value-type="percentage" office:value="0" table:formula="msoxl:=AB411/AB41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10" table:style-name="ce22">
            <text:p>410</text:p>
          </table:table-cell>
          <table:table-cell office:value-type="float" office:value="453866.56315520423" table:formula="msoxl:=C411+C411*0.001" table:style-name="ce23">
            <text:p>453,867</text:p>
          </table:table-cell>
          <table:table-cell office:value-type="float" office:value="117131637.82704705" table:formula="msoxl:=C412+D411" table:style-name="ce16">
            <text:p>117,131,638</text:p>
          </table:table-cell>
          <table:table-cell office:value-type="float" office:value="453.41315000521718" table:formula="msoxl:=C412-C411" table:style-name="ce16">
            <text:p>453</text:p>
          </table:table-cell>
          <table:table-cell office:value-type="percentage" office:value="1.0000000000001119E-3" table:formula="msoxl:=(C412/C411)-1" table:style-name="ce13">
            <text:p>0.10%</text:p>
          </table:table-cell>
          <table:table-cell office:value-type="percentage" office:value="-2.2204460492503131E-16" table:formula="msoxl:=F411-F412" table:style-name="ce13">
            <text:p>0.00%</text:p>
          </table:table-cell>
          <table:table-cell office:value-type="float" office:value="17" table:formula="msoxl:=IF(I412=I411,1+H411,1)" table:style-name="ce34">
            <text:p>17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12=I411,J411,J411+1)" table:style-name="ce23">
            <text:p>15</text:p>
          </table:table-cell>
          <table:table-cell office:value-type="float" office:value="30257.770877013616" table:formula="msoxl:=C412/J412" table:style-name="ce14">
            <text:p>30,258</text:p>
          </table:table-cell>
          <table:table-cell office:value-type="float" office:value="10220607.347476989" table:formula="msoxl:=K412+L411" table:style-name="ce14">
            <text:p>10,220,607</text:p>
          </table:table-cell>
          <table:table-cell office:value-type="float" office:value="30257.770877012983" table:formula="msoxl:=L412-L411" table:style-name="ce14">
            <text:p>30,258</text:p>
          </table:table-cell>
          <table:table-cell office:value-type="percentage" office:value="9.9999999999567102E-4" table:formula="msoxl:=M412/M41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10" table:style-name="ce22">
            <text:p>410</text:p>
          </table:table-cell>
          <table:table-cell office:value-type="float" office:value="350000" table:style-name="ce23">
            <text:p>350,000</text:p>
          </table:table-cell>
          <table:table-cell office:value-type="float" office:value="103850000" table:formula="msoxl:=S412+T411" table:style-name="ce16">
            <text:p>103,850,000</text:p>
          </table:table-cell>
          <table:table-cell office:value-type="float" office:value="0" table:formula="msoxl:=S412-S411" table:style-name="ce17">
            <text:p>0</text:p>
          </table:table-cell>
          <table:table-cell office:value-type="percentage" office:value="0" table:formula="msoxl:=(S412/S411)-1" table:style-name="ce13">
            <text:p>0.00%</text:p>
          </table:table-cell>
          <table:table-cell office:value-type="percentage" office:value="0" table:formula="msoxl:=V411-V412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12=X411,Y411,Y411+1)" table:style-name="ce23">
            <text:p>13</text:p>
          </table:table-cell>
          <table:table-cell office:value-type="float" office:value="26923.076923076922" table:formula="msoxl:=S412/Y412" table:style-name="ce14">
            <text:p>26,923</text:p>
          </table:table-cell>
          <table:table-cell office:value-type="float" office:value="10327795.121545075" table:formula="msoxl:=Z412+AA411" table:style-name="ce14">
            <text:p>10,327,795</text:p>
          </table:table-cell>
          <table:table-cell office:value-type="float" office:value="26923.076923076063" table:formula="msoxl:=AA412-AA411" table:style-name="ce14">
            <text:p>26,923</text:p>
          </table:table-cell>
          <table:table-cell office:value-type="percentage" office:value="0" table:formula="msoxl:=AB412/AB41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11" table:style-name="ce22">
            <text:p>411</text:p>
          </table:table-cell>
          <table:table-cell office:value-type="float" office:value="454320.42971835943" table:formula="msoxl:=C412+C412*0.001" table:style-name="ce23">
            <text:p>454,320</text:p>
          </table:table-cell>
          <table:table-cell office:value-type="float" office:value="117585958.25676541" table:formula="msoxl:=C413+D412" table:style-name="ce16">
            <text:p>117,585,958</text:p>
          </table:table-cell>
          <table:table-cell office:value-type="float" office:value="453.8665631551994" table:formula="msoxl:=C413-C412" table:style-name="ce16">
            <text:p>454</text:p>
          </table:table-cell>
          <table:table-cell office:value-type="percentage" office:value="9.9999999999988987E-4" table:formula="msoxl:=(C413/C412)-1" table:style-name="ce13">
            <text:p>0.10%</text:p>
          </table:table-cell>
          <table:table-cell office:value-type="percentage" office:value="2.2204460492503131E-16" table:formula="msoxl:=F412-F413" table:style-name="ce13">
            <text:p>0.00%</text:p>
          </table:table-cell>
          <table:table-cell office:value-type="float" office:value="18" table:formula="msoxl:=IF(I413=I412,1+H412,1)" table:style-name="ce34">
            <text:p>18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13=I412,J412,J412+1)" table:style-name="ce23">
            <text:p>15</text:p>
          </table:table-cell>
          <table:table-cell office:value-type="float" office:value="30288.028647890627" table:formula="msoxl:=C413/J413" table:style-name="ce14">
            <text:p>30,288</text:p>
          </table:table-cell>
          <table:table-cell office:value-type="float" office:value="10250895.376124879" table:formula="msoxl:=K413+L412" table:style-name="ce14">
            <text:p>10,250,895</text:p>
          </table:table-cell>
          <table:table-cell office:value-type="float" office:value="30288.028647890314" table:formula="msoxl:=L413-L412" table:style-name="ce14">
            <text:p>30,288</text:p>
          </table:table-cell>
          <table:table-cell office:value-type="percentage" office:value="1.000000000010548E-3" table:formula="msoxl:=M413/M41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11" table:style-name="ce22">
            <text:p>411</text:p>
          </table:table-cell>
          <table:table-cell office:value-type="float" office:value="350000" table:style-name="ce23">
            <text:p>350,000</text:p>
          </table:table-cell>
          <table:table-cell office:value-type="float" office:value="104200000" table:formula="msoxl:=S413+T412" table:style-name="ce16">
            <text:p>104,200,000</text:p>
          </table:table-cell>
          <table:table-cell office:value-type="float" office:value="0" table:formula="msoxl:=S413-S412" table:style-name="ce17">
            <text:p>0</text:p>
          </table:table-cell>
          <table:table-cell office:value-type="percentage" office:value="0" table:formula="msoxl:=(S413/S412)-1" table:style-name="ce13">
            <text:p>0.00%</text:p>
          </table:table-cell>
          <table:table-cell office:value-type="percentage" office:value="0" table:formula="msoxl:=V412-V413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13=X412,Y412,Y412+1)" table:style-name="ce23">
            <text:p>13</text:p>
          </table:table-cell>
          <table:table-cell office:value-type="float" office:value="26923.076923076922" table:formula="msoxl:=S413/Y413" table:style-name="ce14">
            <text:p>26,923</text:p>
          </table:table-cell>
          <table:table-cell office:value-type="float" office:value="10354718.198468151" table:formula="msoxl:=Z413+AA412" table:style-name="ce14">
            <text:p>10,354,718</text:p>
          </table:table-cell>
          <table:table-cell office:value-type="float" office:value="26923.076923076063" table:formula="msoxl:=AA413-AA412" table:style-name="ce14">
            <text:p>26,923</text:p>
          </table:table-cell>
          <table:table-cell office:value-type="percentage" office:value="0" table:formula="msoxl:=AB413/AB41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12" table:style-name="ce22">
            <text:p>412</text:p>
          </table:table-cell>
          <table:table-cell office:value-type="float" office:value="454774.75014807779" table:formula="msoxl:=C413+C413*0.001" table:style-name="ce23">
            <text:p>454,775</text:p>
          </table:table-cell>
          <table:table-cell office:value-type="float" office:value="118040733.00691348" table:formula="msoxl:=C414+D413" table:style-name="ce16">
            <text:p>118,040,733</text:p>
          </table:table-cell>
          <table:table-cell office:value-type="float" office:value="454.32042971835472" table:formula="msoxl:=C414-C413" table:style-name="ce16">
            <text:p>454</text:p>
          </table:table-cell>
          <table:table-cell office:value-type="percentage" office:value="9.9999999999988987E-4" table:formula="msoxl:=(C414/C413)-1" table:style-name="ce13">
            <text:p>0.10%</text:p>
          </table:table-cell>
          <table:table-cell office:value-type="percentage" office:value="0" table:formula="msoxl:=F413-F414" table:style-name="ce13">
            <text:p>0.00%</text:p>
          </table:table-cell>
          <table:table-cell office:value-type="float" office:value="19" table:formula="msoxl:=IF(I414=I413,1+H413,1)" table:style-name="ce34">
            <text:p>19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14=I413,J413,J413+1)" table:style-name="ce23">
            <text:p>15</text:p>
          </table:table-cell>
          <table:table-cell office:value-type="float" office:value="30318.316676538518" table:formula="msoxl:=C414/J414" table:style-name="ce14">
            <text:p>30,318</text:p>
          </table:table-cell>
          <table:table-cell office:value-type="float" office:value="10281213.692801418" table:formula="msoxl:=K414+L413" table:style-name="ce14">
            <text:p>10,281,214</text:p>
          </table:table-cell>
          <table:table-cell office:value-type="float" office:value="30318.316676538438" table:formula="msoxl:=L414-L413" table:style-name="ce14">
            <text:p>30,318</text:p>
          </table:table-cell>
          <table:table-cell office:value-type="percentage" office:value="1.0000000000076614E-3" table:formula="msoxl:=M414/M41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12" table:style-name="ce22">
            <text:p>412</text:p>
          </table:table-cell>
          <table:table-cell office:value-type="float" office:value="350000" table:style-name="ce23">
            <text:p>350,000</text:p>
          </table:table-cell>
          <table:table-cell office:value-type="float" office:value="104550000" table:formula="msoxl:=S414+T413" table:style-name="ce16">
            <text:p>104,550,000</text:p>
          </table:table-cell>
          <table:table-cell office:value-type="float" office:value="0" table:formula="msoxl:=S414-S413" table:style-name="ce17">
            <text:p>0</text:p>
          </table:table-cell>
          <table:table-cell office:value-type="percentage" office:value="0" table:formula="msoxl:=(S414/S413)-1" table:style-name="ce13">
            <text:p>0.00%</text:p>
          </table:table-cell>
          <table:table-cell office:value-type="percentage" office:value="0" table:formula="msoxl:=V413-V414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14=X413,Y413,Y413+1)" table:style-name="ce23">
            <text:p>13</text:p>
          </table:table-cell>
          <table:table-cell office:value-type="float" office:value="26923.076923076922" table:formula="msoxl:=S414/Y414" table:style-name="ce14">
            <text:p>26,923</text:p>
          </table:table-cell>
          <table:table-cell office:value-type="float" office:value="10381641.275391227" table:formula="msoxl:=Z414+AA413" table:style-name="ce14">
            <text:p>10,381,641</text:p>
          </table:table-cell>
          <table:table-cell office:value-type="float" office:value="26923.076923076063" table:formula="msoxl:=AA414-AA413" table:style-name="ce14">
            <text:p>26,923</text:p>
          </table:table-cell>
          <table:table-cell office:value-type="percentage" office:value="0" table:formula="msoxl:=AB414/AB41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13" table:style-name="ce22">
            <text:p>413</text:p>
          </table:table-cell>
          <table:table-cell office:value-type="float" office:value="455229.52489822585" table:formula="msoxl:=C414+C414*0.001" table:style-name="ce23">
            <text:p>455,230</text:p>
          </table:table-cell>
          <table:table-cell office:value-type="float" office:value="118495962.53181171" table:formula="msoxl:=C415+D414" table:style-name="ce16">
            <text:p>118,495,963</text:p>
          </table:table-cell>
          <table:table-cell office:value-type="float" office:value="454.77475014806259" table:formula="msoxl:=C415-C414" table:style-name="ce16">
            <text:p>455</text:p>
          </table:table-cell>
          <table:table-cell office:value-type="percentage" office:value="9.9999999999988987E-4" table:formula="msoxl:=(C415/C414)-1" table:style-name="ce13">
            <text:p>0.10%</text:p>
          </table:table-cell>
          <table:table-cell office:value-type="percentage" office:value="0" table:formula="msoxl:=F414-F415" table:style-name="ce13">
            <text:p>0.00%</text:p>
          </table:table-cell>
          <table:table-cell office:value-type="float" office:value="20" table:formula="msoxl:=IF(I415=I414,1+H414,1)" table:style-name="ce34">
            <text:p>20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15=I414,J414,J414+1)" table:style-name="ce23">
            <text:p>15</text:p>
          </table:table-cell>
          <table:table-cell office:value-type="float" office:value="30348.634993215055" table:formula="msoxl:=C415/J415" table:style-name="ce14">
            <text:p>30,349</text:p>
          </table:table-cell>
          <table:table-cell office:value-type="float" office:value="10311562.327794632" table:formula="msoxl:=K415+L414" table:style-name="ce14">
            <text:p>10,311,562</text:p>
          </table:table-cell>
          <table:table-cell office:value-type="float" office:value="30348.63499321416" table:formula="msoxl:=L415-L414" table:style-name="ce14">
            <text:p>30,349</text:p>
          </table:table-cell>
          <table:table-cell office:value-type="percentage" office:value="9.9999999997302247E-4" table:formula="msoxl:=M415/M41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13" table:style-name="ce22">
            <text:p>413</text:p>
          </table:table-cell>
          <table:table-cell office:value-type="float" office:value="350000" table:style-name="ce23">
            <text:p>350,000</text:p>
          </table:table-cell>
          <table:table-cell office:value-type="float" office:value="104900000" table:formula="msoxl:=S415+T414" table:style-name="ce16">
            <text:p>104,900,000</text:p>
          </table:table-cell>
          <table:table-cell office:value-type="float" office:value="0" table:formula="msoxl:=S415-S414" table:style-name="ce17">
            <text:p>0</text:p>
          </table:table-cell>
          <table:table-cell office:value-type="percentage" office:value="0" table:formula="msoxl:=(S415/S414)-1" table:style-name="ce13">
            <text:p>0.00%</text:p>
          </table:table-cell>
          <table:table-cell office:value-type="percentage" office:value="0" table:formula="msoxl:=V414-V415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15=X414,Y414,Y414+1)" table:style-name="ce23">
            <text:p>13</text:p>
          </table:table-cell>
          <table:table-cell office:value-type="float" office:value="26923.076923076922" table:formula="msoxl:=S415/Y415" table:style-name="ce14">
            <text:p>26,923</text:p>
          </table:table-cell>
          <table:table-cell office:value-type="float" office:value="10408564.352314303" table:formula="msoxl:=Z415+AA414" table:style-name="ce14">
            <text:p>10,408,564</text:p>
          </table:table-cell>
          <table:table-cell office:value-type="float" office:value="26923.076923076063" table:formula="msoxl:=AA415-AA414" table:style-name="ce14">
            <text:p>26,923</text:p>
          </table:table-cell>
          <table:table-cell office:value-type="percentage" office:value="0" table:formula="msoxl:=AB415/AB41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14" table:style-name="ce22">
            <text:p>414</text:p>
          </table:table-cell>
          <table:table-cell office:value-type="float" office:value="455684.75442312408" table:formula="msoxl:=C415+C415*0.001" table:style-name="ce23">
            <text:p>455,685</text:p>
          </table:table-cell>
          <table:table-cell office:value-type="float" office:value="118951647.28623484" table:formula="msoxl:=C416+D415" table:style-name="ce16">
            <text:p>118,951,647</text:p>
          </table:table-cell>
          <table:table-cell office:value-type="float" office:value="455.22952489822637" table:formula="msoxl:=C416-C415" table:style-name="ce16">
            <text:p>455</text:p>
          </table:table-cell>
          <table:table-cell office:value-type="percentage" office:value="1.0000000000001119E-3" table:formula="msoxl:=(C416/C415)-1" table:style-name="ce13">
            <text:p>0.10%</text:p>
          </table:table-cell>
          <table:table-cell office:value-type="percentage" office:value="-2.2204460492503131E-16" table:formula="msoxl:=F415-F416" table:style-name="ce13">
            <text:p>0.00%</text:p>
          </table:table-cell>
          <table:table-cell office:value-type="float" office:value="21" table:formula="msoxl:=IF(I416=I415,1+H415,1)" table:style-name="ce34">
            <text:p>21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16=I415,J415,J415+1)" table:style-name="ce23">
            <text:p>15</text:p>
          </table:table-cell>
          <table:table-cell office:value-type="float" office:value="30378.983628208272" table:formula="msoxl:=C416/J416" table:style-name="ce14">
            <text:p>30,379</text:p>
          </table:table-cell>
          <table:table-cell office:value-type="float" office:value="10341941.31142284" table:formula="msoxl:=K416+L415" table:style-name="ce14">
            <text:p>10,341,941</text:p>
          </table:table-cell>
          <table:table-cell office:value-type="float" office:value="30378.983628207818" table:formula="msoxl:=L416-L415" table:style-name="ce14">
            <text:p>30,379</text:p>
          </table:table-cell>
          <table:table-cell office:value-type="percentage" office:value="1.0000000000145448E-3" table:formula="msoxl:=M416/M41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14" table:style-name="ce22">
            <text:p>414</text:p>
          </table:table-cell>
          <table:table-cell office:value-type="float" office:value="350000" table:style-name="ce23">
            <text:p>350,000</text:p>
          </table:table-cell>
          <table:table-cell office:value-type="float" office:value="105250000" table:formula="msoxl:=S416+T415" table:style-name="ce16">
            <text:p>105,250,000</text:p>
          </table:table-cell>
          <table:table-cell office:value-type="float" office:value="0" table:formula="msoxl:=S416-S415" table:style-name="ce17">
            <text:p>0</text:p>
          </table:table-cell>
          <table:table-cell office:value-type="percentage" office:value="0" table:formula="msoxl:=(S416/S415)-1" table:style-name="ce13">
            <text:p>0.00%</text:p>
          </table:table-cell>
          <table:table-cell office:value-type="percentage" office:value="0" table:formula="msoxl:=V415-V416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16=X415,Y415,Y415+1)" table:style-name="ce23">
            <text:p>13</text:p>
          </table:table-cell>
          <table:table-cell office:value-type="float" office:value="26923.076923076922" table:formula="msoxl:=S416/Y416" table:style-name="ce14">
            <text:p>26,923</text:p>
          </table:table-cell>
          <table:table-cell office:value-type="float" office:value="10435487.429237379" table:formula="msoxl:=Z416+AA415" table:style-name="ce14">
            <text:p>10,435,487</text:p>
          </table:table-cell>
          <table:table-cell office:value-type="float" office:value="26923.076923076063" table:formula="msoxl:=AA416-AA415" table:style-name="ce14">
            <text:p>26,923</text:p>
          </table:table-cell>
          <table:table-cell office:value-type="percentage" office:value="0" table:formula="msoxl:=AB416/AB41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15" table:style-name="ce22">
            <text:p>415</text:p>
          </table:table-cell>
          <table:table-cell office:value-type="float" office:value="456140.43917754717" table:formula="msoxl:=C416+C416*0.001" table:style-name="ce23">
            <text:p>456,140</text:p>
          </table:table-cell>
          <table:table-cell office:value-type="float" office:value="119407787.72541238" table:formula="msoxl:=C417+D416" table:style-name="ce16">
            <text:p>119,407,788</text:p>
          </table:table-cell>
          <table:table-cell office:value-type="float" office:value="455.68475442309864" table:formula="msoxl:=C417-C416" table:style-name="ce16">
            <text:p>456</text:p>
          </table:table-cell>
          <table:table-cell office:value-type="percentage" office:value="9.9999999999988987E-4" table:formula="msoxl:=(C417/C416)-1" table:style-name="ce13">
            <text:p>0.10%</text:p>
          </table:table-cell>
          <table:table-cell office:value-type="percentage" office:value="2.2204460492503131E-16" table:formula="msoxl:=F416-F417" table:style-name="ce13">
            <text:p>0.00%</text:p>
          </table:table-cell>
          <table:table-cell office:value-type="float" office:value="22" table:formula="msoxl:=IF(I417=I416,1+H416,1)" table:style-name="ce34">
            <text:p>22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17=I416,J416,J416+1)" table:style-name="ce23">
            <text:p>15</text:p>
          </table:table-cell>
          <table:table-cell office:value-type="float" office:value="30409.362611836477" table:formula="msoxl:=C417/J417" table:style-name="ce14">
            <text:p>30,409</text:p>
          </table:table-cell>
          <table:table-cell office:value-type="float" office:value="10372350.674034676" table:formula="msoxl:=K417+L416" table:style-name="ce14">
            <text:p>10,372,351</text:p>
          </table:table-cell>
          <table:table-cell office:value-type="float" office:value="30409.362611835822" table:formula="msoxl:=L417-L416" table:style-name="ce14">
            <text:p>30,409</text:p>
          </table:table-cell>
          <table:table-cell office:value-type="percentage" office:value="9.9999999999322853E-4" table:formula="msoxl:=M417/M41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15" table:style-name="ce22">
            <text:p>415</text:p>
          </table:table-cell>
          <table:table-cell office:value-type="float" office:value="350000" table:style-name="ce23">
            <text:p>350,000</text:p>
          </table:table-cell>
          <table:table-cell office:value-type="float" office:value="105600000" table:formula="msoxl:=S417+T416" table:style-name="ce16">
            <text:p>105,600,000</text:p>
          </table:table-cell>
          <table:table-cell office:value-type="float" office:value="0" table:formula="msoxl:=S417-S416" table:style-name="ce17">
            <text:p>0</text:p>
          </table:table-cell>
          <table:table-cell office:value-type="percentage" office:value="0" table:formula="msoxl:=(S417/S416)-1" table:style-name="ce13">
            <text:p>0.00%</text:p>
          </table:table-cell>
          <table:table-cell office:value-type="percentage" office:value="0" table:formula="msoxl:=V416-V417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17=X416,Y416,Y416+1)" table:style-name="ce23">
            <text:p>13</text:p>
          </table:table-cell>
          <table:table-cell office:value-type="float" office:value="26923.076923076922" table:formula="msoxl:=S417/Y417" table:style-name="ce14">
            <text:p>26,923</text:p>
          </table:table-cell>
          <table:table-cell office:value-type="float" office:value="10462410.506160455" table:formula="msoxl:=Z417+AA416" table:style-name="ce14">
            <text:p>10,462,411</text:p>
          </table:table-cell>
          <table:table-cell office:value-type="float" office:value="26923.076923076063" table:formula="msoxl:=AA417-AA416" table:style-name="ce14">
            <text:p>26,923</text:p>
          </table:table-cell>
          <table:table-cell office:value-type="percentage" office:value="0" table:formula="msoxl:=AB417/AB41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16" table:style-name="ce22">
            <text:p>416</text:p>
          </table:table-cell>
          <table:table-cell office:value-type="float" office:value="456596.57961672475" table:formula="msoxl:=C417+C417*0.001" table:style-name="ce23">
            <text:p>456,597</text:p>
          </table:table-cell>
          <table:table-cell office:value-type="float" office:value="119864384.30502911" table:formula="msoxl:=C418+D417" table:style-name="ce16">
            <text:p>119,864,384</text:p>
          </table:table-cell>
          <table:table-cell office:value-type="float" office:value="456.14043917757226" table:formula="msoxl:=C418-C417" table:style-name="ce16">
            <text:p>456</text:p>
          </table:table-cell>
          <table:table-cell office:value-type="percentage" office:value="1.0000000000001119E-3" table:formula="msoxl:=(C418/C417)-1" table:style-name="ce13">
            <text:p>0.10%</text:p>
          </table:table-cell>
          <table:table-cell office:value-type="percentage" office:value="-2.2204460492503131E-16" table:formula="msoxl:=F417-F418" table:style-name="ce13">
            <text:p>0.00%</text:p>
          </table:table-cell>
          <table:table-cell office:value-type="float" office:value="23" table:formula="msoxl:=IF(I418=I417,1+H417,1)" table:style-name="ce34">
            <text:p>23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18=I417,J417,J417+1)" table:style-name="ce23">
            <text:p>15</text:p>
          </table:table-cell>
          <table:table-cell office:value-type="float" office:value="30439.771974448315" table:formula="msoxl:=C418/J418" table:style-name="ce14">
            <text:p>30,440</text:p>
          </table:table-cell>
          <table:table-cell office:value-type="float" office:value="10402790.446009124" table:formula="msoxl:=K418+L417" table:style-name="ce14">
            <text:p>10,402,790</text:p>
          </table:table-cell>
          <table:table-cell office:value-type="float" office:value="30439.771974448115" table:formula="msoxl:=L418-L417" table:style-name="ce14">
            <text:p>30,440</text:p>
          </table:table-cell>
          <table:table-cell office:value-type="percentage" office:value="1.0000000000149889E-3" table:formula="msoxl:=M418/M41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16" table:style-name="ce22">
            <text:p>416</text:p>
          </table:table-cell>
          <table:table-cell office:value-type="float" office:value="350000" table:style-name="ce23">
            <text:p>350,000</text:p>
          </table:table-cell>
          <table:table-cell office:value-type="float" office:value="105950000" table:formula="msoxl:=S418+T417" table:style-name="ce16">
            <text:p>105,950,000</text:p>
          </table:table-cell>
          <table:table-cell office:value-type="float" office:value="0" table:formula="msoxl:=S418-S417" table:style-name="ce17">
            <text:p>0</text:p>
          </table:table-cell>
          <table:table-cell office:value-type="percentage" office:value="0" table:formula="msoxl:=(S418/S417)-1" table:style-name="ce13">
            <text:p>0.00%</text:p>
          </table:table-cell>
          <table:table-cell office:value-type="percentage" office:value="0" table:formula="msoxl:=V417-V418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18=X417,Y417,Y417+1)" table:style-name="ce23">
            <text:p>13</text:p>
          </table:table-cell>
          <table:table-cell office:value-type="float" office:value="26923.076923076922" table:formula="msoxl:=S418/Y418" table:style-name="ce14">
            <text:p>26,923</text:p>
          </table:table-cell>
          <table:table-cell office:value-type="float" office:value="10489333.583083531" table:formula="msoxl:=Z418+AA417" table:style-name="ce14">
            <text:p>10,489,334</text:p>
          </table:table-cell>
          <table:table-cell office:value-type="float" office:value="26923.076923076063" table:formula="msoxl:=AA418-AA417" table:style-name="ce14">
            <text:p>26,923</text:p>
          </table:table-cell>
          <table:table-cell office:value-type="percentage" office:value="0" table:formula="msoxl:=AB418/AB41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17" table:style-name="ce22">
            <text:p>417</text:p>
          </table:table-cell>
          <table:table-cell office:value-type="float" office:value="457053.17619634146" table:formula="msoxl:=C418+C418*0.001" table:style-name="ce23">
            <text:p>457,053</text:p>
          </table:table-cell>
          <table:table-cell office:value-type="float" office:value="120321437.48122545" table:formula="msoxl:=C419+D418" table:style-name="ce16">
            <text:p>120,321,437</text:p>
          </table:table-cell>
          <table:table-cell office:value-type="float" office:value="456.59657961671473" table:formula="msoxl:=C419-C418" table:style-name="ce16">
            <text:p>457</text:p>
          </table:table-cell>
          <table:table-cell office:value-type="percentage" office:value="9.9999999999988987E-4" table:formula="msoxl:=(C419/C418)-1" table:style-name="ce13">
            <text:p>0.10%</text:p>
          </table:table-cell>
          <table:table-cell office:value-type="percentage" office:value="2.2204460492503131E-16" table:formula="msoxl:=F418-F419" table:style-name="ce13">
            <text:p>0.00%</text:p>
          </table:table-cell>
          <table:table-cell office:value-type="float" office:value="24" table:formula="msoxl:=IF(I419=I418,1+H418,1)" table:style-name="ce34">
            <text:p>24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19=I418,J418,J418+1)" table:style-name="ce23">
            <text:p>15</text:p>
          </table:table-cell>
          <table:table-cell office:value-type="float" office:value="30470.211746422763" table:formula="msoxl:=C419/J419" table:style-name="ce14">
            <text:p>30,470</text:p>
          </table:table-cell>
          <table:table-cell office:value-type="float" office:value="10433260.657755546" table:formula="msoxl:=K419+L418" table:style-name="ce14">
            <text:p>10,433,261</text:p>
          </table:table-cell>
          <table:table-cell office:value-type="float" office:value="30470.211746422574" table:formula="msoxl:=L419-L418" table:style-name="ce14">
            <text:p>30,470</text:p>
          </table:table-cell>
          <table:table-cell office:value-type="percentage" office:value="1.000000000000334E-3" table:formula="msoxl:=M419/M41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17" table:style-name="ce22">
            <text:p>417</text:p>
          </table:table-cell>
          <table:table-cell office:value-type="float" office:value="350000" table:style-name="ce23">
            <text:p>350,000</text:p>
          </table:table-cell>
          <table:table-cell office:value-type="float" office:value="106300000" table:formula="msoxl:=S419+T418" table:style-name="ce16">
            <text:p>106,300,000</text:p>
          </table:table-cell>
          <table:table-cell office:value-type="float" office:value="0" table:formula="msoxl:=S419-S418" table:style-name="ce17">
            <text:p>0</text:p>
          </table:table-cell>
          <table:table-cell office:value-type="percentage" office:value="0" table:formula="msoxl:=(S419/S418)-1" table:style-name="ce13">
            <text:p>0.00%</text:p>
          </table:table-cell>
          <table:table-cell office:value-type="percentage" office:value="0" table:formula="msoxl:=V418-V419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19=X418,Y418,Y418+1)" table:style-name="ce23">
            <text:p>13</text:p>
          </table:table-cell>
          <table:table-cell office:value-type="float" office:value="26923.076923076922" table:formula="msoxl:=S419/Y419" table:style-name="ce14">
            <text:p>26,923</text:p>
          </table:table-cell>
          <table:table-cell office:value-type="float" office:value="10516256.660006607" table:formula="msoxl:=Z419+AA418" table:style-name="ce14">
            <text:p>10,516,257</text:p>
          </table:table-cell>
          <table:table-cell office:value-type="float" office:value="26923.076923076063" table:formula="msoxl:=AA419-AA418" table:style-name="ce14">
            <text:p>26,923</text:p>
          </table:table-cell>
          <table:table-cell office:value-type="percentage" office:value="0" table:formula="msoxl:=AB419/AB41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18" table:style-name="ce22">
            <text:p>418</text:p>
          </table:table-cell>
          <table:table-cell office:value-type="float" office:value="457510.22937253781" table:formula="msoxl:=C419+C419*0.001" table:style-name="ce23">
            <text:p>457,510</text:p>
          </table:table-cell>
          <table:table-cell office:value-type="float" office:value="120778947.71059798" table:formula="msoxl:=C420+D419" table:style-name="ce16">
            <text:p>120,778,948</text:p>
          </table:table-cell>
          <table:table-cell office:value-type="float" office:value="457.05317619635025" table:formula="msoxl:=C420-C419" table:style-name="ce16">
            <text:p>457</text:p>
          </table:table-cell>
          <table:table-cell office:value-type="percentage" office:value="1.0000000000001119E-3" table:formula="msoxl:=(C420/C419)-1" table:style-name="ce13">
            <text:p>0.10%</text:p>
          </table:table-cell>
          <table:table-cell office:value-type="percentage" office:value="-2.2204460492503131E-16" table:formula="msoxl:=F419-F420" table:style-name="ce13">
            <text:p>0.00%</text:p>
          </table:table-cell>
          <table:table-cell office:value-type="float" office:value="25" table:formula="msoxl:=IF(I420=I419,1+H419,1)" table:style-name="ce34">
            <text:p>25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20=I419,J419,J419+1)" table:style-name="ce23">
            <text:p>15</text:p>
          </table:table-cell>
          <table:table-cell office:value-type="float" office:value="30500.681958169189" table:formula="msoxl:=C420/J420" table:style-name="ce14">
            <text:p>30,501</text:p>
          </table:table-cell>
          <table:table-cell office:value-type="float" office:value="10463761.339713715" table:formula="msoxl:=K420+L419" table:style-name="ce14">
            <text:p>10,463,761</text:p>
          </table:table-cell>
          <table:table-cell office:value-type="float" office:value="30500.681958168745" table:formula="msoxl:=L420-L419" table:style-name="ce14">
            <text:p>30,501</text:p>
          </table:table-cell>
          <table:table-cell office:value-type="percentage" office:value="9.9999999999167422E-4" table:formula="msoxl:=M420/M41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18" table:style-name="ce22">
            <text:p>418</text:p>
          </table:table-cell>
          <table:table-cell office:value-type="float" office:value="350000" table:style-name="ce23">
            <text:p>350,000</text:p>
          </table:table-cell>
          <table:table-cell office:value-type="float" office:value="106650000" table:formula="msoxl:=S420+T419" table:style-name="ce16">
            <text:p>106,650,000</text:p>
          </table:table-cell>
          <table:table-cell office:value-type="float" office:value="0" table:formula="msoxl:=S420-S419" table:style-name="ce17">
            <text:p>0</text:p>
          </table:table-cell>
          <table:table-cell office:value-type="percentage" office:value="0" table:formula="msoxl:=(S420/S419)-1" table:style-name="ce13">
            <text:p>0.00%</text:p>
          </table:table-cell>
          <table:table-cell office:value-type="percentage" office:value="0" table:formula="msoxl:=V419-V420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20=X419,Y419,Y419+1)" table:style-name="ce23">
            <text:p>13</text:p>
          </table:table-cell>
          <table:table-cell office:value-type="float" office:value="26923.076923076922" table:formula="msoxl:=S420/Y420" table:style-name="ce14">
            <text:p>26,923</text:p>
          </table:table-cell>
          <table:table-cell office:value-type="float" office:value="10543179.736929683" table:formula="msoxl:=Z420+AA419" table:style-name="ce14">
            <text:p>10,543,180</text:p>
          </table:table-cell>
          <table:table-cell office:value-type="float" office:value="26923.076923076063" table:formula="msoxl:=AA420-AA419" table:style-name="ce14">
            <text:p>26,923</text:p>
          </table:table-cell>
          <table:table-cell office:value-type="percentage" office:value="0" table:formula="msoxl:=AB420/AB41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19" table:style-name="ce22">
            <text:p>419</text:p>
          </table:table-cell>
          <table:table-cell office:value-type="float" office:value="457967.73960191035" table:formula="msoxl:=C420+C420*0.001" table:style-name="ce23">
            <text:p>457,968</text:p>
          </table:table-cell>
          <table:table-cell office:value-type="float" office:value="121236915.45019989" table:formula="msoxl:=C421+D420" table:style-name="ce16">
            <text:p>121,236,915</text:p>
          </table:table-cell>
          <table:table-cell office:value-type="float" office:value="457.51022937253583" table:formula="msoxl:=C421-C420" table:style-name="ce16">
            <text:p>458</text:p>
          </table:table-cell>
          <table:table-cell office:value-type="percentage" office:value="9.9999999999988987E-4" table:formula="msoxl:=(C421/C420)-1" table:style-name="ce13">
            <text:p>0.10%</text:p>
          </table:table-cell>
          <table:table-cell office:value-type="percentage" office:value="2.2204460492503131E-16" table:formula="msoxl:=F420-F421" table:style-name="ce13">
            <text:p>0.00%</text:p>
          </table:table-cell>
          <table:table-cell office:value-type="float" office:value="26" table:formula="msoxl:=IF(I421=I420,1+H420,1)" table:style-name="ce34">
            <text:p>26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21=I420,J420,J420+1)" table:style-name="ce23">
            <text:p>15</text:p>
          </table:table-cell>
          <table:table-cell office:value-type="float" office:value="30531.182640127357" table:formula="msoxl:=C421/J421" table:style-name="ce14">
            <text:p>30,531</text:p>
          </table:table-cell>
          <table:table-cell office:value-type="float" office:value="10494292.522353843" table:formula="msoxl:=K421+L420" table:style-name="ce14">
            <text:p>10,494,293</text:p>
          </table:table-cell>
          <table:table-cell office:value-type="float" office:value="30531.182640127838" table:formula="msoxl:=L421-L420" table:style-name="ce14">
            <text:p>30,531</text:p>
          </table:table-cell>
          <table:table-cell office:value-type="percentage" office:value="1.00000000003031E-3" table:formula="msoxl:=M421/M42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19" table:style-name="ce22">
            <text:p>419</text:p>
          </table:table-cell>
          <table:table-cell office:value-type="float" office:value="350000" table:style-name="ce23">
            <text:p>350,000</text:p>
          </table:table-cell>
          <table:table-cell office:value-type="float" office:value="107000000" table:formula="msoxl:=S421+T420" table:style-name="ce16">
            <text:p>107,000,000</text:p>
          </table:table-cell>
          <table:table-cell office:value-type="float" office:value="0" table:formula="msoxl:=S421-S420" table:style-name="ce17">
            <text:p>0</text:p>
          </table:table-cell>
          <table:table-cell office:value-type="percentage" office:value="0" table:formula="msoxl:=(S421/S420)-1" table:style-name="ce13">
            <text:p>0.00%</text:p>
          </table:table-cell>
          <table:table-cell office:value-type="percentage" office:value="0" table:formula="msoxl:=V420-V421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21=X420,Y420,Y420+1)" table:style-name="ce23">
            <text:p>13</text:p>
          </table:table-cell>
          <table:table-cell office:value-type="float" office:value="26923.076923076922" table:formula="msoxl:=S421/Y421" table:style-name="ce14">
            <text:p>26,923</text:p>
          </table:table-cell>
          <table:table-cell office:value-type="float" office:value="10570102.813852759" table:formula="msoxl:=Z421+AA420" table:style-name="ce14">
            <text:p>10,570,103</text:p>
          </table:table-cell>
          <table:table-cell office:value-type="float" office:value="26923.076923076063" table:formula="msoxl:=AA421-AA420" table:style-name="ce14">
            <text:p>26,923</text:p>
          </table:table-cell>
          <table:table-cell office:value-type="percentage" office:value="0" table:formula="msoxl:=AB421/AB42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20" table:style-name="ce22">
            <text:p>420</text:p>
          </table:table-cell>
          <table:table-cell office:value-type="float" office:value="458425.70734151226" table:formula="msoxl:=C421+C421*0.001" table:style-name="ce23">
            <text:p>458,426</text:p>
          </table:table-cell>
          <table:table-cell office:value-type="float" office:value="121695341.15754139" table:formula="msoxl:=C422+D421" table:style-name="ce16">
            <text:p>121,695,341</text:p>
          </table:table-cell>
          <table:table-cell office:value-type="float" office:value="457.96773960191058" table:formula="msoxl:=C422-C421" table:style-name="ce16">
            <text:p>458</text:p>
          </table:table-cell>
          <table:table-cell office:value-type="percentage" office:value="9.9999999999988987E-4" table:formula="msoxl:=(C422/C421)-1" table:style-name="ce13">
            <text:p>0.10%</text:p>
          </table:table-cell>
          <table:table-cell office:value-type="percentage" office:value="0" table:formula="msoxl:=F421-F422" table:style-name="ce13">
            <text:p>0.00%</text:p>
          </table:table-cell>
          <table:table-cell office:value-type="float" office:value="27" table:formula="msoxl:=IF(I422=I421,1+H421,1)" table:style-name="ce34">
            <text:p>27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22=I421,J421,J421+1)" table:style-name="ce23">
            <text:p>15</text:p>
          </table:table-cell>
          <table:table-cell office:value-type="float" office:value="30561.713822767484" table:formula="msoxl:=C422/J422" table:style-name="ce14">
            <text:p>30,562</text:p>
          </table:table-cell>
          <table:table-cell office:value-type="float" office:value="10524854.23617661" table:formula="msoxl:=K422+L421" table:style-name="ce14">
            <text:p>10,524,854</text:p>
          </table:table-cell>
          <table:table-cell office:value-type="float" office:value="30561.713822767138" table:formula="msoxl:=L422-L421" table:style-name="ce14">
            <text:p>30,562</text:p>
          </table:table-cell>
          <table:table-cell office:value-type="percentage" office:value="9.9999999997302247E-4" table:formula="msoxl:=M422/M42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20" table:style-name="ce22">
            <text:p>420</text:p>
          </table:table-cell>
          <table:table-cell office:value-type="float" office:value="350000" table:style-name="ce23">
            <text:p>350,000</text:p>
          </table:table-cell>
          <table:table-cell office:value-type="float" office:value="107350000" table:formula="msoxl:=S422+T421" table:style-name="ce16">
            <text:p>107,350,000</text:p>
          </table:table-cell>
          <table:table-cell office:value-type="float" office:value="0" table:formula="msoxl:=S422-S421" table:style-name="ce17">
            <text:p>0</text:p>
          </table:table-cell>
          <table:table-cell office:value-type="percentage" office:value="0" table:formula="msoxl:=(S422/S421)-1" table:style-name="ce13">
            <text:p>0.00%</text:p>
          </table:table-cell>
          <table:table-cell office:value-type="percentage" office:value="0" table:formula="msoxl:=V421-V422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22=X421,Y421,Y421+1)" table:style-name="ce23">
            <text:p>13</text:p>
          </table:table-cell>
          <table:table-cell office:value-type="float" office:value="26923.076923076922" table:formula="msoxl:=S422/Y422" table:style-name="ce14">
            <text:p>26,923</text:p>
          </table:table-cell>
          <table:table-cell office:value-type="float" office:value="10597025.890775835" table:formula="msoxl:=Z422+AA421" table:style-name="ce14">
            <text:p>10,597,026</text:p>
          </table:table-cell>
          <table:table-cell office:value-type="float" office:value="26923.076923076063" table:formula="msoxl:=AA422-AA421" table:style-name="ce14">
            <text:p>26,923</text:p>
          </table:table-cell>
          <table:table-cell office:value-type="percentage" office:value="0" table:formula="msoxl:=AB422/AB42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21" table:style-name="ce22">
            <text:p>421</text:p>
          </table:table-cell>
          <table:table-cell office:value-type="float" office:value="458884.13304885378" table:formula="msoxl:=C422+C422*0.001" table:style-name="ce23">
            <text:p>458,884</text:p>
          </table:table-cell>
          <table:table-cell office:value-type="float" office:value="122154225.29059024" table:formula="msoxl:=C423+D422" table:style-name="ce16">
            <text:p>122,154,225</text:p>
          </table:table-cell>
          <table:table-cell office:value-type="float" office:value="458.42570734152105" table:formula="msoxl:=C423-C422" table:style-name="ce16">
            <text:p>458</text:p>
          </table:table-cell>
          <table:table-cell office:value-type="percentage" office:value="1.0000000000001119E-3" table:formula="msoxl:=(C423/C422)-1" table:style-name="ce13">
            <text:p>0.10%</text:p>
          </table:table-cell>
          <table:table-cell office:value-type="percentage" office:value="-2.2204460492503131E-16" table:formula="msoxl:=F422-F423" table:style-name="ce13">
            <text:p>0.00%</text:p>
          </table:table-cell>
          <table:table-cell office:value-type="float" office:value="28" table:formula="msoxl:=IF(I423=I422,1+H422,1)" table:style-name="ce34">
            <text:p>28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23=I422,J422,J422+1)" table:style-name="ce23">
            <text:p>15</text:p>
          </table:table-cell>
          <table:table-cell office:value-type="float" office:value="30592.275536590252" table:formula="msoxl:=C423/J423" table:style-name="ce14">
            <text:p>30,592</text:p>
          </table:table-cell>
          <table:table-cell office:value-type="float" office:value="10555446.511713199" table:formula="msoxl:=K423+L422" table:style-name="ce14">
            <text:p>10,555,447</text:p>
          </table:table-cell>
          <table:table-cell office:value-type="float" office:value="30592.275536589324" table:formula="msoxl:=L423-L422" table:style-name="ce14">
            <text:p>30,592</text:p>
          </table:table-cell>
          <table:table-cell office:value-type="percentage" office:value="9.9999999998101607E-4" table:formula="msoxl:=M423/M42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21" table:style-name="ce22">
            <text:p>421</text:p>
          </table:table-cell>
          <table:table-cell office:value-type="float" office:value="350000" table:style-name="ce23">
            <text:p>350,000</text:p>
          </table:table-cell>
          <table:table-cell office:value-type="float" office:value="107700000" table:formula="msoxl:=S423+T422" table:style-name="ce16">
            <text:p>107,700,000</text:p>
          </table:table-cell>
          <table:table-cell office:value-type="float" office:value="0" table:formula="msoxl:=S423-S422" table:style-name="ce17">
            <text:p>0</text:p>
          </table:table-cell>
          <table:table-cell office:value-type="percentage" office:value="0" table:formula="msoxl:=(S423/S422)-1" table:style-name="ce13">
            <text:p>0.00%</text:p>
          </table:table-cell>
          <table:table-cell office:value-type="percentage" office:value="0" table:formula="msoxl:=V422-V423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23=X422,Y422,Y422+1)" table:style-name="ce23">
            <text:p>13</text:p>
          </table:table-cell>
          <table:table-cell office:value-type="float" office:value="26923.076923076922" table:formula="msoxl:=S423/Y423" table:style-name="ce14">
            <text:p>26,923</text:p>
          </table:table-cell>
          <table:table-cell office:value-type="float" office:value="10623948.967698911" table:formula="msoxl:=Z423+AA422" table:style-name="ce14">
            <text:p>10,623,949</text:p>
          </table:table-cell>
          <table:table-cell office:value-type="float" office:value="26923.076923076063" table:formula="msoxl:=AA423-AA422" table:style-name="ce14">
            <text:p>26,923</text:p>
          </table:table-cell>
          <table:table-cell office:value-type="percentage" office:value="0" table:formula="msoxl:=AB423/AB42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22" table:style-name="ce22">
            <text:p>422</text:p>
          </table:table-cell>
          <table:table-cell office:value-type="float" office:value="459343.01718190266" table:formula="msoxl:=C423+C423*0.001" table:style-name="ce23">
            <text:p>459,343</text:p>
          </table:table-cell>
          <table:table-cell office:value-type="float" office:value="122613568.30777214" table:formula="msoxl:=C424+D423" table:style-name="ce16">
            <text:p>122,613,568</text:p>
          </table:table-cell>
          <table:table-cell office:value-type="float" office:value="458.88413304887945" table:formula="msoxl:=C424-C423" table:style-name="ce16">
            <text:p>459</text:p>
          </table:table-cell>
          <table:table-cell office:value-type="percentage" office:value="1.0000000000001119E-3" table:formula="msoxl:=(C424/C423)-1" table:style-name="ce13">
            <text:p>0.10%</text:p>
          </table:table-cell>
          <table:table-cell office:value-type="percentage" office:value="0" table:formula="msoxl:=F423-F424" table:style-name="ce13">
            <text:p>0.00%</text:p>
          </table:table-cell>
          <table:table-cell office:value-type="float" office:value="29" table:formula="msoxl:=IF(I424=I423,1+H423,1)" table:style-name="ce34">
            <text:p>29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24=I423,J423,J423+1)" table:style-name="ce23">
            <text:p>15</text:p>
          </table:table-cell>
          <table:table-cell office:value-type="float" office:value="30622.867812126842" table:formula="msoxl:=C424/J424" table:style-name="ce14">
            <text:p>30,623</text:p>
          </table:table-cell>
          <table:table-cell office:value-type="float" office:value="10586069.379525326" table:formula="msoxl:=K424+L423" table:style-name="ce14">
            <text:p>10,586,069</text:p>
          </table:table-cell>
          <table:table-cell office:value-type="float" office:value="30622.867812126875" table:formula="msoxl:=L424-L423" table:style-name="ce14">
            <text:p>30,623</text:p>
          </table:table-cell>
          <table:table-cell office:value-type="percentage" office:value="1.0000000000314202E-3" table:formula="msoxl:=M424/M42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22" table:style-name="ce22">
            <text:p>422</text:p>
          </table:table-cell>
          <table:table-cell office:value-type="float" office:value="350000" table:style-name="ce23">
            <text:p>350,000</text:p>
          </table:table-cell>
          <table:table-cell office:value-type="float" office:value="108050000" table:formula="msoxl:=S424+T423" table:style-name="ce16">
            <text:p>108,050,000</text:p>
          </table:table-cell>
          <table:table-cell office:value-type="float" office:value="0" table:formula="msoxl:=S424-S423" table:style-name="ce17">
            <text:p>0</text:p>
          </table:table-cell>
          <table:table-cell office:value-type="percentage" office:value="0" table:formula="msoxl:=(S424/S423)-1" table:style-name="ce13">
            <text:p>0.00%</text:p>
          </table:table-cell>
          <table:table-cell office:value-type="percentage" office:value="0" table:formula="msoxl:=V423-V424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24=X423,Y423,Y423+1)" table:style-name="ce23">
            <text:p>13</text:p>
          </table:table-cell>
          <table:table-cell office:value-type="float" office:value="26923.076923076922" table:formula="msoxl:=S424/Y424" table:style-name="ce14">
            <text:p>26,923</text:p>
          </table:table-cell>
          <table:table-cell office:value-type="float" office:value="10650872.044621987" table:formula="msoxl:=Z424+AA423" table:style-name="ce14">
            <text:p>10,650,872</text:p>
          </table:table-cell>
          <table:table-cell office:value-type="float" office:value="26923.076923076063" table:formula="msoxl:=AA424-AA423" table:style-name="ce14">
            <text:p>26,923</text:p>
          </table:table-cell>
          <table:table-cell office:value-type="percentage" office:value="0" table:formula="msoxl:=AB424/AB42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23" table:style-name="ce22">
            <text:p>423</text:p>
          </table:table-cell>
          <table:table-cell office:value-type="float" office:value="459802.36019908456" table:formula="msoxl:=C424+C424*0.001" table:style-name="ce23">
            <text:p>459,802</text:p>
          </table:table-cell>
          <table:table-cell office:value-type="float" office:value="123073370.66797122" table:formula="msoxl:=C425+D424" table:style-name="ce16">
            <text:p>123,073,371</text:p>
          </table:table-cell>
          <table:table-cell office:value-type="float" office:value="459.34301718190545" table:formula="msoxl:=C425-C424" table:style-name="ce16">
            <text:p>459</text:p>
          </table:table-cell>
          <table:table-cell office:value-type="percentage" office:value="1.0000000000001119E-3" table:formula="msoxl:=(C425/C424)-1" table:style-name="ce13">
            <text:p>0.10%</text:p>
          </table:table-cell>
          <table:table-cell office:value-type="percentage" office:value="0" table:formula="msoxl:=F424-F425" table:style-name="ce13">
            <text:p>0.00%</text:p>
          </table:table-cell>
          <table:table-cell office:value-type="float" office:value="30" table:formula="msoxl:=IF(I425=I424,1+H424,1)" table:style-name="ce34">
            <text:p>30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25=I424,J424,J424+1)" table:style-name="ce23">
            <text:p>15</text:p>
          </table:table-cell>
          <table:table-cell office:value-type="float" office:value="30653.490679938972" table:formula="msoxl:=C425/J425" table:style-name="ce14">
            <text:p>30,653</text:p>
          </table:table-cell>
          <table:table-cell office:value-type="float" office:value="10616722.870205265" table:formula="msoxl:=K425+L424" table:style-name="ce14">
            <text:p>10,616,723</text:p>
          </table:table-cell>
          <table:table-cell office:value-type="float" office:value="30653.490679938346" table:formula="msoxl:=L425-L424" table:style-name="ce14">
            <text:p>30,653</text:p>
          </table:table-cell>
          <table:table-cell office:value-type="percentage" office:value="9.9999999997857358E-4" table:formula="msoxl:=M425/M42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23" table:style-name="ce22">
            <text:p>423</text:p>
          </table:table-cell>
          <table:table-cell office:value-type="float" office:value="350000" table:style-name="ce23">
            <text:p>350,000</text:p>
          </table:table-cell>
          <table:table-cell office:value-type="float" office:value="108400000" table:formula="msoxl:=S425+T424" table:style-name="ce16">
            <text:p>108,400,000</text:p>
          </table:table-cell>
          <table:table-cell office:value-type="float" office:value="0" table:formula="msoxl:=S425-S424" table:style-name="ce17">
            <text:p>0</text:p>
          </table:table-cell>
          <table:table-cell office:value-type="percentage" office:value="0" table:formula="msoxl:=(S425/S424)-1" table:style-name="ce13">
            <text:p>0.00%</text:p>
          </table:table-cell>
          <table:table-cell office:value-type="percentage" office:value="0" table:formula="msoxl:=V424-V425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25=X424,Y424,Y424+1)" table:style-name="ce23">
            <text:p>13</text:p>
          </table:table-cell>
          <table:table-cell office:value-type="float" office:value="26923.076923076922" table:formula="msoxl:=S425/Y425" table:style-name="ce14">
            <text:p>26,923</text:p>
          </table:table-cell>
          <table:table-cell office:value-type="float" office:value="10677795.121545063" table:formula="msoxl:=Z425+AA424" table:style-name="ce14">
            <text:p>10,677,795</text:p>
          </table:table-cell>
          <table:table-cell office:value-type="float" office:value="26923.076923076063" table:formula="msoxl:=AA425-AA424" table:style-name="ce14">
            <text:p>26,923</text:p>
          </table:table-cell>
          <table:table-cell office:value-type="percentage" office:value="0" table:formula="msoxl:=AB425/AB42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24" table:style-name="ce22">
            <text:p>424</text:p>
          </table:table-cell>
          <table:table-cell office:value-type="float" office:value="460262.16255928366" table:formula="msoxl:=C425+C425*0.001" table:style-name="ce23">
            <text:p>460,262</text:p>
          </table:table-cell>
          <table:table-cell office:value-type="float" office:value="123533632.83053051" table:formula="msoxl:=C426+D425" table:style-name="ce16">
            <text:p>123,533,633</text:p>
          </table:table-cell>
          <table:table-cell office:value-type="float" office:value="459.8023601991008" table:formula="msoxl:=C426-C425" table:style-name="ce16">
            <text:p>460</text:p>
          </table:table-cell>
          <table:table-cell office:value-type="percentage" office:value="1.0000000000001119E-3" table:formula="msoxl:=(C426/C425)-1" table:style-name="ce13">
            <text:p>0.10%</text:p>
          </table:table-cell>
          <table:table-cell office:value-type="percentage" office:value="0" table:formula="msoxl:=F425-F426" table:style-name="ce13">
            <text:p>0.00%</text:p>
          </table:table-cell>
          <table:table-cell office:value-type="float" office:value="31" table:formula="msoxl:=IF(I426=I425,1+H425,1)" table:style-name="ce34">
            <text:p>31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26=I425,J425,J425+1)" table:style-name="ce23">
            <text:p>15</text:p>
          </table:table-cell>
          <table:table-cell office:value-type="float" office:value="30684.144170618911" table:formula="msoxl:=C426/J426" table:style-name="ce14">
            <text:p>30,684</text:p>
          </table:table-cell>
          <table:table-cell office:value-type="float" office:value="10647407.014375884" table:formula="msoxl:=K426+L425" table:style-name="ce14">
            <text:p>10,647,407</text:p>
          </table:table-cell>
          <table:table-cell office:value-type="float" office:value="30684.144170619547" table:formula="msoxl:=L426-L425" table:style-name="ce14">
            <text:p>30,684</text:p>
          </table:table-cell>
          <table:table-cell office:value-type="percentage" office:value="1.0000000000411902E-3" table:formula="msoxl:=M426/M42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24" table:style-name="ce22">
            <text:p>424</text:p>
          </table:table-cell>
          <table:table-cell office:value-type="float" office:value="350000" table:style-name="ce23">
            <text:p>350,000</text:p>
          </table:table-cell>
          <table:table-cell office:value-type="float" office:value="108750000" table:formula="msoxl:=S426+T425" table:style-name="ce16">
            <text:p>108,750,000</text:p>
          </table:table-cell>
          <table:table-cell office:value-type="float" office:value="0" table:formula="msoxl:=S426-S425" table:style-name="ce17">
            <text:p>0</text:p>
          </table:table-cell>
          <table:table-cell office:value-type="percentage" office:value="0" table:formula="msoxl:=(S426/S425)-1" table:style-name="ce13">
            <text:p>0.00%</text:p>
          </table:table-cell>
          <table:table-cell office:value-type="percentage" office:value="0" table:formula="msoxl:=V425-V426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26=X425,Y425,Y425+1)" table:style-name="ce23">
            <text:p>13</text:p>
          </table:table-cell>
          <table:table-cell office:value-type="float" office:value="26923.076923076922" table:formula="msoxl:=S426/Y426" table:style-name="ce14">
            <text:p>26,923</text:p>
          </table:table-cell>
          <table:table-cell office:value-type="float" office:value="10704718.198468139" table:formula="msoxl:=Z426+AA425" table:style-name="ce14">
            <text:p>10,704,718</text:p>
          </table:table-cell>
          <table:table-cell office:value-type="float" office:value="26923.076923076063" table:formula="msoxl:=AA426-AA425" table:style-name="ce14">
            <text:p>26,923</text:p>
          </table:table-cell>
          <table:table-cell office:value-type="percentage" office:value="0" table:formula="msoxl:=AB426/AB42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25" table:style-name="ce22">
            <text:p>425</text:p>
          </table:table-cell>
          <table:table-cell office:value-type="float" office:value="460722.42472184292" table:formula="msoxl:=C426+C426*0.001" table:style-name="ce23">
            <text:p>460,722</text:p>
          </table:table-cell>
          <table:table-cell office:value-type="float" office:value="123994355.25525235" table:formula="msoxl:=C427+D426" table:style-name="ce16">
            <text:p>123,994,355</text:p>
          </table:table-cell>
          <table:table-cell office:value-type="float" office:value="460.26216255925829" table:formula="msoxl:=C427-C426" table:style-name="ce16">
            <text:p>460</text:p>
          </table:table-cell>
          <table:table-cell office:value-type="percentage" office:value="9.9999999999988987E-4" table:formula="msoxl:=(C427/C426)-1" table:style-name="ce13">
            <text:p>0.10%</text:p>
          </table:table-cell>
          <table:table-cell office:value-type="percentage" office:value="2.2204460492503131E-16" table:formula="msoxl:=F426-F427" table:style-name="ce13">
            <text:p>0.00%</text:p>
          </table:table-cell>
          <table:table-cell office:value-type="float" office:value="32" table:formula="msoxl:=IF(I427=I426,1+H426,1)" table:style-name="ce34">
            <text:p>32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27=I426,J426,J426+1)" table:style-name="ce23">
            <text:p>15</text:p>
          </table:table-cell>
          <table:table-cell office:value-type="float" office:value="30714.828314789527" table:formula="msoxl:=C427/J427" table:style-name="ce14">
            <text:p>30,715</text:p>
          </table:table-cell>
          <table:table-cell office:value-type="float" office:value="10678121.842690673" table:formula="msoxl:=K427+L426" table:style-name="ce14">
            <text:p>10,678,122</text:p>
          </table:table-cell>
          <table:table-cell office:value-type="float" office:value="30714.82831478864" table:formula="msoxl:=L427-L426" table:style-name="ce14">
            <text:p>30,715</text:p>
          </table:table-cell>
          <table:table-cell office:value-type="percentage" office:value="9.9999999995015187E-4" table:formula="msoxl:=M427/M42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25" table:style-name="ce22">
            <text:p>425</text:p>
          </table:table-cell>
          <table:table-cell office:value-type="float" office:value="350000" table:style-name="ce23">
            <text:p>350,000</text:p>
          </table:table-cell>
          <table:table-cell office:value-type="float" office:value="109100000" table:formula="msoxl:=S427+T426" table:style-name="ce16">
            <text:p>109,100,000</text:p>
          </table:table-cell>
          <table:table-cell office:value-type="float" office:value="0" table:formula="msoxl:=S427-S426" table:style-name="ce17">
            <text:p>0</text:p>
          </table:table-cell>
          <table:table-cell office:value-type="percentage" office:value="0" table:formula="msoxl:=(S427/S426)-1" table:style-name="ce13">
            <text:p>0.00%</text:p>
          </table:table-cell>
          <table:table-cell office:value-type="percentage" office:value="0" table:formula="msoxl:=V426-V427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27=X426,Y426,Y426+1)" table:style-name="ce23">
            <text:p>13</text:p>
          </table:table-cell>
          <table:table-cell office:value-type="float" office:value="26923.076923076922" table:formula="msoxl:=S427/Y427" table:style-name="ce14">
            <text:p>26,923</text:p>
          </table:table-cell>
          <table:table-cell office:value-type="float" office:value="10731641.275391215" table:formula="msoxl:=Z427+AA426" table:style-name="ce14">
            <text:p>10,731,641</text:p>
          </table:table-cell>
          <table:table-cell office:value-type="float" office:value="26923.076923076063" table:formula="msoxl:=AA427-AA426" table:style-name="ce14">
            <text:p>26,923</text:p>
          </table:table-cell>
          <table:table-cell office:value-type="percentage" office:value="0" table:formula="msoxl:=AB427/AB42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26" table:style-name="ce22">
            <text:p>426</text:p>
          </table:table-cell>
          <table:table-cell office:value-type="float" office:value="461183.14714656479" table:formula="msoxl:=C427+C427*0.001" table:style-name="ce23">
            <text:p>461,183</text:p>
          </table:table-cell>
          <table:table-cell office:value-type="float" office:value="124455538.40239891" table:formula="msoxl:=C428+D427" table:style-name="ce16">
            <text:p>124,455,538</text:p>
          </table:table-cell>
          <table:table-cell office:value-type="float" office:value="460.72242472186917" table:formula="msoxl:=C428-C427" table:style-name="ce16">
            <text:p>461</text:p>
          </table:table-cell>
          <table:table-cell office:value-type="percentage" office:value="1.0000000000001119E-3" table:formula="msoxl:=(C428/C427)-1" table:style-name="ce13">
            <text:p>0.10%</text:p>
          </table:table-cell>
          <table:table-cell office:value-type="percentage" office:value="-2.2204460492503131E-16" table:formula="msoxl:=F427-F428" table:style-name="ce13">
            <text:p>0.00%</text:p>
          </table:table-cell>
          <table:table-cell office:value-type="float" office:value="33" table:formula="msoxl:=IF(I428=I427,1+H427,1)" table:style-name="ce34">
            <text:p>33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28=I427,J427,J427+1)" table:style-name="ce23">
            <text:p>15</text:p>
          </table:table-cell>
          <table:table-cell office:value-type="float" office:value="30745.543143104318" table:formula="msoxl:=C428/J428" table:style-name="ce14">
            <text:p>30,746</text:p>
          </table:table-cell>
          <table:table-cell office:value-type="float" office:value="10708867.385833777" table:formula="msoxl:=K428+L427" table:style-name="ce14">
            <text:p>10,708,867</text:p>
          </table:table-cell>
          <table:table-cell office:value-type="float" office:value="30745.543143104762" table:formula="msoxl:=L428-L427" table:style-name="ce14">
            <text:p>30,746</text:p>
          </table:table-cell>
          <table:table-cell office:value-type="percentage" office:value="1.0000000000434106E-3" table:formula="msoxl:=M428/M42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26" table:style-name="ce22">
            <text:p>426</text:p>
          </table:table-cell>
          <table:table-cell office:value-type="float" office:value="350000" table:style-name="ce23">
            <text:p>350,000</text:p>
          </table:table-cell>
          <table:table-cell office:value-type="float" office:value="109450000" table:formula="msoxl:=S428+T427" table:style-name="ce16">
            <text:p>109,450,000</text:p>
          </table:table-cell>
          <table:table-cell office:value-type="float" office:value="0" table:formula="msoxl:=S428-S427" table:style-name="ce17">
            <text:p>0</text:p>
          </table:table-cell>
          <table:table-cell office:value-type="percentage" office:value="0" table:formula="msoxl:=(S428/S427)-1" table:style-name="ce13">
            <text:p>0.00%</text:p>
          </table:table-cell>
          <table:table-cell office:value-type="percentage" office:value="0" table:formula="msoxl:=V427-V428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28=X427,Y427,Y427+1)" table:style-name="ce23">
            <text:p>13</text:p>
          </table:table-cell>
          <table:table-cell office:value-type="float" office:value="26923.076923076922" table:formula="msoxl:=S428/Y428" table:style-name="ce14">
            <text:p>26,923</text:p>
          </table:table-cell>
          <table:table-cell office:value-type="float" office:value="10758564.352314292" table:formula="msoxl:=Z428+AA427" table:style-name="ce14">
            <text:p>10,758,564</text:p>
          </table:table-cell>
          <table:table-cell office:value-type="float" office:value="26923.076923076063" table:formula="msoxl:=AA428-AA427" table:style-name="ce14">
            <text:p>26,923</text:p>
          </table:table-cell>
          <table:table-cell office:value-type="percentage" office:value="0" table:formula="msoxl:=AB428/AB42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27" table:style-name="ce22">
            <text:p>427</text:p>
          </table:table-cell>
          <table:table-cell office:value-type="float" office:value="461644.33029371133" table:formula="msoxl:=C428+C428*0.001" table:style-name="ce23">
            <text:p>461,644</text:p>
          </table:table-cell>
          <table:table-cell office:value-type="float" office:value="124917182.73269263" table:formula="msoxl:=C429+D428" table:style-name="ce16">
            <text:p>124,917,183</text:p>
          </table:table-cell>
          <table:table-cell office:value-type="float" office:value="461.18314714654116" table:formula="msoxl:=C429-C428" table:style-name="ce16">
            <text:p>461</text:p>
          </table:table-cell>
          <table:table-cell office:value-type="percentage" office:value="9.9999999999988987E-4" table:formula="msoxl:=(C429/C428)-1" table:style-name="ce13">
            <text:p>0.10%</text:p>
          </table:table-cell>
          <table:table-cell office:value-type="percentage" office:value="2.2204460492503131E-16" table:formula="msoxl:=F428-F429" table:style-name="ce13">
            <text:p>0.00%</text:p>
          </table:table-cell>
          <table:table-cell office:value-type="float" office:value="34" table:formula="msoxl:=IF(I429=I428,1+H428,1)" table:style-name="ce34">
            <text:p>34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29=I428,J428,J428+1)" table:style-name="ce23">
            <text:p>15</text:p>
          </table:table-cell>
          <table:table-cell office:value-type="float" office:value="30776.288686247422" table:formula="msoxl:=C429/J429" table:style-name="ce14">
            <text:p>30,776</text:p>
          </table:table-cell>
          <table:table-cell office:value-type="float" office:value="10739643.674520025" table:formula="msoxl:=K429+L428" table:style-name="ce14">
            <text:p>10,739,644</text:p>
          </table:table-cell>
          <table:table-cell office:value-type="float" office:value="30776.288686247543" table:formula="msoxl:=L429-L428" table:style-name="ce14">
            <text:p>30,776</text:p>
          </table:table-cell>
          <table:table-cell office:value-type="percentage" office:value="9.9999999998945377E-4" table:formula="msoxl:=M429/M42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27" table:style-name="ce22">
            <text:p>427</text:p>
          </table:table-cell>
          <table:table-cell office:value-type="float" office:value="350000" table:style-name="ce23">
            <text:p>350,000</text:p>
          </table:table-cell>
          <table:table-cell office:value-type="float" office:value="109800000" table:formula="msoxl:=S429+T428" table:style-name="ce16">
            <text:p>109,800,000</text:p>
          </table:table-cell>
          <table:table-cell office:value-type="float" office:value="0" table:formula="msoxl:=S429-S428" table:style-name="ce17">
            <text:p>0</text:p>
          </table:table-cell>
          <table:table-cell office:value-type="percentage" office:value="0" table:formula="msoxl:=(S429/S428)-1" table:style-name="ce13">
            <text:p>0.00%</text:p>
          </table:table-cell>
          <table:table-cell office:value-type="percentage" office:value="0" table:formula="msoxl:=V428-V429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29=X428,Y428,Y428+1)" table:style-name="ce23">
            <text:p>13</text:p>
          </table:table-cell>
          <table:table-cell office:value-type="float" office:value="26923.076923076922" table:formula="msoxl:=S429/Y429" table:style-name="ce14">
            <text:p>26,923</text:p>
          </table:table-cell>
          <table:table-cell office:value-type="float" office:value="10785487.429237368" table:formula="msoxl:=Z429+AA428" table:style-name="ce14">
            <text:p>10,785,487</text:p>
          </table:table-cell>
          <table:table-cell office:value-type="float" office:value="26923.076923076063" table:formula="msoxl:=AA429-AA428" table:style-name="ce14">
            <text:p>26,923</text:p>
          </table:table-cell>
          <table:table-cell office:value-type="percentage" office:value="0" table:formula="msoxl:=AB429/AB42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28" table:style-name="ce22">
            <text:p>428</text:p>
          </table:table-cell>
          <table:table-cell office:value-type="float" office:value="462105.97462400503" table:formula="msoxl:=C429+C429*0.001" table:style-name="ce23">
            <text:p>462,106</text:p>
          </table:table-cell>
          <table:table-cell office:value-type="float" office:value="125379288.70731664" table:formula="msoxl:=C430+D429" table:style-name="ce16">
            <text:p>125,379,289</text:p>
          </table:table-cell>
          <table:table-cell office:value-type="float" office:value="461.64433029369684" table:formula="msoxl:=C430-C429" table:style-name="ce16">
            <text:p>462</text:p>
          </table:table-cell>
          <table:table-cell office:value-type="percentage" office:value="9.9999999999988987E-4" table:formula="msoxl:=(C430/C429)-1" table:style-name="ce13">
            <text:p>0.10%</text:p>
          </table:table-cell>
          <table:table-cell office:value-type="percentage" office:value="0" table:formula="msoxl:=F429-F430" table:style-name="ce13">
            <text:p>0.00%</text:p>
          </table:table-cell>
          <table:table-cell office:value-type="float" office:value="35" table:formula="msoxl:=IF(I430=I429,1+H429,1)" table:style-name="ce34">
            <text:p>35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30=I429,J429,J429+1)" table:style-name="ce23">
            <text:p>15</text:p>
          </table:table-cell>
          <table:table-cell office:value-type="float" office:value="30807.06497493367" table:formula="msoxl:=C430/J430" table:style-name="ce14">
            <text:p>30,807</text:p>
          </table:table-cell>
          <table:table-cell office:value-type="float" office:value="10770450.739494959" table:formula="msoxl:=K430+L429" table:style-name="ce14">
            <text:p>10,770,451</text:p>
          </table:table-cell>
          <table:table-cell office:value-type="float" office:value="30807.064974933863" table:formula="msoxl:=L430-L429" table:style-name="ce14">
            <text:p>30,807</text:p>
          </table:table-cell>
          <table:table-cell office:value-type="percentage" office:value="1.0000000000023324E-3" table:formula="msoxl:=M430/M42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28" table:style-name="ce22">
            <text:p>428</text:p>
          </table:table-cell>
          <table:table-cell office:value-type="float" office:value="350000" table:style-name="ce23">
            <text:p>350,000</text:p>
          </table:table-cell>
          <table:table-cell office:value-type="float" office:value="110150000" table:formula="msoxl:=S430+T429" table:style-name="ce16">
            <text:p>110,150,000</text:p>
          </table:table-cell>
          <table:table-cell office:value-type="float" office:value="0" table:formula="msoxl:=S430-S429" table:style-name="ce17">
            <text:p>0</text:p>
          </table:table-cell>
          <table:table-cell office:value-type="percentage" office:value="0" table:formula="msoxl:=(S430/S429)-1" table:style-name="ce13">
            <text:p>0.00%</text:p>
          </table:table-cell>
          <table:table-cell office:value-type="percentage" office:value="0" table:formula="msoxl:=V429-V430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30=X429,Y429,Y429+1)" table:style-name="ce23">
            <text:p>13</text:p>
          </table:table-cell>
          <table:table-cell office:value-type="float" office:value="26923.076923076922" table:formula="msoxl:=S430/Y430" table:style-name="ce14">
            <text:p>26,923</text:p>
          </table:table-cell>
          <table:table-cell office:value-type="float" office:value="10812410.506160444" table:formula="msoxl:=Z430+AA429" table:style-name="ce14">
            <text:p>10,812,411</text:p>
          </table:table-cell>
          <table:table-cell office:value-type="float" office:value="26923.076923076063" table:formula="msoxl:=AA430-AA429" table:style-name="ce14">
            <text:p>26,923</text:p>
          </table:table-cell>
          <table:table-cell office:value-type="percentage" office:value="0" table:formula="msoxl:=AB430/AB42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29" table:style-name="ce22">
            <text:p>429</text:p>
          </table:table-cell>
          <table:table-cell office:value-type="float" office:value="462568.08059862902" table:formula="msoxl:=C430+C430*0.001" table:style-name="ce23">
            <text:p>462,568</text:p>
          </table:table-cell>
          <table:table-cell office:value-type="float" office:value="125841856.78791526" table:formula="msoxl:=C431+D430" table:style-name="ce16">
            <text:p>125,841,857</text:p>
          </table:table-cell>
          <table:table-cell office:value-type="float" office:value="462.10597462399164" table:formula="msoxl:=C431-C430" table:style-name="ce16">
            <text:p>462</text:p>
          </table:table-cell>
          <table:table-cell office:value-type="percentage" office:value="9.9999999999988987E-4" table:formula="msoxl:=(C431/C430)-1" table:style-name="ce13">
            <text:p>0.10%</text:p>
          </table:table-cell>
          <table:table-cell office:value-type="percentage" office:value="0" table:formula="msoxl:=F430-F431" table:style-name="ce13">
            <text:p>0.00%</text:p>
          </table:table-cell>
          <table:table-cell office:value-type="float" office:value="36" table:formula="msoxl:=IF(I431=I430,1+H430,1)" table:style-name="ce34">
            <text:p>36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31=I430,J430,J430+1)" table:style-name="ce23">
            <text:p>15</text:p>
          </table:table-cell>
          <table:table-cell office:value-type="float" office:value="30837.872039908601" table:formula="msoxl:=C431/J431" table:style-name="ce14">
            <text:p>30,838</text:p>
          </table:table-cell>
          <table:table-cell office:value-type="float" office:value="10801288.611534867" table:formula="msoxl:=K431+L430" table:style-name="ce14">
            <text:p>10,801,289</text:p>
          </table:table-cell>
          <table:table-cell office:value-type="float" office:value="30837.872039908543" table:formula="msoxl:=L431-L430" table:style-name="ce14">
            <text:p>30,838</text:p>
          </table:table-cell>
          <table:table-cell office:value-type="percentage" office:value="9.9999999999167422E-4" table:formula="msoxl:=M431/M43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29" table:style-name="ce22">
            <text:p>429</text:p>
          </table:table-cell>
          <table:table-cell office:value-type="float" office:value="350000" table:style-name="ce23">
            <text:p>350,000</text:p>
          </table:table-cell>
          <table:table-cell office:value-type="float" office:value="110500000" table:formula="msoxl:=S431+T430" table:style-name="ce16">
            <text:p>110,500,000</text:p>
          </table:table-cell>
          <table:table-cell office:value-type="float" office:value="0" table:formula="msoxl:=S431-S430" table:style-name="ce17">
            <text:p>0</text:p>
          </table:table-cell>
          <table:table-cell office:value-type="percentage" office:value="0" table:formula="msoxl:=(S431/S430)-1" table:style-name="ce13">
            <text:p>0.00%</text:p>
          </table:table-cell>
          <table:table-cell office:value-type="percentage" office:value="0" table:formula="msoxl:=V430-V431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31=X430,Y430,Y430+1)" table:style-name="ce23">
            <text:p>13</text:p>
          </table:table-cell>
          <table:table-cell office:value-type="float" office:value="26923.076923076922" table:formula="msoxl:=S431/Y431" table:style-name="ce14">
            <text:p>26,923</text:p>
          </table:table-cell>
          <table:table-cell office:value-type="float" office:value="10839333.58308352" table:formula="msoxl:=Z431+AA430" table:style-name="ce14">
            <text:p>10,839,334</text:p>
          </table:table-cell>
          <table:table-cell office:value-type="float" office:value="26923.076923076063" table:formula="msoxl:=AA431-AA430" table:style-name="ce14">
            <text:p>26,923</text:p>
          </table:table-cell>
          <table:table-cell office:value-type="percentage" office:value="0" table:formula="msoxl:=AB431/AB43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30" table:style-name="ce22">
            <text:p>430</text:p>
          </table:table-cell>
          <table:table-cell office:value-type="float" office:value="463030.64867922763" table:formula="msoxl:=C431+C431*0.001" table:style-name="ce23">
            <text:p>463,031</text:p>
          </table:table-cell>
          <table:table-cell office:value-type="float" office:value="126304887.43659449" table:formula="msoxl:=C432+D431" table:style-name="ce16">
            <text:p>126,304,887</text:p>
          </table:table-cell>
          <table:table-cell office:value-type="float" office:value="462.56808059860487" table:formula="msoxl:=C432-C431" table:style-name="ce16">
            <text:p>463</text:p>
          </table:table-cell>
          <table:table-cell office:value-type="percentage" office:value="9.9999999999988987E-4" table:formula="msoxl:=(C432/C431)-1" table:style-name="ce13">
            <text:p>0.10%</text:p>
          </table:table-cell>
          <table:table-cell office:value-type="percentage" office:value="0" table:formula="msoxl:=F431-F432" table:style-name="ce13">
            <text:p>0.00%</text:p>
          </table:table-cell>
          <table:table-cell office:value-type="float" office:value="37" table:formula="msoxl:=IF(I432=I431,1+H431,1)" table:style-name="ce34">
            <text:p>37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32=I431,J431,J431+1)" table:style-name="ce23">
            <text:p>15</text:p>
          </table:table-cell>
          <table:table-cell office:value-type="float" office:value="30868.70991194851" table:formula="msoxl:=C432/J432" table:style-name="ce14">
            <text:p>30,869</text:p>
          </table:table-cell>
          <table:table-cell office:value-type="float" office:value="10832157.321446816" table:formula="msoxl:=K432+L431" table:style-name="ce14">
            <text:p>10,832,157</text:p>
          </table:table-cell>
          <table:table-cell office:value-type="float" office:value="30868.70991194807" table:formula="msoxl:=L432-L431" table:style-name="ce14">
            <text:p>30,869</text:p>
          </table:table-cell>
          <table:table-cell office:value-type="percentage" office:value="9.9999999998767741E-4" table:formula="msoxl:=M432/M43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30" table:style-name="ce22">
            <text:p>430</text:p>
          </table:table-cell>
          <table:table-cell office:value-type="float" office:value="350000" table:style-name="ce23">
            <text:p>350,000</text:p>
          </table:table-cell>
          <table:table-cell office:value-type="float" office:value="110850000" table:formula="msoxl:=S432+T431" table:style-name="ce16">
            <text:p>110,850,000</text:p>
          </table:table-cell>
          <table:table-cell office:value-type="float" office:value="0" table:formula="msoxl:=S432-S431" table:style-name="ce17">
            <text:p>0</text:p>
          </table:table-cell>
          <table:table-cell office:value-type="percentage" office:value="0" table:formula="msoxl:=(S432/S431)-1" table:style-name="ce13">
            <text:p>0.00%</text:p>
          </table:table-cell>
          <table:table-cell office:value-type="percentage" office:value="0" table:formula="msoxl:=V431-V432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32=X431,Y431,Y431+1)" table:style-name="ce23">
            <text:p>13</text:p>
          </table:table-cell>
          <table:table-cell office:value-type="float" office:value="26923.076923076922" table:formula="msoxl:=S432/Y432" table:style-name="ce14">
            <text:p>26,923</text:p>
          </table:table-cell>
          <table:table-cell office:value-type="float" office:value="10866256.660006596" table:formula="msoxl:=Z432+AA431" table:style-name="ce14">
            <text:p>10,866,257</text:p>
          </table:table-cell>
          <table:table-cell office:value-type="float" office:value="26923.076923076063" table:formula="msoxl:=AA432-AA431" table:style-name="ce14">
            <text:p>26,923</text:p>
          </table:table-cell>
          <table:table-cell office:value-type="percentage" office:value="0" table:formula="msoxl:=AB432/AB43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31" table:style-name="ce22">
            <text:p>431</text:p>
          </table:table-cell>
          <table:table-cell office:value-type="float" office:value="463493.67932790687" table:formula="msoxl:=C432+C432*0.001" table:style-name="ce23">
            <text:p>463,494</text:p>
          </table:table-cell>
          <table:table-cell office:value-type="float" office:value="126768381.11592239" table:formula="msoxl:=C433+D432" table:style-name="ce16">
            <text:p>126,768,381</text:p>
          </table:table-cell>
          <table:table-cell office:value-type="float" office:value="463.03064867923968" table:formula="msoxl:=C433-C432" table:style-name="ce16">
            <text:p>463</text:p>
          </table:table-cell>
          <table:table-cell office:value-type="percentage" office:value="1.0000000000001119E-3" table:formula="msoxl:=(C433/C432)-1" table:style-name="ce13">
            <text:p>0.10%</text:p>
          </table:table-cell>
          <table:table-cell office:value-type="percentage" office:value="-2.2204460492503131E-16" table:formula="msoxl:=F432-F433" table:style-name="ce13">
            <text:p>0.00%</text:p>
          </table:table-cell>
          <table:table-cell office:value-type="float" office:value="38" table:formula="msoxl:=IF(I433=I432,1+H432,1)" table:style-name="ce34">
            <text:p>38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33=I432,J432,J432+1)" table:style-name="ce23">
            <text:p>15</text:p>
          </table:table-cell>
          <table:table-cell office:value-type="float" office:value="30899.578621860459" table:formula="msoxl:=C433/J433" table:style-name="ce14">
            <text:p>30,900</text:p>
          </table:table-cell>
          <table:table-cell office:value-type="float" office:value="10863056.900068676" table:formula="msoxl:=K433+L432" table:style-name="ce14">
            <text:p>10,863,057</text:p>
          </table:table-cell>
          <table:table-cell office:value-type="float" office:value="30899.578621860594" table:formula="msoxl:=L433-L432" table:style-name="ce14">
            <text:p>30,900</text:p>
          </table:table-cell>
          <table:table-cell office:value-type="percentage" office:value="1.0000000000185416E-3" table:formula="msoxl:=M433/M43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31" table:style-name="ce22">
            <text:p>431</text:p>
          </table:table-cell>
          <table:table-cell office:value-type="float" office:value="350000" table:style-name="ce23">
            <text:p>350,000</text:p>
          </table:table-cell>
          <table:table-cell office:value-type="float" office:value="111200000" table:formula="msoxl:=S433+T432" table:style-name="ce16">
            <text:p>111,200,000</text:p>
          </table:table-cell>
          <table:table-cell office:value-type="float" office:value="0" table:formula="msoxl:=S433-S432" table:style-name="ce17">
            <text:p>0</text:p>
          </table:table-cell>
          <table:table-cell office:value-type="percentage" office:value="0" table:formula="msoxl:=(S433/S432)-1" table:style-name="ce13">
            <text:p>0.00%</text:p>
          </table:table-cell>
          <table:table-cell office:value-type="percentage" office:value="0" table:formula="msoxl:=V432-V433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33=X432,Y432,Y432+1)" table:style-name="ce23">
            <text:p>13</text:p>
          </table:table-cell>
          <table:table-cell office:value-type="float" office:value="26923.076923076922" table:formula="msoxl:=S433/Y433" table:style-name="ce14">
            <text:p>26,923</text:p>
          </table:table-cell>
          <table:table-cell office:value-type="float" office:value="10893179.736929672" table:formula="msoxl:=Z433+AA432" table:style-name="ce14">
            <text:p>10,893,180</text:p>
          </table:table-cell>
          <table:table-cell office:value-type="float" office:value="26923.076923076063" table:formula="msoxl:=AA433-AA432" table:style-name="ce14">
            <text:p>26,923</text:p>
          </table:table-cell>
          <table:table-cell office:value-type="percentage" office:value="0" table:formula="msoxl:=AB433/AB43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32" table:style-name="ce22">
            <text:p>432</text:p>
          </table:table-cell>
          <table:table-cell office:value-type="float" office:value="463957.17300723476" table:formula="msoxl:=C433+C433*0.001" table:style-name="ce23">
            <text:p>463,957</text:p>
          </table:table-cell>
          <table:table-cell office:value-type="float" office:value="127232338.28892963" table:formula="msoxl:=C434+D433" table:style-name="ce16">
            <text:p>127,232,338</text:p>
          </table:table-cell>
          <table:table-cell office:value-type="float" office:value="463.49367932789028" table:formula="msoxl:=C434-C433" table:style-name="ce16">
            <text:p>463</text:p>
          </table:table-cell>
          <table:table-cell office:value-type="percentage" office:value="9.9999999999988987E-4" table:formula="msoxl:=(C434/C433)-1" table:style-name="ce13">
            <text:p>0.10%</text:p>
          </table:table-cell>
          <table:table-cell office:value-type="percentage" office:value="2.2204460492503131E-16" table:formula="msoxl:=F433-F434" table:style-name="ce13">
            <text:p>0.00%</text:p>
          </table:table-cell>
          <table:table-cell office:value-type="float" office:value="39" table:formula="msoxl:=IF(I434=I433,1+H433,1)" table:style-name="ce34">
            <text:p>39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34=I433,J433,J433+1)" table:style-name="ce23">
            <text:p>15</text:p>
          </table:table-cell>
          <table:table-cell office:value-type="float" office:value="30930.478200482317" table:formula="msoxl:=C434/J434" table:style-name="ce14">
            <text:p>30,930</text:p>
          </table:table-cell>
          <table:table-cell office:value-type="float" office:value="10893987.378269158" table:formula="msoxl:=K434+L433" table:style-name="ce14">
            <text:p>10,893,987</text:p>
          </table:table-cell>
          <table:table-cell office:value-type="float" office:value="30930.478200482205" table:formula="msoxl:=L434-L433" table:style-name="ce14">
            <text:p>30,930</text:p>
          </table:table-cell>
          <table:table-cell office:value-type="percentage" office:value="9.9999999999189626E-4" table:formula="msoxl:=M434/M43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32" table:style-name="ce22">
            <text:p>432</text:p>
          </table:table-cell>
          <table:table-cell office:value-type="float" office:value="350000" table:style-name="ce23">
            <text:p>350,000</text:p>
          </table:table-cell>
          <table:table-cell office:value-type="float" office:value="111550000" table:formula="msoxl:=S434+T433" table:style-name="ce16">
            <text:p>111,550,000</text:p>
          </table:table-cell>
          <table:table-cell office:value-type="float" office:value="0" table:formula="msoxl:=S434-S433" table:style-name="ce17">
            <text:p>0</text:p>
          </table:table-cell>
          <table:table-cell office:value-type="percentage" office:value="0" table:formula="msoxl:=(S434/S433)-1" table:style-name="ce13">
            <text:p>0.00%</text:p>
          </table:table-cell>
          <table:table-cell office:value-type="percentage" office:value="0" table:formula="msoxl:=V433-V434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34=X433,Y433,Y433+1)" table:style-name="ce23">
            <text:p>13</text:p>
          </table:table-cell>
          <table:table-cell office:value-type="float" office:value="26923.076923076922" table:formula="msoxl:=S434/Y434" table:style-name="ce14">
            <text:p>26,923</text:p>
          </table:table-cell>
          <table:table-cell office:value-type="float" office:value="10920102.813852748" table:formula="msoxl:=Z434+AA433" table:style-name="ce14">
            <text:p>10,920,103</text:p>
          </table:table-cell>
          <table:table-cell office:value-type="float" office:value="26923.076923076063" table:formula="msoxl:=AA434-AA433" table:style-name="ce14">
            <text:p>26,923</text:p>
          </table:table-cell>
          <table:table-cell office:value-type="percentage" office:value="0" table:formula="msoxl:=AB434/AB43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33" table:style-name="ce22">
            <text:p>433</text:p>
          </table:table-cell>
          <table:table-cell office:value-type="float" office:value="464421.13018024201" table:formula="msoxl:=C434+C434*0.001" table:style-name="ce23">
            <text:p>464,421</text:p>
          </table:table-cell>
          <table:table-cell office:value-type="float" office:value="127696759.41910987" table:formula="msoxl:=C435+D434" table:style-name="ce16">
            <text:p>127,696,759</text:p>
          </table:table-cell>
          <table:table-cell office:value-type="float" office:value="463.95717300724937" table:formula="msoxl:=C435-C434" table:style-name="ce16">
            <text:p>464</text:p>
          </table:table-cell>
          <table:table-cell office:value-type="percentage" office:value="1.0000000000001119E-3" table:formula="msoxl:=(C435/C434)-1" table:style-name="ce13">
            <text:p>0.10%</text:p>
          </table:table-cell>
          <table:table-cell office:value-type="percentage" office:value="-2.2204460492503131E-16" table:formula="msoxl:=F434-F435" table:style-name="ce13">
            <text:p>0.00%</text:p>
          </table:table-cell>
          <table:table-cell office:value-type="float" office:value="40" table:formula="msoxl:=IF(I435=I434,1+H434,1)" table:style-name="ce34">
            <text:p>40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35=I434,J434,J434+1)" table:style-name="ce23">
            <text:p>15</text:p>
          </table:table-cell>
          <table:table-cell office:value-type="float" office:value="30961.408678682801" table:formula="msoxl:=C435/J435" table:style-name="ce14">
            <text:p>30,961</text:p>
          </table:table-cell>
          <table:table-cell office:value-type="float" office:value="10924948.786947841" table:formula="msoxl:=K435+L434" table:style-name="ce14">
            <text:p>10,924,949</text:p>
          </table:table-cell>
          <table:table-cell office:value-type="float" office:value="30961.408678682521" table:formula="msoxl:=L435-L434" table:style-name="ce14">
            <text:p>30,961</text:p>
          </table:table-cell>
          <table:table-cell office:value-type="percentage" office:value="9.999999999945608E-4" table:formula="msoxl:=M435/M43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33" table:style-name="ce22">
            <text:p>433</text:p>
          </table:table-cell>
          <table:table-cell office:value-type="float" office:value="350000" table:style-name="ce23">
            <text:p>350,000</text:p>
          </table:table-cell>
          <table:table-cell office:value-type="float" office:value="111900000" table:formula="msoxl:=S435+T434" table:style-name="ce16">
            <text:p>111,900,000</text:p>
          </table:table-cell>
          <table:table-cell office:value-type="float" office:value="0" table:formula="msoxl:=S435-S434" table:style-name="ce17">
            <text:p>0</text:p>
          </table:table-cell>
          <table:table-cell office:value-type="percentage" office:value="0" table:formula="msoxl:=(S435/S434)-1" table:style-name="ce13">
            <text:p>0.00%</text:p>
          </table:table-cell>
          <table:table-cell office:value-type="percentage" office:value="0" table:formula="msoxl:=V434-V435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35=X434,Y434,Y434+1)" table:style-name="ce23">
            <text:p>13</text:p>
          </table:table-cell>
          <table:table-cell office:value-type="float" office:value="26923.076923076922" table:formula="msoxl:=S435/Y435" table:style-name="ce14">
            <text:p>26,923</text:p>
          </table:table-cell>
          <table:table-cell office:value-type="float" office:value="10947025.890775824" table:formula="msoxl:=Z435+AA434" table:style-name="ce14">
            <text:p>10,947,026</text:p>
          </table:table-cell>
          <table:table-cell office:value-type="float" office:value="26923.076923076063" table:formula="msoxl:=AA435-AA434" table:style-name="ce14">
            <text:p>26,923</text:p>
          </table:table-cell>
          <table:table-cell office:value-type="percentage" office:value="0" table:formula="msoxl:=AB435/AB43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34" table:style-name="ce22">
            <text:p>434</text:p>
          </table:table-cell>
          <table:table-cell office:value-type="float" office:value="464885.55131042225" table:formula="msoxl:=C435+C435*0.001" table:style-name="ce23">
            <text:p>464,886</text:p>
          </table:table-cell>
          <table:table-cell office:value-type="float" office:value="128161644.97042029" table:formula="msoxl:=C436+D435" table:style-name="ce16">
            <text:p>128,161,645</text:p>
          </table:table-cell>
          <table:table-cell office:value-type="float" office:value="464.42113018024247" table:formula="msoxl:=C436-C435" table:style-name="ce16">
            <text:p>464</text:p>
          </table:table-cell>
          <table:table-cell office:value-type="percentage" office:value="1.0000000000001119E-3" table:formula="msoxl:=(C436/C435)-1" table:style-name="ce13">
            <text:p>0.10%</text:p>
          </table:table-cell>
          <table:table-cell office:value-type="percentage" office:value="0" table:formula="msoxl:=F435-F436" table:style-name="ce13">
            <text:p>0.00%</text:p>
          </table:table-cell>
          <table:table-cell office:value-type="float" office:value="41" table:formula="msoxl:=IF(I436=I435,1+H435,1)" table:style-name="ce34">
            <text:p>41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36=I435,J435,J435+1)" table:style-name="ce23">
            <text:p>15</text:p>
          </table:table-cell>
          <table:table-cell office:value-type="float" office:value="30992.370087361483" table:formula="msoxl:=C436/J436" table:style-name="ce14">
            <text:p>30,992</text:p>
          </table:table-cell>
          <table:table-cell office:value-type="float" office:value="10955941.157035202" table:formula="msoxl:=K436+L435" table:style-name="ce14">
            <text:p>10,955,941</text:p>
          </table:table-cell>
          <table:table-cell office:value-type="float" office:value="30992.370087360963" table:formula="msoxl:=L436-L435" table:style-name="ce14">
            <text:p>30,992</text:p>
          </table:table-cell>
          <table:table-cell office:value-type="percentage" office:value="9.9999999999234035E-4" table:formula="msoxl:=M436/M43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34" table:style-name="ce22">
            <text:p>434</text:p>
          </table:table-cell>
          <table:table-cell office:value-type="float" office:value="350000" table:style-name="ce23">
            <text:p>350,000</text:p>
          </table:table-cell>
          <table:table-cell office:value-type="float" office:value="112250000" table:formula="msoxl:=S436+T435" table:style-name="ce16">
            <text:p>112,250,000</text:p>
          </table:table-cell>
          <table:table-cell office:value-type="float" office:value="0" table:formula="msoxl:=S436-S435" table:style-name="ce17">
            <text:p>0</text:p>
          </table:table-cell>
          <table:table-cell office:value-type="percentage" office:value="0" table:formula="msoxl:=(S436/S435)-1" table:style-name="ce13">
            <text:p>0.00%</text:p>
          </table:table-cell>
          <table:table-cell office:value-type="percentage" office:value="0" table:formula="msoxl:=V435-V436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36=X435,Y435,Y435+1)" table:style-name="ce23">
            <text:p>13</text:p>
          </table:table-cell>
          <table:table-cell office:value-type="float" office:value="26923.076923076922" table:formula="msoxl:=S436/Y436" table:style-name="ce14">
            <text:p>26,923</text:p>
          </table:table-cell>
          <table:table-cell office:value-type="float" office:value="10973948.9676989" table:formula="msoxl:=Z436+AA435" table:style-name="ce14">
            <text:p>10,973,949</text:p>
          </table:table-cell>
          <table:table-cell office:value-type="float" office:value="26923.076923076063" table:formula="msoxl:=AA436-AA435" table:style-name="ce14">
            <text:p>26,923</text:p>
          </table:table-cell>
          <table:table-cell office:value-type="percentage" office:value="0" table:formula="msoxl:=AB436/AB43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35" table:style-name="ce22">
            <text:p>435</text:p>
          </table:table-cell>
          <table:table-cell office:value-type="float" office:value="465350.43686173268" table:formula="msoxl:=C436+C436*0.001" table:style-name="ce23">
            <text:p>465,350</text:p>
          </table:table-cell>
          <table:table-cell office:value-type="float" office:value="128626995.40728202" table:formula="msoxl:=C437+D436" table:style-name="ce16">
            <text:p>128,626,995</text:p>
          </table:table-cell>
          <table:table-cell office:value-type="float" office:value="464.8855513104354" table:formula="msoxl:=C437-C436" table:style-name="ce16">
            <text:p>465</text:p>
          </table:table-cell>
          <table:table-cell office:value-type="percentage" office:value="1.0000000000001119E-3" table:formula="msoxl:=(C437/C436)-1" table:style-name="ce13">
            <text:p>0.10%</text:p>
          </table:table-cell>
          <table:table-cell office:value-type="percentage" office:value="0" table:formula="msoxl:=F436-F437" table:style-name="ce13">
            <text:p>0.00%</text:p>
          </table:table-cell>
          <table:table-cell office:value-type="float" office:value="42" table:formula="msoxl:=IF(I437=I436,1+H436,1)" table:style-name="ce34">
            <text:p>42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37=I436,J436,J436+1)" table:style-name="ce23">
            <text:p>15</text:p>
          </table:table-cell>
          <table:table-cell office:value-type="float" office:value="31023.362457448846" table:formula="msoxl:=C437/J437" table:style-name="ce14">
            <text:p>31,023</text:p>
          </table:table-cell>
          <table:table-cell office:value-type="float" office:value="10986964.51949265" table:formula="msoxl:=K437+L436" table:style-name="ce14">
            <text:p>10,986,965</text:p>
          </table:table-cell>
          <table:table-cell office:value-type="float" office:value="31023.362457448617" table:formula="msoxl:=L437-L436" table:style-name="ce14">
            <text:p>31,023</text:p>
          </table:table-cell>
          <table:table-cell office:value-type="percentage" office:value="1.0000000000094378E-3" table:formula="msoxl:=M437/M43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35" table:style-name="ce22">
            <text:p>435</text:p>
          </table:table-cell>
          <table:table-cell office:value-type="float" office:value="350000" table:style-name="ce23">
            <text:p>350,000</text:p>
          </table:table-cell>
          <table:table-cell office:value-type="float" office:value="112600000" table:formula="msoxl:=S437+T436" table:style-name="ce16">
            <text:p>112,600,000</text:p>
          </table:table-cell>
          <table:table-cell office:value-type="float" office:value="0" table:formula="msoxl:=S437-S436" table:style-name="ce17">
            <text:p>0</text:p>
          </table:table-cell>
          <table:table-cell office:value-type="percentage" office:value="0" table:formula="msoxl:=(S437/S436)-1" table:style-name="ce13">
            <text:p>0.00%</text:p>
          </table:table-cell>
          <table:table-cell office:value-type="percentage" office:value="0" table:formula="msoxl:=V436-V437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37=X436,Y436,Y436+1)" table:style-name="ce23">
            <text:p>13</text:p>
          </table:table-cell>
          <table:table-cell office:value-type="float" office:value="26923.076923076922" table:formula="msoxl:=S437/Y437" table:style-name="ce14">
            <text:p>26,923</text:p>
          </table:table-cell>
          <table:table-cell office:value-type="float" office:value="11000872.044621976" table:formula="msoxl:=Z437+AA436" table:style-name="ce14">
            <text:p>11,000,872</text:p>
          </table:table-cell>
          <table:table-cell office:value-type="float" office:value="26923.076923076063" table:formula="msoxl:=AA437-AA436" table:style-name="ce14">
            <text:p>26,923</text:p>
          </table:table-cell>
          <table:table-cell office:value-type="percentage" office:value="0" table:formula="msoxl:=AB437/AB43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36" table:style-name="ce22">
            <text:p>436</text:p>
          </table:table-cell>
          <table:table-cell office:value-type="float" office:value="465815.78729859443" table:formula="msoxl:=C437+C437*0.001" table:style-name="ce23">
            <text:p>465,816</text:p>
          </table:table-cell>
          <table:table-cell office:value-type="float" office:value="129092811.19458061" table:formula="msoxl:=C438+D437" table:style-name="ce16">
            <text:p>129,092,811</text:p>
          </table:table-cell>
          <table:table-cell office:value-type="float" office:value="465.35043686174322" table:formula="msoxl:=C438-C437" table:style-name="ce16">
            <text:p>465</text:p>
          </table:table-cell>
          <table:table-cell office:value-type="percentage" office:value="1.0000000000001119E-3" table:formula="msoxl:=(C438/C437)-1" table:style-name="ce13">
            <text:p>0.10%</text:p>
          </table:table-cell>
          <table:table-cell office:value-type="percentage" office:value="0" table:formula="msoxl:=F437-F438" table:style-name="ce13">
            <text:p>0.00%</text:p>
          </table:table-cell>
          <table:table-cell office:value-type="float" office:value="43" table:formula="msoxl:=IF(I438=I437,1+H437,1)" table:style-name="ce34">
            <text:p>43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38=I437,J437,J437+1)" table:style-name="ce23">
            <text:p>15</text:p>
          </table:table-cell>
          <table:table-cell office:value-type="float" office:value="31054.385819906296" table:formula="msoxl:=C438/J438" table:style-name="ce14">
            <text:p>31,054</text:p>
          </table:table-cell>
          <table:table-cell office:value-type="float" office:value="11018018.905312557" table:formula="msoxl:=K438+L437" table:style-name="ce14">
            <text:p>11,018,019</text:p>
          </table:table-cell>
          <table:table-cell office:value-type="float" office:value="31054.385819906369" table:formula="msoxl:=L438-L437" table:style-name="ce14">
            <text:p>31,054</text:p>
          </table:table-cell>
          <table:table-cell office:value-type="percentage" office:value="1.0000000000098819E-3" table:formula="msoxl:=M438/M43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36" table:style-name="ce22">
            <text:p>436</text:p>
          </table:table-cell>
          <table:table-cell office:value-type="float" office:value="350000" table:style-name="ce23">
            <text:p>350,000</text:p>
          </table:table-cell>
          <table:table-cell office:value-type="float" office:value="112950000" table:formula="msoxl:=S438+T437" table:style-name="ce16">
            <text:p>112,950,000</text:p>
          </table:table-cell>
          <table:table-cell office:value-type="float" office:value="0" table:formula="msoxl:=S438-S437" table:style-name="ce17">
            <text:p>0</text:p>
          </table:table-cell>
          <table:table-cell office:value-type="percentage" office:value="0" table:formula="msoxl:=(S438/S437)-1" table:style-name="ce13">
            <text:p>0.00%</text:p>
          </table:table-cell>
          <table:table-cell office:value-type="percentage" office:value="0" table:formula="msoxl:=V437-V438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38=X437,Y437,Y437+1)" table:style-name="ce23">
            <text:p>13</text:p>
          </table:table-cell>
          <table:table-cell office:value-type="float" office:value="26923.076923076922" table:formula="msoxl:=S438/Y438" table:style-name="ce14">
            <text:p>26,923</text:p>
          </table:table-cell>
          <table:table-cell office:value-type="float" office:value="11027795.121545052" table:formula="msoxl:=Z438+AA437" table:style-name="ce14">
            <text:p>11,027,795</text:p>
          </table:table-cell>
          <table:table-cell office:value-type="float" office:value="26923.076923076063" table:formula="msoxl:=AA438-AA437" table:style-name="ce14">
            <text:p>26,923</text:p>
          </table:table-cell>
          <table:table-cell office:value-type="percentage" office:value="0" table:formula="msoxl:=AB438/AB43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37" table:style-name="ce22">
            <text:p>437</text:p>
          </table:table-cell>
          <table:table-cell office:value-type="float" office:value="466281.60308589303" table:formula="msoxl:=C438+C438*0.001" table:style-name="ce23">
            <text:p>466,282</text:p>
          </table:table-cell>
          <table:table-cell office:value-type="float" office:value="129559092.7976665" table:formula="msoxl:=C439+D438" table:style-name="ce16">
            <text:p>129,559,093</text:p>
          </table:table-cell>
          <table:table-cell office:value-type="float" office:value="465.81578729860485" table:formula="msoxl:=C439-C438" table:style-name="ce16">
            <text:p>466</text:p>
          </table:table-cell>
          <table:table-cell office:value-type="percentage" office:value="1.0000000000001119E-3" table:formula="msoxl:=(C439/C438)-1" table:style-name="ce13">
            <text:p>0.10%</text:p>
          </table:table-cell>
          <table:table-cell office:value-type="percentage" office:value="0" table:formula="msoxl:=F438-F439" table:style-name="ce13">
            <text:p>0.00%</text:p>
          </table:table-cell>
          <table:table-cell office:value-type="float" office:value="44" table:formula="msoxl:=IF(I439=I438,1+H438,1)" table:style-name="ce34">
            <text:p>44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39=I438,J438,J438+1)" table:style-name="ce23">
            <text:p>15</text:p>
          </table:table-cell>
          <table:table-cell office:value-type="float" office:value="31085.440205726201" table:formula="msoxl:=C439/J439" table:style-name="ce14">
            <text:p>31,085</text:p>
          </table:table-cell>
          <table:table-cell office:value-type="float" office:value="11049104.345518284" table:formula="msoxl:=K439+L438" table:style-name="ce14">
            <text:p>11,049,104</text:p>
          </table:table-cell>
          <table:table-cell office:value-type="float" office:value="31085.440205726773" table:formula="msoxl:=L439-L438" table:style-name="ce14">
            <text:p>31,085</text:p>
          </table:table-cell>
          <table:table-cell office:value-type="percentage" office:value="1.0000000000160991E-3" table:formula="msoxl:=M439/M43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37" table:style-name="ce22">
            <text:p>437</text:p>
          </table:table-cell>
          <table:table-cell office:value-type="float" office:value="350000" table:style-name="ce23">
            <text:p>350,000</text:p>
          </table:table-cell>
          <table:table-cell office:value-type="float" office:value="113300000" table:formula="msoxl:=S439+T438" table:style-name="ce16">
            <text:p>113,300,000</text:p>
          </table:table-cell>
          <table:table-cell office:value-type="float" office:value="0" table:formula="msoxl:=S439-S438" table:style-name="ce17">
            <text:p>0</text:p>
          </table:table-cell>
          <table:table-cell office:value-type="percentage" office:value="0" table:formula="msoxl:=(S439/S438)-1" table:style-name="ce13">
            <text:p>0.00%</text:p>
          </table:table-cell>
          <table:table-cell office:value-type="percentage" office:value="0" table:formula="msoxl:=V438-V439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39=X438,Y438,Y438+1)" table:style-name="ce23">
            <text:p>13</text:p>
          </table:table-cell>
          <table:table-cell office:value-type="float" office:value="26923.076923076922" table:formula="msoxl:=S439/Y439" table:style-name="ce14">
            <text:p>26,923</text:p>
          </table:table-cell>
          <table:table-cell office:value-type="float" office:value="11054718.198468128" table:formula="msoxl:=Z439+AA438" table:style-name="ce14">
            <text:p>11,054,718</text:p>
          </table:table-cell>
          <table:table-cell office:value-type="float" office:value="26923.076923076063" table:formula="msoxl:=AA439-AA438" table:style-name="ce14">
            <text:p>26,923</text:p>
          </table:table-cell>
          <table:table-cell office:value-type="percentage" office:value="0" table:formula="msoxl:=AB439/AB43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38" table:style-name="ce22">
            <text:p>438</text:p>
          </table:table-cell>
          <table:table-cell office:value-type="float" office:value="466747.8846889789" table:formula="msoxl:=C439+C439*0.001" table:style-name="ce23">
            <text:p>466,748</text:p>
          </table:table-cell>
          <table:table-cell office:value-type="float" office:value="130025840.68235548" table:formula="msoxl:=C440+D439" table:style-name="ce16">
            <text:p>130,025,841</text:p>
          </table:table-cell>
          <table:table-cell office:value-type="float" office:value="466.28160308586666" table:formula="msoxl:=C440-C439" table:style-name="ce16">
            <text:p>466</text:p>
          </table:table-cell>
          <table:table-cell office:value-type="percentage" office:value="9.9999999999988987E-4" table:formula="msoxl:=(C440/C439)-1" table:style-name="ce13">
            <text:p>0.10%</text:p>
          </table:table-cell>
          <table:table-cell office:value-type="percentage" office:value="2.2204460492503131E-16" table:formula="msoxl:=F439-F440" table:style-name="ce13">
            <text:p>0.00%</text:p>
          </table:table-cell>
          <table:table-cell office:value-type="float" office:value="45" table:formula="msoxl:=IF(I440=I439,1+H439,1)" table:style-name="ce34">
            <text:p>45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40=I439,J439,J439+1)" table:style-name="ce23">
            <text:p>15</text:p>
          </table:table-cell>
          <table:table-cell office:value-type="float" office:value="31116.525645931928" table:formula="msoxl:=C440/J440" table:style-name="ce14">
            <text:p>31,117</text:p>
          </table:table-cell>
          <table:table-cell office:value-type="float" office:value="11080220.871164216" table:formula="msoxl:=K440+L439" table:style-name="ce14">
            <text:p>11,080,221</text:p>
          </table:table-cell>
          <table:table-cell office:value-type="float" office:value="31116.525645932183" table:formula="msoxl:=L440-L439" table:style-name="ce14">
            <text:p>31,117</text:p>
          </table:table-cell>
          <table:table-cell office:value-type="percentage" office:value="9.9999999998989786E-4" table:formula="msoxl:=M440/M43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38" table:style-name="ce22">
            <text:p>438</text:p>
          </table:table-cell>
          <table:table-cell office:value-type="float" office:value="350000" table:style-name="ce23">
            <text:p>350,000</text:p>
          </table:table-cell>
          <table:table-cell office:value-type="float" office:value="113650000" table:formula="msoxl:=S440+T439" table:style-name="ce16">
            <text:p>113,650,000</text:p>
          </table:table-cell>
          <table:table-cell office:value-type="float" office:value="0" table:formula="msoxl:=S440-S439" table:style-name="ce17">
            <text:p>0</text:p>
          </table:table-cell>
          <table:table-cell office:value-type="percentage" office:value="0" table:formula="msoxl:=(S440/S439)-1" table:style-name="ce13">
            <text:p>0.00%</text:p>
          </table:table-cell>
          <table:table-cell office:value-type="percentage" office:value="0" table:formula="msoxl:=V439-V440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40=X439,Y439,Y439+1)" table:style-name="ce23">
            <text:p>13</text:p>
          </table:table-cell>
          <table:table-cell office:value-type="float" office:value="26923.076923076922" table:formula="msoxl:=S440/Y440" table:style-name="ce14">
            <text:p>26,923</text:p>
          </table:table-cell>
          <table:table-cell office:value-type="float" office:value="11081641.275391204" table:formula="msoxl:=Z440+AA439" table:style-name="ce14">
            <text:p>11,081,641</text:p>
          </table:table-cell>
          <table:table-cell office:value-type="float" office:value="26923.076923076063" table:formula="msoxl:=AA440-AA439" table:style-name="ce14">
            <text:p>26,923</text:p>
          </table:table-cell>
          <table:table-cell office:value-type="percentage" office:value="0" table:formula="msoxl:=AB440/AB43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39" table:style-name="ce22">
            <text:p>439</text:p>
          </table:table-cell>
          <table:table-cell office:value-type="float" office:value="467214.63257366786" table:formula="msoxl:=C440+C440*0.001" table:style-name="ce23">
            <text:p>467,215</text:p>
          </table:table-cell>
          <table:table-cell office:value-type="float" office:value="130493055.31492914" table:formula="msoxl:=C441+D440" table:style-name="ce16">
            <text:p>130,493,055</text:p>
          </table:table-cell>
          <table:table-cell office:value-type="float" office:value="466.74788468895713" table:formula="msoxl:=C441-C440" table:style-name="ce16">
            <text:p>467</text:p>
          </table:table-cell>
          <table:table-cell office:value-type="percentage" office:value="9.9999999999988987E-4" table:formula="msoxl:=(C441/C440)-1" table:style-name="ce13">
            <text:p>0.10%</text:p>
          </table:table-cell>
          <table:table-cell office:value-type="percentage" office:value="0" table:formula="msoxl:=F440-F441" table:style-name="ce13">
            <text:p>0.00%</text:p>
          </table:table-cell>
          <table:table-cell office:value-type="float" office:value="46" table:formula="msoxl:=IF(I441=I440,1+H440,1)" table:style-name="ce34">
            <text:p>46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41=I440,J440,J440+1)" table:style-name="ce23">
            <text:p>15</text:p>
          </table:table-cell>
          <table:table-cell office:value-type="float" office:value="31147.642171577856" table:formula="msoxl:=C441/J441" table:style-name="ce14">
            <text:p>31,148</text:p>
          </table:table-cell>
          <table:table-cell office:value-type="float" office:value="11111368.513335794" table:formula="msoxl:=K441+L440" table:style-name="ce14">
            <text:p>11,111,369</text:p>
          </table:table-cell>
          <table:table-cell office:value-type="float" office:value="31147.642171578482" table:formula="msoxl:=L441-L440" table:style-name="ce14">
            <text:p>31,148</text:p>
          </table:table-cell>
          <table:table-cell office:value-type="percentage" office:value="1.0000000000118803E-3" table:formula="msoxl:=M441/M44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39" table:style-name="ce22">
            <text:p>439</text:p>
          </table:table-cell>
          <table:table-cell office:value-type="float" office:value="350000" table:style-name="ce23">
            <text:p>350,000</text:p>
          </table:table-cell>
          <table:table-cell office:value-type="float" office:value="114000000" table:formula="msoxl:=S441+T440" table:style-name="ce16">
            <text:p>114,000,000</text:p>
          </table:table-cell>
          <table:table-cell office:value-type="float" office:value="0" table:formula="msoxl:=S441-S440" table:style-name="ce17">
            <text:p>0</text:p>
          </table:table-cell>
          <table:table-cell office:value-type="percentage" office:value="0" table:formula="msoxl:=(S441/S440)-1" table:style-name="ce13">
            <text:p>0.00%</text:p>
          </table:table-cell>
          <table:table-cell office:value-type="percentage" office:value="0" table:formula="msoxl:=V440-V441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41=X440,Y440,Y440+1)" table:style-name="ce23">
            <text:p>13</text:p>
          </table:table-cell>
          <table:table-cell office:value-type="float" office:value="26923.076923076922" table:formula="msoxl:=S441/Y441" table:style-name="ce14">
            <text:p>26,923</text:p>
          </table:table-cell>
          <table:table-cell office:value-type="float" office:value="11108564.35231428" table:formula="msoxl:=Z441+AA440" table:style-name="ce14">
            <text:p>11,108,564</text:p>
          </table:table-cell>
          <table:table-cell office:value-type="float" office:value="26923.076923076063" table:formula="msoxl:=AA441-AA440" table:style-name="ce14">
            <text:p>26,923</text:p>
          </table:table-cell>
          <table:table-cell office:value-type="percentage" office:value="0" table:formula="msoxl:=AB441/AB44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40" table:style-name="ce22">
            <text:p>440</text:p>
          </table:table-cell>
          <table:table-cell office:value-type="float" office:value="467681.84720624151" table:formula="msoxl:=C441+C441*0.001" table:style-name="ce23">
            <text:p>467,682</text:p>
          </table:table-cell>
          <table:table-cell office:value-type="float" office:value="130960737.16213538" table:formula="msoxl:=C442+D441" table:style-name="ce16">
            <text:p>130,960,737</text:p>
          </table:table-cell>
          <table:table-cell office:value-type="float" office:value="467.21463257365394" table:formula="msoxl:=C442-C441" table:style-name="ce16">
            <text:p>467</text:p>
          </table:table-cell>
          <table:table-cell office:value-type="percentage" office:value="9.9999999999988987E-4" table:formula="msoxl:=(C442/C441)-1" table:style-name="ce13">
            <text:p>0.10%</text:p>
          </table:table-cell>
          <table:table-cell office:value-type="percentage" office:value="0" table:formula="msoxl:=F441-F442" table:style-name="ce13">
            <text:p>0.00%</text:p>
          </table:table-cell>
          <table:table-cell office:value-type="float" office:value="47" table:formula="msoxl:=IF(I442=I441,1+H441,1)" table:style-name="ce34">
            <text:p>47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42=I441,J441,J441+1)" table:style-name="ce23">
            <text:p>15</text:p>
          </table:table-cell>
          <table:table-cell office:value-type="float" office:value="31178.789813749434" table:formula="msoxl:=C442/J442" table:style-name="ce14">
            <text:p>31,179</text:p>
          </table:table-cell>
          <table:table-cell office:value-type="float" office:value="11142547.303149544" table:formula="msoxl:=K442+L441" table:style-name="ce14">
            <text:p>11,142,547</text:p>
          </table:table-cell>
          <table:table-cell office:value-type="float" office:value="31178.789813749492" table:formula="msoxl:=L442-L441" table:style-name="ce14">
            <text:p>31,179</text:p>
          </table:table-cell>
          <table:table-cell office:value-type="percentage" office:value="9.9999999998168221E-4" table:formula="msoxl:=M442/M44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40" table:style-name="ce22">
            <text:p>440</text:p>
          </table:table-cell>
          <table:table-cell office:value-type="float" office:value="350000" table:style-name="ce23">
            <text:p>350,000</text:p>
          </table:table-cell>
          <table:table-cell office:value-type="float" office:value="114350000" table:formula="msoxl:=S442+T441" table:style-name="ce16">
            <text:p>114,350,000</text:p>
          </table:table-cell>
          <table:table-cell office:value-type="float" office:value="0" table:formula="msoxl:=S442-S441" table:style-name="ce17">
            <text:p>0</text:p>
          </table:table-cell>
          <table:table-cell office:value-type="percentage" office:value="0" table:formula="msoxl:=(S442/S441)-1" table:style-name="ce13">
            <text:p>0.00%</text:p>
          </table:table-cell>
          <table:table-cell office:value-type="percentage" office:value="0" table:formula="msoxl:=V441-V442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42=X441,Y441,Y441+1)" table:style-name="ce23">
            <text:p>13</text:p>
          </table:table-cell>
          <table:table-cell office:value-type="float" office:value="26923.076923076922" table:formula="msoxl:=S442/Y442" table:style-name="ce14">
            <text:p>26,923</text:p>
          </table:table-cell>
          <table:table-cell office:value-type="float" office:value="11135487.429237356" table:formula="msoxl:=Z442+AA441" table:style-name="ce14">
            <text:p>11,135,487</text:p>
          </table:table-cell>
          <table:table-cell office:value-type="float" office:value="26923.076923076063" table:formula="msoxl:=AA442-AA441" table:style-name="ce14">
            <text:p>26,923</text:p>
          </table:table-cell>
          <table:table-cell office:value-type="percentage" office:value="0" table:formula="msoxl:=AB442/AB44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41" table:style-name="ce22">
            <text:p>441</text:p>
          </table:table-cell>
          <table:table-cell office:value-type="float" office:value="468149.52905344777" table:formula="msoxl:=C442+C442*0.001" table:style-name="ce23">
            <text:p>468,150</text:p>
          </table:table-cell>
          <table:table-cell office:value-type="float" office:value="131428886.69118883" table:formula="msoxl:=C443+D442" table:style-name="ce16">
            <text:p>131,428,887</text:p>
          </table:table-cell>
          <table:table-cell office:value-type="float" office:value="467.68184720625868" table:formula="msoxl:=C443-C442" table:style-name="ce16">
            <text:p>468</text:p>
          </table:table-cell>
          <table:table-cell office:value-type="percentage" office:value="1.0000000000001119E-3" table:formula="msoxl:=(C443/C442)-1" table:style-name="ce13">
            <text:p>0.10%</text:p>
          </table:table-cell>
          <table:table-cell office:value-type="percentage" office:value="-2.2204460492503131E-16" table:formula="msoxl:=F442-F443" table:style-name="ce13">
            <text:p>0.00%</text:p>
          </table:table-cell>
          <table:table-cell office:value-type="float" office:value="48" table:formula="msoxl:=IF(I443=I442,1+H442,1)" table:style-name="ce34">
            <text:p>48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43=I442,J442,J442+1)" table:style-name="ce23">
            <text:p>15</text:p>
          </table:table-cell>
          <table:table-cell office:value-type="float" office:value="31209.968603563186" table:formula="msoxl:=C443/J443" table:style-name="ce14">
            <text:p>31,210</text:p>
          </table:table-cell>
          <table:table-cell office:value-type="float" office:value="11173757.271753106" table:formula="msoxl:=K443+L442" table:style-name="ce14">
            <text:p>11,173,757</text:p>
          </table:table-cell>
          <table:table-cell office:value-type="float" office:value="31209.968603562564" table:formula="msoxl:=L443-L442" table:style-name="ce14">
            <text:p>31,210</text:p>
          </table:table-cell>
          <table:table-cell office:value-type="percentage" office:value="9.9999999997835154E-4" table:formula="msoxl:=M443/M44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41" table:style-name="ce22">
            <text:p>441</text:p>
          </table:table-cell>
          <table:table-cell office:value-type="float" office:value="350000" table:style-name="ce23">
            <text:p>350,000</text:p>
          </table:table-cell>
          <table:table-cell office:value-type="float" office:value="114700000" table:formula="msoxl:=S443+T442" table:style-name="ce16">
            <text:p>114,700,000</text:p>
          </table:table-cell>
          <table:table-cell office:value-type="float" office:value="0" table:formula="msoxl:=S443-S442" table:style-name="ce17">
            <text:p>0</text:p>
          </table:table-cell>
          <table:table-cell office:value-type="percentage" office:value="0" table:formula="msoxl:=(S443/S442)-1" table:style-name="ce13">
            <text:p>0.00%</text:p>
          </table:table-cell>
          <table:table-cell office:value-type="percentage" office:value="0" table:formula="msoxl:=V442-V443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43=X442,Y442,Y442+1)" table:style-name="ce23">
            <text:p>13</text:p>
          </table:table-cell>
          <table:table-cell office:value-type="float" office:value="26923.076923076922" table:formula="msoxl:=S443/Y443" table:style-name="ce14">
            <text:p>26,923</text:p>
          </table:table-cell>
          <table:table-cell office:value-type="float" office:value="11162410.506160432" table:formula="msoxl:=Z443+AA442" table:style-name="ce14">
            <text:p>11,162,411</text:p>
          </table:table-cell>
          <table:table-cell office:value-type="float" office:value="26923.076923076063" table:formula="msoxl:=AA443-AA442" table:style-name="ce14">
            <text:p>26,923</text:p>
          </table:table-cell>
          <table:table-cell office:value-type="percentage" office:value="0" table:formula="msoxl:=AB443/AB44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42" table:style-name="ce22">
            <text:p>442</text:p>
          </table:table-cell>
          <table:table-cell office:value-type="float" office:value="468617.67858250119" table:formula="msoxl:=C443+C443*0.001" table:style-name="ce23">
            <text:p>468,618</text:p>
          </table:table-cell>
          <table:table-cell office:value-type="float" office:value="131897504.36977133" table:formula="msoxl:=C444+D443" table:style-name="ce16">
            <text:p>131,897,504</text:p>
          </table:table-cell>
          <table:table-cell office:value-type="float" office:value="468.14952905342216" table:formula="msoxl:=C444-C443" table:style-name="ce16">
            <text:p>468</text:p>
          </table:table-cell>
          <table:table-cell office:value-type="percentage" office:value="9.9999999999988987E-4" table:formula="msoxl:=(C444/C443)-1" table:style-name="ce13">
            <text:p>0.10%</text:p>
          </table:table-cell>
          <table:table-cell office:value-type="percentage" office:value="2.2204460492503131E-16" table:formula="msoxl:=F443-F444" table:style-name="ce13">
            <text:p>0.00%</text:p>
          </table:table-cell>
          <table:table-cell office:value-type="float" office:value="49" table:formula="msoxl:=IF(I444=I443,1+H443,1)" table:style-name="ce34">
            <text:p>49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44=I443,J443,J443+1)" table:style-name="ce23">
            <text:p>15</text:p>
          </table:table-cell>
          <table:table-cell office:value-type="float" office:value="31241.178572166747" table:formula="msoxl:=C444/J444" table:style-name="ce14">
            <text:p>31,241</text:p>
          </table:table-cell>
          <table:table-cell office:value-type="float" office:value="11204998.450325273" table:formula="msoxl:=K444+L443" table:style-name="ce14">
            <text:p>11,204,998</text:p>
          </table:table-cell>
          <table:table-cell office:value-type="float" office:value="31241.178572166711" table:formula="msoxl:=L444-L443" table:style-name="ce14">
            <text:p>31,241</text:p>
          </table:table-cell>
          <table:table-cell office:value-type="percentage" office:value="1.0000000000187637E-3" table:formula="msoxl:=M444/M44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42" table:style-name="ce22">
            <text:p>442</text:p>
          </table:table-cell>
          <table:table-cell office:value-type="float" office:value="350000" table:style-name="ce23">
            <text:p>350,000</text:p>
          </table:table-cell>
          <table:table-cell office:value-type="float" office:value="115050000" table:formula="msoxl:=S444+T443" table:style-name="ce16">
            <text:p>115,050,000</text:p>
          </table:table-cell>
          <table:table-cell office:value-type="float" office:value="0" table:formula="msoxl:=S444-S443" table:style-name="ce17">
            <text:p>0</text:p>
          </table:table-cell>
          <table:table-cell office:value-type="percentage" office:value="0" table:formula="msoxl:=(S444/S443)-1" table:style-name="ce13">
            <text:p>0.00%</text:p>
          </table:table-cell>
          <table:table-cell office:value-type="percentage" office:value="0" table:formula="msoxl:=V443-V444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44=X443,Y443,Y443+1)" table:style-name="ce23">
            <text:p>13</text:p>
          </table:table-cell>
          <table:table-cell office:value-type="float" office:value="26923.076923076922" table:formula="msoxl:=S444/Y444" table:style-name="ce14">
            <text:p>26,923</text:p>
          </table:table-cell>
          <table:table-cell office:value-type="float" office:value="11189333.583083509" table:formula="msoxl:=Z444+AA443" table:style-name="ce14">
            <text:p>11,189,334</text:p>
          </table:table-cell>
          <table:table-cell office:value-type="float" office:value="26923.076923076063" table:formula="msoxl:=AA444-AA443" table:style-name="ce14">
            <text:p>26,923</text:p>
          </table:table-cell>
          <table:table-cell office:value-type="percentage" office:value="0" table:formula="msoxl:=AB444/AB44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43" table:style-name="ce22">
            <text:p>443</text:p>
          </table:table-cell>
          <table:table-cell office:value-type="float" office:value="469086.29626108368" table:formula="msoxl:=C444+C444*0.001" table:style-name="ce23">
            <text:p>469,086</text:p>
          </table:table-cell>
          <table:table-cell office:value-type="float" office:value="132366590.66603242" table:formula="msoxl:=C445+D444" table:style-name="ce16">
            <text:p>132,366,591</text:p>
          </table:table-cell>
          <table:table-cell office:value-type="float" office:value="468.61767858249368" table:formula="msoxl:=C445-C444" table:style-name="ce16">
            <text:p>469</text:p>
          </table:table-cell>
          <table:table-cell office:value-type="percentage" office:value="9.9999999999988987E-4" table:formula="msoxl:=(C445/C444)-1" table:style-name="ce13">
            <text:p>0.10%</text:p>
          </table:table-cell>
          <table:table-cell office:value-type="percentage" office:value="0" table:formula="msoxl:=F444-F445" table:style-name="ce13">
            <text:p>0.00%</text:p>
          </table:table-cell>
          <table:table-cell office:value-type="float" office:value="50" table:formula="msoxl:=IF(I445=I444,1+H444,1)" table:style-name="ce34">
            <text:p>50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45=I444,J444,J444+1)" table:style-name="ce23">
            <text:p>15</text:p>
          </table:table-cell>
          <table:table-cell office:value-type="float" office:value="31272.419750738911" table:formula="msoxl:=C445/J445" table:style-name="ce14">
            <text:p>31,272</text:p>
          </table:table-cell>
          <table:table-cell office:value-type="float" office:value="11236270.870076012" table:formula="msoxl:=K445+L444" table:style-name="ce14">
            <text:p>11,236,271</text:p>
          </table:table-cell>
          <table:table-cell office:value-type="float" office:value="31272.419750738889" table:formula="msoxl:=L445-L444" table:style-name="ce14">
            <text:p>31,272</text:p>
          </table:table-cell>
          <table:table-cell office:value-type="percentage" office:value="1.000000000000334E-3" table:formula="msoxl:=M445/M44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43" table:style-name="ce22">
            <text:p>443</text:p>
          </table:table-cell>
          <table:table-cell office:value-type="float" office:value="350000" table:style-name="ce23">
            <text:p>350,000</text:p>
          </table:table-cell>
          <table:table-cell office:value-type="float" office:value="115400000" table:formula="msoxl:=S445+T444" table:style-name="ce16">
            <text:p>115,400,000</text:p>
          </table:table-cell>
          <table:table-cell office:value-type="float" office:value="0" table:formula="msoxl:=S445-S444" table:style-name="ce17">
            <text:p>0</text:p>
          </table:table-cell>
          <table:table-cell office:value-type="percentage" office:value="0" table:formula="msoxl:=(S445/S444)-1" table:style-name="ce13">
            <text:p>0.00%</text:p>
          </table:table-cell>
          <table:table-cell office:value-type="percentage" office:value="0" table:formula="msoxl:=V444-V445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45=X444,Y444,Y444+1)" table:style-name="ce23">
            <text:p>13</text:p>
          </table:table-cell>
          <table:table-cell office:value-type="float" office:value="26923.076923076922" table:formula="msoxl:=S445/Y445" table:style-name="ce14">
            <text:p>26,923</text:p>
          </table:table-cell>
          <table:table-cell office:value-type="float" office:value="11216256.660006585" table:formula="msoxl:=Z445+AA444" table:style-name="ce14">
            <text:p>11,216,257</text:p>
          </table:table-cell>
          <table:table-cell office:value-type="float" office:value="26923.076923076063" table:formula="msoxl:=AA445-AA444" table:style-name="ce14">
            <text:p>26,923</text:p>
          </table:table-cell>
          <table:table-cell office:value-type="percentage" office:value="0" table:formula="msoxl:=AB445/AB44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44" table:style-name="ce22">
            <text:p>444</text:p>
          </table:table-cell>
          <table:table-cell office:value-type="float" office:value="469555.38255734474" table:formula="msoxl:=C445+C445*0.001" table:style-name="ce23">
            <text:p>469,555</text:p>
          </table:table-cell>
          <table:table-cell office:value-type="float" office:value="132836146.04858977" table:formula="msoxl:=C446+D445" table:style-name="ce16">
            <text:p>132,836,146</text:p>
          </table:table-cell>
          <table:table-cell office:value-type="float" office:value="469.0862962610554" table:formula="msoxl:=C446-C445" table:style-name="ce16">
            <text:p>469</text:p>
          </table:table-cell>
          <table:table-cell office:value-type="percentage" office:value="9.9999999999988987E-4" table:formula="msoxl:=(C446/C445)-1" table:style-name="ce13">
            <text:p>0.10%</text:p>
          </table:table-cell>
          <table:table-cell office:value-type="percentage" office:value="0" table:formula="msoxl:=F445-F446" table:style-name="ce13">
            <text:p>0.00%</text:p>
          </table:table-cell>
          <table:table-cell office:value-type="float" office:value="51" table:formula="msoxl:=IF(I446=I445,1+H445,1)" table:style-name="ce34">
            <text:p>51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46=I445,J445,J445+1)" table:style-name="ce23">
            <text:p>15</text:p>
          </table:table-cell>
          <table:table-cell office:value-type="float" office:value="31303.692170489649" table:formula="msoxl:=C446/J446" table:style-name="ce14">
            <text:p>31,304</text:p>
          </table:table-cell>
          <table:table-cell office:value-type="float" office:value="11267574.562246501" table:formula="msoxl:=K446+L445" table:style-name="ce14">
            <text:p>11,267,575</text:p>
          </table:table-cell>
          <table:table-cell office:value-type="float" office:value="31303.692170489579" table:formula="msoxl:=L446-L445" table:style-name="ce14">
            <text:p>31,304</text:p>
          </table:table-cell>
          <table:table-cell office:value-type="percentage" office:value="9.999999999985576E-4" table:formula="msoxl:=M446/M44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44" table:style-name="ce22">
            <text:p>444</text:p>
          </table:table-cell>
          <table:table-cell office:value-type="float" office:value="350000" table:style-name="ce23">
            <text:p>350,000</text:p>
          </table:table-cell>
          <table:table-cell office:value-type="float" office:value="115750000" table:formula="msoxl:=S446+T445" table:style-name="ce16">
            <text:p>115,750,000</text:p>
          </table:table-cell>
          <table:table-cell office:value-type="float" office:value="0" table:formula="msoxl:=S446-S445" table:style-name="ce17">
            <text:p>0</text:p>
          </table:table-cell>
          <table:table-cell office:value-type="percentage" office:value="0" table:formula="msoxl:=(S446/S445)-1" table:style-name="ce13">
            <text:p>0.00%</text:p>
          </table:table-cell>
          <table:table-cell office:value-type="percentage" office:value="0" table:formula="msoxl:=V445-V446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46=X445,Y445,Y445+1)" table:style-name="ce23">
            <text:p>13</text:p>
          </table:table-cell>
          <table:table-cell office:value-type="float" office:value="26923.076923076922" table:formula="msoxl:=S446/Y446" table:style-name="ce14">
            <text:p>26,923</text:p>
          </table:table-cell>
          <table:table-cell office:value-type="float" office:value="11243179.736929661" table:formula="msoxl:=Z446+AA445" table:style-name="ce14">
            <text:p>11,243,180</text:p>
          </table:table-cell>
          <table:table-cell office:value-type="float" office:value="26923.076923076063" table:formula="msoxl:=AA446-AA445" table:style-name="ce14">
            <text:p>26,923</text:p>
          </table:table-cell>
          <table:table-cell office:value-type="percentage" office:value="0" table:formula="msoxl:=AB446/AB44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45" table:style-name="ce22">
            <text:p>445</text:p>
          </table:table-cell>
          <table:table-cell office:value-type="float" office:value="470024.93793990207" table:formula="msoxl:=C446+C446*0.001" table:style-name="ce23">
            <text:p>470,025</text:p>
          </table:table-cell>
          <table:table-cell office:value-type="float" office:value="133306170.98652966" table:formula="msoxl:=C447+D446" table:style-name="ce16">
            <text:p>133,306,171</text:p>
          </table:table-cell>
          <table:table-cell office:value-type="float" office:value="469.55538255732972" table:formula="msoxl:=C447-C446" table:style-name="ce16">
            <text:p>470</text:p>
          </table:table-cell>
          <table:table-cell office:value-type="percentage" office:value="9.9999999999988987E-4" table:formula="msoxl:=(C447/C446)-1" table:style-name="ce13">
            <text:p>0.10%</text:p>
          </table:table-cell>
          <table:table-cell office:value-type="percentage" office:value="0" table:formula="msoxl:=F446-F447" table:style-name="ce13">
            <text:p>0.00%</text:p>
          </table:table-cell>
          <table:table-cell office:value-type="float" office:value="52" table:formula="msoxl:=IF(I447=I446,1+H446,1)" table:style-name="ce34">
            <text:p>52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47=I446,J446,J446+1)" table:style-name="ce23">
            <text:p>15</text:p>
          </table:table-cell>
          <table:table-cell office:value-type="float" office:value="31334.995862660136" table:formula="msoxl:=C447/J447" table:style-name="ce14">
            <text:p>31,335</text:p>
          </table:table-cell>
          <table:table-cell office:value-type="float" office:value="11298909.558109162" table:formula="msoxl:=K447+L446" table:style-name="ce14">
            <text:p>11,298,910</text:p>
          </table:table-cell>
          <table:table-cell office:value-type="float" office:value="31334.99586266093" table:formula="msoxl:=L447-L446" table:style-name="ce14">
            <text:p>31,335</text:p>
          </table:table-cell>
          <table:table-cell office:value-type="percentage" office:value="1.0000000000274234E-3" table:formula="msoxl:=M447/M44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45" table:style-name="ce22">
            <text:p>445</text:p>
          </table:table-cell>
          <table:table-cell office:value-type="float" office:value="350000" table:style-name="ce23">
            <text:p>350,000</text:p>
          </table:table-cell>
          <table:table-cell office:value-type="float" office:value="116100000" table:formula="msoxl:=S447+T446" table:style-name="ce16">
            <text:p>116,100,000</text:p>
          </table:table-cell>
          <table:table-cell office:value-type="float" office:value="0" table:formula="msoxl:=S447-S446" table:style-name="ce17">
            <text:p>0</text:p>
          </table:table-cell>
          <table:table-cell office:value-type="percentage" office:value="0" table:formula="msoxl:=(S447/S446)-1" table:style-name="ce13">
            <text:p>0.00%</text:p>
          </table:table-cell>
          <table:table-cell office:value-type="percentage" office:value="0" table:formula="msoxl:=V446-V447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47=X446,Y446,Y446+1)" table:style-name="ce23">
            <text:p>13</text:p>
          </table:table-cell>
          <table:table-cell office:value-type="float" office:value="26923.076923076922" table:formula="msoxl:=S447/Y447" table:style-name="ce14">
            <text:p>26,923</text:p>
          </table:table-cell>
          <table:table-cell office:value-type="float" office:value="11270102.813852737" table:formula="msoxl:=Z447+AA446" table:style-name="ce14">
            <text:p>11,270,103</text:p>
          </table:table-cell>
          <table:table-cell office:value-type="float" office:value="26923.076923076063" table:formula="msoxl:=AA447-AA446" table:style-name="ce14">
            <text:p>26,923</text:p>
          </table:table-cell>
          <table:table-cell office:value-type="percentage" office:value="0" table:formula="msoxl:=AB447/AB44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46" table:style-name="ce22">
            <text:p>446</text:p>
          </table:table-cell>
          <table:table-cell office:value-type="float" office:value="470494.96287784196" table:formula="msoxl:=C447+C447*0.001" table:style-name="ce23">
            <text:p>470,495</text:p>
          </table:table-cell>
          <table:table-cell office:value-type="float" office:value="133776665.9494075" table:formula="msoxl:=C448+D447" table:style-name="ce16">
            <text:p>133,776,666</text:p>
          </table:table-cell>
          <table:table-cell office:value-type="float" office:value="470.02493793988833" table:formula="msoxl:=C448-C447" table:style-name="ce16">
            <text:p>470</text:p>
          </table:table-cell>
          <table:table-cell office:value-type="percentage" office:value="9.9999999999988987E-4" table:formula="msoxl:=(C448/C447)-1" table:style-name="ce13">
            <text:p>0.10%</text:p>
          </table:table-cell>
          <table:table-cell office:value-type="percentage" office:value="0" table:formula="msoxl:=F447-F448" table:style-name="ce13">
            <text:p>0.00%</text:p>
          </table:table-cell>
          <table:table-cell office:value-type="float" office:value="53" table:formula="msoxl:=IF(I448=I447,1+H447,1)" table:style-name="ce34">
            <text:p>53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48=I447,J447,J447+1)" table:style-name="ce23">
            <text:p>15</text:p>
          </table:table-cell>
          <table:table-cell office:value-type="float" office:value="31366.330858522797" table:formula="msoxl:=C448/J448" table:style-name="ce14">
            <text:p>31,366</text:p>
          </table:table-cell>
          <table:table-cell office:value-type="float" office:value="11330275.888967685" table:formula="msoxl:=K448+L447" table:style-name="ce14">
            <text:p>11,330,276</text:p>
          </table:table-cell>
          <table:table-cell office:value-type="float" office:value="31366.330858523026" table:formula="msoxl:=L448-L447" table:style-name="ce14">
            <text:p>31,366</text:p>
          </table:table-cell>
          <table:table-cell office:value-type="percentage" office:value="9.9999999998190425E-4" table:formula="msoxl:=M448/M44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46" table:style-name="ce22">
            <text:p>446</text:p>
          </table:table-cell>
          <table:table-cell office:value-type="float" office:value="350000" table:style-name="ce23">
            <text:p>350,000</text:p>
          </table:table-cell>
          <table:table-cell office:value-type="float" office:value="116450000" table:formula="msoxl:=S448+T447" table:style-name="ce16">
            <text:p>116,450,000</text:p>
          </table:table-cell>
          <table:table-cell office:value-type="float" office:value="0" table:formula="msoxl:=S448-S447" table:style-name="ce17">
            <text:p>0</text:p>
          </table:table-cell>
          <table:table-cell office:value-type="percentage" office:value="0" table:formula="msoxl:=(S448/S447)-1" table:style-name="ce13">
            <text:p>0.00%</text:p>
          </table:table-cell>
          <table:table-cell office:value-type="percentage" office:value="0" table:formula="msoxl:=V447-V448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48=X447,Y447,Y447+1)" table:style-name="ce23">
            <text:p>13</text:p>
          </table:table-cell>
          <table:table-cell office:value-type="float" office:value="26923.076923076922" table:formula="msoxl:=S448/Y448" table:style-name="ce14">
            <text:p>26,923</text:p>
          </table:table-cell>
          <table:table-cell office:value-type="float" office:value="11297025.890775813" table:formula="msoxl:=Z448+AA447" table:style-name="ce14">
            <text:p>11,297,026</text:p>
          </table:table-cell>
          <table:table-cell office:value-type="float" office:value="26923.076923076063" table:formula="msoxl:=AA448-AA447" table:style-name="ce14">
            <text:p>26,923</text:p>
          </table:table-cell>
          <table:table-cell office:value-type="percentage" office:value="0" table:formula="msoxl:=AB448/AB44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47" table:style-name="ce22">
            <text:p>447</text:p>
          </table:table-cell>
          <table:table-cell office:value-type="float" office:value="470965.45784071978" table:formula="msoxl:=C448+C448*0.001" table:style-name="ce23">
            <text:p>470,965</text:p>
          </table:table-cell>
          <table:table-cell office:value-type="float" office:value="134247631.40724823" table:formula="msoxl:=C449+D448" table:style-name="ce16">
            <text:p>134,247,631</text:p>
          </table:table-cell>
          <table:table-cell office:value-type="float" office:value="470.49496287782677" table:formula="msoxl:=C449-C448" table:style-name="ce16">
            <text:p>470</text:p>
          </table:table-cell>
          <table:table-cell office:value-type="percentage" office:value="9.9999999999988987E-4" table:formula="msoxl:=(C449/C448)-1" table:style-name="ce13">
            <text:p>0.10%</text:p>
          </table:table-cell>
          <table:table-cell office:value-type="percentage" office:value="0" table:formula="msoxl:=F448-F449" table:style-name="ce13">
            <text:p>0.00%</text:p>
          </table:table-cell>
          <table:table-cell office:value-type="float" office:value="54" table:formula="msoxl:=IF(I449=I448,1+H448,1)" table:style-name="ce34">
            <text:p>54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49=I448,J448,J448+1)" table:style-name="ce23">
            <text:p>15</text:p>
          </table:table-cell>
          <table:table-cell office:value-type="float" office:value="31397.697189381321" table:formula="msoxl:=C449/J449" table:style-name="ce14">
            <text:p>31,398</text:p>
          </table:table-cell>
          <table:table-cell office:value-type="float" office:value="11361673.586157067" table:formula="msoxl:=K449+L448" table:style-name="ce14">
            <text:p>11,361,674</text:p>
          </table:table-cell>
          <table:table-cell office:value-type="float" office:value="31397.697189381346" table:formula="msoxl:=L449-L448" table:style-name="ce14">
            <text:p>31,398</text:p>
          </table:table-cell>
          <table:table-cell office:value-type="percentage" office:value="9.9999999999345057E-4" table:formula="msoxl:=M449/M44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47" table:style-name="ce22">
            <text:p>447</text:p>
          </table:table-cell>
          <table:table-cell office:value-type="float" office:value="350000" table:style-name="ce23">
            <text:p>350,000</text:p>
          </table:table-cell>
          <table:table-cell office:value-type="float" office:value="116800000" table:formula="msoxl:=S449+T448" table:style-name="ce16">
            <text:p>116,800,000</text:p>
          </table:table-cell>
          <table:table-cell office:value-type="float" office:value="0" table:formula="msoxl:=S449-S448" table:style-name="ce17">
            <text:p>0</text:p>
          </table:table-cell>
          <table:table-cell office:value-type="percentage" office:value="0" table:formula="msoxl:=(S449/S448)-1" table:style-name="ce13">
            <text:p>0.00%</text:p>
          </table:table-cell>
          <table:table-cell office:value-type="percentage" office:value="0" table:formula="msoxl:=V448-V449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49=X448,Y448,Y448+1)" table:style-name="ce23">
            <text:p>13</text:p>
          </table:table-cell>
          <table:table-cell office:value-type="float" office:value="26923.076923076922" table:formula="msoxl:=S449/Y449" table:style-name="ce14">
            <text:p>26,923</text:p>
          </table:table-cell>
          <table:table-cell office:value-type="float" office:value="11323948.967698889" table:formula="msoxl:=Z449+AA448" table:style-name="ce14">
            <text:p>11,323,949</text:p>
          </table:table-cell>
          <table:table-cell office:value-type="float" office:value="26923.076923076063" table:formula="msoxl:=AA449-AA448" table:style-name="ce14">
            <text:p>26,923</text:p>
          </table:table-cell>
          <table:table-cell office:value-type="percentage" office:value="0" table:formula="msoxl:=AB449/AB44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48" table:style-name="ce22">
            <text:p>448</text:p>
          </table:table-cell>
          <table:table-cell office:value-type="float" office:value="471436.42329856049" table:formula="msoxl:=C449+C449*0.001" table:style-name="ce23">
            <text:p>471,436</text:p>
          </table:table-cell>
          <table:table-cell office:value-type="float" office:value="134719067.8305468" table:formula="msoxl:=C450+D449" table:style-name="ce16">
            <text:p>134,719,068</text:p>
          </table:table-cell>
          <table:table-cell office:value-type="float" office:value="470.96545784070622" table:formula="msoxl:=C450-C449" table:style-name="ce16">
            <text:p>471</text:p>
          </table:table-cell>
          <table:table-cell office:value-type="percentage" office:value="9.9999999999988987E-4" table:formula="msoxl:=(C450/C449)-1" table:style-name="ce13">
            <text:p>0.10%</text:p>
          </table:table-cell>
          <table:table-cell office:value-type="percentage" office:value="0" table:formula="msoxl:=F449-F450" table:style-name="ce13">
            <text:p>0.00%</text:p>
          </table:table-cell>
          <table:table-cell office:value-type="float" office:value="55" table:formula="msoxl:=IF(I450=I449,1+H449,1)" table:style-name="ce34">
            <text:p>55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50=I449,J449,J449+1)" table:style-name="ce23">
            <text:p>15</text:p>
          </table:table-cell>
          <table:table-cell office:value-type="float" office:value="31429.0948865707" table:formula="msoxl:=C450/J450" table:style-name="ce14">
            <text:p>31,429</text:p>
          </table:table-cell>
          <table:table-cell office:value-type="float" office:value="11393102.681043638" table:formula="msoxl:=K450+L449" table:style-name="ce14">
            <text:p>11,393,103</text:p>
          </table:table-cell>
          <table:table-cell office:value-type="float" office:value="31429.094886571169" table:formula="msoxl:=L450-L449" table:style-name="ce14">
            <text:p>31,429</text:p>
          </table:table-cell>
          <table:table-cell office:value-type="percentage" office:value="1.0000000000141007E-3" table:formula="msoxl:=M450/M44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48" table:style-name="ce22">
            <text:p>448</text:p>
          </table:table-cell>
          <table:table-cell office:value-type="float" office:value="350000" table:style-name="ce23">
            <text:p>350,000</text:p>
          </table:table-cell>
          <table:table-cell office:value-type="float" office:value="117150000" table:formula="msoxl:=S450+T449" table:style-name="ce16">
            <text:p>117,150,000</text:p>
          </table:table-cell>
          <table:table-cell office:value-type="float" office:value="0" table:formula="msoxl:=S450-S449" table:style-name="ce17">
            <text:p>0</text:p>
          </table:table-cell>
          <table:table-cell office:value-type="percentage" office:value="0" table:formula="msoxl:=(S450/S449)-1" table:style-name="ce13">
            <text:p>0.00%</text:p>
          </table:table-cell>
          <table:table-cell office:value-type="percentage" office:value="0" table:formula="msoxl:=V449-V450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50=X449,Y449,Y449+1)" table:style-name="ce23">
            <text:p>13</text:p>
          </table:table-cell>
          <table:table-cell office:value-type="float" office:value="26923.076923076922" table:formula="msoxl:=S450/Y450" table:style-name="ce14">
            <text:p>26,923</text:p>
          </table:table-cell>
          <table:table-cell office:value-type="float" office:value="11350872.044621965" table:formula="msoxl:=Z450+AA449" table:style-name="ce14">
            <text:p>11,350,872</text:p>
          </table:table-cell>
          <table:table-cell office:value-type="float" office:value="26923.076923076063" table:formula="msoxl:=AA450-AA449" table:style-name="ce14">
            <text:p>26,923</text:p>
          </table:table-cell>
          <table:table-cell office:value-type="percentage" office:value="0" table:formula="msoxl:=AB450/AB44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49" table:style-name="ce22">
            <text:p>449</text:p>
          </table:table-cell>
          <table:table-cell office:value-type="float" office:value="471907.85972185904" table:formula="msoxl:=C450+C450*0.001" table:style-name="ce23">
            <text:p>471,908</text:p>
          </table:table-cell>
          <table:table-cell office:value-type="float" office:value="135190975.69026867" table:formula="msoxl:=C451+D450" table:style-name="ce16">
            <text:p>135,190,976</text:p>
          </table:table-cell>
          <table:table-cell office:value-type="float" office:value="471.43642329855356" table:formula="msoxl:=C451-C450" table:style-name="ce16">
            <text:p>471</text:p>
          </table:table-cell>
          <table:table-cell office:value-type="percentage" office:value="9.9999999999988987E-4" table:formula="msoxl:=(C451/C450)-1" table:style-name="ce13">
            <text:p>0.10%</text:p>
          </table:table-cell>
          <table:table-cell office:value-type="percentage" office:value="0" table:formula="msoxl:=F450-F451" table:style-name="ce13">
            <text:p>0.00%</text:p>
          </table:table-cell>
          <table:table-cell office:value-type="float" office:value="56" table:formula="msoxl:=IF(I451=I450,1+H450,1)" table:style-name="ce34">
            <text:p>56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51=I450,J450,J450+1)" table:style-name="ce23">
            <text:p>15</text:p>
          </table:table-cell>
          <table:table-cell office:value-type="float" office:value="31460.523981457271" table:formula="msoxl:=C451/J451" table:style-name="ce14">
            <text:p>31,461</text:p>
          </table:table-cell>
          <table:table-cell office:value-type="float" office:value="11424563.205025095" table:formula="msoxl:=K451+L450" table:style-name="ce14">
            <text:p>11,424,563</text:p>
          </table:table-cell>
          <table:table-cell office:value-type="float" office:value="31460.523981457576" table:formula="msoxl:=L451-L450" table:style-name="ce14">
            <text:p>31,461</text:p>
          </table:table-cell>
          <table:table-cell office:value-type="percentage" office:value="9.9999999999478284E-4" table:formula="msoxl:=M451/M45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49" table:style-name="ce22">
            <text:p>449</text:p>
          </table:table-cell>
          <table:table-cell office:value-type="float" office:value="350000" table:style-name="ce23">
            <text:p>350,000</text:p>
          </table:table-cell>
          <table:table-cell office:value-type="float" office:value="117500000" table:formula="msoxl:=S451+T450" table:style-name="ce16">
            <text:p>117,500,000</text:p>
          </table:table-cell>
          <table:table-cell office:value-type="float" office:value="0" table:formula="msoxl:=S451-S450" table:style-name="ce17">
            <text:p>0</text:p>
          </table:table-cell>
          <table:table-cell office:value-type="percentage" office:value="0" table:formula="msoxl:=(S451/S450)-1" table:style-name="ce13">
            <text:p>0.00%</text:p>
          </table:table-cell>
          <table:table-cell office:value-type="percentage" office:value="0" table:formula="msoxl:=V450-V451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51=X450,Y450,Y450+1)" table:style-name="ce23">
            <text:p>13</text:p>
          </table:table-cell>
          <table:table-cell office:value-type="float" office:value="26923.076923076922" table:formula="msoxl:=S451/Y451" table:style-name="ce14">
            <text:p>26,923</text:p>
          </table:table-cell>
          <table:table-cell office:value-type="float" office:value="11377795.121545041" table:formula="msoxl:=Z451+AA450" table:style-name="ce14">
            <text:p>11,377,795</text:p>
          </table:table-cell>
          <table:table-cell office:value-type="float" office:value="26923.076923076063" table:formula="msoxl:=AA451-AA450" table:style-name="ce14">
            <text:p>26,923</text:p>
          </table:table-cell>
          <table:table-cell office:value-type="percentage" office:value="0" table:formula="msoxl:=AB451/AB45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50" table:style-name="ce22">
            <text:p>450</text:p>
          </table:table-cell>
          <table:table-cell office:value-type="float" office:value="472379.76758158091" table:formula="msoxl:=C451+C451*0.001" table:style-name="ce23">
            <text:p>472,380</text:p>
          </table:table-cell>
          <table:table-cell office:value-type="float" office:value="135663355.45785025" table:formula="msoxl:=C452+D451" table:style-name="ce16">
            <text:p>135,663,355</text:p>
          </table:table-cell>
          <table:table-cell office:value-type="float" office:value="471.90785972186131" table:formula="msoxl:=C452-C451" table:style-name="ce16">
            <text:p>472</text:p>
          </table:table-cell>
          <table:table-cell office:value-type="percentage" office:value="1.0000000000001119E-3" table:formula="msoxl:=(C452/C451)-1" table:style-name="ce13">
            <text:p>0.10%</text:p>
          </table:table-cell>
          <table:table-cell office:value-type="percentage" office:value="-2.2204460492503131E-16" table:formula="msoxl:=F451-F452" table:style-name="ce13">
            <text:p>0.00%</text:p>
          </table:table-cell>
          <table:table-cell office:value-type="float" office:value="57" table:formula="msoxl:=IF(I452=I451,1+H451,1)" table:style-name="ce34">
            <text:p>57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52=I451,J451,J451+1)" table:style-name="ce23">
            <text:p>15</text:p>
          </table:table-cell>
          <table:table-cell office:value-type="float" office:value="31491.984505438726" table:formula="msoxl:=C452/J452" table:style-name="ce14">
            <text:p>31,492</text:p>
          </table:table-cell>
          <table:table-cell office:value-type="float" office:value="11456055.189530535" table:formula="msoxl:=K452+L451" table:style-name="ce14">
            <text:p>11,456,055</text:p>
          </table:table-cell>
          <table:table-cell office:value-type="float" office:value="31491.984505439177" table:formula="msoxl:=L452-L451" table:style-name="ce14">
            <text:p>31,492</text:p>
          </table:table-cell>
          <table:table-cell office:value-type="percentage" office:value="1.0000000000045528E-3" table:formula="msoxl:=M452/M45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50" table:style-name="ce22">
            <text:p>450</text:p>
          </table:table-cell>
          <table:table-cell office:value-type="float" office:value="350000" table:style-name="ce23">
            <text:p>350,000</text:p>
          </table:table-cell>
          <table:table-cell office:value-type="float" office:value="117850000" table:formula="msoxl:=S452+T451" table:style-name="ce16">
            <text:p>117,850,000</text:p>
          </table:table-cell>
          <table:table-cell office:value-type="float" office:value="0" table:formula="msoxl:=S452-S451" table:style-name="ce17">
            <text:p>0</text:p>
          </table:table-cell>
          <table:table-cell office:value-type="percentage" office:value="0" table:formula="msoxl:=(S452/S451)-1" table:style-name="ce13">
            <text:p>0.00%</text:p>
          </table:table-cell>
          <table:table-cell office:value-type="percentage" office:value="0" table:formula="msoxl:=V451-V452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52=X451,Y451,Y451+1)" table:style-name="ce23">
            <text:p>13</text:p>
          </table:table-cell>
          <table:table-cell office:value-type="float" office:value="26923.076923076922" table:formula="msoxl:=S452/Y452" table:style-name="ce14">
            <text:p>26,923</text:p>
          </table:table-cell>
          <table:table-cell office:value-type="float" office:value="11404718.198468117" table:formula="msoxl:=Z452+AA451" table:style-name="ce14">
            <text:p>11,404,718</text:p>
          </table:table-cell>
          <table:table-cell office:value-type="float" office:value="26923.076923076063" table:formula="msoxl:=AA452-AA451" table:style-name="ce14">
            <text:p>26,923</text:p>
          </table:table-cell>
          <table:table-cell office:value-type="percentage" office:value="0" table:formula="msoxl:=AB452/AB45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51" table:style-name="ce22">
            <text:p>451</text:p>
          </table:table-cell>
          <table:table-cell office:value-type="float" office:value="472852.14734916249" table:formula="msoxl:=C452+C452*0.001" table:style-name="ce23">
            <text:p>472,852</text:p>
          </table:table-cell>
          <table:table-cell office:value-type="float" office:value="136136207.6051994" table:formula="msoxl:=C453+D452" table:style-name="ce16">
            <text:p>136,136,208</text:p>
          </table:table-cell>
          <table:table-cell office:value-type="float" office:value="472.37976758158766" table:formula="msoxl:=C453-C452" table:style-name="ce16">
            <text:p>472</text:p>
          </table:table-cell>
          <table:table-cell office:value-type="percentage" office:value="1.0000000000001119E-3" table:formula="msoxl:=(C453/C452)-1" table:style-name="ce13">
            <text:p>0.10%</text:p>
          </table:table-cell>
          <table:table-cell office:value-type="percentage" office:value="0" table:formula="msoxl:=F452-F453" table:style-name="ce13">
            <text:p>0.00%</text:p>
          </table:table-cell>
          <table:table-cell office:value-type="float" office:value="58" table:formula="msoxl:=IF(I453=I452,1+H452,1)" table:style-name="ce34">
            <text:p>58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53=I452,J452,J452+1)" table:style-name="ce23">
            <text:p>15</text:p>
          </table:table-cell>
          <table:table-cell office:value-type="float" office:value="31523.476489944165" table:formula="msoxl:=C453/J453" table:style-name="ce14">
            <text:p>31,523</text:p>
          </table:table-cell>
          <table:table-cell office:value-type="float" office:value="11487578.666020479" table:formula="msoxl:=K453+L452" table:style-name="ce14">
            <text:p>11,487,579</text:p>
          </table:table-cell>
          <table:table-cell office:value-type="float" office:value="31523.476489944384" table:formula="msoxl:=L453-L452" table:style-name="ce14">
            <text:p>31,523</text:p>
          </table:table-cell>
          <table:table-cell office:value-type="percentage" office:value="9.9999999999256239E-4" table:formula="msoxl:=M453/M45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51" table:style-name="ce22">
            <text:p>451</text:p>
          </table:table-cell>
          <table:table-cell office:value-type="float" office:value="350000" table:style-name="ce23">
            <text:p>350,000</text:p>
          </table:table-cell>
          <table:table-cell office:value-type="float" office:value="118200000" table:formula="msoxl:=S453+T452" table:style-name="ce16">
            <text:p>118,200,000</text:p>
          </table:table-cell>
          <table:table-cell office:value-type="float" office:value="0" table:formula="msoxl:=S453-S452" table:style-name="ce17">
            <text:p>0</text:p>
          </table:table-cell>
          <table:table-cell office:value-type="percentage" office:value="0" table:formula="msoxl:=(S453/S452)-1" table:style-name="ce13">
            <text:p>0.00%</text:p>
          </table:table-cell>
          <table:table-cell office:value-type="percentage" office:value="0" table:formula="msoxl:=V452-V453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53=X452,Y452,Y452+1)" table:style-name="ce23">
            <text:p>13</text:p>
          </table:table-cell>
          <table:table-cell office:value-type="float" office:value="26923.076923076922" table:formula="msoxl:=S453/Y453" table:style-name="ce14">
            <text:p>26,923</text:p>
          </table:table-cell>
          <table:table-cell office:value-type="float" office:value="11431641.275391193" table:formula="msoxl:=Z453+AA452" table:style-name="ce14">
            <text:p>11,431,641</text:p>
          </table:table-cell>
          <table:table-cell office:value-type="float" office:value="26923.076923076063" table:formula="msoxl:=AA453-AA452" table:style-name="ce14">
            <text:p>26,923</text:p>
          </table:table-cell>
          <table:table-cell office:value-type="percentage" office:value="0" table:formula="msoxl:=AB453/AB45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52" table:style-name="ce22">
            <text:p>452</text:p>
          </table:table-cell>
          <table:table-cell office:value-type="float" office:value="473324.99949651165" table:formula="msoxl:=C453+C453*0.001" table:style-name="ce23">
            <text:p>473,325</text:p>
          </table:table-cell>
          <table:table-cell office:value-type="float" office:value="136609532.60469592" table:formula="msoxl:=C454+D453" table:style-name="ce16">
            <text:p>136,609,533</text:p>
          </table:table-cell>
          <table:table-cell office:value-type="float" office:value="472.85214734915644" table:formula="msoxl:=C454-C453" table:style-name="ce16">
            <text:p>473</text:p>
          </table:table-cell>
          <table:table-cell office:value-type="percentage" office:value="9.9999999999988987E-4" table:formula="msoxl:=(C454/C453)-1" table:style-name="ce13">
            <text:p>0.10%</text:p>
          </table:table-cell>
          <table:table-cell office:value-type="percentage" office:value="2.2204460492503131E-16" table:formula="msoxl:=F453-F454" table:style-name="ce13">
            <text:p>0.00%</text:p>
          </table:table-cell>
          <table:table-cell office:value-type="float" office:value="59" table:formula="msoxl:=IF(I454=I453,1+H453,1)" table:style-name="ce34">
            <text:p>59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54=I453,J453,J453+1)" table:style-name="ce23">
            <text:p>15</text:p>
          </table:table-cell>
          <table:table-cell office:value-type="float" office:value="31554.999966434109" table:formula="msoxl:=C454/J454" table:style-name="ce14">
            <text:p>31,555</text:p>
          </table:table-cell>
          <table:table-cell office:value-type="float" office:value="11519133.665986912" table:formula="msoxl:=K454+L453" table:style-name="ce14">
            <text:p>11,519,134</text:p>
          </table:table-cell>
          <table:table-cell office:value-type="float" office:value="31554.999966433272" table:formula="msoxl:=L454-L453" table:style-name="ce14">
            <text:p>31,555</text:p>
          </table:table-cell>
          <table:table-cell office:value-type="percentage" office:value="9.9999999996658318E-4" table:formula="msoxl:=M454/M45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52" table:style-name="ce22">
            <text:p>452</text:p>
          </table:table-cell>
          <table:table-cell office:value-type="float" office:value="350000" table:style-name="ce23">
            <text:p>350,000</text:p>
          </table:table-cell>
          <table:table-cell office:value-type="float" office:value="118550000" table:formula="msoxl:=S454+T453" table:style-name="ce16">
            <text:p>118,550,000</text:p>
          </table:table-cell>
          <table:table-cell office:value-type="float" office:value="0" table:formula="msoxl:=S454-S453" table:style-name="ce17">
            <text:p>0</text:p>
          </table:table-cell>
          <table:table-cell office:value-type="percentage" office:value="0" table:formula="msoxl:=(S454/S453)-1" table:style-name="ce13">
            <text:p>0.00%</text:p>
          </table:table-cell>
          <table:table-cell office:value-type="percentage" office:value="0" table:formula="msoxl:=V453-V454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54=X453,Y453,Y453+1)" table:style-name="ce23">
            <text:p>13</text:p>
          </table:table-cell>
          <table:table-cell office:value-type="float" office:value="26923.076923076922" table:formula="msoxl:=S454/Y454" table:style-name="ce14">
            <text:p>26,923</text:p>
          </table:table-cell>
          <table:table-cell office:value-type="float" office:value="11458564.352314269" table:formula="msoxl:=Z454+AA453" table:style-name="ce14">
            <text:p>11,458,564</text:p>
          </table:table-cell>
          <table:table-cell office:value-type="float" office:value="26923.076923076063" table:formula="msoxl:=AA454-AA453" table:style-name="ce14">
            <text:p>26,923</text:p>
          </table:table-cell>
          <table:table-cell office:value-type="percentage" office:value="0" table:formula="msoxl:=AB454/AB45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53" table:style-name="ce22">
            <text:p>453</text:p>
          </table:table-cell>
          <table:table-cell office:value-type="float" office:value="473798.32449600816" table:formula="msoxl:=C454+C454*0.001" table:style-name="ce23">
            <text:p>473,798</text:p>
          </table:table-cell>
          <table:table-cell office:value-type="float" office:value="137083330.92919192" table:formula="msoxl:=C455+D454" table:style-name="ce16">
            <text:p>137,083,331</text:p>
          </table:table-cell>
          <table:table-cell office:value-type="float" office:value="473.32499949651537" table:formula="msoxl:=C455-C454" table:style-name="ce16">
            <text:p>473</text:p>
          </table:table-cell>
          <table:table-cell office:value-type="percentage" office:value="1.0000000000001119E-3" table:formula="msoxl:=(C455/C454)-1" table:style-name="ce13">
            <text:p>0.10%</text:p>
          </table:table-cell>
          <table:table-cell office:value-type="percentage" office:value="-2.2204460492503131E-16" table:formula="msoxl:=F454-F455" table:style-name="ce13">
            <text:p>0.00%</text:p>
          </table:table-cell>
          <table:table-cell office:value-type="float" office:value="60" table:formula="msoxl:=IF(I455=I454,1+H454,1)" table:style-name="ce34">
            <text:p>60</text:p>
          </table:table-cell>
          <table:table-cell office:value-type="string" table:style-name="ce22">
            <text:p>Praemunio</text:p>
          </table:table-cell>
          <table:table-cell office:value-type="float" office:value="15" table:formula="msoxl:=IF(I455=I454,J454,J454+1)" table:style-name="ce23">
            <text:p>15</text:p>
          </table:table-cell>
          <table:table-cell office:value-type="float" office:value="31586.554966400545" table:formula="msoxl:=C455/J455" table:style-name="ce14">
            <text:p>31,587</text:p>
          </table:table-cell>
          <table:table-cell office:value-type="float" office:value="11550720.220953314" table:formula="msoxl:=K455+L454" table:style-name="ce14">
            <text:p>11,550,720</text:p>
          </table:table-cell>
          <table:table-cell office:value-type="float" office:value="31586.554966401309" table:formula="msoxl:=L455-L454" table:style-name="ce14">
            <text:p>31,587</text:p>
          </table:table-cell>
          <table:table-cell office:value-type="percentage" office:value="1.0000000000507381E-3" table:formula="msoxl:=M455/M45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53" table:style-name="ce22">
            <text:p>453</text:p>
          </table:table-cell>
          <table:table-cell office:value-type="float" office:value="350000" table:style-name="ce23">
            <text:p>350,000</text:p>
          </table:table-cell>
          <table:table-cell office:value-type="float" office:value="118900000" table:formula="msoxl:=S455+T454" table:style-name="ce16">
            <text:p>118,900,000</text:p>
          </table:table-cell>
          <table:table-cell office:value-type="float" office:value="0" table:formula="msoxl:=S455-S454" table:style-name="ce17">
            <text:p>0</text:p>
          </table:table-cell>
          <table:table-cell office:value-type="percentage" office:value="0" table:formula="msoxl:=(S455/S454)-1" table:style-name="ce13">
            <text:p>0.00%</text:p>
          </table:table-cell>
          <table:table-cell office:value-type="percentage" office:value="0" table:formula="msoxl:=V454-V455" table:style-name="ce13">
            <text:p>0.00%</text:p>
          </table:table-cell>
          <table:table-cell office:value-type="string" table:style-name="ce22">
            <text:p>Praemunio</text:p>
          </table:table-cell>
          <table:table-cell office:value-type="float" office:value="13" table:formula="msoxl:=IF(X455=X454,Y454,Y454+1)" table:style-name="ce23">
            <text:p>13</text:p>
          </table:table-cell>
          <table:table-cell office:value-type="float" office:value="26923.076923076922" table:formula="msoxl:=S455/Y455" table:style-name="ce14">
            <text:p>26,923</text:p>
          </table:table-cell>
          <table:table-cell office:value-type="float" office:value="11485487.429237345" table:formula="msoxl:=Z455+AA454" table:style-name="ce14">
            <text:p>11,485,487</text:p>
          </table:table-cell>
          <table:table-cell office:value-type="float" office:value="26923.076923076063" table:formula="msoxl:=AA455-AA454" table:style-name="ce14">
            <text:p>26,923</text:p>
          </table:table-cell>
          <table:table-cell office:value-type="percentage" office:value="0" table:formula="msoxl:=AB455/AB45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54" table:style-name="ce22">
            <text:p>454</text:p>
          </table:table-cell>
          <table:table-cell office:value-type="float" office:value="474272.12282050418" table:formula="msoxl:=C455+C455*0.001" table:style-name="ce23">
            <text:p>474,272</text:p>
          </table:table-cell>
          <table:table-cell office:value-type="float" office:value="137557603.05201241" table:formula="msoxl:=C456+D455" table:style-name="ce16">
            <text:p>137,557,603</text:p>
          </table:table-cell>
          <table:table-cell office:value-type="float" office:value="473.79832449601963" table:formula="msoxl:=C456-C455" table:style-name="ce16">
            <text:p>474</text:p>
          </table:table-cell>
          <table:table-cell office:value-type="percentage" office:value="1.0000000000001119E-3" table:formula="msoxl:=(C456/C455)-1" table:style-name="ce13">
            <text:p>0.10%</text:p>
          </table:table-cell>
          <table:table-cell office:value-type="percentage" office:value="0" table:formula="msoxl:=F455-F456" table:style-name="ce13">
            <text:p>0.00%</text:p>
          </table:table-cell>
          <table:table-cell office:value-type="float" office:value="1" table:formula="msoxl:=IF(I456=I455,1+H455,1)" table:style-name="ce34">
            <text:p>1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56=I455,J455,J455+1)" table:style-name="ce23">
            <text:p>16</text:p>
          </table:table-cell>
          <table:table-cell office:value-type="float" office:value="29642.007676281512" table:formula="msoxl:=C456/J456" table:style-name="ce14">
            <text:p>29,642</text:p>
          </table:table-cell>
          <table:table-cell office:value-type="float" office:value="11580362.228629595" table:formula="msoxl:=K456+L455" table:style-name="ce14">
            <text:p>11,580,362</text:p>
          </table:table-cell>
          <table:table-cell office:value-type="float" office:value="29642.007676281035" table:formula="msoxl:=L456-L455" table:style-name="ce14">
            <text:p>29,642</text:p>
          </table:table-cell>
          <table:table-cell office:value-type="percentage" office:value="-6.1562500000037823E-2" table:formula="msoxl:=M456/M455-1" table:style-name="ce13">
            <text:p>-6.16%</text:p>
          </table:table-cell>
          <table:table-cell table:number-columns-repeated="2" table:style-name="ce22"/>
          <table:table-cell table:style-name="ce23"/>
          <table:table-cell office:value-type="float" office:value="454" table:style-name="ce22">
            <text:p>454</text:p>
          </table:table-cell>
          <table:table-cell office:value-type="float" office:value="350000" table:style-name="ce23">
            <text:p>350,000</text:p>
          </table:table-cell>
          <table:table-cell office:value-type="float" office:value="119250000" table:formula="msoxl:=S456+T455" table:style-name="ce16">
            <text:p>119,250,000</text:p>
          </table:table-cell>
          <table:table-cell office:value-type="float" office:value="0" table:formula="msoxl:=S456-S455" table:style-name="ce17">
            <text:p>0</text:p>
          </table:table-cell>
          <table:table-cell office:value-type="percentage" office:value="0" table:formula="msoxl:=(S456/S455)-1" table:style-name="ce13">
            <text:p>0.00%</text:p>
          </table:table-cell>
          <table:table-cell office:value-type="percentage" office:value="0" table:formula="msoxl:=V455-V456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56=X455,Y455,Y455+1)" table:style-name="ce23">
            <text:p>14</text:p>
          </table:table-cell>
          <table:table-cell office:value-type="float" office:value="25000" table:formula="msoxl:=S456/Y456" table:style-name="ce14">
            <text:p>25,000</text:p>
          </table:table-cell>
          <table:table-cell office:value-type="float" office:value="11510487.429237345" table:formula="msoxl:=Z456+AA455" table:style-name="ce14">
            <text:p>11,510,487</text:p>
          </table:table-cell>
          <table:table-cell office:value-type="float" office:value="25000" table:formula="msoxl:=AA456-AA455" table:style-name="ce14">
            <text:p>25,000</text:p>
          </table:table-cell>
          <table:table-cell office:value-type="percentage" office:value="-7.1428571428541754E-2" table:formula="msoxl:=AB456/AB455-1" table:style-name="ce13">
            <text:p>-7.14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55" table:style-name="ce22">
            <text:p>455</text:p>
          </table:table-cell>
          <table:table-cell office:value-type="float" office:value="474746.39494332467" table:formula="msoxl:=C456+C456*0.001" table:style-name="ce23">
            <text:p>474,746</text:p>
          </table:table-cell>
          <table:table-cell office:value-type="float" office:value="138032349.44695574" table:formula="msoxl:=C457+D456" table:style-name="ce16">
            <text:p>138,032,349</text:p>
          </table:table-cell>
          <table:table-cell office:value-type="float" office:value="474.27212282049004" table:formula="msoxl:=C457-C456" table:style-name="ce16">
            <text:p>474</text:p>
          </table:table-cell>
          <table:table-cell office:value-type="percentage" office:value="9.9999999999988987E-4" table:formula="msoxl:=(C457/C456)-1" table:style-name="ce13">
            <text:p>0.10%</text:p>
          </table:table-cell>
          <table:table-cell office:value-type="percentage" office:value="2.2204460492503131E-16" table:formula="msoxl:=F456-F457" table:style-name="ce13">
            <text:p>0.00%</text:p>
          </table:table-cell>
          <table:table-cell office:value-type="float" office:value="2" table:formula="msoxl:=IF(I457=I456,1+H456,1)" table:style-name="ce34">
            <text:p>2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57=I456,J456,J456+1)" table:style-name="ce23">
            <text:p>16</text:p>
          </table:table-cell>
          <table:table-cell office:value-type="float" office:value="29671.649683957792" table:formula="msoxl:=C457/J457" table:style-name="ce14">
            <text:p>29,672</text:p>
          </table:table-cell>
          <table:table-cell office:value-type="float" office:value="11610033.878313553" table:formula="msoxl:=K457+L456" table:style-name="ce14">
            <text:p>11,610,034</text:p>
          </table:table-cell>
          <table:table-cell office:value-type="float" office:value="29671.649683957919" table:formula="msoxl:=L457-L456" table:style-name="ce14">
            <text:p>29,672</text:p>
          </table:table-cell>
          <table:table-cell office:value-type="percentage" office:value="1.000000000020318E-3" table:formula="msoxl:=M457/M45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55" table:style-name="ce22">
            <text:p>455</text:p>
          </table:table-cell>
          <table:table-cell office:value-type="float" office:value="350000" table:style-name="ce23">
            <text:p>350,000</text:p>
          </table:table-cell>
          <table:table-cell office:value-type="float" office:value="119600000" table:formula="msoxl:=S457+T456" table:style-name="ce16">
            <text:p>119,600,000</text:p>
          </table:table-cell>
          <table:table-cell office:value-type="float" office:value="0" table:formula="msoxl:=S457-S456" table:style-name="ce17">
            <text:p>0</text:p>
          </table:table-cell>
          <table:table-cell office:value-type="percentage" office:value="0" table:formula="msoxl:=(S457/S456)-1" table:style-name="ce13">
            <text:p>0.00%</text:p>
          </table:table-cell>
          <table:table-cell office:value-type="percentage" office:value="0" table:formula="msoxl:=V456-V457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57=X456,Y456,Y456+1)" table:style-name="ce23">
            <text:p>14</text:p>
          </table:table-cell>
          <table:table-cell office:value-type="float" office:value="25000" table:formula="msoxl:=S457/Y457" table:style-name="ce14">
            <text:p>25,000</text:p>
          </table:table-cell>
          <table:table-cell office:value-type="float" office:value="11535487.429237345" table:formula="msoxl:=Z457+AA456" table:style-name="ce14">
            <text:p>11,535,487</text:p>
          </table:table-cell>
          <table:table-cell office:value-type="float" office:value="25000" table:formula="msoxl:=AA457-AA456" table:style-name="ce14">
            <text:p>25,000</text:p>
          </table:table-cell>
          <table:table-cell office:value-type="percentage" office:value="0" table:formula="msoxl:=AB457/AB45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56" table:style-name="ce22">
            <text:p>456</text:p>
          </table:table-cell>
          <table:table-cell office:value-type="float" office:value="475221.141338268" table:formula="msoxl:=C457+C457*0.001" table:style-name="ce23">
            <text:p>475,221</text:p>
          </table:table-cell>
          <table:table-cell office:value-type="float" office:value="138507570.588294" table:formula="msoxl:=C458+D457" table:style-name="ce16">
            <text:p>138,507,571</text:p>
          </table:table-cell>
          <table:table-cell office:value-type="float" office:value="474.74639494332951" table:formula="msoxl:=C458-C457" table:style-name="ce16">
            <text:p>475</text:p>
          </table:table-cell>
          <table:table-cell office:value-type="percentage" office:value="1.0000000000001119E-3" table:formula="msoxl:=(C458/C457)-1" table:style-name="ce13">
            <text:p>0.10%</text:p>
          </table:table-cell>
          <table:table-cell office:value-type="percentage" office:value="-2.2204460492503131E-16" table:formula="msoxl:=F457-F458" table:style-name="ce13">
            <text:p>0.00%</text:p>
          </table:table-cell>
          <table:table-cell office:value-type="float" office:value="3" table:formula="msoxl:=IF(I458=I457,1+H457,1)" table:style-name="ce34">
            <text:p>3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58=I457,J457,J457+1)" table:style-name="ce23">
            <text:p>16</text:p>
          </table:table-cell>
          <table:table-cell office:value-type="float" office:value="29701.32133364175" table:formula="msoxl:=C458/J458" table:style-name="ce14">
            <text:p>29,701</text:p>
          </table:table-cell>
          <table:table-cell office:value-type="float" office:value="11639735.199647194" table:formula="msoxl:=K458+L457" table:style-name="ce14">
            <text:p>11,639,735</text:p>
          </table:table-cell>
          <table:table-cell office:value-type="float" office:value="29701.321333641186" table:formula="msoxl:=L458-L457" table:style-name="ce14">
            <text:p>29,701</text:p>
          </table:table-cell>
          <table:table-cell office:value-type="percentage" office:value="9.9999999997679723E-4" table:formula="msoxl:=M458/M45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56" table:style-name="ce22">
            <text:p>456</text:p>
          </table:table-cell>
          <table:table-cell office:value-type="float" office:value="350000" table:style-name="ce23">
            <text:p>350,000</text:p>
          </table:table-cell>
          <table:table-cell office:value-type="float" office:value="119950000" table:formula="msoxl:=S458+T457" table:style-name="ce16">
            <text:p>119,950,000</text:p>
          </table:table-cell>
          <table:table-cell office:value-type="float" office:value="0" table:formula="msoxl:=S458-S457" table:style-name="ce17">
            <text:p>0</text:p>
          </table:table-cell>
          <table:table-cell office:value-type="percentage" office:value="0" table:formula="msoxl:=(S458/S457)-1" table:style-name="ce13">
            <text:p>0.00%</text:p>
          </table:table-cell>
          <table:table-cell office:value-type="percentage" office:value="0" table:formula="msoxl:=V457-V458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58=X457,Y457,Y457+1)" table:style-name="ce23">
            <text:p>14</text:p>
          </table:table-cell>
          <table:table-cell office:value-type="float" office:value="25000" table:formula="msoxl:=S458/Y458" table:style-name="ce14">
            <text:p>25,000</text:p>
          </table:table-cell>
          <table:table-cell office:value-type="float" office:value="11560487.429237345" table:formula="msoxl:=Z458+AA457" table:style-name="ce14">
            <text:p>11,560,487</text:p>
          </table:table-cell>
          <table:table-cell office:value-type="float" office:value="25000" table:formula="msoxl:=AA458-AA457" table:style-name="ce14">
            <text:p>25,000</text:p>
          </table:table-cell>
          <table:table-cell office:value-type="percentage" office:value="0" table:formula="msoxl:=AB458/AB45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57" table:style-name="ce22">
            <text:p>457</text:p>
          </table:table-cell>
          <table:table-cell office:value-type="float" office:value="475696.36247960629" table:formula="msoxl:=C458+C458*0.001" table:style-name="ce23">
            <text:p>475,696</text:p>
          </table:table-cell>
          <table:table-cell office:value-type="float" office:value="138983266.9507736" table:formula="msoxl:=C459+D458" table:style-name="ce16">
            <text:p>138,983,267</text:p>
          </table:table-cell>
          <table:table-cell office:value-type="float" office:value="475.22114133829018" table:formula="msoxl:=C459-C458" table:style-name="ce16">
            <text:p>475</text:p>
          </table:table-cell>
          <table:table-cell office:value-type="percentage" office:value="1.0000000000001119E-3" table:formula="msoxl:=(C459/C458)-1" table:style-name="ce13">
            <text:p>0.10%</text:p>
          </table:table-cell>
          <table:table-cell office:value-type="percentage" office:value="0" table:formula="msoxl:=F458-F459" table:style-name="ce13">
            <text:p>0.00%</text:p>
          </table:table-cell>
          <table:table-cell office:value-type="float" office:value="4" table:formula="msoxl:=IF(I459=I458,1+H458,1)" table:style-name="ce34">
            <text:p>4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59=I458,J458,J458+1)" table:style-name="ce23">
            <text:p>16</text:p>
          </table:table-cell>
          <table:table-cell office:value-type="float" office:value="29731.022654975393" table:formula="msoxl:=C459/J459" table:style-name="ce14">
            <text:p>29,731</text:p>
          </table:table-cell>
          <table:table-cell office:value-type="float" office:value="11669466.222302169" table:formula="msoxl:=K459+L458" table:style-name="ce14">
            <text:p>11,669,466</text:p>
          </table:table-cell>
          <table:table-cell office:value-type="float" office:value="29731.022654974833" table:formula="msoxl:=L459-L458" table:style-name="ce14">
            <text:p>29,731</text:p>
          </table:table-cell>
          <table:table-cell office:value-type="percentage" office:value="1.0000000000001119E-3" table:formula="msoxl:=M459/M45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57" table:style-name="ce22">
            <text:p>457</text:p>
          </table:table-cell>
          <table:table-cell office:value-type="float" office:value="350000" table:style-name="ce23">
            <text:p>350,000</text:p>
          </table:table-cell>
          <table:table-cell office:value-type="float" office:value="120300000" table:formula="msoxl:=S459+T458" table:style-name="ce16">
            <text:p>120,300,000</text:p>
          </table:table-cell>
          <table:table-cell office:value-type="float" office:value="0" table:formula="msoxl:=S459-S458" table:style-name="ce17">
            <text:p>0</text:p>
          </table:table-cell>
          <table:table-cell office:value-type="percentage" office:value="0" table:formula="msoxl:=(S459/S458)-1" table:style-name="ce13">
            <text:p>0.00%</text:p>
          </table:table-cell>
          <table:table-cell office:value-type="percentage" office:value="0" table:formula="msoxl:=V458-V459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59=X458,Y458,Y458+1)" table:style-name="ce23">
            <text:p>14</text:p>
          </table:table-cell>
          <table:table-cell office:value-type="float" office:value="25000" table:formula="msoxl:=S459/Y459" table:style-name="ce14">
            <text:p>25,000</text:p>
          </table:table-cell>
          <table:table-cell office:value-type="float" office:value="11585487.429237345" table:formula="msoxl:=Z459+AA458" table:style-name="ce14">
            <text:p>11,585,487</text:p>
          </table:table-cell>
          <table:table-cell office:value-type="float" office:value="25000" table:formula="msoxl:=AA459-AA458" table:style-name="ce14">
            <text:p>25,000</text:p>
          </table:table-cell>
          <table:table-cell office:value-type="percentage" office:value="0" table:formula="msoxl:=AB459/AB45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58" table:style-name="ce22">
            <text:p>458</text:p>
          </table:table-cell>
          <table:table-cell office:value-type="float" office:value="476172.05884208588" table:formula="msoxl:=C459+C459*0.001" table:style-name="ce23">
            <text:p>476,172</text:p>
          </table:table-cell>
          <table:table-cell office:value-type="float" office:value="139459439.00961569" table:formula="msoxl:=C460+D459" table:style-name="ce16">
            <text:p>139,459,439</text:p>
          </table:table-cell>
          <table:table-cell office:value-type="float" office:value="475.69636247958988" table:formula="msoxl:=C460-C459" table:style-name="ce16">
            <text:p>476</text:p>
          </table:table-cell>
          <table:table-cell office:value-type="percentage" office:value="9.9999999999988987E-4" table:formula="msoxl:=(C460/C459)-1" table:style-name="ce13">
            <text:p>0.10%</text:p>
          </table:table-cell>
          <table:table-cell office:value-type="percentage" office:value="2.2204460492503131E-16" table:formula="msoxl:=F459-F460" table:style-name="ce13">
            <text:p>0.00%</text:p>
          </table:table-cell>
          <table:table-cell office:value-type="float" office:value="5" table:formula="msoxl:=IF(I460=I459,1+H459,1)" table:style-name="ce34">
            <text:p>5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60=I459,J459,J459+1)" table:style-name="ce23">
            <text:p>16</text:p>
          </table:table-cell>
          <table:table-cell office:value-type="float" office:value="29760.753677630368" table:formula="msoxl:=C460/J460" table:style-name="ce14">
            <text:p>29,761</text:p>
          </table:table-cell>
          <table:table-cell office:value-type="float" office:value="11699226.975979799" table:formula="msoxl:=K460+L459" table:style-name="ce14">
            <text:p>11,699,227</text:p>
          </table:table-cell>
          <table:table-cell office:value-type="float" office:value="29760.753677630797" table:formula="msoxl:=L460-L459" table:style-name="ce14">
            <text:p>29,761</text:p>
          </table:table-cell>
          <table:table-cell office:value-type="percentage" office:value="1.0000000000331966E-3" table:formula="msoxl:=M460/M45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58" table:style-name="ce22">
            <text:p>458</text:p>
          </table:table-cell>
          <table:table-cell office:value-type="float" office:value="350000" table:style-name="ce23">
            <text:p>350,000</text:p>
          </table:table-cell>
          <table:table-cell office:value-type="float" office:value="120650000" table:formula="msoxl:=S460+T459" table:style-name="ce16">
            <text:p>120,650,000</text:p>
          </table:table-cell>
          <table:table-cell office:value-type="float" office:value="0" table:formula="msoxl:=S460-S459" table:style-name="ce17">
            <text:p>0</text:p>
          </table:table-cell>
          <table:table-cell office:value-type="percentage" office:value="0" table:formula="msoxl:=(S460/S459)-1" table:style-name="ce13">
            <text:p>0.00%</text:p>
          </table:table-cell>
          <table:table-cell office:value-type="percentage" office:value="0" table:formula="msoxl:=V459-V460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60=X459,Y459,Y459+1)" table:style-name="ce23">
            <text:p>14</text:p>
          </table:table-cell>
          <table:table-cell office:value-type="float" office:value="25000" table:formula="msoxl:=S460/Y460" table:style-name="ce14">
            <text:p>25,000</text:p>
          </table:table-cell>
          <table:table-cell office:value-type="float" office:value="11610487.429237345" table:formula="msoxl:=Z460+AA459" table:style-name="ce14">
            <text:p>11,610,487</text:p>
          </table:table-cell>
          <table:table-cell office:value-type="float" office:value="25000" table:formula="msoxl:=AA460-AA459" table:style-name="ce14">
            <text:p>25,000</text:p>
          </table:table-cell>
          <table:table-cell office:value-type="percentage" office:value="0" table:formula="msoxl:=AB460/AB45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59" table:style-name="ce22">
            <text:p>459</text:p>
          </table:table-cell>
          <table:table-cell office:value-type="float" office:value="476648.23090092797" table:formula="msoxl:=C460+C460*0.001" table:style-name="ce23">
            <text:p>476,648</text:p>
          </table:table-cell>
          <table:table-cell office:value-type="float" office:value="139936087.2405166" table:formula="msoxl:=C461+D460" table:style-name="ce16">
            <text:p>139,936,087</text:p>
          </table:table-cell>
          <table:table-cell office:value-type="float" office:value="476.1720588420867" table:formula="msoxl:=C461-C460" table:style-name="ce16">
            <text:p>476</text:p>
          </table:table-cell>
          <table:table-cell office:value-type="percentage" office:value="1.0000000000001119E-3" table:formula="msoxl:=(C461/C460)-1" table:style-name="ce13">
            <text:p>0.10%</text:p>
          </table:table-cell>
          <table:table-cell office:value-type="percentage" office:value="-2.2204460492503131E-16" table:formula="msoxl:=F460-F461" table:style-name="ce13">
            <text:p>0.00%</text:p>
          </table:table-cell>
          <table:table-cell office:value-type="float" office:value="6" table:formula="msoxl:=IF(I461=I460,1+H460,1)" table:style-name="ce34">
            <text:p>6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61=I460,J460,J460+1)" table:style-name="ce23">
            <text:p>16</text:p>
          </table:table-cell>
          <table:table-cell office:value-type="float" office:value="29790.514431307998" table:formula="msoxl:=C461/J461" table:style-name="ce14">
            <text:p>29,791</text:p>
          </table:table-cell>
          <table:table-cell office:value-type="float" office:value="11729017.490411106" table:formula="msoxl:=K461+L460" table:style-name="ce14">
            <text:p>11,729,017</text:p>
          </table:table-cell>
          <table:table-cell office:value-type="float" office:value="29790.514431307092" table:formula="msoxl:=L461-L460" table:style-name="ce14">
            <text:p>29,791</text:p>
          </table:table-cell>
          <table:table-cell office:value-type="percentage" office:value="9.9999999995503686E-4" table:formula="msoxl:=M461/M46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59" table:style-name="ce22">
            <text:p>459</text:p>
          </table:table-cell>
          <table:table-cell office:value-type="float" office:value="350000" table:style-name="ce23">
            <text:p>350,000</text:p>
          </table:table-cell>
          <table:table-cell office:value-type="float" office:value="121000000" table:formula="msoxl:=S461+T460" table:style-name="ce16">
            <text:p>121,000,000</text:p>
          </table:table-cell>
          <table:table-cell office:value-type="float" office:value="0" table:formula="msoxl:=S461-S460" table:style-name="ce17">
            <text:p>0</text:p>
          </table:table-cell>
          <table:table-cell office:value-type="percentage" office:value="0" table:formula="msoxl:=(S461/S460)-1" table:style-name="ce13">
            <text:p>0.00%</text:p>
          </table:table-cell>
          <table:table-cell office:value-type="percentage" office:value="0" table:formula="msoxl:=V460-V461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61=X460,Y460,Y460+1)" table:style-name="ce23">
            <text:p>14</text:p>
          </table:table-cell>
          <table:table-cell office:value-type="float" office:value="25000" table:formula="msoxl:=S461/Y461" table:style-name="ce14">
            <text:p>25,000</text:p>
          </table:table-cell>
          <table:table-cell office:value-type="float" office:value="11635487.429237345" table:formula="msoxl:=Z461+AA460" table:style-name="ce14">
            <text:p>11,635,487</text:p>
          </table:table-cell>
          <table:table-cell office:value-type="float" office:value="25000" table:formula="msoxl:=AA461-AA460" table:style-name="ce14">
            <text:p>25,000</text:p>
          </table:table-cell>
          <table:table-cell office:value-type="percentage" office:value="0" table:formula="msoxl:=AB461/AB46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60" table:style-name="ce22">
            <text:p>460</text:p>
          </table:table-cell>
          <table:table-cell office:value-type="float" office:value="477124.8791318289" table:formula="msoxl:=C461+C461*0.001" table:style-name="ce23">
            <text:p>477,125</text:p>
          </table:table-cell>
          <table:table-cell office:value-type="float" office:value="140413212.11964843" table:formula="msoxl:=C462+D461" table:style-name="ce16">
            <text:p>140,413,212</text:p>
          </table:table-cell>
          <table:table-cell office:value-type="float" office:value="476.64823090092978" table:formula="msoxl:=C462-C461" table:style-name="ce16">
            <text:p>477</text:p>
          </table:table-cell>
          <table:table-cell office:value-type="percentage" office:value="1.0000000000001119E-3" table:formula="msoxl:=(C462/C461)-1" table:style-name="ce13">
            <text:p>0.10%</text:p>
          </table:table-cell>
          <table:table-cell office:value-type="percentage" office:value="0" table:formula="msoxl:=F461-F462" table:style-name="ce13">
            <text:p>0.00%</text:p>
          </table:table-cell>
          <table:table-cell office:value-type="float" office:value="7" table:formula="msoxl:=IF(I462=I461,1+H461,1)" table:style-name="ce34">
            <text:p>7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62=I461,J461,J461+1)" table:style-name="ce23">
            <text:p>16</text:p>
          </table:table-cell>
          <table:table-cell office:value-type="float" office:value="29820.304945739306" table:formula="msoxl:=C462/J462" table:style-name="ce14">
            <text:p>29,820</text:p>
          </table:table-cell>
          <table:table-cell office:value-type="float" office:value="11758837.795356845" table:formula="msoxl:=K462+L461" table:style-name="ce14">
            <text:p>11,758,838</text:p>
          </table:table-cell>
          <table:table-cell office:value-type="float" office:value="29820.304945738986" table:formula="msoxl:=L462-L461" table:style-name="ce14">
            <text:p>29,820</text:p>
          </table:table-cell>
          <table:table-cell office:value-type="percentage" office:value="1.0000000000196518E-3" table:formula="msoxl:=M462/M46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60" table:style-name="ce22">
            <text:p>460</text:p>
          </table:table-cell>
          <table:table-cell office:value-type="float" office:value="350000" table:style-name="ce23">
            <text:p>350,000</text:p>
          </table:table-cell>
          <table:table-cell office:value-type="float" office:value="121350000" table:formula="msoxl:=S462+T461" table:style-name="ce16">
            <text:p>121,350,000</text:p>
          </table:table-cell>
          <table:table-cell office:value-type="float" office:value="0" table:formula="msoxl:=S462-S461" table:style-name="ce17">
            <text:p>0</text:p>
          </table:table-cell>
          <table:table-cell office:value-type="percentage" office:value="0" table:formula="msoxl:=(S462/S461)-1" table:style-name="ce13">
            <text:p>0.00%</text:p>
          </table:table-cell>
          <table:table-cell office:value-type="percentage" office:value="0" table:formula="msoxl:=V461-V462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62=X461,Y461,Y461+1)" table:style-name="ce23">
            <text:p>14</text:p>
          </table:table-cell>
          <table:table-cell office:value-type="float" office:value="25000" table:formula="msoxl:=S462/Y462" table:style-name="ce14">
            <text:p>25,000</text:p>
          </table:table-cell>
          <table:table-cell office:value-type="float" office:value="11660487.429237345" table:formula="msoxl:=Z462+AA461" table:style-name="ce14">
            <text:p>11,660,487</text:p>
          </table:table-cell>
          <table:table-cell office:value-type="float" office:value="25000" table:formula="msoxl:=AA462-AA461" table:style-name="ce14">
            <text:p>25,000</text:p>
          </table:table-cell>
          <table:table-cell office:value-type="percentage" office:value="0" table:formula="msoxl:=AB462/AB46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61" table:style-name="ce22">
            <text:p>461</text:p>
          </table:table-cell>
          <table:table-cell office:value-type="float" office:value="477602.00401096075" table:formula="msoxl:=C462+C462*0.001" table:style-name="ce23">
            <text:p>477,602</text:p>
          </table:table-cell>
          <table:table-cell office:value-type="float" office:value="140890814.1236594" table:formula="msoxl:=C463+D462" table:style-name="ce16">
            <text:p>140,890,814</text:p>
          </table:table-cell>
          <table:table-cell office:value-type="float" office:value="477.12487913185032" table:formula="msoxl:=C463-C462" table:style-name="ce16">
            <text:p>477</text:p>
          </table:table-cell>
          <table:table-cell office:value-type="percentage" office:value="1.0000000000001119E-3" table:formula="msoxl:=(C463/C462)-1" table:style-name="ce13">
            <text:p>0.10%</text:p>
          </table:table-cell>
          <table:table-cell office:value-type="percentage" office:value="0" table:formula="msoxl:=F462-F463" table:style-name="ce13">
            <text:p>0.00%</text:p>
          </table:table-cell>
          <table:table-cell office:value-type="float" office:value="8" table:formula="msoxl:=IF(I463=I462,1+H462,1)" table:style-name="ce34">
            <text:p>8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63=I462,J462,J462+1)" table:style-name="ce23">
            <text:p>16</text:p>
          </table:table-cell>
          <table:table-cell office:value-type="float" office:value="29850.125250685047" table:formula="msoxl:=C463/J463" table:style-name="ce14">
            <text:p>29,850</text:p>
          </table:table-cell>
          <table:table-cell office:value-type="float" office:value="11788687.920607531" table:formula="msoxl:=K463+L462" table:style-name="ce14">
            <text:p>11,788,688</text:p>
          </table:table-cell>
          <table:table-cell office:value-type="float" office:value="29850.12525068596" table:formula="msoxl:=L463-L462" table:style-name="ce14">
            <text:p>29,850</text:p>
          </table:table-cell>
          <table:table-cell office:value-type="percentage" office:value="1.0000000000414122E-3" table:formula="msoxl:=M463/M46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61" table:style-name="ce22">
            <text:p>461</text:p>
          </table:table-cell>
          <table:table-cell office:value-type="float" office:value="350000" table:style-name="ce23">
            <text:p>350,000</text:p>
          </table:table-cell>
          <table:table-cell office:value-type="float" office:value="121700000" table:formula="msoxl:=S463+T462" table:style-name="ce16">
            <text:p>121,700,000</text:p>
          </table:table-cell>
          <table:table-cell office:value-type="float" office:value="0" table:formula="msoxl:=S463-S462" table:style-name="ce17">
            <text:p>0</text:p>
          </table:table-cell>
          <table:table-cell office:value-type="percentage" office:value="0" table:formula="msoxl:=(S463/S462)-1" table:style-name="ce13">
            <text:p>0.00%</text:p>
          </table:table-cell>
          <table:table-cell office:value-type="percentage" office:value="0" table:formula="msoxl:=V462-V463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63=X462,Y462,Y462+1)" table:style-name="ce23">
            <text:p>14</text:p>
          </table:table-cell>
          <table:table-cell office:value-type="float" office:value="25000" table:formula="msoxl:=S463/Y463" table:style-name="ce14">
            <text:p>25,000</text:p>
          </table:table-cell>
          <table:table-cell office:value-type="float" office:value="11685487.429237345" table:formula="msoxl:=Z463+AA462" table:style-name="ce14">
            <text:p>11,685,487</text:p>
          </table:table-cell>
          <table:table-cell office:value-type="float" office:value="25000" table:formula="msoxl:=AA463-AA462" table:style-name="ce14">
            <text:p>25,000</text:p>
          </table:table-cell>
          <table:table-cell office:value-type="percentage" office:value="0" table:formula="msoxl:=AB463/AB46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62" table:style-name="ce22">
            <text:p>462</text:p>
          </table:table-cell>
          <table:table-cell office:value-type="float" office:value="478079.60601497174" table:formula="msoxl:=C463+C463*0.001" table:style-name="ce23">
            <text:p>478,080</text:p>
          </table:table-cell>
          <table:table-cell office:value-type="float" office:value="141368893.72967437" table:formula="msoxl:=C464+D463" table:style-name="ce16">
            <text:p>141,368,894</text:p>
          </table:table-cell>
          <table:table-cell office:value-type="float" office:value="477.602004010987" table:formula="msoxl:=C464-C463" table:style-name="ce16">
            <text:p>478</text:p>
          </table:table-cell>
          <table:table-cell office:value-type="percentage" office:value="1.0000000000001119E-3" table:formula="msoxl:=(C464/C463)-1" table:style-name="ce13">
            <text:p>0.10%</text:p>
          </table:table-cell>
          <table:table-cell office:value-type="percentage" office:value="0" table:formula="msoxl:=F463-F464" table:style-name="ce13">
            <text:p>0.00%</text:p>
          </table:table-cell>
          <table:table-cell office:value-type="float" office:value="9" table:formula="msoxl:=IF(I464=I463,1+H463,1)" table:style-name="ce34">
            <text:p>9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64=I463,J463,J463+1)" table:style-name="ce23">
            <text:p>16</text:p>
          </table:table-cell>
          <table:table-cell office:value-type="float" office:value="29879.975375935734" table:formula="msoxl:=C464/J464" table:style-name="ce14">
            <text:p>29,880</text:p>
          </table:table-cell>
          <table:table-cell office:value-type="float" office:value="11818567.895983467" table:formula="msoxl:=K464+L463" table:style-name="ce14">
            <text:p>11,818,568</text:p>
          </table:table-cell>
          <table:table-cell office:value-type="float" office:value="29879.975375935435" table:formula="msoxl:=L464-L463" table:style-name="ce14">
            <text:p>29,880</text:p>
          </table:table-cell>
          <table:table-cell office:value-type="percentage" office:value="9.9999999995947775E-4" table:formula="msoxl:=M464/M46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62" table:style-name="ce22">
            <text:p>462</text:p>
          </table:table-cell>
          <table:table-cell office:value-type="float" office:value="350000" table:style-name="ce23">
            <text:p>350,000</text:p>
          </table:table-cell>
          <table:table-cell office:value-type="float" office:value="122050000" table:formula="msoxl:=S464+T463" table:style-name="ce16">
            <text:p>122,050,000</text:p>
          </table:table-cell>
          <table:table-cell office:value-type="float" office:value="0" table:formula="msoxl:=S464-S463" table:style-name="ce17">
            <text:p>0</text:p>
          </table:table-cell>
          <table:table-cell office:value-type="percentage" office:value="0" table:formula="msoxl:=(S464/S463)-1" table:style-name="ce13">
            <text:p>0.00%</text:p>
          </table:table-cell>
          <table:table-cell office:value-type="percentage" office:value="0" table:formula="msoxl:=V463-V464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64=X463,Y463,Y463+1)" table:style-name="ce23">
            <text:p>14</text:p>
          </table:table-cell>
          <table:table-cell office:value-type="float" office:value="25000" table:formula="msoxl:=S464/Y464" table:style-name="ce14">
            <text:p>25,000</text:p>
          </table:table-cell>
          <table:table-cell office:value-type="float" office:value="11710487.429237345" table:formula="msoxl:=Z464+AA463" table:style-name="ce14">
            <text:p>11,710,487</text:p>
          </table:table-cell>
          <table:table-cell office:value-type="float" office:value="25000" table:formula="msoxl:=AA464-AA463" table:style-name="ce14">
            <text:p>25,000</text:p>
          </table:table-cell>
          <table:table-cell office:value-type="percentage" office:value="0" table:formula="msoxl:=AB464/AB46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63" table:style-name="ce22">
            <text:p>463</text:p>
          </table:table-cell>
          <table:table-cell office:value-type="float" office:value="478557.68562098668" table:formula="msoxl:=C464+C464*0.001" table:style-name="ce23">
            <text:p>478,558</text:p>
          </table:table-cell>
          <table:table-cell office:value-type="float" office:value="141847451.41529536" table:formula="msoxl:=C465+D464" table:style-name="ce16">
            <text:p>141,847,451</text:p>
          </table:table-cell>
          <table:table-cell office:value-type="float" office:value="478.07960601494415" table:formula="msoxl:=C465-C464" table:style-name="ce16">
            <text:p>478</text:p>
          </table:table-cell>
          <table:table-cell office:value-type="percentage" office:value="9.9999999999988987E-4" table:formula="msoxl:=(C465/C464)-1" table:style-name="ce13">
            <text:p>0.10%</text:p>
          </table:table-cell>
          <table:table-cell office:value-type="percentage" office:value="2.2204460492503131E-16" table:formula="msoxl:=F464-F465" table:style-name="ce13">
            <text:p>0.00%</text:p>
          </table:table-cell>
          <table:table-cell office:value-type="float" office:value="10" table:formula="msoxl:=IF(I465=I464,1+H464,1)" table:style-name="ce34">
            <text:p>10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65=I464,J464,J464+1)" table:style-name="ce23">
            <text:p>16</text:p>
          </table:table-cell>
          <table:table-cell office:value-type="float" office:value="29909.855351311668" table:formula="msoxl:=C465/J465" table:style-name="ce14">
            <text:p>29,910</text:p>
          </table:table-cell>
          <table:table-cell office:value-type="float" office:value="11848477.751334779" table:formula="msoxl:=K465+L464" table:style-name="ce14">
            <text:p>11,848,478</text:p>
          </table:table-cell>
          <table:table-cell office:value-type="float" office:value="29909.855351312086" table:formula="msoxl:=L465-L464" table:style-name="ce14">
            <text:p>29,910</text:p>
          </table:table-cell>
          <table:table-cell office:value-type="percentage" office:value="1.0000000000238707E-3" table:formula="msoxl:=M465/M46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63" table:style-name="ce22">
            <text:p>463</text:p>
          </table:table-cell>
          <table:table-cell office:value-type="float" office:value="350000" table:style-name="ce23">
            <text:p>350,000</text:p>
          </table:table-cell>
          <table:table-cell office:value-type="float" office:value="122400000" table:formula="msoxl:=S465+T464" table:style-name="ce16">
            <text:p>122,400,000</text:p>
          </table:table-cell>
          <table:table-cell office:value-type="float" office:value="0" table:formula="msoxl:=S465-S464" table:style-name="ce17">
            <text:p>0</text:p>
          </table:table-cell>
          <table:table-cell office:value-type="percentage" office:value="0" table:formula="msoxl:=(S465/S464)-1" table:style-name="ce13">
            <text:p>0.00%</text:p>
          </table:table-cell>
          <table:table-cell office:value-type="percentage" office:value="0" table:formula="msoxl:=V464-V465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65=X464,Y464,Y464+1)" table:style-name="ce23">
            <text:p>14</text:p>
          </table:table-cell>
          <table:table-cell office:value-type="float" office:value="25000" table:formula="msoxl:=S465/Y465" table:style-name="ce14">
            <text:p>25,000</text:p>
          </table:table-cell>
          <table:table-cell office:value-type="float" office:value="11735487.429237345" table:formula="msoxl:=Z465+AA464" table:style-name="ce14">
            <text:p>11,735,487</text:p>
          </table:table-cell>
          <table:table-cell office:value-type="float" office:value="25000" table:formula="msoxl:=AA465-AA464" table:style-name="ce14">
            <text:p>25,000</text:p>
          </table:table-cell>
          <table:table-cell office:value-type="percentage" office:value="0" table:formula="msoxl:=AB465/AB46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64" table:style-name="ce22">
            <text:p>464</text:p>
          </table:table-cell>
          <table:table-cell office:value-type="float" office:value="479036.24330660765" table:formula="msoxl:=C465+C465*0.001" table:style-name="ce23">
            <text:p>479,036</text:p>
          </table:table-cell>
          <table:table-cell office:value-type="float" office:value="142326487.65860197" table:formula="msoxl:=C466+D465" table:style-name="ce16">
            <text:p>142,326,488</text:p>
          </table:table-cell>
          <table:table-cell office:value-type="float" office:value="478.55768562096637" table:formula="msoxl:=C466-C465" table:style-name="ce16">
            <text:p>479</text:p>
          </table:table-cell>
          <table:table-cell office:value-type="percentage" office:value="9.9999999999988987E-4" table:formula="msoxl:=(C466/C465)-1" table:style-name="ce13">
            <text:p>0.10%</text:p>
          </table:table-cell>
          <table:table-cell office:value-type="percentage" office:value="0" table:formula="msoxl:=F465-F466" table:style-name="ce13">
            <text:p>0.00%</text:p>
          </table:table-cell>
          <table:table-cell office:value-type="float" office:value="11" table:formula="msoxl:=IF(I466=I465,1+H465,1)" table:style-name="ce34">
            <text:p>11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66=I465,J465,J465+1)" table:style-name="ce23">
            <text:p>16</text:p>
          </table:table-cell>
          <table:table-cell office:value-type="float" office:value="29939.765206662978" table:formula="msoxl:=C466/J466" table:style-name="ce14">
            <text:p>29,940</text:p>
          </table:table-cell>
          <table:table-cell office:value-type="float" office:value="11878417.516541442" table:formula="msoxl:=K466+L465" table:style-name="ce14">
            <text:p>11,878,418</text:p>
          </table:table-cell>
          <table:table-cell office:value-type="float" office:value="29939.765206662938" table:formula="msoxl:=L466-L465" table:style-name="ce14">
            <text:p>29,940</text:p>
          </table:table-cell>
          <table:table-cell office:value-type="percentage" office:value="9.9999999998456879E-4" table:formula="msoxl:=M466/M46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64" table:style-name="ce22">
            <text:p>464</text:p>
          </table:table-cell>
          <table:table-cell office:value-type="float" office:value="350000" table:style-name="ce23">
            <text:p>350,000</text:p>
          </table:table-cell>
          <table:table-cell office:value-type="float" office:value="122750000" table:formula="msoxl:=S466+T465" table:style-name="ce16">
            <text:p>122,750,000</text:p>
          </table:table-cell>
          <table:table-cell office:value-type="float" office:value="0" table:formula="msoxl:=S466-S465" table:style-name="ce17">
            <text:p>0</text:p>
          </table:table-cell>
          <table:table-cell office:value-type="percentage" office:value="0" table:formula="msoxl:=(S466/S465)-1" table:style-name="ce13">
            <text:p>0.00%</text:p>
          </table:table-cell>
          <table:table-cell office:value-type="percentage" office:value="0" table:formula="msoxl:=V465-V466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66=X465,Y465,Y465+1)" table:style-name="ce23">
            <text:p>14</text:p>
          </table:table-cell>
          <table:table-cell office:value-type="float" office:value="25000" table:formula="msoxl:=S466/Y466" table:style-name="ce14">
            <text:p>25,000</text:p>
          </table:table-cell>
          <table:table-cell office:value-type="float" office:value="11760487.429237345" table:formula="msoxl:=Z466+AA465" table:style-name="ce14">
            <text:p>11,760,487</text:p>
          </table:table-cell>
          <table:table-cell office:value-type="float" office:value="25000" table:formula="msoxl:=AA466-AA465" table:style-name="ce14">
            <text:p>25,000</text:p>
          </table:table-cell>
          <table:table-cell office:value-type="percentage" office:value="0" table:formula="msoxl:=AB466/AB46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65" table:style-name="ce22">
            <text:p>465</text:p>
          </table:table-cell>
          <table:table-cell office:value-type="float" office:value="479515.27954991424" table:formula="msoxl:=C466+C466*0.001" table:style-name="ce23">
            <text:p>479,515</text:p>
          </table:table-cell>
          <table:table-cell office:value-type="float" office:value="142806002.9381519" table:formula="msoxl:=C467+D466" table:style-name="ce16">
            <text:p>142,806,003</text:p>
          </table:table-cell>
          <table:table-cell office:value-type="float" office:value="479.03624330658931" table:formula="msoxl:=C467-C466" table:style-name="ce16">
            <text:p>479</text:p>
          </table:table-cell>
          <table:table-cell office:value-type="percentage" office:value="9.9999999999988987E-4" table:formula="msoxl:=(C467/C466)-1" table:style-name="ce13">
            <text:p>0.10%</text:p>
          </table:table-cell>
          <table:table-cell office:value-type="percentage" office:value="0" table:formula="msoxl:=F466-F467" table:style-name="ce13">
            <text:p>0.00%</text:p>
          </table:table-cell>
          <table:table-cell office:value-type="float" office:value="12" table:formula="msoxl:=IF(I467=I466,1+H466,1)" table:style-name="ce34">
            <text:p>12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67=I466,J466,J466+1)" table:style-name="ce23">
            <text:p>16</text:p>
          </table:table-cell>
          <table:table-cell office:value-type="float" office:value="29969.70497186964" table:formula="msoxl:=C467/J467" table:style-name="ce14">
            <text:p>29,970</text:p>
          </table:table-cell>
          <table:table-cell office:value-type="float" office:value="11908387.221513312" table:formula="msoxl:=K467+L466" table:style-name="ce14">
            <text:p>11,908,387</text:p>
          </table:table-cell>
          <table:table-cell office:value-type="float" office:value="29969.704971870407" table:formula="msoxl:=L467-L466" table:style-name="ce14">
            <text:p>29,970</text:p>
          </table:table-cell>
          <table:table-cell office:value-type="percentage" office:value="1.0000000000269793E-3" table:formula="msoxl:=M467/M46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65" table:style-name="ce22">
            <text:p>465</text:p>
          </table:table-cell>
          <table:table-cell office:value-type="float" office:value="350000" table:style-name="ce23">
            <text:p>350,000</text:p>
          </table:table-cell>
          <table:table-cell office:value-type="float" office:value="123100000" table:formula="msoxl:=S467+T466" table:style-name="ce16">
            <text:p>123,100,000</text:p>
          </table:table-cell>
          <table:table-cell office:value-type="float" office:value="0" table:formula="msoxl:=S467-S466" table:style-name="ce17">
            <text:p>0</text:p>
          </table:table-cell>
          <table:table-cell office:value-type="percentage" office:value="0" table:formula="msoxl:=(S467/S466)-1" table:style-name="ce13">
            <text:p>0.00%</text:p>
          </table:table-cell>
          <table:table-cell office:value-type="percentage" office:value="0" table:formula="msoxl:=V466-V467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67=X466,Y466,Y466+1)" table:style-name="ce23">
            <text:p>14</text:p>
          </table:table-cell>
          <table:table-cell office:value-type="float" office:value="25000" table:formula="msoxl:=S467/Y467" table:style-name="ce14">
            <text:p>25,000</text:p>
          </table:table-cell>
          <table:table-cell office:value-type="float" office:value="11785487.429237345" table:formula="msoxl:=Z467+AA466" table:style-name="ce14">
            <text:p>11,785,487</text:p>
          </table:table-cell>
          <table:table-cell office:value-type="float" office:value="25000" table:formula="msoxl:=AA467-AA466" table:style-name="ce14">
            <text:p>25,000</text:p>
          </table:table-cell>
          <table:table-cell office:value-type="percentage" office:value="0" table:formula="msoxl:=AB467/AB46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66" table:style-name="ce22">
            <text:p>466</text:p>
          </table:table-cell>
          <table:table-cell office:value-type="float" office:value="479994.79482946417" table:formula="msoxl:=C467+C467*0.001" table:style-name="ce23">
            <text:p>479,995</text:p>
          </table:table-cell>
          <table:table-cell office:value-type="float" office:value="143285997.73298135" table:formula="msoxl:=C468+D467" table:style-name="ce16">
            <text:p>143,285,998</text:p>
          </table:table-cell>
          <table:table-cell office:value-type="float" office:value="479.51527954993071" table:formula="msoxl:=C468-C467" table:style-name="ce16">
            <text:p>480</text:p>
          </table:table-cell>
          <table:table-cell office:value-type="percentage" office:value="1.0000000000001119E-3" table:formula="msoxl:=(C468/C467)-1" table:style-name="ce13">
            <text:p>0.10%</text:p>
          </table:table-cell>
          <table:table-cell office:value-type="percentage" office:value="-2.2204460492503131E-16" table:formula="msoxl:=F467-F468" table:style-name="ce13">
            <text:p>0.00%</text:p>
          </table:table-cell>
          <table:table-cell office:value-type="float" office:value="13" table:formula="msoxl:=IF(I468=I467,1+H467,1)" table:style-name="ce34">
            <text:p>13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68=I467,J467,J467+1)" table:style-name="ce23">
            <text:p>16</text:p>
          </table:table-cell>
          <table:table-cell office:value-type="float" office:value="29999.674676841511" table:formula="msoxl:=C468/J468" table:style-name="ce14">
            <text:p>30,000</text:p>
          </table:table-cell>
          <table:table-cell office:value-type="float" office:value="11938386.896190153" table:formula="msoxl:=K468+L467" table:style-name="ce14">
            <text:p>11,938,387</text:p>
          </table:table-cell>
          <table:table-cell office:value-type="float" office:value="29999.674676841125" table:formula="msoxl:=L468-L467" table:style-name="ce14">
            <text:p>30,000</text:p>
          </table:table-cell>
          <table:table-cell office:value-type="percentage" office:value="9.9999999996147615E-4" table:formula="msoxl:=M468/M46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66" table:style-name="ce22">
            <text:p>466</text:p>
          </table:table-cell>
          <table:table-cell office:value-type="float" office:value="350000" table:style-name="ce23">
            <text:p>350,000</text:p>
          </table:table-cell>
          <table:table-cell office:value-type="float" office:value="123450000" table:formula="msoxl:=S468+T467" table:style-name="ce16">
            <text:p>123,450,000</text:p>
          </table:table-cell>
          <table:table-cell office:value-type="float" office:value="0" table:formula="msoxl:=S468-S467" table:style-name="ce17">
            <text:p>0</text:p>
          </table:table-cell>
          <table:table-cell office:value-type="percentage" office:value="0" table:formula="msoxl:=(S468/S467)-1" table:style-name="ce13">
            <text:p>0.00%</text:p>
          </table:table-cell>
          <table:table-cell office:value-type="percentage" office:value="0" table:formula="msoxl:=V467-V468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68=X467,Y467,Y467+1)" table:style-name="ce23">
            <text:p>14</text:p>
          </table:table-cell>
          <table:table-cell office:value-type="float" office:value="25000" table:formula="msoxl:=S468/Y468" table:style-name="ce14">
            <text:p>25,000</text:p>
          </table:table-cell>
          <table:table-cell office:value-type="float" office:value="11810487.429237345" table:formula="msoxl:=Z468+AA467" table:style-name="ce14">
            <text:p>11,810,487</text:p>
          </table:table-cell>
          <table:table-cell office:value-type="float" office:value="25000" table:formula="msoxl:=AA468-AA467" table:style-name="ce14">
            <text:p>25,000</text:p>
          </table:table-cell>
          <table:table-cell office:value-type="percentage" office:value="0" table:formula="msoxl:=AB468/AB46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67" table:style-name="ce22">
            <text:p>467</text:p>
          </table:table-cell>
          <table:table-cell office:value-type="float" office:value="480474.78962429363" table:formula="msoxl:=C468+C468*0.001" table:style-name="ce23">
            <text:p>480,475</text:p>
          </table:table-cell>
          <table:table-cell office:value-type="float" office:value="143766472.52260566" table:formula="msoxl:=C469+D468" table:style-name="ce16">
            <text:p>143,766,473</text:p>
          </table:table-cell>
          <table:table-cell office:value-type="float" office:value="479.99479482945753" table:formula="msoxl:=C469-C468" table:style-name="ce16">
            <text:p>480</text:p>
          </table:table-cell>
          <table:table-cell office:value-type="percentage" office:value="9.9999999999988987E-4" table:formula="msoxl:=(C469/C468)-1" table:style-name="ce13">
            <text:p>0.10%</text:p>
          </table:table-cell>
          <table:table-cell office:value-type="percentage" office:value="2.2204460492503131E-16" table:formula="msoxl:=F468-F469" table:style-name="ce13">
            <text:p>0.00%</text:p>
          </table:table-cell>
          <table:table-cell office:value-type="float" office:value="14" table:formula="msoxl:=IF(I469=I468,1+H468,1)" table:style-name="ce34">
            <text:p>14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69=I468,J468,J468+1)" table:style-name="ce23">
            <text:p>16</text:p>
          </table:table-cell>
          <table:table-cell office:value-type="float" office:value="30029.674351518352" table:formula="msoxl:=C469/J469" table:style-name="ce14">
            <text:p>30,030</text:p>
          </table:table-cell>
          <table:table-cell office:value-type="float" office:value="11968416.570541672" table:formula="msoxl:=K469+L468" table:style-name="ce14">
            <text:p>11,968,417</text:p>
          </table:table-cell>
          <table:table-cell office:value-type="float" office:value="30029.674351518974" table:formula="msoxl:=L469-L468" table:style-name="ce14">
            <text:p>30,030</text:p>
          </table:table-cell>
          <table:table-cell office:value-type="percentage" office:value="1.0000000000336406E-3" table:formula="msoxl:=M469/M46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67" table:style-name="ce22">
            <text:p>467</text:p>
          </table:table-cell>
          <table:table-cell office:value-type="float" office:value="350000" table:style-name="ce23">
            <text:p>350,000</text:p>
          </table:table-cell>
          <table:table-cell office:value-type="float" office:value="123800000" table:formula="msoxl:=S469+T468" table:style-name="ce16">
            <text:p>123,800,000</text:p>
          </table:table-cell>
          <table:table-cell office:value-type="float" office:value="0" table:formula="msoxl:=S469-S468" table:style-name="ce17">
            <text:p>0</text:p>
          </table:table-cell>
          <table:table-cell office:value-type="percentage" office:value="0" table:formula="msoxl:=(S469/S468)-1" table:style-name="ce13">
            <text:p>0.00%</text:p>
          </table:table-cell>
          <table:table-cell office:value-type="percentage" office:value="0" table:formula="msoxl:=V468-V469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69=X468,Y468,Y468+1)" table:style-name="ce23">
            <text:p>14</text:p>
          </table:table-cell>
          <table:table-cell office:value-type="float" office:value="25000" table:formula="msoxl:=S469/Y469" table:style-name="ce14">
            <text:p>25,000</text:p>
          </table:table-cell>
          <table:table-cell office:value-type="float" office:value="11835487.429237345" table:formula="msoxl:=Z469+AA468" table:style-name="ce14">
            <text:p>11,835,487</text:p>
          </table:table-cell>
          <table:table-cell office:value-type="float" office:value="25000" table:formula="msoxl:=AA469-AA468" table:style-name="ce14">
            <text:p>25,000</text:p>
          </table:table-cell>
          <table:table-cell office:value-type="percentage" office:value="0" table:formula="msoxl:=AB469/AB46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68" table:style-name="ce22">
            <text:p>468</text:p>
          </table:table-cell>
          <table:table-cell office:value-type="float" office:value="480955.2644139179" table:formula="msoxl:=C469+C469*0.001" table:style-name="ce23">
            <text:p>480,955</text:p>
          </table:table-cell>
          <table:table-cell office:value-type="float" office:value="144247427.78701958" table:formula="msoxl:=C470+D469" table:style-name="ce16">
            <text:p>144,247,428</text:p>
          </table:table-cell>
          <table:table-cell office:value-type="float" office:value="480.47478962427704" table:formula="msoxl:=C470-C469" table:style-name="ce16">
            <text:p>480</text:p>
          </table:table-cell>
          <table:table-cell office:value-type="percentage" office:value="9.9999999999988987E-4" table:formula="msoxl:=(C470/C469)-1" table:style-name="ce13">
            <text:p>0.10%</text:p>
          </table:table-cell>
          <table:table-cell office:value-type="percentage" office:value="0" table:formula="msoxl:=F469-F470" table:style-name="ce13">
            <text:p>0.00%</text:p>
          </table:table-cell>
          <table:table-cell office:value-type="float" office:value="15" table:formula="msoxl:=IF(I470=I469,1+H469,1)" table:style-name="ce34">
            <text:p>15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70=I469,J469,J469+1)" table:style-name="ce23">
            <text:p>16</text:p>
          </table:table-cell>
          <table:table-cell office:value-type="float" office:value="30059.704025869869" table:formula="msoxl:=C470/J470" table:style-name="ce14">
            <text:p>30,060</text:p>
          </table:table-cell>
          <table:table-cell office:value-type="float" office:value="11998476.274567543" table:formula="msoxl:=K470+L469" table:style-name="ce14">
            <text:p>11,998,476</text:p>
          </table:table-cell>
          <table:table-cell office:value-type="float" office:value="30059.704025870189" table:formula="msoxl:=L470-L469" table:style-name="ce14">
            <text:p>30,060</text:p>
          </table:table-cell>
          <table:table-cell office:value-type="percentage" office:value="9.9999999998989786E-4" table:formula="msoxl:=M470/M46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68" table:style-name="ce22">
            <text:p>468</text:p>
          </table:table-cell>
          <table:table-cell office:value-type="float" office:value="350000" table:style-name="ce23">
            <text:p>350,000</text:p>
          </table:table-cell>
          <table:table-cell office:value-type="float" office:value="124150000" table:formula="msoxl:=S470+T469" table:style-name="ce16">
            <text:p>124,150,000</text:p>
          </table:table-cell>
          <table:table-cell office:value-type="float" office:value="0" table:formula="msoxl:=S470-S469" table:style-name="ce17">
            <text:p>0</text:p>
          </table:table-cell>
          <table:table-cell office:value-type="percentage" office:value="0" table:formula="msoxl:=(S470/S469)-1" table:style-name="ce13">
            <text:p>0.00%</text:p>
          </table:table-cell>
          <table:table-cell office:value-type="percentage" office:value="0" table:formula="msoxl:=V469-V470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70=X469,Y469,Y469+1)" table:style-name="ce23">
            <text:p>14</text:p>
          </table:table-cell>
          <table:table-cell office:value-type="float" office:value="25000" table:formula="msoxl:=S470/Y470" table:style-name="ce14">
            <text:p>25,000</text:p>
          </table:table-cell>
          <table:table-cell office:value-type="float" office:value="11860487.429237345" table:formula="msoxl:=Z470+AA469" table:style-name="ce14">
            <text:p>11,860,487</text:p>
          </table:table-cell>
          <table:table-cell office:value-type="float" office:value="25000" table:formula="msoxl:=AA470-AA469" table:style-name="ce14">
            <text:p>25,000</text:p>
          </table:table-cell>
          <table:table-cell office:value-type="percentage" office:value="0" table:formula="msoxl:=AB470/AB46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69" table:style-name="ce22">
            <text:p>469</text:p>
          </table:table-cell>
          <table:table-cell office:value-type="float" office:value="481436.21967833181" table:formula="msoxl:=C470+C470*0.001" table:style-name="ce23">
            <text:p>481,436</text:p>
          </table:table-cell>
          <table:table-cell office:value-type="float" office:value="144728864.00669792" table:formula="msoxl:=C471+D470" table:style-name="ce16">
            <text:p>144,728,864</text:p>
          </table:table-cell>
          <table:table-cell office:value-type="float" office:value="480.95526441390393" table:formula="msoxl:=C471-C470" table:style-name="ce16">
            <text:p>481</text:p>
          </table:table-cell>
          <table:table-cell office:value-type="percentage" office:value="9.9999999999988987E-4" table:formula="msoxl:=(C471/C470)-1" table:style-name="ce13">
            <text:p>0.10%</text:p>
          </table:table-cell>
          <table:table-cell office:value-type="percentage" office:value="0" table:formula="msoxl:=F470-F471" table:style-name="ce13">
            <text:p>0.00%</text:p>
          </table:table-cell>
          <table:table-cell office:value-type="float" office:value="16" table:formula="msoxl:=IF(I471=I470,1+H470,1)" table:style-name="ce34">
            <text:p>16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71=I470,J470,J470+1)" table:style-name="ce23">
            <text:p>16</text:p>
          </table:table-cell>
          <table:table-cell office:value-type="float" office:value="30089.763729895738" table:formula="msoxl:=C471/J471" table:style-name="ce14">
            <text:p>30,090</text:p>
          </table:table-cell>
          <table:table-cell office:value-type="float" office:value="12028566.038297439" table:formula="msoxl:=K471+L470" table:style-name="ce14">
            <text:p>12,028,566</text:p>
          </table:table-cell>
          <table:table-cell office:value-type="float" office:value="30089.763729896396" table:formula="msoxl:=L471-L470" table:style-name="ce14">
            <text:p>30,090</text:p>
          </table:table-cell>
          <table:table-cell office:value-type="percentage" office:value="1.0000000000112141E-3" table:formula="msoxl:=M471/M47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69" table:style-name="ce22">
            <text:p>469</text:p>
          </table:table-cell>
          <table:table-cell office:value-type="float" office:value="350000" table:style-name="ce23">
            <text:p>350,000</text:p>
          </table:table-cell>
          <table:table-cell office:value-type="float" office:value="124500000" table:formula="msoxl:=S471+T470" table:style-name="ce16">
            <text:p>124,500,000</text:p>
          </table:table-cell>
          <table:table-cell office:value-type="float" office:value="0" table:formula="msoxl:=S471-S470" table:style-name="ce17">
            <text:p>0</text:p>
          </table:table-cell>
          <table:table-cell office:value-type="percentage" office:value="0" table:formula="msoxl:=(S471/S470)-1" table:style-name="ce13">
            <text:p>0.00%</text:p>
          </table:table-cell>
          <table:table-cell office:value-type="percentage" office:value="0" table:formula="msoxl:=V470-V471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71=X470,Y470,Y470+1)" table:style-name="ce23">
            <text:p>14</text:p>
          </table:table-cell>
          <table:table-cell office:value-type="float" office:value="25000" table:formula="msoxl:=S471/Y471" table:style-name="ce14">
            <text:p>25,000</text:p>
          </table:table-cell>
          <table:table-cell office:value-type="float" office:value="11885487.429237345" table:formula="msoxl:=Z471+AA470" table:style-name="ce14">
            <text:p>11,885,487</text:p>
          </table:table-cell>
          <table:table-cell office:value-type="float" office:value="25000" table:formula="msoxl:=AA471-AA470" table:style-name="ce14">
            <text:p>25,000</text:p>
          </table:table-cell>
          <table:table-cell office:value-type="percentage" office:value="0" table:formula="msoxl:=AB471/AB47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70" table:style-name="ce22">
            <text:p>470</text:p>
          </table:table-cell>
          <table:table-cell office:value-type="float" office:value="481917.65589801013" table:formula="msoxl:=C471+C471*0.001" table:style-name="ce23">
            <text:p>481,918</text:p>
          </table:table-cell>
          <table:table-cell office:value-type="float" office:value="145210781.66259593" table:formula="msoxl:=C472+D471" table:style-name="ce16">
            <text:p>145,210,782</text:p>
          </table:table-cell>
          <table:table-cell office:value-type="float" office:value="481.43621967831859" table:formula="msoxl:=C472-C471" table:style-name="ce16">
            <text:p>481</text:p>
          </table:table-cell>
          <table:table-cell office:value-type="percentage" office:value="9.9999999999988987E-4" table:formula="msoxl:=(C472/C471)-1" table:style-name="ce13">
            <text:p>0.10%</text:p>
          </table:table-cell>
          <table:table-cell office:value-type="percentage" office:value="0" table:formula="msoxl:=F471-F472" table:style-name="ce13">
            <text:p>0.00%</text:p>
          </table:table-cell>
          <table:table-cell office:value-type="float" office:value="17" table:formula="msoxl:=IF(I472=I471,1+H471,1)" table:style-name="ce34">
            <text:p>17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72=I471,J471,J471+1)" table:style-name="ce23">
            <text:p>16</text:p>
          </table:table-cell>
          <table:table-cell office:value-type="float" office:value="30119.853493625633" table:formula="msoxl:=C472/J472" table:style-name="ce14">
            <text:p>30,120</text:p>
          </table:table-cell>
          <table:table-cell office:value-type="float" office:value="12058685.891791064" table:formula="msoxl:=K472+L471" table:style-name="ce14">
            <text:p>12,058,686</text:p>
          </table:table-cell>
          <table:table-cell office:value-type="float" office:value="30119.853493625298" table:formula="msoxl:=L472-L471" table:style-name="ce14">
            <text:p>30,120</text:p>
          </table:table-cell>
          <table:table-cell office:value-type="percentage" office:value="9.9999999996702726E-4" table:formula="msoxl:=M472/M47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70" table:style-name="ce22">
            <text:p>470</text:p>
          </table:table-cell>
          <table:table-cell office:value-type="float" office:value="350000" table:style-name="ce23">
            <text:p>350,000</text:p>
          </table:table-cell>
          <table:table-cell office:value-type="float" office:value="124850000" table:formula="msoxl:=S472+T471" table:style-name="ce16">
            <text:p>124,850,000</text:p>
          </table:table-cell>
          <table:table-cell office:value-type="float" office:value="0" table:formula="msoxl:=S472-S471" table:style-name="ce17">
            <text:p>0</text:p>
          </table:table-cell>
          <table:table-cell office:value-type="percentage" office:value="0" table:formula="msoxl:=(S472/S471)-1" table:style-name="ce13">
            <text:p>0.00%</text:p>
          </table:table-cell>
          <table:table-cell office:value-type="percentage" office:value="0" table:formula="msoxl:=V471-V472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72=X471,Y471,Y471+1)" table:style-name="ce23">
            <text:p>14</text:p>
          </table:table-cell>
          <table:table-cell office:value-type="float" office:value="25000" table:formula="msoxl:=S472/Y472" table:style-name="ce14">
            <text:p>25,000</text:p>
          </table:table-cell>
          <table:table-cell office:value-type="float" office:value="11910487.429237345" table:formula="msoxl:=Z472+AA471" table:style-name="ce14">
            <text:p>11,910,487</text:p>
          </table:table-cell>
          <table:table-cell office:value-type="float" office:value="25000" table:formula="msoxl:=AA472-AA471" table:style-name="ce14">
            <text:p>25,000</text:p>
          </table:table-cell>
          <table:table-cell office:value-type="percentage" office:value="0" table:formula="msoxl:=AB472/AB47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71" table:style-name="ce22">
            <text:p>471</text:p>
          </table:table-cell>
          <table:table-cell office:value-type="float" office:value="482399.57355390815" table:formula="msoxl:=C472+C472*0.001" table:style-name="ce23">
            <text:p>482,400</text:p>
          </table:table-cell>
          <table:table-cell office:value-type="float" office:value="145693181.23614985" table:formula="msoxl:=C473+D472" table:style-name="ce16">
            <text:p>145,693,181</text:p>
          </table:table-cell>
          <table:table-cell office:value-type="float" office:value="481.91765589802526" table:formula="msoxl:=C473-C472" table:style-name="ce16">
            <text:p>482</text:p>
          </table:table-cell>
          <table:table-cell office:value-type="percentage" office:value="1.0000000000001119E-3" table:formula="msoxl:=(C473/C472)-1" table:style-name="ce13">
            <text:p>0.10%</text:p>
          </table:table-cell>
          <table:table-cell office:value-type="percentage" office:value="-2.2204460492503131E-16" table:formula="msoxl:=F472-F473" table:style-name="ce13">
            <text:p>0.00%</text:p>
          </table:table-cell>
          <table:table-cell office:value-type="float" office:value="18" table:formula="msoxl:=IF(I473=I472,1+H472,1)" table:style-name="ce34">
            <text:p>18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73=I472,J472,J472+1)" table:style-name="ce23">
            <text:p>16</text:p>
          </table:table-cell>
          <table:table-cell office:value-type="float" office:value="30149.973347119259" table:formula="msoxl:=C473/J473" table:style-name="ce14">
            <text:p>30,150</text:p>
          </table:table-cell>
          <table:table-cell office:value-type="float" office:value="12088835.865138184" table:formula="msoxl:=K473+L472" table:style-name="ce14">
            <text:p>12,088,836</text:p>
          </table:table-cell>
          <table:table-cell office:value-type="float" office:value="30149.973347119987" table:formula="msoxl:=L473-L472" table:style-name="ce14">
            <text:p>30,150</text:p>
          </table:table-cell>
          <table:table-cell office:value-type="percentage" office:value="1.000000000035417E-3" table:formula="msoxl:=M473/M47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71" table:style-name="ce22">
            <text:p>471</text:p>
          </table:table-cell>
          <table:table-cell office:value-type="float" office:value="350000" table:style-name="ce23">
            <text:p>350,000</text:p>
          </table:table-cell>
          <table:table-cell office:value-type="float" office:value="125200000" table:formula="msoxl:=S473+T472" table:style-name="ce16">
            <text:p>125,200,000</text:p>
          </table:table-cell>
          <table:table-cell office:value-type="float" office:value="0" table:formula="msoxl:=S473-S472" table:style-name="ce17">
            <text:p>0</text:p>
          </table:table-cell>
          <table:table-cell office:value-type="percentage" office:value="0" table:formula="msoxl:=(S473/S472)-1" table:style-name="ce13">
            <text:p>0.00%</text:p>
          </table:table-cell>
          <table:table-cell office:value-type="percentage" office:value="0" table:formula="msoxl:=V472-V473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73=X472,Y472,Y472+1)" table:style-name="ce23">
            <text:p>14</text:p>
          </table:table-cell>
          <table:table-cell office:value-type="float" office:value="25000" table:formula="msoxl:=S473/Y473" table:style-name="ce14">
            <text:p>25,000</text:p>
          </table:table-cell>
          <table:table-cell office:value-type="float" office:value="11935487.429237345" table:formula="msoxl:=Z473+AA472" table:style-name="ce14">
            <text:p>11,935,487</text:p>
          </table:table-cell>
          <table:table-cell office:value-type="float" office:value="25000" table:formula="msoxl:=AA473-AA472" table:style-name="ce14">
            <text:p>25,000</text:p>
          </table:table-cell>
          <table:table-cell office:value-type="percentage" office:value="0" table:formula="msoxl:=AB473/AB47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72" table:style-name="ce22">
            <text:p>472</text:p>
          </table:table-cell>
          <table:table-cell office:value-type="float" office:value="482881.97312746209" table:formula="msoxl:=C473+C473*0.001" table:style-name="ce23">
            <text:p>482,882</text:p>
          </table:table-cell>
          <table:table-cell office:value-type="float" office:value="146176063.2092773" table:formula="msoxl:=C474+D473" table:style-name="ce16">
            <text:p>146,176,063</text:p>
          </table:table-cell>
          <table:table-cell office:value-type="float" office:value="482.39957355393562" table:formula="msoxl:=C474-C473" table:style-name="ce16">
            <text:p>482</text:p>
          </table:table-cell>
          <table:table-cell office:value-type="percentage" office:value="1.0000000000001119E-3" table:formula="msoxl:=(C474/C473)-1" table:style-name="ce13">
            <text:p>0.10%</text:p>
          </table:table-cell>
          <table:table-cell office:value-type="percentage" office:value="0" table:formula="msoxl:=F473-F474" table:style-name="ce13">
            <text:p>0.00%</text:p>
          </table:table-cell>
          <table:table-cell office:value-type="float" office:value="19" table:formula="msoxl:=IF(I474=I473,1+H473,1)" table:style-name="ce34">
            <text:p>19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74=I473,J473,J473+1)" table:style-name="ce23">
            <text:p>16</text:p>
          </table:table-cell>
          <table:table-cell office:value-type="float" office:value="30180.12332046638" table:formula="msoxl:=C474/J474" table:style-name="ce14">
            <text:p>30,180</text:p>
          </table:table-cell>
          <table:table-cell office:value-type="float" office:value="12119015.98845865" table:formula="msoxl:=K474+L473" table:style-name="ce14">
            <text:p>12,119,016</text:p>
          </table:table-cell>
          <table:table-cell office:value-type="float" office:value="30180.123320465907" table:formula="msoxl:=L474-L473" table:style-name="ce14">
            <text:p>30,180</text:p>
          </table:table-cell>
          <table:table-cell office:value-type="percentage" office:value="9.9999999996014388E-4" table:formula="msoxl:=M474/M47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72" table:style-name="ce22">
            <text:p>472</text:p>
          </table:table-cell>
          <table:table-cell office:value-type="float" office:value="350000" table:style-name="ce23">
            <text:p>350,000</text:p>
          </table:table-cell>
          <table:table-cell office:value-type="float" office:value="125550000" table:formula="msoxl:=S474+T473" table:style-name="ce16">
            <text:p>125,550,000</text:p>
          </table:table-cell>
          <table:table-cell office:value-type="float" office:value="0" table:formula="msoxl:=S474-S473" table:style-name="ce17">
            <text:p>0</text:p>
          </table:table-cell>
          <table:table-cell office:value-type="percentage" office:value="0" table:formula="msoxl:=(S474/S473)-1" table:style-name="ce13">
            <text:p>0.00%</text:p>
          </table:table-cell>
          <table:table-cell office:value-type="percentage" office:value="0" table:formula="msoxl:=V473-V474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74=X473,Y473,Y473+1)" table:style-name="ce23">
            <text:p>14</text:p>
          </table:table-cell>
          <table:table-cell office:value-type="float" office:value="25000" table:formula="msoxl:=S474/Y474" table:style-name="ce14">
            <text:p>25,000</text:p>
          </table:table-cell>
          <table:table-cell office:value-type="float" office:value="11960487.429237345" table:formula="msoxl:=Z474+AA473" table:style-name="ce14">
            <text:p>11,960,487</text:p>
          </table:table-cell>
          <table:table-cell office:value-type="float" office:value="25000" table:formula="msoxl:=AA474-AA473" table:style-name="ce14">
            <text:p>25,000</text:p>
          </table:table-cell>
          <table:table-cell office:value-type="percentage" office:value="0" table:formula="msoxl:=AB474/AB47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73" table:style-name="ce22">
            <text:p>473</text:p>
          </table:table-cell>
          <table:table-cell office:value-type="float" office:value="483364.85510058957" table:formula="msoxl:=C474+C474*0.001" table:style-name="ce23">
            <text:p>483,365</text:p>
          </table:table-cell>
          <table:table-cell office:value-type="float" office:value="146659428.0643779" table:formula="msoxl:=C475+D474" table:style-name="ce16">
            <text:p>146,659,428</text:p>
          </table:table-cell>
          <table:table-cell office:value-type="float" office:value="482.88197312748525" table:formula="msoxl:=C475-C474" table:style-name="ce16">
            <text:p>483</text:p>
          </table:table-cell>
          <table:table-cell office:value-type="percentage" office:value="1.0000000000001119E-3" table:formula="msoxl:=(C475/C474)-1" table:style-name="ce13">
            <text:p>0.10%</text:p>
          </table:table-cell>
          <table:table-cell office:value-type="percentage" office:value="0" table:formula="msoxl:=F474-F475" table:style-name="ce13">
            <text:p>0.00%</text:p>
          </table:table-cell>
          <table:table-cell office:value-type="float" office:value="20" table:formula="msoxl:=IF(I475=I474,1+H474,1)" table:style-name="ce34">
            <text:p>20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75=I474,J474,J474+1)" table:style-name="ce23">
            <text:p>16</text:p>
          </table:table-cell>
          <table:table-cell office:value-type="float" office:value="30210.303443786848" table:formula="msoxl:=C475/J475" table:style-name="ce14">
            <text:p>30,210</text:p>
          </table:table-cell>
          <table:table-cell office:value-type="float" office:value="12149226.291902438" table:formula="msoxl:=K475+L474" table:style-name="ce14">
            <text:p>12,149,226</text:p>
          </table:table-cell>
          <table:table-cell office:value-type="float" office:value="30210.303443787619" table:formula="msoxl:=L475-L474" table:style-name="ce14">
            <text:p>30,210</text:p>
          </table:table-cell>
          <table:table-cell office:value-type="percentage" office:value="1.0000000000411902E-3" table:formula="msoxl:=M475/M47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73" table:style-name="ce22">
            <text:p>473</text:p>
          </table:table-cell>
          <table:table-cell office:value-type="float" office:value="350000" table:style-name="ce23">
            <text:p>350,000</text:p>
          </table:table-cell>
          <table:table-cell office:value-type="float" office:value="125900000" table:formula="msoxl:=S475+T474" table:style-name="ce16">
            <text:p>125,900,000</text:p>
          </table:table-cell>
          <table:table-cell office:value-type="float" office:value="0" table:formula="msoxl:=S475-S474" table:style-name="ce17">
            <text:p>0</text:p>
          </table:table-cell>
          <table:table-cell office:value-type="percentage" office:value="0" table:formula="msoxl:=(S475/S474)-1" table:style-name="ce13">
            <text:p>0.00%</text:p>
          </table:table-cell>
          <table:table-cell office:value-type="percentage" office:value="0" table:formula="msoxl:=V474-V475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75=X474,Y474,Y474+1)" table:style-name="ce23">
            <text:p>14</text:p>
          </table:table-cell>
          <table:table-cell office:value-type="float" office:value="25000" table:formula="msoxl:=S475/Y475" table:style-name="ce14">
            <text:p>25,000</text:p>
          </table:table-cell>
          <table:table-cell office:value-type="float" office:value="11985487.429237345" table:formula="msoxl:=Z475+AA474" table:style-name="ce14">
            <text:p>11,985,487</text:p>
          </table:table-cell>
          <table:table-cell office:value-type="float" office:value="25000" table:formula="msoxl:=AA475-AA474" table:style-name="ce14">
            <text:p>25,000</text:p>
          </table:table-cell>
          <table:table-cell office:value-type="percentage" office:value="0" table:formula="msoxl:=AB475/AB47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74" table:style-name="ce22">
            <text:p>474</text:p>
          </table:table-cell>
          <table:table-cell office:value-type="float" office:value="483848.21995569015" table:formula="msoxl:=C475+C475*0.001" table:style-name="ce23">
            <text:p>483,848</text:p>
          </table:table-cell>
          <table:table-cell office:value-type="float" office:value="147143276.28433359" table:formula="msoxl:=C476+D475" table:style-name="ce16">
            <text:p>147,143,276</text:p>
          </table:table-cell>
          <table:table-cell office:value-type="float" office:value="483.36485510057537" table:formula="msoxl:=C476-C475" table:style-name="ce16">
            <text:p>483</text:p>
          </table:table-cell>
          <table:table-cell office:value-type="percentage" office:value="9.9999999999988987E-4" table:formula="msoxl:=(C476/C475)-1" table:style-name="ce13">
            <text:p>0.10%</text:p>
          </table:table-cell>
          <table:table-cell office:value-type="percentage" office:value="2.2204460492503131E-16" table:formula="msoxl:=F475-F476" table:style-name="ce13">
            <text:p>0.00%</text:p>
          </table:table-cell>
          <table:table-cell office:value-type="float" office:value="21" table:formula="msoxl:=IF(I476=I475,1+H475,1)" table:style-name="ce34">
            <text:p>21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76=I475,J475,J475+1)" table:style-name="ce23">
            <text:p>16</text:p>
          </table:table-cell>
          <table:table-cell office:value-type="float" office:value="30240.513747230634" table:formula="msoxl:=C476/J476" table:style-name="ce14">
            <text:p>30,241</text:p>
          </table:table-cell>
          <table:table-cell office:value-type="float" office:value="12179466.805649668" table:formula="msoxl:=K476+L475" table:style-name="ce14">
            <text:p>12,179,467</text:p>
          </table:table-cell>
          <table:table-cell office:value-type="float" office:value="30240.513747230172" table:formula="msoxl:=L476-L475" table:style-name="ce14">
            <text:p>30,241</text:p>
          </table:table-cell>
          <table:table-cell office:value-type="percentage" office:value="9.9999999995903366E-4" table:formula="msoxl:=M476/M47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74" table:style-name="ce22">
            <text:p>474</text:p>
          </table:table-cell>
          <table:table-cell office:value-type="float" office:value="350000" table:style-name="ce23">
            <text:p>350,000</text:p>
          </table:table-cell>
          <table:table-cell office:value-type="float" office:value="126250000" table:formula="msoxl:=S476+T475" table:style-name="ce16">
            <text:p>126,250,000</text:p>
          </table:table-cell>
          <table:table-cell office:value-type="float" office:value="0" table:formula="msoxl:=S476-S475" table:style-name="ce17">
            <text:p>0</text:p>
          </table:table-cell>
          <table:table-cell office:value-type="percentage" office:value="0" table:formula="msoxl:=(S476/S475)-1" table:style-name="ce13">
            <text:p>0.00%</text:p>
          </table:table-cell>
          <table:table-cell office:value-type="percentage" office:value="0" table:formula="msoxl:=V475-V476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76=X475,Y475,Y475+1)" table:style-name="ce23">
            <text:p>14</text:p>
          </table:table-cell>
          <table:table-cell office:value-type="float" office:value="25000" table:formula="msoxl:=S476/Y476" table:style-name="ce14">
            <text:p>25,000</text:p>
          </table:table-cell>
          <table:table-cell office:value-type="float" office:value="12010487.429237345" table:formula="msoxl:=Z476+AA475" table:style-name="ce14">
            <text:p>12,010,487</text:p>
          </table:table-cell>
          <table:table-cell office:value-type="float" office:value="25000" table:formula="msoxl:=AA476-AA475" table:style-name="ce14">
            <text:p>25,000</text:p>
          </table:table-cell>
          <table:table-cell office:value-type="percentage" office:value="0" table:formula="msoxl:=AB476/AB47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75" table:style-name="ce22">
            <text:p>475</text:p>
          </table:table-cell>
          <table:table-cell office:value-type="float" office:value="484332.06817564584" table:formula="msoxl:=C476+C476*0.001" table:style-name="ce23">
            <text:p>484,332</text:p>
          </table:table-cell>
          <table:table-cell office:value-type="float" office:value="147627608.35250923" table:formula="msoxl:=C477+D476" table:style-name="ce16">
            <text:p>147,627,608</text:p>
          </table:table-cell>
          <table:table-cell office:value-type="float" office:value="483.84821995568927" table:formula="msoxl:=C477-C476" table:style-name="ce16">
            <text:p>484</text:p>
          </table:table-cell>
          <table:table-cell office:value-type="percentage" office:value="9.9999999999988987E-4" table:formula="msoxl:=(C477/C476)-1" table:style-name="ce13">
            <text:p>0.10%</text:p>
          </table:table-cell>
          <table:table-cell office:value-type="percentage" office:value="0" table:formula="msoxl:=F476-F477" table:style-name="ce13">
            <text:p>0.00%</text:p>
          </table:table-cell>
          <table:table-cell office:value-type="float" office:value="22" table:formula="msoxl:=IF(I477=I476,1+H476,1)" table:style-name="ce34">
            <text:p>22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77=I476,J476,J476+1)" table:style-name="ce23">
            <text:p>16</text:p>
          </table:table-cell>
          <table:table-cell office:value-type="float" office:value="30270.754260977865" table:formula="msoxl:=C477/J477" table:style-name="ce14">
            <text:p>30,271</text:p>
          </table:table-cell>
          <table:table-cell office:value-type="float" office:value="12209737.559910646" table:formula="msoxl:=K477+L476" table:style-name="ce14">
            <text:p>12,209,738</text:p>
          </table:table-cell>
          <table:table-cell office:value-type="float" office:value="30270.75426097773" table:formula="msoxl:=L477-L476" table:style-name="ce14">
            <text:p>30,271</text:p>
          </table:table-cell>
          <table:table-cell office:value-type="percentage" office:value="1.0000000000107701E-3" table:formula="msoxl:=M477/M47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75" table:style-name="ce22">
            <text:p>475</text:p>
          </table:table-cell>
          <table:table-cell office:value-type="float" office:value="350000" table:style-name="ce23">
            <text:p>350,000</text:p>
          </table:table-cell>
          <table:table-cell office:value-type="float" office:value="126600000" table:formula="msoxl:=S477+T476" table:style-name="ce16">
            <text:p>126,600,000</text:p>
          </table:table-cell>
          <table:table-cell office:value-type="float" office:value="0" table:formula="msoxl:=S477-S476" table:style-name="ce17">
            <text:p>0</text:p>
          </table:table-cell>
          <table:table-cell office:value-type="percentage" office:value="0" table:formula="msoxl:=(S477/S476)-1" table:style-name="ce13">
            <text:p>0.00%</text:p>
          </table:table-cell>
          <table:table-cell office:value-type="percentage" office:value="0" table:formula="msoxl:=V476-V477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77=X476,Y476,Y476+1)" table:style-name="ce23">
            <text:p>14</text:p>
          </table:table-cell>
          <table:table-cell office:value-type="float" office:value="25000" table:formula="msoxl:=S477/Y477" table:style-name="ce14">
            <text:p>25,000</text:p>
          </table:table-cell>
          <table:table-cell office:value-type="float" office:value="12035487.429237345" table:formula="msoxl:=Z477+AA476" table:style-name="ce14">
            <text:p>12,035,487</text:p>
          </table:table-cell>
          <table:table-cell office:value-type="float" office:value="25000" table:formula="msoxl:=AA477-AA476" table:style-name="ce14">
            <text:p>25,000</text:p>
          </table:table-cell>
          <table:table-cell office:value-type="percentage" office:value="0" table:formula="msoxl:=AB477/AB47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76" table:style-name="ce22">
            <text:p>476</text:p>
          </table:table-cell>
          <table:table-cell office:value-type="float" office:value="484816.4002438215" table:formula="msoxl:=C477+C477*0.001" table:style-name="ce23">
            <text:p>484,816</text:p>
          </table:table-cell>
          <table:table-cell office:value-type="float" office:value="148112424.75275305" table:formula="msoxl:=C478+D477" table:style-name="ce16">
            <text:p>148,112,425</text:p>
          </table:table-cell>
          <table:table-cell office:value-type="float" office:value="484.33206817565951" table:formula="msoxl:=C478-C477" table:style-name="ce16">
            <text:p>484</text:p>
          </table:table-cell>
          <table:table-cell office:value-type="percentage" office:value="1.0000000000001119E-3" table:formula="msoxl:=(C478/C477)-1" table:style-name="ce13">
            <text:p>0.10%</text:p>
          </table:table-cell>
          <table:table-cell office:value-type="percentage" office:value="-2.2204460492503131E-16" table:formula="msoxl:=F477-F478" table:style-name="ce13">
            <text:p>0.00%</text:p>
          </table:table-cell>
          <table:table-cell office:value-type="float" office:value="23" table:formula="msoxl:=IF(I478=I477,1+H477,1)" table:style-name="ce34">
            <text:p>23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78=I477,J477,J477+1)" table:style-name="ce23">
            <text:p>16</text:p>
          </table:table-cell>
          <table:table-cell office:value-type="float" office:value="30301.025015238843" table:formula="msoxl:=C478/J478" table:style-name="ce14">
            <text:p>30,301</text:p>
          </table:table-cell>
          <table:table-cell office:value-type="float" office:value="12240038.584925884" table:formula="msoxl:=K478+L477" table:style-name="ce14">
            <text:p>12,240,039</text:p>
          </table:table-cell>
          <table:table-cell office:value-type="float" office:value="30301.025015238672" table:formula="msoxl:=L478-L477" table:style-name="ce14">
            <text:p>30,301</text:p>
          </table:table-cell>
          <table:table-cell office:value-type="percentage" office:value="9.9999999999877964E-4" table:formula="msoxl:=M478/M47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76" table:style-name="ce22">
            <text:p>476</text:p>
          </table:table-cell>
          <table:table-cell office:value-type="float" office:value="350000" table:style-name="ce23">
            <text:p>350,000</text:p>
          </table:table-cell>
          <table:table-cell office:value-type="float" office:value="126950000" table:formula="msoxl:=S478+T477" table:style-name="ce16">
            <text:p>126,950,000</text:p>
          </table:table-cell>
          <table:table-cell office:value-type="float" office:value="0" table:formula="msoxl:=S478-S477" table:style-name="ce17">
            <text:p>0</text:p>
          </table:table-cell>
          <table:table-cell office:value-type="percentage" office:value="0" table:formula="msoxl:=(S478/S477)-1" table:style-name="ce13">
            <text:p>0.00%</text:p>
          </table:table-cell>
          <table:table-cell office:value-type="percentage" office:value="0" table:formula="msoxl:=V477-V478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78=X477,Y477,Y477+1)" table:style-name="ce23">
            <text:p>14</text:p>
          </table:table-cell>
          <table:table-cell office:value-type="float" office:value="25000" table:formula="msoxl:=S478/Y478" table:style-name="ce14">
            <text:p>25,000</text:p>
          </table:table-cell>
          <table:table-cell office:value-type="float" office:value="12060487.429237345" table:formula="msoxl:=Z478+AA477" table:style-name="ce14">
            <text:p>12,060,487</text:p>
          </table:table-cell>
          <table:table-cell office:value-type="float" office:value="25000" table:formula="msoxl:=AA478-AA477" table:style-name="ce14">
            <text:p>25,000</text:p>
          </table:table-cell>
          <table:table-cell office:value-type="percentage" office:value="0" table:formula="msoxl:=AB478/AB47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77" table:style-name="ce22">
            <text:p>477</text:p>
          </table:table-cell>
          <table:table-cell office:value-type="float" office:value="485301.21664406534" table:formula="msoxl:=C478+C478*0.001" table:style-name="ce23">
            <text:p>485,301</text:p>
          </table:table-cell>
          <table:table-cell office:value-type="float" office:value="148597725.96939713" table:formula="msoxl:=C479+D478" table:style-name="ce16">
            <text:p>148,597,726</text:p>
          </table:table-cell>
          <table:table-cell office:value-type="float" office:value="484.81640024384251" table:formula="msoxl:=C479-C478" table:style-name="ce16">
            <text:p>485</text:p>
          </table:table-cell>
          <table:table-cell office:value-type="percentage" office:value="1.0000000000001119E-3" table:formula="msoxl:=(C479/C478)-1" table:style-name="ce13">
            <text:p>0.10%</text:p>
          </table:table-cell>
          <table:table-cell office:value-type="percentage" office:value="0" table:formula="msoxl:=F478-F479" table:style-name="ce13">
            <text:p>0.00%</text:p>
          </table:table-cell>
          <table:table-cell office:value-type="float" office:value="24" table:formula="msoxl:=IF(I479=I478,1+H478,1)" table:style-name="ce34">
            <text:p>24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79=I478,J478,J478+1)" table:style-name="ce23">
            <text:p>16</text:p>
          </table:table-cell>
          <table:table-cell office:value-type="float" office:value="30331.326040254084" table:formula="msoxl:=C479/J479" table:style-name="ce14">
            <text:p>30,331</text:p>
          </table:table-cell>
          <table:table-cell office:value-type="float" office:value="12270369.910966139" table:formula="msoxl:=K479+L478" table:style-name="ce14">
            <text:p>12,270,370</text:p>
          </table:table-cell>
          <table:table-cell office:value-type="float" office:value="30331.326040254906" table:formula="msoxl:=L479-L478" table:style-name="ce14">
            <text:p>30,331</text:p>
          </table:table-cell>
          <table:table-cell office:value-type="percentage" office:value="1.0000000000327525E-3" table:formula="msoxl:=M479/M47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77" table:style-name="ce22">
            <text:p>477</text:p>
          </table:table-cell>
          <table:table-cell office:value-type="float" office:value="350000" table:style-name="ce23">
            <text:p>350,000</text:p>
          </table:table-cell>
          <table:table-cell office:value-type="float" office:value="127300000" table:formula="msoxl:=S479+T478" table:style-name="ce16">
            <text:p>127,300,000</text:p>
          </table:table-cell>
          <table:table-cell office:value-type="float" office:value="0" table:formula="msoxl:=S479-S478" table:style-name="ce17">
            <text:p>0</text:p>
          </table:table-cell>
          <table:table-cell office:value-type="percentage" office:value="0" table:formula="msoxl:=(S479/S478)-1" table:style-name="ce13">
            <text:p>0.00%</text:p>
          </table:table-cell>
          <table:table-cell office:value-type="percentage" office:value="0" table:formula="msoxl:=V478-V479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79=X478,Y478,Y478+1)" table:style-name="ce23">
            <text:p>14</text:p>
          </table:table-cell>
          <table:table-cell office:value-type="float" office:value="25000" table:formula="msoxl:=S479/Y479" table:style-name="ce14">
            <text:p>25,000</text:p>
          </table:table-cell>
          <table:table-cell office:value-type="float" office:value="12085487.429237345" table:formula="msoxl:=Z479+AA478" table:style-name="ce14">
            <text:p>12,085,487</text:p>
          </table:table-cell>
          <table:table-cell office:value-type="float" office:value="25000" table:formula="msoxl:=AA479-AA478" table:style-name="ce14">
            <text:p>25,000</text:p>
          </table:table-cell>
          <table:table-cell office:value-type="percentage" office:value="0" table:formula="msoxl:=AB479/AB47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78" table:style-name="ce22">
            <text:p>478</text:p>
          </table:table-cell>
          <table:table-cell office:value-type="float" office:value="485786.5178607094" table:formula="msoxl:=C479+C479*0.001" table:style-name="ce23">
            <text:p>485,787</text:p>
          </table:table-cell>
          <table:table-cell office:value-type="float" office:value="149083512.48725784" table:formula="msoxl:=C480+D479" table:style-name="ce16">
            <text:p>149,083,512</text:p>
          </table:table-cell>
          <table:table-cell office:value-type="float" office:value="485.30121664406033" table:formula="msoxl:=C480-C479" table:style-name="ce16">
            <text:p>485</text:p>
          </table:table-cell>
          <table:table-cell office:value-type="percentage" office:value="9.9999999999988987E-4" table:formula="msoxl:=(C480/C479)-1" table:style-name="ce13">
            <text:p>0.10%</text:p>
          </table:table-cell>
          <table:table-cell office:value-type="percentage" office:value="2.2204460492503131E-16" table:formula="msoxl:=F479-F480" table:style-name="ce13">
            <text:p>0.00%</text:p>
          </table:table-cell>
          <table:table-cell office:value-type="float" office:value="25" table:formula="msoxl:=IF(I480=I479,1+H479,1)" table:style-name="ce34">
            <text:p>25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80=I479,J479,J479+1)" table:style-name="ce23">
            <text:p>16</text:p>
          </table:table-cell>
          <table:table-cell office:value-type="float" office:value="30361.657366294337" table:formula="msoxl:=C480/J480" table:style-name="ce14">
            <text:p>30,362</text:p>
          </table:table-cell>
          <table:table-cell office:value-type="float" office:value="12300731.568332434" table:formula="msoxl:=K480+L479" table:style-name="ce14">
            <text:p>12,300,732</text:p>
          </table:table-cell>
          <table:table-cell office:value-type="float" office:value="30361.657366294414" table:formula="msoxl:=L480-L479" table:style-name="ce14">
            <text:p>30,362</text:p>
          </table:table-cell>
          <table:table-cell office:value-type="percentage" office:value="9.9999999997546496E-4" table:formula="msoxl:=M480/M47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78" table:style-name="ce22">
            <text:p>478</text:p>
          </table:table-cell>
          <table:table-cell office:value-type="float" office:value="350000" table:style-name="ce23">
            <text:p>350,000</text:p>
          </table:table-cell>
          <table:table-cell office:value-type="float" office:value="127650000" table:formula="msoxl:=S480+T479" table:style-name="ce16">
            <text:p>127,650,000</text:p>
          </table:table-cell>
          <table:table-cell office:value-type="float" office:value="0" table:formula="msoxl:=S480-S479" table:style-name="ce17">
            <text:p>0</text:p>
          </table:table-cell>
          <table:table-cell office:value-type="percentage" office:value="0" table:formula="msoxl:=(S480/S479)-1" table:style-name="ce13">
            <text:p>0.00%</text:p>
          </table:table-cell>
          <table:table-cell office:value-type="percentage" office:value="0" table:formula="msoxl:=V479-V480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80=X479,Y479,Y479+1)" table:style-name="ce23">
            <text:p>14</text:p>
          </table:table-cell>
          <table:table-cell office:value-type="float" office:value="25000" table:formula="msoxl:=S480/Y480" table:style-name="ce14">
            <text:p>25,000</text:p>
          </table:table-cell>
          <table:table-cell office:value-type="float" office:value="12110487.429237345" table:formula="msoxl:=Z480+AA479" table:style-name="ce14">
            <text:p>12,110,487</text:p>
          </table:table-cell>
          <table:table-cell office:value-type="float" office:value="25000" table:formula="msoxl:=AA480-AA479" table:style-name="ce14">
            <text:p>25,000</text:p>
          </table:table-cell>
          <table:table-cell office:value-type="percentage" office:value="0" table:formula="msoxl:=AB480/AB47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79" table:style-name="ce22">
            <text:p>479</text:p>
          </table:table-cell>
          <table:table-cell office:value-type="float" office:value="486272.30437857012" table:formula="msoxl:=C480+C480*0.001" table:style-name="ce23">
            <text:p>486,272</text:p>
          </table:table-cell>
          <table:table-cell office:value-type="float" office:value="149569784.79163641" table:formula="msoxl:=C481+D480" table:style-name="ce16">
            <text:p>149,569,785</text:p>
          </table:table-cell>
          <table:table-cell office:value-type="float" office:value="485.78651786071714" table:formula="msoxl:=C481-C480" table:style-name="ce16">
            <text:p>486</text:p>
          </table:table-cell>
          <table:table-cell office:value-type="percentage" office:value="1.0000000000001119E-3" table:formula="msoxl:=(C481/C480)-1" table:style-name="ce13">
            <text:p>0.10%</text:p>
          </table:table-cell>
          <table:table-cell office:value-type="percentage" office:value="-2.2204460492503131E-16" table:formula="msoxl:=F480-F481" table:style-name="ce13">
            <text:p>0.00%</text:p>
          </table:table-cell>
          <table:table-cell office:value-type="float" office:value="26" table:formula="msoxl:=IF(I481=I480,1+H480,1)" table:style-name="ce34">
            <text:p>26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81=I480,J480,J480+1)" table:style-name="ce23">
            <text:p>16</text:p>
          </table:table-cell>
          <table:table-cell office:value-type="float" office:value="30392.019023660632" table:formula="msoxl:=C481/J481" table:style-name="ce14">
            <text:p>30,392</text:p>
          </table:table-cell>
          <table:table-cell office:value-type="float" office:value="12331123.587356094" table:formula="msoxl:=K481+L480" table:style-name="ce14">
            <text:p>12,331,124</text:p>
          </table:table-cell>
          <table:table-cell office:value-type="float" office:value="30392.01902366057" table:formula="msoxl:=L481-L480" table:style-name="ce14">
            <text:p>30,392</text:p>
          </table:table-cell>
          <table:table-cell office:value-type="percentage" office:value="9.9999999999544897E-4" table:formula="msoxl:=M481/M48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79" table:style-name="ce22">
            <text:p>479</text:p>
          </table:table-cell>
          <table:table-cell office:value-type="float" office:value="350000" table:style-name="ce23">
            <text:p>350,000</text:p>
          </table:table-cell>
          <table:table-cell office:value-type="float" office:value="128000000" table:formula="msoxl:=S481+T480" table:style-name="ce16">
            <text:p>128,000,000</text:p>
          </table:table-cell>
          <table:table-cell office:value-type="float" office:value="0" table:formula="msoxl:=S481-S480" table:style-name="ce17">
            <text:p>0</text:p>
          </table:table-cell>
          <table:table-cell office:value-type="percentage" office:value="0" table:formula="msoxl:=(S481/S480)-1" table:style-name="ce13">
            <text:p>0.00%</text:p>
          </table:table-cell>
          <table:table-cell office:value-type="percentage" office:value="0" table:formula="msoxl:=V480-V481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81=X480,Y480,Y480+1)" table:style-name="ce23">
            <text:p>14</text:p>
          </table:table-cell>
          <table:table-cell office:value-type="float" office:value="25000" table:formula="msoxl:=S481/Y481" table:style-name="ce14">
            <text:p>25,000</text:p>
          </table:table-cell>
          <table:table-cell office:value-type="float" office:value="12135487.429237345" table:formula="msoxl:=Z481+AA480" table:style-name="ce14">
            <text:p>12,135,487</text:p>
          </table:table-cell>
          <table:table-cell office:value-type="float" office:value="25000" table:formula="msoxl:=AA481-AA480" table:style-name="ce14">
            <text:p>25,000</text:p>
          </table:table-cell>
          <table:table-cell office:value-type="percentage" office:value="0" table:formula="msoxl:=AB481/AB48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80" table:style-name="ce22">
            <text:p>480</text:p>
          </table:table-cell>
          <table:table-cell office:value-type="float" office:value="486758.57668294868" table:formula="msoxl:=C481+C481*0.001" table:style-name="ce23">
            <text:p>486,759</text:p>
          </table:table-cell>
          <table:table-cell office:value-type="float" office:value="150056543.36831936" table:formula="msoxl:=C482+D481" table:style-name="ce16">
            <text:p>150,056,543</text:p>
          </table:table-cell>
          <table:table-cell office:value-type="float" office:value="486.27230437856633" table:formula="msoxl:=C482-C481" table:style-name="ce16">
            <text:p>486</text:p>
          </table:table-cell>
          <table:table-cell office:value-type="percentage" office:value="9.9999999999988987E-4" table:formula="msoxl:=(C482/C481)-1" table:style-name="ce13">
            <text:p>0.10%</text:p>
          </table:table-cell>
          <table:table-cell office:value-type="percentage" office:value="2.2204460492503131E-16" table:formula="msoxl:=F481-F482" table:style-name="ce13">
            <text:p>0.00%</text:p>
          </table:table-cell>
          <table:table-cell office:value-type="float" office:value="27" table:formula="msoxl:=IF(I482=I481,1+H481,1)" table:style-name="ce34">
            <text:p>27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82=I481,J481,J481+1)" table:style-name="ce23">
            <text:p>16</text:p>
          </table:table-cell>
          <table:table-cell office:value-type="float" office:value="30422.411042684293" table:formula="msoxl:=C482/J482" table:style-name="ce14">
            <text:p>30,422</text:p>
          </table:table-cell>
          <table:table-cell office:value-type="float" office:value="12361545.998398779" table:formula="msoxl:=K482+L481" table:style-name="ce14">
            <text:p>12,361,546</text:p>
          </table:table-cell>
          <table:table-cell office:value-type="float" office:value="30422.411042684689" table:formula="msoxl:=L482-L481" table:style-name="ce14">
            <text:p>30,422</text:p>
          </table:table-cell>
          <table:table-cell office:value-type="percentage" office:value="1.0000000000149889E-3" table:formula="msoxl:=M482/M48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80" table:style-name="ce22">
            <text:p>480</text:p>
          </table:table-cell>
          <table:table-cell office:value-type="float" office:value="350000" table:style-name="ce23">
            <text:p>350,000</text:p>
          </table:table-cell>
          <table:table-cell office:value-type="float" office:value="128350000" table:formula="msoxl:=S482+T481" table:style-name="ce16">
            <text:p>128,350,000</text:p>
          </table:table-cell>
          <table:table-cell office:value-type="float" office:value="0" table:formula="msoxl:=S482-S481" table:style-name="ce17">
            <text:p>0</text:p>
          </table:table-cell>
          <table:table-cell office:value-type="percentage" office:value="0" table:formula="msoxl:=(S482/S481)-1" table:style-name="ce13">
            <text:p>0.00%</text:p>
          </table:table-cell>
          <table:table-cell office:value-type="percentage" office:value="0" table:formula="msoxl:=V481-V482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82=X481,Y481,Y481+1)" table:style-name="ce23">
            <text:p>14</text:p>
          </table:table-cell>
          <table:table-cell office:value-type="float" office:value="25000" table:formula="msoxl:=S482/Y482" table:style-name="ce14">
            <text:p>25,000</text:p>
          </table:table-cell>
          <table:table-cell office:value-type="float" office:value="12160487.429237345" table:formula="msoxl:=Z482+AA481" table:style-name="ce14">
            <text:p>12,160,487</text:p>
          </table:table-cell>
          <table:table-cell office:value-type="float" office:value="25000" table:formula="msoxl:=AA482-AA481" table:style-name="ce14">
            <text:p>25,000</text:p>
          </table:table-cell>
          <table:table-cell office:value-type="percentage" office:value="0" table:formula="msoxl:=AB482/AB48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81" table:style-name="ce22">
            <text:p>481</text:p>
          </table:table-cell>
          <table:table-cell office:value-type="float" office:value="487245.33525963163" table:formula="msoxl:=C482+C482*0.001" table:style-name="ce23">
            <text:p>487,245</text:p>
          </table:table-cell>
          <table:table-cell office:value-type="float" office:value="150543788.70357901" table:formula="msoxl:=C483+D482" table:style-name="ce16">
            <text:p>150,543,789</text:p>
          </table:table-cell>
          <table:table-cell office:value-type="float" office:value="486.75857668294339" table:formula="msoxl:=C483-C482" table:style-name="ce16">
            <text:p>487</text:p>
          </table:table-cell>
          <table:table-cell office:value-type="percentage" office:value="9.9999999999988987E-4" table:formula="msoxl:=(C483/C482)-1" table:style-name="ce13">
            <text:p>0.10%</text:p>
          </table:table-cell>
          <table:table-cell office:value-type="percentage" office:value="0" table:formula="msoxl:=F482-F483" table:style-name="ce13">
            <text:p>0.00%</text:p>
          </table:table-cell>
          <table:table-cell office:value-type="float" office:value="28" table:formula="msoxl:=IF(I483=I482,1+H482,1)" table:style-name="ce34">
            <text:p>28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83=I482,J482,J482+1)" table:style-name="ce23">
            <text:p>16</text:p>
          </table:table-cell>
          <table:table-cell office:value-type="float" office:value="30452.833453726977" table:formula="msoxl:=C483/J483" table:style-name="ce14">
            <text:p>30,453</text:p>
          </table:table-cell>
          <table:table-cell office:value-type="float" office:value="12391998.831852507" table:formula="msoxl:=K483+L482" table:style-name="ce14">
            <text:p>12,391,999</text:p>
          </table:table-cell>
          <table:table-cell office:value-type="float" office:value="30452.833453727886" table:formula="msoxl:=L483-L482" table:style-name="ce14">
            <text:p>30,453</text:p>
          </table:table-cell>
          <table:table-cell office:value-type="percentage" office:value="1.0000000000167653E-3" table:formula="msoxl:=M483/M48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81" table:style-name="ce22">
            <text:p>481</text:p>
          </table:table-cell>
          <table:table-cell office:value-type="float" office:value="350000" table:style-name="ce23">
            <text:p>350,000</text:p>
          </table:table-cell>
          <table:table-cell office:value-type="float" office:value="128700000" table:formula="msoxl:=S483+T482" table:style-name="ce16">
            <text:p>128,700,000</text:p>
          </table:table-cell>
          <table:table-cell office:value-type="float" office:value="0" table:formula="msoxl:=S483-S482" table:style-name="ce17">
            <text:p>0</text:p>
          </table:table-cell>
          <table:table-cell office:value-type="percentage" office:value="0" table:formula="msoxl:=(S483/S482)-1" table:style-name="ce13">
            <text:p>0.00%</text:p>
          </table:table-cell>
          <table:table-cell office:value-type="percentage" office:value="0" table:formula="msoxl:=V482-V483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83=X482,Y482,Y482+1)" table:style-name="ce23">
            <text:p>14</text:p>
          </table:table-cell>
          <table:table-cell office:value-type="float" office:value="25000" table:formula="msoxl:=S483/Y483" table:style-name="ce14">
            <text:p>25,000</text:p>
          </table:table-cell>
          <table:table-cell office:value-type="float" office:value="12185487.429237345" table:formula="msoxl:=Z483+AA482" table:style-name="ce14">
            <text:p>12,185,487</text:p>
          </table:table-cell>
          <table:table-cell office:value-type="float" office:value="25000" table:formula="msoxl:=AA483-AA482" table:style-name="ce14">
            <text:p>25,000</text:p>
          </table:table-cell>
          <table:table-cell office:value-type="percentage" office:value="0" table:formula="msoxl:=AB483/AB48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82" table:style-name="ce22">
            <text:p>482</text:p>
          </table:table-cell>
          <table:table-cell office:value-type="float" office:value="487732.58059489127" table:formula="msoxl:=C483+C483*0.001" table:style-name="ce23">
            <text:p>487,733</text:p>
          </table:table-cell>
          <table:table-cell office:value-type="float" office:value="151031521.28417391" table:formula="msoxl:=C484+D483" table:style-name="ce16">
            <text:p>151,031,521</text:p>
          </table:table-cell>
          <table:table-cell office:value-type="float" office:value="487.24533525964944" table:formula="msoxl:=C484-C483" table:style-name="ce16">
            <text:p>487</text:p>
          </table:table-cell>
          <table:table-cell office:value-type="percentage" office:value="1.0000000000001119E-3" table:formula="msoxl:=(C484/C483)-1" table:style-name="ce13">
            <text:p>0.10%</text:p>
          </table:table-cell>
          <table:table-cell office:value-type="percentage" office:value="-2.2204460492503131E-16" table:formula="msoxl:=F483-F484" table:style-name="ce13">
            <text:p>0.00%</text:p>
          </table:table-cell>
          <table:table-cell office:value-type="float" office:value="29" table:formula="msoxl:=IF(I484=I483,1+H483,1)" table:style-name="ce34">
            <text:p>29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84=I483,J483,J483+1)" table:style-name="ce23">
            <text:p>16</text:p>
          </table:table-cell>
          <table:table-cell office:value-type="float" office:value="30483.286287180705" table:formula="msoxl:=C484/J484" table:style-name="ce14">
            <text:p>30,483</text:p>
          </table:table-cell>
          <table:table-cell office:value-type="float" office:value="12422482.118139688" table:formula="msoxl:=K484+L483" table:style-name="ce14">
            <text:p>12,422,482</text:p>
          </table:table-cell>
          <table:table-cell office:value-type="float" office:value="30483.286287181079" table:formula="msoxl:=L484-L483" table:style-name="ce14">
            <text:p>30,483</text:p>
          </table:table-cell>
          <table:table-cell office:value-type="percentage" office:value="9.9999999998234834E-4" table:formula="msoxl:=M484/M48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82" table:style-name="ce22">
            <text:p>482</text:p>
          </table:table-cell>
          <table:table-cell office:value-type="float" office:value="350000" table:style-name="ce23">
            <text:p>350,000</text:p>
          </table:table-cell>
          <table:table-cell office:value-type="float" office:value="129050000" table:formula="msoxl:=S484+T483" table:style-name="ce16">
            <text:p>129,050,000</text:p>
          </table:table-cell>
          <table:table-cell office:value-type="float" office:value="0" table:formula="msoxl:=S484-S483" table:style-name="ce17">
            <text:p>0</text:p>
          </table:table-cell>
          <table:table-cell office:value-type="percentage" office:value="0" table:formula="msoxl:=(S484/S483)-1" table:style-name="ce13">
            <text:p>0.00%</text:p>
          </table:table-cell>
          <table:table-cell office:value-type="percentage" office:value="0" table:formula="msoxl:=V483-V484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84=X483,Y483,Y483+1)" table:style-name="ce23">
            <text:p>14</text:p>
          </table:table-cell>
          <table:table-cell office:value-type="float" office:value="25000" table:formula="msoxl:=S484/Y484" table:style-name="ce14">
            <text:p>25,000</text:p>
          </table:table-cell>
          <table:table-cell office:value-type="float" office:value="12210487.429237345" table:formula="msoxl:=Z484+AA483" table:style-name="ce14">
            <text:p>12,210,487</text:p>
          </table:table-cell>
          <table:table-cell office:value-type="float" office:value="25000" table:formula="msoxl:=AA484-AA483" table:style-name="ce14">
            <text:p>25,000</text:p>
          </table:table-cell>
          <table:table-cell office:value-type="percentage" office:value="0" table:formula="msoxl:=AB484/AB48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83" table:style-name="ce22">
            <text:p>483</text:p>
          </table:table-cell>
          <table:table-cell office:value-type="float" office:value="488220.31317548617" table:formula="msoxl:=C484+C484*0.001" table:style-name="ce23">
            <text:p>488,220</text:p>
          </table:table-cell>
          <table:table-cell office:value-type="float" office:value="151519741.59734941" table:formula="msoxl:=C485+D484" table:style-name="ce16">
            <text:p>151,519,742</text:p>
          </table:table-cell>
          <table:table-cell office:value-type="float" office:value="487.73258059489308" table:formula="msoxl:=C485-C484" table:style-name="ce16">
            <text:p>488</text:p>
          </table:table-cell>
          <table:table-cell office:value-type="percentage" office:value="1.0000000000001119E-3" table:formula="msoxl:=(C485/C484)-1" table:style-name="ce13">
            <text:p>0.10%</text:p>
          </table:table-cell>
          <table:table-cell office:value-type="percentage" office:value="0" table:formula="msoxl:=F484-F485" table:style-name="ce13">
            <text:p>0.00%</text:p>
          </table:table-cell>
          <table:table-cell office:value-type="float" office:value="30" table:formula="msoxl:=IF(I485=I484,1+H484,1)" table:style-name="ce34">
            <text:p>30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85=I484,J484,J484+1)" table:style-name="ce23">
            <text:p>16</text:p>
          </table:table-cell>
          <table:table-cell office:value-type="float" office:value="30513.769573467885" table:formula="msoxl:=C485/J485" table:style-name="ce14">
            <text:p>30,514</text:p>
          </table:table-cell>
          <table:table-cell office:value-type="float" office:value="12452995.887713157" table:formula="msoxl:=K485+L484" table:style-name="ce14">
            <text:p>12,452,996</text:p>
          </table:table-cell>
          <table:table-cell office:value-type="float" office:value="30513.769573468715" table:formula="msoxl:=L485-L484" table:style-name="ce14">
            <text:p>30,514</text:p>
          </table:table-cell>
          <table:table-cell office:value-type="percentage" office:value="1.0000000000149889E-3" table:formula="msoxl:=M485/M48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83" table:style-name="ce22">
            <text:p>483</text:p>
          </table:table-cell>
          <table:table-cell office:value-type="float" office:value="350000" table:style-name="ce23">
            <text:p>350,000</text:p>
          </table:table-cell>
          <table:table-cell office:value-type="float" office:value="129400000" table:formula="msoxl:=S485+T484" table:style-name="ce16">
            <text:p>129,400,000</text:p>
          </table:table-cell>
          <table:table-cell office:value-type="float" office:value="0" table:formula="msoxl:=S485-S484" table:style-name="ce17">
            <text:p>0</text:p>
          </table:table-cell>
          <table:table-cell office:value-type="percentage" office:value="0" table:formula="msoxl:=(S485/S484)-1" table:style-name="ce13">
            <text:p>0.00%</text:p>
          </table:table-cell>
          <table:table-cell office:value-type="percentage" office:value="0" table:formula="msoxl:=V484-V485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85=X484,Y484,Y484+1)" table:style-name="ce23">
            <text:p>14</text:p>
          </table:table-cell>
          <table:table-cell office:value-type="float" office:value="25000" table:formula="msoxl:=S485/Y485" table:style-name="ce14">
            <text:p>25,000</text:p>
          </table:table-cell>
          <table:table-cell office:value-type="float" office:value="12235487.429237345" table:formula="msoxl:=Z485+AA484" table:style-name="ce14">
            <text:p>12,235,487</text:p>
          </table:table-cell>
          <table:table-cell office:value-type="float" office:value="25000" table:formula="msoxl:=AA485-AA484" table:style-name="ce14">
            <text:p>25,000</text:p>
          </table:table-cell>
          <table:table-cell office:value-type="percentage" office:value="0" table:formula="msoxl:=AB485/AB48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84" table:style-name="ce22">
            <text:p>484</text:p>
          </table:table-cell>
          <table:table-cell office:value-type="float" office:value="488708.53348866163" table:formula="msoxl:=C485+C485*0.001" table:style-name="ce23">
            <text:p>488,709</text:p>
          </table:table-cell>
          <table:table-cell office:value-type="float" office:value="152008450.13083807" table:formula="msoxl:=C486+D485" table:style-name="ce16">
            <text:p>152,008,450</text:p>
          </table:table-cell>
          <table:table-cell office:value-type="float" office:value="488.22031317546498" table:formula="msoxl:=C486-C485" table:style-name="ce16">
            <text:p>488</text:p>
          </table:table-cell>
          <table:table-cell office:value-type="percentage" office:value="9.9999999999988987E-4" table:formula="msoxl:=(C486/C485)-1" table:style-name="ce13">
            <text:p>0.10%</text:p>
          </table:table-cell>
          <table:table-cell office:value-type="percentage" office:value="2.2204460492503131E-16" table:formula="msoxl:=F485-F486" table:style-name="ce13">
            <text:p>0.00%</text:p>
          </table:table-cell>
          <table:table-cell office:value-type="float" office:value="31" table:formula="msoxl:=IF(I486=I485,1+H485,1)" table:style-name="ce34">
            <text:p>31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86=I485,J485,J485+1)" table:style-name="ce23">
            <text:p>16</text:p>
          </table:table-cell>
          <table:table-cell office:value-type="float" office:value="30544.283343041352" table:formula="msoxl:=C486/J486" table:style-name="ce14">
            <text:p>30,544</text:p>
          </table:table-cell>
          <table:table-cell office:value-type="float" office:value="12483540.171056198" table:formula="msoxl:=K486+L485" table:style-name="ce14">
            <text:p>12,483,540</text:p>
          </table:table-cell>
          <table:table-cell office:value-type="float" office:value="30544.283343041316" table:formula="msoxl:=L486-L485" table:style-name="ce14">
            <text:p>30,544</text:p>
          </table:table-cell>
          <table:table-cell office:value-type="percentage" office:value="9.9999999997146816E-4" table:formula="msoxl:=M486/M48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84" table:style-name="ce22">
            <text:p>484</text:p>
          </table:table-cell>
          <table:table-cell office:value-type="float" office:value="350000" table:style-name="ce23">
            <text:p>350,000</text:p>
          </table:table-cell>
          <table:table-cell office:value-type="float" office:value="129750000" table:formula="msoxl:=S486+T485" table:style-name="ce16">
            <text:p>129,750,000</text:p>
          </table:table-cell>
          <table:table-cell office:value-type="float" office:value="0" table:formula="msoxl:=S486-S485" table:style-name="ce17">
            <text:p>0</text:p>
          </table:table-cell>
          <table:table-cell office:value-type="percentage" office:value="0" table:formula="msoxl:=(S486/S485)-1" table:style-name="ce13">
            <text:p>0.00%</text:p>
          </table:table-cell>
          <table:table-cell office:value-type="percentage" office:value="0" table:formula="msoxl:=V485-V486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86=X485,Y485,Y485+1)" table:style-name="ce23">
            <text:p>14</text:p>
          </table:table-cell>
          <table:table-cell office:value-type="float" office:value="25000" table:formula="msoxl:=S486/Y486" table:style-name="ce14">
            <text:p>25,000</text:p>
          </table:table-cell>
          <table:table-cell office:value-type="float" office:value="12260487.429237345" table:formula="msoxl:=Z486+AA485" table:style-name="ce14">
            <text:p>12,260,487</text:p>
          </table:table-cell>
          <table:table-cell office:value-type="float" office:value="25000" table:formula="msoxl:=AA486-AA485" table:style-name="ce14">
            <text:p>25,000</text:p>
          </table:table-cell>
          <table:table-cell office:value-type="percentage" office:value="0" table:formula="msoxl:=AB486/AB48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85" table:style-name="ce22">
            <text:p>485</text:p>
          </table:table-cell>
          <table:table-cell office:value-type="float" office:value="489197.24202215031" table:formula="msoxl:=C486+C486*0.001" table:style-name="ce23">
            <text:p>489,197</text:p>
          </table:table-cell>
          <table:table-cell office:value-type="float" office:value="152497647.37286022" table:formula="msoxl:=C487+D486" table:style-name="ce16">
            <text:p>152,497,647</text:p>
          </table:table-cell>
          <table:table-cell office:value-type="float" office:value="488.70853348867968" table:formula="msoxl:=C487-C486" table:style-name="ce16">
            <text:p>489</text:p>
          </table:table-cell>
          <table:table-cell office:value-type="percentage" office:value="1.0000000000001119E-3" table:formula="msoxl:=(C487/C486)-1" table:style-name="ce13">
            <text:p>0.10%</text:p>
          </table:table-cell>
          <table:table-cell office:value-type="percentage" office:value="-2.2204460492503131E-16" table:formula="msoxl:=F486-F487" table:style-name="ce13">
            <text:p>0.00%</text:p>
          </table:table-cell>
          <table:table-cell office:value-type="float" office:value="32" table:formula="msoxl:=IF(I487=I486,1+H486,1)" table:style-name="ce34">
            <text:p>32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87=I486,J486,J486+1)" table:style-name="ce23">
            <text:p>16</text:p>
          </table:table-cell>
          <table:table-cell office:value-type="float" office:value="30574.827626384395" table:formula="msoxl:=C487/J487" table:style-name="ce14">
            <text:p>30,575</text:p>
          </table:table-cell>
          <table:table-cell office:value-type="float" office:value="12514114.998682583" table:formula="msoxl:=K487+L486" table:style-name="ce14">
            <text:p>12,514,115</text:p>
          </table:table-cell>
          <table:table-cell office:value-type="float" office:value="30574.827626384795" table:formula="msoxl:=L487-L486" table:style-name="ce14">
            <text:p>30,575</text:p>
          </table:table-cell>
          <table:table-cell office:value-type="percentage" office:value="1.0000000000143228E-3" table:formula="msoxl:=M487/M48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85" table:style-name="ce22">
            <text:p>485</text:p>
          </table:table-cell>
          <table:table-cell office:value-type="float" office:value="350000" table:style-name="ce23">
            <text:p>350,000</text:p>
          </table:table-cell>
          <table:table-cell office:value-type="float" office:value="130100000" table:formula="msoxl:=S487+T486" table:style-name="ce16">
            <text:p>130,100,000</text:p>
          </table:table-cell>
          <table:table-cell office:value-type="float" office:value="0" table:formula="msoxl:=S487-S486" table:style-name="ce17">
            <text:p>0</text:p>
          </table:table-cell>
          <table:table-cell office:value-type="percentage" office:value="0" table:formula="msoxl:=(S487/S486)-1" table:style-name="ce13">
            <text:p>0.00%</text:p>
          </table:table-cell>
          <table:table-cell office:value-type="percentage" office:value="0" table:formula="msoxl:=V486-V487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87=X486,Y486,Y486+1)" table:style-name="ce23">
            <text:p>14</text:p>
          </table:table-cell>
          <table:table-cell office:value-type="float" office:value="25000" table:formula="msoxl:=S487/Y487" table:style-name="ce14">
            <text:p>25,000</text:p>
          </table:table-cell>
          <table:table-cell office:value-type="float" office:value="12285487.429237345" table:formula="msoxl:=Z487+AA486" table:style-name="ce14">
            <text:p>12,285,487</text:p>
          </table:table-cell>
          <table:table-cell office:value-type="float" office:value="25000" table:formula="msoxl:=AA487-AA486" table:style-name="ce14">
            <text:p>25,000</text:p>
          </table:table-cell>
          <table:table-cell office:value-type="percentage" office:value="0" table:formula="msoxl:=AB487/AB48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86" table:style-name="ce22">
            <text:p>486</text:p>
          </table:table-cell>
          <table:table-cell office:value-type="float" office:value="489686.43926417246" table:formula="msoxl:=C487+C487*0.001" table:style-name="ce23">
            <text:p>489,686</text:p>
          </table:table-cell>
          <table:table-cell office:value-type="float" office:value="152987333.8121244" table:formula="msoxl:=C488+D487" table:style-name="ce16">
            <text:p>152,987,334</text:p>
          </table:table-cell>
          <table:table-cell office:value-type="float" office:value="489.19724202214275" table:formula="msoxl:=C488-C487" table:style-name="ce16">
            <text:p>489</text:p>
          </table:table-cell>
          <table:table-cell office:value-type="percentage" office:value="9.9999999999988987E-4" table:formula="msoxl:=(C488/C487)-1" table:style-name="ce13">
            <text:p>0.10%</text:p>
          </table:table-cell>
          <table:table-cell office:value-type="percentage" office:value="2.2204460492503131E-16" table:formula="msoxl:=F487-F488" table:style-name="ce13">
            <text:p>0.00%</text:p>
          </table:table-cell>
          <table:table-cell office:value-type="float" office:value="33" table:formula="msoxl:=IF(I488=I487,1+H487,1)" table:style-name="ce34">
            <text:p>33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88=I487,J487,J487+1)" table:style-name="ce23">
            <text:p>16</text:p>
          </table:table-cell>
          <table:table-cell office:value-type="float" office:value="30605.402454010778" table:formula="msoxl:=C488/J488" table:style-name="ce14">
            <text:p>30,605</text:p>
          </table:table-cell>
          <table:table-cell office:value-type="float" office:value="12544720.401136594" table:formula="msoxl:=K488+L487" table:style-name="ce14">
            <text:p>12,544,720</text:p>
          </table:table-cell>
          <table:table-cell office:value-type="float" office:value="30605.402454011142" table:formula="msoxl:=L488-L487" table:style-name="ce14">
            <text:p>30,605</text:p>
          </table:table-cell>
          <table:table-cell office:value-type="percentage" office:value="9.9999999999877964E-4" table:formula="msoxl:=M488/M48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86" table:style-name="ce22">
            <text:p>486</text:p>
          </table:table-cell>
          <table:table-cell office:value-type="float" office:value="350000" table:style-name="ce23">
            <text:p>350,000</text:p>
          </table:table-cell>
          <table:table-cell office:value-type="float" office:value="130450000" table:formula="msoxl:=S488+T487" table:style-name="ce16">
            <text:p>130,450,000</text:p>
          </table:table-cell>
          <table:table-cell office:value-type="float" office:value="0" table:formula="msoxl:=S488-S487" table:style-name="ce17">
            <text:p>0</text:p>
          </table:table-cell>
          <table:table-cell office:value-type="percentage" office:value="0" table:formula="msoxl:=(S488/S487)-1" table:style-name="ce13">
            <text:p>0.00%</text:p>
          </table:table-cell>
          <table:table-cell office:value-type="percentage" office:value="0" table:formula="msoxl:=V487-V488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88=X487,Y487,Y487+1)" table:style-name="ce23">
            <text:p>14</text:p>
          </table:table-cell>
          <table:table-cell office:value-type="float" office:value="25000" table:formula="msoxl:=S488/Y488" table:style-name="ce14">
            <text:p>25,000</text:p>
          </table:table-cell>
          <table:table-cell office:value-type="float" office:value="12310487.429237345" table:formula="msoxl:=Z488+AA487" table:style-name="ce14">
            <text:p>12,310,487</text:p>
          </table:table-cell>
          <table:table-cell office:value-type="float" office:value="25000" table:formula="msoxl:=AA488-AA487" table:style-name="ce14">
            <text:p>25,000</text:p>
          </table:table-cell>
          <table:table-cell office:value-type="percentage" office:value="0" table:formula="msoxl:=AB488/AB48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87" table:style-name="ce22">
            <text:p>487</text:p>
          </table:table-cell>
          <table:table-cell office:value-type="float" office:value="490176.12570343661" table:formula="msoxl:=C488+C488*0.001" table:style-name="ce23">
            <text:p>490,176</text:p>
          </table:table-cell>
          <table:table-cell office:value-type="float" office:value="153477509.93782783" table:formula="msoxl:=C489+D488" table:style-name="ce16">
            <text:p>153,477,510</text:p>
          </table:table-cell>
          <table:table-cell office:value-type="float" office:value="489.68643926415825" table:formula="msoxl:=C489-C488" table:style-name="ce16">
            <text:p>490</text:p>
          </table:table-cell>
          <table:table-cell office:value-type="percentage" office:value="9.9999999999988987E-4" table:formula="msoxl:=(C489/C488)-1" table:style-name="ce13">
            <text:p>0.10%</text:p>
          </table:table-cell>
          <table:table-cell office:value-type="percentage" office:value="0" table:formula="msoxl:=F488-F489" table:style-name="ce13">
            <text:p>0.00%</text:p>
          </table:table-cell>
          <table:table-cell office:value-type="float" office:value="34" table:formula="msoxl:=IF(I489=I488,1+H488,1)" table:style-name="ce34">
            <text:p>34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89=I488,J488,J488+1)" table:style-name="ce23">
            <text:p>16</text:p>
          </table:table-cell>
          <table:table-cell office:value-type="float" office:value="30636.007856464788" table:formula="msoxl:=C489/J489" table:style-name="ce14">
            <text:p>30,636</text:p>
          </table:table-cell>
          <table:table-cell office:value-type="float" office:value="12575356.408993058" table:formula="msoxl:=K489+L488" table:style-name="ce14">
            <text:p>12,575,356</text:p>
          </table:table-cell>
          <table:table-cell office:value-type="float" office:value="30636.007856464013" table:formula="msoxl:=L489-L488" table:style-name="ce14">
            <text:p>30,636</text:p>
          </table:table-cell>
          <table:table-cell office:value-type="percentage" office:value="9.9999999996280842E-4" table:formula="msoxl:=M489/M48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87" table:style-name="ce22">
            <text:p>487</text:p>
          </table:table-cell>
          <table:table-cell office:value-type="float" office:value="350000" table:style-name="ce23">
            <text:p>350,000</text:p>
          </table:table-cell>
          <table:table-cell office:value-type="float" office:value="130800000" table:formula="msoxl:=S489+T488" table:style-name="ce16">
            <text:p>130,800,000</text:p>
          </table:table-cell>
          <table:table-cell office:value-type="float" office:value="0" table:formula="msoxl:=S489-S488" table:style-name="ce17">
            <text:p>0</text:p>
          </table:table-cell>
          <table:table-cell office:value-type="percentage" office:value="0" table:formula="msoxl:=(S489/S488)-1" table:style-name="ce13">
            <text:p>0.00%</text:p>
          </table:table-cell>
          <table:table-cell office:value-type="percentage" office:value="0" table:formula="msoxl:=V488-V489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89=X488,Y488,Y488+1)" table:style-name="ce23">
            <text:p>14</text:p>
          </table:table-cell>
          <table:table-cell office:value-type="float" office:value="25000" table:formula="msoxl:=S489/Y489" table:style-name="ce14">
            <text:p>25,000</text:p>
          </table:table-cell>
          <table:table-cell office:value-type="float" office:value="12335487.429237345" table:formula="msoxl:=Z489+AA488" table:style-name="ce14">
            <text:p>12,335,487</text:p>
          </table:table-cell>
          <table:table-cell office:value-type="float" office:value="25000" table:formula="msoxl:=AA489-AA488" table:style-name="ce14">
            <text:p>25,000</text:p>
          </table:table-cell>
          <table:table-cell office:value-type="percentage" office:value="0" table:formula="msoxl:=AB489/AB48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88" table:style-name="ce22">
            <text:p>488</text:p>
          </table:table-cell>
          <table:table-cell office:value-type="float" office:value="490666.30182914005" table:formula="msoxl:=C489+C489*0.001" table:style-name="ce23">
            <text:p>490,666</text:p>
          </table:table-cell>
          <table:table-cell office:value-type="float" office:value="153968176.23965696" table:formula="msoxl:=C490+D489" table:style-name="ce16">
            <text:p>153,968,176</text:p>
          </table:table-cell>
          <table:table-cell office:value-type="float" office:value="490.17612570343772" table:formula="msoxl:=C490-C489" table:style-name="ce16">
            <text:p>490</text:p>
          </table:table-cell>
          <table:table-cell office:value-type="percentage" office:value="1.0000000000001119E-3" table:formula="msoxl:=(C490/C489)-1" table:style-name="ce13">
            <text:p>0.10%</text:p>
          </table:table-cell>
          <table:table-cell office:value-type="percentage" office:value="-2.2204460492503131E-16" table:formula="msoxl:=F489-F490" table:style-name="ce13">
            <text:p>0.00%</text:p>
          </table:table-cell>
          <table:table-cell office:value-type="float" office:value="35" table:formula="msoxl:=IF(I490=I489,1+H489,1)" table:style-name="ce34">
            <text:p>35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90=I489,J489,J489+1)" table:style-name="ce23">
            <text:p>16</text:p>
          </table:table-cell>
          <table:table-cell office:value-type="float" office:value="30666.643864321253" table:formula="msoxl:=C490/J490" table:style-name="ce14">
            <text:p>30,667</text:p>
          </table:table-cell>
          <table:table-cell office:value-type="float" office:value="12606023.052857378" table:formula="msoxl:=K490+L489" table:style-name="ce14">
            <text:p>12,606,023</text:p>
          </table:table-cell>
          <table:table-cell office:value-type="float" office:value="30666.643864320591" table:formula="msoxl:=L490-L489" table:style-name="ce14">
            <text:p>30,667</text:p>
          </table:table-cell>
          <table:table-cell office:value-type="percentage" office:value="1.0000000000036646E-3" table:formula="msoxl:=M490/M48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88" table:style-name="ce22">
            <text:p>488</text:p>
          </table:table-cell>
          <table:table-cell office:value-type="float" office:value="350000" table:style-name="ce23">
            <text:p>350,000</text:p>
          </table:table-cell>
          <table:table-cell office:value-type="float" office:value="131150000" table:formula="msoxl:=S490+T489" table:style-name="ce16">
            <text:p>131,150,000</text:p>
          </table:table-cell>
          <table:table-cell office:value-type="float" office:value="0" table:formula="msoxl:=S490-S489" table:style-name="ce17">
            <text:p>0</text:p>
          </table:table-cell>
          <table:table-cell office:value-type="percentage" office:value="0" table:formula="msoxl:=(S490/S489)-1" table:style-name="ce13">
            <text:p>0.00%</text:p>
          </table:table-cell>
          <table:table-cell office:value-type="percentage" office:value="0" table:formula="msoxl:=V489-V490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90=X489,Y489,Y489+1)" table:style-name="ce23">
            <text:p>14</text:p>
          </table:table-cell>
          <table:table-cell office:value-type="float" office:value="25000" table:formula="msoxl:=S490/Y490" table:style-name="ce14">
            <text:p>25,000</text:p>
          </table:table-cell>
          <table:table-cell office:value-type="float" office:value="12360487.429237345" table:formula="msoxl:=Z490+AA489" table:style-name="ce14">
            <text:p>12,360,487</text:p>
          </table:table-cell>
          <table:table-cell office:value-type="float" office:value="25000" table:formula="msoxl:=AA490-AA489" table:style-name="ce14">
            <text:p>25,000</text:p>
          </table:table-cell>
          <table:table-cell office:value-type="percentage" office:value="0" table:formula="msoxl:=AB490/AB48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89" table:style-name="ce22">
            <text:p>489</text:p>
          </table:table-cell>
          <table:table-cell office:value-type="float" office:value="491156.96813096921" table:formula="msoxl:=C490+C490*0.001" table:style-name="ce23">
            <text:p>491,157</text:p>
          </table:table-cell>
          <table:table-cell office:value-type="float" office:value="154459333.20778793" table:formula="msoxl:=C491+D490" table:style-name="ce16">
            <text:p>154,459,333</text:p>
          </table:table-cell>
          <table:table-cell office:value-type="float" office:value="490.66630182915833" table:formula="msoxl:=C491-C490" table:style-name="ce16">
            <text:p>491</text:p>
          </table:table-cell>
          <table:table-cell office:value-type="percentage" office:value="1.0000000000001119E-3" table:formula="msoxl:=(C491/C490)-1" table:style-name="ce13">
            <text:p>0.10%</text:p>
          </table:table-cell>
          <table:table-cell office:value-type="percentage" office:value="0" table:formula="msoxl:=F490-F491" table:style-name="ce13">
            <text:p>0.00%</text:p>
          </table:table-cell>
          <table:table-cell office:value-type="float" office:value="36" table:formula="msoxl:=IF(I491=I490,1+H490,1)" table:style-name="ce34">
            <text:p>36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91=I490,J490,J490+1)" table:style-name="ce23">
            <text:p>16</text:p>
          </table:table-cell>
          <table:table-cell office:value-type="float" office:value="30697.310508185576" table:formula="msoxl:=C491/J491" table:style-name="ce14">
            <text:p>30,697</text:p>
          </table:table-cell>
          <table:table-cell office:value-type="float" office:value="12636720.363365564" table:formula="msoxl:=K491+L490" table:style-name="ce14">
            <text:p>12,636,720</text:p>
          </table:table-cell>
          <table:table-cell office:value-type="float" office:value="30697.310508185998" table:formula="msoxl:=L491-L490" table:style-name="ce14">
            <text:p>30,697</text:p>
          </table:table-cell>
          <table:table-cell office:value-type="percentage" office:value="1.000000000035417E-3" table:formula="msoxl:=M491/M49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89" table:style-name="ce22">
            <text:p>489</text:p>
          </table:table-cell>
          <table:table-cell office:value-type="float" office:value="350000" table:style-name="ce23">
            <text:p>350,000</text:p>
          </table:table-cell>
          <table:table-cell office:value-type="float" office:value="131500000" table:formula="msoxl:=S491+T490" table:style-name="ce16">
            <text:p>131,500,000</text:p>
          </table:table-cell>
          <table:table-cell office:value-type="float" office:value="0" table:formula="msoxl:=S491-S490" table:style-name="ce17">
            <text:p>0</text:p>
          </table:table-cell>
          <table:table-cell office:value-type="percentage" office:value="0" table:formula="msoxl:=(S491/S490)-1" table:style-name="ce13">
            <text:p>0.00%</text:p>
          </table:table-cell>
          <table:table-cell office:value-type="percentage" office:value="0" table:formula="msoxl:=V490-V491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91=X490,Y490,Y490+1)" table:style-name="ce23">
            <text:p>14</text:p>
          </table:table-cell>
          <table:table-cell office:value-type="float" office:value="25000" table:formula="msoxl:=S491/Y491" table:style-name="ce14">
            <text:p>25,000</text:p>
          </table:table-cell>
          <table:table-cell office:value-type="float" office:value="12385487.429237345" table:formula="msoxl:=Z491+AA490" table:style-name="ce14">
            <text:p>12,385,487</text:p>
          </table:table-cell>
          <table:table-cell office:value-type="float" office:value="25000" table:formula="msoxl:=AA491-AA490" table:style-name="ce14">
            <text:p>25,000</text:p>
          </table:table-cell>
          <table:table-cell office:value-type="percentage" office:value="0" table:formula="msoxl:=AB491/AB49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90" table:style-name="ce22">
            <text:p>490</text:p>
          </table:table-cell>
          <table:table-cell office:value-type="float" office:value="491648.12509910017" table:formula="msoxl:=C491+C491*0.001" table:style-name="ce23">
            <text:p>491,648</text:p>
          </table:table-cell>
          <table:table-cell office:value-type="float" office:value="154950981.33288702" table:formula="msoxl:=C492+D491" table:style-name="ce16">
            <text:p>154,950,981</text:p>
          </table:table-cell>
          <table:table-cell office:value-type="float" office:value="491.15696813096292" table:formula="msoxl:=C492-C491" table:style-name="ce16">
            <text:p>491</text:p>
          </table:table-cell>
          <table:table-cell office:value-type="percentage" office:value="9.9999999999988987E-4" table:formula="msoxl:=(C492/C491)-1" table:style-name="ce13">
            <text:p>0.10%</text:p>
          </table:table-cell>
          <table:table-cell office:value-type="percentage" office:value="2.2204460492503131E-16" table:formula="msoxl:=F491-F492" table:style-name="ce13">
            <text:p>0.00%</text:p>
          </table:table-cell>
          <table:table-cell office:value-type="float" office:value="37" table:formula="msoxl:=IF(I492=I491,1+H491,1)" table:style-name="ce34">
            <text:p>37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92=I491,J491,J491+1)" table:style-name="ce23">
            <text:p>16</text:p>
          </table:table-cell>
          <table:table-cell office:value-type="float" office:value="30728.007818693761" table:formula="msoxl:=C492/J492" table:style-name="ce14">
            <text:p>30,728</text:p>
          </table:table-cell>
          <table:table-cell office:value-type="float" office:value="12667448.371184258" table:formula="msoxl:=K492+L491" table:style-name="ce14">
            <text:p>12,667,448</text:p>
          </table:table-cell>
          <table:table-cell office:value-type="float" office:value="30728.007818693295" table:formula="msoxl:=L492-L491" table:style-name="ce14">
            <text:p>30,728</text:p>
          </table:table-cell>
          <table:table-cell office:value-type="percentage" office:value="9.9999999997102407E-4" table:formula="msoxl:=M492/M49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90" table:style-name="ce22">
            <text:p>490</text:p>
          </table:table-cell>
          <table:table-cell office:value-type="float" office:value="350000" table:style-name="ce23">
            <text:p>350,000</text:p>
          </table:table-cell>
          <table:table-cell office:value-type="float" office:value="131850000" table:formula="msoxl:=S492+T491" table:style-name="ce16">
            <text:p>131,850,000</text:p>
          </table:table-cell>
          <table:table-cell office:value-type="float" office:value="0" table:formula="msoxl:=S492-S491" table:style-name="ce17">
            <text:p>0</text:p>
          </table:table-cell>
          <table:table-cell office:value-type="percentage" office:value="0" table:formula="msoxl:=(S492/S491)-1" table:style-name="ce13">
            <text:p>0.00%</text:p>
          </table:table-cell>
          <table:table-cell office:value-type="percentage" office:value="0" table:formula="msoxl:=V491-V492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92=X491,Y491,Y491+1)" table:style-name="ce23">
            <text:p>14</text:p>
          </table:table-cell>
          <table:table-cell office:value-type="float" office:value="25000" table:formula="msoxl:=S492/Y492" table:style-name="ce14">
            <text:p>25,000</text:p>
          </table:table-cell>
          <table:table-cell office:value-type="float" office:value="12410487.429237345" table:formula="msoxl:=Z492+AA491" table:style-name="ce14">
            <text:p>12,410,487</text:p>
          </table:table-cell>
          <table:table-cell office:value-type="float" office:value="25000" table:formula="msoxl:=AA492-AA491" table:style-name="ce14">
            <text:p>25,000</text:p>
          </table:table-cell>
          <table:table-cell office:value-type="percentage" office:value="0" table:formula="msoxl:=AB492/AB49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91" table:style-name="ce22">
            <text:p>491</text:p>
          </table:table-cell>
          <table:table-cell office:value-type="float" office:value="492139.77322419925" table:formula="msoxl:=C492+C492*0.001" table:style-name="ce23">
            <text:p>492,140</text:p>
          </table:table-cell>
          <table:table-cell office:value-type="float" office:value="155443121.10611123" table:formula="msoxl:=C493+D492" table:style-name="ce16">
            <text:p>155,443,121</text:p>
          </table:table-cell>
          <table:table-cell office:value-type="float" office:value="491.64812509907642" table:formula="msoxl:=C493-C492" table:style-name="ce16">
            <text:p>492</text:p>
          </table:table-cell>
          <table:table-cell office:value-type="percentage" office:value="9.9999999999988987E-4" table:formula="msoxl:=(C493/C492)-1" table:style-name="ce13">
            <text:p>0.10%</text:p>
          </table:table-cell>
          <table:table-cell office:value-type="percentage" office:value="0" table:formula="msoxl:=F492-F493" table:style-name="ce13">
            <text:p>0.00%</text:p>
          </table:table-cell>
          <table:table-cell office:value-type="float" office:value="38" table:formula="msoxl:=IF(I493=I492,1+H492,1)" table:style-name="ce34">
            <text:p>38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93=I492,J492,J492+1)" table:style-name="ce23">
            <text:p>16</text:p>
          </table:table-cell>
          <table:table-cell office:value-type="float" office:value="30758.735826512453" table:formula="msoxl:=C493/J493" table:style-name="ce14">
            <text:p>30,759</text:p>
          </table:table-cell>
          <table:table-cell office:value-type="float" office:value="12698207.107010771" table:formula="msoxl:=K493+L492" table:style-name="ce14">
            <text:p>12,698,207</text:p>
          </table:table-cell>
          <table:table-cell office:value-type="float" office:value="30758.735826512799" table:formula="msoxl:=L493-L492" table:style-name="ce14">
            <text:p>30,759</text:p>
          </table:table-cell>
          <table:table-cell office:value-type="percentage" office:value="1.0000000000263132E-3" table:formula="msoxl:=M493/M49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91" table:style-name="ce22">
            <text:p>491</text:p>
          </table:table-cell>
          <table:table-cell office:value-type="float" office:value="350000" table:style-name="ce23">
            <text:p>350,000</text:p>
          </table:table-cell>
          <table:table-cell office:value-type="float" office:value="132200000" table:formula="msoxl:=S493+T492" table:style-name="ce16">
            <text:p>132,200,000</text:p>
          </table:table-cell>
          <table:table-cell office:value-type="float" office:value="0" table:formula="msoxl:=S493-S492" table:style-name="ce17">
            <text:p>0</text:p>
          </table:table-cell>
          <table:table-cell office:value-type="percentage" office:value="0" table:formula="msoxl:=(S493/S492)-1" table:style-name="ce13">
            <text:p>0.00%</text:p>
          </table:table-cell>
          <table:table-cell office:value-type="percentage" office:value="0" table:formula="msoxl:=V492-V493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93=X492,Y492,Y492+1)" table:style-name="ce23">
            <text:p>14</text:p>
          </table:table-cell>
          <table:table-cell office:value-type="float" office:value="25000" table:formula="msoxl:=S493/Y493" table:style-name="ce14">
            <text:p>25,000</text:p>
          </table:table-cell>
          <table:table-cell office:value-type="float" office:value="12435487.429237345" table:formula="msoxl:=Z493+AA492" table:style-name="ce14">
            <text:p>12,435,487</text:p>
          </table:table-cell>
          <table:table-cell office:value-type="float" office:value="25000" table:formula="msoxl:=AA493-AA492" table:style-name="ce14">
            <text:p>25,000</text:p>
          </table:table-cell>
          <table:table-cell office:value-type="percentage" office:value="0" table:formula="msoxl:=AB493/AB49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92" table:style-name="ce22">
            <text:p>492</text:p>
          </table:table-cell>
          <table:table-cell office:value-type="float" office:value="492631.91299742344" table:formula="msoxl:=C493+C493*0.001" table:style-name="ce23">
            <text:p>492,632</text:p>
          </table:table-cell>
          <table:table-cell office:value-type="float" office:value="155935753.01910865" table:formula="msoxl:=C494+D493" table:style-name="ce16">
            <text:p>155,935,753</text:p>
          </table:table-cell>
          <table:table-cell office:value-type="float" office:value="492.13977322418941" table:formula="msoxl:=C494-C493" table:style-name="ce16">
            <text:p>492</text:p>
          </table:table-cell>
          <table:table-cell office:value-type="percentage" office:value="9.9999999999988987E-4" table:formula="msoxl:=(C494/C493)-1" table:style-name="ce13">
            <text:p>0.10%</text:p>
          </table:table-cell>
          <table:table-cell office:value-type="percentage" office:value="0" table:formula="msoxl:=F493-F494" table:style-name="ce13">
            <text:p>0.00%</text:p>
          </table:table-cell>
          <table:table-cell office:value-type="float" office:value="39" table:formula="msoxl:=IF(I494=I493,1+H493,1)" table:style-name="ce34">
            <text:p>39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94=I493,J493,J493+1)" table:style-name="ce23">
            <text:p>16</text:p>
          </table:table-cell>
          <table:table-cell office:value-type="float" office:value="30789.494562338965" table:formula="msoxl:=C494/J494" table:style-name="ce14">
            <text:p>30,789</text:p>
          </table:table-cell>
          <table:table-cell office:value-type="float" office:value="12728996.60157311" table:formula="msoxl:=K494+L493" table:style-name="ce14">
            <text:p>12,728,997</text:p>
          </table:table-cell>
          <table:table-cell office:value-type="float" office:value="30789.494562339038" table:formula="msoxl:=L494-L493" table:style-name="ce14">
            <text:p>30,789</text:p>
          </table:table-cell>
          <table:table-cell office:value-type="percentage" office:value="9.9999999999100808E-4" table:formula="msoxl:=M494/M49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92" table:style-name="ce22">
            <text:p>492</text:p>
          </table:table-cell>
          <table:table-cell office:value-type="float" office:value="350000" table:style-name="ce23">
            <text:p>350,000</text:p>
          </table:table-cell>
          <table:table-cell office:value-type="float" office:value="132550000" table:formula="msoxl:=S494+T493" table:style-name="ce16">
            <text:p>132,550,000</text:p>
          </table:table-cell>
          <table:table-cell office:value-type="float" office:value="0" table:formula="msoxl:=S494-S493" table:style-name="ce17">
            <text:p>0</text:p>
          </table:table-cell>
          <table:table-cell office:value-type="percentage" office:value="0" table:formula="msoxl:=(S494/S493)-1" table:style-name="ce13">
            <text:p>0.00%</text:p>
          </table:table-cell>
          <table:table-cell office:value-type="percentage" office:value="0" table:formula="msoxl:=V493-V494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94=X493,Y493,Y493+1)" table:style-name="ce23">
            <text:p>14</text:p>
          </table:table-cell>
          <table:table-cell office:value-type="float" office:value="25000" table:formula="msoxl:=S494/Y494" table:style-name="ce14">
            <text:p>25,000</text:p>
          </table:table-cell>
          <table:table-cell office:value-type="float" office:value="12460487.429237345" table:formula="msoxl:=Z494+AA493" table:style-name="ce14">
            <text:p>12,460,487</text:p>
          </table:table-cell>
          <table:table-cell office:value-type="float" office:value="25000" table:formula="msoxl:=AA494-AA493" table:style-name="ce14">
            <text:p>25,000</text:p>
          </table:table-cell>
          <table:table-cell office:value-type="percentage" office:value="0" table:formula="msoxl:=AB494/AB49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93" table:style-name="ce22">
            <text:p>493</text:p>
          </table:table-cell>
          <table:table-cell office:value-type="float" office:value="493124.54491042084" table:formula="msoxl:=C494+C494*0.001" table:style-name="ce23">
            <text:p>493,125</text:p>
          </table:table-cell>
          <table:table-cell office:value-type="float" office:value="156428877.56401908" table:formula="msoxl:=C495+D494" table:style-name="ce16">
            <text:p>156,428,878</text:p>
          </table:table-cell>
          <table:table-cell office:value-type="float" office:value="492.63191299739992" table:formula="msoxl:=C495-C494" table:style-name="ce16">
            <text:p>493</text:p>
          </table:table-cell>
          <table:table-cell office:value-type="percentage" office:value="9.9999999999988987E-4" table:formula="msoxl:=(C495/C494)-1" table:style-name="ce13">
            <text:p>0.10%</text:p>
          </table:table-cell>
          <table:table-cell office:value-type="percentage" office:value="0" table:formula="msoxl:=F494-F495" table:style-name="ce13">
            <text:p>0.00%</text:p>
          </table:table-cell>
          <table:table-cell office:value-type="float" office:value="40" table:formula="msoxl:=IF(I495=I494,1+H494,1)" table:style-name="ce34">
            <text:p>40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95=I494,J494,J494+1)" table:style-name="ce23">
            <text:p>16</text:p>
          </table:table-cell>
          <table:table-cell office:value-type="float" office:value="30820.284056901302" table:formula="msoxl:=C495/J495" table:style-name="ce14">
            <text:p>30,820</text:p>
          </table:table-cell>
          <table:table-cell office:value-type="float" office:value="12759816.885630012" table:formula="msoxl:=K495+L494" table:style-name="ce14">
            <text:p>12,759,817</text:p>
          </table:table-cell>
          <table:table-cell office:value-type="float" office:value="30820.284056901932" table:formula="msoxl:=L495-L494" table:style-name="ce14">
            <text:p>30,820</text:p>
          </table:table-cell>
          <table:table-cell office:value-type="percentage" office:value="1.0000000000180975E-3" table:formula="msoxl:=M495/M49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93" table:style-name="ce22">
            <text:p>493</text:p>
          </table:table-cell>
          <table:table-cell office:value-type="float" office:value="350000" table:style-name="ce23">
            <text:p>350,000</text:p>
          </table:table-cell>
          <table:table-cell office:value-type="float" office:value="132900000" table:formula="msoxl:=S495+T494" table:style-name="ce16">
            <text:p>132,900,000</text:p>
          </table:table-cell>
          <table:table-cell office:value-type="float" office:value="0" table:formula="msoxl:=S495-S494" table:style-name="ce17">
            <text:p>0</text:p>
          </table:table-cell>
          <table:table-cell office:value-type="percentage" office:value="0" table:formula="msoxl:=(S495/S494)-1" table:style-name="ce13">
            <text:p>0.00%</text:p>
          </table:table-cell>
          <table:table-cell office:value-type="percentage" office:value="0" table:formula="msoxl:=V494-V495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95=X494,Y494,Y494+1)" table:style-name="ce23">
            <text:p>14</text:p>
          </table:table-cell>
          <table:table-cell office:value-type="float" office:value="25000" table:formula="msoxl:=S495/Y495" table:style-name="ce14">
            <text:p>25,000</text:p>
          </table:table-cell>
          <table:table-cell office:value-type="float" office:value="12485487.429237345" table:formula="msoxl:=Z495+AA494" table:style-name="ce14">
            <text:p>12,485,487</text:p>
          </table:table-cell>
          <table:table-cell office:value-type="float" office:value="25000" table:formula="msoxl:=AA495-AA494" table:style-name="ce14">
            <text:p>25,000</text:p>
          </table:table-cell>
          <table:table-cell office:value-type="percentage" office:value="0" table:formula="msoxl:=AB495/AB49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94" table:style-name="ce22">
            <text:p>494</text:p>
          </table:table-cell>
          <table:table-cell office:value-type="float" office:value="493617.66945533128" table:formula="msoxl:=C495+C495*0.001" table:style-name="ce23">
            <text:p>493,618</text:p>
          </table:table-cell>
          <table:table-cell office:value-type="float" office:value="156922495.2334744" table:formula="msoxl:=C496+D495" table:style-name="ce16">
            <text:p>156,922,495</text:p>
          </table:table-cell>
          <table:table-cell office:value-type="float" office:value="493.12454491044628" table:formula="msoxl:=C496-C495" table:style-name="ce16">
            <text:p>493</text:p>
          </table:table-cell>
          <table:table-cell office:value-type="percentage" office:value="1.0000000000001119E-3" table:formula="msoxl:=(C496/C495)-1" table:style-name="ce13">
            <text:p>0.10%</text:p>
          </table:table-cell>
          <table:table-cell office:value-type="percentage" office:value="-2.2204460492503131E-16" table:formula="msoxl:=F495-F496" table:style-name="ce13">
            <text:p>0.00%</text:p>
          </table:table-cell>
          <table:table-cell office:value-type="float" office:value="41" table:formula="msoxl:=IF(I496=I495,1+H495,1)" table:style-name="ce34">
            <text:p>41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96=I495,J495,J495+1)" table:style-name="ce23">
            <text:p>16</text:p>
          </table:table-cell>
          <table:table-cell office:value-type="float" office:value="30851.104340958205" table:formula="msoxl:=C496/J496" table:style-name="ce14">
            <text:p>30,851</text:p>
          </table:table-cell>
          <table:table-cell office:value-type="float" office:value="12790667.989970969" table:formula="msoxl:=K496+L495" table:style-name="ce14">
            <text:p>12,790,668</text:p>
          </table:table-cell>
          <table:table-cell office:value-type="float" office:value="30851.104340957478" table:formula="msoxl:=L496-L495" table:style-name="ce14">
            <text:p>30,851</text:p>
          </table:table-cell>
          <table:table-cell office:value-type="percentage" office:value="9.9999999995592503E-4" table:formula="msoxl:=M496/M49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94" table:style-name="ce22">
            <text:p>494</text:p>
          </table:table-cell>
          <table:table-cell office:value-type="float" office:value="350000" table:style-name="ce23">
            <text:p>350,000</text:p>
          </table:table-cell>
          <table:table-cell office:value-type="float" office:value="133250000" table:formula="msoxl:=S496+T495" table:style-name="ce16">
            <text:p>133,250,000</text:p>
          </table:table-cell>
          <table:table-cell office:value-type="float" office:value="0" table:formula="msoxl:=S496-S495" table:style-name="ce17">
            <text:p>0</text:p>
          </table:table-cell>
          <table:table-cell office:value-type="percentage" office:value="0" table:formula="msoxl:=(S496/S495)-1" table:style-name="ce13">
            <text:p>0.00%</text:p>
          </table:table-cell>
          <table:table-cell office:value-type="percentage" office:value="0" table:formula="msoxl:=V495-V496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96=X495,Y495,Y495+1)" table:style-name="ce23">
            <text:p>14</text:p>
          </table:table-cell>
          <table:table-cell office:value-type="float" office:value="25000" table:formula="msoxl:=S496/Y496" table:style-name="ce14">
            <text:p>25,000</text:p>
          </table:table-cell>
          <table:table-cell office:value-type="float" office:value="12510487.429237345" table:formula="msoxl:=Z496+AA495" table:style-name="ce14">
            <text:p>12,510,487</text:p>
          </table:table-cell>
          <table:table-cell office:value-type="float" office:value="25000" table:formula="msoxl:=AA496-AA495" table:style-name="ce14">
            <text:p>25,000</text:p>
          </table:table-cell>
          <table:table-cell office:value-type="percentage" office:value="0" table:formula="msoxl:=AB496/AB49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95" table:style-name="ce22">
            <text:p>495</text:p>
          </table:table-cell>
          <table:table-cell office:value-type="float" office:value="494111.28712478664" table:formula="msoxl:=C496+C496*0.001" table:style-name="ce23">
            <text:p>494,111</text:p>
          </table:table-cell>
          <table:table-cell office:value-type="float" office:value="157416606.52059919" table:formula="msoxl:=C497+D496" table:style-name="ce16">
            <text:p>157,416,607</text:p>
          </table:table-cell>
          <table:table-cell office:value-type="float" office:value="493.61766945535783" table:formula="msoxl:=C497-C496" table:style-name="ce16">
            <text:p>494</text:p>
          </table:table-cell>
          <table:table-cell office:value-type="percentage" office:value="1.0000000000001119E-3" table:formula="msoxl:=(C497/C496)-1" table:style-name="ce13">
            <text:p>0.10%</text:p>
          </table:table-cell>
          <table:table-cell office:value-type="percentage" office:value="0" table:formula="msoxl:=F496-F497" table:style-name="ce13">
            <text:p>0.00%</text:p>
          </table:table-cell>
          <table:table-cell office:value-type="float" office:value="42" table:formula="msoxl:=IF(I497=I496,1+H496,1)" table:style-name="ce34">
            <text:p>42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97=I496,J496,J496+1)" table:style-name="ce23">
            <text:p>16</text:p>
          </table:table-cell>
          <table:table-cell office:value-type="float" office:value="30881.955445299165" table:formula="msoxl:=C497/J497" table:style-name="ce14">
            <text:p>30,882</text:p>
          </table:table-cell>
          <table:table-cell office:value-type="float" office:value="12821549.945416268" table:formula="msoxl:=K497+L496" table:style-name="ce14">
            <text:p>12,821,550</text:p>
          </table:table-cell>
          <table:table-cell office:value-type="float" office:value="30881.955445298925" table:formula="msoxl:=L497-L496" table:style-name="ce14">
            <text:p>30,882</text:p>
          </table:table-cell>
          <table:table-cell office:value-type="percentage" office:value="1.0000000000158771E-3" table:formula="msoxl:=M497/M49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95" table:style-name="ce22">
            <text:p>495</text:p>
          </table:table-cell>
          <table:table-cell office:value-type="float" office:value="350000" table:style-name="ce23">
            <text:p>350,000</text:p>
          </table:table-cell>
          <table:table-cell office:value-type="float" office:value="133600000" table:formula="msoxl:=S497+T496" table:style-name="ce16">
            <text:p>133,600,000</text:p>
          </table:table-cell>
          <table:table-cell office:value-type="float" office:value="0" table:formula="msoxl:=S497-S496" table:style-name="ce17">
            <text:p>0</text:p>
          </table:table-cell>
          <table:table-cell office:value-type="percentage" office:value="0" table:formula="msoxl:=(S497/S496)-1" table:style-name="ce13">
            <text:p>0.00%</text:p>
          </table:table-cell>
          <table:table-cell office:value-type="percentage" office:value="0" table:formula="msoxl:=V496-V497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97=X496,Y496,Y496+1)" table:style-name="ce23">
            <text:p>14</text:p>
          </table:table-cell>
          <table:table-cell office:value-type="float" office:value="25000" table:formula="msoxl:=S497/Y497" table:style-name="ce14">
            <text:p>25,000</text:p>
          </table:table-cell>
          <table:table-cell office:value-type="float" office:value="12535487.429237345" table:formula="msoxl:=Z497+AA496" table:style-name="ce14">
            <text:p>12,535,487</text:p>
          </table:table-cell>
          <table:table-cell office:value-type="float" office:value="25000" table:formula="msoxl:=AA497-AA496" table:style-name="ce14">
            <text:p>25,000</text:p>
          </table:table-cell>
          <table:table-cell office:value-type="percentage" office:value="0" table:formula="msoxl:=AB497/AB49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96" table:style-name="ce22">
            <text:p>496</text:p>
          </table:table-cell>
          <table:table-cell office:value-type="float" office:value="494605.39841191145" table:formula="msoxl:=C497+C497*0.001" table:style-name="ce23">
            <text:p>494,605</text:p>
          </table:table-cell>
          <table:table-cell office:value-type="float" office:value="157911211.91901109" table:formula="msoxl:=C498+D497" table:style-name="ce16">
            <text:p>157,911,212</text:p>
          </table:table-cell>
          <table:table-cell office:value-type="float" office:value="494.11128712480422" table:formula="msoxl:=C498-C497" table:style-name="ce16">
            <text:p>494</text:p>
          </table:table-cell>
          <table:table-cell office:value-type="percentage" office:value="1.0000000000001119E-3" table:formula="msoxl:=(C498/C497)-1" table:style-name="ce13">
            <text:p>0.10%</text:p>
          </table:table-cell>
          <table:table-cell office:value-type="percentage" office:value="0" table:formula="msoxl:=F497-F498" table:style-name="ce13">
            <text:p>0.00%</text:p>
          </table:table-cell>
          <table:table-cell office:value-type="float" office:value="43" table:formula="msoxl:=IF(I498=I497,1+H497,1)" table:style-name="ce34">
            <text:p>43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98=I497,J497,J497+1)" table:style-name="ce23">
            <text:p>16</text:p>
          </table:table-cell>
          <table:table-cell office:value-type="float" office:value="30912.837400744465" table:formula="msoxl:=C498/J498" table:style-name="ce14">
            <text:p>30,913</text:p>
          </table:table-cell>
          <table:table-cell office:value-type="float" office:value="12852462.782817012" table:formula="msoxl:=K498+L497" table:style-name="ce14">
            <text:p>12,852,463</text:p>
          </table:table-cell>
          <table:table-cell office:value-type="float" office:value="30912.837400743738" table:formula="msoxl:=L498-L497" table:style-name="ce14">
            <text:p>30,913</text:p>
          </table:table-cell>
          <table:table-cell office:value-type="percentage" office:value="9.9999999998434674E-4" table:formula="msoxl:=M498/M49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96" table:style-name="ce22">
            <text:p>496</text:p>
          </table:table-cell>
          <table:table-cell office:value-type="float" office:value="350000" table:style-name="ce23">
            <text:p>350,000</text:p>
          </table:table-cell>
          <table:table-cell office:value-type="float" office:value="133950000" table:formula="msoxl:=S498+T497" table:style-name="ce16">
            <text:p>133,950,000</text:p>
          </table:table-cell>
          <table:table-cell office:value-type="float" office:value="0" table:formula="msoxl:=S498-S497" table:style-name="ce17">
            <text:p>0</text:p>
          </table:table-cell>
          <table:table-cell office:value-type="percentage" office:value="0" table:formula="msoxl:=(S498/S497)-1" table:style-name="ce13">
            <text:p>0.00%</text:p>
          </table:table-cell>
          <table:table-cell office:value-type="percentage" office:value="0" table:formula="msoxl:=V497-V498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98=X497,Y497,Y497+1)" table:style-name="ce23">
            <text:p>14</text:p>
          </table:table-cell>
          <table:table-cell office:value-type="float" office:value="25000" table:formula="msoxl:=S498/Y498" table:style-name="ce14">
            <text:p>25,000</text:p>
          </table:table-cell>
          <table:table-cell office:value-type="float" office:value="12560487.429237345" table:formula="msoxl:=Z498+AA497" table:style-name="ce14">
            <text:p>12,560,487</text:p>
          </table:table-cell>
          <table:table-cell office:value-type="float" office:value="25000" table:formula="msoxl:=AA498-AA497" table:style-name="ce14">
            <text:p>25,000</text:p>
          </table:table-cell>
          <table:table-cell office:value-type="percentage" office:value="0" table:formula="msoxl:=AB498/AB49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97" table:style-name="ce22">
            <text:p>497</text:p>
          </table:table-cell>
          <table:table-cell office:value-type="float" office:value="495100.00381032337" table:formula="msoxl:=C498+C498*0.001" table:style-name="ce23">
            <text:p>495,100</text:p>
          </table:table-cell>
          <table:table-cell office:value-type="float" office:value="158406311.9228214" table:formula="msoxl:=C499+D498" table:style-name="ce16">
            <text:p>158,406,312</text:p>
          </table:table-cell>
          <table:table-cell office:value-type="float" office:value="494.60539841192076" table:formula="msoxl:=C499-C498" table:style-name="ce16">
            <text:p>495</text:p>
          </table:table-cell>
          <table:table-cell office:value-type="percentage" office:value="1.0000000000001119E-3" table:formula="msoxl:=(C499/C498)-1" table:style-name="ce13">
            <text:p>0.10%</text:p>
          </table:table-cell>
          <table:table-cell office:value-type="percentage" office:value="0" table:formula="msoxl:=F498-F499" table:style-name="ce13">
            <text:p>0.00%</text:p>
          </table:table-cell>
          <table:table-cell office:value-type="float" office:value="44" table:formula="msoxl:=IF(I499=I498,1+H498,1)" table:style-name="ce34">
            <text:p>44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499=I498,J498,J498+1)" table:style-name="ce23">
            <text:p>16</text:p>
          </table:table-cell>
          <table:table-cell office:value-type="float" office:value="30943.75023814521" table:formula="msoxl:=C499/J499" table:style-name="ce14">
            <text:p>30,944</text:p>
          </table:table-cell>
          <table:table-cell office:value-type="float" office:value="12883406.533055156" table:formula="msoxl:=K499+L498" table:style-name="ce14">
            <text:p>12,883,407</text:p>
          </table:table-cell>
          <table:table-cell office:value-type="float" office:value="30943.75023814477" table:formula="msoxl:=L499-L498" table:style-name="ce14">
            <text:p>30,944</text:p>
          </table:table-cell>
          <table:table-cell office:value-type="percentage" office:value="1.0000000000094378E-3" table:formula="msoxl:=M499/M49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97" table:style-name="ce22">
            <text:p>497</text:p>
          </table:table-cell>
          <table:table-cell office:value-type="float" office:value="350000" table:style-name="ce23">
            <text:p>350,000</text:p>
          </table:table-cell>
          <table:table-cell office:value-type="float" office:value="134300000" table:formula="msoxl:=S499+T498" table:style-name="ce16">
            <text:p>134,300,000</text:p>
          </table:table-cell>
          <table:table-cell office:value-type="float" office:value="0" table:formula="msoxl:=S499-S498" table:style-name="ce17">
            <text:p>0</text:p>
          </table:table-cell>
          <table:table-cell office:value-type="percentage" office:value="0" table:formula="msoxl:=(S499/S498)-1" table:style-name="ce13">
            <text:p>0.00%</text:p>
          </table:table-cell>
          <table:table-cell office:value-type="percentage" office:value="0" table:formula="msoxl:=V498-V499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499=X498,Y498,Y498+1)" table:style-name="ce23">
            <text:p>14</text:p>
          </table:table-cell>
          <table:table-cell office:value-type="float" office:value="25000" table:formula="msoxl:=S499/Y499" table:style-name="ce14">
            <text:p>25,000</text:p>
          </table:table-cell>
          <table:table-cell office:value-type="float" office:value="12585487.429237345" table:formula="msoxl:=Z499+AA498" table:style-name="ce14">
            <text:p>12,585,487</text:p>
          </table:table-cell>
          <table:table-cell office:value-type="float" office:value="25000" table:formula="msoxl:=AA499-AA498" table:style-name="ce14">
            <text:p>25,000</text:p>
          </table:table-cell>
          <table:table-cell office:value-type="percentage" office:value="0" table:formula="msoxl:=AB499/AB49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98" table:style-name="ce22">
            <text:p>498</text:p>
          </table:table-cell>
          <table:table-cell office:value-type="float" office:value="495595.10381413368" table:formula="msoxl:=C499+C499*0.001" table:style-name="ce23">
            <text:p>495,595</text:p>
          </table:table-cell>
          <table:table-cell office:value-type="float" office:value="158901907.02663553" table:formula="msoxl:=C500+D499" table:style-name="ce16">
            <text:p>158,901,907</text:p>
          </table:table-cell>
          <table:table-cell office:value-type="float" office:value="495.10000381030841" table:formula="msoxl:=C500-C499" table:style-name="ce16">
            <text:p>495</text:p>
          </table:table-cell>
          <table:table-cell office:value-type="percentage" office:value="9.9999999999988987E-4" table:formula="msoxl:=(C500/C499)-1" table:style-name="ce13">
            <text:p>0.10%</text:p>
          </table:table-cell>
          <table:table-cell office:value-type="percentage" office:value="2.2204460492503131E-16" table:formula="msoxl:=F499-F500" table:style-name="ce13">
            <text:p>0.00%</text:p>
          </table:table-cell>
          <table:table-cell office:value-type="float" office:value="45" table:formula="msoxl:=IF(I500=I499,1+H499,1)" table:style-name="ce34">
            <text:p>45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500=I499,J499,J499+1)" table:style-name="ce23">
            <text:p>16</text:p>
          </table:table-cell>
          <table:table-cell office:value-type="float" office:value="30974.693988383355" table:formula="msoxl:=C500/J500" table:style-name="ce14">
            <text:p>30,975</text:p>
          </table:table-cell>
          <table:table-cell office:value-type="float" office:value="12914381.227043539" table:formula="msoxl:=K500+L499" table:style-name="ce14">
            <text:p>12,914,381</text:p>
          </table:table-cell>
          <table:table-cell office:value-type="float" office:value="30974.693988382816" table:formula="msoxl:=L500-L499" table:style-name="ce14">
            <text:p>30,975</text:p>
          </table:table-cell>
          <table:table-cell office:value-type="percentage" office:value="9.9999999999678124E-4" table:formula="msoxl:=M500/M49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98" table:style-name="ce22">
            <text:p>498</text:p>
          </table:table-cell>
          <table:table-cell office:value-type="float" office:value="350000" table:style-name="ce23">
            <text:p>350,000</text:p>
          </table:table-cell>
          <table:table-cell office:value-type="float" office:value="134650000" table:formula="msoxl:=S500+T499" table:style-name="ce16">
            <text:p>134,650,000</text:p>
          </table:table-cell>
          <table:table-cell office:value-type="float" office:value="0" table:formula="msoxl:=S500-S499" table:style-name="ce17">
            <text:p>0</text:p>
          </table:table-cell>
          <table:table-cell office:value-type="percentage" office:value="0" table:formula="msoxl:=(S500/S499)-1" table:style-name="ce13">
            <text:p>0.00%</text:p>
          </table:table-cell>
          <table:table-cell office:value-type="percentage" office:value="0" table:formula="msoxl:=V499-V500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500=X499,Y499,Y499+1)" table:style-name="ce23">
            <text:p>14</text:p>
          </table:table-cell>
          <table:table-cell office:value-type="float" office:value="25000" table:formula="msoxl:=S500/Y500" table:style-name="ce14">
            <text:p>25,000</text:p>
          </table:table-cell>
          <table:table-cell office:value-type="float" office:value="12610487.429237345" table:formula="msoxl:=Z500+AA499" table:style-name="ce14">
            <text:p>12,610,487</text:p>
          </table:table-cell>
          <table:table-cell office:value-type="float" office:value="25000" table:formula="msoxl:=AA500-AA499" table:style-name="ce14">
            <text:p>25,000</text:p>
          </table:table-cell>
          <table:table-cell office:value-type="percentage" office:value="0" table:formula="msoxl:=AB500/AB49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499" table:style-name="ce22">
            <text:p>499</text:p>
          </table:table-cell>
          <table:table-cell office:value-type="float" office:value="496090.69891794783" table:formula="msoxl:=C500+C500*0.001" table:style-name="ce23">
            <text:p>496,091</text:p>
          </table:table-cell>
          <table:table-cell office:value-type="float" office:value="159397997.72555348" table:formula="msoxl:=C501+D500" table:style-name="ce16">
            <text:p>159,397,998</text:p>
          </table:table-cell>
          <table:table-cell office:value-type="float" office:value="495.59510381415021" table:formula="msoxl:=C501-C500" table:style-name="ce16">
            <text:p>496</text:p>
          </table:table-cell>
          <table:table-cell office:value-type="percentage" office:value="1.0000000000001119E-3" table:formula="msoxl:=(C501/C500)-1" table:style-name="ce13">
            <text:p>0.10%</text:p>
          </table:table-cell>
          <table:table-cell office:value-type="percentage" office:value="-2.2204460492503131E-16" table:formula="msoxl:=F500-F501" table:style-name="ce13">
            <text:p>0.00%</text:p>
          </table:table-cell>
          <table:table-cell office:value-type="float" office:value="46" table:formula="msoxl:=IF(I501=I500,1+H500,1)" table:style-name="ce34">
            <text:p>46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501=I500,J500,J500+1)" table:style-name="ce23">
            <text:p>16</text:p>
          </table:table-cell>
          <table:table-cell office:value-type="float" office:value="31005.668682371739" table:formula="msoxl:=C501/J501" table:style-name="ce14">
            <text:p>31,006</text:p>
          </table:table-cell>
          <table:table-cell office:value-type="float" office:value="12945386.895725911" table:formula="msoxl:=K501+L500" table:style-name="ce14">
            <text:p>12,945,387</text:p>
          </table:table-cell>
          <table:table-cell office:value-type="float" office:value="31005.668682372198" table:formula="msoxl:=L501-L500" table:style-name="ce14">
            <text:p>31,006</text:p>
          </table:table-cell>
          <table:table-cell office:value-type="percentage" office:value="1.0000000000323084E-3" table:formula="msoxl:=M501/M50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499" table:style-name="ce22">
            <text:p>499</text:p>
          </table:table-cell>
          <table:table-cell office:value-type="float" office:value="350000" table:style-name="ce23">
            <text:p>350,000</text:p>
          </table:table-cell>
          <table:table-cell office:value-type="float" office:value="135000000" table:formula="msoxl:=S501+T500" table:style-name="ce16">
            <text:p>135,000,000</text:p>
          </table:table-cell>
          <table:table-cell office:value-type="float" office:value="0" table:formula="msoxl:=S501-S500" table:style-name="ce17">
            <text:p>0</text:p>
          </table:table-cell>
          <table:table-cell office:value-type="percentage" office:value="0" table:formula="msoxl:=(S501/S500)-1" table:style-name="ce13">
            <text:p>0.00%</text:p>
          </table:table-cell>
          <table:table-cell office:value-type="percentage" office:value="0" table:formula="msoxl:=V500-V501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501=X500,Y500,Y500+1)" table:style-name="ce23">
            <text:p>14</text:p>
          </table:table-cell>
          <table:table-cell office:value-type="float" office:value="25000" table:formula="msoxl:=S501/Y501" table:style-name="ce14">
            <text:p>25,000</text:p>
          </table:table-cell>
          <table:table-cell office:value-type="float" office:value="12635487.429237345" table:formula="msoxl:=Z501+AA500" table:style-name="ce14">
            <text:p>12,635,487</text:p>
          </table:table-cell>
          <table:table-cell office:value-type="float" office:value="25000" table:formula="msoxl:=AA501-AA500" table:style-name="ce14">
            <text:p>25,000</text:p>
          </table:table-cell>
          <table:table-cell office:value-type="percentage" office:value="0" table:formula="msoxl:=AB501/AB50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00" table:style-name="ce22">
            <text:p>500</text:p>
          </table:table-cell>
          <table:table-cell office:value-type="float" office:value="496586.78961686575" table:formula="msoxl:=C501+C501*0.001" table:style-name="ce23">
            <text:p>496,587</text:p>
          </table:table-cell>
          <table:table-cell office:value-type="float" office:value="159894584.51517034" table:formula="msoxl:=C502+D501" table:style-name="ce16">
            <text:p>159,894,585</text:p>
          </table:table-cell>
          <table:table-cell office:value-type="float" office:value="496.09069891792024" table:formula="msoxl:=C502-C501" table:style-name="ce16">
            <text:p>496</text:p>
          </table:table-cell>
          <table:table-cell office:value-type="percentage" office:value="9.9999999999988987E-4" table:formula="msoxl:=(C502/C501)-1" table:style-name="ce13">
            <text:p>0.10%</text:p>
          </table:table-cell>
          <table:table-cell office:value-type="percentage" office:value="2.2204460492503131E-16" table:formula="msoxl:=F501-F502" table:style-name="ce13">
            <text:p>0.00%</text:p>
          </table:table-cell>
          <table:table-cell office:value-type="float" office:value="47" table:formula="msoxl:=IF(I502=I501,1+H501,1)" table:style-name="ce34">
            <text:p>47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502=I501,J501,J501+1)" table:style-name="ce23">
            <text:p>16</text:p>
          </table:table-cell>
          <table:table-cell office:value-type="float" office:value="31036.674351054109" table:formula="msoxl:=C502/J502" table:style-name="ce14">
            <text:p>31,037</text:p>
          </table:table-cell>
          <table:table-cell office:value-type="float" office:value="12976423.570076965" table:formula="msoxl:=K502+L501" table:style-name="ce14">
            <text:p>12,976,424</text:p>
          </table:table-cell>
          <table:table-cell office:value-type="float" office:value="31036.674351053312" table:formula="msoxl:=L502-L501" table:style-name="ce14">
            <text:p>31,037</text:p>
          </table:table-cell>
          <table:table-cell office:value-type="percentage" office:value="9.9999999995947775E-4" table:formula="msoxl:=M502/M50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00" table:style-name="ce22">
            <text:p>500</text:p>
          </table:table-cell>
          <table:table-cell office:value-type="float" office:value="350000" table:style-name="ce23">
            <text:p>350,000</text:p>
          </table:table-cell>
          <table:table-cell office:value-type="float" office:value="135350000" table:formula="msoxl:=S502+T501" table:style-name="ce16">
            <text:p>135,350,000</text:p>
          </table:table-cell>
          <table:table-cell office:value-type="float" office:value="0" table:formula="msoxl:=S502-S501" table:style-name="ce17">
            <text:p>0</text:p>
          </table:table-cell>
          <table:table-cell office:value-type="percentage" office:value="0" table:formula="msoxl:=(S502/S501)-1" table:style-name="ce13">
            <text:p>0.00%</text:p>
          </table:table-cell>
          <table:table-cell office:value-type="percentage" office:value="0" table:formula="msoxl:=V501-V502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502=X501,Y501,Y501+1)" table:style-name="ce23">
            <text:p>14</text:p>
          </table:table-cell>
          <table:table-cell office:value-type="float" office:value="25000" table:formula="msoxl:=S502/Y502" table:style-name="ce14">
            <text:p>25,000</text:p>
          </table:table-cell>
          <table:table-cell office:value-type="float" office:value="12660487.429237345" table:formula="msoxl:=Z502+AA501" table:style-name="ce14">
            <text:p>12,660,487</text:p>
          </table:table-cell>
          <table:table-cell office:value-type="float" office:value="25000" table:formula="msoxl:=AA502-AA501" table:style-name="ce14">
            <text:p>25,000</text:p>
          </table:table-cell>
          <table:table-cell office:value-type="percentage" office:value="0" table:formula="msoxl:=AB502/AB50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01" table:style-name="ce22">
            <text:p>501</text:p>
          </table:table-cell>
          <table:table-cell office:value-type="float" office:value="497083.3764064826" table:formula="msoxl:=C502+C502*0.001" table:style-name="ce23">
            <text:p>497,083</text:p>
          </table:table-cell>
          <table:table-cell office:value-type="float" office:value="160391667.89157683" table:formula="msoxl:=C503+D502" table:style-name="ce16">
            <text:p>160,391,668</text:p>
          </table:table-cell>
          <table:table-cell office:value-type="float" office:value="496.58678961684927" table:formula="msoxl:=C503-C502" table:style-name="ce16">
            <text:p>497</text:p>
          </table:table-cell>
          <table:table-cell office:value-type="percentage" office:value="9.9999999999988987E-4" table:formula="msoxl:=(C503/C502)-1" table:style-name="ce13">
            <text:p>0.10%</text:p>
          </table:table-cell>
          <table:table-cell office:value-type="percentage" office:value="0" table:formula="msoxl:=F502-F503" table:style-name="ce13">
            <text:p>0.00%</text:p>
          </table:table-cell>
          <table:table-cell office:value-type="float" office:value="48" table:formula="msoxl:=IF(I503=I502,1+H502,1)" table:style-name="ce34">
            <text:p>48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503=I502,J502,J502+1)" table:style-name="ce23">
            <text:p>16</text:p>
          </table:table-cell>
          <table:table-cell office:value-type="float" office:value="31067.711025405162" table:formula="msoxl:=C503/J503" table:style-name="ce14">
            <text:p>31,068</text:p>
          </table:table-cell>
          <table:table-cell office:value-type="float" office:value="13007491.28110237" table:formula="msoxl:=K503+L502" table:style-name="ce14">
            <text:p>13,007,491</text:p>
          </table:table-cell>
          <table:table-cell office:value-type="float" office:value="31067.711025405675" table:formula="msoxl:=L503-L502" table:style-name="ce14">
            <text:p>31,068</text:p>
          </table:table-cell>
          <table:table-cell office:value-type="percentage" office:value="1.0000000000423004E-3" table:formula="msoxl:=M503/M50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01" table:style-name="ce22">
            <text:p>501</text:p>
          </table:table-cell>
          <table:table-cell office:value-type="float" office:value="350000" table:style-name="ce23">
            <text:p>350,000</text:p>
          </table:table-cell>
          <table:table-cell office:value-type="float" office:value="135700000" table:formula="msoxl:=S503+T502" table:style-name="ce16">
            <text:p>135,700,000</text:p>
          </table:table-cell>
          <table:table-cell office:value-type="float" office:value="0" table:formula="msoxl:=S503-S502" table:style-name="ce17">
            <text:p>0</text:p>
          </table:table-cell>
          <table:table-cell office:value-type="percentage" office:value="0" table:formula="msoxl:=(S503/S502)-1" table:style-name="ce13">
            <text:p>0.00%</text:p>
          </table:table-cell>
          <table:table-cell office:value-type="percentage" office:value="0" table:formula="msoxl:=V502-V503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503=X502,Y502,Y502+1)" table:style-name="ce23">
            <text:p>14</text:p>
          </table:table-cell>
          <table:table-cell office:value-type="float" office:value="25000" table:formula="msoxl:=S503/Y503" table:style-name="ce14">
            <text:p>25,000</text:p>
          </table:table-cell>
          <table:table-cell office:value-type="float" office:value="12685487.429237345" table:formula="msoxl:=Z503+AA502" table:style-name="ce14">
            <text:p>12,685,487</text:p>
          </table:table-cell>
          <table:table-cell office:value-type="float" office:value="25000" table:formula="msoxl:=AA503-AA502" table:style-name="ce14">
            <text:p>25,000</text:p>
          </table:table-cell>
          <table:table-cell office:value-type="percentage" office:value="0" table:formula="msoxl:=AB503/AB50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02" table:style-name="ce22">
            <text:p>502</text:p>
          </table:table-cell>
          <table:table-cell office:value-type="float" office:value="497580.45978288905" table:formula="msoxl:=C503+C503*0.001" table:style-name="ce23">
            <text:p>497,580</text:p>
          </table:table-cell>
          <table:table-cell office:value-type="float" office:value="160889248.35135972" table:formula="msoxl:=C504+D503" table:style-name="ce16">
            <text:p>160,889,248</text:p>
          </table:table-cell>
          <table:table-cell office:value-type="float" office:value="497.08337640645914" table:formula="msoxl:=C504-C503" table:style-name="ce16">
            <text:p>497</text:p>
          </table:table-cell>
          <table:table-cell office:value-type="percentage" office:value="9.9999999999988987E-4" table:formula="msoxl:=(C504/C503)-1" table:style-name="ce13">
            <text:p>0.10%</text:p>
          </table:table-cell>
          <table:table-cell office:value-type="percentage" office:value="0" table:formula="msoxl:=F503-F504" table:style-name="ce13">
            <text:p>0.00%</text:p>
          </table:table-cell>
          <table:table-cell office:value-type="float" office:value="49" table:formula="msoxl:=IF(I504=I503,1+H503,1)" table:style-name="ce34">
            <text:p>49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504=I503,J503,J503+1)" table:style-name="ce23">
            <text:p>16</text:p>
          </table:table-cell>
          <table:table-cell office:value-type="float" office:value="31098.778736430566" table:formula="msoxl:=C504/J504" table:style-name="ce14">
            <text:p>31,099</text:p>
          </table:table-cell>
          <table:table-cell office:value-type="float" office:value="13038590.059838802" table:formula="msoxl:=K504+L503" table:style-name="ce14">
            <text:p>13,038,590</text:p>
          </table:table-cell>
          <table:table-cell office:value-type="float" office:value="31098.778736431152" table:formula="msoxl:=L504-L503" table:style-name="ce14">
            <text:p>31,099</text:p>
          </table:table-cell>
          <table:table-cell office:value-type="percentage" office:value="1.0000000000023324E-3" table:formula="msoxl:=M504/M50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02" table:style-name="ce22">
            <text:p>502</text:p>
          </table:table-cell>
          <table:table-cell office:value-type="float" office:value="350000" table:style-name="ce23">
            <text:p>350,000</text:p>
          </table:table-cell>
          <table:table-cell office:value-type="float" office:value="136050000" table:formula="msoxl:=S504+T503" table:style-name="ce16">
            <text:p>136,050,000</text:p>
          </table:table-cell>
          <table:table-cell office:value-type="float" office:value="0" table:formula="msoxl:=S504-S503" table:style-name="ce17">
            <text:p>0</text:p>
          </table:table-cell>
          <table:table-cell office:value-type="percentage" office:value="0" table:formula="msoxl:=(S504/S503)-1" table:style-name="ce13">
            <text:p>0.00%</text:p>
          </table:table-cell>
          <table:table-cell office:value-type="percentage" office:value="0" table:formula="msoxl:=V503-V504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504=X503,Y503,Y503+1)" table:style-name="ce23">
            <text:p>14</text:p>
          </table:table-cell>
          <table:table-cell office:value-type="float" office:value="25000" table:formula="msoxl:=S504/Y504" table:style-name="ce14">
            <text:p>25,000</text:p>
          </table:table-cell>
          <table:table-cell office:value-type="float" office:value="12710487.429237345" table:formula="msoxl:=Z504+AA503" table:style-name="ce14">
            <text:p>12,710,487</text:p>
          </table:table-cell>
          <table:table-cell office:value-type="float" office:value="25000" table:formula="msoxl:=AA504-AA503" table:style-name="ce14">
            <text:p>25,000</text:p>
          </table:table-cell>
          <table:table-cell office:value-type="percentage" office:value="0" table:formula="msoxl:=AB504/AB50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03" table:style-name="ce22">
            <text:p>503</text:p>
          </table:table-cell>
          <table:table-cell office:value-type="float" office:value="498078.04024267197" table:formula="msoxl:=C504+C504*0.001" table:style-name="ce23">
            <text:p>498,078</text:p>
          </table:table-cell>
          <table:table-cell office:value-type="float" office:value="161387326.3916024" table:formula="msoxl:=C505+D504" table:style-name="ce16">
            <text:p>161,387,326</text:p>
          </table:table-cell>
          <table:table-cell office:value-type="float" office:value="497.58045978291193" table:formula="msoxl:=C505-C504" table:style-name="ce16">
            <text:p>498</text:p>
          </table:table-cell>
          <table:table-cell office:value-type="percentage" office:value="1.0000000000001119E-3" table:formula="msoxl:=(C505/C504)-1" table:style-name="ce13">
            <text:p>0.10%</text:p>
          </table:table-cell>
          <table:table-cell office:value-type="percentage" office:value="-2.2204460492503131E-16" table:formula="msoxl:=F504-F505" table:style-name="ce13">
            <text:p>0.00%</text:p>
          </table:table-cell>
          <table:table-cell office:value-type="float" office:value="50" table:formula="msoxl:=IF(I505=I504,1+H504,1)" table:style-name="ce34">
            <text:p>50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505=I504,J504,J504+1)" table:style-name="ce23">
            <text:p>16</text:p>
          </table:table-cell>
          <table:table-cell office:value-type="float" office:value="31129.877515166998" table:formula="msoxl:=C505/J505" table:style-name="ce14">
            <text:p>31,130</text:p>
          </table:table-cell>
          <table:table-cell office:value-type="float" office:value="13069719.937353969" table:formula="msoxl:=K505+L504" table:style-name="ce14">
            <text:p>13,069,720</text:p>
          </table:table-cell>
          <table:table-cell office:value-type="float" office:value="31129.877515166998" table:formula="msoxl:=L505-L504" table:style-name="ce14">
            <text:p>31,130</text:p>
          </table:table-cell>
          <table:table-cell office:value-type="percentage" office:value="9.9999999998123812E-4" table:formula="msoxl:=M505/M50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03" table:style-name="ce22">
            <text:p>503</text:p>
          </table:table-cell>
          <table:table-cell office:value-type="float" office:value="350000" table:style-name="ce23">
            <text:p>350,000</text:p>
          </table:table-cell>
          <table:table-cell office:value-type="float" office:value="136400000" table:formula="msoxl:=S505+T504" table:style-name="ce16">
            <text:p>136,400,000</text:p>
          </table:table-cell>
          <table:table-cell office:value-type="float" office:value="0" table:formula="msoxl:=S505-S504" table:style-name="ce17">
            <text:p>0</text:p>
          </table:table-cell>
          <table:table-cell office:value-type="percentage" office:value="0" table:formula="msoxl:=(S505/S504)-1" table:style-name="ce13">
            <text:p>0.00%</text:p>
          </table:table-cell>
          <table:table-cell office:value-type="percentage" office:value="0" table:formula="msoxl:=V504-V505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505=X504,Y504,Y504+1)" table:style-name="ce23">
            <text:p>14</text:p>
          </table:table-cell>
          <table:table-cell office:value-type="float" office:value="25000" table:formula="msoxl:=S505/Y505" table:style-name="ce14">
            <text:p>25,000</text:p>
          </table:table-cell>
          <table:table-cell office:value-type="float" office:value="12735487.429237345" table:formula="msoxl:=Z505+AA504" table:style-name="ce14">
            <text:p>12,735,487</text:p>
          </table:table-cell>
          <table:table-cell office:value-type="float" office:value="25000" table:formula="msoxl:=AA505-AA504" table:style-name="ce14">
            <text:p>25,000</text:p>
          </table:table-cell>
          <table:table-cell office:value-type="percentage" office:value="0" table:formula="msoxl:=AB505/AB50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04" table:style-name="ce22">
            <text:p>504</text:p>
          </table:table-cell>
          <table:table-cell office:value-type="float" office:value="498576.11828291463" table:formula="msoxl:=C505+C505*0.001" table:style-name="ce23">
            <text:p>498,576</text:p>
          </table:table-cell>
          <table:table-cell office:value-type="float" office:value="161885902.50988531" table:formula="msoxl:=C506+D505" table:style-name="ce16">
            <text:p>161,885,903</text:p>
          </table:table-cell>
          <table:table-cell office:value-type="float" office:value="498.07804024266079" table:formula="msoxl:=C506-C505" table:style-name="ce16">
            <text:p>498</text:p>
          </table:table-cell>
          <table:table-cell office:value-type="percentage" office:value="9.9999999999988987E-4" table:formula="msoxl:=(C506/C505)-1" table:style-name="ce13">
            <text:p>0.10%</text:p>
          </table:table-cell>
          <table:table-cell office:value-type="percentage" office:value="2.2204460492503131E-16" table:formula="msoxl:=F505-F506" table:style-name="ce13">
            <text:p>0.00%</text:p>
          </table:table-cell>
          <table:table-cell office:value-type="float" office:value="51" table:formula="msoxl:=IF(I506=I505,1+H505,1)" table:style-name="ce34">
            <text:p>51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506=I505,J505,J505+1)" table:style-name="ce23">
            <text:p>16</text:p>
          </table:table-cell>
          <table:table-cell office:value-type="float" office:value="31161.007392682164" table:formula="msoxl:=C506/J506" table:style-name="ce14">
            <text:p>31,161</text:p>
          </table:table-cell>
          <table:table-cell office:value-type="float" office:value="13100880.944746651" table:formula="msoxl:=K506+L505" table:style-name="ce14">
            <text:p>13,100,881</text:p>
          </table:table-cell>
          <table:table-cell office:value-type="float" office:value="31161.007392682135" table:formula="msoxl:=L506-L505" table:style-name="ce14">
            <text:p>31,161</text:p>
          </table:table-cell>
          <table:table-cell office:value-type="percentage" office:value="9.9999999999900169E-4" table:formula="msoxl:=M506/M50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04" table:style-name="ce22">
            <text:p>504</text:p>
          </table:table-cell>
          <table:table-cell office:value-type="float" office:value="350000" table:style-name="ce23">
            <text:p>350,000</text:p>
          </table:table-cell>
          <table:table-cell office:value-type="float" office:value="136750000" table:formula="msoxl:=S506+T505" table:style-name="ce16">
            <text:p>136,750,000</text:p>
          </table:table-cell>
          <table:table-cell office:value-type="float" office:value="0" table:formula="msoxl:=S506-S505" table:style-name="ce17">
            <text:p>0</text:p>
          </table:table-cell>
          <table:table-cell office:value-type="percentage" office:value="0" table:formula="msoxl:=(S506/S505)-1" table:style-name="ce13">
            <text:p>0.00%</text:p>
          </table:table-cell>
          <table:table-cell office:value-type="percentage" office:value="0" table:formula="msoxl:=V505-V506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506=X505,Y505,Y505+1)" table:style-name="ce23">
            <text:p>14</text:p>
          </table:table-cell>
          <table:table-cell office:value-type="float" office:value="25000" table:formula="msoxl:=S506/Y506" table:style-name="ce14">
            <text:p>25,000</text:p>
          </table:table-cell>
          <table:table-cell office:value-type="float" office:value="12760487.429237345" table:formula="msoxl:=Z506+AA505" table:style-name="ce14">
            <text:p>12,760,487</text:p>
          </table:table-cell>
          <table:table-cell office:value-type="float" office:value="25000" table:formula="msoxl:=AA506-AA505" table:style-name="ce14">
            <text:p>25,000</text:p>
          </table:table-cell>
          <table:table-cell office:value-type="percentage" office:value="0" table:formula="msoxl:=AB506/AB50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05" table:style-name="ce22">
            <text:p>505</text:p>
          </table:table-cell>
          <table:table-cell office:value-type="float" office:value="499074.69440119754" table:formula="msoxl:=C506+C506*0.001" table:style-name="ce23">
            <text:p>499,075</text:p>
          </table:table-cell>
          <table:table-cell office:value-type="float" office:value="162384977.20428652" table:formula="msoxl:=C507+D506" table:style-name="ce16">
            <text:p>162,384,977</text:p>
          </table:table-cell>
          <table:table-cell office:value-type="float" office:value="498.57611828291556" table:formula="msoxl:=C507-C506" table:style-name="ce16">
            <text:p>499</text:p>
          </table:table-cell>
          <table:table-cell office:value-type="percentage" office:value="1.0000000000001119E-3" table:formula="msoxl:=(C507/C506)-1" table:style-name="ce13">
            <text:p>0.10%</text:p>
          </table:table-cell>
          <table:table-cell office:value-type="percentage" office:value="-2.2204460492503131E-16" table:formula="msoxl:=F506-F507" table:style-name="ce13">
            <text:p>0.00%</text:p>
          </table:table-cell>
          <table:table-cell office:value-type="float" office:value="52" table:formula="msoxl:=IF(I507=I506,1+H506,1)" table:style-name="ce34">
            <text:p>52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507=I506,J506,J506+1)" table:style-name="ce23">
            <text:p>16</text:p>
          </table:table-cell>
          <table:table-cell office:value-type="float" office:value="31192.168400074846" table:formula="msoxl:=C507/J507" table:style-name="ce14">
            <text:p>31,192</text:p>
          </table:table-cell>
          <table:table-cell office:value-type="float" office:value="13132073.113146726" table:formula="msoxl:=K507+L506" table:style-name="ce14">
            <text:p>13,132,073</text:p>
          </table:table-cell>
          <table:table-cell office:value-type="float" office:value="31192.168400075287" table:formula="msoxl:=L507-L506" table:style-name="ce14">
            <text:p>31,192</text:p>
          </table:table-cell>
          <table:table-cell office:value-type="percentage" office:value="1.0000000000149889E-3" table:formula="msoxl:=M507/M50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05" table:style-name="ce22">
            <text:p>505</text:p>
          </table:table-cell>
          <table:table-cell office:value-type="float" office:value="350000" table:style-name="ce23">
            <text:p>350,000</text:p>
          </table:table-cell>
          <table:table-cell office:value-type="float" office:value="137100000" table:formula="msoxl:=S507+T506" table:style-name="ce16">
            <text:p>137,100,000</text:p>
          </table:table-cell>
          <table:table-cell office:value-type="float" office:value="0" table:formula="msoxl:=S507-S506" table:style-name="ce17">
            <text:p>0</text:p>
          </table:table-cell>
          <table:table-cell office:value-type="percentage" office:value="0" table:formula="msoxl:=(S507/S506)-1" table:style-name="ce13">
            <text:p>0.00%</text:p>
          </table:table-cell>
          <table:table-cell office:value-type="percentage" office:value="0" table:formula="msoxl:=V506-V507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507=X506,Y506,Y506+1)" table:style-name="ce23">
            <text:p>14</text:p>
          </table:table-cell>
          <table:table-cell office:value-type="float" office:value="25000" table:formula="msoxl:=S507/Y507" table:style-name="ce14">
            <text:p>25,000</text:p>
          </table:table-cell>
          <table:table-cell office:value-type="float" office:value="12785487.429237345" table:formula="msoxl:=Z507+AA506" table:style-name="ce14">
            <text:p>12,785,487</text:p>
          </table:table-cell>
          <table:table-cell office:value-type="float" office:value="25000" table:formula="msoxl:=AA507-AA506" table:style-name="ce14">
            <text:p>25,000</text:p>
          </table:table-cell>
          <table:table-cell office:value-type="percentage" office:value="0" table:formula="msoxl:=AB507/AB50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06" table:style-name="ce22">
            <text:p>506</text:p>
          </table:table-cell>
          <table:table-cell office:value-type="float" office:value="499573.76909559872" table:formula="msoxl:=C507+C507*0.001" table:style-name="ce23">
            <text:p>499,574</text:p>
          </table:table-cell>
          <table:table-cell office:value-type="float" office:value="162884550.97338212" table:formula="msoxl:=C508+D507" table:style-name="ce16">
            <text:p>162,884,551</text:p>
          </table:table-cell>
          <table:table-cell office:value-type="float" office:value="499.07469440117711" table:formula="msoxl:=C508-C507" table:style-name="ce16">
            <text:p>499</text:p>
          </table:table-cell>
          <table:table-cell office:value-type="percentage" office:value="9.9999999999988987E-4" table:formula="msoxl:=(C508/C507)-1" table:style-name="ce13">
            <text:p>0.10%</text:p>
          </table:table-cell>
          <table:table-cell office:value-type="percentage" office:value="2.2204460492503131E-16" table:formula="msoxl:=F507-F508" table:style-name="ce13">
            <text:p>0.00%</text:p>
          </table:table-cell>
          <table:table-cell office:value-type="float" office:value="53" table:formula="msoxl:=IF(I508=I507,1+H507,1)" table:style-name="ce34">
            <text:p>53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508=I507,J507,J507+1)" table:style-name="ce23">
            <text:p>16</text:p>
          </table:table-cell>
          <table:table-cell office:value-type="float" office:value="31223.36056847492" table:formula="msoxl:=C508/J508" table:style-name="ce14">
            <text:p>31,223</text:p>
          </table:table-cell>
          <table:table-cell office:value-type="float" office:value="13163296.473715201" table:formula="msoxl:=K508+L507" table:style-name="ce14">
            <text:p>13,163,296</text:p>
          </table:table-cell>
          <table:table-cell office:value-type="float" office:value="31223.360568474978" table:formula="msoxl:=L508-L507" table:style-name="ce14">
            <text:p>31,223</text:p>
          </table:table-cell>
          <table:table-cell office:value-type="percentage" office:value="9.9999999998767741E-4" table:formula="msoxl:=M508/M50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06" table:style-name="ce22">
            <text:p>506</text:p>
          </table:table-cell>
          <table:table-cell office:value-type="float" office:value="350000" table:style-name="ce23">
            <text:p>350,000</text:p>
          </table:table-cell>
          <table:table-cell office:value-type="float" office:value="137450000" table:formula="msoxl:=S508+T507" table:style-name="ce16">
            <text:p>137,450,000</text:p>
          </table:table-cell>
          <table:table-cell office:value-type="float" office:value="0" table:formula="msoxl:=S508-S507" table:style-name="ce17">
            <text:p>0</text:p>
          </table:table-cell>
          <table:table-cell office:value-type="percentage" office:value="0" table:formula="msoxl:=(S508/S507)-1" table:style-name="ce13">
            <text:p>0.00%</text:p>
          </table:table-cell>
          <table:table-cell office:value-type="percentage" office:value="0" table:formula="msoxl:=V507-V508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508=X507,Y507,Y507+1)" table:style-name="ce23">
            <text:p>14</text:p>
          </table:table-cell>
          <table:table-cell office:value-type="float" office:value="25000" table:formula="msoxl:=S508/Y508" table:style-name="ce14">
            <text:p>25,000</text:p>
          </table:table-cell>
          <table:table-cell office:value-type="float" office:value="12810487.429237345" table:formula="msoxl:=Z508+AA507" table:style-name="ce14">
            <text:p>12,810,487</text:p>
          </table:table-cell>
          <table:table-cell office:value-type="float" office:value="25000" table:formula="msoxl:=AA508-AA507" table:style-name="ce14">
            <text:p>25,000</text:p>
          </table:table-cell>
          <table:table-cell office:value-type="percentage" office:value="0" table:formula="msoxl:=AB508/AB50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07" table:style-name="ce22">
            <text:p>507</text:p>
          </table:table-cell>
          <table:table-cell office:value-type="float" office:value="500073.34286469431" table:formula="msoxl:=C508+C508*0.001" table:style-name="ce23">
            <text:p>500,073</text:p>
          </table:table-cell>
          <table:table-cell office:value-type="float" office:value="163384624.31624681" table:formula="msoxl:=C509+D508" table:style-name="ce16">
            <text:p>163,384,624</text:p>
          </table:table-cell>
          <table:table-cell office:value-type="float" office:value="499.57376909558661" table:formula="msoxl:=C509-C508" table:style-name="ce16">
            <text:p>500</text:p>
          </table:table-cell>
          <table:table-cell office:value-type="percentage" office:value="9.9999999999988987E-4" table:formula="msoxl:=(C509/C508)-1" table:style-name="ce13">
            <text:p>0.10%</text:p>
          </table:table-cell>
          <table:table-cell office:value-type="percentage" office:value="0" table:formula="msoxl:=F508-F509" table:style-name="ce13">
            <text:p>0.00%</text:p>
          </table:table-cell>
          <table:table-cell office:value-type="float" office:value="54" table:formula="msoxl:=IF(I509=I508,1+H508,1)" table:style-name="ce34">
            <text:p>54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509=I508,J508,J508+1)" table:style-name="ce23">
            <text:p>16</text:p>
          </table:table-cell>
          <table:table-cell office:value-type="float" office:value="31254.583929043394" table:formula="msoxl:=C509/J509" table:style-name="ce14">
            <text:p>31,255</text:p>
          </table:table-cell>
          <table:table-cell office:value-type="float" office:value="13194551.057644244" table:formula="msoxl:=K509+L508" table:style-name="ce14">
            <text:p>13,194,551</text:p>
          </table:table-cell>
          <table:table-cell office:value-type="float" office:value="31254.583929043263" table:formula="msoxl:=L509-L508" table:style-name="ce14">
            <text:p>31,255</text:p>
          </table:table-cell>
          <table:table-cell office:value-type="percentage" office:value="9.9999999999389466E-4" table:formula="msoxl:=M509/M50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07" table:style-name="ce22">
            <text:p>507</text:p>
          </table:table-cell>
          <table:table-cell office:value-type="float" office:value="350000" table:style-name="ce23">
            <text:p>350,000</text:p>
          </table:table-cell>
          <table:table-cell office:value-type="float" office:value="137800000" table:formula="msoxl:=S509+T508" table:style-name="ce16">
            <text:p>137,800,000</text:p>
          </table:table-cell>
          <table:table-cell office:value-type="float" office:value="0" table:formula="msoxl:=S509-S508" table:style-name="ce17">
            <text:p>0</text:p>
          </table:table-cell>
          <table:table-cell office:value-type="percentage" office:value="0" table:formula="msoxl:=(S509/S508)-1" table:style-name="ce13">
            <text:p>0.00%</text:p>
          </table:table-cell>
          <table:table-cell office:value-type="percentage" office:value="0" table:formula="msoxl:=V508-V509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509=X508,Y508,Y508+1)" table:style-name="ce23">
            <text:p>14</text:p>
          </table:table-cell>
          <table:table-cell office:value-type="float" office:value="25000" table:formula="msoxl:=S509/Y509" table:style-name="ce14">
            <text:p>25,000</text:p>
          </table:table-cell>
          <table:table-cell office:value-type="float" office:value="12835487.429237345" table:formula="msoxl:=Z509+AA508" table:style-name="ce14">
            <text:p>12,835,487</text:p>
          </table:table-cell>
          <table:table-cell office:value-type="float" office:value="25000" table:formula="msoxl:=AA509-AA508" table:style-name="ce14">
            <text:p>25,000</text:p>
          </table:table-cell>
          <table:table-cell office:value-type="percentage" office:value="0" table:formula="msoxl:=AB509/AB50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08" table:style-name="ce22">
            <text:p>508</text:p>
          </table:table-cell>
          <table:table-cell office:value-type="float" office:value="500573.416207559" table:formula="msoxl:=C509+C509*0.001" table:style-name="ce23">
            <text:p>500,573</text:p>
          </table:table-cell>
          <table:table-cell office:value-type="float" office:value="163885197.73245436" table:formula="msoxl:=C510+D509" table:style-name="ce16">
            <text:p>163,885,198</text:p>
          </table:table-cell>
          <table:table-cell office:value-type="float" office:value="500.07334286469268" table:formula="msoxl:=C510-C509" table:style-name="ce16">
            <text:p>500</text:p>
          </table:table-cell>
          <table:table-cell office:value-type="percentage" office:value="9.9999999999988987E-4" table:formula="msoxl:=(C510/C509)-1" table:style-name="ce13">
            <text:p>0.10%</text:p>
          </table:table-cell>
          <table:table-cell office:value-type="percentage" office:value="0" table:formula="msoxl:=F509-F510" table:style-name="ce13">
            <text:p>0.00%</text:p>
          </table:table-cell>
          <table:table-cell office:value-type="float" office:value="55" table:formula="msoxl:=IF(I510=I509,1+H509,1)" table:style-name="ce34">
            <text:p>55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510=I509,J509,J509+1)" table:style-name="ce23">
            <text:p>16</text:p>
          </table:table-cell>
          <table:table-cell office:value-type="float" office:value="31285.838512972437" table:formula="msoxl:=C510/J510" table:style-name="ce14">
            <text:p>31,286</text:p>
          </table:table-cell>
          <table:table-cell office:value-type="float" office:value="13225836.896157216" table:formula="msoxl:=K510+L509" table:style-name="ce14">
            <text:p>13,225,837</text:p>
          </table:table-cell>
          <table:table-cell office:value-type="float" office:value="31285.838512971997" table:formula="msoxl:=L510-L509" table:style-name="ce14">
            <text:p>31,286</text:p>
          </table:table-cell>
          <table:table-cell office:value-type="percentage" office:value="9.999999999901199E-4" table:formula="msoxl:=M510/M50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08" table:style-name="ce22">
            <text:p>508</text:p>
          </table:table-cell>
          <table:table-cell office:value-type="float" office:value="350000" table:style-name="ce23">
            <text:p>350,000</text:p>
          </table:table-cell>
          <table:table-cell office:value-type="float" office:value="138150000" table:formula="msoxl:=S510+T509" table:style-name="ce16">
            <text:p>138,150,000</text:p>
          </table:table-cell>
          <table:table-cell office:value-type="float" office:value="0" table:formula="msoxl:=S510-S509" table:style-name="ce17">
            <text:p>0</text:p>
          </table:table-cell>
          <table:table-cell office:value-type="percentage" office:value="0" table:formula="msoxl:=(S510/S509)-1" table:style-name="ce13">
            <text:p>0.00%</text:p>
          </table:table-cell>
          <table:table-cell office:value-type="percentage" office:value="0" table:formula="msoxl:=V509-V510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510=X509,Y509,Y509+1)" table:style-name="ce23">
            <text:p>14</text:p>
          </table:table-cell>
          <table:table-cell office:value-type="float" office:value="25000" table:formula="msoxl:=S510/Y510" table:style-name="ce14">
            <text:p>25,000</text:p>
          </table:table-cell>
          <table:table-cell office:value-type="float" office:value="12860487.429237345" table:formula="msoxl:=Z510+AA509" table:style-name="ce14">
            <text:p>12,860,487</text:p>
          </table:table-cell>
          <table:table-cell office:value-type="float" office:value="25000" table:formula="msoxl:=AA510-AA509" table:style-name="ce14">
            <text:p>25,000</text:p>
          </table:table-cell>
          <table:table-cell office:value-type="percentage" office:value="0" table:formula="msoxl:=AB510/AB50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09" table:style-name="ce22">
            <text:p>509</text:p>
          </table:table-cell>
          <table:table-cell office:value-type="float" office:value="501073.98962376657" table:formula="msoxl:=C510+C510*0.001" table:style-name="ce23">
            <text:p>501,074</text:p>
          </table:table-cell>
          <table:table-cell office:value-type="float" office:value="164386271.72207811" table:formula="msoxl:=C511+D510" table:style-name="ce16">
            <text:p>164,386,272</text:p>
          </table:table-cell>
          <table:table-cell office:value-type="float" office:value="500.57341620756779" table:formula="msoxl:=C511-C510" table:style-name="ce16">
            <text:p>501</text:p>
          </table:table-cell>
          <table:table-cell office:value-type="percentage" office:value="1.0000000000001119E-3" table:formula="msoxl:=(C511/C510)-1" table:style-name="ce13">
            <text:p>0.10%</text:p>
          </table:table-cell>
          <table:table-cell office:value-type="percentage" office:value="-2.2204460492503131E-16" table:formula="msoxl:=F510-F511" table:style-name="ce13">
            <text:p>0.00%</text:p>
          </table:table-cell>
          <table:table-cell office:value-type="float" office:value="56" table:formula="msoxl:=IF(I511=I510,1+H510,1)" table:style-name="ce34">
            <text:p>56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511=I510,J510,J510+1)" table:style-name="ce23">
            <text:p>16</text:p>
          </table:table-cell>
          <table:table-cell office:value-type="float" office:value="31317.12435148541" table:formula="msoxl:=C511/J511" table:style-name="ce14">
            <text:p>31,317</text:p>
          </table:table-cell>
          <table:table-cell office:value-type="float" office:value="13257154.020508701" table:formula="msoxl:=K511+L510" table:style-name="ce14">
            <text:p>13,257,154</text:p>
          </table:table-cell>
          <table:table-cell office:value-type="float" office:value="31317.124351484701" table:formula="msoxl:=L511-L510" table:style-name="ce14">
            <text:p>31,317</text:p>
          </table:table-cell>
          <table:table-cell office:value-type="percentage" office:value="9.9999999999145217E-4" table:formula="msoxl:=M511/M51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09" table:style-name="ce22">
            <text:p>509</text:p>
          </table:table-cell>
          <table:table-cell office:value-type="float" office:value="350000" table:style-name="ce23">
            <text:p>350,000</text:p>
          </table:table-cell>
          <table:table-cell office:value-type="float" office:value="138500000" table:formula="msoxl:=S511+T510" table:style-name="ce16">
            <text:p>138,500,000</text:p>
          </table:table-cell>
          <table:table-cell office:value-type="float" office:value="0" table:formula="msoxl:=S511-S510" table:style-name="ce17">
            <text:p>0</text:p>
          </table:table-cell>
          <table:table-cell office:value-type="percentage" office:value="0" table:formula="msoxl:=(S511/S510)-1" table:style-name="ce13">
            <text:p>0.00%</text:p>
          </table:table-cell>
          <table:table-cell office:value-type="percentage" office:value="0" table:formula="msoxl:=V510-V511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511=X510,Y510,Y510+1)" table:style-name="ce23">
            <text:p>14</text:p>
          </table:table-cell>
          <table:table-cell office:value-type="float" office:value="25000" table:formula="msoxl:=S511/Y511" table:style-name="ce14">
            <text:p>25,000</text:p>
          </table:table-cell>
          <table:table-cell office:value-type="float" office:value="12885487.429237345" table:formula="msoxl:=Z511+AA510" table:style-name="ce14">
            <text:p>12,885,487</text:p>
          </table:table-cell>
          <table:table-cell office:value-type="float" office:value="25000" table:formula="msoxl:=AA511-AA510" table:style-name="ce14">
            <text:p>25,000</text:p>
          </table:table-cell>
          <table:table-cell office:value-type="percentage" office:value="0" table:formula="msoxl:=AB511/AB51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10" table:style-name="ce22">
            <text:p>510</text:p>
          </table:table-cell>
          <table:table-cell office:value-type="float" office:value="501575.06361339032" table:formula="msoxl:=C511+C511*0.001" table:style-name="ce23">
            <text:p>501,575</text:p>
          </table:table-cell>
          <table:table-cell office:value-type="float" office:value="164887846.7856915" table:formula="msoxl:=C512+D511" table:style-name="ce16">
            <text:p>164,887,847</text:p>
          </table:table-cell>
          <table:table-cell office:value-type="float" office:value="501.07398962375009" table:formula="msoxl:=C512-C511" table:style-name="ce16">
            <text:p>501</text:p>
          </table:table-cell>
          <table:table-cell office:value-type="percentage" office:value="9.9999999999988987E-4" table:formula="msoxl:=(C512/C511)-1" table:style-name="ce13">
            <text:p>0.10%</text:p>
          </table:table-cell>
          <table:table-cell office:value-type="percentage" office:value="2.2204460492503131E-16" table:formula="msoxl:=F511-F512" table:style-name="ce13">
            <text:p>0.00%</text:p>
          </table:table-cell>
          <table:table-cell office:value-type="float" office:value="57" table:formula="msoxl:=IF(I512=I511,1+H511,1)" table:style-name="ce34">
            <text:p>57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512=I511,J511,J511+1)" table:style-name="ce23">
            <text:p>16</text:p>
          </table:table-cell>
          <table:table-cell office:value-type="float" office:value="31348.441475836895" table:formula="msoxl:=C512/J512" table:style-name="ce14">
            <text:p>31,348</text:p>
          </table:table-cell>
          <table:table-cell office:value-type="float" office:value="13288502.461984538" table:formula="msoxl:=K512+L511" table:style-name="ce14">
            <text:p>13,288,502</text:p>
          </table:table-cell>
          <table:table-cell office:value-type="float" office:value="31348.44147583656" table:formula="msoxl:=L512-L511" table:style-name="ce14">
            <text:p>31,348</text:p>
          </table:table-cell>
          <table:table-cell office:value-type="percentage" office:value="1.0000000000118803E-3" table:formula="msoxl:=M512/M51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10" table:style-name="ce22">
            <text:p>510</text:p>
          </table:table-cell>
          <table:table-cell office:value-type="float" office:value="350000" table:style-name="ce23">
            <text:p>350,000</text:p>
          </table:table-cell>
          <table:table-cell office:value-type="float" office:value="138850000" table:formula="msoxl:=S512+T511" table:style-name="ce16">
            <text:p>138,850,000</text:p>
          </table:table-cell>
          <table:table-cell office:value-type="float" office:value="0" table:formula="msoxl:=S512-S511" table:style-name="ce17">
            <text:p>0</text:p>
          </table:table-cell>
          <table:table-cell office:value-type="percentage" office:value="0" table:formula="msoxl:=(S512/S511)-1" table:style-name="ce13">
            <text:p>0.00%</text:p>
          </table:table-cell>
          <table:table-cell office:value-type="percentage" office:value="0" table:formula="msoxl:=V511-V512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512=X511,Y511,Y511+1)" table:style-name="ce23">
            <text:p>14</text:p>
          </table:table-cell>
          <table:table-cell office:value-type="float" office:value="25000" table:formula="msoxl:=S512/Y512" table:style-name="ce14">
            <text:p>25,000</text:p>
          </table:table-cell>
          <table:table-cell office:value-type="float" office:value="12910487.429237345" table:formula="msoxl:=Z512+AA511" table:style-name="ce14">
            <text:p>12,910,487</text:p>
          </table:table-cell>
          <table:table-cell office:value-type="float" office:value="25000" table:formula="msoxl:=AA512-AA511" table:style-name="ce14">
            <text:p>25,000</text:p>
          </table:table-cell>
          <table:table-cell office:value-type="percentage" office:value="0" table:formula="msoxl:=AB512/AB51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11" table:style-name="ce22">
            <text:p>511</text:p>
          </table:table-cell>
          <table:table-cell office:value-type="float" office:value="502076.63867700374" table:formula="msoxl:=C512+C512*0.001" table:style-name="ce23">
            <text:p>502,077</text:p>
          </table:table-cell>
          <table:table-cell office:value-type="float" office:value="165389923.4243685" table:formula="msoxl:=C513+D512" table:style-name="ce16">
            <text:p>165,389,923</text:p>
          </table:table-cell>
          <table:table-cell office:value-type="float" office:value="501.57506361341802" table:formula="msoxl:=C513-C512" table:style-name="ce16">
            <text:p>502</text:p>
          </table:table-cell>
          <table:table-cell office:value-type="percentage" office:value="1.0000000000001119E-3" table:formula="msoxl:=(C513/C512)-1" table:style-name="ce13">
            <text:p>0.10%</text:p>
          </table:table-cell>
          <table:table-cell office:value-type="percentage" office:value="-2.2204460492503131E-16" table:formula="msoxl:=F512-F513" table:style-name="ce13">
            <text:p>0.00%</text:p>
          </table:table-cell>
          <table:table-cell office:value-type="float" office:value="58" table:formula="msoxl:=IF(I513=I512,1+H512,1)" table:style-name="ce34">
            <text:p>58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513=I512,J512,J512+1)" table:style-name="ce23">
            <text:p>16</text:p>
          </table:table-cell>
          <table:table-cell office:value-type="float" office:value="31379.789917312733" table:formula="msoxl:=C513/J513" table:style-name="ce14">
            <text:p>31,380</text:p>
          </table:table-cell>
          <table:table-cell office:value-type="float" office:value="13319882.25190185" table:formula="msoxl:=K513+L512" table:style-name="ce14">
            <text:p>13,319,882</text:p>
          </table:table-cell>
          <table:table-cell office:value-type="float" office:value="31379.789917312562" table:formula="msoxl:=L513-L512" table:style-name="ce14">
            <text:p>31,380</text:p>
          </table:table-cell>
          <table:table-cell office:value-type="percentage" office:value="1.0000000000052189E-3" table:formula="msoxl:=M513/M51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11" table:style-name="ce22">
            <text:p>511</text:p>
          </table:table-cell>
          <table:table-cell office:value-type="float" office:value="350000" table:style-name="ce23">
            <text:p>350,000</text:p>
          </table:table-cell>
          <table:table-cell office:value-type="float" office:value="139200000" table:formula="msoxl:=S513+T512" table:style-name="ce16">
            <text:p>139,200,000</text:p>
          </table:table-cell>
          <table:table-cell office:value-type="float" office:value="0" table:formula="msoxl:=S513-S512" table:style-name="ce17">
            <text:p>0</text:p>
          </table:table-cell>
          <table:table-cell office:value-type="percentage" office:value="0" table:formula="msoxl:=(S513/S512)-1" table:style-name="ce13">
            <text:p>0.00%</text:p>
          </table:table-cell>
          <table:table-cell office:value-type="percentage" office:value="0" table:formula="msoxl:=V512-V513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513=X512,Y512,Y512+1)" table:style-name="ce23">
            <text:p>14</text:p>
          </table:table-cell>
          <table:table-cell office:value-type="float" office:value="25000" table:formula="msoxl:=S513/Y513" table:style-name="ce14">
            <text:p>25,000</text:p>
          </table:table-cell>
          <table:table-cell office:value-type="float" office:value="12935487.429237345" table:formula="msoxl:=Z513+AA512" table:style-name="ce14">
            <text:p>12,935,487</text:p>
          </table:table-cell>
          <table:table-cell office:value-type="float" office:value="25000" table:formula="msoxl:=AA513-AA512" table:style-name="ce14">
            <text:p>25,000</text:p>
          </table:table-cell>
          <table:table-cell office:value-type="percentage" office:value="0" table:formula="msoxl:=AB513/AB51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12" table:style-name="ce22">
            <text:p>512</text:p>
          </table:table-cell>
          <table:table-cell office:value-type="float" office:value="502578.71531568072" table:formula="msoxl:=C513+C513*0.001" table:style-name="ce23">
            <text:p>502,579</text:p>
          </table:table-cell>
          <table:table-cell office:value-type="float" office:value="165892502.13968417" table:formula="msoxl:=C514+D513" table:style-name="ce16">
            <text:p>165,892,502</text:p>
          </table:table-cell>
          <table:table-cell office:value-type="float" office:value="502.07663867698284" table:formula="msoxl:=C514-C513" table:style-name="ce16">
            <text:p>502</text:p>
          </table:table-cell>
          <table:table-cell office:value-type="percentage" office:value="9.9999999999988987E-4" table:formula="msoxl:=(C514/C513)-1" table:style-name="ce13">
            <text:p>0.10%</text:p>
          </table:table-cell>
          <table:table-cell office:value-type="percentage" office:value="2.2204460492503131E-16" table:formula="msoxl:=F513-F514" table:style-name="ce13">
            <text:p>0.00%</text:p>
          </table:table-cell>
          <table:table-cell office:value-type="float" office:value="59" table:formula="msoxl:=IF(I514=I513,1+H513,1)" table:style-name="ce34">
            <text:p>59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514=I513,J513,J513+1)" table:style-name="ce23">
            <text:p>16</text:p>
          </table:table-cell>
          <table:table-cell office:value-type="float" office:value="31411.169707230045" table:formula="msoxl:=C514/J514" table:style-name="ce14">
            <text:p>31,411</text:p>
          </table:table-cell>
          <table:table-cell office:value-type="float" office:value="13351293.421609079" table:formula="msoxl:=K514+L513" table:style-name="ce14">
            <text:p>13,351,293</text:p>
          </table:table-cell>
          <table:table-cell office:value-type="float" office:value="31411.169707229361" table:formula="msoxl:=L514-L513" table:style-name="ce14">
            <text:p>31,411</text:p>
          </table:table-cell>
          <table:table-cell office:value-type="percentage" office:value="9.9999999998368061E-4" table:formula="msoxl:=M514/M51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12" table:style-name="ce22">
            <text:p>512</text:p>
          </table:table-cell>
          <table:table-cell office:value-type="float" office:value="350000" table:style-name="ce23">
            <text:p>350,000</text:p>
          </table:table-cell>
          <table:table-cell office:value-type="float" office:value="139550000" table:formula="msoxl:=S514+T513" table:style-name="ce16">
            <text:p>139,550,000</text:p>
          </table:table-cell>
          <table:table-cell office:value-type="float" office:value="0" table:formula="msoxl:=S514-S513" table:style-name="ce17">
            <text:p>0</text:p>
          </table:table-cell>
          <table:table-cell office:value-type="percentage" office:value="0" table:formula="msoxl:=(S514/S513)-1" table:style-name="ce13">
            <text:p>0.00%</text:p>
          </table:table-cell>
          <table:table-cell office:value-type="percentage" office:value="0" table:formula="msoxl:=V513-V514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514=X513,Y513,Y513+1)" table:style-name="ce23">
            <text:p>14</text:p>
          </table:table-cell>
          <table:table-cell office:value-type="float" office:value="25000" table:formula="msoxl:=S514/Y514" table:style-name="ce14">
            <text:p>25,000</text:p>
          </table:table-cell>
          <table:table-cell office:value-type="float" office:value="12960487.429237345" table:formula="msoxl:=Z514+AA513" table:style-name="ce14">
            <text:p>12,960,487</text:p>
          </table:table-cell>
          <table:table-cell office:value-type="float" office:value="25000" table:formula="msoxl:=AA514-AA513" table:style-name="ce14">
            <text:p>25,000</text:p>
          </table:table-cell>
          <table:table-cell office:value-type="percentage" office:value="0" table:formula="msoxl:=AB514/AB51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13" table:style-name="ce22">
            <text:p>513</text:p>
          </table:table-cell>
          <table:table-cell office:value-type="float" office:value="503081.29403099639" table:formula="msoxl:=C514+C514*0.001" table:style-name="ce23">
            <text:p>503,081</text:p>
          </table:table-cell>
          <table:table-cell office:value-type="float" office:value="166395583.43371516" table:formula="msoxl:=C515+D514" table:style-name="ce16">
            <text:p>166,395,583</text:p>
          </table:table-cell>
          <table:table-cell office:value-type="float" office:value="502.57871531567071" table:formula="msoxl:=C515-C514" table:style-name="ce16">
            <text:p>503</text:p>
          </table:table-cell>
          <table:table-cell office:value-type="percentage" office:value="9.9999999999988987E-4" table:formula="msoxl:=(C515/C514)-1" table:style-name="ce13">
            <text:p>0.10%</text:p>
          </table:table-cell>
          <table:table-cell office:value-type="percentage" office:value="0" table:formula="msoxl:=F514-F515" table:style-name="ce13">
            <text:p>0.00%</text:p>
          </table:table-cell>
          <table:table-cell office:value-type="float" office:value="60" table:formula="msoxl:=IF(I515=I514,1+H514,1)" table:style-name="ce34">
            <text:p>60</text:p>
          </table:table-cell>
          <table:table-cell office:value-type="string" table:style-name="ce23">
            <text:p>Aegiso</text:p>
          </table:table-cell>
          <table:table-cell office:value-type="float" office:value="16" table:formula="msoxl:=IF(I515=I514,J514,J514+1)" table:style-name="ce23">
            <text:p>16</text:p>
          </table:table-cell>
          <table:table-cell office:value-type="float" office:value="31442.580876937274" table:formula="msoxl:=C515/J515" table:style-name="ce14">
            <text:p>31,443</text:p>
          </table:table-cell>
          <table:table-cell office:value-type="float" office:value="13382736.002486017" table:formula="msoxl:=K515+L514" table:style-name="ce14">
            <text:p>13,382,736</text:p>
          </table:table-cell>
          <table:table-cell office:value-type="float" office:value="31442.580876937136" table:formula="msoxl:=L515-L514" table:style-name="ce14">
            <text:p>31,443</text:p>
          </table:table-cell>
          <table:table-cell office:value-type="percentage" office:value="1.0000000000174314E-3" table:formula="msoxl:=M515/M51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13" table:style-name="ce22">
            <text:p>513</text:p>
          </table:table-cell>
          <table:table-cell office:value-type="float" office:value="350000" table:style-name="ce23">
            <text:p>350,000</text:p>
          </table:table-cell>
          <table:table-cell office:value-type="float" office:value="139900000" table:formula="msoxl:=S515+T514" table:style-name="ce16">
            <text:p>139,900,000</text:p>
          </table:table-cell>
          <table:table-cell office:value-type="float" office:value="0" table:formula="msoxl:=S515-S514" table:style-name="ce17">
            <text:p>0</text:p>
          </table:table-cell>
          <table:table-cell office:value-type="percentage" office:value="0" table:formula="msoxl:=(S515/S514)-1" table:style-name="ce13">
            <text:p>0.00%</text:p>
          </table:table-cell>
          <table:table-cell office:value-type="percentage" office:value="0" table:formula="msoxl:=V514-V515" table:style-name="ce13">
            <text:p>0.00%</text:p>
          </table:table-cell>
          <table:table-cell office:value-type="string" table:style-name="ce22">
            <text:p>Duro</text:p>
          </table:table-cell>
          <table:table-cell office:value-type="float" office:value="14" table:formula="msoxl:=IF(X515=X514,Y514,Y514+1)" table:style-name="ce23">
            <text:p>14</text:p>
          </table:table-cell>
          <table:table-cell office:value-type="float" office:value="25000" table:formula="msoxl:=S515/Y515" table:style-name="ce14">
            <text:p>25,000</text:p>
          </table:table-cell>
          <table:table-cell office:value-type="float" office:value="12985487.429237345" table:formula="msoxl:=Z515+AA514" table:style-name="ce14">
            <text:p>12,985,487</text:p>
          </table:table-cell>
          <table:table-cell office:value-type="float" office:value="25000" table:formula="msoxl:=AA515-AA514" table:style-name="ce14">
            <text:p>25,000</text:p>
          </table:table-cell>
          <table:table-cell office:value-type="percentage" office:value="0" table:formula="msoxl:=AB515/AB51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14" table:style-name="ce22">
            <text:p>514</text:p>
          </table:table-cell>
          <table:table-cell office:value-type="float" office:value="503584.37532502739" table:formula="msoxl:=C515+C515*0.001" table:style-name="ce23">
            <text:p>503,584</text:p>
          </table:table-cell>
          <table:table-cell office:value-type="float" office:value="166899167.80904019" table:formula="msoxl:=C516+D515" table:style-name="ce16">
            <text:p>166,899,168</text:p>
          </table:table-cell>
          <table:table-cell office:value-type="float" office:value="503.08129403099883" table:formula="msoxl:=C516-C515" table:style-name="ce16">
            <text:p>503</text:p>
          </table:table-cell>
          <table:table-cell office:value-type="percentage" office:value="1.0000000000001119E-3" table:formula="msoxl:=(C516/C515)-1" table:style-name="ce13">
            <text:p>0.10%</text:p>
          </table:table-cell>
          <table:table-cell office:value-type="percentage" office:value="-2.2204460492503131E-16" table:formula="msoxl:=F515-F516" table:style-name="ce13">
            <text:p>0.00%</text:p>
          </table:table-cell>
          <table:table-cell office:value-type="float" office:value="1" table:formula="msoxl:=IF(I516=I515,1+H515,1)" table:style-name="ce34">
            <text:p>1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16=I515,J515,J515+1)" table:style-name="ce23">
            <text:p>17</text:p>
          </table:table-cell>
          <table:table-cell office:value-type="float" office:value="29622.610313236906" table:formula="msoxl:=C516/J516" table:style-name="ce14">
            <text:p>29,623</text:p>
          </table:table-cell>
          <table:table-cell office:value-type="float" office:value="13412358.612799253" table:formula="msoxl:=K516+L515" table:style-name="ce14">
            <text:p>13,412,359</text:p>
          </table:table-cell>
          <table:table-cell office:value-type="float" office:value="29622.610313236713" table:formula="msoxl:=L516-L515" table:style-name="ce14">
            <text:p>29,623</text:p>
          </table:table-cell>
          <table:table-cell office:value-type="percentage" office:value="-5.7882352941178383E-2" table:formula="msoxl:=M516/M515-1" table:style-name="ce13">
            <text:p>-5.79%</text:p>
          </table:table-cell>
          <table:table-cell table:number-columns-repeated="2" table:style-name="ce22"/>
          <table:table-cell table:style-name="ce23"/>
          <table:table-cell office:value-type="float" office:value="514" table:style-name="ce22">
            <text:p>514</text:p>
          </table:table-cell>
          <table:table-cell office:value-type="float" office:value="350000" table:style-name="ce23">
            <text:p>350,000</text:p>
          </table:table-cell>
          <table:table-cell office:value-type="float" office:value="140250000" table:formula="msoxl:=S516+T515" table:style-name="ce16">
            <text:p>140,250,000</text:p>
          </table:table-cell>
          <table:table-cell office:value-type="float" office:value="0" table:formula="msoxl:=S516-S515" table:style-name="ce17">
            <text:p>0</text:p>
          </table:table-cell>
          <table:table-cell office:value-type="percentage" office:value="0" table:formula="msoxl:=(S516/S515)-1" table:style-name="ce13">
            <text:p>0.00%</text:p>
          </table:table-cell>
          <table:table-cell office:value-type="percentage" office:value="0" table:formula="msoxl:=V515-V516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16=X515,Y515,Y515+1)" table:style-name="ce23">
            <text:p>15</text:p>
          </table:table-cell>
          <table:table-cell office:value-type="float" office:value="23333.333333333332" table:formula="msoxl:=S516/Y516" table:style-name="ce14">
            <text:p>23,333</text:p>
          </table:table-cell>
          <table:table-cell office:value-type="float" office:value="13008820.762570679" table:formula="msoxl:=Z516+AA515" table:style-name="ce14">
            <text:p>13,008,821</text:p>
          </table:table-cell>
          <table:table-cell office:value-type="float" office:value="23333.333333333954" table:formula="msoxl:=AA516-AA515" table:style-name="ce14">
            <text:p>23,333</text:p>
          </table:table-cell>
          <table:table-cell office:value-type="percentage" office:value="-6.6666666666641783E-2" table:formula="msoxl:=AB516/AB515-1" table:style-name="ce13">
            <text:p>-6.67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15" table:style-name="ce22">
            <text:p>515</text:p>
          </table:table-cell>
          <table:table-cell office:value-type="float" office:value="504087.9597003524" table:formula="msoxl:=C516+C516*0.001" table:style-name="ce23">
            <text:p>504,088</text:p>
          </table:table-cell>
          <table:table-cell office:value-type="float" office:value="167403255.76874053" table:formula="msoxl:=C517+D516" table:style-name="ce16">
            <text:p>167,403,256</text:p>
          </table:table-cell>
          <table:table-cell office:value-type="float" office:value="503.5843753250083" table:formula="msoxl:=C517-C516" table:style-name="ce16">
            <text:p>504</text:p>
          </table:table-cell>
          <table:table-cell office:value-type="percentage" office:value="9.9999999999988987E-4" table:formula="msoxl:=(C517/C516)-1" table:style-name="ce13">
            <text:p>0.10%</text:p>
          </table:table-cell>
          <table:table-cell office:value-type="percentage" office:value="2.2204460492503131E-16" table:formula="msoxl:=F516-F517" table:style-name="ce13">
            <text:p>0.00%</text:p>
          </table:table-cell>
          <table:table-cell office:value-type="float" office:value="2" table:formula="msoxl:=IF(I517=I516,1+H516,1)" table:style-name="ce34">
            <text:p>2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17=I516,J516,J516+1)" table:style-name="ce23">
            <text:p>17</text:p>
          </table:table-cell>
          <table:table-cell office:value-type="float" office:value="29652.232923550142" table:formula="msoxl:=C517/J517" table:style-name="ce14">
            <text:p>29,652</text:p>
          </table:table-cell>
          <table:table-cell office:value-type="float" office:value="13442010.845722804" table:formula="msoxl:=K517+L516" table:style-name="ce14">
            <text:p>13,442,011</text:p>
          </table:table-cell>
          <table:table-cell office:value-type="float" office:value="29652.232923550531" table:formula="msoxl:=L517-L516" table:style-name="ce14">
            <text:p>29,652</text:p>
          </table:table-cell>
          <table:table-cell office:value-type="percentage" office:value="1.0000000000196518E-3" table:formula="msoxl:=M517/M51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15" table:style-name="ce22">
            <text:p>515</text:p>
          </table:table-cell>
          <table:table-cell office:value-type="float" office:value="350000" table:style-name="ce23">
            <text:p>350,000</text:p>
          </table:table-cell>
          <table:table-cell office:value-type="float" office:value="140600000" table:formula="msoxl:=S517+T516" table:style-name="ce16">
            <text:p>140,600,000</text:p>
          </table:table-cell>
          <table:table-cell office:value-type="float" office:value="0" table:formula="msoxl:=S517-S516" table:style-name="ce17">
            <text:p>0</text:p>
          </table:table-cell>
          <table:table-cell office:value-type="percentage" office:value="0" table:formula="msoxl:=(S517/S516)-1" table:style-name="ce13">
            <text:p>0.00%</text:p>
          </table:table-cell>
          <table:table-cell office:value-type="percentage" office:value="0" table:formula="msoxl:=V516-V517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17=X516,Y516,Y516+1)" table:style-name="ce23">
            <text:p>15</text:p>
          </table:table-cell>
          <table:table-cell office:value-type="float" office:value="23333.333333333332" table:formula="msoxl:=S517/Y517" table:style-name="ce14">
            <text:p>23,333</text:p>
          </table:table-cell>
          <table:table-cell office:value-type="float" office:value="13032154.095904013" table:formula="msoxl:=Z517+AA516" table:style-name="ce14">
            <text:p>13,032,154</text:p>
          </table:table-cell>
          <table:table-cell office:value-type="float" office:value="23333.333333333954" table:formula="msoxl:=AA517-AA516" table:style-name="ce14">
            <text:p>23,333</text:p>
          </table:table-cell>
          <table:table-cell office:value-type="percentage" office:value="0" table:formula="msoxl:=AB517/AB51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16" table:style-name="ce22">
            <text:p>516</text:p>
          </table:table-cell>
          <table:table-cell office:value-type="float" office:value="504592.04766005278" table:formula="msoxl:=C517+C517*0.001" table:style-name="ce23">
            <text:p>504,592</text:p>
          </table:table-cell>
          <table:table-cell office:value-type="float" office:value="167907847.81640059" table:formula="msoxl:=C518+D517" table:style-name="ce16">
            <text:p>167,907,848</text:p>
          </table:table-cell>
          <table:table-cell office:value-type="float" office:value="504.08795970038045" table:formula="msoxl:=C518-C517" table:style-name="ce16">
            <text:p>504</text:p>
          </table:table-cell>
          <table:table-cell office:value-type="percentage" office:value="1.0000000000001119E-3" table:formula="msoxl:=(C518/C517)-1" table:style-name="ce13">
            <text:p>0.10%</text:p>
          </table:table-cell>
          <table:table-cell office:value-type="percentage" office:value="-2.2204460492503131E-16" table:formula="msoxl:=F517-F518" table:style-name="ce13">
            <text:p>0.00%</text:p>
          </table:table-cell>
          <table:table-cell office:value-type="float" office:value="3" table:formula="msoxl:=IF(I518=I517,1+H517,1)" table:style-name="ce34">
            <text:p>3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18=I517,J517,J517+1)" table:style-name="ce23">
            <text:p>17</text:p>
          </table:table-cell>
          <table:table-cell office:value-type="float" office:value="29681.885156473694" table:formula="msoxl:=C518/J518" table:style-name="ce14">
            <text:p>29,682</text:p>
          </table:table-cell>
          <table:table-cell office:value-type="float" office:value="13471692.730879277" table:formula="msoxl:=K518+L517" table:style-name="ce14">
            <text:p>13,471,693</text:p>
          </table:table-cell>
          <table:table-cell office:value-type="float" office:value="29681.885156473145" table:formula="msoxl:=L518-L517" table:style-name="ce14">
            <text:p>29,682</text:p>
          </table:table-cell>
          <table:table-cell office:value-type="percentage" office:value="9.9999999996835953E-4" table:formula="msoxl:=M518/M51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16" table:style-name="ce22">
            <text:p>516</text:p>
          </table:table-cell>
          <table:table-cell office:value-type="float" office:value="350000" table:style-name="ce23">
            <text:p>350,000</text:p>
          </table:table-cell>
          <table:table-cell office:value-type="float" office:value="140950000" table:formula="msoxl:=S518+T517" table:style-name="ce16">
            <text:p>140,950,000</text:p>
          </table:table-cell>
          <table:table-cell office:value-type="float" office:value="0" table:formula="msoxl:=S518-S517" table:style-name="ce17">
            <text:p>0</text:p>
          </table:table-cell>
          <table:table-cell office:value-type="percentage" office:value="0" table:formula="msoxl:=(S518/S517)-1" table:style-name="ce13">
            <text:p>0.00%</text:p>
          </table:table-cell>
          <table:table-cell office:value-type="percentage" office:value="0" table:formula="msoxl:=V517-V518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18=X517,Y517,Y517+1)" table:style-name="ce23">
            <text:p>15</text:p>
          </table:table-cell>
          <table:table-cell office:value-type="float" office:value="23333.333333333332" table:formula="msoxl:=S518/Y518" table:style-name="ce14">
            <text:p>23,333</text:p>
          </table:table-cell>
          <table:table-cell office:value-type="float" office:value="13055487.429237347" table:formula="msoxl:=Z518+AA517" table:style-name="ce14">
            <text:p>13,055,487</text:p>
          </table:table-cell>
          <table:table-cell office:value-type="float" office:value="23333.333333333954" table:formula="msoxl:=AA518-AA517" table:style-name="ce14">
            <text:p>23,333</text:p>
          </table:table-cell>
          <table:table-cell office:value-type="percentage" office:value="0" table:formula="msoxl:=AB518/AB51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17" table:style-name="ce22">
            <text:p>517</text:p>
          </table:table-cell>
          <table:table-cell office:value-type="float" office:value="505096.63970771281" table:formula="msoxl:=C518+C518*0.001" table:style-name="ce23">
            <text:p>505,097</text:p>
          </table:table-cell>
          <table:table-cell office:value-type="float" office:value="168412944.4561083" table:formula="msoxl:=C519+D518" table:style-name="ce16">
            <text:p>168,412,944</text:p>
          </table:table-cell>
          <table:table-cell office:value-type="float" office:value="504.59204766002949" table:formula="msoxl:=C519-C518" table:style-name="ce16">
            <text:p>505</text:p>
          </table:table-cell>
          <table:table-cell office:value-type="percentage" office:value="9.9999999999988987E-4" table:formula="msoxl:=(C519/C518)-1" table:style-name="ce13">
            <text:p>0.10%</text:p>
          </table:table-cell>
          <table:table-cell office:value-type="percentage" office:value="2.2204460492503131E-16" table:formula="msoxl:=F518-F519" table:style-name="ce13">
            <text:p>0.00%</text:p>
          </table:table-cell>
          <table:table-cell office:value-type="float" office:value="4" table:formula="msoxl:=IF(I519=I518,1+H518,1)" table:style-name="ce34">
            <text:p>4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19=I518,J518,J518+1)" table:style-name="ce23">
            <text:p>17</text:p>
          </table:table-cell>
          <table:table-cell office:value-type="float" office:value="29711.567041630165" table:formula="msoxl:=C519/J519" table:style-name="ce14">
            <text:p>29,712</text:p>
          </table:table-cell>
          <table:table-cell office:value-type="float" office:value="13501404.297920907" table:formula="msoxl:=K519+L518" table:style-name="ce14">
            <text:p>13,501,404</text:p>
          </table:table-cell>
          <table:table-cell office:value-type="float" office:value="29711.567041629925" table:formula="msoxl:=L519-L518" table:style-name="ce14">
            <text:p>29,712</text:p>
          </table:table-cell>
          <table:table-cell office:value-type="percentage" office:value="1.000000000010326E-3" table:formula="msoxl:=M519/M51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17" table:style-name="ce22">
            <text:p>517</text:p>
          </table:table-cell>
          <table:table-cell office:value-type="float" office:value="350000" table:style-name="ce23">
            <text:p>350,000</text:p>
          </table:table-cell>
          <table:table-cell office:value-type="float" office:value="141300000" table:formula="msoxl:=S519+T518" table:style-name="ce16">
            <text:p>141,300,000</text:p>
          </table:table-cell>
          <table:table-cell office:value-type="float" office:value="0" table:formula="msoxl:=S519-S518" table:style-name="ce17">
            <text:p>0</text:p>
          </table:table-cell>
          <table:table-cell office:value-type="percentage" office:value="0" table:formula="msoxl:=(S519/S518)-1" table:style-name="ce13">
            <text:p>0.00%</text:p>
          </table:table-cell>
          <table:table-cell office:value-type="percentage" office:value="0" table:formula="msoxl:=V518-V519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19=X518,Y518,Y518+1)" table:style-name="ce23">
            <text:p>15</text:p>
          </table:table-cell>
          <table:table-cell office:value-type="float" office:value="23333.333333333332" table:formula="msoxl:=S519/Y519" table:style-name="ce14">
            <text:p>23,333</text:p>
          </table:table-cell>
          <table:table-cell office:value-type="float" office:value="13078820.762570681" table:formula="msoxl:=Z519+AA518" table:style-name="ce14">
            <text:p>13,078,821</text:p>
          </table:table-cell>
          <table:table-cell office:value-type="float" office:value="23333.333333333954" table:formula="msoxl:=AA519-AA518" table:style-name="ce14">
            <text:p>23,333</text:p>
          </table:table-cell>
          <table:table-cell office:value-type="percentage" office:value="0" table:formula="msoxl:=AB519/AB51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18" table:style-name="ce22">
            <text:p>518</text:p>
          </table:table-cell>
          <table:table-cell office:value-type="float" office:value="505601.73634742049" table:formula="msoxl:=C519+C519*0.001" table:style-name="ce23">
            <text:p>505,602</text:p>
          </table:table-cell>
          <table:table-cell office:value-type="float" office:value="168918546.19245571" table:formula="msoxl:=C520+D519" table:style-name="ce16">
            <text:p>168,918,546</text:p>
          </table:table-cell>
          <table:table-cell office:value-type="float" office:value="505.09663970768452" table:formula="msoxl:=C520-C519" table:style-name="ce16">
            <text:p>505</text:p>
          </table:table-cell>
          <table:table-cell office:value-type="percentage" office:value="9.9999999999988987E-4" table:formula="msoxl:=(C520/C519)-1" table:style-name="ce13">
            <text:p>0.10%</text:p>
          </table:table-cell>
          <table:table-cell office:value-type="percentage" office:value="0" table:formula="msoxl:=F519-F520" table:style-name="ce13">
            <text:p>0.00%</text:p>
          </table:table-cell>
          <table:table-cell office:value-type="float" office:value="5" table:formula="msoxl:=IF(I520=I519,1+H519,1)" table:style-name="ce34">
            <text:p>5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20=I519,J519,J519+1)" table:style-name="ce23">
            <text:p>17</text:p>
          </table:table-cell>
          <table:table-cell office:value-type="float" office:value="29741.278608671793" table:formula="msoxl:=C520/J520" table:style-name="ce14">
            <text:p>29,741</text:p>
          </table:table-cell>
          <table:table-cell office:value-type="float" office:value="13531145.576529579" table:formula="msoxl:=K520+L519" table:style-name="ce14">
            <text:p>13,531,146</text:p>
          </table:table-cell>
          <table:table-cell office:value-type="float" office:value="29741.278608672321" table:formula="msoxl:=L520-L519" table:style-name="ce14">
            <text:p>29,741</text:p>
          </table:table-cell>
          <table:table-cell office:value-type="percentage" office:value="1.0000000000258691E-3" table:formula="msoxl:=M520/M51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18" table:style-name="ce22">
            <text:p>518</text:p>
          </table:table-cell>
          <table:table-cell office:value-type="float" office:value="350000" table:style-name="ce23">
            <text:p>350,000</text:p>
          </table:table-cell>
          <table:table-cell office:value-type="float" office:value="141650000" table:formula="msoxl:=S520+T519" table:style-name="ce16">
            <text:p>141,650,000</text:p>
          </table:table-cell>
          <table:table-cell office:value-type="float" office:value="0" table:formula="msoxl:=S520-S519" table:style-name="ce17">
            <text:p>0</text:p>
          </table:table-cell>
          <table:table-cell office:value-type="percentage" office:value="0" table:formula="msoxl:=(S520/S519)-1" table:style-name="ce13">
            <text:p>0.00%</text:p>
          </table:table-cell>
          <table:table-cell office:value-type="percentage" office:value="0" table:formula="msoxl:=V519-V520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20=X519,Y519,Y519+1)" table:style-name="ce23">
            <text:p>15</text:p>
          </table:table-cell>
          <table:table-cell office:value-type="float" office:value="23333.333333333332" table:formula="msoxl:=S520/Y520" table:style-name="ce14">
            <text:p>23,333</text:p>
          </table:table-cell>
          <table:table-cell office:value-type="float" office:value="13102154.095904015" table:formula="msoxl:=Z520+AA519" table:style-name="ce14">
            <text:p>13,102,154</text:p>
          </table:table-cell>
          <table:table-cell office:value-type="float" office:value="23333.333333333954" table:formula="msoxl:=AA520-AA519" table:style-name="ce14">
            <text:p>23,333</text:p>
          </table:table-cell>
          <table:table-cell office:value-type="percentage" office:value="0" table:formula="msoxl:=AB520/AB51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19" table:style-name="ce22">
            <text:p>519</text:p>
          </table:table-cell>
          <table:table-cell office:value-type="float" office:value="506107.33808376791" table:formula="msoxl:=C520+C520*0.001" table:style-name="ce23">
            <text:p>506,107</text:p>
          </table:table-cell>
          <table:table-cell office:value-type="float" office:value="169424653.53053948" table:formula="msoxl:=C521+D520" table:style-name="ce16">
            <text:p>169,424,654</text:p>
          </table:table-cell>
          <table:table-cell office:value-type="float" office:value="505.60173634742387" table:formula="msoxl:=C521-C520" table:style-name="ce16">
            <text:p>506</text:p>
          </table:table-cell>
          <table:table-cell office:value-type="percentage" office:value="1.0000000000001119E-3" table:formula="msoxl:=(C521/C520)-1" table:style-name="ce13">
            <text:p>0.10%</text:p>
          </table:table-cell>
          <table:table-cell office:value-type="percentage" office:value="-2.2204460492503131E-16" table:formula="msoxl:=F520-F521" table:style-name="ce13">
            <text:p>0.00%</text:p>
          </table:table-cell>
          <table:table-cell office:value-type="float" office:value="6" table:formula="msoxl:=IF(I521=I520,1+H520,1)" table:style-name="ce34">
            <text:p>6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21=I520,J520,J520+1)" table:style-name="ce23">
            <text:p>17</text:p>
          </table:table-cell>
          <table:table-cell office:value-type="float" office:value="29771.019887280465" table:formula="msoxl:=C521/J521" table:style-name="ce14">
            <text:p>29,771</text:p>
          </table:table-cell>
          <table:table-cell office:value-type="float" office:value="13560916.596416859" table:formula="msoxl:=K521+L520" table:style-name="ce14">
            <text:p>13,560,917</text:p>
          </table:table-cell>
          <table:table-cell office:value-type="float" office:value="29771.019887279719" table:formula="msoxl:=L521-L520" table:style-name="ce14">
            <text:p>29,771</text:p>
          </table:table-cell>
          <table:table-cell office:value-type="percentage" office:value="9.999999999572573E-4" table:formula="msoxl:=M521/M52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19" table:style-name="ce22">
            <text:p>519</text:p>
          </table:table-cell>
          <table:table-cell office:value-type="float" office:value="350000" table:style-name="ce23">
            <text:p>350,000</text:p>
          </table:table-cell>
          <table:table-cell office:value-type="float" office:value="142000000" table:formula="msoxl:=S521+T520" table:style-name="ce16">
            <text:p>142,000,000</text:p>
          </table:table-cell>
          <table:table-cell office:value-type="float" office:value="0" table:formula="msoxl:=S521-S520" table:style-name="ce17">
            <text:p>0</text:p>
          </table:table-cell>
          <table:table-cell office:value-type="percentage" office:value="0" table:formula="msoxl:=(S521/S520)-1" table:style-name="ce13">
            <text:p>0.00%</text:p>
          </table:table-cell>
          <table:table-cell office:value-type="percentage" office:value="0" table:formula="msoxl:=V520-V521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21=X520,Y520,Y520+1)" table:style-name="ce23">
            <text:p>15</text:p>
          </table:table-cell>
          <table:table-cell office:value-type="float" office:value="23333.333333333332" table:formula="msoxl:=S521/Y521" table:style-name="ce14">
            <text:p>23,333</text:p>
          </table:table-cell>
          <table:table-cell office:value-type="float" office:value="13125487.429237349" table:formula="msoxl:=Z521+AA520" table:style-name="ce14">
            <text:p>13,125,487</text:p>
          </table:table-cell>
          <table:table-cell office:value-type="float" office:value="23333.333333333954" table:formula="msoxl:=AA521-AA520" table:style-name="ce14">
            <text:p>23,333</text:p>
          </table:table-cell>
          <table:table-cell office:value-type="percentage" office:value="0" table:formula="msoxl:=AB521/AB52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20" table:style-name="ce22">
            <text:p>520</text:p>
          </table:table-cell>
          <table:table-cell office:value-type="float" office:value="506613.44542185171" table:formula="msoxl:=C521+C521*0.001" table:style-name="ce23">
            <text:p>506,613</text:p>
          </table:table-cell>
          <table:table-cell office:value-type="float" office:value="169931266.97596133" table:formula="msoxl:=C522+D521" table:style-name="ce16">
            <text:p>169,931,267</text:p>
          </table:table-cell>
          <table:table-cell office:value-type="float" office:value="506.10733808379155" table:formula="msoxl:=C522-C521" table:style-name="ce16">
            <text:p>506</text:p>
          </table:table-cell>
          <table:table-cell office:value-type="percentage" office:value="1.0000000000001119E-3" table:formula="msoxl:=(C522/C521)-1" table:style-name="ce13">
            <text:p>0.10%</text:p>
          </table:table-cell>
          <table:table-cell office:value-type="percentage" office:value="0" table:formula="msoxl:=F521-F522" table:style-name="ce13">
            <text:p>0.00%</text:p>
          </table:table-cell>
          <table:table-cell office:value-type="float" office:value="7" table:formula="msoxl:=IF(I522=I521,1+H521,1)" table:style-name="ce34">
            <text:p>7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22=I521,J521,J521+1)" table:style-name="ce23">
            <text:p>17</text:p>
          </table:table-cell>
          <table:table-cell office:value-type="float" office:value="29800.790907167746" table:formula="msoxl:=C522/J522" table:style-name="ce14">
            <text:p>29,801</text:p>
          </table:table-cell>
          <table:table-cell office:value-type="float" office:value="13590717.387324026" table:formula="msoxl:=K522+L521" table:style-name="ce14">
            <text:p>13,590,717</text:p>
          </table:table-cell>
          <table:table-cell office:value-type="float" office:value="29800.790907166898" table:formula="msoxl:=L522-L521" table:style-name="ce14">
            <text:p>29,801</text:p>
          </table:table-cell>
          <table:table-cell office:value-type="percentage" office:value="9.999999999965592E-4" table:formula="msoxl:=M522/M52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20" table:style-name="ce22">
            <text:p>520</text:p>
          </table:table-cell>
          <table:table-cell office:value-type="float" office:value="350000" table:style-name="ce23">
            <text:p>350,000</text:p>
          </table:table-cell>
          <table:table-cell office:value-type="float" office:value="142350000" table:formula="msoxl:=S522+T521" table:style-name="ce16">
            <text:p>142,350,000</text:p>
          </table:table-cell>
          <table:table-cell office:value-type="float" office:value="0" table:formula="msoxl:=S522-S521" table:style-name="ce17">
            <text:p>0</text:p>
          </table:table-cell>
          <table:table-cell office:value-type="percentage" office:value="0" table:formula="msoxl:=(S522/S521)-1" table:style-name="ce13">
            <text:p>0.00%</text:p>
          </table:table-cell>
          <table:table-cell office:value-type="percentage" office:value="0" table:formula="msoxl:=V521-V522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22=X521,Y521,Y521+1)" table:style-name="ce23">
            <text:p>15</text:p>
          </table:table-cell>
          <table:table-cell office:value-type="float" office:value="23333.333333333332" table:formula="msoxl:=S522/Y522" table:style-name="ce14">
            <text:p>23,333</text:p>
          </table:table-cell>
          <table:table-cell office:value-type="float" office:value="13148820.762570683" table:formula="msoxl:=Z522+AA521" table:style-name="ce14">
            <text:p>13,148,821</text:p>
          </table:table-cell>
          <table:table-cell office:value-type="float" office:value="23333.333333333954" table:formula="msoxl:=AA522-AA521" table:style-name="ce14">
            <text:p>23,333</text:p>
          </table:table-cell>
          <table:table-cell office:value-type="percentage" office:value="0" table:formula="msoxl:=AB522/AB52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21" table:style-name="ce22">
            <text:p>521</text:p>
          </table:table-cell>
          <table:table-cell office:value-type="float" office:value="507120.05886727356" table:formula="msoxl:=C522+C522*0.001" table:style-name="ce23">
            <text:p>507,120</text:p>
          </table:table-cell>
          <table:table-cell office:value-type="float" office:value="170438387.0348286" table:formula="msoxl:=C523+D522" table:style-name="ce16">
            <text:p>170,438,387</text:p>
          </table:table-cell>
          <table:table-cell office:value-type="float" office:value="506.61344542185543" table:formula="msoxl:=C523-C522" table:style-name="ce16">
            <text:p>507</text:p>
          </table:table-cell>
          <table:table-cell office:value-type="percentage" office:value="1.0000000000001119E-3" table:formula="msoxl:=(C523/C522)-1" table:style-name="ce13">
            <text:p>0.10%</text:p>
          </table:table-cell>
          <table:table-cell office:value-type="percentage" office:value="0" table:formula="msoxl:=F522-F523" table:style-name="ce13">
            <text:p>0.00%</text:p>
          </table:table-cell>
          <table:table-cell office:value-type="float" office:value="8" table:formula="msoxl:=IF(I523=I522,1+H522,1)" table:style-name="ce34">
            <text:p>8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23=I522,J522,J522+1)" table:style-name="ce23">
            <text:p>17</text:p>
          </table:table-cell>
          <table:table-cell office:value-type="float" office:value="29830.591698074917" table:formula="msoxl:=C523/J523" table:style-name="ce14">
            <text:p>29,831</text:p>
          </table:table-cell>
          <table:table-cell office:value-type="float" office:value="13620547.979022101" table:formula="msoxl:=K523+L522" table:style-name="ce14">
            <text:p>13,620,548</text:p>
          </table:table-cell>
          <table:table-cell office:value-type="float" office:value="29830.591698074713" table:formula="msoxl:=L523-L522" table:style-name="ce14">
            <text:p>29,831</text:p>
          </table:table-cell>
          <table:table-cell office:value-type="percentage" office:value="1.0000000000216502E-3" table:formula="msoxl:=M523/M52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21" table:style-name="ce22">
            <text:p>521</text:p>
          </table:table-cell>
          <table:table-cell office:value-type="float" office:value="350000" table:style-name="ce23">
            <text:p>350,000</text:p>
          </table:table-cell>
          <table:table-cell office:value-type="float" office:value="142700000" table:formula="msoxl:=S523+T522" table:style-name="ce16">
            <text:p>142,700,000</text:p>
          </table:table-cell>
          <table:table-cell office:value-type="float" office:value="0" table:formula="msoxl:=S523-S522" table:style-name="ce17">
            <text:p>0</text:p>
          </table:table-cell>
          <table:table-cell office:value-type="percentage" office:value="0" table:formula="msoxl:=(S523/S522)-1" table:style-name="ce13">
            <text:p>0.00%</text:p>
          </table:table-cell>
          <table:table-cell office:value-type="percentage" office:value="0" table:formula="msoxl:=V522-V523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23=X522,Y522,Y522+1)" table:style-name="ce23">
            <text:p>15</text:p>
          </table:table-cell>
          <table:table-cell office:value-type="float" office:value="23333.333333333332" table:formula="msoxl:=S523/Y523" table:style-name="ce14">
            <text:p>23,333</text:p>
          </table:table-cell>
          <table:table-cell office:value-type="float" office:value="13172154.095904017" table:formula="msoxl:=Z523+AA522" table:style-name="ce14">
            <text:p>13,172,154</text:p>
          </table:table-cell>
          <table:table-cell office:value-type="float" office:value="23333.333333333954" table:formula="msoxl:=AA523-AA522" table:style-name="ce14">
            <text:p>23,333</text:p>
          </table:table-cell>
          <table:table-cell office:value-type="percentage" office:value="0" table:formula="msoxl:=AB523/AB52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22" table:style-name="ce22">
            <text:p>522</text:p>
          </table:table-cell>
          <table:table-cell office:value-type="float" office:value="507627.17892614083" table:formula="msoxl:=C523+C523*0.001" table:style-name="ce23">
            <text:p>507,627</text:p>
          </table:table-cell>
          <table:table-cell office:value-type="float" office:value="170946014.21375474" table:formula="msoxl:=C524+D523" table:style-name="ce16">
            <text:p>170,946,014</text:p>
          </table:table-cell>
          <table:table-cell office:value-type="float" office:value="507.12005886726547" table:formula="msoxl:=C524-C523" table:style-name="ce16">
            <text:p>507</text:p>
          </table:table-cell>
          <table:table-cell office:value-type="percentage" office:value="9.9999999999988987E-4" table:formula="msoxl:=(C524/C523)-1" table:style-name="ce13">
            <text:p>0.10%</text:p>
          </table:table-cell>
          <table:table-cell office:value-type="percentage" office:value="2.2204460492503131E-16" table:formula="msoxl:=F523-F524" table:style-name="ce13">
            <text:p>0.00%</text:p>
          </table:table-cell>
          <table:table-cell office:value-type="float" office:value="9" table:formula="msoxl:=IF(I524=I523,1+H523,1)" table:style-name="ce34">
            <text:p>9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24=I523,J523,J523+1)" table:style-name="ce23">
            <text:p>17</text:p>
          </table:table-cell>
          <table:table-cell office:value-type="float" office:value="29860.422289772989" table:formula="msoxl:=C524/J524" table:style-name="ce14">
            <text:p>29,860</text:p>
          </table:table-cell>
          <table:table-cell office:value-type="float" office:value="13650408.401311874" table:formula="msoxl:=K524+L523" table:style-name="ce14">
            <text:p>13,650,408</text:p>
          </table:table-cell>
          <table:table-cell office:value-type="float" office:value="29860.422289773822" table:formula="msoxl:=L524-L523" table:style-name="ce14">
            <text:p>29,860</text:p>
          </table:table-cell>
          <table:table-cell office:value-type="percentage" office:value="1.0000000000347509E-3" table:formula="msoxl:=M524/M52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22" table:style-name="ce22">
            <text:p>522</text:p>
          </table:table-cell>
          <table:table-cell office:value-type="float" office:value="350000" table:style-name="ce23">
            <text:p>350,000</text:p>
          </table:table-cell>
          <table:table-cell office:value-type="float" office:value="143050000" table:formula="msoxl:=S524+T523" table:style-name="ce16">
            <text:p>143,050,000</text:p>
          </table:table-cell>
          <table:table-cell office:value-type="float" office:value="0" table:formula="msoxl:=S524-S523" table:style-name="ce17">
            <text:p>0</text:p>
          </table:table-cell>
          <table:table-cell office:value-type="percentage" office:value="0" table:formula="msoxl:=(S524/S523)-1" table:style-name="ce13">
            <text:p>0.00%</text:p>
          </table:table-cell>
          <table:table-cell office:value-type="percentage" office:value="0" table:formula="msoxl:=V523-V524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24=X523,Y523,Y523+1)" table:style-name="ce23">
            <text:p>15</text:p>
          </table:table-cell>
          <table:table-cell office:value-type="float" office:value="23333.333333333332" table:formula="msoxl:=S524/Y524" table:style-name="ce14">
            <text:p>23,333</text:p>
          </table:table-cell>
          <table:table-cell office:value-type="float" office:value="13195487.429237351" table:formula="msoxl:=Z524+AA523" table:style-name="ce14">
            <text:p>13,195,487</text:p>
          </table:table-cell>
          <table:table-cell office:value-type="float" office:value="23333.333333333954" table:formula="msoxl:=AA524-AA523" table:style-name="ce14">
            <text:p>23,333</text:p>
          </table:table-cell>
          <table:table-cell office:value-type="percentage" office:value="0" table:formula="msoxl:=AB524/AB52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23" table:style-name="ce22">
            <text:p>523</text:p>
          </table:table-cell>
          <table:table-cell office:value-type="float" office:value="508134.80610506696" table:formula="msoxl:=C524+C524*0.001" table:style-name="ce23">
            <text:p>508,135</text:p>
          </table:table-cell>
          <table:table-cell office:value-type="float" office:value="171454149.01985982" table:formula="msoxl:=C525+D524" table:style-name="ce16">
            <text:p>171,454,149</text:p>
          </table:table-cell>
          <table:table-cell office:value-type="float" office:value="507.62717892613728" table:formula="msoxl:=C525-C524" table:style-name="ce16">
            <text:p>508</text:p>
          </table:table-cell>
          <table:table-cell office:value-type="percentage" office:value="9.9999999999988987E-4" table:formula="msoxl:=(C525/C524)-1" table:style-name="ce13">
            <text:p>0.10%</text:p>
          </table:table-cell>
          <table:table-cell office:value-type="percentage" office:value="0" table:formula="msoxl:=F524-F525" table:style-name="ce13">
            <text:p>0.00%</text:p>
          </table:table-cell>
          <table:table-cell office:value-type="float" office:value="10" table:formula="msoxl:=IF(I525=I524,1+H524,1)" table:style-name="ce34">
            <text:p>10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25=I524,J524,J524+1)" table:style-name="ce23">
            <text:p>17</text:p>
          </table:table-cell>
          <table:table-cell office:value-type="float" office:value="29890.282712062763" table:formula="msoxl:=C525/J525" table:style-name="ce14">
            <text:p>29,890</text:p>
          </table:table-cell>
          <table:table-cell office:value-type="float" office:value="13680298.684023937" table:formula="msoxl:=K525+L524" table:style-name="ce14">
            <text:p>13,680,299</text:p>
          </table:table-cell>
          <table:table-cell office:value-type="float" office:value="29890.282712062821" table:formula="msoxl:=L525-L524" table:style-name="ce14">
            <text:p>29,890</text:p>
          </table:table-cell>
          <table:table-cell office:value-type="percentage" office:value="9.9999999997413269E-4" table:formula="msoxl:=M525/M52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23" table:style-name="ce22">
            <text:p>523</text:p>
          </table:table-cell>
          <table:table-cell office:value-type="float" office:value="350000" table:style-name="ce23">
            <text:p>350,000</text:p>
          </table:table-cell>
          <table:table-cell office:value-type="float" office:value="143400000" table:formula="msoxl:=S525+T524" table:style-name="ce16">
            <text:p>143,400,000</text:p>
          </table:table-cell>
          <table:table-cell office:value-type="float" office:value="0" table:formula="msoxl:=S525-S524" table:style-name="ce17">
            <text:p>0</text:p>
          </table:table-cell>
          <table:table-cell office:value-type="percentage" office:value="0" table:formula="msoxl:=(S525/S524)-1" table:style-name="ce13">
            <text:p>0.00%</text:p>
          </table:table-cell>
          <table:table-cell office:value-type="percentage" office:value="0" table:formula="msoxl:=V524-V525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25=X524,Y524,Y524+1)" table:style-name="ce23">
            <text:p>15</text:p>
          </table:table-cell>
          <table:table-cell office:value-type="float" office:value="23333.333333333332" table:formula="msoxl:=S525/Y525" table:style-name="ce14">
            <text:p>23,333</text:p>
          </table:table-cell>
          <table:table-cell office:value-type="float" office:value="13218820.762570685" table:formula="msoxl:=Z525+AA524" table:style-name="ce14">
            <text:p>13,218,821</text:p>
          </table:table-cell>
          <table:table-cell office:value-type="float" office:value="23333.333333333954" table:formula="msoxl:=AA525-AA524" table:style-name="ce14">
            <text:p>23,333</text:p>
          </table:table-cell>
          <table:table-cell office:value-type="percentage" office:value="0" table:formula="msoxl:=AB525/AB52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24" table:style-name="ce22">
            <text:p>524</text:p>
          </table:table-cell>
          <table:table-cell office:value-type="float" office:value="508642.94091117202" table:formula="msoxl:=C525+C525*0.001" table:style-name="ce23">
            <text:p>508,643</text:p>
          </table:table-cell>
          <table:table-cell office:value-type="float" office:value="171962791.96077099" table:formula="msoxl:=C526+D525" table:style-name="ce16">
            <text:p>171,962,792</text:p>
          </table:table-cell>
          <table:table-cell office:value-type="float" office:value="508.13480610505212" table:formula="msoxl:=C526-C525" table:style-name="ce16">
            <text:p>508</text:p>
          </table:table-cell>
          <table:table-cell office:value-type="percentage" office:value="9.9999999999988987E-4" table:formula="msoxl:=(C526/C525)-1" table:style-name="ce13">
            <text:p>0.10%</text:p>
          </table:table-cell>
          <table:table-cell office:value-type="percentage" office:value="0" table:formula="msoxl:=F525-F526" table:style-name="ce13">
            <text:p>0.00%</text:p>
          </table:table-cell>
          <table:table-cell office:value-type="float" office:value="11" table:formula="msoxl:=IF(I526=I525,1+H525,1)" table:style-name="ce34">
            <text:p>11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26=I525,J525,J525+1)" table:style-name="ce23">
            <text:p>17</text:p>
          </table:table-cell>
          <table:table-cell office:value-type="float" office:value="29920.172994774824" table:formula="msoxl:=C526/J526" table:style-name="ce14">
            <text:p>29,920</text:p>
          </table:table-cell>
          <table:table-cell office:value-type="float" office:value="13710218.857018713" table:formula="msoxl:=K526+L525" table:style-name="ce14">
            <text:p>13,710,219</text:p>
          </table:table-cell>
          <table:table-cell office:value-type="float" office:value="29920.172994775698" table:formula="msoxl:=L526-L525" table:style-name="ce14">
            <text:p>29,920</text:p>
          </table:table-cell>
          <table:table-cell office:value-type="percentage" office:value="1.0000000000272014E-3" table:formula="msoxl:=M526/M52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24" table:style-name="ce22">
            <text:p>524</text:p>
          </table:table-cell>
          <table:table-cell office:value-type="float" office:value="350000" table:style-name="ce23">
            <text:p>350,000</text:p>
          </table:table-cell>
          <table:table-cell office:value-type="float" office:value="143750000" table:formula="msoxl:=S526+T525" table:style-name="ce16">
            <text:p>143,750,000</text:p>
          </table:table-cell>
          <table:table-cell office:value-type="float" office:value="0" table:formula="msoxl:=S526-S525" table:style-name="ce17">
            <text:p>0</text:p>
          </table:table-cell>
          <table:table-cell office:value-type="percentage" office:value="0" table:formula="msoxl:=(S526/S525)-1" table:style-name="ce13">
            <text:p>0.00%</text:p>
          </table:table-cell>
          <table:table-cell office:value-type="percentage" office:value="0" table:formula="msoxl:=V525-V526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26=X525,Y525,Y525+1)" table:style-name="ce23">
            <text:p>15</text:p>
          </table:table-cell>
          <table:table-cell office:value-type="float" office:value="23333.333333333332" table:formula="msoxl:=S526/Y526" table:style-name="ce14">
            <text:p>23,333</text:p>
          </table:table-cell>
          <table:table-cell office:value-type="float" office:value="13242154.095904019" table:formula="msoxl:=Z526+AA525" table:style-name="ce14">
            <text:p>13,242,154</text:p>
          </table:table-cell>
          <table:table-cell office:value-type="float" office:value="23333.333333333954" table:formula="msoxl:=AA526-AA525" table:style-name="ce14">
            <text:p>23,333</text:p>
          </table:table-cell>
          <table:table-cell office:value-type="percentage" office:value="0" table:formula="msoxl:=AB526/AB52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25" table:style-name="ce22">
            <text:p>525</text:p>
          </table:table-cell>
          <table:table-cell office:value-type="float" office:value="509151.58385208319" table:formula="msoxl:=C526+C526*0.001" table:style-name="ce23">
            <text:p>509,152</text:p>
          </table:table-cell>
          <table:table-cell office:value-type="float" office:value="172471943.54462308" table:formula="msoxl:=C527+D526" table:style-name="ce16">
            <text:p>172,471,944</text:p>
          </table:table-cell>
          <table:table-cell office:value-type="float" office:value="508.64294091117335" table:formula="msoxl:=C527-C526" table:style-name="ce16">
            <text:p>509</text:p>
          </table:table-cell>
          <table:table-cell office:value-type="percentage" office:value="1.0000000000001119E-3" table:formula="msoxl:=(C527/C526)-1" table:style-name="ce13">
            <text:p>0.10%</text:p>
          </table:table-cell>
          <table:table-cell office:value-type="percentage" office:value="-2.2204460492503131E-16" table:formula="msoxl:=F526-F527" table:style-name="ce13">
            <text:p>0.00%</text:p>
          </table:table-cell>
          <table:table-cell office:value-type="float" office:value="12" table:formula="msoxl:=IF(I527=I526,1+H526,1)" table:style-name="ce34">
            <text:p>12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27=I526,J526,J526+1)" table:style-name="ce23">
            <text:p>17</text:p>
          </table:table-cell>
          <table:table-cell office:value-type="float" office:value="29950.093167769599" table:formula="msoxl:=C527/J527" table:style-name="ce14">
            <text:p>29,950</text:p>
          </table:table-cell>
          <table:table-cell office:value-type="float" office:value="13740168.950186482" table:formula="msoxl:=K527+L526" table:style-name="ce14">
            <text:p>13,740,169</text:p>
          </table:table-cell>
          <table:table-cell office:value-type="float" office:value="29950.093167768791" table:formula="msoxl:=L527-L526" table:style-name="ce14">
            <text:p>29,950</text:p>
          </table:table-cell>
          <table:table-cell office:value-type="percentage" office:value="9.9999999994371258E-4" table:formula="msoxl:=M527/M52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25" table:style-name="ce22">
            <text:p>525</text:p>
          </table:table-cell>
          <table:table-cell office:value-type="float" office:value="350000" table:style-name="ce23">
            <text:p>350,000</text:p>
          </table:table-cell>
          <table:table-cell office:value-type="float" office:value="144100000" table:formula="msoxl:=S527+T526" table:style-name="ce16">
            <text:p>144,100,000</text:p>
          </table:table-cell>
          <table:table-cell office:value-type="float" office:value="0" table:formula="msoxl:=S527-S526" table:style-name="ce17">
            <text:p>0</text:p>
          </table:table-cell>
          <table:table-cell office:value-type="percentage" office:value="0" table:formula="msoxl:=(S527/S526)-1" table:style-name="ce13">
            <text:p>0.00%</text:p>
          </table:table-cell>
          <table:table-cell office:value-type="percentage" office:value="0" table:formula="msoxl:=V526-V527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27=X526,Y526,Y526+1)" table:style-name="ce23">
            <text:p>15</text:p>
          </table:table-cell>
          <table:table-cell office:value-type="float" office:value="23333.333333333332" table:formula="msoxl:=S527/Y527" table:style-name="ce14">
            <text:p>23,333</text:p>
          </table:table-cell>
          <table:table-cell office:value-type="float" office:value="13265487.429237353" table:formula="msoxl:=Z527+AA526" table:style-name="ce14">
            <text:p>13,265,487</text:p>
          </table:table-cell>
          <table:table-cell office:value-type="float" office:value="23333.333333333954" table:formula="msoxl:=AA527-AA526" table:style-name="ce14">
            <text:p>23,333</text:p>
          </table:table-cell>
          <table:table-cell office:value-type="percentage" office:value="0" table:formula="msoxl:=AB527/AB52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26" table:style-name="ce22">
            <text:p>526</text:p>
          </table:table-cell>
          <table:table-cell office:value-type="float" office:value="509660.73543593526" table:formula="msoxl:=C527+C527*0.001" table:style-name="ce23">
            <text:p>509,661</text:p>
          </table:table-cell>
          <table:table-cell office:value-type="float" office:value="172981604.28005901" table:formula="msoxl:=C528+D527" table:style-name="ce16">
            <text:p>172,981,604</text:p>
          </table:table-cell>
          <table:table-cell office:value-type="float" office:value="509.15158385207178" table:formula="msoxl:=C528-C527" table:style-name="ce16">
            <text:p>509</text:p>
          </table:table-cell>
          <table:table-cell office:value-type="percentage" office:value="9.9999999999988987E-4" table:formula="msoxl:=(C528/C527)-1" table:style-name="ce13">
            <text:p>0.10%</text:p>
          </table:table-cell>
          <table:table-cell office:value-type="percentage" office:value="2.2204460492503131E-16" table:formula="msoxl:=F527-F528" table:style-name="ce13">
            <text:p>0.00%</text:p>
          </table:table-cell>
          <table:table-cell office:value-type="float" office:value="13" table:formula="msoxl:=IF(I528=I527,1+H527,1)" table:style-name="ce34">
            <text:p>13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28=I527,J527,J527+1)" table:style-name="ce23">
            <text:p>17</text:p>
          </table:table-cell>
          <table:table-cell office:value-type="float" office:value="29980.043260937367" table:formula="msoxl:=C528/J528" table:style-name="ce14">
            <text:p>29,980</text:p>
          </table:table-cell>
          <table:table-cell office:value-type="float" office:value="13770148.993447419" table:formula="msoxl:=K528+L527" table:style-name="ce14">
            <text:p>13,770,149</text:p>
          </table:table-cell>
          <table:table-cell office:value-type="float" office:value="29980.043260937557" table:formula="msoxl:=L528-L527" table:style-name="ce14">
            <text:p>29,980</text:p>
          </table:table-cell>
          <table:table-cell office:value-type="percentage" office:value="1.0000000000331966E-3" table:formula="msoxl:=M528/M52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26" table:style-name="ce22">
            <text:p>526</text:p>
          </table:table-cell>
          <table:table-cell office:value-type="float" office:value="350000" table:style-name="ce23">
            <text:p>350,000</text:p>
          </table:table-cell>
          <table:table-cell office:value-type="float" office:value="144450000" table:formula="msoxl:=S528+T527" table:style-name="ce16">
            <text:p>144,450,000</text:p>
          </table:table-cell>
          <table:table-cell office:value-type="float" office:value="0" table:formula="msoxl:=S528-S527" table:style-name="ce17">
            <text:p>0</text:p>
          </table:table-cell>
          <table:table-cell office:value-type="percentage" office:value="0" table:formula="msoxl:=(S528/S527)-1" table:style-name="ce13">
            <text:p>0.00%</text:p>
          </table:table-cell>
          <table:table-cell office:value-type="percentage" office:value="0" table:formula="msoxl:=V527-V528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28=X527,Y527,Y527+1)" table:style-name="ce23">
            <text:p>15</text:p>
          </table:table-cell>
          <table:table-cell office:value-type="float" office:value="23333.333333333332" table:formula="msoxl:=S528/Y528" table:style-name="ce14">
            <text:p>23,333</text:p>
          </table:table-cell>
          <table:table-cell office:value-type="float" office:value="13288820.762570687" table:formula="msoxl:=Z528+AA527" table:style-name="ce14">
            <text:p>13,288,821</text:p>
          </table:table-cell>
          <table:table-cell office:value-type="float" office:value="23333.333333333954" table:formula="msoxl:=AA528-AA527" table:style-name="ce14">
            <text:p>23,333</text:p>
          </table:table-cell>
          <table:table-cell office:value-type="percentage" office:value="0" table:formula="msoxl:=AB528/AB52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27" table:style-name="ce22">
            <text:p>527</text:p>
          </table:table-cell>
          <table:table-cell office:value-type="float" office:value="510170.39617137122" table:formula="msoxl:=C528+C528*0.001" table:style-name="ce23">
            <text:p>510,170</text:p>
          </table:table-cell>
          <table:table-cell office:value-type="float" office:value="173491774.67623037" table:formula="msoxl:=C529+D528" table:style-name="ce16">
            <text:p>173,491,775</text:p>
          </table:table-cell>
          <table:table-cell office:value-type="float" office:value="509.66073543595849" table:formula="msoxl:=C529-C528" table:style-name="ce16">
            <text:p>510</text:p>
          </table:table-cell>
          <table:table-cell office:value-type="percentage" office:value="1.0000000000001119E-3" table:formula="msoxl:=(C529/C528)-1" table:style-name="ce13">
            <text:p>0.10%</text:p>
          </table:table-cell>
          <table:table-cell office:value-type="percentage" office:value="-2.2204460492503131E-16" table:formula="msoxl:=F528-F529" table:style-name="ce13">
            <text:p>0.00%</text:p>
          </table:table-cell>
          <table:table-cell office:value-type="float" office:value="14" table:formula="msoxl:=IF(I529=I528,1+H528,1)" table:style-name="ce34">
            <text:p>14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29=I528,J528,J528+1)" table:style-name="ce23">
            <text:p>17</text:p>
          </table:table-cell>
          <table:table-cell office:value-type="float" office:value="30010.023304198308" table:formula="msoxl:=C529/J529" table:style-name="ce14">
            <text:p>30,010</text:p>
          </table:table-cell>
          <table:table-cell office:value-type="float" office:value="13800159.016751617" table:formula="msoxl:=K529+L528" table:style-name="ce14">
            <text:p>13,800,159</text:p>
          </table:table-cell>
          <table:table-cell office:value-type="float" office:value="30010.023304197937" table:formula="msoxl:=L529-L528" table:style-name="ce14">
            <text:p>30,010</text:p>
          </table:table-cell>
          <table:table-cell office:value-type="percentage" office:value="9.9999999998146016E-4" table:formula="msoxl:=M529/M52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27" table:style-name="ce22">
            <text:p>527</text:p>
          </table:table-cell>
          <table:table-cell office:value-type="float" office:value="350000" table:style-name="ce23">
            <text:p>350,000</text:p>
          </table:table-cell>
          <table:table-cell office:value-type="float" office:value="144800000" table:formula="msoxl:=S529+T528" table:style-name="ce16">
            <text:p>144,800,000</text:p>
          </table:table-cell>
          <table:table-cell office:value-type="float" office:value="0" table:formula="msoxl:=S529-S528" table:style-name="ce17">
            <text:p>0</text:p>
          </table:table-cell>
          <table:table-cell office:value-type="percentage" office:value="0" table:formula="msoxl:=(S529/S528)-1" table:style-name="ce13">
            <text:p>0.00%</text:p>
          </table:table-cell>
          <table:table-cell office:value-type="percentage" office:value="0" table:formula="msoxl:=V528-V529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29=X528,Y528,Y528+1)" table:style-name="ce23">
            <text:p>15</text:p>
          </table:table-cell>
          <table:table-cell office:value-type="float" office:value="23333.333333333332" table:formula="msoxl:=S529/Y529" table:style-name="ce14">
            <text:p>23,333</text:p>
          </table:table-cell>
          <table:table-cell office:value-type="float" office:value="13312154.095904021" table:formula="msoxl:=Z529+AA528" table:style-name="ce14">
            <text:p>13,312,154</text:p>
          </table:table-cell>
          <table:table-cell office:value-type="float" office:value="23333.333333333954" table:formula="msoxl:=AA529-AA528" table:style-name="ce14">
            <text:p>23,333</text:p>
          </table:table-cell>
          <table:table-cell office:value-type="percentage" office:value="0" table:formula="msoxl:=AB529/AB52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28" table:style-name="ce22">
            <text:p>528</text:p>
          </table:table-cell>
          <table:table-cell office:value-type="float" office:value="510680.56656754261" table:formula="msoxl:=C529+C529*0.001" table:style-name="ce23">
            <text:p>510,681</text:p>
          </table:table-cell>
          <table:table-cell office:value-type="float" office:value="174002455.24279791" table:formula="msoxl:=C530+D529" table:style-name="ce16">
            <text:p>174,002,455</text:p>
          </table:table-cell>
          <table:table-cell office:value-type="float" office:value="510.1703961713938" table:formula="msoxl:=C530-C529" table:style-name="ce16">
            <text:p>510</text:p>
          </table:table-cell>
          <table:table-cell office:value-type="percentage" office:value="1.0000000000001119E-3" table:formula="msoxl:=(C530/C529)-1" table:style-name="ce13">
            <text:p>0.10%</text:p>
          </table:table-cell>
          <table:table-cell office:value-type="percentage" office:value="0" table:formula="msoxl:=F529-F530" table:style-name="ce13">
            <text:p>0.00%</text:p>
          </table:table-cell>
          <table:table-cell office:value-type="float" office:value="15" table:formula="msoxl:=IF(I530=I529,1+H529,1)" table:style-name="ce34">
            <text:p>15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30=I529,J529,J529+1)" table:style-name="ce23">
            <text:p>17</text:p>
          </table:table-cell>
          <table:table-cell office:value-type="float" office:value="30040.033327502508" table:formula="msoxl:=C530/J530" table:style-name="ce14">
            <text:p>30,040</text:p>
          </table:table-cell>
          <table:table-cell office:value-type="float" office:value="13830199.05007912" table:formula="msoxl:=K530+L529" table:style-name="ce14">
            <text:p>13,830,199</text:p>
          </table:table-cell>
          <table:table-cell office:value-type="float" office:value="30040.03332750313" table:formula="msoxl:=L530-L529" table:style-name="ce14">
            <text:p>30,040</text:p>
          </table:table-cell>
          <table:table-cell office:value-type="percentage" office:value="1.0000000000331966E-3" table:formula="msoxl:=M530/M52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28" table:style-name="ce22">
            <text:p>528</text:p>
          </table:table-cell>
          <table:table-cell office:value-type="float" office:value="350000" table:style-name="ce23">
            <text:p>350,000</text:p>
          </table:table-cell>
          <table:table-cell office:value-type="float" office:value="145150000" table:formula="msoxl:=S530+T529" table:style-name="ce16">
            <text:p>145,150,000</text:p>
          </table:table-cell>
          <table:table-cell office:value-type="float" office:value="0" table:formula="msoxl:=S530-S529" table:style-name="ce17">
            <text:p>0</text:p>
          </table:table-cell>
          <table:table-cell office:value-type="percentage" office:value="0" table:formula="msoxl:=(S530/S529)-1" table:style-name="ce13">
            <text:p>0.00%</text:p>
          </table:table-cell>
          <table:table-cell office:value-type="percentage" office:value="0" table:formula="msoxl:=V529-V530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30=X529,Y529,Y529+1)" table:style-name="ce23">
            <text:p>15</text:p>
          </table:table-cell>
          <table:table-cell office:value-type="float" office:value="23333.333333333332" table:formula="msoxl:=S530/Y530" table:style-name="ce14">
            <text:p>23,333</text:p>
          </table:table-cell>
          <table:table-cell office:value-type="float" office:value="13335487.429237355" table:formula="msoxl:=Z530+AA529" table:style-name="ce14">
            <text:p>13,335,487</text:p>
          </table:table-cell>
          <table:table-cell office:value-type="float" office:value="23333.333333333954" table:formula="msoxl:=AA530-AA529" table:style-name="ce14">
            <text:p>23,333</text:p>
          </table:table-cell>
          <table:table-cell office:value-type="percentage" office:value="0" table:formula="msoxl:=AB530/AB52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29" table:style-name="ce22">
            <text:p>529</text:p>
          </table:table-cell>
          <table:table-cell office:value-type="float" office:value="511191.24713411013" table:formula="msoxl:=C530+C530*0.001" table:style-name="ce23">
            <text:p>511,191</text:p>
          </table:table-cell>
          <table:table-cell office:value-type="float" office:value="174513646.48993203" table:formula="msoxl:=C531+D530" table:style-name="ce16">
            <text:p>174,513,646</text:p>
          </table:table-cell>
          <table:table-cell office:value-type="float" office:value="510.68056656752015" table:formula="msoxl:=C531-C530" table:style-name="ce16">
            <text:p>511</text:p>
          </table:table-cell>
          <table:table-cell office:value-type="percentage" office:value="9.9999999999988987E-4" table:formula="msoxl:=(C531/C530)-1" table:style-name="ce13">
            <text:p>0.10%</text:p>
          </table:table-cell>
          <table:table-cell office:value-type="percentage" office:value="2.2204460492503131E-16" table:formula="msoxl:=F530-F531" table:style-name="ce13">
            <text:p>0.00%</text:p>
          </table:table-cell>
          <table:table-cell office:value-type="float" office:value="16" table:formula="msoxl:=IF(I531=I530,1+H530,1)" table:style-name="ce34">
            <text:p>16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31=I530,J530,J530+1)" table:style-name="ce23">
            <text:p>17</text:p>
          </table:table-cell>
          <table:table-cell office:value-type="float" office:value="30070.073360830007" table:formula="msoxl:=C531/J531" table:style-name="ce14">
            <text:p>30,070</text:p>
          </table:table-cell>
          <table:table-cell office:value-type="float" office:value="13860269.123439951" table:formula="msoxl:=K531+L530" table:style-name="ce14">
            <text:p>13,860,269</text:p>
          </table:table-cell>
          <table:table-cell office:value-type="float" office:value="30070.073360830545" table:formula="msoxl:=L531-L530" table:style-name="ce14">
            <text:p>30,070</text:p>
          </table:table-cell>
          <table:table-cell office:value-type="percentage" office:value="9.9999999999700329E-4" table:formula="msoxl:=M531/M53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29" table:style-name="ce22">
            <text:p>529</text:p>
          </table:table-cell>
          <table:table-cell office:value-type="float" office:value="350000" table:style-name="ce23">
            <text:p>350,000</text:p>
          </table:table-cell>
          <table:table-cell office:value-type="float" office:value="145500000" table:formula="msoxl:=S531+T530" table:style-name="ce16">
            <text:p>145,500,000</text:p>
          </table:table-cell>
          <table:table-cell office:value-type="float" office:value="0" table:formula="msoxl:=S531-S530" table:style-name="ce17">
            <text:p>0</text:p>
          </table:table-cell>
          <table:table-cell office:value-type="percentage" office:value="0" table:formula="msoxl:=(S531/S530)-1" table:style-name="ce13">
            <text:p>0.00%</text:p>
          </table:table-cell>
          <table:table-cell office:value-type="percentage" office:value="0" table:formula="msoxl:=V530-V531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31=X530,Y530,Y530+1)" table:style-name="ce23">
            <text:p>15</text:p>
          </table:table-cell>
          <table:table-cell office:value-type="float" office:value="23333.333333333332" table:formula="msoxl:=S531/Y531" table:style-name="ce14">
            <text:p>23,333</text:p>
          </table:table-cell>
          <table:table-cell office:value-type="float" office:value="13358820.762570689" table:formula="msoxl:=Z531+AA530" table:style-name="ce14">
            <text:p>13,358,821</text:p>
          </table:table-cell>
          <table:table-cell office:value-type="float" office:value="23333.333333333954" table:formula="msoxl:=AA531-AA530" table:style-name="ce14">
            <text:p>23,333</text:p>
          </table:table-cell>
          <table:table-cell office:value-type="percentage" office:value="0" table:formula="msoxl:=AB531/AB53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30" table:style-name="ce22">
            <text:p>530</text:p>
          </table:table-cell>
          <table:table-cell office:value-type="float" office:value="511702.43838124425" table:formula="msoxl:=C531+C531*0.001" table:style-name="ce23">
            <text:p>511,702</text:p>
          </table:table-cell>
          <table:table-cell office:value-type="float" office:value="175025348.92831329" table:formula="msoxl:=C532+D531" table:style-name="ce16">
            <text:p>175,025,349</text:p>
          </table:table-cell>
          <table:table-cell office:value-type="float" office:value="511.1912471341202" table:formula="msoxl:=C532-C531" table:style-name="ce16">
            <text:p>511</text:p>
          </table:table-cell>
          <table:table-cell office:value-type="percentage" office:value="1.0000000000001119E-3" table:formula="msoxl:=(C532/C531)-1" table:style-name="ce13">
            <text:p>0.10%</text:p>
          </table:table-cell>
          <table:table-cell office:value-type="percentage" office:value="-2.2204460492503131E-16" table:formula="msoxl:=F531-F532" table:style-name="ce13">
            <text:p>0.00%</text:p>
          </table:table-cell>
          <table:table-cell office:value-type="float" office:value="17" table:formula="msoxl:=IF(I532=I531,1+H531,1)" table:style-name="ce34">
            <text:p>17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32=I531,J531,J531+1)" table:style-name="ce23">
            <text:p>17</text:p>
          </table:table-cell>
          <table:table-cell office:value-type="float" office:value="30100.143434190839" table:formula="msoxl:=C532/J532" table:style-name="ce14">
            <text:p>30,100</text:p>
          </table:table-cell>
          <table:table-cell office:value-type="float" office:value="13890369.266874142" table:formula="msoxl:=K532+L531" table:style-name="ce14">
            <text:p>13,890,369</text:p>
          </table:table-cell>
          <table:table-cell office:value-type="float" office:value="30100.143434191123" table:formula="msoxl:=L532-L531" table:style-name="ce14">
            <text:p>30,100</text:p>
          </table:table-cell>
          <table:table-cell office:value-type="percentage" office:value="9.9999999999167422E-4" table:formula="msoxl:=M532/M53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30" table:style-name="ce22">
            <text:p>530</text:p>
          </table:table-cell>
          <table:table-cell office:value-type="float" office:value="350000" table:style-name="ce23">
            <text:p>350,000</text:p>
          </table:table-cell>
          <table:table-cell office:value-type="float" office:value="145850000" table:formula="msoxl:=S532+T531" table:style-name="ce16">
            <text:p>145,850,000</text:p>
          </table:table-cell>
          <table:table-cell office:value-type="float" office:value="0" table:formula="msoxl:=S532-S531" table:style-name="ce17">
            <text:p>0</text:p>
          </table:table-cell>
          <table:table-cell office:value-type="percentage" office:value="0" table:formula="msoxl:=(S532/S531)-1" table:style-name="ce13">
            <text:p>0.00%</text:p>
          </table:table-cell>
          <table:table-cell office:value-type="percentage" office:value="0" table:formula="msoxl:=V531-V532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32=X531,Y531,Y531+1)" table:style-name="ce23">
            <text:p>15</text:p>
          </table:table-cell>
          <table:table-cell office:value-type="float" office:value="23333.333333333332" table:formula="msoxl:=S532/Y532" table:style-name="ce14">
            <text:p>23,333</text:p>
          </table:table-cell>
          <table:table-cell office:value-type="float" office:value="13382154.095904022" table:formula="msoxl:=Z532+AA531" table:style-name="ce14">
            <text:p>13,382,154</text:p>
          </table:table-cell>
          <table:table-cell office:value-type="float" office:value="23333.333333333954" table:formula="msoxl:=AA532-AA531" table:style-name="ce14">
            <text:p>23,333</text:p>
          </table:table-cell>
          <table:table-cell office:value-type="percentage" office:value="0" table:formula="msoxl:=AB532/AB53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31" table:style-name="ce22">
            <text:p>531</text:p>
          </table:table-cell>
          <table:table-cell office:value-type="float" office:value="512214.14081962552" table:formula="msoxl:=C532+C532*0.001" table:style-name="ce23">
            <text:p>512,214</text:p>
          </table:table-cell>
          <table:table-cell office:value-type="float" office:value="175537563.06913292" table:formula="msoxl:=C533+D532" table:style-name="ce16">
            <text:p>175,537,563</text:p>
          </table:table-cell>
          <table:table-cell office:value-type="float" office:value="511.70243838126771" table:formula="msoxl:=C533-C532" table:style-name="ce16">
            <text:p>512</text:p>
          </table:table-cell>
          <table:table-cell office:value-type="percentage" office:value="1.0000000000001119E-3" table:formula="msoxl:=(C533/C532)-1" table:style-name="ce13">
            <text:p>0.10%</text:p>
          </table:table-cell>
          <table:table-cell office:value-type="percentage" office:value="0" table:formula="msoxl:=F532-F533" table:style-name="ce13">
            <text:p>0.00%</text:p>
          </table:table-cell>
          <table:table-cell office:value-type="float" office:value="18" table:formula="msoxl:=IF(I533=I532,1+H532,1)" table:style-name="ce34">
            <text:p>18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33=I532,J532,J532+1)" table:style-name="ce23">
            <text:p>17</text:p>
          </table:table-cell>
          <table:table-cell office:value-type="float" office:value="30130.243577625031" table:formula="msoxl:=C533/J533" table:style-name="ce14">
            <text:p>30,130</text:p>
          </table:table-cell>
          <table:table-cell office:value-type="float" office:value="13920499.510451768" table:formula="msoxl:=K533+L532" table:style-name="ce14">
            <text:p>13,920,500</text:p>
          </table:table-cell>
          <table:table-cell office:value-type="float" office:value="30130.243577625602" table:formula="msoxl:=L533-L532" table:style-name="ce14">
            <text:p>30,130</text:p>
          </table:table-cell>
          <table:table-cell office:value-type="percentage" office:value="1.0000000000096598E-3" table:formula="msoxl:=M533/M53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31" table:style-name="ce22">
            <text:p>531</text:p>
          </table:table-cell>
          <table:table-cell office:value-type="float" office:value="350000" table:style-name="ce23">
            <text:p>350,000</text:p>
          </table:table-cell>
          <table:table-cell office:value-type="float" office:value="146200000" table:formula="msoxl:=S533+T532" table:style-name="ce16">
            <text:p>146,200,000</text:p>
          </table:table-cell>
          <table:table-cell office:value-type="float" office:value="0" table:formula="msoxl:=S533-S532" table:style-name="ce17">
            <text:p>0</text:p>
          </table:table-cell>
          <table:table-cell office:value-type="percentage" office:value="0" table:formula="msoxl:=(S533/S532)-1" table:style-name="ce13">
            <text:p>0.00%</text:p>
          </table:table-cell>
          <table:table-cell office:value-type="percentage" office:value="0" table:formula="msoxl:=V532-V533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33=X532,Y532,Y532+1)" table:style-name="ce23">
            <text:p>15</text:p>
          </table:table-cell>
          <table:table-cell office:value-type="float" office:value="23333.333333333332" table:formula="msoxl:=S533/Y533" table:style-name="ce14">
            <text:p>23,333</text:p>
          </table:table-cell>
          <table:table-cell office:value-type="float" office:value="13405487.429237356" table:formula="msoxl:=Z533+AA532" table:style-name="ce14">
            <text:p>13,405,487</text:p>
          </table:table-cell>
          <table:table-cell office:value-type="float" office:value="23333.333333333954" table:formula="msoxl:=AA533-AA532" table:style-name="ce14">
            <text:p>23,333</text:p>
          </table:table-cell>
          <table:table-cell office:value-type="percentage" office:value="0" table:formula="msoxl:=AB533/AB53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32" table:style-name="ce22">
            <text:p>532</text:p>
          </table:table-cell>
          <table:table-cell office:value-type="float" office:value="512726.35496044514" table:formula="msoxl:=C533+C533*0.001" table:style-name="ce23">
            <text:p>512,726</text:p>
          </table:table-cell>
          <table:table-cell office:value-type="float" office:value="176050289.42409337" table:formula="msoxl:=C534+D533" table:style-name="ce16">
            <text:p>176,050,289</text:p>
          </table:table-cell>
          <table:table-cell office:value-type="float" office:value="512.21414081961848" table:formula="msoxl:=C534-C533" table:style-name="ce16">
            <text:p>512</text:p>
          </table:table-cell>
          <table:table-cell office:value-type="percentage" office:value="9.9999999999988987E-4" table:formula="msoxl:=(C534/C533)-1" table:style-name="ce13">
            <text:p>0.10%</text:p>
          </table:table-cell>
          <table:table-cell office:value-type="percentage" office:value="2.2204460492503131E-16" table:formula="msoxl:=F533-F534" table:style-name="ce13">
            <text:p>0.00%</text:p>
          </table:table-cell>
          <table:table-cell office:value-type="float" office:value="19" table:formula="msoxl:=IF(I534=I533,1+H533,1)" table:style-name="ce34">
            <text:p>19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34=I533,J533,J533+1)" table:style-name="ce23">
            <text:p>17</text:p>
          </table:table-cell>
          <table:table-cell office:value-type="float" office:value="30160.373821202655" table:formula="msoxl:=C534/J534" table:style-name="ce14">
            <text:p>30,160</text:p>
          </table:table-cell>
          <table:table-cell office:value-type="float" office:value="13950659.88427297" table:formula="msoxl:=K534+L533" table:style-name="ce14">
            <text:p>13,950,660</text:p>
          </table:table-cell>
          <table:table-cell office:value-type="float" office:value="30160.373821202666" table:formula="msoxl:=L534-L533" table:style-name="ce14">
            <text:p>30,160</text:p>
          </table:table-cell>
          <table:table-cell office:value-type="percentage" office:value="9.9999999998123812E-4" table:formula="msoxl:=M534/M53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32" table:style-name="ce22">
            <text:p>532</text:p>
          </table:table-cell>
          <table:table-cell office:value-type="float" office:value="350000" table:style-name="ce23">
            <text:p>350,000</text:p>
          </table:table-cell>
          <table:table-cell office:value-type="float" office:value="146550000" table:formula="msoxl:=S534+T533" table:style-name="ce16">
            <text:p>146,550,000</text:p>
          </table:table-cell>
          <table:table-cell office:value-type="float" office:value="0" table:formula="msoxl:=S534-S533" table:style-name="ce17">
            <text:p>0</text:p>
          </table:table-cell>
          <table:table-cell office:value-type="percentage" office:value="0" table:formula="msoxl:=(S534/S533)-1" table:style-name="ce13">
            <text:p>0.00%</text:p>
          </table:table-cell>
          <table:table-cell office:value-type="percentage" office:value="0" table:formula="msoxl:=V533-V534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34=X533,Y533,Y533+1)" table:style-name="ce23">
            <text:p>15</text:p>
          </table:table-cell>
          <table:table-cell office:value-type="float" office:value="23333.333333333332" table:formula="msoxl:=S534/Y534" table:style-name="ce14">
            <text:p>23,333</text:p>
          </table:table-cell>
          <table:table-cell office:value-type="float" office:value="13428820.76257069" table:formula="msoxl:=Z534+AA533" table:style-name="ce14">
            <text:p>13,428,821</text:p>
          </table:table-cell>
          <table:table-cell office:value-type="float" office:value="23333.333333333954" table:formula="msoxl:=AA534-AA533" table:style-name="ce14">
            <text:p>23,333</text:p>
          </table:table-cell>
          <table:table-cell office:value-type="percentage" office:value="0" table:formula="msoxl:=AB534/AB53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33" table:style-name="ce22">
            <text:p>533</text:p>
          </table:table-cell>
          <table:table-cell office:value-type="float" office:value="513239.08131540561" table:formula="msoxl:=C534+C534*0.001" table:style-name="ce23">
            <text:p>513,239</text:p>
          </table:table-cell>
          <table:table-cell office:value-type="float" office:value="176563528.50540876" table:formula="msoxl:=C535+D534" table:style-name="ce16">
            <text:p>176,563,529</text:p>
          </table:table-cell>
          <table:table-cell office:value-type="float" office:value="512.7263549604686" table:formula="msoxl:=C535-C534" table:style-name="ce16">
            <text:p>513</text:p>
          </table:table-cell>
          <table:table-cell office:value-type="percentage" office:value="1.0000000000001119E-3" table:formula="msoxl:=(C535/C534)-1" table:style-name="ce13">
            <text:p>0.10%</text:p>
          </table:table-cell>
          <table:table-cell office:value-type="percentage" office:value="-2.2204460492503131E-16" table:formula="msoxl:=F534-F535" table:style-name="ce13">
            <text:p>0.00%</text:p>
          </table:table-cell>
          <table:table-cell office:value-type="float" office:value="20" table:formula="msoxl:=IF(I535=I534,1+H534,1)" table:style-name="ce34">
            <text:p>20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35=I534,J534,J534+1)" table:style-name="ce23">
            <text:p>17</text:p>
          </table:table-cell>
          <table:table-cell office:value-type="float" office:value="30190.534195023858" table:formula="msoxl:=C535/J535" table:style-name="ce14">
            <text:p>30,191</text:p>
          </table:table-cell>
          <table:table-cell office:value-type="float" office:value="13980850.418467995" table:formula="msoxl:=K535+L534" table:style-name="ce14">
            <text:p>13,980,850</text:p>
          </table:table-cell>
          <table:table-cell office:value-type="float" office:value="30190.53419502452" table:formula="msoxl:=L535-L534" table:style-name="ce14">
            <text:p>30,191</text:p>
          </table:table-cell>
          <table:table-cell office:value-type="percentage" office:value="1.0000000000216502E-3" table:formula="msoxl:=M535/M53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33" table:style-name="ce22">
            <text:p>533</text:p>
          </table:table-cell>
          <table:table-cell office:value-type="float" office:value="350000" table:style-name="ce23">
            <text:p>350,000</text:p>
          </table:table-cell>
          <table:table-cell office:value-type="float" office:value="146900000" table:formula="msoxl:=S535+T534" table:style-name="ce16">
            <text:p>146,900,000</text:p>
          </table:table-cell>
          <table:table-cell office:value-type="float" office:value="0" table:formula="msoxl:=S535-S534" table:style-name="ce17">
            <text:p>0</text:p>
          </table:table-cell>
          <table:table-cell office:value-type="percentage" office:value="0" table:formula="msoxl:=(S535/S534)-1" table:style-name="ce13">
            <text:p>0.00%</text:p>
          </table:table-cell>
          <table:table-cell office:value-type="percentage" office:value="0" table:formula="msoxl:=V534-V535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35=X534,Y534,Y534+1)" table:style-name="ce23">
            <text:p>15</text:p>
          </table:table-cell>
          <table:table-cell office:value-type="float" office:value="23333.333333333332" table:formula="msoxl:=S535/Y535" table:style-name="ce14">
            <text:p>23,333</text:p>
          </table:table-cell>
          <table:table-cell office:value-type="float" office:value="13452154.095904024" table:formula="msoxl:=Z535+AA534" table:style-name="ce14">
            <text:p>13,452,154</text:p>
          </table:table-cell>
          <table:table-cell office:value-type="float" office:value="23333.333333333954" table:formula="msoxl:=AA535-AA534" table:style-name="ce14">
            <text:p>23,333</text:p>
          </table:table-cell>
          <table:table-cell office:value-type="percentage" office:value="0" table:formula="msoxl:=AB535/AB53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34" table:style-name="ce22">
            <text:p>534</text:p>
          </table:table-cell>
          <table:table-cell office:value-type="float" office:value="513752.32039672101" table:formula="msoxl:=C535+C535*0.001" table:style-name="ce23">
            <text:p>513,752</text:p>
          </table:table-cell>
          <table:table-cell office:value-type="float" office:value="177077280.82580549" table:formula="msoxl:=C536+D535" table:style-name="ce16">
            <text:p>177,077,281</text:p>
          </table:table-cell>
          <table:table-cell office:value-type="float" office:value="513.2390813154052" table:formula="msoxl:=C536-C535" table:style-name="ce16">
            <text:p>513</text:p>
          </table:table-cell>
          <table:table-cell office:value-type="percentage" office:value="9.9999999999988987E-4" table:formula="msoxl:=(C536/C535)-1" table:style-name="ce13">
            <text:p>0.10%</text:p>
          </table:table-cell>
          <table:table-cell office:value-type="percentage" office:value="2.2204460492503131E-16" table:formula="msoxl:=F535-F536" table:style-name="ce13">
            <text:p>0.00%</text:p>
          </table:table-cell>
          <table:table-cell office:value-type="float" office:value="21" table:formula="msoxl:=IF(I536=I535,1+H535,1)" table:style-name="ce34">
            <text:p>21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36=I535,J535,J535+1)" table:style-name="ce23">
            <text:p>17</text:p>
          </table:table-cell>
          <table:table-cell office:value-type="float" office:value="30220.724729218884" table:formula="msoxl:=C536/J536" table:style-name="ce14">
            <text:p>30,221</text:p>
          </table:table-cell>
          <table:table-cell office:value-type="float" office:value="14011071.143197214" table:formula="msoxl:=K536+L535" table:style-name="ce14">
            <text:p>14,011,071</text:p>
          </table:table-cell>
          <table:table-cell office:value-type="float" office:value="30220.724729219452" table:formula="msoxl:=L536-L535" table:style-name="ce14">
            <text:p>30,221</text:p>
          </table:table-cell>
          <table:table-cell office:value-type="percentage" office:value="9.9999999999700329E-4" table:formula="msoxl:=M536/M53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34" table:style-name="ce22">
            <text:p>534</text:p>
          </table:table-cell>
          <table:table-cell office:value-type="float" office:value="350000" table:style-name="ce23">
            <text:p>350,000</text:p>
          </table:table-cell>
          <table:table-cell office:value-type="float" office:value="147250000" table:formula="msoxl:=S536+T535" table:style-name="ce16">
            <text:p>147,250,000</text:p>
          </table:table-cell>
          <table:table-cell office:value-type="float" office:value="0" table:formula="msoxl:=S536-S535" table:style-name="ce17">
            <text:p>0</text:p>
          </table:table-cell>
          <table:table-cell office:value-type="percentage" office:value="0" table:formula="msoxl:=(S536/S535)-1" table:style-name="ce13">
            <text:p>0.00%</text:p>
          </table:table-cell>
          <table:table-cell office:value-type="percentage" office:value="0" table:formula="msoxl:=V535-V536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36=X535,Y535,Y535+1)" table:style-name="ce23">
            <text:p>15</text:p>
          </table:table-cell>
          <table:table-cell office:value-type="float" office:value="23333.333333333332" table:formula="msoxl:=S536/Y536" table:style-name="ce14">
            <text:p>23,333</text:p>
          </table:table-cell>
          <table:table-cell office:value-type="float" office:value="13475487.429237358" table:formula="msoxl:=Z536+AA535" table:style-name="ce14">
            <text:p>13,475,487</text:p>
          </table:table-cell>
          <table:table-cell office:value-type="float" office:value="23333.333333333954" table:formula="msoxl:=AA536-AA535" table:style-name="ce14">
            <text:p>23,333</text:p>
          </table:table-cell>
          <table:table-cell office:value-type="percentage" office:value="0" table:formula="msoxl:=AB536/AB53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35" table:style-name="ce22">
            <text:p>535</text:p>
          </table:table-cell>
          <table:table-cell office:value-type="float" office:value="514266.07271711773" table:formula="msoxl:=C536+C536*0.001" table:style-name="ce23">
            <text:p>514,266</text:p>
          </table:table-cell>
          <table:table-cell office:value-type="float" office:value="177591546.89852262" table:formula="msoxl:=C537+D536" table:style-name="ce16">
            <text:p>177,591,547</text:p>
          </table:table-cell>
          <table:table-cell office:value-type="float" office:value="513.75232039671391" table:formula="msoxl:=C537-C536" table:style-name="ce16">
            <text:p>514</text:p>
          </table:table-cell>
          <table:table-cell office:value-type="percentage" office:value="9.9999999999988987E-4" table:formula="msoxl:=(C537/C536)-1" table:style-name="ce13">
            <text:p>0.10%</text:p>
          </table:table-cell>
          <table:table-cell office:value-type="percentage" office:value="0" table:formula="msoxl:=F536-F537" table:style-name="ce13">
            <text:p>0.00%</text:p>
          </table:table-cell>
          <table:table-cell office:value-type="float" office:value="22" table:formula="msoxl:=IF(I537=I536,1+H536,1)" table:style-name="ce34">
            <text:p>22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37=I536,J536,J536+1)" table:style-name="ce23">
            <text:p>17</text:p>
          </table:table-cell>
          <table:table-cell office:value-type="float" office:value="30250.945453948101" table:formula="msoxl:=C537/J537" table:style-name="ce14">
            <text:p>30,251</text:p>
          </table:table-cell>
          <table:table-cell office:value-type="float" office:value="14041322.088651162" table:formula="msoxl:=K537+L536" table:style-name="ce14">
            <text:p>14,041,322</text:p>
          </table:table-cell>
          <table:table-cell office:value-type="float" office:value="30250.94545394741" table:formula="msoxl:=L537-L536" table:style-name="ce14">
            <text:p>30,251</text:p>
          </table:table-cell>
          <table:table-cell office:value-type="percentage" office:value="9.9999999995836752E-4" table:formula="msoxl:=M537/M53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35" table:style-name="ce22">
            <text:p>535</text:p>
          </table:table-cell>
          <table:table-cell office:value-type="float" office:value="350000" table:style-name="ce23">
            <text:p>350,000</text:p>
          </table:table-cell>
          <table:table-cell office:value-type="float" office:value="147600000" table:formula="msoxl:=S537+T536" table:style-name="ce16">
            <text:p>147,600,000</text:p>
          </table:table-cell>
          <table:table-cell office:value-type="float" office:value="0" table:formula="msoxl:=S537-S536" table:style-name="ce17">
            <text:p>0</text:p>
          </table:table-cell>
          <table:table-cell office:value-type="percentage" office:value="0" table:formula="msoxl:=(S537/S536)-1" table:style-name="ce13">
            <text:p>0.00%</text:p>
          </table:table-cell>
          <table:table-cell office:value-type="percentage" office:value="0" table:formula="msoxl:=V536-V537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37=X536,Y536,Y536+1)" table:style-name="ce23">
            <text:p>15</text:p>
          </table:table-cell>
          <table:table-cell office:value-type="float" office:value="23333.333333333332" table:formula="msoxl:=S537/Y537" table:style-name="ce14">
            <text:p>23,333</text:p>
          </table:table-cell>
          <table:table-cell office:value-type="float" office:value="13498820.762570692" table:formula="msoxl:=Z537+AA536" table:style-name="ce14">
            <text:p>13,498,821</text:p>
          </table:table-cell>
          <table:table-cell office:value-type="float" office:value="23333.333333333954" table:formula="msoxl:=AA537-AA536" table:style-name="ce14">
            <text:p>23,333</text:p>
          </table:table-cell>
          <table:table-cell office:value-type="percentage" office:value="0" table:formula="msoxl:=AB537/AB53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36" table:style-name="ce22">
            <text:p>536</text:p>
          </table:table-cell>
          <table:table-cell office:value-type="float" office:value="514780.33878983487" table:formula="msoxl:=C537+C537*0.001" table:style-name="ce23">
            <text:p>514,780</text:p>
          </table:table-cell>
          <table:table-cell office:value-type="float" office:value="178106327.23731244" table:formula="msoxl:=C538+D537" table:style-name="ce16">
            <text:p>178,106,327</text:p>
          </table:table-cell>
          <table:table-cell office:value-type="float" office:value="514.26607271714602" table:formula="msoxl:=C538-C537" table:style-name="ce16">
            <text:p>514</text:p>
          </table:table-cell>
          <table:table-cell office:value-type="percentage" office:value="1.0000000000001119E-3" table:formula="msoxl:=(C538/C537)-1" table:style-name="ce13">
            <text:p>0.10%</text:p>
          </table:table-cell>
          <table:table-cell office:value-type="percentage" office:value="-2.2204460492503131E-16" table:formula="msoxl:=F537-F538" table:style-name="ce13">
            <text:p>0.00%</text:p>
          </table:table-cell>
          <table:table-cell office:value-type="float" office:value="23" table:formula="msoxl:=IF(I538=I537,1+H537,1)" table:style-name="ce34">
            <text:p>23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38=I537,J537,J537+1)" table:style-name="ce23">
            <text:p>17</text:p>
          </table:table-cell>
          <table:table-cell office:value-type="float" office:value="30281.196399402052" table:formula="msoxl:=C538/J538" table:style-name="ce14">
            <text:p>30,281</text:p>
          </table:table-cell>
          <table:table-cell office:value-type="float" office:value="14071603.285050564" table:formula="msoxl:=K538+L537" table:style-name="ce14">
            <text:p>14,071,603</text:p>
          </table:table-cell>
          <table:table-cell office:value-type="float" office:value="30281.196399401873" table:formula="msoxl:=L538-L537" table:style-name="ce14">
            <text:p>30,281</text:p>
          </table:table-cell>
          <table:table-cell office:value-type="percentage" office:value="1.0000000000169873E-3" table:formula="msoxl:=M538/M53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36" table:style-name="ce22">
            <text:p>536</text:p>
          </table:table-cell>
          <table:table-cell office:value-type="float" office:value="350000" table:style-name="ce23">
            <text:p>350,000</text:p>
          </table:table-cell>
          <table:table-cell office:value-type="float" office:value="147950000" table:formula="msoxl:=S538+T537" table:style-name="ce16">
            <text:p>147,950,000</text:p>
          </table:table-cell>
          <table:table-cell office:value-type="float" office:value="0" table:formula="msoxl:=S538-S537" table:style-name="ce17">
            <text:p>0</text:p>
          </table:table-cell>
          <table:table-cell office:value-type="percentage" office:value="0" table:formula="msoxl:=(S538/S537)-1" table:style-name="ce13">
            <text:p>0.00%</text:p>
          </table:table-cell>
          <table:table-cell office:value-type="percentage" office:value="0" table:formula="msoxl:=V537-V538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38=X537,Y537,Y537+1)" table:style-name="ce23">
            <text:p>15</text:p>
          </table:table-cell>
          <table:table-cell office:value-type="float" office:value="23333.333333333332" table:formula="msoxl:=S538/Y538" table:style-name="ce14">
            <text:p>23,333</text:p>
          </table:table-cell>
          <table:table-cell office:value-type="float" office:value="13522154.095904026" table:formula="msoxl:=Z538+AA537" table:style-name="ce14">
            <text:p>13,522,154</text:p>
          </table:table-cell>
          <table:table-cell office:value-type="float" office:value="23333.333333333954" table:formula="msoxl:=AA538-AA537" table:style-name="ce14">
            <text:p>23,333</text:p>
          </table:table-cell>
          <table:table-cell office:value-type="percentage" office:value="0" table:formula="msoxl:=AB538/AB53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37" table:style-name="ce22">
            <text:p>537</text:p>
          </table:table-cell>
          <table:table-cell office:value-type="float" office:value="515295.11912862473" table:formula="msoxl:=C538+C538*0.001" table:style-name="ce23">
            <text:p>515,295</text:p>
          </table:table-cell>
          <table:table-cell office:value-type="float" office:value="178621622.35644105" table:formula="msoxl:=C539+D538" table:style-name="ce16">
            <text:p>178,621,622</text:p>
          </table:table-cell>
          <table:table-cell office:value-type="float" office:value="514.78033878986025" table:formula="msoxl:=C539-C538" table:style-name="ce16">
            <text:p>515</text:p>
          </table:table-cell>
          <table:table-cell office:value-type="percentage" office:value="1.0000000000001119E-3" table:formula="msoxl:=(C539/C538)-1" table:style-name="ce13">
            <text:p>0.10%</text:p>
          </table:table-cell>
          <table:table-cell office:value-type="percentage" office:value="0" table:formula="msoxl:=F538-F539" table:style-name="ce13">
            <text:p>0.00%</text:p>
          </table:table-cell>
          <table:table-cell office:value-type="float" office:value="24" table:formula="msoxl:=IF(I539=I538,1+H538,1)" table:style-name="ce34">
            <text:p>24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39=I538,J538,J538+1)" table:style-name="ce23">
            <text:p>17</text:p>
          </table:table-cell>
          <table:table-cell office:value-type="float" office:value="30311.477595801454" table:formula="msoxl:=C539/J539" table:style-name="ce14">
            <text:p>30,311</text:p>
          </table:table-cell>
          <table:table-cell office:value-type="float" office:value="14101914.762646364" table:formula="msoxl:=K539+L538" table:style-name="ce14">
            <text:p>14,101,915</text:p>
          </table:table-cell>
          <table:table-cell office:value-type="float" office:value="30311.477595800534" table:formula="msoxl:=L539-L538" table:style-name="ce14">
            <text:p>30,311</text:p>
          </table:table-cell>
          <table:table-cell office:value-type="percentage" office:value="9.9999999997546496E-4" table:formula="msoxl:=M539/M53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37" table:style-name="ce22">
            <text:p>537</text:p>
          </table:table-cell>
          <table:table-cell office:value-type="float" office:value="350000" table:style-name="ce23">
            <text:p>350,000</text:p>
          </table:table-cell>
          <table:table-cell office:value-type="float" office:value="148300000" table:formula="msoxl:=S539+T538" table:style-name="ce16">
            <text:p>148,300,000</text:p>
          </table:table-cell>
          <table:table-cell office:value-type="float" office:value="0" table:formula="msoxl:=S539-S538" table:style-name="ce17">
            <text:p>0</text:p>
          </table:table-cell>
          <table:table-cell office:value-type="percentage" office:value="0" table:formula="msoxl:=(S539/S538)-1" table:style-name="ce13">
            <text:p>0.00%</text:p>
          </table:table-cell>
          <table:table-cell office:value-type="percentage" office:value="0" table:formula="msoxl:=V538-V539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39=X538,Y538,Y538+1)" table:style-name="ce23">
            <text:p>15</text:p>
          </table:table-cell>
          <table:table-cell office:value-type="float" office:value="23333.333333333332" table:formula="msoxl:=S539/Y539" table:style-name="ce14">
            <text:p>23,333</text:p>
          </table:table-cell>
          <table:table-cell office:value-type="float" office:value="13545487.42923736" table:formula="msoxl:=Z539+AA538" table:style-name="ce14">
            <text:p>13,545,487</text:p>
          </table:table-cell>
          <table:table-cell office:value-type="float" office:value="23333.333333333954" table:formula="msoxl:=AA539-AA538" table:style-name="ce14">
            <text:p>23,333</text:p>
          </table:table-cell>
          <table:table-cell office:value-type="percentage" office:value="0" table:formula="msoxl:=AB539/AB53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38" table:style-name="ce22">
            <text:p>538</text:p>
          </table:table-cell>
          <table:table-cell office:value-type="float" office:value="515810.41424775333" table:formula="msoxl:=C539+C539*0.001" table:style-name="ce23">
            <text:p>515,810</text:p>
          </table:table-cell>
          <table:table-cell office:value-type="float" office:value="179137432.7706888" table:formula="msoxl:=C540+D539" table:style-name="ce16">
            <text:p>179,137,433</text:p>
          </table:table-cell>
          <table:table-cell office:value-type="float" office:value="515.29511912859743" table:formula="msoxl:=C540-C539" table:style-name="ce16">
            <text:p>515</text:p>
          </table:table-cell>
          <table:table-cell office:value-type="percentage" office:value="9.9999999999988987E-4" table:formula="msoxl:=(C540/C539)-1" table:style-name="ce13">
            <text:p>0.10%</text:p>
          </table:table-cell>
          <table:table-cell office:value-type="percentage" office:value="2.2204460492503131E-16" table:formula="msoxl:=F539-F540" table:style-name="ce13">
            <text:p>0.00%</text:p>
          </table:table-cell>
          <table:table-cell office:value-type="float" office:value="25" table:formula="msoxl:=IF(I540=I539,1+H539,1)" table:style-name="ce34">
            <text:p>25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40=I539,J539,J539+1)" table:style-name="ce23">
            <text:p>17</text:p>
          </table:table-cell>
          <table:table-cell office:value-type="float" office:value="30341.789073397256" table:formula="msoxl:=C540/J540" table:style-name="ce14">
            <text:p>30,342</text:p>
          </table:table-cell>
          <table:table-cell office:value-type="float" office:value="14132256.551719761" table:formula="msoxl:=K540+L539" table:style-name="ce14">
            <text:p>14,132,257</text:p>
          </table:table-cell>
          <table:table-cell office:value-type="float" office:value="30341.789073396474" table:formula="msoxl:=L540-L539" table:style-name="ce14">
            <text:p>30,342</text:p>
          </table:table-cell>
          <table:table-cell office:value-type="percentage" office:value="1.0000000000045528E-3" table:formula="msoxl:=M540/M53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38" table:style-name="ce22">
            <text:p>538</text:p>
          </table:table-cell>
          <table:table-cell office:value-type="float" office:value="350000" table:style-name="ce23">
            <text:p>350,000</text:p>
          </table:table-cell>
          <table:table-cell office:value-type="float" office:value="148650000" table:formula="msoxl:=S540+T539" table:style-name="ce16">
            <text:p>148,650,000</text:p>
          </table:table-cell>
          <table:table-cell office:value-type="float" office:value="0" table:formula="msoxl:=S540-S539" table:style-name="ce17">
            <text:p>0</text:p>
          </table:table-cell>
          <table:table-cell office:value-type="percentage" office:value="0" table:formula="msoxl:=(S540/S539)-1" table:style-name="ce13">
            <text:p>0.00%</text:p>
          </table:table-cell>
          <table:table-cell office:value-type="percentage" office:value="0" table:formula="msoxl:=V539-V540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40=X539,Y539,Y539+1)" table:style-name="ce23">
            <text:p>15</text:p>
          </table:table-cell>
          <table:table-cell office:value-type="float" office:value="23333.333333333332" table:formula="msoxl:=S540/Y540" table:style-name="ce14">
            <text:p>23,333</text:p>
          </table:table-cell>
          <table:table-cell office:value-type="float" office:value="13568820.762570694" table:formula="msoxl:=Z540+AA539" table:style-name="ce14">
            <text:p>13,568,821</text:p>
          </table:table-cell>
          <table:table-cell office:value-type="float" office:value="23333.333333333954" table:formula="msoxl:=AA540-AA539" table:style-name="ce14">
            <text:p>23,333</text:p>
          </table:table-cell>
          <table:table-cell office:value-type="percentage" office:value="0" table:formula="msoxl:=AB540/AB53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39" table:style-name="ce22">
            <text:p>539</text:p>
          </table:table-cell>
          <table:table-cell office:value-type="float" office:value="516326.22466200107" table:formula="msoxl:=C540+C540*0.001" table:style-name="ce23">
            <text:p>516,326</text:p>
          </table:table-cell>
          <table:table-cell office:value-type="float" office:value="179653758.99535081" table:formula="msoxl:=C541+D540" table:style-name="ce16">
            <text:p>179,653,759</text:p>
          </table:table-cell>
          <table:table-cell office:value-type="float" office:value="515.81041424773866" table:formula="msoxl:=C541-C540" table:style-name="ce16">
            <text:p>516</text:p>
          </table:table-cell>
          <table:table-cell office:value-type="percentage" office:value="9.9999999999988987E-4" table:formula="msoxl:=(C541/C540)-1" table:style-name="ce13">
            <text:p>0.10%</text:p>
          </table:table-cell>
          <table:table-cell office:value-type="percentage" office:value="0" table:formula="msoxl:=F540-F541" table:style-name="ce13">
            <text:p>0.00%</text:p>
          </table:table-cell>
          <table:table-cell office:value-type="float" office:value="26" table:formula="msoxl:=IF(I541=I540,1+H540,1)" table:style-name="ce34">
            <text:p>26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41=I540,J540,J540+1)" table:style-name="ce23">
            <text:p>17</text:p>
          </table:table-cell>
          <table:table-cell office:value-type="float" office:value="30372.130862470651" table:formula="msoxl:=C541/J541" table:style-name="ce14">
            <text:p>30,372</text:p>
          </table:table-cell>
          <table:table-cell office:value-type="float" office:value="14162628.682582231" table:formula="msoxl:=K541+L540" table:style-name="ce14">
            <text:p>14,162,629</text:p>
          </table:table-cell>
          <table:table-cell office:value-type="float" office:value="30372.130862470716" table:formula="msoxl:=L541-L540" table:style-name="ce14">
            <text:p>30,372</text:p>
          </table:table-cell>
          <table:table-cell office:value-type="percentage" office:value="1.0000000000278675E-3" table:formula="msoxl:=M541/M54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39" table:style-name="ce22">
            <text:p>539</text:p>
          </table:table-cell>
          <table:table-cell office:value-type="float" office:value="350000" table:style-name="ce23">
            <text:p>350,000</text:p>
          </table:table-cell>
          <table:table-cell office:value-type="float" office:value="149000000" table:formula="msoxl:=S541+T540" table:style-name="ce16">
            <text:p>149,000,000</text:p>
          </table:table-cell>
          <table:table-cell office:value-type="float" office:value="0" table:formula="msoxl:=S541-S540" table:style-name="ce17">
            <text:p>0</text:p>
          </table:table-cell>
          <table:table-cell office:value-type="percentage" office:value="0" table:formula="msoxl:=(S541/S540)-1" table:style-name="ce13">
            <text:p>0.00%</text:p>
          </table:table-cell>
          <table:table-cell office:value-type="percentage" office:value="0" table:formula="msoxl:=V540-V541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41=X540,Y540,Y540+1)" table:style-name="ce23">
            <text:p>15</text:p>
          </table:table-cell>
          <table:table-cell office:value-type="float" office:value="23333.333333333332" table:formula="msoxl:=S541/Y541" table:style-name="ce14">
            <text:p>23,333</text:p>
          </table:table-cell>
          <table:table-cell office:value-type="float" office:value="13592154.095904028" table:formula="msoxl:=Z541+AA540" table:style-name="ce14">
            <text:p>13,592,154</text:p>
          </table:table-cell>
          <table:table-cell office:value-type="float" office:value="23333.333333333954" table:formula="msoxl:=AA541-AA540" table:style-name="ce14">
            <text:p>23,333</text:p>
          </table:table-cell>
          <table:table-cell office:value-type="percentage" office:value="0" table:formula="msoxl:=AB541/AB54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40" table:style-name="ce22">
            <text:p>540</text:p>
          </table:table-cell>
          <table:table-cell office:value-type="float" office:value="516842.55088666308" table:formula="msoxl:=C541+C541*0.001" table:style-name="ce23">
            <text:p>516,843</text:p>
          </table:table-cell>
          <table:table-cell office:value-type="float" office:value="180170601.54623747" table:formula="msoxl:=C542+D541" table:style-name="ce16">
            <text:p>180,170,602</text:p>
          </table:table-cell>
          <table:table-cell office:value-type="float" office:value="516.32622466201428" table:formula="msoxl:=C542-C541" table:style-name="ce16">
            <text:p>516</text:p>
          </table:table-cell>
          <table:table-cell office:value-type="percentage" office:value="1.0000000000001119E-3" table:formula="msoxl:=(C542/C541)-1" table:style-name="ce13">
            <text:p>0.10%</text:p>
          </table:table-cell>
          <table:table-cell office:value-type="percentage" office:value="-2.2204460492503131E-16" table:formula="msoxl:=F541-F542" table:style-name="ce13">
            <text:p>0.00%</text:p>
          </table:table-cell>
          <table:table-cell office:value-type="float" office:value="27" table:formula="msoxl:=IF(I542=I541,1+H541,1)" table:style-name="ce34">
            <text:p>27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42=I541,J541,J541+1)" table:style-name="ce23">
            <text:p>17</text:p>
          </table:table-cell>
          <table:table-cell office:value-type="float" office:value="30402.502993333124" table:formula="msoxl:=C542/J542" table:style-name="ce14">
            <text:p>30,403</text:p>
          </table:table-cell>
          <table:table-cell office:value-type="float" office:value="14193031.185575563" table:formula="msoxl:=K542+L541" table:style-name="ce14">
            <text:p>14,193,031</text:p>
          </table:table-cell>
          <table:table-cell office:value-type="float" office:value="30402.502993332222" table:formula="msoxl:=L542-L541" table:style-name="ce14">
            <text:p>30,403</text:p>
          </table:table-cell>
          <table:table-cell office:value-type="percentage" office:value="9.9999999996813749E-4" table:formula="msoxl:=M542/M54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40" table:style-name="ce22">
            <text:p>540</text:p>
          </table:table-cell>
          <table:table-cell office:value-type="float" office:value="350000" table:style-name="ce23">
            <text:p>350,000</text:p>
          </table:table-cell>
          <table:table-cell office:value-type="float" office:value="149350000" table:formula="msoxl:=S542+T541" table:style-name="ce16">
            <text:p>149,350,000</text:p>
          </table:table-cell>
          <table:table-cell office:value-type="float" office:value="0" table:formula="msoxl:=S542-S541" table:style-name="ce17">
            <text:p>0</text:p>
          </table:table-cell>
          <table:table-cell office:value-type="percentage" office:value="0" table:formula="msoxl:=(S542/S541)-1" table:style-name="ce13">
            <text:p>0.00%</text:p>
          </table:table-cell>
          <table:table-cell office:value-type="percentage" office:value="0" table:formula="msoxl:=V541-V542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42=X541,Y541,Y541+1)" table:style-name="ce23">
            <text:p>15</text:p>
          </table:table-cell>
          <table:table-cell office:value-type="float" office:value="23333.333333333332" table:formula="msoxl:=S542/Y542" table:style-name="ce14">
            <text:p>23,333</text:p>
          </table:table-cell>
          <table:table-cell office:value-type="float" office:value="13615487.429237362" table:formula="msoxl:=Z542+AA541" table:style-name="ce14">
            <text:p>13,615,487</text:p>
          </table:table-cell>
          <table:table-cell office:value-type="float" office:value="23333.333333333954" table:formula="msoxl:=AA542-AA541" table:style-name="ce14">
            <text:p>23,333</text:p>
          </table:table-cell>
          <table:table-cell office:value-type="percentage" office:value="0" table:formula="msoxl:=AB542/AB54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41" table:style-name="ce22">
            <text:p>541</text:p>
          </table:table-cell>
          <table:table-cell office:value-type="float" office:value="517359.39343754976" table:formula="msoxl:=C542+C542*0.001" table:style-name="ce23">
            <text:p>517,359</text:p>
          </table:table-cell>
          <table:table-cell office:value-type="float" office:value="180687960.93967503" table:formula="msoxl:=C543+D542" table:style-name="ce16">
            <text:p>180,687,961</text:p>
          </table:table-cell>
          <table:table-cell office:value-type="float" office:value="516.84255088667851" table:formula="msoxl:=C543-C542" table:style-name="ce16">
            <text:p>517</text:p>
          </table:table-cell>
          <table:table-cell office:value-type="percentage" office:value="1.0000000000001119E-3" table:formula="msoxl:=(C543/C542)-1" table:style-name="ce13">
            <text:p>0.10%</text:p>
          </table:table-cell>
          <table:table-cell office:value-type="percentage" office:value="0" table:formula="msoxl:=F542-F543" table:style-name="ce13">
            <text:p>0.00%</text:p>
          </table:table-cell>
          <table:table-cell office:value-type="float" office:value="28" table:formula="msoxl:=IF(I543=I542,1+H542,1)" table:style-name="ce34">
            <text:p>28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43=I542,J542,J542+1)" table:style-name="ce23">
            <text:p>17</text:p>
          </table:table-cell>
          <table:table-cell office:value-type="float" office:value="30432.905496326457" table:formula="msoxl:=C543/J543" table:style-name="ce14">
            <text:p>30,433</text:p>
          </table:table-cell>
          <table:table-cell office:value-type="float" office:value="14223464.091071891" table:formula="msoxl:=K543+L542" table:style-name="ce14">
            <text:p>14,223,464</text:p>
          </table:table-cell>
          <table:table-cell office:value-type="float" office:value="30432.905496327206" table:formula="msoxl:=L543-L542" table:style-name="ce14">
            <text:p>30,433</text:p>
          </table:table-cell>
          <table:table-cell office:value-type="percentage" office:value="1.0000000000542908E-3" table:formula="msoxl:=M543/M54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41" table:style-name="ce22">
            <text:p>541</text:p>
          </table:table-cell>
          <table:table-cell office:value-type="float" office:value="350000" table:style-name="ce23">
            <text:p>350,000</text:p>
          </table:table-cell>
          <table:table-cell office:value-type="float" office:value="149700000" table:formula="msoxl:=S543+T542" table:style-name="ce16">
            <text:p>149,700,000</text:p>
          </table:table-cell>
          <table:table-cell office:value-type="float" office:value="0" table:formula="msoxl:=S543-S542" table:style-name="ce17">
            <text:p>0</text:p>
          </table:table-cell>
          <table:table-cell office:value-type="percentage" office:value="0" table:formula="msoxl:=(S543/S542)-1" table:style-name="ce13">
            <text:p>0.00%</text:p>
          </table:table-cell>
          <table:table-cell office:value-type="percentage" office:value="0" table:formula="msoxl:=V542-V543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43=X542,Y542,Y542+1)" table:style-name="ce23">
            <text:p>15</text:p>
          </table:table-cell>
          <table:table-cell office:value-type="float" office:value="23333.333333333332" table:formula="msoxl:=S543/Y543" table:style-name="ce14">
            <text:p>23,333</text:p>
          </table:table-cell>
          <table:table-cell office:value-type="float" office:value="13638820.762570696" table:formula="msoxl:=Z543+AA542" table:style-name="ce14">
            <text:p>13,638,821</text:p>
          </table:table-cell>
          <table:table-cell office:value-type="float" office:value="23333.333333333954" table:formula="msoxl:=AA543-AA542" table:style-name="ce14">
            <text:p>23,333</text:p>
          </table:table-cell>
          <table:table-cell office:value-type="percentage" office:value="0" table:formula="msoxl:=AB543/AB54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42" table:style-name="ce22">
            <text:p>542</text:p>
          </table:table-cell>
          <table:table-cell office:value-type="float" office:value="517876.75283098733" table:formula="msoxl:=C543+C543*0.001" table:style-name="ce23">
            <text:p>517,877</text:p>
          </table:table-cell>
          <table:table-cell office:value-type="float" office:value="181205837.69250602" table:formula="msoxl:=C544+D543" table:style-name="ce16">
            <text:p>181,205,838</text:p>
          </table:table-cell>
          <table:table-cell office:value-type="float" office:value="517.35939343756763" table:formula="msoxl:=C544-C543" table:style-name="ce16">
            <text:p>517</text:p>
          </table:table-cell>
          <table:table-cell office:value-type="percentage" office:value="1.0000000000001119E-3" table:formula="msoxl:=(C544/C543)-1" table:style-name="ce13">
            <text:p>0.10%</text:p>
          </table:table-cell>
          <table:table-cell office:value-type="percentage" office:value="0" table:formula="msoxl:=F543-F544" table:style-name="ce13">
            <text:p>0.00%</text:p>
          </table:table-cell>
          <table:table-cell office:value-type="float" office:value="29" table:formula="msoxl:=IF(I544=I543,1+H543,1)" table:style-name="ce34">
            <text:p>29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44=I543,J543,J543+1)" table:style-name="ce23">
            <text:p>17</text:p>
          </table:table-cell>
          <table:table-cell office:value-type="float" office:value="30463.338401822784" table:formula="msoxl:=C544/J544" table:style-name="ce14">
            <text:p>30,463</text:p>
          </table:table-cell>
          <table:table-cell office:value-type="float" office:value="14253927.429473713" table:formula="msoxl:=K544+L543" table:style-name="ce14">
            <text:p>14,253,927</text:p>
          </table:table-cell>
          <table:table-cell office:value-type="float" office:value="30463.338401822373" table:formula="msoxl:=L544-L543" table:style-name="ce14">
            <text:p>30,463</text:p>
          </table:table-cell>
          <table:table-cell office:value-type="percentage" office:value="9.9999999996192024E-4" table:formula="msoxl:=M544/M54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42" table:style-name="ce22">
            <text:p>542</text:p>
          </table:table-cell>
          <table:table-cell office:value-type="float" office:value="350000" table:style-name="ce23">
            <text:p>350,000</text:p>
          </table:table-cell>
          <table:table-cell office:value-type="float" office:value="150050000" table:formula="msoxl:=S544+T543" table:style-name="ce16">
            <text:p>150,050,000</text:p>
          </table:table-cell>
          <table:table-cell office:value-type="float" office:value="0" table:formula="msoxl:=S544-S543" table:style-name="ce17">
            <text:p>0</text:p>
          </table:table-cell>
          <table:table-cell office:value-type="percentage" office:value="0" table:formula="msoxl:=(S544/S543)-1" table:style-name="ce13">
            <text:p>0.00%</text:p>
          </table:table-cell>
          <table:table-cell office:value-type="percentage" office:value="0" table:formula="msoxl:=V543-V544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44=X543,Y543,Y543+1)" table:style-name="ce23">
            <text:p>15</text:p>
          </table:table-cell>
          <table:table-cell office:value-type="float" office:value="23333.333333333332" table:formula="msoxl:=S544/Y544" table:style-name="ce14">
            <text:p>23,333</text:p>
          </table:table-cell>
          <table:table-cell office:value-type="float" office:value="13662154.09590403" table:formula="msoxl:=Z544+AA543" table:style-name="ce14">
            <text:p>13,662,154</text:p>
          </table:table-cell>
          <table:table-cell office:value-type="float" office:value="23333.333333333954" table:formula="msoxl:=AA544-AA543" table:style-name="ce14">
            <text:p>23,333</text:p>
          </table:table-cell>
          <table:table-cell office:value-type="percentage" office:value="0" table:formula="msoxl:=AB544/AB54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43" table:style-name="ce22">
            <text:p>543</text:p>
          </table:table-cell>
          <table:table-cell office:value-type="float" office:value="518394.62958381831" table:formula="msoxl:=C544+C544*0.001" table:style-name="ce23">
            <text:p>518,395</text:p>
          </table:table-cell>
          <table:table-cell office:value-type="float" office:value="181724232.32208982" table:formula="msoxl:=C545+D544" table:style-name="ce16">
            <text:p>181,724,232</text:p>
          </table:table-cell>
          <table:table-cell office:value-type="float" office:value="517.87675283098361" table:formula="msoxl:=C545-C544" table:style-name="ce16">
            <text:p>518</text:p>
          </table:table-cell>
          <table:table-cell office:value-type="percentage" office:value="9.9999999999988987E-4" table:formula="msoxl:=(C545/C544)-1" table:style-name="ce13">
            <text:p>0.10%</text:p>
          </table:table-cell>
          <table:table-cell office:value-type="percentage" office:value="2.2204460492503131E-16" table:formula="msoxl:=F544-F545" table:style-name="ce13">
            <text:p>0.00%</text:p>
          </table:table-cell>
          <table:table-cell office:value-type="float" office:value="30" table:formula="msoxl:=IF(I545=I544,1+H544,1)" table:style-name="ce34">
            <text:p>30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45=I544,J544,J544+1)" table:style-name="ce23">
            <text:p>17</text:p>
          </table:table-cell>
          <table:table-cell office:value-type="float" office:value="30493.801740224608" table:formula="msoxl:=C545/J545" table:style-name="ce14">
            <text:p>30,494</text:p>
          </table:table-cell>
          <table:table-cell office:value-type="float" office:value="14284421.231213938" table:formula="msoxl:=K545+L544" table:style-name="ce14">
            <text:p>14,284,421</text:p>
          </table:table-cell>
          <table:table-cell office:value-type="float" office:value="30493.801740225405" table:formula="msoxl:=L545-L544" table:style-name="ce14">
            <text:p>30,494</text:p>
          </table:table-cell>
          <table:table-cell office:value-type="percentage" office:value="1.0000000000396359E-3" table:formula="msoxl:=M545/M54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43" table:style-name="ce22">
            <text:p>543</text:p>
          </table:table-cell>
          <table:table-cell office:value-type="float" office:value="350000" table:style-name="ce23">
            <text:p>350,000</text:p>
          </table:table-cell>
          <table:table-cell office:value-type="float" office:value="150400000" table:formula="msoxl:=S545+T544" table:style-name="ce16">
            <text:p>150,400,000</text:p>
          </table:table-cell>
          <table:table-cell office:value-type="float" office:value="0" table:formula="msoxl:=S545-S544" table:style-name="ce17">
            <text:p>0</text:p>
          </table:table-cell>
          <table:table-cell office:value-type="percentage" office:value="0" table:formula="msoxl:=(S545/S544)-1" table:style-name="ce13">
            <text:p>0.00%</text:p>
          </table:table-cell>
          <table:table-cell office:value-type="percentage" office:value="0" table:formula="msoxl:=V544-V545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45=X544,Y544,Y544+1)" table:style-name="ce23">
            <text:p>15</text:p>
          </table:table-cell>
          <table:table-cell office:value-type="float" office:value="23333.333333333332" table:formula="msoxl:=S545/Y545" table:style-name="ce14">
            <text:p>23,333</text:p>
          </table:table-cell>
          <table:table-cell office:value-type="float" office:value="13685487.429237364" table:formula="msoxl:=Z545+AA544" table:style-name="ce14">
            <text:p>13,685,487</text:p>
          </table:table-cell>
          <table:table-cell office:value-type="float" office:value="23333.333333333954" table:formula="msoxl:=AA545-AA544" table:style-name="ce14">
            <text:p>23,333</text:p>
          </table:table-cell>
          <table:table-cell office:value-type="percentage" office:value="0" table:formula="msoxl:=AB545/AB54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44" table:style-name="ce22">
            <text:p>544</text:p>
          </table:table-cell>
          <table:table-cell office:value-type="float" office:value="518913.02421340212" table:formula="msoxl:=C545+C545*0.001" table:style-name="ce23">
            <text:p>518,913</text:p>
          </table:table-cell>
          <table:table-cell office:value-type="float" office:value="182243145.34630322" table:formula="msoxl:=C546+D545" table:style-name="ce16">
            <text:p>182,243,145</text:p>
          </table:table-cell>
          <table:table-cell office:value-type="float" office:value="518.39462958381046" table:formula="msoxl:=C546-C545" table:style-name="ce16">
            <text:p>518</text:p>
          </table:table-cell>
          <table:table-cell office:value-type="percentage" office:value="9.9999999999988987E-4" table:formula="msoxl:=(C546/C545)-1" table:style-name="ce13">
            <text:p>0.10%</text:p>
          </table:table-cell>
          <table:table-cell office:value-type="percentage" office:value="0" table:formula="msoxl:=F545-F546" table:style-name="ce13">
            <text:p>0.00%</text:p>
          </table:table-cell>
          <table:table-cell office:value-type="float" office:value="31" table:formula="msoxl:=IF(I546=I545,1+H545,1)" table:style-name="ce34">
            <text:p>31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46=I545,J545,J545+1)" table:style-name="ce23">
            <text:p>17</text:p>
          </table:table-cell>
          <table:table-cell office:value-type="float" office:value="30524.295541964832" table:formula="msoxl:=C546/J546" table:style-name="ce14">
            <text:p>30,524</text:p>
          </table:table-cell>
          <table:table-cell office:value-type="float" office:value="14314945.526755903" table:formula="msoxl:=K546+L545" table:style-name="ce14">
            <text:p>14,314,946</text:p>
          </table:table-cell>
          <table:table-cell office:value-type="float" office:value="30524.295541964471" table:formula="msoxl:=L546-L545" table:style-name="ce14">
            <text:p>30,524</text:p>
          </table:table-cell>
          <table:table-cell office:value-type="percentage" office:value="9.9999999996192024E-4" table:formula="msoxl:=M546/M54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44" table:style-name="ce22">
            <text:p>544</text:p>
          </table:table-cell>
          <table:table-cell office:value-type="float" office:value="350000" table:style-name="ce23">
            <text:p>350,000</text:p>
          </table:table-cell>
          <table:table-cell office:value-type="float" office:value="150750000" table:formula="msoxl:=S546+T545" table:style-name="ce16">
            <text:p>150,750,000</text:p>
          </table:table-cell>
          <table:table-cell office:value-type="float" office:value="0" table:formula="msoxl:=S546-S545" table:style-name="ce17">
            <text:p>0</text:p>
          </table:table-cell>
          <table:table-cell office:value-type="percentage" office:value="0" table:formula="msoxl:=(S546/S545)-1" table:style-name="ce13">
            <text:p>0.00%</text:p>
          </table:table-cell>
          <table:table-cell office:value-type="percentage" office:value="0" table:formula="msoxl:=V545-V546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46=X545,Y545,Y545+1)" table:style-name="ce23">
            <text:p>15</text:p>
          </table:table-cell>
          <table:table-cell office:value-type="float" office:value="23333.333333333332" table:formula="msoxl:=S546/Y546" table:style-name="ce14">
            <text:p>23,333</text:p>
          </table:table-cell>
          <table:table-cell office:value-type="float" office:value="13708820.762570698" table:formula="msoxl:=Z546+AA545" table:style-name="ce14">
            <text:p>13,708,821</text:p>
          </table:table-cell>
          <table:table-cell office:value-type="float" office:value="23333.333333333954" table:formula="msoxl:=AA546-AA545" table:style-name="ce14">
            <text:p>23,333</text:p>
          </table:table-cell>
          <table:table-cell office:value-type="percentage" office:value="0" table:formula="msoxl:=AB546/AB54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45" table:style-name="ce22">
            <text:p>545</text:p>
          </table:table-cell>
          <table:table-cell office:value-type="float" office:value="519431.93723761552" table:formula="msoxl:=C546+C546*0.001" table:style-name="ce23">
            <text:p>519,432</text:p>
          </table:table-cell>
          <table:table-cell office:value-type="float" office:value="182762577.28354084" table:formula="msoxl:=C547+D546" table:style-name="ce16">
            <text:p>182,762,577</text:p>
          </table:table-cell>
          <table:table-cell office:value-type="float" office:value="518.91302421339788" table:formula="msoxl:=C547-C546" table:style-name="ce16">
            <text:p>519</text:p>
          </table:table-cell>
          <table:table-cell office:value-type="percentage" office:value="9.9999999999988987E-4" table:formula="msoxl:=(C547/C546)-1" table:style-name="ce13">
            <text:p>0.10%</text:p>
          </table:table-cell>
          <table:table-cell office:value-type="percentage" office:value="0" table:formula="msoxl:=F546-F547" table:style-name="ce13">
            <text:p>0.00%</text:p>
          </table:table-cell>
          <table:table-cell office:value-type="float" office:value="32" table:formula="msoxl:=IF(I547=I546,1+H546,1)" table:style-name="ce34">
            <text:p>32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47=I546,J546,J546+1)" table:style-name="ce23">
            <text:p>17</text:p>
          </table:table-cell>
          <table:table-cell office:value-type="float" office:value="30554.819837506795" table:formula="msoxl:=C547/J547" table:style-name="ce14">
            <text:p>30,555</text:p>
          </table:table-cell>
          <table:table-cell office:value-type="float" office:value="14345500.34659341" table:formula="msoxl:=K547+L546" table:style-name="ce14">
            <text:p>14,345,500</text:p>
          </table:table-cell>
          <table:table-cell office:value-type="float" office:value="30554.81983750686" table:formula="msoxl:=L547-L546" table:style-name="ce14">
            <text:p>30,555</text:p>
          </table:table-cell>
          <table:table-cell office:value-type="percentage" office:value="1.0000000000138787E-3" table:formula="msoxl:=M547/M54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45" table:style-name="ce22">
            <text:p>545</text:p>
          </table:table-cell>
          <table:table-cell office:value-type="float" office:value="350000" table:style-name="ce23">
            <text:p>350,000</text:p>
          </table:table-cell>
          <table:table-cell office:value-type="float" office:value="151100000" table:formula="msoxl:=S547+T546" table:style-name="ce16">
            <text:p>151,100,000</text:p>
          </table:table-cell>
          <table:table-cell office:value-type="float" office:value="0" table:formula="msoxl:=S547-S546" table:style-name="ce17">
            <text:p>0</text:p>
          </table:table-cell>
          <table:table-cell office:value-type="percentage" office:value="0" table:formula="msoxl:=(S547/S546)-1" table:style-name="ce13">
            <text:p>0.00%</text:p>
          </table:table-cell>
          <table:table-cell office:value-type="percentage" office:value="0" table:formula="msoxl:=V546-V547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47=X546,Y546,Y546+1)" table:style-name="ce23">
            <text:p>15</text:p>
          </table:table-cell>
          <table:table-cell office:value-type="float" office:value="23333.333333333332" table:formula="msoxl:=S547/Y547" table:style-name="ce14">
            <text:p>23,333</text:p>
          </table:table-cell>
          <table:table-cell office:value-type="float" office:value="13732154.095904032" table:formula="msoxl:=Z547+AA546" table:style-name="ce14">
            <text:p>13,732,154</text:p>
          </table:table-cell>
          <table:table-cell office:value-type="float" office:value="23333.333333333954" table:formula="msoxl:=AA547-AA546" table:style-name="ce14">
            <text:p>23,333</text:p>
          </table:table-cell>
          <table:table-cell office:value-type="percentage" office:value="0" table:formula="msoxl:=AB547/AB54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46" table:style-name="ce22">
            <text:p>546</text:p>
          </table:table-cell>
          <table:table-cell office:value-type="float" office:value="519951.36917485314" table:formula="msoxl:=C547+C547*0.001" table:style-name="ce23">
            <text:p>519,951</text:p>
          </table:table-cell>
          <table:table-cell office:value-type="float" office:value="183282528.65271571" table:formula="msoxl:=C548+D547" table:style-name="ce16">
            <text:p>183,282,529</text:p>
          </table:table-cell>
          <table:table-cell office:value-type="float" office:value="519.43193723761942" table:formula="msoxl:=C548-C547" table:style-name="ce16">
            <text:p>519</text:p>
          </table:table-cell>
          <table:table-cell office:value-type="percentage" office:value="1.0000000000001119E-3" table:formula="msoxl:=(C548/C547)-1" table:style-name="ce13">
            <text:p>0.10%</text:p>
          </table:table-cell>
          <table:table-cell office:value-type="percentage" office:value="-2.2204460492503131E-16" table:formula="msoxl:=F547-F548" table:style-name="ce13">
            <text:p>0.00%</text:p>
          </table:table-cell>
          <table:table-cell office:value-type="float" office:value="33" table:formula="msoxl:=IF(I548=I547,1+H547,1)" table:style-name="ce34">
            <text:p>33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48=I547,J547,J547+1)" table:style-name="ce23">
            <text:p>17</text:p>
          </table:table-cell>
          <table:table-cell office:value-type="float" office:value="30585.374657344302" table:formula="msoxl:=C548/J548" table:style-name="ce14">
            <text:p>30,585</text:p>
          </table:table-cell>
          <table:table-cell office:value-type="float" office:value="14376085.721250754" table:formula="msoxl:=K548+L547" table:style-name="ce14">
            <text:p>14,376,086</text:p>
          </table:table-cell>
          <table:table-cell office:value-type="float" office:value="30585.374657344073" table:formula="msoxl:=L548-L547" table:style-name="ce14">
            <text:p>30,585</text:p>
          </table:table-cell>
          <table:table-cell office:value-type="percentage" office:value="9.9999999999034195E-4" table:formula="msoxl:=M548/M54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46" table:style-name="ce22">
            <text:p>546</text:p>
          </table:table-cell>
          <table:table-cell office:value-type="float" office:value="350000" table:style-name="ce23">
            <text:p>350,000</text:p>
          </table:table-cell>
          <table:table-cell office:value-type="float" office:value="151450000" table:formula="msoxl:=S548+T547" table:style-name="ce16">
            <text:p>151,450,000</text:p>
          </table:table-cell>
          <table:table-cell office:value-type="float" office:value="0" table:formula="msoxl:=S548-S547" table:style-name="ce17">
            <text:p>0</text:p>
          </table:table-cell>
          <table:table-cell office:value-type="percentage" office:value="0" table:formula="msoxl:=(S548/S547)-1" table:style-name="ce13">
            <text:p>0.00%</text:p>
          </table:table-cell>
          <table:table-cell office:value-type="percentage" office:value="0" table:formula="msoxl:=V547-V548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48=X547,Y547,Y547+1)" table:style-name="ce23">
            <text:p>15</text:p>
          </table:table-cell>
          <table:table-cell office:value-type="float" office:value="23333.333333333332" table:formula="msoxl:=S548/Y548" table:style-name="ce14">
            <text:p>23,333</text:p>
          </table:table-cell>
          <table:table-cell office:value-type="float" office:value="13755487.429237366" table:formula="msoxl:=Z548+AA547" table:style-name="ce14">
            <text:p>13,755,487</text:p>
          </table:table-cell>
          <table:table-cell office:value-type="float" office:value="23333.333333333954" table:formula="msoxl:=AA548-AA547" table:style-name="ce14">
            <text:p>23,333</text:p>
          </table:table-cell>
          <table:table-cell office:value-type="percentage" office:value="0" table:formula="msoxl:=AB548/AB54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47" table:style-name="ce22">
            <text:p>547</text:p>
          </table:table-cell>
          <table:table-cell office:value-type="float" office:value="520471.32054402801" table:formula="msoxl:=C548+C548*0.001" table:style-name="ce23">
            <text:p>520,471</text:p>
          </table:table-cell>
          <table:table-cell office:value-type="float" office:value="183802999.97325975" table:formula="msoxl:=C549+D548" table:style-name="ce16">
            <text:p>183,803,000</text:p>
          </table:table-cell>
          <table:table-cell office:value-type="float" office:value="519.95136917487253" table:formula="msoxl:=C549-C548" table:style-name="ce16">
            <text:p>520</text:p>
          </table:table-cell>
          <table:table-cell office:value-type="percentage" office:value="1.0000000000001119E-3" table:formula="msoxl:=(C549/C548)-1" table:style-name="ce13">
            <text:p>0.10%</text:p>
          </table:table-cell>
          <table:table-cell office:value-type="percentage" office:value="0" table:formula="msoxl:=F548-F549" table:style-name="ce13">
            <text:p>0.00%</text:p>
          </table:table-cell>
          <table:table-cell office:value-type="float" office:value="34" table:formula="msoxl:=IF(I549=I548,1+H548,1)" table:style-name="ce34">
            <text:p>34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49=I548,J548,J548+1)" table:style-name="ce23">
            <text:p>17</text:p>
          </table:table-cell>
          <table:table-cell office:value-type="float" office:value="30615.960032001647" table:formula="msoxl:=C549/J549" table:style-name="ce14">
            <text:p>30,616</text:p>
          </table:table-cell>
          <table:table-cell office:value-type="float" office:value="14406701.681282755" table:formula="msoxl:=K549+L548" table:style-name="ce14">
            <text:p>14,406,702</text:p>
          </table:table-cell>
          <table:table-cell office:value-type="float" office:value="30615.960032001138" table:formula="msoxl:=L549-L548" table:style-name="ce14">
            <text:p>30,616</text:p>
          </table:table-cell>
          <table:table-cell office:value-type="percentage" office:value="9.9999999999078604E-4" table:formula="msoxl:=M549/M54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47" table:style-name="ce22">
            <text:p>547</text:p>
          </table:table-cell>
          <table:table-cell office:value-type="float" office:value="350000" table:style-name="ce23">
            <text:p>350,000</text:p>
          </table:table-cell>
          <table:table-cell office:value-type="float" office:value="151800000" table:formula="msoxl:=S549+T548" table:style-name="ce16">
            <text:p>151,800,000</text:p>
          </table:table-cell>
          <table:table-cell office:value-type="float" office:value="0" table:formula="msoxl:=S549-S548" table:style-name="ce17">
            <text:p>0</text:p>
          </table:table-cell>
          <table:table-cell office:value-type="percentage" office:value="0" table:formula="msoxl:=(S549/S548)-1" table:style-name="ce13">
            <text:p>0.00%</text:p>
          </table:table-cell>
          <table:table-cell office:value-type="percentage" office:value="0" table:formula="msoxl:=V548-V549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49=X548,Y548,Y548+1)" table:style-name="ce23">
            <text:p>15</text:p>
          </table:table-cell>
          <table:table-cell office:value-type="float" office:value="23333.333333333332" table:formula="msoxl:=S549/Y549" table:style-name="ce14">
            <text:p>23,333</text:p>
          </table:table-cell>
          <table:table-cell office:value-type="float" office:value="13778820.7625707" table:formula="msoxl:=Z549+AA548" table:style-name="ce14">
            <text:p>13,778,821</text:p>
          </table:table-cell>
          <table:table-cell office:value-type="float" office:value="23333.333333333954" table:formula="msoxl:=AA549-AA548" table:style-name="ce14">
            <text:p>23,333</text:p>
          </table:table-cell>
          <table:table-cell office:value-type="percentage" office:value="0" table:formula="msoxl:=AB549/AB54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48" table:style-name="ce22">
            <text:p>548</text:p>
          </table:table-cell>
          <table:table-cell office:value-type="float" office:value="520991.79186457203" table:formula="msoxl:=C549+C549*0.001" table:style-name="ce23">
            <text:p>520,992</text:p>
          </table:table-cell>
          <table:table-cell office:value-type="float" office:value="184323991.76512432" table:formula="msoxl:=C550+D549" table:style-name="ce16">
            <text:p>184,323,992</text:p>
          </table:table-cell>
          <table:table-cell office:value-type="float" office:value="520.47132054402027" table:formula="msoxl:=C550-C549" table:style-name="ce16">
            <text:p>520</text:p>
          </table:table-cell>
          <table:table-cell office:value-type="percentage" office:value="9.9999999999988987E-4" table:formula="msoxl:=(C550/C549)-1" table:style-name="ce13">
            <text:p>0.10%</text:p>
          </table:table-cell>
          <table:table-cell office:value-type="percentage" office:value="2.2204460492503131E-16" table:formula="msoxl:=F549-F550" table:style-name="ce13">
            <text:p>0.00%</text:p>
          </table:table-cell>
          <table:table-cell office:value-type="float" office:value="35" table:formula="msoxl:=IF(I550=I549,1+H549,1)" table:style-name="ce34">
            <text:p>35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50=I549,J549,J549+1)" table:style-name="ce23">
            <text:p>17</text:p>
          </table:table-cell>
          <table:table-cell office:value-type="float" office:value="30646.57599203365" table:formula="msoxl:=C550/J550" table:style-name="ce14">
            <text:p>30,647</text:p>
          </table:table-cell>
          <table:table-cell office:value-type="float" office:value="14437348.257274788" table:formula="msoxl:=K550+L549" table:style-name="ce14">
            <text:p>14,437,348</text:p>
          </table:table-cell>
          <table:table-cell office:value-type="float" office:value="30646.575992032886" table:formula="msoxl:=L550-L549" table:style-name="ce14">
            <text:p>30,647</text:p>
          </table:table-cell>
          <table:table-cell office:value-type="percentage" office:value="9.9999999999167422E-4" table:formula="msoxl:=M550/M54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48" table:style-name="ce22">
            <text:p>548</text:p>
          </table:table-cell>
          <table:table-cell office:value-type="float" office:value="350000" table:style-name="ce23">
            <text:p>350,000</text:p>
          </table:table-cell>
          <table:table-cell office:value-type="float" office:value="152150000" table:formula="msoxl:=S550+T549" table:style-name="ce16">
            <text:p>152,150,000</text:p>
          </table:table-cell>
          <table:table-cell office:value-type="float" office:value="0" table:formula="msoxl:=S550-S549" table:style-name="ce17">
            <text:p>0</text:p>
          </table:table-cell>
          <table:table-cell office:value-type="percentage" office:value="0" table:formula="msoxl:=(S550/S549)-1" table:style-name="ce13">
            <text:p>0.00%</text:p>
          </table:table-cell>
          <table:table-cell office:value-type="percentage" office:value="0" table:formula="msoxl:=V549-V550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50=X549,Y549,Y549+1)" table:style-name="ce23">
            <text:p>15</text:p>
          </table:table-cell>
          <table:table-cell office:value-type="float" office:value="23333.333333333332" table:formula="msoxl:=S550/Y550" table:style-name="ce14">
            <text:p>23,333</text:p>
          </table:table-cell>
          <table:table-cell office:value-type="float" office:value="13802154.095904034" table:formula="msoxl:=Z550+AA549" table:style-name="ce14">
            <text:p>13,802,154</text:p>
          </table:table-cell>
          <table:table-cell office:value-type="float" office:value="23333.333333333954" table:formula="msoxl:=AA550-AA549" table:style-name="ce14">
            <text:p>23,333</text:p>
          </table:table-cell>
          <table:table-cell office:value-type="percentage" office:value="0" table:formula="msoxl:=AB550/AB54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49" table:style-name="ce22">
            <text:p>549</text:p>
          </table:table-cell>
          <table:table-cell office:value-type="float" office:value="521512.7836564366" table:formula="msoxl:=C550+C550*0.001" table:style-name="ce23">
            <text:p>521,513</text:p>
          </table:table-cell>
          <table:table-cell office:value-type="float" office:value="184845504.54878077" table:formula="msoxl:=C551+D550" table:style-name="ce16">
            <text:p>184,845,505</text:p>
          </table:table-cell>
          <table:table-cell office:value-type="float" office:value="520.99179186456604" table:formula="msoxl:=C551-C550" table:style-name="ce16">
            <text:p>521</text:p>
          </table:table-cell>
          <table:table-cell office:value-type="percentage" office:value="9.9999999999988987E-4" table:formula="msoxl:=(C551/C550)-1" table:style-name="ce13">
            <text:p>0.10%</text:p>
          </table:table-cell>
          <table:table-cell office:value-type="percentage" office:value="0" table:formula="msoxl:=F550-F551" table:style-name="ce13">
            <text:p>0.00%</text:p>
          </table:table-cell>
          <table:table-cell office:value-type="float" office:value="36" table:formula="msoxl:=IF(I551=I550,1+H550,1)" table:style-name="ce34">
            <text:p>36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51=I550,J550,J550+1)" table:style-name="ce23">
            <text:p>17</text:p>
          </table:table-cell>
          <table:table-cell office:value-type="float" office:value="30677.222568025682" table:formula="msoxl:=C551/J551" table:style-name="ce14">
            <text:p>30,677</text:p>
          </table:table-cell>
          <table:table-cell office:value-type="float" office:value="14468025.479842814" table:formula="msoxl:=K551+L550" table:style-name="ce14">
            <text:p>14,468,025</text:p>
          </table:table-cell>
          <table:table-cell office:value-type="float" office:value="30677.222568025813" table:formula="msoxl:=L551-L550" table:style-name="ce14">
            <text:p>30,677</text:p>
          </table:table-cell>
          <table:table-cell office:value-type="percentage" office:value="1.0000000000291998E-3" table:formula="msoxl:=M551/M55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49" table:style-name="ce22">
            <text:p>549</text:p>
          </table:table-cell>
          <table:table-cell office:value-type="float" office:value="350000" table:style-name="ce23">
            <text:p>350,000</text:p>
          </table:table-cell>
          <table:table-cell office:value-type="float" office:value="152500000" table:formula="msoxl:=S551+T550" table:style-name="ce16">
            <text:p>152,500,000</text:p>
          </table:table-cell>
          <table:table-cell office:value-type="float" office:value="0" table:formula="msoxl:=S551-S550" table:style-name="ce17">
            <text:p>0</text:p>
          </table:table-cell>
          <table:table-cell office:value-type="percentage" office:value="0" table:formula="msoxl:=(S551/S550)-1" table:style-name="ce13">
            <text:p>0.00%</text:p>
          </table:table-cell>
          <table:table-cell office:value-type="percentage" office:value="0" table:formula="msoxl:=V550-V551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51=X550,Y550,Y550+1)" table:style-name="ce23">
            <text:p>15</text:p>
          </table:table-cell>
          <table:table-cell office:value-type="float" office:value="23333.333333333332" table:formula="msoxl:=S551/Y551" table:style-name="ce14">
            <text:p>23,333</text:p>
          </table:table-cell>
          <table:table-cell office:value-type="float" office:value="13825487.429237368" table:formula="msoxl:=Z551+AA550" table:style-name="ce14">
            <text:p>13,825,487</text:p>
          </table:table-cell>
          <table:table-cell office:value-type="float" office:value="23333.333333333954" table:formula="msoxl:=AA551-AA550" table:style-name="ce14">
            <text:p>23,333</text:p>
          </table:table-cell>
          <table:table-cell office:value-type="percentage" office:value="0" table:formula="msoxl:=AB551/AB55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50" table:style-name="ce22">
            <text:p>550</text:p>
          </table:table-cell>
          <table:table-cell office:value-type="float" office:value="522034.29644009302" table:formula="msoxl:=C551+C551*0.001" table:style-name="ce23">
            <text:p>522,034</text:p>
          </table:table-cell>
          <table:table-cell office:value-type="float" office:value="185367538.84522086" table:formula="msoxl:=C552+D551" table:style-name="ce16">
            <text:p>185,367,539</text:p>
          </table:table-cell>
          <table:table-cell office:value-type="float" office:value="521.51278365642065" table:formula="msoxl:=C552-C551" table:style-name="ce16">
            <text:p>522</text:p>
          </table:table-cell>
          <table:table-cell office:value-type="percentage" office:value="9.9999999999988987E-4" table:formula="msoxl:=(C552/C551)-1" table:style-name="ce13">
            <text:p>0.10%</text:p>
          </table:table-cell>
          <table:table-cell office:value-type="percentage" office:value="0" table:formula="msoxl:=F551-F552" table:style-name="ce13">
            <text:p>0.00%</text:p>
          </table:table-cell>
          <table:table-cell office:value-type="float" office:value="37" table:formula="msoxl:=IF(I552=I551,1+H551,1)" table:style-name="ce34">
            <text:p>37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52=I551,J551,J551+1)" table:style-name="ce23">
            <text:p>17</text:p>
          </table:table-cell>
          <table:table-cell office:value-type="float" office:value="30707.899790593707" table:formula="msoxl:=C552/J552" table:style-name="ce14">
            <text:p>30,708</text:p>
          </table:table-cell>
          <table:table-cell office:value-type="float" office:value="14498733.379633408" table:formula="msoxl:=K552+L551" table:style-name="ce14">
            <text:p>14,498,733</text:p>
          </table:table-cell>
          <table:table-cell office:value-type="float" office:value="30707.899790594354" table:formula="msoxl:=L552-L551" table:style-name="ce14">
            <text:p>30,708</text:p>
          </table:table-cell>
          <table:table-cell office:value-type="percentage" office:value="1.0000000000167653E-3" table:formula="msoxl:=M552/M55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50" table:style-name="ce22">
            <text:p>550</text:p>
          </table:table-cell>
          <table:table-cell office:value-type="float" office:value="350000" table:style-name="ce23">
            <text:p>350,000</text:p>
          </table:table-cell>
          <table:table-cell office:value-type="float" office:value="152850000" table:formula="msoxl:=S552+T551" table:style-name="ce16">
            <text:p>152,850,000</text:p>
          </table:table-cell>
          <table:table-cell office:value-type="float" office:value="0" table:formula="msoxl:=S552-S551" table:style-name="ce17">
            <text:p>0</text:p>
          </table:table-cell>
          <table:table-cell office:value-type="percentage" office:value="0" table:formula="msoxl:=(S552/S551)-1" table:style-name="ce13">
            <text:p>0.00%</text:p>
          </table:table-cell>
          <table:table-cell office:value-type="percentage" office:value="0" table:formula="msoxl:=V551-V552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52=X551,Y551,Y551+1)" table:style-name="ce23">
            <text:p>15</text:p>
          </table:table-cell>
          <table:table-cell office:value-type="float" office:value="23333.333333333332" table:formula="msoxl:=S552/Y552" table:style-name="ce14">
            <text:p>23,333</text:p>
          </table:table-cell>
          <table:table-cell office:value-type="float" office:value="13848820.762570702" table:formula="msoxl:=Z552+AA551" table:style-name="ce14">
            <text:p>13,848,821</text:p>
          </table:table-cell>
          <table:table-cell office:value-type="float" office:value="23333.333333333954" table:formula="msoxl:=AA552-AA551" table:style-name="ce14">
            <text:p>23,333</text:p>
          </table:table-cell>
          <table:table-cell office:value-type="percentage" office:value="0" table:formula="msoxl:=AB552/AB55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51" table:style-name="ce22">
            <text:p>551</text:p>
          </table:table-cell>
          <table:table-cell office:value-type="float" office:value="522556.3307365331" table:formula="msoxl:=C552+C552*0.001" table:style-name="ce23">
            <text:p>522,556</text:p>
          </table:table-cell>
          <table:table-cell office:value-type="float" office:value="185890095.17595741" table:formula="msoxl:=C553+D552" table:style-name="ce16">
            <text:p>185,890,095</text:p>
          </table:table-cell>
          <table:table-cell office:value-type="float" office:value="522.03429644007701" table:formula="msoxl:=C553-C552" table:style-name="ce16">
            <text:p>522</text:p>
          </table:table-cell>
          <table:table-cell office:value-type="percentage" office:value="9.9999999999988987E-4" table:formula="msoxl:=(C553/C552)-1" table:style-name="ce13">
            <text:p>0.10%</text:p>
          </table:table-cell>
          <table:table-cell office:value-type="percentage" office:value="0" table:formula="msoxl:=F552-F553" table:style-name="ce13">
            <text:p>0.00%</text:p>
          </table:table-cell>
          <table:table-cell office:value-type="float" office:value="38" table:formula="msoxl:=IF(I553=I552,1+H552,1)" table:style-name="ce34">
            <text:p>38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53=I552,J552,J552+1)" table:style-name="ce23">
            <text:p>17</text:p>
          </table:table-cell>
          <table:table-cell office:value-type="float" office:value="30738.607690384299" table:formula="msoxl:=C553/J553" table:style-name="ce14">
            <text:p>30,739</text:p>
          </table:table-cell>
          <table:table-cell office:value-type="float" office:value="14529471.987323793" table:formula="msoxl:=K553+L552" table:style-name="ce14">
            <text:p>14,529,472</text:p>
          </table:table-cell>
          <table:table-cell office:value-type="float" office:value="30738.607690384611" table:formula="msoxl:=L553-L552" table:style-name="ce14">
            <text:p>30,739</text:p>
          </table:table-cell>
          <table:table-cell office:value-type="percentage" office:value="9.9999999998900968E-4" table:formula="msoxl:=M553/M55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51" table:style-name="ce22">
            <text:p>551</text:p>
          </table:table-cell>
          <table:table-cell office:value-type="float" office:value="350000" table:style-name="ce23">
            <text:p>350,000</text:p>
          </table:table-cell>
          <table:table-cell office:value-type="float" office:value="153200000" table:formula="msoxl:=S553+T552" table:style-name="ce16">
            <text:p>153,200,000</text:p>
          </table:table-cell>
          <table:table-cell office:value-type="float" office:value="0" table:formula="msoxl:=S553-S552" table:style-name="ce17">
            <text:p>0</text:p>
          </table:table-cell>
          <table:table-cell office:value-type="percentage" office:value="0" table:formula="msoxl:=(S553/S552)-1" table:style-name="ce13">
            <text:p>0.00%</text:p>
          </table:table-cell>
          <table:table-cell office:value-type="percentage" office:value="0" table:formula="msoxl:=V552-V553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53=X552,Y552,Y552+1)" table:style-name="ce23">
            <text:p>15</text:p>
          </table:table-cell>
          <table:table-cell office:value-type="float" office:value="23333.333333333332" table:formula="msoxl:=S553/Y553" table:style-name="ce14">
            <text:p>23,333</text:p>
          </table:table-cell>
          <table:table-cell office:value-type="float" office:value="13872154.095904035" table:formula="msoxl:=Z553+AA552" table:style-name="ce14">
            <text:p>13,872,154</text:p>
          </table:table-cell>
          <table:table-cell office:value-type="float" office:value="23333.333333333954" table:formula="msoxl:=AA553-AA552" table:style-name="ce14">
            <text:p>23,333</text:p>
          </table:table-cell>
          <table:table-cell office:value-type="percentage" office:value="0" table:formula="msoxl:=AB553/AB55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52" table:style-name="ce22">
            <text:p>552</text:p>
          </table:table-cell>
          <table:table-cell office:value-type="float" office:value="523078.88706726965" table:formula="msoxl:=C553+C553*0.001" table:style-name="ce23">
            <text:p>523,079</text:p>
          </table:table-cell>
          <table:table-cell office:value-type="float" office:value="186413174.06302467" table:formula="msoxl:=C554+D553" table:style-name="ce16">
            <text:p>186,413,174</text:p>
          </table:table-cell>
          <table:table-cell office:value-type="float" office:value="522.5563307365519" table:formula="msoxl:=C554-C553" table:style-name="ce16">
            <text:p>523</text:p>
          </table:table-cell>
          <table:table-cell office:value-type="percentage" office:value="1.0000000000001119E-3" table:formula="msoxl:=(C554/C553)-1" table:style-name="ce13">
            <text:p>0.10%</text:p>
          </table:table-cell>
          <table:table-cell office:value-type="percentage" office:value="-2.2204460492503131E-16" table:formula="msoxl:=F553-F554" table:style-name="ce13">
            <text:p>0.00%</text:p>
          </table:table-cell>
          <table:table-cell office:value-type="float" office:value="39" table:formula="msoxl:=IF(I554=I553,1+H553,1)" table:style-name="ce34">
            <text:p>39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54=I553,J553,J553+1)" table:style-name="ce23">
            <text:p>17</text:p>
          </table:table-cell>
          <table:table-cell office:value-type="float" office:value="30769.346298074684" table:formula="msoxl:=C554/J554" table:style-name="ce14">
            <text:p>30,769</text:p>
          </table:table-cell>
          <table:table-cell office:value-type="float" office:value="14560241.333621867" table:formula="msoxl:=K554+L553" table:style-name="ce14">
            <text:p>14,560,241</text:p>
          </table:table-cell>
          <table:table-cell office:value-type="float" office:value="30769.34629807435" table:formula="msoxl:=L554-L553" table:style-name="ce14">
            <text:p>30,769</text:p>
          </table:table-cell>
          <table:table-cell office:value-type="percentage" office:value="9.9999999997901767E-4" table:formula="msoxl:=M554/M55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52" table:style-name="ce22">
            <text:p>552</text:p>
          </table:table-cell>
          <table:table-cell office:value-type="float" office:value="350000" table:style-name="ce23">
            <text:p>350,000</text:p>
          </table:table-cell>
          <table:table-cell office:value-type="float" office:value="153550000" table:formula="msoxl:=S554+T553" table:style-name="ce16">
            <text:p>153,550,000</text:p>
          </table:table-cell>
          <table:table-cell office:value-type="float" office:value="0" table:formula="msoxl:=S554-S553" table:style-name="ce17">
            <text:p>0</text:p>
          </table:table-cell>
          <table:table-cell office:value-type="percentage" office:value="0" table:formula="msoxl:=(S554/S553)-1" table:style-name="ce13">
            <text:p>0.00%</text:p>
          </table:table-cell>
          <table:table-cell office:value-type="percentage" office:value="0" table:formula="msoxl:=V553-V554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54=X553,Y553,Y553+1)" table:style-name="ce23">
            <text:p>15</text:p>
          </table:table-cell>
          <table:table-cell office:value-type="float" office:value="23333.333333333332" table:formula="msoxl:=S554/Y554" table:style-name="ce14">
            <text:p>23,333</text:p>
          </table:table-cell>
          <table:table-cell office:value-type="float" office:value="13895487.429237369" table:formula="msoxl:=Z554+AA553" table:style-name="ce14">
            <text:p>13,895,487</text:p>
          </table:table-cell>
          <table:table-cell office:value-type="float" office:value="23333.333333333954" table:formula="msoxl:=AA554-AA553" table:style-name="ce14">
            <text:p>23,333</text:p>
          </table:table-cell>
          <table:table-cell office:value-type="percentage" office:value="0" table:formula="msoxl:=AB554/AB55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53" table:style-name="ce22">
            <text:p>553</text:p>
          </table:table-cell>
          <table:table-cell office:value-type="float" office:value="523601.96595433692" table:formula="msoxl:=C554+C554*0.001" table:style-name="ce23">
            <text:p>523,602</text:p>
          </table:table-cell>
          <table:table-cell office:value-type="float" office:value="186936776.028979" table:formula="msoxl:=C555+D554" table:style-name="ce16">
            <text:p>186,936,776</text:p>
          </table:table-cell>
          <table:table-cell office:value-type="float" office:value="523.07888706726953" table:formula="msoxl:=C555-C554" table:style-name="ce16">
            <text:p>523</text:p>
          </table:table-cell>
          <table:table-cell office:value-type="percentage" office:value="9.9999999999988987E-4" table:formula="msoxl:=(C555/C554)-1" table:style-name="ce13">
            <text:p>0.10%</text:p>
          </table:table-cell>
          <table:table-cell office:value-type="percentage" office:value="2.2204460492503131E-16" table:formula="msoxl:=F554-F555" table:style-name="ce13">
            <text:p>0.00%</text:p>
          </table:table-cell>
          <table:table-cell office:value-type="float" office:value="40" table:formula="msoxl:=IF(I555=I554,1+H554,1)" table:style-name="ce34">
            <text:p>40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55=I554,J554,J554+1)" table:style-name="ce23">
            <text:p>17</text:p>
          </table:table-cell>
          <table:table-cell office:value-type="float" office:value="30800.11564437276" table:formula="msoxl:=C555/J555" table:style-name="ce14">
            <text:p>30,800</text:p>
          </table:table-cell>
          <table:table-cell office:value-type="float" office:value="14591041.44926624" table:formula="msoxl:=K555+L554" table:style-name="ce14">
            <text:p>14,591,041</text:p>
          </table:table-cell>
          <table:table-cell office:value-type="float" office:value="30800.115644373" table:formula="msoxl:=L555-L554" table:style-name="ce14">
            <text:p>30,800</text:p>
          </table:table-cell>
          <table:table-cell office:value-type="percentage" office:value="1.0000000000187637E-3" table:formula="msoxl:=M555/M55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53" table:style-name="ce22">
            <text:p>553</text:p>
          </table:table-cell>
          <table:table-cell office:value-type="float" office:value="350000" table:style-name="ce23">
            <text:p>350,000</text:p>
          </table:table-cell>
          <table:table-cell office:value-type="float" office:value="153900000" table:formula="msoxl:=S555+T554" table:style-name="ce16">
            <text:p>153,900,000</text:p>
          </table:table-cell>
          <table:table-cell office:value-type="float" office:value="0" table:formula="msoxl:=S555-S554" table:style-name="ce17">
            <text:p>0</text:p>
          </table:table-cell>
          <table:table-cell office:value-type="percentage" office:value="0" table:formula="msoxl:=(S555/S554)-1" table:style-name="ce13">
            <text:p>0.00%</text:p>
          </table:table-cell>
          <table:table-cell office:value-type="percentage" office:value="0" table:formula="msoxl:=V554-V555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55=X554,Y554,Y554+1)" table:style-name="ce23">
            <text:p>15</text:p>
          </table:table-cell>
          <table:table-cell office:value-type="float" office:value="23333.333333333332" table:formula="msoxl:=S555/Y555" table:style-name="ce14">
            <text:p>23,333</text:p>
          </table:table-cell>
          <table:table-cell office:value-type="float" office:value="13918820.762570703" table:formula="msoxl:=Z555+AA554" table:style-name="ce14">
            <text:p>13,918,821</text:p>
          </table:table-cell>
          <table:table-cell office:value-type="float" office:value="23333.333333333954" table:formula="msoxl:=AA555-AA554" table:style-name="ce14">
            <text:p>23,333</text:p>
          </table:table-cell>
          <table:table-cell office:value-type="percentage" office:value="0" table:formula="msoxl:=AB555/AB55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54" table:style-name="ce22">
            <text:p>554</text:p>
          </table:table-cell>
          <table:table-cell office:value-type="float" office:value="524125.56792029127" table:formula="msoxl:=C555+C555*0.001" table:style-name="ce23">
            <text:p>524,126</text:p>
          </table:table-cell>
          <table:table-cell office:value-type="float" office:value="187460901.5968993" table:formula="msoxl:=C556+D555" table:style-name="ce16">
            <text:p>187,460,902</text:p>
          </table:table-cell>
          <table:table-cell office:value-type="float" office:value="523.60196595435264" table:formula="msoxl:=C556-C555" table:style-name="ce16">
            <text:p>524</text:p>
          </table:table-cell>
          <table:table-cell office:value-type="percentage" office:value="1.0000000000001119E-3" table:formula="msoxl:=(C556/C555)-1" table:style-name="ce13">
            <text:p>0.10%</text:p>
          </table:table-cell>
          <table:table-cell office:value-type="percentage" office:value="-2.2204460492503131E-16" table:formula="msoxl:=F555-F556" table:style-name="ce13">
            <text:p>0.00%</text:p>
          </table:table-cell>
          <table:table-cell office:value-type="float" office:value="41" table:formula="msoxl:=IF(I556=I555,1+H555,1)" table:style-name="ce34">
            <text:p>41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56=I555,J555,J555+1)" table:style-name="ce23">
            <text:p>17</text:p>
          </table:table-cell>
          <table:table-cell office:value-type="float" office:value="30830.915760017135" table:formula="msoxl:=C556/J556" table:style-name="ce14">
            <text:p>30,831</text:p>
          </table:table-cell>
          <table:table-cell office:value-type="float" office:value="14621872.365026258" table:formula="msoxl:=K556+L555" table:style-name="ce14">
            <text:p>14,621,872</text:p>
          </table:table-cell>
          <table:table-cell office:value-type="float" office:value="30830.915760017931" table:formula="msoxl:=L556-L555" table:style-name="ce14">
            <text:p>30,831</text:p>
          </table:table-cell>
          <table:table-cell office:value-type="percentage" office:value="1.0000000000180975E-3" table:formula="msoxl:=M556/M55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54" table:style-name="ce22">
            <text:p>554</text:p>
          </table:table-cell>
          <table:table-cell office:value-type="float" office:value="350000" table:style-name="ce23">
            <text:p>350,000</text:p>
          </table:table-cell>
          <table:table-cell office:value-type="float" office:value="154250000" table:formula="msoxl:=S556+T555" table:style-name="ce16">
            <text:p>154,250,000</text:p>
          </table:table-cell>
          <table:table-cell office:value-type="float" office:value="0" table:formula="msoxl:=S556-S555" table:style-name="ce17">
            <text:p>0</text:p>
          </table:table-cell>
          <table:table-cell office:value-type="percentage" office:value="0" table:formula="msoxl:=(S556/S555)-1" table:style-name="ce13">
            <text:p>0.00%</text:p>
          </table:table-cell>
          <table:table-cell office:value-type="percentage" office:value="0" table:formula="msoxl:=V555-V556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56=X555,Y555,Y555+1)" table:style-name="ce23">
            <text:p>15</text:p>
          </table:table-cell>
          <table:table-cell office:value-type="float" office:value="23333.333333333332" table:formula="msoxl:=S556/Y556" table:style-name="ce14">
            <text:p>23,333</text:p>
          </table:table-cell>
          <table:table-cell office:value-type="float" office:value="13942154.095904037" table:formula="msoxl:=Z556+AA555" table:style-name="ce14">
            <text:p>13,942,154</text:p>
          </table:table-cell>
          <table:table-cell office:value-type="float" office:value="23333.333333333954" table:formula="msoxl:=AA556-AA555" table:style-name="ce14">
            <text:p>23,333</text:p>
          </table:table-cell>
          <table:table-cell office:value-type="percentage" office:value="0" table:formula="msoxl:=AB556/AB55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55" table:style-name="ce22">
            <text:p>555</text:p>
          </table:table-cell>
          <table:table-cell office:value-type="float" office:value="524649.6934882116" table:formula="msoxl:=C556+C556*0.001" table:style-name="ce23">
            <text:p>524,650</text:p>
          </table:table-cell>
          <table:table-cell office:value-type="float" office:value="187985551.29038751" table:formula="msoxl:=C557+D556" table:style-name="ce16">
            <text:p>187,985,551</text:p>
          </table:table-cell>
          <table:table-cell office:value-type="float" office:value="524.12556792033138" table:formula="msoxl:=C557-C556" table:style-name="ce16">
            <text:p>524</text:p>
          </table:table-cell>
          <table:table-cell office:value-type="percentage" office:value="1.0000000000001119E-3" table:formula="msoxl:=(C557/C556)-1" table:style-name="ce13">
            <text:p>0.10%</text:p>
          </table:table-cell>
          <table:table-cell office:value-type="percentage" office:value="0" table:formula="msoxl:=F556-F557" table:style-name="ce13">
            <text:p>0.00%</text:p>
          </table:table-cell>
          <table:table-cell office:value-type="float" office:value="42" table:formula="msoxl:=IF(I557=I556,1+H556,1)" table:style-name="ce34">
            <text:p>42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57=I556,J556,J556+1)" table:style-name="ce23">
            <text:p>17</text:p>
          </table:table-cell>
          <table:table-cell office:value-type="float" office:value="30861.746675777154" table:formula="msoxl:=C557/J557" table:style-name="ce14">
            <text:p>30,862</text:p>
          </table:table-cell>
          <table:table-cell office:value-type="float" office:value="14652734.111702034" table:formula="msoxl:=K557+L556" table:style-name="ce14">
            <text:p>14,652,734</text:p>
          </table:table-cell>
          <table:table-cell office:value-type="float" office:value="30861.746675776318" table:formula="msoxl:=L557-L556" table:style-name="ce14">
            <text:p>30,862</text:p>
          </table:table-cell>
          <table:table-cell office:value-type="percentage" office:value="9.9999999994704325E-4" table:formula="msoxl:=M557/M55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55" table:style-name="ce22">
            <text:p>555</text:p>
          </table:table-cell>
          <table:table-cell office:value-type="float" office:value="350000" table:style-name="ce23">
            <text:p>350,000</text:p>
          </table:table-cell>
          <table:table-cell office:value-type="float" office:value="154600000" table:formula="msoxl:=S557+T556" table:style-name="ce16">
            <text:p>154,600,000</text:p>
          </table:table-cell>
          <table:table-cell office:value-type="float" office:value="0" table:formula="msoxl:=S557-S556" table:style-name="ce17">
            <text:p>0</text:p>
          </table:table-cell>
          <table:table-cell office:value-type="percentage" office:value="0" table:formula="msoxl:=(S557/S556)-1" table:style-name="ce13">
            <text:p>0.00%</text:p>
          </table:table-cell>
          <table:table-cell office:value-type="percentage" office:value="0" table:formula="msoxl:=V556-V557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57=X556,Y556,Y556+1)" table:style-name="ce23">
            <text:p>15</text:p>
          </table:table-cell>
          <table:table-cell office:value-type="float" office:value="23333.333333333332" table:formula="msoxl:=S557/Y557" table:style-name="ce14">
            <text:p>23,333</text:p>
          </table:table-cell>
          <table:table-cell office:value-type="float" office:value="13965487.429237371" table:formula="msoxl:=Z557+AA556" table:style-name="ce14">
            <text:p>13,965,487</text:p>
          </table:table-cell>
          <table:table-cell office:value-type="float" office:value="23333.333333333954" table:formula="msoxl:=AA557-AA556" table:style-name="ce14">
            <text:p>23,333</text:p>
          </table:table-cell>
          <table:table-cell office:value-type="percentage" office:value="0" table:formula="msoxl:=AB557/AB55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56" table:style-name="ce22">
            <text:p>556</text:p>
          </table:table-cell>
          <table:table-cell office:value-type="float" office:value="525174.34318169986" table:formula="msoxl:=C557+C557*0.001" table:style-name="ce23">
            <text:p>525,174</text:p>
          </table:table-cell>
          <table:table-cell office:value-type="float" office:value="188510725.63356921" table:formula="msoxl:=C558+D557" table:style-name="ce16">
            <text:p>188,510,726</text:p>
          </table:table-cell>
          <table:table-cell office:value-type="float" office:value="524.6496934882598" table:formula="msoxl:=C558-C557" table:style-name="ce16">
            <text:p>525</text:p>
          </table:table-cell>
          <table:table-cell office:value-type="percentage" office:value="1.0000000000001119E-3" table:formula="msoxl:=(C558/C557)-1" table:style-name="ce13">
            <text:p>0.10%</text:p>
          </table:table-cell>
          <table:table-cell office:value-type="percentage" office:value="0" table:formula="msoxl:=F557-F558" table:style-name="ce13">
            <text:p>0.00%</text:p>
          </table:table-cell>
          <table:table-cell office:value-type="float" office:value="43" table:formula="msoxl:=IF(I558=I557,1+H557,1)" table:style-name="ce34">
            <text:p>43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58=I557,J557,J557+1)" table:style-name="ce23">
            <text:p>17</text:p>
          </table:table-cell>
          <table:table-cell office:value-type="float" office:value="30892.608422452933" table:formula="msoxl:=C558/J558" table:style-name="ce14">
            <text:p>30,893</text:p>
          </table:table-cell>
          <table:table-cell office:value-type="float" office:value="14683626.720124487" table:formula="msoxl:=K558+L557" table:style-name="ce14">
            <text:p>14,683,627</text:p>
          </table:table-cell>
          <table:table-cell office:value-type="float" office:value="30892.608422452584" table:formula="msoxl:=L558-L557" table:style-name="ce14">
            <text:p>30,893</text:p>
          </table:table-cell>
          <table:table-cell office:value-type="percentage" office:value="1.0000000000158771E-3" table:formula="msoxl:=M558/M55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56" table:style-name="ce22">
            <text:p>556</text:p>
          </table:table-cell>
          <table:table-cell office:value-type="float" office:value="350000" table:style-name="ce23">
            <text:p>350,000</text:p>
          </table:table-cell>
          <table:table-cell office:value-type="float" office:value="154950000" table:formula="msoxl:=S558+T557" table:style-name="ce16">
            <text:p>154,950,000</text:p>
          </table:table-cell>
          <table:table-cell office:value-type="float" office:value="0" table:formula="msoxl:=S558-S557" table:style-name="ce17">
            <text:p>0</text:p>
          </table:table-cell>
          <table:table-cell office:value-type="percentage" office:value="0" table:formula="msoxl:=(S558/S557)-1" table:style-name="ce13">
            <text:p>0.00%</text:p>
          </table:table-cell>
          <table:table-cell office:value-type="percentage" office:value="0" table:formula="msoxl:=V557-V558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58=X557,Y557,Y557+1)" table:style-name="ce23">
            <text:p>15</text:p>
          </table:table-cell>
          <table:table-cell office:value-type="float" office:value="23333.333333333332" table:formula="msoxl:=S558/Y558" table:style-name="ce14">
            <text:p>23,333</text:p>
          </table:table-cell>
          <table:table-cell office:value-type="float" office:value="13988820.762570705" table:formula="msoxl:=Z558+AA557" table:style-name="ce14">
            <text:p>13,988,821</text:p>
          </table:table-cell>
          <table:table-cell office:value-type="float" office:value="23333.333333333954" table:formula="msoxl:=AA558-AA557" table:style-name="ce14">
            <text:p>23,333</text:p>
          </table:table-cell>
          <table:table-cell office:value-type="percentage" office:value="0" table:formula="msoxl:=AB558/AB55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57" table:style-name="ce22">
            <text:p>557</text:p>
          </table:table-cell>
          <table:table-cell office:value-type="float" office:value="525699.51752488152" table:formula="msoxl:=C558+C558*0.001" table:style-name="ce23">
            <text:p>525,700</text:p>
          </table:table-cell>
          <table:table-cell office:value-type="float" office:value="189036425.15109408" table:formula="msoxl:=C559+D558" table:style-name="ce16">
            <text:p>189,036,425</text:p>
          </table:table-cell>
          <table:table-cell office:value-type="float" office:value="525.1743431816576" table:formula="msoxl:=C559-C558" table:style-name="ce16">
            <text:p>525</text:p>
          </table:table-cell>
          <table:table-cell office:value-type="percentage" office:value="9.9999999999988987E-4" table:formula="msoxl:=(C559/C558)-1" table:style-name="ce13">
            <text:p>0.10%</text:p>
          </table:table-cell>
          <table:table-cell office:value-type="percentage" office:value="2.2204460492503131E-16" table:formula="msoxl:=F558-F559" table:style-name="ce13">
            <text:p>0.00%</text:p>
          </table:table-cell>
          <table:table-cell office:value-type="float" office:value="44" table:formula="msoxl:=IF(I559=I558,1+H558,1)" table:style-name="ce34">
            <text:p>44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59=I558,J558,J558+1)" table:style-name="ce23">
            <text:p>17</text:p>
          </table:table-cell>
          <table:table-cell office:value-type="float" office:value="30923.501030875384" table:formula="msoxl:=C559/J559" table:style-name="ce14">
            <text:p>30,924</text:p>
          </table:table-cell>
          <table:table-cell office:value-type="float" office:value="14714550.221155362" table:formula="msoxl:=K559+L558" table:style-name="ce14">
            <text:p>14,714,550</text:p>
          </table:table-cell>
          <table:table-cell office:value-type="float" office:value="30923.50103087537" table:formula="msoxl:=L559-L558" table:style-name="ce14">
            <text:p>30,924</text:p>
          </table:table-cell>
          <table:table-cell office:value-type="percentage" office:value="1.0000000000107701E-3" table:formula="msoxl:=M559/M55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57" table:style-name="ce22">
            <text:p>557</text:p>
          </table:table-cell>
          <table:table-cell office:value-type="float" office:value="350000" table:style-name="ce23">
            <text:p>350,000</text:p>
          </table:table-cell>
          <table:table-cell office:value-type="float" office:value="155300000" table:formula="msoxl:=S559+T558" table:style-name="ce16">
            <text:p>155,300,000</text:p>
          </table:table-cell>
          <table:table-cell office:value-type="float" office:value="0" table:formula="msoxl:=S559-S558" table:style-name="ce17">
            <text:p>0</text:p>
          </table:table-cell>
          <table:table-cell office:value-type="percentage" office:value="0" table:formula="msoxl:=(S559/S558)-1" table:style-name="ce13">
            <text:p>0.00%</text:p>
          </table:table-cell>
          <table:table-cell office:value-type="percentage" office:value="0" table:formula="msoxl:=V558-V559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59=X558,Y558,Y558+1)" table:style-name="ce23">
            <text:p>15</text:p>
          </table:table-cell>
          <table:table-cell office:value-type="float" office:value="23333.333333333332" table:formula="msoxl:=S559/Y559" table:style-name="ce14">
            <text:p>23,333</text:p>
          </table:table-cell>
          <table:table-cell office:value-type="float" office:value="14012154.095904039" table:formula="msoxl:=Z559+AA558" table:style-name="ce14">
            <text:p>14,012,154</text:p>
          </table:table-cell>
          <table:table-cell office:value-type="float" office:value="23333.333333333954" table:formula="msoxl:=AA559-AA558" table:style-name="ce14">
            <text:p>23,333</text:p>
          </table:table-cell>
          <table:table-cell office:value-type="percentage" office:value="0" table:formula="msoxl:=AB559/AB55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58" table:style-name="ce22">
            <text:p>558</text:p>
          </table:table-cell>
          <table:table-cell office:value-type="float" office:value="526225.21704240644" table:formula="msoxl:=C559+C559*0.001" table:style-name="ce23">
            <text:p>526,225</text:p>
          </table:table-cell>
          <table:table-cell office:value-type="float" office:value="189562650.3681365" table:formula="msoxl:=C560+D559" table:style-name="ce16">
            <text:p>189,562,650</text:p>
          </table:table-cell>
          <table:table-cell office:value-type="float" office:value="525.69951752491761" table:formula="msoxl:=C560-C559" table:style-name="ce16">
            <text:p>526</text:p>
          </table:table-cell>
          <table:table-cell office:value-type="percentage" office:value="1.0000000000001119E-3" table:formula="msoxl:=(C560/C559)-1" table:style-name="ce13">
            <text:p>0.10%</text:p>
          </table:table-cell>
          <table:table-cell office:value-type="percentage" office:value="-2.2204460492503131E-16" table:formula="msoxl:=F559-F560" table:style-name="ce13">
            <text:p>0.00%</text:p>
          </table:table-cell>
          <table:table-cell office:value-type="float" office:value="45" table:formula="msoxl:=IF(I560=I559,1+H559,1)" table:style-name="ce34">
            <text:p>45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60=I559,J559,J559+1)" table:style-name="ce23">
            <text:p>17</text:p>
          </table:table-cell>
          <table:table-cell office:value-type="float" office:value="30954.424531906261" table:formula="msoxl:=C560/J560" table:style-name="ce14">
            <text:p>30,954</text:p>
          </table:table-cell>
          <table:table-cell office:value-type="float" office:value="14745504.645687269" table:formula="msoxl:=K560+L559" table:style-name="ce14">
            <text:p>14,745,505</text:p>
          </table:table-cell>
          <table:table-cell office:value-type="float" office:value="30954.424531906843" table:formula="msoxl:=L560-L559" table:style-name="ce14">
            <text:p>30,954</text:p>
          </table:table-cell>
          <table:table-cell office:value-type="percentage" office:value="1.0000000000194298E-3" table:formula="msoxl:=M560/M55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58" table:style-name="ce22">
            <text:p>558</text:p>
          </table:table-cell>
          <table:table-cell office:value-type="float" office:value="350000" table:style-name="ce23">
            <text:p>350,000</text:p>
          </table:table-cell>
          <table:table-cell office:value-type="float" office:value="155650000" table:formula="msoxl:=S560+T559" table:style-name="ce16">
            <text:p>155,650,000</text:p>
          </table:table-cell>
          <table:table-cell office:value-type="float" office:value="0" table:formula="msoxl:=S560-S559" table:style-name="ce17">
            <text:p>0</text:p>
          </table:table-cell>
          <table:table-cell office:value-type="percentage" office:value="0" table:formula="msoxl:=(S560/S559)-1" table:style-name="ce13">
            <text:p>0.00%</text:p>
          </table:table-cell>
          <table:table-cell office:value-type="percentage" office:value="0" table:formula="msoxl:=V559-V560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60=X559,Y559,Y559+1)" table:style-name="ce23">
            <text:p>15</text:p>
          </table:table-cell>
          <table:table-cell office:value-type="float" office:value="23333.333333333332" table:formula="msoxl:=S560/Y560" table:style-name="ce14">
            <text:p>23,333</text:p>
          </table:table-cell>
          <table:table-cell office:value-type="float" office:value="14035487.429237373" table:formula="msoxl:=Z560+AA559" table:style-name="ce14">
            <text:p>14,035,487</text:p>
          </table:table-cell>
          <table:table-cell office:value-type="float" office:value="23333.333333333954" table:formula="msoxl:=AA560-AA559" table:style-name="ce14">
            <text:p>23,333</text:p>
          </table:table-cell>
          <table:table-cell office:value-type="percentage" office:value="0" table:formula="msoxl:=AB560/AB55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59" table:style-name="ce22">
            <text:p>559</text:p>
          </table:table-cell>
          <table:table-cell office:value-type="float" office:value="526751.44225944881" table:formula="msoxl:=C560+C560*0.001" table:style-name="ce23">
            <text:p>526,751</text:p>
          </table:table-cell>
          <table:table-cell office:value-type="float" office:value="190089401.81039596" table:formula="msoxl:=C561+D560" table:style-name="ce16">
            <text:p>190,089,402</text:p>
          </table:table-cell>
          <table:table-cell office:value-type="float" office:value="526.22521704237442" table:formula="msoxl:=C561-C560" table:style-name="ce16">
            <text:p>526</text:p>
          </table:table-cell>
          <table:table-cell office:value-type="percentage" office:value="9.9999999999988987E-4" table:formula="msoxl:=(C561/C560)-1" table:style-name="ce13">
            <text:p>0.10%</text:p>
          </table:table-cell>
          <table:table-cell office:value-type="percentage" office:value="2.2204460492503131E-16" table:formula="msoxl:=F560-F561" table:style-name="ce13">
            <text:p>0.00%</text:p>
          </table:table-cell>
          <table:table-cell office:value-type="float" office:value="46" table:formula="msoxl:=IF(I561=I560,1+H560,1)" table:style-name="ce34">
            <text:p>46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61=I560,J560,J560+1)" table:style-name="ce23">
            <text:p>17</text:p>
          </table:table-cell>
          <table:table-cell office:value-type="float" office:value="30985.378956438166" table:formula="msoxl:=C561/J561" table:style-name="ce14">
            <text:p>30,985</text:p>
          </table:table-cell>
          <table:table-cell office:value-type="float" office:value="14776490.024643708" table:formula="msoxl:=K561+L560" table:style-name="ce14">
            <text:p>14,776,490</text:p>
          </table:table-cell>
          <table:table-cell office:value-type="float" office:value="30985.378956438974" table:formula="msoxl:=L561-L560" table:style-name="ce14">
            <text:p>30,985</text:p>
          </table:table-cell>
          <table:table-cell office:value-type="percentage" office:value="1.0000000000072173E-3" table:formula="msoxl:=M561/M56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59" table:style-name="ce22">
            <text:p>559</text:p>
          </table:table-cell>
          <table:table-cell office:value-type="float" office:value="350000" table:style-name="ce23">
            <text:p>350,000</text:p>
          </table:table-cell>
          <table:table-cell office:value-type="float" office:value="156000000" table:formula="msoxl:=S561+T560" table:style-name="ce16">
            <text:p>156,000,000</text:p>
          </table:table-cell>
          <table:table-cell office:value-type="float" office:value="0" table:formula="msoxl:=S561-S560" table:style-name="ce17">
            <text:p>0</text:p>
          </table:table-cell>
          <table:table-cell office:value-type="percentage" office:value="0" table:formula="msoxl:=(S561/S560)-1" table:style-name="ce13">
            <text:p>0.00%</text:p>
          </table:table-cell>
          <table:table-cell office:value-type="percentage" office:value="0" table:formula="msoxl:=V560-V561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61=X560,Y560,Y560+1)" table:style-name="ce23">
            <text:p>15</text:p>
          </table:table-cell>
          <table:table-cell office:value-type="float" office:value="23333.333333333332" table:formula="msoxl:=S561/Y561" table:style-name="ce14">
            <text:p>23,333</text:p>
          </table:table-cell>
          <table:table-cell office:value-type="float" office:value="14058820.762570707" table:formula="msoxl:=Z561+AA560" table:style-name="ce14">
            <text:p>14,058,821</text:p>
          </table:table-cell>
          <table:table-cell office:value-type="float" office:value="23333.333333333954" table:formula="msoxl:=AA561-AA560" table:style-name="ce14">
            <text:p>23,333</text:p>
          </table:table-cell>
          <table:table-cell office:value-type="percentage" office:value="0" table:formula="msoxl:=AB561/AB56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60" table:style-name="ce22">
            <text:p>560</text:p>
          </table:table-cell>
          <table:table-cell office:value-type="float" office:value="527278.19370170822" table:formula="msoxl:=C561+C561*0.001" table:style-name="ce23">
            <text:p>527,278</text:p>
          </table:table-cell>
          <table:table-cell office:value-type="float" office:value="190616680.00409767" table:formula="msoxl:=C562+D561" table:style-name="ce16">
            <text:p>190,616,680</text:p>
          </table:table-cell>
          <table:table-cell office:value-type="float" office:value="526.7514422594104" table:formula="msoxl:=C562-C561" table:style-name="ce16">
            <text:p>527</text:p>
          </table:table-cell>
          <table:table-cell office:value-type="percentage" office:value="9.9999999999988987E-4" table:formula="msoxl:=(C562/C561)-1" table:style-name="ce13">
            <text:p>0.10%</text:p>
          </table:table-cell>
          <table:table-cell office:value-type="percentage" office:value="0" table:formula="msoxl:=F561-F562" table:style-name="ce13">
            <text:p>0.00%</text:p>
          </table:table-cell>
          <table:table-cell office:value-type="float" office:value="47" table:formula="msoxl:=IF(I562=I561,1+H561,1)" table:style-name="ce34">
            <text:p>47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62=I561,J561,J561+1)" table:style-name="ce23">
            <text:p>17</text:p>
          </table:table-cell>
          <table:table-cell office:value-type="float" office:value="31016.364335394603" table:formula="msoxl:=C562/J562" table:style-name="ce14">
            <text:p>31,016</text:p>
          </table:table-cell>
          <table:table-cell office:value-type="float" office:value="14807506.388979103" table:formula="msoxl:=K562+L561" table:style-name="ce14">
            <text:p>14,807,506</text:p>
          </table:table-cell>
          <table:table-cell office:value-type="float" office:value="31016.364335395396" table:formula="msoxl:=L562-L561" table:style-name="ce14">
            <text:p>31,016</text:p>
          </table:table-cell>
          <table:table-cell office:value-type="percentage" office:value="9.9999999999944578E-4" table:formula="msoxl:=M562/M56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60" table:style-name="ce22">
            <text:p>560</text:p>
          </table:table-cell>
          <table:table-cell office:value-type="float" office:value="350000" table:style-name="ce23">
            <text:p>350,000</text:p>
          </table:table-cell>
          <table:table-cell office:value-type="float" office:value="156350000" table:formula="msoxl:=S562+T561" table:style-name="ce16">
            <text:p>156,350,000</text:p>
          </table:table-cell>
          <table:table-cell office:value-type="float" office:value="0" table:formula="msoxl:=S562-S561" table:style-name="ce17">
            <text:p>0</text:p>
          </table:table-cell>
          <table:table-cell office:value-type="percentage" office:value="0" table:formula="msoxl:=(S562/S561)-1" table:style-name="ce13">
            <text:p>0.00%</text:p>
          </table:table-cell>
          <table:table-cell office:value-type="percentage" office:value="0" table:formula="msoxl:=V561-V562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62=X561,Y561,Y561+1)" table:style-name="ce23">
            <text:p>15</text:p>
          </table:table-cell>
          <table:table-cell office:value-type="float" office:value="23333.333333333332" table:formula="msoxl:=S562/Y562" table:style-name="ce14">
            <text:p>23,333</text:p>
          </table:table-cell>
          <table:table-cell office:value-type="float" office:value="14082154.095904041" table:formula="msoxl:=Z562+AA561" table:style-name="ce14">
            <text:p>14,082,154</text:p>
          </table:table-cell>
          <table:table-cell office:value-type="float" office:value="23333.333333333954" table:formula="msoxl:=AA562-AA561" table:style-name="ce14">
            <text:p>23,333</text:p>
          </table:table-cell>
          <table:table-cell office:value-type="percentage" office:value="0" table:formula="msoxl:=AB562/AB56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61" table:style-name="ce22">
            <text:p>561</text:p>
          </table:table-cell>
          <table:table-cell office:value-type="float" office:value="527805.47189540998" table:formula="msoxl:=C562+C562*0.001" table:style-name="ce23">
            <text:p>527,805</text:p>
          </table:table-cell>
          <table:table-cell office:value-type="float" office:value="191144485.47599307" table:formula="msoxl:=C563+D562" table:style-name="ce16">
            <text:p>191,144,485</text:p>
          </table:table-cell>
          <table:table-cell office:value-type="float" office:value="527.27819370175712" table:formula="msoxl:=C563-C562" table:style-name="ce16">
            <text:p>527</text:p>
          </table:table-cell>
          <table:table-cell office:value-type="percentage" office:value="1.0000000000001119E-3" table:formula="msoxl:=(C563/C562)-1" table:style-name="ce13">
            <text:p>0.10%</text:p>
          </table:table-cell>
          <table:table-cell office:value-type="percentage" office:value="-2.2204460492503131E-16" table:formula="msoxl:=F562-F563" table:style-name="ce13">
            <text:p>0.00%</text:p>
          </table:table-cell>
          <table:table-cell office:value-type="float" office:value="48" table:formula="msoxl:=IF(I563=I562,1+H562,1)" table:style-name="ce34">
            <text:p>48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63=I562,J562,J562+1)" table:style-name="ce23">
            <text:p>17</text:p>
          </table:table-cell>
          <table:table-cell office:value-type="float" office:value="31047.380699729998" table:formula="msoxl:=C563/J563" table:style-name="ce14">
            <text:p>31,047</text:p>
          </table:table-cell>
          <table:table-cell office:value-type="float" office:value="14838553.769678833" table:formula="msoxl:=K563+L562" table:style-name="ce14">
            <text:p>14,838,554</text:p>
          </table:table-cell>
          <table:table-cell office:value-type="float" office:value="31047.380699729547" table:formula="msoxl:=L563-L562" table:style-name="ce14">
            <text:p>31,047</text:p>
          </table:table-cell>
          <table:table-cell office:value-type="percentage" office:value="9.9999999995992184E-4" table:formula="msoxl:=M563/M56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61" table:style-name="ce22">
            <text:p>561</text:p>
          </table:table-cell>
          <table:table-cell office:value-type="float" office:value="350000" table:style-name="ce23">
            <text:p>350,000</text:p>
          </table:table-cell>
          <table:table-cell office:value-type="float" office:value="156700000" table:formula="msoxl:=S563+T562" table:style-name="ce16">
            <text:p>156,700,000</text:p>
          </table:table-cell>
          <table:table-cell office:value-type="float" office:value="0" table:formula="msoxl:=S563-S562" table:style-name="ce17">
            <text:p>0</text:p>
          </table:table-cell>
          <table:table-cell office:value-type="percentage" office:value="0" table:formula="msoxl:=(S563/S562)-1" table:style-name="ce13">
            <text:p>0.00%</text:p>
          </table:table-cell>
          <table:table-cell office:value-type="percentage" office:value="0" table:formula="msoxl:=V562-V563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63=X562,Y562,Y562+1)" table:style-name="ce23">
            <text:p>15</text:p>
          </table:table-cell>
          <table:table-cell office:value-type="float" office:value="23333.333333333332" table:formula="msoxl:=S563/Y563" table:style-name="ce14">
            <text:p>23,333</text:p>
          </table:table-cell>
          <table:table-cell office:value-type="float" office:value="14105487.429237375" table:formula="msoxl:=Z563+AA562" table:style-name="ce14">
            <text:p>14,105,487</text:p>
          </table:table-cell>
          <table:table-cell office:value-type="float" office:value="23333.333333333954" table:formula="msoxl:=AA563-AA562" table:style-name="ce14">
            <text:p>23,333</text:p>
          </table:table-cell>
          <table:table-cell office:value-type="percentage" office:value="0" table:formula="msoxl:=AB563/AB56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62" table:style-name="ce22">
            <text:p>562</text:p>
          </table:table-cell>
          <table:table-cell office:value-type="float" office:value="528333.27736730536" table:formula="msoxl:=C563+C563*0.001" table:style-name="ce23">
            <text:p>528,333</text:p>
          </table:table-cell>
          <table:table-cell office:value-type="float" office:value="191672818.75336036" table:formula="msoxl:=C564+D563" table:style-name="ce16">
            <text:p>191,672,819</text:p>
          </table:table-cell>
          <table:table-cell office:value-type="float" office:value="527.80547189537901" table:formula="msoxl:=C564-C563" table:style-name="ce16">
            <text:p>528</text:p>
          </table:table-cell>
          <table:table-cell office:value-type="percentage" office:value="9.9999999999988987E-4" table:formula="msoxl:=(C564/C563)-1" table:style-name="ce13">
            <text:p>0.10%</text:p>
          </table:table-cell>
          <table:table-cell office:value-type="percentage" office:value="2.2204460492503131E-16" table:formula="msoxl:=F563-F564" table:style-name="ce13">
            <text:p>0.00%</text:p>
          </table:table-cell>
          <table:table-cell office:value-type="float" office:value="49" table:formula="msoxl:=IF(I564=I563,1+H563,1)" table:style-name="ce34">
            <text:p>49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64=I563,J563,J563+1)" table:style-name="ce23">
            <text:p>17</text:p>
          </table:table-cell>
          <table:table-cell office:value-type="float" office:value="31078.428080429727" table:formula="msoxl:=C564/J564" table:style-name="ce14">
            <text:p>31,078</text:p>
          </table:table-cell>
          <table:table-cell office:value-type="float" office:value="14869632.197759263" table:formula="msoxl:=K564+L563" table:style-name="ce14">
            <text:p>14,869,632</text:p>
          </table:table-cell>
          <table:table-cell office:value-type="float" office:value="31078.428080430254" table:formula="msoxl:=L564-L563" table:style-name="ce14">
            <text:p>31,078</text:p>
          </table:table-cell>
          <table:table-cell office:value-type="percentage" office:value="1.0000000000314202E-3" table:formula="msoxl:=M564/M56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62" table:style-name="ce22">
            <text:p>562</text:p>
          </table:table-cell>
          <table:table-cell office:value-type="float" office:value="350000" table:style-name="ce23">
            <text:p>350,000</text:p>
          </table:table-cell>
          <table:table-cell office:value-type="float" office:value="157050000" table:formula="msoxl:=S564+T563" table:style-name="ce16">
            <text:p>157,050,000</text:p>
          </table:table-cell>
          <table:table-cell office:value-type="float" office:value="0" table:formula="msoxl:=S564-S563" table:style-name="ce17">
            <text:p>0</text:p>
          </table:table-cell>
          <table:table-cell office:value-type="percentage" office:value="0" table:formula="msoxl:=(S564/S563)-1" table:style-name="ce13">
            <text:p>0.00%</text:p>
          </table:table-cell>
          <table:table-cell office:value-type="percentage" office:value="0" table:formula="msoxl:=V563-V564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64=X563,Y563,Y563+1)" table:style-name="ce23">
            <text:p>15</text:p>
          </table:table-cell>
          <table:table-cell office:value-type="float" office:value="23333.333333333332" table:formula="msoxl:=S564/Y564" table:style-name="ce14">
            <text:p>23,333</text:p>
          </table:table-cell>
          <table:table-cell office:value-type="float" office:value="14128820.762570709" table:formula="msoxl:=Z564+AA563" table:style-name="ce14">
            <text:p>14,128,821</text:p>
          </table:table-cell>
          <table:table-cell office:value-type="float" office:value="23333.333333333954" table:formula="msoxl:=AA564-AA563" table:style-name="ce14">
            <text:p>23,333</text:p>
          </table:table-cell>
          <table:table-cell office:value-type="percentage" office:value="0" table:formula="msoxl:=AB564/AB56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63" table:style-name="ce22">
            <text:p>563</text:p>
          </table:table-cell>
          <table:table-cell office:value-type="float" office:value="528861.61064467265" table:formula="msoxl:=C564+C564*0.001" table:style-name="ce23">
            <text:p>528,862</text:p>
          </table:table-cell>
          <table:table-cell office:value-type="float" office:value="192201680.36400503" table:formula="msoxl:=C565+D564" table:style-name="ce16">
            <text:p>192,201,680</text:p>
          </table:table-cell>
          <table:table-cell office:value-type="float" office:value="528.33327736728825" table:formula="msoxl:=C565-C564" table:style-name="ce16">
            <text:p>528</text:p>
          </table:table-cell>
          <table:table-cell office:value-type="percentage" office:value="9.9999999999988987E-4" table:formula="msoxl:=(C565/C564)-1" table:style-name="ce13">
            <text:p>0.10%</text:p>
          </table:table-cell>
          <table:table-cell office:value-type="percentage" office:value="0" table:formula="msoxl:=F564-F565" table:style-name="ce13">
            <text:p>0.00%</text:p>
          </table:table-cell>
          <table:table-cell office:value-type="float" office:value="50" table:formula="msoxl:=IF(I565=I564,1+H564,1)" table:style-name="ce34">
            <text:p>50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65=I564,J564,J564+1)" table:style-name="ce23">
            <text:p>17</text:p>
          </table:table-cell>
          <table:table-cell office:value-type="float" office:value="31109.506508510156" table:formula="msoxl:=C565/J565" table:style-name="ce14">
            <text:p>31,110</text:p>
          </table:table-cell>
          <table:table-cell office:value-type="float" office:value="14900741.704267774" table:formula="msoxl:=K565+L564" table:style-name="ce14">
            <text:p>14,900,742</text:p>
          </table:table-cell>
          <table:table-cell office:value-type="float" office:value="31109.50650851056" table:formula="msoxl:=L565-L564" table:style-name="ce14">
            <text:p>31,110</text:p>
          </table:table-cell>
          <table:table-cell office:value-type="percentage" office:value="9.9999999999589306E-4" table:formula="msoxl:=M565/M56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63" table:style-name="ce22">
            <text:p>563</text:p>
          </table:table-cell>
          <table:table-cell office:value-type="float" office:value="350000" table:style-name="ce23">
            <text:p>350,000</text:p>
          </table:table-cell>
          <table:table-cell office:value-type="float" office:value="157400000" table:formula="msoxl:=S565+T564" table:style-name="ce16">
            <text:p>157,400,000</text:p>
          </table:table-cell>
          <table:table-cell office:value-type="float" office:value="0" table:formula="msoxl:=S565-S564" table:style-name="ce17">
            <text:p>0</text:p>
          </table:table-cell>
          <table:table-cell office:value-type="percentage" office:value="0" table:formula="msoxl:=(S565/S564)-1" table:style-name="ce13">
            <text:p>0.00%</text:p>
          </table:table-cell>
          <table:table-cell office:value-type="percentage" office:value="0" table:formula="msoxl:=V564-V565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65=X564,Y564,Y564+1)" table:style-name="ce23">
            <text:p>15</text:p>
          </table:table-cell>
          <table:table-cell office:value-type="float" office:value="23333.333333333332" table:formula="msoxl:=S565/Y565" table:style-name="ce14">
            <text:p>23,333</text:p>
          </table:table-cell>
          <table:table-cell office:value-type="float" office:value="14152154.095904043" table:formula="msoxl:=Z565+AA564" table:style-name="ce14">
            <text:p>14,152,154</text:p>
          </table:table-cell>
          <table:table-cell office:value-type="float" office:value="23333.333333333954" table:formula="msoxl:=AA565-AA564" table:style-name="ce14">
            <text:p>23,333</text:p>
          </table:table-cell>
          <table:table-cell office:value-type="percentage" office:value="0" table:formula="msoxl:=AB565/AB56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64" table:style-name="ce22">
            <text:p>564</text:p>
          </table:table-cell>
          <table:table-cell office:value-type="float" office:value="529390.47225531738" table:formula="msoxl:=C565+C565*0.001" table:style-name="ce23">
            <text:p>529,390</text:p>
          </table:table-cell>
          <table:table-cell office:value-type="float" office:value="192731070.83626035" table:formula="msoxl:=C566+D565" table:style-name="ce16">
            <text:p>192,731,071</text:p>
          </table:table-cell>
          <table:table-cell office:value-type="float" office:value="528.86161064472981" table:formula="msoxl:=C566-C565" table:style-name="ce16">
            <text:p>529</text:p>
          </table:table-cell>
          <table:table-cell office:value-type="percentage" office:value="1.0000000000001119E-3" table:formula="msoxl:=(C566/C565)-1" table:style-name="ce13">
            <text:p>0.10%</text:p>
          </table:table-cell>
          <table:table-cell office:value-type="percentage" office:value="-2.2204460492503131E-16" table:formula="msoxl:=F565-F566" table:style-name="ce13">
            <text:p>0.00%</text:p>
          </table:table-cell>
          <table:table-cell office:value-type="float" office:value="51" table:formula="msoxl:=IF(I566=I565,1+H565,1)" table:style-name="ce34">
            <text:p>51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66=I565,J565,J565+1)" table:style-name="ce23">
            <text:p>17</text:p>
          </table:table-cell>
          <table:table-cell office:value-type="float" office:value="31140.61601501867" table:formula="msoxl:=C566/J566" table:style-name="ce14">
            <text:p>31,141</text:p>
          </table:table-cell>
          <table:table-cell office:value-type="float" office:value="14931882.320282793" table:formula="msoxl:=K566+L565" table:style-name="ce14">
            <text:p>14,931,882</text:p>
          </table:table-cell>
          <table:table-cell office:value-type="float" office:value="31140.616015018895" table:formula="msoxl:=L566-L565" table:style-name="ce14">
            <text:p>31,141</text:p>
          </table:table-cell>
          <table:table-cell office:value-type="percentage" office:value="9.9999999999433875E-4" table:formula="msoxl:=M566/M56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64" table:style-name="ce22">
            <text:p>564</text:p>
          </table:table-cell>
          <table:table-cell office:value-type="float" office:value="350000" table:style-name="ce23">
            <text:p>350,000</text:p>
          </table:table-cell>
          <table:table-cell office:value-type="float" office:value="157750000" table:formula="msoxl:=S566+T565" table:style-name="ce16">
            <text:p>157,750,000</text:p>
          </table:table-cell>
          <table:table-cell office:value-type="float" office:value="0" table:formula="msoxl:=S566-S565" table:style-name="ce17">
            <text:p>0</text:p>
          </table:table-cell>
          <table:table-cell office:value-type="percentage" office:value="0" table:formula="msoxl:=(S566/S565)-1" table:style-name="ce13">
            <text:p>0.00%</text:p>
          </table:table-cell>
          <table:table-cell office:value-type="percentage" office:value="0" table:formula="msoxl:=V565-V566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66=X565,Y565,Y565+1)" table:style-name="ce23">
            <text:p>15</text:p>
          </table:table-cell>
          <table:table-cell office:value-type="float" office:value="23333.333333333332" table:formula="msoxl:=S566/Y566" table:style-name="ce14">
            <text:p>23,333</text:p>
          </table:table-cell>
          <table:table-cell office:value-type="float" office:value="14175487.429237377" table:formula="msoxl:=Z566+AA565" table:style-name="ce14">
            <text:p>14,175,487</text:p>
          </table:table-cell>
          <table:table-cell office:value-type="float" office:value="23333.333333333954" table:formula="msoxl:=AA566-AA565" table:style-name="ce14">
            <text:p>23,333</text:p>
          </table:table-cell>
          <table:table-cell office:value-type="percentage" office:value="0" table:formula="msoxl:=AB566/AB56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65" table:style-name="ce22">
            <text:p>565</text:p>
          </table:table-cell>
          <table:table-cell office:value-type="float" office:value="529919.86272757268" table:formula="msoxl:=C566+C566*0.001" table:style-name="ce23">
            <text:p>529,920</text:p>
          </table:table-cell>
          <table:table-cell office:value-type="float" office:value="193260990.69898793" table:formula="msoxl:=C567+D566" table:style-name="ce16">
            <text:p>193,260,991</text:p>
          </table:table-cell>
          <table:table-cell office:value-type="float" office:value="529.39047225529794" table:formula="msoxl:=C567-C566" table:style-name="ce16">
            <text:p>529</text:p>
          </table:table-cell>
          <table:table-cell office:value-type="percentage" office:value="9.9999999999988987E-4" table:formula="msoxl:=(C567/C566)-1" table:style-name="ce13">
            <text:p>0.10%</text:p>
          </table:table-cell>
          <table:table-cell office:value-type="percentage" office:value="2.2204460492503131E-16" table:formula="msoxl:=F566-F567" table:style-name="ce13">
            <text:p>0.00%</text:p>
          </table:table-cell>
          <table:table-cell office:value-type="float" office:value="52" table:formula="msoxl:=IF(I567=I566,1+H566,1)" table:style-name="ce34">
            <text:p>52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67=I566,J566,J566+1)" table:style-name="ce23">
            <text:p>17</text:p>
          </table:table-cell>
          <table:table-cell office:value-type="float" office:value="31171.756631033688" table:formula="msoxl:=C567/J567" table:style-name="ce14">
            <text:p>31,172</text:p>
          </table:table-cell>
          <table:table-cell office:value-type="float" office:value="14963054.076913826" table:formula="msoxl:=K567+L566" table:style-name="ce14">
            <text:p>14,963,054</text:p>
          </table:table-cell>
          <table:table-cell office:value-type="float" office:value="31171.756631033495" table:formula="msoxl:=L567-L566" table:style-name="ce14">
            <text:p>31,172</text:p>
          </table:table-cell>
          <table:table-cell office:value-type="percentage" office:value="9.9999999998656719E-4" table:formula="msoxl:=M567/M56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65" table:style-name="ce22">
            <text:p>565</text:p>
          </table:table-cell>
          <table:table-cell office:value-type="float" office:value="350000" table:style-name="ce23">
            <text:p>350,000</text:p>
          </table:table-cell>
          <table:table-cell office:value-type="float" office:value="158100000" table:formula="msoxl:=S567+T566" table:style-name="ce16">
            <text:p>158,100,000</text:p>
          </table:table-cell>
          <table:table-cell office:value-type="float" office:value="0" table:formula="msoxl:=S567-S566" table:style-name="ce17">
            <text:p>0</text:p>
          </table:table-cell>
          <table:table-cell office:value-type="percentage" office:value="0" table:formula="msoxl:=(S567/S566)-1" table:style-name="ce13">
            <text:p>0.00%</text:p>
          </table:table-cell>
          <table:table-cell office:value-type="percentage" office:value="0" table:formula="msoxl:=V566-V567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67=X566,Y566,Y566+1)" table:style-name="ce23">
            <text:p>15</text:p>
          </table:table-cell>
          <table:table-cell office:value-type="float" office:value="23333.333333333332" table:formula="msoxl:=S567/Y567" table:style-name="ce14">
            <text:p>23,333</text:p>
          </table:table-cell>
          <table:table-cell office:value-type="float" office:value="14198820.762570711" table:formula="msoxl:=Z567+AA566" table:style-name="ce14">
            <text:p>14,198,821</text:p>
          </table:table-cell>
          <table:table-cell office:value-type="float" office:value="23333.333333333954" table:formula="msoxl:=AA567-AA566" table:style-name="ce14">
            <text:p>23,333</text:p>
          </table:table-cell>
          <table:table-cell office:value-type="percentage" office:value="0" table:formula="msoxl:=AB567/AB56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66" table:style-name="ce22">
            <text:p>566</text:p>
          </table:table-cell>
          <table:table-cell office:value-type="float" office:value="530449.78259030019" table:formula="msoxl:=C567+C567*0.001" table:style-name="ce23">
            <text:p>530,450</text:p>
          </table:table-cell>
          <table:table-cell office:value-type="float" office:value="193791440.48157823" table:formula="msoxl:=C568+D567" table:style-name="ce16">
            <text:p>193,791,440</text:p>
          </table:table-cell>
          <table:table-cell office:value-type="float" office:value="529.91986272751819" table:formula="msoxl:=C568-C567" table:style-name="ce16">
            <text:p>530</text:p>
          </table:table-cell>
          <table:table-cell office:value-type="percentage" office:value="9.9999999999988987E-4" table:formula="msoxl:=(C568/C567)-1" table:style-name="ce13">
            <text:p>0.10%</text:p>
          </table:table-cell>
          <table:table-cell office:value-type="percentage" office:value="0" table:formula="msoxl:=F567-F568" table:style-name="ce13">
            <text:p>0.00%</text:p>
          </table:table-cell>
          <table:table-cell office:value-type="float" office:value="53" table:formula="msoxl:=IF(I568=I567,1+H567,1)" table:style-name="ce34">
            <text:p>53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68=I567,J567,J567+1)" table:style-name="ce23">
            <text:p>17</text:p>
          </table:table-cell>
          <table:table-cell office:value-type="float" office:value="31202.928387664717" table:formula="msoxl:=C568/J568" table:style-name="ce14">
            <text:p>31,203</text:p>
          </table:table-cell>
          <table:table-cell office:value-type="float" office:value="14994257.00530149" table:formula="msoxl:=K568+L567" table:style-name="ce14">
            <text:p>14,994,257</text:p>
          </table:table-cell>
          <table:table-cell office:value-type="float" office:value="31202.928387664258" table:formula="msoxl:=L568-L567" table:style-name="ce14">
            <text:p>31,203</text:p>
          </table:table-cell>
          <table:table-cell office:value-type="percentage" office:value="9.9999999999123013E-4" table:formula="msoxl:=M568/M56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66" table:style-name="ce22">
            <text:p>566</text:p>
          </table:table-cell>
          <table:table-cell office:value-type="float" office:value="350000" table:style-name="ce23">
            <text:p>350,000</text:p>
          </table:table-cell>
          <table:table-cell office:value-type="float" office:value="158450000" table:formula="msoxl:=S568+T567" table:style-name="ce16">
            <text:p>158,450,000</text:p>
          </table:table-cell>
          <table:table-cell office:value-type="float" office:value="0" table:formula="msoxl:=S568-S567" table:style-name="ce17">
            <text:p>0</text:p>
          </table:table-cell>
          <table:table-cell office:value-type="percentage" office:value="0" table:formula="msoxl:=(S568/S567)-1" table:style-name="ce13">
            <text:p>0.00%</text:p>
          </table:table-cell>
          <table:table-cell office:value-type="percentage" office:value="0" table:formula="msoxl:=V567-V568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68=X567,Y567,Y567+1)" table:style-name="ce23">
            <text:p>15</text:p>
          </table:table-cell>
          <table:table-cell office:value-type="float" office:value="23333.333333333332" table:formula="msoxl:=S568/Y568" table:style-name="ce14">
            <text:p>23,333</text:p>
          </table:table-cell>
          <table:table-cell office:value-type="float" office:value="14222154.095904045" table:formula="msoxl:=Z568+AA567" table:style-name="ce14">
            <text:p>14,222,154</text:p>
          </table:table-cell>
          <table:table-cell office:value-type="float" office:value="23333.333333333954" table:formula="msoxl:=AA568-AA567" table:style-name="ce14">
            <text:p>23,333</text:p>
          </table:table-cell>
          <table:table-cell office:value-type="percentage" office:value="0" table:formula="msoxl:=AB568/AB56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67" table:style-name="ce22">
            <text:p>567</text:p>
          </table:table-cell>
          <table:table-cell office:value-type="float" office:value="530980.23237289046" table:formula="msoxl:=C568+C568*0.001" table:style-name="ce23">
            <text:p>530,980</text:p>
          </table:table-cell>
          <table:table-cell office:value-type="float" office:value="194322420.71395111" table:formula="msoxl:=C569+D568" table:style-name="ce16">
            <text:p>194,322,421</text:p>
          </table:table-cell>
          <table:table-cell office:value-type="float" office:value="530.44978259026539" table:formula="msoxl:=C569-C568" table:style-name="ce16">
            <text:p>530</text:p>
          </table:table-cell>
          <table:table-cell office:value-type="percentage" office:value="9.9999999999988987E-4" table:formula="msoxl:=(C569/C568)-1" table:style-name="ce13">
            <text:p>0.10%</text:p>
          </table:table-cell>
          <table:table-cell office:value-type="percentage" office:value="0" table:formula="msoxl:=F568-F569" table:style-name="ce13">
            <text:p>0.00%</text:p>
          </table:table-cell>
          <table:table-cell office:value-type="float" office:value="54" table:formula="msoxl:=IF(I569=I568,1+H568,1)" table:style-name="ce34">
            <text:p>54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69=I568,J568,J568+1)" table:style-name="ce23">
            <text:p>17</text:p>
          </table:table-cell>
          <table:table-cell office:value-type="float" office:value="31234.131316052379" table:formula="msoxl:=C569/J569" table:style-name="ce14">
            <text:p>31,234</text:p>
          </table:table-cell>
          <table:table-cell office:value-type="float" office:value="15025491.136617543" table:formula="msoxl:=K569+L568" table:style-name="ce14">
            <text:p>15,025,491</text:p>
          </table:table-cell>
          <table:table-cell office:value-type="float" office:value="31234.13131605275" table:formula="msoxl:=L569-L568" table:style-name="ce14">
            <text:p>31,234</text:p>
          </table:table-cell>
          <table:table-cell office:value-type="percentage" office:value="1.0000000000265352E-3" table:formula="msoxl:=M569/M56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67" table:style-name="ce22">
            <text:p>567</text:p>
          </table:table-cell>
          <table:table-cell office:value-type="float" office:value="350000" table:style-name="ce23">
            <text:p>350,000</text:p>
          </table:table-cell>
          <table:table-cell office:value-type="float" office:value="158800000" table:formula="msoxl:=S569+T568" table:style-name="ce16">
            <text:p>158,800,000</text:p>
          </table:table-cell>
          <table:table-cell office:value-type="float" office:value="0" table:formula="msoxl:=S569-S568" table:style-name="ce17">
            <text:p>0</text:p>
          </table:table-cell>
          <table:table-cell office:value-type="percentage" office:value="0" table:formula="msoxl:=(S569/S568)-1" table:style-name="ce13">
            <text:p>0.00%</text:p>
          </table:table-cell>
          <table:table-cell office:value-type="percentage" office:value="0" table:formula="msoxl:=V568-V569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69=X568,Y568,Y568+1)" table:style-name="ce23">
            <text:p>15</text:p>
          </table:table-cell>
          <table:table-cell office:value-type="float" office:value="23333.333333333332" table:formula="msoxl:=S569/Y569" table:style-name="ce14">
            <text:p>23,333</text:p>
          </table:table-cell>
          <table:table-cell office:value-type="float" office:value="14245487.429237379" table:formula="msoxl:=Z569+AA568" table:style-name="ce14">
            <text:p>14,245,487</text:p>
          </table:table-cell>
          <table:table-cell office:value-type="float" office:value="23333.333333333954" table:formula="msoxl:=AA569-AA568" table:style-name="ce14">
            <text:p>23,333</text:p>
          </table:table-cell>
          <table:table-cell office:value-type="percentage" office:value="0" table:formula="msoxl:=AB569/AB56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68" table:style-name="ce22">
            <text:p>568</text:p>
          </table:table-cell>
          <table:table-cell office:value-type="float" office:value="531511.21260526334" table:formula="msoxl:=C569+C569*0.001" table:style-name="ce23">
            <text:p>531,511</text:p>
          </table:table-cell>
          <table:table-cell office:value-type="float" office:value="194853931.92655638" table:formula="msoxl:=C570+D569" table:style-name="ce16">
            <text:p>194,853,932</text:p>
          </table:table-cell>
          <table:table-cell office:value-type="float" office:value="530.98023237287998" table:formula="msoxl:=C570-C569" table:style-name="ce16">
            <text:p>531</text:p>
          </table:table-cell>
          <table:table-cell office:value-type="percentage" office:value="9.9999999999988987E-4" table:formula="msoxl:=(C570/C569)-1" table:style-name="ce13">
            <text:p>0.10%</text:p>
          </table:table-cell>
          <table:table-cell office:value-type="percentage" office:value="0" table:formula="msoxl:=F569-F570" table:style-name="ce13">
            <text:p>0.00%</text:p>
          </table:table-cell>
          <table:table-cell office:value-type="float" office:value="55" table:formula="msoxl:=IF(I570=I569,1+H569,1)" table:style-name="ce34">
            <text:p>55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70=I569,J569,J569+1)" table:style-name="ce23">
            <text:p>17</text:p>
          </table:table-cell>
          <table:table-cell office:value-type="float" office:value="31265.365447368433" table:formula="msoxl:=C570/J570" table:style-name="ce14">
            <text:p>31,265</text:p>
          </table:table-cell>
          <table:table-cell office:value-type="float" office:value="15056756.502064912" table:formula="msoxl:=K570+L569" table:style-name="ce14">
            <text:p>15,056,757</text:p>
          </table:table-cell>
          <table:table-cell office:value-type="float" office:value="31265.365447368473" table:formula="msoxl:=L570-L569" table:style-name="ce14">
            <text:p>31,265</text:p>
          </table:table-cell>
          <table:table-cell office:value-type="percentage" office:value="9.9999999998945377E-4" table:formula="msoxl:=M570/M56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68" table:style-name="ce22">
            <text:p>568</text:p>
          </table:table-cell>
          <table:table-cell office:value-type="float" office:value="350000" table:style-name="ce23">
            <text:p>350,000</text:p>
          </table:table-cell>
          <table:table-cell office:value-type="float" office:value="159150000" table:formula="msoxl:=S570+T569" table:style-name="ce16">
            <text:p>159,150,000</text:p>
          </table:table-cell>
          <table:table-cell office:value-type="float" office:value="0" table:formula="msoxl:=S570-S569" table:style-name="ce17">
            <text:p>0</text:p>
          </table:table-cell>
          <table:table-cell office:value-type="percentage" office:value="0" table:formula="msoxl:=(S570/S569)-1" table:style-name="ce13">
            <text:p>0.00%</text:p>
          </table:table-cell>
          <table:table-cell office:value-type="percentage" office:value="0" table:formula="msoxl:=V569-V570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70=X569,Y569,Y569+1)" table:style-name="ce23">
            <text:p>15</text:p>
          </table:table-cell>
          <table:table-cell office:value-type="float" office:value="23333.333333333332" table:formula="msoxl:=S570/Y570" table:style-name="ce14">
            <text:p>23,333</text:p>
          </table:table-cell>
          <table:table-cell office:value-type="float" office:value="14268820.762570713" table:formula="msoxl:=Z570+AA569" table:style-name="ce14">
            <text:p>14,268,821</text:p>
          </table:table-cell>
          <table:table-cell office:value-type="float" office:value="23333.333333333954" table:formula="msoxl:=AA570-AA569" table:style-name="ce14">
            <text:p>23,333</text:p>
          </table:table-cell>
          <table:table-cell office:value-type="percentage" office:value="0" table:formula="msoxl:=AB570/AB56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69" table:style-name="ce22">
            <text:p>569</text:p>
          </table:table-cell>
          <table:table-cell office:value-type="float" office:value="532042.72381786862" table:formula="msoxl:=C570+C570*0.001" table:style-name="ce23">
            <text:p>532,043</text:p>
          </table:table-cell>
          <table:table-cell office:value-type="float" office:value="195385974.65037423" table:formula="msoxl:=C571+D570" table:style-name="ce16">
            <text:p>195,385,975</text:p>
          </table:table-cell>
          <table:table-cell office:value-type="float" office:value="531.51121260528453" table:formula="msoxl:=C571-C570" table:style-name="ce16">
            <text:p>532</text:p>
          </table:table-cell>
          <table:table-cell office:value-type="percentage" office:value="1.0000000000001119E-3" table:formula="msoxl:=(C571/C570)-1" table:style-name="ce13">
            <text:p>0.10%</text:p>
          </table:table-cell>
          <table:table-cell office:value-type="percentage" office:value="-2.2204460492503131E-16" table:formula="msoxl:=F570-F571" table:style-name="ce13">
            <text:p>0.00%</text:p>
          </table:table-cell>
          <table:table-cell office:value-type="float" office:value="56" table:formula="msoxl:=IF(I571=I570,1+H570,1)" table:style-name="ce34">
            <text:p>56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71=I570,J570,J570+1)" table:style-name="ce23">
            <text:p>17</text:p>
          </table:table-cell>
          <table:table-cell office:value-type="float" office:value="31296.630812815802" table:formula="msoxl:=C571/J571" table:style-name="ce14">
            <text:p>31,297</text:p>
          </table:table-cell>
          <table:table-cell office:value-type="float" office:value="15088053.132877728" table:formula="msoxl:=K571+L570" table:style-name="ce14">
            <text:p>15,088,053</text:p>
          </table:table-cell>
          <table:table-cell office:value-type="float" office:value="31296.630812816322" table:formula="msoxl:=L571-L570" table:style-name="ce14">
            <text:p>31,297</text:p>
          </table:table-cell>
          <table:table-cell office:value-type="percentage" office:value="1.000000000015433E-3" table:formula="msoxl:=M571/M57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69" table:style-name="ce22">
            <text:p>569</text:p>
          </table:table-cell>
          <table:table-cell office:value-type="float" office:value="350000" table:style-name="ce23">
            <text:p>350,000</text:p>
          </table:table-cell>
          <table:table-cell office:value-type="float" office:value="159500000" table:formula="msoxl:=S571+T570" table:style-name="ce16">
            <text:p>159,500,000</text:p>
          </table:table-cell>
          <table:table-cell office:value-type="float" office:value="0" table:formula="msoxl:=S571-S570" table:style-name="ce17">
            <text:p>0</text:p>
          </table:table-cell>
          <table:table-cell office:value-type="percentage" office:value="0" table:formula="msoxl:=(S571/S570)-1" table:style-name="ce13">
            <text:p>0.00%</text:p>
          </table:table-cell>
          <table:table-cell office:value-type="percentage" office:value="0" table:formula="msoxl:=V570-V571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71=X570,Y570,Y570+1)" table:style-name="ce23">
            <text:p>15</text:p>
          </table:table-cell>
          <table:table-cell office:value-type="float" office:value="23333.333333333332" table:formula="msoxl:=S571/Y571" table:style-name="ce14">
            <text:p>23,333</text:p>
          </table:table-cell>
          <table:table-cell office:value-type="float" office:value="14292154.095904047" table:formula="msoxl:=Z571+AA570" table:style-name="ce14">
            <text:p>14,292,154</text:p>
          </table:table-cell>
          <table:table-cell office:value-type="float" office:value="23333.333333333954" table:formula="msoxl:=AA571-AA570" table:style-name="ce14">
            <text:p>23,333</text:p>
          </table:table-cell>
          <table:table-cell office:value-type="percentage" office:value="0" table:formula="msoxl:=AB571/AB57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70" table:style-name="ce22">
            <text:p>570</text:p>
          </table:table-cell>
          <table:table-cell office:value-type="float" office:value="532574.76654168649" table:formula="msoxl:=C571+C571*0.001" table:style-name="ce23">
            <text:p>532,575</text:p>
          </table:table-cell>
          <table:table-cell office:value-type="float" office:value="195918549.41691592" table:formula="msoxl:=C572+D571" table:style-name="ce16">
            <text:p>195,918,549</text:p>
          </table:table-cell>
          <table:table-cell office:value-type="float" office:value="532.04272381786723" table:formula="msoxl:=C572-C571" table:style-name="ce16">
            <text:p>532</text:p>
          </table:table-cell>
          <table:table-cell office:value-type="percentage" office:value="9.9999999999988987E-4" table:formula="msoxl:=(C572/C571)-1" table:style-name="ce13">
            <text:p>0.10%</text:p>
          </table:table-cell>
          <table:table-cell office:value-type="percentage" office:value="2.2204460492503131E-16" table:formula="msoxl:=F571-F572" table:style-name="ce13">
            <text:p>0.00%</text:p>
          </table:table-cell>
          <table:table-cell office:value-type="float" office:value="57" table:formula="msoxl:=IF(I572=I571,1+H571,1)" table:style-name="ce34">
            <text:p>57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72=I571,J571,J571+1)" table:style-name="ce23">
            <text:p>17</text:p>
          </table:table-cell>
          <table:table-cell office:value-type="float" office:value="31327.927443628618" table:formula="msoxl:=C572/J572" table:style-name="ce14">
            <text:p>31,328</text:p>
          </table:table-cell>
          <table:table-cell office:value-type="float" office:value="15119381.060321357" table:formula="msoxl:=K572+L571" table:style-name="ce14">
            <text:p>15,119,381</text:p>
          </table:table-cell>
          <table:table-cell office:value-type="float" office:value="31327.927443629131" table:formula="msoxl:=L572-L571" table:style-name="ce14">
            <text:p>31,328</text:p>
          </table:table-cell>
          <table:table-cell office:value-type="percentage" office:value="9.9999999999966782E-4" table:formula="msoxl:=M572/M57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70" table:style-name="ce22">
            <text:p>570</text:p>
          </table:table-cell>
          <table:table-cell office:value-type="float" office:value="350000" table:style-name="ce23">
            <text:p>350,000</text:p>
          </table:table-cell>
          <table:table-cell office:value-type="float" office:value="159850000" table:formula="msoxl:=S572+T571" table:style-name="ce16">
            <text:p>159,850,000</text:p>
          </table:table-cell>
          <table:table-cell office:value-type="float" office:value="0" table:formula="msoxl:=S572-S571" table:style-name="ce17">
            <text:p>0</text:p>
          </table:table-cell>
          <table:table-cell office:value-type="percentage" office:value="0" table:formula="msoxl:=(S572/S571)-1" table:style-name="ce13">
            <text:p>0.00%</text:p>
          </table:table-cell>
          <table:table-cell office:value-type="percentage" office:value="0" table:formula="msoxl:=V571-V572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72=X571,Y571,Y571+1)" table:style-name="ce23">
            <text:p>15</text:p>
          </table:table-cell>
          <table:table-cell office:value-type="float" office:value="23333.333333333332" table:formula="msoxl:=S572/Y572" table:style-name="ce14">
            <text:p>23,333</text:p>
          </table:table-cell>
          <table:table-cell office:value-type="float" office:value="14315487.429237381" table:formula="msoxl:=Z572+AA571" table:style-name="ce14">
            <text:p>14,315,487</text:p>
          </table:table-cell>
          <table:table-cell office:value-type="float" office:value="23333.333333333954" table:formula="msoxl:=AA572-AA571" table:style-name="ce14">
            <text:p>23,333</text:p>
          </table:table-cell>
          <table:table-cell office:value-type="percentage" office:value="0" table:formula="msoxl:=AB572/AB57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71" table:style-name="ce22">
            <text:p>571</text:p>
          </table:table-cell>
          <table:table-cell office:value-type="float" office:value="533107.34130822821" table:formula="msoxl:=C572+C572*0.001" table:style-name="ce23">
            <text:p>533,107</text:p>
          </table:table-cell>
          <table:table-cell office:value-type="float" office:value="196451656.75822416" table:formula="msoxl:=C573+D572" table:style-name="ce16">
            <text:p>196,451,657</text:p>
          </table:table-cell>
          <table:table-cell office:value-type="float" office:value="532.57476654171478" table:formula="msoxl:=C573-C572" table:style-name="ce16">
            <text:p>533</text:p>
          </table:table-cell>
          <table:table-cell office:value-type="percentage" office:value="1.0000000000001119E-3" table:formula="msoxl:=(C573/C572)-1" table:style-name="ce13">
            <text:p>0.10%</text:p>
          </table:table-cell>
          <table:table-cell office:value-type="percentage" office:value="-2.2204460492503131E-16" table:formula="msoxl:=F572-F573" table:style-name="ce13">
            <text:p>0.00%</text:p>
          </table:table-cell>
          <table:table-cell office:value-type="float" office:value="58" table:formula="msoxl:=IF(I573=I572,1+H572,1)" table:style-name="ce34">
            <text:p>58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73=I572,J572,J572+1)" table:style-name="ce23">
            <text:p>17</text:p>
          </table:table-cell>
          <table:table-cell office:value-type="float" office:value="31359.255371072246" table:formula="msoxl:=C573/J573" table:style-name="ce14">
            <text:p>31,359</text:p>
          </table:table-cell>
          <table:table-cell office:value-type="float" office:value="15150740.315692428" table:formula="msoxl:=K573+L572" table:style-name="ce14">
            <text:p>15,150,740</text:p>
          </table:table-cell>
          <table:table-cell office:value-type="float" office:value="31359.255371071398" table:formula="msoxl:=L573-L572" table:style-name="ce14">
            <text:p>31,359</text:p>
          </table:table-cell>
          <table:table-cell office:value-type="percentage" office:value="9.9999999995659117E-4" table:formula="msoxl:=M573/M57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71" table:style-name="ce22">
            <text:p>571</text:p>
          </table:table-cell>
          <table:table-cell office:value-type="float" office:value="350000" table:style-name="ce23">
            <text:p>350,000</text:p>
          </table:table-cell>
          <table:table-cell office:value-type="float" office:value="160200000" table:formula="msoxl:=S573+T572" table:style-name="ce16">
            <text:p>160,200,000</text:p>
          </table:table-cell>
          <table:table-cell office:value-type="float" office:value="0" table:formula="msoxl:=S573-S572" table:style-name="ce17">
            <text:p>0</text:p>
          </table:table-cell>
          <table:table-cell office:value-type="percentage" office:value="0" table:formula="msoxl:=(S573/S572)-1" table:style-name="ce13">
            <text:p>0.00%</text:p>
          </table:table-cell>
          <table:table-cell office:value-type="percentage" office:value="0" table:formula="msoxl:=V572-V573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73=X572,Y572,Y572+1)" table:style-name="ce23">
            <text:p>15</text:p>
          </table:table-cell>
          <table:table-cell office:value-type="float" office:value="23333.333333333332" table:formula="msoxl:=S573/Y573" table:style-name="ce14">
            <text:p>23,333</text:p>
          </table:table-cell>
          <table:table-cell office:value-type="float" office:value="14338820.762570715" table:formula="msoxl:=Z573+AA572" table:style-name="ce14">
            <text:p>14,338,821</text:p>
          </table:table-cell>
          <table:table-cell office:value-type="float" office:value="23333.333333333954" table:formula="msoxl:=AA573-AA572" table:style-name="ce14">
            <text:p>23,333</text:p>
          </table:table-cell>
          <table:table-cell office:value-type="percentage" office:value="0" table:formula="msoxl:=AB573/AB57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72" table:style-name="ce22">
            <text:p>572</text:p>
          </table:table-cell>
          <table:table-cell office:value-type="float" office:value="533640.44864953647" table:formula="msoxl:=C573+C573*0.001" table:style-name="ce23">
            <text:p>533,640</text:p>
          </table:table-cell>
          <table:table-cell office:value-type="float" office:value="196985297.20687369" table:formula="msoxl:=C574+D573" table:style-name="ce16">
            <text:p>196,985,297</text:p>
          </table:table-cell>
          <table:table-cell office:value-type="float" office:value="533.10734130826313" table:formula="msoxl:=C574-C573" table:style-name="ce16">
            <text:p>533</text:p>
          </table:table-cell>
          <table:table-cell office:value-type="percentage" office:value="1.0000000000001119E-3" table:formula="msoxl:=(C574/C573)-1" table:style-name="ce13">
            <text:p>0.10%</text:p>
          </table:table-cell>
          <table:table-cell office:value-type="percentage" office:value="0" table:formula="msoxl:=F573-F574" table:style-name="ce13">
            <text:p>0.00%</text:p>
          </table:table-cell>
          <table:table-cell office:value-type="float" office:value="59" table:formula="msoxl:=IF(I574=I573,1+H573,1)" table:style-name="ce34">
            <text:p>59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74=I573,J573,J573+1)" table:style-name="ce23">
            <text:p>17</text:p>
          </table:table-cell>
          <table:table-cell office:value-type="float" office:value="31390.614626443323" table:formula="msoxl:=C574/J574" table:style-name="ce14">
            <text:p>31,391</text:p>
          </table:table-cell>
          <table:table-cell office:value-type="float" office:value="15182130.930318872" table:formula="msoxl:=K574+L573" table:style-name="ce14">
            <text:p>15,182,131</text:p>
          </table:table-cell>
          <table:table-cell office:value-type="float" office:value="31390.614626443014" table:formula="msoxl:=L574-L573" table:style-name="ce14">
            <text:p>31,391</text:p>
          </table:table-cell>
          <table:table-cell office:value-type="percentage" office:value="1.0000000000174314E-3" table:formula="msoxl:=M574/M57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72" table:style-name="ce22">
            <text:p>572</text:p>
          </table:table-cell>
          <table:table-cell office:value-type="float" office:value="350000" table:style-name="ce23">
            <text:p>350,000</text:p>
          </table:table-cell>
          <table:table-cell office:value-type="float" office:value="160550000" table:formula="msoxl:=S574+T573" table:style-name="ce16">
            <text:p>160,550,000</text:p>
          </table:table-cell>
          <table:table-cell office:value-type="float" office:value="0" table:formula="msoxl:=S574-S573" table:style-name="ce17">
            <text:p>0</text:p>
          </table:table-cell>
          <table:table-cell office:value-type="percentage" office:value="0" table:formula="msoxl:=(S574/S573)-1" table:style-name="ce13">
            <text:p>0.00%</text:p>
          </table:table-cell>
          <table:table-cell office:value-type="percentage" office:value="0" table:formula="msoxl:=V573-V574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74=X573,Y573,Y573+1)" table:style-name="ce23">
            <text:p>15</text:p>
          </table:table-cell>
          <table:table-cell office:value-type="float" office:value="23333.333333333332" table:formula="msoxl:=S574/Y574" table:style-name="ce14">
            <text:p>23,333</text:p>
          </table:table-cell>
          <table:table-cell office:value-type="float" office:value="14362154.095904049" table:formula="msoxl:=Z574+AA573" table:style-name="ce14">
            <text:p>14,362,154</text:p>
          </table:table-cell>
          <table:table-cell office:value-type="float" office:value="23333.333333333954" table:formula="msoxl:=AA574-AA573" table:style-name="ce14">
            <text:p>23,333</text:p>
          </table:table-cell>
          <table:table-cell office:value-type="percentage" office:value="0" table:formula="msoxl:=AB574/AB57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73" table:style-name="ce22">
            <text:p>573</text:p>
          </table:table-cell>
          <table:table-cell office:value-type="float" office:value="534174.089098186" table:formula="msoxl:=C574+C574*0.001" table:style-name="ce23">
            <text:p>534,174</text:p>
          </table:table-cell>
          <table:table-cell office:value-type="float" office:value="197519471.29597187" table:formula="msoxl:=C575+D574" table:style-name="ce16">
            <text:p>197,519,471</text:p>
          </table:table-cell>
          <table:table-cell office:value-type="float" office:value="533.6404486495303" table:formula="msoxl:=C575-C574" table:style-name="ce16">
            <text:p>534</text:p>
          </table:table-cell>
          <table:table-cell office:value-type="percentage" office:value="9.9999999999988987E-4" table:formula="msoxl:=(C575/C574)-1" table:style-name="ce13">
            <text:p>0.10%</text:p>
          </table:table-cell>
          <table:table-cell office:value-type="percentage" office:value="2.2204460492503131E-16" table:formula="msoxl:=F574-F575" table:style-name="ce13">
            <text:p>0.00%</text:p>
          </table:table-cell>
          <table:table-cell office:value-type="float" office:value="60" table:formula="msoxl:=IF(I575=I574,1+H574,1)" table:style-name="ce34">
            <text:p>60</text:p>
          </table:table-cell>
          <table:table-cell office:value-type="string" table:style-name="ce23">
            <text:p>Duro</text:p>
          </table:table-cell>
          <table:table-cell office:value-type="float" office:value="17" table:formula="msoxl:=IF(I575=I574,J574,J574+1)" table:style-name="ce23">
            <text:p>17</text:p>
          </table:table-cell>
          <table:table-cell office:value-type="float" office:value="31422.005241069764" table:formula="msoxl:=C575/J575" table:style-name="ce14">
            <text:p>31,422</text:p>
          </table:table-cell>
          <table:table-cell office:value-type="float" office:value="15213552.935559941" table:formula="msoxl:=K575+L574" table:style-name="ce14">
            <text:p>15,213,553</text:p>
          </table:table-cell>
          <table:table-cell office:value-type="float" office:value="31422.005241069943" table:formula="msoxl:=L575-L574" table:style-name="ce14">
            <text:p>31,422</text:p>
          </table:table-cell>
          <table:table-cell office:value-type="percentage" office:value="1.000000000015433E-3" table:formula="msoxl:=M575/M57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73" table:style-name="ce22">
            <text:p>573</text:p>
          </table:table-cell>
          <table:table-cell office:value-type="float" office:value="350000" table:style-name="ce23">
            <text:p>350,000</text:p>
          </table:table-cell>
          <table:table-cell office:value-type="float" office:value="160900000" table:formula="msoxl:=S575+T574" table:style-name="ce16">
            <text:p>160,900,000</text:p>
          </table:table-cell>
          <table:table-cell office:value-type="float" office:value="0" table:formula="msoxl:=S575-S574" table:style-name="ce17">
            <text:p>0</text:p>
          </table:table-cell>
          <table:table-cell office:value-type="percentage" office:value="0" table:formula="msoxl:=(S575/S574)-1" table:style-name="ce13">
            <text:p>0.00%</text:p>
          </table:table-cell>
          <table:table-cell office:value-type="percentage" office:value="0" table:formula="msoxl:=V574-V575" table:style-name="ce13">
            <text:p>0.00%</text:p>
          </table:table-cell>
          <table:table-cell office:value-type="string" table:style-name="ce23">
            <text:p>Messis</text:p>
          </table:table-cell>
          <table:table-cell office:value-type="float" office:value="15" table:formula="msoxl:=IF(X575=X574,Y574,Y574+1)" table:style-name="ce23">
            <text:p>15</text:p>
          </table:table-cell>
          <table:table-cell office:value-type="float" office:value="23333.333333333332" table:formula="msoxl:=S575/Y575" table:style-name="ce14">
            <text:p>23,333</text:p>
          </table:table-cell>
          <table:table-cell office:value-type="float" office:value="14385487.429237382" table:formula="msoxl:=Z575+AA574" table:style-name="ce14">
            <text:p>14,385,487</text:p>
          </table:table-cell>
          <table:table-cell office:value-type="float" office:value="23333.333333333954" table:formula="msoxl:=AA575-AA574" table:style-name="ce14">
            <text:p>23,333</text:p>
          </table:table-cell>
          <table:table-cell office:value-type="percentage" office:value="0" table:formula="msoxl:=AB575/AB57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74" table:style-name="ce22">
            <text:p>574</text:p>
          </table:table-cell>
          <table:table-cell office:value-type="float" office:value="534708.26318728423" table:formula="msoxl:=C575+C575*0.001" table:style-name="ce23">
            <text:p>534,708</text:p>
          </table:table-cell>
          <table:table-cell office:value-type="float" office:value="198054179.55915916" table:formula="msoxl:=C576+D575" table:style-name="ce16">
            <text:p>198,054,180</text:p>
          </table:table-cell>
          <table:table-cell office:value-type="float" office:value="534.1740890982328" table:formula="msoxl:=C576-C575" table:style-name="ce16">
            <text:p>534</text:p>
          </table:table-cell>
          <table:table-cell office:value-type="percentage" office:value="1.0000000000001119E-3" table:formula="msoxl:=(C576/C575)-1" table:style-name="ce13">
            <text:p>0.10%</text:p>
          </table:table-cell>
          <table:table-cell office:value-type="percentage" office:value="-2.2204460492503131E-16" table:formula="msoxl:=F575-F576" table:style-name="ce13">
            <text:p>0.00%</text:p>
          </table:table-cell>
          <table:table-cell office:value-type="float" office:value="1" table:formula="msoxl:=IF(I576=I575,1+H575,1)" table:style-name="ce34">
            <text:p>1</text:p>
          </table:table-cell>
          <table:table-cell office:value-type="string" table:style-name="ce23">
            <text:p>Messis</text:p>
          </table:table-cell>
          <table:table-cell office:value-type="float" office:value="18" table:formula="msoxl:=IF(I576=I575,J575,J575+1)" table:style-name="ce23">
            <text:p>18</text:p>
          </table:table-cell>
          <table:table-cell office:value-type="float" office:value="29706.014621515791" table:formula="msoxl:=C576/J576" table:style-name="ce14">
            <text:p>29,706</text:p>
          </table:table-cell>
          <table:table-cell office:value-type="float" office:value="15243258.950181458" table:formula="msoxl:=K576+L575" table:style-name="ce14">
            <text:p>15,243,259</text:p>
          </table:table-cell>
          <table:table-cell office:value-type="float" office:value="29706.01462151669" table:formula="msoxl:=L576-L575" table:style-name="ce14">
            <text:p>29,706</text:p>
          </table:table-cell>
          <table:table-cell office:value-type="percentage" office:value="-5.461111111108774E-2" table:formula="msoxl:=M576/M575-1" table:style-name="ce13">
            <text:p>-5.46%</text:p>
          </table:table-cell>
          <table:table-cell table:number-columns-repeated="2" table:style-name="ce22"/>
          <table:table-cell table:style-name="ce23"/>
          <table:table-cell office:value-type="float" office:value="574" table:style-name="ce22">
            <text:p>574</text:p>
          </table:table-cell>
          <table:table-cell office:value-type="float" office:value="350000" table:style-name="ce23">
            <text:p>350,000</text:p>
          </table:table-cell>
          <table:table-cell office:value-type="float" office:value="161250000" table:formula="msoxl:=S576+T575" table:style-name="ce16">
            <text:p>161,250,000</text:p>
          </table:table-cell>
          <table:table-cell office:value-type="float" office:value="0" table:formula="msoxl:=S576-S575" table:style-name="ce17">
            <text:p>0</text:p>
          </table:table-cell>
          <table:table-cell office:value-type="percentage" office:value="0" table:formula="msoxl:=(S576/S575)-1" table:style-name="ce13">
            <text:p>0.00%</text:p>
          </table:table-cell>
          <table:table-cell office:value-type="percentage" office:value="0" table:formula="msoxl:=V575-V576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576=X575,Y575,Y575+1)" table:style-name="ce23">
            <text:p>16</text:p>
          </table:table-cell>
          <table:table-cell office:value-type="float" office:value="21875" table:formula="msoxl:=S576/Y576" table:style-name="ce14">
            <text:p>21,875</text:p>
          </table:table-cell>
          <table:table-cell office:value-type="float" office:value="14407362.429237382" table:formula="msoxl:=Z576+AA575" table:style-name="ce14">
            <text:p>14,407,362</text:p>
          </table:table-cell>
          <table:table-cell office:value-type="float" office:value="21875" table:formula="msoxl:=AA576-AA575" table:style-name="ce14">
            <text:p>21,875</text:p>
          </table:table-cell>
          <table:table-cell office:value-type="percentage" office:value="-6.250000000002498E-2" table:formula="msoxl:=AB576/AB575-1" table:style-name="ce13">
            <text:p>-6.25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75" table:style-name="ce22">
            <text:p>575</text:p>
          </table:table-cell>
          <table:table-cell office:value-type="float" office:value="535242.97145047155" table:formula="msoxl:=C576+C576*0.001" table:style-name="ce23">
            <text:p>535,243</text:p>
          </table:table-cell>
          <table:table-cell office:value-type="float" office:value="198589422.53060964" table:formula="msoxl:=C577+D576" table:style-name="ce16">
            <text:p>198,589,423</text:p>
          </table:table-cell>
          <table:table-cell office:value-type="float" office:value="534.70826318731997" table:formula="msoxl:=C577-C576" table:style-name="ce16">
            <text:p>535</text:p>
          </table:table-cell>
          <table:table-cell office:value-type="percentage" office:value="1.0000000000001119E-3" table:formula="msoxl:=(C577/C576)-1" table:style-name="ce13">
            <text:p>0.10%</text:p>
          </table:table-cell>
          <table:table-cell office:value-type="percentage" office:value="0" table:formula="msoxl:=F576-F577" table:style-name="ce13">
            <text:p>0.00%</text:p>
          </table:table-cell>
          <table:table-cell office:value-type="float" office:value="2" table:formula="msoxl:=IF(I577=I576,1+H576,1)" table:style-name="ce34">
            <text:p>2</text:p>
          </table:table-cell>
          <table:table-cell office:value-type="string" table:style-name="ce23">
            <text:p>Messis</text:p>
          </table:table-cell>
          <table:table-cell office:value-type="float" office:value="18" table:formula="msoxl:=IF(I577=I576,J576,J576+1)" table:style-name="ce23">
            <text:p>18</text:p>
          </table:table-cell>
          <table:table-cell office:value-type="float" office:value="29735.72063613731" table:formula="msoxl:=C577/J577" table:style-name="ce14">
            <text:p>29,736</text:p>
          </table:table-cell>
          <table:table-cell office:value-type="float" office:value="15272994.670817595" table:formula="msoxl:=K577+L576" table:style-name="ce14">
            <text:p>15,272,995</text:p>
          </table:table-cell>
          <table:table-cell office:value-type="float" office:value="29735.72063613683" table:formula="msoxl:=L577-L576" table:style-name="ce14">
            <text:p>29,736</text:p>
          </table:table-cell>
          <table:table-cell office:value-type="percentage" office:value="9.9999999995370459E-4" table:formula="msoxl:=M577/M57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75" table:style-name="ce22">
            <text:p>575</text:p>
          </table:table-cell>
          <table:table-cell office:value-type="float" office:value="350000" table:style-name="ce23">
            <text:p>350,000</text:p>
          </table:table-cell>
          <table:table-cell office:value-type="float" office:value="161600000" table:formula="msoxl:=S577+T576" table:style-name="ce16">
            <text:p>161,600,000</text:p>
          </table:table-cell>
          <table:table-cell office:value-type="float" office:value="0" table:formula="msoxl:=S577-S576" table:style-name="ce17">
            <text:p>0</text:p>
          </table:table-cell>
          <table:table-cell office:value-type="percentage" office:value="0" table:formula="msoxl:=(S577/S576)-1" table:style-name="ce13">
            <text:p>0.00%</text:p>
          </table:table-cell>
          <table:table-cell office:value-type="percentage" office:value="0" table:formula="msoxl:=V576-V577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577=X576,Y576,Y576+1)" table:style-name="ce23">
            <text:p>16</text:p>
          </table:table-cell>
          <table:table-cell office:value-type="float" office:value="21875" table:formula="msoxl:=S577/Y577" table:style-name="ce14">
            <text:p>21,875</text:p>
          </table:table-cell>
          <table:table-cell office:value-type="float" office:value="14429237.429237382" table:formula="msoxl:=Z577+AA576" table:style-name="ce14">
            <text:p>14,429,237</text:p>
          </table:table-cell>
          <table:table-cell office:value-type="float" office:value="21875" table:formula="msoxl:=AA577-AA576" table:style-name="ce14">
            <text:p>21,875</text:p>
          </table:table-cell>
          <table:table-cell office:value-type="percentage" office:value="0" table:formula="msoxl:=AB577/AB57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76" table:style-name="ce22">
            <text:p>576</text:p>
          </table:table-cell>
          <table:table-cell office:value-type="float" office:value="535778.21442192199" table:formula="msoxl:=C577+C577*0.001" table:style-name="ce23">
            <text:p>535,778</text:p>
          </table:table-cell>
          <table:table-cell office:value-type="float" office:value="199125200.74503157" table:formula="msoxl:=C578+D577" table:style-name="ce16">
            <text:p>199,125,201</text:p>
          </table:table-cell>
          <table:table-cell office:value-type="float" office:value="535.24297145043965" table:formula="msoxl:=C578-C577" table:style-name="ce16">
            <text:p>535</text:p>
          </table:table-cell>
          <table:table-cell office:value-type="percentage" office:value="9.9999999999988987E-4" table:formula="msoxl:=(C578/C577)-1" table:style-name="ce13">
            <text:p>0.10%</text:p>
          </table:table-cell>
          <table:table-cell office:value-type="percentage" office:value="2.2204460492503131E-16" table:formula="msoxl:=F577-F578" table:style-name="ce13">
            <text:p>0.00%</text:p>
          </table:table-cell>
          <table:table-cell office:value-type="float" office:value="3" table:formula="msoxl:=IF(I578=I577,1+H577,1)" table:style-name="ce34">
            <text:p>3</text:p>
          </table:table-cell>
          <table:table-cell office:value-type="string" table:style-name="ce23">
            <text:p>Messis</text:p>
          </table:table-cell>
          <table:table-cell office:value-type="float" office:value="18" table:formula="msoxl:=IF(I578=I577,J577,J577+1)" table:style-name="ce23">
            <text:p>18</text:p>
          </table:table-cell>
          <table:table-cell office:value-type="float" office:value="29765.456356773444" table:formula="msoxl:=C578/J578" table:style-name="ce14">
            <text:p>29,765</text:p>
          </table:table-cell>
          <table:table-cell office:value-type="float" office:value="15302760.127174368" table:formula="msoxl:=K578+L577" table:style-name="ce14">
            <text:p>15,302,760</text:p>
          </table:table-cell>
          <table:table-cell office:value-type="float" office:value="29765.456356773153" table:formula="msoxl:=L578-L577" table:style-name="ce14">
            <text:p>29,765</text:p>
          </table:table-cell>
          <table:table-cell office:value-type="percentage" office:value="1.0000000000063292E-3" table:formula="msoxl:=M578/M57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76" table:style-name="ce22">
            <text:p>576</text:p>
          </table:table-cell>
          <table:table-cell office:value-type="float" office:value="350000" table:style-name="ce23">
            <text:p>350,000</text:p>
          </table:table-cell>
          <table:table-cell office:value-type="float" office:value="161950000" table:formula="msoxl:=S578+T577" table:style-name="ce16">
            <text:p>161,950,000</text:p>
          </table:table-cell>
          <table:table-cell office:value-type="float" office:value="0" table:formula="msoxl:=S578-S577" table:style-name="ce17">
            <text:p>0</text:p>
          </table:table-cell>
          <table:table-cell office:value-type="percentage" office:value="0" table:formula="msoxl:=(S578/S577)-1" table:style-name="ce13">
            <text:p>0.00%</text:p>
          </table:table-cell>
          <table:table-cell office:value-type="percentage" office:value="0" table:formula="msoxl:=V577-V578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578=X577,Y577,Y577+1)" table:style-name="ce23">
            <text:p>16</text:p>
          </table:table-cell>
          <table:table-cell office:value-type="float" office:value="21875" table:formula="msoxl:=S578/Y578" table:style-name="ce14">
            <text:p>21,875</text:p>
          </table:table-cell>
          <table:table-cell office:value-type="float" office:value="14451112.429237382" table:formula="msoxl:=Z578+AA577" table:style-name="ce14">
            <text:p>14,451,112</text:p>
          </table:table-cell>
          <table:table-cell office:value-type="float" office:value="21875" table:formula="msoxl:=AA578-AA577" table:style-name="ce14">
            <text:p>21,875</text:p>
          </table:table-cell>
          <table:table-cell office:value-type="percentage" office:value="0" table:formula="msoxl:=AB578/AB57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77" table:style-name="ce22">
            <text:p>577</text:p>
          </table:table-cell>
          <table:table-cell office:value-type="float" office:value="536313.99263634393" table:formula="msoxl:=C578+C578*0.001" table:style-name="ce23">
            <text:p>536,314</text:p>
          </table:table-cell>
          <table:table-cell office:value-type="float" office:value="199661514.73766792" table:formula="msoxl:=C579+D578" table:style-name="ce16">
            <text:p>199,661,515</text:p>
          </table:table-cell>
          <table:table-cell office:value-type="float" office:value="535.77821442193817" table:formula="msoxl:=C579-C578" table:style-name="ce16">
            <text:p>536</text:p>
          </table:table-cell>
          <table:table-cell office:value-type="percentage" office:value="1.0000000000001119E-3" table:formula="msoxl:=(C579/C578)-1" table:style-name="ce13">
            <text:p>0.10%</text:p>
          </table:table-cell>
          <table:table-cell office:value-type="percentage" office:value="-2.2204460492503131E-16" table:formula="msoxl:=F578-F579" table:style-name="ce13">
            <text:p>0.00%</text:p>
          </table:table-cell>
          <table:table-cell office:value-type="float" office:value="4" table:formula="msoxl:=IF(I579=I578,1+H578,1)" table:style-name="ce34">
            <text:p>4</text:p>
          </table:table-cell>
          <table:table-cell office:value-type="string" table:style-name="ce23">
            <text:p>Messis</text:p>
          </table:table-cell>
          <table:table-cell office:value-type="float" office:value="18" table:formula="msoxl:=IF(I579=I578,J578,J578+1)" table:style-name="ce23">
            <text:p>18</text:p>
          </table:table-cell>
          <table:table-cell office:value-type="float" office:value="29795.221813130218" table:formula="msoxl:=C579/J579" table:style-name="ce14">
            <text:p>29,795</text:p>
          </table:table-cell>
          <table:table-cell office:value-type="float" office:value="15332555.348987499" table:formula="msoxl:=K579+L578" table:style-name="ce14">
            <text:p>15,332,555</text:p>
          </table:table-cell>
          <table:table-cell office:value-type="float" office:value="29795.221813131124" table:formula="msoxl:=L579-L578" table:style-name="ce14">
            <text:p>29,795</text:p>
          </table:table-cell>
          <table:table-cell office:value-type="percentage" office:value="1.000000000040302E-3" table:formula="msoxl:=M579/M57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77" table:style-name="ce22">
            <text:p>577</text:p>
          </table:table-cell>
          <table:table-cell office:value-type="float" office:value="350000" table:style-name="ce23">
            <text:p>350,000</text:p>
          </table:table-cell>
          <table:table-cell office:value-type="float" office:value="162300000" table:formula="msoxl:=S579+T578" table:style-name="ce16">
            <text:p>162,300,000</text:p>
          </table:table-cell>
          <table:table-cell office:value-type="float" office:value="0" table:formula="msoxl:=S579-S578" table:style-name="ce17">
            <text:p>0</text:p>
          </table:table-cell>
          <table:table-cell office:value-type="percentage" office:value="0" table:formula="msoxl:=(S579/S578)-1" table:style-name="ce13">
            <text:p>0.00%</text:p>
          </table:table-cell>
          <table:table-cell office:value-type="percentage" office:value="0" table:formula="msoxl:=V578-V579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579=X578,Y578,Y578+1)" table:style-name="ce23">
            <text:p>16</text:p>
          </table:table-cell>
          <table:table-cell office:value-type="float" office:value="21875" table:formula="msoxl:=S579/Y579" table:style-name="ce14">
            <text:p>21,875</text:p>
          </table:table-cell>
          <table:table-cell office:value-type="float" office:value="14472987.429237382" table:formula="msoxl:=Z579+AA578" table:style-name="ce14">
            <text:p>14,472,987</text:p>
          </table:table-cell>
          <table:table-cell office:value-type="float" office:value="21875" table:formula="msoxl:=AA579-AA578" table:style-name="ce14">
            <text:p>21,875</text:p>
          </table:table-cell>
          <table:table-cell office:value-type="percentage" office:value="0" table:formula="msoxl:=AB579/AB57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78" table:style-name="ce22">
            <text:p>578</text:p>
          </table:table-cell>
          <table:table-cell office:value-type="float" office:value="536850.30662898032" table:formula="msoxl:=C579+C579*0.001" table:style-name="ce23">
            <text:p>536,850</text:p>
          </table:table-cell>
          <table:table-cell office:value-type="float" office:value="200198365.04429689" table:formula="msoxl:=C580+D579" table:style-name="ce16">
            <text:p>200,198,365</text:p>
          </table:table-cell>
          <table:table-cell office:value-type="float" office:value="536.31399263639469" table:formula="msoxl:=C580-C579" table:style-name="ce16">
            <text:p>536</text:p>
          </table:table-cell>
          <table:table-cell office:value-type="percentage" office:value="1.0000000000001119E-3" table:formula="msoxl:=(C580/C579)-1" table:style-name="ce13">
            <text:p>0.10%</text:p>
          </table:table-cell>
          <table:table-cell office:value-type="percentage" office:value="0" table:formula="msoxl:=F579-F580" table:style-name="ce13">
            <text:p>0.00%</text:p>
          </table:table-cell>
          <table:table-cell office:value-type="float" office:value="5" table:formula="msoxl:=IF(I580=I579,1+H579,1)" table:style-name="ce34">
            <text:p>5</text:p>
          </table:table-cell>
          <table:table-cell office:value-type="string" table:style-name="ce23">
            <text:p>Messis</text:p>
          </table:table-cell>
          <table:table-cell office:value-type="float" office:value="18" table:formula="msoxl:=IF(I580=I579,J579,J579+1)" table:style-name="ce23">
            <text:p>18</text:p>
          </table:table-cell>
          <table:table-cell office:value-type="float" office:value="29825.01703494335" table:formula="msoxl:=C580/J580" table:style-name="ce14">
            <text:p>29,825</text:p>
          </table:table-cell>
          <table:table-cell office:value-type="float" office:value="15362380.366022443" table:formula="msoxl:=K580+L579" table:style-name="ce14">
            <text:p>15,362,380</text:p>
          </table:table-cell>
          <table:table-cell office:value-type="float" office:value="29825.017034944147" table:formula="msoxl:=L580-L579" table:style-name="ce14">
            <text:p>29,825</text:p>
          </table:table-cell>
          <table:table-cell office:value-type="percentage" office:value="9.9999999999633715E-4" table:formula="msoxl:=M580/M57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78" table:style-name="ce22">
            <text:p>578</text:p>
          </table:table-cell>
          <table:table-cell office:value-type="float" office:value="350000" table:style-name="ce23">
            <text:p>350,000</text:p>
          </table:table-cell>
          <table:table-cell office:value-type="float" office:value="162650000" table:formula="msoxl:=S580+T579" table:style-name="ce16">
            <text:p>162,650,000</text:p>
          </table:table-cell>
          <table:table-cell office:value-type="float" office:value="0" table:formula="msoxl:=S580-S579" table:style-name="ce17">
            <text:p>0</text:p>
          </table:table-cell>
          <table:table-cell office:value-type="percentage" office:value="0" table:formula="msoxl:=(S580/S579)-1" table:style-name="ce13">
            <text:p>0.00%</text:p>
          </table:table-cell>
          <table:table-cell office:value-type="percentage" office:value="0" table:formula="msoxl:=V579-V580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580=X579,Y579,Y579+1)" table:style-name="ce23">
            <text:p>16</text:p>
          </table:table-cell>
          <table:table-cell office:value-type="float" office:value="21875" table:formula="msoxl:=S580/Y580" table:style-name="ce14">
            <text:p>21,875</text:p>
          </table:table-cell>
          <table:table-cell office:value-type="float" office:value="14494862.429237382" table:formula="msoxl:=Z580+AA579" table:style-name="ce14">
            <text:p>14,494,862</text:p>
          </table:table-cell>
          <table:table-cell office:value-type="float" office:value="21875" table:formula="msoxl:=AA580-AA579" table:style-name="ce14">
            <text:p>21,875</text:p>
          </table:table-cell>
          <table:table-cell office:value-type="percentage" office:value="0" table:formula="msoxl:=AB580/AB57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79" table:style-name="ce22">
            <text:p>579</text:p>
          </table:table-cell>
          <table:table-cell office:value-type="float" office:value="537387.1569356093" table:formula="msoxl:=C580+C580*0.001" table:style-name="ce23">
            <text:p>537,387</text:p>
          </table:table-cell>
          <table:table-cell office:value-type="float" office:value="200735752.20123249" table:formula="msoxl:=C581+D580" table:style-name="ce16">
            <text:p>200,735,752</text:p>
          </table:table-cell>
          <table:table-cell office:value-type="float" office:value="536.85030662897043" table:formula="msoxl:=C581-C580" table:style-name="ce16">
            <text:p>537</text:p>
          </table:table-cell>
          <table:table-cell office:value-type="percentage" office:value="9.9999999999988987E-4" table:formula="msoxl:=(C581/C580)-1" table:style-name="ce13">
            <text:p>0.10%</text:p>
          </table:table-cell>
          <table:table-cell office:value-type="percentage" office:value="2.2204460492503131E-16" table:formula="msoxl:=F580-F581" table:style-name="ce13">
            <text:p>0.00%</text:p>
          </table:table-cell>
          <table:table-cell office:value-type="float" office:value="6" table:formula="msoxl:=IF(I581=I580,1+H580,1)" table:style-name="ce34">
            <text:p>6</text:p>
          </table:table-cell>
          <table:table-cell office:value-type="string" table:style-name="ce23">
            <text:p>Messis</text:p>
          </table:table-cell>
          <table:table-cell office:value-type="float" office:value="18" table:formula="msoxl:=IF(I581=I580,J580,J580+1)" table:style-name="ce23">
            <text:p>18</text:p>
          </table:table-cell>
          <table:table-cell office:value-type="float" office:value="29854.842051978296" table:formula="msoxl:=C581/J581" table:style-name="ce14">
            <text:p>29,855</text:p>
          </table:table-cell>
          <table:table-cell office:value-type="float" office:value="15392235.208074423" table:formula="msoxl:=K581+L580" table:style-name="ce14">
            <text:p>15,392,235</text:p>
          </table:table-cell>
          <table:table-cell office:value-type="float" office:value="29854.842051979154" table:formula="msoxl:=L581-L580" table:style-name="ce14">
            <text:p>29,855</text:p>
          </table:table-cell>
          <table:table-cell office:value-type="percentage" office:value="1.0000000000021103E-3" table:formula="msoxl:=M581/M58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79" table:style-name="ce22">
            <text:p>579</text:p>
          </table:table-cell>
          <table:table-cell office:value-type="float" office:value="350000" table:style-name="ce23">
            <text:p>350,000</text:p>
          </table:table-cell>
          <table:table-cell office:value-type="float" office:value="163000000" table:formula="msoxl:=S581+T580" table:style-name="ce16">
            <text:p>163,000,000</text:p>
          </table:table-cell>
          <table:table-cell office:value-type="float" office:value="0" table:formula="msoxl:=S581-S580" table:style-name="ce17">
            <text:p>0</text:p>
          </table:table-cell>
          <table:table-cell office:value-type="percentage" office:value="0" table:formula="msoxl:=(S581/S580)-1" table:style-name="ce13">
            <text:p>0.00%</text:p>
          </table:table-cell>
          <table:table-cell office:value-type="percentage" office:value="0" table:formula="msoxl:=V580-V581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581=X580,Y580,Y580+1)" table:style-name="ce23">
            <text:p>16</text:p>
          </table:table-cell>
          <table:table-cell office:value-type="float" office:value="21875" table:formula="msoxl:=S581/Y581" table:style-name="ce14">
            <text:p>21,875</text:p>
          </table:table-cell>
          <table:table-cell office:value-type="float" office:value="14516737.429237382" table:formula="msoxl:=Z581+AA580" table:style-name="ce14">
            <text:p>14,516,737</text:p>
          </table:table-cell>
          <table:table-cell office:value-type="float" office:value="21875" table:formula="msoxl:=AA581-AA580" table:style-name="ce14">
            <text:p>21,875</text:p>
          </table:table-cell>
          <table:table-cell office:value-type="percentage" office:value="0" table:formula="msoxl:=AB581/AB58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80" table:style-name="ce22">
            <text:p>580</text:p>
          </table:table-cell>
          <table:table-cell office:value-type="float" office:value="537924.54409254494" table:formula="msoxl:=C581+C581*0.001" table:style-name="ce23">
            <text:p>537,925</text:p>
          </table:table-cell>
          <table:table-cell office:value-type="float" office:value="201273676.74532503" table:formula="msoxl:=C582+D581" table:style-name="ce16">
            <text:p>201,273,677</text:p>
          </table:table-cell>
          <table:table-cell office:value-type="float" office:value="537.38715693564154" table:formula="msoxl:=C582-C581" table:style-name="ce16">
            <text:p>537</text:p>
          </table:table-cell>
          <table:table-cell office:value-type="percentage" office:value="1.0000000000001119E-3" table:formula="msoxl:=(C582/C581)-1" table:style-name="ce13">
            <text:p>0.10%</text:p>
          </table:table-cell>
          <table:table-cell office:value-type="percentage" office:value="-2.2204460492503131E-16" table:formula="msoxl:=F581-F582" table:style-name="ce13">
            <text:p>0.00%</text:p>
          </table:table-cell>
          <table:table-cell office:value-type="float" office:value="7" table:formula="msoxl:=IF(I582=I581,1+H581,1)" table:style-name="ce34">
            <text:p>7</text:p>
          </table:table-cell>
          <table:table-cell office:value-type="string" table:style-name="ce23">
            <text:p>Messis</text:p>
          </table:table-cell>
          <table:table-cell office:value-type="float" office:value="18" table:formula="msoxl:=IF(I582=I581,J581,J581+1)" table:style-name="ce23">
            <text:p>18</text:p>
          </table:table-cell>
          <table:table-cell office:value-type="float" office:value="29884.696894030276" table:formula="msoxl:=C582/J582" table:style-name="ce14">
            <text:p>29,885</text:p>
          </table:table-cell>
          <table:table-cell office:value-type="float" office:value="15422119.904968454" table:formula="msoxl:=K582+L581" table:style-name="ce14">
            <text:p>15,422,120</text:p>
          </table:table-cell>
          <table:table-cell office:value-type="float" office:value="29884.696894031018" table:formula="msoxl:=L582-L581" table:style-name="ce14">
            <text:p>29,885</text:p>
          </table:table-cell>
          <table:table-cell office:value-type="percentage" office:value="9.9999999999611511E-4" table:formula="msoxl:=M582/M58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80" table:style-name="ce22">
            <text:p>580</text:p>
          </table:table-cell>
          <table:table-cell office:value-type="float" office:value="350000" table:style-name="ce23">
            <text:p>350,000</text:p>
          </table:table-cell>
          <table:table-cell office:value-type="float" office:value="163350000" table:formula="msoxl:=S582+T581" table:style-name="ce16">
            <text:p>163,350,000</text:p>
          </table:table-cell>
          <table:table-cell office:value-type="float" office:value="0" table:formula="msoxl:=S582-S581" table:style-name="ce17">
            <text:p>0</text:p>
          </table:table-cell>
          <table:table-cell office:value-type="percentage" office:value="0" table:formula="msoxl:=(S582/S581)-1" table:style-name="ce13">
            <text:p>0.00%</text:p>
          </table:table-cell>
          <table:table-cell office:value-type="percentage" office:value="0" table:formula="msoxl:=V581-V582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582=X581,Y581,Y581+1)" table:style-name="ce23">
            <text:p>16</text:p>
          </table:table-cell>
          <table:table-cell office:value-type="float" office:value="21875" table:formula="msoxl:=S582/Y582" table:style-name="ce14">
            <text:p>21,875</text:p>
          </table:table-cell>
          <table:table-cell office:value-type="float" office:value="14538612.429237382" table:formula="msoxl:=Z582+AA581" table:style-name="ce14">
            <text:p>14,538,612</text:p>
          </table:table-cell>
          <table:table-cell office:value-type="float" office:value="21875" table:formula="msoxl:=AA582-AA581" table:style-name="ce14">
            <text:p>21,875</text:p>
          </table:table-cell>
          <table:table-cell office:value-type="percentage" office:value="0" table:formula="msoxl:=AB582/AB58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81" table:style-name="ce22">
            <text:p>581</text:p>
          </table:table-cell>
          <table:table-cell office:value-type="float" office:value="538462.46863663744" table:formula="msoxl:=C582+C582*0.001" table:style-name="ce23">
            <text:p>538,462</text:p>
          </table:table-cell>
          <table:table-cell office:value-type="float" office:value="201812139.21396166" table:formula="msoxl:=C583+D582" table:style-name="ce16">
            <text:p>201,812,139</text:p>
          </table:table-cell>
          <table:table-cell office:value-type="float" office:value="537.92454409250058" table:formula="msoxl:=C583-C582" table:style-name="ce16">
            <text:p>538</text:p>
          </table:table-cell>
          <table:table-cell office:value-type="percentage" office:value="9.9999999999988987E-4" table:formula="msoxl:=(C583/C582)-1" table:style-name="ce13">
            <text:p>0.10%</text:p>
          </table:table-cell>
          <table:table-cell office:value-type="percentage" office:value="2.2204460492503131E-16" table:formula="msoxl:=F582-F583" table:style-name="ce13">
            <text:p>0.00%</text:p>
          </table:table-cell>
          <table:table-cell office:value-type="float" office:value="8" table:formula="msoxl:=IF(I583=I582,1+H582,1)" table:style-name="ce34">
            <text:p>8</text:p>
          </table:table-cell>
          <table:table-cell office:value-type="string" table:style-name="ce23">
            <text:p>Messis</text:p>
          </table:table-cell>
          <table:table-cell office:value-type="float" office:value="18" table:formula="msoxl:=IF(I583=I582,J582,J582+1)" table:style-name="ce23">
            <text:p>18</text:p>
          </table:table-cell>
          <table:table-cell office:value-type="float" office:value="29914.581590924303" table:formula="msoxl:=C583/J583" table:style-name="ce14">
            <text:p>29,915</text:p>
          </table:table-cell>
          <table:table-cell office:value-type="float" office:value="15452034.486559378" table:formula="msoxl:=K583+L582" table:style-name="ce14">
            <text:p>15,452,034</text:p>
          </table:table-cell>
          <table:table-cell office:value-type="float" office:value="29914.581590924412" table:formula="msoxl:=L583-L582" table:style-name="ce14">
            <text:p>29,915</text:p>
          </table:table-cell>
          <table:table-cell office:value-type="percentage" office:value="9.9999999997857358E-4" table:formula="msoxl:=M583/M58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81" table:style-name="ce22">
            <text:p>581</text:p>
          </table:table-cell>
          <table:table-cell office:value-type="float" office:value="350000" table:style-name="ce23">
            <text:p>350,000</text:p>
          </table:table-cell>
          <table:table-cell office:value-type="float" office:value="163700000" table:formula="msoxl:=S583+T582" table:style-name="ce16">
            <text:p>163,700,000</text:p>
          </table:table-cell>
          <table:table-cell office:value-type="float" office:value="0" table:formula="msoxl:=S583-S582" table:style-name="ce17">
            <text:p>0</text:p>
          </table:table-cell>
          <table:table-cell office:value-type="percentage" office:value="0" table:formula="msoxl:=(S583/S582)-1" table:style-name="ce13">
            <text:p>0.00%</text:p>
          </table:table-cell>
          <table:table-cell office:value-type="percentage" office:value="0" table:formula="msoxl:=V582-V583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583=X582,Y582,Y582+1)" table:style-name="ce23">
            <text:p>16</text:p>
          </table:table-cell>
          <table:table-cell office:value-type="float" office:value="21875" table:formula="msoxl:=S583/Y583" table:style-name="ce14">
            <text:p>21,875</text:p>
          </table:table-cell>
          <table:table-cell office:value-type="float" office:value="14560487.429237382" table:formula="msoxl:=Z583+AA582" table:style-name="ce14">
            <text:p>14,560,487</text:p>
          </table:table-cell>
          <table:table-cell office:value-type="float" office:value="21875" table:formula="msoxl:=AA583-AA582" table:style-name="ce14">
            <text:p>21,875</text:p>
          </table:table-cell>
          <table:table-cell office:value-type="percentage" office:value="0" table:formula="msoxl:=AB583/AB58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82" table:style-name="ce22">
            <text:p>582</text:p>
          </table:table-cell>
          <table:table-cell office:value-type="float" office:value="539000.93110527413" table:formula="msoxl:=C583+C583*0.001" table:style-name="ce23">
            <text:p>539,001</text:p>
          </table:table-cell>
          <table:table-cell office:value-type="float" office:value="202351140.14506695" table:formula="msoxl:=C584+D583" table:style-name="ce16">
            <text:p>202,351,140</text:p>
          </table:table-cell>
          <table:table-cell office:value-type="float" office:value="538.46246863668784" table:formula="msoxl:=C584-C583" table:style-name="ce16">
            <text:p>538</text:p>
          </table:table-cell>
          <table:table-cell office:value-type="percentage" office:value="1.0000000000001119E-3" table:formula="msoxl:=(C584/C583)-1" table:style-name="ce13">
            <text:p>0.10%</text:p>
          </table:table-cell>
          <table:table-cell office:value-type="percentage" office:value="-2.2204460492503131E-16" table:formula="msoxl:=F583-F584" table:style-name="ce13">
            <text:p>0.00%</text:p>
          </table:table-cell>
          <table:table-cell office:value-type="float" office:value="9" table:formula="msoxl:=IF(I584=I583,1+H583,1)" table:style-name="ce34">
            <text:p>9</text:p>
          </table:table-cell>
          <table:table-cell office:value-type="string" table:style-name="ce23">
            <text:p>Messis</text:p>
          </table:table-cell>
          <table:table-cell office:value-type="float" office:value="18" table:formula="msoxl:=IF(I584=I583,J583,J583+1)" table:style-name="ce23">
            <text:p>18</text:p>
          </table:table-cell>
          <table:table-cell office:value-type="float" office:value="29944.496172515228" table:formula="msoxl:=C584/J584" table:style-name="ce14">
            <text:p>29,944</text:p>
          </table:table-cell>
          <table:table-cell office:value-type="float" office:value="15481978.982731894" table:formula="msoxl:=K584+L583" table:style-name="ce14">
            <text:p>15,481,979</text:p>
          </table:table-cell>
          <table:table-cell office:value-type="float" office:value="29944.496172515675" table:formula="msoxl:=L584-L583" table:style-name="ce14">
            <text:p>29,944</text:p>
          </table:table-cell>
          <table:table-cell office:value-type="percentage" office:value="1.0000000000114362E-3" table:formula="msoxl:=M584/M58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82" table:style-name="ce22">
            <text:p>582</text:p>
          </table:table-cell>
          <table:table-cell office:value-type="float" office:value="350000" table:style-name="ce23">
            <text:p>350,000</text:p>
          </table:table-cell>
          <table:table-cell office:value-type="float" office:value="164050000" table:formula="msoxl:=S584+T583" table:style-name="ce16">
            <text:p>164,050,000</text:p>
          </table:table-cell>
          <table:table-cell office:value-type="float" office:value="0" table:formula="msoxl:=S584-S583" table:style-name="ce17">
            <text:p>0</text:p>
          </table:table-cell>
          <table:table-cell office:value-type="percentage" office:value="0" table:formula="msoxl:=(S584/S583)-1" table:style-name="ce13">
            <text:p>0.00%</text:p>
          </table:table-cell>
          <table:table-cell office:value-type="percentage" office:value="0" table:formula="msoxl:=V583-V584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584=X583,Y583,Y583+1)" table:style-name="ce23">
            <text:p>16</text:p>
          </table:table-cell>
          <table:table-cell office:value-type="float" office:value="21875" table:formula="msoxl:=S584/Y584" table:style-name="ce14">
            <text:p>21,875</text:p>
          </table:table-cell>
          <table:table-cell office:value-type="float" office:value="14582362.429237382" table:formula="msoxl:=Z584+AA583" table:style-name="ce14">
            <text:p>14,582,362</text:p>
          </table:table-cell>
          <table:table-cell office:value-type="float" office:value="21875" table:formula="msoxl:=AA584-AA583" table:style-name="ce14">
            <text:p>21,875</text:p>
          </table:table-cell>
          <table:table-cell office:value-type="percentage" office:value="0" table:formula="msoxl:=AB584/AB58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83" table:style-name="ce22">
            <text:p>583</text:p>
          </table:table-cell>
          <table:table-cell office:value-type="float" office:value="539539.93203637935" table:formula="msoxl:=C584+C584*0.001" table:style-name="ce23">
            <text:p>539,540</text:p>
          </table:table-cell>
          <table:table-cell office:value-type="float" office:value="202890680.07710332" table:formula="msoxl:=C585+D584" table:style-name="ce16">
            <text:p>202,890,680</text:p>
          </table:table-cell>
          <table:table-cell office:value-type="float" office:value="539.00093110522721" table:formula="msoxl:=C585-C584" table:style-name="ce16">
            <text:p>539</text:p>
          </table:table-cell>
          <table:table-cell office:value-type="percentage" office:value="9.9999999999988987E-4" table:formula="msoxl:=(C585/C584)-1" table:style-name="ce13">
            <text:p>0.10%</text:p>
          </table:table-cell>
          <table:table-cell office:value-type="percentage" office:value="2.2204460492503131E-16" table:formula="msoxl:=F584-F585" table:style-name="ce13">
            <text:p>0.00%</text:p>
          </table:table-cell>
          <table:table-cell office:value-type="float" office:value="10" table:formula="msoxl:=IF(I585=I584,1+H584,1)" table:style-name="ce34">
            <text:p>10</text:p>
          </table:table-cell>
          <table:table-cell office:value-type="string" table:style-name="ce23">
            <text:p>Messis</text:p>
          </table:table-cell>
          <table:table-cell office:value-type="float" office:value="18" table:formula="msoxl:=IF(I585=I584,J584,J584+1)" table:style-name="ce23">
            <text:p>18</text:p>
          </table:table-cell>
          <table:table-cell office:value-type="float" office:value="29974.440668687741" table:formula="msoxl:=C585/J585" table:style-name="ce14">
            <text:p>29,974</text:p>
          </table:table-cell>
          <table:table-cell office:value-type="float" office:value="15511953.423400581" table:formula="msoxl:=K585+L584" table:style-name="ce14">
            <text:p>15,511,953</text:p>
          </table:table-cell>
          <table:table-cell office:value-type="float" office:value="29974.440668687224" table:formula="msoxl:=L585-L584" table:style-name="ce14">
            <text:p>29,974</text:p>
          </table:table-cell>
          <table:table-cell office:value-type="percentage" office:value="9.999999999676934E-4" table:formula="msoxl:=M585/M58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83" table:style-name="ce22">
            <text:p>583</text:p>
          </table:table-cell>
          <table:table-cell office:value-type="float" office:value="350000" table:style-name="ce23">
            <text:p>350,000</text:p>
          </table:table-cell>
          <table:table-cell office:value-type="float" office:value="164400000" table:formula="msoxl:=S585+T584" table:style-name="ce16">
            <text:p>164,400,000</text:p>
          </table:table-cell>
          <table:table-cell office:value-type="float" office:value="0" table:formula="msoxl:=S585-S584" table:style-name="ce17">
            <text:p>0</text:p>
          </table:table-cell>
          <table:table-cell office:value-type="percentage" office:value="0" table:formula="msoxl:=(S585/S584)-1" table:style-name="ce13">
            <text:p>0.00%</text:p>
          </table:table-cell>
          <table:table-cell office:value-type="percentage" office:value="0" table:formula="msoxl:=V584-V585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585=X584,Y584,Y584+1)" table:style-name="ce23">
            <text:p>16</text:p>
          </table:table-cell>
          <table:table-cell office:value-type="float" office:value="21875" table:formula="msoxl:=S585/Y585" table:style-name="ce14">
            <text:p>21,875</text:p>
          </table:table-cell>
          <table:table-cell office:value-type="float" office:value="14604237.429237382" table:formula="msoxl:=Z585+AA584" table:style-name="ce14">
            <text:p>14,604,237</text:p>
          </table:table-cell>
          <table:table-cell office:value-type="float" office:value="21875" table:formula="msoxl:=AA585-AA584" table:style-name="ce14">
            <text:p>21,875</text:p>
          </table:table-cell>
          <table:table-cell office:value-type="percentage" office:value="0" table:formula="msoxl:=AB585/AB58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84" table:style-name="ce22">
            <text:p>584</text:p>
          </table:table-cell>
          <table:table-cell office:value-type="float" office:value="540079.47196841578" table:formula="msoxl:=C585+C585*0.001" table:style-name="ce23">
            <text:p>540,079</text:p>
          </table:table-cell>
          <table:table-cell office:value-type="float" office:value="203430759.54907173" table:formula="msoxl:=C586+D585" table:style-name="ce16">
            <text:p>203,430,760</text:p>
          </table:table-cell>
          <table:table-cell office:value-type="float" office:value="539.53993203642312" table:formula="msoxl:=C586-C585" table:style-name="ce16">
            <text:p>540</text:p>
          </table:table-cell>
          <table:table-cell office:value-type="percentage" office:value="1.0000000000001119E-3" table:formula="msoxl:=(C586/C585)-1" table:style-name="ce13">
            <text:p>0.10%</text:p>
          </table:table-cell>
          <table:table-cell office:value-type="percentage" office:value="-2.2204460492503131E-16" table:formula="msoxl:=F585-F586" table:style-name="ce13">
            <text:p>0.00%</text:p>
          </table:table-cell>
          <table:table-cell office:value-type="float" office:value="11" table:formula="msoxl:=IF(I586=I585,1+H585,1)" table:style-name="ce34">
            <text:p>11</text:p>
          </table:table-cell>
          <table:table-cell office:value-type="string" table:style-name="ce23">
            <text:p>Messis</text:p>
          </table:table-cell>
          <table:table-cell office:value-type="float" office:value="18" table:formula="msoxl:=IF(I586=I585,J585,J585+1)" table:style-name="ce23">
            <text:p>18</text:p>
          </table:table-cell>
          <table:table-cell office:value-type="float" office:value="30004.415109356432" table:formula="msoxl:=C586/J586" table:style-name="ce14">
            <text:p>30,004</text:p>
          </table:table-cell>
          <table:table-cell office:value-type="float" office:value="15541957.838509938" table:formula="msoxl:=K586+L585" table:style-name="ce14">
            <text:p>15,541,958</text:p>
          </table:table-cell>
          <table:table-cell office:value-type="float" office:value="30004.415109356865" table:formula="msoxl:=L586-L585" table:style-name="ce14">
            <text:p>30,004</text:p>
          </table:table-cell>
          <table:table-cell office:value-type="percentage" office:value="1.0000000000318643E-3" table:formula="msoxl:=M586/M58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84" table:style-name="ce22">
            <text:p>584</text:p>
          </table:table-cell>
          <table:table-cell office:value-type="float" office:value="350000" table:style-name="ce23">
            <text:p>350,000</text:p>
          </table:table-cell>
          <table:table-cell office:value-type="float" office:value="164750000" table:formula="msoxl:=S586+T585" table:style-name="ce16">
            <text:p>164,750,000</text:p>
          </table:table-cell>
          <table:table-cell office:value-type="float" office:value="0" table:formula="msoxl:=S586-S585" table:style-name="ce17">
            <text:p>0</text:p>
          </table:table-cell>
          <table:table-cell office:value-type="percentage" office:value="0" table:formula="msoxl:=(S586/S585)-1" table:style-name="ce13">
            <text:p>0.00%</text:p>
          </table:table-cell>
          <table:table-cell office:value-type="percentage" office:value="0" table:formula="msoxl:=V585-V586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586=X585,Y585,Y585+1)" table:style-name="ce23">
            <text:p>16</text:p>
          </table:table-cell>
          <table:table-cell office:value-type="float" office:value="21875" table:formula="msoxl:=S586/Y586" table:style-name="ce14">
            <text:p>21,875</text:p>
          </table:table-cell>
          <table:table-cell office:value-type="float" office:value="14626112.429237382" table:formula="msoxl:=Z586+AA585" table:style-name="ce14">
            <text:p>14,626,112</text:p>
          </table:table-cell>
          <table:table-cell office:value-type="float" office:value="21875" table:formula="msoxl:=AA586-AA585" table:style-name="ce14">
            <text:p>21,875</text:p>
          </table:table-cell>
          <table:table-cell office:value-type="percentage" office:value="0" table:formula="msoxl:=AB586/AB58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85" table:style-name="ce22">
            <text:p>585</text:p>
          </table:table-cell>
          <table:table-cell office:value-type="float" office:value="540619.55144038424" table:formula="msoxl:=C586+C586*0.001" table:style-name="ce23">
            <text:p>540,620</text:p>
          </table:table-cell>
          <table:table-cell office:value-type="float" office:value="203971379.10051212" table:formula="msoxl:=C587+D586" table:style-name="ce16">
            <text:p>203,971,379</text:p>
          </table:table-cell>
          <table:table-cell office:value-type="float" office:value="540.07947196846362" table:formula="msoxl:=C587-C586" table:style-name="ce16">
            <text:p>540</text:p>
          </table:table-cell>
          <table:table-cell office:value-type="percentage" office:value="1.0000000000001119E-3" table:formula="msoxl:=(C587/C586)-1" table:style-name="ce13">
            <text:p>0.10%</text:p>
          </table:table-cell>
          <table:table-cell office:value-type="percentage" office:value="0" table:formula="msoxl:=F586-F587" table:style-name="ce13">
            <text:p>0.00%</text:p>
          </table:table-cell>
          <table:table-cell office:value-type="float" office:value="12" table:formula="msoxl:=IF(I587=I586,1+H586,1)" table:style-name="ce34">
            <text:p>12</text:p>
          </table:table-cell>
          <table:table-cell office:value-type="string" table:style-name="ce23">
            <text:p>Messis</text:p>
          </table:table-cell>
          <table:table-cell office:value-type="float" office:value="18" table:formula="msoxl:=IF(I587=I586,J586,J586+1)" table:style-name="ce23">
            <text:p>18</text:p>
          </table:table-cell>
          <table:table-cell office:value-type="float" office:value="30034.419524465789" table:formula="msoxl:=C587/J587" table:style-name="ce14">
            <text:p>30,034</text:p>
          </table:table-cell>
          <table:table-cell office:value-type="float" office:value="15571992.258034404" table:formula="msoxl:=K587+L586" table:style-name="ce14">
            <text:p>15,571,992</text:p>
          </table:table-cell>
          <table:table-cell office:value-type="float" office:value="30034.419524466619" table:formula="msoxl:=L587-L586" table:style-name="ce14">
            <text:p>30,034</text:p>
          </table:table-cell>
          <table:table-cell office:value-type="percentage" office:value="1.0000000000132125E-3" table:formula="msoxl:=M587/M58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85" table:style-name="ce22">
            <text:p>585</text:p>
          </table:table-cell>
          <table:table-cell office:value-type="float" office:value="350000" table:style-name="ce23">
            <text:p>350,000</text:p>
          </table:table-cell>
          <table:table-cell office:value-type="float" office:value="165100000" table:formula="msoxl:=S587+T586" table:style-name="ce16">
            <text:p>165,100,000</text:p>
          </table:table-cell>
          <table:table-cell office:value-type="float" office:value="0" table:formula="msoxl:=S587-S586" table:style-name="ce17">
            <text:p>0</text:p>
          </table:table-cell>
          <table:table-cell office:value-type="percentage" office:value="0" table:formula="msoxl:=(S587/S586)-1" table:style-name="ce13">
            <text:p>0.00%</text:p>
          </table:table-cell>
          <table:table-cell office:value-type="percentage" office:value="0" table:formula="msoxl:=V586-V587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587=X586,Y586,Y586+1)" table:style-name="ce23">
            <text:p>16</text:p>
          </table:table-cell>
          <table:table-cell office:value-type="float" office:value="21875" table:formula="msoxl:=S587/Y587" table:style-name="ce14">
            <text:p>21,875</text:p>
          </table:table-cell>
          <table:table-cell office:value-type="float" office:value="14647987.429237382" table:formula="msoxl:=Z587+AA586" table:style-name="ce14">
            <text:p>14,647,987</text:p>
          </table:table-cell>
          <table:table-cell office:value-type="float" office:value="21875" table:formula="msoxl:=AA587-AA586" table:style-name="ce14">
            <text:p>21,875</text:p>
          </table:table-cell>
          <table:table-cell office:value-type="percentage" office:value="0" table:formula="msoxl:=AB587/AB58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86" table:style-name="ce22">
            <text:p>586</text:p>
          </table:table-cell>
          <table:table-cell office:value-type="float" office:value="541160.17099182459" table:formula="msoxl:=C587+C587*0.001" table:style-name="ce23">
            <text:p>541,160</text:p>
          </table:table-cell>
          <table:table-cell office:value-type="float" office:value="204512539.27150396" table:formula="msoxl:=C588+D587" table:style-name="ce16">
            <text:p>204,512,539</text:p>
          </table:table-cell>
          <table:table-cell office:value-type="float" office:value="540.61955144035164" table:formula="msoxl:=C588-C587" table:style-name="ce16">
            <text:p>541</text:p>
          </table:table-cell>
          <table:table-cell office:value-type="percentage" office:value="9.9999999999988987E-4" table:formula="msoxl:=(C588/C587)-1" table:style-name="ce13">
            <text:p>0.10%</text:p>
          </table:table-cell>
          <table:table-cell office:value-type="percentage" office:value="2.2204460492503131E-16" table:formula="msoxl:=F587-F588" table:style-name="ce13">
            <text:p>0.00%</text:p>
          </table:table-cell>
          <table:table-cell office:value-type="float" office:value="13" table:formula="msoxl:=IF(I588=I587,1+H587,1)" table:style-name="ce34">
            <text:p>13</text:p>
          </table:table-cell>
          <table:table-cell office:value-type="string" table:style-name="ce23">
            <text:p>Messis</text:p>
          </table:table-cell>
          <table:table-cell office:value-type="float" office:value="18" table:formula="msoxl:=IF(I588=I587,J587,J587+1)" table:style-name="ce23">
            <text:p>18</text:p>
          </table:table-cell>
          <table:table-cell office:value-type="float" office:value="30064.453943990255" table:formula="msoxl:=C588/J588" table:style-name="ce14">
            <text:p>30,064</text:p>
          </table:table-cell>
          <table:table-cell office:value-type="float" office:value="15602056.711978395" table:formula="msoxl:=K588+L587" table:style-name="ce14">
            <text:p>15,602,057</text:p>
          </table:table-cell>
          <table:table-cell office:value-type="float" office:value="30064.453943990171" table:formula="msoxl:=L588-L587" table:style-name="ce14">
            <text:p>30,064</text:p>
          </table:table-cell>
          <table:table-cell office:value-type="percentage" office:value="9.9999999996946976E-4" table:formula="msoxl:=M588/M58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86" table:style-name="ce22">
            <text:p>586</text:p>
          </table:table-cell>
          <table:table-cell office:value-type="float" office:value="350000" table:style-name="ce23">
            <text:p>350,000</text:p>
          </table:table-cell>
          <table:table-cell office:value-type="float" office:value="165450000" table:formula="msoxl:=S588+T587" table:style-name="ce16">
            <text:p>165,450,000</text:p>
          </table:table-cell>
          <table:table-cell office:value-type="float" office:value="0" table:formula="msoxl:=S588-S587" table:style-name="ce17">
            <text:p>0</text:p>
          </table:table-cell>
          <table:table-cell office:value-type="percentage" office:value="0" table:formula="msoxl:=(S588/S587)-1" table:style-name="ce13">
            <text:p>0.00%</text:p>
          </table:table-cell>
          <table:table-cell office:value-type="percentage" office:value="0" table:formula="msoxl:=V587-V588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588=X587,Y587,Y587+1)" table:style-name="ce23">
            <text:p>16</text:p>
          </table:table-cell>
          <table:table-cell office:value-type="float" office:value="21875" table:formula="msoxl:=S588/Y588" table:style-name="ce14">
            <text:p>21,875</text:p>
          </table:table-cell>
          <table:table-cell office:value-type="float" office:value="14669862.429237382" table:formula="msoxl:=Z588+AA587" table:style-name="ce14">
            <text:p>14,669,862</text:p>
          </table:table-cell>
          <table:table-cell office:value-type="float" office:value="21875" table:formula="msoxl:=AA588-AA587" table:style-name="ce14">
            <text:p>21,875</text:p>
          </table:table-cell>
          <table:table-cell office:value-type="percentage" office:value="0" table:formula="msoxl:=AB588/AB58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87" table:style-name="ce22">
            <text:p>587</text:p>
          </table:table-cell>
          <table:table-cell office:value-type="float" office:value="541701.33116281638" table:formula="msoxl:=C588+C588*0.001" table:style-name="ce23">
            <text:p>541,701</text:p>
          </table:table-cell>
          <table:table-cell office:value-type="float" office:value="205054240.60266677" table:formula="msoxl:=C589+D588" table:style-name="ce16">
            <text:p>205,054,241</text:p>
          </table:table-cell>
          <table:table-cell office:value-type="float" office:value="541.16017099178862" table:formula="msoxl:=C589-C588" table:style-name="ce16">
            <text:p>541</text:p>
          </table:table-cell>
          <table:table-cell office:value-type="percentage" office:value="9.9999999999988987E-4" table:formula="msoxl:=(C589/C588)-1" table:style-name="ce13">
            <text:p>0.10%</text:p>
          </table:table-cell>
          <table:table-cell office:value-type="percentage" office:value="0" table:formula="msoxl:=F588-F589" table:style-name="ce13">
            <text:p>0.00%</text:p>
          </table:table-cell>
          <table:table-cell office:value-type="float" office:value="14" table:formula="msoxl:=IF(I589=I588,1+H588,1)" table:style-name="ce34">
            <text:p>14</text:p>
          </table:table-cell>
          <table:table-cell office:value-type="string" table:style-name="ce23">
            <text:p>Messis</text:p>
          </table:table-cell>
          <table:table-cell office:value-type="float" office:value="18" table:formula="msoxl:=IF(I589=I588,J588,J588+1)" table:style-name="ce23">
            <text:p>18</text:p>
          </table:table-cell>
          <table:table-cell office:value-type="float" office:value="30094.518397934244" table:formula="msoxl:=C589/J589" table:style-name="ce14">
            <text:p>30,095</text:p>
          </table:table-cell>
          <table:table-cell office:value-type="float" office:value="15632151.230376329" table:formula="msoxl:=K589+L588" table:style-name="ce14">
            <text:p>15,632,151</text:p>
          </table:table-cell>
          <table:table-cell office:value-type="float" office:value="30094.518397934735" table:formula="msoxl:=L589-L588" table:style-name="ce14">
            <text:p>30,095</text:p>
          </table:table-cell>
          <table:table-cell office:value-type="percentage" office:value="1.0000000000189857E-3" table:formula="msoxl:=M589/M58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87" table:style-name="ce22">
            <text:p>587</text:p>
          </table:table-cell>
          <table:table-cell office:value-type="float" office:value="350000" table:style-name="ce23">
            <text:p>350,000</text:p>
          </table:table-cell>
          <table:table-cell office:value-type="float" office:value="165800000" table:formula="msoxl:=S589+T588" table:style-name="ce16">
            <text:p>165,800,000</text:p>
          </table:table-cell>
          <table:table-cell office:value-type="float" office:value="0" table:formula="msoxl:=S589-S588" table:style-name="ce17">
            <text:p>0</text:p>
          </table:table-cell>
          <table:table-cell office:value-type="percentage" office:value="0" table:formula="msoxl:=(S589/S588)-1" table:style-name="ce13">
            <text:p>0.00%</text:p>
          </table:table-cell>
          <table:table-cell office:value-type="percentage" office:value="0" table:formula="msoxl:=V588-V589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589=X588,Y588,Y588+1)" table:style-name="ce23">
            <text:p>16</text:p>
          </table:table-cell>
          <table:table-cell office:value-type="float" office:value="21875" table:formula="msoxl:=S589/Y589" table:style-name="ce14">
            <text:p>21,875</text:p>
          </table:table-cell>
          <table:table-cell office:value-type="float" office:value="14691737.429237382" table:formula="msoxl:=Z589+AA588" table:style-name="ce14">
            <text:p>14,691,737</text:p>
          </table:table-cell>
          <table:table-cell office:value-type="float" office:value="21875" table:formula="msoxl:=AA589-AA588" table:style-name="ce14">
            <text:p>21,875</text:p>
          </table:table-cell>
          <table:table-cell office:value-type="percentage" office:value="0" table:formula="msoxl:=AB589/AB58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88" table:style-name="ce22">
            <text:p>588</text:p>
          </table:table-cell>
          <table:table-cell office:value-type="float" office:value="542243.0324939792" table:formula="msoxl:=C589+C589*0.001" table:style-name="ce23">
            <text:p>542,243</text:p>
          </table:table-cell>
          <table:table-cell office:value-type="float" office:value="205596483.63516074" table:formula="msoxl:=C590+D589" table:style-name="ce16">
            <text:p>205,596,484</text:p>
          </table:table-cell>
          <table:table-cell office:value-type="float" office:value="541.70133116282523" table:formula="msoxl:=C590-C589" table:style-name="ce16">
            <text:p>542</text:p>
          </table:table-cell>
          <table:table-cell office:value-type="percentage" office:value="1.0000000000001119E-3" table:formula="msoxl:=(C590/C589)-1" table:style-name="ce13">
            <text:p>0.10%</text:p>
          </table:table-cell>
          <table:table-cell office:value-type="percentage" office:value="-2.2204460492503131E-16" table:formula="msoxl:=F589-F590" table:style-name="ce13">
            <text:p>0.00%</text:p>
          </table:table-cell>
          <table:table-cell office:value-type="float" office:value="15" table:formula="msoxl:=IF(I590=I589,1+H589,1)" table:style-name="ce34">
            <text:p>15</text:p>
          </table:table-cell>
          <table:table-cell office:value-type="string" table:style-name="ce23">
            <text:p>Messis</text:p>
          </table:table-cell>
          <table:table-cell office:value-type="float" office:value="18" table:formula="msoxl:=IF(I590=I589,J589,J589+1)" table:style-name="ce23">
            <text:p>18</text:p>
          </table:table-cell>
          <table:table-cell office:value-type="float" office:value="30124.612916332178" table:formula="msoxl:=C590/J590" table:style-name="ce14">
            <text:p>30,125</text:p>
          </table:table-cell>
          <table:table-cell office:value-type="float" office:value="15662275.843292661" table:formula="msoxl:=K590+L589" table:style-name="ce14">
            <text:p>15,662,276</text:p>
          </table:table-cell>
          <table:table-cell office:value-type="float" office:value="30124.612916331738" table:formula="msoxl:=L590-L589" table:style-name="ce14">
            <text:p>30,125</text:p>
          </table:table-cell>
          <table:table-cell office:value-type="percentage" office:value="9.9999999996902567E-4" table:formula="msoxl:=M590/M58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88" table:style-name="ce22">
            <text:p>588</text:p>
          </table:table-cell>
          <table:table-cell office:value-type="float" office:value="350000" table:style-name="ce23">
            <text:p>350,000</text:p>
          </table:table-cell>
          <table:table-cell office:value-type="float" office:value="166150000" table:formula="msoxl:=S590+T589" table:style-name="ce16">
            <text:p>166,150,000</text:p>
          </table:table-cell>
          <table:table-cell office:value-type="float" office:value="0" table:formula="msoxl:=S590-S589" table:style-name="ce17">
            <text:p>0</text:p>
          </table:table-cell>
          <table:table-cell office:value-type="percentage" office:value="0" table:formula="msoxl:=(S590/S589)-1" table:style-name="ce13">
            <text:p>0.00%</text:p>
          </table:table-cell>
          <table:table-cell office:value-type="percentage" office:value="0" table:formula="msoxl:=V589-V590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590=X589,Y589,Y589+1)" table:style-name="ce23">
            <text:p>16</text:p>
          </table:table-cell>
          <table:table-cell office:value-type="float" office:value="21875" table:formula="msoxl:=S590/Y590" table:style-name="ce14">
            <text:p>21,875</text:p>
          </table:table-cell>
          <table:table-cell office:value-type="float" office:value="14713612.429237382" table:formula="msoxl:=Z590+AA589" table:style-name="ce14">
            <text:p>14,713,612</text:p>
          </table:table-cell>
          <table:table-cell office:value-type="float" office:value="21875" table:formula="msoxl:=AA590-AA589" table:style-name="ce14">
            <text:p>21,875</text:p>
          </table:table-cell>
          <table:table-cell office:value-type="percentage" office:value="0" table:formula="msoxl:=AB590/AB58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89" table:style-name="ce22">
            <text:p>589</text:p>
          </table:table-cell>
          <table:table-cell office:value-type="float" office:value="542785.27552647318" table:formula="msoxl:=C590+C590*0.001" table:style-name="ce23">
            <text:p>542,785</text:p>
          </table:table-cell>
          <table:table-cell office:value-type="float" office:value="206139268.91068721" table:formula="msoxl:=C591+D590" table:style-name="ce16">
            <text:p>206,139,269</text:p>
          </table:table-cell>
          <table:table-cell office:value-type="float" office:value="542.24303249397781" table:formula="msoxl:=C591-C590" table:style-name="ce16">
            <text:p>542</text:p>
          </table:table-cell>
          <table:table-cell office:value-type="percentage" office:value="9.9999999999988987E-4" table:formula="msoxl:=(C591/C590)-1" table:style-name="ce13">
            <text:p>0.10%</text:p>
          </table:table-cell>
          <table:table-cell office:value-type="percentage" office:value="2.2204460492503131E-16" table:formula="msoxl:=F590-F591" table:style-name="ce13">
            <text:p>0.00%</text:p>
          </table:table-cell>
          <table:table-cell office:value-type="float" office:value="16" table:formula="msoxl:=IF(I591=I590,1+H590,1)" table:style-name="ce34">
            <text:p>16</text:p>
          </table:table-cell>
          <table:table-cell office:value-type="string" table:style-name="ce23">
            <text:p>Messis</text:p>
          </table:table-cell>
          <table:table-cell office:value-type="float" office:value="18" table:formula="msoxl:=IF(I591=I590,J590,J590+1)" table:style-name="ce23">
            <text:p>18</text:p>
          </table:table-cell>
          <table:table-cell office:value-type="float" office:value="30154.737529248509" table:formula="msoxl:=C591/J591" table:style-name="ce14">
            <text:p>30,155</text:p>
          </table:table-cell>
          <table:table-cell office:value-type="float" office:value="15692430.580821909" table:formula="msoxl:=K591+L590" table:style-name="ce14">
            <text:p>15,692,431</text:p>
          </table:table-cell>
          <table:table-cell office:value-type="float" office:value="30154.737529247999" table:formula="msoxl:=L591-L590" table:style-name="ce14">
            <text:p>30,155</text:p>
          </table:table-cell>
          <table:table-cell office:value-type="percentage" office:value="9.9999999999766942E-4" table:formula="msoxl:=M591/M59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89" table:style-name="ce22">
            <text:p>589</text:p>
          </table:table-cell>
          <table:table-cell office:value-type="float" office:value="350000" table:style-name="ce23">
            <text:p>350,000</text:p>
          </table:table-cell>
          <table:table-cell office:value-type="float" office:value="166500000" table:formula="msoxl:=S591+T590" table:style-name="ce16">
            <text:p>166,500,000</text:p>
          </table:table-cell>
          <table:table-cell office:value-type="float" office:value="0" table:formula="msoxl:=S591-S590" table:style-name="ce17">
            <text:p>0</text:p>
          </table:table-cell>
          <table:table-cell office:value-type="percentage" office:value="0" table:formula="msoxl:=(S591/S590)-1" table:style-name="ce13">
            <text:p>0.00%</text:p>
          </table:table-cell>
          <table:table-cell office:value-type="percentage" office:value="0" table:formula="msoxl:=V590-V591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591=X590,Y590,Y590+1)" table:style-name="ce23">
            <text:p>16</text:p>
          </table:table-cell>
          <table:table-cell office:value-type="float" office:value="21875" table:formula="msoxl:=S591/Y591" table:style-name="ce14">
            <text:p>21,875</text:p>
          </table:table-cell>
          <table:table-cell office:value-type="float" office:value="14735487.429237382" table:formula="msoxl:=Z591+AA590" table:style-name="ce14">
            <text:p>14,735,487</text:p>
          </table:table-cell>
          <table:table-cell office:value-type="float" office:value="21875" table:formula="msoxl:=AA591-AA590" table:style-name="ce14">
            <text:p>21,875</text:p>
          </table:table-cell>
          <table:table-cell office:value-type="percentage" office:value="0" table:formula="msoxl:=AB591/AB59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90" table:style-name="ce22">
            <text:p>590</text:p>
          </table:table-cell>
          <table:table-cell office:value-type="float" office:value="543328.06080199964" table:formula="msoxl:=C591+C591*0.001" table:style-name="ce23">
            <text:p>543,328</text:p>
          </table:table-cell>
          <table:table-cell office:value-type="float" office:value="206682596.97148922" table:formula="msoxl:=C592+D591" table:style-name="ce16">
            <text:p>206,682,597</text:p>
          </table:table-cell>
          <table:table-cell office:value-type="float" office:value="542.78527552646119" table:formula="msoxl:=C592-C591" table:style-name="ce16">
            <text:p>543</text:p>
          </table:table-cell>
          <table:table-cell office:value-type="percentage" office:value="9.9999999999988987E-4" table:formula="msoxl:=(C592/C591)-1" table:style-name="ce13">
            <text:p>0.10%</text:p>
          </table:table-cell>
          <table:table-cell office:value-type="percentage" office:value="0" table:formula="msoxl:=F591-F592" table:style-name="ce13">
            <text:p>0.00%</text:p>
          </table:table-cell>
          <table:table-cell office:value-type="float" office:value="17" table:formula="msoxl:=IF(I592=I591,1+H591,1)" table:style-name="ce34">
            <text:p>17</text:p>
          </table:table-cell>
          <table:table-cell office:value-type="string" table:style-name="ce23">
            <text:p>Messis</text:p>
          </table:table-cell>
          <table:table-cell office:value-type="float" office:value="18" table:formula="msoxl:=IF(I592=I591,J591,J591+1)" table:style-name="ce23">
            <text:p>18</text:p>
          </table:table-cell>
          <table:table-cell office:value-type="float" office:value="30184.892266777759" table:formula="msoxl:=C592/J592" table:style-name="ce14">
            <text:p>30,185</text:p>
          </table:table-cell>
          <table:table-cell office:value-type="float" office:value="15722615.473088687" table:formula="msoxl:=K592+L591" table:style-name="ce14">
            <text:p>15,722,615</text:p>
          </table:table-cell>
          <table:table-cell office:value-type="float" office:value="30184.892266778275" table:formula="msoxl:=L592-L591" table:style-name="ce14">
            <text:p>30,185</text:p>
          </table:table-cell>
          <table:table-cell office:value-type="percentage" office:value="1.0000000000340847E-3" table:formula="msoxl:=M592/M59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90" table:style-name="ce22">
            <text:p>590</text:p>
          </table:table-cell>
          <table:table-cell office:value-type="float" office:value="350000" table:style-name="ce23">
            <text:p>350,000</text:p>
          </table:table-cell>
          <table:table-cell office:value-type="float" office:value="166850000" table:formula="msoxl:=S592+T591" table:style-name="ce16">
            <text:p>166,850,000</text:p>
          </table:table-cell>
          <table:table-cell office:value-type="float" office:value="0" table:formula="msoxl:=S592-S591" table:style-name="ce17">
            <text:p>0</text:p>
          </table:table-cell>
          <table:table-cell office:value-type="percentage" office:value="0" table:formula="msoxl:=(S592/S591)-1" table:style-name="ce13">
            <text:p>0.00%</text:p>
          </table:table-cell>
          <table:table-cell office:value-type="percentage" office:value="0" table:formula="msoxl:=V591-V592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592=X591,Y591,Y591+1)" table:style-name="ce23">
            <text:p>16</text:p>
          </table:table-cell>
          <table:table-cell office:value-type="float" office:value="21875" table:formula="msoxl:=S592/Y592" table:style-name="ce14">
            <text:p>21,875</text:p>
          </table:table-cell>
          <table:table-cell office:value-type="float" office:value="14757362.429237382" table:formula="msoxl:=Z592+AA591" table:style-name="ce14">
            <text:p>14,757,362</text:p>
          </table:table-cell>
          <table:table-cell office:value-type="float" office:value="21875" table:formula="msoxl:=AA592-AA591" table:style-name="ce14">
            <text:p>21,875</text:p>
          </table:table-cell>
          <table:table-cell office:value-type="percentage" office:value="0" table:formula="msoxl:=AB592/AB59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91" table:style-name="ce22">
            <text:p>591</text:p>
          </table:table-cell>
          <table:table-cell office:value-type="float" office:value="543871.3888628016" table:formula="msoxl:=C592+C592*0.001" table:style-name="ce23">
            <text:p>543,871</text:p>
          </table:table-cell>
          <table:table-cell office:value-type="float" office:value="207226468.36035201" table:formula="msoxl:=C593+D592" table:style-name="ce16">
            <text:p>207,226,468</text:p>
          </table:table-cell>
          <table:table-cell office:value-type="float" office:value="543.32806080195587" table:formula="msoxl:=C593-C592" table:style-name="ce16">
            <text:p>543</text:p>
          </table:table-cell>
          <table:table-cell office:value-type="percentage" office:value="9.9999999999988987E-4" table:formula="msoxl:=(C593/C592)-1" table:style-name="ce13">
            <text:p>0.10%</text:p>
          </table:table-cell>
          <table:table-cell office:value-type="percentage" office:value="0" table:formula="msoxl:=F592-F593" table:style-name="ce13">
            <text:p>0.00%</text:p>
          </table:table-cell>
          <table:table-cell office:value-type="float" office:value="18" table:formula="msoxl:=IF(I593=I592,1+H592,1)" table:style-name="ce34">
            <text:p>18</text:p>
          </table:table-cell>
          <table:table-cell office:value-type="string" table:style-name="ce23">
            <text:p>Messis</text:p>
          </table:table-cell>
          <table:table-cell office:value-type="float" office:value="18" table:formula="msoxl:=IF(I593=I592,J592,J592+1)" table:style-name="ce23">
            <text:p>18</text:p>
          </table:table-cell>
          <table:table-cell office:value-type="float" office:value="30215.077159044533" table:formula="msoxl:=C593/J593" table:style-name="ce14">
            <text:p>30,215</text:p>
          </table:table-cell>
          <table:table-cell office:value-type="float" office:value="15752830.550247733" table:formula="msoxl:=K593+L592" table:style-name="ce14">
            <text:p>15,752,831</text:p>
          </table:table-cell>
          <table:table-cell office:value-type="float" office:value="30215.077159045264" table:formula="msoxl:=L593-L592" table:style-name="ce14">
            <text:p>30,215</text:p>
          </table:table-cell>
          <table:table-cell office:value-type="percentage" office:value="1.0000000000069953E-3" table:formula="msoxl:=M593/M59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91" table:style-name="ce22">
            <text:p>591</text:p>
          </table:table-cell>
          <table:table-cell office:value-type="float" office:value="350000" table:style-name="ce23">
            <text:p>350,000</text:p>
          </table:table-cell>
          <table:table-cell office:value-type="float" office:value="167200000" table:formula="msoxl:=S593+T592" table:style-name="ce16">
            <text:p>167,200,000</text:p>
          </table:table-cell>
          <table:table-cell office:value-type="float" office:value="0" table:formula="msoxl:=S593-S592" table:style-name="ce17">
            <text:p>0</text:p>
          </table:table-cell>
          <table:table-cell office:value-type="percentage" office:value="0" table:formula="msoxl:=(S593/S592)-1" table:style-name="ce13">
            <text:p>0.00%</text:p>
          </table:table-cell>
          <table:table-cell office:value-type="percentage" office:value="0" table:formula="msoxl:=V592-V593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593=X592,Y592,Y592+1)" table:style-name="ce23">
            <text:p>16</text:p>
          </table:table-cell>
          <table:table-cell office:value-type="float" office:value="21875" table:formula="msoxl:=S593/Y593" table:style-name="ce14">
            <text:p>21,875</text:p>
          </table:table-cell>
          <table:table-cell office:value-type="float" office:value="14779237.429237382" table:formula="msoxl:=Z593+AA592" table:style-name="ce14">
            <text:p>14,779,237</text:p>
          </table:table-cell>
          <table:table-cell office:value-type="float" office:value="21875" table:formula="msoxl:=AA593-AA592" table:style-name="ce14">
            <text:p>21,875</text:p>
          </table:table-cell>
          <table:table-cell office:value-type="percentage" office:value="0" table:formula="msoxl:=AB593/AB59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92" table:style-name="ce22">
            <text:p>592</text:p>
          </table:table-cell>
          <table:table-cell office:value-type="float" office:value="544415.26025166444" table:formula="msoxl:=C593+C593*0.001" table:style-name="ce23">
            <text:p>544,415</text:p>
          </table:table-cell>
          <table:table-cell office:value-type="float" office:value="207770883.62060368" table:formula="msoxl:=C594+D593" table:style-name="ce16">
            <text:p>207,770,884</text:p>
          </table:table-cell>
          <table:table-cell office:value-type="float" office:value="543.87138886284083" table:formula="msoxl:=C594-C593" table:style-name="ce16">
            <text:p>544</text:p>
          </table:table-cell>
          <table:table-cell office:value-type="percentage" office:value="1.0000000000001119E-3" table:formula="msoxl:=(C594/C593)-1" table:style-name="ce13">
            <text:p>0.10%</text:p>
          </table:table-cell>
          <table:table-cell office:value-type="percentage" office:value="-2.2204460492503131E-16" table:formula="msoxl:=F593-F594" table:style-name="ce13">
            <text:p>0.00%</text:p>
          </table:table-cell>
          <table:table-cell office:value-type="float" office:value="19" table:formula="msoxl:=IF(I594=I593,1+H593,1)" table:style-name="ce34">
            <text:p>19</text:p>
          </table:table-cell>
          <table:table-cell office:value-type="string" table:style-name="ce23">
            <text:p>Messis</text:p>
          </table:table-cell>
          <table:table-cell office:value-type="float" office:value="18" table:formula="msoxl:=IF(I594=I593,J593,J593+1)" table:style-name="ce23">
            <text:p>18</text:p>
          </table:table-cell>
          <table:table-cell office:value-type="float" office:value="30245.292236203579" table:formula="msoxl:=C594/J594" table:style-name="ce14">
            <text:p>30,245</text:p>
          </table:table-cell>
          <table:table-cell office:value-type="float" office:value="15783075.842483936" table:formula="msoxl:=K594+L593" table:style-name="ce14">
            <text:p>15,783,076</text:p>
          </table:table-cell>
          <table:table-cell office:value-type="float" office:value="30245.292236203328" table:formula="msoxl:=L594-L593" table:style-name="ce14">
            <text:p>30,245</text:p>
          </table:table-cell>
          <table:table-cell office:value-type="percentage" office:value="9.9999999996747135E-4" table:formula="msoxl:=M594/M59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92" table:style-name="ce22">
            <text:p>592</text:p>
          </table:table-cell>
          <table:table-cell office:value-type="float" office:value="350000" table:style-name="ce23">
            <text:p>350,000</text:p>
          </table:table-cell>
          <table:table-cell office:value-type="float" office:value="167550000" table:formula="msoxl:=S594+T593" table:style-name="ce16">
            <text:p>167,550,000</text:p>
          </table:table-cell>
          <table:table-cell office:value-type="float" office:value="0" table:formula="msoxl:=S594-S593" table:style-name="ce17">
            <text:p>0</text:p>
          </table:table-cell>
          <table:table-cell office:value-type="percentage" office:value="0" table:formula="msoxl:=(S594/S593)-1" table:style-name="ce13">
            <text:p>0.00%</text:p>
          </table:table-cell>
          <table:table-cell office:value-type="percentage" office:value="0" table:formula="msoxl:=V593-V594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594=X593,Y593,Y593+1)" table:style-name="ce23">
            <text:p>16</text:p>
          </table:table-cell>
          <table:table-cell office:value-type="float" office:value="21875" table:formula="msoxl:=S594/Y594" table:style-name="ce14">
            <text:p>21,875</text:p>
          </table:table-cell>
          <table:table-cell office:value-type="float" office:value="14801112.429237382" table:formula="msoxl:=Z594+AA593" table:style-name="ce14">
            <text:p>14,801,112</text:p>
          </table:table-cell>
          <table:table-cell office:value-type="float" office:value="21875" table:formula="msoxl:=AA594-AA593" table:style-name="ce14">
            <text:p>21,875</text:p>
          </table:table-cell>
          <table:table-cell office:value-type="percentage" office:value="0" table:formula="msoxl:=AB594/AB59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93" table:style-name="ce22">
            <text:p>593</text:p>
          </table:table-cell>
          <table:table-cell office:value-type="float" office:value="544959.67551191605" table:formula="msoxl:=C594+C594*0.001" table:style-name="ce23">
            <text:p>544,960</text:p>
          </table:table-cell>
          <table:table-cell office:value-type="float" office:value="208315843.29611561" table:formula="msoxl:=C595+D594" table:style-name="ce16">
            <text:p>208,315,843</text:p>
          </table:table-cell>
          <table:table-cell office:value-type="float" office:value="544.41526025161147" table:formula="msoxl:=C595-C594" table:style-name="ce16">
            <text:p>544</text:p>
          </table:table-cell>
          <table:table-cell office:value-type="percentage" office:value="9.9999999999988987E-4" table:formula="msoxl:=(C595/C594)-1" table:style-name="ce13">
            <text:p>0.10%</text:p>
          </table:table-cell>
          <table:table-cell office:value-type="percentage" office:value="2.2204460492503131E-16" table:formula="msoxl:=F594-F595" table:style-name="ce13">
            <text:p>0.00%</text:p>
          </table:table-cell>
          <table:table-cell office:value-type="float" office:value="20" table:formula="msoxl:=IF(I595=I594,1+H594,1)" table:style-name="ce34">
            <text:p>20</text:p>
          </table:table-cell>
          <table:table-cell office:value-type="string" table:style-name="ce23">
            <text:p>Messis</text:p>
          </table:table-cell>
          <table:table-cell office:value-type="float" office:value="18" table:formula="msoxl:=IF(I595=I594,J594,J594+1)" table:style-name="ce23">
            <text:p>18</text:p>
          </table:table-cell>
          <table:table-cell office:value-type="float" office:value="30275.537528439781" table:formula="msoxl:=C595/J595" table:style-name="ce14">
            <text:p>30,276</text:p>
          </table:table-cell>
          <table:table-cell office:value-type="float" office:value="15813351.380012376" table:formula="msoxl:=K595+L594" table:style-name="ce14">
            <text:p>15,813,351</text:p>
          </table:table-cell>
          <table:table-cell office:value-type="float" office:value="30275.537528440356" table:formula="msoxl:=L595-L594" table:style-name="ce14">
            <text:p>30,276</text:p>
          </table:table-cell>
          <table:table-cell office:value-type="percentage" office:value="1.0000000000272014E-3" table:formula="msoxl:=M595/M59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93" table:style-name="ce22">
            <text:p>593</text:p>
          </table:table-cell>
          <table:table-cell office:value-type="float" office:value="350000" table:style-name="ce23">
            <text:p>350,000</text:p>
          </table:table-cell>
          <table:table-cell office:value-type="float" office:value="167900000" table:formula="msoxl:=S595+T594" table:style-name="ce16">
            <text:p>167,900,000</text:p>
          </table:table-cell>
          <table:table-cell office:value-type="float" office:value="0" table:formula="msoxl:=S595-S594" table:style-name="ce17">
            <text:p>0</text:p>
          </table:table-cell>
          <table:table-cell office:value-type="percentage" office:value="0" table:formula="msoxl:=(S595/S594)-1" table:style-name="ce13">
            <text:p>0.00%</text:p>
          </table:table-cell>
          <table:table-cell office:value-type="percentage" office:value="0" table:formula="msoxl:=V594-V595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595=X594,Y594,Y594+1)" table:style-name="ce23">
            <text:p>16</text:p>
          </table:table-cell>
          <table:table-cell office:value-type="float" office:value="21875" table:formula="msoxl:=S595/Y595" table:style-name="ce14">
            <text:p>21,875</text:p>
          </table:table-cell>
          <table:table-cell office:value-type="float" office:value="14822987.429237382" table:formula="msoxl:=Z595+AA594" table:style-name="ce14">
            <text:p>14,822,987</text:p>
          </table:table-cell>
          <table:table-cell office:value-type="float" office:value="21875" table:formula="msoxl:=AA595-AA594" table:style-name="ce14">
            <text:p>21,875</text:p>
          </table:table-cell>
          <table:table-cell office:value-type="percentage" office:value="0" table:formula="msoxl:=AB595/AB59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94" table:style-name="ce22">
            <text:p>594</text:p>
          </table:table-cell>
          <table:table-cell office:value-type="float" office:value="545504.63518742798" table:formula="msoxl:=C595+C595*0.001" table:style-name="ce23">
            <text:p>545,505</text:p>
          </table:table-cell>
          <table:table-cell office:value-type="float" office:value="208861347.93130302" table:formula="msoxl:=C596+D595" table:style-name="ce16">
            <text:p>208,861,348</text:p>
          </table:table-cell>
          <table:table-cell office:value-type="float" office:value="544.95967551192734" table:formula="msoxl:=C596-C595" table:style-name="ce16">
            <text:p>545</text:p>
          </table:table-cell>
          <table:table-cell office:value-type="percentage" office:value="1.0000000000001119E-3" table:formula="msoxl:=(C596/C595)-1" table:style-name="ce13">
            <text:p>0.10%</text:p>
          </table:table-cell>
          <table:table-cell office:value-type="percentage" office:value="-2.2204460492503131E-16" table:formula="msoxl:=F595-F596" table:style-name="ce13">
            <text:p>0.00%</text:p>
          </table:table-cell>
          <table:table-cell office:value-type="float" office:value="21" table:formula="msoxl:=IF(I596=I595,1+H595,1)" table:style-name="ce34">
            <text:p>21</text:p>
          </table:table-cell>
          <table:table-cell office:value-type="string" table:style-name="ce23">
            <text:p>Messis</text:p>
          </table:table-cell>
          <table:table-cell office:value-type="float" office:value="18" table:formula="msoxl:=IF(I596=I595,J595,J595+1)" table:style-name="ce23">
            <text:p>18</text:p>
          </table:table-cell>
          <table:table-cell office:value-type="float" office:value="30305.813065968221" table:formula="msoxl:=C596/J596" table:style-name="ce14">
            <text:p>30,306</text:p>
          </table:table-cell>
          <table:table-cell office:value-type="float" office:value="15843657.193078345" table:formula="msoxl:=K596+L595" table:style-name="ce14">
            <text:p>15,843,657</text:p>
          </table:table-cell>
          <table:table-cell office:value-type="float" office:value="30305.813065968454" table:formula="msoxl:=L596-L595" table:style-name="ce14">
            <text:p>30,306</text:p>
          </table:table-cell>
          <table:table-cell office:value-type="percentage" office:value="9.9999999998878764E-4" table:formula="msoxl:=M596/M59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94" table:style-name="ce22">
            <text:p>594</text:p>
          </table:table-cell>
          <table:table-cell office:value-type="float" office:value="350000" table:style-name="ce23">
            <text:p>350,000</text:p>
          </table:table-cell>
          <table:table-cell office:value-type="float" office:value="168250000" table:formula="msoxl:=S596+T595" table:style-name="ce16">
            <text:p>168,250,000</text:p>
          </table:table-cell>
          <table:table-cell office:value-type="float" office:value="0" table:formula="msoxl:=S596-S595" table:style-name="ce17">
            <text:p>0</text:p>
          </table:table-cell>
          <table:table-cell office:value-type="percentage" office:value="0" table:formula="msoxl:=(S596/S595)-1" table:style-name="ce13">
            <text:p>0.00%</text:p>
          </table:table-cell>
          <table:table-cell office:value-type="percentage" office:value="0" table:formula="msoxl:=V595-V596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596=X595,Y595,Y595+1)" table:style-name="ce23">
            <text:p>16</text:p>
          </table:table-cell>
          <table:table-cell office:value-type="float" office:value="21875" table:formula="msoxl:=S596/Y596" table:style-name="ce14">
            <text:p>21,875</text:p>
          </table:table-cell>
          <table:table-cell office:value-type="float" office:value="14844862.429237382" table:formula="msoxl:=Z596+AA595" table:style-name="ce14">
            <text:p>14,844,862</text:p>
          </table:table-cell>
          <table:table-cell office:value-type="float" office:value="21875" table:formula="msoxl:=AA596-AA595" table:style-name="ce14">
            <text:p>21,875</text:p>
          </table:table-cell>
          <table:table-cell office:value-type="percentage" office:value="0" table:formula="msoxl:=AB596/AB59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95" table:style-name="ce22">
            <text:p>595</text:p>
          </table:table-cell>
          <table:table-cell office:value-type="float" office:value="546050.13982261543" table:formula="msoxl:=C596+C596*0.001" table:style-name="ce23">
            <text:p>546,050</text:p>
          </table:table-cell>
          <table:table-cell office:value-type="float" office:value="209407398.07112563" table:formula="msoxl:=C597+D596" table:style-name="ce16">
            <text:p>209,407,398</text:p>
          </table:table-cell>
          <table:table-cell office:value-type="float" office:value="545.504635187448" table:formula="msoxl:=C597-C596" table:style-name="ce16">
            <text:p>546</text:p>
          </table:table-cell>
          <table:table-cell office:value-type="percentage" office:value="1.0000000000001119E-3" table:formula="msoxl:=(C597/C596)-1" table:style-name="ce13">
            <text:p>0.10%</text:p>
          </table:table-cell>
          <table:table-cell office:value-type="percentage" office:value="0" table:formula="msoxl:=F596-F597" table:style-name="ce13">
            <text:p>0.00%</text:p>
          </table:table-cell>
          <table:table-cell office:value-type="float" office:value="22" table:formula="msoxl:=IF(I597=I596,1+H596,1)" table:style-name="ce34">
            <text:p>22</text:p>
          </table:table-cell>
          <table:table-cell office:value-type="string" table:style-name="ce23">
            <text:p>Messis</text:p>
          </table:table-cell>
          <table:table-cell office:value-type="float" office:value="18" table:formula="msoxl:=IF(I597=I596,J596,J596+1)" table:style-name="ce23">
            <text:p>18</text:p>
          </table:table-cell>
          <table:table-cell office:value-type="float" office:value="30336.118879034191" table:formula="msoxl:=C597/J597" table:style-name="ce14">
            <text:p>30,336</text:p>
          </table:table-cell>
          <table:table-cell office:value-type="float" office:value="15873993.31195738" table:formula="msoxl:=K597+L596" table:style-name="ce14">
            <text:p>15,873,993</text:p>
          </table:table-cell>
          <table:table-cell office:value-type="float" office:value="30336.118879035115" table:formula="msoxl:=L597-L596" table:style-name="ce14">
            <text:p>30,336</text:p>
          </table:table-cell>
          <table:table-cell office:value-type="percentage" office:value="1.0000000000227605E-3" table:formula="msoxl:=M597/M59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95" table:style-name="ce22">
            <text:p>595</text:p>
          </table:table-cell>
          <table:table-cell office:value-type="float" office:value="350000" table:style-name="ce23">
            <text:p>350,000</text:p>
          </table:table-cell>
          <table:table-cell office:value-type="float" office:value="168600000" table:formula="msoxl:=S597+T596" table:style-name="ce16">
            <text:p>168,600,000</text:p>
          </table:table-cell>
          <table:table-cell office:value-type="float" office:value="0" table:formula="msoxl:=S597-S596" table:style-name="ce17">
            <text:p>0</text:p>
          </table:table-cell>
          <table:table-cell office:value-type="percentage" office:value="0" table:formula="msoxl:=(S597/S596)-1" table:style-name="ce13">
            <text:p>0.00%</text:p>
          </table:table-cell>
          <table:table-cell office:value-type="percentage" office:value="0" table:formula="msoxl:=V596-V597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597=X596,Y596,Y596+1)" table:style-name="ce23">
            <text:p>16</text:p>
          </table:table-cell>
          <table:table-cell office:value-type="float" office:value="21875" table:formula="msoxl:=S597/Y597" table:style-name="ce14">
            <text:p>21,875</text:p>
          </table:table-cell>
          <table:table-cell office:value-type="float" office:value="14866737.429237382" table:formula="msoxl:=Z597+AA596" table:style-name="ce14">
            <text:p>14,866,737</text:p>
          </table:table-cell>
          <table:table-cell office:value-type="float" office:value="21875" table:formula="msoxl:=AA597-AA596" table:style-name="ce14">
            <text:p>21,875</text:p>
          </table:table-cell>
          <table:table-cell office:value-type="percentage" office:value="0" table:formula="msoxl:=AB597/AB59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96" table:style-name="ce22">
            <text:p>596</text:p>
          </table:table-cell>
          <table:table-cell office:value-type="float" office:value="546596.18996243807" table:formula="msoxl:=C597+C597*0.001" table:style-name="ce23">
            <text:p>546,596</text:p>
          </table:table-cell>
          <table:table-cell office:value-type="float" office:value="209953994.26108807" table:formula="msoxl:=C598+D597" table:style-name="ce16">
            <text:p>209,953,994</text:p>
          </table:table-cell>
          <table:table-cell office:value-type="float" office:value="546.05013982264791" table:formula="msoxl:=C598-C597" table:style-name="ce16">
            <text:p>546</text:p>
          </table:table-cell>
          <table:table-cell office:value-type="percentage" office:value="1.0000000000001119E-3" table:formula="msoxl:=(C598/C597)-1" table:style-name="ce13">
            <text:p>0.10%</text:p>
          </table:table-cell>
          <table:table-cell office:value-type="percentage" office:value="0" table:formula="msoxl:=F597-F598" table:style-name="ce13">
            <text:p>0.00%</text:p>
          </table:table-cell>
          <table:table-cell office:value-type="float" office:value="23" table:formula="msoxl:=IF(I598=I597,1+H597,1)" table:style-name="ce34">
            <text:p>23</text:p>
          </table:table-cell>
          <table:table-cell office:value-type="string" table:style-name="ce23">
            <text:p>Messis</text:p>
          </table:table-cell>
          <table:table-cell office:value-type="float" office:value="18" table:formula="msoxl:=IF(I598=I597,J597,J597+1)" table:style-name="ce23">
            <text:p>18</text:p>
          </table:table-cell>
          <table:table-cell office:value-type="float" office:value="30366.454997913228" table:formula="msoxl:=C598/J598" table:style-name="ce14">
            <text:p>30,366</text:p>
          </table:table-cell>
          <table:table-cell office:value-type="float" office:value="15904359.766955294" table:formula="msoxl:=K598+L597" table:style-name="ce14">
            <text:p>15,904,360</text:p>
          </table:table-cell>
          <table:table-cell office:value-type="float" office:value="30366.454997913912" table:formula="msoxl:=L598-L597" table:style-name="ce14">
            <text:p>30,366</text:p>
          </table:table-cell>
          <table:table-cell office:value-type="percentage" office:value="9.999999999921183E-4" table:formula="msoxl:=M598/M59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96" table:style-name="ce22">
            <text:p>596</text:p>
          </table:table-cell>
          <table:table-cell office:value-type="float" office:value="350000" table:style-name="ce23">
            <text:p>350,000</text:p>
          </table:table-cell>
          <table:table-cell office:value-type="float" office:value="168950000" table:formula="msoxl:=S598+T597" table:style-name="ce16">
            <text:p>168,950,000</text:p>
          </table:table-cell>
          <table:table-cell office:value-type="float" office:value="0" table:formula="msoxl:=S598-S597" table:style-name="ce17">
            <text:p>0</text:p>
          </table:table-cell>
          <table:table-cell office:value-type="percentage" office:value="0" table:formula="msoxl:=(S598/S597)-1" table:style-name="ce13">
            <text:p>0.00%</text:p>
          </table:table-cell>
          <table:table-cell office:value-type="percentage" office:value="0" table:formula="msoxl:=V597-V598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598=X597,Y597,Y597+1)" table:style-name="ce23">
            <text:p>16</text:p>
          </table:table-cell>
          <table:table-cell office:value-type="float" office:value="21875" table:formula="msoxl:=S598/Y598" table:style-name="ce14">
            <text:p>21,875</text:p>
          </table:table-cell>
          <table:table-cell office:value-type="float" office:value="14888612.429237382" table:formula="msoxl:=Z598+AA597" table:style-name="ce14">
            <text:p>14,888,612</text:p>
          </table:table-cell>
          <table:table-cell office:value-type="float" office:value="21875" table:formula="msoxl:=AA598-AA597" table:style-name="ce14">
            <text:p>21,875</text:p>
          </table:table-cell>
          <table:table-cell office:value-type="percentage" office:value="0" table:formula="msoxl:=AB598/AB59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97" table:style-name="ce22">
            <text:p>597</text:p>
          </table:table-cell>
          <table:table-cell office:value-type="float" office:value="547142.78615240054" table:formula="msoxl:=C598+C598*0.001" table:style-name="ce23">
            <text:p>547,143</text:p>
          </table:table-cell>
          <table:table-cell office:value-type="float" office:value="210501137.04724047" table:formula="msoxl:=C599+D598" table:style-name="ce16">
            <text:p>210,501,137</text:p>
          </table:table-cell>
          <table:table-cell office:value-type="float" office:value="546.59618996246718" table:formula="msoxl:=C599-C598" table:style-name="ce16">
            <text:p>547</text:p>
          </table:table-cell>
          <table:table-cell office:value-type="percentage" office:value="1.0000000000001119E-3" table:formula="msoxl:=(C599/C598)-1" table:style-name="ce13">
            <text:p>0.10%</text:p>
          </table:table-cell>
          <table:table-cell office:value-type="percentage" office:value="0" table:formula="msoxl:=F598-F599" table:style-name="ce13">
            <text:p>0.00%</text:p>
          </table:table-cell>
          <table:table-cell office:value-type="float" office:value="24" table:formula="msoxl:=IF(I599=I598,1+H598,1)" table:style-name="ce34">
            <text:p>24</text:p>
          </table:table-cell>
          <table:table-cell office:value-type="string" table:style-name="ce23">
            <text:p>Messis</text:p>
          </table:table-cell>
          <table:table-cell office:value-type="float" office:value="18" table:formula="msoxl:=IF(I599=I598,J598,J598+1)" table:style-name="ce23">
            <text:p>18</text:p>
          </table:table-cell>
          <table:table-cell office:value-type="float" office:value="30396.821452911143" table:formula="msoxl:=C599/J599" table:style-name="ce14">
            <text:p>30,397</text:p>
          </table:table-cell>
          <table:table-cell office:value-type="float" office:value="15934756.588408206" table:formula="msoxl:=K599+L598" table:style-name="ce14">
            <text:p>15,934,757</text:p>
          </table:table-cell>
          <table:table-cell office:value-type="float" office:value="30396.821452911943" table:formula="msoxl:=L599-L598" table:style-name="ce14">
            <text:p>30,397</text:p>
          </table:table-cell>
          <table:table-cell office:value-type="percentage" office:value="1.0000000000038867E-3" table:formula="msoxl:=M599/M59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97" table:style-name="ce22">
            <text:p>597</text:p>
          </table:table-cell>
          <table:table-cell office:value-type="float" office:value="350000" table:style-name="ce23">
            <text:p>350,000</text:p>
          </table:table-cell>
          <table:table-cell office:value-type="float" office:value="169300000" table:formula="msoxl:=S599+T598" table:style-name="ce16">
            <text:p>169,300,000</text:p>
          </table:table-cell>
          <table:table-cell office:value-type="float" office:value="0" table:formula="msoxl:=S599-S598" table:style-name="ce17">
            <text:p>0</text:p>
          </table:table-cell>
          <table:table-cell office:value-type="percentage" office:value="0" table:formula="msoxl:=(S599/S598)-1" table:style-name="ce13">
            <text:p>0.00%</text:p>
          </table:table-cell>
          <table:table-cell office:value-type="percentage" office:value="0" table:formula="msoxl:=V598-V599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599=X598,Y598,Y598+1)" table:style-name="ce23">
            <text:p>16</text:p>
          </table:table-cell>
          <table:table-cell office:value-type="float" office:value="21875" table:formula="msoxl:=S599/Y599" table:style-name="ce14">
            <text:p>21,875</text:p>
          </table:table-cell>
          <table:table-cell office:value-type="float" office:value="14910487.429237382" table:formula="msoxl:=Z599+AA598" table:style-name="ce14">
            <text:p>14,910,487</text:p>
          </table:table-cell>
          <table:table-cell office:value-type="float" office:value="21875" table:formula="msoxl:=AA599-AA598" table:style-name="ce14">
            <text:p>21,875</text:p>
          </table:table-cell>
          <table:table-cell office:value-type="percentage" office:value="0" table:formula="msoxl:=AB599/AB59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98" table:style-name="ce22">
            <text:p>598</text:p>
          </table:table-cell>
          <table:table-cell office:value-type="float" office:value="547689.92893855297" table:formula="msoxl:=C599+C599*0.001" table:style-name="ce23">
            <text:p>547,690</text:p>
          </table:table-cell>
          <table:table-cell office:value-type="float" office:value="211048826.97617903" table:formula="msoxl:=C600+D599" table:style-name="ce16">
            <text:p>211,048,827</text:p>
          </table:table-cell>
          <table:table-cell office:value-type="float" office:value="547.14278615242802" table:formula="msoxl:=C600-C599" table:style-name="ce16">
            <text:p>547</text:p>
          </table:table-cell>
          <table:table-cell office:value-type="percentage" office:value="1.0000000000001119E-3" table:formula="msoxl:=(C600/C599)-1" table:style-name="ce13">
            <text:p>0.10%</text:p>
          </table:table-cell>
          <table:table-cell office:value-type="percentage" office:value="0" table:formula="msoxl:=F599-F600" table:style-name="ce13">
            <text:p>0.00%</text:p>
          </table:table-cell>
          <table:table-cell office:value-type="float" office:value="25" table:formula="msoxl:=IF(I600=I599,1+H599,1)" table:style-name="ce34">
            <text:p>25</text:p>
          </table:table-cell>
          <table:table-cell office:value-type="string" table:style-name="ce23">
            <text:p>Messis</text:p>
          </table:table-cell>
          <table:table-cell office:value-type="float" office:value="18" table:formula="msoxl:=IF(I600=I599,J599,J599+1)" table:style-name="ce23">
            <text:p>18</text:p>
          </table:table-cell>
          <table:table-cell office:value-type="float" office:value="30427.218274364055" table:formula="msoxl:=C600/J600" table:style-name="ce14">
            <text:p>30,427</text:p>
          </table:table-cell>
          <table:table-cell office:value-type="float" office:value="15965183.80668257" table:formula="msoxl:=K600+L599" table:style-name="ce14">
            <text:p>15,965,184</text:p>
          </table:table-cell>
          <table:table-cell office:value-type="float" office:value="30427.218274364248" table:formula="msoxl:=L600-L599" table:style-name="ce14">
            <text:p>30,427</text:p>
          </table:table-cell>
          <table:table-cell office:value-type="percentage" office:value="9.999999999801279E-4" table:formula="msoxl:=M600/M59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98" table:style-name="ce22">
            <text:p>598</text:p>
          </table:table-cell>
          <table:table-cell office:value-type="float" office:value="350000" table:style-name="ce23">
            <text:p>350,000</text:p>
          </table:table-cell>
          <table:table-cell office:value-type="float" office:value="169650000" table:formula="msoxl:=S600+T599" table:style-name="ce16">
            <text:p>169,650,000</text:p>
          </table:table-cell>
          <table:table-cell office:value-type="float" office:value="0" table:formula="msoxl:=S600-S599" table:style-name="ce17">
            <text:p>0</text:p>
          </table:table-cell>
          <table:table-cell office:value-type="percentage" office:value="0" table:formula="msoxl:=(S600/S599)-1" table:style-name="ce13">
            <text:p>0.00%</text:p>
          </table:table-cell>
          <table:table-cell office:value-type="percentage" office:value="0" table:formula="msoxl:=V599-V600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00=X599,Y599,Y599+1)" table:style-name="ce23">
            <text:p>16</text:p>
          </table:table-cell>
          <table:table-cell office:value-type="float" office:value="21875" table:formula="msoxl:=S600/Y600" table:style-name="ce14">
            <text:p>21,875</text:p>
          </table:table-cell>
          <table:table-cell office:value-type="float" office:value="14932362.429237382" table:formula="msoxl:=Z600+AA599" table:style-name="ce14">
            <text:p>14,932,362</text:p>
          </table:table-cell>
          <table:table-cell office:value-type="float" office:value="21875" table:formula="msoxl:=AA600-AA599" table:style-name="ce14">
            <text:p>21,875</text:p>
          </table:table-cell>
          <table:table-cell office:value-type="percentage" office:value="0" table:formula="msoxl:=AB600/AB59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599" table:style-name="ce22">
            <text:p>599</text:p>
          </table:table-cell>
          <table:table-cell office:value-type="float" office:value="548237.61886749149" table:formula="msoxl:=C600+C600*0.001" table:style-name="ce23">
            <text:p>548,238</text:p>
          </table:table-cell>
          <table:table-cell office:value-type="float" office:value="211597064.59504652" table:formula="msoxl:=C601+D600" table:style-name="ce16">
            <text:p>211,597,065</text:p>
          </table:table-cell>
          <table:table-cell office:value-type="float" office:value="547.68992893851828" table:formula="msoxl:=C601-C600" table:style-name="ce16">
            <text:p>548</text:p>
          </table:table-cell>
          <table:table-cell office:value-type="percentage" office:value="9.9999999999988987E-4" table:formula="msoxl:=(C601/C600)-1" table:style-name="ce13">
            <text:p>0.10%</text:p>
          </table:table-cell>
          <table:table-cell office:value-type="percentage" office:value="2.2204460492503131E-16" table:formula="msoxl:=F600-F601" table:style-name="ce13">
            <text:p>0.00%</text:p>
          </table:table-cell>
          <table:table-cell office:value-type="float" office:value="26" table:formula="msoxl:=IF(I601=I600,1+H600,1)" table:style-name="ce34">
            <text:p>26</text:p>
          </table:table-cell>
          <table:table-cell office:value-type="string" table:style-name="ce23">
            <text:p>Messis</text:p>
          </table:table-cell>
          <table:table-cell office:value-type="float" office:value="18" table:formula="msoxl:=IF(I601=I600,J600,J600+1)" table:style-name="ce23">
            <text:p>18</text:p>
          </table:table-cell>
          <table:table-cell office:value-type="float" office:value="30457.645492638418" table:formula="msoxl:=C601/J601" table:style-name="ce14">
            <text:p>30,458</text:p>
          </table:table-cell>
          <table:table-cell office:value-type="float" office:value="15995641.452175207" table:formula="msoxl:=K601+L600" table:style-name="ce14">
            <text:p>15,995,641</text:p>
          </table:table-cell>
          <table:table-cell office:value-type="float" office:value="30457.64549263753" table:formula="msoxl:=L601-L600" table:style-name="ce14">
            <text:p>30,458</text:p>
          </table:table-cell>
          <table:table-cell office:value-type="percentage" office:value="9.9999999996436273E-4" table:formula="msoxl:=M601/M60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599" table:style-name="ce22">
            <text:p>599</text:p>
          </table:table-cell>
          <table:table-cell office:value-type="float" office:value="350000" table:style-name="ce23">
            <text:p>350,000</text:p>
          </table:table-cell>
          <table:table-cell office:value-type="float" office:value="170000000" table:formula="msoxl:=S601+T600" table:style-name="ce16">
            <text:p>170,000,000</text:p>
          </table:table-cell>
          <table:table-cell office:value-type="float" office:value="0" table:formula="msoxl:=S601-S600" table:style-name="ce17">
            <text:p>0</text:p>
          </table:table-cell>
          <table:table-cell office:value-type="percentage" office:value="0" table:formula="msoxl:=(S601/S600)-1" table:style-name="ce13">
            <text:p>0.00%</text:p>
          </table:table-cell>
          <table:table-cell office:value-type="percentage" office:value="0" table:formula="msoxl:=V600-V601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01=X600,Y600,Y600+1)" table:style-name="ce23">
            <text:p>16</text:p>
          </table:table-cell>
          <table:table-cell office:value-type="float" office:value="21875" table:formula="msoxl:=S601/Y601" table:style-name="ce14">
            <text:p>21,875</text:p>
          </table:table-cell>
          <table:table-cell office:value-type="float" office:value="14954237.429237382" table:formula="msoxl:=Z601+AA600" table:style-name="ce14">
            <text:p>14,954,237</text:p>
          </table:table-cell>
          <table:table-cell office:value-type="float" office:value="21875" table:formula="msoxl:=AA601-AA600" table:style-name="ce14">
            <text:p>21,875</text:p>
          </table:table-cell>
          <table:table-cell office:value-type="percentage" office:value="0" table:formula="msoxl:=AB601/AB60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00" table:style-name="ce22">
            <text:p>600</text:p>
          </table:table-cell>
          <table:table-cell office:value-type="float" office:value="548785.85648635903" table:formula="msoxl:=C601+C601*0.001" table:style-name="ce23">
            <text:p>548,786</text:p>
          </table:table-cell>
          <table:table-cell office:value-type="float" office:value="212145850.45153287" table:formula="msoxl:=C602+D601" table:style-name="ce16">
            <text:p>212,145,850</text:p>
          </table:table-cell>
          <table:table-cell office:value-type="float" office:value="548.23761886754073" table:formula="msoxl:=C602-C601" table:style-name="ce16">
            <text:p>548</text:p>
          </table:table-cell>
          <table:table-cell office:value-type="percentage" office:value="1.0000000000001119E-3" table:formula="msoxl:=(C602/C601)-1" table:style-name="ce13">
            <text:p>0.10%</text:p>
          </table:table-cell>
          <table:table-cell office:value-type="percentage" office:value="-2.2204460492503131E-16" table:formula="msoxl:=F601-F602" table:style-name="ce13">
            <text:p>0.00%</text:p>
          </table:table-cell>
          <table:table-cell office:value-type="float" office:value="27" table:formula="msoxl:=IF(I602=I601,1+H601,1)" table:style-name="ce34">
            <text:p>27</text:p>
          </table:table-cell>
          <table:table-cell office:value-type="string" table:style-name="ce23">
            <text:p>Messis</text:p>
          </table:table-cell>
          <table:table-cell office:value-type="float" office:value="18" table:formula="msoxl:=IF(I602=I601,J601,J601+1)" table:style-name="ce23">
            <text:p>18</text:p>
          </table:table-cell>
          <table:table-cell office:value-type="float" office:value="30488.103138131057" table:formula="msoxl:=C602/J602" table:style-name="ce14">
            <text:p>30,488</text:p>
          </table:table-cell>
          <table:table-cell office:value-type="float" office:value="16026129.555313338" table:formula="msoxl:=K602+L601" table:style-name="ce14">
            <text:p>16,026,130</text:p>
          </table:table-cell>
          <table:table-cell office:value-type="float" office:value="30488.103138130158" table:formula="msoxl:=L602-L601" table:style-name="ce14">
            <text:p>30,488</text:p>
          </table:table-cell>
          <table:table-cell office:value-type="percentage" office:value="9.9999999999966782E-4" table:formula="msoxl:=M602/M60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00" table:style-name="ce22">
            <text:p>600</text:p>
          </table:table-cell>
          <table:table-cell office:value-type="float" office:value="350000" table:style-name="ce23">
            <text:p>350,000</text:p>
          </table:table-cell>
          <table:table-cell office:value-type="float" office:value="170350000" table:formula="msoxl:=S602+T601" table:style-name="ce16">
            <text:p>170,350,000</text:p>
          </table:table-cell>
          <table:table-cell office:value-type="float" office:value="0" table:formula="msoxl:=S602-S601" table:style-name="ce17">
            <text:p>0</text:p>
          </table:table-cell>
          <table:table-cell office:value-type="percentage" office:value="0" table:formula="msoxl:=(S602/S601)-1" table:style-name="ce13">
            <text:p>0.00%</text:p>
          </table:table-cell>
          <table:table-cell office:value-type="percentage" office:value="0" table:formula="msoxl:=V601-V602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02=X601,Y601,Y601+1)" table:style-name="ce23">
            <text:p>16</text:p>
          </table:table-cell>
          <table:table-cell office:value-type="float" office:value="21875" table:formula="msoxl:=S602/Y602" table:style-name="ce14">
            <text:p>21,875</text:p>
          </table:table-cell>
          <table:table-cell office:value-type="float" office:value="14976112.429237382" table:formula="msoxl:=Z602+AA601" table:style-name="ce14">
            <text:p>14,976,112</text:p>
          </table:table-cell>
          <table:table-cell office:value-type="float" office:value="21875" table:formula="msoxl:=AA602-AA601" table:style-name="ce14">
            <text:p>21,875</text:p>
          </table:table-cell>
          <table:table-cell office:value-type="percentage" office:value="0" table:formula="msoxl:=AB602/AB60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01" table:style-name="ce22">
            <text:p>601</text:p>
          </table:table-cell>
          <table:table-cell office:value-type="float" office:value="549334.64234284544" table:formula="msoxl:=C602+C602*0.001" table:style-name="ce23">
            <text:p>549,335</text:p>
          </table:table-cell>
          <table:table-cell office:value-type="float" office:value="212695185.09387571" table:formula="msoxl:=C603+D602" table:style-name="ce16">
            <text:p>212,695,185</text:p>
          </table:table-cell>
          <table:table-cell office:value-type="float" office:value="548.78585648641456" table:formula="msoxl:=C603-C602" table:style-name="ce16">
            <text:p>549</text:p>
          </table:table-cell>
          <table:table-cell office:value-type="percentage" office:value="1.0000000000001119E-3" table:formula="msoxl:=(C603/C602)-1" table:style-name="ce13">
            <text:p>0.10%</text:p>
          </table:table-cell>
          <table:table-cell office:value-type="percentage" office:value="0" table:formula="msoxl:=F602-F603" table:style-name="ce13">
            <text:p>0.00%</text:p>
          </table:table-cell>
          <table:table-cell office:value-type="float" office:value="28" table:formula="msoxl:=IF(I603=I602,1+H602,1)" table:style-name="ce34">
            <text:p>28</text:p>
          </table:table-cell>
          <table:table-cell office:value-type="string" table:style-name="ce23">
            <text:p>Messis</text:p>
          </table:table-cell>
          <table:table-cell office:value-type="float" office:value="18" table:formula="msoxl:=IF(I603=I602,J602,J602+1)" table:style-name="ce23">
            <text:p>18</text:p>
          </table:table-cell>
          <table:table-cell office:value-type="float" office:value="30518.591241269191" table:formula="msoxl:=C603/J603" table:style-name="ce14">
            <text:p>30,519</text:p>
          </table:table-cell>
          <table:table-cell office:value-type="float" office:value="16056648.146554606" table:formula="msoxl:=K603+L602" table:style-name="ce14">
            <text:p>16,056,648</text:p>
          </table:table-cell>
          <table:table-cell office:value-type="float" office:value="30518.591241268441" table:formula="msoxl:=L603-L602" table:style-name="ce14">
            <text:p>30,519</text:p>
          </table:table-cell>
          <table:table-cell office:value-type="percentage" office:value="1.0000000000049969E-3" table:formula="msoxl:=M603/M60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01" table:style-name="ce22">
            <text:p>601</text:p>
          </table:table-cell>
          <table:table-cell office:value-type="float" office:value="350000" table:style-name="ce23">
            <text:p>350,000</text:p>
          </table:table-cell>
          <table:table-cell office:value-type="float" office:value="170700000" table:formula="msoxl:=S603+T602" table:style-name="ce16">
            <text:p>170,700,000</text:p>
          </table:table-cell>
          <table:table-cell office:value-type="float" office:value="0" table:formula="msoxl:=S603-S602" table:style-name="ce17">
            <text:p>0</text:p>
          </table:table-cell>
          <table:table-cell office:value-type="percentage" office:value="0" table:formula="msoxl:=(S603/S602)-1" table:style-name="ce13">
            <text:p>0.00%</text:p>
          </table:table-cell>
          <table:table-cell office:value-type="percentage" office:value="0" table:formula="msoxl:=V602-V603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03=X602,Y602,Y602+1)" table:style-name="ce23">
            <text:p>16</text:p>
          </table:table-cell>
          <table:table-cell office:value-type="float" office:value="21875" table:formula="msoxl:=S603/Y603" table:style-name="ce14">
            <text:p>21,875</text:p>
          </table:table-cell>
          <table:table-cell office:value-type="float" office:value="14997987.429237382" table:formula="msoxl:=Z603+AA602" table:style-name="ce14">
            <text:p>14,997,987</text:p>
          </table:table-cell>
          <table:table-cell office:value-type="float" office:value="21875" table:formula="msoxl:=AA603-AA602" table:style-name="ce14">
            <text:p>21,875</text:p>
          </table:table-cell>
          <table:table-cell office:value-type="percentage" office:value="0" table:formula="msoxl:=AB603/AB60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02" table:style-name="ce22">
            <text:p>602</text:p>
          </table:table-cell>
          <table:table-cell office:value-type="float" office:value="549883.97698518832" table:formula="msoxl:=C603+C603*0.001" table:style-name="ce23">
            <text:p>549,884</text:p>
          </table:table-cell>
          <table:table-cell office:value-type="float" office:value="213245069.07086089" table:formula="msoxl:=C604+D603" table:style-name="ce16">
            <text:p>213,245,069</text:p>
          </table:table-cell>
          <table:table-cell office:value-type="float" office:value="549.33464234287385" table:formula="msoxl:=C604-C603" table:style-name="ce16">
            <text:p>549</text:p>
          </table:table-cell>
          <table:table-cell office:value-type="percentage" office:value="1.0000000000001119E-3" table:formula="msoxl:=(C604/C603)-1" table:style-name="ce13">
            <text:p>0.10%</text:p>
          </table:table-cell>
          <table:table-cell office:value-type="percentage" office:value="0" table:formula="msoxl:=F603-F604" table:style-name="ce13">
            <text:p>0.00%</text:p>
          </table:table-cell>
          <table:table-cell office:value-type="float" office:value="29" table:formula="msoxl:=IF(I604=I603,1+H603,1)" table:style-name="ce34">
            <text:p>29</text:p>
          </table:table-cell>
          <table:table-cell office:value-type="string" table:style-name="ce23">
            <text:p>Messis</text:p>
          </table:table-cell>
          <table:table-cell office:value-type="float" office:value="18" table:formula="msoxl:=IF(I604=I603,J603,J603+1)" table:style-name="ce23">
            <text:p>18</text:p>
          </table:table-cell>
          <table:table-cell office:value-type="float" office:value="30549.109832510461" table:formula="msoxl:=C604/J604" table:style-name="ce14">
            <text:p>30,549</text:p>
          </table:table-cell>
          <table:table-cell office:value-type="float" office:value="16087197.256387116" table:formula="msoxl:=K604+L603" table:style-name="ce14">
            <text:p>16,087,197</text:p>
          </table:table-cell>
          <table:table-cell office:value-type="float" office:value="30549.109832510352" table:formula="msoxl:=L604-L603" table:style-name="ce14">
            <text:p>30,549</text:p>
          </table:table-cell>
          <table:table-cell office:value-type="percentage" office:value="1.0000000000209841E-3" table:formula="msoxl:=M604/M60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02" table:style-name="ce22">
            <text:p>602</text:p>
          </table:table-cell>
          <table:table-cell office:value-type="float" office:value="350000" table:style-name="ce23">
            <text:p>350,000</text:p>
          </table:table-cell>
          <table:table-cell office:value-type="float" office:value="171050000" table:formula="msoxl:=S604+T603" table:style-name="ce16">
            <text:p>171,050,000</text:p>
          </table:table-cell>
          <table:table-cell office:value-type="float" office:value="0" table:formula="msoxl:=S604-S603" table:style-name="ce17">
            <text:p>0</text:p>
          </table:table-cell>
          <table:table-cell office:value-type="percentage" office:value="0" table:formula="msoxl:=(S604/S603)-1" table:style-name="ce13">
            <text:p>0.00%</text:p>
          </table:table-cell>
          <table:table-cell office:value-type="percentage" office:value="0" table:formula="msoxl:=V603-V604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04=X603,Y603,Y603+1)" table:style-name="ce23">
            <text:p>16</text:p>
          </table:table-cell>
          <table:table-cell office:value-type="float" office:value="21875" table:formula="msoxl:=S604/Y604" table:style-name="ce14">
            <text:p>21,875</text:p>
          </table:table-cell>
          <table:table-cell office:value-type="float" office:value="15019862.429237382" table:formula="msoxl:=Z604+AA603" table:style-name="ce14">
            <text:p>15,019,862</text:p>
          </table:table-cell>
          <table:table-cell office:value-type="float" office:value="21875" table:formula="msoxl:=AA604-AA603" table:style-name="ce14">
            <text:p>21,875</text:p>
          </table:table-cell>
          <table:table-cell office:value-type="percentage" office:value="0" table:formula="msoxl:=AB604/AB60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03" table:style-name="ce22">
            <text:p>603</text:p>
          </table:table-cell>
          <table:table-cell office:value-type="float" office:value="550433.86096217355" table:formula="msoxl:=C604+C604*0.001" table:style-name="ce23">
            <text:p>550,434</text:p>
          </table:table-cell>
          <table:table-cell office:value-type="float" office:value="213795502.93182307" table:formula="msoxl:=C605+D604" table:style-name="ce16">
            <text:p>213,795,503</text:p>
          </table:table-cell>
          <table:table-cell office:value-type="float" office:value="549.88397698523477" table:formula="msoxl:=C605-C604" table:style-name="ce16">
            <text:p>550</text:p>
          </table:table-cell>
          <table:table-cell office:value-type="percentage" office:value="1.0000000000001119E-3" table:formula="msoxl:=(C605/C604)-1" table:style-name="ce13">
            <text:p>0.10%</text:p>
          </table:table-cell>
          <table:table-cell office:value-type="percentage" office:value="0" table:formula="msoxl:=F604-F605" table:style-name="ce13">
            <text:p>0.00%</text:p>
          </table:table-cell>
          <table:table-cell office:value-type="float" office:value="30" table:formula="msoxl:=IF(I605=I604,1+H604,1)" table:style-name="ce34">
            <text:p>30</text:p>
          </table:table-cell>
          <table:table-cell office:value-type="string" table:style-name="ce23">
            <text:p>Messis</text:p>
          </table:table-cell>
          <table:table-cell office:value-type="float" office:value="18" table:formula="msoxl:=IF(I605=I604,J604,J604+1)" table:style-name="ce23">
            <text:p>18</text:p>
          </table:table-cell>
          <table:table-cell office:value-type="float" office:value="30579.658942342976" table:formula="msoxl:=C605/J605" table:style-name="ce14">
            <text:p>30,580</text:p>
          </table:table-cell>
          <table:table-cell office:value-type="float" office:value="16117776.91532946" table:formula="msoxl:=K605+L604" table:style-name="ce14">
            <text:p>16,117,777</text:p>
          </table:table-cell>
          <table:table-cell office:value-type="float" office:value="30579.658942343667" table:formula="msoxl:=L605-L604" table:style-name="ce14">
            <text:p>30,580</text:p>
          </table:table-cell>
          <table:table-cell office:value-type="percentage" office:value="1.0000000000263132E-3" table:formula="msoxl:=M605/M60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03" table:style-name="ce22">
            <text:p>603</text:p>
          </table:table-cell>
          <table:table-cell office:value-type="float" office:value="350000" table:style-name="ce23">
            <text:p>350,000</text:p>
          </table:table-cell>
          <table:table-cell office:value-type="float" office:value="171400000" table:formula="msoxl:=S605+T604" table:style-name="ce16">
            <text:p>171,400,000</text:p>
          </table:table-cell>
          <table:table-cell office:value-type="float" office:value="0" table:formula="msoxl:=S605-S604" table:style-name="ce17">
            <text:p>0</text:p>
          </table:table-cell>
          <table:table-cell office:value-type="percentage" office:value="0" table:formula="msoxl:=(S605/S604)-1" table:style-name="ce13">
            <text:p>0.00%</text:p>
          </table:table-cell>
          <table:table-cell office:value-type="percentage" office:value="0" table:formula="msoxl:=V604-V605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05=X604,Y604,Y604+1)" table:style-name="ce23">
            <text:p>16</text:p>
          </table:table-cell>
          <table:table-cell office:value-type="float" office:value="21875" table:formula="msoxl:=S605/Y605" table:style-name="ce14">
            <text:p>21,875</text:p>
          </table:table-cell>
          <table:table-cell office:value-type="float" office:value="15041737.429237382" table:formula="msoxl:=Z605+AA604" table:style-name="ce14">
            <text:p>15,041,737</text:p>
          </table:table-cell>
          <table:table-cell office:value-type="float" office:value="21875" table:formula="msoxl:=AA605-AA604" table:style-name="ce14">
            <text:p>21,875</text:p>
          </table:table-cell>
          <table:table-cell office:value-type="percentage" office:value="0" table:formula="msoxl:=AB605/AB60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04" table:style-name="ce22">
            <text:p>604</text:p>
          </table:table-cell>
          <table:table-cell office:value-type="float" office:value="550984.29482313571" table:formula="msoxl:=C605+C605*0.001" table:style-name="ce23">
            <text:p>550,984</text:p>
          </table:table-cell>
          <table:table-cell office:value-type="float" office:value="214346487.22664621" table:formula="msoxl:=C606+D605" table:style-name="ce16">
            <text:p>214,346,487</text:p>
          </table:table-cell>
          <table:table-cell office:value-type="float" office:value="550.43386096216273" table:formula="msoxl:=C606-C605" table:style-name="ce16">
            <text:p>550</text:p>
          </table:table-cell>
          <table:table-cell office:value-type="percentage" office:value="9.9999999999988987E-4" table:formula="msoxl:=(C606/C605)-1" table:style-name="ce13">
            <text:p>0.10%</text:p>
          </table:table-cell>
          <table:table-cell office:value-type="percentage" office:value="2.2204460492503131E-16" table:formula="msoxl:=F605-F606" table:style-name="ce13">
            <text:p>0.00%</text:p>
          </table:table-cell>
          <table:table-cell office:value-type="float" office:value="31" table:formula="msoxl:=IF(I606=I605,1+H605,1)" table:style-name="ce34">
            <text:p>31</text:p>
          </table:table-cell>
          <table:table-cell office:value-type="string" table:style-name="ce22">
            <text:p>Messis</text:p>
          </table:table-cell>
          <table:table-cell office:value-type="float" office:value="18" table:formula="msoxl:=IF(I606=I605,J605,J605+1)" table:style-name="ce23">
            <text:p>18</text:p>
          </table:table-cell>
          <table:table-cell office:value-type="float" office:value="30610.238601285317" table:formula="msoxl:=C606/J606" table:style-name="ce14">
            <text:p>30,610</text:p>
          </table:table-cell>
          <table:table-cell office:value-type="float" office:value="16148387.153930746" table:formula="msoxl:=K606+L605" table:style-name="ce14">
            <text:p>16,148,387</text:p>
          </table:table-cell>
          <table:table-cell office:value-type="float" office:value="30610.238601285964" table:formula="msoxl:=L606-L605" table:style-name="ce14">
            <text:p>30,610</text:p>
          </table:table-cell>
          <table:table-cell office:value-type="percentage" office:value="9.999999999985576E-4" table:formula="msoxl:=M606/M60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04" table:style-name="ce22">
            <text:p>604</text:p>
          </table:table-cell>
          <table:table-cell office:value-type="float" office:value="350000" table:style-name="ce23">
            <text:p>350,000</text:p>
          </table:table-cell>
          <table:table-cell office:value-type="float" office:value="171750000" table:formula="msoxl:=S606+T605" table:style-name="ce16">
            <text:p>171,750,000</text:p>
          </table:table-cell>
          <table:table-cell office:value-type="float" office:value="0" table:formula="msoxl:=S606-S605" table:style-name="ce17">
            <text:p>0</text:p>
          </table:table-cell>
          <table:table-cell office:value-type="percentage" office:value="0" table:formula="msoxl:=(S606/S605)-1" table:style-name="ce13">
            <text:p>0.00%</text:p>
          </table:table-cell>
          <table:table-cell office:value-type="percentage" office:value="0" table:formula="msoxl:=V605-V606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06=X605,Y605,Y605+1)" table:style-name="ce23">
            <text:p>16</text:p>
          </table:table-cell>
          <table:table-cell office:value-type="float" office:value="21875" table:formula="msoxl:=S606/Y606" table:style-name="ce14">
            <text:p>21,875</text:p>
          </table:table-cell>
          <table:table-cell office:value-type="float" office:value="15063612.429237382" table:formula="msoxl:=Z606+AA605" table:style-name="ce14">
            <text:p>15,063,612</text:p>
          </table:table-cell>
          <table:table-cell office:value-type="float" office:value="21875" table:formula="msoxl:=AA606-AA605" table:style-name="ce14">
            <text:p>21,875</text:p>
          </table:table-cell>
          <table:table-cell office:value-type="percentage" office:value="0" table:formula="msoxl:=AB606/AB60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05" table:style-name="ce22">
            <text:p>605</text:p>
          </table:table-cell>
          <table:table-cell office:value-type="float" office:value="551535.27911795885" table:formula="msoxl:=C606+C606*0.001" table:style-name="ce23">
            <text:p>551,535</text:p>
          </table:table-cell>
          <table:table-cell office:value-type="float" office:value="214898022.50576419" table:formula="msoxl:=C607+D606" table:style-name="ce16">
            <text:p>214,898,023</text:p>
          </table:table-cell>
          <table:table-cell office:value-type="float" office:value="550.98429482313804" table:formula="msoxl:=C607-C606" table:style-name="ce16">
            <text:p>551</text:p>
          </table:table-cell>
          <table:table-cell office:value-type="percentage" office:value="1.0000000000001119E-3" table:formula="msoxl:=(C607/C606)-1" table:style-name="ce13">
            <text:p>0.10%</text:p>
          </table:table-cell>
          <table:table-cell office:value-type="percentage" office:value="-2.2204460492503131E-16" table:formula="msoxl:=F606-F607" table:style-name="ce13">
            <text:p>0.00%</text:p>
          </table:table-cell>
          <table:table-cell office:value-type="float" office:value="32" table:formula="msoxl:=IF(I607=I606,1+H606,1)" table:style-name="ce34">
            <text:p>32</text:p>
          </table:table-cell>
          <table:table-cell office:value-type="string" table:style-name="ce22">
            <text:p>Messis</text:p>
          </table:table-cell>
          <table:table-cell office:value-type="float" office:value="18" table:formula="msoxl:=IF(I607=I606,J606,J606+1)" table:style-name="ce23">
            <text:p>18</text:p>
          </table:table-cell>
          <table:table-cell office:value-type="float" office:value="30640.848839886603" table:formula="msoxl:=C607/J607" table:style-name="ce14">
            <text:p>30,641</text:p>
          </table:table-cell>
          <table:table-cell office:value-type="float" office:value="16179028.002770633" table:formula="msoxl:=K607+L606" table:style-name="ce14">
            <text:p>16,179,028</text:p>
          </table:table-cell>
          <table:table-cell office:value-type="float" office:value="30640.848839886487" table:formula="msoxl:=L607-L606" table:style-name="ce14">
            <text:p>30,641</text:p>
          </table:table-cell>
          <table:table-cell office:value-type="percentage" office:value="9.9999999997502087E-4" table:formula="msoxl:=M607/M60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05" table:style-name="ce22">
            <text:p>605</text:p>
          </table:table-cell>
          <table:table-cell office:value-type="float" office:value="350000" table:style-name="ce23">
            <text:p>350,000</text:p>
          </table:table-cell>
          <table:table-cell office:value-type="float" office:value="172100000" table:formula="msoxl:=S607+T606" table:style-name="ce16">
            <text:p>172,100,000</text:p>
          </table:table-cell>
          <table:table-cell office:value-type="float" office:value="0" table:formula="msoxl:=S607-S606" table:style-name="ce17">
            <text:p>0</text:p>
          </table:table-cell>
          <table:table-cell office:value-type="percentage" office:value="0" table:formula="msoxl:=(S607/S606)-1" table:style-name="ce13">
            <text:p>0.00%</text:p>
          </table:table-cell>
          <table:table-cell office:value-type="percentage" office:value="0" table:formula="msoxl:=V606-V607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07=X606,Y606,Y606+1)" table:style-name="ce23">
            <text:p>16</text:p>
          </table:table-cell>
          <table:table-cell office:value-type="float" office:value="21875" table:formula="msoxl:=S607/Y607" table:style-name="ce14">
            <text:p>21,875</text:p>
          </table:table-cell>
          <table:table-cell office:value-type="float" office:value="15085487.429237382" table:formula="msoxl:=Z607+AA606" table:style-name="ce14">
            <text:p>15,085,487</text:p>
          </table:table-cell>
          <table:table-cell office:value-type="float" office:value="21875" table:formula="msoxl:=AA607-AA606" table:style-name="ce14">
            <text:p>21,875</text:p>
          </table:table-cell>
          <table:table-cell office:value-type="percentage" office:value="0" table:formula="msoxl:=AB607/AB60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06" table:style-name="ce22">
            <text:p>606</text:p>
          </table:table-cell>
          <table:table-cell office:value-type="float" office:value="552086.81439707684" table:formula="msoxl:=C607+C607*0.001" table:style-name="ce23">
            <text:p>552,087</text:p>
          </table:table-cell>
          <table:table-cell office:value-type="float" office:value="215450109.32016125" table:formula="msoxl:=C608+D607" table:style-name="ce16">
            <text:p>215,450,109</text:p>
          </table:table-cell>
          <table:table-cell office:value-type="float" office:value="551.53527911799029" table:formula="msoxl:=C608-C607" table:style-name="ce16">
            <text:p>552</text:p>
          </table:table-cell>
          <table:table-cell office:value-type="percentage" office:value="1.0000000000001119E-3" table:formula="msoxl:=(C608/C607)-1" table:style-name="ce13">
            <text:p>0.10%</text:p>
          </table:table-cell>
          <table:table-cell office:value-type="percentage" office:value="0" table:formula="msoxl:=F607-F608" table:style-name="ce13">
            <text:p>0.00%</text:p>
          </table:table-cell>
          <table:table-cell office:value-type="float" office:value="33" table:formula="msoxl:=IF(I608=I607,1+H607,1)" table:style-name="ce34">
            <text:p>33</text:p>
          </table:table-cell>
          <table:table-cell office:value-type="string" table:style-name="ce22">
            <text:p>Messis</text:p>
          </table:table-cell>
          <table:table-cell office:value-type="float" office:value="18" table:formula="msoxl:=IF(I608=I607,J607,J607+1)" table:style-name="ce23">
            <text:p>18</text:p>
          </table:table-cell>
          <table:table-cell office:value-type="float" office:value="30671.489688726491" table:formula="msoxl:=C608/J608" table:style-name="ce14">
            <text:p>30,671</text:p>
          </table:table-cell>
          <table:table-cell office:value-type="float" office:value="16209699.492459359" table:formula="msoxl:=K608+L607" table:style-name="ce14">
            <text:p>16,209,699</text:p>
          </table:table-cell>
          <table:table-cell office:value-type="float" office:value="30671.489688726142" table:formula="msoxl:=L608-L607" table:style-name="ce14">
            <text:p>30,671</text:p>
          </table:table-cell>
          <table:table-cell office:value-type="percentage" office:value="9.9999999999256239E-4" table:formula="msoxl:=M608/M60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06" table:style-name="ce22">
            <text:p>606</text:p>
          </table:table-cell>
          <table:table-cell office:value-type="float" office:value="350000" table:style-name="ce23">
            <text:p>350,000</text:p>
          </table:table-cell>
          <table:table-cell office:value-type="float" office:value="172450000" table:formula="msoxl:=S608+T607" table:style-name="ce16">
            <text:p>172,450,000</text:p>
          </table:table-cell>
          <table:table-cell office:value-type="float" office:value="0" table:formula="msoxl:=S608-S607" table:style-name="ce17">
            <text:p>0</text:p>
          </table:table-cell>
          <table:table-cell office:value-type="percentage" office:value="0" table:formula="msoxl:=(S608/S607)-1" table:style-name="ce13">
            <text:p>0.00%</text:p>
          </table:table-cell>
          <table:table-cell office:value-type="percentage" office:value="0" table:formula="msoxl:=V607-V608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08=X607,Y607,Y607+1)" table:style-name="ce23">
            <text:p>16</text:p>
          </table:table-cell>
          <table:table-cell office:value-type="float" office:value="21875" table:formula="msoxl:=S608/Y608" table:style-name="ce14">
            <text:p>21,875</text:p>
          </table:table-cell>
          <table:table-cell office:value-type="float" office:value="15107362.429237382" table:formula="msoxl:=Z608+AA607" table:style-name="ce14">
            <text:p>15,107,362</text:p>
          </table:table-cell>
          <table:table-cell office:value-type="float" office:value="21875" table:formula="msoxl:=AA608-AA607" table:style-name="ce14">
            <text:p>21,875</text:p>
          </table:table-cell>
          <table:table-cell office:value-type="percentage" office:value="0" table:formula="msoxl:=AB608/AB60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07" table:style-name="ce22">
            <text:p>607</text:p>
          </table:table-cell>
          <table:table-cell office:value-type="float" office:value="552638.90121147397" table:formula="msoxl:=C608+C608*0.001" table:style-name="ce23">
            <text:p>552,639</text:p>
          </table:table-cell>
          <table:table-cell office:value-type="float" office:value="216002748.22137272" table:formula="msoxl:=C609+D608" table:style-name="ce16">
            <text:p>216,002,748</text:p>
          </table:table-cell>
          <table:table-cell office:value-type="float" office:value="552.08681439713109" table:formula="msoxl:=C609-C608" table:style-name="ce16">
            <text:p>552</text:p>
          </table:table-cell>
          <table:table-cell office:value-type="percentage" office:value="1.0000000000001119E-3" table:formula="msoxl:=(C609/C608)-1" table:style-name="ce13">
            <text:p>0.10%</text:p>
          </table:table-cell>
          <table:table-cell office:value-type="percentage" office:value="0" table:formula="msoxl:=F608-F609" table:style-name="ce13">
            <text:p>0.00%</text:p>
          </table:table-cell>
          <table:table-cell office:value-type="float" office:value="34" table:formula="msoxl:=IF(I609=I608,1+H608,1)" table:style-name="ce34">
            <text:p>34</text:p>
          </table:table-cell>
          <table:table-cell office:value-type="string" table:style-name="ce22">
            <text:p>Messis</text:p>
          </table:table-cell>
          <table:table-cell office:value-type="float" office:value="18" table:formula="msoxl:=IF(I609=I608,J608,J608+1)" table:style-name="ce23">
            <text:p>18</text:p>
          </table:table-cell>
          <table:table-cell office:value-type="float" office:value="30702.161178415219" table:formula="msoxl:=C609/J609" table:style-name="ce14">
            <text:p>30,702</text:p>
          </table:table-cell>
          <table:table-cell office:value-type="float" office:value="16240401.653637774" table:formula="msoxl:=K609+L608" table:style-name="ce14">
            <text:p>16,240,402</text:p>
          </table:table-cell>
          <table:table-cell office:value-type="float" office:value="30702.161178415641" table:formula="msoxl:=L609-L608" table:style-name="ce14">
            <text:p>30,702</text:p>
          </table:table-cell>
          <table:table-cell office:value-type="percentage" office:value="1.000000000025203E-3" table:formula="msoxl:=M609/M60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07" table:style-name="ce22">
            <text:p>607</text:p>
          </table:table-cell>
          <table:table-cell office:value-type="float" office:value="350000" table:style-name="ce23">
            <text:p>350,000</text:p>
          </table:table-cell>
          <table:table-cell office:value-type="float" office:value="172800000" table:formula="msoxl:=S609+T608" table:style-name="ce16">
            <text:p>172,800,000</text:p>
          </table:table-cell>
          <table:table-cell office:value-type="float" office:value="0" table:formula="msoxl:=S609-S608" table:style-name="ce17">
            <text:p>0</text:p>
          </table:table-cell>
          <table:table-cell office:value-type="percentage" office:value="0" table:formula="msoxl:=(S609/S608)-1" table:style-name="ce13">
            <text:p>0.00%</text:p>
          </table:table-cell>
          <table:table-cell office:value-type="percentage" office:value="0" table:formula="msoxl:=V608-V609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09=X608,Y608,Y608+1)" table:style-name="ce23">
            <text:p>16</text:p>
          </table:table-cell>
          <table:table-cell office:value-type="float" office:value="21875" table:formula="msoxl:=S609/Y609" table:style-name="ce14">
            <text:p>21,875</text:p>
          </table:table-cell>
          <table:table-cell office:value-type="float" office:value="15129237.429237382" table:formula="msoxl:=Z609+AA608" table:style-name="ce14">
            <text:p>15,129,237</text:p>
          </table:table-cell>
          <table:table-cell office:value-type="float" office:value="21875" table:formula="msoxl:=AA609-AA608" table:style-name="ce14">
            <text:p>21,875</text:p>
          </table:table-cell>
          <table:table-cell office:value-type="percentage" office:value="0" table:formula="msoxl:=AB609/AB60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08" table:style-name="ce22">
            <text:p>608</text:p>
          </table:table-cell>
          <table:table-cell office:value-type="float" office:value="553191.54011268541" table:formula="msoxl:=C609+C609*0.001" table:style-name="ce23">
            <text:p>553,192</text:p>
          </table:table-cell>
          <table:table-cell office:value-type="float" office:value="216555939.7614854" table:formula="msoxl:=C610+D609" table:style-name="ce16">
            <text:p>216,555,940</text:p>
          </table:table-cell>
          <table:table-cell office:value-type="float" office:value="552.63890121143777" table:formula="msoxl:=C610-C609" table:style-name="ce16">
            <text:p>553</text:p>
          </table:table-cell>
          <table:table-cell office:value-type="percentage" office:value="9.9999999999988987E-4" table:formula="msoxl:=(C610/C609)-1" table:style-name="ce13">
            <text:p>0.10%</text:p>
          </table:table-cell>
          <table:table-cell office:value-type="percentage" office:value="2.2204460492503131E-16" table:formula="msoxl:=F609-F610" table:style-name="ce13">
            <text:p>0.00%</text:p>
          </table:table-cell>
          <table:table-cell office:value-type="float" office:value="35" table:formula="msoxl:=IF(I610=I609,1+H609,1)" table:style-name="ce34">
            <text:p>35</text:p>
          </table:table-cell>
          <table:table-cell office:value-type="string" table:style-name="ce22">
            <text:p>Messis</text:p>
          </table:table-cell>
          <table:table-cell office:value-type="float" office:value="18" table:formula="msoxl:=IF(I610=I609,J609,J609+1)" table:style-name="ce23">
            <text:p>18</text:p>
          </table:table-cell>
          <table:table-cell office:value-type="float" office:value="30732.863339593634" table:formula="msoxl:=C610/J610" table:style-name="ce14">
            <text:p>30,733</text:p>
          </table:table-cell>
          <table:table-cell office:value-type="float" office:value="16271134.516977368" table:formula="msoxl:=K610+L609" table:style-name="ce14">
            <text:p>16,271,135</text:p>
          </table:table-cell>
          <table:table-cell office:value-type="float" office:value="30732.863339593634" table:formula="msoxl:=L610-L609" table:style-name="ce14">
            <text:p>30,733</text:p>
          </table:table-cell>
          <table:table-cell office:value-type="percentage" office:value="9.999999999861231E-4" table:formula="msoxl:=M610/M60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08" table:style-name="ce22">
            <text:p>608</text:p>
          </table:table-cell>
          <table:table-cell office:value-type="float" office:value="350000" table:style-name="ce23">
            <text:p>350,000</text:p>
          </table:table-cell>
          <table:table-cell office:value-type="float" office:value="173150000" table:formula="msoxl:=S610+T609" table:style-name="ce16">
            <text:p>173,150,000</text:p>
          </table:table-cell>
          <table:table-cell office:value-type="float" office:value="0" table:formula="msoxl:=S610-S609" table:style-name="ce17">
            <text:p>0</text:p>
          </table:table-cell>
          <table:table-cell office:value-type="percentage" office:value="0" table:formula="msoxl:=(S610/S609)-1" table:style-name="ce13">
            <text:p>0.00%</text:p>
          </table:table-cell>
          <table:table-cell office:value-type="percentage" office:value="0" table:formula="msoxl:=V609-V610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10=X609,Y609,Y609+1)" table:style-name="ce23">
            <text:p>16</text:p>
          </table:table-cell>
          <table:table-cell office:value-type="float" office:value="21875" table:formula="msoxl:=S610/Y610" table:style-name="ce14">
            <text:p>21,875</text:p>
          </table:table-cell>
          <table:table-cell office:value-type="float" office:value="15151112.429237382" table:formula="msoxl:=Z610+AA609" table:style-name="ce14">
            <text:p>15,151,112</text:p>
          </table:table-cell>
          <table:table-cell office:value-type="float" office:value="21875" table:formula="msoxl:=AA610-AA609" table:style-name="ce14">
            <text:p>21,875</text:p>
          </table:table-cell>
          <table:table-cell office:value-type="percentage" office:value="0" table:formula="msoxl:=AB610/AB60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09" table:style-name="ce22">
            <text:p>609</text:p>
          </table:table-cell>
          <table:table-cell office:value-type="float" office:value="553744.73165279813" table:formula="msoxl:=C610+C610*0.001" table:style-name="ce23">
            <text:p>553,745</text:p>
          </table:table-cell>
          <table:table-cell office:value-type="float" office:value="217109684.49313819" table:formula="msoxl:=C611+D610" table:style-name="ce16">
            <text:p>217,109,684</text:p>
          </table:table-cell>
          <table:table-cell office:value-type="float" office:value="553.19154011271894" table:formula="msoxl:=C611-C610" table:style-name="ce16">
            <text:p>553</text:p>
          </table:table-cell>
          <table:table-cell office:value-type="percentage" office:value="1.0000000000001119E-3" table:formula="msoxl:=(C611/C610)-1" table:style-name="ce13">
            <text:p>0.10%</text:p>
          </table:table-cell>
          <table:table-cell office:value-type="percentage" office:value="-2.2204460492503131E-16" table:formula="msoxl:=F610-F611" table:style-name="ce13">
            <text:p>0.00%</text:p>
          </table:table-cell>
          <table:table-cell office:value-type="float" office:value="36" table:formula="msoxl:=IF(I611=I610,1+H610,1)" table:style-name="ce34">
            <text:p>36</text:p>
          </table:table-cell>
          <table:table-cell office:value-type="string" table:style-name="ce22">
            <text:p>Messis</text:p>
          </table:table-cell>
          <table:table-cell office:value-type="float" office:value="18" table:formula="msoxl:=IF(I611=I610,J610,J610+1)" table:style-name="ce23">
            <text:p>18</text:p>
          </table:table-cell>
          <table:table-cell office:value-type="float" office:value="30763.59620293323" table:formula="msoxl:=C611/J611" table:style-name="ce14">
            <text:p>30,764</text:p>
          </table:table-cell>
          <table:table-cell office:value-type="float" office:value="16301898.113180302" table:formula="msoxl:=K611+L610" table:style-name="ce14">
            <text:p>16,301,898</text:p>
          </table:table-cell>
          <table:table-cell office:value-type="float" office:value="30763.596202934161" table:formula="msoxl:=L611-L610" table:style-name="ce14">
            <text:p>30,764</text:p>
          </table:table-cell>
          <table:table-cell office:value-type="percentage" office:value="1.00000000003031E-3" table:formula="msoxl:=M611/M61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09" table:style-name="ce22">
            <text:p>609</text:p>
          </table:table-cell>
          <table:table-cell office:value-type="float" office:value="350000" table:style-name="ce23">
            <text:p>350,000</text:p>
          </table:table-cell>
          <table:table-cell office:value-type="float" office:value="173500000" table:formula="msoxl:=S611+T610" table:style-name="ce16">
            <text:p>173,500,000</text:p>
          </table:table-cell>
          <table:table-cell office:value-type="float" office:value="0" table:formula="msoxl:=S611-S610" table:style-name="ce17">
            <text:p>0</text:p>
          </table:table-cell>
          <table:table-cell office:value-type="percentage" office:value="0" table:formula="msoxl:=(S611/S610)-1" table:style-name="ce13">
            <text:p>0.00%</text:p>
          </table:table-cell>
          <table:table-cell office:value-type="percentage" office:value="0" table:formula="msoxl:=V610-V611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11=X610,Y610,Y610+1)" table:style-name="ce23">
            <text:p>16</text:p>
          </table:table-cell>
          <table:table-cell office:value-type="float" office:value="21875" table:formula="msoxl:=S611/Y611" table:style-name="ce14">
            <text:p>21,875</text:p>
          </table:table-cell>
          <table:table-cell office:value-type="float" office:value="15172987.429237382" table:formula="msoxl:=Z611+AA610" table:style-name="ce14">
            <text:p>15,172,987</text:p>
          </table:table-cell>
          <table:table-cell office:value-type="float" office:value="21875" table:formula="msoxl:=AA611-AA610" table:style-name="ce14">
            <text:p>21,875</text:p>
          </table:table-cell>
          <table:table-cell office:value-type="percentage" office:value="0" table:formula="msoxl:=AB611/AB61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10" table:style-name="ce22">
            <text:p>610</text:p>
          </table:table-cell>
          <table:table-cell office:value-type="float" office:value="554298.47638445091" table:formula="msoxl:=C611+C611*0.001" table:style-name="ce23">
            <text:p>554,298</text:p>
          </table:table-cell>
          <table:table-cell office:value-type="float" office:value="217663982.96952266" table:formula="msoxl:=C612+D611" table:style-name="ce16">
            <text:p>217,663,983</text:p>
          </table:table-cell>
          <table:table-cell office:value-type="float" office:value="553.74473165278323" table:formula="msoxl:=C612-C611" table:style-name="ce16">
            <text:p>554</text:p>
          </table:table-cell>
          <table:table-cell office:value-type="percentage" office:value="9.9999999999988987E-4" table:formula="msoxl:=(C612/C611)-1" table:style-name="ce13">
            <text:p>0.10%</text:p>
          </table:table-cell>
          <table:table-cell office:value-type="percentage" office:value="2.2204460492503131E-16" table:formula="msoxl:=F611-F612" table:style-name="ce13">
            <text:p>0.00%</text:p>
          </table:table-cell>
          <table:table-cell office:value-type="float" office:value="37" table:formula="msoxl:=IF(I612=I611,1+H611,1)" table:style-name="ce34">
            <text:p>37</text:p>
          </table:table-cell>
          <table:table-cell office:value-type="string" table:style-name="ce22">
            <text:p>Messis</text:p>
          </table:table-cell>
          <table:table-cell office:value-type="float" office:value="18" table:formula="msoxl:=IF(I612=I611,J611,J611+1)" table:style-name="ce23">
            <text:p>18</text:p>
          </table:table-cell>
          <table:table-cell office:value-type="float" office:value="30794.35979913616" table:formula="msoxl:=C612/J612" table:style-name="ce14">
            <text:p>30,794</text:p>
          </table:table-cell>
          <table:table-cell office:value-type="float" office:value="16332692.472979438" table:formula="msoxl:=K612+L611" table:style-name="ce14">
            <text:p>16,332,692</text:p>
          </table:table-cell>
          <table:table-cell office:value-type="float" office:value="30794.359799135476" table:formula="msoxl:=L612-L611" table:style-name="ce14">
            <text:p>30,794</text:p>
          </table:table-cell>
          <table:table-cell office:value-type="percentage" office:value="9.9999999994748734E-4" table:formula="msoxl:=M612/M61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10" table:style-name="ce22">
            <text:p>610</text:p>
          </table:table-cell>
          <table:table-cell office:value-type="float" office:value="350000" table:style-name="ce23">
            <text:p>350,000</text:p>
          </table:table-cell>
          <table:table-cell office:value-type="float" office:value="173850000" table:formula="msoxl:=S612+T611" table:style-name="ce16">
            <text:p>173,850,000</text:p>
          </table:table-cell>
          <table:table-cell office:value-type="float" office:value="0" table:formula="msoxl:=S612-S611" table:style-name="ce17">
            <text:p>0</text:p>
          </table:table-cell>
          <table:table-cell office:value-type="percentage" office:value="0" table:formula="msoxl:=(S612/S611)-1" table:style-name="ce13">
            <text:p>0.00%</text:p>
          </table:table-cell>
          <table:table-cell office:value-type="percentage" office:value="0" table:formula="msoxl:=V611-V612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12=X611,Y611,Y611+1)" table:style-name="ce23">
            <text:p>16</text:p>
          </table:table-cell>
          <table:table-cell office:value-type="float" office:value="21875" table:formula="msoxl:=S612/Y612" table:style-name="ce14">
            <text:p>21,875</text:p>
          </table:table-cell>
          <table:table-cell office:value-type="float" office:value="15194862.429237382" table:formula="msoxl:=Z612+AA611" table:style-name="ce14">
            <text:p>15,194,862</text:p>
          </table:table-cell>
          <table:table-cell office:value-type="float" office:value="21875" table:formula="msoxl:=AA612-AA611" table:style-name="ce14">
            <text:p>21,875</text:p>
          </table:table-cell>
          <table:table-cell office:value-type="percentage" office:value="0" table:formula="msoxl:=AB612/AB61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11" table:style-name="ce22">
            <text:p>611</text:p>
          </table:table-cell>
          <table:table-cell office:value-type="float" office:value="554852.7748608354" table:formula="msoxl:=C612+C612*0.001" table:style-name="ce23">
            <text:p>554,853</text:p>
          </table:table-cell>
          <table:table-cell office:value-type="float" office:value="218218835.74438348" table:formula="msoxl:=C613+D612" table:style-name="ce16">
            <text:p>218,218,836</text:p>
          </table:table-cell>
          <table:table-cell office:value-type="float" office:value="554.298476384487" table:formula="msoxl:=C613-C612" table:style-name="ce16">
            <text:p>554</text:p>
          </table:table-cell>
          <table:table-cell office:value-type="percentage" office:value="1.0000000000001119E-3" table:formula="msoxl:=(C613/C612)-1" table:style-name="ce13">
            <text:p>0.10%</text:p>
          </table:table-cell>
          <table:table-cell office:value-type="percentage" office:value="-2.2204460492503131E-16" table:formula="msoxl:=F612-F613" table:style-name="ce13">
            <text:p>0.00%</text:p>
          </table:table-cell>
          <table:table-cell office:value-type="float" office:value="38" table:formula="msoxl:=IF(I613=I612,1+H612,1)" table:style-name="ce34">
            <text:p>38</text:p>
          </table:table-cell>
          <table:table-cell office:value-type="string" table:style-name="ce22">
            <text:p>Messis</text:p>
          </table:table-cell>
          <table:table-cell office:value-type="float" office:value="18" table:formula="msoxl:=IF(I613=I612,J612,J612+1)" table:style-name="ce23">
            <text:p>18</text:p>
          </table:table-cell>
          <table:table-cell office:value-type="float" office:value="30825.1541589353" table:formula="msoxl:=C613/J613" table:style-name="ce14">
            <text:p>30,825</text:p>
          </table:table-cell>
          <table:table-cell office:value-type="float" office:value="16363517.627138373" table:formula="msoxl:=K613+L612" table:style-name="ce14">
            <text:p>16,363,518</text:p>
          </table:table-cell>
          <table:table-cell office:value-type="float" office:value="30825.154158934951" table:formula="msoxl:=L613-L612" table:style-name="ce14">
            <text:p>30,825</text:p>
          </table:table-cell>
          <table:table-cell office:value-type="percentage" office:value="1.0000000000109921E-3" table:formula="msoxl:=M613/M61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11" table:style-name="ce22">
            <text:p>611</text:p>
          </table:table-cell>
          <table:table-cell office:value-type="float" office:value="350000" table:style-name="ce23">
            <text:p>350,000</text:p>
          </table:table-cell>
          <table:table-cell office:value-type="float" office:value="174200000" table:formula="msoxl:=S613+T612" table:style-name="ce16">
            <text:p>174,200,000</text:p>
          </table:table-cell>
          <table:table-cell office:value-type="float" office:value="0" table:formula="msoxl:=S613-S612" table:style-name="ce17">
            <text:p>0</text:p>
          </table:table-cell>
          <table:table-cell office:value-type="percentage" office:value="0" table:formula="msoxl:=(S613/S612)-1" table:style-name="ce13">
            <text:p>0.00%</text:p>
          </table:table-cell>
          <table:table-cell office:value-type="percentage" office:value="0" table:formula="msoxl:=V612-V613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13=X612,Y612,Y612+1)" table:style-name="ce23">
            <text:p>16</text:p>
          </table:table-cell>
          <table:table-cell office:value-type="float" office:value="21875" table:formula="msoxl:=S613/Y613" table:style-name="ce14">
            <text:p>21,875</text:p>
          </table:table-cell>
          <table:table-cell office:value-type="float" office:value="15216737.429237382" table:formula="msoxl:=Z613+AA612" table:style-name="ce14">
            <text:p>15,216,737</text:p>
          </table:table-cell>
          <table:table-cell office:value-type="float" office:value="21875" table:formula="msoxl:=AA613-AA612" table:style-name="ce14">
            <text:p>21,875</text:p>
          </table:table-cell>
          <table:table-cell office:value-type="percentage" office:value="0" table:formula="msoxl:=AB613/AB61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12" table:style-name="ce22">
            <text:p>612</text:p>
          </table:table-cell>
          <table:table-cell office:value-type="float" office:value="555407.6276356962" table:formula="msoxl:=C613+C613*0.001" table:style-name="ce23">
            <text:p>555,408</text:p>
          </table:table-cell>
          <table:table-cell office:value-type="float" office:value="218774243.37201917" table:formula="msoxl:=C614+D613" table:style-name="ce16">
            <text:p>218,774,243</text:p>
          </table:table-cell>
          <table:table-cell office:value-type="float" office:value="554.85277486080304" table:formula="msoxl:=C614-C613" table:style-name="ce16">
            <text:p>555</text:p>
          </table:table-cell>
          <table:table-cell office:value-type="percentage" office:value="9.9999999999988987E-4" table:formula="msoxl:=(C614/C613)-1" table:style-name="ce13">
            <text:p>0.10%</text:p>
          </table:table-cell>
          <table:table-cell office:value-type="percentage" office:value="2.2204460492503131E-16" table:formula="msoxl:=F613-F614" table:style-name="ce13">
            <text:p>0.00%</text:p>
          </table:table-cell>
          <table:table-cell office:value-type="float" office:value="39" table:formula="msoxl:=IF(I614=I613,1+H613,1)" table:style-name="ce34">
            <text:p>39</text:p>
          </table:table-cell>
          <table:table-cell office:value-type="string" table:style-name="ce22">
            <text:p>Messis</text:p>
          </table:table-cell>
          <table:table-cell office:value-type="float" office:value="18" table:formula="msoxl:=IF(I614=I613,J613,J613+1)" table:style-name="ce23">
            <text:p>18</text:p>
          </table:table-cell>
          <table:table-cell office:value-type="float" office:value="30855.979313094234" table:formula="msoxl:=C614/J614" table:style-name="ce14">
            <text:p>30,856</text:p>
          </table:table-cell>
          <table:table-cell office:value-type="float" office:value="16394373.606451467" table:formula="msoxl:=K614+L613" table:style-name="ce14">
            <text:p>16,394,374</text:p>
          </table:table-cell>
          <table:table-cell office:value-type="float" office:value="30855.979313094169" table:formula="msoxl:=L614-L613" table:style-name="ce14">
            <text:p>30,856</text:p>
          </table:table-cell>
          <table:table-cell office:value-type="percentage" office:value="1.0000000000092157E-3" table:formula="msoxl:=M614/M61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12" table:style-name="ce22">
            <text:p>612</text:p>
          </table:table-cell>
          <table:table-cell office:value-type="float" office:value="350000" table:style-name="ce23">
            <text:p>350,000</text:p>
          </table:table-cell>
          <table:table-cell office:value-type="float" office:value="174550000" table:formula="msoxl:=S614+T613" table:style-name="ce16">
            <text:p>174,550,000</text:p>
          </table:table-cell>
          <table:table-cell office:value-type="float" office:value="0" table:formula="msoxl:=S614-S613" table:style-name="ce17">
            <text:p>0</text:p>
          </table:table-cell>
          <table:table-cell office:value-type="percentage" office:value="0" table:formula="msoxl:=(S614/S613)-1" table:style-name="ce13">
            <text:p>0.00%</text:p>
          </table:table-cell>
          <table:table-cell office:value-type="percentage" office:value="0" table:formula="msoxl:=V613-V614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14=X613,Y613,Y613+1)" table:style-name="ce23">
            <text:p>16</text:p>
          </table:table-cell>
          <table:table-cell office:value-type="float" office:value="21875" table:formula="msoxl:=S614/Y614" table:style-name="ce14">
            <text:p>21,875</text:p>
          </table:table-cell>
          <table:table-cell office:value-type="float" office:value="15238612.429237382" table:formula="msoxl:=Z614+AA613" table:style-name="ce14">
            <text:p>15,238,612</text:p>
          </table:table-cell>
          <table:table-cell office:value-type="float" office:value="21875" table:formula="msoxl:=AA614-AA613" table:style-name="ce14">
            <text:p>21,875</text:p>
          </table:table-cell>
          <table:table-cell office:value-type="percentage" office:value="0" table:formula="msoxl:=AB614/AB61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13" table:style-name="ce22">
            <text:p>613</text:p>
          </table:table-cell>
          <table:table-cell office:value-type="float" office:value="555963.03526333196" table:formula="msoxl:=C614+C614*0.001" table:style-name="ce23">
            <text:p>555,963</text:p>
          </table:table-cell>
          <table:table-cell office:value-type="float" office:value="219330206.4072825" table:formula="msoxl:=C615+D614" table:style-name="ce16">
            <text:p>219,330,206</text:p>
          </table:table-cell>
          <table:table-cell office:value-type="float" office:value="555.40762763575185" table:formula="msoxl:=C615-C614" table:style-name="ce16">
            <text:p>555</text:p>
          </table:table-cell>
          <table:table-cell office:value-type="percentage" office:value="1.0000000000001119E-3" table:formula="msoxl:=(C615/C614)-1" table:style-name="ce13">
            <text:p>0.10%</text:p>
          </table:table-cell>
          <table:table-cell office:value-type="percentage" office:value="-2.2204460492503131E-16" table:formula="msoxl:=F614-F615" table:style-name="ce13">
            <text:p>0.00%</text:p>
          </table:table-cell>
          <table:table-cell office:value-type="float" office:value="40" table:formula="msoxl:=IF(I615=I614,1+H614,1)" table:style-name="ce34">
            <text:p>40</text:p>
          </table:table-cell>
          <table:table-cell office:value-type="string" table:style-name="ce22">
            <text:p>Messis</text:p>
          </table:table-cell>
          <table:table-cell office:value-type="float" office:value="18" table:formula="msoxl:=IF(I615=I614,J614,J614+1)" table:style-name="ce23">
            <text:p>18</text:p>
          </table:table-cell>
          <table:table-cell office:value-type="float" office:value="30886.83529240733" table:formula="msoxl:=C615/J615" table:style-name="ce14">
            <text:p>30,887</text:p>
          </table:table-cell>
          <table:table-cell office:value-type="float" office:value="16425260.441743875" table:formula="msoxl:=K615+L614" table:style-name="ce14">
            <text:p>16,425,260</text:p>
          </table:table-cell>
          <table:table-cell office:value-type="float" office:value="30886.835292408243" table:formula="msoxl:=L615-L614" table:style-name="ce14">
            <text:p>30,887</text:p>
          </table:table-cell>
          <table:table-cell office:value-type="percentage" office:value="1.0000000000316422E-3" table:formula="msoxl:=M615/M61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13" table:style-name="ce22">
            <text:p>613</text:p>
          </table:table-cell>
          <table:table-cell office:value-type="float" office:value="350000" table:style-name="ce23">
            <text:p>350,000</text:p>
          </table:table-cell>
          <table:table-cell office:value-type="float" office:value="174900000" table:formula="msoxl:=S615+T614" table:style-name="ce16">
            <text:p>174,900,000</text:p>
          </table:table-cell>
          <table:table-cell office:value-type="float" office:value="0" table:formula="msoxl:=S615-S614" table:style-name="ce17">
            <text:p>0</text:p>
          </table:table-cell>
          <table:table-cell office:value-type="percentage" office:value="0" table:formula="msoxl:=(S615/S614)-1" table:style-name="ce13">
            <text:p>0.00%</text:p>
          </table:table-cell>
          <table:table-cell office:value-type="percentage" office:value="0" table:formula="msoxl:=V614-V615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15=X614,Y614,Y614+1)" table:style-name="ce23">
            <text:p>16</text:p>
          </table:table-cell>
          <table:table-cell office:value-type="float" office:value="21875" table:formula="msoxl:=S615/Y615" table:style-name="ce14">
            <text:p>21,875</text:p>
          </table:table-cell>
          <table:table-cell office:value-type="float" office:value="15260487.429237382" table:formula="msoxl:=Z615+AA614" table:style-name="ce14">
            <text:p>15,260,487</text:p>
          </table:table-cell>
          <table:table-cell office:value-type="float" office:value="21875" table:formula="msoxl:=AA615-AA614" table:style-name="ce14">
            <text:p>21,875</text:p>
          </table:table-cell>
          <table:table-cell office:value-type="percentage" office:value="0" table:formula="msoxl:=AB615/AB61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14" table:style-name="ce22">
            <text:p>614</text:p>
          </table:table-cell>
          <table:table-cell office:value-type="float" office:value="556518.99829859531" table:formula="msoxl:=C615+C615*0.001" table:style-name="ce23">
            <text:p>556,519</text:p>
          </table:table-cell>
          <table:table-cell office:value-type="float" office:value="219886725.40558109" table:formula="msoxl:=C616+D615" table:style-name="ce16">
            <text:p>219,886,725</text:p>
          </table:table-cell>
          <table:table-cell office:value-type="float" office:value="555.96303526335396" table:formula="msoxl:=C616-C615" table:style-name="ce16">
            <text:p>556</text:p>
          </table:table-cell>
          <table:table-cell office:value-type="percentage" office:value="1.0000000000001119E-3" table:formula="msoxl:=(C616/C615)-1" table:style-name="ce13">
            <text:p>0.10%</text:p>
          </table:table-cell>
          <table:table-cell office:value-type="percentage" office:value="0" table:formula="msoxl:=F615-F616" table:style-name="ce13">
            <text:p>0.00%</text:p>
          </table:table-cell>
          <table:table-cell office:value-type="float" office:value="41" table:formula="msoxl:=IF(I616=I615,1+H615,1)" table:style-name="ce34">
            <text:p>41</text:p>
          </table:table-cell>
          <table:table-cell office:value-type="string" table:style-name="ce22">
            <text:p>Messis</text:p>
          </table:table-cell>
          <table:table-cell office:value-type="float" office:value="18" table:formula="msoxl:=IF(I616=I615,J615,J615+1)" table:style-name="ce23">
            <text:p>18</text:p>
          </table:table-cell>
          <table:table-cell office:value-type="float" office:value="30917.722127699741" table:formula="msoxl:=C616/J616" table:style-name="ce14">
            <text:p>30,918</text:p>
          </table:table-cell>
          <table:table-cell office:value-type="float" office:value="16456178.163871575" table:formula="msoxl:=K616+L615" table:style-name="ce14">
            <text:p>16,456,178</text:p>
          </table:table-cell>
          <table:table-cell office:value-type="float" office:value="30917.722127700225" table:formula="msoxl:=L616-L615" table:style-name="ce14">
            <text:p>30,918</text:p>
          </table:table-cell>
          <table:table-cell office:value-type="percentage" office:value="9.999999999861231E-4" table:formula="msoxl:=M616/M61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14" table:style-name="ce22">
            <text:p>614</text:p>
          </table:table-cell>
          <table:table-cell office:value-type="float" office:value="350000" table:style-name="ce23">
            <text:p>350,000</text:p>
          </table:table-cell>
          <table:table-cell office:value-type="float" office:value="175250000" table:formula="msoxl:=S616+T615" table:style-name="ce16">
            <text:p>175,250,000</text:p>
          </table:table-cell>
          <table:table-cell office:value-type="float" office:value="0" table:formula="msoxl:=S616-S615" table:style-name="ce17">
            <text:p>0</text:p>
          </table:table-cell>
          <table:table-cell office:value-type="percentage" office:value="0" table:formula="msoxl:=(S616/S615)-1" table:style-name="ce13">
            <text:p>0.00%</text:p>
          </table:table-cell>
          <table:table-cell office:value-type="percentage" office:value="0" table:formula="msoxl:=V615-V616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16=X615,Y615,Y615+1)" table:style-name="ce23">
            <text:p>16</text:p>
          </table:table-cell>
          <table:table-cell office:value-type="float" office:value="21875" table:formula="msoxl:=S616/Y616" table:style-name="ce14">
            <text:p>21,875</text:p>
          </table:table-cell>
          <table:table-cell office:value-type="float" office:value="15282362.429237382" table:formula="msoxl:=Z616+AA615" table:style-name="ce14">
            <text:p>15,282,362</text:p>
          </table:table-cell>
          <table:table-cell office:value-type="float" office:value="21875" table:formula="msoxl:=AA616-AA615" table:style-name="ce14">
            <text:p>21,875</text:p>
          </table:table-cell>
          <table:table-cell office:value-type="percentage" office:value="0" table:formula="msoxl:=AB616/AB61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15" table:style-name="ce22">
            <text:p>615</text:p>
          </table:table-cell>
          <table:table-cell office:value-type="float" office:value="557075.51729689387" table:formula="msoxl:=C616+C616*0.001" table:style-name="ce23">
            <text:p>557,076</text:p>
          </table:table-cell>
          <table:table-cell office:value-type="float" office:value="220443800.92287797" table:formula="msoxl:=C617+D616" table:style-name="ce16">
            <text:p>220,443,801</text:p>
          </table:table-cell>
          <table:table-cell office:value-type="float" office:value="556.5189982985612" table:formula="msoxl:=C617-C616" table:style-name="ce16">
            <text:p>557</text:p>
          </table:table-cell>
          <table:table-cell office:value-type="percentage" office:value="9.9999999999988987E-4" table:formula="msoxl:=(C617/C616)-1" table:style-name="ce13">
            <text:p>0.10%</text:p>
          </table:table-cell>
          <table:table-cell office:value-type="percentage" office:value="2.2204460492503131E-16" table:formula="msoxl:=F616-F617" table:style-name="ce13">
            <text:p>0.00%</text:p>
          </table:table-cell>
          <table:table-cell office:value-type="float" office:value="42" table:formula="msoxl:=IF(I617=I616,1+H616,1)" table:style-name="ce34">
            <text:p>42</text:p>
          </table:table-cell>
          <table:table-cell office:value-type="string" table:style-name="ce22">
            <text:p>Messis</text:p>
          </table:table-cell>
          <table:table-cell office:value-type="float" office:value="18" table:formula="msoxl:=IF(I617=I616,J616,J616+1)" table:style-name="ce23">
            <text:p>18</text:p>
          </table:table-cell>
          <table:table-cell office:value-type="float" office:value="30948.639849827436" table:formula="msoxl:=C617/J617" table:style-name="ce14">
            <text:p>30,949</text:p>
          </table:table-cell>
          <table:table-cell office:value-type="float" office:value="16487126.803721402" table:formula="msoxl:=K617+L616" table:style-name="ce14">
            <text:p>16,487,127</text:p>
          </table:table-cell>
          <table:table-cell office:value-type="float" office:value="30948.639849826694" table:formula="msoxl:=L617-L616" table:style-name="ce14">
            <text:p>30,949</text:p>
          </table:table-cell>
          <table:table-cell office:value-type="percentage" office:value="9.9999999996014388E-4" table:formula="msoxl:=M617/M61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15" table:style-name="ce22">
            <text:p>615</text:p>
          </table:table-cell>
          <table:table-cell office:value-type="float" office:value="350000" table:style-name="ce23">
            <text:p>350,000</text:p>
          </table:table-cell>
          <table:table-cell office:value-type="float" office:value="175600000" table:formula="msoxl:=S617+T616" table:style-name="ce16">
            <text:p>175,600,000</text:p>
          </table:table-cell>
          <table:table-cell office:value-type="float" office:value="0" table:formula="msoxl:=S617-S616" table:style-name="ce17">
            <text:p>0</text:p>
          </table:table-cell>
          <table:table-cell office:value-type="percentage" office:value="0" table:formula="msoxl:=(S617/S616)-1" table:style-name="ce13">
            <text:p>0.00%</text:p>
          </table:table-cell>
          <table:table-cell office:value-type="percentage" office:value="0" table:formula="msoxl:=V616-V617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17=X616,Y616,Y616+1)" table:style-name="ce23">
            <text:p>16</text:p>
          </table:table-cell>
          <table:table-cell office:value-type="float" office:value="21875" table:formula="msoxl:=S617/Y617" table:style-name="ce14">
            <text:p>21,875</text:p>
          </table:table-cell>
          <table:table-cell office:value-type="float" office:value="15304237.429237382" table:formula="msoxl:=Z617+AA616" table:style-name="ce14">
            <text:p>15,304,237</text:p>
          </table:table-cell>
          <table:table-cell office:value-type="float" office:value="21875" table:formula="msoxl:=AA617-AA616" table:style-name="ce14">
            <text:p>21,875</text:p>
          </table:table-cell>
          <table:table-cell office:value-type="percentage" office:value="0" table:formula="msoxl:=AB617/AB61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16" table:style-name="ce22">
            <text:p>616</text:p>
          </table:table-cell>
          <table:table-cell office:value-type="float" office:value="557632.59281419078" table:formula="msoxl:=C617+C617*0.001" table:style-name="ce23">
            <text:p>557,633</text:p>
          </table:table-cell>
          <table:table-cell office:value-type="float" office:value="221001433.51569214" table:formula="msoxl:=C618+D617" table:style-name="ce16">
            <text:p>221,001,434</text:p>
          </table:table-cell>
          <table:table-cell office:value-type="float" office:value="557.07551729690749" table:formula="msoxl:=C618-C617" table:style-name="ce16">
            <text:p>557</text:p>
          </table:table-cell>
          <table:table-cell office:value-type="percentage" office:value="1.0000000000001119E-3" table:formula="msoxl:=(C618/C617)-1" table:style-name="ce13">
            <text:p>0.10%</text:p>
          </table:table-cell>
          <table:table-cell office:value-type="percentage" office:value="-2.2204460492503131E-16" table:formula="msoxl:=F617-F618" table:style-name="ce13">
            <text:p>0.00%</text:p>
          </table:table-cell>
          <table:table-cell office:value-type="float" office:value="43" table:formula="msoxl:=IF(I618=I617,1+H617,1)" table:style-name="ce34">
            <text:p>43</text:p>
          </table:table-cell>
          <table:table-cell office:value-type="string" table:style-name="ce22">
            <text:p>Messis</text:p>
          </table:table-cell>
          <table:table-cell office:value-type="float" office:value="18" table:formula="msoxl:=IF(I618=I617,J617,J617+1)" table:style-name="ce23">
            <text:p>18</text:p>
          </table:table-cell>
          <table:table-cell office:value-type="float" office:value="30979.588489677266" table:formula="msoxl:=C618/J618" table:style-name="ce14">
            <text:p>30,980</text:p>
          </table:table-cell>
          <table:table-cell office:value-type="float" office:value="16518106.39221108" table:formula="msoxl:=K618+L617" table:style-name="ce14">
            <text:p>16,518,106</text:p>
          </table:table-cell>
          <table:table-cell office:value-type="float" office:value="30979.588489677757" table:formula="msoxl:=L618-L617" table:style-name="ce14">
            <text:p>30,980</text:p>
          </table:table-cell>
          <table:table-cell office:value-type="percentage" office:value="1.0000000000398579E-3" table:formula="msoxl:=M618/M61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16" table:style-name="ce22">
            <text:p>616</text:p>
          </table:table-cell>
          <table:table-cell office:value-type="float" office:value="350000" table:style-name="ce23">
            <text:p>350,000</text:p>
          </table:table-cell>
          <table:table-cell office:value-type="float" office:value="175950000" table:formula="msoxl:=S618+T617" table:style-name="ce16">
            <text:p>175,950,000</text:p>
          </table:table-cell>
          <table:table-cell office:value-type="float" office:value="0" table:formula="msoxl:=S618-S617" table:style-name="ce17">
            <text:p>0</text:p>
          </table:table-cell>
          <table:table-cell office:value-type="percentage" office:value="0" table:formula="msoxl:=(S618/S617)-1" table:style-name="ce13">
            <text:p>0.00%</text:p>
          </table:table-cell>
          <table:table-cell office:value-type="percentage" office:value="0" table:formula="msoxl:=V617-V618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18=X617,Y617,Y617+1)" table:style-name="ce23">
            <text:p>16</text:p>
          </table:table-cell>
          <table:table-cell office:value-type="float" office:value="21875" table:formula="msoxl:=S618/Y618" table:style-name="ce14">
            <text:p>21,875</text:p>
          </table:table-cell>
          <table:table-cell office:value-type="float" office:value="15326112.429237382" table:formula="msoxl:=Z618+AA617" table:style-name="ce14">
            <text:p>15,326,112</text:p>
          </table:table-cell>
          <table:table-cell office:value-type="float" office:value="21875" table:formula="msoxl:=AA618-AA617" table:style-name="ce14">
            <text:p>21,875</text:p>
          </table:table-cell>
          <table:table-cell office:value-type="percentage" office:value="0" table:formula="msoxl:=AB618/AB61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17" table:style-name="ce22">
            <text:p>617</text:p>
          </table:table-cell>
          <table:table-cell office:value-type="float" office:value="558190.22540700494" table:formula="msoxl:=C618+C618*0.001" table:style-name="ce23">
            <text:p>558,190</text:p>
          </table:table-cell>
          <table:table-cell office:value-type="float" office:value="221559623.74109915" table:formula="msoxl:=C619+D618" table:style-name="ce16">
            <text:p>221,559,624</text:p>
          </table:table-cell>
          <table:table-cell office:value-type="float" office:value="557.63259281415958" table:formula="msoxl:=C619-C618" table:style-name="ce16">
            <text:p>558</text:p>
          </table:table-cell>
          <table:table-cell office:value-type="percentage" office:value="9.9999999999988987E-4" table:formula="msoxl:=(C619/C618)-1" table:style-name="ce13">
            <text:p>0.10%</text:p>
          </table:table-cell>
          <table:table-cell office:value-type="percentage" office:value="2.2204460492503131E-16" table:formula="msoxl:=F618-F619" table:style-name="ce13">
            <text:p>0.00%</text:p>
          </table:table-cell>
          <table:table-cell office:value-type="float" office:value="44" table:formula="msoxl:=IF(I619=I618,1+H618,1)" table:style-name="ce34">
            <text:p>44</text:p>
          </table:table-cell>
          <table:table-cell office:value-type="string" table:style-name="ce22">
            <text:p>Messis</text:p>
          </table:table-cell>
          <table:table-cell office:value-type="float" office:value="18" table:formula="msoxl:=IF(I619=I618,J618,J618+1)" table:style-name="ce23">
            <text:p>18</text:p>
          </table:table-cell>
          <table:table-cell office:value-type="float" office:value="31010.56807816694" table:formula="msoxl:=C619/J619" table:style-name="ce14">
            <text:p>31,011</text:p>
          </table:table-cell>
          <table:table-cell office:value-type="float" office:value="16549116.960289247" table:formula="msoxl:=K619+L618" table:style-name="ce14">
            <text:p>16,549,117</text:p>
          </table:table-cell>
          <table:table-cell office:value-type="float" office:value="31010.568078167737" table:formula="msoxl:=L619-L618" table:style-name="ce14">
            <text:p>31,011</text:p>
          </table:table-cell>
          <table:table-cell office:value-type="percentage" office:value="1.0000000000096598E-3" table:formula="msoxl:=M619/M61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17" table:style-name="ce22">
            <text:p>617</text:p>
          </table:table-cell>
          <table:table-cell office:value-type="float" office:value="350000" table:style-name="ce23">
            <text:p>350,000</text:p>
          </table:table-cell>
          <table:table-cell office:value-type="float" office:value="176300000" table:formula="msoxl:=S619+T618" table:style-name="ce16">
            <text:p>176,300,000</text:p>
          </table:table-cell>
          <table:table-cell office:value-type="float" office:value="0" table:formula="msoxl:=S619-S618" table:style-name="ce17">
            <text:p>0</text:p>
          </table:table-cell>
          <table:table-cell office:value-type="percentage" office:value="0" table:formula="msoxl:=(S619/S618)-1" table:style-name="ce13">
            <text:p>0.00%</text:p>
          </table:table-cell>
          <table:table-cell office:value-type="percentage" office:value="0" table:formula="msoxl:=V618-V619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19=X618,Y618,Y618+1)" table:style-name="ce23">
            <text:p>16</text:p>
          </table:table-cell>
          <table:table-cell office:value-type="float" office:value="21875" table:formula="msoxl:=S619/Y619" table:style-name="ce14">
            <text:p>21,875</text:p>
          </table:table-cell>
          <table:table-cell office:value-type="float" office:value="15347987.429237382" table:formula="msoxl:=Z619+AA618" table:style-name="ce14">
            <text:p>15,347,987</text:p>
          </table:table-cell>
          <table:table-cell office:value-type="float" office:value="21875" table:formula="msoxl:=AA619-AA618" table:style-name="ce14">
            <text:p>21,875</text:p>
          </table:table-cell>
          <table:table-cell office:value-type="percentage" office:value="0" table:formula="msoxl:=AB619/AB61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18" table:style-name="ce22">
            <text:p>618</text:p>
          </table:table-cell>
          <table:table-cell office:value-type="float" office:value="558748.41563241195" table:formula="msoxl:=C619+C619*0.001" table:style-name="ce23">
            <text:p>558,748</text:p>
          </table:table-cell>
          <table:table-cell office:value-type="float" office:value="222118372.15673158" table:formula="msoxl:=C620+D619" table:style-name="ce16">
            <text:p>222,118,372</text:p>
          </table:table-cell>
          <table:table-cell office:value-type="float" office:value="558.19022540701553" table:formula="msoxl:=C620-C619" table:style-name="ce16">
            <text:p>558</text:p>
          </table:table-cell>
          <table:table-cell office:value-type="percentage" office:value="1.0000000000001119E-3" table:formula="msoxl:=(C620/C619)-1" table:style-name="ce13">
            <text:p>0.10%</text:p>
          </table:table-cell>
          <table:table-cell office:value-type="percentage" office:value="-2.2204460492503131E-16" table:formula="msoxl:=F619-F620" table:style-name="ce13">
            <text:p>0.00%</text:p>
          </table:table-cell>
          <table:table-cell office:value-type="float" office:value="45" table:formula="msoxl:=IF(I620=I619,1+H619,1)" table:style-name="ce34">
            <text:p>45</text:p>
          </table:table-cell>
          <table:table-cell office:value-type="string" table:style-name="ce22">
            <text:p>Messis</text:p>
          </table:table-cell>
          <table:table-cell office:value-type="float" office:value="18" table:formula="msoxl:=IF(I620=I619,J619,J619+1)" table:style-name="ce23">
            <text:p>18</text:p>
          </table:table-cell>
          <table:table-cell office:value-type="float" office:value="31041.578646245107" table:formula="msoxl:=C620/J620" table:style-name="ce14">
            <text:p>31,042</text:p>
          </table:table-cell>
          <table:table-cell office:value-type="float" office:value="16580158.538935492" table:formula="msoxl:=K620+L619" table:style-name="ce14">
            <text:p>16,580,159</text:p>
          </table:table-cell>
          <table:table-cell office:value-type="float" office:value="31041.578646244481" table:formula="msoxl:=L620-L619" table:style-name="ce14">
            <text:p>31,042</text:p>
          </table:table-cell>
          <table:table-cell office:value-type="percentage" office:value="9.9999999995414868E-4" table:formula="msoxl:=M620/M61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18" table:style-name="ce22">
            <text:p>618</text:p>
          </table:table-cell>
          <table:table-cell office:value-type="float" office:value="350000" table:style-name="ce23">
            <text:p>350,000</text:p>
          </table:table-cell>
          <table:table-cell office:value-type="float" office:value="176650000" table:formula="msoxl:=S620+T619" table:style-name="ce16">
            <text:p>176,650,000</text:p>
          </table:table-cell>
          <table:table-cell office:value-type="float" office:value="0" table:formula="msoxl:=S620-S619" table:style-name="ce17">
            <text:p>0</text:p>
          </table:table-cell>
          <table:table-cell office:value-type="percentage" office:value="0" table:formula="msoxl:=(S620/S619)-1" table:style-name="ce13">
            <text:p>0.00%</text:p>
          </table:table-cell>
          <table:table-cell office:value-type="percentage" office:value="0" table:formula="msoxl:=V619-V620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20=X619,Y619,Y619+1)" table:style-name="ce23">
            <text:p>16</text:p>
          </table:table-cell>
          <table:table-cell office:value-type="float" office:value="21875" table:formula="msoxl:=S620/Y620" table:style-name="ce14">
            <text:p>21,875</text:p>
          </table:table-cell>
          <table:table-cell office:value-type="float" office:value="15369862.429237382" table:formula="msoxl:=Z620+AA619" table:style-name="ce14">
            <text:p>15,369,862</text:p>
          </table:table-cell>
          <table:table-cell office:value-type="float" office:value="21875" table:formula="msoxl:=AA620-AA619" table:style-name="ce14">
            <text:p>21,875</text:p>
          </table:table-cell>
          <table:table-cell office:value-type="percentage" office:value="0" table:formula="msoxl:=AB620/AB61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19" table:style-name="ce22">
            <text:p>619</text:p>
          </table:table-cell>
          <table:table-cell office:value-type="float" office:value="559307.16404804436" table:formula="msoxl:=C620+C620*0.001" table:style-name="ce23">
            <text:p>559,307</text:p>
          </table:table-cell>
          <table:table-cell office:value-type="float" office:value="222677679.32077962" table:formula="msoxl:=C621+D620" table:style-name="ce16">
            <text:p>222,677,679</text:p>
          </table:table-cell>
          <table:table-cell office:value-type="float" office:value="558.74841563240625" table:formula="msoxl:=C621-C620" table:style-name="ce16">
            <text:p>559</text:p>
          </table:table-cell>
          <table:table-cell office:value-type="percentage" office:value="9.9999999999988987E-4" table:formula="msoxl:=(C621/C620)-1" table:style-name="ce13">
            <text:p>0.10%</text:p>
          </table:table-cell>
          <table:table-cell office:value-type="percentage" office:value="2.2204460492503131E-16" table:formula="msoxl:=F620-F621" table:style-name="ce13">
            <text:p>0.00%</text:p>
          </table:table-cell>
          <table:table-cell office:value-type="float" office:value="46" table:formula="msoxl:=IF(I621=I620,1+H620,1)" table:style-name="ce34">
            <text:p>46</text:p>
          </table:table-cell>
          <table:table-cell office:value-type="string" table:style-name="ce22">
            <text:p>Messis</text:p>
          </table:table-cell>
          <table:table-cell office:value-type="float" office:value="18" table:formula="msoxl:=IF(I621=I620,J620,J620+1)" table:style-name="ce23">
            <text:p>18</text:p>
          </table:table-cell>
          <table:table-cell office:value-type="float" office:value="31072.620224891354" table:formula="msoxl:=C621/J621" table:style-name="ce14">
            <text:p>31,073</text:p>
          </table:table-cell>
          <table:table-cell office:value-type="float" office:value="16611231.159160383" table:formula="msoxl:=K621+L620" table:style-name="ce14">
            <text:p>16,611,231</text:p>
          </table:table-cell>
          <table:table-cell office:value-type="float" office:value="31072.62022489123" table:formula="msoxl:=L621-L620" table:style-name="ce14">
            <text:p>31,073</text:p>
          </table:table-cell>
          <table:table-cell office:value-type="percentage" office:value="1.0000000000163212E-3" table:formula="msoxl:=M621/M62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19" table:style-name="ce22">
            <text:p>619</text:p>
          </table:table-cell>
          <table:table-cell office:value-type="float" office:value="350000" table:style-name="ce23">
            <text:p>350,000</text:p>
          </table:table-cell>
          <table:table-cell office:value-type="float" office:value="177000000" table:formula="msoxl:=S621+T620" table:style-name="ce16">
            <text:p>177,000,000</text:p>
          </table:table-cell>
          <table:table-cell office:value-type="float" office:value="0" table:formula="msoxl:=S621-S620" table:style-name="ce17">
            <text:p>0</text:p>
          </table:table-cell>
          <table:table-cell office:value-type="percentage" office:value="0" table:formula="msoxl:=(S621/S620)-1" table:style-name="ce13">
            <text:p>0.00%</text:p>
          </table:table-cell>
          <table:table-cell office:value-type="percentage" office:value="0" table:formula="msoxl:=V620-V621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21=X620,Y620,Y620+1)" table:style-name="ce23">
            <text:p>16</text:p>
          </table:table-cell>
          <table:table-cell office:value-type="float" office:value="21875" table:formula="msoxl:=S621/Y621" table:style-name="ce14">
            <text:p>21,875</text:p>
          </table:table-cell>
          <table:table-cell office:value-type="float" office:value="15391737.429237382" table:formula="msoxl:=Z621+AA620" table:style-name="ce14">
            <text:p>15,391,737</text:p>
          </table:table-cell>
          <table:table-cell office:value-type="float" office:value="21875" table:formula="msoxl:=AA621-AA620" table:style-name="ce14">
            <text:p>21,875</text:p>
          </table:table-cell>
          <table:table-cell office:value-type="percentage" office:value="0" table:formula="msoxl:=AB621/AB62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20" table:style-name="ce22">
            <text:p>620</text:p>
          </table:table-cell>
          <table:table-cell office:value-type="float" office:value="559866.47121209244" table:formula="msoxl:=C621+C621*0.001" table:style-name="ce23">
            <text:p>559,866</text:p>
          </table:table-cell>
          <table:table-cell office:value-type="float" office:value="223237545.79199171" table:formula="msoxl:=C622+D621" table:style-name="ce16">
            <text:p>223,237,546</text:p>
          </table:table-cell>
          <table:table-cell office:value-type="float" office:value="559.30716404807754" table:formula="msoxl:=C622-C621" table:style-name="ce16">
            <text:p>559</text:p>
          </table:table-cell>
          <table:table-cell office:value-type="percentage" office:value="1.0000000000001119E-3" table:formula="msoxl:=(C622/C621)-1" table:style-name="ce13">
            <text:p>0.10%</text:p>
          </table:table-cell>
          <table:table-cell office:value-type="percentage" office:value="-2.2204460492503131E-16" table:formula="msoxl:=F621-F622" table:style-name="ce13">
            <text:p>0.00%</text:p>
          </table:table-cell>
          <table:table-cell office:value-type="float" office:value="47" table:formula="msoxl:=IF(I622=I621,1+H621,1)" table:style-name="ce34">
            <text:p>47</text:p>
          </table:table-cell>
          <table:table-cell office:value-type="string" table:style-name="ce22">
            <text:p>Messis</text:p>
          </table:table-cell>
          <table:table-cell office:value-type="float" office:value="18" table:formula="msoxl:=IF(I622=I621,J621,J621+1)" table:style-name="ce23">
            <text:p>18</text:p>
          </table:table-cell>
          <table:table-cell office:value-type="float" office:value="31103.692845116246" table:formula="msoxl:=C622/J622" table:style-name="ce14">
            <text:p>31,104</text:p>
          </table:table-cell>
          <table:table-cell office:value-type="float" office:value="16642334.852005498" table:formula="msoxl:=K622+L621" table:style-name="ce14">
            <text:p>16,642,335</text:p>
          </table:table-cell>
          <table:table-cell office:value-type="float" office:value="31103.692845115438" table:formula="msoxl:=L622-L621" table:style-name="ce14">
            <text:p>31,104</text:p>
          </table:table-cell>
          <table:table-cell office:value-type="percentage" office:value="9.9999999997790745E-4" table:formula="msoxl:=M622/M62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20" table:style-name="ce22">
            <text:p>620</text:p>
          </table:table-cell>
          <table:table-cell office:value-type="float" office:value="350000" table:style-name="ce23">
            <text:p>350,000</text:p>
          </table:table-cell>
          <table:table-cell office:value-type="float" office:value="177350000" table:formula="msoxl:=S622+T621" table:style-name="ce16">
            <text:p>177,350,000</text:p>
          </table:table-cell>
          <table:table-cell office:value-type="float" office:value="0" table:formula="msoxl:=S622-S621" table:style-name="ce17">
            <text:p>0</text:p>
          </table:table-cell>
          <table:table-cell office:value-type="percentage" office:value="0" table:formula="msoxl:=(S622/S621)-1" table:style-name="ce13">
            <text:p>0.00%</text:p>
          </table:table-cell>
          <table:table-cell office:value-type="percentage" office:value="0" table:formula="msoxl:=V621-V622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22=X621,Y621,Y621+1)" table:style-name="ce23">
            <text:p>16</text:p>
          </table:table-cell>
          <table:table-cell office:value-type="float" office:value="21875" table:formula="msoxl:=S622/Y622" table:style-name="ce14">
            <text:p>21,875</text:p>
          </table:table-cell>
          <table:table-cell office:value-type="float" office:value="15413612.429237382" table:formula="msoxl:=Z622+AA621" table:style-name="ce14">
            <text:p>15,413,612</text:p>
          </table:table-cell>
          <table:table-cell office:value-type="float" office:value="21875" table:formula="msoxl:=AA622-AA621" table:style-name="ce14">
            <text:p>21,875</text:p>
          </table:table-cell>
          <table:table-cell office:value-type="percentage" office:value="0" table:formula="msoxl:=AB622/AB62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21" table:style-name="ce22">
            <text:p>621</text:p>
          </table:table-cell>
          <table:table-cell office:value-type="float" office:value="560426.33768330456" table:formula="msoxl:=C622+C622*0.001" table:style-name="ce23">
            <text:p>560,426</text:p>
          </table:table-cell>
          <table:table-cell office:value-type="float" office:value="223797972.129675" table:formula="msoxl:=C623+D622" table:style-name="ce16">
            <text:p>223,797,972</text:p>
          </table:table-cell>
          <table:table-cell office:value-type="float" office:value="559.86647121212445" table:formula="msoxl:=C623-C622" table:style-name="ce16">
            <text:p>560</text:p>
          </table:table-cell>
          <table:table-cell office:value-type="percentage" office:value="1.0000000000001119E-3" table:formula="msoxl:=(C623/C622)-1" table:style-name="ce13">
            <text:p>0.10%</text:p>
          </table:table-cell>
          <table:table-cell office:value-type="percentage" office:value="0" table:formula="msoxl:=F622-F623" table:style-name="ce13">
            <text:p>0.00%</text:p>
          </table:table-cell>
          <table:table-cell office:value-type="float" office:value="48" table:formula="msoxl:=IF(I623=I622,1+H622,1)" table:style-name="ce34">
            <text:p>48</text:p>
          </table:table-cell>
          <table:table-cell office:value-type="string" table:style-name="ce22">
            <text:p>Messis</text:p>
          </table:table-cell>
          <table:table-cell office:value-type="float" office:value="18" table:formula="msoxl:=IF(I623=I622,J622,J622+1)" table:style-name="ce23">
            <text:p>18</text:p>
          </table:table-cell>
          <table:table-cell office:value-type="float" office:value="31134.796537961363" table:formula="msoxl:=C623/J623" table:style-name="ce14">
            <text:p>31,135</text:p>
          </table:table-cell>
          <table:table-cell office:value-type="float" office:value="16673469.64854346" table:formula="msoxl:=K623+L622" table:style-name="ce14">
            <text:p>16,673,470</text:p>
          </table:table-cell>
          <table:table-cell office:value-type="float" office:value="31134.796537961811" table:formula="msoxl:=L623-L622" table:style-name="ce14">
            <text:p>31,135</text:p>
          </table:table-cell>
          <table:table-cell office:value-type="percentage" office:value="1.000000000040524E-3" table:formula="msoxl:=M623/M62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21" table:style-name="ce22">
            <text:p>621</text:p>
          </table:table-cell>
          <table:table-cell office:value-type="float" office:value="350000" table:style-name="ce23">
            <text:p>350,000</text:p>
          </table:table-cell>
          <table:table-cell office:value-type="float" office:value="177700000" table:formula="msoxl:=S623+T622" table:style-name="ce16">
            <text:p>177,700,000</text:p>
          </table:table-cell>
          <table:table-cell office:value-type="float" office:value="0" table:formula="msoxl:=S623-S622" table:style-name="ce17">
            <text:p>0</text:p>
          </table:table-cell>
          <table:table-cell office:value-type="percentage" office:value="0" table:formula="msoxl:=(S623/S622)-1" table:style-name="ce13">
            <text:p>0.00%</text:p>
          </table:table-cell>
          <table:table-cell office:value-type="percentage" office:value="0" table:formula="msoxl:=V622-V623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23=X622,Y622,Y622+1)" table:style-name="ce23">
            <text:p>16</text:p>
          </table:table-cell>
          <table:table-cell office:value-type="float" office:value="21875" table:formula="msoxl:=S623/Y623" table:style-name="ce14">
            <text:p>21,875</text:p>
          </table:table-cell>
          <table:table-cell office:value-type="float" office:value="15435487.429237382" table:formula="msoxl:=Z623+AA622" table:style-name="ce14">
            <text:p>15,435,487</text:p>
          </table:table-cell>
          <table:table-cell office:value-type="float" office:value="21875" table:formula="msoxl:=AA623-AA622" table:style-name="ce14">
            <text:p>21,875</text:p>
          </table:table-cell>
          <table:table-cell office:value-type="percentage" office:value="0" table:formula="msoxl:=AB623/AB62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22" table:style-name="ce22">
            <text:p>622</text:p>
          </table:table-cell>
          <table:table-cell office:value-type="float" office:value="560986.7640209879" table:formula="msoxl:=C623+C623*0.001" table:style-name="ce23">
            <text:p>560,987</text:p>
          </table:table-cell>
          <table:table-cell office:value-type="float" office:value="224358958.89369598" table:formula="msoxl:=C624+D623" table:style-name="ce16">
            <text:p>224,358,959</text:p>
          </table:table-cell>
          <table:table-cell office:value-type="float" office:value="560.42633768334053" table:formula="msoxl:=C624-C623" table:style-name="ce16">
            <text:p>560</text:p>
          </table:table-cell>
          <table:table-cell office:value-type="percentage" office:value="1.0000000000001119E-3" table:formula="msoxl:=(C624/C623)-1" table:style-name="ce13">
            <text:p>0.10%</text:p>
          </table:table-cell>
          <table:table-cell office:value-type="percentage" office:value="0" table:formula="msoxl:=F623-F624" table:style-name="ce13">
            <text:p>0.00%</text:p>
          </table:table-cell>
          <table:table-cell office:value-type="float" office:value="49" table:formula="msoxl:=IF(I624=I623,1+H623,1)" table:style-name="ce34">
            <text:p>49</text:p>
          </table:table-cell>
          <table:table-cell office:value-type="string" table:style-name="ce22">
            <text:p>Messis</text:p>
          </table:table-cell>
          <table:table-cell office:value-type="float" office:value="18" table:formula="msoxl:=IF(I624=I623,J623,J623+1)" table:style-name="ce23">
            <text:p>18</text:p>
          </table:table-cell>
          <table:table-cell office:value-type="float" office:value="31165.931334499328" table:formula="msoxl:=C624/J624" table:style-name="ce14">
            <text:p>31,166</text:p>
          </table:table-cell>
          <table:table-cell office:value-type="float" office:value="16704635.57987796" table:formula="msoxl:=K624+L623" table:style-name="ce14">
            <text:p>16,704,636</text:p>
          </table:table-cell>
          <table:table-cell office:value-type="float" office:value="31165.93133449927" table:formula="msoxl:=L624-L623" table:style-name="ce14">
            <text:p>31,166</text:p>
          </table:table-cell>
          <table:table-cell office:value-type="percentage" office:value="9.9999999998390265E-4" table:formula="msoxl:=M624/M62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22" table:style-name="ce22">
            <text:p>622</text:p>
          </table:table-cell>
          <table:table-cell office:value-type="float" office:value="350000" table:style-name="ce23">
            <text:p>350,000</text:p>
          </table:table-cell>
          <table:table-cell office:value-type="float" office:value="178050000" table:formula="msoxl:=S624+T623" table:style-name="ce16">
            <text:p>178,050,000</text:p>
          </table:table-cell>
          <table:table-cell office:value-type="float" office:value="0" table:formula="msoxl:=S624-S623" table:style-name="ce17">
            <text:p>0</text:p>
          </table:table-cell>
          <table:table-cell office:value-type="percentage" office:value="0" table:formula="msoxl:=(S624/S623)-1" table:style-name="ce13">
            <text:p>0.00%</text:p>
          </table:table-cell>
          <table:table-cell office:value-type="percentage" office:value="0" table:formula="msoxl:=V623-V624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24=X623,Y623,Y623+1)" table:style-name="ce23">
            <text:p>16</text:p>
          </table:table-cell>
          <table:table-cell office:value-type="float" office:value="21875" table:formula="msoxl:=S624/Y624" table:style-name="ce14">
            <text:p>21,875</text:p>
          </table:table-cell>
          <table:table-cell office:value-type="float" office:value="15457362.429237382" table:formula="msoxl:=Z624+AA623" table:style-name="ce14">
            <text:p>15,457,362</text:p>
          </table:table-cell>
          <table:table-cell office:value-type="float" office:value="21875" table:formula="msoxl:=AA624-AA623" table:style-name="ce14">
            <text:p>21,875</text:p>
          </table:table-cell>
          <table:table-cell office:value-type="percentage" office:value="0" table:formula="msoxl:=AB624/AB62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23" table:style-name="ce22">
            <text:p>623</text:p>
          </table:table-cell>
          <table:table-cell office:value-type="float" office:value="561547.75078500889" table:formula="msoxl:=C624+C624*0.001" table:style-name="ce23">
            <text:p>561,548</text:p>
          </table:table-cell>
          <table:table-cell office:value-type="float" office:value="224920506.644481" table:formula="msoxl:=C625+D624" table:style-name="ce16">
            <text:p>224,920,507</text:p>
          </table:table-cell>
          <table:table-cell office:value-type="float" office:value="560.98676402098499" table:formula="msoxl:=C625-C624" table:style-name="ce16">
            <text:p>561</text:p>
          </table:table-cell>
          <table:table-cell office:value-type="percentage" office:value="9.9999999999988987E-4" table:formula="msoxl:=(C625/C624)-1" table:style-name="ce13">
            <text:p>0.10%</text:p>
          </table:table-cell>
          <table:table-cell office:value-type="percentage" office:value="2.2204460492503131E-16" table:formula="msoxl:=F624-F625" table:style-name="ce13">
            <text:p>0.00%</text:p>
          </table:table-cell>
          <table:table-cell office:value-type="float" office:value="50" table:formula="msoxl:=IF(I625=I624,1+H624,1)" table:style-name="ce34">
            <text:p>50</text:p>
          </table:table-cell>
          <table:table-cell office:value-type="string" table:style-name="ce22">
            <text:p>Messis</text:p>
          </table:table-cell>
          <table:table-cell office:value-type="float" office:value="18" table:formula="msoxl:=IF(I625=I624,J624,J624+1)" table:style-name="ce23">
            <text:p>18</text:p>
          </table:table-cell>
          <table:table-cell office:value-type="float" office:value="31197.097265833829" table:formula="msoxl:=C625/J625" table:style-name="ce14">
            <text:p>31,197</text:p>
          </table:table-cell>
          <table:table-cell office:value-type="float" office:value="16735832.677143794" table:formula="msoxl:=K625+L624" table:style-name="ce14">
            <text:p>16,735,833</text:p>
          </table:table-cell>
          <table:table-cell office:value-type="float" office:value="31197.097265833989" table:formula="msoxl:=L625-L624" table:style-name="ce14">
            <text:p>31,197</text:p>
          </table:table-cell>
          <table:table-cell office:value-type="percentage" office:value="1.0000000000069953E-3" table:formula="msoxl:=M625/M62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23" table:style-name="ce22">
            <text:p>623</text:p>
          </table:table-cell>
          <table:table-cell office:value-type="float" office:value="350000" table:style-name="ce23">
            <text:p>350,000</text:p>
          </table:table-cell>
          <table:table-cell office:value-type="float" office:value="178400000" table:formula="msoxl:=S625+T624" table:style-name="ce16">
            <text:p>178,400,000</text:p>
          </table:table-cell>
          <table:table-cell office:value-type="float" office:value="0" table:formula="msoxl:=S625-S624" table:style-name="ce17">
            <text:p>0</text:p>
          </table:table-cell>
          <table:table-cell office:value-type="percentage" office:value="0" table:formula="msoxl:=(S625/S624)-1" table:style-name="ce13">
            <text:p>0.00%</text:p>
          </table:table-cell>
          <table:table-cell office:value-type="percentage" office:value="0" table:formula="msoxl:=V624-V625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25=X624,Y624,Y624+1)" table:style-name="ce23">
            <text:p>16</text:p>
          </table:table-cell>
          <table:table-cell office:value-type="float" office:value="21875" table:formula="msoxl:=S625/Y625" table:style-name="ce14">
            <text:p>21,875</text:p>
          </table:table-cell>
          <table:table-cell office:value-type="float" office:value="15479237.429237382" table:formula="msoxl:=Z625+AA624" table:style-name="ce14">
            <text:p>15,479,237</text:p>
          </table:table-cell>
          <table:table-cell office:value-type="float" office:value="21875" table:formula="msoxl:=AA625-AA624" table:style-name="ce14">
            <text:p>21,875</text:p>
          </table:table-cell>
          <table:table-cell office:value-type="percentage" office:value="0" table:formula="msoxl:=AB625/AB62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24" table:style-name="ce22">
            <text:p>624</text:p>
          </table:table-cell>
          <table:table-cell office:value-type="float" office:value="562109.2985357939" table:formula="msoxl:=C625+C625*0.001" table:style-name="ce23">
            <text:p>562,109</text:p>
          </table:table-cell>
          <table:table-cell office:value-type="float" office:value="225482615.9430168" table:formula="msoxl:=C626+D625" table:style-name="ce16">
            <text:p>225,482,616</text:p>
          </table:table-cell>
          <table:table-cell office:value-type="float" office:value="561.54775078501552" table:formula="msoxl:=C626-C625" table:style-name="ce16">
            <text:p>562</text:p>
          </table:table-cell>
          <table:table-cell office:value-type="percentage" office:value="1.0000000000001119E-3" table:formula="msoxl:=(C626/C625)-1" table:style-name="ce13">
            <text:p>0.10%</text:p>
          </table:table-cell>
          <table:table-cell office:value-type="percentage" office:value="-2.2204460492503131E-16" table:formula="msoxl:=F625-F626" table:style-name="ce13">
            <text:p>0.00%</text:p>
          </table:table-cell>
          <table:table-cell office:value-type="float" office:value="51" table:formula="msoxl:=IF(I626=I625,1+H625,1)" table:style-name="ce34">
            <text:p>51</text:p>
          </table:table-cell>
          <table:table-cell office:value-type="string" table:style-name="ce22">
            <text:p>Messis</text:p>
          </table:table-cell>
          <table:table-cell office:value-type="float" office:value="18" table:formula="msoxl:=IF(I626=I625,J625,J625+1)" table:style-name="ce23">
            <text:p>18</text:p>
          </table:table-cell>
          <table:table-cell office:value-type="float" office:value="31228.29436309966" table:formula="msoxl:=C626/J626" table:style-name="ce14">
            <text:p>31,228</text:p>
          </table:table-cell>
          <table:table-cell office:value-type="float" office:value="16767060.971506894" table:formula="msoxl:=K626+L625" table:style-name="ce14">
            <text:p>16,767,061</text:p>
          </table:table-cell>
          <table:table-cell office:value-type="float" office:value="31228.294363100082" table:formula="msoxl:=L626-L625" table:style-name="ce14">
            <text:p>31,228</text:p>
          </table:table-cell>
          <table:table-cell office:value-type="percentage" office:value="1.0000000000083276E-3" table:formula="msoxl:=M626/M62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24" table:style-name="ce22">
            <text:p>624</text:p>
          </table:table-cell>
          <table:table-cell office:value-type="float" office:value="350000" table:style-name="ce23">
            <text:p>350,000</text:p>
          </table:table-cell>
          <table:table-cell office:value-type="float" office:value="178750000" table:formula="msoxl:=S626+T625" table:style-name="ce16">
            <text:p>178,750,000</text:p>
          </table:table-cell>
          <table:table-cell office:value-type="float" office:value="0" table:formula="msoxl:=S626-S625" table:style-name="ce17">
            <text:p>0</text:p>
          </table:table-cell>
          <table:table-cell office:value-type="percentage" office:value="0" table:formula="msoxl:=(S626/S625)-1" table:style-name="ce13">
            <text:p>0.00%</text:p>
          </table:table-cell>
          <table:table-cell office:value-type="percentage" office:value="0" table:formula="msoxl:=V625-V626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26=X625,Y625,Y625+1)" table:style-name="ce23">
            <text:p>16</text:p>
          </table:table-cell>
          <table:table-cell office:value-type="float" office:value="21875" table:formula="msoxl:=S626/Y626" table:style-name="ce14">
            <text:p>21,875</text:p>
          </table:table-cell>
          <table:table-cell office:value-type="float" office:value="15501112.429237382" table:formula="msoxl:=Z626+AA625" table:style-name="ce14">
            <text:p>15,501,112</text:p>
          </table:table-cell>
          <table:table-cell office:value-type="float" office:value="21875" table:formula="msoxl:=AA626-AA625" table:style-name="ce14">
            <text:p>21,875</text:p>
          </table:table-cell>
          <table:table-cell office:value-type="percentage" office:value="0" table:formula="msoxl:=AB626/AB62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25" table:style-name="ce22">
            <text:p>625</text:p>
          </table:table-cell>
          <table:table-cell office:value-type="float" office:value="562671.40783432964" table:formula="msoxl:=C626+C626*0.001" table:style-name="ce23">
            <text:p>562,671</text:p>
          </table:table-cell>
          <table:table-cell office:value-type="float" office:value="226045287.35085112" table:formula="msoxl:=C627+D626" table:style-name="ce16">
            <text:p>226,045,287</text:p>
          </table:table-cell>
          <table:table-cell office:value-type="float" office:value="562.10929853573907" table:formula="msoxl:=C627-C626" table:style-name="ce16">
            <text:p>562</text:p>
          </table:table-cell>
          <table:table-cell office:value-type="percentage" office:value="9.9999999999988987E-4" table:formula="msoxl:=(C627/C626)-1" table:style-name="ce13">
            <text:p>0.10%</text:p>
          </table:table-cell>
          <table:table-cell office:value-type="percentage" office:value="2.2204460492503131E-16" table:formula="msoxl:=F626-F627" table:style-name="ce13">
            <text:p>0.00%</text:p>
          </table:table-cell>
          <table:table-cell office:value-type="float" office:value="52" table:formula="msoxl:=IF(I627=I626,1+H626,1)" table:style-name="ce34">
            <text:p>52</text:p>
          </table:table-cell>
          <table:table-cell office:value-type="string" table:style-name="ce22">
            <text:p>Messis</text:p>
          </table:table-cell>
          <table:table-cell office:value-type="float" office:value="18" table:formula="msoxl:=IF(I627=I626,J626,J626+1)" table:style-name="ce23">
            <text:p>18</text:p>
          </table:table-cell>
          <table:table-cell office:value-type="float" office:value="31259.52265746276" table:formula="msoxl:=C627/J627" table:style-name="ce14">
            <text:p>31,260</text:p>
          </table:table-cell>
          <table:table-cell office:value-type="float" office:value="16798320.494164355" table:formula="msoxl:=K627+L626" table:style-name="ce14">
            <text:p>16,798,320</text:p>
          </table:table-cell>
          <table:table-cell office:value-type="float" office:value="31259.522657461464" table:formula="msoxl:=L627-L626" table:style-name="ce14">
            <text:p>31,260</text:p>
          </table:table-cell>
          <table:table-cell office:value-type="percentage" office:value="9.9999999994504485E-4" table:formula="msoxl:=M627/M62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25" table:style-name="ce22">
            <text:p>625</text:p>
          </table:table-cell>
          <table:table-cell office:value-type="float" office:value="350000" table:style-name="ce23">
            <text:p>350,000</text:p>
          </table:table-cell>
          <table:table-cell office:value-type="float" office:value="179100000" table:formula="msoxl:=S627+T626" table:style-name="ce16">
            <text:p>179,100,000</text:p>
          </table:table-cell>
          <table:table-cell office:value-type="float" office:value="0" table:formula="msoxl:=S627-S626" table:style-name="ce17">
            <text:p>0</text:p>
          </table:table-cell>
          <table:table-cell office:value-type="percentage" office:value="0" table:formula="msoxl:=(S627/S626)-1" table:style-name="ce13">
            <text:p>0.00%</text:p>
          </table:table-cell>
          <table:table-cell office:value-type="percentage" office:value="0" table:formula="msoxl:=V626-V627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27=X626,Y626,Y626+1)" table:style-name="ce23">
            <text:p>16</text:p>
          </table:table-cell>
          <table:table-cell office:value-type="float" office:value="21875" table:formula="msoxl:=S627/Y627" table:style-name="ce14">
            <text:p>21,875</text:p>
          </table:table-cell>
          <table:table-cell office:value-type="float" office:value="15522987.429237382" table:formula="msoxl:=Z627+AA626" table:style-name="ce14">
            <text:p>15,522,987</text:p>
          </table:table-cell>
          <table:table-cell office:value-type="float" office:value="21875" table:formula="msoxl:=AA627-AA626" table:style-name="ce14">
            <text:p>21,875</text:p>
          </table:table-cell>
          <table:table-cell office:value-type="percentage" office:value="0" table:formula="msoxl:=AB627/AB62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26" table:style-name="ce22">
            <text:p>626</text:p>
          </table:table-cell>
          <table:table-cell office:value-type="float" office:value="563234.07924216392" table:formula="msoxl:=C627+C627*0.001" table:style-name="ce23">
            <text:p>563,234</text:p>
          </table:table-cell>
          <table:table-cell office:value-type="float" office:value="226608521.43009329" table:formula="msoxl:=C628+D627" table:style-name="ce16">
            <text:p>226,608,521</text:p>
          </table:table-cell>
          <table:table-cell office:value-type="float" office:value="562.67140783427749" table:formula="msoxl:=C628-C627" table:style-name="ce16">
            <text:p>563</text:p>
          </table:table-cell>
          <table:table-cell office:value-type="percentage" office:value="9.9999999999988987E-4" table:formula="msoxl:=(C628/C627)-1" table:style-name="ce13">
            <text:p>0.10%</text:p>
          </table:table-cell>
          <table:table-cell office:value-type="percentage" office:value="0" table:formula="msoxl:=F627-F628" table:style-name="ce13">
            <text:p>0.00%</text:p>
          </table:table-cell>
          <table:table-cell office:value-type="float" office:value="53" table:formula="msoxl:=IF(I628=I627,1+H627,1)" table:style-name="ce34">
            <text:p>53</text:p>
          </table:table-cell>
          <table:table-cell office:value-type="string" table:style-name="ce22">
            <text:p>Messis</text:p>
          </table:table-cell>
          <table:table-cell office:value-type="float" office:value="18" table:formula="msoxl:=IF(I628=I627,J627,J627+1)" table:style-name="ce23">
            <text:p>18</text:p>
          </table:table-cell>
          <table:table-cell office:value-type="float" office:value="31290.782180120219" table:formula="msoxl:=C628/J628" table:style-name="ce14">
            <text:p>31,291</text:p>
          </table:table-cell>
          <table:table-cell office:value-type="float" office:value="16829611.276344474" table:formula="msoxl:=K628+L627" table:style-name="ce14">
            <text:p>16,829,611</text:p>
          </table:table-cell>
          <table:table-cell office:value-type="float" office:value="31290.782180119306" table:formula="msoxl:=L628-L627" table:style-name="ce14">
            <text:p>31,291</text:p>
          </table:table-cell>
          <table:table-cell office:value-type="percentage" office:value="1.0000000000121023E-3" table:formula="msoxl:=M628/M62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26" table:style-name="ce22">
            <text:p>626</text:p>
          </table:table-cell>
          <table:table-cell office:value-type="float" office:value="350000" table:style-name="ce23">
            <text:p>350,000</text:p>
          </table:table-cell>
          <table:table-cell office:value-type="float" office:value="179450000" table:formula="msoxl:=S628+T627" table:style-name="ce16">
            <text:p>179,450,000</text:p>
          </table:table-cell>
          <table:table-cell office:value-type="float" office:value="0" table:formula="msoxl:=S628-S627" table:style-name="ce17">
            <text:p>0</text:p>
          </table:table-cell>
          <table:table-cell office:value-type="percentage" office:value="0" table:formula="msoxl:=(S628/S627)-1" table:style-name="ce13">
            <text:p>0.00%</text:p>
          </table:table-cell>
          <table:table-cell office:value-type="percentage" office:value="0" table:formula="msoxl:=V627-V628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28=X627,Y627,Y627+1)" table:style-name="ce23">
            <text:p>16</text:p>
          </table:table-cell>
          <table:table-cell office:value-type="float" office:value="21875" table:formula="msoxl:=S628/Y628" table:style-name="ce14">
            <text:p>21,875</text:p>
          </table:table-cell>
          <table:table-cell office:value-type="float" office:value="15544862.429237382" table:formula="msoxl:=Z628+AA627" table:style-name="ce14">
            <text:p>15,544,862</text:p>
          </table:table-cell>
          <table:table-cell office:value-type="float" office:value="21875" table:formula="msoxl:=AA628-AA627" table:style-name="ce14">
            <text:p>21,875</text:p>
          </table:table-cell>
          <table:table-cell office:value-type="percentage" office:value="0" table:formula="msoxl:=AB628/AB62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27" table:style-name="ce22">
            <text:p>627</text:p>
          </table:table-cell>
          <table:table-cell office:value-type="float" office:value="563797.31332140614" table:formula="msoxl:=C628+C628*0.001" table:style-name="ce23">
            <text:p>563,797</text:p>
          </table:table-cell>
          <table:table-cell office:value-type="float" office:value="227172318.7434147" table:formula="msoxl:=C629+D628" table:style-name="ce16">
            <text:p>227,172,319</text:p>
          </table:table-cell>
          <table:table-cell office:value-type="float" office:value="563.23407924221829" table:formula="msoxl:=C629-C628" table:style-name="ce16">
            <text:p>563</text:p>
          </table:table-cell>
          <table:table-cell office:value-type="percentage" office:value="1.0000000000001119E-3" table:formula="msoxl:=(C629/C628)-1" table:style-name="ce13">
            <text:p>0.10%</text:p>
          </table:table-cell>
          <table:table-cell office:value-type="percentage" office:value="-2.2204460492503131E-16" table:formula="msoxl:=F628-F629" table:style-name="ce13">
            <text:p>0.00%</text:p>
          </table:table-cell>
          <table:table-cell office:value-type="float" office:value="54" table:formula="msoxl:=IF(I629=I628,1+H628,1)" table:style-name="ce34">
            <text:p>54</text:p>
          </table:table-cell>
          <table:table-cell office:value-type="string" table:style-name="ce22">
            <text:p>Messis</text:p>
          </table:table-cell>
          <table:table-cell office:value-type="float" office:value="18" table:formula="msoxl:=IF(I629=I628,J628,J628+1)" table:style-name="ce23">
            <text:p>18</text:p>
          </table:table-cell>
          <table:table-cell office:value-type="float" office:value="31322.072962300343" table:formula="msoxl:=C629/J629" table:style-name="ce14">
            <text:p>31,322</text:p>
          </table:table-cell>
          <table:table-cell office:value-type="float" office:value="16860933.349306773" table:formula="msoxl:=K629+L628" table:style-name="ce14">
            <text:p>16,860,933</text:p>
          </table:table-cell>
          <table:table-cell office:value-type="float" office:value="31322.072962298989" table:formula="msoxl:=L629-L628" table:style-name="ce14">
            <text:p>31,322</text:p>
          </table:table-cell>
          <table:table-cell office:value-type="percentage" office:value="9.999999999861231E-4" table:formula="msoxl:=M629/M62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27" table:style-name="ce22">
            <text:p>627</text:p>
          </table:table-cell>
          <table:table-cell office:value-type="float" office:value="350000" table:style-name="ce23">
            <text:p>350,000</text:p>
          </table:table-cell>
          <table:table-cell office:value-type="float" office:value="179800000" table:formula="msoxl:=S629+T628" table:style-name="ce16">
            <text:p>179,800,000</text:p>
          </table:table-cell>
          <table:table-cell office:value-type="float" office:value="0" table:formula="msoxl:=S629-S628" table:style-name="ce17">
            <text:p>0</text:p>
          </table:table-cell>
          <table:table-cell office:value-type="percentage" office:value="0" table:formula="msoxl:=(S629/S628)-1" table:style-name="ce13">
            <text:p>0.00%</text:p>
          </table:table-cell>
          <table:table-cell office:value-type="percentage" office:value="0" table:formula="msoxl:=V628-V629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29=X628,Y628,Y628+1)" table:style-name="ce23">
            <text:p>16</text:p>
          </table:table-cell>
          <table:table-cell office:value-type="float" office:value="21875" table:formula="msoxl:=S629/Y629" table:style-name="ce14">
            <text:p>21,875</text:p>
          </table:table-cell>
          <table:table-cell office:value-type="float" office:value="15566737.429237382" table:formula="msoxl:=Z629+AA628" table:style-name="ce14">
            <text:p>15,566,737</text:p>
          </table:table-cell>
          <table:table-cell office:value-type="float" office:value="21875" table:formula="msoxl:=AA629-AA628" table:style-name="ce14">
            <text:p>21,875</text:p>
          </table:table-cell>
          <table:table-cell office:value-type="percentage" office:value="0" table:formula="msoxl:=AB629/AB62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28" table:style-name="ce22">
            <text:p>628</text:p>
          </table:table-cell>
          <table:table-cell office:value-type="float" office:value="564361.11063472752" table:formula="msoxl:=C629+C629*0.001" table:style-name="ce23">
            <text:p>564,361</text:p>
          </table:table-cell>
          <table:table-cell office:value-type="float" office:value="227736679.85404941" table:formula="msoxl:=C630+D629" table:style-name="ce16">
            <text:p>227,736,680</text:p>
          </table:table-cell>
          <table:table-cell office:value-type="float" office:value="563.79731332138181" table:formula="msoxl:=C630-C629" table:style-name="ce16">
            <text:p>564</text:p>
          </table:table-cell>
          <table:table-cell office:value-type="percentage" office:value="9.9999999999988987E-4" table:formula="msoxl:=(C630/C629)-1" table:style-name="ce13">
            <text:p>0.10%</text:p>
          </table:table-cell>
          <table:table-cell office:value-type="percentage" office:value="2.2204460492503131E-16" table:formula="msoxl:=F629-F630" table:style-name="ce13">
            <text:p>0.00%</text:p>
          </table:table-cell>
          <table:table-cell office:value-type="float" office:value="55" table:formula="msoxl:=IF(I630=I629,1+H629,1)" table:style-name="ce34">
            <text:p>55</text:p>
          </table:table-cell>
          <table:table-cell office:value-type="string" table:style-name="ce22">
            <text:p>Messis</text:p>
          </table:table-cell>
          <table:table-cell office:value-type="float" office:value="18" table:formula="msoxl:=IF(I630=I629,J629,J629+1)" table:style-name="ce23">
            <text:p>18</text:p>
          </table:table-cell>
          <table:table-cell office:value-type="float" office:value="31353.395035262642" table:formula="msoxl:=C630/J630" table:style-name="ce14">
            <text:p>31,353</text:p>
          </table:table-cell>
          <table:table-cell office:value-type="float" office:value="16892286.744342037" table:formula="msoxl:=K630+L629" table:style-name="ce14">
            <text:p>16,892,287</text:p>
          </table:table-cell>
          <table:table-cell office:value-type="float" office:value="31353.395035263151" table:formula="msoxl:=L630-L629" table:style-name="ce14">
            <text:p>31,353</text:p>
          </table:table-cell>
          <table:table-cell office:value-type="percentage" office:value="1.0000000000593978E-3" table:formula="msoxl:=M630/M62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28" table:style-name="ce22">
            <text:p>628</text:p>
          </table:table-cell>
          <table:table-cell office:value-type="float" office:value="350000" table:style-name="ce23">
            <text:p>350,000</text:p>
          </table:table-cell>
          <table:table-cell office:value-type="float" office:value="180150000" table:formula="msoxl:=S630+T629" table:style-name="ce16">
            <text:p>180,150,000</text:p>
          </table:table-cell>
          <table:table-cell office:value-type="float" office:value="0" table:formula="msoxl:=S630-S629" table:style-name="ce17">
            <text:p>0</text:p>
          </table:table-cell>
          <table:table-cell office:value-type="percentage" office:value="0" table:formula="msoxl:=(S630/S629)-1" table:style-name="ce13">
            <text:p>0.00%</text:p>
          </table:table-cell>
          <table:table-cell office:value-type="percentage" office:value="0" table:formula="msoxl:=V629-V630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30=X629,Y629,Y629+1)" table:style-name="ce23">
            <text:p>16</text:p>
          </table:table-cell>
          <table:table-cell office:value-type="float" office:value="21875" table:formula="msoxl:=S630/Y630" table:style-name="ce14">
            <text:p>21,875</text:p>
          </table:table-cell>
          <table:table-cell office:value-type="float" office:value="15588612.429237382" table:formula="msoxl:=Z630+AA629" table:style-name="ce14">
            <text:p>15,588,612</text:p>
          </table:table-cell>
          <table:table-cell office:value-type="float" office:value="21875" table:formula="msoxl:=AA630-AA629" table:style-name="ce14">
            <text:p>21,875</text:p>
          </table:table-cell>
          <table:table-cell office:value-type="percentage" office:value="0" table:formula="msoxl:=AB630/AB62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29" table:style-name="ce22">
            <text:p>629</text:p>
          </table:table-cell>
          <table:table-cell office:value-type="float" office:value="564925.47174536227" table:formula="msoxl:=C630+C630*0.001" table:style-name="ce23">
            <text:p>564,925</text:p>
          </table:table-cell>
          <table:table-cell office:value-type="float" office:value="228301605.32579479" table:formula="msoxl:=C631+D630" table:style-name="ce16">
            <text:p>228,301,605</text:p>
          </table:table-cell>
          <table:table-cell office:value-type="float" office:value="564.36111063475255" table:formula="msoxl:=C631-C630" table:style-name="ce16">
            <text:p>564</text:p>
          </table:table-cell>
          <table:table-cell office:value-type="percentage" office:value="1.0000000000001119E-3" table:formula="msoxl:=(C631/C630)-1" table:style-name="ce13">
            <text:p>0.10%</text:p>
          </table:table-cell>
          <table:table-cell office:value-type="percentage" office:value="-2.2204460492503131E-16" table:formula="msoxl:=F630-F631" table:style-name="ce13">
            <text:p>0.00%</text:p>
          </table:table-cell>
          <table:table-cell office:value-type="float" office:value="56" table:formula="msoxl:=IF(I631=I630,1+H630,1)" table:style-name="ce34">
            <text:p>56</text:p>
          </table:table-cell>
          <table:table-cell office:value-type="string" table:style-name="ce22">
            <text:p>Messis</text:p>
          </table:table-cell>
          <table:table-cell office:value-type="float" office:value="18" table:formula="msoxl:=IF(I631=I630,J630,J630+1)" table:style-name="ce23">
            <text:p>18</text:p>
          </table:table-cell>
          <table:table-cell office:value-type="float" office:value="31384.748430297903" table:formula="msoxl:=C631/J631" table:style-name="ce14">
            <text:p>31,385</text:p>
          </table:table-cell>
          <table:table-cell office:value-type="float" office:value="16923671.492772333" table:formula="msoxl:=K631+L630" table:style-name="ce14">
            <text:p>16,923,671</text:p>
          </table:table-cell>
          <table:table-cell office:value-type="float" office:value="31384.748430296779" table:formula="msoxl:=L631-L630" table:style-name="ce14">
            <text:p>31,385</text:p>
          </table:table-cell>
          <table:table-cell office:value-type="percentage" office:value="9.9999999994793143E-4" table:formula="msoxl:=M631/M63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29" table:style-name="ce22">
            <text:p>629</text:p>
          </table:table-cell>
          <table:table-cell office:value-type="float" office:value="350000" table:style-name="ce23">
            <text:p>350,000</text:p>
          </table:table-cell>
          <table:table-cell office:value-type="float" office:value="180500000" table:formula="msoxl:=S631+T630" table:style-name="ce16">
            <text:p>180,500,000</text:p>
          </table:table-cell>
          <table:table-cell office:value-type="float" office:value="0" table:formula="msoxl:=S631-S630" table:style-name="ce17">
            <text:p>0</text:p>
          </table:table-cell>
          <table:table-cell office:value-type="percentage" office:value="0" table:formula="msoxl:=(S631/S630)-1" table:style-name="ce13">
            <text:p>0.00%</text:p>
          </table:table-cell>
          <table:table-cell office:value-type="percentage" office:value="0" table:formula="msoxl:=V630-V631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31=X630,Y630,Y630+1)" table:style-name="ce23">
            <text:p>16</text:p>
          </table:table-cell>
          <table:table-cell office:value-type="float" office:value="21875" table:formula="msoxl:=S631/Y631" table:style-name="ce14">
            <text:p>21,875</text:p>
          </table:table-cell>
          <table:table-cell office:value-type="float" office:value="15610487.429237382" table:formula="msoxl:=Z631+AA630" table:style-name="ce14">
            <text:p>15,610,487</text:p>
          </table:table-cell>
          <table:table-cell office:value-type="float" office:value="21875" table:formula="msoxl:=AA631-AA630" table:style-name="ce14">
            <text:p>21,875</text:p>
          </table:table-cell>
          <table:table-cell office:value-type="percentage" office:value="0" table:formula="msoxl:=AB631/AB63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30" table:style-name="ce22">
            <text:p>630</text:p>
          </table:table-cell>
          <table:table-cell office:value-type="float" office:value="565490.39721710759" table:formula="msoxl:=C631+C631*0.001" table:style-name="ce23">
            <text:p>565,490</text:p>
          </table:table-cell>
          <table:table-cell office:value-type="float" office:value="228867095.72301188" table:formula="msoxl:=C632+D631" table:style-name="ce16">
            <text:p>228,867,096</text:p>
          </table:table-cell>
          <table:table-cell office:value-type="float" office:value="564.92547174531501" table:formula="msoxl:=C632-C631" table:style-name="ce16">
            <text:p>565</text:p>
          </table:table-cell>
          <table:table-cell office:value-type="percentage" office:value="9.9999999999988987E-4" table:formula="msoxl:=(C632/C631)-1" table:style-name="ce13">
            <text:p>0.10%</text:p>
          </table:table-cell>
          <table:table-cell office:value-type="percentage" office:value="2.2204460492503131E-16" table:formula="msoxl:=F631-F632" table:style-name="ce13">
            <text:p>0.00%</text:p>
          </table:table-cell>
          <table:table-cell office:value-type="float" office:value="57" table:formula="msoxl:=IF(I632=I631,1+H631,1)" table:style-name="ce34">
            <text:p>57</text:p>
          </table:table-cell>
          <table:table-cell office:value-type="string" table:style-name="ce22">
            <text:p>Messis</text:p>
          </table:table-cell>
          <table:table-cell office:value-type="float" office:value="18" table:formula="msoxl:=IF(I632=I631,J631,J631+1)" table:style-name="ce23">
            <text:p>18</text:p>
          </table:table-cell>
          <table:table-cell office:value-type="float" office:value="31416.1331787282" table:formula="msoxl:=C632/J632" table:style-name="ce14">
            <text:p>31,416</text:p>
          </table:table-cell>
          <table:table-cell office:value-type="float" office:value="16955087.625951063" table:formula="msoxl:=K632+L631" table:style-name="ce14">
            <text:p>16,955,088</text:p>
          </table:table-cell>
          <table:table-cell office:value-type="float" office:value="31416.133178729564" table:formula="msoxl:=L632-L631" table:style-name="ce14">
            <text:p>31,416</text:p>
          </table:table-cell>
          <table:table-cell office:value-type="percentage" office:value="1.0000000000793818E-3" table:formula="msoxl:=M632/M63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30" table:style-name="ce22">
            <text:p>630</text:p>
          </table:table-cell>
          <table:table-cell office:value-type="float" office:value="350000" table:style-name="ce23">
            <text:p>350,000</text:p>
          </table:table-cell>
          <table:table-cell office:value-type="float" office:value="180850000" table:formula="msoxl:=S632+T631" table:style-name="ce16">
            <text:p>180,850,000</text:p>
          </table:table-cell>
          <table:table-cell office:value-type="float" office:value="0" table:formula="msoxl:=S632-S631" table:style-name="ce17">
            <text:p>0</text:p>
          </table:table-cell>
          <table:table-cell office:value-type="percentage" office:value="0" table:formula="msoxl:=(S632/S631)-1" table:style-name="ce13">
            <text:p>0.00%</text:p>
          </table:table-cell>
          <table:table-cell office:value-type="percentage" office:value="0" table:formula="msoxl:=V631-V632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32=X631,Y631,Y631+1)" table:style-name="ce23">
            <text:p>16</text:p>
          </table:table-cell>
          <table:table-cell office:value-type="float" office:value="21875" table:formula="msoxl:=S632/Y632" table:style-name="ce14">
            <text:p>21,875</text:p>
          </table:table-cell>
          <table:table-cell office:value-type="float" office:value="15632362.429237382" table:formula="msoxl:=Z632+AA631" table:style-name="ce14">
            <text:p>15,632,362</text:p>
          </table:table-cell>
          <table:table-cell office:value-type="float" office:value="21875" table:formula="msoxl:=AA632-AA631" table:style-name="ce14">
            <text:p>21,875</text:p>
          </table:table-cell>
          <table:table-cell office:value-type="percentage" office:value="0" table:formula="msoxl:=AB632/AB63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31" table:style-name="ce22">
            <text:p>631</text:p>
          </table:table-cell>
          <table:table-cell office:value-type="float" office:value="566055.88761432469" table:formula="msoxl:=C632+C632*0.001" table:style-name="ce23">
            <text:p>566,056</text:p>
          </table:table-cell>
          <table:table-cell office:value-type="float" office:value="229433151.61062622" table:formula="msoxl:=C633+D632" table:style-name="ce16">
            <text:p>229,433,152</text:p>
          </table:table-cell>
          <table:table-cell office:value-type="float" office:value="565.49039721710142" table:formula="msoxl:=C633-C632" table:style-name="ce16">
            <text:p>565</text:p>
          </table:table-cell>
          <table:table-cell office:value-type="percentage" office:value="9.9999999999988987E-4" table:formula="msoxl:=(C633/C632)-1" table:style-name="ce13">
            <text:p>0.10%</text:p>
          </table:table-cell>
          <table:table-cell office:value-type="percentage" office:value="0" table:formula="msoxl:=F632-F633" table:style-name="ce13">
            <text:p>0.00%</text:p>
          </table:table-cell>
          <table:table-cell office:value-type="float" office:value="58" table:formula="msoxl:=IF(I633=I632,1+H632,1)" table:style-name="ce34">
            <text:p>58</text:p>
          </table:table-cell>
          <table:table-cell office:value-type="string" table:style-name="ce22">
            <text:p>Messis</text:p>
          </table:table-cell>
          <table:table-cell office:value-type="float" office:value="18" table:formula="msoxl:=IF(I633=I632,J632,J632+1)" table:style-name="ce23">
            <text:p>18</text:p>
          </table:table-cell>
          <table:table-cell office:value-type="float" office:value="31447.549311906929" table:formula="msoxl:=C633/J633" table:style-name="ce14">
            <text:p>31,448</text:p>
          </table:table-cell>
          <table:table-cell office:value-type="float" office:value="16986535.175262969" table:formula="msoxl:=K633+L632" table:style-name="ce14">
            <text:p>16,986,535</text:p>
          </table:table-cell>
          <table:table-cell office:value-type="float" office:value="31447.549311906099" table:formula="msoxl:=L633-L632" table:style-name="ce14">
            <text:p>31,448</text:p>
          </table:table-cell>
          <table:table-cell office:value-type="percentage" office:value="9.9999999993016786E-4" table:formula="msoxl:=M633/M63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31" table:style-name="ce22">
            <text:p>631</text:p>
          </table:table-cell>
          <table:table-cell office:value-type="float" office:value="350000" table:style-name="ce23">
            <text:p>350,000</text:p>
          </table:table-cell>
          <table:table-cell office:value-type="float" office:value="181200000" table:formula="msoxl:=S633+T632" table:style-name="ce16">
            <text:p>181,200,000</text:p>
          </table:table-cell>
          <table:table-cell office:value-type="float" office:value="0" table:formula="msoxl:=S633-S632" table:style-name="ce17">
            <text:p>0</text:p>
          </table:table-cell>
          <table:table-cell office:value-type="percentage" office:value="0" table:formula="msoxl:=(S633/S632)-1" table:style-name="ce13">
            <text:p>0.00%</text:p>
          </table:table-cell>
          <table:table-cell office:value-type="percentage" office:value="0" table:formula="msoxl:=V632-V633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33=X632,Y632,Y632+1)" table:style-name="ce23">
            <text:p>16</text:p>
          </table:table-cell>
          <table:table-cell office:value-type="float" office:value="21875" table:formula="msoxl:=S633/Y633" table:style-name="ce14">
            <text:p>21,875</text:p>
          </table:table-cell>
          <table:table-cell office:value-type="float" office:value="15654237.429237382" table:formula="msoxl:=Z633+AA632" table:style-name="ce14">
            <text:p>15,654,237</text:p>
          </table:table-cell>
          <table:table-cell office:value-type="float" office:value="21875" table:formula="msoxl:=AA633-AA632" table:style-name="ce14">
            <text:p>21,875</text:p>
          </table:table-cell>
          <table:table-cell office:value-type="percentage" office:value="0" table:formula="msoxl:=AB633/AB63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32" table:style-name="ce22">
            <text:p>632</text:p>
          </table:table-cell>
          <table:table-cell office:value-type="float" office:value="566621.94350193907" table:formula="msoxl:=C633+C633*0.001" table:style-name="ce23">
            <text:p>566,622</text:p>
          </table:table-cell>
          <table:table-cell office:value-type="float" office:value="229999773.55412817" table:formula="msoxl:=C634+D633" table:style-name="ce16">
            <text:p>229,999,774</text:p>
          </table:table-cell>
          <table:table-cell office:value-type="float" office:value="566.05588761437684" table:formula="msoxl:=C634-C633" table:style-name="ce16">
            <text:p>566</text:p>
          </table:table-cell>
          <table:table-cell office:value-type="percentage" office:value="1.0000000000001119E-3" table:formula="msoxl:=(C634/C633)-1" table:style-name="ce13">
            <text:p>0.10%</text:p>
          </table:table-cell>
          <table:table-cell office:value-type="percentage" office:value="-2.2204460492503131E-16" table:formula="msoxl:=F633-F634" table:style-name="ce13">
            <text:p>0.00%</text:p>
          </table:table-cell>
          <table:table-cell office:value-type="float" office:value="59" table:formula="msoxl:=IF(I634=I633,1+H633,1)" table:style-name="ce34">
            <text:p>59</text:p>
          </table:table-cell>
          <table:table-cell office:value-type="string" table:style-name="ce22">
            <text:p>Messis</text:p>
          </table:table-cell>
          <table:table-cell office:value-type="float" office:value="18" table:formula="msoxl:=IF(I634=I633,J633,J633+1)" table:style-name="ce23">
            <text:p>18</text:p>
          </table:table-cell>
          <table:table-cell office:value-type="float" office:value="31478.996861218839" table:formula="msoxl:=C634/J634" table:style-name="ce14">
            <text:p>31,479</text:p>
          </table:table-cell>
          <table:table-cell office:value-type="float" office:value="17018014.172124188" table:formula="msoxl:=K634+L633" table:style-name="ce14">
            <text:p>17,018,014</text:p>
          </table:table-cell>
          <table:table-cell office:value-type="float" office:value="31478.996861219406" table:formula="msoxl:=L634-L633" table:style-name="ce14">
            <text:p>31,479</text:p>
          </table:table-cell>
          <table:table-cell office:value-type="percentage" office:value="1.0000000000445208E-3" table:formula="msoxl:=M634/M63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32" table:style-name="ce22">
            <text:p>632</text:p>
          </table:table-cell>
          <table:table-cell office:value-type="float" office:value="350000" table:style-name="ce23">
            <text:p>350,000</text:p>
          </table:table-cell>
          <table:table-cell office:value-type="float" office:value="181550000" table:formula="msoxl:=S634+T633" table:style-name="ce16">
            <text:p>181,550,000</text:p>
          </table:table-cell>
          <table:table-cell office:value-type="float" office:value="0" table:formula="msoxl:=S634-S633" table:style-name="ce17">
            <text:p>0</text:p>
          </table:table-cell>
          <table:table-cell office:value-type="percentage" office:value="0" table:formula="msoxl:=(S634/S633)-1" table:style-name="ce13">
            <text:p>0.00%</text:p>
          </table:table-cell>
          <table:table-cell office:value-type="percentage" office:value="0" table:formula="msoxl:=V633-V634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34=X633,Y633,Y633+1)" table:style-name="ce23">
            <text:p>16</text:p>
          </table:table-cell>
          <table:table-cell office:value-type="float" office:value="21875" table:formula="msoxl:=S634/Y634" table:style-name="ce14">
            <text:p>21,875</text:p>
          </table:table-cell>
          <table:table-cell office:value-type="float" office:value="15676112.429237382" table:formula="msoxl:=Z634+AA633" table:style-name="ce14">
            <text:p>15,676,112</text:p>
          </table:table-cell>
          <table:table-cell office:value-type="float" office:value="21875" table:formula="msoxl:=AA634-AA633" table:style-name="ce14">
            <text:p>21,875</text:p>
          </table:table-cell>
          <table:table-cell office:value-type="percentage" office:value="0" table:formula="msoxl:=AB634/AB63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33" table:style-name="ce22">
            <text:p>633</text:p>
          </table:table-cell>
          <table:table-cell office:value-type="float" office:value="567188.56544544105" table:formula="msoxl:=C634+C634*0.001" table:style-name="ce23">
            <text:p>567,189</text:p>
          </table:table-cell>
          <table:table-cell office:value-type="float" office:value="230566962.11957362" table:formula="msoxl:=C635+D634" table:style-name="ce16">
            <text:p>230,566,962</text:p>
          </table:table-cell>
          <table:table-cell office:value-type="float" office:value="566.62194350198843" table:formula="msoxl:=C635-C634" table:style-name="ce16">
            <text:p>567</text:p>
          </table:table-cell>
          <table:table-cell office:value-type="percentage" office:value="1.0000000000001119E-3" table:formula="msoxl:=(C635/C634)-1" table:style-name="ce13">
            <text:p>0.10%</text:p>
          </table:table-cell>
          <table:table-cell office:value-type="percentage" office:value="0" table:formula="msoxl:=F634-F635" table:style-name="ce13">
            <text:p>0.00%</text:p>
          </table:table-cell>
          <table:table-cell office:value-type="float" office:value="60" table:formula="msoxl:=IF(I635=I634,1+H634,1)" table:style-name="ce34">
            <text:p>60</text:p>
          </table:table-cell>
          <table:table-cell office:value-type="string" table:style-name="ce22">
            <text:p>Messis</text:p>
          </table:table-cell>
          <table:table-cell office:value-type="float" office:value="18" table:formula="msoxl:=IF(I635=I634,J634,J634+1)" table:style-name="ce23">
            <text:p>18</text:p>
          </table:table-cell>
          <table:table-cell office:value-type="float" office:value="31510.475858080059" table:formula="msoxl:=C635/J635" table:style-name="ce14">
            <text:p>31,510</text:p>
          </table:table-cell>
          <table:table-cell office:value-type="float" office:value="17049524.64798227" table:formula="msoxl:=K635+L634" table:style-name="ce14">
            <text:p>17,049,525</text:p>
          </table:table-cell>
          <table:table-cell office:value-type="float" office:value="31510.475858081132" table:formula="msoxl:=L635-L634" table:style-name="ce14">
            <text:p>31,510</text:p>
          </table:table-cell>
          <table:table-cell office:value-type="percentage" office:value="1.0000000000160991E-3" table:formula="msoxl:=M635/M63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33" table:style-name="ce22">
            <text:p>633</text:p>
          </table:table-cell>
          <table:table-cell office:value-type="float" office:value="350000" table:style-name="ce23">
            <text:p>350,000</text:p>
          </table:table-cell>
          <table:table-cell office:value-type="float" office:value="181900000" table:formula="msoxl:=S635+T634" table:style-name="ce16">
            <text:p>181,900,000</text:p>
          </table:table-cell>
          <table:table-cell office:value-type="float" office:value="0" table:formula="msoxl:=S635-S634" table:style-name="ce17">
            <text:p>0</text:p>
          </table:table-cell>
          <table:table-cell office:value-type="percentage" office:value="0" table:formula="msoxl:=(S635/S634)-1" table:style-name="ce13">
            <text:p>0.00%</text:p>
          </table:table-cell>
          <table:table-cell office:value-type="percentage" office:value="0" table:formula="msoxl:=V634-V635" table:style-name="ce13">
            <text:p>0.00%</text:p>
          </table:table-cell>
          <table:table-cell office:value-type="string" table:style-name="ce23">
            <text:p>Habeo</text:p>
          </table:table-cell>
          <table:table-cell office:value-type="float" office:value="16" table:formula="msoxl:=IF(X635=X634,Y634,Y634+1)" table:style-name="ce23">
            <text:p>16</text:p>
          </table:table-cell>
          <table:table-cell office:value-type="float" office:value="21875" table:formula="msoxl:=S635/Y635" table:style-name="ce14">
            <text:p>21,875</text:p>
          </table:table-cell>
          <table:table-cell office:value-type="float" office:value="15697987.429237382" table:formula="msoxl:=Z635+AA634" table:style-name="ce14">
            <text:p>15,697,987</text:p>
          </table:table-cell>
          <table:table-cell office:value-type="float" office:value="21875" table:formula="msoxl:=AA635-AA634" table:style-name="ce14">
            <text:p>21,875</text:p>
          </table:table-cell>
          <table:table-cell office:value-type="percentage" office:value="0" table:formula="msoxl:=AB635/AB63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34" table:style-name="ce22">
            <text:p>634</text:p>
          </table:table-cell>
          <table:table-cell office:value-type="float" office:value="567755.75401088654" table:formula="msoxl:=C635+C635*0.001" table:style-name="ce23">
            <text:p>567,756</text:p>
          </table:table-cell>
          <table:table-cell office:value-type="float" office:value="231134717.87358451" table:formula="msoxl:=C636+D635" table:style-name="ce16">
            <text:p>231,134,718</text:p>
          </table:table-cell>
          <table:table-cell office:value-type="float" office:value="567.1885654454818" table:formula="msoxl:=C636-C635" table:style-name="ce16">
            <text:p>567</text:p>
          </table:table-cell>
          <table:table-cell office:value-type="percentage" office:value="1.0000000000001119E-3" table:formula="msoxl:=(C636/C635)-1" table:style-name="ce13">
            <text:p>0.10%</text:p>
          </table:table-cell>
          <table:table-cell office:value-type="percentage" office:value="0" table:formula="msoxl:=F635-F636" table:style-name="ce13">
            <text:p>0.00%</text:p>
          </table:table-cell>
          <table:table-cell office:value-type="float" office:value="1" table:formula="msoxl:=IF(I636=I635,1+H635,1)" table:style-name="ce34">
            <text:p>1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36=I635,J635,J635+1)" table:style-name="ce23">
            <text:p>19</text:p>
          </table:table-cell>
          <table:table-cell office:value-type="float" office:value="29881.88179004666" table:formula="msoxl:=C636/J636" table:style-name="ce14">
            <text:p>29,882</text:p>
          </table:table-cell>
          <table:table-cell office:value-type="float" office:value="17079406.529772315" table:formula="msoxl:=K636+L635" table:style-name="ce14">
            <text:p>17,079,407</text:p>
          </table:table-cell>
          <table:table-cell office:value-type="float" office:value="29881.881790045649" table:formula="msoxl:=L636-L635" table:style-name="ce14">
            <text:p>29,882</text:p>
          </table:table-cell>
          <table:table-cell office:value-type="percentage" office:value="-5.168421052638017E-2" table:formula="msoxl:=M636/M635-1" table:style-name="ce13">
            <text:p>-5.17%</text:p>
          </table:table-cell>
          <table:table-cell table:number-columns-repeated="2" table:style-name="ce22"/>
          <table:table-cell table:style-name="ce23"/>
          <table:table-cell office:value-type="float" office:value="634" table:style-name="ce22">
            <text:p>634</text:p>
          </table:table-cell>
          <table:table-cell office:value-type="float" office:value="350000" table:style-name="ce23">
            <text:p>350,000</text:p>
          </table:table-cell>
          <table:table-cell office:value-type="float" office:value="182250000" table:formula="msoxl:=S636+T635" table:style-name="ce16">
            <text:p>182,250,000</text:p>
          </table:table-cell>
          <table:table-cell office:value-type="float" office:value="0" table:formula="msoxl:=S636-S635" table:style-name="ce17">
            <text:p>0</text:p>
          </table:table-cell>
          <table:table-cell office:value-type="percentage" office:value="0" table:formula="msoxl:=(S636/S635)-1" table:style-name="ce13">
            <text:p>0.00%</text:p>
          </table:table-cell>
          <table:table-cell office:value-type="percentage" office:value="0" table:formula="msoxl:=V635-V636" table:style-name="ce13">
            <text:p>0.00%</text:p>
          </table:table-cell>
          <table:table-cell office:value-type="string" table:style-name="ce22">
            <text:p>Fero</text:p>
          </table:table-cell>
          <table:table-cell office:value-type="float" office:value="17" table:formula="msoxl:=IF(X636=X635,Y635,Y635+1)" table:style-name="ce23">
            <text:p>17</text:p>
          </table:table-cell>
          <table:table-cell office:value-type="float" office:value="20588.235294117647" table:formula="msoxl:=S636/Y636" table:style-name="ce14">
            <text:p>20,588</text:p>
          </table:table-cell>
          <table:table-cell office:value-type="float" office:value="15718575.664531501" table:formula="msoxl:=Z636+AA635" table:style-name="ce14">
            <text:p>15,718,576</text:p>
          </table:table-cell>
          <table:table-cell office:value-type="float" office:value="20588.235294118524" table:formula="msoxl:=AA636-AA635" table:style-name="ce14">
            <text:p>20,588</text:p>
          </table:table-cell>
          <table:table-cell office:value-type="percentage" office:value="-5.882352941172464E-2" table:formula="msoxl:=AB636/AB635-1" table:style-name="ce13">
            <text:p>-5.88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35" table:style-name="ce22">
            <text:p>635</text:p>
          </table:table-cell>
          <table:table-cell office:value-type="float" office:value="568323.5097648974" table:formula="msoxl:=C636+C636*0.001" table:style-name="ce23">
            <text:p>568,324</text:p>
          </table:table-cell>
          <table:table-cell office:value-type="float" office:value="231703041.38334942" table:formula="msoxl:=C637+D636" table:style-name="ce16">
            <text:p>231,703,041</text:p>
          </table:table-cell>
          <table:table-cell office:value-type="float" office:value="567.75575401086826" table:formula="msoxl:=C637-C636" table:style-name="ce16">
            <text:p>568</text:p>
          </table:table-cell>
          <table:table-cell office:value-type="percentage" office:value="9.9999999999988987E-4" table:formula="msoxl:=(C637/C636)-1" table:style-name="ce13">
            <text:p>0.10%</text:p>
          </table:table-cell>
          <table:table-cell office:value-type="percentage" office:value="2.2204460492503131E-16" table:formula="msoxl:=F636-F637" table:style-name="ce13">
            <text:p>0.00%</text:p>
          </table:table-cell>
          <table:table-cell office:value-type="float" office:value="2" table:formula="msoxl:=IF(I637=I636,1+H636,1)" table:style-name="ce34">
            <text:p>2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37=I636,J636,J636+1)" table:style-name="ce23">
            <text:p>19</text:p>
          </table:table-cell>
          <table:table-cell office:value-type="float" office:value="29911.763671836707" table:formula="msoxl:=C637/J637" table:style-name="ce14">
            <text:p>29,912</text:p>
          </table:table-cell>
          <table:table-cell office:value-type="float" office:value="17109318.293444153" table:formula="msoxl:=K637+L636" table:style-name="ce14">
            <text:p>17,109,318</text:p>
          </table:table-cell>
          <table:table-cell office:value-type="float" office:value="29911.763671837747" table:formula="msoxl:=L637-L636" table:style-name="ce14">
            <text:p>29,912</text:p>
          </table:table-cell>
          <table:table-cell office:value-type="percentage" office:value="1.0000000000687237E-3" table:formula="msoxl:=M637/M63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35" table:style-name="ce22">
            <text:p>635</text:p>
          </table:table-cell>
          <table:table-cell office:value-type="float" office:value="350000" table:style-name="ce23">
            <text:p>350,000</text:p>
          </table:table-cell>
          <table:table-cell office:value-type="float" office:value="182600000" table:formula="msoxl:=S637+T636" table:style-name="ce16">
            <text:p>182,600,000</text:p>
          </table:table-cell>
          <table:table-cell office:value-type="float" office:value="0" table:formula="msoxl:=S637-S636" table:style-name="ce17">
            <text:p>0</text:p>
          </table:table-cell>
          <table:table-cell office:value-type="percentage" office:value="0" table:formula="msoxl:=(S637/S636)-1" table:style-name="ce13">
            <text:p>0.00%</text:p>
          </table:table-cell>
          <table:table-cell office:value-type="percentage" office:value="0" table:formula="msoxl:=V636-V637" table:style-name="ce13">
            <text:p>0.00%</text:p>
          </table:table-cell>
          <table:table-cell office:value-type="string" table:style-name="ce22">
            <text:p>Fero</text:p>
          </table:table-cell>
          <table:table-cell office:value-type="float" office:value="17" table:formula="msoxl:=IF(X637=X636,Y636,Y636+1)" table:style-name="ce23">
            <text:p>17</text:p>
          </table:table-cell>
          <table:table-cell office:value-type="float" office:value="20588.235294117647" table:formula="msoxl:=S637/Y637" table:style-name="ce14">
            <text:p>20,588</text:p>
          </table:table-cell>
          <table:table-cell office:value-type="float" office:value="15739163.89982562" table:formula="msoxl:=Z637+AA636" table:style-name="ce14">
            <text:p>15,739,164</text:p>
          </table:table-cell>
          <table:table-cell office:value-type="float" office:value="20588.235294118524" table:formula="msoxl:=AA637-AA636" table:style-name="ce14">
            <text:p>20,588</text:p>
          </table:table-cell>
          <table:table-cell office:value-type="percentage" office:value="0" table:formula="msoxl:=AB637/AB63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36" table:style-name="ce22">
            <text:p>636</text:p>
          </table:table-cell>
          <table:table-cell office:value-type="float" office:value="568891.83327466226" table:formula="msoxl:=C637+C637*0.001" table:style-name="ce23">
            <text:p>568,892</text:p>
          </table:table-cell>
          <table:table-cell office:value-type="float" office:value="232271933.21662408" table:formula="msoxl:=C638+D637" table:style-name="ce16">
            <text:p>232,271,933</text:p>
          </table:table-cell>
          <table:table-cell office:value-type="float" office:value="568.32350976485759" table:formula="msoxl:=C638-C637" table:style-name="ce16">
            <text:p>568</text:p>
          </table:table-cell>
          <table:table-cell office:value-type="percentage" office:value="9.9999999999988987E-4" table:formula="msoxl:=(C638/C637)-1" table:style-name="ce13">
            <text:p>0.10%</text:p>
          </table:table-cell>
          <table:table-cell office:value-type="percentage" office:value="0" table:formula="msoxl:=F637-F638" table:style-name="ce13">
            <text:p>0.00%</text:p>
          </table:table-cell>
          <table:table-cell office:value-type="float" office:value="3" table:formula="msoxl:=IF(I638=I637,1+H637,1)" table:style-name="ce34">
            <text:p>3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38=I637,J637,J637+1)" table:style-name="ce23">
            <text:p>19</text:p>
          </table:table-cell>
          <table:table-cell office:value-type="float" office:value="29941.67543550854" table:formula="msoxl:=C638/J638" table:style-name="ce14">
            <text:p>29,942</text:p>
          </table:table-cell>
          <table:table-cell office:value-type="float" office:value="17139259.968879662" table:formula="msoxl:=K638+L637" table:style-name="ce14">
            <text:p>17,139,260</text:p>
          </table:table-cell>
          <table:table-cell office:value-type="float" office:value="29941.675435509533" table:formula="msoxl:=L638-L637" table:style-name="ce14">
            <text:p>29,942</text:p>
          </table:table-cell>
          <table:table-cell office:value-type="percentage" office:value="9.9999999999833555E-4" table:formula="msoxl:=M638/M63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36" table:style-name="ce22">
            <text:p>636</text:p>
          </table:table-cell>
          <table:table-cell office:value-type="float" office:value="350000" table:style-name="ce23">
            <text:p>350,000</text:p>
          </table:table-cell>
          <table:table-cell office:value-type="float" office:value="182950000" table:formula="msoxl:=S638+T637" table:style-name="ce16">
            <text:p>182,950,000</text:p>
          </table:table-cell>
          <table:table-cell office:value-type="float" office:value="0" table:formula="msoxl:=S638-S637" table:style-name="ce17">
            <text:p>0</text:p>
          </table:table-cell>
          <table:table-cell office:value-type="percentage" office:value="0" table:formula="msoxl:=(S638/S637)-1" table:style-name="ce13">
            <text:p>0.00%</text:p>
          </table:table-cell>
          <table:table-cell office:value-type="percentage" office:value="0" table:formula="msoxl:=V637-V638" table:style-name="ce13">
            <text:p>0.00%</text:p>
          </table:table-cell>
          <table:table-cell office:value-type="string" table:style-name="ce22">
            <text:p>Fero</text:p>
          </table:table-cell>
          <table:table-cell office:value-type="float" office:value="17" table:formula="msoxl:=IF(X638=X637,Y637,Y637+1)" table:style-name="ce23">
            <text:p>17</text:p>
          </table:table-cell>
          <table:table-cell office:value-type="float" office:value="20588.235294117647" table:formula="msoxl:=S638/Y638" table:style-name="ce14">
            <text:p>20,588</text:p>
          </table:table-cell>
          <table:table-cell office:value-type="float" office:value="15759752.135119738" table:formula="msoxl:=Z638+AA637" table:style-name="ce14">
            <text:p>15,759,752</text:p>
          </table:table-cell>
          <table:table-cell office:value-type="float" office:value="20588.235294118524" table:formula="msoxl:=AA638-AA637" table:style-name="ce14">
            <text:p>20,588</text:p>
          </table:table-cell>
          <table:table-cell office:value-type="percentage" office:value="0" table:formula="msoxl:=AB638/AB63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37" table:style-name="ce22">
            <text:p>637</text:p>
          </table:table-cell>
          <table:table-cell office:value-type="float" office:value="569460.72510793689" table:formula="msoxl:=C638+C638*0.001" table:style-name="ce23">
            <text:p>569,461</text:p>
          </table:table-cell>
          <table:table-cell office:value-type="float" office:value="232841393.94173202" table:formula="msoxl:=C639+D638" table:style-name="ce16">
            <text:p>232,841,394</text:p>
          </table:table-cell>
          <table:table-cell office:value-type="float" office:value="568.89183327462524" table:formula="msoxl:=C639-C638" table:style-name="ce16">
            <text:p>569</text:p>
          </table:table-cell>
          <table:table-cell office:value-type="percentage" office:value="9.9999999999988987E-4" table:formula="msoxl:=(C639/C638)-1" table:style-name="ce13">
            <text:p>0.10%</text:p>
          </table:table-cell>
          <table:table-cell office:value-type="percentage" office:value="0" table:formula="msoxl:=F638-F639" table:style-name="ce13">
            <text:p>0.00%</text:p>
          </table:table-cell>
          <table:table-cell office:value-type="float" office:value="4" table:formula="msoxl:=IF(I639=I638,1+H638,1)" table:style-name="ce34">
            <text:p>4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39=I638,J638,J638+1)" table:style-name="ce23">
            <text:p>19</text:p>
          </table:table-cell>
          <table:table-cell office:value-type="float" office:value="29971.617110944047" table:formula="msoxl:=C639/J639" table:style-name="ce14">
            <text:p>29,972</text:p>
          </table:table-cell>
          <table:table-cell office:value-type="float" office:value="17169231.585990608" table:formula="msoxl:=K639+L638" table:style-name="ce14">
            <text:p>17,169,232</text:p>
          </table:table-cell>
          <table:table-cell office:value-type="float" office:value="29971.617110945284" table:formula="msoxl:=L639-L638" table:style-name="ce14">
            <text:p>29,972</text:p>
          </table:table-cell>
          <table:table-cell office:value-type="percentage" office:value="1.0000000000081055E-3" table:formula="msoxl:=M639/M63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37" table:style-name="ce22">
            <text:p>637</text:p>
          </table:table-cell>
          <table:table-cell office:value-type="float" office:value="350000" table:style-name="ce23">
            <text:p>350,000</text:p>
          </table:table-cell>
          <table:table-cell office:value-type="float" office:value="183300000" table:formula="msoxl:=S639+T638" table:style-name="ce16">
            <text:p>183,300,000</text:p>
          </table:table-cell>
          <table:table-cell office:value-type="float" office:value="0" table:formula="msoxl:=S639-S638" table:style-name="ce17">
            <text:p>0</text:p>
          </table:table-cell>
          <table:table-cell office:value-type="percentage" office:value="0" table:formula="msoxl:=(S639/S638)-1" table:style-name="ce13">
            <text:p>0.00%</text:p>
          </table:table-cell>
          <table:table-cell office:value-type="percentage" office:value="0" table:formula="msoxl:=V638-V639" table:style-name="ce13">
            <text:p>0.00%</text:p>
          </table:table-cell>
          <table:table-cell office:value-type="string" table:style-name="ce22">
            <text:p>Fero</text:p>
          </table:table-cell>
          <table:table-cell office:value-type="float" office:value="17" table:formula="msoxl:=IF(X639=X638,Y638,Y638+1)" table:style-name="ce23">
            <text:p>17</text:p>
          </table:table-cell>
          <table:table-cell office:value-type="float" office:value="20588.235294117647" table:formula="msoxl:=S639/Y639" table:style-name="ce14">
            <text:p>20,588</text:p>
          </table:table-cell>
          <table:table-cell office:value-type="float" office:value="15780340.370413857" table:formula="msoxl:=Z639+AA638" table:style-name="ce14">
            <text:p>15,780,340</text:p>
          </table:table-cell>
          <table:table-cell office:value-type="float" office:value="20588.235294118524" table:formula="msoxl:=AA639-AA638" table:style-name="ce14">
            <text:p>20,588</text:p>
          </table:table-cell>
          <table:table-cell office:value-type="percentage" office:value="0" table:formula="msoxl:=AB639/AB63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38" table:style-name="ce22">
            <text:p>638</text:p>
          </table:table-cell>
          <table:table-cell office:value-type="float" office:value="570030.18583304482" table:formula="msoxl:=C639+C639*0.001" table:style-name="ce23">
            <text:p>570,030</text:p>
          </table:table-cell>
          <table:table-cell office:value-type="float" office:value="233411424.12756506" table:formula="msoxl:=C640+D639" table:style-name="ce16">
            <text:p>233,411,424</text:p>
          </table:table-cell>
          <table:table-cell office:value-type="float" office:value="569.46072510792874" table:formula="msoxl:=C640-C639" table:style-name="ce16">
            <text:p>569</text:p>
          </table:table-cell>
          <table:table-cell office:value-type="percentage" office:value="9.9999999999988987E-4" table:formula="msoxl:=(C640/C639)-1" table:style-name="ce13">
            <text:p>0.10%</text:p>
          </table:table-cell>
          <table:table-cell office:value-type="percentage" office:value="0" table:formula="msoxl:=F639-F640" table:style-name="ce13">
            <text:p>0.00%</text:p>
          </table:table-cell>
          <table:table-cell office:value-type="float" office:value="5" table:formula="msoxl:=IF(I640=I639,1+H639,1)" table:style-name="ce34">
            <text:p>5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40=I639,J639,J639+1)" table:style-name="ce23">
            <text:p>19</text:p>
          </table:table-cell>
          <table:table-cell office:value-type="float" office:value="30001.58872805499" table:formula="msoxl:=C640/J640" table:style-name="ce14">
            <text:p>30,002</text:p>
          </table:table-cell>
          <table:table-cell office:value-type="float" office:value="17199233.174718663" table:formula="msoxl:=K640+L639" table:style-name="ce14">
            <text:p>17,199,233</text:p>
          </table:table-cell>
          <table:table-cell office:value-type="float" office:value="30001.588728055358" table:formula="msoxl:=L640-L639" table:style-name="ce14">
            <text:p>30,002</text:p>
          </table:table-cell>
          <table:table-cell office:value-type="percentage" office:value="9.9999999997102407E-4" table:formula="msoxl:=M640/M63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38" table:style-name="ce22">
            <text:p>638</text:p>
          </table:table-cell>
          <table:table-cell office:value-type="float" office:value="350000" table:style-name="ce23">
            <text:p>350,000</text:p>
          </table:table-cell>
          <table:table-cell office:value-type="float" office:value="183650000" table:formula="msoxl:=S640+T639" table:style-name="ce16">
            <text:p>183,650,000</text:p>
          </table:table-cell>
          <table:table-cell office:value-type="float" office:value="0" table:formula="msoxl:=S640-S639" table:style-name="ce17">
            <text:p>0</text:p>
          </table:table-cell>
          <table:table-cell office:value-type="percentage" office:value="0" table:formula="msoxl:=(S640/S639)-1" table:style-name="ce13">
            <text:p>0.00%</text:p>
          </table:table-cell>
          <table:table-cell office:value-type="percentage" office:value="0" table:formula="msoxl:=V639-V640" table:style-name="ce13">
            <text:p>0.00%</text:p>
          </table:table-cell>
          <table:table-cell office:value-type="string" table:style-name="ce22">
            <text:p>Fero</text:p>
          </table:table-cell>
          <table:table-cell office:value-type="float" office:value="17" table:formula="msoxl:=IF(X640=X639,Y639,Y639+1)" table:style-name="ce23">
            <text:p>17</text:p>
          </table:table-cell>
          <table:table-cell office:value-type="float" office:value="20588.235294117647" table:formula="msoxl:=S640/Y640" table:style-name="ce14">
            <text:p>20,588</text:p>
          </table:table-cell>
          <table:table-cell office:value-type="float" office:value="15800928.605707975" table:formula="msoxl:=Z640+AA639" table:style-name="ce14">
            <text:p>15,800,929</text:p>
          </table:table-cell>
          <table:table-cell office:value-type="float" office:value="20588.235294118524" table:formula="msoxl:=AA640-AA639" table:style-name="ce14">
            <text:p>20,588</text:p>
          </table:table-cell>
          <table:table-cell office:value-type="percentage" office:value="0" table:formula="msoxl:=AB640/AB63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39" table:style-name="ce22">
            <text:p>639</text:p>
          </table:table-cell>
          <table:table-cell office:value-type="float" office:value="570600.21601887781" table:formula="msoxl:=C640+C640*0.001" table:style-name="ce23">
            <text:p>570,600</text:p>
          </table:table-cell>
          <table:table-cell office:value-type="float" office:value="233982024.34358394" table:formula="msoxl:=C641+D640" table:style-name="ce16">
            <text:p>233,982,024</text:p>
          </table:table-cell>
          <table:table-cell office:value-type="float" office:value="570.03018583299126" table:formula="msoxl:=C641-C640" table:style-name="ce16">
            <text:p>570</text:p>
          </table:table-cell>
          <table:table-cell office:value-type="percentage" office:value="9.9999999999988987E-4" table:formula="msoxl:=(C641/C640)-1" table:style-name="ce13">
            <text:p>0.10%</text:p>
          </table:table-cell>
          <table:table-cell office:value-type="percentage" office:value="0" table:formula="msoxl:=F640-F641" table:style-name="ce13">
            <text:p>0.00%</text:p>
          </table:table-cell>
          <table:table-cell office:value-type="float" office:value="6" table:formula="msoxl:=IF(I641=I640,1+H640,1)" table:style-name="ce34">
            <text:p>6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41=I640,J640,J640+1)" table:style-name="ce23">
            <text:p>19</text:p>
          </table:table-cell>
          <table:table-cell office:value-type="float" office:value="30031.590316783044" table:formula="msoxl:=C641/J641" table:style-name="ce14">
            <text:p>30,032</text:p>
          </table:table-cell>
          <table:table-cell office:value-type="float" office:value="17229264.765035447" table:formula="msoxl:=K641+L640" table:style-name="ce14">
            <text:p>17,229,265</text:p>
          </table:table-cell>
          <table:table-cell office:value-type="float" office:value="30031.590316783637" table:formula="msoxl:=L641-L640" table:style-name="ce14">
            <text:p>30,032</text:p>
          </table:table-cell>
          <table:table-cell office:value-type="percentage" office:value="1.0000000000074394E-3" table:formula="msoxl:=M641/M64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39" table:style-name="ce22">
            <text:p>639</text:p>
          </table:table-cell>
          <table:table-cell office:value-type="float" office:value="350000" table:style-name="ce23">
            <text:p>350,000</text:p>
          </table:table-cell>
          <table:table-cell office:value-type="float" office:value="184000000" table:formula="msoxl:=S641+T640" table:style-name="ce16">
            <text:p>184,000,000</text:p>
          </table:table-cell>
          <table:table-cell office:value-type="float" office:value="0" table:formula="msoxl:=S641-S640" table:style-name="ce17">
            <text:p>0</text:p>
          </table:table-cell>
          <table:table-cell office:value-type="percentage" office:value="0" table:formula="msoxl:=(S641/S640)-1" table:style-name="ce13">
            <text:p>0.00%</text:p>
          </table:table-cell>
          <table:table-cell office:value-type="percentage" office:value="0" table:formula="msoxl:=V640-V641" table:style-name="ce13">
            <text:p>0.00%</text:p>
          </table:table-cell>
          <table:table-cell office:value-type="string" table:style-name="ce22">
            <text:p>Fero</text:p>
          </table:table-cell>
          <table:table-cell office:value-type="float" office:value="17" table:formula="msoxl:=IF(X641=X640,Y640,Y640+1)" table:style-name="ce23">
            <text:p>17</text:p>
          </table:table-cell>
          <table:table-cell office:value-type="float" office:value="20588.235294117647" table:formula="msoxl:=S641/Y641" table:style-name="ce14">
            <text:p>20,588</text:p>
          </table:table-cell>
          <table:table-cell office:value-type="float" office:value="15821516.841002094" table:formula="msoxl:=Z641+AA640" table:style-name="ce14">
            <text:p>15,821,517</text:p>
          </table:table-cell>
          <table:table-cell office:value-type="float" office:value="20588.235294118524" table:formula="msoxl:=AA641-AA640" table:style-name="ce14">
            <text:p>20,588</text:p>
          </table:table-cell>
          <table:table-cell office:value-type="percentage" office:value="0" table:formula="msoxl:=AB641/AB64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40" table:style-name="ce22">
            <text:p>640</text:p>
          </table:table-cell>
          <table:table-cell office:value-type="float" office:value="571170.81623489666" table:formula="msoxl:=C641+C641*0.001" table:style-name="ce23">
            <text:p>571,171</text:p>
          </table:table-cell>
          <table:table-cell office:value-type="float" office:value="234553195.15981883" table:formula="msoxl:=C642+D641" table:style-name="ce16">
            <text:p>234,553,195</text:p>
          </table:table-cell>
          <table:table-cell office:value-type="float" office:value="570.60021601885092" table:formula="msoxl:=C642-C641" table:style-name="ce16">
            <text:p>571</text:p>
          </table:table-cell>
          <table:table-cell office:value-type="percentage" office:value="9.9999999999988987E-4" table:formula="msoxl:=(C642/C641)-1" table:style-name="ce13">
            <text:p>0.10%</text:p>
          </table:table-cell>
          <table:table-cell office:value-type="percentage" office:value="0" table:formula="msoxl:=F641-F642" table:style-name="ce13">
            <text:p>0.00%</text:p>
          </table:table-cell>
          <table:table-cell office:value-type="float" office:value="7" table:formula="msoxl:=IF(I642=I641,1+H641,1)" table:style-name="ce34">
            <text:p>7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42=I641,J641,J641+1)" table:style-name="ce23">
            <text:p>19</text:p>
          </table:table-cell>
          <table:table-cell office:value-type="float" office:value="30061.621907099823" table:formula="msoxl:=C642/J642" table:style-name="ce14">
            <text:p>30,062</text:p>
          </table:table-cell>
          <table:table-cell office:value-type="float" office:value="17259326.386942547" table:formula="msoxl:=K642+L641" table:style-name="ce14">
            <text:p>17,259,326</text:p>
          </table:table-cell>
          <table:table-cell office:value-type="float" office:value="30061.621907100081" table:formula="msoxl:=L642-L641" table:style-name="ce14">
            <text:p>30,062</text:p>
          </table:table-cell>
          <table:table-cell office:value-type="percentage" office:value="9.9999999998878764E-4" table:formula="msoxl:=M642/M64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40" table:style-name="ce22">
            <text:p>640</text:p>
          </table:table-cell>
          <table:table-cell office:value-type="float" office:value="350000" table:style-name="ce23">
            <text:p>350,000</text:p>
          </table:table-cell>
          <table:table-cell office:value-type="float" office:value="184350000" table:formula="msoxl:=S642+T641" table:style-name="ce16">
            <text:p>184,350,000</text:p>
          </table:table-cell>
          <table:table-cell office:value-type="float" office:value="0" table:formula="msoxl:=S642-S641" table:style-name="ce17">
            <text:p>0</text:p>
          </table:table-cell>
          <table:table-cell office:value-type="percentage" office:value="0" table:formula="msoxl:=(S642/S641)-1" table:style-name="ce13">
            <text:p>0.00%</text:p>
          </table:table-cell>
          <table:table-cell office:value-type="percentage" office:value="0" table:formula="msoxl:=V641-V642" table:style-name="ce13">
            <text:p>0.00%</text:p>
          </table:table-cell>
          <table:table-cell office:value-type="string" table:style-name="ce22">
            <text:p>Fero</text:p>
          </table:table-cell>
          <table:table-cell office:value-type="float" office:value="17" table:formula="msoxl:=IF(X642=X641,Y641,Y641+1)" table:style-name="ce23">
            <text:p>17</text:p>
          </table:table-cell>
          <table:table-cell office:value-type="float" office:value="20588.235294117647" table:formula="msoxl:=S642/Y642" table:style-name="ce14">
            <text:p>20,588</text:p>
          </table:table-cell>
          <table:table-cell office:value-type="float" office:value="15842105.076296212" table:formula="msoxl:=Z642+AA641" table:style-name="ce14">
            <text:p>15,842,105</text:p>
          </table:table-cell>
          <table:table-cell office:value-type="float" office:value="20588.235294118524" table:formula="msoxl:=AA642-AA641" table:style-name="ce14">
            <text:p>20,588</text:p>
          </table:table-cell>
          <table:table-cell office:value-type="percentage" office:value="0" table:formula="msoxl:=AB642/AB64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41" table:style-name="ce22">
            <text:p>641</text:p>
          </table:table-cell>
          <table:table-cell office:value-type="float" office:value="571741.98705113155" table:formula="msoxl:=C642+C642*0.001" table:style-name="ce23">
            <text:p>571,742</text:p>
          </table:table-cell>
          <table:table-cell office:value-type="float" office:value="235124937.14686996" table:formula="msoxl:=C643+D642" table:style-name="ce16">
            <text:p>235,124,937</text:p>
          </table:table-cell>
          <table:table-cell office:value-type="float" office:value="571.17081623489503" table:formula="msoxl:=C643-C642" table:style-name="ce16">
            <text:p>571</text:p>
          </table:table-cell>
          <table:table-cell office:value-type="percentage" office:value="9.9999999999988987E-4" table:formula="msoxl:=(C643/C642)-1" table:style-name="ce13">
            <text:p>0.10%</text:p>
          </table:table-cell>
          <table:table-cell office:value-type="percentage" office:value="0" table:formula="msoxl:=F642-F643" table:style-name="ce13">
            <text:p>0.00%</text:p>
          </table:table-cell>
          <table:table-cell office:value-type="float" office:value="8" table:formula="msoxl:=IF(I643=I642,1+H642,1)" table:style-name="ce34">
            <text:p>8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43=I642,J642,J642+1)" table:style-name="ce23">
            <text:p>19</text:p>
          </table:table-cell>
          <table:table-cell office:value-type="float" office:value="30091.683529006925" table:formula="msoxl:=C643/J643" table:style-name="ce14">
            <text:p>30,092</text:p>
          </table:table-cell>
          <table:table-cell office:value-type="float" office:value="17289418.070471555" table:formula="msoxl:=K643+L642" table:style-name="ce14">
            <text:p>17,289,418</text:p>
          </table:table-cell>
          <table:table-cell office:value-type="float" office:value="30091.68352900818" table:formula="msoxl:=L643-L642" table:style-name="ce14">
            <text:p>30,092</text:p>
          </table:table-cell>
          <table:table-cell office:value-type="percentage" office:value="1.0000000000331966E-3" table:formula="msoxl:=M643/M64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41" table:style-name="ce22">
            <text:p>641</text:p>
          </table:table-cell>
          <table:table-cell office:value-type="float" office:value="350000" table:style-name="ce23">
            <text:p>350,000</text:p>
          </table:table-cell>
          <table:table-cell office:value-type="float" office:value="184700000" table:formula="msoxl:=S643+T642" table:style-name="ce16">
            <text:p>184,700,000</text:p>
          </table:table-cell>
          <table:table-cell office:value-type="float" office:value="0" table:formula="msoxl:=S643-S642" table:style-name="ce17">
            <text:p>0</text:p>
          </table:table-cell>
          <table:table-cell office:value-type="percentage" office:value="0" table:formula="msoxl:=(S643/S642)-1" table:style-name="ce13">
            <text:p>0.00%</text:p>
          </table:table-cell>
          <table:table-cell office:value-type="percentage" office:value="0" table:formula="msoxl:=V642-V643" table:style-name="ce13">
            <text:p>0.00%</text:p>
          </table:table-cell>
          <table:table-cell office:value-type="string" table:style-name="ce22">
            <text:p>Fero</text:p>
          </table:table-cell>
          <table:table-cell office:value-type="float" office:value="17" table:formula="msoxl:=IF(X643=X642,Y642,Y642+1)" table:style-name="ce23">
            <text:p>17</text:p>
          </table:table-cell>
          <table:table-cell office:value-type="float" office:value="20588.235294117647" table:formula="msoxl:=S643/Y643" table:style-name="ce14">
            <text:p>20,588</text:p>
          </table:table-cell>
          <table:table-cell office:value-type="float" office:value="15862693.311590331" table:formula="msoxl:=Z643+AA642" table:style-name="ce14">
            <text:p>15,862,693</text:p>
          </table:table-cell>
          <table:table-cell office:value-type="float" office:value="20588.235294118524" table:formula="msoxl:=AA643-AA642" table:style-name="ce14">
            <text:p>20,588</text:p>
          </table:table-cell>
          <table:table-cell office:value-type="percentage" office:value="0" table:formula="msoxl:=AB643/AB64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42" table:style-name="ce22">
            <text:p>642</text:p>
          </table:table-cell>
          <table:table-cell office:value-type="float" office:value="572313.72903818265" table:formula="msoxl:=C643+C643*0.001" table:style-name="ce23">
            <text:p>572,314</text:p>
          </table:table-cell>
          <table:table-cell office:value-type="float" office:value="235697250.87590814" table:formula="msoxl:=C644+D643" table:style-name="ce16">
            <text:p>235,697,251</text:p>
          </table:table-cell>
          <table:table-cell office:value-type="float" office:value="571.74198705109302" table:formula="msoxl:=C644-C643" table:style-name="ce16">
            <text:p>572</text:p>
          </table:table-cell>
          <table:table-cell office:value-type="percentage" office:value="9.9999999999988987E-4" table:formula="msoxl:=(C644/C643)-1" table:style-name="ce13">
            <text:p>0.10%</text:p>
          </table:table-cell>
          <table:table-cell office:value-type="percentage" office:value="0" table:formula="msoxl:=F643-F644" table:style-name="ce13">
            <text:p>0.00%</text:p>
          </table:table-cell>
          <table:table-cell office:value-type="float" office:value="9" table:formula="msoxl:=IF(I644=I643,1+H643,1)" table:style-name="ce34">
            <text:p>9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44=I643,J643,J643+1)" table:style-name="ce23">
            <text:p>19</text:p>
          </table:table-cell>
          <table:table-cell office:value-type="float" office:value="30121.775212535929" table:formula="msoxl:=C644/J644" table:style-name="ce14">
            <text:p>30,122</text:p>
          </table:table-cell>
          <table:table-cell office:value-type="float" office:value="17319539.845684092" table:formula="msoxl:=K644+L643" table:style-name="ce14">
            <text:p>17,319,540</text:p>
          </table:table-cell>
          <table:table-cell office:value-type="float" office:value="30121.775212537497" table:formula="msoxl:=L644-L643" table:style-name="ce14">
            <text:p>30,122</text:p>
          </table:table-cell>
          <table:table-cell office:value-type="percentage" office:value="1.000000000010326E-3" table:formula="msoxl:=M644/M64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42" table:style-name="ce22">
            <text:p>642</text:p>
          </table:table-cell>
          <table:table-cell office:value-type="float" office:value="350000" table:style-name="ce23">
            <text:p>350,000</text:p>
          </table:table-cell>
          <table:table-cell office:value-type="float" office:value="185050000" table:formula="msoxl:=S644+T643" table:style-name="ce16">
            <text:p>185,050,000</text:p>
          </table:table-cell>
          <table:table-cell office:value-type="float" office:value="0" table:formula="msoxl:=S644-S643" table:style-name="ce17">
            <text:p>0</text:p>
          </table:table-cell>
          <table:table-cell office:value-type="percentage" office:value="0" table:formula="msoxl:=(S644/S643)-1" table:style-name="ce13">
            <text:p>0.00%</text:p>
          </table:table-cell>
          <table:table-cell office:value-type="percentage" office:value="0" table:formula="msoxl:=V643-V644" table:style-name="ce13">
            <text:p>0.00%</text:p>
          </table:table-cell>
          <table:table-cell office:value-type="string" table:style-name="ce22">
            <text:p>Fero</text:p>
          </table:table-cell>
          <table:table-cell office:value-type="float" office:value="17" table:formula="msoxl:=IF(X644=X643,Y643,Y643+1)" table:style-name="ce23">
            <text:p>17</text:p>
          </table:table-cell>
          <table:table-cell office:value-type="float" office:value="20588.235294117647" table:formula="msoxl:=S644/Y644" table:style-name="ce14">
            <text:p>20,588</text:p>
          </table:table-cell>
          <table:table-cell office:value-type="float" office:value="15883281.546884449" table:formula="msoxl:=Z644+AA643" table:style-name="ce14">
            <text:p>15,883,282</text:p>
          </table:table-cell>
          <table:table-cell office:value-type="float" office:value="20588.235294118524" table:formula="msoxl:=AA644-AA643" table:style-name="ce14">
            <text:p>20,588</text:p>
          </table:table-cell>
          <table:table-cell office:value-type="percentage" office:value="0" table:formula="msoxl:=AB644/AB64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43" table:style-name="ce22">
            <text:p>643</text:p>
          </table:table-cell>
          <table:table-cell office:value-type="float" office:value="572886.04276722088" table:formula="msoxl:=C644+C644*0.001" table:style-name="ce23">
            <text:p>572,886</text:p>
          </table:table-cell>
          <table:table-cell office:value-type="float" office:value="236270136.91867536" table:formula="msoxl:=C645+D644" table:style-name="ce16">
            <text:p>236,270,137</text:p>
          </table:table-cell>
          <table:table-cell office:value-type="float" office:value="572.31372903822921" table:formula="msoxl:=C645-C644" table:style-name="ce16">
            <text:p>572</text:p>
          </table:table-cell>
          <table:table-cell office:value-type="percentage" office:value="1.0000000000001119E-3" table:formula="msoxl:=(C645/C644)-1" table:style-name="ce13">
            <text:p>0.10%</text:p>
          </table:table-cell>
          <table:table-cell office:value-type="percentage" office:value="-2.2204460492503131E-16" table:formula="msoxl:=F644-F645" table:style-name="ce13">
            <text:p>0.00%</text:p>
          </table:table-cell>
          <table:table-cell office:value-type="float" office:value="10" table:formula="msoxl:=IF(I645=I644,1+H644,1)" table:style-name="ce34">
            <text:p>10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45=I644,J644,J644+1)" table:style-name="ce23">
            <text:p>19</text:p>
          </table:table-cell>
          <table:table-cell office:value-type="float" office:value="30151.896987748467" table:formula="msoxl:=C645/J645" table:style-name="ce14">
            <text:p>30,152</text:p>
          </table:table-cell>
          <table:table-cell office:value-type="float" office:value="17349691.74267184" table:formula="msoxl:=K645+L644" table:style-name="ce14">
            <text:p>17,349,692</text:p>
          </table:table-cell>
          <table:table-cell office:value-type="float" office:value="30151.896987747401" table:formula="msoxl:=L645-L644" table:style-name="ce14">
            <text:p>30,152</text:p>
          </table:table-cell>
          <table:table-cell office:value-type="percentage" office:value="9.9999999991262634E-4" table:formula="msoxl:=M645/M64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43" table:style-name="ce22">
            <text:p>643</text:p>
          </table:table-cell>
          <table:table-cell office:value-type="float" office:value="350000" table:style-name="ce23">
            <text:p>350,000</text:p>
          </table:table-cell>
          <table:table-cell office:value-type="float" office:value="185400000" table:formula="msoxl:=S645+T644" table:style-name="ce16">
            <text:p>185,400,000</text:p>
          </table:table-cell>
          <table:table-cell office:value-type="float" office:value="0" table:formula="msoxl:=S645-S644" table:style-name="ce17">
            <text:p>0</text:p>
          </table:table-cell>
          <table:table-cell office:value-type="percentage" office:value="0" table:formula="msoxl:=(S645/S644)-1" table:style-name="ce13">
            <text:p>0.00%</text:p>
          </table:table-cell>
          <table:table-cell office:value-type="percentage" office:value="0" table:formula="msoxl:=V644-V645" table:style-name="ce13">
            <text:p>0.00%</text:p>
          </table:table-cell>
          <table:table-cell office:value-type="string" table:style-name="ce22">
            <text:p>Fero</text:p>
          </table:table-cell>
          <table:table-cell office:value-type="float" office:value="17" table:formula="msoxl:=IF(X645=X644,Y644,Y644+1)" table:style-name="ce23">
            <text:p>17</text:p>
          </table:table-cell>
          <table:table-cell office:value-type="float" office:value="20588.235294117647" table:formula="msoxl:=S645/Y645" table:style-name="ce14">
            <text:p>20,588</text:p>
          </table:table-cell>
          <table:table-cell office:value-type="float" office:value="15903869.782178568" table:formula="msoxl:=Z645+AA644" table:style-name="ce14">
            <text:p>15,903,870</text:p>
          </table:table-cell>
          <table:table-cell office:value-type="float" office:value="20588.235294118524" table:formula="msoxl:=AA645-AA644" table:style-name="ce14">
            <text:p>20,588</text:p>
          </table:table-cell>
          <table:table-cell office:value-type="percentage" office:value="0" table:formula="msoxl:=AB645/AB64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44" table:style-name="ce22">
            <text:p>644</text:p>
          </table:table-cell>
          <table:table-cell office:value-type="float" office:value="573458.92880998808" table:formula="msoxl:=C645+C645*0.001" table:style-name="ce23">
            <text:p>573,459</text:p>
          </table:table-cell>
          <table:table-cell office:value-type="float" office:value="236843595.84748536" table:formula="msoxl:=C646+D645" table:style-name="ce16">
            <text:p>236,843,596</text:p>
          </table:table-cell>
          <table:table-cell office:value-type="float" office:value="572.88604276720434" table:formula="msoxl:=C646-C645" table:style-name="ce16">
            <text:p>573</text:p>
          </table:table-cell>
          <table:table-cell office:value-type="percentage" office:value="9.9999999999988987E-4" table:formula="msoxl:=(C646/C645)-1" table:style-name="ce13">
            <text:p>0.10%</text:p>
          </table:table-cell>
          <table:table-cell office:value-type="percentage" office:value="2.2204460492503131E-16" table:formula="msoxl:=F645-F646" table:style-name="ce13">
            <text:p>0.00%</text:p>
          </table:table-cell>
          <table:table-cell office:value-type="float" office:value="11" table:formula="msoxl:=IF(I646=I645,1+H645,1)" table:style-name="ce34">
            <text:p>11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46=I645,J645,J645+1)" table:style-name="ce23">
            <text:p>19</text:p>
          </table:table-cell>
          <table:table-cell office:value-type="float" office:value="30182.048884736214" table:formula="msoxl:=C646/J646" table:style-name="ce14">
            <text:p>30,182</text:p>
          </table:table-cell>
          <table:table-cell office:value-type="float" office:value="17379873.791556574" table:formula="msoxl:=K646+L645" table:style-name="ce14">
            <text:p>17,379,874</text:p>
          </table:table-cell>
          <table:table-cell office:value-type="float" office:value="30182.048884734511" table:formula="msoxl:=L646-L645" table:style-name="ce14">
            <text:p>30,182</text:p>
          </table:table-cell>
          <table:table-cell office:value-type="percentage" office:value="9.9999999997879563E-4" table:formula="msoxl:=M646/M64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44" table:style-name="ce22">
            <text:p>644</text:p>
          </table:table-cell>
          <table:table-cell office:value-type="float" office:value="350000" table:style-name="ce23">
            <text:p>350,000</text:p>
          </table:table-cell>
          <table:table-cell office:value-type="float" office:value="185750000" table:formula="msoxl:=S646+T645" table:style-name="ce16">
            <text:p>185,750,000</text:p>
          </table:table-cell>
          <table:table-cell office:value-type="float" office:value="0" table:formula="msoxl:=S646-S645" table:style-name="ce17">
            <text:p>0</text:p>
          </table:table-cell>
          <table:table-cell office:value-type="percentage" office:value="0" table:formula="msoxl:=(S646/S645)-1" table:style-name="ce13">
            <text:p>0.00%</text:p>
          </table:table-cell>
          <table:table-cell office:value-type="percentage" office:value="0" table:formula="msoxl:=V645-V646" table:style-name="ce13">
            <text:p>0.00%</text:p>
          </table:table-cell>
          <table:table-cell office:value-type="string" table:style-name="ce22">
            <text:p>Fero</text:p>
          </table:table-cell>
          <table:table-cell office:value-type="float" office:value="17" table:formula="msoxl:=IF(X646=X645,Y645,Y645+1)" table:style-name="ce23">
            <text:p>17</text:p>
          </table:table-cell>
          <table:table-cell office:value-type="float" office:value="20588.235294117647" table:formula="msoxl:=S646/Y646" table:style-name="ce14">
            <text:p>20,588</text:p>
          </table:table-cell>
          <table:table-cell office:value-type="float" office:value="15924458.017472686" table:formula="msoxl:=Z646+AA645" table:style-name="ce14">
            <text:p>15,924,458</text:p>
          </table:table-cell>
          <table:table-cell office:value-type="float" office:value="20588.235294118524" table:formula="msoxl:=AA646-AA645" table:style-name="ce14">
            <text:p>20,588</text:p>
          </table:table-cell>
          <table:table-cell office:value-type="percentage" office:value="0" table:formula="msoxl:=AB646/AB64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45" table:style-name="ce22">
            <text:p>645</text:p>
          </table:table-cell>
          <table:table-cell office:value-type="float" office:value="574032.38773879805" table:formula="msoxl:=C646+C646*0.001" table:style-name="ce23">
            <text:p>574,032</text:p>
          </table:table-cell>
          <table:table-cell office:value-type="float" office:value="237417628.23522416" table:formula="msoxl:=C647+D646" table:style-name="ce16">
            <text:p>237,417,628</text:p>
          </table:table-cell>
          <table:table-cell office:value-type="float" office:value="573.45892880996689" table:formula="msoxl:=C647-C646" table:style-name="ce16">
            <text:p>573</text:p>
          </table:table-cell>
          <table:table-cell office:value-type="percentage" office:value="9.9999999999988987E-4" table:formula="msoxl:=(C647/C646)-1" table:style-name="ce13">
            <text:p>0.10%</text:p>
          </table:table-cell>
          <table:table-cell office:value-type="percentage" office:value="0" table:formula="msoxl:=F646-F647" table:style-name="ce13">
            <text:p>0.00%</text:p>
          </table:table-cell>
          <table:table-cell office:value-type="float" office:value="12" table:formula="msoxl:=IF(I647=I646,1+H646,1)" table:style-name="ce34">
            <text:p>12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47=I646,J646,J646+1)" table:style-name="ce23">
            <text:p>19</text:p>
          </table:table-cell>
          <table:table-cell office:value-type="float" office:value="30212.230933620951" table:formula="msoxl:=C647/J647" table:style-name="ce14">
            <text:p>30,212</text:p>
          </table:table-cell>
          <table:table-cell office:value-type="float" office:value="17410086.022490196" table:formula="msoxl:=K647+L646" table:style-name="ce14">
            <text:p>17,410,086</text:p>
          </table:table-cell>
          <table:table-cell office:value-type="float" office:value="30212.230933621526" table:formula="msoxl:=L647-L646" table:style-name="ce14">
            <text:p>30,212</text:p>
          </table:table-cell>
          <table:table-cell office:value-type="percentage" office:value="1.0000000000756071E-3" table:formula="msoxl:=M647/M64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45" table:style-name="ce22">
            <text:p>645</text:p>
          </table:table-cell>
          <table:table-cell office:value-type="float" office:value="350000" table:style-name="ce23">
            <text:p>350,000</text:p>
          </table:table-cell>
          <table:table-cell office:value-type="float" office:value="186100000" table:formula="msoxl:=S647+T646" table:style-name="ce16">
            <text:p>186,100,000</text:p>
          </table:table-cell>
          <table:table-cell office:value-type="float" office:value="0" table:formula="msoxl:=S647-S646" table:style-name="ce17">
            <text:p>0</text:p>
          </table:table-cell>
          <table:table-cell office:value-type="percentage" office:value="0" table:formula="msoxl:=(S647/S646)-1" table:style-name="ce13">
            <text:p>0.00%</text:p>
          </table:table-cell>
          <table:table-cell office:value-type="percentage" office:value="0" table:formula="msoxl:=V646-V647" table:style-name="ce13">
            <text:p>0.00%</text:p>
          </table:table-cell>
          <table:table-cell office:value-type="string" table:style-name="ce22">
            <text:p>Fero</text:p>
          </table:table-cell>
          <table:table-cell office:value-type="float" office:value="17" table:formula="msoxl:=IF(X647=X646,Y646,Y646+1)" table:style-name="ce23">
            <text:p>17</text:p>
          </table:table-cell>
          <table:table-cell office:value-type="float" office:value="20588.235294117647" table:formula="msoxl:=S647/Y647" table:style-name="ce14">
            <text:p>20,588</text:p>
          </table:table-cell>
          <table:table-cell office:value-type="float" office:value="15945046.252766805" table:formula="msoxl:=Z647+AA646" table:style-name="ce14">
            <text:p>15,945,046</text:p>
          </table:table-cell>
          <table:table-cell office:value-type="float" office:value="20588.235294118524" table:formula="msoxl:=AA647-AA646" table:style-name="ce14">
            <text:p>20,588</text:p>
          </table:table-cell>
          <table:table-cell office:value-type="percentage" office:value="0" table:formula="msoxl:=AB647/AB64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46" table:style-name="ce22">
            <text:p>646</text:p>
          </table:table-cell>
          <table:table-cell office:value-type="float" office:value="574606.42012653686" table:formula="msoxl:=C647+C647*0.001" table:style-name="ce23">
            <text:p>574,606</text:p>
          </table:table-cell>
          <table:table-cell office:value-type="float" office:value="237992234.65535069" table:formula="msoxl:=C648+D647" table:style-name="ce16">
            <text:p>237,992,235</text:p>
          </table:table-cell>
          <table:table-cell office:value-type="float" office:value="574.03238773881458" table:formula="msoxl:=C648-C647" table:style-name="ce16">
            <text:p>574</text:p>
          </table:table-cell>
          <table:table-cell office:value-type="percentage" office:value="1.0000000000001119E-3" table:formula="msoxl:=(C648/C647)-1" table:style-name="ce13">
            <text:p>0.10%</text:p>
          </table:table-cell>
          <table:table-cell office:value-type="percentage" office:value="-2.2204460492503131E-16" table:formula="msoxl:=F647-F648" table:style-name="ce13">
            <text:p>0.00%</text:p>
          </table:table-cell>
          <table:table-cell office:value-type="float" office:value="13" table:formula="msoxl:=IF(I648=I647,1+H647,1)" table:style-name="ce34">
            <text:p>13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48=I647,J647,J647+1)" table:style-name="ce23">
            <text:p>19</text:p>
          </table:table-cell>
          <table:table-cell office:value-type="float" office:value="30242.44316455457" table:formula="msoxl:=C648/J648" table:style-name="ce14">
            <text:p>30,242</text:p>
          </table:table-cell>
          <table:table-cell office:value-type="float" office:value="17440328.465654749" table:formula="msoxl:=K648+L647" table:style-name="ce14">
            <text:p>17,440,328</text:p>
          </table:table-cell>
          <table:table-cell office:value-type="float" office:value="30242.443164553493" table:formula="msoxl:=L648-L647" table:style-name="ce14">
            <text:p>30,242</text:p>
          </table:table-cell>
          <table:table-cell office:value-type="percentage" office:value="9.9999999994526689E-4" table:formula="msoxl:=M648/M64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46" table:style-name="ce22">
            <text:p>646</text:p>
          </table:table-cell>
          <table:table-cell office:value-type="float" office:value="350000" table:style-name="ce23">
            <text:p>350,000</text:p>
          </table:table-cell>
          <table:table-cell office:value-type="float" office:value="186450000" table:formula="msoxl:=S648+T647" table:style-name="ce16">
            <text:p>186,450,000</text:p>
          </table:table-cell>
          <table:table-cell office:value-type="float" office:value="0" table:formula="msoxl:=S648-S647" table:style-name="ce17">
            <text:p>0</text:p>
          </table:table-cell>
          <table:table-cell office:value-type="percentage" office:value="0" table:formula="msoxl:=(S648/S647)-1" table:style-name="ce13">
            <text:p>0.00%</text:p>
          </table:table-cell>
          <table:table-cell office:value-type="percentage" office:value="0" table:formula="msoxl:=V647-V648" table:style-name="ce13">
            <text:p>0.00%</text:p>
          </table:table-cell>
          <table:table-cell office:value-type="string" table:style-name="ce22">
            <text:p>Fero</text:p>
          </table:table-cell>
          <table:table-cell office:value-type="float" office:value="17" table:formula="msoxl:=IF(X648=X647,Y647,Y647+1)" table:style-name="ce23">
            <text:p>17</text:p>
          </table:table-cell>
          <table:table-cell office:value-type="float" office:value="20588.235294117647" table:formula="msoxl:=S648/Y648" table:style-name="ce14">
            <text:p>20,588</text:p>
          </table:table-cell>
          <table:table-cell office:value-type="float" office:value="15965634.488060923" table:formula="msoxl:=Z648+AA647" table:style-name="ce14">
            <text:p>15,965,634</text:p>
          </table:table-cell>
          <table:table-cell office:value-type="float" office:value="20588.235294118524" table:formula="msoxl:=AA648-AA647" table:style-name="ce14">
            <text:p>20,588</text:p>
          </table:table-cell>
          <table:table-cell office:value-type="percentage" office:value="0" table:formula="msoxl:=AB648/AB64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47" table:style-name="ce22">
            <text:p>647</text:p>
          </table:table-cell>
          <table:table-cell office:value-type="float" office:value="575181.02654666337" table:formula="msoxl:=C648+C648*0.001" table:style-name="ce23">
            <text:p>575,181</text:p>
          </table:table-cell>
          <table:table-cell office:value-type="float" office:value="238567415.68189734" table:formula="msoxl:=C649+D648" table:style-name="ce16">
            <text:p>238,567,416</text:p>
          </table:table-cell>
          <table:table-cell office:value-type="float" office:value="574.60642012651078" table:formula="msoxl:=C649-C648" table:style-name="ce16">
            <text:p>575</text:p>
          </table:table-cell>
          <table:table-cell office:value-type="percentage" office:value="9.9999999999988987E-4" table:formula="msoxl:=(C649/C648)-1" table:style-name="ce13">
            <text:p>0.10%</text:p>
          </table:table-cell>
          <table:table-cell office:value-type="percentage" office:value="2.2204460492503131E-16" table:formula="msoxl:=F648-F649" table:style-name="ce13">
            <text:p>0.00%</text:p>
          </table:table-cell>
          <table:table-cell office:value-type="float" office:value="14" table:formula="msoxl:=IF(I649=I648,1+H648,1)" table:style-name="ce34">
            <text:p>14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49=I648,J648,J648+1)" table:style-name="ce23">
            <text:p>19</text:p>
          </table:table-cell>
          <table:table-cell office:value-type="float" office:value="30272.685607719126" table:formula="msoxl:=C649/J649" table:style-name="ce14">
            <text:p>30,273</text:p>
          </table:table-cell>
          <table:table-cell office:value-type="float" office:value="17470601.15126247" table:formula="msoxl:=K649+L648" table:style-name="ce14">
            <text:p>17,470,601</text:p>
          </table:table-cell>
          <table:table-cell office:value-type="float" office:value="30272.685607720166" table:formula="msoxl:=L649-L648" table:style-name="ce14">
            <text:p>30,273</text:p>
          </table:table-cell>
          <table:table-cell office:value-type="percentage" office:value="1.000000000070056E-3" table:formula="msoxl:=M649/M64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47" table:style-name="ce22">
            <text:p>647</text:p>
          </table:table-cell>
          <table:table-cell office:value-type="float" office:value="350000" table:style-name="ce23">
            <text:p>350,000</text:p>
          </table:table-cell>
          <table:table-cell office:value-type="float" office:value="186800000" table:formula="msoxl:=S649+T648" table:style-name="ce16">
            <text:p>186,800,000</text:p>
          </table:table-cell>
          <table:table-cell office:value-type="float" office:value="0" table:formula="msoxl:=S649-S648" table:style-name="ce17">
            <text:p>0</text:p>
          </table:table-cell>
          <table:table-cell office:value-type="percentage" office:value="0" table:formula="msoxl:=(S649/S648)-1" table:style-name="ce13">
            <text:p>0.00%</text:p>
          </table:table-cell>
          <table:table-cell office:value-type="percentage" office:value="0" table:formula="msoxl:=V648-V649" table:style-name="ce13">
            <text:p>0.00%</text:p>
          </table:table-cell>
          <table:table-cell office:value-type="string" table:style-name="ce22">
            <text:p>Fero</text:p>
          </table:table-cell>
          <table:table-cell office:value-type="float" office:value="17" table:formula="msoxl:=IF(X649=X648,Y648,Y648+1)" table:style-name="ce23">
            <text:p>17</text:p>
          </table:table-cell>
          <table:table-cell office:value-type="float" office:value="20588.235294117647" table:formula="msoxl:=S649/Y649" table:style-name="ce14">
            <text:p>20,588</text:p>
          </table:table-cell>
          <table:table-cell office:value-type="float" office:value="15986222.723355042" table:formula="msoxl:=Z649+AA648" table:style-name="ce14">
            <text:p>15,986,223</text:p>
          </table:table-cell>
          <table:table-cell office:value-type="float" office:value="20588.235294118524" table:formula="msoxl:=AA649-AA648" table:style-name="ce14">
            <text:p>20,588</text:p>
          </table:table-cell>
          <table:table-cell office:value-type="percentage" office:value="0" table:formula="msoxl:=AB649/AB64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48" table:style-name="ce22">
            <text:p>648</text:p>
          </table:table-cell>
          <table:table-cell office:value-type="float" office:value="575756.20757321001" table:formula="msoxl:=C649+C649*0.001" table:style-name="ce23">
            <text:p>575,756</text:p>
          </table:table-cell>
          <table:table-cell office:value-type="float" office:value="239143171.88947055" table:formula="msoxl:=C650+D649" table:style-name="ce16">
            <text:p>239,143,172</text:p>
          </table:table-cell>
          <table:table-cell office:value-type="float" office:value="575.1810265466338" table:formula="msoxl:=C650-C649" table:style-name="ce16">
            <text:p>575</text:p>
          </table:table-cell>
          <table:table-cell office:value-type="percentage" office:value="9.9999999999988987E-4" table:formula="msoxl:=(C650/C649)-1" table:style-name="ce13">
            <text:p>0.10%</text:p>
          </table:table-cell>
          <table:table-cell office:value-type="percentage" office:value="0" table:formula="msoxl:=F649-F650" table:style-name="ce13">
            <text:p>0.00%</text:p>
          </table:table-cell>
          <table:table-cell office:value-type="float" office:value="15" table:formula="msoxl:=IF(I650=I649,1+H649,1)" table:style-name="ce34">
            <text:p>15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50=I649,J649,J649+1)" table:style-name="ce23">
            <text:p>19</text:p>
          </table:table-cell>
          <table:table-cell office:value-type="float" office:value="30302.958293326843" table:formula="msoxl:=C650/J650" table:style-name="ce14">
            <text:p>30,303</text:p>
          </table:table-cell>
          <table:table-cell office:value-type="float" office:value="17500904.109555796" table:formula="msoxl:=K650+L649" table:style-name="ce14">
            <text:p>17,500,904</text:p>
          </table:table-cell>
          <table:table-cell office:value-type="float" office:value="30302.958293326199" table:formula="msoxl:=L650-L649" table:style-name="ce14">
            <text:p>30,303</text:p>
          </table:table-cell>
          <table:table-cell office:value-type="percentage" office:value="9.9999999994415667E-4" table:formula="msoxl:=M650/M64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48" table:style-name="ce22">
            <text:p>648</text:p>
          </table:table-cell>
          <table:table-cell office:value-type="float" office:value="350000" table:style-name="ce23">
            <text:p>350,000</text:p>
          </table:table-cell>
          <table:table-cell office:value-type="float" office:value="187150000" table:formula="msoxl:=S650+T649" table:style-name="ce16">
            <text:p>187,150,000</text:p>
          </table:table-cell>
          <table:table-cell office:value-type="float" office:value="0" table:formula="msoxl:=S650-S649" table:style-name="ce17">
            <text:p>0</text:p>
          </table:table-cell>
          <table:table-cell office:value-type="percentage" office:value="0" table:formula="msoxl:=(S650/S649)-1" table:style-name="ce13">
            <text:p>0.00%</text:p>
          </table:table-cell>
          <table:table-cell office:value-type="percentage" office:value="0" table:formula="msoxl:=V649-V650" table:style-name="ce13">
            <text:p>0.00%</text:p>
          </table:table-cell>
          <table:table-cell office:value-type="string" table:style-name="ce22">
            <text:p>Fero</text:p>
          </table:table-cell>
          <table:table-cell office:value-type="float" office:value="17" table:formula="msoxl:=IF(X650=X649,Y649,Y649+1)" table:style-name="ce23">
            <text:p>17</text:p>
          </table:table-cell>
          <table:table-cell office:value-type="float" office:value="20588.235294117647" table:formula="msoxl:=S650/Y650" table:style-name="ce14">
            <text:p>20,588</text:p>
          </table:table-cell>
          <table:table-cell office:value-type="float" office:value="16006810.95864916" table:formula="msoxl:=Z650+AA649" table:style-name="ce14">
            <text:p>16,006,811</text:p>
          </table:table-cell>
          <table:table-cell office:value-type="float" office:value="20588.235294118524" table:formula="msoxl:=AA650-AA649" table:style-name="ce14">
            <text:p>20,588</text:p>
          </table:table-cell>
          <table:table-cell office:value-type="percentage" office:value="0" table:formula="msoxl:=AB650/AB64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49" table:style-name="ce22">
            <text:p>649</text:p>
          </table:table-cell>
          <table:table-cell office:value-type="float" office:value="576331.96378078323" table:formula="msoxl:=C650+C650*0.001" table:style-name="ce23">
            <text:p>576,332</text:p>
          </table:table-cell>
          <table:table-cell office:value-type="float" office:value="239719503.85325134" table:formula="msoxl:=C651+D650" table:style-name="ce16">
            <text:p>239,719,504</text:p>
          </table:table-cell>
          <table:table-cell office:value-type="float" office:value="575.75620757322758" table:formula="msoxl:=C651-C650" table:style-name="ce16">
            <text:p>576</text:p>
          </table:table-cell>
          <table:table-cell office:value-type="percentage" office:value="1.0000000000001119E-3" table:formula="msoxl:=(C651/C650)-1" table:style-name="ce13">
            <text:p>0.10%</text:p>
          </table:table-cell>
          <table:table-cell office:value-type="percentage" office:value="-2.2204460492503131E-16" table:formula="msoxl:=F650-F651" table:style-name="ce13">
            <text:p>0.00%</text:p>
          </table:table-cell>
          <table:table-cell office:value-type="float" office:value="16" table:formula="msoxl:=IF(I651=I650,1+H650,1)" table:style-name="ce34">
            <text:p>16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51=I650,J650,J650+1)" table:style-name="ce23">
            <text:p>19</text:p>
          </table:table-cell>
          <table:table-cell office:value-type="float" office:value="30333.26125162017" table:formula="msoxl:=C651/J651" table:style-name="ce14">
            <text:p>30,333</text:p>
          </table:table-cell>
          <table:table-cell office:value-type="float" office:value="17531237.370807417" table:formula="msoxl:=K651+L650" table:style-name="ce14">
            <text:p>17,531,237</text:p>
          </table:table-cell>
          <table:table-cell office:value-type="float" office:value="30333.261251620948" table:formula="msoxl:=L651-L650" table:style-name="ce14">
            <text:p>30,333</text:p>
          </table:table-cell>
          <table:table-cell office:value-type="percentage" office:value="1.0000000000469633E-3" table:formula="msoxl:=M651/M65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49" table:style-name="ce22">
            <text:p>649</text:p>
          </table:table-cell>
          <table:table-cell office:value-type="float" office:value="350000" table:style-name="ce23">
            <text:p>350,000</text:p>
          </table:table-cell>
          <table:table-cell office:value-type="float" office:value="187500000" table:formula="msoxl:=S651+T650" table:style-name="ce16">
            <text:p>187,500,000</text:p>
          </table:table-cell>
          <table:table-cell office:value-type="float" office:value="0" table:formula="msoxl:=S651-S650" table:style-name="ce17">
            <text:p>0</text:p>
          </table:table-cell>
          <table:table-cell office:value-type="percentage" office:value="0" table:formula="msoxl:=(S651/S650)-1" table:style-name="ce13">
            <text:p>0.00%</text:p>
          </table:table-cell>
          <table:table-cell office:value-type="percentage" office:value="0" table:formula="msoxl:=V650-V651" table:style-name="ce13">
            <text:p>0.00%</text:p>
          </table:table-cell>
          <table:table-cell office:value-type="string" table:style-name="ce22">
            <text:p>Fero</text:p>
          </table:table-cell>
          <table:table-cell office:value-type="float" office:value="17" table:formula="msoxl:=IF(X651=X650,Y650,Y650+1)" table:style-name="ce23">
            <text:p>17</text:p>
          </table:table-cell>
          <table:table-cell office:value-type="float" office:value="20588.235294117647" table:formula="msoxl:=S651/Y651" table:style-name="ce14">
            <text:p>20,588</text:p>
          </table:table-cell>
          <table:table-cell office:value-type="float" office:value="16027399.193943279" table:formula="msoxl:=Z651+AA650" table:style-name="ce14">
            <text:p>16,027,399</text:p>
          </table:table-cell>
          <table:table-cell office:value-type="float" office:value="20588.235294118524" table:formula="msoxl:=AA651-AA650" table:style-name="ce14">
            <text:p>20,588</text:p>
          </table:table-cell>
          <table:table-cell office:value-type="percentage" office:value="0" table:formula="msoxl:=AB651/AB65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50" table:style-name="ce22">
            <text:p>650</text:p>
          </table:table-cell>
          <table:table-cell office:value-type="float" office:value="576908.29574456403" table:formula="msoxl:=C651+C651*0.001" table:style-name="ce23">
            <text:p>576,908</text:p>
          </table:table-cell>
          <table:table-cell office:value-type="float" office:value="240296412.14899591" table:formula="msoxl:=C652+D651" table:style-name="ce16">
            <text:p>240,296,412</text:p>
          </table:table-cell>
          <table:table-cell office:value-type="float" office:value="576.33196378080174" table:formula="msoxl:=C652-C651" table:style-name="ce16">
            <text:p>576</text:p>
          </table:table-cell>
          <table:table-cell office:value-type="percentage" office:value="1.0000000000001119E-3" table:formula="msoxl:=(C652/C651)-1" table:style-name="ce13">
            <text:p>0.10%</text:p>
          </table:table-cell>
          <table:table-cell office:value-type="percentage" office:value="0" table:formula="msoxl:=F651-F652" table:style-name="ce13">
            <text:p>0.00%</text:p>
          </table:table-cell>
          <table:table-cell office:value-type="float" office:value="17" table:formula="msoxl:=IF(I652=I651,1+H651,1)" table:style-name="ce34">
            <text:p>17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52=I651,J651,J651+1)" table:style-name="ce23">
            <text:p>19</text:p>
          </table:table-cell>
          <table:table-cell office:value-type="float" office:value="30363.59451287179" table:formula="msoxl:=C652/J652" table:style-name="ce14">
            <text:p>30,364</text:p>
          </table:table-cell>
          <table:table-cell office:value-type="float" office:value="17561600.965320289" table:formula="msoxl:=K652+L651" table:style-name="ce14">
            <text:p>17,561,601</text:p>
          </table:table-cell>
          <table:table-cell office:value-type="float" office:value="30363.594512872398" table:formula="msoxl:=L652-L651" table:style-name="ce14">
            <text:p>30,364</text:p>
          </table:table-cell>
          <table:table-cell office:value-type="percentage" office:value="9.9999999999433875E-4" table:formula="msoxl:=M652/M65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50" table:style-name="ce22">
            <text:p>650</text:p>
          </table:table-cell>
          <table:table-cell office:value-type="float" office:value="350000" table:style-name="ce23">
            <text:p>350,000</text:p>
          </table:table-cell>
          <table:table-cell office:value-type="float" office:value="187850000" table:formula="msoxl:=S652+T651" table:style-name="ce16">
            <text:p>187,850,000</text:p>
          </table:table-cell>
          <table:table-cell office:value-type="float" office:value="0" table:formula="msoxl:=S652-S651" table:style-name="ce17">
            <text:p>0</text:p>
          </table:table-cell>
          <table:table-cell office:value-type="percentage" office:value="0" table:formula="msoxl:=(S652/S651)-1" table:style-name="ce13">
            <text:p>0.00%</text:p>
          </table:table-cell>
          <table:table-cell office:value-type="percentage" office:value="0" table:formula="msoxl:=V651-V652" table:style-name="ce13">
            <text:p>0.00%</text:p>
          </table:table-cell>
          <table:table-cell office:value-type="string" table:style-name="ce22">
            <text:p>Fero</text:p>
          </table:table-cell>
          <table:table-cell office:value-type="float" office:value="17" table:formula="msoxl:=IF(X652=X651,Y651,Y651+1)" table:style-name="ce23">
            <text:p>17</text:p>
          </table:table-cell>
          <table:table-cell office:value-type="float" office:value="20588.235294117647" table:formula="msoxl:=S652/Y652" table:style-name="ce14">
            <text:p>20,588</text:p>
          </table:table-cell>
          <table:table-cell office:value-type="float" office:value="16047987.429237397" table:formula="msoxl:=Z652+AA651" table:style-name="ce14">
            <text:p>16,047,987</text:p>
          </table:table-cell>
          <table:table-cell office:value-type="float" office:value="20588.235294118524" table:formula="msoxl:=AA652-AA651" table:style-name="ce14">
            <text:p>20,588</text:p>
          </table:table-cell>
          <table:table-cell office:value-type="percentage" office:value="0" table:formula="msoxl:=AB652/AB65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51" table:style-name="ce22">
            <text:p>651</text:p>
          </table:table-cell>
          <table:table-cell office:value-type="float" office:value="577485.2040403086" table:formula="msoxl:=C652+C652*0.001" table:style-name="ce23">
            <text:p>577,485</text:p>
          </table:table-cell>
          <table:table-cell office:value-type="float" office:value="240873897.35303622" table:formula="msoxl:=C653+D652" table:style-name="ce16">
            <text:p>240,873,897</text:p>
          </table:table-cell>
          <table:table-cell office:value-type="float" office:value="576.90829574456438" table:formula="msoxl:=C653-C652" table:style-name="ce16">
            <text:p>577</text:p>
          </table:table-cell>
          <table:table-cell office:value-type="percentage" office:value="9.9999999999988987E-4" table:formula="msoxl:=(C653/C652)-1" table:style-name="ce13">
            <text:p>0.10%</text:p>
          </table:table-cell>
          <table:table-cell office:value-type="percentage" office:value="2.2204460492503131E-16" table:formula="msoxl:=F652-F653" table:style-name="ce13">
            <text:p>0.00%</text:p>
          </table:table-cell>
          <table:table-cell office:value-type="float" office:value="18" table:formula="msoxl:=IF(I653=I652,1+H652,1)" table:style-name="ce34">
            <text:p>18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53=I652,J652,J652+1)" table:style-name="ce23">
            <text:p>19</text:p>
          </table:table-cell>
          <table:table-cell office:value-type="float" office:value="30393.958107384664" table:formula="msoxl:=C653/J653" table:style-name="ce14">
            <text:p>30,394</text:p>
          </table:table-cell>
          <table:table-cell office:value-type="float" office:value="17591994.923427675" table:formula="msoxl:=K653+L652" table:style-name="ce14">
            <text:p>17,591,995</text:p>
          </table:table-cell>
          <table:table-cell office:value-type="float" office:value="30393.958107385784" table:formula="msoxl:=L653-L652" table:style-name="ce14">
            <text:p>30,394</text:p>
          </table:table-cell>
          <table:table-cell office:value-type="percentage" office:value="1.0000000000169873E-3" table:formula="msoxl:=M653/M65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51" table:style-name="ce22">
            <text:p>651</text:p>
          </table:table-cell>
          <table:table-cell office:value-type="float" office:value="350000" table:style-name="ce23">
            <text:p>350,000</text:p>
          </table:table-cell>
          <table:table-cell office:value-type="float" office:value="188200000" table:formula="msoxl:=S653+T652" table:style-name="ce16">
            <text:p>188,200,000</text:p>
          </table:table-cell>
          <table:table-cell office:value-type="float" office:value="0" table:formula="msoxl:=S653-S652" table:style-name="ce17">
            <text:p>0</text:p>
          </table:table-cell>
          <table:table-cell office:value-type="percentage" office:value="0" table:formula="msoxl:=(S653/S652)-1" table:style-name="ce13">
            <text:p>0.00%</text:p>
          </table:table-cell>
          <table:table-cell office:value-type="percentage" office:value="0" table:formula="msoxl:=V652-V653" table:style-name="ce13">
            <text:p>0.00%</text:p>
          </table:table-cell>
          <table:table-cell office:value-type="string" table:style-name="ce22">
            <text:p>Fero</text:p>
          </table:table-cell>
          <table:table-cell office:value-type="float" office:value="17" table:formula="msoxl:=IF(X653=X652,Y652,Y652+1)" table:style-name="ce23">
            <text:p>17</text:p>
          </table:table-cell>
          <table:table-cell office:value-type="float" office:value="20588.235294117647" table:formula="msoxl:=S653/Y653" table:style-name="ce14">
            <text:p>20,588</text:p>
          </table:table-cell>
          <table:table-cell office:value-type="float" office:value="16068575.664531516" table:formula="msoxl:=Z653+AA652" table:style-name="ce14">
            <text:p>16,068,576</text:p>
          </table:table-cell>
          <table:table-cell office:value-type="float" office:value="20588.235294118524" table:formula="msoxl:=AA653-AA652" table:style-name="ce14">
            <text:p>20,588</text:p>
          </table:table-cell>
          <table:table-cell office:value-type="percentage" office:value="0" table:formula="msoxl:=AB653/AB65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52" table:style-name="ce22">
            <text:p>652</text:p>
          </table:table-cell>
          <table:table-cell office:value-type="float" office:value="578062.68924434891" table:formula="msoxl:=C653+C653*0.001" table:style-name="ce23">
            <text:p>578,063</text:p>
          </table:table-cell>
          <table:table-cell office:value-type="float" office:value="241451960.04228058" table:formula="msoxl:=C654+D653" table:style-name="ce16">
            <text:p>241,451,960</text:p>
          </table:table-cell>
          <table:table-cell office:value-type="float" office:value="577.48520404030569" table:formula="msoxl:=C654-C653" table:style-name="ce16">
            <text:p>577</text:p>
          </table:table-cell>
          <table:table-cell office:value-type="percentage" office:value="9.9999999999988987E-4" table:formula="msoxl:=(C654/C653)-1" table:style-name="ce13">
            <text:p>0.10%</text:p>
          </table:table-cell>
          <table:table-cell office:value-type="percentage" office:value="0" table:formula="msoxl:=F653-F654" table:style-name="ce13">
            <text:p>0.00%</text:p>
          </table:table-cell>
          <table:table-cell office:value-type="float" office:value="19" table:formula="msoxl:=IF(I654=I653,1+H653,1)" table:style-name="ce34">
            <text:p>19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54=I653,J653,J653+1)" table:style-name="ce23">
            <text:p>19</text:p>
          </table:table-cell>
          <table:table-cell office:value-type="float" office:value="30424.352065492047" table:formula="msoxl:=C654/J654" table:style-name="ce14">
            <text:p>30,424</text:p>
          </table:table-cell>
          <table:table-cell office:value-type="float" office:value="17622419.275493167" table:formula="msoxl:=K654+L653" table:style-name="ce14">
            <text:p>17,622,419</text:p>
          </table:table-cell>
          <table:table-cell office:value-type="float" office:value="30424.352065492421" table:formula="msoxl:=L654-L653" table:style-name="ce14">
            <text:p>30,424</text:p>
          </table:table-cell>
          <table:table-cell office:value-type="percentage" office:value="9.9999999997546496E-4" table:formula="msoxl:=M654/M65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52" table:style-name="ce22">
            <text:p>652</text:p>
          </table:table-cell>
          <table:table-cell office:value-type="float" office:value="350000" table:style-name="ce23">
            <text:p>350,000</text:p>
          </table:table-cell>
          <table:table-cell office:value-type="float" office:value="188550000" table:formula="msoxl:=S654+T653" table:style-name="ce16">
            <text:p>188,550,000</text:p>
          </table:table-cell>
          <table:table-cell office:value-type="float" office:value="0" table:formula="msoxl:=S654-S653" table:style-name="ce17">
            <text:p>0</text:p>
          </table:table-cell>
          <table:table-cell office:value-type="percentage" office:value="0" table:formula="msoxl:=(S654/S653)-1" table:style-name="ce13">
            <text:p>0.00%</text:p>
          </table:table-cell>
          <table:table-cell office:value-type="percentage" office:value="0" table:formula="msoxl:=V653-V654" table:style-name="ce13">
            <text:p>0.00%</text:p>
          </table:table-cell>
          <table:table-cell office:value-type="string" table:style-name="ce22">
            <text:p>Fero</text:p>
          </table:table-cell>
          <table:table-cell office:value-type="float" office:value="17" table:formula="msoxl:=IF(X654=X653,Y653,Y653+1)" table:style-name="ce23">
            <text:p>17</text:p>
          </table:table-cell>
          <table:table-cell office:value-type="float" office:value="20588.235294117647" table:formula="msoxl:=S654/Y654" table:style-name="ce14">
            <text:p>20,588</text:p>
          </table:table-cell>
          <table:table-cell office:value-type="float" office:value="16089163.899825634" table:formula="msoxl:=Z654+AA653" table:style-name="ce14">
            <text:p>16,089,164</text:p>
          </table:table-cell>
          <table:table-cell office:value-type="float" office:value="20588.235294118524" table:formula="msoxl:=AA654-AA653" table:style-name="ce14">
            <text:p>20,588</text:p>
          </table:table-cell>
          <table:table-cell office:value-type="percentage" office:value="0" table:formula="msoxl:=AB654/AB65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53" table:style-name="ce22">
            <text:p>653</text:p>
          </table:table-cell>
          <table:table-cell office:value-type="float" office:value="578640.7519335933" table:formula="msoxl:=C654+C654*0.001" table:style-name="ce23">
            <text:p>578,641</text:p>
          </table:table-cell>
          <table:table-cell office:value-type="float" office:value="242030600.79421419" table:formula="msoxl:=C655+D654" table:style-name="ce16">
            <text:p>242,030,601</text:p>
          </table:table-cell>
          <table:table-cell office:value-type="float" office:value="578.06268924439792" table:formula="msoxl:=C655-C654" table:style-name="ce16">
            <text:p>578</text:p>
          </table:table-cell>
          <table:table-cell office:value-type="percentage" office:value="1.0000000000001119E-3" table:formula="msoxl:=(C655/C654)-1" table:style-name="ce13">
            <text:p>0.10%</text:p>
          </table:table-cell>
          <table:table-cell office:value-type="percentage" office:value="-2.2204460492503131E-16" table:formula="msoxl:=F654-F655" table:style-name="ce13">
            <text:p>0.00%</text:p>
          </table:table-cell>
          <table:table-cell office:value-type="float" office:value="20" table:formula="msoxl:=IF(I655=I654,1+H654,1)" table:style-name="ce34">
            <text:p>20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55=I654,J654,J654+1)" table:style-name="ce23">
            <text:p>19</text:p>
          </table:table-cell>
          <table:table-cell office:value-type="float" office:value="30454.776417557543" table:formula="msoxl:=C655/J655" table:style-name="ce14">
            <text:p>30,455</text:p>
          </table:table-cell>
          <table:table-cell office:value-type="float" office:value="17652874.051910724" table:formula="msoxl:=K655+L654" table:style-name="ce14">
            <text:p>17,652,874</text:p>
          </table:table-cell>
          <table:table-cell office:value-type="float" office:value="30454.77641755715" table:formula="msoxl:=L655-L654" table:style-name="ce14">
            <text:p>30,455</text:p>
          </table:table-cell>
          <table:table-cell office:value-type="percentage" office:value="9.9999999997479883E-4" table:formula="msoxl:=M655/M65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53" table:style-name="ce22">
            <text:p>653</text:p>
          </table:table-cell>
          <table:table-cell office:value-type="float" office:value="350000" table:style-name="ce23">
            <text:p>350,000</text:p>
          </table:table-cell>
          <table:table-cell office:value-type="float" office:value="188900000" table:formula="msoxl:=S655+T654" table:style-name="ce16">
            <text:p>188,900,000</text:p>
          </table:table-cell>
          <table:table-cell office:value-type="float" office:value="0" table:formula="msoxl:=S655-S654" table:style-name="ce17">
            <text:p>0</text:p>
          </table:table-cell>
          <table:table-cell office:value-type="percentage" office:value="0" table:formula="msoxl:=(S655/S654)-1" table:style-name="ce13">
            <text:p>0.00%</text:p>
          </table:table-cell>
          <table:table-cell office:value-type="percentage" office:value="0" table:formula="msoxl:=V654-V655" table:style-name="ce13">
            <text:p>0.00%</text:p>
          </table:table-cell>
          <table:table-cell office:value-type="string" table:style-name="ce22">
            <text:p>Fero</text:p>
          </table:table-cell>
          <table:table-cell office:value-type="float" office:value="17" table:formula="msoxl:=IF(X655=X654,Y654,Y654+1)" table:style-name="ce23">
            <text:p>17</text:p>
          </table:table-cell>
          <table:table-cell office:value-type="float" office:value="20588.235294117647" table:formula="msoxl:=S655/Y655" table:style-name="ce14">
            <text:p>20,588</text:p>
          </table:table-cell>
          <table:table-cell office:value-type="float" office:value="16109752.135119753" table:formula="msoxl:=Z655+AA654" table:style-name="ce14">
            <text:p>16,109,752</text:p>
          </table:table-cell>
          <table:table-cell office:value-type="float" office:value="20588.235294118524" table:formula="msoxl:=AA655-AA654" table:style-name="ce14">
            <text:p>20,588</text:p>
          </table:table-cell>
          <table:table-cell office:value-type="percentage" office:value="0" table:formula="msoxl:=AB655/AB65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54" table:style-name="ce22">
            <text:p>654</text:p>
          </table:table-cell>
          <table:table-cell office:value-type="float" office:value="579219.39268552687" table:formula="msoxl:=C655+C655*0.001" table:style-name="ce23">
            <text:p>579,219</text:p>
          </table:table-cell>
          <table:table-cell office:value-type="float" office:value="242609820.18689972" table:formula="msoxl:=C656+D655" table:style-name="ce16">
            <text:p>242,609,820</text:p>
          </table:table-cell>
          <table:table-cell office:value-type="float" office:value="578.64075193356257" table:formula="msoxl:=C656-C655" table:style-name="ce16">
            <text:p>579</text:p>
          </table:table-cell>
          <table:table-cell office:value-type="percentage" office:value="9.9999999999988987E-4" table:formula="msoxl:=(C656/C655)-1" table:style-name="ce13">
            <text:p>0.10%</text:p>
          </table:table-cell>
          <table:table-cell office:value-type="percentage" office:value="2.2204460492503131E-16" table:formula="msoxl:=F655-F656" table:style-name="ce13">
            <text:p>0.00%</text:p>
          </table:table-cell>
          <table:table-cell office:value-type="float" office:value="21" table:formula="msoxl:=IF(I656=I655,1+H655,1)" table:style-name="ce34">
            <text:p>21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56=I655,J655,J655+1)" table:style-name="ce23">
            <text:p>19</text:p>
          </table:table-cell>
          <table:table-cell office:value-type="float" office:value="30485.231193975098" table:formula="msoxl:=C656/J656" table:style-name="ce14">
            <text:p>30,485</text:p>
          </table:table-cell>
          <table:table-cell office:value-type="float" office:value="17683359.283104699" table:formula="msoxl:=K656+L655" table:style-name="ce14">
            <text:p>17,683,359</text:p>
          </table:table-cell>
          <table:table-cell office:value-type="float" office:value="30485.231193974614" table:formula="msoxl:=L656-L655" table:style-name="ce14">
            <text:p>30,485</text:p>
          </table:table-cell>
          <table:table-cell office:value-type="percentage" office:value="9.9999999999700329E-4" table:formula="msoxl:=M656/M65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54" table:style-name="ce22">
            <text:p>654</text:p>
          </table:table-cell>
          <table:table-cell office:value-type="float" office:value="350000" table:style-name="ce23">
            <text:p>350,000</text:p>
          </table:table-cell>
          <table:table-cell office:value-type="float" office:value="189250000" table:formula="msoxl:=S656+T655" table:style-name="ce16">
            <text:p>189,250,000</text:p>
          </table:table-cell>
          <table:table-cell office:value-type="float" office:value="0" table:formula="msoxl:=S656-S655" table:style-name="ce17">
            <text:p>0</text:p>
          </table:table-cell>
          <table:table-cell office:value-type="percentage" office:value="0" table:formula="msoxl:=(S656/S655)-1" table:style-name="ce13">
            <text:p>0.00%</text:p>
          </table:table-cell>
          <table:table-cell office:value-type="percentage" office:value="0" table:formula="msoxl:=V655-V656" table:style-name="ce13">
            <text:p>0.00%</text:p>
          </table:table-cell>
          <table:table-cell office:value-type="string" table:style-name="ce22">
            <text:p>Fero</text:p>
          </table:table-cell>
          <table:table-cell office:value-type="float" office:value="17" table:formula="msoxl:=IF(X656=X655,Y655,Y655+1)" table:style-name="ce23">
            <text:p>17</text:p>
          </table:table-cell>
          <table:table-cell office:value-type="float" office:value="20588.235294117647" table:formula="msoxl:=S656/Y656" table:style-name="ce14">
            <text:p>20,588</text:p>
          </table:table-cell>
          <table:table-cell office:value-type="float" office:value="16130340.370413871" table:formula="msoxl:=Z656+AA655" table:style-name="ce14">
            <text:p>16,130,340</text:p>
          </table:table-cell>
          <table:table-cell office:value-type="float" office:value="20588.235294118524" table:formula="msoxl:=AA656-AA655" table:style-name="ce14">
            <text:p>20,588</text:p>
          </table:table-cell>
          <table:table-cell office:value-type="percentage" office:value="0" table:formula="msoxl:=AB656/AB65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55" table:style-name="ce22">
            <text:p>655</text:p>
          </table:table-cell>
          <table:table-cell office:value-type="float" office:value="579798.61207821243" table:formula="msoxl:=C656+C656*0.001" table:style-name="ce23">
            <text:p>579,799</text:p>
          </table:table-cell>
          <table:table-cell office:value-type="float" office:value="243189618.79897794" table:formula="msoxl:=C657+D656" table:style-name="ce16">
            <text:p>243,189,619</text:p>
          </table:table-cell>
          <table:table-cell office:value-type="float" office:value="579.21939268556889" table:formula="msoxl:=C657-C656" table:style-name="ce16">
            <text:p>579</text:p>
          </table:table-cell>
          <table:table-cell office:value-type="percentage" office:value="1.0000000000001119E-3" table:formula="msoxl:=(C657/C656)-1" table:style-name="ce13">
            <text:p>0.10%</text:p>
          </table:table-cell>
          <table:table-cell office:value-type="percentage" office:value="-2.2204460492503131E-16" table:formula="msoxl:=F656-F657" table:style-name="ce13">
            <text:p>0.00%</text:p>
          </table:table-cell>
          <table:table-cell office:value-type="float" office:value="22" table:formula="msoxl:=IF(I657=I656,1+H656,1)" table:style-name="ce34">
            <text:p>22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57=I656,J656,J656+1)" table:style-name="ce23">
            <text:p>19</text:p>
          </table:table-cell>
          <table:table-cell office:value-type="float" office:value="30515.716425169074" table:formula="msoxl:=C657/J657" table:style-name="ce14">
            <text:p>30,516</text:p>
          </table:table-cell>
          <table:table-cell office:value-type="float" office:value="17713874.999529868" table:formula="msoxl:=K657+L656" table:style-name="ce14">
            <text:p>17,713,875</text:p>
          </table:table-cell>
          <table:table-cell office:value-type="float" office:value="30515.716425169259" table:formula="msoxl:=L657-L656" table:style-name="ce14">
            <text:p>30,516</text:p>
          </table:table-cell>
          <table:table-cell office:value-type="percentage" office:value="1.0000000000220943E-3" table:formula="msoxl:=M657/M65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55" table:style-name="ce22">
            <text:p>655</text:p>
          </table:table-cell>
          <table:table-cell office:value-type="float" office:value="350000" table:style-name="ce23">
            <text:p>350,000</text:p>
          </table:table-cell>
          <table:table-cell office:value-type="float" office:value="189600000" table:formula="msoxl:=S657+T656" table:style-name="ce16">
            <text:p>189,600,000</text:p>
          </table:table-cell>
          <table:table-cell office:value-type="float" office:value="0" table:formula="msoxl:=S657-S656" table:style-name="ce17">
            <text:p>0</text:p>
          </table:table-cell>
          <table:table-cell office:value-type="percentage" office:value="0" table:formula="msoxl:=(S657/S656)-1" table:style-name="ce13">
            <text:p>0.00%</text:p>
          </table:table-cell>
          <table:table-cell office:value-type="percentage" office:value="0" table:formula="msoxl:=V656-V657" table:style-name="ce13">
            <text:p>0.00%</text:p>
          </table:table-cell>
          <table:table-cell office:value-type="string" table:style-name="ce22">
            <text:p>Fero</text:p>
          </table:table-cell>
          <table:table-cell office:value-type="float" office:value="17" table:formula="msoxl:=IF(X657=X656,Y656,Y656+1)" table:style-name="ce23">
            <text:p>17</text:p>
          </table:table-cell>
          <table:table-cell office:value-type="float" office:value="20588.235294117647" table:formula="msoxl:=S657/Y657" table:style-name="ce14">
            <text:p>20,588</text:p>
          </table:table-cell>
          <table:table-cell office:value-type="float" office:value="16150928.60570799" table:formula="msoxl:=Z657+AA656" table:style-name="ce14">
            <text:p>16,150,929</text:p>
          </table:table-cell>
          <table:table-cell office:value-type="float" office:value="20588.235294118524" table:formula="msoxl:=AA657-AA656" table:style-name="ce14">
            <text:p>20,588</text:p>
          </table:table-cell>
          <table:table-cell office:value-type="percentage" office:value="0" table:formula="msoxl:=AB657/AB65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56" table:style-name="ce22">
            <text:p>656</text:p>
          </table:table-cell>
          <table:table-cell office:value-type="float" office:value="580378.41069029062" table:formula="msoxl:=C657+C657*0.001" table:style-name="ce23">
            <text:p>580,378</text:p>
          </table:table-cell>
          <table:table-cell office:value-type="float" office:value="243769997.20966822" table:formula="msoxl:=C658+D657" table:style-name="ce16">
            <text:p>243,769,997</text:p>
          </table:table-cell>
          <table:table-cell office:value-type="float" office:value="579.79861207818612" table:formula="msoxl:=C658-C657" table:style-name="ce16">
            <text:p>580</text:p>
          </table:table-cell>
          <table:table-cell office:value-type="percentage" office:value="9.9999999999988987E-4" table:formula="msoxl:=(C658/C657)-1" table:style-name="ce13">
            <text:p>0.10%</text:p>
          </table:table-cell>
          <table:table-cell office:value-type="percentage" office:value="2.2204460492503131E-16" table:formula="msoxl:=F657-F658" table:style-name="ce13">
            <text:p>0.00%</text:p>
          </table:table-cell>
          <table:table-cell office:value-type="float" office:value="23" table:formula="msoxl:=IF(I658=I657,1+H657,1)" table:style-name="ce34">
            <text:p>23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58=I657,J657,J657+1)" table:style-name="ce23">
            <text:p>19</text:p>
          </table:table-cell>
          <table:table-cell office:value-type="float" office:value="30546.232141594242" table:formula="msoxl:=C658/J658" table:style-name="ce14">
            <text:p>30,546</text:p>
          </table:table-cell>
          <table:table-cell office:value-type="float" office:value="17744421.231671464" table:formula="msoxl:=K658+L657" table:style-name="ce14">
            <text:p>17,744,421</text:p>
          </table:table-cell>
          <table:table-cell office:value-type="float" office:value="30546.232141595334" table:formula="msoxl:=L658-L657" table:style-name="ce14">
            <text:p>30,546</text:p>
          </table:table-cell>
          <table:table-cell office:value-type="percentage" office:value="1.0000000000296438E-3" table:formula="msoxl:=M658/M65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56" table:style-name="ce22">
            <text:p>656</text:p>
          </table:table-cell>
          <table:table-cell office:value-type="float" office:value="350000" table:style-name="ce23">
            <text:p>350,000</text:p>
          </table:table-cell>
          <table:table-cell office:value-type="float" office:value="189950000" table:formula="msoxl:=S658+T657" table:style-name="ce16">
            <text:p>189,950,000</text:p>
          </table:table-cell>
          <table:table-cell office:value-type="float" office:value="0" table:formula="msoxl:=S658-S657" table:style-name="ce17">
            <text:p>0</text:p>
          </table:table-cell>
          <table:table-cell office:value-type="percentage" office:value="0" table:formula="msoxl:=(S658/S657)-1" table:style-name="ce13">
            <text:p>0.00%</text:p>
          </table:table-cell>
          <table:table-cell office:value-type="percentage" office:value="0" table:formula="msoxl:=V657-V658" table:style-name="ce13">
            <text:p>0.00%</text:p>
          </table:table-cell>
          <table:table-cell office:value-type="string" table:style-name="ce22">
            <text:p>Fero</text:p>
          </table:table-cell>
          <table:table-cell office:value-type="float" office:value="17" table:formula="msoxl:=IF(X658=X657,Y657,Y657+1)" table:style-name="ce23">
            <text:p>17</text:p>
          </table:table-cell>
          <table:table-cell office:value-type="float" office:value="20588.235294117647" table:formula="msoxl:=S658/Y658" table:style-name="ce14">
            <text:p>20,588</text:p>
          </table:table-cell>
          <table:table-cell office:value-type="float" office:value="16171516.841002109" table:formula="msoxl:=Z658+AA657" table:style-name="ce14">
            <text:p>16,171,517</text:p>
          </table:table-cell>
          <table:table-cell office:value-type="float" office:value="20588.235294118524" table:formula="msoxl:=AA658-AA657" table:style-name="ce14">
            <text:p>20,588</text:p>
          </table:table-cell>
          <table:table-cell office:value-type="percentage" office:value="0" table:formula="msoxl:=AB658/AB65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57" table:style-name="ce22">
            <text:p>657</text:p>
          </table:table-cell>
          <table:table-cell office:value-type="float" office:value="580958.78910098097" table:formula="msoxl:=C658+C658*0.001" table:style-name="ce23">
            <text:p>580,959</text:p>
          </table:table-cell>
          <table:table-cell office:value-type="float" office:value="244350955.99876919" table:formula="msoxl:=C659+D658" table:style-name="ce16">
            <text:p>244,350,956</text:p>
          </table:table-cell>
          <table:table-cell office:value-type="float" office:value="580.37841069034766" table:formula="msoxl:=C659-C658" table:style-name="ce16">
            <text:p>580</text:p>
          </table:table-cell>
          <table:table-cell office:value-type="percentage" office:value="1.0000000000001119E-3" table:formula="msoxl:=(C659/C658)-1" table:style-name="ce13">
            <text:p>0.10%</text:p>
          </table:table-cell>
          <table:table-cell office:value-type="percentage" office:value="-2.2204460492503131E-16" table:formula="msoxl:=F658-F659" table:style-name="ce13">
            <text:p>0.00%</text:p>
          </table:table-cell>
          <table:table-cell office:value-type="float" office:value="24" table:formula="msoxl:=IF(I659=I658,1+H658,1)" table:style-name="ce34">
            <text:p>24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59=I658,J658,J658+1)" table:style-name="ce23">
            <text:p>19</text:p>
          </table:table-cell>
          <table:table-cell office:value-type="float" office:value="30576.77837373584" table:formula="msoxl:=C659/J659" table:style-name="ce14">
            <text:p>30,577</text:p>
          </table:table-cell>
          <table:table-cell office:value-type="float" office:value="17774998.010045201" table:formula="msoxl:=K659+L658" table:style-name="ce14">
            <text:p>17,774,998</text:p>
          </table:table-cell>
          <table:table-cell office:value-type="float" office:value="30576.778373736888" table:formula="msoxl:=L659-L658" table:style-name="ce14">
            <text:p>30,577</text:p>
          </table:table-cell>
          <table:table-cell office:value-type="percentage" office:value="9.999999999985576E-4" table:formula="msoxl:=M659/M65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57" table:style-name="ce22">
            <text:p>657</text:p>
          </table:table-cell>
          <table:table-cell office:value-type="float" office:value="350000" table:style-name="ce23">
            <text:p>350,000</text:p>
          </table:table-cell>
          <table:table-cell office:value-type="float" office:value="190300000" table:formula="msoxl:=S659+T658" table:style-name="ce16">
            <text:p>190,300,000</text:p>
          </table:table-cell>
          <table:table-cell office:value-type="float" office:value="0" table:formula="msoxl:=S659-S658" table:style-name="ce17">
            <text:p>0</text:p>
          </table:table-cell>
          <table:table-cell office:value-type="percentage" office:value="0" table:formula="msoxl:=(S659/S658)-1" table:style-name="ce13">
            <text:p>0.00%</text:p>
          </table:table-cell>
          <table:table-cell office:value-type="percentage" office:value="0" table:formula="msoxl:=V658-V659" table:style-name="ce13">
            <text:p>0.00%</text:p>
          </table:table-cell>
          <table:table-cell office:value-type="string" table:style-name="ce22">
            <text:p>Fero</text:p>
          </table:table-cell>
          <table:table-cell office:value-type="float" office:value="17" table:formula="msoxl:=IF(X659=X658,Y658,Y658+1)" table:style-name="ce23">
            <text:p>17</text:p>
          </table:table-cell>
          <table:table-cell office:value-type="float" office:value="20588.235294117647" table:formula="msoxl:=S659/Y659" table:style-name="ce14">
            <text:p>20,588</text:p>
          </table:table-cell>
          <table:table-cell office:value-type="float" office:value="16192105.076296227" table:formula="msoxl:=Z659+AA658" table:style-name="ce14">
            <text:p>16,192,105</text:p>
          </table:table-cell>
          <table:table-cell office:value-type="float" office:value="20588.235294118524" table:formula="msoxl:=AA659-AA658" table:style-name="ce14">
            <text:p>20,588</text:p>
          </table:table-cell>
          <table:table-cell office:value-type="percentage" office:value="0" table:formula="msoxl:=AB659/AB65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58" table:style-name="ce22">
            <text:p>658</text:p>
          </table:table-cell>
          <table:table-cell office:value-type="float" office:value="581539.74789008196" table:formula="msoxl:=C659+C659*0.001" table:style-name="ce23">
            <text:p>581,540</text:p>
          </table:table-cell>
          <table:table-cell office:value-type="float" office:value="244932495.74665928" table:formula="msoxl:=C660+D659" table:style-name="ce16">
            <text:p>244,932,496</text:p>
          </table:table-cell>
          <table:table-cell office:value-type="float" office:value="580.95878910098691" table:formula="msoxl:=C660-C659" table:style-name="ce16">
            <text:p>581</text:p>
          </table:table-cell>
          <table:table-cell office:value-type="percentage" office:value="1.0000000000001119E-3" table:formula="msoxl:=(C660/C659)-1" table:style-name="ce13">
            <text:p>0.10%</text:p>
          </table:table-cell>
          <table:table-cell office:value-type="percentage" office:value="0" table:formula="msoxl:=F659-F660" table:style-name="ce13">
            <text:p>0.00%</text:p>
          </table:table-cell>
          <table:table-cell office:value-type="float" office:value="25" table:formula="msoxl:=IF(I660=I659,1+H659,1)" table:style-name="ce34">
            <text:p>25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60=I659,J659,J659+1)" table:style-name="ce23">
            <text:p>19</text:p>
          </table:table-cell>
          <table:table-cell office:value-type="float" office:value="30607.355152109576" table:formula="msoxl:=C660/J660" table:style-name="ce14">
            <text:p>30,607</text:p>
          </table:table-cell>
          <table:table-cell office:value-type="float" office:value="17805605.365197308" table:formula="msoxl:=K660+L659" table:style-name="ce14">
            <text:p>17,805,605</text:p>
          </table:table-cell>
          <table:table-cell office:value-type="float" office:value="30607.355152107775" table:formula="msoxl:=L660-L659" table:style-name="ce14">
            <text:p>30,607</text:p>
          </table:table-cell>
          <table:table-cell office:value-type="percentage" office:value="9.9999999990685318E-4" table:formula="msoxl:=M660/M65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58" table:style-name="ce22">
            <text:p>658</text:p>
          </table:table-cell>
          <table:table-cell office:value-type="float" office:value="350000" table:style-name="ce23">
            <text:p>350,000</text:p>
          </table:table-cell>
          <table:table-cell office:value-type="float" office:value="190650000" table:formula="msoxl:=S660+T659" table:style-name="ce16">
            <text:p>190,650,000</text:p>
          </table:table-cell>
          <table:table-cell office:value-type="float" office:value="0" table:formula="msoxl:=S660-S659" table:style-name="ce17">
            <text:p>0</text:p>
          </table:table-cell>
          <table:table-cell office:value-type="percentage" office:value="0" table:formula="msoxl:=(S660/S659)-1" table:style-name="ce13">
            <text:p>0.00%</text:p>
          </table:table-cell>
          <table:table-cell office:value-type="percentage" office:value="0" table:formula="msoxl:=V659-V660" table:style-name="ce13">
            <text:p>0.00%</text:p>
          </table:table-cell>
          <table:table-cell office:value-type="string" table:style-name="ce22">
            <text:p>Fero</text:p>
          </table:table-cell>
          <table:table-cell office:value-type="float" office:value="17" table:formula="msoxl:=IF(X660=X659,Y659,Y659+1)" table:style-name="ce23">
            <text:p>17</text:p>
          </table:table-cell>
          <table:table-cell office:value-type="float" office:value="20588.235294117647" table:formula="msoxl:=S660/Y660" table:style-name="ce14">
            <text:p>20,588</text:p>
          </table:table-cell>
          <table:table-cell office:value-type="float" office:value="16212693.311590346" table:formula="msoxl:=Z660+AA659" table:style-name="ce14">
            <text:p>16,212,693</text:p>
          </table:table-cell>
          <table:table-cell office:value-type="float" office:value="20588.235294118524" table:formula="msoxl:=AA660-AA659" table:style-name="ce14">
            <text:p>20,588</text:p>
          </table:table-cell>
          <table:table-cell office:value-type="percentage" office:value="0" table:formula="msoxl:=AB660/AB65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59" table:style-name="ce22">
            <text:p>659</text:p>
          </table:table-cell>
          <table:table-cell office:value-type="float" office:value="582121.28763797204" table:formula="msoxl:=C660+C660*0.001" table:style-name="ce23">
            <text:p>582,121</text:p>
          </table:table-cell>
          <table:table-cell office:value-type="float" office:value="245514617.03429726" table:formula="msoxl:=C661+D660" table:style-name="ce16">
            <text:p>245,514,617</text:p>
          </table:table-cell>
          <table:table-cell office:value-type="float" office:value="581.53974789008498" table:formula="msoxl:=C661-C660" table:style-name="ce16">
            <text:p>582</text:p>
          </table:table-cell>
          <table:table-cell office:value-type="percentage" office:value="1.0000000000001119E-3" table:formula="msoxl:=(C661/C660)-1" table:style-name="ce13">
            <text:p>0.10%</text:p>
          </table:table-cell>
          <table:table-cell office:value-type="percentage" office:value="0" table:formula="msoxl:=F660-F661" table:style-name="ce13">
            <text:p>0.00%</text:p>
          </table:table-cell>
          <table:table-cell office:value-type="float" office:value="26" table:formula="msoxl:=IF(I661=I660,1+H660,1)" table:style-name="ce34">
            <text:p>26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61=I660,J660,J660+1)" table:style-name="ce23">
            <text:p>19</text:p>
          </table:table-cell>
          <table:table-cell office:value-type="float" office:value="30637.962507261687" table:formula="msoxl:=C661/J661" table:style-name="ce14">
            <text:p>30,638</text:p>
          </table:table-cell>
          <table:table-cell office:value-type="float" office:value="17836243.327704571" table:formula="msoxl:=K661+L660" table:style-name="ce14">
            <text:p>17,836,243</text:p>
          </table:table-cell>
          <table:table-cell office:value-type="float" office:value="30637.962507262826" table:formula="msoxl:=L661-L660" table:style-name="ce14">
            <text:p>30,638</text:p>
          </table:table-cell>
          <table:table-cell office:value-type="percentage" office:value="1.0000000000962572E-3" table:formula="msoxl:=M661/M66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59" table:style-name="ce22">
            <text:p>659</text:p>
          </table:table-cell>
          <table:table-cell office:value-type="float" office:value="350000" table:style-name="ce23">
            <text:p>350,000</text:p>
          </table:table-cell>
          <table:table-cell office:value-type="float" office:value="191000000" table:formula="msoxl:=S661+T660" table:style-name="ce16">
            <text:p>191,000,000</text:p>
          </table:table-cell>
          <table:table-cell office:value-type="float" office:value="0" table:formula="msoxl:=S661-S660" table:style-name="ce17">
            <text:p>0</text:p>
          </table:table-cell>
          <table:table-cell office:value-type="percentage" office:value="0" table:formula="msoxl:=(S661/S660)-1" table:style-name="ce13">
            <text:p>0.00%</text:p>
          </table:table-cell>
          <table:table-cell office:value-type="percentage" office:value="0" table:formula="msoxl:=V660-V661" table:style-name="ce13">
            <text:p>0.00%</text:p>
          </table:table-cell>
          <table:table-cell office:value-type="string" table:style-name="ce22">
            <text:p>Fero</text:p>
          </table:table-cell>
          <table:table-cell office:value-type="float" office:value="17" table:formula="msoxl:=IF(X661=X660,Y660,Y660+1)" table:style-name="ce23">
            <text:p>17</text:p>
          </table:table-cell>
          <table:table-cell office:value-type="float" office:value="20588.235294117647" table:formula="msoxl:=S661/Y661" table:style-name="ce14">
            <text:p>20,588</text:p>
          </table:table-cell>
          <table:table-cell office:value-type="float" office:value="16233281.546884464" table:formula="msoxl:=Z661+AA660" table:style-name="ce14">
            <text:p>16,233,282</text:p>
          </table:table-cell>
          <table:table-cell office:value-type="float" office:value="20588.235294118524" table:formula="msoxl:=AA661-AA660" table:style-name="ce14">
            <text:p>20,588</text:p>
          </table:table-cell>
          <table:table-cell office:value-type="percentage" office:value="0" table:formula="msoxl:=AB661/AB66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60" table:style-name="ce22">
            <text:p>660</text:p>
          </table:table-cell>
          <table:table-cell office:value-type="float" office:value="582703.40892561001" table:formula="msoxl:=C661+C661*0.001" table:style-name="ce23">
            <text:p>582,703</text:p>
          </table:table-cell>
          <table:table-cell office:value-type="float" office:value="246097320.44322288" table:formula="msoxl:=C662+D661" table:style-name="ce16">
            <text:p>246,097,320</text:p>
          </table:table-cell>
          <table:table-cell office:value-type="float" office:value="582.12128763797227" table:formula="msoxl:=C662-C661" table:style-name="ce16">
            <text:p>582</text:p>
          </table:table-cell>
          <table:table-cell office:value-type="percentage" office:value="9.9999999999988987E-4" table:formula="msoxl:=(C662/C661)-1" table:style-name="ce13">
            <text:p>0.10%</text:p>
          </table:table-cell>
          <table:table-cell office:value-type="percentage" office:value="2.2204460492503131E-16" table:formula="msoxl:=F661-F662" table:style-name="ce13">
            <text:p>0.00%</text:p>
          </table:table-cell>
          <table:table-cell office:value-type="float" office:value="27" table:formula="msoxl:=IF(I662=I661,1+H661,1)" table:style-name="ce34">
            <text:p>27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62=I661,J661,J661+1)" table:style-name="ce23">
            <text:p>19</text:p>
          </table:table-cell>
          <table:table-cell office:value-type="float" office:value="30668.60046976895" table:formula="msoxl:=C662/J662" table:style-name="ce14">
            <text:p>30,669</text:p>
          </table:table-cell>
          <table:table-cell office:value-type="float" office:value="17866911.928174339" table:formula="msoxl:=K662+L661" table:style-name="ce14">
            <text:p>17,866,912</text:p>
          </table:table-cell>
          <table:table-cell office:value-type="float" office:value="30668.600469768047" table:formula="msoxl:=L662-L661" table:style-name="ce14">
            <text:p>30,669</text:p>
          </table:table-cell>
          <table:table-cell office:value-type="percentage" office:value="9.9999999993327648E-4" table:formula="msoxl:=M662/M66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60" table:style-name="ce22">
            <text:p>660</text:p>
          </table:table-cell>
          <table:table-cell office:value-type="float" office:value="350000" table:style-name="ce23">
            <text:p>350,000</text:p>
          </table:table-cell>
          <table:table-cell office:value-type="float" office:value="191350000" table:formula="msoxl:=S662+T661" table:style-name="ce16">
            <text:p>191,350,000</text:p>
          </table:table-cell>
          <table:table-cell office:value-type="float" office:value="0" table:formula="msoxl:=S662-S661" table:style-name="ce17">
            <text:p>0</text:p>
          </table:table-cell>
          <table:table-cell office:value-type="percentage" office:value="0" table:formula="msoxl:=(S662/S661)-1" table:style-name="ce13">
            <text:p>0.00%</text:p>
          </table:table-cell>
          <table:table-cell office:value-type="percentage" office:value="0" table:formula="msoxl:=V661-V662" table:style-name="ce13">
            <text:p>0.00%</text:p>
          </table:table-cell>
          <table:table-cell office:value-type="string" table:style-name="ce22">
            <text:p>Fero</text:p>
          </table:table-cell>
          <table:table-cell office:value-type="float" office:value="17" table:formula="msoxl:=IF(X662=X661,Y661,Y661+1)" table:style-name="ce23">
            <text:p>17</text:p>
          </table:table-cell>
          <table:table-cell office:value-type="float" office:value="20588.235294117647" table:formula="msoxl:=S662/Y662" table:style-name="ce14">
            <text:p>20,588</text:p>
          </table:table-cell>
          <table:table-cell office:value-type="float" office:value="16253869.782178583" table:formula="msoxl:=Z662+AA661" table:style-name="ce14">
            <text:p>16,253,870</text:p>
          </table:table-cell>
          <table:table-cell office:value-type="float" office:value="20588.235294118524" table:formula="msoxl:=AA662-AA661" table:style-name="ce14">
            <text:p>20,588</text:p>
          </table:table-cell>
          <table:table-cell office:value-type="percentage" office:value="0" table:formula="msoxl:=AB662/AB66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61" table:style-name="ce22">
            <text:p>661</text:p>
          </table:table-cell>
          <table:table-cell office:value-type="float" office:value="583286.11233453557" table:formula="msoxl:=C662+C662*0.001" table:style-name="ce23">
            <text:p>583,286</text:p>
          </table:table-cell>
          <table:table-cell office:value-type="float" office:value="246680606.55555743" table:formula="msoxl:=C663+D662" table:style-name="ce16">
            <text:p>246,680,607</text:p>
          </table:table-cell>
          <table:table-cell office:value-type="float" office:value="582.70340892556123" table:formula="msoxl:=C663-C662" table:style-name="ce16">
            <text:p>583</text:p>
          </table:table-cell>
          <table:table-cell office:value-type="percentage" office:value="9.9999999999988987E-4" table:formula="msoxl:=(C663/C662)-1" table:style-name="ce13">
            <text:p>0.10%</text:p>
          </table:table-cell>
          <table:table-cell office:value-type="percentage" office:value="0" table:formula="msoxl:=F662-F663" table:style-name="ce13">
            <text:p>0.00%</text:p>
          </table:table-cell>
          <table:table-cell office:value-type="float" office:value="28" table:formula="msoxl:=IF(I663=I662,1+H662,1)" table:style-name="ce34">
            <text:p>28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63=I662,J662,J662+1)" table:style-name="ce23">
            <text:p>19</text:p>
          </table:table-cell>
          <table:table-cell office:value-type="float" office:value="30699.269070238715" table:formula="msoxl:=C663/J663" table:style-name="ce14">
            <text:p>30,699</text:p>
          </table:table-cell>
          <table:table-cell office:value-type="float" office:value="17897611.197244577" table:formula="msoxl:=K663+L662" table:style-name="ce14">
            <text:p>17,897,611</text:p>
          </table:table-cell>
          <table:table-cell office:value-type="float" office:value="30699.269070237875" table:formula="msoxl:=L663-L662" table:style-name="ce14">
            <text:p>30,699</text:p>
          </table:table-cell>
          <table:table-cell office:value-type="percentage" office:value="1.0000000000018883E-3" table:formula="msoxl:=M663/M66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61" table:style-name="ce22">
            <text:p>661</text:p>
          </table:table-cell>
          <table:table-cell office:value-type="float" office:value="350000" table:style-name="ce23">
            <text:p>350,000</text:p>
          </table:table-cell>
          <table:table-cell office:value-type="float" office:value="191700000" table:formula="msoxl:=S663+T662" table:style-name="ce16">
            <text:p>191,700,000</text:p>
          </table:table-cell>
          <table:table-cell office:value-type="float" office:value="0" table:formula="msoxl:=S663-S662" table:style-name="ce17">
            <text:p>0</text:p>
          </table:table-cell>
          <table:table-cell office:value-type="percentage" office:value="0" table:formula="msoxl:=(S663/S662)-1" table:style-name="ce13">
            <text:p>0.00%</text:p>
          </table:table-cell>
          <table:table-cell office:value-type="percentage" office:value="0" table:formula="msoxl:=V662-V663" table:style-name="ce13">
            <text:p>0.00%</text:p>
          </table:table-cell>
          <table:table-cell office:value-type="string" table:style-name="ce22">
            <text:p>Fero</text:p>
          </table:table-cell>
          <table:table-cell office:value-type="float" office:value="17" table:formula="msoxl:=IF(X663=X662,Y662,Y662+1)" table:style-name="ce23">
            <text:p>17</text:p>
          </table:table-cell>
          <table:table-cell office:value-type="float" office:value="20588.235294117647" table:formula="msoxl:=S663/Y663" table:style-name="ce14">
            <text:p>20,588</text:p>
          </table:table-cell>
          <table:table-cell office:value-type="float" office:value="16274458.017472701" table:formula="msoxl:=Z663+AA662" table:style-name="ce14">
            <text:p>16,274,458</text:p>
          </table:table-cell>
          <table:table-cell office:value-type="float" office:value="20588.235294118524" table:formula="msoxl:=AA663-AA662" table:style-name="ce14">
            <text:p>20,588</text:p>
          </table:table-cell>
          <table:table-cell office:value-type="percentage" office:value="0" table:formula="msoxl:=AB663/AB66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62" table:style-name="ce22">
            <text:p>662</text:p>
          </table:table-cell>
          <table:table-cell office:value-type="float" office:value="583869.39844687015" table:formula="msoxl:=C663+C663*0.001" table:style-name="ce23">
            <text:p>583,869</text:p>
          </table:table-cell>
          <table:table-cell office:value-type="float" office:value="247264475.95400429" table:formula="msoxl:=C664+D663" table:style-name="ce16">
            <text:p>247,264,476</text:p>
          </table:table-cell>
          <table:table-cell office:value-type="float" office:value="583.28611233457923" table:formula="msoxl:=C664-C663" table:style-name="ce16">
            <text:p>583</text:p>
          </table:table-cell>
          <table:table-cell office:value-type="percentage" office:value="1.0000000000001119E-3" table:formula="msoxl:=(C664/C663)-1" table:style-name="ce13">
            <text:p>0.10%</text:p>
          </table:table-cell>
          <table:table-cell office:value-type="percentage" office:value="-2.2204460492503131E-16" table:formula="msoxl:=F663-F664" table:style-name="ce13">
            <text:p>0.00%</text:p>
          </table:table-cell>
          <table:table-cell office:value-type="float" office:value="29" table:formula="msoxl:=IF(I664=I663,1+H663,1)" table:style-name="ce34">
            <text:p>29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64=I663,J663,J663+1)" table:style-name="ce23">
            <text:p>19</text:p>
          </table:table-cell>
          <table:table-cell office:value-type="float" office:value="30729.968339308954" table:formula="msoxl:=C664/J664" table:style-name="ce14">
            <text:p>30,730</text:p>
          </table:table-cell>
          <table:table-cell office:value-type="float" office:value="17928341.165583886" table:formula="msoxl:=K664+L663" table:style-name="ce14">
            <text:p>17,928,341</text:p>
          </table:table-cell>
          <table:table-cell office:value-type="float" office:value="30729.968339309096" table:formula="msoxl:=L664-L663" table:style-name="ce14">
            <text:p>30,730</text:p>
          </table:table-cell>
          <table:table-cell office:value-type="percentage" office:value="1.0000000000320863E-3" table:formula="msoxl:=M664/M66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62" table:style-name="ce22">
            <text:p>662</text:p>
          </table:table-cell>
          <table:table-cell office:value-type="float" office:value="350000" table:style-name="ce23">
            <text:p>350,000</text:p>
          </table:table-cell>
          <table:table-cell office:value-type="float" office:value="192050000" table:formula="msoxl:=S664+T663" table:style-name="ce16">
            <text:p>192,050,000</text:p>
          </table:table-cell>
          <table:table-cell office:value-type="float" office:value="0" table:formula="msoxl:=S664-S663" table:style-name="ce17">
            <text:p>0</text:p>
          </table:table-cell>
          <table:table-cell office:value-type="percentage" office:value="0" table:formula="msoxl:=(S664/S663)-1" table:style-name="ce13">
            <text:p>0.00%</text:p>
          </table:table-cell>
          <table:table-cell office:value-type="percentage" office:value="0" table:formula="msoxl:=V663-V664" table:style-name="ce13">
            <text:p>0.00%</text:p>
          </table:table-cell>
          <table:table-cell office:value-type="string" table:style-name="ce22">
            <text:p>Fero</text:p>
          </table:table-cell>
          <table:table-cell office:value-type="float" office:value="17" table:formula="msoxl:=IF(X664=X663,Y663,Y663+1)" table:style-name="ce23">
            <text:p>17</text:p>
          </table:table-cell>
          <table:table-cell office:value-type="float" office:value="20588.235294117647" table:formula="msoxl:=S664/Y664" table:style-name="ce14">
            <text:p>20,588</text:p>
          </table:table-cell>
          <table:table-cell office:value-type="float" office:value="16295046.25276682" table:formula="msoxl:=Z664+AA663" table:style-name="ce14">
            <text:p>16,295,046</text:p>
          </table:table-cell>
          <table:table-cell office:value-type="float" office:value="20588.235294118524" table:formula="msoxl:=AA664-AA663" table:style-name="ce14">
            <text:p>20,588</text:p>
          </table:table-cell>
          <table:table-cell office:value-type="percentage" office:value="0" table:formula="msoxl:=AB664/AB66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63" table:style-name="ce22">
            <text:p>663</text:p>
          </table:table-cell>
          <table:table-cell office:value-type="float" office:value="584453.26784531702" table:formula="msoxl:=C664+C664*0.001" table:style-name="ce23">
            <text:p>584,453</text:p>
          </table:table-cell>
          <table:table-cell office:value-type="float" office:value="247848929.22184959" table:formula="msoxl:=C665+D664" table:style-name="ce16">
            <text:p>247,848,929</text:p>
          </table:table-cell>
          <table:table-cell office:value-type="float" office:value="583.86939844687004" table:formula="msoxl:=C665-C664" table:style-name="ce16">
            <text:p>584</text:p>
          </table:table-cell>
          <table:table-cell office:value-type="percentage" office:value="9.9999999999988987E-4" table:formula="msoxl:=(C665/C664)-1" table:style-name="ce13">
            <text:p>0.10%</text:p>
          </table:table-cell>
          <table:table-cell office:value-type="percentage" office:value="2.2204460492503131E-16" table:formula="msoxl:=F664-F665" table:style-name="ce13">
            <text:p>0.00%</text:p>
          </table:table-cell>
          <table:table-cell office:value-type="float" office:value="30" table:formula="msoxl:=IF(I665=I664,1+H664,1)" table:style-name="ce34">
            <text:p>30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65=I664,J664,J664+1)" table:style-name="ce23">
            <text:p>19</text:p>
          </table:table-cell>
          <table:table-cell office:value-type="float" office:value="30760.698307648265" table:formula="msoxl:=C665/J665" table:style-name="ce14">
            <text:p>30,761</text:p>
          </table:table-cell>
          <table:table-cell office:value-type="float" office:value="17959101.863891535" table:formula="msoxl:=K665+L664" table:style-name="ce14">
            <text:p>17,959,102</text:p>
          </table:table-cell>
          <table:table-cell office:value-type="float" office:value="30760.698307648301" table:formula="msoxl:=L665-L664" table:style-name="ce14">
            <text:p>30,761</text:p>
          </table:table-cell>
          <table:table-cell office:value-type="percentage" office:value="9.999999999965592E-4" table:formula="msoxl:=M665/M66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63" table:style-name="ce22">
            <text:p>663</text:p>
          </table:table-cell>
          <table:table-cell office:value-type="float" office:value="350000" table:style-name="ce23">
            <text:p>350,000</text:p>
          </table:table-cell>
          <table:table-cell office:value-type="float" office:value="192400000" table:formula="msoxl:=S665+T664" table:style-name="ce16">
            <text:p>192,400,000</text:p>
          </table:table-cell>
          <table:table-cell office:value-type="float" office:value="0" table:formula="msoxl:=S665-S664" table:style-name="ce17">
            <text:p>0</text:p>
          </table:table-cell>
          <table:table-cell office:value-type="percentage" office:value="0" table:formula="msoxl:=(S665/S664)-1" table:style-name="ce13">
            <text:p>0.00%</text:p>
          </table:table-cell>
          <table:table-cell office:value-type="percentage" office:value="0" table:formula="msoxl:=V664-V665" table:style-name="ce13">
            <text:p>0.00%</text:p>
          </table:table-cell>
          <table:table-cell office:value-type="string" table:style-name="ce22">
            <text:p>Fero</text:p>
          </table:table-cell>
          <table:table-cell office:value-type="float" office:value="17" table:formula="msoxl:=IF(X665=X664,Y664,Y664+1)" table:style-name="ce23">
            <text:p>17</text:p>
          </table:table-cell>
          <table:table-cell office:value-type="float" office:value="20588.235294117647" table:formula="msoxl:=S665/Y665" table:style-name="ce14">
            <text:p>20,588</text:p>
          </table:table-cell>
          <table:table-cell office:value-type="float" office:value="16315634.488060938" table:formula="msoxl:=Z665+AA664" table:style-name="ce14">
            <text:p>16,315,634</text:p>
          </table:table-cell>
          <table:table-cell office:value-type="float" office:value="20588.235294118524" table:formula="msoxl:=AA665-AA664" table:style-name="ce14">
            <text:p>20,588</text:p>
          </table:table-cell>
          <table:table-cell office:value-type="percentage" office:value="0" table:formula="msoxl:=AB665/AB66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64" table:style-name="ce22">
            <text:p>664</text:p>
          </table:table-cell>
          <table:table-cell office:value-type="float" office:value="585037.72111316235" table:formula="msoxl:=C665+C665*0.001" table:style-name="ce23">
            <text:p>585,038</text:p>
          </table:table-cell>
          <table:table-cell office:value-type="float" office:value="248433966.94296277" table:formula="msoxl:=C666+D665" table:style-name="ce16">
            <text:p>248,433,967</text:p>
          </table:table-cell>
          <table:table-cell office:value-type="float" office:value="584.45326784532517" table:formula="msoxl:=C666-C665" table:style-name="ce16">
            <text:p>584</text:p>
          </table:table-cell>
          <table:table-cell office:value-type="percentage" office:value="1.0000000000001119E-3" table:formula="msoxl:=(C666/C665)-1" table:style-name="ce13">
            <text:p>0.10%</text:p>
          </table:table-cell>
          <table:table-cell office:value-type="percentage" office:value="-2.2204460492503131E-16" table:formula="msoxl:=F665-F666" table:style-name="ce13">
            <text:p>0.00%</text:p>
          </table:table-cell>
          <table:table-cell office:value-type="float" office:value="31" table:formula="msoxl:=IF(I666=I665,1+H665,1)" table:style-name="ce34">
            <text:p>31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66=I665,J665,J665+1)" table:style-name="ce23">
            <text:p>19</text:p>
          </table:table-cell>
          <table:table-cell office:value-type="float" office:value="30791.459005955912" table:formula="msoxl:=C666/J666" table:style-name="ce14">
            <text:p>30,791</text:p>
          </table:table-cell>
          <table:table-cell office:value-type="float" office:value="17989893.32289749" table:formula="msoxl:=K666+L665" table:style-name="ce14">
            <text:p>17,989,893</text:p>
          </table:table-cell>
          <table:table-cell office:value-type="float" office:value="30791.459005955607" table:formula="msoxl:=L666-L665" table:style-name="ce14">
            <text:p>30,791</text:p>
          </table:table-cell>
          <table:table-cell office:value-type="percentage" office:value="9.9999999998878764E-4" table:formula="msoxl:=M666/M66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64" table:style-name="ce22">
            <text:p>664</text:p>
          </table:table-cell>
          <table:table-cell office:value-type="float" office:value="350000" table:style-name="ce23">
            <text:p>350,000</text:p>
          </table:table-cell>
          <table:table-cell office:value-type="float" office:value="192750000" table:formula="msoxl:=S666+T665" table:style-name="ce16">
            <text:p>192,750,000</text:p>
          </table:table-cell>
          <table:table-cell office:value-type="float" office:value="0" table:formula="msoxl:=S666-S665" table:style-name="ce17">
            <text:p>0</text:p>
          </table:table-cell>
          <table:table-cell office:value-type="percentage" office:value="0" table:formula="msoxl:=(S666/S665)-1" table:style-name="ce13">
            <text:p>0.00%</text:p>
          </table:table-cell>
          <table:table-cell office:value-type="percentage" office:value="0" table:formula="msoxl:=V665-V666" table:style-name="ce13">
            <text:p>0.00%</text:p>
          </table:table-cell>
          <table:table-cell office:value-type="string" table:style-name="ce22">
            <text:p>Ignis</text:p>
          </table:table-cell>
          <table:table-cell office:value-type="float" office:value="18" table:formula="msoxl:=IF(X666=X665,Y665,Y665+1)" table:style-name="ce23">
            <text:p>18</text:p>
          </table:table-cell>
          <table:table-cell office:value-type="float" office:value="19444.444444444445" table:formula="msoxl:=S666/Y666" table:style-name="ce14">
            <text:p>19,444</text:p>
          </table:table-cell>
          <table:table-cell office:value-type="float" office:value="16335078.932505382" table:formula="msoxl:=Z666+AA665" table:style-name="ce14">
            <text:p>16,335,079</text:p>
          </table:table-cell>
          <table:table-cell office:value-type="float" office:value="19444.444444444031" table:formula="msoxl:=AA666-AA665" table:style-name="ce14">
            <text:p>19,444</text:p>
          </table:table-cell>
          <table:table-cell office:value-type="percentage" office:value="-5.5555555555615865E-2" table:formula="msoxl:=AB666/AB665-1" table:style-name="ce13">
            <text:p>-5.56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65" table:style-name="ce22">
            <text:p>665</text:p>
          </table:table-cell>
          <table:table-cell office:value-type="float" office:value="585622.75883427553" table:formula="msoxl:=C666+C666*0.001" table:style-name="ce23">
            <text:p>585,623</text:p>
          </table:table-cell>
          <table:table-cell office:value-type="float" office:value="249019589.70179704" table:formula="msoxl:=C667+D666" table:style-name="ce16">
            <text:p>249,019,590</text:p>
          </table:table-cell>
          <table:table-cell office:value-type="float" office:value="585.0377211131854" table:formula="msoxl:=C667-C666" table:style-name="ce16">
            <text:p>585</text:p>
          </table:table-cell>
          <table:table-cell office:value-type="percentage" office:value="1.0000000000001119E-3" table:formula="msoxl:=(C667/C666)-1" table:style-name="ce13">
            <text:p>0.10%</text:p>
          </table:table-cell>
          <table:table-cell office:value-type="percentage" office:value="0" table:formula="msoxl:=F666-F667" table:style-name="ce13">
            <text:p>0.00%</text:p>
          </table:table-cell>
          <table:table-cell office:value-type="float" office:value="32" table:formula="msoxl:=IF(I667=I666,1+H666,1)" table:style-name="ce34">
            <text:p>32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67=I666,J666,J666+1)" table:style-name="ce23">
            <text:p>19</text:p>
          </table:table-cell>
          <table:table-cell office:value-type="float" office:value="30822.250464961871" table:formula="msoxl:=C667/J667" table:style-name="ce14">
            <text:p>30,822</text:p>
          </table:table-cell>
          <table:table-cell office:value-type="float" office:value="18020715.573362451" table:formula="msoxl:=K667+L666" table:style-name="ce14">
            <text:p>18,020,716</text:p>
          </table:table-cell>
          <table:table-cell office:value-type="float" office:value="30822.250464960933" table:formula="msoxl:=L667-L666" table:style-name="ce14">
            <text:p>30,822</text:p>
          </table:table-cell>
          <table:table-cell office:value-type="percentage" office:value="9.9999999997946176E-4" table:formula="msoxl:=M667/M66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65" table:style-name="ce22">
            <text:p>665</text:p>
          </table:table-cell>
          <table:table-cell office:value-type="float" office:value="350000" table:style-name="ce23">
            <text:p>350,000</text:p>
          </table:table-cell>
          <table:table-cell office:value-type="float" office:value="193100000" table:formula="msoxl:=S667+T666" table:style-name="ce16">
            <text:p>193,100,000</text:p>
          </table:table-cell>
          <table:table-cell office:value-type="float" office:value="0" table:formula="msoxl:=S667-S666" table:style-name="ce17">
            <text:p>0</text:p>
          </table:table-cell>
          <table:table-cell office:value-type="percentage" office:value="0" table:formula="msoxl:=(S667/S666)-1" table:style-name="ce13">
            <text:p>0.00%</text:p>
          </table:table-cell>
          <table:table-cell office:value-type="percentage" office:value="0" table:formula="msoxl:=V666-V667" table:style-name="ce13">
            <text:p>0.00%</text:p>
          </table:table-cell>
          <table:table-cell office:value-type="string" table:style-name="ce22">
            <text:p>Ignis</text:p>
          </table:table-cell>
          <table:table-cell office:value-type="float" office:value="18" table:formula="msoxl:=IF(X667=X666,Y666,Y666+1)" table:style-name="ce23">
            <text:p>18</text:p>
          </table:table-cell>
          <table:table-cell office:value-type="float" office:value="19444.444444444445" table:formula="msoxl:=S667/Y667" table:style-name="ce14">
            <text:p>19,444</text:p>
          </table:table-cell>
          <table:table-cell office:value-type="float" office:value="16354523.376949826" table:formula="msoxl:=Z667+AA666" table:style-name="ce14">
            <text:p>16,354,523</text:p>
          </table:table-cell>
          <table:table-cell office:value-type="float" office:value="19444.444444444031" table:formula="msoxl:=AA667-AA666" table:style-name="ce14">
            <text:p>19,444</text:p>
          </table:table-cell>
          <table:table-cell office:value-type="percentage" office:value="0" table:formula="msoxl:=AB667/AB66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66" table:style-name="ce22">
            <text:p>666</text:p>
          </table:table-cell>
          <table:table-cell office:value-type="float" office:value="586208.38159310981" table:formula="msoxl:=C667+C667*0.001" table:style-name="ce23">
            <text:p>586,208</text:p>
          </table:table-cell>
          <table:table-cell office:value-type="float" office:value="249605798.08339015" table:formula="msoxl:=C668+D667" table:style-name="ce16">
            <text:p>249,605,798</text:p>
          </table:table-cell>
          <table:table-cell office:value-type="float" office:value="585.62275883427355" table:formula="msoxl:=C668-C667" table:style-name="ce16">
            <text:p>586</text:p>
          </table:table-cell>
          <table:table-cell office:value-type="percentage" office:value="9.9999999999988987E-4" table:formula="msoxl:=(C668/C667)-1" table:style-name="ce13">
            <text:p>0.10%</text:p>
          </table:table-cell>
          <table:table-cell office:value-type="percentage" office:value="2.2204460492503131E-16" table:formula="msoxl:=F667-F668" table:style-name="ce13">
            <text:p>0.00%</text:p>
          </table:table-cell>
          <table:table-cell office:value-type="float" office:value="33" table:formula="msoxl:=IF(I668=I667,1+H667,1)" table:style-name="ce34">
            <text:p>33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68=I667,J667,J667+1)" table:style-name="ce23">
            <text:p>19</text:p>
          </table:table-cell>
          <table:table-cell office:value-type="float" office:value="30853.072715426832" table:formula="msoxl:=C668/J668" table:style-name="ce14">
            <text:p>30,853</text:p>
          </table:table-cell>
          <table:table-cell office:value-type="float" office:value="18051568.646077879" table:formula="msoxl:=K668+L667" table:style-name="ce14">
            <text:p>18,051,569</text:p>
          </table:table-cell>
          <table:table-cell office:value-type="float" office:value="30853.072715427727" table:formula="msoxl:=L668-L667" table:style-name="ce14">
            <text:p>30,853</text:p>
          </table:table-cell>
          <table:table-cell office:value-type="percentage" office:value="1.0000000000593978E-3" table:formula="msoxl:=M668/M66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66" table:style-name="ce22">
            <text:p>666</text:p>
          </table:table-cell>
          <table:table-cell office:value-type="float" office:value="350000" table:style-name="ce23">
            <text:p>350,000</text:p>
          </table:table-cell>
          <table:table-cell office:value-type="float" office:value="193450000" table:formula="msoxl:=S668+T667" table:style-name="ce16">
            <text:p>193,450,000</text:p>
          </table:table-cell>
          <table:table-cell office:value-type="float" office:value="0" table:formula="msoxl:=S668-S667" table:style-name="ce17">
            <text:p>0</text:p>
          </table:table-cell>
          <table:table-cell office:value-type="percentage" office:value="0" table:formula="msoxl:=(S668/S667)-1" table:style-name="ce13">
            <text:p>0.00%</text:p>
          </table:table-cell>
          <table:table-cell office:value-type="percentage" office:value="0" table:formula="msoxl:=V667-V668" table:style-name="ce13">
            <text:p>0.00%</text:p>
          </table:table-cell>
          <table:table-cell office:value-type="string" table:style-name="ce22">
            <text:p>Ignis</text:p>
          </table:table-cell>
          <table:table-cell office:value-type="float" office:value="18" table:formula="msoxl:=IF(X668=X667,Y667,Y667+1)" table:style-name="ce23">
            <text:p>18</text:p>
          </table:table-cell>
          <table:table-cell office:value-type="float" office:value="19444.444444444445" table:formula="msoxl:=S668/Y668" table:style-name="ce14">
            <text:p>19,444</text:p>
          </table:table-cell>
          <table:table-cell office:value-type="float" office:value="16373967.82139427" table:formula="msoxl:=Z668+AA667" table:style-name="ce14">
            <text:p>16,373,968</text:p>
          </table:table-cell>
          <table:table-cell office:value-type="float" office:value="19444.444444444031" table:formula="msoxl:=AA668-AA667" table:style-name="ce14">
            <text:p>19,444</text:p>
          </table:table-cell>
          <table:table-cell office:value-type="percentage" office:value="0" table:formula="msoxl:=AB668/AB66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67" table:style-name="ce22">
            <text:p>667</text:p>
          </table:table-cell>
          <table:table-cell office:value-type="float" office:value="586794.58997470292" table:formula="msoxl:=C668+C668*0.001" table:style-name="ce23">
            <text:p>586,795</text:p>
          </table:table-cell>
          <table:table-cell office:value-type="float" office:value="250192592.67336485" table:formula="msoxl:=C669+D668" table:style-name="ce16">
            <text:p>250,192,593</text:p>
          </table:table-cell>
          <table:table-cell office:value-type="float" office:value="586.20838159311097" table:formula="msoxl:=C669-C668" table:style-name="ce16">
            <text:p>586</text:p>
          </table:table-cell>
          <table:table-cell office:value-type="percentage" office:value="1.0000000000001119E-3" table:formula="msoxl:=(C669/C668)-1" table:style-name="ce13">
            <text:p>0.10%</text:p>
          </table:table-cell>
          <table:table-cell office:value-type="percentage" office:value="-2.2204460492503131E-16" table:formula="msoxl:=F668-F669" table:style-name="ce13">
            <text:p>0.00%</text:p>
          </table:table-cell>
          <table:table-cell office:value-type="float" office:value="34" table:formula="msoxl:=IF(I669=I668,1+H668,1)" table:style-name="ce34">
            <text:p>34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69=I668,J668,J668+1)" table:style-name="ce23">
            <text:p>19</text:p>
          </table:table-cell>
          <table:table-cell office:value-type="float" office:value="30883.92578814226" table:formula="msoxl:=C669/J669" table:style-name="ce14">
            <text:p>30,884</text:p>
          </table:table-cell>
          <table:table-cell office:value-type="float" office:value="18082452.571866021" table:formula="msoxl:=K669+L668" table:style-name="ce14">
            <text:p>18,082,453</text:p>
          </table:table-cell>
          <table:table-cell office:value-type="float" office:value="30883.925788141787" table:formula="msoxl:=L669-L668" table:style-name="ce14">
            <text:p>30,884</text:p>
          </table:table-cell>
          <table:table-cell office:value-type="percentage" office:value="9.9999999995570299E-4" table:formula="msoxl:=M669/M66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67" table:style-name="ce22">
            <text:p>667</text:p>
          </table:table-cell>
          <table:table-cell office:value-type="float" office:value="350000" table:style-name="ce23">
            <text:p>350,000</text:p>
          </table:table-cell>
          <table:table-cell office:value-type="float" office:value="193800000" table:formula="msoxl:=S669+T668" table:style-name="ce16">
            <text:p>193,800,000</text:p>
          </table:table-cell>
          <table:table-cell office:value-type="float" office:value="0" table:formula="msoxl:=S669-S668" table:style-name="ce17">
            <text:p>0</text:p>
          </table:table-cell>
          <table:table-cell office:value-type="percentage" office:value="0" table:formula="msoxl:=(S669/S668)-1" table:style-name="ce13">
            <text:p>0.00%</text:p>
          </table:table-cell>
          <table:table-cell office:value-type="percentage" office:value="0" table:formula="msoxl:=V668-V669" table:style-name="ce13">
            <text:p>0.00%</text:p>
          </table:table-cell>
          <table:table-cell office:value-type="string" table:style-name="ce22">
            <text:p>Ignis</text:p>
          </table:table-cell>
          <table:table-cell office:value-type="float" office:value="18" table:formula="msoxl:=IF(X669=X668,Y668,Y668+1)" table:style-name="ce23">
            <text:p>18</text:p>
          </table:table-cell>
          <table:table-cell office:value-type="float" office:value="19444.444444444445" table:formula="msoxl:=S669/Y669" table:style-name="ce14">
            <text:p>19,444</text:p>
          </table:table-cell>
          <table:table-cell office:value-type="float" office:value="16393412.265838714" table:formula="msoxl:=Z669+AA668" table:style-name="ce14">
            <text:p>16,393,412</text:p>
          </table:table-cell>
          <table:table-cell office:value-type="float" office:value="19444.444444444031" table:formula="msoxl:=AA669-AA668" table:style-name="ce14">
            <text:p>19,444</text:p>
          </table:table-cell>
          <table:table-cell office:value-type="percentage" office:value="0" table:formula="msoxl:=AB669/AB66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68" table:style-name="ce22">
            <text:p>668</text:p>
          </table:table-cell>
          <table:table-cell office:value-type="float" office:value="587381.3845646776" table:formula="msoxl:=C669+C669*0.001" table:style-name="ce23">
            <text:p>587,381</text:p>
          </table:table-cell>
          <table:table-cell office:value-type="float" office:value="250779974.05792952" table:formula="msoxl:=C670+D669" table:style-name="ce16">
            <text:p>250,779,974</text:p>
          </table:table-cell>
          <table:table-cell office:value-type="float" office:value="586.79458997468464" table:formula="msoxl:=C670-C669" table:style-name="ce16">
            <text:p>587</text:p>
          </table:table-cell>
          <table:table-cell office:value-type="percentage" office:value="9.9999999999988987E-4" table:formula="msoxl:=(C670/C669)-1" table:style-name="ce13">
            <text:p>0.10%</text:p>
          </table:table-cell>
          <table:table-cell office:value-type="percentage" office:value="2.2204460492503131E-16" table:formula="msoxl:=F669-F670" table:style-name="ce13">
            <text:p>0.00%</text:p>
          </table:table-cell>
          <table:table-cell office:value-type="float" office:value="35" table:formula="msoxl:=IF(I670=I669,1+H669,1)" table:style-name="ce34">
            <text:p>35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70=I669,J669,J669+1)" table:style-name="ce23">
            <text:p>19</text:p>
          </table:table-cell>
          <table:table-cell office:value-type="float" office:value="30914.809713930401" table:formula="msoxl:=C670/J670" table:style-name="ce14">
            <text:p>30,915</text:p>
          </table:table-cell>
          <table:table-cell office:value-type="float" office:value="18113367.38157995" table:formula="msoxl:=K670+L669" table:style-name="ce14">
            <text:p>18,113,367</text:p>
          </table:table-cell>
          <table:table-cell office:value-type="float" office:value="30914.809713929892" table:formula="msoxl:=L670-L669" table:style-name="ce14">
            <text:p>30,915</text:p>
          </table:table-cell>
          <table:table-cell office:value-type="percentage" office:value="9.9999999999877964E-4" table:formula="msoxl:=M670/M66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68" table:style-name="ce22">
            <text:p>668</text:p>
          </table:table-cell>
          <table:table-cell office:value-type="float" office:value="350000" table:style-name="ce23">
            <text:p>350,000</text:p>
          </table:table-cell>
          <table:table-cell office:value-type="float" office:value="194150000" table:formula="msoxl:=S670+T669" table:style-name="ce16">
            <text:p>194,150,000</text:p>
          </table:table-cell>
          <table:table-cell office:value-type="float" office:value="0" table:formula="msoxl:=S670-S669" table:style-name="ce17">
            <text:p>0</text:p>
          </table:table-cell>
          <table:table-cell office:value-type="percentage" office:value="0" table:formula="msoxl:=(S670/S669)-1" table:style-name="ce13">
            <text:p>0.00%</text:p>
          </table:table-cell>
          <table:table-cell office:value-type="percentage" office:value="0" table:formula="msoxl:=V669-V670" table:style-name="ce13">
            <text:p>0.00%</text:p>
          </table:table-cell>
          <table:table-cell office:value-type="string" table:style-name="ce22">
            <text:p>Ignis</text:p>
          </table:table-cell>
          <table:table-cell office:value-type="float" office:value="18" table:formula="msoxl:=IF(X670=X669,Y669,Y669+1)" table:style-name="ce23">
            <text:p>18</text:p>
          </table:table-cell>
          <table:table-cell office:value-type="float" office:value="19444.444444444445" table:formula="msoxl:=S670/Y670" table:style-name="ce14">
            <text:p>19,444</text:p>
          </table:table-cell>
          <table:table-cell office:value-type="float" office:value="16412856.710283158" table:formula="msoxl:=Z670+AA669" table:style-name="ce14">
            <text:p>16,412,857</text:p>
          </table:table-cell>
          <table:table-cell office:value-type="float" office:value="19444.444444444031" table:formula="msoxl:=AA670-AA669" table:style-name="ce14">
            <text:p>19,444</text:p>
          </table:table-cell>
          <table:table-cell office:value-type="percentage" office:value="0" table:formula="msoxl:=AB670/AB66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69" table:style-name="ce22">
            <text:p>669</text:p>
          </table:table-cell>
          <table:table-cell office:value-type="float" office:value="587968.76594924228" table:formula="msoxl:=C670+C670*0.001" table:style-name="ce23">
            <text:p>587,969</text:p>
          </table:table-cell>
          <table:table-cell office:value-type="float" office:value="251367942.82387877" table:formula="msoxl:=C671+D670" table:style-name="ce16">
            <text:p>251,367,943</text:p>
          </table:table-cell>
          <table:table-cell office:value-type="float" office:value="587.38138456468005" table:formula="msoxl:=C671-C670" table:style-name="ce16">
            <text:p>587</text:p>
          </table:table-cell>
          <table:table-cell office:value-type="percentage" office:value="1.0000000000001119E-3" table:formula="msoxl:=(C671/C670)-1" table:style-name="ce13">
            <text:p>0.10%</text:p>
          </table:table-cell>
          <table:table-cell office:value-type="percentage" office:value="-2.2204460492503131E-16" table:formula="msoxl:=F670-F671" table:style-name="ce13">
            <text:p>0.00%</text:p>
          </table:table-cell>
          <table:table-cell office:value-type="float" office:value="36" table:formula="msoxl:=IF(I671=I670,1+H670,1)" table:style-name="ce34">
            <text:p>36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71=I670,J670,J670+1)" table:style-name="ce23">
            <text:p>19</text:p>
          </table:table-cell>
          <table:table-cell office:value-type="float" office:value="30945.72452364433" table:formula="msoxl:=C671/J671" table:style-name="ce14">
            <text:p>30,946</text:p>
          </table:table-cell>
          <table:table-cell office:value-type="float" office:value="18144313.106103595" table:formula="msoxl:=K671+L670" table:style-name="ce14">
            <text:p>18,144,313</text:p>
          </table:table-cell>
          <table:table-cell office:value-type="float" office:value="30945.724523644894" table:formula="msoxl:=L671-L670" table:style-name="ce14">
            <text:p>30,946</text:p>
          </table:table-cell>
          <table:table-cell office:value-type="percentage" office:value="1.0000000000347509E-3" table:formula="msoxl:=M671/M67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69" table:style-name="ce22">
            <text:p>669</text:p>
          </table:table-cell>
          <table:table-cell office:value-type="float" office:value="350000" table:style-name="ce23">
            <text:p>350,000</text:p>
          </table:table-cell>
          <table:table-cell office:value-type="float" office:value="194500000" table:formula="msoxl:=S671+T670" table:style-name="ce16">
            <text:p>194,500,000</text:p>
          </table:table-cell>
          <table:table-cell office:value-type="float" office:value="0" table:formula="msoxl:=S671-S670" table:style-name="ce17">
            <text:p>0</text:p>
          </table:table-cell>
          <table:table-cell office:value-type="percentage" office:value="0" table:formula="msoxl:=(S671/S670)-1" table:style-name="ce13">
            <text:p>0.00%</text:p>
          </table:table-cell>
          <table:table-cell office:value-type="percentage" office:value="0" table:formula="msoxl:=V670-V671" table:style-name="ce13">
            <text:p>0.00%</text:p>
          </table:table-cell>
          <table:table-cell office:value-type="string" table:style-name="ce22">
            <text:p>Ignis</text:p>
          </table:table-cell>
          <table:table-cell office:value-type="float" office:value="18" table:formula="msoxl:=IF(X671=X670,Y670,Y670+1)" table:style-name="ce23">
            <text:p>18</text:p>
          </table:table-cell>
          <table:table-cell office:value-type="float" office:value="19444.444444444445" table:formula="msoxl:=S671/Y671" table:style-name="ce14">
            <text:p>19,444</text:p>
          </table:table-cell>
          <table:table-cell office:value-type="float" office:value="16432301.154727602" table:formula="msoxl:=Z671+AA670" table:style-name="ce14">
            <text:p>16,432,301</text:p>
          </table:table-cell>
          <table:table-cell office:value-type="float" office:value="19444.444444444031" table:formula="msoxl:=AA671-AA670" table:style-name="ce14">
            <text:p>19,444</text:p>
          </table:table-cell>
          <table:table-cell office:value-type="percentage" office:value="0" table:formula="msoxl:=AB671/AB67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70" table:style-name="ce22">
            <text:p>670</text:p>
          </table:table-cell>
          <table:table-cell office:value-type="float" office:value="588556.73471519153" table:formula="msoxl:=C671+C671*0.001" table:style-name="ce23">
            <text:p>588,557</text:p>
          </table:table-cell>
          <table:table-cell office:value-type="float" office:value="251956499.55859396" table:formula="msoxl:=C672+D671" table:style-name="ce16">
            <text:p>251,956,500</text:p>
          </table:table-cell>
          <table:table-cell office:value-type="float" office:value="587.96876594924834" table:formula="msoxl:=C672-C671" table:style-name="ce16">
            <text:p>588</text:p>
          </table:table-cell>
          <table:table-cell office:value-type="percentage" office:value="1.0000000000001119E-3" table:formula="msoxl:=(C672/C671)-1" table:style-name="ce13">
            <text:p>0.10%</text:p>
          </table:table-cell>
          <table:table-cell office:value-type="percentage" office:value="0" table:formula="msoxl:=F671-F672" table:style-name="ce13">
            <text:p>0.00%</text:p>
          </table:table-cell>
          <table:table-cell office:value-type="float" office:value="37" table:formula="msoxl:=IF(I672=I671,1+H671,1)" table:style-name="ce34">
            <text:p>37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72=I671,J671,J671+1)" table:style-name="ce23">
            <text:p>19</text:p>
          </table:table-cell>
          <table:table-cell office:value-type="float" office:value="30976.670248167975" table:formula="msoxl:=C672/J672" table:style-name="ce14">
            <text:p>30,977</text:p>
          </table:table-cell>
          <table:table-cell office:value-type="float" office:value="18175289.776351765" table:formula="msoxl:=K672+L671" table:style-name="ce14">
            <text:p>18,175,290</text:p>
          </table:table-cell>
          <table:table-cell office:value-type="float" office:value="30976.670248169452" table:formula="msoxl:=L672-L671" table:style-name="ce14">
            <text:p>30,977</text:p>
          </table:table-cell>
          <table:table-cell office:value-type="percentage" office:value="1.0000000000294218E-3" table:formula="msoxl:=M672/M67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70" table:style-name="ce22">
            <text:p>670</text:p>
          </table:table-cell>
          <table:table-cell office:value-type="float" office:value="350000" table:style-name="ce23">
            <text:p>350,000</text:p>
          </table:table-cell>
          <table:table-cell office:value-type="float" office:value="194850000" table:formula="msoxl:=S672+T671" table:style-name="ce16">
            <text:p>194,850,000</text:p>
          </table:table-cell>
          <table:table-cell office:value-type="float" office:value="0" table:formula="msoxl:=S672-S671" table:style-name="ce17">
            <text:p>0</text:p>
          </table:table-cell>
          <table:table-cell office:value-type="percentage" office:value="0" table:formula="msoxl:=(S672/S671)-1" table:style-name="ce13">
            <text:p>0.00%</text:p>
          </table:table-cell>
          <table:table-cell office:value-type="percentage" office:value="0" table:formula="msoxl:=V671-V672" table:style-name="ce13">
            <text:p>0.00%</text:p>
          </table:table-cell>
          <table:table-cell office:value-type="string" table:style-name="ce22">
            <text:p>Ignis</text:p>
          </table:table-cell>
          <table:table-cell office:value-type="float" office:value="18" table:formula="msoxl:=IF(X672=X671,Y671,Y671+1)" table:style-name="ce23">
            <text:p>18</text:p>
          </table:table-cell>
          <table:table-cell office:value-type="float" office:value="19444.444444444445" table:formula="msoxl:=S672/Y672" table:style-name="ce14">
            <text:p>19,444</text:p>
          </table:table-cell>
          <table:table-cell office:value-type="float" office:value="16451745.599172046" table:formula="msoxl:=Z672+AA671" table:style-name="ce14">
            <text:p>16,451,746</text:p>
          </table:table-cell>
          <table:table-cell office:value-type="float" office:value="19444.444444444031" table:formula="msoxl:=AA672-AA671" table:style-name="ce14">
            <text:p>19,444</text:p>
          </table:table-cell>
          <table:table-cell office:value-type="percentage" office:value="0" table:formula="msoxl:=AB672/AB67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71" table:style-name="ce22">
            <text:p>671</text:p>
          </table:table-cell>
          <table:table-cell office:value-type="float" office:value="589145.29144990677" table:formula="msoxl:=C672+C672*0.001" table:style-name="ce23">
            <text:p>589,145</text:p>
          </table:table-cell>
          <table:table-cell office:value-type="float" office:value="252545644.85004386" table:formula="msoxl:=C673+D672" table:style-name="ce16">
            <text:p>252,545,645</text:p>
          </table:table-cell>
          <table:table-cell office:value-type="float" office:value="588.55673471523914" table:formula="msoxl:=C673-C672" table:style-name="ce16">
            <text:p>589</text:p>
          </table:table-cell>
          <table:table-cell office:value-type="percentage" office:value="1.0000000000001119E-3" table:formula="msoxl:=(C673/C672)-1" table:style-name="ce13">
            <text:p>0.10%</text:p>
          </table:table-cell>
          <table:table-cell office:value-type="percentage" office:value="0" table:formula="msoxl:=F672-F673" table:style-name="ce13">
            <text:p>0.00%</text:p>
          </table:table-cell>
          <table:table-cell office:value-type="float" office:value="38" table:formula="msoxl:=IF(I673=I672,1+H672,1)" table:style-name="ce34">
            <text:p>38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73=I672,J672,J672+1)" table:style-name="ce23">
            <text:p>19</text:p>
          </table:table-cell>
          <table:table-cell office:value-type="float" office:value="31007.646918416147" table:formula="msoxl:=C673/J673" table:style-name="ce14">
            <text:p>31,008</text:p>
          </table:table-cell>
          <table:table-cell office:value-type="float" office:value="18206297.423270181" table:formula="msoxl:=K673+L672" table:style-name="ce14">
            <text:p>18,206,297</text:p>
          </table:table-cell>
          <table:table-cell office:value-type="float" office:value="31007.646918416023" table:formula="msoxl:=L673-L672" table:style-name="ce14">
            <text:p>31,008</text:p>
          </table:table-cell>
          <table:table-cell office:value-type="percentage" office:value="9.9999999994837552E-4" table:formula="msoxl:=M673/M67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71" table:style-name="ce22">
            <text:p>671</text:p>
          </table:table-cell>
          <table:table-cell office:value-type="float" office:value="350000" table:style-name="ce23">
            <text:p>350,000</text:p>
          </table:table-cell>
          <table:table-cell office:value-type="float" office:value="195200000" table:formula="msoxl:=S673+T672" table:style-name="ce16">
            <text:p>195,200,000</text:p>
          </table:table-cell>
          <table:table-cell office:value-type="float" office:value="0" table:formula="msoxl:=S673-S672" table:style-name="ce17">
            <text:p>0</text:p>
          </table:table-cell>
          <table:table-cell office:value-type="percentage" office:value="0" table:formula="msoxl:=(S673/S672)-1" table:style-name="ce13">
            <text:p>0.00%</text:p>
          </table:table-cell>
          <table:table-cell office:value-type="percentage" office:value="0" table:formula="msoxl:=V672-V673" table:style-name="ce13">
            <text:p>0.00%</text:p>
          </table:table-cell>
          <table:table-cell office:value-type="string" table:style-name="ce22">
            <text:p>Ignis</text:p>
          </table:table-cell>
          <table:table-cell office:value-type="float" office:value="18" table:formula="msoxl:=IF(X673=X672,Y672,Y672+1)" table:style-name="ce23">
            <text:p>18</text:p>
          </table:table-cell>
          <table:table-cell office:value-type="float" office:value="19444.444444444445" table:formula="msoxl:=S673/Y673" table:style-name="ce14">
            <text:p>19,444</text:p>
          </table:table-cell>
          <table:table-cell office:value-type="float" office:value="16471190.04361649" table:formula="msoxl:=Z673+AA672" table:style-name="ce14">
            <text:p>16,471,190</text:p>
          </table:table-cell>
          <table:table-cell office:value-type="float" office:value="19444.444444444031" table:formula="msoxl:=AA673-AA672" table:style-name="ce14">
            <text:p>19,444</text:p>
          </table:table-cell>
          <table:table-cell office:value-type="percentage" office:value="0" table:formula="msoxl:=AB673/AB67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72" table:style-name="ce22">
            <text:p>672</text:p>
          </table:table-cell>
          <table:table-cell office:value-type="float" office:value="589734.43674135662" table:formula="msoxl:=C673+C673*0.001" table:style-name="ce23">
            <text:p>589,734</text:p>
          </table:table-cell>
          <table:table-cell office:value-type="float" office:value="253135379.28678522" table:formula="msoxl:=C674+D673" table:style-name="ce16">
            <text:p>253,135,379</text:p>
          </table:table-cell>
          <table:table-cell office:value-type="float" office:value="589.14529144985136" table:formula="msoxl:=C674-C673" table:style-name="ce16">
            <text:p>589</text:p>
          </table:table-cell>
          <table:table-cell office:value-type="percentage" office:value="9.9999999999988987E-4" table:formula="msoxl:=(C674/C673)-1" table:style-name="ce13">
            <text:p>0.10%</text:p>
          </table:table-cell>
          <table:table-cell office:value-type="percentage" office:value="2.2204460492503131E-16" table:formula="msoxl:=F673-F674" table:style-name="ce13">
            <text:p>0.00%</text:p>
          </table:table-cell>
          <table:table-cell office:value-type="float" office:value="39" table:formula="msoxl:=IF(I674=I673,1+H673,1)" table:style-name="ce34">
            <text:p>39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74=I673,J673,J673+1)" table:style-name="ce23">
            <text:p>19</text:p>
          </table:table-cell>
          <table:table-cell office:value-type="float" office:value="31038.65456533456" table:formula="msoxl:=C674/J674" table:style-name="ce14">
            <text:p>31,039</text:p>
          </table:table-cell>
          <table:table-cell office:value-type="float" office:value="18237336.077835515" table:formula="msoxl:=K674+L673" table:style-name="ce14">
            <text:p>18,237,336</text:p>
          </table:table-cell>
          <table:table-cell office:value-type="float" office:value="31038.65456533432" table:formula="msoxl:=L674-L673" table:style-name="ce14">
            <text:p>31,039</text:p>
          </table:table-cell>
          <table:table-cell office:value-type="percentage" office:value="9.9999999999611511E-4" table:formula="msoxl:=M674/M67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72" table:style-name="ce22">
            <text:p>672</text:p>
          </table:table-cell>
          <table:table-cell office:value-type="float" office:value="350000" table:style-name="ce23">
            <text:p>350,000</text:p>
          </table:table-cell>
          <table:table-cell office:value-type="float" office:value="195550000" table:formula="msoxl:=S674+T673" table:style-name="ce16">
            <text:p>195,550,000</text:p>
          </table:table-cell>
          <table:table-cell office:value-type="float" office:value="0" table:formula="msoxl:=S674-S673" table:style-name="ce17">
            <text:p>0</text:p>
          </table:table-cell>
          <table:table-cell office:value-type="percentage" office:value="0" table:formula="msoxl:=(S674/S673)-1" table:style-name="ce13">
            <text:p>0.00%</text:p>
          </table:table-cell>
          <table:table-cell office:value-type="percentage" office:value="0" table:formula="msoxl:=V673-V674" table:style-name="ce13">
            <text:p>0.00%</text:p>
          </table:table-cell>
          <table:table-cell office:value-type="string" table:style-name="ce22">
            <text:p>Ignis</text:p>
          </table:table-cell>
          <table:table-cell office:value-type="float" office:value="18" table:formula="msoxl:=IF(X674=X673,Y673,Y673+1)" table:style-name="ce23">
            <text:p>18</text:p>
          </table:table-cell>
          <table:table-cell office:value-type="float" office:value="19444.444444444445" table:formula="msoxl:=S674/Y674" table:style-name="ce14">
            <text:p>19,444</text:p>
          </table:table-cell>
          <table:table-cell office:value-type="float" office:value="16490634.488060934" table:formula="msoxl:=Z674+AA673" table:style-name="ce14">
            <text:p>16,490,634</text:p>
          </table:table-cell>
          <table:table-cell office:value-type="float" office:value="19444.444444444031" table:formula="msoxl:=AA674-AA673" table:style-name="ce14">
            <text:p>19,444</text:p>
          </table:table-cell>
          <table:table-cell office:value-type="percentage" office:value="0" table:formula="msoxl:=AB674/AB67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73" table:style-name="ce22">
            <text:p>673</text:p>
          </table:table-cell>
          <table:table-cell office:value-type="float" office:value="590324.17117809795" table:formula="msoxl:=C674+C674*0.001" table:style-name="ce23">
            <text:p>590,324</text:p>
          </table:table-cell>
          <table:table-cell office:value-type="float" office:value="253725703.45796332" table:formula="msoxl:=C675+D674" table:style-name="ce16">
            <text:p>253,725,703</text:p>
          </table:table-cell>
          <table:table-cell office:value-type="float" office:value="589.73443674133159" table:formula="msoxl:=C675-C674" table:style-name="ce16">
            <text:p>590</text:p>
          </table:table-cell>
          <table:table-cell office:value-type="percentage" office:value="9.9999999999988987E-4" table:formula="msoxl:=(C675/C674)-1" table:style-name="ce13">
            <text:p>0.10%</text:p>
          </table:table-cell>
          <table:table-cell office:value-type="percentage" office:value="0" table:formula="msoxl:=F674-F675" table:style-name="ce13">
            <text:p>0.00%</text:p>
          </table:table-cell>
          <table:table-cell office:value-type="float" office:value="40" table:formula="msoxl:=IF(I675=I674,1+H674,1)" table:style-name="ce34">
            <text:p>40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75=I674,J674,J674+1)" table:style-name="ce23">
            <text:p>19</text:p>
          </table:table-cell>
          <table:table-cell office:value-type="float" office:value="31069.693219899891" table:formula="msoxl:=C675/J675" table:style-name="ce14">
            <text:p>31,070</text:p>
          </table:table-cell>
          <table:table-cell office:value-type="float" office:value="18268405.771055415" table:formula="msoxl:=K675+L674" table:style-name="ce14">
            <text:p>18,268,406</text:p>
          </table:table-cell>
          <table:table-cell office:value-type="float" office:value="31069.693219900131" table:formula="msoxl:=L675-L674" table:style-name="ce14">
            <text:p>31,070</text:p>
          </table:table-cell>
          <table:table-cell office:value-type="percentage" office:value="1.000000000015433E-3" table:formula="msoxl:=M675/M67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73" table:style-name="ce22">
            <text:p>673</text:p>
          </table:table-cell>
          <table:table-cell office:value-type="float" office:value="350000" table:style-name="ce23">
            <text:p>350,000</text:p>
          </table:table-cell>
          <table:table-cell office:value-type="float" office:value="195900000" table:formula="msoxl:=S675+T674" table:style-name="ce16">
            <text:p>195,900,000</text:p>
          </table:table-cell>
          <table:table-cell office:value-type="float" office:value="0" table:formula="msoxl:=S675-S674" table:style-name="ce17">
            <text:p>0</text:p>
          </table:table-cell>
          <table:table-cell office:value-type="percentage" office:value="0" table:formula="msoxl:=(S675/S674)-1" table:style-name="ce13">
            <text:p>0.00%</text:p>
          </table:table-cell>
          <table:table-cell office:value-type="percentage" office:value="0" table:formula="msoxl:=V674-V675" table:style-name="ce13">
            <text:p>0.00%</text:p>
          </table:table-cell>
          <table:table-cell office:value-type="string" table:style-name="ce22">
            <text:p>Ignis</text:p>
          </table:table-cell>
          <table:table-cell office:value-type="float" office:value="18" table:formula="msoxl:=IF(X675=X674,Y674,Y674+1)" table:style-name="ce23">
            <text:p>18</text:p>
          </table:table-cell>
          <table:table-cell office:value-type="float" office:value="19444.444444444445" table:formula="msoxl:=S675/Y675" table:style-name="ce14">
            <text:p>19,444</text:p>
          </table:table-cell>
          <table:table-cell office:value-type="float" office:value="16510078.932505378" table:formula="msoxl:=Z675+AA674" table:style-name="ce14">
            <text:p>16,510,079</text:p>
          </table:table-cell>
          <table:table-cell office:value-type="float" office:value="19444.444444444031" table:formula="msoxl:=AA675-AA674" table:style-name="ce14">
            <text:p>19,444</text:p>
          </table:table-cell>
          <table:table-cell office:value-type="percentage" office:value="0" table:formula="msoxl:=AB675/AB67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74" table:style-name="ce22">
            <text:p>674</text:p>
          </table:table-cell>
          <table:table-cell office:value-type="float" office:value="590914.495349276" table:formula="msoxl:=C675+C675*0.001" table:style-name="ce23">
            <text:p>590,914</text:p>
          </table:table-cell>
          <table:table-cell office:value-type="float" office:value="254316617.95331261" table:formula="msoxl:=C676+D675" table:style-name="ce16">
            <text:p>254,316,618</text:p>
          </table:table-cell>
          <table:table-cell office:value-type="float" office:value="590.32417117804289" table:formula="msoxl:=C676-C675" table:style-name="ce16">
            <text:p>590</text:p>
          </table:table-cell>
          <table:table-cell office:value-type="percentage" office:value="9.9999999999988987E-4" table:formula="msoxl:=(C676/C675)-1" table:style-name="ce13">
            <text:p>0.10%</text:p>
          </table:table-cell>
          <table:table-cell office:value-type="percentage" office:value="0" table:formula="msoxl:=F675-F676" table:style-name="ce13">
            <text:p>0.00%</text:p>
          </table:table-cell>
          <table:table-cell office:value-type="float" office:value="41" table:formula="msoxl:=IF(I676=I675,1+H675,1)" table:style-name="ce34">
            <text:p>41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76=I675,J675,J675+1)" table:style-name="ce23">
            <text:p>19</text:p>
          </table:table-cell>
          <table:table-cell office:value-type="float" office:value="31100.76291311979" table:formula="msoxl:=C676/J676" table:style-name="ce14">
            <text:p>31,101</text:p>
          </table:table-cell>
          <table:table-cell office:value-type="float" office:value="18299506.533968534" table:formula="msoxl:=K676+L675" table:style-name="ce14">
            <text:p>18,299,507</text:p>
          </table:table-cell>
          <table:table-cell office:value-type="float" office:value="31100.762913119048" table:formula="msoxl:=L676-L675" table:style-name="ce14">
            <text:p>31,101</text:p>
          </table:table-cell>
          <table:table-cell office:value-type="percentage" office:value="9.9999999996835953E-4" table:formula="msoxl:=M676/M67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74" table:style-name="ce22">
            <text:p>674</text:p>
          </table:table-cell>
          <table:table-cell office:value-type="float" office:value="350000" table:style-name="ce23">
            <text:p>350,000</text:p>
          </table:table-cell>
          <table:table-cell office:value-type="float" office:value="196250000" table:formula="msoxl:=S676+T675" table:style-name="ce16">
            <text:p>196,250,000</text:p>
          </table:table-cell>
          <table:table-cell office:value-type="float" office:value="0" table:formula="msoxl:=S676-S675" table:style-name="ce17">
            <text:p>0</text:p>
          </table:table-cell>
          <table:table-cell office:value-type="percentage" office:value="0" table:formula="msoxl:=(S676/S675)-1" table:style-name="ce13">
            <text:p>0.00%</text:p>
          </table:table-cell>
          <table:table-cell office:value-type="percentage" office:value="0" table:formula="msoxl:=V675-V676" table:style-name="ce13">
            <text:p>0.00%</text:p>
          </table:table-cell>
          <table:table-cell office:value-type="string" table:style-name="ce22">
            <text:p>Ignis</text:p>
          </table:table-cell>
          <table:table-cell office:value-type="float" office:value="18" table:formula="msoxl:=IF(X676=X675,Y675,Y675+1)" table:style-name="ce23">
            <text:p>18</text:p>
          </table:table-cell>
          <table:table-cell office:value-type="float" office:value="19444.444444444445" table:formula="msoxl:=S676/Y676" table:style-name="ce14">
            <text:p>19,444</text:p>
          </table:table-cell>
          <table:table-cell office:value-type="float" office:value="16529523.376949823" table:formula="msoxl:=Z676+AA675" table:style-name="ce14">
            <text:p>16,529,523</text:p>
          </table:table-cell>
          <table:table-cell office:value-type="float" office:value="19444.444444444031" table:formula="msoxl:=AA676-AA675" table:style-name="ce14">
            <text:p>19,444</text:p>
          </table:table-cell>
          <table:table-cell office:value-type="percentage" office:value="0" table:formula="msoxl:=AB676/AB67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75" table:style-name="ce22">
            <text:p>675</text:p>
          </table:table-cell>
          <table:table-cell office:value-type="float" office:value="591505.40984462528" table:formula="msoxl:=C676+C676*0.001" table:style-name="ce23">
            <text:p>591,505</text:p>
          </table:table-cell>
          <table:table-cell office:value-type="float" office:value="254908123.36315724" table:formula="msoxl:=C677+D676" table:style-name="ce16">
            <text:p>254,908,123</text:p>
          </table:table-cell>
          <table:table-cell office:value-type="float" office:value="590.9144953492796" table:formula="msoxl:=C677-C676" table:style-name="ce16">
            <text:p>591</text:p>
          </table:table-cell>
          <table:table-cell office:value-type="percentage" office:value="1.0000000000001119E-3" table:formula="msoxl:=(C677/C676)-1" table:style-name="ce13">
            <text:p>0.10%</text:p>
          </table:table-cell>
          <table:table-cell office:value-type="percentage" office:value="-2.2204460492503131E-16" table:formula="msoxl:=F676-F677" table:style-name="ce13">
            <text:p>0.00%</text:p>
          </table:table-cell>
          <table:table-cell office:value-type="float" office:value="42" table:formula="msoxl:=IF(I677=I676,1+H676,1)" table:style-name="ce34">
            <text:p>42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77=I676,J676,J676+1)" table:style-name="ce23">
            <text:p>19</text:p>
          </table:table-cell>
          <table:table-cell office:value-type="float" office:value="31131.86367603291" table:formula="msoxl:=C677/J677" table:style-name="ce14">
            <text:p>31,132</text:p>
          </table:table-cell>
          <table:table-cell office:value-type="float" office:value="18330638.397644568" table:formula="msoxl:=K677+L676" table:style-name="ce14">
            <text:p>18,330,638</text:p>
          </table:table-cell>
          <table:table-cell office:value-type="float" office:value="31131.863676033914" table:formula="msoxl:=L677-L676" table:style-name="ce14">
            <text:p>31,132</text:p>
          </table:table-cell>
          <table:table-cell office:value-type="percentage" office:value="1.0000000000560672E-3" table:formula="msoxl:=M677/M67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75" table:style-name="ce22">
            <text:p>675</text:p>
          </table:table-cell>
          <table:table-cell office:value-type="float" office:value="350000" table:style-name="ce23">
            <text:p>350,000</text:p>
          </table:table-cell>
          <table:table-cell office:value-type="float" office:value="196600000" table:formula="msoxl:=S677+T676" table:style-name="ce16">
            <text:p>196,600,000</text:p>
          </table:table-cell>
          <table:table-cell office:value-type="float" office:value="0" table:formula="msoxl:=S677-S676" table:style-name="ce17">
            <text:p>0</text:p>
          </table:table-cell>
          <table:table-cell office:value-type="percentage" office:value="0" table:formula="msoxl:=(S677/S676)-1" table:style-name="ce13">
            <text:p>0.00%</text:p>
          </table:table-cell>
          <table:table-cell office:value-type="percentage" office:value="0" table:formula="msoxl:=V676-V677" table:style-name="ce13">
            <text:p>0.00%</text:p>
          </table:table-cell>
          <table:table-cell office:value-type="string" table:style-name="ce22">
            <text:p>Ignis</text:p>
          </table:table-cell>
          <table:table-cell office:value-type="float" office:value="18" table:formula="msoxl:=IF(X677=X676,Y676,Y676+1)" table:style-name="ce23">
            <text:p>18</text:p>
          </table:table-cell>
          <table:table-cell office:value-type="float" office:value="19444.444444444445" table:formula="msoxl:=S677/Y677" table:style-name="ce14">
            <text:p>19,444</text:p>
          </table:table-cell>
          <table:table-cell office:value-type="float" office:value="16548967.821394267" table:formula="msoxl:=Z677+AA676" table:style-name="ce14">
            <text:p>16,548,968</text:p>
          </table:table-cell>
          <table:table-cell office:value-type="float" office:value="19444.444444444031" table:formula="msoxl:=AA677-AA676" table:style-name="ce14">
            <text:p>19,444</text:p>
          </table:table-cell>
          <table:table-cell office:value-type="percentage" office:value="0" table:formula="msoxl:=AB677/AB67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76" table:style-name="ce22">
            <text:p>676</text:p>
          </table:table-cell>
          <table:table-cell office:value-type="float" office:value="592096.91525446984" table:formula="msoxl:=C677+C677*0.001" table:style-name="ce23">
            <text:p>592,097</text:p>
          </table:table-cell>
          <table:table-cell office:value-type="float" office:value="255500220.27841172" table:formula="msoxl:=C678+D677" table:style-name="ce16">
            <text:p>255,500,220</text:p>
          </table:table-cell>
          <table:table-cell office:value-type="float" office:value="591.50540984456893" table:formula="msoxl:=C678-C677" table:style-name="ce16">
            <text:p>592</text:p>
          </table:table-cell>
          <table:table-cell office:value-type="percentage" office:value="9.9999999999988987E-4" table:formula="msoxl:=(C678/C677)-1" table:style-name="ce13">
            <text:p>0.10%</text:p>
          </table:table-cell>
          <table:table-cell office:value-type="percentage" office:value="2.2204460492503131E-16" table:formula="msoxl:=F677-F678" table:style-name="ce13">
            <text:p>0.00%</text:p>
          </table:table-cell>
          <table:table-cell office:value-type="float" office:value="43" table:formula="msoxl:=IF(I678=I677,1+H677,1)" table:style-name="ce34">
            <text:p>43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78=I677,J677,J677+1)" table:style-name="ce23">
            <text:p>19</text:p>
          </table:table-cell>
          <table:table-cell office:value-type="float" office:value="31162.99553970894" table:formula="msoxl:=C678/J678" table:style-name="ce14">
            <text:p>31,163</text:p>
          </table:table-cell>
          <table:table-cell office:value-type="float" office:value="18361801.393184278" table:formula="msoxl:=K678+L677" table:style-name="ce14">
            <text:p>18,361,801</text:p>
          </table:table-cell>
          <table:table-cell office:value-type="float" office:value="31162.995539709926" table:formula="msoxl:=L678-L677" table:style-name="ce14">
            <text:p>31,163</text:p>
          </table:table-cell>
          <table:table-cell office:value-type="percentage" office:value="9.9999999999922373E-4" table:formula="msoxl:=M678/M67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76" table:style-name="ce22">
            <text:p>676</text:p>
          </table:table-cell>
          <table:table-cell office:value-type="float" office:value="350000" table:style-name="ce23">
            <text:p>350,000</text:p>
          </table:table-cell>
          <table:table-cell office:value-type="float" office:value="196950000" table:formula="msoxl:=S678+T677" table:style-name="ce16">
            <text:p>196,950,000</text:p>
          </table:table-cell>
          <table:table-cell office:value-type="float" office:value="0" table:formula="msoxl:=S678-S677" table:style-name="ce17">
            <text:p>0</text:p>
          </table:table-cell>
          <table:table-cell office:value-type="percentage" office:value="0" table:formula="msoxl:=(S678/S677)-1" table:style-name="ce13">
            <text:p>0.00%</text:p>
          </table:table-cell>
          <table:table-cell office:value-type="percentage" office:value="0" table:formula="msoxl:=V677-V678" table:style-name="ce13">
            <text:p>0.00%</text:p>
          </table:table-cell>
          <table:table-cell office:value-type="string" table:style-name="ce22">
            <text:p>Ignis</text:p>
          </table:table-cell>
          <table:table-cell office:value-type="float" office:value="18" table:formula="msoxl:=IF(X678=X677,Y677,Y677+1)" table:style-name="ce23">
            <text:p>18</text:p>
          </table:table-cell>
          <table:table-cell office:value-type="float" office:value="19444.444444444445" table:formula="msoxl:=S678/Y678" table:style-name="ce14">
            <text:p>19,444</text:p>
          </table:table-cell>
          <table:table-cell office:value-type="float" office:value="16568412.265838711" table:formula="msoxl:=Z678+AA677" table:style-name="ce14">
            <text:p>16,568,412</text:p>
          </table:table-cell>
          <table:table-cell office:value-type="float" office:value="19444.444444444031" table:formula="msoxl:=AA678-AA677" table:style-name="ce14">
            <text:p>19,444</text:p>
          </table:table-cell>
          <table:table-cell office:value-type="percentage" office:value="0" table:formula="msoxl:=AB678/AB67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77" table:style-name="ce22">
            <text:p>677</text:p>
          </table:table-cell>
          <table:table-cell office:value-type="float" office:value="592689.01216972433" table:formula="msoxl:=C678+C678*0.001" table:style-name="ce23">
            <text:p>592,689</text:p>
          </table:table-cell>
          <table:table-cell office:value-type="float" office:value="256092909.29058143" table:formula="msoxl:=C679+D678" table:style-name="ce16">
            <text:p>256,092,909</text:p>
          </table:table-cell>
          <table:table-cell office:value-type="float" office:value="592.09691525448579" table:formula="msoxl:=C679-C678" table:style-name="ce16">
            <text:p>592</text:p>
          </table:table-cell>
          <table:table-cell office:value-type="percentage" office:value="1.0000000000001119E-3" table:formula="msoxl:=(C679/C678)-1" table:style-name="ce13">
            <text:p>0.10%</text:p>
          </table:table-cell>
          <table:table-cell office:value-type="percentage" office:value="-2.2204460492503131E-16" table:formula="msoxl:=F678-F679" table:style-name="ce13">
            <text:p>0.00%</text:p>
          </table:table-cell>
          <table:table-cell office:value-type="float" office:value="44" table:formula="msoxl:=IF(I679=I678,1+H678,1)" table:style-name="ce34">
            <text:p>44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79=I678,J678,J678+1)" table:style-name="ce23">
            <text:p>19</text:p>
          </table:table-cell>
          <table:table-cell office:value-type="float" office:value="31194.158535248647" table:formula="msoxl:=C679/J679" table:style-name="ce14">
            <text:p>31,194</text:p>
          </table:table-cell>
          <table:table-cell office:value-type="float" office:value="18392995.551719528" table:formula="msoxl:=K679+L678" table:style-name="ce14">
            <text:p>18,392,996</text:p>
          </table:table-cell>
          <table:table-cell office:value-type="float" office:value="31194.158535249531" table:formula="msoxl:=L679-L678" table:style-name="ce14">
            <text:p>31,194</text:p>
          </table:table-cell>
          <table:table-cell office:value-type="percentage" office:value="9.999999999965592E-4" table:formula="msoxl:=M679/M67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77" table:style-name="ce22">
            <text:p>677</text:p>
          </table:table-cell>
          <table:table-cell office:value-type="float" office:value="350000" table:style-name="ce23">
            <text:p>350,000</text:p>
          </table:table-cell>
          <table:table-cell office:value-type="float" office:value="197300000" table:formula="msoxl:=S679+T678" table:style-name="ce16">
            <text:p>197,300,000</text:p>
          </table:table-cell>
          <table:table-cell office:value-type="float" office:value="0" table:formula="msoxl:=S679-S678" table:style-name="ce17">
            <text:p>0</text:p>
          </table:table-cell>
          <table:table-cell office:value-type="percentage" office:value="0" table:formula="msoxl:=(S679/S678)-1" table:style-name="ce13">
            <text:p>0.00%</text:p>
          </table:table-cell>
          <table:table-cell office:value-type="percentage" office:value="0" table:formula="msoxl:=V678-V679" table:style-name="ce13">
            <text:p>0.00%</text:p>
          </table:table-cell>
          <table:table-cell office:value-type="string" table:style-name="ce22">
            <text:p>Ignis</text:p>
          </table:table-cell>
          <table:table-cell office:value-type="float" office:value="18" table:formula="msoxl:=IF(X679=X678,Y678,Y678+1)" table:style-name="ce23">
            <text:p>18</text:p>
          </table:table-cell>
          <table:table-cell office:value-type="float" office:value="19444.444444444445" table:formula="msoxl:=S679/Y679" table:style-name="ce14">
            <text:p>19,444</text:p>
          </table:table-cell>
          <table:table-cell office:value-type="float" office:value="16587856.710283155" table:formula="msoxl:=Z679+AA678" table:style-name="ce14">
            <text:p>16,587,857</text:p>
          </table:table-cell>
          <table:table-cell office:value-type="float" office:value="19444.444444444031" table:formula="msoxl:=AA679-AA678" table:style-name="ce14">
            <text:p>19,444</text:p>
          </table:table-cell>
          <table:table-cell office:value-type="percentage" office:value="0" table:formula="msoxl:=AB679/AB67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78" table:style-name="ce22">
            <text:p>678</text:p>
          </table:table-cell>
          <table:table-cell office:value-type="float" office:value="593281.70118189405" table:formula="msoxl:=C679+C679*0.001" table:style-name="ce23">
            <text:p>593,282</text:p>
          </table:table-cell>
          <table:table-cell office:value-type="float" office:value="256686190.99176332" table:formula="msoxl:=C680+D679" table:style-name="ce16">
            <text:p>256,686,191</text:p>
          </table:table-cell>
          <table:table-cell office:value-type="float" office:value="592.68901216972154" table:formula="msoxl:=C680-C679" table:style-name="ce16">
            <text:p>593</text:p>
          </table:table-cell>
          <table:table-cell office:value-type="percentage" office:value="9.9999999999988987E-4" table:formula="msoxl:=(C680/C679)-1" table:style-name="ce13">
            <text:p>0.10%</text:p>
          </table:table-cell>
          <table:table-cell office:value-type="percentage" office:value="2.2204460492503131E-16" table:formula="msoxl:=F679-F680" table:style-name="ce13">
            <text:p>0.00%</text:p>
          </table:table-cell>
          <table:table-cell office:value-type="float" office:value="45" table:formula="msoxl:=IF(I680=I679,1+H679,1)" table:style-name="ce34">
            <text:p>45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80=I679,J679,J679+1)" table:style-name="ce23">
            <text:p>19</text:p>
          </table:table-cell>
          <table:table-cell office:value-type="float" office:value="31225.352693783898" table:formula="msoxl:=C680/J680" table:style-name="ce14">
            <text:p>31,225</text:p>
          </table:table-cell>
          <table:table-cell office:value-type="float" office:value="18424220.904413313" table:formula="msoxl:=K680+L679" table:style-name="ce14">
            <text:p>18,424,221</text:p>
          </table:table-cell>
          <table:table-cell office:value-type="float" office:value="31225.352693784982" table:formula="msoxl:=L680-L679" table:style-name="ce14">
            <text:p>31,225</text:p>
          </table:table-cell>
          <table:table-cell office:value-type="percentage" office:value="1.0000000000065512E-3" table:formula="msoxl:=M680/M67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78" table:style-name="ce22">
            <text:p>678</text:p>
          </table:table-cell>
          <table:table-cell office:value-type="float" office:value="350000" table:style-name="ce23">
            <text:p>350,000</text:p>
          </table:table-cell>
          <table:table-cell office:value-type="float" office:value="197650000" table:formula="msoxl:=S680+T679" table:style-name="ce16">
            <text:p>197,650,000</text:p>
          </table:table-cell>
          <table:table-cell office:value-type="float" office:value="0" table:formula="msoxl:=S680-S679" table:style-name="ce17">
            <text:p>0</text:p>
          </table:table-cell>
          <table:table-cell office:value-type="percentage" office:value="0" table:formula="msoxl:=(S680/S679)-1" table:style-name="ce13">
            <text:p>0.00%</text:p>
          </table:table-cell>
          <table:table-cell office:value-type="percentage" office:value="0" table:formula="msoxl:=V679-V680" table:style-name="ce13">
            <text:p>0.00%</text:p>
          </table:table-cell>
          <table:table-cell office:value-type="string" table:style-name="ce22">
            <text:p>Ignis</text:p>
          </table:table-cell>
          <table:table-cell office:value-type="float" office:value="18" table:formula="msoxl:=IF(X680=X679,Y679,Y679+1)" table:style-name="ce23">
            <text:p>18</text:p>
          </table:table-cell>
          <table:table-cell office:value-type="float" office:value="19444.444444444445" table:formula="msoxl:=S680/Y680" table:style-name="ce14">
            <text:p>19,444</text:p>
          </table:table-cell>
          <table:table-cell office:value-type="float" office:value="16607301.154727599" table:formula="msoxl:=Z680+AA679" table:style-name="ce14">
            <text:p>16,607,301</text:p>
          </table:table-cell>
          <table:table-cell office:value-type="float" office:value="19444.444444444031" table:formula="msoxl:=AA680-AA679" table:style-name="ce14">
            <text:p>19,444</text:p>
          </table:table-cell>
          <table:table-cell office:value-type="percentage" office:value="0" table:formula="msoxl:=AB680/AB67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79" table:style-name="ce22">
            <text:p>679</text:p>
          </table:table-cell>
          <table:table-cell office:value-type="float" office:value="593874.98288307595" table:formula="msoxl:=C680+C680*0.001" table:style-name="ce23">
            <text:p>593,875</text:p>
          </table:table-cell>
          <table:table-cell office:value-type="float" office:value="257280065.97464639" table:formula="msoxl:=C681+D680" table:style-name="ce16">
            <text:p>257,280,066</text:p>
          </table:table-cell>
          <table:table-cell office:value-type="float" office:value="593.28170118189882" table:formula="msoxl:=C681-C680" table:style-name="ce16">
            <text:p>593</text:p>
          </table:table-cell>
          <table:table-cell office:value-type="percentage" office:value="1.0000000000001119E-3" table:formula="msoxl:=(C681/C680)-1" table:style-name="ce13">
            <text:p>0.10%</text:p>
          </table:table-cell>
          <table:table-cell office:value-type="percentage" office:value="-2.2204460492503131E-16" table:formula="msoxl:=F680-F681" table:style-name="ce13">
            <text:p>0.00%</text:p>
          </table:table-cell>
          <table:table-cell office:value-type="float" office:value="46" table:formula="msoxl:=IF(I681=I680,1+H680,1)" table:style-name="ce34">
            <text:p>46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81=I680,J680,J680+1)" table:style-name="ce23">
            <text:p>19</text:p>
          </table:table-cell>
          <table:table-cell office:value-type="float" office:value="31256.57804647768" table:formula="msoxl:=C681/J681" table:style-name="ce14">
            <text:p>31,257</text:p>
          </table:table-cell>
          <table:table-cell office:value-type="float" office:value="18455477.482459791" table:formula="msoxl:=K681+L680" table:style-name="ce14">
            <text:p>18,455,477</text:p>
          </table:table-cell>
          <table:table-cell office:value-type="float" office:value="31256.578046478331" table:formula="msoxl:=L681-L680" table:style-name="ce14">
            <text:p>31,257</text:p>
          </table:table-cell>
          <table:table-cell office:value-type="percentage" office:value="9.999999999861231E-4" table:formula="msoxl:=M681/M68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79" table:style-name="ce22">
            <text:p>679</text:p>
          </table:table-cell>
          <table:table-cell office:value-type="float" office:value="350000" table:style-name="ce23">
            <text:p>350,000</text:p>
          </table:table-cell>
          <table:table-cell office:value-type="float" office:value="198000000" table:formula="msoxl:=S681+T680" table:style-name="ce16">
            <text:p>198,000,000</text:p>
          </table:table-cell>
          <table:table-cell office:value-type="float" office:value="0" table:formula="msoxl:=S681-S680" table:style-name="ce17">
            <text:p>0</text:p>
          </table:table-cell>
          <table:table-cell office:value-type="percentage" office:value="0" table:formula="msoxl:=(S681/S680)-1" table:style-name="ce13">
            <text:p>0.00%</text:p>
          </table:table-cell>
          <table:table-cell office:value-type="percentage" office:value="0" table:formula="msoxl:=V680-V681" table:style-name="ce13">
            <text:p>0.00%</text:p>
          </table:table-cell>
          <table:table-cell office:value-type="string" table:style-name="ce22">
            <text:p>Ignis</text:p>
          </table:table-cell>
          <table:table-cell office:value-type="float" office:value="18" table:formula="msoxl:=IF(X681=X680,Y680,Y680+1)" table:style-name="ce23">
            <text:p>18</text:p>
          </table:table-cell>
          <table:table-cell office:value-type="float" office:value="19444.444444444445" table:formula="msoxl:=S681/Y681" table:style-name="ce14">
            <text:p>19,444</text:p>
          </table:table-cell>
          <table:table-cell office:value-type="float" office:value="16626745.599172043" table:formula="msoxl:=Z681+AA680" table:style-name="ce14">
            <text:p>16,626,746</text:p>
          </table:table-cell>
          <table:table-cell office:value-type="float" office:value="19444.444444444031" table:formula="msoxl:=AA681-AA680" table:style-name="ce14">
            <text:p>19,444</text:p>
          </table:table-cell>
          <table:table-cell office:value-type="percentage" office:value="0" table:formula="msoxl:=AB681/AB68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80" table:style-name="ce22">
            <text:p>680</text:p>
          </table:table-cell>
          <table:table-cell office:value-type="float" office:value="594468.85786595906" table:formula="msoxl:=C681+C681*0.001" table:style-name="ce23">
            <text:p>594,469</text:p>
          </table:table-cell>
          <table:table-cell office:value-type="float" office:value="257874534.83251235" table:formula="msoxl:=C682+D681" table:style-name="ce16">
            <text:p>257,874,535</text:p>
          </table:table-cell>
          <table:table-cell office:value-type="float" office:value="593.87498288310599" table:formula="msoxl:=C682-C681" table:style-name="ce16">
            <text:p>594</text:p>
          </table:table-cell>
          <table:table-cell office:value-type="percentage" office:value="1.0000000000001119E-3" table:formula="msoxl:=(C682/C681)-1" table:style-name="ce13">
            <text:p>0.10%</text:p>
          </table:table-cell>
          <table:table-cell office:value-type="percentage" office:value="0" table:formula="msoxl:=F681-F682" table:style-name="ce13">
            <text:p>0.00%</text:p>
          </table:table-cell>
          <table:table-cell office:value-type="float" office:value="47" table:formula="msoxl:=IF(I682=I681,1+H681,1)" table:style-name="ce34">
            <text:p>47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82=I681,J681,J681+1)" table:style-name="ce23">
            <text:p>19</text:p>
          </table:table-cell>
          <table:table-cell office:value-type="float" office:value="31287.834624524159" table:formula="msoxl:=C682/J682" table:style-name="ce14">
            <text:p>31,288</text:p>
          </table:table-cell>
          <table:table-cell office:value-type="float" office:value="18486765.317084316" table:formula="msoxl:=K682+L681" table:style-name="ce14">
            <text:p>18,486,765</text:p>
          </table:table-cell>
          <table:table-cell office:value-type="float" office:value="31287.83462452516" table:formula="msoxl:=L682-L681" table:style-name="ce14">
            <text:p>31,288</text:p>
          </table:table-cell>
          <table:table-cell office:value-type="percentage" office:value="1.0000000000112141E-3" table:formula="msoxl:=M682/M68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80" table:style-name="ce22">
            <text:p>680</text:p>
          </table:table-cell>
          <table:table-cell office:value-type="float" office:value="350000" table:style-name="ce23">
            <text:p>350,000</text:p>
          </table:table-cell>
          <table:table-cell office:value-type="float" office:value="198350000" table:formula="msoxl:=S682+T681" table:style-name="ce16">
            <text:p>198,350,000</text:p>
          </table:table-cell>
          <table:table-cell office:value-type="float" office:value="0" table:formula="msoxl:=S682-S681" table:style-name="ce17">
            <text:p>0</text:p>
          </table:table-cell>
          <table:table-cell office:value-type="percentage" office:value="0" table:formula="msoxl:=(S682/S681)-1" table:style-name="ce13">
            <text:p>0.00%</text:p>
          </table:table-cell>
          <table:table-cell office:value-type="percentage" office:value="0" table:formula="msoxl:=V681-V682" table:style-name="ce13">
            <text:p>0.00%</text:p>
          </table:table-cell>
          <table:table-cell office:value-type="string" table:style-name="ce22">
            <text:p>Ignis</text:p>
          </table:table-cell>
          <table:table-cell office:value-type="float" office:value="18" table:formula="msoxl:=IF(X682=X681,Y681,Y681+1)" table:style-name="ce23">
            <text:p>18</text:p>
          </table:table-cell>
          <table:table-cell office:value-type="float" office:value="19444.444444444445" table:formula="msoxl:=S682/Y682" table:style-name="ce14">
            <text:p>19,444</text:p>
          </table:table-cell>
          <table:table-cell office:value-type="float" office:value="16646190.043616487" table:formula="msoxl:=Z682+AA681" table:style-name="ce14">
            <text:p>16,646,190</text:p>
          </table:table-cell>
          <table:table-cell office:value-type="float" office:value="19444.444444444031" table:formula="msoxl:=AA682-AA681" table:style-name="ce14">
            <text:p>19,444</text:p>
          </table:table-cell>
          <table:table-cell office:value-type="percentage" office:value="0" table:formula="msoxl:=AB682/AB68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81" table:style-name="ce22">
            <text:p>681</text:p>
          </table:table-cell>
          <table:table-cell office:value-type="float" office:value="595063.32672382507" table:formula="msoxl:=C682+C682*0.001" table:style-name="ce23">
            <text:p>595,063</text:p>
          </table:table-cell>
          <table:table-cell office:value-type="float" office:value="258469598.15923616" table:formula="msoxl:=C683+D682" table:style-name="ce16">
            <text:p>258,469,598</text:p>
          </table:table-cell>
          <table:table-cell office:value-type="float" office:value="594.46885786601342" table:formula="msoxl:=C683-C682" table:style-name="ce16">
            <text:p>594</text:p>
          </table:table-cell>
          <table:table-cell office:value-type="percentage" office:value="1.0000000000001119E-3" table:formula="msoxl:=(C683/C682)-1" table:style-name="ce13">
            <text:p>0.10%</text:p>
          </table:table-cell>
          <table:table-cell office:value-type="percentage" office:value="0" table:formula="msoxl:=F682-F683" table:style-name="ce13">
            <text:p>0.00%</text:p>
          </table:table-cell>
          <table:table-cell office:value-type="float" office:value="48" table:formula="msoxl:=IF(I683=I682,1+H682,1)" table:style-name="ce34">
            <text:p>48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83=I682,J682,J682+1)" table:style-name="ce23">
            <text:p>19</text:p>
          </table:table-cell>
          <table:table-cell office:value-type="float" office:value="31319.122459148686" table:formula="msoxl:=C683/J683" table:style-name="ce14">
            <text:p>31,319</text:p>
          </table:table-cell>
          <table:table-cell office:value-type="float" office:value="18518084.439543463" table:formula="msoxl:=K683+L682" table:style-name="ce14">
            <text:p>18,518,084</text:p>
          </table:table-cell>
          <table:table-cell office:value-type="float" office:value="31319.122459147125" table:formula="msoxl:=L683-L682" table:style-name="ce14">
            <text:p>31,319</text:p>
          </table:table-cell>
          <table:table-cell office:value-type="percentage" office:value="9.9999999991817745E-4" table:formula="msoxl:=M683/M68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81" table:style-name="ce22">
            <text:p>681</text:p>
          </table:table-cell>
          <table:table-cell office:value-type="float" office:value="350000" table:style-name="ce23">
            <text:p>350,000</text:p>
          </table:table-cell>
          <table:table-cell office:value-type="float" office:value="198700000" table:formula="msoxl:=S683+T682" table:style-name="ce16">
            <text:p>198,700,000</text:p>
          </table:table-cell>
          <table:table-cell office:value-type="float" office:value="0" table:formula="msoxl:=S683-S682" table:style-name="ce17">
            <text:p>0</text:p>
          </table:table-cell>
          <table:table-cell office:value-type="percentage" office:value="0" table:formula="msoxl:=(S683/S682)-1" table:style-name="ce13">
            <text:p>0.00%</text:p>
          </table:table-cell>
          <table:table-cell office:value-type="percentage" office:value="0" table:formula="msoxl:=V682-V683" table:style-name="ce13">
            <text:p>0.00%</text:p>
          </table:table-cell>
          <table:table-cell office:value-type="string" table:style-name="ce22">
            <text:p>Ignis</text:p>
          </table:table-cell>
          <table:table-cell office:value-type="float" office:value="18" table:formula="msoxl:=IF(X683=X682,Y682,Y682+1)" table:style-name="ce23">
            <text:p>18</text:p>
          </table:table-cell>
          <table:table-cell office:value-type="float" office:value="19444.444444444445" table:formula="msoxl:=S683/Y683" table:style-name="ce14">
            <text:p>19,444</text:p>
          </table:table-cell>
          <table:table-cell office:value-type="float" office:value="16665634.488060931" table:formula="msoxl:=Z683+AA682" table:style-name="ce14">
            <text:p>16,665,634</text:p>
          </table:table-cell>
          <table:table-cell office:value-type="float" office:value="19444.444444444031" table:formula="msoxl:=AA683-AA682" table:style-name="ce14">
            <text:p>19,444</text:p>
          </table:table-cell>
          <table:table-cell office:value-type="percentage" office:value="0" table:formula="msoxl:=AB683/AB68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82" table:style-name="ce22">
            <text:p>682</text:p>
          </table:table-cell>
          <table:table-cell office:value-type="float" office:value="595658.39005054894" table:formula="msoxl:=C683+C683*0.001" table:style-name="ce23">
            <text:p>595,658</text:p>
          </table:table-cell>
          <table:table-cell office:value-type="float" office:value="259065256.54928672" table:formula="msoxl:=C684+D683" table:style-name="ce16">
            <text:p>259,065,257</text:p>
          </table:table-cell>
          <table:table-cell office:value-type="float" office:value="595.06332672387362" table:formula="msoxl:=C684-C683" table:style-name="ce16">
            <text:p>595</text:p>
          </table:table-cell>
          <table:table-cell office:value-type="percentage" office:value="1.0000000000001119E-3" table:formula="msoxl:=(C684/C683)-1" table:style-name="ce13">
            <text:p>0.10%</text:p>
          </table:table-cell>
          <table:table-cell office:value-type="percentage" office:value="0" table:formula="msoxl:=F683-F684" table:style-name="ce13">
            <text:p>0.00%</text:p>
          </table:table-cell>
          <table:table-cell office:value-type="float" office:value="49" table:formula="msoxl:=IF(I684=I683,1+H683,1)" table:style-name="ce34">
            <text:p>49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84=I683,J683,J683+1)" table:style-name="ce23">
            <text:p>19</text:p>
          </table:table-cell>
          <table:table-cell office:value-type="float" office:value="31350.44158160784" table:formula="msoxl:=C684/J684" table:style-name="ce14">
            <text:p>31,350</text:p>
          </table:table-cell>
          <table:table-cell office:value-type="float" office:value="18549434.88112507" table:formula="msoxl:=K684+L683" table:style-name="ce14">
            <text:p>18,549,435</text:p>
          </table:table-cell>
          <table:table-cell office:value-type="float" office:value="31350.441581606865" table:formula="msoxl:=L684-L683" table:style-name="ce14">
            <text:p>31,350</text:p>
          </table:table-cell>
          <table:table-cell office:value-type="percentage" office:value="1.0000000000189857E-3" table:formula="msoxl:=M684/M68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82" table:style-name="ce22">
            <text:p>682</text:p>
          </table:table-cell>
          <table:table-cell office:value-type="float" office:value="350000" table:style-name="ce23">
            <text:p>350,000</text:p>
          </table:table-cell>
          <table:table-cell office:value-type="float" office:value="199050000" table:formula="msoxl:=S684+T683" table:style-name="ce16">
            <text:p>199,050,000</text:p>
          </table:table-cell>
          <table:table-cell office:value-type="float" office:value="0" table:formula="msoxl:=S684-S683" table:style-name="ce17">
            <text:p>0</text:p>
          </table:table-cell>
          <table:table-cell office:value-type="percentage" office:value="0" table:formula="msoxl:=(S684/S683)-1" table:style-name="ce13">
            <text:p>0.00%</text:p>
          </table:table-cell>
          <table:table-cell office:value-type="percentage" office:value="0" table:formula="msoxl:=V683-V684" table:style-name="ce13">
            <text:p>0.00%</text:p>
          </table:table-cell>
          <table:table-cell office:value-type="string" table:style-name="ce22">
            <text:p>Ignis</text:p>
          </table:table-cell>
          <table:table-cell office:value-type="float" office:value="18" table:formula="msoxl:=IF(X684=X683,Y683,Y683+1)" table:style-name="ce23">
            <text:p>18</text:p>
          </table:table-cell>
          <table:table-cell office:value-type="float" office:value="19444.444444444445" table:formula="msoxl:=S684/Y684" table:style-name="ce14">
            <text:p>19,444</text:p>
          </table:table-cell>
          <table:table-cell office:value-type="float" office:value="16685078.932505375" table:formula="msoxl:=Z684+AA683" table:style-name="ce14">
            <text:p>16,685,079</text:p>
          </table:table-cell>
          <table:table-cell office:value-type="float" office:value="19444.444444444031" table:formula="msoxl:=AA684-AA683" table:style-name="ce14">
            <text:p>19,444</text:p>
          </table:table-cell>
          <table:table-cell office:value-type="percentage" office:value="0" table:formula="msoxl:=AB684/AB68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83" table:style-name="ce22">
            <text:p>683</text:p>
          </table:table-cell>
          <table:table-cell office:value-type="float" office:value="596254.04844059946" table:formula="msoxl:=C684+C684*0.001" table:style-name="ce23">
            <text:p>596,254</text:p>
          </table:table-cell>
          <table:table-cell office:value-type="float" office:value="259661510.59772733" table:formula="msoxl:=C685+D684" table:style-name="ce16">
            <text:p>259,661,511</text:p>
          </table:table-cell>
          <table:table-cell office:value-type="float" office:value="595.65839005052112" table:formula="msoxl:=C685-C684" table:style-name="ce16">
            <text:p>596</text:p>
          </table:table-cell>
          <table:table-cell office:value-type="percentage" office:value="9.9999999999988987E-4" table:formula="msoxl:=(C685/C684)-1" table:style-name="ce13">
            <text:p>0.10%</text:p>
          </table:table-cell>
          <table:table-cell office:value-type="percentage" office:value="2.2204460492503131E-16" table:formula="msoxl:=F684-F685" table:style-name="ce13">
            <text:p>0.00%</text:p>
          </table:table-cell>
          <table:table-cell office:value-type="float" office:value="50" table:formula="msoxl:=IF(I685=I684,1+H684,1)" table:style-name="ce34">
            <text:p>50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85=I684,J684,J684+1)" table:style-name="ce23">
            <text:p>19</text:p>
          </table:table-cell>
          <table:table-cell office:value-type="float" office:value="31381.792023189446" table:formula="msoxl:=C685/J685" table:style-name="ce14">
            <text:p>31,382</text:p>
          </table:table-cell>
          <table:table-cell office:value-type="float" office:value="18580816.67314826" table:formula="msoxl:=K685+L684" table:style-name="ce14">
            <text:p>18,580,817</text:p>
          </table:table-cell>
          <table:table-cell office:value-type="float" office:value="31381.792023189366" table:formula="msoxl:=L685-L684" table:style-name="ce14">
            <text:p>31,382</text:p>
          </table:table-cell>
          <table:table-cell office:value-type="percentage" office:value="1.0000000000285336E-3" table:formula="msoxl:=M685/M68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83" table:style-name="ce22">
            <text:p>683</text:p>
          </table:table-cell>
          <table:table-cell office:value-type="float" office:value="350000" table:style-name="ce23">
            <text:p>350,000</text:p>
          </table:table-cell>
          <table:table-cell office:value-type="float" office:value="199400000" table:formula="msoxl:=S685+T684" table:style-name="ce16">
            <text:p>199,400,000</text:p>
          </table:table-cell>
          <table:table-cell office:value-type="float" office:value="0" table:formula="msoxl:=S685-S684" table:style-name="ce17">
            <text:p>0</text:p>
          </table:table-cell>
          <table:table-cell office:value-type="percentage" office:value="0" table:formula="msoxl:=(S685/S684)-1" table:style-name="ce13">
            <text:p>0.00%</text:p>
          </table:table-cell>
          <table:table-cell office:value-type="percentage" office:value="0" table:formula="msoxl:=V684-V685" table:style-name="ce13">
            <text:p>0.00%</text:p>
          </table:table-cell>
          <table:table-cell office:value-type="string" table:style-name="ce22">
            <text:p>Ignis</text:p>
          </table:table-cell>
          <table:table-cell office:value-type="float" office:value="18" table:formula="msoxl:=IF(X685=X684,Y684,Y684+1)" table:style-name="ce23">
            <text:p>18</text:p>
          </table:table-cell>
          <table:table-cell office:value-type="float" office:value="19444.444444444445" table:formula="msoxl:=S685/Y685" table:style-name="ce14">
            <text:p>19,444</text:p>
          </table:table-cell>
          <table:table-cell office:value-type="float" office:value="16704523.376949819" table:formula="msoxl:=Z685+AA684" table:style-name="ce14">
            <text:p>16,704,523</text:p>
          </table:table-cell>
          <table:table-cell office:value-type="float" office:value="19444.444444444031" table:formula="msoxl:=AA685-AA684" table:style-name="ce14">
            <text:p>19,444</text:p>
          </table:table-cell>
          <table:table-cell office:value-type="percentage" office:value="0" table:formula="msoxl:=AB685/AB68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84" table:style-name="ce22">
            <text:p>684</text:p>
          </table:table-cell>
          <table:table-cell office:value-type="float" office:value="596850.30248904007" table:formula="msoxl:=C685+C685*0.001" table:style-name="ce23">
            <text:p>596,850</text:p>
          </table:table-cell>
          <table:table-cell office:value-type="float" office:value="260258360.90021637" table:formula="msoxl:=C686+D685" table:style-name="ce16">
            <text:p>260,258,361</text:p>
          </table:table-cell>
          <table:table-cell office:value-type="float" office:value="596.2540484406054" table:formula="msoxl:=C686-C685" table:style-name="ce16">
            <text:p>596</text:p>
          </table:table-cell>
          <table:table-cell office:value-type="percentage" office:value="1.0000000000001119E-3" table:formula="msoxl:=(C686/C685)-1" table:style-name="ce13">
            <text:p>0.10%</text:p>
          </table:table-cell>
          <table:table-cell office:value-type="percentage" office:value="-2.2204460492503131E-16" table:formula="msoxl:=F685-F686" table:style-name="ce13">
            <text:p>0.00%</text:p>
          </table:table-cell>
          <table:table-cell office:value-type="float" office:value="51" table:formula="msoxl:=IF(I686=I685,1+H685,1)" table:style-name="ce34">
            <text:p>51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86=I685,J685,J685+1)" table:style-name="ce23">
            <text:p>19</text:p>
          </table:table-cell>
          <table:table-cell office:value-type="float" office:value="31413.173815212635" table:formula="msoxl:=C686/J686" table:style-name="ce14">
            <text:p>31,413</text:p>
          </table:table-cell>
          <table:table-cell office:value-type="float" office:value="18612229.846963473" table:formula="msoxl:=K686+L685" table:style-name="ce14">
            <text:p>18,612,230</text:p>
          </table:table-cell>
          <table:table-cell office:value-type="float" office:value="31413.173815213144" table:formula="msoxl:=L686-L685" table:style-name="ce14">
            <text:p>31,413</text:p>
          </table:table-cell>
          <table:table-cell office:value-type="percentage" office:value="1.0000000000187637E-3" table:formula="msoxl:=M686/M685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84" table:style-name="ce22">
            <text:p>684</text:p>
          </table:table-cell>
          <table:table-cell office:value-type="float" office:value="350000" table:style-name="ce23">
            <text:p>350,000</text:p>
          </table:table-cell>
          <table:table-cell office:value-type="float" office:value="199750000" table:formula="msoxl:=S686+T685" table:style-name="ce16">
            <text:p>199,750,000</text:p>
          </table:table-cell>
          <table:table-cell office:value-type="float" office:value="0" table:formula="msoxl:=S686-S685" table:style-name="ce17">
            <text:p>0</text:p>
          </table:table-cell>
          <table:table-cell office:value-type="percentage" office:value="0" table:formula="msoxl:=(S686/S685)-1" table:style-name="ce13">
            <text:p>0.00%</text:p>
          </table:table-cell>
          <table:table-cell office:value-type="percentage" office:value="0" table:formula="msoxl:=V685-V686" table:style-name="ce13">
            <text:p>0.00%</text:p>
          </table:table-cell>
          <table:table-cell office:value-type="string" table:style-name="ce22">
            <text:p>Ignis</text:p>
          </table:table-cell>
          <table:table-cell office:value-type="float" office:value="18" table:formula="msoxl:=IF(X686=X685,Y685,Y685+1)" table:style-name="ce23">
            <text:p>18</text:p>
          </table:table-cell>
          <table:table-cell office:value-type="float" office:value="19444.444444444445" table:formula="msoxl:=S686/Y686" table:style-name="ce14">
            <text:p>19,444</text:p>
          </table:table-cell>
          <table:table-cell office:value-type="float" office:value="16723967.821394263" table:formula="msoxl:=Z686+AA685" table:style-name="ce14">
            <text:p>16,723,968</text:p>
          </table:table-cell>
          <table:table-cell office:value-type="float" office:value="19444.444444444031" table:formula="msoxl:=AA686-AA685" table:style-name="ce14">
            <text:p>19,444</text:p>
          </table:table-cell>
          <table:table-cell office:value-type="percentage" office:value="0" table:formula="msoxl:=AB686/AB685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85" table:style-name="ce22">
            <text:p>685</text:p>
          </table:table-cell>
          <table:table-cell office:value-type="float" office:value="597447.15279152908" table:formula="msoxl:=C686+C686*0.001" table:style-name="ce23">
            <text:p>597,447</text:p>
          </table:table-cell>
          <table:table-cell office:value-type="float" office:value="260855808.0530079" table:formula="msoxl:=C687+D686" table:style-name="ce16">
            <text:p>260,855,808</text:p>
          </table:table-cell>
          <table:table-cell office:value-type="float" office:value="596.85030248900875" table:formula="msoxl:=C687-C686" table:style-name="ce16">
            <text:p>597</text:p>
          </table:table-cell>
          <table:table-cell office:value-type="percentage" office:value="9.9999999999988987E-4" table:formula="msoxl:=(C687/C686)-1" table:style-name="ce13">
            <text:p>0.10%</text:p>
          </table:table-cell>
          <table:table-cell office:value-type="percentage" office:value="2.2204460492503131E-16" table:formula="msoxl:=F686-F687" table:style-name="ce13">
            <text:p>0.00%</text:p>
          </table:table-cell>
          <table:table-cell office:value-type="float" office:value="52" table:formula="msoxl:=IF(I687=I686,1+H686,1)" table:style-name="ce34">
            <text:p>52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87=I686,J686,J686+1)" table:style-name="ce23">
            <text:p>19</text:p>
          </table:table-cell>
          <table:table-cell office:value-type="float" office:value="31444.586989027845" table:formula="msoxl:=C687/J687" table:style-name="ce14">
            <text:p>31,445</text:p>
          </table:table-cell>
          <table:table-cell office:value-type="float" office:value="18643674.433952499" table:formula="msoxl:=K687+L686" table:style-name="ce14">
            <text:p>18,643,674</text:p>
          </table:table-cell>
          <table:table-cell office:value-type="float" office:value="31444.586989026517" table:formula="msoxl:=L687-L686" table:style-name="ce14">
            <text:p>31,445</text:p>
          </table:table-cell>
          <table:table-cell office:value-type="percentage" office:value="9.9999999994149213E-4" table:formula="msoxl:=M687/M686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85" table:style-name="ce22">
            <text:p>685</text:p>
          </table:table-cell>
          <table:table-cell office:value-type="float" office:value="350000" table:style-name="ce23">
            <text:p>350,000</text:p>
          </table:table-cell>
          <table:table-cell office:value-type="float" office:value="200100000" table:formula="msoxl:=S687+T686" table:style-name="ce16">
            <text:p>200,100,000</text:p>
          </table:table-cell>
          <table:table-cell office:value-type="float" office:value="0" table:formula="msoxl:=S687-S686" table:style-name="ce17">
            <text:p>0</text:p>
          </table:table-cell>
          <table:table-cell office:value-type="percentage" office:value="0" table:formula="msoxl:=(S687/S686)-1" table:style-name="ce13">
            <text:p>0.00%</text:p>
          </table:table-cell>
          <table:table-cell office:value-type="percentage" office:value="0" table:formula="msoxl:=V686-V687" table:style-name="ce13">
            <text:p>0.00%</text:p>
          </table:table-cell>
          <table:table-cell office:value-type="string" table:style-name="ce22">
            <text:p>Ignis</text:p>
          </table:table-cell>
          <table:table-cell office:value-type="float" office:value="18" table:formula="msoxl:=IF(X687=X686,Y686,Y686+1)" table:style-name="ce23">
            <text:p>18</text:p>
          </table:table-cell>
          <table:table-cell office:value-type="float" office:value="19444.444444444445" table:formula="msoxl:=S687/Y687" table:style-name="ce14">
            <text:p>19,444</text:p>
          </table:table-cell>
          <table:table-cell office:value-type="float" office:value="16743412.265838707" table:formula="msoxl:=Z687+AA686" table:style-name="ce14">
            <text:p>16,743,412</text:p>
          </table:table-cell>
          <table:table-cell office:value-type="float" office:value="19444.444444444031" table:formula="msoxl:=AA687-AA686" table:style-name="ce14">
            <text:p>19,444</text:p>
          </table:table-cell>
          <table:table-cell office:value-type="percentage" office:value="0" table:formula="msoxl:=AB687/AB686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86" table:style-name="ce22">
            <text:p>686</text:p>
          </table:table-cell>
          <table:table-cell office:value-type="float" office:value="598044.59994432062" table:formula="msoxl:=C687+C687*0.001" table:style-name="ce23">
            <text:p>598,045</text:p>
          </table:table-cell>
          <table:table-cell office:value-type="float" office:value="261453852.65295222" table:formula="msoxl:=C688+D687" table:style-name="ce16">
            <text:p>261,453,853</text:p>
          </table:table-cell>
          <table:table-cell office:value-type="float" office:value="597.4471527915448" table:formula="msoxl:=C688-C687" table:style-name="ce16">
            <text:p>597</text:p>
          </table:table-cell>
          <table:table-cell office:value-type="percentage" office:value="1.0000000000001119E-3" table:formula="msoxl:=(C688/C687)-1" table:style-name="ce13">
            <text:p>0.10%</text:p>
          </table:table-cell>
          <table:table-cell office:value-type="percentage" office:value="-2.2204460492503131E-16" table:formula="msoxl:=F687-F688" table:style-name="ce13">
            <text:p>0.00%</text:p>
          </table:table-cell>
          <table:table-cell office:value-type="float" office:value="53" table:formula="msoxl:=IF(I688=I687,1+H687,1)" table:style-name="ce34">
            <text:p>53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88=I687,J687,J687+1)" table:style-name="ce23">
            <text:p>19</text:p>
          </table:table-cell>
          <table:table-cell office:value-type="float" office:value="31476.031576016874" table:formula="msoxl:=C688/J688" table:style-name="ce14">
            <text:p>31,476</text:p>
          </table:table-cell>
          <table:table-cell office:value-type="float" office:value="18675150.465528514" table:formula="msoxl:=K688+L687" table:style-name="ce14">
            <text:p>18,675,150</text:p>
          </table:table-cell>
          <table:table-cell office:value-type="float" office:value="31476.031576015055" table:formula="msoxl:=L688-L687" table:style-name="ce14">
            <text:p>31,476</text:p>
          </table:table-cell>
          <table:table-cell office:value-type="percentage" office:value="9.9999999998456879E-4" table:formula="msoxl:=M688/M687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86" table:style-name="ce22">
            <text:p>686</text:p>
          </table:table-cell>
          <table:table-cell office:value-type="float" office:value="350000" table:style-name="ce23">
            <text:p>350,000</text:p>
          </table:table-cell>
          <table:table-cell office:value-type="float" office:value="200450000" table:formula="msoxl:=S688+T687" table:style-name="ce16">
            <text:p>200,450,000</text:p>
          </table:table-cell>
          <table:table-cell office:value-type="float" office:value="0" table:formula="msoxl:=S688-S687" table:style-name="ce17">
            <text:p>0</text:p>
          </table:table-cell>
          <table:table-cell office:value-type="percentage" office:value="0" table:formula="msoxl:=(S688/S687)-1" table:style-name="ce13">
            <text:p>0.00%</text:p>
          </table:table-cell>
          <table:table-cell office:value-type="percentage" office:value="0" table:formula="msoxl:=V687-V688" table:style-name="ce13">
            <text:p>0.00%</text:p>
          </table:table-cell>
          <table:table-cell office:value-type="string" table:style-name="ce22">
            <text:p>Ignis</text:p>
          </table:table-cell>
          <table:table-cell office:value-type="float" office:value="18" table:formula="msoxl:=IF(X688=X687,Y687,Y687+1)" table:style-name="ce23">
            <text:p>18</text:p>
          </table:table-cell>
          <table:table-cell office:value-type="float" office:value="19444.444444444445" table:formula="msoxl:=S688/Y688" table:style-name="ce14">
            <text:p>19,444</text:p>
          </table:table-cell>
          <table:table-cell office:value-type="float" office:value="16762856.710283151" table:formula="msoxl:=Z688+AA687" table:style-name="ce14">
            <text:p>16,762,857</text:p>
          </table:table-cell>
          <table:table-cell office:value-type="float" office:value="19444.444444444031" table:formula="msoxl:=AA688-AA687" table:style-name="ce14">
            <text:p>19,444</text:p>
          </table:table-cell>
          <table:table-cell office:value-type="percentage" office:value="0" table:formula="msoxl:=AB688/AB687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87" table:style-name="ce22">
            <text:p>687</text:p>
          </table:table-cell>
          <table:table-cell office:value-type="float" office:value="598642.644544265" table:formula="msoxl:=C688+C688*0.001" table:style-name="ce23">
            <text:p>598,643</text:p>
          </table:table-cell>
          <table:table-cell office:value-type="float" office:value="262052495.2974965" table:formula="msoxl:=C689+D688" table:style-name="ce16">
            <text:p>262,052,495</text:p>
          </table:table-cell>
          <table:table-cell office:value-type="float" office:value="598.04459994437639" table:formula="msoxl:=C689-C688" table:style-name="ce16">
            <text:p>598</text:p>
          </table:table-cell>
          <table:table-cell office:value-type="percentage" office:value="1.0000000000001119E-3" table:formula="msoxl:=(C689/C688)-1" table:style-name="ce13">
            <text:p>0.10%</text:p>
          </table:table-cell>
          <table:table-cell office:value-type="percentage" office:value="0" table:formula="msoxl:=F688-F689" table:style-name="ce13">
            <text:p>0.00%</text:p>
          </table:table-cell>
          <table:table-cell office:value-type="float" office:value="54" table:formula="msoxl:=IF(I689=I688,1+H688,1)" table:style-name="ce34">
            <text:p>54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89=I688,J688,J688+1)" table:style-name="ce23">
            <text:p>19</text:p>
          </table:table-cell>
          <table:table-cell office:value-type="float" office:value="31507.507607592896" table:formula="msoxl:=C689/J689" table:style-name="ce14">
            <text:p>31,508</text:p>
          </table:table-cell>
          <table:table-cell office:value-type="float" office:value="18706657.973136108" table:formula="msoxl:=K689+L688" table:style-name="ce14">
            <text:p>18,706,658</text:p>
          </table:table-cell>
          <table:table-cell office:value-type="float" office:value="31507.507607594132" table:formula="msoxl:=L689-L688" table:style-name="ce14">
            <text:p>31,508</text:p>
          </table:table-cell>
          <table:table-cell office:value-type="percentage" office:value="1.0000000000973674E-3" table:formula="msoxl:=M689/M688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87" table:style-name="ce22">
            <text:p>687</text:p>
          </table:table-cell>
          <table:table-cell office:value-type="float" office:value="350000" table:style-name="ce23">
            <text:p>350,000</text:p>
          </table:table-cell>
          <table:table-cell office:value-type="float" office:value="200800000" table:formula="msoxl:=S689+T688" table:style-name="ce16">
            <text:p>200,800,000</text:p>
          </table:table-cell>
          <table:table-cell office:value-type="float" office:value="0" table:formula="msoxl:=S689-S688" table:style-name="ce17">
            <text:p>0</text:p>
          </table:table-cell>
          <table:table-cell office:value-type="percentage" office:value="0" table:formula="msoxl:=(S689/S688)-1" table:style-name="ce13">
            <text:p>0.00%</text:p>
          </table:table-cell>
          <table:table-cell office:value-type="percentage" office:value="0" table:formula="msoxl:=V688-V689" table:style-name="ce13">
            <text:p>0.00%</text:p>
          </table:table-cell>
          <table:table-cell office:value-type="string" table:style-name="ce22">
            <text:p>Ignis</text:p>
          </table:table-cell>
          <table:table-cell office:value-type="float" office:value="18" table:formula="msoxl:=IF(X689=X688,Y688,Y688+1)" table:style-name="ce23">
            <text:p>18</text:p>
          </table:table-cell>
          <table:table-cell office:value-type="float" office:value="19444.444444444445" table:formula="msoxl:=S689/Y689" table:style-name="ce14">
            <text:p>19,444</text:p>
          </table:table-cell>
          <table:table-cell office:value-type="float" office:value="16782301.154727597" table:formula="msoxl:=Z689+AA688" table:style-name="ce14">
            <text:p>16,782,301</text:p>
          </table:table-cell>
          <table:table-cell office:value-type="float" office:value="19444.444444445893" table:formula="msoxl:=AA689-AA688" table:style-name="ce14">
            <text:p>19,444</text:p>
          </table:table-cell>
          <table:table-cell office:value-type="percentage" office:value="9.5701224722688494E-14" table:formula="msoxl:=AB689/AB688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88" table:style-name="ce22">
            <text:p>688</text:p>
          </table:table-cell>
          <table:table-cell office:value-type="float" office:value="599241.28718880925" table:formula="msoxl:=C689+C689*0.001" table:style-name="ce23">
            <text:p>599,241</text:p>
          </table:table-cell>
          <table:table-cell office:value-type="float" office:value="262651736.5846853" table:formula="msoxl:=C690+D689" table:style-name="ce16">
            <text:p>262,651,737</text:p>
          </table:table-cell>
          <table:table-cell office:value-type="float" office:value="598.64264454424847" table:formula="msoxl:=C690-C689" table:style-name="ce16">
            <text:p>599</text:p>
          </table:table-cell>
          <table:table-cell office:value-type="percentage" office:value="9.9999999999988987E-4" table:formula="msoxl:=(C690/C689)-1" table:style-name="ce13">
            <text:p>0.10%</text:p>
          </table:table-cell>
          <table:table-cell office:value-type="percentage" office:value="2.2204460492503131E-16" table:formula="msoxl:=F689-F690" table:style-name="ce13">
            <text:p>0.00%</text:p>
          </table:table-cell>
          <table:table-cell office:value-type="float" office:value="55" table:formula="msoxl:=IF(I690=I689,1+H689,1)" table:style-name="ce34">
            <text:p>55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90=I689,J689,J689+1)" table:style-name="ce23">
            <text:p>19</text:p>
          </table:table-cell>
          <table:table-cell office:value-type="float" office:value="31539.015115200487" table:formula="msoxl:=C690/J690" table:style-name="ce14">
            <text:p>31,539</text:p>
          </table:table-cell>
          <table:table-cell office:value-type="float" office:value="18738196.98825131" table:formula="msoxl:=K690+L689" table:style-name="ce14">
            <text:p>18,738,197</text:p>
          </table:table-cell>
          <table:table-cell office:value-type="float" office:value="31539.015115201473" table:formula="msoxl:=L690-L689" table:style-name="ce14">
            <text:p>31,539</text:p>
          </table:table-cell>
          <table:table-cell office:value-type="percentage" office:value="9.9999999999189626E-4" table:formula="msoxl:=M690/M689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88" table:style-name="ce22">
            <text:p>688</text:p>
          </table:table-cell>
          <table:table-cell office:value-type="float" office:value="350000" table:style-name="ce23">
            <text:p>350,000</text:p>
          </table:table-cell>
          <table:table-cell office:value-type="float" office:value="201150000" table:formula="msoxl:=S690+T689" table:style-name="ce16">
            <text:p>201,150,000</text:p>
          </table:table-cell>
          <table:table-cell office:value-type="float" office:value="0" table:formula="msoxl:=S690-S689" table:style-name="ce17">
            <text:p>0</text:p>
          </table:table-cell>
          <table:table-cell office:value-type="percentage" office:value="0" table:formula="msoxl:=(S690/S689)-1" table:style-name="ce13">
            <text:p>0.00%</text:p>
          </table:table-cell>
          <table:table-cell office:value-type="percentage" office:value="0" table:formula="msoxl:=V689-V690" table:style-name="ce13">
            <text:p>0.00%</text:p>
          </table:table-cell>
          <table:table-cell office:value-type="string" table:style-name="ce22">
            <text:p>Ignis</text:p>
          </table:table-cell>
          <table:table-cell office:value-type="float" office:value="18" table:formula="msoxl:=IF(X690=X689,Y689,Y689+1)" table:style-name="ce23">
            <text:p>18</text:p>
          </table:table-cell>
          <table:table-cell office:value-type="float" office:value="19444.444444444445" table:formula="msoxl:=S690/Y690" table:style-name="ce14">
            <text:p>19,444</text:p>
          </table:table-cell>
          <table:table-cell office:value-type="float" office:value="16801745.599172041" table:formula="msoxl:=Z690+AA689" table:style-name="ce14">
            <text:p>16,801,746</text:p>
          </table:table-cell>
          <table:table-cell office:value-type="float" office:value="19444.444444444031" table:formula="msoxl:=AA690-AA689" table:style-name="ce14">
            <text:p>19,444</text:p>
          </table:table-cell>
          <table:table-cell office:value-type="percentage" office:value="-9.5812247025151009E-14" table:formula="msoxl:=AB690/AB689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89" table:style-name="ce22">
            <text:p>689</text:p>
          </table:table-cell>
          <table:table-cell office:value-type="float" office:value="599840.52847599809" table:formula="msoxl:=C690+C690*0.001" table:style-name="ce23">
            <text:p>599,841</text:p>
          </table:table-cell>
          <table:table-cell office:value-type="float" office:value="263251577.1131613" table:formula="msoxl:=C691+D690" table:style-name="ce16">
            <text:p>263,251,577</text:p>
          </table:table-cell>
          <table:table-cell office:value-type="float" office:value="599.2412871888373" table:formula="msoxl:=C691-C690" table:style-name="ce16">
            <text:p>599</text:p>
          </table:table-cell>
          <table:table-cell office:value-type="percentage" office:value="1.0000000000001119E-3" table:formula="msoxl:=(C691/C690)-1" table:style-name="ce13">
            <text:p>0.10%</text:p>
          </table:table-cell>
          <table:table-cell office:value-type="percentage" office:value="-2.2204460492503131E-16" table:formula="msoxl:=F690-F691" table:style-name="ce13">
            <text:p>0.00%</text:p>
          </table:table-cell>
          <table:table-cell office:value-type="float" office:value="56" table:formula="msoxl:=IF(I691=I690,1+H690,1)" table:style-name="ce34">
            <text:p>56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91=I690,J690,J690+1)" table:style-name="ce23">
            <text:p>19</text:p>
          </table:table-cell>
          <table:table-cell office:value-type="float" office:value="31570.55413031569" table:formula="msoxl:=C691/J691" table:style-name="ce14">
            <text:p>31,571</text:p>
          </table:table-cell>
          <table:table-cell office:value-type="float" office:value="18769767.542381626" table:formula="msoxl:=K691+L690" table:style-name="ce14">
            <text:p>18,769,768</text:p>
          </table:table-cell>
          <table:table-cell office:value-type="float" office:value="31570.554130315781" table:formula="msoxl:=L691-L690" table:style-name="ce14">
            <text:p>31,571</text:p>
          </table:table-cell>
          <table:table-cell office:value-type="percentage" office:value="9.999999999716902E-4" table:formula="msoxl:=M691/M690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89" table:style-name="ce22">
            <text:p>689</text:p>
          </table:table-cell>
          <table:table-cell office:value-type="float" office:value="350000" table:style-name="ce23">
            <text:p>350,000</text:p>
          </table:table-cell>
          <table:table-cell office:value-type="float" office:value="201500000" table:formula="msoxl:=S691+T690" table:style-name="ce16">
            <text:p>201,500,000</text:p>
          </table:table-cell>
          <table:table-cell office:value-type="float" office:value="0" table:formula="msoxl:=S691-S690" table:style-name="ce17">
            <text:p>0</text:p>
          </table:table-cell>
          <table:table-cell office:value-type="percentage" office:value="0" table:formula="msoxl:=(S691/S690)-1" table:style-name="ce13">
            <text:p>0.00%</text:p>
          </table:table-cell>
          <table:table-cell office:value-type="percentage" office:value="0" table:formula="msoxl:=V690-V691" table:style-name="ce13">
            <text:p>0.00%</text:p>
          </table:table-cell>
          <table:table-cell office:value-type="string" table:style-name="ce22">
            <text:p>Ignis</text:p>
          </table:table-cell>
          <table:table-cell office:value-type="float" office:value="18" table:formula="msoxl:=IF(X691=X690,Y690,Y690+1)" table:style-name="ce23">
            <text:p>18</text:p>
          </table:table-cell>
          <table:table-cell office:value-type="float" office:value="19444.444444444445" table:formula="msoxl:=S691/Y691" table:style-name="ce14">
            <text:p>19,444</text:p>
          </table:table-cell>
          <table:table-cell office:value-type="float" office:value="16821190.043616485" table:formula="msoxl:=Z691+AA690" table:style-name="ce14">
            <text:p>16,821,190</text:p>
          </table:table-cell>
          <table:table-cell office:value-type="float" office:value="19444.444444444031" table:formula="msoxl:=AA691-AA690" table:style-name="ce14">
            <text:p>19,444</text:p>
          </table:table-cell>
          <table:table-cell office:value-type="percentage" office:value="0" table:formula="msoxl:=AB691/AB690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90" table:style-name="ce22">
            <text:p>690</text:p>
          </table:table-cell>
          <table:table-cell office:value-type="float" office:value="600440.36900447414" table:formula="msoxl:=C691+C691*0.001" table:style-name="ce23">
            <text:p>600,440</text:p>
          </table:table-cell>
          <table:table-cell office:value-type="float" office:value="263852017.48216578" table:formula="msoxl:=C692+D691" table:style-name="ce16">
            <text:p>263,852,017</text:p>
          </table:table-cell>
          <table:table-cell office:value-type="float" office:value="599.84052847605199" table:formula="msoxl:=C692-C691" table:style-name="ce16">
            <text:p>600</text:p>
          </table:table-cell>
          <table:table-cell office:value-type="percentage" office:value="1.0000000000001119E-3" table:formula="msoxl:=(C692/C691)-1" table:style-name="ce13">
            <text:p>0.10%</text:p>
          </table:table-cell>
          <table:table-cell office:value-type="percentage" office:value="0" table:formula="msoxl:=F691-F692" table:style-name="ce13">
            <text:p>0.00%</text:p>
          </table:table-cell>
          <table:table-cell office:value-type="float" office:value="57" table:formula="msoxl:=IF(I692=I691,1+H691,1)" table:style-name="ce34">
            <text:p>57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92=I691,J691,J691+1)" table:style-name="ce23">
            <text:p>19</text:p>
          </table:table-cell>
          <table:table-cell office:value-type="float" office:value="31602.124684446007" table:formula="msoxl:=C692/J692" table:style-name="ce14">
            <text:p>31,602</text:p>
          </table:table-cell>
          <table:table-cell office:value-type="float" office:value="18801369.667066071" table:formula="msoxl:=K692+L691" table:style-name="ce14">
            <text:p>18,801,370</text:p>
          </table:table-cell>
          <table:table-cell office:value-type="float" office:value="31602.12468444556" table:formula="msoxl:=L692-L691" table:style-name="ce14">
            <text:p>31,602</text:p>
          </table:table-cell>
          <table:table-cell office:value-type="percentage" office:value="9.9999999998301448E-4" table:formula="msoxl:=M692/M691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90" table:style-name="ce22">
            <text:p>690</text:p>
          </table:table-cell>
          <table:table-cell office:value-type="float" office:value="350000" table:style-name="ce23">
            <text:p>350,000</text:p>
          </table:table-cell>
          <table:table-cell office:value-type="float" office:value="201850000" table:formula="msoxl:=S692+T691" table:style-name="ce16">
            <text:p>201,850,000</text:p>
          </table:table-cell>
          <table:table-cell office:value-type="float" office:value="0" table:formula="msoxl:=S692-S691" table:style-name="ce17">
            <text:p>0</text:p>
          </table:table-cell>
          <table:table-cell office:value-type="percentage" office:value="0" table:formula="msoxl:=(S692/S691)-1" table:style-name="ce13">
            <text:p>0.00%</text:p>
          </table:table-cell>
          <table:table-cell office:value-type="percentage" office:value="0" table:formula="msoxl:=V691-V692" table:style-name="ce13">
            <text:p>0.00%</text:p>
          </table:table-cell>
          <table:table-cell office:value-type="string" table:style-name="ce22">
            <text:p>Ignis</text:p>
          </table:table-cell>
          <table:table-cell office:value-type="float" office:value="18" table:formula="msoxl:=IF(X692=X691,Y691,Y691+1)" table:style-name="ce23">
            <text:p>18</text:p>
          </table:table-cell>
          <table:table-cell office:value-type="float" office:value="19444.444444444445" table:formula="msoxl:=S692/Y692" table:style-name="ce14">
            <text:p>19,444</text:p>
          </table:table-cell>
          <table:table-cell office:value-type="float" office:value="16840634.488060929" table:formula="msoxl:=Z692+AA691" table:style-name="ce14">
            <text:p>16,840,634</text:p>
          </table:table-cell>
          <table:table-cell office:value-type="float" office:value="19444.444444444031" table:formula="msoxl:=AA692-AA691" table:style-name="ce14">
            <text:p>19,444</text:p>
          </table:table-cell>
          <table:table-cell office:value-type="percentage" office:value="0" table:formula="msoxl:=AB692/AB691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91" table:style-name="ce22">
            <text:p>691</text:p>
          </table:table-cell>
          <table:table-cell office:value-type="float" office:value="601040.80937347864" table:formula="msoxl:=C692+C692*0.001" table:style-name="ce23">
            <text:p>601,041</text:p>
          </table:table-cell>
          <table:table-cell office:value-type="float" office:value="264453058.29153925" table:formula="msoxl:=C693+D692" table:style-name="ce16">
            <text:p>264,453,058</text:p>
          </table:table-cell>
          <table:table-cell office:value-type="float" office:value="600.4403690045001" table:formula="msoxl:=C693-C692" table:style-name="ce16">
            <text:p>600</text:p>
          </table:table-cell>
          <table:table-cell office:value-type="percentage" office:value="1.0000000000001119E-3" table:formula="msoxl:=(C693/C692)-1" table:style-name="ce13">
            <text:p>0.10%</text:p>
          </table:table-cell>
          <table:table-cell office:value-type="percentage" office:value="0" table:formula="msoxl:=F692-F693" table:style-name="ce13">
            <text:p>0.00%</text:p>
          </table:table-cell>
          <table:table-cell office:value-type="float" office:value="58" table:formula="msoxl:=IF(I693=I692,1+H692,1)" table:style-name="ce34">
            <text:p>58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93=I692,J692,J692+1)" table:style-name="ce23">
            <text:p>19</text:p>
          </table:table-cell>
          <table:table-cell office:value-type="float" office:value="31633.726809130454" table:formula="msoxl:=C693/J693" table:style-name="ce14">
            <text:p>31,634</text:p>
          </table:table-cell>
          <table:table-cell office:value-type="float" office:value="18833003.3938752" table:formula="msoxl:=K693+L692" table:style-name="ce14">
            <text:p>18,833,003</text:p>
          </table:table-cell>
          <table:table-cell office:value-type="float" office:value="31633.726809129119" table:formula="msoxl:=L693-L692" table:style-name="ce14">
            <text:p>31,634</text:p>
          </table:table-cell>
          <table:table-cell office:value-type="percentage" office:value="9.9999999997191225E-4" table:formula="msoxl:=M693/M692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91" table:style-name="ce22">
            <text:p>691</text:p>
          </table:table-cell>
          <table:table-cell office:value-type="float" office:value="350000" table:style-name="ce23">
            <text:p>350,000</text:p>
          </table:table-cell>
          <table:table-cell office:value-type="float" office:value="202200000" table:formula="msoxl:=S693+T692" table:style-name="ce16">
            <text:p>202,200,000</text:p>
          </table:table-cell>
          <table:table-cell office:value-type="float" office:value="0" table:formula="msoxl:=S693-S692" table:style-name="ce17">
            <text:p>0</text:p>
          </table:table-cell>
          <table:table-cell office:value-type="percentage" office:value="0" table:formula="msoxl:=(S693/S692)-1" table:style-name="ce13">
            <text:p>0.00%</text:p>
          </table:table-cell>
          <table:table-cell office:value-type="percentage" office:value="0" table:formula="msoxl:=V692-V693" table:style-name="ce13">
            <text:p>0.00%</text:p>
          </table:table-cell>
          <table:table-cell office:value-type="string" table:style-name="ce22">
            <text:p>Ignis</text:p>
          </table:table-cell>
          <table:table-cell office:value-type="float" office:value="18" table:formula="msoxl:=IF(X693=X692,Y692,Y692+1)" table:style-name="ce23">
            <text:p>18</text:p>
          </table:table-cell>
          <table:table-cell office:value-type="float" office:value="19444.444444444445" table:formula="msoxl:=S693/Y693" table:style-name="ce14">
            <text:p>19,444</text:p>
          </table:table-cell>
          <table:table-cell office:value-type="float" office:value="16860078.932505373" table:formula="msoxl:=Z693+AA692" table:style-name="ce14">
            <text:p>16,860,079</text:p>
          </table:table-cell>
          <table:table-cell office:value-type="float" office:value="19444.444444444031" table:formula="msoxl:=AA693-AA692" table:style-name="ce14">
            <text:p>19,444</text:p>
          </table:table-cell>
          <table:table-cell office:value-type="percentage" office:value="0" table:formula="msoxl:=AB693/AB692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92" table:style-name="ce22">
            <text:p>692</text:p>
          </table:table-cell>
          <table:table-cell office:value-type="float" office:value="601641.85018285213" table:formula="msoxl:=C693+C693*0.001" table:style-name="ce23">
            <text:p>601,642</text:p>
          </table:table-cell>
          <table:table-cell office:value-type="float" office:value="265054700.14172211" table:formula="msoxl:=C694+D693" table:style-name="ce16">
            <text:p>265,054,700</text:p>
          </table:table-cell>
          <table:table-cell office:value-type="float" office:value="601.04080937348772" table:formula="msoxl:=C694-C693" table:style-name="ce16">
            <text:p>601</text:p>
          </table:table-cell>
          <table:table-cell office:value-type="percentage" office:value="1.0000000000001119E-3" table:formula="msoxl:=(C694/C693)-1" table:style-name="ce13">
            <text:p>0.10%</text:p>
          </table:table-cell>
          <table:table-cell office:value-type="percentage" office:value="0" table:formula="msoxl:=F693-F694" table:style-name="ce13">
            <text:p>0.00%</text:p>
          </table:table-cell>
          <table:table-cell office:value-type="float" office:value="59" table:formula="msoxl:=IF(I694=I693,1+H693,1)" table:style-name="ce34">
            <text:p>59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94=I693,J693,J693+1)" table:style-name="ce23">
            <text:p>19</text:p>
          </table:table-cell>
          <table:table-cell office:value-type="float" office:value="31665.360535939584" table:formula="msoxl:=C694/J694" table:style-name="ce14">
            <text:p>31,665</text:p>
          </table:table-cell>
          <table:table-cell office:value-type="float" office:value="18864668.754411139" table:formula="msoxl:=K694+L693" table:style-name="ce14">
            <text:p>18,864,669</text:p>
          </table:table-cell>
          <table:table-cell office:value-type="float" office:value="31665.360535938293" table:formula="msoxl:=L694-L693" table:style-name="ce14">
            <text:p>31,665</text:p>
          </table:table-cell>
          <table:table-cell office:value-type="percentage" office:value="1.0000000000014442E-3" table:formula="msoxl:=M694/M693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92" table:style-name="ce22">
            <text:p>692</text:p>
          </table:table-cell>
          <table:table-cell office:value-type="float" office:value="350000" table:style-name="ce23">
            <text:p>350,000</text:p>
          </table:table-cell>
          <table:table-cell office:value-type="float" office:value="202550000" table:formula="msoxl:=S694+T693" table:style-name="ce16">
            <text:p>202,550,000</text:p>
          </table:table-cell>
          <table:table-cell office:value-type="float" office:value="0" table:formula="msoxl:=S694-S693" table:style-name="ce17">
            <text:p>0</text:p>
          </table:table-cell>
          <table:table-cell office:value-type="percentage" office:value="0" table:formula="msoxl:=(S694/S693)-1" table:style-name="ce13">
            <text:p>0.00%</text:p>
          </table:table-cell>
          <table:table-cell office:value-type="percentage" office:value="0" table:formula="msoxl:=V693-V694" table:style-name="ce13">
            <text:p>0.00%</text:p>
          </table:table-cell>
          <table:table-cell office:value-type="string" table:style-name="ce22">
            <text:p>Ignis</text:p>
          </table:table-cell>
          <table:table-cell office:value-type="float" office:value="18" table:formula="msoxl:=IF(X694=X693,Y693,Y693+1)" table:style-name="ce23">
            <text:p>18</text:p>
          </table:table-cell>
          <table:table-cell office:value-type="float" office:value="19444.444444444445" table:formula="msoxl:=S694/Y694" table:style-name="ce14">
            <text:p>19,444</text:p>
          </table:table-cell>
          <table:table-cell office:value-type="float" office:value="16879523.376949817" table:formula="msoxl:=Z694+AA693" table:style-name="ce14">
            <text:p>16,879,523</text:p>
          </table:table-cell>
          <table:table-cell office:value-type="float" office:value="19444.444444444031" table:formula="msoxl:=AA694-AA693" table:style-name="ce14">
            <text:p>19,444</text:p>
          </table:table-cell>
          <table:table-cell office:value-type="percentage" office:value="0" table:formula="msoxl:=AB694/AB693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693" table:style-name="ce22">
            <text:p>693</text:p>
          </table:table-cell>
          <table:table-cell office:value-type="float" office:value="602243.49203303503" table:formula="msoxl:=C694+C694*0.001" table:style-name="ce23">
            <text:p>602,243</text:p>
          </table:table-cell>
          <table:table-cell office:value-type="float" office:value="265656943.63375515" table:formula="msoxl:=C695+D694" table:style-name="ce16">
            <text:p>265,656,944</text:p>
          </table:table-cell>
          <table:table-cell office:value-type="float" office:value="601.641850182903" table:formula="msoxl:=C695-C694" table:style-name="ce16">
            <text:p>602</text:p>
          </table:table-cell>
          <table:table-cell office:value-type="percentage" office:value="1.0000000000001119E-3" table:formula="msoxl:=(C695/C694)-1" table:style-name="ce13">
            <text:p>0.10%</text:p>
          </table:table-cell>
          <table:table-cell office:value-type="percentage" office:value="0" table:formula="msoxl:=F694-F695" table:style-name="ce13">
            <text:p>0.00%</text:p>
          </table:table-cell>
          <table:table-cell office:value-type="float" office:value="60" table:formula="msoxl:=IF(I695=I694,1+H694,1)" table:style-name="ce34">
            <text:p>60</text:p>
          </table:table-cell>
          <table:table-cell office:value-type="string" table:style-name="ce22">
            <text:p>Habeo</text:p>
          </table:table-cell>
          <table:table-cell office:value-type="float" office:value="19" table:formula="msoxl:=IF(I695=I694,J694,J694+1)" table:style-name="ce23">
            <text:p>19</text:p>
          </table:table-cell>
          <table:table-cell office:value-type="float" office:value="31697.025896475527" table:formula="msoxl:=C695/J695" table:style-name="ce14">
            <text:p>31,697</text:p>
          </table:table-cell>
          <table:table-cell office:value-type="float" office:value="18896365.780307613" table:formula="msoxl:=K695+L694" table:style-name="ce14">
            <text:p>18,896,366</text:p>
          </table:table-cell>
          <table:table-cell office:value-type="float" office:value="31697.025896474719" table:formula="msoxl:=L695-L694" table:style-name="ce14">
            <text:p>31,697</text:p>
          </table:table-cell>
          <table:table-cell office:value-type="percentage" office:value="1.000000000015433E-3" table:formula="msoxl:=M695/M694-1" table:style-name="ce13">
            <text:p>0.10%</text:p>
          </table:table-cell>
          <table:table-cell table:number-columns-repeated="2" table:style-name="ce22"/>
          <table:table-cell table:style-name="ce23"/>
          <table:table-cell office:value-type="float" office:value="693" table:style-name="ce22">
            <text:p>693</text:p>
          </table:table-cell>
          <table:table-cell office:value-type="float" office:value="350000" table:style-name="ce23">
            <text:p>350,000</text:p>
          </table:table-cell>
          <table:table-cell office:value-type="float" office:value="202900000" table:formula="msoxl:=S695+T694" table:style-name="ce16">
            <text:p>202,900,000</text:p>
          </table:table-cell>
          <table:table-cell office:value-type="float" office:value="0" table:formula="msoxl:=S695-S694" table:style-name="ce17">
            <text:p>0</text:p>
          </table:table-cell>
          <table:table-cell office:value-type="percentage" office:value="0" table:formula="msoxl:=(S695/S694)-1" table:style-name="ce13">
            <text:p>0.00%</text:p>
          </table:table-cell>
          <table:table-cell office:value-type="percentage" office:value="0" table:formula="msoxl:=V694-V695" table:style-name="ce13">
            <text:p>0.00%</text:p>
          </table:table-cell>
          <table:table-cell office:value-type="string" table:style-name="ce22">
            <text:p>Ignis</text:p>
          </table:table-cell>
          <table:table-cell office:value-type="float" office:value="18" table:formula="msoxl:=IF(X695=X694,Y694,Y694+1)" table:style-name="ce23">
            <text:p>18</text:p>
          </table:table-cell>
          <table:table-cell office:value-type="float" office:value="19444.444444444445" table:formula="msoxl:=S695/Y695" table:style-name="ce14">
            <text:p>19,444</text:p>
          </table:table-cell>
          <table:table-cell office:value-type="float" office:value="16898967.821394261" table:formula="msoxl:=Z695+AA694" table:style-name="ce14">
            <text:p>16,898,968</text:p>
          </table:table-cell>
          <table:table-cell office:value-type="float" office:value="19444.444444444031" table:formula="msoxl:=AA695-AA694" table:style-name="ce14">
            <text:p>19,444</text:p>
          </table:table-cell>
          <table:table-cell office:value-type="percentage" office:value="0" table:formula="msoxl:=AB695/AB694-1" table:style-name="ce13">
            <text:p>0.00%</text:p>
          </table:table-cell>
          <table:table-cell table:number-columns-repeated="16355"/>
        </table:table-row>
        <table:table-row table:style-name="ro1">
          <table:table-cell/>
          <table:table-cell table:style-name="ce22"/>
          <table:table-cell table:style-name="ce23"/>
          <table:table-cell office:value-type="float" office:value="69993839769.514954" table:formula="msoxl:=SUM(D2:D695)" table:style-name="ce30">
            <text:p>69,993,839,770</text:p>
          </table:table-cell>
          <table:table-cell table:style-name="ce23"/>
          <table:table-cell table:number-columns-repeated="4" table:style-name="ce22"/>
          <table:table-cell table:style-name="ce23"/>
          <table:table-cell office:value-type="float" office:value="18879900.946974277" table:formula="msoxl:=SUM(K2:K695)" table:style-name="ce30">
            <text:p>18,879,901</text:p>
          </table:table-cell>
          <table:table-cell table:number-columns-repeated="3" table:style-name="ce23"/>
          <table:table-cell table:number-columns-repeated="2" table:style-name="ce22"/>
          <table:table-cell table:number-columns-repeated="2" table:style-name="ce23"/>
          <table:table-cell table:style-name="ce22"/>
          <table:table-cell office:value-type="float" office:value="59004688906" table:formula="msoxl:=SUM(T2:T695)" table:style-name="ce30">
            <text:p>59,004,688,906</text:p>
          </table:table-cell>
          <table:table-cell table:number-columns-repeated="2" table:style-name="ce22"/>
          <table:table-cell table:number-columns-repeated="3" table:style-name="ce23"/>
          <table:table-cell office:value-type="float" office:value="16979524.821394257" table:formula="msoxl:=SUM(Z2:Z695)" table:style-name="ce30">
            <text:p>16,979,525</text:p>
          </table:table-cell>
          <table:table-cell table:style-name="ce23"/>
          <table:table-cell table:number-columns-repeated="2" table:style-name="ce22"/>
          <table:table-cell table:number-columns-repeated="1635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2"/>
          <table:table-cell table:number-columns-repeated="3" table:style-name="ce23"/>
          <table:table-cell table:number-columns-repeated="4" table:style-name="ce22"/>
          <table:table-cell table:style-name="ce23"/>
          <table:table-cell office:value-type="string" table:style-name="ce23">
            <text:p>Mud</text:p>
          </table:table-cell>
          <table:table-cell table:style-name="ce23"/>
          <table:table-cell office:value-type="string" table:style-name="ce23">
            <text:p>Real</text:p>
          </table:table-cell>
          <table:table-cell table:style-name="ce23"/>
          <table:table-cell table:number-columns-repeated="2" table:style-name="ce22"/>
          <table:table-cell table:number-columns-repeated="2" table:style-name="ce23"/>
          <table:table-cell table:style-name="ce22"/>
          <table:table-cell office:value-type="string" table:style-name="ce22">
            <text:p>Diff</text:p>
          </table:table-cell>
          <table:table-cell table:number-columns-repeated="2" table:style-name="ce22"/>
          <table:table-cell table:number-columns-repeated="3" table:style-name="ce23"/>
          <table:table-cell office:value-type="string" table:style-name="ce23">
            <text:p>Mud</text:p>
          </table:table-cell>
          <table:table-cell table:style-name="ce23"/>
          <table:table-cell office:value-type="string" table:style-name="ce23">
            <text:p>Real</text:p>
          </table:table-cell>
          <table:table-cell table:style-name="ce22"/>
          <table:table-cell table:number-columns-repeated="16355"/>
        </table:table-row>
        <table:table-row table:style-name="ro1">
          <table:table-cell/>
          <table:table-cell table:style-name="ce22"/>
          <table:table-cell table:number-columns-repeated="3" table:style-name="ce23"/>
          <table:table-cell table:number-columns-repeated="4" table:style-name="ce22"/>
          <table:table-cell table:style-name="ce23"/>
          <table:table-cell office:value-type="string" table:style-name="ce23">
            <text:p>Hours</text:p>
          </table:table-cell>
          <table:table-cell office:value-type="float" office:value="10488.833859430155" table:formula="msoxl:=(((K696*2)/60)/60)" table:style-name="ce23">
            <text:p>10,489</text:p>
          </table:table-cell>
          <table:table-cell office:value-type="float" office:value="10488.833859430155" table:formula="msoxl:=L700" table:style-name="ce23">
            <text:p>10,489</text:p>
          </table:table-cell>
          <table:table-cell table:style-name="ce23"/>
          <table:table-cell table:number-columns-repeated="2" table:style-name="ce22"/>
          <table:table-cell table:number-columns-repeated="2" table:style-name="ce23"/>
          <table:table-cell table:style-name="ce22"/>
          <table:table-cell office:value-type="float" office:value="-1055.7645142111232" table:formula="msoxl:=AA700-L700" table:style-name="ce35">
            <text:p>-1056</text:p>
          </table:table-cell>
          <table:table-cell table:number-columns-repeated="2" table:style-name="ce22"/>
          <table:table-cell table:number-columns-repeated="3" table:style-name="ce23"/>
          <table:table-cell office:value-type="string" table:style-name="ce23">
            <text:p>Hours</text:p>
          </table:table-cell>
          <table:table-cell office:value-type="float" office:value="9433.0693452190317" table:formula="msoxl:=(((Z696*2)/60)/60)" table:style-name="ce23">
            <text:p>9,433</text:p>
          </table:table-cell>
          <table:table-cell office:value-type="float" office:value="9433.0693452190317" table:formula="msoxl:=AA700" table:style-name="ce23">
            <text:p>9,433</text:p>
          </table:table-cell>
          <table:table-cell table:style-name="ce22"/>
          <table:table-cell table:number-columns-repeated="16355"/>
        </table:table-row>
        <table:table-row table:style-name="ro1">
          <table:table-cell/>
          <table:table-cell table:style-name="ce22"/>
          <table:table-cell table:number-columns-repeated="3" table:style-name="ce23"/>
          <table:table-cell table:number-columns-repeated="4" table:style-name="ce22"/>
          <table:table-cell table:style-name="ce23"/>
          <table:table-cell office:value-type="string" table:style-name="ce23">
            <text:p>Days</text:p>
          </table:table-cell>
          <table:table-cell office:value-type="float" office:value="437.0347441429231" table:formula="msoxl:=(((K696*2)/60)/60)/24" table:style-name="ce23">
            <text:p>437</text:p>
          </table:table-cell>
          <table:table-cell office:value-type="float" office:value="3496.2779531433848" table:formula="msoxl:=L701*8" table:style-name="ce23">
            <text:p>3,496</text:p>
          </table:table-cell>
          <table:table-cell table:style-name="ce23"/>
          <table:table-cell table:number-columns-repeated="2" table:style-name="ce22"/>
          <table:table-cell table:number-columns-repeated="2" table:style-name="ce23"/>
          <table:table-cell table:style-name="ce22"/>
          <table:table-cell office:value-type="float" office:value="-43.990188092130097" table:formula="msoxl:=AA701-L701" table:style-name="ce23">
            <text:p>-44</text:p>
          </table:table-cell>
          <table:table-cell table:number-columns-repeated="2" table:style-name="ce22"/>
          <table:table-cell table:number-columns-repeated="3" table:style-name="ce23"/>
          <table:table-cell office:value-type="string" table:style-name="ce23">
            <text:p>Days</text:p>
          </table:table-cell>
          <table:table-cell office:value-type="float" office:value="393.04455605079301" table:formula="msoxl:=(((Z696*2)/60)/60)/24" table:style-name="ce23">
            <text:p>393</text:p>
          </table:table-cell>
          <table:table-cell office:value-type="float" office:value="3144.356448406344" table:formula="msoxl:=AA701*8" table:style-name="ce23">
            <text:p>3,144</text:p>
          </table:table-cell>
          <table:table-cell table:style-name="ce22"/>
          <table:table-cell table:number-columns-repeated="16355"/>
        </table:table-row>
        <table:table-row table:style-name="ro1">
          <table:table-cell/>
          <table:table-cell table:style-name="ce22"/>
          <table:table-cell table:number-columns-repeated="3" table:style-name="ce23"/>
          <table:table-cell table:number-columns-repeated="4" table:style-name="ce22"/>
          <table:table-cell table:style-name="ce23"/>
          <table:table-cell office:value-type="string" table:style-name="ce23">
            <text:p>Years</text:p>
          </table:table-cell>
          <table:table-cell office:value-type="float" office:value="1.1973554634052688" table:formula="msoxl:=L701/365" table:style-name="ce36">
            <text:p>1.20</text:p>
          </table:table-cell>
          <table:table-cell office:value-type="float" office:value="9.5788437072421502" table:formula="msoxl:=M701/365" table:style-name="ce36">
            <text:p>9.58</text:p>
          </table:table-cell>
          <table:table-cell table:style-name="ce23"/>
          <table:table-cell table:number-columns-repeated="2" table:style-name="ce22"/>
          <table:table-cell table:number-columns-repeated="2" table:style-name="ce23"/>
          <table:table-cell table:number-columns-repeated="4" table:style-name="ce22"/>
          <table:table-cell table:number-columns-repeated="3" table:style-name="ce23"/>
          <table:table-cell office:value-type="string" table:style-name="ce23">
            <text:p>Years</text:p>
          </table:table-cell>
          <table:table-cell office:value-type="float" office:value="1.076834400139159" table:formula="msoxl:=AA701/365" table:style-name="ce36">
            <text:p>1.08</text:p>
          </table:table-cell>
          <table:table-cell office:value-type="float" office:value="8.6146752011132719" table:formula="msoxl:=AB701/365" table:style-name="ce36">
            <text:p>8.61</text:p>
          </table:table-cell>
          <table:table-cell table:style-name="ce22"/>
          <table:table-cell table:number-columns-repeated="16355"/>
        </table:table-row>
        <table:table-row table:number-rows-repeated="1047874" table:style-name="ro1">
          <table:table-cell table:number-columns-repeated="16384"/>
        </table:table-row>
      </table:table>
      <table:table table:name="Glvl_Analysis" table:style-name="ta1">
        <table:table-column table:style-name="co30" table:default-cell-style-name="ce1"/>
        <table:table-column table:style-name="co31" table:default-cell-style-name="ce1"/>
        <table:table-column table:style-name="co23" table:default-cell-style-name="ce1"/>
        <table:table-column table:style-name="co28" table:default-cell-style-name="ce8"/>
        <table:table-column table:style-name="co11" table:default-cell-style-name="ce8"/>
        <table:table-column table:style-name="co24" table:default-cell-style-name="ce8"/>
        <table:table-column table:style-name="co28" table:default-cell-style-name="ce8"/>
        <table:table-column table:style-name="co24" table:default-cell-style-name="ce1"/>
        <table:table-column table:style-name="co25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1">
            <text:p>Glvl</text:p>
          </table:table-cell>
          <table:table-cell office:value-type="string" table:style-name="ce1">
            <text:p>~ Rate</text:p>
          </table:table-cell>
          <table:table-cell office:value-type="string" table:style-name="ce1">
            <text:p>Rnds</text:p>
          </table:table-cell>
          <table:table-cell office:value-type="string" table:style-name="ce8">
            <text:p>Rnds / 1%</text:p>
          </table:table-cell>
          <table:table-cell office:value-type="string" table:style-name="ce8">
            <text:p>Minutes</text:p>
          </table:table-cell>
          <table:table-cell office:value-type="string" table:style-name="ce8">
            <text:p>Hours</text:p>
          </table:table-cell>
          <table:table-cell office:value-type="string" table:style-name="ce8">
            <text:p>Rnds / 5%</text:p>
          </table:table-cell>
          <table:table-cell office:value-type="string" table:style-name="ce8">
            <text:p>Minutes</text:p>
          </table:table-cell>
          <table:table-cell office:value-type="string" table:style-name="ce8">
            <text:p>Hours</text:p>
          </table:table-cell>
          <table:table-cell table:style-name="ce1"/>
          <table:table-cell office:value-type="string" table:style-name="ce1">
            <text:p>Benefits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4" table:style-name="ce33">
            <text:p>0.400000</text:p>
          </table:table-cell>
          <table:table-cell office:value-type="float" office:value="250" table:formula="msoxl:=100/B2" table:style-name="ce8">
            <text:p>250</text:p>
          </table:table-cell>
          <table:table-cell office:value-type="float" office:value="2.5" table:formula="msoxl:=1/B2" table:style-name="ce8">
            <text:p>3</text:p>
          </table:table-cell>
          <table:table-cell office:value-type="float" office:value="8.3333333333333329E-2" table:formula="msoxl:=D2*2/60" table:style-name="ce32">
            <text:p>0.08</text:p>
          </table:table-cell>
          <table:table-cell office:value-type="float" office:value="1.3888888888888887E-3" table:formula="msoxl:=E2/60" table:style-name="ce32">
            <text:p>0.00</text:p>
          </table:table-cell>
          <table:table-cell office:value-type="float" office:value="12.5" table:formula="msoxl:=5/B2" table:style-name="ce8">
            <text:p>13</text:p>
          </table:table-cell>
          <table:table-cell office:value-type="float" office:value="0.41666666666666669" table:formula="msoxl:=G2*2/60" table:style-name="ce32">
            <text:p>0.42</text:p>
          </table:table-cell>
          <table:table-cell office:value-type="float" office:value="6.9444444444444449E-3" table:formula="msoxl:=H2/60" table:style-name="ce32">
            <text:p>0.01</text:p>
          </table:table-cell>
          <table:table-cell table:style-name="ce1"/>
          <table:table-cell office:value-type="string" table:style-name="ce1">
            <text:p>Light dmg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" table:style-name="ce33">
            <text:p>0.200000</text:p>
          </table:table-cell>
          <table:table-cell office:value-type="float" office:value="500" table:formula="msoxl:=100/B3" table:style-name="ce8">
            <text:p>500</text:p>
          </table:table-cell>
          <table:table-cell office:value-type="float" office:value="5" table:formula="msoxl:=1/B3" table:style-name="ce8">
            <text:p>5</text:p>
          </table:table-cell>
          <table:table-cell office:value-type="float" office:value="0.16666666666666666" table:formula="msoxl:=D3*2/60" table:style-name="ce32">
            <text:p>0.17</text:p>
          </table:table-cell>
          <table:table-cell office:value-type="float" office:value="2.7777777777777775E-3" table:formula="msoxl:=E3/60" table:style-name="ce32">
            <text:p>0.00</text:p>
          </table:table-cell>
          <table:table-cell office:value-type="float" office:value="25" table:formula="msoxl:=5/B3" table:style-name="ce8">
            <text:p>25</text:p>
          </table:table-cell>
          <table:table-cell office:value-type="float" office:value="0.83333333333333337" table:formula="msoxl:=G3*2/60" table:style-name="ce32">
            <text:p>0.83</text:p>
          </table:table-cell>
          <table:table-cell office:value-type="float" office:value="1.388888888888889E-2" table:formula="msoxl:=H3/60" table:style-name="ce32">
            <text:p>0.01</text:p>
          </table:table-cell>
          <table:table-cell table:style-name="ce1"/>
          <table:table-cell office:value-type="string" table:style-name="ce1">
            <text:p>Immolate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" table:style-name="ce33">
            <text:p>0.100000</text:p>
          </table:table-cell>
          <table:table-cell office:value-type="float" office:value="1000" table:formula="msoxl:=100/B4" table:style-name="ce8">
            <text:p>1,000</text:p>
          </table:table-cell>
          <table:table-cell office:value-type="float" office:value="10" table:formula="msoxl:=1/B4" table:style-name="ce8">
            <text:p>10</text:p>
          </table:table-cell>
          <table:table-cell office:value-type="float" office:value="0.33333333333333331" table:formula="msoxl:=D4*2/60" table:style-name="ce32">
            <text:p>0.33</text:p>
          </table:table-cell>
          <table:table-cell office:value-type="float" office:value="5.5555555555555549E-3" table:formula="msoxl:=E4/60" table:style-name="ce32">
            <text:p>0.01</text:p>
          </table:table-cell>
          <table:table-cell office:value-type="float" office:value="50" table:formula="msoxl:=5/B4" table:style-name="ce8">
            <text:p>50</text:p>
          </table:table-cell>
          <table:table-cell office:value-type="float" office:value="1.6666666666666667" table:formula="msoxl:=G4*2/60" table:style-name="ce32">
            <text:p>1.67</text:p>
          </table:table-cell>
          <table:table-cell office:value-type="float" office:value="2.777777777777778E-2" table:formula="msoxl:=H4/60" table:style-name="ce32">
            <text:p>0.03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05" table:style-name="ce33">
            <text:p>0.050000</text:p>
          </table:table-cell>
          <table:table-cell office:value-type="float" office:value="2000" table:formula="msoxl:=100/B5" table:style-name="ce8">
            <text:p>2,000</text:p>
          </table:table-cell>
          <table:table-cell office:value-type="float" office:value="20" table:formula="msoxl:=1/B5" table:style-name="ce8">
            <text:p>20</text:p>
          </table:table-cell>
          <table:table-cell office:value-type="float" office:value="0.66666666666666663" table:formula="msoxl:=D5*2/60" table:style-name="ce32">
            <text:p>0.67</text:p>
          </table:table-cell>
          <table:table-cell office:value-type="float" office:value="1.111111111111111E-2" table:formula="msoxl:=E5/60" table:style-name="ce32">
            <text:p>0.01</text:p>
          </table:table-cell>
          <table:table-cell office:value-type="float" office:value="100" table:formula="msoxl:=5/B5" table:style-name="ce8">
            <text:p>100</text:p>
          </table:table-cell>
          <table:table-cell office:value-type="float" office:value="3.3333333333333335" table:formula="msoxl:=G5*2/60" table:style-name="ce32">
            <text:p>3.33</text:p>
          </table:table-cell>
          <table:table-cell office:value-type="float" office:value="5.5555555555555559E-2" table:formula="msoxl:=H5/60" table:style-name="ce32">
            <text:p>0.06</text:p>
          </table:table-cell>
          <table:table-cell table:style-name="ce1"/>
          <table:table-cell office:value-type="string" table:style-name="ce1">
            <text:p>Steel dmg, healing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04" table:style-name="ce33">
            <text:p>0.040000</text:p>
          </table:table-cell>
          <table:table-cell office:value-type="float" office:value="2500" table:formula="msoxl:=100/B6" table:style-name="ce8">
            <text:p>2,500</text:p>
          </table:table-cell>
          <table:table-cell office:value-type="float" office:value="25" table:formula="msoxl:=1/B6" table:style-name="ce8">
            <text:p>25</text:p>
          </table:table-cell>
          <table:table-cell office:value-type="float" office:value="0.83333333333333337" table:formula="msoxl:=D6*2/60" table:style-name="ce32">
            <text:p>0.83</text:p>
          </table:table-cell>
          <table:table-cell office:value-type="float" office:value="1.388888888888889E-2" table:formula="msoxl:=E6/60" table:style-name="ce32">
            <text:p>0.01</text:p>
          </table:table-cell>
          <table:table-cell office:value-type="float" office:value="125" table:formula="msoxl:=5/B6" table:style-name="ce8">
            <text:p>125</text:p>
          </table:table-cell>
          <table:table-cell office:value-type="float" office:value="4.166666666666667" table:formula="msoxl:=G6*2/60" table:style-name="ce32">
            <text:p>4.17</text:p>
          </table:table-cell>
          <table:table-cell office:value-type="float" office:value="6.9444444444444448E-2" table:formula="msoxl:=H6/60" table:style-name="ce32">
            <text:p>0.07</text:p>
          </table:table-cell>
          <table:table-cell table:style-name="ce1"/>
          <table:table-cell office:value-type="string" table:style-name="ce1">
            <text:p>Enter/Entrance</text:p>
          </table:table-cell>
          <table:table-cell table:number-columns-repeated="16373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03" table:style-name="ce33">
            <text:p>0.030000</text:p>
          </table:table-cell>
          <table:table-cell office:value-type="float" office:value="3333.3333333333335" table:formula="msoxl:=100/B7" table:style-name="ce8">
            <text:p>3,333</text:p>
          </table:table-cell>
          <table:table-cell office:value-type="float" office:value="33.333333333333336" table:formula="msoxl:=1/B7" table:style-name="ce8">
            <text:p>33</text:p>
          </table:table-cell>
          <table:table-cell office:value-type="float" office:value="1.1111111111111112" table:formula="msoxl:=D7*2/60" table:style-name="ce32">
            <text:p>1.11</text:p>
          </table:table-cell>
          <table:table-cell office:value-type="float" office:value="1.8518518518518521E-2" table:formula="msoxl:=E7/60" table:style-name="ce32">
            <text:p>0.02</text:p>
          </table:table-cell>
          <table:table-cell office:value-type="float" office:value="166.66666666666669" table:formula="msoxl:=5/B7" table:style-name="ce8">
            <text:p>167</text:p>
          </table:table-cell>
          <table:table-cell office:value-type="float" office:value="5.5555555555555562" table:formula="msoxl:=G7*2/60" table:style-name="ce32">
            <text:p>5.56</text:p>
          </table:table-cell>
          <table:table-cell office:value-type="float" office:value="9.2592592592592601E-2" table:formula="msoxl:=H7/60" table:style-name="ce32">
            <text:p>0.09</text:p>
          </table:table-cell>
          <table:table-cell table:number-columns-repeated="16375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02" table:style-name="ce33">
            <text:p>0.020000</text:p>
          </table:table-cell>
          <table:table-cell office:value-type="float" office:value="5000" table:formula="msoxl:=100/B8" table:style-name="ce8">
            <text:p>5,000</text:p>
          </table:table-cell>
          <table:table-cell office:value-type="float" office:value="50" table:formula="msoxl:=1/B8" table:style-name="ce8">
            <text:p>50</text:p>
          </table:table-cell>
          <table:table-cell office:value-type="float" office:value="1.6666666666666667" table:formula="msoxl:=D8*2/60" table:style-name="ce32">
            <text:p>1.67</text:p>
          </table:table-cell>
          <table:table-cell office:value-type="float" office:value="2.777777777777778E-2" table:formula="msoxl:=E8/60" table:style-name="ce32">
            <text:p>0.03</text:p>
          </table:table-cell>
          <table:table-cell office:value-type="float" office:value="250" table:formula="msoxl:=5/B8" table:style-name="ce8">
            <text:p>250</text:p>
          </table:table-cell>
          <table:table-cell office:value-type="float" office:value="8.3333333333333339" table:formula="msoxl:=G8*2/60" table:style-name="ce32">
            <text:p>8.33</text:p>
          </table:table-cell>
          <table:table-cell office:value-type="float" office:value="0.1388888888888889" table:formula="msoxl:=H8/60" table:style-name="ce32">
            <text:p>0.14</text:p>
          </table:table-cell>
          <table:table-cell table:style-name="ce1"/>
          <table:table-cell office:value-type="string" table:style-name="ce1">
            <text:p>Fire dmg, wave</text:p>
          </table:table-cell>
          <table:table-cell table:number-columns-repeated="1637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01" table:style-name="ce33">
            <text:p>0.010000</text:p>
          </table:table-cell>
          <table:table-cell office:value-type="float" office:value="10000" table:formula="msoxl:=100/B9" table:style-name="ce8">
            <text:p>10,000</text:p>
          </table:table-cell>
          <table:table-cell office:value-type="float" office:value="100" table:formula="msoxl:=1/B9" table:style-name="ce8">
            <text:p>100</text:p>
          </table:table-cell>
          <table:table-cell office:value-type="float" office:value="3.3333333333333335" table:formula="msoxl:=D9*2/60" table:style-name="ce32">
            <text:p>3.33</text:p>
          </table:table-cell>
          <table:table-cell office:value-type="float" office:value="5.5555555555555559E-2" table:formula="msoxl:=E9/60" table:style-name="ce32">
            <text:p>0.06</text:p>
          </table:table-cell>
          <table:table-cell office:value-type="float" office:value="500" table:formula="msoxl:=5/B9" table:style-name="ce8">
            <text:p>500</text:p>
          </table:table-cell>
          <table:table-cell office:value-type="float" office:value="16.666666666666668" table:formula="msoxl:=G9*2/60" table:style-name="ce32">
            <text:p>16.67</text:p>
          </table:table-cell>
          <table:table-cell office:value-type="float" office:value="0.27777777777777779" table:formula="msoxl:=H9/60" table:style-name="ce32">
            <text:p>0.28</text:p>
          </table:table-cell>
          <table:table-cell table:number-columns-repeated="1637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.0000000000000001E-3" table:style-name="ce33">
            <text:p>0.003000</text:p>
          </table:table-cell>
          <table:table-cell office:value-type="float" office:value="33333.333333333336" table:formula="msoxl:=100/B10" table:style-name="ce8">
            <text:p>33,333</text:p>
          </table:table-cell>
          <table:table-cell office:value-type="float" office:value="333.33333333333331" table:formula="msoxl:=1/B10" table:style-name="ce8">
            <text:p>333</text:p>
          </table:table-cell>
          <table:table-cell office:value-type="float" office:value="11.111111111111111" table:formula="msoxl:=D10*2/60" table:style-name="ce32">
            <text:p>11.11</text:p>
          </table:table-cell>
          <table:table-cell office:value-type="float" office:value="0.18518518518518517" table:formula="msoxl:=E10/60" table:style-name="ce32">
            <text:p>0.19</text:p>
          </table:table-cell>
          <table:table-cell office:value-type="float" office:value="1666.6666666666667" table:formula="msoxl:=5/B10" table:style-name="ce8">
            <text:p>1,667</text:p>
          </table:table-cell>
          <table:table-cell office:value-type="float" office:value="55.555555555555557" table:formula="msoxl:=G10*2/60" table:style-name="ce32">
            <text:p>55.56</text:p>
          </table:table-cell>
          <table:table-cell office:value-type="float" office:value="0.92592592592592593" table:formula="msoxl:=H10/60" table:style-name="ce32">
            <text:p>0.93</text:p>
          </table:table-cell>
          <table:table-cell table:number-columns-repeated="16375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E-3" table:style-name="ce33">
            <text:p>0.002000</text:p>
          </table:table-cell>
          <table:table-cell office:value-type="float" office:value="50000" table:formula="msoxl:=100/B11" table:style-name="ce8">
            <text:p>50,000</text:p>
          </table:table-cell>
          <table:table-cell office:value-type="float" office:value="500" table:formula="msoxl:=1/B11" table:style-name="ce8">
            <text:p>500</text:p>
          </table:table-cell>
          <table:table-cell office:value-type="float" office:value="16.666666666666668" table:formula="msoxl:=D11*2/60" table:style-name="ce32">
            <text:p>16.67</text:p>
          </table:table-cell>
          <table:table-cell office:value-type="float" office:value="0.27777777777777779" table:formula="msoxl:=E11/60" table:style-name="ce32">
            <text:p>0.28</text:p>
          </table:table-cell>
          <table:table-cell office:value-type="float" office:value="2500" table:formula="msoxl:=5/B11" table:style-name="ce8">
            <text:p>2,500</text:p>
          </table:table-cell>
          <table:table-cell office:value-type="float" office:value="83.333333333333329" table:formula="msoxl:=G11*2/60" table:style-name="ce32">
            <text:p>83.33</text:p>
          </table:table-cell>
          <table:table-cell office:value-type="float" office:value="1.3888888888888888" table:formula="msoxl:=H11/60" table:style-name="ce32">
            <text:p>1.39</text:p>
          </table:table-cell>
          <table:table-cell table:style-name="ce1"/>
          <table:table-cell office:value-type="string" table:style-name="ce1">
            <text:p>Power boost, engulf</text:p>
          </table:table-cell>
          <table:table-cell table:number-columns-repeated="2" table:style-name="ce1"/>
          <table:table-cell office:value-type="string" table:style-name="ce1">
            <text:p>Big Boost</text:p>
          </table:table-cell>
          <table:table-cell table:number-columns-repeated="1637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6999999999999999E-3" table:style-name="ce33">
            <text:p>0.001700</text:p>
          </table:table-cell>
          <table:table-cell office:value-type="float" office:value="58823.529411764706" table:formula="msoxl:=100/B12" table:style-name="ce8">
            <text:p>58,824</text:p>
          </table:table-cell>
          <table:table-cell office:value-type="float" office:value="588.23529411764707" table:formula="msoxl:=1/B12" table:style-name="ce8">
            <text:p>588</text:p>
          </table:table-cell>
          <table:table-cell office:value-type="float" office:value="19.607843137254903" table:formula="msoxl:=D12*2/60" table:style-name="ce32">
            <text:p>19.61</text:p>
          </table:table-cell>
          <table:table-cell office:value-type="float" office:value="0.32679738562091504" table:formula="msoxl:=E12/60" table:style-name="ce32">
            <text:p>0.33</text:p>
          </table:table-cell>
          <table:table-cell office:value-type="float" office:value="2941.1764705882356" table:formula="msoxl:=5/B12" table:style-name="ce8">
            <text:p>2,941</text:p>
          </table:table-cell>
          <table:table-cell office:value-type="float" office:value="98.039215686274517" table:formula="msoxl:=G12*2/60" table:style-name="ce32">
            <text:p>98.04</text:p>
          </table:table-cell>
          <table:table-cell office:value-type="float" office:value="1.6339869281045754" table:formula="msoxl:=H12/60" table:style-name="ce32">
            <text:p>1.63</text:p>
          </table:table-cell>
          <table:table-cell table:number-columns-repeated="16375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5E-3" table:style-name="ce33">
            <text:p>0.001500</text:p>
          </table:table-cell>
          <table:table-cell office:value-type="float" office:value="66666.666666666672" table:formula="msoxl:=100/B13" table:style-name="ce8">
            <text:p>66,667</text:p>
          </table:table-cell>
          <table:table-cell office:value-type="float" office:value="666.66666666666663" table:formula="msoxl:=1/B13" table:style-name="ce8">
            <text:p>667</text:p>
          </table:table-cell>
          <table:table-cell office:value-type="float" office:value="22.222222222222221" table:formula="msoxl:=D13*2/60" table:style-name="ce32">
            <text:p>22.22</text:p>
          </table:table-cell>
          <table:table-cell office:value-type="float" office:value="0.37037037037037035" table:formula="msoxl:=E13/60" table:style-name="ce32">
            <text:p>0.37</text:p>
          </table:table-cell>
          <table:table-cell office:value-type="float" office:value="3333.3333333333335" table:formula="msoxl:=5/B13" table:style-name="ce8">
            <text:p>3,333</text:p>
          </table:table-cell>
          <table:table-cell office:value-type="float" office:value="111.11111111111111" table:formula="msoxl:=G13*2/60" table:style-name="ce32">
            <text:p>111.11</text:p>
          </table:table-cell>
          <table:table-cell office:value-type="float" office:value="1.8518518518518519" table:formula="msoxl:=H13/60" table:style-name="ce32">
            <text:p>1.85</text:p>
          </table:table-cell>
          <table:table-cell table:style-name="ce1"/>
          <table:table-cell office:value-type="string" table:style-name="ce1">
            <text:p>Aegis</text:p>
          </table:table-cell>
          <table:table-cell table:number-columns-repeated="16373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E-3" table:style-name="ce33">
            <text:p>0.001000</text:p>
          </table:table-cell>
          <table:table-cell office:value-type="float" office:value="100000" table:formula="msoxl:=100/B14" table:style-name="ce8">
            <text:p>100,000</text:p>
          </table:table-cell>
          <table:table-cell office:value-type="float" office:value="1000" table:formula="msoxl:=1/B14" table:style-name="ce8">
            <text:p>1,000</text:p>
          </table:table-cell>
          <table:table-cell office:value-type="float" office:value="33.333333333333336" table:formula="msoxl:=D14*2/60" table:style-name="ce32">
            <text:p>33.33</text:p>
          </table:table-cell>
          <table:table-cell office:value-type="float" office:value="0.55555555555555558" table:formula="msoxl:=E14/60" table:style-name="ce32">
            <text:p>0.56</text:p>
          </table:table-cell>
          <table:table-cell office:value-type="float" office:value="5000" table:formula="msoxl:=5/B14" table:style-name="ce8">
            <text:p>5,000</text:p>
          </table:table-cell>
          <table:table-cell office:value-type="float" office:value="166.66666666666666" table:formula="msoxl:=G14*2/60" table:style-name="ce32">
            <text:p>166.67</text:p>
          </table:table-cell>
          <table:table-cell office:value-type="float" office:value="2.7777777777777777" table:formula="msoxl:=H14/60" table:style-name="ce32">
            <text:p>2.78</text:p>
          </table:table-cell>
          <table:table-cell table:style-name="ce1"/>
          <table:table-cell office:value-type="string" table:style-name="ce1">
            <text:p>Power boost, effect</text:p>
          </table:table-cell>
          <table:table-cell table:number-columns-repeated="16373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.9999999999999998E-4" table:style-name="ce33">
            <text:p>0.000900</text:p>
          </table:table-cell>
          <table:table-cell office:value-type="float" office:value="111111.11111111111" table:formula="msoxl:=100/B15" table:style-name="ce8">
            <text:p>111,111</text:p>
          </table:table-cell>
          <table:table-cell office:value-type="float" office:value="1111.1111111111111" table:formula="msoxl:=1/B15" table:style-name="ce8">
            <text:p>1,111</text:p>
          </table:table-cell>
          <table:table-cell office:value-type="float" office:value="37.037037037037038" table:formula="msoxl:=D15*2/60" table:style-name="ce32">
            <text:p>37.04</text:p>
          </table:table-cell>
          <table:table-cell office:value-type="float" office:value="0.61728395061728392" table:formula="msoxl:=E15/60" table:style-name="ce32">
            <text:p>0.62</text:p>
          </table:table-cell>
          <table:table-cell office:value-type="float" office:value="5555.5555555555557" table:formula="msoxl:=5/B15" table:style-name="ce8">
            <text:p>5,556</text:p>
          </table:table-cell>
          <table:table-cell office:value-type="float" office:value="185.18518518518519" table:formula="msoxl:=G15*2/60" table:style-name="ce32">
            <text:p>185.19</text:p>
          </table:table-cell>
          <table:table-cell office:value-type="float" office:value="3.0864197530864197" table:formula="msoxl:=H15/60" table:style-name="ce32">
            <text:p>3.09</text:p>
          </table:table-cell>
          <table:table-cell table:number-columns-repeated="16375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.0000000000000004E-4" table:style-name="ce33">
            <text:p>0.000800</text:p>
          </table:table-cell>
          <table:table-cell office:value-type="float" office:value="125000" table:formula="msoxl:=100/B16" table:style-name="ce8">
            <text:p>125,000</text:p>
          </table:table-cell>
          <table:table-cell office:value-type="float" office:value="1250" table:formula="msoxl:=1/B16" table:style-name="ce8">
            <text:p>1,250</text:p>
          </table:table-cell>
          <table:table-cell office:value-type="float" office:value="41.666666666666664" table:formula="msoxl:=D16*2/60" table:style-name="ce32">
            <text:p>41.67</text:p>
          </table:table-cell>
          <table:table-cell office:value-type="float" office:value="0.69444444444444442" table:formula="msoxl:=E16/60" table:style-name="ce32">
            <text:p>0.69</text:p>
          </table:table-cell>
          <table:table-cell office:value-type="float" office:value="6250" table:formula="msoxl:=5/B16" table:style-name="ce8">
            <text:p>6,250</text:p>
          </table:table-cell>
          <table:table-cell office:value-type="float" office:value="208.33333333333334" table:formula="msoxl:=G16*2/60" table:style-name="ce32">
            <text:p>208.33</text:p>
          </table:table-cell>
          <table:table-cell office:value-type="float" office:value="3.4722222222222223" table:formula="msoxl:=H16/60" table:style-name="ce32">
            <text:p>3.47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.5000000000000002E-4" table:style-name="ce33">
            <text:p>0.000750</text:p>
          </table:table-cell>
          <table:table-cell office:value-type="float" office:value="133333.33333333334" table:formula="msoxl:=100/B17" table:style-name="ce8">
            <text:p>133,333</text:p>
          </table:table-cell>
          <table:table-cell office:value-type="float" office:value="1333.3333333333333" table:formula="msoxl:=1/B17" table:style-name="ce8">
            <text:p>1,333</text:p>
          </table:table-cell>
          <table:table-cell office:value-type="float" office:value="44.444444444444443" table:formula="msoxl:=D17*2/60" table:style-name="ce32">
            <text:p>44.44</text:p>
          </table:table-cell>
          <table:table-cell office:value-type="float" office:value="0.7407407407407407" table:formula="msoxl:=E17/60" table:style-name="ce32">
            <text:p>0.74</text:p>
          </table:table-cell>
          <table:table-cell office:value-type="float" office:value="6666.666666666667" table:formula="msoxl:=5/B17" table:style-name="ce8">
            <text:p>6,667</text:p>
          </table:table-cell>
          <table:table-cell office:value-type="float" office:value="222.22222222222223" table:formula="msoxl:=G17*2/60" table:style-name="ce32">
            <text:p>222.22</text:p>
          </table:table-cell>
          <table:table-cell office:value-type="float" office:value="3.7037037037037037" table:formula="msoxl:=H17/60" table:style-name="ce32">
            <text:p>3.70</text:p>
          </table:table-cell>
          <table:table-cell table:style-name="ce1"/>
          <table:table-cell office:value-type="string" table:style-name="ce1">
            <text:p>Power boost</text:p>
          </table:table-cell>
          <table:table-cell table:number-columns-repeated="16373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.9999999999999999E-4" table:style-name="ce33">
            <text:p>0.000700</text:p>
          </table:table-cell>
          <table:table-cell office:value-type="float" office:value="142857.14285714287" table:formula="msoxl:=100/B18" table:style-name="ce8">
            <text:p>142,857</text:p>
          </table:table-cell>
          <table:table-cell office:value-type="float" office:value="1428.5714285714287" table:formula="msoxl:=1/B18" table:style-name="ce8">
            <text:p>1,429</text:p>
          </table:table-cell>
          <table:table-cell office:value-type="float" office:value="47.61904761904762" table:formula="msoxl:=D18*2/60" table:style-name="ce32">
            <text:p>47.62</text:p>
          </table:table-cell>
          <table:table-cell office:value-type="float" office:value="0.79365079365079372" table:formula="msoxl:=E18/60" table:style-name="ce32">
            <text:p>0.79</text:p>
          </table:table-cell>
          <table:table-cell office:value-type="float" office:value="7142.8571428571431" table:formula="msoxl:=5/B18" table:style-name="ce8">
            <text:p>7,143</text:p>
          </table:table-cell>
          <table:table-cell office:value-type="float" office:value="238.0952380952381" table:formula="msoxl:=G18*2/60" table:style-name="ce32">
            <text:p>238.10</text:p>
          </table:table-cell>
          <table:table-cell office:value-type="float" office:value="3.9682539682539684" table:formula="msoxl:=H18/60" table:style-name="ce32">
            <text:p>3.97</text:p>
          </table:table-cell>
          <table:table-cell table:style-name="ce1"/>
          <table:table-cell office:value-type="string" table:style-name="ce1">
            <text:p>Ice dmg</text:p>
          </table:table-cell>
          <table:table-cell table:number-columns-repeated="16373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.9999999999999995E-4" table:style-name="ce33">
            <text:p>0.000600</text:p>
          </table:table-cell>
          <table:table-cell office:value-type="float" office:value="166666.66666666669" table:formula="msoxl:=100/B19" table:style-name="ce8">
            <text:p>166,667</text:p>
          </table:table-cell>
          <table:table-cell office:value-type="float" office:value="1666.6666666666667" table:formula="msoxl:=1/B19" table:style-name="ce8">
            <text:p>1,667</text:p>
          </table:table-cell>
          <table:table-cell office:value-type="float" office:value="55.555555555555557" table:formula="msoxl:=D19*2/60" table:style-name="ce32">
            <text:p>55.56</text:p>
          </table:table-cell>
          <table:table-cell office:value-type="float" office:value="0.92592592592592593" table:formula="msoxl:=E19/60" table:style-name="ce32">
            <text:p>0.93</text:p>
          </table:table-cell>
          <table:table-cell office:value-type="float" office:value="8333.3333333333339" table:formula="msoxl:=5/B19" table:style-name="ce8">
            <text:p>8,333</text:p>
          </table:table-cell>
          <table:table-cell office:value-type="float" office:value="277.77777777777777" table:formula="msoxl:=G19*2/60" table:style-name="ce32">
            <text:p>277.78</text:p>
          </table:table-cell>
          <table:table-cell office:value-type="float" office:value="4.6296296296296298" table:formula="msoxl:=H19/60" table:style-name="ce32">
            <text:p>4.63</text:p>
          </table:table-cell>
          <table:table-cell table:number-columns-repeated="16375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.5000000000000003E-4" table:style-name="ce33">
            <text:p>0.000550</text:p>
          </table:table-cell>
          <table:table-cell office:value-type="float" office:value="181818.18181818179" table:formula="msoxl:=100/B20" table:style-name="ce8">
            <text:p>181,818</text:p>
          </table:table-cell>
          <table:table-cell office:value-type="float" office:value="1818.181818181818" table:formula="msoxl:=1/B20" table:style-name="ce8">
            <text:p>1,818</text:p>
          </table:table-cell>
          <table:table-cell office:value-type="float" office:value="60.606060606060602" table:formula="msoxl:=D20*2/60" table:style-name="ce32">
            <text:p>60.61</text:p>
          </table:table-cell>
          <table:table-cell office:value-type="float" office:value="1.0101010101010099" table:formula="msoxl:=E20/60" table:style-name="ce32">
            <text:p>1.01</text:p>
          </table:table-cell>
          <table:table-cell office:value-type="float" office:value="9090.9090909090901" table:formula="msoxl:=5/B20" table:style-name="ce8">
            <text:p>9,091</text:p>
          </table:table-cell>
          <table:table-cell office:value-type="float" office:value="303.030303030303" table:formula="msoxl:=G20*2/60" table:style-name="ce32">
            <text:p>303.03</text:p>
          </table:table-cell>
          <table:table-cell office:value-type="float" office:value="5.0505050505050502" table:formula="msoxl:=H20/60" table:style-name="ce32">
            <text:p>5.05</text:p>
          </table:table-cell>
          <table:table-cell table:style-name="ce1"/>
          <table:table-cell office:value-type="string" table:style-name="ce1">
            <text:p>Power boost, wheel</text:p>
          </table:table-cell>
          <table:table-cell table:number-columns-repeated="2" table:style-name="ce1"/>
          <table:table-cell office:value-type="string" table:style-name="ce1">
            <text:p>Big Boost</text:p>
          </table:table-cell>
          <table:table-cell table:number-columns-repeated="1637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.0000000000000001E-4" table:style-name="ce33">
            <text:p>0.000500</text:p>
          </table:table-cell>
          <table:table-cell office:value-type="float" office:value="200000" table:formula="msoxl:=100/B21" table:style-name="ce8">
            <text:p>200,000</text:p>
          </table:table-cell>
          <table:table-cell office:value-type="float" office:value="2000" table:formula="msoxl:=1/B21" table:style-name="ce8">
            <text:p>2,000</text:p>
          </table:table-cell>
          <table:table-cell office:value-type="float" office:value="66.666666666666671" table:formula="msoxl:=D21*2/60" table:style-name="ce32">
            <text:p>66.67</text:p>
          </table:table-cell>
          <table:table-cell office:value-type="float" office:value="1.1111111111111112" table:formula="msoxl:=E21/60" table:style-name="ce32">
            <text:p>1.11</text:p>
          </table:table-cell>
          <table:table-cell office:value-type="float" office:value="10000" table:formula="msoxl:=5/B21" table:style-name="ce8">
            <text:p>10,000</text:p>
          </table:table-cell>
          <table:table-cell office:value-type="float" office:value="333.33333333333331" table:formula="msoxl:=G21*2/60" table:style-name="ce32">
            <text:p>333.33</text:p>
          </table:table-cell>
          <table:table-cell office:value-type="float" office:value="5.5555555555555554" table:formula="msoxl:=H21/60" table:style-name="ce32">
            <text:p>5.56</text:p>
          </table:table-cell>
          <table:table-cell table:number-columns-repeated="16375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.4999999999999999E-4" table:style-name="ce33">
            <text:p>0.000450</text:p>
          </table:table-cell>
          <table:table-cell office:value-type="float" office:value="222222.22222222222" table:formula="msoxl:=100/B22" table:style-name="ce8">
            <text:p>222,222</text:p>
          </table:table-cell>
          <table:table-cell office:value-type="float" office:value="2222.2222222222222" table:formula="msoxl:=1/B22" table:style-name="ce8">
            <text:p>2,222</text:p>
          </table:table-cell>
          <table:table-cell office:value-type="float" office:value="74.074074074074076" table:formula="msoxl:=D22*2/60" table:style-name="ce32">
            <text:p>74.07</text:p>
          </table:table-cell>
          <table:table-cell office:value-type="float" office:value="1.2345679012345678" table:formula="msoxl:=E22/60" table:style-name="ce32">
            <text:p>1.23</text:p>
          </table:table-cell>
          <table:table-cell office:value-type="float" office:value="11111.111111111111" table:formula="msoxl:=5/B22" table:style-name="ce8">
            <text:p>11,111</text:p>
          </table:table-cell>
          <table:table-cell office:value-type="float" office:value="370.37037037037038" table:formula="msoxl:=G22*2/60" table:style-name="ce32">
            <text:p>370.37</text:p>
          </table:table-cell>
          <table:table-cell office:value-type="float" office:value="6.1728395061728394" table:formula="msoxl:=H22/60" table:style-name="ce32">
            <text:p>6.17</text:p>
          </table:table-cell>
          <table:table-cell table:number-columns-repeated="16375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.0000000000000002E-4" table:style-name="ce33">
            <text:p>0.000400</text:p>
          </table:table-cell>
          <table:table-cell office:value-type="float" office:value="250000" table:formula="msoxl:=100/B23" table:style-name="ce8">
            <text:p>250,000</text:p>
          </table:table-cell>
          <table:table-cell office:value-type="float" office:value="2500" table:formula="msoxl:=1/B23" table:style-name="ce8">
            <text:p>2,500</text:p>
          </table:table-cell>
          <table:table-cell office:value-type="float" office:value="83.333333333333329" table:formula="msoxl:=D23*2/60" table:style-name="ce32">
            <text:p>83.33</text:p>
          </table:table-cell>
          <table:table-cell office:value-type="float" office:value="1.3888888888888888" table:formula="msoxl:=E23/60" table:style-name="ce32">
            <text:p>1.39</text:p>
          </table:table-cell>
          <table:table-cell office:value-type="float" office:value="12500" table:formula="msoxl:=5/B23" table:style-name="ce8">
            <text:p>12,500</text:p>
          </table:table-cell>
          <table:table-cell office:value-type="float" office:value="416.66666666666669" table:formula="msoxl:=G23*2/60" table:style-name="ce32">
            <text:p>416.67</text:p>
          </table:table-cell>
          <table:table-cell office:value-type="float" office:value="6.9444444444444446" table:formula="msoxl:=H23/60" table:style-name="ce32">
            <text:p>6.94</text:p>
          </table:table-cell>
          <table:table-cell table:style-name="ce1"/>
          <table:table-cell office:value-type="string" table:style-name="ce1">
            <text:p>Power boost, 6 wings, sphinx</text:p>
          </table:table-cell>
          <table:table-cell table:number-columns-repeated="16373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.5E-4" table:style-name="ce33">
            <text:p>0.000350</text:p>
          </table:table-cell>
          <table:table-cell office:value-type="float" office:value="285714.28571428574" table:formula="msoxl:=100/B24" table:style-name="ce8">
            <text:p>285,714</text:p>
          </table:table-cell>
          <table:table-cell office:value-type="float" office:value="2857.1428571428573" table:formula="msoxl:=1/B24" table:style-name="ce8">
            <text:p>2,857</text:p>
          </table:table-cell>
          <table:table-cell office:value-type="float" office:value="95.238095238095241" table:formula="msoxl:=D24*2/60" table:style-name="ce32">
            <text:p>95.24</text:p>
          </table:table-cell>
          <table:table-cell office:value-type="float" office:value="1.5873015873015874" table:formula="msoxl:=E24/60" table:style-name="ce32">
            <text:p>1.59</text:p>
          </table:table-cell>
          <table:table-cell office:value-type="float" office:value="14285.714285714286" table:formula="msoxl:=5/B24" table:style-name="ce8">
            <text:p>14,286</text:p>
          </table:table-cell>
          <table:table-cell office:value-type="float" office:value="476.1904761904762" table:formula="msoxl:=G24*2/60" table:style-name="ce32">
            <text:p>476.19</text:p>
          </table:table-cell>
          <table:table-cell office:value-type="float" office:value="7.9365079365079367" table:formula="msoxl:=H24/60" table:style-name="ce32">
            <text:p>7.94</text:p>
          </table:table-cell>
          <table:table-cell table:number-columns-repeated="16375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.9999999999999997E-4" table:style-name="ce33">
            <text:p>0.000300</text:p>
          </table:table-cell>
          <table:table-cell office:value-type="float" office:value="333333.33333333337" table:formula="msoxl:=100/B25" table:style-name="ce8">
            <text:p>333,333</text:p>
          </table:table-cell>
          <table:table-cell office:value-type="float" office:value="3333.3333333333335" table:formula="msoxl:=1/B25" table:style-name="ce8">
            <text:p>3,333</text:p>
          </table:table-cell>
          <table:table-cell office:value-type="float" office:value="111.11111111111111" table:formula="msoxl:=D25*2/60" table:style-name="ce32">
            <text:p>111.11</text:p>
          </table:table-cell>
          <table:table-cell office:value-type="float" office:value="1.8518518518518519" table:formula="msoxl:=E25/60" table:style-name="ce32">
            <text:p>1.85</text:p>
          </table:table-cell>
          <table:table-cell office:value-type="float" office:value="16666.666666666668" table:formula="msoxl:=5/B25" table:style-name="ce8">
            <text:p>16,667</text:p>
          </table:table-cell>
          <table:table-cell office:value-type="float" office:value="555.55555555555554" table:formula="msoxl:=G25*2/60" table:style-name="ce32">
            <text:p>555.56</text:p>
          </table:table-cell>
          <table:table-cell office:value-type="float" office:value="9.2592592592592595" table:formula="msoxl:=H25/60" table:style-name="ce32">
            <text:p>9.26</text:p>
          </table:table-cell>
          <table:table-cell table:number-columns-repeated="16375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.0000000000000001E-4" table:style-name="ce33">
            <text:p>0.000200</text:p>
          </table:table-cell>
          <table:table-cell office:value-type="float" office:value="500000" table:formula="msoxl:=100/B26" table:style-name="ce8">
            <text:p>500,000</text:p>
          </table:table-cell>
          <table:table-cell office:value-type="float" office:value="5000" table:formula="msoxl:=1/B26" table:style-name="ce8">
            <text:p>5,000</text:p>
          </table:table-cell>
          <table:table-cell office:value-type="float" office:value="166.66666666666666" table:formula="msoxl:=D26*2/60" table:style-name="ce32">
            <text:p>166.67</text:p>
          </table:table-cell>
          <table:table-cell office:value-type="float" office:value="2.7777777777777777" table:formula="msoxl:=E26/60" table:style-name="ce32">
            <text:p>2.78</text:p>
          </table:table-cell>
          <table:table-cell office:value-type="float" office:value="25000" table:formula="msoxl:=5/B26" table:style-name="ce8">
            <text:p>25,000</text:p>
          </table:table-cell>
          <table:table-cell office:value-type="float" office:value="833.33333333333337" table:formula="msoxl:=G26*2/60" table:style-name="ce32">
            <text:p>833.33</text:p>
          </table:table-cell>
          <table:table-cell office:value-type="float" office:value="13.888888888888889" table:formula="msoxl:=H26/60" table:style-name="ce32">
            <text:p>13.89</text:p>
          </table:table-cell>
          <table:table-cell table:style-name="ce1"/>
          <table:table-cell office:value-type="string" table:style-name="ce1">
            <text:p>Power boost, serpent</text:p>
          </table:table-cell>
          <table:table-cell table:number-columns-repeated="16373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4999999999999999E-4" table:style-name="ce33">
            <text:p>0.000150</text:p>
          </table:table-cell>
          <table:table-cell office:value-type="float" office:value="666666.66666666674" table:formula="msoxl:=100/B27" table:style-name="ce8">
            <text:p>666,667</text:p>
          </table:table-cell>
          <table:table-cell office:value-type="float" office:value="6666.666666666667" table:formula="msoxl:=1/B27" table:style-name="ce8">
            <text:p>6,667</text:p>
          </table:table-cell>
          <table:table-cell office:value-type="float" office:value="222.22222222222223" table:formula="msoxl:=D27*2/60" table:style-name="ce32">
            <text:p>222.22</text:p>
          </table:table-cell>
          <table:table-cell office:value-type="float" office:value="3.7037037037037037" table:formula="msoxl:=E27/60" table:style-name="ce32">
            <text:p>3.70</text:p>
          </table:table-cell>
          <table:table-cell office:value-type="float" office:value="33333.333333333336" table:formula="msoxl:=5/B27" table:style-name="ce8">
            <text:p>33,333</text:p>
          </table:table-cell>
          <table:table-cell office:value-type="float" office:value="1111.1111111111111" table:formula="msoxl:=G27*2/60" table:style-name="ce32">
            <text:p>1,111.11</text:p>
          </table:table-cell>
          <table:table-cell office:value-type="float" office:value="18.518518518518519" table:formula="msoxl:=H27/60" table:style-name="ce32">
            <text:p>18.52</text:p>
          </table:table-cell>
          <table:table-cell table:number-columns-repeated="16375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E-4" table:style-name="ce33">
            <text:p>0.000100</text:p>
          </table:table-cell>
          <table:table-cell office:value-type="float" office:value="1000000" table:formula="msoxl:=100/B28" table:style-name="ce8">
            <text:p>1,000,000</text:p>
          </table:table-cell>
          <table:table-cell office:value-type="float" office:value="10000" table:formula="msoxl:=1/B28" table:style-name="ce8">
            <text:p>10,000</text:p>
          </table:table-cell>
          <table:table-cell office:value-type="float" office:value="333.33333333333331" table:formula="msoxl:=D28*2/60" table:style-name="ce32">
            <text:p>333.33</text:p>
          </table:table-cell>
          <table:table-cell office:value-type="float" office:value="5.5555555555555554" table:formula="msoxl:=E28/60" table:style-name="ce32">
            <text:p>5.56</text:p>
          </table:table-cell>
          <table:table-cell office:value-type="float" office:value="50000" table:formula="msoxl:=5/B28" table:style-name="ce8">
            <text:p>50,000</text:p>
          </table:table-cell>
          <table:table-cell office:value-type="float" office:value="1666.6666666666667" table:formula="msoxl:=G28*2/60" table:style-name="ce32">
            <text:p>1,666.67</text:p>
          </table:table-cell>
          <table:table-cell office:value-type="float" office:value="27.777777777777779" table:formula="msoxl:=H28/60" table:style-name="ce32">
            <text:p>27.78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float" office:value="4648379.8064680425" table:formula="msoxl:=SUM(C6:C28)" table:style-name="ce31">
            <text:p>4,648,380</text:p>
          </table:table-cell>
          <table:table-cell table:style-name="ce8"/>
          <table:table-cell office:value-type="float" office:value="154945.99354893476" table:formula="msoxl:=C29*2/60" table:style-name="ce31">
            <text:p>154,946</text:p>
          </table:table-cell>
          <table:table-cell office:value-type="float" office:value="2582.4332258155791" table:formula="msoxl:=E29/60" table:style-name="ce31">
            <text:p>2,582</text:p>
          </table:table-cell>
          <table:table-cell table:style-name="ce8"/>
          <table:table-cell table:number-columns-repeated="2" table:style-name="ce32"/>
          <table:table-cell table:number-columns-repeated="16375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Stats" table:style-name="ta1">
        <table:table-column table:style-name="co32" table:default-cell-style-name="ce1"/>
        <table:table-column table:style-name="co33" table:number-columns-repeated="8" table:default-cell-style-name="ce1"/>
        <table:table-column table:style-name="co1" table:default-cell-style-name="ce1"/>
        <table:table-column table:style-name="co33" table:number-columns-repeated="2" table:default-cell-style-name="ce1"/>
        <table:table-column table:style-name="co32" table:default-cell-style-name="ce1"/>
        <table:table-column table:style-name="co33" table:number-columns-repeated="6" table:default-cell-style-name="ce1"/>
        <table:table-column table:style-name="co8" table:number-columns-repeated="16365" table:default-cell-style-name="ce1"/>
        <table:table-row table:style-name="ro1">
          <table:table-cell office:value-type="string" table:style-name="ce1">
            <text:p>Current</text:p>
          </table:table-cell>
          <table:table-cell table:number-columns-repeated="11" table:style-name="ce1"/>
          <table:table-cell office:value-type="string" table:style-name="ce1">
            <text:p>Spirits</text:p>
          </table:table-cell>
          <table:table-cell table:number-columns-repeated="6" table:style-name="ce1"/>
          <table:table-cell office:value-type="string" table:style-name="ce1">
            <text:p>Boost</text:p>
          </table:table-cell>
          <table:table-cell office:value-type="string" table:style-name="ce1">
            <text:p>Glvl Gained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Lvl</text:p>
          </table:table-cell>
          <table:table-cell office:value-type="float" office:value="40" table:style-name="ce1">
            <text:p>40</text:p>
          </table:table-cell>
          <table:table-cell table:number-columns-repeated="10" table:style-name="ce1"/>
          <table:table-cell office:value-type="string" table:style-name="ce1">
            <text:p>Divine Awfulness</text:p>
          </table:table-cell>
          <table:table-cell table:number-columns-repeated="3" table:style-name="ce1"/>
          <table:table-cell office:value-type="string" table:style-name="ce19">
            <text:p>+cha</text:p>
          </table:table-cell>
          <table:table-cell table:number-columns-repeated="2" table:style-name="ce1"/>
          <table:table-cell office:value-type="float" office:value="40.049999999999997" table:formula="msoxl:=0.89*45" table:style-name="ce43">
            <text:p>40</text:p>
          </table:table-cell>
          <table:table-cell office:value-type="float" office:value="1" table:style-name="ce1">
            <text:p>1</text:p>
          </table:table-cell>
          <table:table-cell table:style-name="ce44"/>
          <table:table-cell table:number-columns-repeated="16362"/>
        </table:table-row>
        <table:table-row table:style-name="ro1">
          <table:table-cell office:value-type="string" table:style-name="ce1">
            <text:p>Str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eutral</text:p>
          </table:table-cell>
          <table:table-cell table:style-name="ce1"/>
          <table:table-cell office:value-type="string" table:style-name="ce1">
            <text:p>*transfig dmg</text:p>
          </table:table-cell>
          <table:table-cell table:number-columns-repeated="7" table:style-name="ce1"/>
          <table:table-cell office:value-type="string" table:style-name="ce1">
            <text:p>Righteousness</text:p>
          </table:table-cell>
          <table:table-cell table:number-columns-repeated="3" table:style-name="ce1"/>
          <table:table-cell office:value-type="string" table:style-name="ce19">
            <text:p>+dex</text:p>
          </table:table-cell>
          <table:table-cell table:number-columns-repeated="2" table:style-name="ce1"/>
          <table:table-cell office:value-type="float" office:value="40.049999999999997" table:formula="msoxl:=0.89*45" table:style-name="ce43">
            <text:p>40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Dex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eutral</text:p>
          </table:table-cell>
          <table:table-cell table:style-name="ce1"/>
          <table:table-cell office:value-type="string" table:style-name="ce1">
            <text:p>*transfig dodge</text:p>
          </table:table-cell>
          <table:table-cell table:number-columns-repeated="7" table:style-name="ce1"/>
          <table:table-cell office:value-type="string" table:style-name="ce1">
            <text:p>Knowledge</text:p>
          </table:table-cell>
          <table:table-cell table:number-columns-repeated="3" table:style-name="ce1"/>
          <table:table-cell office:value-type="string" table:style-name="ce19">
            <text:p>+int</text:p>
          </table:table-cell>
          <table:table-cell table:number-columns-repeated="2" table:style-name="ce1"/>
          <table:table-cell office:value-type="float" office:value="20.25" table:formula="msoxl:=0.45*45" table:style-name="ce43">
            <text:p>20</text:p>
          </table:table-cell>
          <table:table-cell office:value-type="float" office:value="4" table:style-name="ce1">
            <text:p>4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Wis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primary</text:p>
          </table:table-cell>
          <table:table-cell table:style-name="ce1"/>
          <table:table-cell office:value-type="string" table:style-name="ce1">
            <text:p>*overall calls</text:p>
          </table:table-cell>
          <table:table-cell table:number-columns-repeated="7" table:style-name="ce1"/>
          <table:table-cell office:value-type="string" table:style-name="ce1">
            <text:p>Power</text:p>
          </table:table-cell>
          <table:table-cell table:number-columns-repeated="3" table:style-name="ce1"/>
          <table:table-cell office:value-type="string" table:style-name="ce19">
            <text:p>+str</text:p>
          </table:table-cell>
          <table:table-cell table:number-columns-repeated="2" table:style-name="ce1"/>
          <table:table-cell office:value-type="float" office:value="40.049999999999997" table:formula="msoxl:=0.89*45" table:style-name="ce43">
            <text:p>40</text:p>
          </table:table-cell>
          <table:table-cell office:value-type="float" office:value="7" table:style-name="ce1">
            <text:p>7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Int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econdary</text:p>
          </table:table-cell>
          <table:table-cell table:style-name="ce1"/>
          <table:table-cell office:value-type="string" table:style-name="ce1">
            <text:p>*damage</text:p>
          </table:table-cell>
          <table:table-cell table:style-name="ce1"/>
          <table:table-cell office:value-type="string" table:style-name="ce1">
            <text:p>1 int = 5 sp</text:p>
          </table:table-cell>
          <table:table-cell table:number-columns-repeated="5" table:style-name="ce1"/>
          <table:table-cell office:value-type="string" table:style-name="ce1">
            <text:p>Counsel</text:p>
          </table:table-cell>
          <table:table-cell table:number-columns-repeated="3" table:style-name="ce1"/>
          <table:table-cell office:value-type="string" table:style-name="ce19">
            <text:p>+str and +cha</text:p>
          </table:table-cell>
          <table:table-cell table:number-columns-repeated="2" table:style-name="ce1"/>
          <table:table-cell office:value-type="float" office:value="20.25" table:formula="msoxl:=0.45*45" table:style-name="ce43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Co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lower</text:p>
          </table:table-cell>
          <table:table-cell table:style-name="ce1"/>
          <table:table-cell office:value-type="string" table:style-name="ce1">
            <text:p>*hps</text:p>
          </table:table-cell>
          <table:table-cell table:style-name="ce1"/>
          <table:table-cell office:value-type="string" table:style-name="ce1">
            <text:p>1 con = 11 hps</text:p>
          </table:table-cell>
          <table:table-cell table:number-columns-repeated="5" table:style-name="ce1"/>
          <table:table-cell office:value-type="string" table:style-name="ce1">
            <text:p>Understanding</text:p>
          </table:table-cell>
          <table:table-cell table:number-columns-repeated="3" table:style-name="ce1"/>
          <table:table-cell office:value-type="string" table:style-name="ce19">
            <text:p>+? And ?</text:p>
          </table:table-cell>
          <table:table-cell table:number-columns-repeated="2" table:style-name="ce1"/>
          <table:table-cell office:value-type="float" office:value="20.25" table:formula="msoxl:=0.45*45" table:style-name="ce43">
            <text:p>20</text:p>
          </table:table-cell>
          <table:table-cell office:value-type="float" office:value="13" table:style-name="ce1">
            <text:p>13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Ch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econdary</text:p>
          </table:table-cell>
          <table:table-cell table:style-name="ce1"/>
          <table:table-cell office:value-type="string" table:style-name="ce1">
            <text:p>*healing</text:p>
          </table:table-cell>
          <table:table-cell table:style-name="ce1"/>
          <table:table-cell office:value-type="string" table:style-name="ce1">
            <text:p>every +5 cha ='s about +2 to healing</text:p>
          </table:table-cell>
          <table:table-cell table:number-columns-repeated="5" table:style-name="ce1"/>
          <table:table-cell office:value-type="string" table:style-name="ce1">
            <text:p>Wisdom</text:p>
          </table:table-cell>
          <table:table-cell table:number-columns-repeated="3" table:style-name="ce1"/>
          <table:table-cell office:value-type="string" table:style-name="ce19">
            <text:p>+wis</text:p>
          </table:table-cell>
          <table:table-cell table:number-columns-repeated="2" table:style-name="ce1"/>
          <table:table-cell office:value-type="float" office:value="40.049999999999997" table:formula="msoxl:=0.89*45" table:style-name="ce43">
            <text:p>40</text:p>
          </table:table-cell>
          <table:table-cell office:value-type="float" office:value="16" table:style-name="ce1">
            <text:p>16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45">
            <text:p>HP</text:p>
          </table:table-cell>
          <table:table-cell office:value-type="float" office:value="474" table:formula="msoxl:=(B7*11)+(B2*2)+42" table:style-name="ce45">
            <text:p>474</text:p>
          </table:table-cell>
          <table:table-cell table:number-columns-repeated="10" table:style-name="ce1"/>
          <table:table-cell office:value-type="string" table:style-name="ce1">
            <text:p>2 spirits</text:p>
          </table:table-cell>
          <table:table-cell table:number-columns-repeated="7" table:style-name="ce1"/>
          <table:table-cell office:value-type="float" office:value="19" table:style-name="ce1">
            <text:p>19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3">
            <text:p>SP</text:p>
          </table:table-cell>
          <table:table-cell office:value-type="float" office:value="247" table:formula="msoxl:=B6*5+42" table:style-name="ce3">
            <text:p>247</text:p>
          </table:table-cell>
          <table:table-cell table:number-columns-repeated="10" table:style-name="ce1"/>
          <table:table-cell office:value-type="string" table:style-name="ce1">
            <text:p>3 spirits?</text:p>
          </table:table-cell>
          <table:table-cell table:number-columns-repeated="7" table:style-name="ce1"/>
          <table:table-cell office:value-type="float" office:value="22" table:style-name="ce1">
            <text:p>22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Max</text:p>
          </table:table-cell>
          <table:table-cell office:value-type="float" office:value="186" table:formula="msoxl:=B2*4+26" table:style-name="ce1">
            <text:p>186</text:p>
          </table:table-cell>
          <table:table-cell table:number-columns-repeated="10" table:style-name="ce1"/>
          <table:table-cell office:value-type="string" table:style-name="ce1">
            <text:p>4 spirits?</text:p>
          </table:table-cell>
          <table:table-cell table:number-columns-repeated="7" table:style-name="ce1"/>
          <table:table-cell office:value-type="float" office:value="25" table:style-name="ce1">
            <text:p>25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Used</text:p>
          </table:table-cell>
          <table:table-cell office:value-type="float" office:value="182" table:formula="msoxl:=SUM(B3:B8)" table:style-name="ce1">
            <text:p>18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la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Int Con Wis Cha</text:p>
          </table:table-cell>
          <table:table-cell table:number-columns-repeated="7" table:style-name="ce1"/>
          <table:table-cell table:number-columns-repeated="9" table:style-name="ce42"/>
          <table:table-cell table:number-columns-repeated="16365" table:style-name="ce1"/>
        </table:table-row>
        <table:table-row table:style-name="ro1">
          <table:table-cell office:value-type="string" table:style-name="ce1">
            <text:p>Lvl</text:p>
          </table:table-cell>
          <table:table-cell office:value-type="float" office:value="31" table:style-name="ce1">
            <text:p>31</text:p>
          </table:table-cell>
          <table:table-cell office:value-type="float" office:value="41" table:style-name="ce1">
            <text:p>41</text:p>
          </table:table-cell>
          <table:table-cell office:value-type="float" office:value="51" table:style-name="ce1">
            <text:p>51</text:p>
          </table:table-cell>
          <table:table-cell office:value-type="float" office:value="61" table:style-name="ce1">
            <text:p>61</text:p>
          </table:table-cell>
          <table:table-cell office:value-type="float" office:value="71" table:style-name="ce1">
            <text:p>71</text:p>
          </table:table-cell>
          <table:table-cell office:value-type="float" office:value="81" table:style-name="ce1">
            <text:p>81</text:p>
          </table:table-cell>
          <table:table-cell office:value-type="float" office:value="91" table:style-name="ce1">
            <text:p>91</text:p>
          </table:table-cell>
          <table:table-cell office:value-type="float" office:value="101" table:style-name="ce1">
            <text:p>101</text:p>
          </table:table-cell>
          <table:table-cell table:style-name="ce1"/>
          <table:table-cell table:number-columns-repeated="9" table:style-name="ce42"/>
          <table:table-cell table:number-columns-repeated="16365" table:style-name="ce1"/>
        </table:table-row>
        <table:table-row table:style-name="ro1">
          <table:table-cell office:value-type="string" table:style-name="ce1">
            <text:p>Str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table:style-name="ce1"/>
          <table:table-cell table:number-columns-repeated="9" table:style-name="ce42"/>
          <table:table-cell table:number-columns-repeated="16365" table:style-name="ce1"/>
        </table:table-row>
        <table:table-row table:style-name="ro1">
          <table:table-cell office:value-type="string" table:style-name="ce1">
            <text:p>Dex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style-name="ce1"/>
          <table:table-cell table:number-columns-repeated="9" table:style-name="ce42"/>
          <table:table-cell table:number-columns-repeated="16365"/>
        </table:table-row>
        <table:table-row table:style-name="ro1">
          <table:table-cell office:value-type="string" table:style-name="ce1">
            <text:p>Wis</text:p>
          </table:table-cell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office:value-type="float" office:value="56" table:style-name="ce1">
            <text:p>56</text:p>
          </table:table-cell>
          <table:table-cell office:value-type="float" office:value="66" table:style-name="ce1">
            <text:p>66</text:p>
          </table:table-cell>
          <table:table-cell office:value-type="float" office:value="76" table:style-name="ce1">
            <text:p>76</text:p>
          </table:table-cell>
          <table:table-cell office:value-type="float" office:value="86" table:style-name="ce1">
            <text:p>86</text:p>
          </table:table-cell>
          <table:table-cell office:value-type="float" office:value="96" table:style-name="ce1">
            <text:p>96</text:p>
          </table:table-cell>
          <table:table-cell table:style-name="ce1"/>
          <table:table-cell table:number-columns-repeated="9" table:style-name="ce42"/>
          <table:table-cell table:number-columns-repeated="16365"/>
        </table:table-row>
        <table:table-row table:style-name="ro1">
          <table:table-cell office:value-type="string" table:style-name="ce1">
            <text:p>Int</text:p>
          </table:table-cell>
          <table:table-cell office:value-type="float" office:value="31" table:formula="msoxl:=B15" table:style-name="ce1">
            <text:p>31</text:p>
          </table:table-cell>
          <table:table-cell office:value-type="float" office:value="41" table:formula="msoxl:=C15" table:style-name="ce1">
            <text:p>41</text:p>
          </table:table-cell>
          <table:table-cell office:value-type="float" office:value="51" table:formula="msoxl:=D15" table:style-name="ce1">
            <text:p>51</text:p>
          </table:table-cell>
          <table:table-cell office:value-type="float" office:value="61" table:formula="msoxl:=E15" table:style-name="ce1">
            <text:p>61</text:p>
          </table:table-cell>
          <table:table-cell office:value-type="float" office:value="71" table:formula="msoxl:=F15" table:style-name="ce1">
            <text:p>71</text:p>
          </table:table-cell>
          <table:table-cell office:value-type="float" office:value="81" table:formula="msoxl:=G15" table:style-name="ce1">
            <text:p>81</text:p>
          </table:table-cell>
          <table:table-cell office:value-type="float" office:value="91" table:formula="msoxl:=H15" table:style-name="ce1">
            <text:p>91</text:p>
          </table:table-cell>
          <table:table-cell office:value-type="float" office:value="101" table:formula="msoxl:=I15" table:style-name="ce1">
            <text:p>101</text:p>
          </table:table-cell>
          <table:table-cell table:style-name="ce1"/>
          <table:table-cell table:number-columns-repeated="9" table:style-name="ce42"/>
          <table:table-cell table:number-columns-repeated="16365"/>
        </table:table-row>
        <table:table-row table:style-name="ro1">
          <table:table-cell office:value-type="string" table:style-name="ce1">
            <text:p>Con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table:number-columns-repeated="9" table:style-name="ce42"/>
          <table:table-cell table:number-columns-repeated="16365"/>
        </table:table-row>
        <table:table-row table:style-name="ro1">
          <table:table-cell office:value-type="string" table:style-name="ce1">
            <text:p>Cha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41" table:style-name="ce1">
            <text:p>41</text:p>
          </table:table-cell>
          <table:table-cell office:value-type="float" office:value="51" table:style-name="ce1">
            <text:p>51</text:p>
          </table:table-cell>
          <table:table-cell office:value-type="float" office:value="61" table:style-name="ce1">
            <text:p>61</text:p>
          </table:table-cell>
          <table:table-cell office:value-type="float" office:value="71" table:style-name="ce1">
            <text:p>71</text:p>
          </table:table-cell>
          <table:table-cell office:value-type="float" office:value="81" table:style-name="ce1">
            <text:p>81</text:p>
          </table:table-cell>
          <table:table-cell office:value-type="float" office:value="91" table:style-name="ce1">
            <text:p>91</text:p>
          </table:table-cell>
          <table:table-cell table:style-name="ce1"/>
          <table:table-cell table:number-columns-repeated="9" table:style-name="ce42"/>
          <table:table-cell table:number-columns-repeated="16365"/>
        </table:table-row>
        <table:table-row table:style-name="ro1">
          <table:table-cell office:value-type="string" table:style-name="ce45">
            <text:p>HP</text:p>
          </table:table-cell>
          <table:table-cell office:value-type="float" office:value="434" table:formula="msoxl:=(B20*11)+(B15*2)+42" table:style-name="ce45">
            <text:p>434</text:p>
          </table:table-cell>
          <table:table-cell office:value-type="float" office:value="509" table:formula="msoxl:=(C20*11)+(C15*2)+42" table:style-name="ce45">
            <text:p>509</text:p>
          </table:table-cell>
          <table:table-cell office:value-type="float" office:value="639" table:formula="msoxl:=(D20*11)+(D15*2)+42" table:style-name="ce45">
            <text:p>639</text:p>
          </table:table-cell>
          <table:table-cell office:value-type="float" office:value="714" table:formula="msoxl:=(E20*11)+(E15*2)+42" table:style-name="ce45">
            <text:p>714</text:p>
          </table:table-cell>
          <table:table-cell office:value-type="float" office:value="789" table:formula="msoxl:=(F20*11)+(F15*2)+42" table:style-name="ce45">
            <text:p>789</text:p>
          </table:table-cell>
          <table:table-cell office:value-type="float" office:value="864" table:formula="msoxl:=(G20*11)+(G15*2)+42" table:style-name="ce45">
            <text:p>864</text:p>
          </table:table-cell>
          <table:table-cell office:value-type="float" office:value="939" table:formula="msoxl:=(H20*11)+(H15*2)+42" table:style-name="ce45">
            <text:p>939</text:p>
          </table:table-cell>
          <table:table-cell office:value-type="float" office:value="1014" table:formula="msoxl:=(I20*11)+(I15*2)+42" table:style-name="ce45">
            <text:p>1014</text:p>
          </table:table-cell>
          <table:table-cell table:style-name="ce1"/>
          <table:table-cell table:number-columns-repeated="9" table:style-name="ce42"/>
          <table:table-cell table:number-columns-repeated="16365"/>
        </table:table-row>
        <table:table-row table:style-name="ro1">
          <table:table-cell office:value-type="string" table:style-name="ce3">
            <text:p>SP</text:p>
          </table:table-cell>
          <table:table-cell office:value-type="float" office:value="197" table:formula="msoxl:=B19*5+42" table:style-name="ce3">
            <text:p>197</text:p>
          </table:table-cell>
          <table:table-cell office:value-type="float" office:value="247" table:formula="msoxl:=C19*5+42" table:style-name="ce3">
            <text:p>247</text:p>
          </table:table-cell>
          <table:table-cell office:value-type="float" office:value="297" table:formula="msoxl:=D19*5+42" table:style-name="ce3">
            <text:p>297</text:p>
          </table:table-cell>
          <table:table-cell office:value-type="float" office:value="347" table:formula="msoxl:=E19*5+42" table:style-name="ce3">
            <text:p>347</text:p>
          </table:table-cell>
          <table:table-cell office:value-type="float" office:value="397" table:formula="msoxl:=F19*5+42" table:style-name="ce3">
            <text:p>397</text:p>
          </table:table-cell>
          <table:table-cell office:value-type="float" office:value="447" table:formula="msoxl:=G19*5+42" table:style-name="ce3">
            <text:p>447</text:p>
          </table:table-cell>
          <table:table-cell office:value-type="float" office:value="497" table:formula="msoxl:=H19*5+42" table:style-name="ce3">
            <text:p>497</text:p>
          </table:table-cell>
          <table:table-cell office:value-type="float" office:value="547" table:formula="msoxl:=I19*5+42" table:style-name="ce3">
            <text:p>547</text:p>
          </table:table-cell>
          <table:table-cell table:style-name="ce1"/>
          <table:table-cell table:number-columns-repeated="9" table:style-name="ce42"/>
          <table:table-cell table:number-columns-repeated="16365"/>
        </table:table-row>
        <table:table-row table:style-name="ro1">
          <table:table-cell office:value-type="string" table:style-name="ce1">
            <text:p>Max</text:p>
          </table:table-cell>
          <table:table-cell office:value-type="float" office:value="150" table:formula="msoxl:=B15*4+26" table:style-name="ce1">
            <text:p>150</text:p>
          </table:table-cell>
          <table:table-cell office:value-type="float" office:value="190" table:formula="msoxl:=C15*4+26" table:style-name="ce1">
            <text:p>190</text:p>
          </table:table-cell>
          <table:table-cell office:value-type="float" office:value="230" table:formula="msoxl:=D15*4+26" table:style-name="ce1">
            <text:p>230</text:p>
          </table:table-cell>
          <table:table-cell office:value-type="float" office:value="270" table:formula="msoxl:=E15*4+26" table:style-name="ce1">
            <text:p>270</text:p>
          </table:table-cell>
          <table:table-cell office:value-type="float" office:value="310" table:formula="msoxl:=F15*4+26" table:style-name="ce1">
            <text:p>310</text:p>
          </table:table-cell>
          <table:table-cell office:value-type="float" office:value="350" table:formula="msoxl:=G15*4+26" table:style-name="ce1">
            <text:p>350</text:p>
          </table:table-cell>
          <table:table-cell office:value-type="float" office:value="390" table:formula="msoxl:=H15*4+26" table:style-name="ce1">
            <text:p>390</text:p>
          </table:table-cell>
          <table:table-cell office:value-type="float" office:value="430" table:formula="msoxl:=I15*4+26" table:style-name="ce1">
            <text:p>430</text:p>
          </table:table-cell>
          <table:table-cell table:style-name="ce1"/>
          <table:table-cell table:number-columns-repeated="9" table:style-name="ce42"/>
          <table:table-cell table:number-columns-repeated="16365"/>
        </table:table-row>
        <table:table-row table:style-name="ro1">
          <table:table-cell office:value-type="string" table:style-name="ce1">
            <text:p>Used</text:p>
          </table:table-cell>
          <table:table-cell office:value-type="float" office:value="150" table:formula="msoxl:=SUM(B16:B21)" table:style-name="ce1">
            <text:p>150</text:p>
          </table:table-cell>
          <table:table-cell office:value-type="float" office:value="190" table:formula="msoxl:=SUM(C16:C21)" table:style-name="ce1">
            <text:p>190</text:p>
          </table:table-cell>
          <table:table-cell office:value-type="float" office:value="230" table:formula="msoxl:=SUM(D16:D21)" table:style-name="ce1">
            <text:p>230</text:p>
          </table:table-cell>
          <table:table-cell office:value-type="float" office:value="270" table:formula="msoxl:=SUM(E16:E21)" table:style-name="ce1">
            <text:p>270</text:p>
          </table:table-cell>
          <table:table-cell office:value-type="float" office:value="310" table:formula="msoxl:=SUM(F16:F21)" table:style-name="ce1">
            <text:p>310</text:p>
          </table:table-cell>
          <table:table-cell office:value-type="float" office:value="350" table:formula="msoxl:=SUM(G16:G21)" table:style-name="ce1">
            <text:p>350</text:p>
          </table:table-cell>
          <table:table-cell office:value-type="float" office:value="390" table:formula="msoxl:=SUM(H16:H21)" table:style-name="ce1">
            <text:p>390</text:p>
          </table:table-cell>
          <table:table-cell office:value-type="float" office:value="430" table:formula="msoxl:=SUM(I16:I21)" table:style-name="ce1">
            <text:p>430</text:p>
          </table:table-cell>
          <table:table-cell table:style-name="ce1"/>
          <table:table-cell table:number-columns-repeated="9" table:style-name="ce42"/>
          <table:table-cell table:number-columns-repeated="16365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21">
      <number:day/>
      <number:text>-</number:text>
      <number:month number:textual="true"/>
    </number:date-style>
    <number:text-style style:name="N30">
      <number:text-content/>
    </number:text-style>
    <number:percentage-style style:name="N36">
      <number:number number:decimal-places="1" number:min-integer-digits="1"/>
      <number:text>%</number:text>
    </number:percentage-style>
    <number:number-style style:name="N42">
      <number:number number:decimal-places="6" number:min-integer-digits="1"/>
    </number:number-style>
    <number:percentage-style style:name="N44">
      <number:number number:decimal-places="4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spladna</meta:initial-creator>
    <dc:creator>Pladna, Matt</dc:creator>
    <meta:creation-date>2007-03-05T15:16:16Z</meta:creation-date>
    <dc:date>2014-09-02T15:37:49Z</dc:date>
  </office:meta>
</office:document-meta>
</file>